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264in" svg:height="3.5429in" svg:x="5.4638in" svg:y="0.1961in">
            <draw:object draw:notify-on-update-of-ranges="Sheet1.A1:Sheet1.A1 Sheet1.A2:Sheet1.A1246 Sheet1.B1:Sheet1.B1 Sheet1.B2:Sheet1.B1246 Sheet1.C1:Sheet1.C1 Sheet1.C2:Sheet1.C1246 Sheet1.D1:Sheet1.D1 Sheet1.D2:Sheet1.D1246 Sheet1.E1:Sheet1.E1 Sheet1.E2:Sheet1.E1246 Sheet1.F1:Sheet1.F1 Sheet1.F2:Sheet1.F1246 Sheet1.G1:Sheet1.G1 Sheet1.G2:Sheet1.G12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4543in" svg:y="0.0394in">
            <draw:object draw:notify-on-update-of-ranges="Sheet1.H1:Sheet1.H1 Sheet1.H2:Sheet1.H12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table:number-columns-repeated="7" office:value-type="string" calcext:value-type="string">
            <text:p>footPrint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275192" calcext:value-type="float">
            <text:p>1275192</text:p>
          </table:table-cell>
          <table:table-cell office:value-type="float" office:value="1275120" calcext:value-type="float">
            <text:p>1275120</text:p>
          </table:table-cell>
          <table:table-cell table:number-columns-repeated="5" office:value-type="float" office:value="1275192" calcext:value-type="float">
            <text:p>1275192</text:p>
          </table:table-cell>
          <table:table-cell table:formula="of:=[.A2]+[.B2]+[.C2]+[.D2]+[.E2]+[.F2]+[.G2]" office:value-type="float" office:value="8926272" calcext:value-type="float">
            <text:p>8926272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3]+[.B3]+[.C3]+[.D3]+[.E3]+[.F3]+[.G3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4]+[.B4]+[.C4]+[.D4]+[.E4]+[.F4]+[.G4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5]+[.B5]+[.C5]+[.D5]+[.E5]+[.F5]+[.G5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6]+[.B6]+[.C6]+[.D6]+[.E6]+[.F6]+[.G6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7]+[.B7]+[.C7]+[.D7]+[.E7]+[.F7]+[.G7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8]+[.B8]+[.C8]+[.D8]+[.E8]+[.F8]+[.G8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9]+[.B9]+[.C9]+[.D9]+[.E9]+[.F9]+[.G9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10]+[.B10]+[.C10]+[.D10]+[.E10]+[.F10]+[.G10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7" office:value-type="float" office:value="1275192" calcext:value-type="float">
            <text:p>1275192</text:p>
          </table:table-cell>
          <table:table-cell table:formula="of:=[.A11]+[.B11]+[.C11]+[.D11]+[.E11]+[.F11]+[.G11]" office:value-type="float" office:value="8926344" calcext:value-type="float">
            <text:p>8926344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1412976" calcext:value-type="float">
            <text:p>1412976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12]+[.B12]+[.C12]+[.D12]+[.E12]+[.F12]+[.G12]" office:value-type="float" office:value="9064128" calcext:value-type="float">
            <text:p>9064128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4199744" calcext:value-type="float">
            <text:p>4199744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13]+[.B13]+[.C13]+[.D13]+[.E13]+[.F13]+[.G13]" office:value-type="float" office:value="11850896" calcext:value-type="float">
            <text:p>11850896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5329904" calcext:value-type="float">
            <text:p>5329904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14]+[.B14]+[.C14]+[.D14]+[.E14]+[.F14]+[.G14]" office:value-type="float" office:value="12981056" calcext:value-type="float">
            <text:p>12981056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5087048" calcext:value-type="float">
            <text:p>5087048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15]+[.B15]+[.C15]+[.D15]+[.E15]+[.F15]+[.G15]" office:value-type="float" office:value="12738200" calcext:value-type="float">
            <text:p>12738200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5366408" calcext:value-type="float">
            <text:p>5366408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16]+[.B16]+[.C16]+[.D16]+[.E16]+[.F16]+[.G16]" office:value-type="float" office:value="13017560" calcext:value-type="float">
            <text:p>13017560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5825256" calcext:value-type="float">
            <text:p>5825256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17]+[.B17]+[.C17]+[.D17]+[.E17]+[.F17]+[.G17]" office:value-type="float" office:value="13476408" calcext:value-type="float">
            <text:p>13476408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5857704" calcext:value-type="float">
            <text:p>5857704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18]+[.B18]+[.C18]+[.D18]+[.E18]+[.F18]+[.G18]" office:value-type="float" office:value="13508856" calcext:value-type="float">
            <text:p>13508856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5995560" calcext:value-type="float">
            <text:p>5995560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19]+[.B19]+[.C19]+[.D19]+[.E19]+[.F19]+[.G19]" office:value-type="float" office:value="13646712" calcext:value-type="float">
            <text:p>13646712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6131016" calcext:value-type="float">
            <text:p>6131016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20]+[.B20]+[.C20]+[.D20]+[.E20]+[.F20]+[.G20]" office:value-type="float" office:value="13782168" calcext:value-type="float">
            <text:p>13782168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6204560" calcext:value-type="float">
            <text:p>6204560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21]+[.B21]+[.C21]+[.D21]+[.E21]+[.F21]+[.G21]" office:value-type="float" office:value="13855712" calcext:value-type="float">
            <text:p>13855712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6226760" calcext:value-type="float">
            <text:p>6226760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22]+[.B22]+[.C22]+[.D22]+[.E22]+[.F22]+[.G22]" office:value-type="float" office:value="13877912" calcext:value-type="float">
            <text:p>13877912</text:p>
          </table:table-cell>
        </table:table-row>
        <table:table-row table:style-name="ro1">
          <table:table-cell table:number-columns-repeated="3" office:value-type="float" office:value="1275192" calcext:value-type="float">
            <text:p>1275192</text:p>
          </table:table-cell>
          <table:table-cell office:value-type="float" office:value="5837464" calcext:value-type="float">
            <text:p>5837464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23]+[.B23]+[.C23]+[.D23]+[.E23]+[.F23]+[.G23]" office:value-type="float" office:value="13488616" calcext:value-type="float">
            <text:p>13488616</text:p>
          </table:table-cell>
        </table:table-row>
        <table:table-row table:style-name="ro1">
          <table:table-cell office:value-type="float" office:value="1289688" calcext:value-type="float">
            <text:p>1289688</text:p>
          </table:table-cell>
          <table:table-cell table:number-columns-repeated="2" office:value-type="float" office:value="1275192" calcext:value-type="float">
            <text:p>1275192</text:p>
          </table:table-cell>
          <table:table-cell office:value-type="float" office:value="7080912" calcext:value-type="float">
            <text:p>7080912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24]+[.B24]+[.C24]+[.D24]+[.E24]+[.F24]+[.G24]" office:value-type="float" office:value="14746560" calcext:value-type="float">
            <text:p>14746560</text:p>
          </table:table-cell>
        </table:table-row>
        <table:table-row table:style-name="ro1">
          <table:table-cell office:value-type="float" office:value="4197600" calcext:value-type="float">
            <text:p>4197600</text:p>
          </table:table-cell>
          <table:table-cell table:number-columns-repeated="2" office:value-type="float" office:value="1275192" calcext:value-type="float">
            <text:p>1275192</text:p>
          </table:table-cell>
          <table:table-cell office:value-type="float" office:value="7228232" calcext:value-type="float">
            <text:p>7228232</text:p>
          </table:table-cell>
          <table:table-cell table:number-columns-repeated="3" office:value-type="float" office:value="1275192" calcext:value-type="float">
            <text:p>1275192</text:p>
          </table:table-cell>
          <table:table-cell table:formula="of:=[.A25]+[.B25]+[.C25]+[.D25]+[.E25]+[.F25]+[.G25]" office:value-type="float" office:value="17801792" calcext:value-type="float">
            <text:p>17801792</text:p>
          </table:table-cell>
        </table:table-row>
        <table:table-row table:style-name="ro1">
          <table:table-cell office:value-type="float" office:value="5225840" calcext:value-type="float">
            <text:p>5225840</text:p>
          </table:table-cell>
          <table:table-cell table:number-columns-repeated="2" office:value-type="float" office:value="1275192" calcext:value-type="float">
            <text:p>1275192</text:p>
          </table:table-cell>
          <table:table-cell office:value-type="float" office:value="7643760" calcext:value-type="float">
            <text:p>7643760</text:p>
          </table:table-cell>
          <table:table-cell office:value-type="float" office:value="1287240" calcext:value-type="float">
            <text:p>12872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1275464" calcext:value-type="float">
            <text:p>1275464</text:p>
          </table:table-cell>
          <table:table-cell table:formula="of:=[.A26]+[.B26]+[.C26]+[.D26]+[.E26]+[.F26]+[.G26]" office:value-type="float" office:value="19257880" calcext:value-type="float">
            <text:p>19257880</text:p>
          </table:table-cell>
        </table:table-row>
        <table:table-row table:style-name="ro1">
          <table:table-cell office:value-type="float" office:value="5226736" calcext:value-type="float">
            <text:p>5226736</text:p>
          </table:table-cell>
          <table:table-cell table:number-columns-repeated="2" office:value-type="float" office:value="1275192" calcext:value-type="float">
            <text:p>1275192</text:p>
          </table:table-cell>
          <table:table-cell office:value-type="float" office:value="7710672" calcext:value-type="float">
            <text:p>7710672</text:p>
          </table:table-cell>
          <table:table-cell office:value-type="float" office:value="1412560" calcext:value-type="float">
            <text:p>141256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1323280" calcext:value-type="float">
            <text:p>1323280</text:p>
          </table:table-cell>
          <table:table-cell table:formula="of:=[.A27]+[.B27]+[.C27]+[.D27]+[.E27]+[.F27]+[.G27]" office:value-type="float" office:value="19498824" calcext:value-type="float">
            <text:p>19498824</text:p>
          </table:table-cell>
        </table:table-row>
        <table:table-row table:style-name="ro1">
          <table:table-cell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1286208" calcext:value-type="float">
            <text:p>1286208</text:p>
          </table:table-cell>
          <table:table-cell office:value-type="float" office:value="7710672" calcext:value-type="float">
            <text:p>7710672</text:p>
          </table:table-cell>
          <table:table-cell office:value-type="float" office:value="4048224" calcext:value-type="float">
            <text:p>4048224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4048224" calcext:value-type="float">
            <text:p>4048224</text:p>
          </table:table-cell>
          <table:table-cell table:formula="of:=[.A28]+[.B28]+[.C28]+[.D28]+[.E28]+[.F28]+[.G28]" office:value-type="float" office:value="24870448" calcext:value-type="float">
            <text:p>24870448</text:p>
          </table:table-cell>
        </table:table-row>
        <table:table-row table:style-name="ro1">
          <table:table-cell office:value-type="float" office:value="5226736" calcext:value-type="float">
            <text:p>5226736</text:p>
          </table:table-cell>
          <table:table-cell office:value-type="float" office:value="1412560" calcext:value-type="float">
            <text:p>1412560</text:p>
          </table:table-cell>
          <table:table-cell office:value-type="float" office:value="4071808" calcext:value-type="float">
            <text:p>4071808</text:p>
          </table:table-cell>
          <table:table-cell office:value-type="float" office:value="7710672" calcext:value-type="float">
            <text:p>7710672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table:formula="of:=[.A29]+[.B29]+[.C29]+[.D29]+[.E29]+[.F29]+[.G29]" office:value-type="float" office:value="30148648" calcext:value-type="float">
            <text:p>30148648</text:p>
          </table:table-cell>
        </table:table-row>
        <table:table-row table:style-name="ro1">
          <table:table-cell office:value-type="float" office:value="5226736" calcext:value-type="float">
            <text:p>5226736</text:p>
          </table:table-cell>
          <table:table-cell table:number-columns-repeated="2" office:value-type="float" office:value="5225840" calcext:value-type="float">
            <text:p>5225840</text:p>
          </table:table-cell>
          <table:table-cell office:value-type="float" office:value="7710672" calcext:value-type="float">
            <text:p>7710672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table:formula="of:=[.A30]+[.B30]+[.C30]+[.D30]+[.E30]+[.F30]+[.G30]" office:value-type="float" office:value="35115960" calcext:value-type="float">
            <text:p>35115960</text:p>
          </table:table-cell>
        </table:table-row>
        <table:table-row table:style-name="ro1">
          <table:table-cell office:value-type="float" office:value="5246776" calcext:value-type="float">
            <text:p>5246776</text:p>
          </table:table-cell>
          <table:table-cell table:number-columns-repeated="2" office:value-type="float" office:value="5225840" calcext:value-type="float">
            <text:p>5225840</text:p>
          </table:table-cell>
          <table:table-cell office:value-type="float" office:value="7775392" calcext:value-type="float">
            <text:p>7775392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5840" calcext:value-type="float">
            <text:p>5225840</text:p>
          </table:table-cell>
          <table:table-cell table:formula="of:=[.A31]+[.B31]+[.C31]+[.D31]+[.E31]+[.F31]+[.G31]" office:value-type="float" office:value="35200720" calcext:value-type="float">
            <text:p>35200720</text:p>
          </table:table-cell>
        </table:table-row>
        <table:table-row table:style-name="ro1">
          <table:table-cell office:value-type="float" office:value="5579400" calcext:value-type="float">
            <text:p>5579400</text:p>
          </table:table-cell>
          <table:table-cell table:number-columns-repeated="2" office:value-type="float" office:value="5226736" calcext:value-type="float">
            <text:p>5226736</text:p>
          </table:table-cell>
          <table:table-cell office:value-type="float" office:value="7895704" calcext:value-type="float">
            <text:p>7895704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656" calcext:value-type="float">
            <text:p>5226656</text:p>
          </table:table-cell>
          <table:table-cell table:formula="of:=[.A32]+[.B32]+[.C32]+[.D32]+[.E32]+[.F32]+[.G32]" office:value-type="float" office:value="35656264" calcext:value-type="float">
            <text:p>35656264</text:p>
          </table:table-cell>
        </table:table-row>
        <table:table-row table:style-name="ro1">
          <table:table-cell office:value-type="float" office:value="5579400" calcext:value-type="float">
            <text:p>5579400</text:p>
          </table:table-cell>
          <table:table-cell table:number-columns-repeated="2" office:value-type="float" office:value="5226736" calcext:value-type="float">
            <text:p>522673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736" calcext:value-type="float">
            <text:p>5226736</text:p>
          </table:table-cell>
          <table:table-cell table:formula="of:=[.A33]+[.B33]+[.C33]+[.D33]+[.E33]+[.F33]+[.G33]" office:value-type="float" office:value="35688472" calcext:value-type="float">
            <text:p>35688472</text:p>
          </table:table-cell>
        </table:table-row>
        <table:table-row table:style-name="ro1">
          <table:table-cell office:value-type="float" office:value="5579400" calcext:value-type="float">
            <text:p>5579400</text:p>
          </table:table-cell>
          <table:table-cell table:number-columns-repeated="2" office:value-type="float" office:value="5226736" calcext:value-type="float">
            <text:p>522673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736" calcext:value-type="float">
            <text:p>5226736</text:p>
          </table:table-cell>
          <table:table-cell table:formula="of:=[.A34]+[.B34]+[.C34]+[.D34]+[.E34]+[.F34]+[.G34]" office:value-type="float" office:value="35688472" calcext:value-type="float">
            <text:p>35688472</text:p>
          </table:table-cell>
        </table:table-row>
        <table:table-row table:style-name="ro1">
          <table:table-cell office:value-type="float" office:value="5579400" calcext:value-type="float">
            <text:p>5579400</text:p>
          </table:table-cell>
          <table:table-cell table:number-columns-repeated="2" office:value-type="float" office:value="5226736" calcext:value-type="float">
            <text:p>522673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26736" calcext:value-type="float">
            <text:p>5226736</text:p>
          </table:table-cell>
          <table:table-cell table:formula="of:=[.A35]+[.B35]+[.C35]+[.D35]+[.E35]+[.F35]+[.G35]" office:value-type="float" office:value="35688472" calcext:value-type="float">
            <text:p>35688472</text:p>
          </table:table-cell>
        </table:table-row>
        <table:table-row table:style-name="ro1">
          <table:table-cell office:value-type="float" office:value="5579400" calcext:value-type="float">
            <text:p>5579400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5232400" calcext:value-type="float">
            <text:p>5232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281096" calcext:value-type="float">
            <text:p>5281096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052744" calcext:value-type="float">
            <text:p>5052744</text:p>
          </table:table-cell>
          <table:table-cell table:formula="of:=[.A36]+[.B36]+[.C36]+[.D36]+[.E36]+[.F36]+[.G36]" office:value-type="float" office:value="35574504" calcext:value-type="float">
            <text:p>35574504</text:p>
          </table:table-cell>
        </table:table-row>
        <table:table-row table:style-name="ro1">
          <table:table-cell office:value-type="float" office:value="5579400" calcext:value-type="float">
            <text:p>5579400</text:p>
          </table:table-cell>
          <table:table-cell office:value-type="float" office:value="5280600" calcext:value-type="float">
            <text:p>5280600</text:p>
          </table:table-cell>
          <table:table-cell office:value-type="float" office:value="5140328" calcext:value-type="float">
            <text:p>514032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267032" calcext:value-type="float">
            <text:p>5267032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72360" calcext:value-type="float">
            <text:p>5272360</text:p>
          </table:table-cell>
          <table:table-cell table:formula="of:=[.A37]+[.B37]+[.C37]+[.D37]+[.E37]+[.F37]+[.G37]" office:value-type="float" office:value="35741848" calcext:value-type="float">
            <text:p>35741848</text:p>
          </table:table-cell>
        </table:table-row>
        <table:table-row table:style-name="ro1">
          <table:table-cell office:value-type="float" office:value="5579400" calcext:value-type="float">
            <text:p>5579400</text:p>
          </table:table-cell>
          <table:table-cell office:value-type="float" office:value="5271944" calcext:value-type="float">
            <text:p>5271944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5272360" calcext:value-type="float">
            <text:p>5272360</text:p>
          </table:table-cell>
          <table:table-cell table:formula="of:=[.A38]+[.B38]+[.C38]+[.D38]+[.E38]+[.F38]+[.G38]" office:value-type="float" office:value="36484760" calcext:value-type="float">
            <text:p>36484760</text:p>
          </table:table-cell>
        </table:table-row>
        <table:table-row table:style-name="ro1">
          <table:table-cell table:number-columns-repeated="3"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7089976" calcext:value-type="float">
            <text:p>7089976</text:p>
          </table:table-cell>
          <table:table-cell table:formula="of:=[.A39]+[.B39]+[.C39]+[.D39]+[.E39]+[.F39]+[.G39]" office:value-type="float" office:value="38609832" calcext:value-type="float">
            <text:p>38609832</text:p>
          </table:table-cell>
        </table:table-row>
        <table:table-row table:style-name="ro1">
          <table:table-cell table:number-columns-repeated="3"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7267648" calcext:value-type="float">
            <text:p>7267648</text:p>
          </table:table-cell>
          <table:table-cell table:formula="of:=[.A40]+[.B40]+[.C40]+[.D40]+[.E40]+[.F40]+[.G40]" office:value-type="float" office:value="38787504" calcext:value-type="float">
            <text:p>38787504</text:p>
          </table:table-cell>
        </table:table-row>
        <table:table-row table:style-name="ro1">
          <table:table-cell table:number-columns-repeated="3"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275192" calcext:value-type="float">
            <text:p>1275192</text:p>
          </table:table-cell>
          <table:table-cell office:value-type="float" office:value="7267648" calcext:value-type="float">
            <text:p>7267648</text:p>
          </table:table-cell>
          <table:table-cell table:formula="of:=[.A41]+[.B41]+[.C41]+[.D41]+[.E41]+[.F41]+[.G41]" office:value-type="float" office:value="38787504" calcext:value-type="float">
            <text:p>38787504</text:p>
          </table:table-cell>
        </table:table-row>
        <table:table-row table:style-name="ro1">
          <table:table-cell table:number-columns-repeated="3"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285744" calcext:value-type="float">
            <text:p>1285744</text:p>
          </table:table-cell>
          <table:table-cell office:value-type="float" office:value="8076368" calcext:value-type="float">
            <text:p>8076368</text:p>
          </table:table-cell>
          <table:table-cell table:formula="of:=[.A42]+[.B42]+[.C42]+[.D42]+[.E42]+[.F42]+[.G42]" office:value-type="float" office:value="39606776" calcext:value-type="float">
            <text:p>39606776</text:p>
          </table:table-cell>
        </table:table-row>
        <table:table-row table:style-name="ro1">
          <table:table-cell table:number-columns-repeated="3"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412560" calcext:value-type="float">
            <text:p>1412560</text:p>
          </table:table-cell>
          <table:table-cell office:value-type="float" office:value="8673896" calcext:value-type="float">
            <text:p>8673896</text:p>
          </table:table-cell>
          <table:table-cell table:formula="of:=[.A43]+[.B43]+[.C43]+[.D43]+[.E43]+[.F43]+[.G43]" office:value-type="float" office:value="40331120" calcext:value-type="float">
            <text:p>40331120</text:p>
          </table:table-cell>
        </table:table-row>
        <table:table-row table:style-name="ro1">
          <table:table-cell table:number-columns-repeated="3"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6779344" calcext:value-type="float">
            <text:p>6779344</text:p>
          </table:table-cell>
          <table:table-cell office:value-type="float" office:value="4141104" calcext:value-type="float">
            <text:p>4141104</text:p>
          </table:table-cell>
          <table:table-cell office:value-type="float" office:value="9298720" calcext:value-type="float">
            <text:p>9298720</text:p>
          </table:table-cell>
          <table:table-cell table:formula="of:=[.A44]+[.B44]+[.C44]+[.D44]+[.E44]+[.F44]+[.G44]" office:value-type="float" office:value="44884304" calcext:value-type="float">
            <text:p>44884304</text:p>
          </table:table-cell>
        </table:table-row>
        <table:table-row table:style-name="ro1">
          <table:table-cell office:value-type="float" office:value="7134832" calcext:value-type="float">
            <text:p>7134832</text:p>
          </table:table-cell>
          <table:table-cell office:value-type="float" office:value="6779216" calcext:value-type="float">
            <text:p>6779216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7252088" calcext:value-type="float">
            <text:p>7252088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9298720" calcext:value-type="float">
            <text:p>9298720</text:p>
          </table:table-cell>
          <table:table-cell table:formula="of:=[.A45]+[.B45]+[.C45]+[.D45]+[.E45]+[.F45]+[.G45]" office:value-type="float" office:value="49197032" calcext:value-type="float">
            <text:p>49197032</text:p>
          </table:table-cell>
        </table:table-row>
        <table:table-row table:style-name="ro1">
          <table:table-cell office:value-type="float" office:value="8071936" calcext:value-type="float">
            <text:p>8071936</text:p>
          </table:table-cell>
          <table:table-cell office:value-type="float" office:value="7135648" calcext:value-type="float">
            <text:p>7135648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8673728" calcext:value-type="float">
            <text:p>8673728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9298720" calcext:value-type="float">
            <text:p>9298720</text:p>
          </table:table-cell>
          <table:table-cell table:formula="of:=[.A46]+[.B46]+[.C46]+[.D46]+[.E46]+[.F46]+[.G46]" office:value-type="float" office:value="51912208" calcext:value-type="float">
            <text:p>51912208</text:p>
          </table:table-cell>
        </table:table-row>
        <table:table-row table:style-name="ro1">
          <table:table-cell office:value-type="float" office:value="8673904" calcext:value-type="float">
            <text:p>8673904</text:p>
          </table:table-cell>
          <table:table-cell office:value-type="float" office:value="7014416" calcext:value-type="float">
            <text:p>7014416</text:p>
          </table:table-cell>
          <table:table-cell office:value-type="float" office:value="5579400" calcext:value-type="float">
            <text:p>5579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9298704" calcext:value-type="float">
            <text:p>9298704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9321080" calcext:value-type="float">
            <text:p>9321080</text:p>
          </table:table-cell>
          <table:table-cell table:formula="of:=[.A47]+[.B47]+[.C47]+[.D47]+[.E47]+[.F47]+[.G47]" office:value-type="float" office:value="53040280" calcext:value-type="float">
            <text:p>53040280</text:p>
          </table:table-cell>
        </table:table-row>
        <table:table-row table:style-name="ro1">
          <table:table-cell office:value-type="float" office:value="9298728" calcext:value-type="float">
            <text:p>9298728</text:p>
          </table:table-cell>
          <table:table-cell office:value-type="float" office:value="8673920" calcext:value-type="float">
            <text:p>8673920</text:p>
          </table:table-cell>
          <table:table-cell office:value-type="float" office:value="6779216" calcext:value-type="float">
            <text:p>677921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9298704" calcext:value-type="float">
            <text:p>9298704</text:p>
          </table:table-cell>
          <table:table-cell office:value-type="float" office:value="5225840" calcext:value-type="float">
            <text:p>5225840</text:p>
          </table:table-cell>
          <table:table-cell office:value-type="float" office:value="9361592" calcext:value-type="float">
            <text:p>9361592</text:p>
          </table:table-cell>
          <table:table-cell table:formula="of:=[.A48]+[.B48]+[.C48]+[.D48]+[.E48]+[.F48]+[.G48]" office:value-type="float" office:value="56564936" calcext:value-type="float">
            <text:p>56564936</text:p>
          </table:table-cell>
        </table:table-row>
        <table:table-row table:style-name="ro1">
          <table:table-cell office:value-type="float" office:value="9298728" calcext:value-type="float">
            <text:p>9298728</text:p>
          </table:table-cell>
          <table:table-cell office:value-type="float" office:value="8970880" calcext:value-type="float">
            <text:p>8970880</text:p>
          </table:table-cell>
          <table:table-cell office:value-type="float" office:value="7195872" calcext:value-type="float">
            <text:p>719587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0442984" calcext:value-type="float">
            <text:p>10442984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0506608" calcext:value-type="float">
            <text:p>10506608</text:p>
          </table:table-cell>
          <table:table-cell table:formula="of:=[.A49]+[.B49]+[.C49]+[.D49]+[.E49]+[.F49]+[.G49]" office:value-type="float" office:value="59568744" calcext:value-type="float">
            <text:p>59568744</text:p>
          </table:table-cell>
        </table:table-row>
        <table:table-row table:style-name="ro1">
          <table:table-cell office:value-type="float" office:value="9298728" calcext:value-type="float">
            <text:p>9298728</text:p>
          </table:table-cell>
          <table:table-cell office:value-type="float" office:value="9298744" calcext:value-type="float">
            <text:p>9298744</text:p>
          </table:table-cell>
          <table:table-cell office:value-type="float" office:value="8082136" calcext:value-type="float">
            <text:p>808213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0702808" calcext:value-type="float">
            <text:p>10702808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0751096" calcext:value-type="float">
            <text:p>10751096</text:p>
          </table:table-cell>
          <table:table-cell table:formula="of:=[.A50]+[.B50]+[.C50]+[.D50]+[.E50]+[.F50]+[.G50]" office:value-type="float" office:value="61287184" calcext:value-type="float">
            <text:p>61287184</text:p>
          </table:table-cell>
        </table:table-row>
        <table:table-row table:style-name="ro1">
          <table:table-cell office:value-type="float" office:value="9321088" calcext:value-type="float">
            <text:p>9321088</text:p>
          </table:table-cell>
          <table:table-cell office:value-type="float" office:value="9298744" calcext:value-type="float">
            <text:p>9298744</text:p>
          </table:table-cell>
          <table:table-cell office:value-type="float" office:value="9006848" calcext:value-type="float">
            <text:p>900684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0967232" calcext:value-type="float">
            <text:p>10967232</text:p>
          </table:table-cell>
          <table:table-cell office:value-type="float" office:value="5226736" calcext:value-type="float">
            <text:p>5226736</text:p>
          </table:table-cell>
          <table:table-cell office:value-type="float" office:value="11068392" calcext:value-type="float">
            <text:p>11068392</text:p>
          </table:table-cell>
          <table:table-cell table:formula="of:=[.A51]+[.B51]+[.C51]+[.D51]+[.E51]+[.F51]+[.G51]" office:value-type="float" office:value="62815976" calcext:value-type="float">
            <text:p>62815976</text:p>
          </table:table-cell>
        </table:table-row>
        <table:table-row table:style-name="ro1">
          <table:table-cell office:value-type="float" office:value="9321088" calcext:value-type="float">
            <text:p>9321088</text:p>
          </table:table-cell>
          <table:table-cell office:value-type="float" office:value="9298744" calcext:value-type="float">
            <text:p>9298744</text:p>
          </table:table-cell>
          <table:table-cell office:value-type="float" office:value="9298576" calcext:value-type="float">
            <text:p>929857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1080048" calcext:value-type="float">
            <text:p>11080048</text:p>
          </table:table-cell>
          <table:table-cell office:value-type="float" office:value="5285896" calcext:value-type="float">
            <text:p>5285896</text:p>
          </table:table-cell>
          <table:table-cell office:value-type="float" office:value="11323824" calcext:value-type="float">
            <text:p>11323824</text:p>
          </table:table-cell>
          <table:table-cell table:formula="of:=[.A52]+[.B52]+[.C52]+[.D52]+[.E52]+[.F52]+[.G52]" office:value-type="float" office:value="63535112" calcext:value-type="float">
            <text:p>63535112</text:p>
          </table:table-cell>
        </table:table-row>
        <table:table-row table:style-name="ro1">
          <table:table-cell office:value-type="float" office:value="9321088" calcext:value-type="float">
            <text:p>9321088</text:p>
          </table:table-cell>
          <table:table-cell office:value-type="float" office:value="10446592" calcext:value-type="float">
            <text:p>10446592</text:p>
          </table:table-cell>
          <table:table-cell office:value-type="float" office:value="9320936" calcext:value-type="float">
            <text:p>932093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1281704" calcext:value-type="float">
            <text:p>11281704</text:p>
          </table:table-cell>
          <table:table-cell office:value-type="float" office:value="5271944" calcext:value-type="float">
            <text:p>5271944</text:p>
          </table:table-cell>
          <table:table-cell office:value-type="float" office:value="11776584" calcext:value-type="float">
            <text:p>11776584</text:p>
          </table:table-cell>
          <table:table-cell table:formula="of:=[.A53]+[.B53]+[.C53]+[.D53]+[.E53]+[.F53]+[.G53]" office:value-type="float" office:value="65345784" calcext:value-type="float">
            <text:p>65345784</text:p>
          </table:table-cell>
        </table:table-row>
        <table:table-row table:style-name="ro1">
          <table:table-cell office:value-type="float" office:value="9321088" calcext:value-type="float">
            <text:p>9321088</text:p>
          </table:table-cell>
          <table:table-cell office:value-type="float" office:value="10748128" calcext:value-type="float">
            <text:p>10748128</text:p>
          </table:table-cell>
          <table:table-cell office:value-type="float" office:value="10440616" calcext:value-type="float">
            <text:p>1044061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1728248" calcext:value-type="float">
            <text:p>11728248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1917464" calcext:value-type="float">
            <text:p>11917464</text:p>
          </table:table-cell>
          <table:table-cell table:formula="of:=[.A54]+[.B54]+[.C54]+[.D54]+[.E54]+[.F54]+[.G54]" office:value-type="float" office:value="67662008" calcext:value-type="float">
            <text:p>67662008</text:p>
          </table:table-cell>
        </table:table-row>
        <table:table-row table:style-name="ro1">
          <table:table-cell office:value-type="float" office:value="9321088" calcext:value-type="float">
            <text:p>9321088</text:p>
          </table:table-cell>
          <table:table-cell office:value-type="float" office:value="11034448" calcext:value-type="float">
            <text:p>11034448</text:p>
          </table:table-cell>
          <table:table-cell office:value-type="float" office:value="9989664" calcext:value-type="float">
            <text:p>998966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1826000" calcext:value-type="float">
            <text:p>11826000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1958752" calcext:value-type="float">
            <text:p>11958752</text:p>
          </table:table-cell>
          <table:table-cell table:formula="of:=[.A55]+[.B55]+[.C55]+[.D55]+[.E55]+[.F55]+[.G55]" office:value-type="float" office:value="67636416" calcext:value-type="float">
            <text:p>67636416</text:p>
          </table:table-cell>
        </table:table-row>
        <table:table-row table:style-name="ro1">
          <table:table-cell office:value-type="float" office:value="9321088" calcext:value-type="float">
            <text:p>9321088</text:p>
          </table:table-cell>
          <table:table-cell office:value-type="float" office:value="11323672" calcext:value-type="float">
            <text:p>11323672</text:p>
          </table:table-cell>
          <table:table-cell office:value-type="float" office:value="10910976" calcext:value-type="float">
            <text:p>1091097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1971352" calcext:value-type="float">
            <text:p>11971352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4224416" calcext:value-type="float">
            <text:p>14224416</text:p>
          </table:table-cell>
          <table:table-cell table:formula="of:=[.A56]+[.B56]+[.C56]+[.D56]+[.E56]+[.F56]+[.G56]" office:value-type="float" office:value="71257968" calcext:value-type="float">
            <text:p>71257968</text:p>
          </table:table-cell>
        </table:table-row>
        <table:table-row table:style-name="ro1">
          <table:table-cell office:value-type="float" office:value="10438688" calcext:value-type="float">
            <text:p>10438688</text:p>
          </table:table-cell>
          <table:table-cell office:value-type="float" office:value="11849008" calcext:value-type="float">
            <text:p>11849008</text:p>
          </table:table-cell>
          <table:table-cell office:value-type="float" office:value="11086776" calcext:value-type="float">
            <text:p>1108677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3082608" calcext:value-type="float">
            <text:p>13082608</text:p>
          </table:table-cell>
          <table:table-cell office:value-type="float" office:value="5579528" calcext:value-type="float">
            <text:p>5579528</text:p>
          </table:table-cell>
          <table:table-cell office:value-type="float" office:value="14357376" calcext:value-type="float">
            <text:p>14357376</text:p>
          </table:table-cell>
          <table:table-cell table:formula="of:=[.A57]+[.B57]+[.C57]+[.D57]+[.E57]+[.F57]+[.G57]" office:value-type="float" office:value="74320920" calcext:value-type="float">
            <text:p>74320920</text:p>
          </table:table-cell>
        </table:table-row>
        <table:table-row table:style-name="ro1">
          <table:table-cell office:value-type="float" office:value="8952264" calcext:value-type="float">
            <text:p>8952264</text:p>
          </table:table-cell>
          <table:table-cell office:value-type="float" office:value="12003336" calcext:value-type="float">
            <text:p>12003336</text:p>
          </table:table-cell>
          <table:table-cell office:value-type="float" office:value="11374704" calcext:value-type="float">
            <text:p>1137470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4329504" calcext:value-type="float">
            <text:p>14329504</text:p>
          </table:table-cell>
          <table:table-cell office:value-type="float" office:value="6779344" calcext:value-type="float">
            <text:p>6779344</text:p>
          </table:table-cell>
          <table:table-cell office:value-type="float" office:value="14632984" calcext:value-type="float">
            <text:p>14632984</text:p>
          </table:table-cell>
          <table:table-cell table:formula="of:=[.A58]+[.B58]+[.C58]+[.D58]+[.E58]+[.F58]+[.G58]" office:value-type="float" office:value="75999072" calcext:value-type="float">
            <text:p>75999072</text:p>
          </table:table-cell>
        </table:table-row>
        <table:table-row table:style-name="ro1">
          <table:table-cell office:value-type="float" office:value="10845600" calcext:value-type="float">
            <text:p>10845600</text:p>
          </table:table-cell>
          <table:table-cell office:value-type="float" office:value="13139448" calcext:value-type="float">
            <text:p>13139448</text:p>
          </table:table-cell>
          <table:table-cell office:value-type="float" office:value="11850280" calcext:value-type="float">
            <text:p>1185028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4581440" calcext:value-type="float">
            <text:p>14581440</text:p>
          </table:table-cell>
          <table:table-cell office:value-type="float" office:value="7251840" calcext:value-type="float">
            <text:p>7251840</text:p>
          </table:table-cell>
          <table:table-cell office:value-type="float" office:value="13449744" calcext:value-type="float">
            <text:p>13449744</text:p>
          </table:table-cell>
          <table:table-cell table:formula="of:=[.A59]+[.B59]+[.C59]+[.D59]+[.E59]+[.F59]+[.G59]" office:value-type="float" office:value="79045288" calcext:value-type="float">
            <text:p>79045288</text:p>
          </table:table-cell>
        </table:table-row>
        <table:table-row table:style-name="ro1">
          <table:table-cell office:value-type="float" office:value="11080360" calcext:value-type="float">
            <text:p>11080360</text:p>
          </table:table-cell>
          <table:table-cell office:value-type="float" office:value="14435080" calcext:value-type="float">
            <text:p>14435080</text:p>
          </table:table-cell>
          <table:table-cell office:value-type="float" office:value="13072664" calcext:value-type="float">
            <text:p>1307266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3319656" calcext:value-type="float">
            <text:p>13319656</text:p>
          </table:table-cell>
          <table:table-cell office:value-type="float" office:value="8099280" calcext:value-type="float">
            <text:p>8099280</text:p>
          </table:table-cell>
          <table:table-cell office:value-type="float" office:value="13628336" calcext:value-type="float">
            <text:p>13628336</text:p>
          </table:table-cell>
          <table:table-cell table:formula="of:=[.A60]+[.B60]+[.C60]+[.D60]+[.E60]+[.F60]+[.G60]" office:value-type="float" office:value="81562312" calcext:value-type="float">
            <text:p>81562312</text:p>
          </table:table-cell>
        </table:table-row>
        <table:table-row table:style-name="ro1">
          <table:table-cell office:value-type="float" office:value="11334992" calcext:value-type="float">
            <text:p>11334992</text:p>
          </table:table-cell>
          <table:table-cell office:value-type="float" office:value="12951016" calcext:value-type="float">
            <text:p>12951016</text:p>
          </table:table-cell>
          <table:table-cell office:value-type="float" office:value="14323120" calcext:value-type="float">
            <text:p>1432312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3558696" calcext:value-type="float">
            <text:p>13558696</text:p>
          </table:table-cell>
          <table:table-cell office:value-type="float" office:value="8675432" calcext:value-type="float">
            <text:p>8675432</text:p>
          </table:table-cell>
          <table:table-cell office:value-type="float" office:value="14964216" calcext:value-type="float">
            <text:p>14964216</text:p>
          </table:table-cell>
          <table:table-cell table:formula="of:=[.A61]+[.B61]+[.C61]+[.D61]+[.E61]+[.F61]+[.G61]" office:value-type="float" office:value="83734408" calcext:value-type="float">
            <text:p>83734408</text:p>
          </table:table-cell>
        </table:table-row>
        <table:table-row table:style-name="ro1">
          <table:table-cell office:value-type="float" office:value="11806416" calcext:value-type="float">
            <text:p>11806416</text:p>
          </table:table-cell>
          <table:table-cell office:value-type="float" office:value="13321808" calcext:value-type="float">
            <text:p>13321808</text:p>
          </table:table-cell>
          <table:table-cell office:value-type="float" office:value="14579304" calcext:value-type="float">
            <text:p>1457930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4898168" calcext:value-type="float">
            <text:p>14898168</text:p>
          </table:table-cell>
          <table:table-cell office:value-type="float" office:value="9228184" calcext:value-type="float">
            <text:p>9228184</text:p>
          </table:table-cell>
          <table:table-cell office:value-type="float" office:value="15146848" calcext:value-type="float">
            <text:p>15146848</text:p>
          </table:table-cell>
          <table:table-cell table:formula="of:=[.A62]+[.B62]+[.C62]+[.D62]+[.E62]+[.F62]+[.G62]" office:value-type="float" office:value="86907664" calcext:value-type="float">
            <text:p>86907664</text:p>
          </table:table-cell>
        </table:table-row>
        <table:table-row table:style-name="ro1">
          <table:table-cell office:value-type="float" office:value="13021840" calcext:value-type="float">
            <text:p>13021840</text:p>
          </table:table-cell>
          <table:table-cell office:value-type="float" office:value="13600216" calcext:value-type="float">
            <text:p>13600216</text:p>
          </table:table-cell>
          <table:table-cell office:value-type="float" office:value="13431416" calcext:value-type="float">
            <text:p>1343141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4898168" calcext:value-type="float">
            <text:p>14898168</text:p>
          </table:table-cell>
          <table:table-cell office:value-type="float" office:value="9298704" calcext:value-type="float">
            <text:p>9298704</text:p>
          </table:table-cell>
          <table:table-cell office:value-type="float" office:value="17416008" calcext:value-type="float">
            <text:p>17416008</text:p>
          </table:table-cell>
          <table:table-cell table:formula="of:=[.A63]+[.B63]+[.C63]+[.D63]+[.E63]+[.F63]+[.G63]" office:value-type="float" office:value="89593288" calcext:value-type="float">
            <text:p>89593288</text:p>
          </table:table-cell>
        </table:table-row>
        <table:table-row table:style-name="ro1">
          <table:table-cell office:value-type="float" office:value="14209696" calcext:value-type="float">
            <text:p>14209696</text:p>
          </table:table-cell>
          <table:table-cell office:value-type="float" office:value="14784304" calcext:value-type="float">
            <text:p>14784304</text:p>
          </table:table-cell>
          <table:table-cell office:value-type="float" office:value="14969912" calcext:value-type="float">
            <text:p>1496991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4903496" calcext:value-type="float">
            <text:p>14903496</text:p>
          </table:table-cell>
          <table:table-cell office:value-type="float" office:value="9298704" calcext:value-type="float">
            <text:p>9298704</text:p>
          </table:table-cell>
          <table:table-cell office:value-type="float" office:value="17627672" calcext:value-type="float">
            <text:p>17627672</text:p>
          </table:table-cell>
          <table:table-cell table:formula="of:=[.A64]+[.B64]+[.C64]+[.D64]+[.E64]+[.F64]+[.G64]" office:value-type="float" office:value="93720720" calcext:value-type="float">
            <text:p>93720720</text:p>
          </table:table-cell>
        </table:table-row>
        <table:table-row table:style-name="ro1">
          <table:table-cell office:value-type="float" office:value="14312408" calcext:value-type="float">
            <text:p>14312408</text:p>
          </table:table-cell>
          <table:table-cell office:value-type="float" office:value="15145088" calcext:value-type="float">
            <text:p>15145088</text:p>
          </table:table-cell>
          <table:table-cell office:value-type="float" office:value="15000464" calcext:value-type="float">
            <text:p>1500046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5062280" calcext:value-type="float">
            <text:p>15062280</text:p>
          </table:table-cell>
          <table:table-cell office:value-type="float" office:value="9298704" calcext:value-type="float">
            <text:p>9298704</text:p>
          </table:table-cell>
          <table:table-cell office:value-type="float" office:value="17367864" calcext:value-type="float">
            <text:p>17367864</text:p>
          </table:table-cell>
          <table:table-cell table:formula="of:=[.A65]+[.B65]+[.C65]+[.D65]+[.E65]+[.F65]+[.G65]" office:value-type="float" office:value="94113744" calcext:value-type="float">
            <text:p>94113744</text:p>
          </table:table-cell>
        </table:table-row>
        <table:table-row table:style-name="ro1">
          <table:table-cell office:value-type="float" office:value="14487008" calcext:value-type="float">
            <text:p>14487008</text:p>
          </table:table-cell>
          <table:table-cell office:value-type="float" office:value="15148976" calcext:value-type="float">
            <text:p>15148976</text:p>
          </table:table-cell>
          <table:table-cell office:value-type="float" office:value="15016032" calcext:value-type="float">
            <text:p>1501603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7413176" calcext:value-type="float">
            <text:p>17413176</text:p>
          </table:table-cell>
          <table:table-cell office:value-type="float" office:value="9341848" calcext:value-type="float">
            <text:p>9341848</text:p>
          </table:table-cell>
          <table:table-cell office:value-type="float" office:value="17435752" calcext:value-type="float">
            <text:p>17435752</text:p>
          </table:table-cell>
          <table:table-cell table:formula="of:=[.A66]+[.B66]+[.C66]+[.D66]+[.E66]+[.F66]+[.G66]" office:value-type="float" office:value="96769728" calcext:value-type="float">
            <text:p>96769728</text:p>
          </table:table-cell>
        </table:table-row>
        <table:table-row table:style-name="ro1">
          <table:table-cell office:value-type="float" office:value="14569560" calcext:value-type="float">
            <text:p>14569560</text:p>
          </table:table-cell>
          <table:table-cell office:value-type="float" office:value="15253848" calcext:value-type="float">
            <text:p>15253848</text:p>
          </table:table-cell>
          <table:table-cell office:value-type="float" office:value="16337688" calcext:value-type="float">
            <text:p>1633768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7618776" calcext:value-type="float">
            <text:p>17618776</text:p>
          </table:table-cell>
          <table:table-cell office:value-type="float" office:value="10497288" calcext:value-type="float">
            <text:p>10497288</text:p>
          </table:table-cell>
          <table:table-cell office:value-type="float" office:value="17556472" calcext:value-type="float">
            <text:p>17556472</text:p>
          </table:table-cell>
          <table:table-cell table:formula="of:=[.A67]+[.B67]+[.C67]+[.D67]+[.E67]+[.F67]+[.G67]" office:value-type="float" office:value="99760568" calcext:value-type="float">
            <text:p>99760568</text:p>
          </table:table-cell>
        </table:table-row>
        <table:table-row table:style-name="ro1">
          <table:table-cell office:value-type="float" office:value="13316944" calcext:value-type="float">
            <text:p>13316944</text:p>
          </table:table-cell>
          <table:table-cell office:value-type="float" office:value="17621336" calcext:value-type="float">
            <text:p>17621336</text:p>
          </table:table-cell>
          <table:table-cell office:value-type="float" office:value="17574992" calcext:value-type="float">
            <text:p>175749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7683120" calcext:value-type="float">
            <text:p>17683120</text:p>
          </table:table-cell>
          <table:table-cell office:value-type="float" office:value="10880056" calcext:value-type="float">
            <text:p>10880056</text:p>
          </table:table-cell>
          <table:table-cell office:value-type="float" office:value="17593592" calcext:value-type="float">
            <text:p>17593592</text:p>
          </table:table-cell>
          <table:table-cell table:formula="of:=[.A68]+[.B68]+[.C68]+[.D68]+[.E68]+[.F68]+[.G68]" office:value-type="float" office:value="102596976" calcext:value-type="float">
            <text:p>102596976</text:p>
          </table:table-cell>
        </table:table-row>
        <table:table-row table:style-name="ro1">
          <table:table-cell office:value-type="float" office:value="13533720" calcext:value-type="float">
            <text:p>13533720</text:p>
          </table:table-cell>
          <table:table-cell office:value-type="float" office:value="15710720" calcext:value-type="float">
            <text:p>15710720</text:p>
          </table:table-cell>
          <table:table-cell office:value-type="float" office:value="17721608" calcext:value-type="float">
            <text:p>1772160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7725000" calcext:value-type="float">
            <text:p>17725000</text:p>
          </table:table-cell>
          <table:table-cell office:value-type="float" office:value="11088544" calcext:value-type="float">
            <text:p>11088544</text:p>
          </table:table-cell>
          <table:table-cell office:value-type="float" office:value="17769448" calcext:value-type="float">
            <text:p>17769448</text:p>
          </table:table-cell>
          <table:table-cell table:formula="of:=[.A69]+[.B69]+[.C69]+[.D69]+[.E69]+[.F69]+[.G69]" office:value-type="float" office:value="101475976" calcext:value-type="float">
            <text:p>101475976</text:p>
          </table:table-cell>
        </table:table-row>
        <table:table-row table:style-name="ro1">
          <table:table-cell office:value-type="float" office:value="14939768" calcext:value-type="float">
            <text:p>14939768</text:p>
          </table:table-cell>
          <table:table-cell office:value-type="float" office:value="17473176" calcext:value-type="float">
            <text:p>17473176</text:p>
          </table:table-cell>
          <table:table-cell office:value-type="float" office:value="17403160" calcext:value-type="float">
            <text:p>1740316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7344408" calcext:value-type="float">
            <text:p>17344408</text:p>
          </table:table-cell>
          <table:table-cell office:value-type="float" office:value="11351592" calcext:value-type="float">
            <text:p>11351592</text:p>
          </table:table-cell>
          <table:table-cell office:value-type="float" office:value="17801336" calcext:value-type="float">
            <text:p>17801336</text:p>
          </table:table-cell>
          <table:table-cell table:formula="of:=[.A70]+[.B70]+[.C70]+[.D70]+[.E70]+[.F70]+[.G70]" office:value-type="float" office:value="104240376" calcext:value-type="float">
            <text:p>104240376</text:p>
          </table:table-cell>
        </table:table-row>
        <table:table-row table:style-name="ro1">
          <table:table-cell office:value-type="float" office:value="15150784" calcext:value-type="float">
            <text:p>15150784</text:p>
          </table:table-cell>
          <table:table-cell office:value-type="float" office:value="17552040" calcext:value-type="float">
            <text:p>17552040</text:p>
          </table:table-cell>
          <table:table-cell office:value-type="float" office:value="17453136" calcext:value-type="float">
            <text:p>1745313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7376288" calcext:value-type="float">
            <text:p>17376288</text:p>
          </table:table-cell>
          <table:table-cell office:value-type="float" office:value="11840104" calcext:value-type="float">
            <text:p>11840104</text:p>
          </table:table-cell>
          <table:table-cell office:value-type="float" office:value="17801336" calcext:value-type="float">
            <text:p>17801336</text:p>
          </table:table-cell>
          <table:table-cell table:formula="of:=[.A71]+[.B71]+[.C71]+[.D71]+[.E71]+[.F71]+[.G71]" office:value-type="float" office:value="105100624" calcext:value-type="float">
            <text:p>105100624</text:p>
          </table:table-cell>
        </table:table-row>
        <table:table-row table:style-name="ro1">
          <table:table-cell office:value-type="float" office:value="17579840" calcext:value-type="float">
            <text:p>17579840</text:p>
          </table:table-cell>
          <table:table-cell office:value-type="float" office:value="17636520" calcext:value-type="float">
            <text:p>17636520</text:p>
          </table:table-cell>
          <table:table-cell office:value-type="float" office:value="17489360" calcext:value-type="float">
            <text:p>1748936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7397688" calcext:value-type="float">
            <text:p>17397688</text:p>
          </table:table-cell>
          <table:table-cell office:value-type="float" office:value="11939808" calcext:value-type="float">
            <text:p>11939808</text:p>
          </table:table-cell>
          <table:table-cell office:value-type="float" office:value="17801336" calcext:value-type="float">
            <text:p>17801336</text:p>
          </table:table-cell>
          <table:table-cell table:formula="of:=[.A72]+[.B72]+[.C72]+[.D72]+[.E72]+[.F72]+[.G72]" office:value-type="float" office:value="107771488" calcext:value-type="float">
            <text:p>107771488</text:p>
          </table:table-cell>
        </table:table-row>
        <table:table-row table:style-name="ro1">
          <table:table-cell office:value-type="float" office:value="17389800" calcext:value-type="float">
            <text:p>17389800</text:p>
          </table:table-cell>
          <table:table-cell office:value-type="float" office:value="17791504" calcext:value-type="float">
            <text:p>17791504</text:p>
          </table:table-cell>
          <table:table-cell office:value-type="float" office:value="17734992" calcext:value-type="float">
            <text:p>177349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17688280" calcext:value-type="float">
            <text:p>17688280</text:p>
          </table:table-cell>
          <table:table-cell office:value-type="float" office:value="13083528" calcext:value-type="float">
            <text:p>13083528</text:p>
          </table:table-cell>
          <table:table-cell office:value-type="float" office:value="17801336" calcext:value-type="float">
            <text:p>17801336</text:p>
          </table:table-cell>
          <table:table-cell table:formula="of:=[.A73]+[.B73]+[.C73]+[.D73]+[.E73]+[.F73]+[.G73]" office:value-type="float" office:value="109416376" calcext:value-type="float">
            <text:p>109416376</text:p>
          </table:table-cell>
        </table:table-row>
        <table:table-row table:style-name="ro1">
          <table:table-cell office:value-type="float" office:value="17508784" calcext:value-type="float">
            <text:p>17508784</text:p>
          </table:table-cell>
          <table:table-cell office:value-type="float" office:value="17973840" calcext:value-type="float">
            <text:p>17973840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35768" calcext:value-type="float">
            <text:p>20335768</text:p>
          </table:table-cell>
          <table:table-cell office:value-type="float" office:value="14422184" calcext:value-type="float">
            <text:p>14422184</text:p>
          </table:table-cell>
          <table:table-cell office:value-type="float" office:value="17801336" calcext:value-type="float">
            <text:p>17801336</text:p>
          </table:table-cell>
          <table:table-cell table:formula="of:=[.A74]+[.B74]+[.C74]+[.D74]+[.E74]+[.F74]+[.G74]" office:value-type="float" office:value="113789416" calcext:value-type="float">
            <text:p>113789416</text:p>
          </table:table-cell>
        </table:table-row>
        <table:table-row table:style-name="ro1">
          <table:table-cell office:value-type="float" office:value="17801864" calcext:value-type="float">
            <text:p>17801864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35768" calcext:value-type="float">
            <text:p>20335768</text:p>
          </table:table-cell>
          <table:table-cell office:value-type="float" office:value="14598192" calcext:value-type="float">
            <text:p>14598192</text:p>
          </table:table-cell>
          <table:table-cell office:value-type="float" office:value="17801336" calcext:value-type="float">
            <text:p>17801336</text:p>
          </table:table-cell>
          <table:table-cell table:formula="of:=[.A75]+[.B75]+[.C75]+[.D75]+[.E75]+[.F75]+[.G75]" office:value-type="float" office:value="114297448" calcext:value-type="float">
            <text:p>114297448</text:p>
          </table:table-cell>
        </table:table-row>
        <table:table-row table:style-name="ro1">
          <table:table-cell office:value-type="float" office:value="17834544" calcext:value-type="float">
            <text:p>17834544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35768" calcext:value-type="float">
            <text:p>20335768</text:p>
          </table:table-cell>
          <table:table-cell office:value-type="float" office:value="13457904" calcext:value-type="float">
            <text:p>13457904</text:p>
          </table:table-cell>
          <table:table-cell office:value-type="float" office:value="17801336" calcext:value-type="float">
            <text:p>17801336</text:p>
          </table:table-cell>
          <table:table-cell table:formula="of:=[.A76]+[.B76]+[.C76]+[.D76]+[.E76]+[.F76]+[.G76]" office:value-type="float" office:value="113189840" calcext:value-type="float">
            <text:p>113189840</text:p>
          </table:table-cell>
        </table:table-row>
        <table:table-row table:style-name="ro1">
          <table:table-cell office:value-type="float" office:value="17834544" calcext:value-type="float">
            <text:p>17834544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35768" calcext:value-type="float">
            <text:p>20335768</text:p>
          </table:table-cell>
          <table:table-cell office:value-type="float" office:value="14698528" calcext:value-type="float">
            <text:p>14698528</text:p>
          </table:table-cell>
          <table:table-cell office:value-type="float" office:value="17801336" calcext:value-type="float">
            <text:p>17801336</text:p>
          </table:table-cell>
          <table:table-cell table:formula="of:=[.A77]+[.B77]+[.C77]+[.D77]+[.E77]+[.F77]+[.G77]" office:value-type="float" office:value="114430464" calcext:value-type="float">
            <text:p>114430464</text:p>
          </table:table-cell>
        </table:table-row>
        <table:table-row table:style-name="ro1">
          <table:table-cell office:value-type="float" office:value="17834544" calcext:value-type="float">
            <text:p>17834544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35768" calcext:value-type="float">
            <text:p>20335768</text:p>
          </table:table-cell>
          <table:table-cell office:value-type="float" office:value="14974128" calcext:value-type="float">
            <text:p>14974128</text:p>
          </table:table-cell>
          <table:table-cell office:value-type="float" office:value="17801336" calcext:value-type="float">
            <text:p>17801336</text:p>
          </table:table-cell>
          <table:table-cell table:formula="of:=[.A78]+[.B78]+[.C78]+[.D78]+[.E78]+[.F78]+[.G78]" office:value-type="float" office:value="114706064" calcext:value-type="float">
            <text:p>114706064</text:p>
          </table:table-cell>
        </table:table-row>
        <table:table-row table:style-name="ro1">
          <table:table-cell office:value-type="float" office:value="19725936" calcext:value-type="float">
            <text:p>19725936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35768" calcext:value-type="float">
            <text:p>20335768</text:p>
          </table:table-cell>
          <table:table-cell office:value-type="float" office:value="15072136" calcext:value-type="float">
            <text:p>15072136</text:p>
          </table:table-cell>
          <table:table-cell office:value-type="float" office:value="19733160" calcext:value-type="float">
            <text:p>19733160</text:p>
          </table:table-cell>
          <table:table-cell table:formula="of:=[.A79]+[.B79]+[.C79]+[.D79]+[.E79]+[.F79]+[.G79]" office:value-type="float" office:value="118627288" calcext:value-type="float">
            <text:p>118627288</text:p>
          </table:table-cell>
        </table:table-row>
        <table:table-row table:style-name="ro1">
          <table:table-cell office:value-type="float" office:value="21747960" calcext:value-type="float">
            <text:p>21747960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35768" calcext:value-type="float">
            <text:p>20335768</text:p>
          </table:table-cell>
          <table:table-cell office:value-type="float" office:value="17411104" calcext:value-type="float">
            <text:p>17411104</text:p>
          </table:table-cell>
          <table:table-cell office:value-type="float" office:value="21158752" calcext:value-type="float">
            <text:p>21158752</text:p>
          </table:table-cell>
          <table:table-cell table:formula="of:=[.A80]+[.B80]+[.C80]+[.D80]+[.E80]+[.F80]+[.G80]" office:value-type="float" office:value="124413872" calcext:value-type="float">
            <text:p>124413872</text:p>
          </table:table-cell>
        </table:table-row>
        <table:table-row table:style-name="ro1">
          <table:table-cell office:value-type="float" office:value="22545360" calcext:value-type="float">
            <text:p>22545360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35768" calcext:value-type="float">
            <text:p>20335768</text:p>
          </table:table-cell>
          <table:table-cell office:value-type="float" office:value="17578072" calcext:value-type="float">
            <text:p>17578072</text:p>
          </table:table-cell>
          <table:table-cell office:value-type="float" office:value="21389960" calcext:value-type="float">
            <text:p>21389960</text:p>
          </table:table-cell>
          <table:table-cell table:formula="of:=[.A81]+[.B81]+[.C81]+[.D81]+[.E81]+[.F81]+[.G81]" office:value-type="float" office:value="125609448" calcext:value-type="float">
            <text:p>125609448</text:p>
          </table:table-cell>
        </table:table-row>
        <table:table-row table:style-name="ro1">
          <table:table-cell office:value-type="float" office:value="22773600" calcext:value-type="float">
            <text:p>22773600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820568" calcext:value-type="float">
            <text:p>1782056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371112" calcext:value-type="float">
            <text:p>20371112</text:p>
          </table:table-cell>
          <table:table-cell office:value-type="float" office:value="17694744" calcext:value-type="float">
            <text:p>17694744</text:p>
          </table:table-cell>
          <table:table-cell office:value-type="float" office:value="21978408" calcext:value-type="float">
            <text:p>21978408</text:p>
          </table:table-cell>
          <table:table-cell table:formula="of:=[.A82]+[.B82]+[.C82]+[.D82]+[.E82]+[.F82]+[.G82]" office:value-type="float" office:value="126578152" calcext:value-type="float">
            <text:p>126578152</text:p>
          </table:table-cell>
        </table:table-row>
        <table:table-row table:style-name="ro1">
          <table:table-cell office:value-type="float" office:value="21901480" calcext:value-type="float">
            <text:p>21901480</text:p>
          </table:table-cell>
          <table:table-cell office:value-type="float" office:value="18012784" calcext:value-type="float">
            <text:p>18012784</text:p>
          </table:table-cell>
          <table:table-cell office:value-type="float" office:value="17931056" calcext:value-type="float">
            <text:p>1793105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0509256" calcext:value-type="float">
            <text:p>20509256</text:p>
          </table:table-cell>
          <table:table-cell office:value-type="float" office:value="17361112" calcext:value-type="float">
            <text:p>17361112</text:p>
          </table:table-cell>
          <table:table-cell office:value-type="float" office:value="21097840" calcext:value-type="float">
            <text:p>21097840</text:p>
          </table:table-cell>
          <table:table-cell table:formula="of:=[.A83]+[.B83]+[.C83]+[.D83]+[.E83]+[.F83]+[.G83]" office:value-type="float" office:value="124740464" calcext:value-type="float">
            <text:p>124740464</text:p>
          </table:table-cell>
        </table:table-row>
        <table:table-row table:style-name="ro1">
          <table:table-cell office:value-type="float" office:value="20950688" calcext:value-type="float">
            <text:p>20950688</text:p>
          </table:table-cell>
          <table:table-cell office:value-type="float" office:value="18235584" calcext:value-type="float">
            <text:p>18235584</text:p>
          </table:table-cell>
          <table:table-cell office:value-type="float" office:value="18522656" calcext:value-type="float">
            <text:p>1852265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1889848" calcext:value-type="float">
            <text:p>21889848</text:p>
          </table:table-cell>
          <table:table-cell office:value-type="float" office:value="17403256" calcext:value-type="float">
            <text:p>17403256</text:p>
          </table:table-cell>
          <table:table-cell office:value-type="float" office:value="21108512" calcext:value-type="float">
            <text:p>21108512</text:p>
          </table:table-cell>
          <table:table-cell table:formula="of:=[.A84]+[.B84]+[.C84]+[.D84]+[.E84]+[.F84]+[.G84]" office:value-type="float" office:value="126037480" calcext:value-type="float">
            <text:p>126037480</text:p>
          </table:table-cell>
        </table:table-row>
        <table:table-row table:style-name="ro1">
          <table:table-cell office:value-type="float" office:value="20966512" calcext:value-type="float">
            <text:p>20966512</text:p>
          </table:table-cell>
          <table:table-cell office:value-type="float" office:value="19750360" calcext:value-type="float">
            <text:p>19750360</text:p>
          </table:table-cell>
          <table:table-cell office:value-type="float" office:value="20957288" calcext:value-type="float">
            <text:p>2095728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2019112" calcext:value-type="float">
            <text:p>22019112</text:p>
          </table:table-cell>
          <table:table-cell office:value-type="float" office:value="17436888" calcext:value-type="float">
            <text:p>17436888</text:p>
          </table:table-cell>
          <table:table-cell office:value-type="float" office:value="21327768" calcext:value-type="float">
            <text:p>21327768</text:p>
          </table:table-cell>
          <table:table-cell table:formula="of:=[.A85]+[.B85]+[.C85]+[.D85]+[.E85]+[.F85]+[.G85]" office:value-type="float" office:value="130384864" calcext:value-type="float">
            <text:p>130384864</text:p>
          </table:table-cell>
        </table:table-row>
        <table:table-row table:style-name="ro1">
          <table:table-cell office:value-type="float" office:value="20968880" calcext:value-type="float">
            <text:p>20968880</text:p>
          </table:table-cell>
          <table:table-cell office:value-type="float" office:value="21138936" calcext:value-type="float">
            <text:p>21138936</text:p>
          </table:table-cell>
          <table:table-cell office:value-type="float" office:value="22559360" calcext:value-type="float">
            <text:p>2255936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2019112" calcext:value-type="float">
            <text:p>22019112</text:p>
          </table:table-cell>
          <table:table-cell office:value-type="float" office:value="17600544" calcext:value-type="float">
            <text:p>17600544</text:p>
          </table:table-cell>
          <table:table-cell office:value-type="float" office:value="21366272" calcext:value-type="float">
            <text:p>21366272</text:p>
          </table:table-cell>
          <table:table-cell table:formula="of:=[.A86]+[.B86]+[.C86]+[.D86]+[.E86]+[.F86]+[.G86]" office:value-type="float" office:value="133580040" calcext:value-type="float">
            <text:p>133580040</text:p>
          </table:table-cell>
        </table:table-row>
        <table:table-row table:style-name="ro1">
          <table:table-cell office:value-type="float" office:value="20987168" calcext:value-type="float">
            <text:p>20987168</text:p>
          </table:table-cell>
          <table:table-cell office:value-type="float" office:value="22652648" calcext:value-type="float">
            <text:p>22652648</text:p>
          </table:table-cell>
          <table:table-cell office:value-type="float" office:value="21161576" calcext:value-type="float">
            <text:p>2116157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2281312" calcext:value-type="float">
            <text:p>22281312</text:p>
          </table:table-cell>
          <table:table-cell office:value-type="float" office:value="17766880" calcext:value-type="float">
            <text:p>17766880</text:p>
          </table:table-cell>
          <table:table-cell office:value-type="float" office:value="21369008" calcext:value-type="float">
            <text:p>21369008</text:p>
          </table:table-cell>
          <table:table-cell table:formula="of:=[.A87]+[.B87]+[.C87]+[.D87]+[.E87]+[.F87]+[.G87]" office:value-type="float" office:value="134145528" calcext:value-type="float">
            <text:p>134145528</text:p>
          </table:table-cell>
        </table:table-row>
        <table:table-row table:style-name="ro1">
          <table:table-cell office:value-type="float" office:value="20988800" calcext:value-type="float">
            <text:p>20988800</text:p>
          </table:table-cell>
          <table:table-cell office:value-type="float" office:value="22740616" calcext:value-type="float">
            <text:p>22740616</text:p>
          </table:table-cell>
          <table:table-cell office:value-type="float" office:value="21454928" calcext:value-type="float">
            <text:p>2145492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1457872" calcext:value-type="float">
            <text:p>21457872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21921416" calcext:value-type="float">
            <text:p>21921416</text:p>
          </table:table-cell>
          <table:table-cell table:formula="of:=[.A88]+[.B88]+[.C88]+[.D88]+[.E88]+[.F88]+[.G88]" office:value-type="float" office:value="134299280" calcext:value-type="float">
            <text:p>134299280</text:p>
          </table:table-cell>
        </table:table-row>
        <table:table-row table:style-name="ro1">
          <table:table-cell office:value-type="float" office:value="21036760" calcext:value-type="float">
            <text:p>21036760</text:p>
          </table:table-cell>
          <table:table-cell office:value-type="float" office:value="21463552" calcext:value-type="float">
            <text:p>21463552</text:p>
          </table:table-cell>
          <table:table-cell office:value-type="float" office:value="21945808" calcext:value-type="float">
            <text:p>2194580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1616960" calcext:value-type="float">
            <text:p>21616960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21921416" calcext:value-type="float">
            <text:p>21921416</text:p>
          </table:table-cell>
          <table:table-cell table:formula="of:=[.A89]+[.B89]+[.C89]+[.D89]+[.E89]+[.F89]+[.G89]" office:value-type="float" office:value="133720144" calcext:value-type="float">
            <text:p>133720144</text:p>
          </table:table-cell>
        </table:table-row>
        <table:table-row table:style-name="ro1">
          <table:table-cell office:value-type="float" office:value="21036760" calcext:value-type="float">
            <text:p>21036760</text:p>
          </table:table-cell>
          <table:table-cell office:value-type="float" office:value="20950648" calcext:value-type="float">
            <text:p>20950648</text:p>
          </table:table-cell>
          <table:table-cell office:value-type="float" office:value="22175304" calcext:value-type="float">
            <text:p>2217530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2220888" calcext:value-type="float">
            <text:p>22220888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14509248" calcext:value-type="float">
            <text:p>14509248</text:p>
          </table:table-cell>
          <table:table-cell table:formula="of:=[.A90]+[.B90]+[.C90]+[.D90]+[.E90]+[.F90]+[.G90]" office:value-type="float" office:value="126628496" calcext:value-type="float">
            <text:p>126628496</text:p>
          </table:table-cell>
        </table:table-row>
        <table:table-row table:style-name="ro1">
          <table:table-cell office:value-type="float" office:value="21069816" calcext:value-type="float">
            <text:p>21069816</text:p>
          </table:table-cell>
          <table:table-cell office:value-type="float" office:value="20963656" calcext:value-type="float">
            <text:p>20963656</text:p>
          </table:table-cell>
          <table:table-cell office:value-type="float" office:value="21084176" calcext:value-type="float">
            <text:p>2108417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4459136" calcext:value-type="float">
            <text:p>24459136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14581904" calcext:value-type="float">
            <text:p>14581904</text:p>
          </table:table-cell>
          <table:table-cell table:formula="of:=[.A91]+[.B91]+[.C91]+[.D91]+[.E91]+[.F91]+[.G91]" office:value-type="float" office:value="127894336" calcext:value-type="float">
            <text:p>127894336</text:p>
          </table:table-cell>
        </table:table-row>
        <table:table-row table:style-name="ro1">
          <table:table-cell office:value-type="float" office:value="21069816" calcext:value-type="float">
            <text:p>21069816</text:p>
          </table:table-cell>
          <table:table-cell office:value-type="float" office:value="20963656" calcext:value-type="float">
            <text:p>20963656</text:p>
          </table:table-cell>
          <table:table-cell office:value-type="float" office:value="21085624" calcext:value-type="float">
            <text:p>2108562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4918104" calcext:value-type="float">
            <text:p>24918104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14582752" calcext:value-type="float">
            <text:p>14582752</text:p>
          </table:table-cell>
          <table:table-cell table:formula="of:=[.A92]+[.B92]+[.C92]+[.D92]+[.E92]+[.F92]+[.G92]" office:value-type="float" office:value="128355600" calcext:value-type="float">
            <text:p>128355600</text:p>
          </table:table-cell>
        </table:table-row>
        <table:table-row table:style-name="ro1">
          <table:table-cell office:value-type="float" office:value="21072552" calcext:value-type="float">
            <text:p>21072552</text:p>
          </table:table-cell>
          <table:table-cell office:value-type="float" office:value="20973640" calcext:value-type="float">
            <text:p>20973640</text:p>
          </table:table-cell>
          <table:table-cell office:value-type="float" office:value="21095944" calcext:value-type="float">
            <text:p>2109594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4753536" calcext:value-type="float">
            <text:p>24753536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14589864" calcext:value-type="float">
            <text:p>14589864</text:p>
          </table:table-cell>
          <table:table-cell table:formula="of:=[.A93]+[.B93]+[.C93]+[.D93]+[.E93]+[.F93]+[.G93]" office:value-type="float" office:value="128221184" calcext:value-type="float">
            <text:p>128221184</text:p>
          </table:table-cell>
        </table:table-row>
        <table:table-row table:style-name="ro1">
          <table:table-cell office:value-type="float" office:value="21102448" calcext:value-type="float">
            <text:p>21102448</text:p>
          </table:table-cell>
          <table:table-cell office:value-type="float" office:value="20978544" calcext:value-type="float">
            <text:p>20978544</text:p>
          </table:table-cell>
          <table:table-cell office:value-type="float" office:value="21102640" calcext:value-type="float">
            <text:p>2110264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4753536" calcext:value-type="float">
            <text:p>24753536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14590456" calcext:value-type="float">
            <text:p>14590456</text:p>
          </table:table-cell>
          <table:table-cell table:formula="of:=[.A94]+[.B94]+[.C94]+[.D94]+[.E94]+[.F94]+[.G94]" office:value-type="float" office:value="128263272" calcext:value-type="float">
            <text:p>128263272</text:p>
          </table:table-cell>
        </table:table-row>
        <table:table-row table:style-name="ro1">
          <table:table-cell office:value-type="float" office:value="21102448" calcext:value-type="float">
            <text:p>21102448</text:p>
          </table:table-cell>
          <table:table-cell office:value-type="float" office:value="20984560" calcext:value-type="float">
            <text:p>20984560</text:p>
          </table:table-cell>
          <table:table-cell office:value-type="float" office:value="21103832" calcext:value-type="float">
            <text:p>2110383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4894304" calcext:value-type="float">
            <text:p>24894304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15255824" calcext:value-type="float">
            <text:p>15255824</text:p>
          </table:table-cell>
          <table:table-cell table:formula="of:=[.A95]+[.B95]+[.C95]+[.D95]+[.E95]+[.F95]+[.G95]" office:value-type="float" office:value="129076616" calcext:value-type="float">
            <text:p>129076616</text:p>
          </table:table-cell>
        </table:table-row>
        <table:table-row table:style-name="ro1">
          <table:table-cell office:value-type="float" office:value="21102448" calcext:value-type="float">
            <text:p>21102448</text:p>
          </table:table-cell>
          <table:table-cell office:value-type="float" office:value="20990704" calcext:value-type="float">
            <text:p>20990704</text:p>
          </table:table-cell>
          <table:table-cell office:value-type="float" office:value="21148616" calcext:value-type="float">
            <text:p>2114861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5140880" calcext:value-type="float">
            <text:p>25140880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17386256" calcext:value-type="float">
            <text:p>17386256</text:p>
          </table:table-cell>
          <table:table-cell table:formula="of:=[.A96]+[.B96]+[.C96]+[.D96]+[.E96]+[.F96]+[.G96]" office:value-type="float" office:value="131504552" calcext:value-type="float">
            <text:p>131504552</text:p>
          </table:table-cell>
        </table:table-row>
        <table:table-row table:style-name="ro1">
          <table:table-cell office:value-type="float" office:value="21102448" calcext:value-type="float">
            <text:p>21102448</text:p>
          </table:table-cell>
          <table:table-cell office:value-type="float" office:value="21025216" calcext:value-type="float">
            <text:p>21025216</text:p>
          </table:table-cell>
          <table:table-cell office:value-type="float" office:value="21150248" calcext:value-type="float">
            <text:p>2115024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5820168" calcext:value-type="float">
            <text:p>25820168</text:p>
          </table:table-cell>
          <table:table-cell office:value-type="float" office:value="17808712" calcext:value-type="float">
            <text:p>17808712</text:p>
          </table:table-cell>
          <table:table-cell office:value-type="float" office:value="18242288" calcext:value-type="float">
            <text:p>18242288</text:p>
          </table:table-cell>
          <table:table-cell table:formula="of:=[.A97]+[.B97]+[.C97]+[.D97]+[.E97]+[.F97]+[.G97]" office:value-type="float" office:value="133076016" calcext:value-type="float">
            <text:p>133076016</text:p>
          </table:table-cell>
        </table:table-row>
        <table:table-row table:style-name="ro1">
          <table:table-cell office:value-type="float" office:value="21102448" calcext:value-type="float">
            <text:p>21102448</text:p>
          </table:table-cell>
          <table:table-cell office:value-type="float" office:value="21037336" calcext:value-type="float">
            <text:p>21037336</text:p>
          </table:table-cell>
          <table:table-cell office:value-type="float" office:value="21150416" calcext:value-type="float">
            <text:p>2115041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6585184" calcext:value-type="float">
            <text:p>26585184</text:p>
          </table:table-cell>
          <table:table-cell office:value-type="float" office:value="17824280" calcext:value-type="float">
            <text:p>17824280</text:p>
          </table:table-cell>
          <table:table-cell office:value-type="float" office:value="19466192" calcext:value-type="float">
            <text:p>19466192</text:p>
          </table:table-cell>
          <table:table-cell table:formula="of:=[.A98]+[.B98]+[.C98]+[.D98]+[.E98]+[.F98]+[.G98]" office:value-type="float" office:value="135092792" calcext:value-type="float">
            <text:p>135092792</text:p>
          </table:table-cell>
        </table:table-row>
        <table:table-row table:style-name="ro1">
          <table:table-cell office:value-type="float" office:value="21104072" calcext:value-type="float">
            <text:p>21104072</text:p>
          </table:table-cell>
          <table:table-cell office:value-type="float" office:value="21037336" calcext:value-type="float">
            <text:p>21037336</text:p>
          </table:table-cell>
          <table:table-cell office:value-type="float" office:value="21159096" calcext:value-type="float">
            <text:p>2115909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6696416" calcext:value-type="float">
            <text:p>26696416</text:p>
          </table:table-cell>
          <table:table-cell office:value-type="float" office:value="18072920" calcext:value-type="float">
            <text:p>18072920</text:p>
          </table:table-cell>
          <table:table-cell office:value-type="float" office:value="19648640" calcext:value-type="float">
            <text:p>19648640</text:p>
          </table:table-cell>
          <table:table-cell table:formula="of:=[.A99]+[.B99]+[.C99]+[.D99]+[.E99]+[.F99]+[.G99]" office:value-type="float" office:value="135645416" calcext:value-type="float">
            <text:p>135645416</text:p>
          </table:table-cell>
        </table:table-row>
        <table:table-row table:style-name="ro1">
          <table:table-cell office:value-type="float" office:value="21109648" calcext:value-type="float">
            <text:p>21109648</text:p>
          </table:table-cell>
          <table:table-cell office:value-type="float" office:value="21037504" calcext:value-type="float">
            <text:p>21037504</text:p>
          </table:table-cell>
          <table:table-cell office:value-type="float" office:value="21209792" calcext:value-type="float">
            <text:p>212097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6696416" calcext:value-type="float">
            <text:p>26696416</text:p>
          </table:table-cell>
          <table:table-cell office:value-type="float" office:value="18420280" calcext:value-type="float">
            <text:p>18420280</text:p>
          </table:table-cell>
          <table:table-cell office:value-type="float" office:value="19649912" calcext:value-type="float">
            <text:p>19649912</text:p>
          </table:table-cell>
          <table:table-cell table:formula="of:=[.A100]+[.B100]+[.C100]+[.D100]+[.E100]+[.F100]+[.G100]" office:value-type="float" office:value="136050488" calcext:value-type="float">
            <text:p>136050488</text:p>
          </table:table-cell>
        </table:table-row>
        <table:table-row table:style-name="ro1">
          <table:table-cell office:value-type="float" office:value="21115616" calcext:value-type="float">
            <text:p>21115616</text:p>
          </table:table-cell>
          <table:table-cell office:value-type="float" office:value="21075024" calcext:value-type="float">
            <text:p>21075024</text:p>
          </table:table-cell>
          <table:table-cell office:value-type="float" office:value="21209792" calcext:value-type="float">
            <text:p>212097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6703344" calcext:value-type="float">
            <text:p>26703344</text:p>
          </table:table-cell>
          <table:table-cell office:value-type="float" office:value="19645584" calcext:value-type="float">
            <text:p>19645584</text:p>
          </table:table-cell>
          <table:table-cell office:value-type="float" office:value="19650336" calcext:value-type="float">
            <text:p>19650336</text:p>
          </table:table-cell>
          <table:table-cell table:formula="of:=[.A101]+[.B101]+[.C101]+[.D101]+[.E101]+[.F101]+[.G101]" office:value-type="float" office:value="137326632" calcext:value-type="float">
            <text:p>137326632</text:p>
          </table:table-cell>
        </table:table-row>
        <table:table-row table:style-name="ro1">
          <table:table-cell office:value-type="float" office:value="21145432" calcext:value-type="float">
            <text:p>21145432</text:p>
          </table:table-cell>
          <table:table-cell office:value-type="float" office:value="21083592" calcext:value-type="float">
            <text:p>21083592</text:p>
          </table:table-cell>
          <table:table-cell office:value-type="float" office:value="21209792" calcext:value-type="float">
            <text:p>212097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6704192" calcext:value-type="float">
            <text:p>26704192</text:p>
          </table:table-cell>
          <table:table-cell office:value-type="float" office:value="19668672" calcext:value-type="float">
            <text:p>19668672</text:p>
          </table:table-cell>
          <table:table-cell office:value-type="float" office:value="19658712" calcext:value-type="float">
            <text:p>19658712</text:p>
          </table:table-cell>
          <table:table-cell table:formula="of:=[.A102]+[.B102]+[.C102]+[.D102]+[.E102]+[.F102]+[.G102]" office:value-type="float" office:value="137397328" calcext:value-type="float">
            <text:p>137397328</text:p>
          </table:table-cell>
        </table:table-row>
        <table:table-row table:style-name="ro1">
          <table:table-cell office:value-type="float" office:value="21151680" calcext:value-type="float">
            <text:p>21151680</text:p>
          </table:table-cell>
          <table:table-cell office:value-type="float" office:value="21083592" calcext:value-type="float">
            <text:p>21083592</text:p>
          </table:table-cell>
          <table:table-cell office:value-type="float" office:value="21209792" calcext:value-type="float">
            <text:p>212097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7121552" calcext:value-type="float">
            <text:p>27121552</text:p>
          </table:table-cell>
          <table:table-cell office:value-type="float" office:value="21679608" calcext:value-type="float">
            <text:p>21679608</text:p>
          </table:table-cell>
          <table:table-cell office:value-type="float" office:value="19770824" calcext:value-type="float">
            <text:p>19770824</text:p>
          </table:table-cell>
          <table:table-cell table:formula="of:=[.A103]+[.B103]+[.C103]+[.D103]+[.E103]+[.F103]+[.G103]" office:value-type="float" office:value="139943984" calcext:value-type="float">
            <text:p>139943984</text:p>
          </table:table-cell>
        </table:table-row>
        <table:table-row table:style-name="ro1">
          <table:table-cell office:value-type="float" office:value="21153152" calcext:value-type="float">
            <text:p>21153152</text:p>
          </table:table-cell>
          <table:table-cell office:value-type="float" office:value="21083592" calcext:value-type="float">
            <text:p>21083592</text:p>
          </table:table-cell>
          <table:table-cell office:value-type="float" office:value="21219552" calcext:value-type="float">
            <text:p>2121955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7238160" calcext:value-type="float">
            <text:p>27238160</text:p>
          </table:table-cell>
          <table:table-cell office:value-type="float" office:value="22531528" calcext:value-type="float">
            <text:p>22531528</text:p>
          </table:table-cell>
          <table:table-cell office:value-type="float" office:value="19959400" calcext:value-type="float">
            <text:p>19959400</text:p>
          </table:table-cell>
          <table:table-cell table:formula="of:=[.A104]+[.B104]+[.C104]+[.D104]+[.E104]+[.F104]+[.G104]" office:value-type="float" office:value="141112320" calcext:value-type="float">
            <text:p>141112320</text:p>
          </table:table-cell>
        </table:table-row>
        <table:table-row table:style-name="ro1">
          <table:table-cell office:value-type="float" office:value="21187728" calcext:value-type="float">
            <text:p>21187728</text:p>
          </table:table-cell>
          <table:table-cell office:value-type="float" office:value="21093136" calcext:value-type="float">
            <text:p>21093136</text:p>
          </table:table-cell>
          <table:table-cell office:value-type="float" office:value="21243664" calcext:value-type="float">
            <text:p>2124366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8328152" calcext:value-type="float">
            <text:p>28328152</text:p>
          </table:table-cell>
          <table:table-cell office:value-type="float" office:value="22861216" calcext:value-type="float">
            <text:p>22861216</text:p>
          </table:table-cell>
          <table:table-cell office:value-type="float" office:value="20429584" calcext:value-type="float">
            <text:p>20429584</text:p>
          </table:table-cell>
          <table:table-cell table:formula="of:=[.A105]+[.B105]+[.C105]+[.D105]+[.E105]+[.F105]+[.G105]" office:value-type="float" office:value="143070416" calcext:value-type="float">
            <text:p>143070416</text:p>
          </table:table-cell>
        </table:table-row>
        <table:table-row table:style-name="ro1">
          <table:table-cell office:value-type="float" office:value="21194704" calcext:value-type="float">
            <text:p>21194704</text:p>
          </table:table-cell>
          <table:table-cell office:value-type="float" office:value="21094760" calcext:value-type="float">
            <text:p>21094760</text:p>
          </table:table-cell>
          <table:table-cell office:value-type="float" office:value="21250104" calcext:value-type="float">
            <text:p>2125010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9407296" calcext:value-type="float">
            <text:p>29407296</text:p>
          </table:table-cell>
          <table:table-cell office:value-type="float" office:value="21815296" calcext:value-type="float">
            <text:p>21815296</text:p>
          </table:table-cell>
          <table:table-cell office:value-type="float" office:value="20854664" calcext:value-type="float">
            <text:p>20854664</text:p>
          </table:table-cell>
          <table:table-cell table:formula="of:=[.A106]+[.B106]+[.C106]+[.D106]+[.E106]+[.F106]+[.G106]" office:value-type="float" office:value="143543760" calcext:value-type="float">
            <text:p>143543760</text:p>
          </table:table-cell>
        </table:table-row>
        <table:table-row table:style-name="ro1">
          <table:table-cell office:value-type="float" office:value="21196584" calcext:value-type="float">
            <text:p>21196584</text:p>
          </table:table-cell>
          <table:table-cell office:value-type="float" office:value="21127048" calcext:value-type="float">
            <text:p>21127048</text:p>
          </table:table-cell>
          <table:table-cell office:value-type="float" office:value="21282120" calcext:value-type="float">
            <text:p>2128212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9709248" calcext:value-type="float">
            <text:p>29709248</text:p>
          </table:table-cell>
          <table:table-cell office:value-type="float" office:value="21828104" calcext:value-type="float">
            <text:p>21828104</text:p>
          </table:table-cell>
          <table:table-cell office:value-type="float" office:value="20945728" calcext:value-type="float">
            <text:p>20945728</text:p>
          </table:table-cell>
          <table:table-cell table:formula="of:=[.A107]+[.B107]+[.C107]+[.D107]+[.E107]+[.F107]+[.G107]" office:value-type="float" office:value="144015768" calcext:value-type="float">
            <text:p>144015768</text:p>
          </table:table-cell>
        </table:table-row>
        <table:table-row table:style-name="ro1">
          <table:table-cell office:value-type="float" office:value="21224288" calcext:value-type="float">
            <text:p>21224288</text:p>
          </table:table-cell>
          <table:table-cell office:value-type="float" office:value="21132088" calcext:value-type="float">
            <text:p>21132088</text:p>
          </table:table-cell>
          <table:table-cell office:value-type="float" office:value="21287624" calcext:value-type="float">
            <text:p>2128762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30066272" calcext:value-type="float">
            <text:p>30066272</text:p>
          </table:table-cell>
          <table:table-cell office:value-type="float" office:value="21828104" calcext:value-type="float">
            <text:p>21828104</text:p>
          </table:table-cell>
          <table:table-cell office:value-type="float" office:value="22914688" calcext:value-type="float">
            <text:p>22914688</text:p>
          </table:table-cell>
          <table:table-cell table:formula="of:=[.A108]+[.B108]+[.C108]+[.D108]+[.E108]+[.F108]+[.G108]" office:value-type="float" office:value="146380000" calcext:value-type="float">
            <text:p>146380000</text:p>
          </table:table-cell>
        </table:table-row>
        <table:table-row table:style-name="ro1">
          <table:table-cell office:value-type="float" office:value="21249960" calcext:value-type="float">
            <text:p>21249960</text:p>
          </table:table-cell>
          <table:table-cell office:value-type="float" office:value="21132088" calcext:value-type="float">
            <text:p>21132088</text:p>
          </table:table-cell>
          <table:table-cell office:value-type="float" office:value="21287624" calcext:value-type="float">
            <text:p>2128762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30089136" calcext:value-type="float">
            <text:p>30089136</text:p>
          </table:table-cell>
          <table:table-cell office:value-type="float" office:value="21828104" calcext:value-type="float">
            <text:p>21828104</text:p>
          </table:table-cell>
          <table:table-cell office:value-type="float" office:value="24924368" calcext:value-type="float">
            <text:p>24924368</text:p>
          </table:table-cell>
          <table:table-cell table:formula="of:=[.A109]+[.B109]+[.C109]+[.D109]+[.E109]+[.F109]+[.G109]" office:value-type="float" office:value="148438216" calcext:value-type="float">
            <text:p>148438216</text:p>
          </table:table-cell>
        </table:table-row>
        <table:table-row table:style-name="ro1">
          <table:table-cell office:value-type="float" office:value="21254248" calcext:value-type="float">
            <text:p>21254248</text:p>
          </table:table-cell>
          <table:table-cell office:value-type="float" office:value="21158016" calcext:value-type="float">
            <text:p>21158016</text:p>
          </table:table-cell>
          <table:table-cell office:value-type="float" office:value="21318984" calcext:value-type="float">
            <text:p>21318984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30095368" calcext:value-type="float">
            <text:p>30095368</text:p>
          </table:table-cell>
          <table:table-cell office:value-type="float" office:value="22143136" calcext:value-type="float">
            <text:p>22143136</text:p>
          </table:table-cell>
          <table:table-cell office:value-type="float" office:value="24924368" calcext:value-type="float">
            <text:p>24924368</text:p>
          </table:table-cell>
          <table:table-cell table:formula="of:=[.A110]+[.B110]+[.C110]+[.D110]+[.E110]+[.F110]+[.G110]" office:value-type="float" office:value="148821056" calcext:value-type="float">
            <text:p>148821056</text:p>
          </table:table-cell>
        </table:table-row>
        <table:table-row table:style-name="ro1">
          <table:table-cell office:value-type="float" office:value="21260448" calcext:value-type="float">
            <text:p>21260448</text:p>
          </table:table-cell>
          <table:table-cell office:value-type="float" office:value="21162528" calcext:value-type="float">
            <text:p>21162528</text:p>
          </table:table-cell>
          <table:table-cell office:value-type="float" office:value="21328928" calcext:value-type="float">
            <text:p>21328928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8541968" calcext:value-type="float">
            <text:p>28541968</text:p>
          </table:table-cell>
          <table:table-cell office:value-type="float" office:value="22249936" calcext:value-type="float">
            <text:p>22249936</text:p>
          </table:table-cell>
          <table:table-cell office:value-type="float" office:value="24924368" calcext:value-type="float">
            <text:p>24924368</text:p>
          </table:table-cell>
          <table:table-cell table:formula="of:=[.A111]+[.B111]+[.C111]+[.D111]+[.E111]+[.F111]+[.G111]" office:value-type="float" office:value="147395112" calcext:value-type="float">
            <text:p>147395112</text:p>
          </table:table-cell>
        </table:table-row>
        <table:table-row table:style-name="ro1">
          <table:table-cell office:value-type="float" office:value="21260448" calcext:value-type="float">
            <text:p>21260448</text:p>
          </table:table-cell>
          <table:table-cell office:value-type="float" office:value="21265312" calcext:value-type="float">
            <text:p>21265312</text:p>
          </table:table-cell>
          <table:table-cell office:value-type="float" office:value="21360136" calcext:value-type="float">
            <text:p>2136013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8765800" calcext:value-type="float">
            <text:p>28765800</text:p>
          </table:table-cell>
          <table:table-cell office:value-type="float" office:value="22252360" calcext:value-type="float">
            <text:p>22252360</text:p>
          </table:table-cell>
          <table:table-cell office:value-type="float" office:value="24924448" calcext:value-type="float">
            <text:p>24924448</text:p>
          </table:table-cell>
          <table:table-cell table:formula="of:=[.A112]+[.B112]+[.C112]+[.D112]+[.E112]+[.F112]+[.G112]" office:value-type="float" office:value="147755440" calcext:value-type="float">
            <text:p>147755440</text:p>
          </table:table-cell>
        </table:table-row>
        <table:table-row table:style-name="ro1">
          <table:table-cell office:value-type="float" office:value="21260448" calcext:value-type="float">
            <text:p>21260448</text:p>
          </table:table-cell>
          <table:table-cell office:value-type="float" office:value="22412568" calcext:value-type="float">
            <text:p>22412568</text:p>
          </table:table-cell>
          <table:table-cell office:value-type="float" office:value="21391712" calcext:value-type="float">
            <text:p>2139171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29063656" calcext:value-type="float">
            <text:p>29063656</text:p>
          </table:table-cell>
          <table:table-cell office:value-type="float" office:value="22295872" calcext:value-type="float">
            <text:p>22295872</text:p>
          </table:table-cell>
          <table:table-cell office:value-type="float" office:value="27351704" calcext:value-type="float">
            <text:p>27351704</text:p>
          </table:table-cell>
          <table:table-cell table:formula="of:=[.A113]+[.B113]+[.C113]+[.D113]+[.E113]+[.F113]+[.G113]" office:value-type="float" office:value="151702896" calcext:value-type="float">
            <text:p>151702896</text:p>
          </table:table-cell>
        </table:table-row>
        <table:table-row table:style-name="ro1">
          <table:table-cell office:value-type="float" office:value="21260448" calcext:value-type="float">
            <text:p>21260448</text:p>
          </table:table-cell>
          <table:table-cell office:value-type="float" office:value="22432456" calcext:value-type="float">
            <text:p>22432456</text:p>
          </table:table-cell>
          <table:table-cell office:value-type="float" office:value="21519376" calcext:value-type="float">
            <text:p>21519376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30044080" calcext:value-type="float">
            <text:p>30044080</text:p>
          </table:table-cell>
          <table:table-cell office:value-type="float" office:value="22295872" calcext:value-type="float">
            <text:p>22295872</text:p>
          </table:table-cell>
          <table:table-cell office:value-type="float" office:value="27743928" calcext:value-type="float">
            <text:p>27743928</text:p>
          </table:table-cell>
          <table:table-cell table:formula="of:=[.A114]+[.B114]+[.C114]+[.D114]+[.E114]+[.F114]+[.G114]" office:value-type="float" office:value="153223096" calcext:value-type="float">
            <text:p>153223096</text:p>
          </table:table-cell>
        </table:table-row>
        <table:table-row table:style-name="ro1">
          <table:table-cell office:value-type="float" office:value="21260448" calcext:value-type="float">
            <text:p>21260448</text:p>
          </table:table-cell>
          <table:table-cell office:value-type="float" office:value="24201472" calcext:value-type="float">
            <text:p>24201472</text:p>
          </table:table-cell>
          <table:table-cell office:value-type="float" office:value="22983192" calcext:value-type="float">
            <text:p>229831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30069192" calcext:value-type="float">
            <text:p>30069192</text:p>
          </table:table-cell>
          <table:table-cell office:value-type="float" office:value="22295872" calcext:value-type="float">
            <text:p>22295872</text:p>
          </table:table-cell>
          <table:table-cell office:value-type="float" office:value="27747336" calcext:value-type="float">
            <text:p>27747336</text:p>
          </table:table-cell>
          <table:table-cell table:formula="of:=[.A115]+[.B115]+[.C115]+[.D115]+[.E115]+[.F115]+[.G115]" office:value-type="float" office:value="156484448" calcext:value-type="float">
            <text:p>156484448</text:p>
          </table:table-cell>
        </table:table-row>
        <table:table-row table:style-name="ro1">
          <table:table-cell office:value-type="float" office:value="21260448" calcext:value-type="float">
            <text:p>21260448</text:p>
          </table:table-cell>
          <table:table-cell office:value-type="float" office:value="24433488" calcext:value-type="float">
            <text:p>24433488</text:p>
          </table:table-cell>
          <table:table-cell office:value-type="float" office:value="25103400" calcext:value-type="float">
            <text:p>25103400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30076072" calcext:value-type="float">
            <text:p>30076072</text:p>
          </table:table-cell>
          <table:table-cell office:value-type="float" office:value="22426248" calcext:value-type="float">
            <text:p>22426248</text:p>
          </table:table-cell>
          <table:table-cell office:value-type="float" office:value="27748560" calcext:value-type="float">
            <text:p>27748560</text:p>
          </table:table-cell>
          <table:table-cell table:formula="of:=[.A116]+[.B116]+[.C116]+[.D116]+[.E116]+[.F116]+[.G116]" office:value-type="float" office:value="158975152" calcext:value-type="float">
            <text:p>158975152</text:p>
          </table:table-cell>
        </table:table-row>
        <table:table-row table:style-name="ro1">
          <table:table-cell office:value-type="float" office:value="21396928" calcext:value-type="float">
            <text:p>21396928</text:p>
          </table:table-cell>
          <table:table-cell office:value-type="float" office:value="28138088" calcext:value-type="float">
            <text:p>28138088</text:p>
          </table:table-cell>
          <table:table-cell office:value-type="float" office:value="25109392" calcext:value-type="float">
            <text:p>251093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30087720" calcext:value-type="float">
            <text:p>30087720</text:p>
          </table:table-cell>
          <table:table-cell office:value-type="float" office:value="22527344" calcext:value-type="float">
            <text:p>22527344</text:p>
          </table:table-cell>
          <table:table-cell office:value-type="float" office:value="27786672" calcext:value-type="float">
            <text:p>27786672</text:p>
          </table:table-cell>
          <table:table-cell table:formula="of:=[.A117]+[.B117]+[.C117]+[.D117]+[.E117]+[.F117]+[.G117]" office:value-type="float" office:value="162973080" calcext:value-type="float">
            <text:p>162973080</text:p>
          </table:table-cell>
        </table:table-row>
        <table:table-row table:style-name="ro1">
          <table:table-cell office:value-type="float" office:value="21418544" calcext:value-type="float">
            <text:p>21418544</text:p>
          </table:table-cell>
          <table:table-cell office:value-type="float" office:value="30828344" calcext:value-type="float">
            <text:p>30828344</text:p>
          </table:table-cell>
          <table:table-cell office:value-type="float" office:value="25109392" calcext:value-type="float">
            <text:p>25109392</text:p>
          </table:table-cell>
          <table:table-cell office:value-type="float" office:value="7926936" calcext:value-type="float">
            <text:p>7926936</text:p>
          </table:table-cell>
          <table:table-cell office:value-type="float" office:value="30087720" calcext:value-type="float">
            <text:p>30087720</text:p>
          </table:table-cell>
          <table:table-cell office:value-type="float" office:value="22632440" calcext:value-type="float">
            <text:p>22632440</text:p>
          </table:table-cell>
          <table:table-cell office:value-type="float" office:value="27788848" calcext:value-type="float">
            <text:p>27788848</text:p>
          </table:table-cell>
          <table:table-cell table:formula="of:=[.A118]+[.B118]+[.C118]+[.D118]+[.E118]+[.F118]+[.G118]" office:value-type="float" office:value="165792224" calcext:value-type="float">
            <text:p>165792224</text:p>
          </table:table-cell>
        </table:table-row>
        <table:table-row table:style-name="ro1">
          <table:table-cell office:value-type="float" office:value="22639864" calcext:value-type="float">
            <text:p>22639864</text:p>
          </table:table-cell>
          <table:table-cell office:value-type="float" office:value="31588192" calcext:value-type="float">
            <text:p>31588192</text:p>
          </table:table-cell>
          <table:table-cell office:value-type="float" office:value="25110864" calcext:value-type="float">
            <text:p>25110864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1092288" calcext:value-type="float">
            <text:p>31092288</text:p>
          </table:table-cell>
          <table:table-cell office:value-type="float" office:value="22672672" calcext:value-type="float">
            <text:p>22672672</text:p>
          </table:table-cell>
          <table:table-cell office:value-type="float" office:value="27899016" calcext:value-type="float">
            <text:p>27899016</text:p>
          </table:table-cell>
          <table:table-cell table:formula="of:=[.A119]+[.B119]+[.C119]+[.D119]+[.E119]+[.F119]+[.G119]" office:value-type="float" office:value="168931984" calcext:value-type="float">
            <text:p>168931984</text:p>
          </table:table-cell>
        </table:table-row>
        <table:table-row table:style-name="ro1">
          <table:table-cell office:value-type="float" office:value="23151584" calcext:value-type="float">
            <text:p>23151584</text:p>
          </table:table-cell>
          <table:table-cell office:value-type="float" office:value="32216000" calcext:value-type="float">
            <text:p>32216000</text:p>
          </table:table-cell>
          <table:table-cell office:value-type="float" office:value="25117976" calcext:value-type="float">
            <text:p>2511797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23147176" calcext:value-type="float">
            <text:p>23147176</text:p>
          </table:table-cell>
          <table:table-cell office:value-type="float" office:value="23311488" calcext:value-type="float">
            <text:p>23311488</text:p>
          </table:table-cell>
          <table:table-cell office:value-type="float" office:value="27989192" calcext:value-type="float">
            <text:p>27989192</text:p>
          </table:table-cell>
          <table:table-cell table:formula="of:=[.A120]+[.B120]+[.C120]+[.D120]+[.E120]+[.F120]+[.G120]" office:value-type="float" office:value="162862504" calcext:value-type="float">
            <text:p>162862504</text:p>
          </table:table-cell>
        </table:table-row>
        <table:table-row table:style-name="ro1">
          <table:table-cell office:value-type="float" office:value="23615672" calcext:value-type="float">
            <text:p>23615672</text:p>
          </table:table-cell>
          <table:table-cell office:value-type="float" office:value="32612848" calcext:value-type="float">
            <text:p>32612848</text:p>
          </table:table-cell>
          <table:table-cell office:value-type="float" office:value="25312608" calcext:value-type="float">
            <text:p>2531260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25755120" calcext:value-type="float">
            <text:p>25755120</text:p>
          </table:table-cell>
          <table:table-cell office:value-type="float" office:value="24804272" calcext:value-type="float">
            <text:p>24804272</text:p>
          </table:table-cell>
          <table:table-cell office:value-type="float" office:value="28006224" calcext:value-type="float">
            <text:p>28006224</text:p>
          </table:table-cell>
          <table:table-cell table:formula="of:=[.A121]+[.B121]+[.C121]+[.D121]+[.E121]+[.F121]+[.G121]" office:value-type="float" office:value="168035832" calcext:value-type="float">
            <text:p>168035832</text:p>
          </table:table-cell>
        </table:table-row>
        <table:table-row table:style-name="ro1">
          <table:table-cell office:value-type="float" office:value="24699560" calcext:value-type="float">
            <text:p>24699560</text:p>
          </table:table-cell>
          <table:table-cell office:value-type="float" office:value="32714456" calcext:value-type="float">
            <text:p>32714456</text:p>
          </table:table-cell>
          <table:table-cell office:value-type="float" office:value="25695160" calcext:value-type="float">
            <text:p>2569516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26975288" calcext:value-type="float">
            <text:p>26975288</text:p>
          </table:table-cell>
          <table:table-cell office:value-type="float" office:value="24886872" calcext:value-type="float">
            <text:p>24886872</text:p>
          </table:table-cell>
          <table:table-cell office:value-type="float" office:value="28006224" calcext:value-type="float">
            <text:p>28006224</text:p>
          </table:table-cell>
          <table:table-cell table:formula="of:=[.A122]+[.B122]+[.C122]+[.D122]+[.E122]+[.F122]+[.G122]" office:value-type="float" office:value="170906648" calcext:value-type="float">
            <text:p>170906648</text:p>
          </table:table-cell>
        </table:table-row>
        <table:table-row table:style-name="ro1">
          <table:table-cell office:value-type="float" office:value="25008592" calcext:value-type="float">
            <text:p>25008592</text:p>
          </table:table-cell>
          <table:table-cell office:value-type="float" office:value="32714456" calcext:value-type="float">
            <text:p>32714456</text:p>
          </table:table-cell>
          <table:table-cell office:value-type="float" office:value="26030736" calcext:value-type="float">
            <text:p>2603073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29093512" calcext:value-type="float">
            <text:p>29093512</text:p>
          </table:table-cell>
          <table:table-cell office:value-type="float" office:value="23364960" calcext:value-type="float">
            <text:p>23364960</text:p>
          </table:table-cell>
          <table:table-cell office:value-type="float" office:value="28006224" calcext:value-type="float">
            <text:p>28006224</text:p>
          </table:table-cell>
          <table:table-cell table:formula="of:=[.A123]+[.B123]+[.C123]+[.D123]+[.E123]+[.F123]+[.G123]" office:value-type="float" office:value="172147568" calcext:value-type="float">
            <text:p>172147568</text:p>
          </table:table-cell>
        </table:table-row>
        <table:table-row table:style-name="ro1">
          <table:table-cell office:value-type="float" office:value="23922992" calcext:value-type="float">
            <text:p>23922992</text:p>
          </table:table-cell>
          <table:table-cell office:value-type="float" office:value="32714456" calcext:value-type="float">
            <text:p>32714456</text:p>
          </table:table-cell>
          <table:table-cell office:value-type="float" office:value="26237824" calcext:value-type="float">
            <text:p>26237824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29766648" calcext:value-type="float">
            <text:p>29766648</text:p>
          </table:table-cell>
          <table:table-cell office:value-type="float" office:value="24471064" calcext:value-type="float">
            <text:p>24471064</text:p>
          </table:table-cell>
          <table:table-cell office:value-type="float" office:value="28006224" calcext:value-type="float">
            <text:p>28006224</text:p>
          </table:table-cell>
          <table:table-cell table:formula="of:=[.A124]+[.B124]+[.C124]+[.D124]+[.E124]+[.F124]+[.G124]" office:value-type="float" office:value="173048296" calcext:value-type="float">
            <text:p>173048296</text:p>
          </table:table-cell>
        </table:table-row>
        <table:table-row table:style-name="ro1">
          <table:table-cell office:value-type="float" office:value="23938968" calcext:value-type="float">
            <text:p>23938968</text:p>
          </table:table-cell>
          <table:table-cell office:value-type="float" office:value="33048192" calcext:value-type="float">
            <text:p>33048192</text:p>
          </table:table-cell>
          <table:table-cell office:value-type="float" office:value="26531136" calcext:value-type="float">
            <text:p>2653113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29911744" calcext:value-type="float">
            <text:p>29911744</text:p>
          </table:table-cell>
          <table:table-cell office:value-type="float" office:value="24766264" calcext:value-type="float">
            <text:p>24766264</text:p>
          </table:table-cell>
          <table:table-cell office:value-type="float" office:value="28006224" calcext:value-type="float">
            <text:p>28006224</text:p>
          </table:table-cell>
          <table:table-cell table:formula="of:=[.A125]+[.B125]+[.C125]+[.D125]+[.E125]+[.F125]+[.G125]" office:value-type="float" office:value="174131616" calcext:value-type="float">
            <text:p>174131616</text:p>
          </table:table-cell>
        </table:table-row>
        <table:table-row table:style-name="ro1">
          <table:table-cell office:value-type="float" office:value="24153856" calcext:value-type="float">
            <text:p>24153856</text:p>
          </table:table-cell>
          <table:table-cell office:value-type="float" office:value="33311288" calcext:value-type="float">
            <text:p>33311288</text:p>
          </table:table-cell>
          <table:table-cell office:value-type="float" office:value="27089272" calcext:value-type="float">
            <text:p>27089272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1706800" calcext:value-type="float">
            <text:p>31706800</text:p>
          </table:table-cell>
          <table:table-cell office:value-type="float" office:value="24899368" calcext:value-type="float">
            <text:p>24899368</text:p>
          </table:table-cell>
          <table:table-cell office:value-type="float" office:value="28006224" calcext:value-type="float">
            <text:p>28006224</text:p>
          </table:table-cell>
          <table:table-cell table:formula="of:=[.A126]+[.B126]+[.C126]+[.D126]+[.E126]+[.F126]+[.G126]" office:value-type="float" office:value="177095896" calcext:value-type="float">
            <text:p>177095896</text:p>
          </table:table-cell>
        </table:table-row>
        <table:table-row table:style-name="ro1">
          <table:table-cell office:value-type="float" office:value="24343320" calcext:value-type="float">
            <text:p>24343320</text:p>
          </table:table-cell>
          <table:table-cell office:value-type="float" office:value="33617760" calcext:value-type="float">
            <text:p>33617760</text:p>
          </table:table-cell>
          <table:table-cell office:value-type="float" office:value="27868552" calcext:value-type="float">
            <text:p>27868552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2994056" calcext:value-type="float">
            <text:p>32994056</text:p>
          </table:table-cell>
          <table:table-cell office:value-type="float" office:value="25484304" calcext:value-type="float">
            <text:p>25484304</text:p>
          </table:table-cell>
          <table:table-cell office:value-type="float" office:value="28050736" calcext:value-type="float">
            <text:p>28050736</text:p>
          </table:table-cell>
          <table:table-cell table:formula="of:=[.A127]+[.B127]+[.C127]+[.D127]+[.E127]+[.F127]+[.G127]" office:value-type="float" office:value="180287816" calcext:value-type="float">
            <text:p>180287816</text:p>
          </table:table-cell>
        </table:table-row>
        <table:table-row table:style-name="ro1">
          <table:table-cell office:value-type="float" office:value="24539424" calcext:value-type="float">
            <text:p>24539424</text:p>
          </table:table-cell>
          <table:table-cell office:value-type="float" office:value="33910864" calcext:value-type="float">
            <text:p>33910864</text:p>
          </table:table-cell>
          <table:table-cell office:value-type="float" office:value="28557328" calcext:value-type="float">
            <text:p>2855732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3073520" calcext:value-type="float">
            <text:p>33073520</text:p>
          </table:table-cell>
          <table:table-cell office:value-type="float" office:value="25848840" calcext:value-type="float">
            <text:p>25848840</text:p>
          </table:table-cell>
          <table:table-cell office:value-type="float" office:value="28095856" calcext:value-type="float">
            <text:p>28095856</text:p>
          </table:table-cell>
          <table:table-cell table:formula="of:=[.A128]+[.B128]+[.C128]+[.D128]+[.E128]+[.F128]+[.G128]" office:value-type="float" office:value="181954920" calcext:value-type="float">
            <text:p>181954920</text:p>
          </table:table-cell>
        </table:table-row>
        <table:table-row table:style-name="ro1">
          <table:table-cell office:value-type="float" office:value="24927800" calcext:value-type="float">
            <text:p>24927800</text:p>
          </table:table-cell>
          <table:table-cell office:value-type="float" office:value="34571328" calcext:value-type="float">
            <text:p>34571328</text:p>
          </table:table-cell>
          <table:table-cell office:value-type="float" office:value="27478840" calcext:value-type="float">
            <text:p>2747884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3156880" calcext:value-type="float">
            <text:p>33156880</text:p>
          </table:table-cell>
          <table:table-cell office:value-type="float" office:value="24842120" calcext:value-type="float">
            <text:p>24842120</text:p>
          </table:table-cell>
          <table:table-cell office:value-type="float" office:value="29173504" calcext:value-type="float">
            <text:p>29173504</text:p>
          </table:table-cell>
          <table:table-cell table:formula="of:=[.A129]+[.B129]+[.C129]+[.D129]+[.E129]+[.F129]+[.G129]" office:value-type="float" office:value="182079560" calcext:value-type="float">
            <text:p>182079560</text:p>
          </table:table-cell>
        </table:table-row>
        <table:table-row table:style-name="ro1">
          <table:table-cell office:value-type="float" office:value="18442416" calcext:value-type="float">
            <text:p>18442416</text:p>
          </table:table-cell>
          <table:table-cell office:value-type="float" office:value="34597216" calcext:value-type="float">
            <text:p>34597216</text:p>
          </table:table-cell>
          <table:table-cell office:value-type="float" office:value="27478840" calcext:value-type="float">
            <text:p>2747884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3198184" calcext:value-type="float">
            <text:p>33198184</text:p>
          </table:table-cell>
          <table:table-cell office:value-type="float" office:value="28545408" calcext:value-type="float">
            <text:p>28545408</text:p>
          </table:table-cell>
          <table:table-cell office:value-type="float" office:value="29290616" calcext:value-type="float">
            <text:p>29290616</text:p>
          </table:table-cell>
          <table:table-cell table:formula="of:=[.A130]+[.B130]+[.C130]+[.D130]+[.E130]+[.F130]+[.G130]" office:value-type="float" office:value="179481768" calcext:value-type="float">
            <text:p>179481768</text:p>
          </table:table-cell>
        </table:table-row>
        <table:table-row table:style-name="ro1">
          <table:table-cell office:value-type="float" office:value="18902368" calcext:value-type="float">
            <text:p>18902368</text:p>
          </table:table-cell>
          <table:table-cell office:value-type="float" office:value="34597216" calcext:value-type="float">
            <text:p>34597216</text:p>
          </table:table-cell>
          <table:table-cell office:value-type="float" office:value="27478840" calcext:value-type="float">
            <text:p>2747884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4754440" calcext:value-type="float">
            <text:p>34754440</text:p>
          </table:table-cell>
          <table:table-cell office:value-type="float" office:value="29379008" calcext:value-type="float">
            <text:p>29379008</text:p>
          </table:table-cell>
          <table:table-cell office:value-type="float" office:value="29290616" calcext:value-type="float">
            <text:p>29290616</text:p>
          </table:table-cell>
          <table:table-cell table:formula="of:=[.A131]+[.B131]+[.C131]+[.D131]+[.E131]+[.F131]+[.G131]" office:value-type="float" office:value="182331576" calcext:value-type="float">
            <text:p>182331576</text:p>
          </table:table-cell>
        </table:table-row>
        <table:table-row table:style-name="ro1">
          <table:table-cell office:value-type="float" office:value="19376040" calcext:value-type="float">
            <text:p>19376040</text:p>
          </table:table-cell>
          <table:table-cell office:value-type="float" office:value="34597216" calcext:value-type="float">
            <text:p>34597216</text:p>
          </table:table-cell>
          <table:table-cell office:value-type="float" office:value="27478920" calcext:value-type="float">
            <text:p>2747892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039392" calcext:value-type="float">
            <text:p>36039392</text:p>
          </table:table-cell>
          <table:table-cell office:value-type="float" office:value="29871144" calcext:value-type="float">
            <text:p>29871144</text:p>
          </table:table-cell>
          <table:table-cell office:value-type="float" office:value="30273728" calcext:value-type="float">
            <text:p>30273728</text:p>
          </table:table-cell>
          <table:table-cell table:formula="of:=[.A132]+[.B132]+[.C132]+[.D132]+[.E132]+[.F132]+[.G132]" office:value-type="float" office:value="185565528" calcext:value-type="float">
            <text:p>185565528</text:p>
          </table:table-cell>
        </table:table-row>
        <table:table-row table:style-name="ro1">
          <table:table-cell office:value-type="float" office:value="21119008" calcext:value-type="float">
            <text:p>21119008</text:p>
          </table:table-cell>
          <table:table-cell office:value-type="float" office:value="34923208" calcext:value-type="float">
            <text:p>34923208</text:p>
          </table:table-cell>
          <table:table-cell office:value-type="float" office:value="27640376" calcext:value-type="float">
            <text:p>2764037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156056" calcext:value-type="float">
            <text:p>36156056</text:p>
          </table:table-cell>
          <table:table-cell office:value-type="float" office:value="27412488" calcext:value-type="float">
            <text:p>27412488</text:p>
          </table:table-cell>
          <table:table-cell office:value-type="float" office:value="30283232" calcext:value-type="float">
            <text:p>30283232</text:p>
          </table:table-cell>
          <table:table-cell table:formula="of:=[.A133]+[.B133]+[.C133]+[.D133]+[.E133]+[.F133]+[.G133]" office:value-type="float" office:value="185463456" calcext:value-type="float">
            <text:p>185463456</text:p>
          </table:table-cell>
        </table:table-row>
        <table:table-row table:style-name="ro1">
          <table:table-cell office:value-type="float" office:value="21546240" calcext:value-type="float">
            <text:p>21546240</text:p>
          </table:table-cell>
          <table:table-cell office:value-type="float" office:value="35080536" calcext:value-type="float">
            <text:p>35080536</text:p>
          </table:table-cell>
          <table:table-cell office:value-type="float" office:value="27985480" calcext:value-type="float">
            <text:p>2798548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156056" calcext:value-type="float">
            <text:p>36156056</text:p>
          </table:table-cell>
          <table:table-cell office:value-type="float" office:value="28690536" calcext:value-type="float">
            <text:p>28690536</text:p>
          </table:table-cell>
          <table:table-cell office:value-type="float" office:value="30870608" calcext:value-type="float">
            <text:p>30870608</text:p>
          </table:table-cell>
          <table:table-cell table:formula="of:=[.A134]+[.B134]+[.C134]+[.D134]+[.E134]+[.F134]+[.G134]" office:value-type="float" office:value="188258544" calcext:value-type="float">
            <text:p>188258544</text:p>
          </table:table-cell>
        </table:table-row>
        <table:table-row table:style-name="ro1">
          <table:table-cell office:value-type="float" office:value="22717376" calcext:value-type="float">
            <text:p>22717376</text:p>
          </table:table-cell>
          <table:table-cell office:value-type="float" office:value="35675736" calcext:value-type="float">
            <text:p>35675736</text:p>
          </table:table-cell>
          <table:table-cell office:value-type="float" office:value="28386296" calcext:value-type="float">
            <text:p>2838629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156056" calcext:value-type="float">
            <text:p>36156056</text:p>
          </table:table-cell>
          <table:table-cell office:value-type="float" office:value="29469400" calcext:value-type="float">
            <text:p>29469400</text:p>
          </table:table-cell>
          <table:table-cell office:value-type="float" office:value="28048848" calcext:value-type="float">
            <text:p>28048848</text:p>
          </table:table-cell>
          <table:table-cell table:formula="of:=[.A135]+[.B135]+[.C135]+[.D135]+[.E135]+[.F135]+[.G135]" office:value-type="float" office:value="188382800" calcext:value-type="float">
            <text:p>188382800</text:p>
          </table:table-cell>
        </table:table-row>
        <table:table-row table:style-name="ro1">
          <table:table-cell office:value-type="float" office:value="22717376" calcext:value-type="float">
            <text:p>22717376</text:p>
          </table:table-cell>
          <table:table-cell office:value-type="float" office:value="36338640" calcext:value-type="float">
            <text:p>36338640</text:p>
          </table:table-cell>
          <table:table-cell office:value-type="float" office:value="28553168" calcext:value-type="float">
            <text:p>2855316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246248" calcext:value-type="float">
            <text:p>36246248</text:p>
          </table:table-cell>
          <table:table-cell office:value-type="float" office:value="29890560" calcext:value-type="float">
            <text:p>29890560</text:p>
          </table:table-cell>
          <table:table-cell office:value-type="float" office:value="29744992" calcext:value-type="float">
            <text:p>29744992</text:p>
          </table:table-cell>
          <table:table-cell table:formula="of:=[.A136]+[.B136]+[.C136]+[.D136]+[.E136]+[.F136]+[.G136]" office:value-type="float" office:value="191420072" calcext:value-type="float">
            <text:p>191420072</text:p>
          </table:table-cell>
        </table:table-row>
        <table:table-row table:style-name="ro1">
          <table:table-cell office:value-type="float" office:value="22717456" calcext:value-type="float">
            <text:p>22717456</text:p>
          </table:table-cell>
          <table:table-cell office:value-type="float" office:value="36940432" calcext:value-type="float">
            <text:p>36940432</text:p>
          </table:table-cell>
          <table:table-cell office:value-type="float" office:value="29729760" calcext:value-type="float">
            <text:p>2972976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358088" calcext:value-type="float">
            <text:p>36358088</text:p>
          </table:table-cell>
          <table:table-cell office:value-type="float" office:value="30512192" calcext:value-type="float">
            <text:p>30512192</text:p>
          </table:table-cell>
          <table:table-cell office:value-type="float" office:value="30846336" calcext:value-type="float">
            <text:p>30846336</text:p>
          </table:table-cell>
          <table:table-cell table:formula="of:=[.A137]+[.B137]+[.C137]+[.D137]+[.E137]+[.F137]+[.G137]" office:value-type="float" office:value="195033352" calcext:value-type="float">
            <text:p>195033352</text:p>
          </table:table-cell>
        </table:table-row>
        <table:table-row table:style-name="ro1">
          <table:table-cell office:value-type="float" office:value="22773224" calcext:value-type="float">
            <text:p>22773224</text:p>
          </table:table-cell>
          <table:table-cell office:value-type="float" office:value="31127472" calcext:value-type="float">
            <text:p>31127472</text:p>
          </table:table-cell>
          <table:table-cell office:value-type="float" office:value="30538808" calcext:value-type="float">
            <text:p>3053880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358088" calcext:value-type="float">
            <text:p>36358088</text:p>
          </table:table-cell>
          <table:table-cell office:value-type="float" office:value="30750064" calcext:value-type="float">
            <text:p>30750064</text:p>
          </table:table-cell>
          <table:table-cell office:value-type="float" office:value="31549672" calcext:value-type="float">
            <text:p>31549672</text:p>
          </table:table-cell>
          <table:table-cell table:formula="of:=[.A138]+[.B138]+[.C138]+[.D138]+[.E138]+[.F138]+[.G138]" office:value-type="float" office:value="191026416" calcext:value-type="float">
            <text:p>191026416</text:p>
          </table:table-cell>
        </table:table-row>
        <table:table-row table:style-name="ro1">
          <table:table-cell office:value-type="float" office:value="23243368" calcext:value-type="float">
            <text:p>23243368</text:p>
          </table:table-cell>
          <table:table-cell office:value-type="float" office:value="34630992" calcext:value-type="float">
            <text:p>34630992</text:p>
          </table:table-cell>
          <table:table-cell office:value-type="float" office:value="31032688" calcext:value-type="float">
            <text:p>3103268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358088" calcext:value-type="float">
            <text:p>36358088</text:p>
          </table:table-cell>
          <table:table-cell office:value-type="float" office:value="31265056" calcext:value-type="float">
            <text:p>31265056</text:p>
          </table:table-cell>
          <table:table-cell office:value-type="float" office:value="32336144" calcext:value-type="float">
            <text:p>32336144</text:p>
          </table:table-cell>
          <table:table-cell table:formula="of:=[.A139]+[.B139]+[.C139]+[.D139]+[.E139]+[.F139]+[.G139]" office:value-type="float" office:value="196795424" calcext:value-type="float">
            <text:p>196795424</text:p>
          </table:table-cell>
        </table:table-row>
        <table:table-row table:style-name="ro1">
          <table:table-cell office:value-type="float" office:value="23565744" calcext:value-type="float">
            <text:p>23565744</text:p>
          </table:table-cell>
          <table:table-cell office:value-type="float" office:value="35832040" calcext:value-type="float">
            <text:p>35832040</text:p>
          </table:table-cell>
          <table:table-cell office:value-type="float" office:value="31614448" calcext:value-type="float">
            <text:p>3161444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358088" calcext:value-type="float">
            <text:p>36358088</text:p>
          </table:table-cell>
          <table:table-cell office:value-type="float" office:value="31510456" calcext:value-type="float">
            <text:p>31510456</text:p>
          </table:table-cell>
          <table:table-cell office:value-type="float" office:value="33602240" calcext:value-type="float">
            <text:p>33602240</text:p>
          </table:table-cell>
          <table:table-cell table:formula="of:=[.A140]+[.B140]+[.C140]+[.D140]+[.E140]+[.F140]+[.G140]" office:value-type="float" office:value="200412104" calcext:value-type="float">
            <text:p>200412104</text:p>
          </table:table-cell>
        </table:table-row>
        <table:table-row table:style-name="ro1">
          <table:table-cell office:value-type="float" office:value="24727568" calcext:value-type="float">
            <text:p>24727568</text:p>
          </table:table-cell>
          <table:table-cell office:value-type="float" office:value="36608016" calcext:value-type="float">
            <text:p>36608016</text:p>
          </table:table-cell>
          <table:table-cell office:value-type="float" office:value="31835448" calcext:value-type="float">
            <text:p>3183544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358088" calcext:value-type="float">
            <text:p>36358088</text:p>
          </table:table-cell>
          <table:table-cell office:value-type="float" office:value="32205696" calcext:value-type="float">
            <text:p>32205696</text:p>
          </table:table-cell>
          <table:table-cell office:value-type="float" office:value="34512944" calcext:value-type="float">
            <text:p>34512944</text:p>
          </table:table-cell>
          <table:table-cell table:formula="of:=[.A141]+[.B141]+[.C141]+[.D141]+[.E141]+[.F141]+[.G141]" office:value-type="float" office:value="204176848" calcext:value-type="float">
            <text:p>204176848</text:p>
          </table:table-cell>
        </table:table-row>
        <table:table-row table:style-name="ro1">
          <table:table-cell office:value-type="float" office:value="23675728" calcext:value-type="float">
            <text:p>23675728</text:p>
          </table:table-cell>
          <table:table-cell office:value-type="float" office:value="37923120" calcext:value-type="float">
            <text:p>37923120</text:p>
          </table:table-cell>
          <table:table-cell office:value-type="float" office:value="32408824" calcext:value-type="float">
            <text:p>32408824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358088" calcext:value-type="float">
            <text:p>36358088</text:p>
          </table:table-cell>
          <table:table-cell office:value-type="float" office:value="33458320" calcext:value-type="float">
            <text:p>33458320</text:p>
          </table:table-cell>
          <table:table-cell office:value-type="float" office:value="34951176" calcext:value-type="float">
            <text:p>34951176</text:p>
          </table:table-cell>
          <table:table-cell table:formula="of:=[.A142]+[.B142]+[.C142]+[.D142]+[.E142]+[.F142]+[.G142]" office:value-type="float" office:value="206704344" calcext:value-type="float">
            <text:p>206704344</text:p>
          </table:table-cell>
        </table:table-row>
        <table:table-row table:style-name="ro1">
          <table:table-cell office:value-type="float" office:value="24119296" calcext:value-type="float">
            <text:p>24119296</text:p>
          </table:table-cell>
          <table:table-cell office:value-type="float" office:value="38791216" calcext:value-type="float">
            <text:p>38791216</text:p>
          </table:table-cell>
          <table:table-cell office:value-type="float" office:value="32844112" calcext:value-type="float">
            <text:p>32844112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358088" calcext:value-type="float">
            <text:p>36358088</text:p>
          </table:table-cell>
          <table:table-cell office:value-type="float" office:value="33458400" calcext:value-type="float">
            <text:p>33458400</text:p>
          </table:table-cell>
          <table:table-cell office:value-type="float" office:value="36309176" calcext:value-type="float">
            <text:p>36309176</text:p>
          </table:table-cell>
          <table:table-cell table:formula="of:=[.A143]+[.B143]+[.C143]+[.D143]+[.E143]+[.F143]+[.G143]" office:value-type="float" office:value="209809376" calcext:value-type="float">
            <text:p>209809376</text:p>
          </table:table-cell>
        </table:table-row>
        <table:table-row table:style-name="ro1">
          <table:table-cell office:value-type="float" office:value="24268872" calcext:value-type="float">
            <text:p>24268872</text:p>
          </table:table-cell>
          <table:table-cell office:value-type="float" office:value="39431000" calcext:value-type="float">
            <text:p>39431000</text:p>
          </table:table-cell>
          <table:table-cell office:value-type="float" office:value="34512608" calcext:value-type="float">
            <text:p>3451260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358088" calcext:value-type="float">
            <text:p>36358088</text:p>
          </table:table-cell>
          <table:table-cell office:value-type="float" office:value="33458400" calcext:value-type="float">
            <text:p>33458400</text:p>
          </table:table-cell>
          <table:table-cell office:value-type="float" office:value="34967280" calcext:value-type="float">
            <text:p>34967280</text:p>
          </table:table-cell>
          <table:table-cell table:formula="of:=[.A144]+[.B144]+[.C144]+[.D144]+[.E144]+[.F144]+[.G144]" office:value-type="float" office:value="210925336" calcext:value-type="float">
            <text:p>210925336</text:p>
          </table:table-cell>
        </table:table-row>
        <table:table-row table:style-name="ro1">
          <table:table-cell office:value-type="float" office:value="24282008" calcext:value-type="float">
            <text:p>24282008</text:p>
          </table:table-cell>
          <table:table-cell office:value-type="float" office:value="40273424" calcext:value-type="float">
            <text:p>40273424</text:p>
          </table:table-cell>
          <table:table-cell office:value-type="float" office:value="35429472" calcext:value-type="float">
            <text:p>35429472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499728" calcext:value-type="float">
            <text:p>36499728</text:p>
          </table:table-cell>
          <table:table-cell office:value-type="float" office:value="33580264" calcext:value-type="float">
            <text:p>33580264</text:p>
          </table:table-cell>
          <table:table-cell office:value-type="float" office:value="35196600" calcext:value-type="float">
            <text:p>35196600</text:p>
          </table:table-cell>
          <table:table-cell table:formula="of:=[.A145]+[.B145]+[.C145]+[.D145]+[.E145]+[.F145]+[.G145]" office:value-type="float" office:value="213190584" calcext:value-type="float">
            <text:p>213190584</text:p>
          </table:table-cell>
        </table:table-row>
        <table:table-row table:style-name="ro1">
          <table:table-cell office:value-type="float" office:value="24283608" calcext:value-type="float">
            <text:p>24283608</text:p>
          </table:table-cell>
          <table:table-cell office:value-type="float" office:value="38666824" calcext:value-type="float">
            <text:p>38666824</text:p>
          </table:table-cell>
          <table:table-cell office:value-type="float" office:value="35894416" calcext:value-type="float">
            <text:p>3589441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499728" calcext:value-type="float">
            <text:p>36499728</text:p>
          </table:table-cell>
          <table:table-cell office:value-type="float" office:value="33927464" calcext:value-type="float">
            <text:p>33927464</text:p>
          </table:table-cell>
          <table:table-cell office:value-type="float" office:value="35502360" calcext:value-type="float">
            <text:p>35502360</text:p>
          </table:table-cell>
          <table:table-cell table:formula="of:=[.A146]+[.B146]+[.C146]+[.D146]+[.E146]+[.F146]+[.G146]" office:value-type="float" office:value="212703488" calcext:value-type="float">
            <text:p>212703488</text:p>
          </table:table-cell>
        </table:table-row>
        <table:table-row table:style-name="ro1">
          <table:table-cell office:value-type="float" office:value="24335072" calcext:value-type="float">
            <text:p>24335072</text:p>
          </table:table-cell>
          <table:table-cell office:value-type="float" office:value="39789624" calcext:value-type="float">
            <text:p>39789624</text:p>
          </table:table-cell>
          <table:table-cell office:value-type="float" office:value="35894416" calcext:value-type="float">
            <text:p>3589441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499728" calcext:value-type="float">
            <text:p>36499728</text:p>
          </table:table-cell>
          <table:table-cell office:value-type="float" office:value="35720712" calcext:value-type="float">
            <text:p>35720712</text:p>
          </table:table-cell>
          <table:table-cell office:value-type="float" office:value="35851552" calcext:value-type="float">
            <text:p>35851552</text:p>
          </table:table-cell>
          <table:table-cell table:formula="of:=[.A147]+[.B147]+[.C147]+[.D147]+[.E147]+[.F147]+[.G147]" office:value-type="float" office:value="216020192" calcext:value-type="float">
            <text:p>216020192</text:p>
          </table:table-cell>
        </table:table-row>
        <table:table-row table:style-name="ro1">
          <table:table-cell office:value-type="float" office:value="24406136" calcext:value-type="float">
            <text:p>24406136</text:p>
          </table:table-cell>
          <table:table-cell office:value-type="float" office:value="40418136" calcext:value-type="float">
            <text:p>40418136</text:p>
          </table:table-cell>
          <table:table-cell office:value-type="float" office:value="35894416" calcext:value-type="float">
            <text:p>3589441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499728" calcext:value-type="float">
            <text:p>36499728</text:p>
          </table:table-cell>
          <table:table-cell office:value-type="float" office:value="33595112" calcext:value-type="float">
            <text:p>33595112</text:p>
          </table:table-cell>
          <table:table-cell office:value-type="float" office:value="36504664" calcext:value-type="float">
            <text:p>36504664</text:p>
          </table:table-cell>
          <table:table-cell table:formula="of:=[.A148]+[.B148]+[.C148]+[.D148]+[.E148]+[.F148]+[.G148]" office:value-type="float" office:value="215247280" calcext:value-type="float">
            <text:p>215247280</text:p>
          </table:table-cell>
        </table:table-row>
        <table:table-row table:style-name="ro1">
          <table:table-cell office:value-type="float" office:value="24406288" calcext:value-type="float">
            <text:p>24406288</text:p>
          </table:table-cell>
          <table:table-cell office:value-type="float" office:value="41042768" calcext:value-type="float">
            <text:p>41042768</text:p>
          </table:table-cell>
          <table:table-cell office:value-type="float" office:value="36239336" calcext:value-type="float">
            <text:p>3623933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499728" calcext:value-type="float">
            <text:p>36499728</text:p>
          </table:table-cell>
          <table:table-cell office:value-type="float" office:value="24131536" calcext:value-type="float">
            <text:p>24131536</text:p>
          </table:table-cell>
          <table:table-cell office:value-type="float" office:value="38312992" calcext:value-type="float">
            <text:p>38312992</text:p>
          </table:table-cell>
          <table:table-cell table:formula="of:=[.A149]+[.B149]+[.C149]+[.D149]+[.E149]+[.F149]+[.G149]" office:value-type="float" office:value="208561736" calcext:value-type="float">
            <text:p>208561736</text:p>
          </table:table-cell>
        </table:table-row>
        <table:table-row table:style-name="ro1">
          <table:table-cell office:value-type="float" office:value="24420872" calcext:value-type="float">
            <text:p>24420872</text:p>
          </table:table-cell>
          <table:table-cell office:value-type="float" office:value="28825784" calcext:value-type="float">
            <text:p>28825784</text:p>
          </table:table-cell>
          <table:table-cell office:value-type="float" office:value="38180424" calcext:value-type="float">
            <text:p>38180424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499728" calcext:value-type="float">
            <text:p>36499728</text:p>
          </table:table-cell>
          <table:table-cell office:value-type="float" office:value="24565208" calcext:value-type="float">
            <text:p>24565208</text:p>
          </table:table-cell>
          <table:table-cell office:value-type="float" office:value="38657368" calcext:value-type="float">
            <text:p>38657368</text:p>
          </table:table-cell>
          <table:table-cell table:formula="of:=[.A150]+[.B150]+[.C150]+[.D150]+[.E150]+[.F150]+[.G150]" office:value-type="float" office:value="199078472" calcext:value-type="float">
            <text:p>199078472</text:p>
          </table:table-cell>
        </table:table-row>
        <table:table-row table:style-name="ro1">
          <table:table-cell office:value-type="float" office:value="24661616" calcext:value-type="float">
            <text:p>24661616</text:p>
          </table:table-cell>
          <table:table-cell office:value-type="float" office:value="31819080" calcext:value-type="float">
            <text:p>31819080</text:p>
          </table:table-cell>
          <table:table-cell office:value-type="float" office:value="36950128" calcext:value-type="float">
            <text:p>3695012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499728" calcext:value-type="float">
            <text:p>36499728</text:p>
          </table:table-cell>
          <table:table-cell office:value-type="float" office:value="24696152" calcext:value-type="float">
            <text:p>24696152</text:p>
          </table:table-cell>
          <table:table-cell office:value-type="float" office:value="38657368" calcext:value-type="float">
            <text:p>38657368</text:p>
          </table:table-cell>
          <table:table-cell table:formula="of:=[.A151]+[.B151]+[.C151]+[.D151]+[.E151]+[.F151]+[.G151]" office:value-type="float" office:value="201213160" calcext:value-type="float">
            <text:p>201213160</text:p>
          </table:table-cell>
        </table:table-row>
        <table:table-row table:style-name="ro1">
          <table:table-cell office:value-type="float" office:value="24663176" calcext:value-type="float">
            <text:p>24663176</text:p>
          </table:table-cell>
          <table:table-cell office:value-type="float" office:value="34393640" calcext:value-type="float">
            <text:p>34393640</text:p>
          </table:table-cell>
          <table:table-cell office:value-type="float" office:value="38468120" calcext:value-type="float">
            <text:p>3846812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499728" calcext:value-type="float">
            <text:p>36499728</text:p>
          </table:table-cell>
          <table:table-cell office:value-type="float" office:value="24856872" calcext:value-type="float">
            <text:p>24856872</text:p>
          </table:table-cell>
          <table:table-cell office:value-type="float" office:value="38661456" calcext:value-type="float">
            <text:p>38661456</text:p>
          </table:table-cell>
          <table:table-cell table:formula="of:=[.A152]+[.B152]+[.C152]+[.D152]+[.E152]+[.F152]+[.G152]" office:value-type="float" office:value="205472080" calcext:value-type="float">
            <text:p>205472080</text:p>
          </table:table-cell>
        </table:table-row>
        <table:table-row table:style-name="ro1">
          <table:table-cell office:value-type="float" office:value="24746512" calcext:value-type="float">
            <text:p>24746512</text:p>
          </table:table-cell>
          <table:table-cell office:value-type="float" office:value="37619048" calcext:value-type="float">
            <text:p>37619048</text:p>
          </table:table-cell>
          <table:table-cell office:value-type="float" office:value="39646496" calcext:value-type="float">
            <text:p>3964649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508672" calcext:value-type="float">
            <text:p>36508672</text:p>
          </table:table-cell>
          <table:table-cell office:value-type="float" office:value="27075424" calcext:value-type="float">
            <text:p>27075424</text:p>
          </table:table-cell>
          <table:table-cell office:value-type="float" office:value="39056736" calcext:value-type="float">
            <text:p>39056736</text:p>
          </table:table-cell>
          <table:table-cell table:formula="of:=[.A153]+[.B153]+[.C153]+[.D153]+[.E153]+[.F153]+[.G153]" office:value-type="float" office:value="212581976" calcext:value-type="float">
            <text:p>212581976</text:p>
          </table:table-cell>
        </table:table-row>
        <table:table-row table:style-name="ro1">
          <table:table-cell office:value-type="float" office:value="24845760" calcext:value-type="float">
            <text:p>24845760</text:p>
          </table:table-cell>
          <table:table-cell office:value-type="float" office:value="38325032" calcext:value-type="float">
            <text:p>38325032</text:p>
          </table:table-cell>
          <table:table-cell office:value-type="float" office:value="40550432" calcext:value-type="float">
            <text:p>40550432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508672" calcext:value-type="float">
            <text:p>36508672</text:p>
          </table:table-cell>
          <table:table-cell office:value-type="float" office:value="30466848" calcext:value-type="float">
            <text:p>30466848</text:p>
          </table:table-cell>
          <table:table-cell office:value-type="float" office:value="39330176" calcext:value-type="float">
            <text:p>39330176</text:p>
          </table:table-cell>
          <table:table-cell table:formula="of:=[.A154]+[.B154]+[.C154]+[.D154]+[.E154]+[.F154]+[.G154]" office:value-type="float" office:value="217956008" calcext:value-type="float">
            <text:p>217956008</text:p>
          </table:table-cell>
        </table:table-row>
        <table:table-row table:style-name="ro1">
          <table:table-cell office:value-type="float" office:value="24848424" calcext:value-type="float">
            <text:p>24848424</text:p>
          </table:table-cell>
          <table:table-cell office:value-type="float" office:value="39874800" calcext:value-type="float">
            <text:p>39874800</text:p>
          </table:table-cell>
          <table:table-cell office:value-type="float" office:value="41940248" calcext:value-type="float">
            <text:p>41940248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508672" calcext:value-type="float">
            <text:p>36508672</text:p>
          </table:table-cell>
          <table:table-cell office:value-type="float" office:value="31156736" calcext:value-type="float">
            <text:p>31156736</text:p>
          </table:table-cell>
          <table:table-cell office:value-type="float" office:value="39590112" calcext:value-type="float">
            <text:p>39590112</text:p>
          </table:table-cell>
          <table:table-cell table:formula="of:=[.A155]+[.B155]+[.C155]+[.D155]+[.E155]+[.F155]+[.G155]" office:value-type="float" office:value="221848080" calcext:value-type="float">
            <text:p>221848080</text:p>
          </table:table-cell>
        </table:table-row>
        <table:table-row table:style-name="ro1">
          <table:table-cell office:value-type="float" office:value="24849240" calcext:value-type="float">
            <text:p>24849240</text:p>
          </table:table-cell>
          <table:table-cell office:value-type="float" office:value="40223416" calcext:value-type="float">
            <text:p>40223416</text:p>
          </table:table-cell>
          <table:table-cell office:value-type="float" office:value="43232984" calcext:value-type="float">
            <text:p>43232984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508672" calcext:value-type="float">
            <text:p>36508672</text:p>
          </table:table-cell>
          <table:table-cell office:value-type="float" office:value="32354840" calcext:value-type="float">
            <text:p>32354840</text:p>
          </table:table-cell>
          <table:table-cell office:value-type="float" office:value="41051920" calcext:value-type="float">
            <text:p>41051920</text:p>
          </table:table-cell>
          <table:table-cell table:formula="of:=[.A156]+[.B156]+[.C156]+[.D156]+[.E156]+[.F156]+[.G156]" office:value-type="float" office:value="226150160" calcext:value-type="float">
            <text:p>226150160</text:p>
          </table:table-cell>
        </table:table-row>
        <table:table-row table:style-name="ro1">
          <table:table-cell office:value-type="float" office:value="24850464" calcext:value-type="float">
            <text:p>24850464</text:p>
          </table:table-cell>
          <table:table-cell office:value-type="float" office:value="41560240" calcext:value-type="float">
            <text:p>41560240</text:p>
          </table:table-cell>
          <table:table-cell office:value-type="float" office:value="44051744" calcext:value-type="float">
            <text:p>44051744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508672" calcext:value-type="float">
            <text:p>36508672</text:p>
          </table:table-cell>
          <table:table-cell office:value-type="float" office:value="32750768" calcext:value-type="float">
            <text:p>32750768</text:p>
          </table:table-cell>
          <table:table-cell office:value-type="float" office:value="42558360" calcext:value-type="float">
            <text:p>42558360</text:p>
          </table:table-cell>
          <table:table-cell table:formula="of:=[.A157]+[.B157]+[.C157]+[.D157]+[.E157]+[.F157]+[.G157]" office:value-type="float" office:value="230209336" calcext:value-type="float">
            <text:p>230209336</text:p>
          </table:table-cell>
        </table:table-row>
        <table:table-row table:style-name="ro1">
          <table:table-cell office:value-type="float" office:value="24865336" calcext:value-type="float">
            <text:p>24865336</text:p>
          </table:table-cell>
          <table:table-cell office:value-type="float" office:value="41560240" calcext:value-type="float">
            <text:p>41560240</text:p>
          </table:table-cell>
          <table:table-cell office:value-type="float" office:value="42345920" calcext:value-type="float">
            <text:p>42345920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601424" calcext:value-type="float">
            <text:p>36601424</text:p>
          </table:table-cell>
          <table:table-cell office:value-type="float" office:value="34728632" calcext:value-type="float">
            <text:p>34728632</text:p>
          </table:table-cell>
          <table:table-cell office:value-type="float" office:value="37697320" calcext:value-type="float">
            <text:p>37697320</text:p>
          </table:table-cell>
          <table:table-cell table:formula="of:=[.A158]+[.B158]+[.C158]+[.D158]+[.E158]+[.F158]+[.G158]" office:value-type="float" office:value="225727960" calcext:value-type="float">
            <text:p>225727960</text:p>
          </table:table-cell>
        </table:table-row>
        <table:table-row table:style-name="ro1">
          <table:table-cell office:value-type="float" office:value="25058296" calcext:value-type="float">
            <text:p>25058296</text:p>
          </table:table-cell>
          <table:table-cell office:value-type="float" office:value="41571640" calcext:value-type="float">
            <text:p>41571640</text:p>
          </table:table-cell>
          <table:table-cell office:value-type="float" office:value="29608904" calcext:value-type="float">
            <text:p>29608904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6725552" calcext:value-type="float">
            <text:p>36725552</text:p>
          </table:table-cell>
          <table:table-cell office:value-type="float" office:value="32510360" calcext:value-type="float">
            <text:p>32510360</text:p>
          </table:table-cell>
          <table:table-cell office:value-type="float" office:value="41486048" calcext:value-type="float">
            <text:p>41486048</text:p>
          </table:table-cell>
          <table:table-cell table:formula="of:=[.A159]+[.B159]+[.C159]+[.D159]+[.E159]+[.F159]+[.G159]" office:value-type="float" office:value="214889888" calcext:value-type="float">
            <text:p>214889888</text:p>
          </table:table-cell>
        </table:table-row>
        <table:table-row table:style-name="ro1">
          <table:table-cell office:value-type="float" office:value="26193976" calcext:value-type="float">
            <text:p>26193976</text:p>
          </table:table-cell>
          <table:table-cell office:value-type="float" office:value="41571640" calcext:value-type="float">
            <text:p>41571640</text:p>
          </table:table-cell>
          <table:table-cell office:value-type="float" office:value="30628136" calcext:value-type="float">
            <text:p>30628136</text:p>
          </table:table-cell>
          <table:table-cell office:value-type="float" office:value="7929088" calcext:value-type="float">
            <text:p>7929088</text:p>
          </table:table-cell>
          <table:table-cell office:value-type="float" office:value="37037264" calcext:value-type="float">
            <text:p>37037264</text:p>
          </table:table-cell>
          <table:table-cell office:value-type="float" office:value="34114992" calcext:value-type="float">
            <text:p>34114992</text:p>
          </table:table-cell>
          <table:table-cell office:value-type="float" office:value="42056168" calcext:value-type="float">
            <text:p>42056168</text:p>
          </table:table-cell>
          <table:table-cell table:formula="of:=[.A160]+[.B160]+[.C160]+[.D160]+[.E160]+[.F160]+[.G160]" office:value-type="float" office:value="219531264" calcext:value-type="float">
            <text:p>219531264</text:p>
          </table:table-cell>
        </table:table-row>
        <table:table-row table:style-name="ro1">
          <table:table-cell office:value-type="float" office:value="26194792" calcext:value-type="float">
            <text:p>26194792</text:p>
          </table:table-cell>
          <table:table-cell office:value-type="float" office:value="41577744" calcext:value-type="float">
            <text:p>41577744</text:p>
          </table:table-cell>
          <table:table-cell office:value-type="float" office:value="32549600" calcext:value-type="float">
            <text:p>32549600</text:p>
          </table:table-cell>
          <table:table-cell office:value-type="float" office:value="0" calcext:value-type="float">
            <text:p>0</text:p>
          </table:table-cell>
          <table:table-cell office:value-type="float" office:value="37161248" calcext:value-type="float">
            <text:p>37161248</text:p>
          </table:table-cell>
          <table:table-cell office:value-type="float" office:value="34274800" calcext:value-type="float">
            <text:p>34274800</text:p>
          </table:table-cell>
          <table:table-cell office:value-type="float" office:value="31673416" calcext:value-type="float">
            <text:p>31673416</text:p>
          </table:table-cell>
          <table:table-cell table:formula="of:=[.A161]+[.B161]+[.C161]+[.D161]+[.E161]+[.F161]+[.G161]" office:value-type="float" office:value="203431600" calcext:value-type="float">
            <text:p>203431600</text:p>
          </table:table-cell>
        </table:table-row>
        <table:table-row table:style-name="ro1">
          <table:table-cell office:value-type="float" office:value="26195608" calcext:value-type="float">
            <text:p>26195608</text:p>
          </table:table-cell>
          <table:table-cell office:value-type="float" office:value="41577744" calcext:value-type="float">
            <text:p>41577744</text:p>
          </table:table-cell>
          <table:table-cell office:value-type="float" office:value="33824920" calcext:value-type="float">
            <text:p>33824920</text:p>
          </table:table-cell>
          <table:table-cell office:value-type="float" office:value="0" calcext:value-type="float">
            <text:p>0</text:p>
          </table:table-cell>
          <table:table-cell office:value-type="float" office:value="37518968" calcext:value-type="float">
            <text:p>37518968</text:p>
          </table:table-cell>
          <table:table-cell office:value-type="float" office:value="35521736" calcext:value-type="float">
            <text:p>35521736</text:p>
          </table:table-cell>
          <table:table-cell office:value-type="float" office:value="31680096" calcext:value-type="float">
            <text:p>31680096</text:p>
          </table:table-cell>
          <table:table-cell table:formula="of:=[.A162]+[.B162]+[.C162]+[.D162]+[.E162]+[.F162]+[.G162]" office:value-type="float" office:value="206319072" calcext:value-type="float">
            <text:p>206319072</text:p>
          </table:table-cell>
        </table:table-row>
        <table:table-row table:style-name="ro1">
          <table:table-cell office:value-type="float" office:value="26212312" calcext:value-type="float">
            <text:p>26212312</text:p>
          </table:table-cell>
          <table:table-cell office:value-type="float" office:value="41809768" calcext:value-type="float">
            <text:p>41809768</text:p>
          </table:table-cell>
          <table:table-cell office:value-type="float" office:value="36048568" calcext:value-type="float">
            <text:p>36048568</text:p>
          </table:table-cell>
          <table:table-cell office:value-type="float" office:value="0" calcext:value-type="float">
            <text:p>0</text:p>
          </table:table-cell>
          <table:table-cell office:value-type="float" office:value="38358144" calcext:value-type="float">
            <text:p>38358144</text:p>
          </table:table-cell>
          <table:table-cell office:value-type="float" office:value="36091136" calcext:value-type="float">
            <text:p>36091136</text:p>
          </table:table-cell>
          <table:table-cell office:value-type="float" office:value="31680504" calcext:value-type="float">
            <text:p>31680504</text:p>
          </table:table-cell>
          <table:table-cell table:formula="of:=[.A163]+[.B163]+[.C163]+[.D163]+[.E163]+[.F163]+[.G163]" office:value-type="float" office:value="210200432" calcext:value-type="float">
            <text:p>210200432</text:p>
          </table:table-cell>
        </table:table-row>
        <table:table-row table:style-name="ro1">
          <table:table-cell office:value-type="float" office:value="26214576" calcext:value-type="float">
            <text:p>26214576</text:p>
          </table:table-cell>
          <table:table-cell office:value-type="float" office:value="41809808" calcext:value-type="float">
            <text:p>41809808</text:p>
          </table:table-cell>
          <table:table-cell office:value-type="float" office:value="37235512" calcext:value-type="float">
            <text:p>37235512</text:p>
          </table:table-cell>
          <table:table-cell office:value-type="float" office:value="0" calcext:value-type="float">
            <text:p>0</text:p>
          </table:table-cell>
          <table:table-cell office:value-type="float" office:value="34002240" calcext:value-type="float">
            <text:p>34002240</text:p>
          </table:table-cell>
          <table:table-cell office:value-type="float" office:value="36115224" calcext:value-type="float">
            <text:p>36115224</text:p>
          </table:table-cell>
          <table:table-cell office:value-type="float" office:value="31690144" calcext:value-type="float">
            <text:p>31690144</text:p>
          </table:table-cell>
          <table:table-cell table:formula="of:=[.A164]+[.B164]+[.C164]+[.D164]+[.E164]+[.F164]+[.G164]" office:value-type="float" office:value="207067504" calcext:value-type="float">
            <text:p>207067504</text:p>
          </table:table-cell>
        </table:table-row>
        <table:table-row table:style-name="ro1">
          <table:table-cell office:value-type="float" office:value="26215760" calcext:value-type="float">
            <text:p>26215760</text:p>
          </table:table-cell>
          <table:table-cell office:value-type="float" office:value="41809808" calcext:value-type="float">
            <text:p>41809808</text:p>
          </table:table-cell>
          <table:table-cell office:value-type="float" office:value="38894648" calcext:value-type="float">
            <text:p>38894648</text:p>
          </table:table-cell>
          <table:table-cell office:value-type="float" office:value="0" calcext:value-type="float">
            <text:p>0</text:p>
          </table:table-cell>
          <table:table-cell office:value-type="float" office:value="34002240" calcext:value-type="float">
            <text:p>34002240</text:p>
          </table:table-cell>
          <table:table-cell office:value-type="float" office:value="30110176" calcext:value-type="float">
            <text:p>30110176</text:p>
          </table:table-cell>
          <table:table-cell office:value-type="float" office:value="31707120" calcext:value-type="float">
            <text:p>31707120</text:p>
          </table:table-cell>
          <table:table-cell table:formula="of:=[.A165]+[.B165]+[.C165]+[.D165]+[.E165]+[.F165]+[.G165]" office:value-type="float" office:value="202739752" calcext:value-type="float">
            <text:p>202739752</text:p>
          </table:table-cell>
        </table:table-row>
        <table:table-row table:style-name="ro1">
          <table:table-cell office:value-type="float" office:value="26216576" calcext:value-type="float">
            <text:p>26216576</text:p>
          </table:table-cell>
          <table:table-cell office:value-type="float" office:value="41809808" calcext:value-type="float">
            <text:p>41809808</text:p>
          </table:table-cell>
          <table:table-cell office:value-type="float" office:value="36166624" calcext:value-type="float">
            <text:p>36166624</text:p>
          </table:table-cell>
          <table:table-cell office:value-type="float" office:value="0" calcext:value-type="float">
            <text:p>0</text:p>
          </table:table-cell>
          <table:table-cell office:value-type="float" office:value="34075880" calcext:value-type="float">
            <text:p>34075880</text:p>
          </table:table-cell>
          <table:table-cell office:value-type="float" office:value="30110176" calcext:value-type="float">
            <text:p>30110176</text:p>
          </table:table-cell>
          <table:table-cell office:value-type="float" office:value="31717536" calcext:value-type="float">
            <text:p>31717536</text:p>
          </table:table-cell>
          <table:table-cell table:formula="of:=[.A166]+[.B166]+[.C166]+[.D166]+[.E166]+[.F166]+[.G166]" office:value-type="float" office:value="200096600" calcext:value-type="float">
            <text:p>200096600</text:p>
          </table:table-cell>
        </table:table-row>
        <table:table-row table:style-name="ro1">
          <table:table-cell office:value-type="float" office:value="27527808" calcext:value-type="float">
            <text:p>27527808</text:p>
          </table:table-cell>
          <table:table-cell office:value-type="float" office:value="41815904" calcext:value-type="float">
            <text:p>41815904</text:p>
          </table:table-cell>
          <table:table-cell office:value-type="float" office:value="36179720" calcext:value-type="float">
            <text:p>36179720</text:p>
          </table:table-cell>
          <table:table-cell office:value-type="float" office:value="0" calcext:value-type="float">
            <text:p>0</text:p>
          </table:table-cell>
          <table:table-cell office:value-type="float" office:value="34532288" calcext:value-type="float">
            <text:p>34532288</text:p>
          </table:table-cell>
          <table:table-cell office:value-type="float" office:value="30110176" calcext:value-type="float">
            <text:p>30110176</text:p>
          </table:table-cell>
          <table:table-cell office:value-type="float" office:value="31718760" calcext:value-type="float">
            <text:p>31718760</text:p>
          </table:table-cell>
          <table:table-cell table:formula="of:=[.A167]+[.B167]+[.C167]+[.D167]+[.E167]+[.F167]+[.G167]" office:value-type="float" office:value="201884656" calcext:value-type="float">
            <text:p>201884656</text:p>
          </table:table-cell>
        </table:table-row>
        <table:table-row table:style-name="ro1">
          <table:table-cell office:value-type="float" office:value="27689064" calcext:value-type="float">
            <text:p>27689064</text:p>
          </table:table-cell>
          <table:table-cell office:value-type="float" office:value="41815904" calcext:value-type="float">
            <text:p>41815904</text:p>
          </table:table-cell>
          <table:table-cell office:value-type="float" office:value="36180800" calcext:value-type="float">
            <text:p>36180800</text:p>
          </table:table-cell>
          <table:table-cell office:value-type="float" office:value="0" calcext:value-type="float">
            <text:p>0</text:p>
          </table:table-cell>
          <table:table-cell office:value-type="float" office:value="36956656" calcext:value-type="float">
            <text:p>36956656</text:p>
          </table:table-cell>
          <table:table-cell office:value-type="float" office:value="30126144" calcext:value-type="float">
            <text:p>30126144</text:p>
          </table:table-cell>
          <table:table-cell office:value-type="float" office:value="31725880" calcext:value-type="float">
            <text:p>31725880</text:p>
          </table:table-cell>
          <table:table-cell table:formula="of:=[.A168]+[.B168]+[.C168]+[.D168]+[.E168]+[.F168]+[.G168]" office:value-type="float" office:value="204494448" calcext:value-type="float">
            <text:p>204494448</text:p>
          </table:table-cell>
        </table:table-row>
        <table:table-row table:style-name="ro1">
          <table:table-cell office:value-type="float" office:value="27690288" calcext:value-type="float">
            <text:p>27690288</text:p>
          </table:table-cell>
          <table:table-cell office:value-type="float" office:value="41822008" calcext:value-type="float">
            <text:p>41822008</text:p>
          </table:table-cell>
          <table:table-cell office:value-type="float" office:value="36197768" calcext:value-type="float">
            <text:p>36197768</text:p>
          </table:table-cell>
          <table:table-cell office:value-type="float" office:value="0" calcext:value-type="float">
            <text:p>0</text:p>
          </table:table-cell>
          <table:table-cell office:value-type="float" office:value="38276224" calcext:value-type="float">
            <text:p>38276224</text:p>
          </table:table-cell>
          <table:table-cell office:value-type="float" office:value="30327576" calcext:value-type="float">
            <text:p>30327576</text:p>
          </table:table-cell>
          <table:table-cell office:value-type="float" office:value="31768240" calcext:value-type="float">
            <text:p>31768240</text:p>
          </table:table-cell>
          <table:table-cell table:formula="of:=[.A169]+[.B169]+[.C169]+[.D169]+[.E169]+[.F169]+[.G169]" office:value-type="float" office:value="206082104" calcext:value-type="float">
            <text:p>206082104</text:p>
          </table:table-cell>
        </table:table-row>
        <table:table-row table:style-name="ro1">
          <table:table-cell office:value-type="float" office:value="27691104" calcext:value-type="float">
            <text:p>27691104</text:p>
          </table:table-cell>
          <table:table-cell office:value-type="float" office:value="41822008" calcext:value-type="float">
            <text:p>41822008</text:p>
          </table:table-cell>
          <table:table-cell office:value-type="float" office:value="36199368" calcext:value-type="float">
            <text:p>36199368</text:p>
          </table:table-cell>
          <table:table-cell office:value-type="float" office:value="0" calcext:value-type="float">
            <text:p>0</text:p>
          </table:table-cell>
          <table:table-cell office:value-type="float" office:value="35596752" calcext:value-type="float">
            <text:p>35596752</text:p>
          </table:table-cell>
          <table:table-cell office:value-type="float" office:value="30413288" calcext:value-type="float">
            <text:p>30413288</text:p>
          </table:table-cell>
          <table:table-cell office:value-type="float" office:value="31776520" calcext:value-type="float">
            <text:p>31776520</text:p>
          </table:table-cell>
          <table:table-cell table:formula="of:=[.A170]+[.B170]+[.C170]+[.D170]+[.E170]+[.F170]+[.G170]" office:value-type="float" office:value="203499040" calcext:value-type="float">
            <text:p>203499040</text:p>
          </table:table-cell>
        </table:table-row>
        <table:table-row table:style-name="ro1">
          <table:table-cell office:value-type="float" office:value="27714456" calcext:value-type="float">
            <text:p>27714456</text:p>
          </table:table-cell>
          <table:table-cell office:value-type="float" office:value="41955648" calcext:value-type="float">
            <text:p>41955648</text:p>
          </table:table-cell>
          <table:table-cell office:value-type="float" office:value="36492680" calcext:value-type="float">
            <text:p>36492680</text:p>
          </table:table-cell>
          <table:table-cell office:value-type="float" office:value="0" calcext:value-type="float">
            <text:p>0</text:p>
          </table:table-cell>
          <table:table-cell office:value-type="float" office:value="38032288" calcext:value-type="float">
            <text:p>38032288</text:p>
          </table:table-cell>
          <table:table-cell office:value-type="float" office:value="30413288" calcext:value-type="float">
            <text:p>30413288</text:p>
          </table:table-cell>
          <table:table-cell office:value-type="float" office:value="31777336" calcext:value-type="float">
            <text:p>31777336</text:p>
          </table:table-cell>
          <table:table-cell table:formula="of:=[.A171]+[.B171]+[.C171]+[.D171]+[.E171]+[.F171]+[.G171]" office:value-type="float" office:value="206385696" calcext:value-type="float">
            <text:p>206385696</text:p>
          </table:table-cell>
        </table:table-row>
        <table:table-row table:style-name="ro1">
          <table:table-cell office:value-type="float" office:value="28037168" calcext:value-type="float">
            <text:p>28037168</text:p>
          </table:table-cell>
          <table:table-cell office:value-type="float" office:value="41955648" calcext:value-type="float">
            <text:p>41955648</text:p>
          </table:table-cell>
          <table:table-cell office:value-type="float" office:value="36186192" calcext:value-type="float">
            <text:p>36186192</text:p>
          </table:table-cell>
          <table:table-cell office:value-type="float" office:value="0" calcext:value-type="float">
            <text:p>0</text:p>
          </table:table-cell>
          <table:table-cell office:value-type="float" office:value="38063440" calcext:value-type="float">
            <text:p>38063440</text:p>
          </table:table-cell>
          <table:table-cell office:value-type="float" office:value="30419392" calcext:value-type="float">
            <text:p>30419392</text:p>
          </table:table-cell>
          <table:table-cell office:value-type="float" office:value="31828640" calcext:value-type="float">
            <text:p>31828640</text:p>
          </table:table-cell>
          <table:table-cell table:formula="of:=[.A172]+[.B172]+[.C172]+[.D172]+[.E172]+[.F172]+[.G172]" office:value-type="float" office:value="206490480" calcext:value-type="float">
            <text:p>206490480</text:p>
          </table:table-cell>
        </table:table-row>
        <table:table-row table:style-name="ro1">
          <table:table-cell office:value-type="float" office:value="28218368" calcext:value-type="float">
            <text:p>28218368</text:p>
          </table:table-cell>
          <table:table-cell office:value-type="float" office:value="41955648" calcext:value-type="float">
            <text:p>41955648</text:p>
          </table:table-cell>
          <table:table-cell office:value-type="float" office:value="36199872" calcext:value-type="float">
            <text:p>36199872</text:p>
          </table:table-cell>
          <table:table-cell office:value-type="float" office:value="0" calcext:value-type="float">
            <text:p>0</text:p>
          </table:table-cell>
          <table:table-cell office:value-type="float" office:value="38190104" calcext:value-type="float">
            <text:p>38190104</text:p>
          </table:table-cell>
          <table:table-cell office:value-type="float" office:value="30419392" calcext:value-type="float">
            <text:p>30419392</text:p>
          </table:table-cell>
          <table:table-cell office:value-type="float" office:value="31849336" calcext:value-type="float">
            <text:p>31849336</text:p>
          </table:table-cell>
          <table:table-cell table:formula="of:=[.A173]+[.B173]+[.C173]+[.D173]+[.E173]+[.F173]+[.G173]" office:value-type="float" office:value="206832720" calcext:value-type="float">
            <text:p>206832720</text:p>
          </table:table-cell>
        </table:table-row>
        <table:table-row table:style-name="ro1">
          <table:table-cell office:value-type="float" office:value="28514136" calcext:value-type="float">
            <text:p>28514136</text:p>
          </table:table-cell>
          <table:table-cell office:value-type="float" office:value="41955648" calcext:value-type="float">
            <text:p>41955648</text:p>
          </table:table-cell>
          <table:table-cell office:value-type="float" office:value="36239032" calcext:value-type="float">
            <text:p>36239032</text:p>
          </table:table-cell>
          <table:table-cell office:value-type="float" office:value="0" calcext:value-type="float">
            <text:p>0</text:p>
          </table:table-cell>
          <table:table-cell office:value-type="float" office:value="38195120" calcext:value-type="float">
            <text:p>38195120</text:p>
          </table:table-cell>
          <table:table-cell office:value-type="float" office:value="30425496" calcext:value-type="float">
            <text:p>30425496</text:p>
          </table:table-cell>
          <table:table-cell office:value-type="float" office:value="31851392" calcext:value-type="float">
            <text:p>31851392</text:p>
          </table:table-cell>
          <table:table-cell table:formula="of:=[.A174]+[.B174]+[.C174]+[.D174]+[.E174]+[.F174]+[.G174]" office:value-type="float" office:value="207180824" calcext:value-type="float">
            <text:p>207180824</text:p>
          </table:table-cell>
        </table:table-row>
        <table:table-row table:style-name="ro1">
          <table:table-cell office:value-type="float" office:value="29353200" calcext:value-type="float">
            <text:p>29353200</text:p>
          </table:table-cell>
          <table:table-cell office:value-type="float" office:value="41961752" calcext:value-type="float">
            <text:p>41961752</text:p>
          </table:table-cell>
          <table:table-cell office:value-type="float" office:value="36253312" calcext:value-type="float">
            <text:p>36253312</text:p>
          </table:table-cell>
          <table:table-cell office:value-type="float" office:value="0" calcext:value-type="float">
            <text:p>0</text:p>
          </table:table-cell>
          <table:table-cell office:value-type="float" office:value="31097336" calcext:value-type="float">
            <text:p>31097336</text:p>
          </table:table-cell>
          <table:table-cell office:value-type="float" office:value="30425496" calcext:value-type="float">
            <text:p>30425496</text:p>
          </table:table-cell>
          <table:table-cell office:value-type="float" office:value="31851816" calcext:value-type="float">
            <text:p>31851816</text:p>
          </table:table-cell>
          <table:table-cell table:formula="of:=[.A175]+[.B175]+[.C175]+[.D175]+[.E175]+[.F175]+[.G175]" office:value-type="float" office:value="200942912" calcext:value-type="float">
            <text:p>200942912</text:p>
          </table:table-cell>
        </table:table-row>
        <table:table-row table:style-name="ro1">
          <table:table-cell office:value-type="float" office:value="29848688" calcext:value-type="float">
            <text:p>29848688</text:p>
          </table:table-cell>
          <table:table-cell office:value-type="float" office:value="41961752" calcext:value-type="float">
            <text:p>41961752</text:p>
          </table:table-cell>
          <table:table-cell office:value-type="float" office:value="36253312" calcext:value-type="float">
            <text:p>36253312</text:p>
          </table:table-cell>
          <table:table-cell office:value-type="float" office:value="0" calcext:value-type="float">
            <text:p>0</text:p>
          </table:table-cell>
          <table:table-cell office:value-type="float" office:value="31156944" calcext:value-type="float">
            <text:p>31156944</text:p>
          </table:table-cell>
          <table:table-cell office:value-type="float" office:value="30431856" calcext:value-type="float">
            <text:p>30431856</text:p>
          </table:table-cell>
          <table:table-cell office:value-type="float" office:value="31854224" calcext:value-type="float">
            <text:p>31854224</text:p>
          </table:table-cell>
          <table:table-cell table:formula="of:=[.A176]+[.B176]+[.C176]+[.D176]+[.E176]+[.F176]+[.G176]" office:value-type="float" office:value="201506776" calcext:value-type="float">
            <text:p>201506776</text:p>
          </table:table-cell>
        </table:table-row>
        <table:table-row table:style-name="ro1">
          <table:table-cell office:value-type="float" office:value="31411688" calcext:value-type="float">
            <text:p>31411688</text:p>
          </table:table-cell>
          <table:table-cell office:value-type="float" office:value="41961752" calcext:value-type="float">
            <text:p>41961752</text:p>
          </table:table-cell>
          <table:table-cell office:value-type="float" office:value="36261096" calcext:value-type="float">
            <text:p>36261096</text:p>
          </table:table-cell>
          <table:table-cell office:value-type="float" office:value="0" calcext:value-type="float">
            <text:p>0</text:p>
          </table:table-cell>
          <table:table-cell office:value-type="float" office:value="31213144" calcext:value-type="float">
            <text:p>31213144</text:p>
          </table:table-cell>
          <table:table-cell office:value-type="float" office:value="30750440" calcext:value-type="float">
            <text:p>30750440</text:p>
          </table:table-cell>
          <table:table-cell office:value-type="float" office:value="31887944" calcext:value-type="float">
            <text:p>31887944</text:p>
          </table:table-cell>
          <table:table-cell table:formula="of:=[.A177]+[.B177]+[.C177]+[.D177]+[.E177]+[.F177]+[.G177]" office:value-type="float" office:value="203486064" calcext:value-type="float">
            <text:p>203486064</text:p>
          </table:table-cell>
        </table:table-row>
        <table:table-row table:style-name="ro1">
          <table:table-cell office:value-type="float" office:value="33236088" calcext:value-type="float">
            <text:p>33236088</text:p>
          </table:table-cell>
          <table:table-cell office:value-type="float" office:value="41967856" calcext:value-type="float">
            <text:p>41967856</text:p>
          </table:table-cell>
          <table:table-cell office:value-type="float" office:value="36276144" calcext:value-type="float">
            <text:p>36276144</text:p>
          </table:table-cell>
          <table:table-cell office:value-type="float" office:value="0" calcext:value-type="float">
            <text:p>0</text:p>
          </table:table-cell>
          <table:table-cell office:value-type="float" office:value="31282856" calcext:value-type="float">
            <text:p>31282856</text:p>
          </table:table-cell>
          <table:table-cell office:value-type="float" office:value="30750440" calcext:value-type="float">
            <text:p>30750440</text:p>
          </table:table-cell>
          <table:table-cell office:value-type="float" office:value="31917680" calcext:value-type="float">
            <text:p>31917680</text:p>
          </table:table-cell>
          <table:table-cell table:formula="of:=[.A178]+[.B178]+[.C178]+[.D178]+[.E178]+[.F178]+[.G178]" office:value-type="float" office:value="205431064" calcext:value-type="float">
            <text:p>205431064</text:p>
          </table:table-cell>
        </table:table-row>
        <table:table-row table:style-name="ro1">
          <table:table-cell office:value-type="float" office:value="35126392" calcext:value-type="float">
            <text:p>35126392</text:p>
          </table:table-cell>
          <table:table-cell office:value-type="float" office:value="42251232" calcext:value-type="float">
            <text:p>42251232</text:p>
          </table:table-cell>
          <table:table-cell office:value-type="float" office:value="36314544" calcext:value-type="float">
            <text:p>36314544</text:p>
          </table:table-cell>
          <table:table-cell office:value-type="float" office:value="0" calcext:value-type="float">
            <text:p>0</text:p>
          </table:table-cell>
          <table:table-cell office:value-type="float" office:value="31352728" calcext:value-type="float">
            <text:p>31352728</text:p>
          </table:table-cell>
          <table:table-cell office:value-type="float" office:value="30759608" calcext:value-type="float">
            <text:p>30759608</text:p>
          </table:table-cell>
          <table:table-cell office:value-type="float" office:value="31925384" calcext:value-type="float">
            <text:p>31925384</text:p>
          </table:table-cell>
          <table:table-cell table:formula="of:=[.A179]+[.B179]+[.C179]+[.D179]+[.E179]+[.F179]+[.G179]" office:value-type="float" office:value="207729888" calcext:value-type="float">
            <text:p>207729888</text:p>
          </table:table-cell>
        </table:table-row>
        <table:table-row table:style-name="ro1">
          <table:table-cell office:value-type="float" office:value="32870952" calcext:value-type="float">
            <text:p>32870952</text:p>
          </table:table-cell>
          <table:table-cell office:value-type="float" office:value="44108616" calcext:value-type="float">
            <text:p>44108616</text:p>
          </table:table-cell>
          <table:table-cell office:value-type="float" office:value="36316648" calcext:value-type="float">
            <text:p>36316648</text:p>
          </table:table-cell>
          <table:table-cell office:value-type="float" office:value="0" calcext:value-type="float">
            <text:p>0</text:p>
          </table:table-cell>
          <table:table-cell office:value-type="float" office:value="31480144" calcext:value-type="float">
            <text:p>31480144</text:p>
          </table:table-cell>
          <table:table-cell office:value-type="float" office:value="30765992" calcext:value-type="float">
            <text:p>30765992</text:p>
          </table:table-cell>
          <table:table-cell office:value-type="float" office:value="31926200" calcext:value-type="float">
            <text:p>31926200</text:p>
          </table:table-cell>
          <table:table-cell table:formula="of:=[.A180]+[.B180]+[.C180]+[.D180]+[.E180]+[.F180]+[.G180]" office:value-type="float" office:value="207468552" calcext:value-type="float">
            <text:p>207468552</text:p>
          </table:table-cell>
        </table:table-row>
        <table:table-row table:style-name="ro1">
          <table:table-cell office:value-type="float" office:value="37843560" calcext:value-type="float">
            <text:p>37843560</text:p>
          </table:table-cell>
          <table:table-cell office:value-type="float" office:value="44108616" calcext:value-type="float">
            <text:p>44108616</text:p>
          </table:table-cell>
          <table:table-cell office:value-type="float" office:value="36323856" calcext:value-type="float">
            <text:p>36323856</text:p>
          </table:table-cell>
          <table:table-cell office:value-type="float" office:value="0" calcext:value-type="float">
            <text:p>0</text:p>
          </table:table-cell>
          <table:table-cell office:value-type="float" office:value="31504432" calcext:value-type="float">
            <text:p>31504432</text:p>
          </table:table-cell>
          <table:table-cell office:value-type="float" office:value="30765992" calcext:value-type="float">
            <text:p>30765992</text:p>
          </table:table-cell>
          <table:table-cell office:value-type="float" office:value="31933120" calcext:value-type="float">
            <text:p>31933120</text:p>
          </table:table-cell>
          <table:table-cell table:formula="of:=[.A181]+[.B181]+[.C181]+[.D181]+[.E181]+[.F181]+[.G181]" office:value-type="float" office:value="212479576" calcext:value-type="float">
            <text:p>212479576</text:p>
          </table:table-cell>
        </table:table-row>
        <table:table-row table:style-name="ro1">
          <table:table-cell office:value-type="float" office:value="37883272" calcext:value-type="float">
            <text:p>37883272</text:p>
          </table:table-cell>
          <table:table-cell office:value-type="float" office:value="44108688" calcext:value-type="float">
            <text:p>44108688</text:p>
          </table:table-cell>
          <table:table-cell office:value-type="float" office:value="36346120" calcext:value-type="float">
            <text:p>36346120</text:p>
          </table:table-cell>
          <table:table-cell office:value-type="float" office:value="0" calcext:value-type="float">
            <text:p>0</text:p>
          </table:table-cell>
          <table:table-cell office:value-type="float" office:value="31510704" calcext:value-type="float">
            <text:p>31510704</text:p>
          </table:table-cell>
          <table:table-cell office:value-type="float" office:value="30772112" calcext:value-type="float">
            <text:p>30772112</text:p>
          </table:table-cell>
          <table:table-cell office:value-type="float" office:value="31934144" calcext:value-type="float">
            <text:p>31934144</text:p>
          </table:table-cell>
          <table:table-cell table:formula="of:=[.A182]+[.B182]+[.C182]+[.D182]+[.E182]+[.F182]+[.G182]" office:value-type="float" office:value="212555040" calcext:value-type="float">
            <text:p>212555040</text:p>
          </table:table-cell>
        </table:table-row>
        <table:table-row table:style-name="ro1">
          <table:table-cell office:value-type="float" office:value="37887144" calcext:value-type="float">
            <text:p>37887144</text:p>
          </table:table-cell>
          <table:table-cell office:value-type="float" office:value="30317880" calcext:value-type="float">
            <text:p>30317880</text:p>
          </table:table-cell>
          <table:table-cell office:value-type="float" office:value="36348128" calcext:value-type="float">
            <text:p>36348128</text:p>
          </table:table-cell>
          <table:table-cell office:value-type="float" office:value="0" calcext:value-type="float">
            <text:p>0</text:p>
          </table:table-cell>
          <table:table-cell office:value-type="float" office:value="31513072" calcext:value-type="float">
            <text:p>31513072</text:p>
          </table:table-cell>
          <table:table-cell office:value-type="float" office:value="30772112" calcext:value-type="float">
            <text:p>30772112</text:p>
          </table:table-cell>
          <table:table-cell office:value-type="float" office:value="31960456" calcext:value-type="float">
            <text:p>31960456</text:p>
          </table:table-cell>
          <table:table-cell table:formula="of:=[.A183]+[.B183]+[.C183]+[.D183]+[.E183]+[.F183]+[.G183]" office:value-type="float" office:value="198798792" calcext:value-type="float">
            <text:p>198798792</text:p>
          </table:table-cell>
        </table:table-row>
        <table:table-row table:style-name="ro1">
          <table:table-cell office:value-type="float" office:value="28794416" calcext:value-type="float">
            <text:p>28794416</text:p>
          </table:table-cell>
          <table:table-cell office:value-type="float" office:value="30597384" calcext:value-type="float">
            <text:p>30597384</text:p>
          </table:table-cell>
          <table:table-cell office:value-type="float" office:value="36348536" calcext:value-type="float">
            <text:p>36348536</text:p>
          </table:table-cell>
          <table:table-cell office:value-type="float" office:value="0" calcext:value-type="float">
            <text:p>0</text:p>
          </table:table-cell>
          <table:table-cell office:value-type="float" office:value="31520024" calcext:value-type="float">
            <text:p>31520024</text:p>
          </table:table-cell>
          <table:table-cell office:value-type="float" office:value="30778232" calcext:value-type="float">
            <text:p>30778232</text:p>
          </table:table-cell>
          <table:table-cell office:value-type="float" office:value="31999240" calcext:value-type="float">
            <text:p>31999240</text:p>
          </table:table-cell>
          <table:table-cell table:formula="of:=[.A184]+[.B184]+[.C184]+[.D184]+[.E184]+[.F184]+[.G184]" office:value-type="float" office:value="190037832" calcext:value-type="float">
            <text:p>190037832</text:p>
          </table:table-cell>
        </table:table-row>
        <table:table-row table:style-name="ro1">
          <table:table-cell office:value-type="float" office:value="33212008" calcext:value-type="float">
            <text:p>33212008</text:p>
          </table:table-cell>
          <table:table-cell office:value-type="float" office:value="30597768" calcext:value-type="float">
            <text:p>30597768</text:p>
          </table:table-cell>
          <table:table-cell office:value-type="float" office:value="36349760" calcext:value-type="float">
            <text:p>36349760</text:p>
          </table:table-cell>
          <table:table-cell office:value-type="float" office:value="0" calcext:value-type="float">
            <text:p>0</text:p>
          </table:table-cell>
          <table:table-cell office:value-type="float" office:value="31520840" calcext:value-type="float">
            <text:p>31520840</text:p>
          </table:table-cell>
          <table:table-cell office:value-type="float" office:value="31162080" calcext:value-type="float">
            <text:p>31162080</text:p>
          </table:table-cell>
          <table:table-cell office:value-type="float" office:value="32001168" calcext:value-type="float">
            <text:p>32001168</text:p>
          </table:table-cell>
          <table:table-cell table:formula="of:=[.A185]+[.B185]+[.C185]+[.D185]+[.E185]+[.F185]+[.G185]" office:value-type="float" office:value="194843624" calcext:value-type="float">
            <text:p>194843624</text:p>
          </table:table-cell>
        </table:table-row>
        <table:table-row table:style-name="ro1">
          <table:table-cell office:value-type="float" office:value="32802720" calcext:value-type="float">
            <text:p>32802720</text:p>
          </table:table-cell>
          <table:table-cell office:value-type="float" office:value="30597768" calcext:value-type="float">
            <text:p>30597768</text:p>
          </table:table-cell>
          <table:table-cell office:value-type="float" office:value="36362072" calcext:value-type="float">
            <text:p>36362072</text:p>
          </table:table-cell>
          <table:table-cell office:value-type="float" office:value="0" calcext:value-type="float">
            <text:p>0</text:p>
          </table:table-cell>
          <table:table-cell office:value-type="float" office:value="31562928" calcext:value-type="float">
            <text:p>31562928</text:p>
          </table:table-cell>
          <table:table-cell office:value-type="float" office:value="31169048" calcext:value-type="float">
            <text:p>31169048</text:p>
          </table:table-cell>
          <table:table-cell office:value-type="float" office:value="32062808" calcext:value-type="float">
            <text:p>32062808</text:p>
          </table:table-cell>
          <table:table-cell table:formula="of:=[.A186]+[.B186]+[.C186]+[.D186]+[.E186]+[.F186]+[.G186]" office:value-type="float" office:value="194557344" calcext:value-type="float">
            <text:p>194557344</text:p>
          </table:table-cell>
        </table:table-row>
        <table:table-row table:style-name="ro1">
          <table:table-cell office:value-type="float" office:value="32892632" calcext:value-type="float">
            <text:p>32892632</text:p>
          </table:table-cell>
          <table:table-cell office:value-type="float" office:value="30597768" calcext:value-type="float">
            <text:p>30597768</text:p>
          </table:table-cell>
          <table:table-cell office:value-type="float" office:value="36382400" calcext:value-type="float">
            <text:p>36382400</text:p>
          </table:table-cell>
          <table:table-cell office:value-type="float" office:value="0" calcext:value-type="float">
            <text:p>0</text:p>
          </table:table-cell>
          <table:table-cell office:value-type="float" office:value="31601640" calcext:value-type="float">
            <text:p>31601640</text:p>
          </table:table-cell>
          <table:table-cell office:value-type="float" office:value="31169048" calcext:value-type="float">
            <text:p>31169048</text:p>
          </table:table-cell>
          <table:table-cell office:value-type="float" office:value="32062808" calcext:value-type="float">
            <text:p>32062808</text:p>
          </table:table-cell>
          <table:table-cell table:formula="of:=[.A187]+[.B187]+[.C187]+[.D187]+[.E187]+[.F187]+[.G187]" office:value-type="float" office:value="194706296" calcext:value-type="float">
            <text:p>194706296</text:p>
          </table:table-cell>
        </table:table-row>
        <table:table-row table:style-name="ro1">
          <table:table-cell office:value-type="float" office:value="32915688" calcext:value-type="float">
            <text:p>32915688</text:p>
          </table:table-cell>
          <table:table-cell office:value-type="float" office:value="30668872" calcext:value-type="float">
            <text:p>30668872</text:p>
          </table:table-cell>
          <table:table-cell office:value-type="float" office:value="36491840" calcext:value-type="float">
            <text:p>36491840</text:p>
          </table:table-cell>
          <table:table-cell office:value-type="float" office:value="0" calcext:value-type="float">
            <text:p>0</text:p>
          </table:table-cell>
          <table:table-cell office:value-type="float" office:value="31609608" calcext:value-type="float">
            <text:p>31609608</text:p>
          </table:table-cell>
          <table:table-cell office:value-type="float" office:value="31169048" calcext:value-type="float">
            <text:p>31169048</text:p>
          </table:table-cell>
          <table:table-cell office:value-type="float" office:value="32075152" calcext:value-type="float">
            <text:p>32075152</text:p>
          </table:table-cell>
          <table:table-cell table:formula="of:=[.A188]+[.B188]+[.C188]+[.D188]+[.E188]+[.F188]+[.G188]" office:value-type="float" office:value="194930208" calcext:value-type="float">
            <text:p>194930208</text:p>
          </table:table-cell>
        </table:table-row>
        <table:table-row table:style-name="ro1">
          <table:table-cell office:value-type="float" office:value="32944480" calcext:value-type="float">
            <text:p>32944480</text:p>
          </table:table-cell>
          <table:table-cell office:value-type="float" office:value="30680056" calcext:value-type="float">
            <text:p>30680056</text:p>
          </table:table-cell>
          <table:table-cell office:value-type="float" office:value="36492656" calcext:value-type="float">
            <text:p>36492656</text:p>
          </table:table-cell>
          <table:table-cell office:value-type="float" office:value="0" calcext:value-type="float">
            <text:p>0</text:p>
          </table:table-cell>
          <table:table-cell office:value-type="float" office:value="31617624" calcext:value-type="float">
            <text:p>31617624</text:p>
          </table:table-cell>
          <table:table-cell office:value-type="float" office:value="31169048" calcext:value-type="float">
            <text:p>31169048</text:p>
          </table:table-cell>
          <table:table-cell office:value-type="float" office:value="32075152" calcext:value-type="float">
            <text:p>32075152</text:p>
          </table:table-cell>
          <table:table-cell table:formula="of:=[.A189]+[.B189]+[.C189]+[.D189]+[.E189]+[.F189]+[.G189]" office:value-type="float" office:value="194979016" calcext:value-type="float">
            <text:p>194979016</text:p>
          </table:table-cell>
        </table:table-row>
        <table:table-row table:style-name="ro1">
          <table:table-cell office:value-type="float" office:value="32950064" calcext:value-type="float">
            <text:p>32950064</text:p>
          </table:table-cell>
          <table:table-cell office:value-type="float" office:value="30680056" calcext:value-type="float">
            <text:p>30680056</text:p>
          </table:table-cell>
          <table:table-cell office:value-type="float" office:value="36493512" calcext:value-type="float">
            <text:p>36493512</text:p>
          </table:table-cell>
          <table:table-cell office:value-type="float" office:value="0" calcext:value-type="float">
            <text:p>0</text:p>
          </table:table-cell>
          <table:table-cell office:value-type="float" office:value="31630248" calcext:value-type="float">
            <text:p>31630248</text:p>
          </table:table-cell>
          <table:table-cell office:value-type="float" office:value="31175272" calcext:value-type="float">
            <text:p>31175272</text:p>
          </table:table-cell>
          <table:table-cell office:value-type="float" office:value="32081256" calcext:value-type="float">
            <text:p>32081256</text:p>
          </table:table-cell>
          <table:table-cell table:formula="of:=[.A190]+[.B190]+[.C190]+[.D190]+[.E190]+[.F190]+[.G190]" office:value-type="float" office:value="195010408" calcext:value-type="float">
            <text:p>195010408</text:p>
          </table:table-cell>
        </table:table-row>
        <table:table-row table:style-name="ro1">
          <table:table-cell office:value-type="float" office:value="32951232" calcext:value-type="float">
            <text:p>32951232</text:p>
          </table:table-cell>
          <table:table-cell office:value-type="float" office:value="30686160" calcext:value-type="float">
            <text:p>30686160</text:p>
          </table:table-cell>
          <table:table-cell office:value-type="float" office:value="36500464" calcext:value-type="float">
            <text:p>36500464</text:p>
          </table:table-cell>
          <table:table-cell office:value-type="float" office:value="0" calcext:value-type="float">
            <text:p>0</text:p>
          </table:table-cell>
          <table:table-cell office:value-type="float" office:value="31631848" calcext:value-type="float">
            <text:p>31631848</text:p>
          </table:table-cell>
          <table:table-cell office:value-type="float" office:value="31176016" calcext:value-type="float">
            <text:p>31176016</text:p>
          </table:table-cell>
          <table:table-cell office:value-type="float" office:value="32081256" calcext:value-type="float">
            <text:p>32081256</text:p>
          </table:table-cell>
          <table:table-cell table:formula="of:=[.A191]+[.B191]+[.C191]+[.D191]+[.E191]+[.F191]+[.G191]" office:value-type="float" office:value="195026976" calcext:value-type="float">
            <text:p>195026976</text:p>
          </table:table-cell>
        </table:table-row>
        <table:table-row table:style-name="ro1">
          <table:table-cell office:value-type="float" office:value="33006080" calcext:value-type="float">
            <text:p>33006080</text:p>
          </table:table-cell>
          <table:table-cell office:value-type="float" office:value="30686160" calcext:value-type="float">
            <text:p>30686160</text:p>
          </table:table-cell>
          <table:table-cell office:value-type="float" office:value="36522680" calcext:value-type="float">
            <text:p>36522680</text:p>
          </table:table-cell>
          <table:table-cell office:value-type="float" office:value="0" calcext:value-type="float">
            <text:p>0</text:p>
          </table:table-cell>
          <table:table-cell office:value-type="float" office:value="31632664" calcext:value-type="float">
            <text:p>31632664</text:p>
          </table:table-cell>
          <table:table-cell office:value-type="float" office:value="31182200" calcext:value-type="float">
            <text:p>31182200</text:p>
          </table:table-cell>
          <table:table-cell office:value-type="float" office:value="32081256" calcext:value-type="float">
            <text:p>32081256</text:p>
          </table:table-cell>
          <table:table-cell table:formula="of:=[.A192]+[.B192]+[.C192]+[.D192]+[.E192]+[.F192]+[.G192]" office:value-type="float" office:value="195111040" calcext:value-type="float">
            <text:p>195111040</text:p>
          </table:table-cell>
        </table:table-row>
        <table:table-row table:style-name="ro1">
          <table:table-cell office:value-type="float" office:value="33007656" calcext:value-type="float">
            <text:p>33007656</text:p>
          </table:table-cell>
          <table:table-cell office:value-type="float" office:value="30686160" calcext:value-type="float">
            <text:p>30686160</text:p>
          </table:table-cell>
          <table:table-cell office:value-type="float" office:value="36529632" calcext:value-type="float">
            <text:p>36529632</text:p>
          </table:table-cell>
          <table:table-cell office:value-type="float" office:value="0" calcext:value-type="float">
            <text:p>0</text:p>
          </table:table-cell>
          <table:table-cell office:value-type="float" office:value="31639208" calcext:value-type="float">
            <text:p>31639208</text:p>
          </table:table-cell>
          <table:table-cell office:value-type="float" office:value="31192640" calcext:value-type="float">
            <text:p>31192640</text:p>
          </table:table-cell>
          <table:table-cell office:value-type="float" office:value="32081256" calcext:value-type="float">
            <text:p>32081256</text:p>
          </table:table-cell>
          <table:table-cell table:formula="of:=[.A193]+[.B193]+[.C193]+[.D193]+[.E193]+[.F193]+[.G193]" office:value-type="float" office:value="195136552" calcext:value-type="float">
            <text:p>195136552</text:p>
          </table:table-cell>
        </table:table-row>
        <table:table-row table:style-name="ro1">
          <table:table-cell office:value-type="float" office:value="32926992" calcext:value-type="float">
            <text:p>32926992</text:p>
          </table:table-cell>
          <table:table-cell office:value-type="float" office:value="30692264" calcext:value-type="float">
            <text:p>30692264</text:p>
          </table:table-cell>
          <table:table-cell office:value-type="float" office:value="36530448" calcext:value-type="float">
            <text:p>36530448</text:p>
          </table:table-cell>
          <table:table-cell office:value-type="float" office:value="0" calcext:value-type="float">
            <text:p>0</text:p>
          </table:table-cell>
          <table:table-cell office:value-type="float" office:value="31640024" calcext:value-type="float">
            <text:p>31640024</text:p>
          </table:table-cell>
          <table:table-cell office:value-type="float" office:value="31192640" calcext:value-type="float">
            <text:p>31192640</text:p>
          </table:table-cell>
          <table:table-cell office:value-type="float" office:value="32081256" calcext:value-type="float">
            <text:p>32081256</text:p>
          </table:table-cell>
          <table:table-cell table:formula="of:=[.A194]+[.B194]+[.C194]+[.D194]+[.E194]+[.F194]+[.G194]" office:value-type="float" office:value="195063624" calcext:value-type="float">
            <text:p>195063624</text:p>
          </table:table-cell>
        </table:table-row>
        <table:table-row table:style-name="ro1">
          <table:table-cell office:value-type="float" office:value="32928920" calcext:value-type="float">
            <text:p>32928920</text:p>
          </table:table-cell>
          <table:table-cell office:value-type="float" office:value="30692264" calcext:value-type="float">
            <text:p>30692264</text:p>
          </table:table-cell>
          <table:table-cell office:value-type="float" office:value="36531672" calcext:value-type="float">
            <text:p>36531672</text:p>
          </table:table-cell>
          <table:table-cell office:value-type="float" office:value="0" calcext:value-type="float">
            <text:p>0</text:p>
          </table:table-cell>
          <table:table-cell office:value-type="float" office:value="31662080" calcext:value-type="float">
            <text:p>31662080</text:p>
          </table:table-cell>
          <table:table-cell office:value-type="float" office:value="31203216" calcext:value-type="float">
            <text:p>31203216</text:p>
          </table:table-cell>
          <table:table-cell office:value-type="float" office:value="32097648" calcext:value-type="float">
            <text:p>32097648</text:p>
          </table:table-cell>
          <table:table-cell table:formula="of:=[.A195]+[.B195]+[.C195]+[.D195]+[.E195]+[.F195]+[.G195]" office:value-type="float" office:value="195115800" calcext:value-type="float">
            <text:p>195115800</text:p>
          </table:table-cell>
        </table:table-row>
        <table:table-row table:style-name="ro1">
          <table:table-cell office:value-type="float" office:value="32934880" calcext:value-type="float">
            <text:p>32934880</text:p>
          </table:table-cell>
          <table:table-cell office:value-type="float" office:value="30698368" calcext:value-type="float">
            <text:p>30698368</text:p>
          </table:table-cell>
          <table:table-cell office:value-type="float" office:value="36556304" calcext:value-type="float">
            <text:p>36556304</text:p>
          </table:table-cell>
          <table:table-cell office:value-type="float" office:value="0" calcext:value-type="float">
            <text:p>0</text:p>
          </table:table-cell>
          <table:table-cell office:value-type="float" office:value="31788984" calcext:value-type="float">
            <text:p>31788984</text:p>
          </table:table-cell>
          <table:table-cell office:value-type="float" office:value="31203216" calcext:value-type="float">
            <text:p>31203216</text:p>
          </table:table-cell>
          <table:table-cell office:value-type="float" office:value="32201160" calcext:value-type="float">
            <text:p>32201160</text:p>
          </table:table-cell>
          <table:table-cell table:formula="of:=[.A196]+[.B196]+[.C196]+[.D196]+[.E196]+[.F196]+[.G196]" office:value-type="float" office:value="195382912" calcext:value-type="float">
            <text:p>195382912</text:p>
          </table:table-cell>
        </table:table-row>
        <table:table-row table:style-name="ro1">
          <table:table-cell office:value-type="float" office:value="32936712" calcext:value-type="float">
            <text:p>32936712</text:p>
          </table:table-cell>
          <table:table-cell office:value-type="float" office:value="30698368" calcext:value-type="float">
            <text:p>30698368</text:p>
          </table:table-cell>
          <table:table-cell office:value-type="float" office:value="36558080" calcext:value-type="float">
            <text:p>36558080</text:p>
          </table:table-cell>
          <table:table-cell office:value-type="float" office:value="0" calcext:value-type="float">
            <text:p>0</text:p>
          </table:table-cell>
          <table:table-cell office:value-type="float" office:value="31789976" calcext:value-type="float">
            <text:p>31789976</text:p>
          </table:table-cell>
          <table:table-cell office:value-type="float" office:value="31203216" calcext:value-type="float">
            <text:p>31203216</text:p>
          </table:table-cell>
          <table:table-cell office:value-type="float" office:value="32207528" calcext:value-type="float">
            <text:p>32207528</text:p>
          </table:table-cell>
          <table:table-cell table:formula="of:=[.A197]+[.B197]+[.C197]+[.D197]+[.E197]+[.F197]+[.G197]" office:value-type="float" office:value="195393880" calcext:value-type="float">
            <text:p>195393880</text:p>
          </table:table-cell>
        </table:table-row>
        <table:table-row table:style-name="ro1">
          <table:table-cell office:value-type="float" office:value="32940968" calcext:value-type="float">
            <text:p>32940968</text:p>
          </table:table-cell>
          <table:table-cell office:value-type="float" office:value="30709112" calcext:value-type="float">
            <text:p>30709112</text:p>
          </table:table-cell>
          <table:table-cell office:value-type="float" office:value="36589712" calcext:value-type="float">
            <text:p>36589712</text:p>
          </table:table-cell>
          <table:table-cell office:value-type="float" office:value="0" calcext:value-type="float">
            <text:p>0</text:p>
          </table:table-cell>
          <table:table-cell office:value-type="float" office:value="31855992" calcext:value-type="float">
            <text:p>31855992</text:p>
          </table:table-cell>
          <table:table-cell office:value-type="float" office:value="31203216" calcext:value-type="float">
            <text:p>31203216</text:p>
          </table:table-cell>
          <table:table-cell office:value-type="float" office:value="32207568" calcext:value-type="float">
            <text:p>32207568</text:p>
          </table:table-cell>
          <table:table-cell table:formula="of:=[.A198]+[.B198]+[.C198]+[.D198]+[.E198]+[.F198]+[.G198]" office:value-type="float" office:value="195506568" calcext:value-type="float">
            <text:p>195506568</text:p>
          </table:table-cell>
        </table:table-row>
        <table:table-row table:style-name="ro1">
          <table:table-cell office:value-type="float" office:value="32979984" calcext:value-type="float">
            <text:p>32979984</text:p>
          </table:table-cell>
          <table:table-cell office:value-type="float" office:value="30709112" calcext:value-type="float">
            <text:p>30709112</text:p>
          </table:table-cell>
          <table:table-cell office:value-type="float" office:value="36590528" calcext:value-type="float">
            <text:p>36590528</text:p>
          </table:table-cell>
          <table:table-cell office:value-type="float" office:value="0" calcext:value-type="float">
            <text:p>0</text:p>
          </table:table-cell>
          <table:table-cell office:value-type="float" office:value="31862328" calcext:value-type="float">
            <text:p>31862328</text:p>
          </table:table-cell>
          <table:table-cell office:value-type="float" office:value="31254504" calcext:value-type="float">
            <text:p>31254504</text:p>
          </table:table-cell>
          <table:table-cell office:value-type="float" office:value="32207568" calcext:value-type="float">
            <text:p>32207568</text:p>
          </table:table-cell>
          <table:table-cell table:formula="of:=[.A199]+[.B199]+[.C199]+[.D199]+[.E199]+[.F199]+[.G199]" office:value-type="float" office:value="195604024" calcext:value-type="float">
            <text:p>195604024</text:p>
          </table:table-cell>
        </table:table-row>
        <table:table-row table:style-name="ro1">
          <table:table-cell office:value-type="float" office:value="32981088" calcext:value-type="float">
            <text:p>32981088</text:p>
          </table:table-cell>
          <table:table-cell office:value-type="float" office:value="30709112" calcext:value-type="float">
            <text:p>30709112</text:p>
          </table:table-cell>
          <table:table-cell office:value-type="float" office:value="36648184" calcext:value-type="float">
            <text:p>36648184</text:p>
          </table:table-cell>
          <table:table-cell office:value-type="float" office:value="0" calcext:value-type="float">
            <text:p>0</text:p>
          </table:table-cell>
          <table:table-cell office:value-type="float" office:value="31862328" calcext:value-type="float">
            <text:p>31862328</text:p>
          </table:table-cell>
          <table:table-cell office:value-type="float" office:value="31254504" calcext:value-type="float">
            <text:p>31254504</text:p>
          </table:table-cell>
          <table:table-cell office:value-type="float" office:value="32213848" calcext:value-type="float">
            <text:p>32213848</text:p>
          </table:table-cell>
          <table:table-cell table:formula="of:=[.A200]+[.B200]+[.C200]+[.D200]+[.E200]+[.F200]+[.G200]" office:value-type="float" office:value="195669064" calcext:value-type="float">
            <text:p>195669064</text:p>
          </table:table-cell>
        </table:table-row>
        <table:table-row table:style-name="ro1">
          <table:table-cell office:value-type="float" office:value="32982192" calcext:value-type="float">
            <text:p>32982192</text:p>
          </table:table-cell>
          <table:table-cell office:value-type="float" office:value="30715352" calcext:value-type="float">
            <text:p>30715352</text:p>
          </table:table-cell>
          <table:table-cell office:value-type="float" office:value="36658456" calcext:value-type="float">
            <text:p>36658456</text:p>
          </table:table-cell>
          <table:table-cell office:value-type="float" office:value="0" calcext:value-type="float">
            <text:p>0</text:p>
          </table:table-cell>
          <table:table-cell office:value-type="float" office:value="31863952" calcext:value-type="float">
            <text:p>31863952</text:p>
          </table:table-cell>
          <table:table-cell office:value-type="float" office:value="31261336" calcext:value-type="float">
            <text:p>31261336</text:p>
          </table:table-cell>
          <table:table-cell office:value-type="float" office:value="32213848" calcext:value-type="float">
            <text:p>32213848</text:p>
          </table:table-cell>
          <table:table-cell table:formula="of:=[.A201]+[.B201]+[.C201]+[.D201]+[.E201]+[.F201]+[.G201]" office:value-type="float" office:value="195695136" calcext:value-type="float">
            <text:p>195695136</text:p>
          </table:table-cell>
        </table:table-row>
        <table:table-row table:style-name="ro1">
          <table:table-cell office:value-type="float" office:value="32984112" calcext:value-type="float">
            <text:p>32984112</text:p>
          </table:table-cell>
          <table:table-cell office:value-type="float" office:value="30715352" calcext:value-type="float">
            <text:p>30715352</text:p>
          </table:table-cell>
          <table:table-cell office:value-type="float" office:value="36671776" calcext:value-type="float">
            <text:p>36671776</text:p>
          </table:table-cell>
          <table:table-cell office:value-type="float" office:value="0" calcext:value-type="float">
            <text:p>0</text:p>
          </table:table-cell>
          <table:table-cell office:value-type="float" office:value="31887392" calcext:value-type="float">
            <text:p>31887392</text:p>
          </table:table-cell>
          <table:table-cell office:value-type="float" office:value="31271176" calcext:value-type="float">
            <text:p>31271176</text:p>
          </table:table-cell>
          <table:table-cell office:value-type="float" office:value="32219952" calcext:value-type="float">
            <text:p>32219952</text:p>
          </table:table-cell>
          <table:table-cell table:formula="of:=[.A202]+[.B202]+[.C202]+[.D202]+[.E202]+[.F202]+[.G202]" office:value-type="float" office:value="195749760" calcext:value-type="float">
            <text:p>195749760</text:p>
          </table:table-cell>
        </table:table-row>
        <table:table-row table:style-name="ro1">
          <table:table-cell office:value-type="float" office:value="33045856" calcext:value-type="float">
            <text:p>33045856</text:p>
          </table:table-cell>
          <table:table-cell office:value-type="float" office:value="30721456" calcext:value-type="float">
            <text:p>30721456</text:p>
          </table:table-cell>
          <table:table-cell office:value-type="float" office:value="36673400" calcext:value-type="float">
            <text:p>36673400</text:p>
          </table:table-cell>
          <table:table-cell office:value-type="float" office:value="0" calcext:value-type="float">
            <text:p>0</text:p>
          </table:table-cell>
          <table:table-cell office:value-type="float" office:value="31888848" calcext:value-type="float">
            <text:p>31888848</text:p>
          </table:table-cell>
          <table:table-cell office:value-type="float" office:value="31271176" calcext:value-type="float">
            <text:p>31271176</text:p>
          </table:table-cell>
          <table:table-cell office:value-type="float" office:value="32219952" calcext:value-type="float">
            <text:p>32219952</text:p>
          </table:table-cell>
          <table:table-cell table:formula="of:=[.A203]+[.B203]+[.C203]+[.D203]+[.E203]+[.F203]+[.G203]" office:value-type="float" office:value="195820688" calcext:value-type="float">
            <text:p>195820688</text:p>
          </table:table-cell>
        </table:table-row>
        <table:table-row table:style-name="ro1">
          <table:table-cell office:value-type="float" office:value="33082200" calcext:value-type="float">
            <text:p>33082200</text:p>
          </table:table-cell>
          <table:table-cell office:value-type="float" office:value="30721456" calcext:value-type="float">
            <text:p>30721456</text:p>
          </table:table-cell>
          <table:table-cell office:value-type="float" office:value="36698800" calcext:value-type="float">
            <text:p>36698800</text:p>
          </table:table-cell>
          <table:table-cell office:value-type="float" office:value="0" calcext:value-type="float">
            <text:p>0</text:p>
          </table:table-cell>
          <table:table-cell office:value-type="float" office:value="31922808" calcext:value-type="float">
            <text:p>31922808</text:p>
          </table:table-cell>
          <table:table-cell office:value-type="float" office:value="31277344" calcext:value-type="float">
            <text:p>31277344</text:p>
          </table:table-cell>
          <table:table-cell office:value-type="float" office:value="32219952" calcext:value-type="float">
            <text:p>32219952</text:p>
          </table:table-cell>
          <table:table-cell table:formula="of:=[.A204]+[.B204]+[.C204]+[.D204]+[.E204]+[.F204]+[.G204]" office:value-type="float" office:value="195922560" calcext:value-type="float">
            <text:p>195922560</text:p>
          </table:table-cell>
        </table:table-row>
        <table:table-row table:style-name="ro1">
          <table:table-cell office:value-type="float" office:value="33082552" calcext:value-type="float">
            <text:p>33082552</text:p>
          </table:table-cell>
          <table:table-cell office:value-type="float" office:value="30727560" calcext:value-type="float">
            <text:p>30727560</text:p>
          </table:table-cell>
          <table:table-cell office:value-type="float" office:value="36699208" calcext:value-type="float">
            <text:p>36699208</text:p>
          </table:table-cell>
          <table:table-cell office:value-type="float" office:value="0" calcext:value-type="float">
            <text:p>0</text:p>
          </table:table-cell>
          <table:table-cell office:value-type="float" office:value="31951944" calcext:value-type="float">
            <text:p>31951944</text:p>
          </table:table-cell>
          <table:table-cell office:value-type="float" office:value="31277344" calcext:value-type="float">
            <text:p>31277344</text:p>
          </table:table-cell>
          <table:table-cell office:value-type="float" office:value="32234464" calcext:value-type="float">
            <text:p>32234464</text:p>
          </table:table-cell>
          <table:table-cell table:formula="of:=[.A205]+[.B205]+[.C205]+[.D205]+[.E205]+[.F205]+[.G205]" office:value-type="float" office:value="195973072" calcext:value-type="float">
            <text:p>195973072</text:p>
          </table:table-cell>
        </table:table-row>
        <table:table-row table:style-name="ro1">
          <table:table-cell office:value-type="float" office:value="33083664" calcext:value-type="float">
            <text:p>33083664</text:p>
          </table:table-cell>
          <table:table-cell office:value-type="float" office:value="30727560" calcext:value-type="float">
            <text:p>30727560</text:p>
          </table:table-cell>
          <table:table-cell office:value-type="float" office:value="36700432" calcext:value-type="float">
            <text:p>36700432</text:p>
          </table:table-cell>
          <table:table-cell office:value-type="float" office:value="0" calcext:value-type="float">
            <text:p>0</text:p>
          </table:table-cell>
          <table:table-cell office:value-type="float" office:value="31951944" calcext:value-type="float">
            <text:p>31951944</text:p>
          </table:table-cell>
          <table:table-cell office:value-type="float" office:value="31283512" calcext:value-type="float">
            <text:p>31283512</text:p>
          </table:table-cell>
          <table:table-cell office:value-type="float" office:value="32234464" calcext:value-type="float">
            <text:p>32234464</text:p>
          </table:table-cell>
          <table:table-cell table:formula="of:=[.A206]+[.B206]+[.C206]+[.D206]+[.E206]+[.F206]+[.G206]" office:value-type="float" office:value="195981576" calcext:value-type="float">
            <text:p>195981576</text:p>
          </table:table-cell>
        </table:table-row>
        <table:table-row table:style-name="ro1">
          <table:table-cell office:value-type="float" office:value="33084800" calcext:value-type="float">
            <text:p>33084800</text:p>
          </table:table-cell>
          <table:table-cell office:value-type="float" office:value="30777224" calcext:value-type="float">
            <text:p>30777224</text:p>
          </table:table-cell>
          <table:table-cell office:value-type="float" office:value="36780680" calcext:value-type="float">
            <text:p>36780680</text:p>
          </table:table-cell>
          <table:table-cell office:value-type="float" office:value="0" calcext:value-type="float">
            <text:p>0</text:p>
          </table:table-cell>
          <table:table-cell office:value-type="float" office:value="31968192" calcext:value-type="float">
            <text:p>31968192</text:p>
          </table:table-cell>
          <table:table-cell office:value-type="float" office:value="31283512" calcext:value-type="float">
            <text:p>31283512</text:p>
          </table:table-cell>
          <table:table-cell office:value-type="float" office:value="32240832" calcext:value-type="float">
            <text:p>32240832</text:p>
          </table:table-cell>
          <table:table-cell table:formula="of:=[.A207]+[.B207]+[.C207]+[.D207]+[.E207]+[.F207]+[.G207]" office:value-type="float" office:value="196135240" calcext:value-type="float">
            <text:p>196135240</text:p>
          </table:table-cell>
        </table:table-row>
        <table:table-row table:style-name="ro1">
          <table:table-cell office:value-type="float" office:value="33091936" calcext:value-type="float">
            <text:p>33091936</text:p>
          </table:table-cell>
          <table:table-cell office:value-type="float" office:value="30786360" calcext:value-type="float">
            <text:p>30786360</text:p>
          </table:table-cell>
          <table:table-cell office:value-type="float" office:value="36781720" calcext:value-type="float">
            <text:p>36781720</text:p>
          </table:table-cell>
          <table:table-cell office:value-type="float" office:value="0" calcext:value-type="float">
            <text:p>0</text:p>
          </table:table-cell>
          <table:table-cell office:value-type="float" office:value="31968192" calcext:value-type="float">
            <text:p>31968192</text:p>
          </table:table-cell>
          <table:table-cell office:value-type="float" office:value="31283512" calcext:value-type="float">
            <text:p>31283512</text:p>
          </table:table-cell>
          <table:table-cell office:value-type="float" office:value="32240832" calcext:value-type="float">
            <text:p>32240832</text:p>
          </table:table-cell>
          <table:table-cell table:formula="of:=[.A208]+[.B208]+[.C208]+[.D208]+[.E208]+[.F208]+[.G208]" office:value-type="float" office:value="196152552" calcext:value-type="float">
            <text:p>196152552</text:p>
          </table:table-cell>
        </table:table-row>
        <table:table-row table:style-name="ro1">
          <table:table-cell office:value-type="float" office:value="33130192" calcext:value-type="float">
            <text:p>33130192</text:p>
          </table:table-cell>
          <table:table-cell office:value-type="float" office:value="30786360" calcext:value-type="float">
            <text:p>30786360</text:p>
          </table:table-cell>
          <table:table-cell office:value-type="float" office:value="36787872" calcext:value-type="float">
            <text:p>36787872</text:p>
          </table:table-cell>
          <table:table-cell office:value-type="float" office:value="0" calcext:value-type="float">
            <text:p>0</text:p>
          </table:table-cell>
          <table:table-cell office:value-type="float" office:value="31968192" calcext:value-type="float">
            <text:p>31968192</text:p>
          </table:table-cell>
          <table:table-cell office:value-type="float" office:value="31283512" calcext:value-type="float">
            <text:p>31283512</text:p>
          </table:table-cell>
          <table:table-cell office:value-type="float" office:value="32247784" calcext:value-type="float">
            <text:p>32247784</text:p>
          </table:table-cell>
          <table:table-cell table:formula="of:=[.A209]+[.B209]+[.C209]+[.D209]+[.E209]+[.F209]+[.G209]" office:value-type="float" office:value="196203912" calcext:value-type="float">
            <text:p>196203912</text:p>
          </table:table-cell>
        </table:table-row>
        <table:table-row table:style-name="ro1">
          <table:table-cell office:value-type="float" office:value="33131296" calcext:value-type="float">
            <text:p>33131296</text:p>
          </table:table-cell>
          <table:table-cell office:value-type="float" office:value="30786360" calcext:value-type="float">
            <text:p>30786360</text:p>
          </table:table-cell>
          <table:table-cell office:value-type="float" office:value="36787872" calcext:value-type="float">
            <text:p>36787872</text:p>
          </table:table-cell>
          <table:table-cell office:value-type="float" office:value="0" calcext:value-type="float">
            <text:p>0</text:p>
          </table:table-cell>
          <table:table-cell office:value-type="float" office:value="31968192" calcext:value-type="float">
            <text:p>31968192</text:p>
          </table:table-cell>
          <table:table-cell office:value-type="float" office:value="31283512" calcext:value-type="float">
            <text:p>31283512</text:p>
          </table:table-cell>
          <table:table-cell office:value-type="float" office:value="32247784" calcext:value-type="float">
            <text:p>32247784</text:p>
          </table:table-cell>
          <table:table-cell table:formula="of:=[.A210]+[.B210]+[.C210]+[.D210]+[.E210]+[.F210]+[.G210]" office:value-type="float" office:value="196205016" calcext:value-type="float">
            <text:p>196205016</text:p>
          </table:table-cell>
        </table:table-row>
        <table:table-row table:style-name="ro1">
          <table:table-cell office:value-type="float" office:value="33137912" calcext:value-type="float">
            <text:p>33137912</text:p>
          </table:table-cell>
          <table:table-cell office:value-type="float" office:value="30786360" calcext:value-type="float">
            <text:p>30786360</text:p>
          </table:table-cell>
          <table:table-cell office:value-type="float" office:value="36819608" calcext:value-type="float">
            <text:p>36819608</text:p>
          </table:table-cell>
          <table:table-cell office:value-type="float" office:value="0" calcext:value-type="float">
            <text:p>0</text:p>
          </table:table-cell>
          <table:table-cell office:value-type="float" office:value="31968192" calcext:value-type="float">
            <text:p>31968192</text:p>
          </table:table-cell>
          <table:table-cell office:value-type="float" office:value="31302040" calcext:value-type="float">
            <text:p>31302040</text:p>
          </table:table-cell>
          <table:table-cell office:value-type="float" office:value="32254008" calcext:value-type="float">
            <text:p>32254008</text:p>
          </table:table-cell>
          <table:table-cell table:formula="of:=[.A211]+[.B211]+[.C211]+[.D211]+[.E211]+[.F211]+[.G211]" office:value-type="float" office:value="196268120" calcext:value-type="float">
            <text:p>196268120</text:p>
          </table:table-cell>
        </table:table-row>
        <table:table-row table:style-name="ro1">
          <table:table-cell office:value-type="float" office:value="33150952" calcext:value-type="float">
            <text:p>33150952</text:p>
          </table:table-cell>
          <table:table-cell office:value-type="float" office:value="30793656" calcext:value-type="float">
            <text:p>30793656</text:p>
          </table:table-cell>
          <table:table-cell office:value-type="float" office:value="36830040" calcext:value-type="float">
            <text:p>36830040</text:p>
          </table:table-cell>
          <table:table-cell office:value-type="float" office:value="0" calcext:value-type="float">
            <text:p>0</text:p>
          </table:table-cell>
          <table:table-cell office:value-type="float" office:value="31974392" calcext:value-type="float">
            <text:p>31974392</text:p>
          </table:table-cell>
          <table:table-cell office:value-type="float" office:value="31302040" calcext:value-type="float">
            <text:p>31302040</text:p>
          </table:table-cell>
          <table:table-cell office:value-type="float" office:value="32254008" calcext:value-type="float">
            <text:p>32254008</text:p>
          </table:table-cell>
          <table:table-cell table:formula="of:=[.A212]+[.B212]+[.C212]+[.D212]+[.E212]+[.F212]+[.G212]" office:value-type="float" office:value="196305088" calcext:value-type="float">
            <text:p>196305088</text:p>
          </table:table-cell>
        </table:table-row>
        <table:table-row table:style-name="ro1">
          <table:table-cell office:value-type="float" office:value="33197560" calcext:value-type="float">
            <text:p>33197560</text:p>
          </table:table-cell>
          <table:table-cell office:value-type="float" office:value="30793656" calcext:value-type="float">
            <text:p>30793656</text:p>
          </table:table-cell>
          <table:table-cell office:value-type="float" office:value="36830792" calcext:value-type="float">
            <text:p>36830792</text:p>
          </table:table-cell>
          <table:table-cell office:value-type="float" office:value="0" calcext:value-type="float">
            <text:p>0</text:p>
          </table:table-cell>
          <table:table-cell office:value-type="float" office:value="31974392" calcext:value-type="float">
            <text:p>31974392</text:p>
          </table:table-cell>
          <table:table-cell office:value-type="float" office:value="31308472" calcext:value-type="float">
            <text:p>31308472</text:p>
          </table:table-cell>
          <table:table-cell office:value-type="float" office:value="32254008" calcext:value-type="float">
            <text:p>32254008</text:p>
          </table:table-cell>
          <table:table-cell table:formula="of:=[.A213]+[.B213]+[.C213]+[.D213]+[.E213]+[.F213]+[.G213]" office:value-type="float" office:value="196358880" calcext:value-type="float">
            <text:p>196358880</text:p>
          </table:table-cell>
        </table:table-row>
        <table:table-row table:style-name="ro1">
          <table:table-cell office:value-type="float" office:value="33199448" calcext:value-type="float">
            <text:p>33199448</text:p>
          </table:table-cell>
          <table:table-cell office:value-type="float" office:value="30793656" calcext:value-type="float">
            <text:p>30793656</text:p>
          </table:table-cell>
          <table:table-cell office:value-type="float" office:value="36837696" calcext:value-type="float">
            <text:p>36837696</text:p>
          </table:table-cell>
          <table:table-cell office:value-type="float" office:value="0" calcext:value-type="float">
            <text:p>0</text:p>
          </table:table-cell>
          <table:table-cell office:value-type="float" office:value="32082168" calcext:value-type="float">
            <text:p>32082168</text:p>
          </table:table-cell>
          <table:table-cell office:value-type="float" office:value="31308472" calcext:value-type="float">
            <text:p>31308472</text:p>
          </table:table-cell>
          <table:table-cell office:value-type="float" office:value="32265040" calcext:value-type="float">
            <text:p>32265040</text:p>
          </table:table-cell>
          <table:table-cell table:formula="of:=[.A214]+[.B214]+[.C214]+[.D214]+[.E214]+[.F214]+[.G214]" office:value-type="float" office:value="196486480" calcext:value-type="float">
            <text:p>196486480</text:p>
          </table:table-cell>
        </table:table-row>
        <table:table-row table:style-name="ro1">
          <table:table-cell office:value-type="float" office:value="33205304" calcext:value-type="float">
            <text:p>33205304</text:p>
          </table:table-cell>
          <table:table-cell office:value-type="float" office:value="30800208" calcext:value-type="float">
            <text:p>30800208</text:p>
          </table:table-cell>
          <table:table-cell office:value-type="float" office:value="36868600" calcext:value-type="float">
            <text:p>36868600</text:p>
          </table:table-cell>
          <table:table-cell office:value-type="float" office:value="0" calcext:value-type="float">
            <text:p>0</text:p>
          </table:table-cell>
          <table:table-cell office:value-type="float" office:value="32082208" calcext:value-type="float">
            <text:p>32082208</text:p>
          </table:table-cell>
          <table:table-cell office:value-type="float" office:value="31314640" calcext:value-type="float">
            <text:p>31314640</text:p>
          </table:table-cell>
          <table:table-cell office:value-type="float" office:value="32265040" calcext:value-type="float">
            <text:p>32265040</text:p>
          </table:table-cell>
          <table:table-cell table:formula="of:=[.A215]+[.B215]+[.C215]+[.D215]+[.E215]+[.F215]+[.G215]" office:value-type="float" office:value="196536000" calcext:value-type="float">
            <text:p>196536000</text:p>
          </table:table-cell>
        </table:table-row>
        <table:table-row table:style-name="ro1">
          <table:table-cell office:value-type="float" office:value="33207520" calcext:value-type="float">
            <text:p>33207520</text:p>
          </table:table-cell>
          <table:table-cell office:value-type="float" office:value="30819568" calcext:value-type="float">
            <text:p>30819568</text:p>
          </table:table-cell>
          <table:table-cell office:value-type="float" office:value="36898200" calcext:value-type="float">
            <text:p>36898200</text:p>
          </table:table-cell>
          <table:table-cell office:value-type="float" office:value="0" calcext:value-type="float">
            <text:p>0</text:p>
          </table:table-cell>
          <table:table-cell office:value-type="float" office:value="32082208" calcext:value-type="float">
            <text:p>32082208</text:p>
          </table:table-cell>
          <table:table-cell office:value-type="float" office:value="31314640" calcext:value-type="float">
            <text:p>31314640</text:p>
          </table:table-cell>
          <table:table-cell office:value-type="float" office:value="32271392" calcext:value-type="float">
            <text:p>32271392</text:p>
          </table:table-cell>
          <table:table-cell table:formula="of:=[.A216]+[.B216]+[.C216]+[.D216]+[.E216]+[.F216]+[.G216]" office:value-type="float" office:value="196593528" calcext:value-type="float">
            <text:p>196593528</text:p>
          </table:table-cell>
        </table:table-row>
        <table:table-row table:style-name="ro1">
          <table:table-cell office:value-type="float" office:value="35602256" calcext:value-type="float">
            <text:p>35602256</text:p>
          </table:table-cell>
          <table:table-cell office:value-type="float" office:value="30819568" calcext:value-type="float">
            <text:p>30819568</text:p>
          </table:table-cell>
          <table:table-cell office:value-type="float" office:value="36899696" calcext:value-type="float">
            <text:p>36899696</text:p>
          </table:table-cell>
          <table:table-cell office:value-type="float" office:value="0" calcext:value-type="float">
            <text:p>0</text:p>
          </table:table-cell>
          <table:table-cell office:value-type="float" office:value="32088488" calcext:value-type="float">
            <text:p>32088488</text:p>
          </table:table-cell>
          <table:table-cell office:value-type="float" office:value="31314640" calcext:value-type="float">
            <text:p>31314640</text:p>
          </table:table-cell>
          <table:table-cell office:value-type="float" office:value="32271392" calcext:value-type="float">
            <text:p>32271392</text:p>
          </table:table-cell>
          <table:table-cell table:formula="of:=[.A217]+[.B217]+[.C217]+[.D217]+[.E217]+[.F217]+[.G217]" office:value-type="float" office:value="198996040" calcext:value-type="float">
            <text:p>198996040</text:p>
          </table:table-cell>
        </table:table-row>
        <table:table-row table:style-name="ro1">
          <table:table-cell office:value-type="float" office:value="33293392" calcext:value-type="float">
            <text:p>33293392</text:p>
          </table:table-cell>
          <table:table-cell office:value-type="float" office:value="30819568" calcext:value-type="float">
            <text:p>30819568</text:p>
          </table:table-cell>
          <table:table-cell office:value-type="float" office:value="36975472" calcext:value-type="float">
            <text:p>36975472</text:p>
          </table:table-cell>
          <table:table-cell office:value-type="float" office:value="0" calcext:value-type="float">
            <text:p>0</text:p>
          </table:table-cell>
          <table:table-cell office:value-type="float" office:value="32088488" calcext:value-type="float">
            <text:p>32088488</text:p>
          </table:table-cell>
          <table:table-cell office:value-type="float" office:value="31321064" calcext:value-type="float">
            <text:p>31321064</text:p>
          </table:table-cell>
          <table:table-cell office:value-type="float" office:value="32271392" calcext:value-type="float">
            <text:p>32271392</text:p>
          </table:table-cell>
          <table:table-cell table:formula="of:=[.A218]+[.B218]+[.C218]+[.D218]+[.E218]+[.F218]+[.G218]" office:value-type="float" office:value="196769376" calcext:value-type="float">
            <text:p>196769376</text:p>
          </table:table-cell>
        </table:table-row>
        <table:table-row table:style-name="ro1">
          <table:table-cell office:value-type="float" office:value="33295536" calcext:value-type="float">
            <text:p>33295536</text:p>
          </table:table-cell>
          <table:table-cell office:value-type="float" office:value="30819568" calcext:value-type="float">
            <text:p>30819568</text:p>
          </table:table-cell>
          <table:table-cell office:value-type="float" office:value="36983736" calcext:value-type="float">
            <text:p>36983736</text:p>
          </table:table-cell>
          <table:table-cell office:value-type="float" office:value="0" calcext:value-type="float">
            <text:p>0</text:p>
          </table:table-cell>
          <table:table-cell office:value-type="float" office:value="32094688" calcext:value-type="float">
            <text:p>32094688</text:p>
          </table:table-cell>
          <table:table-cell office:value-type="float" office:value="31321064" calcext:value-type="float">
            <text:p>31321064</text:p>
          </table:table-cell>
          <table:table-cell office:value-type="float" office:value="32277480" calcext:value-type="float">
            <text:p>32277480</text:p>
          </table:table-cell>
          <table:table-cell table:formula="of:=[.A219]+[.B219]+[.C219]+[.D219]+[.E219]+[.F219]+[.G219]" office:value-type="float" office:value="196792072" calcext:value-type="float">
            <text:p>196792072</text:p>
          </table:table-cell>
        </table:table-row>
        <table:table-row table:style-name="ro1">
          <table:table-cell office:value-type="float" office:value="33301432" calcext:value-type="float">
            <text:p>33301432</text:p>
          </table:table-cell>
          <table:table-cell office:value-type="float" office:value="30825792" calcext:value-type="float">
            <text:p>30825792</text:p>
          </table:table-cell>
          <table:table-cell office:value-type="float" office:value="37016624" calcext:value-type="float">
            <text:p>37016624</text:p>
          </table:table-cell>
          <table:table-cell office:value-type="float" office:value="0" calcext:value-type="float">
            <text:p>0</text:p>
          </table:table-cell>
          <table:table-cell office:value-type="float" office:value="32094688" calcext:value-type="float">
            <text:p>32094688</text:p>
          </table:table-cell>
          <table:table-cell office:value-type="float" office:value="31327216" calcext:value-type="float">
            <text:p>31327216</text:p>
          </table:table-cell>
          <table:table-cell office:value-type="float" office:value="32277480" calcext:value-type="float">
            <text:p>32277480</text:p>
          </table:table-cell>
          <table:table-cell table:formula="of:=[.A220]+[.B220]+[.C220]+[.D220]+[.E220]+[.F220]+[.G220]" office:value-type="float" office:value="196843232" calcext:value-type="float">
            <text:p>196843232</text:p>
          </table:table-cell>
        </table:table-row>
        <table:table-row table:style-name="ro1">
          <table:table-cell office:value-type="float" office:value="33497328" calcext:value-type="float">
            <text:p>33497328</text:p>
          </table:table-cell>
          <table:table-cell office:value-type="float" office:value="30825792" calcext:value-type="float">
            <text:p>30825792</text:p>
          </table:table-cell>
          <table:table-cell office:value-type="float" office:value="37038440" calcext:value-type="float">
            <text:p>37038440</text:p>
          </table:table-cell>
          <table:table-cell office:value-type="float" office:value="0" calcext:value-type="float">
            <text:p>0</text:p>
          </table:table-cell>
          <table:table-cell office:value-type="float" office:value="32094688" calcext:value-type="float">
            <text:p>32094688</text:p>
          </table:table-cell>
          <table:table-cell office:value-type="float" office:value="31414608" calcext:value-type="float">
            <text:p>31414608</text:p>
          </table:table-cell>
          <table:table-cell office:value-type="float" office:value="32283568" calcext:value-type="float">
            <text:p>32283568</text:p>
          </table:table-cell>
          <table:table-cell table:formula="of:=[.A221]+[.B221]+[.C221]+[.D221]+[.E221]+[.F221]+[.G221]" office:value-type="float" office:value="197154424" calcext:value-type="float">
            <text:p>197154424</text:p>
          </table:table-cell>
        </table:table-row>
        <table:table-row table:style-name="ro1">
          <table:table-cell office:value-type="float" office:value="33498336" calcext:value-type="float">
            <text:p>33498336</text:p>
          </table:table-cell>
          <table:table-cell office:value-type="float" office:value="30831880" calcext:value-type="float">
            <text:p>30831880</text:p>
          </table:table-cell>
          <table:table-cell office:value-type="float" office:value="37039032" calcext:value-type="float">
            <text:p>37039032</text:p>
          </table:table-cell>
          <table:table-cell office:value-type="float" office:value="0" calcext:value-type="float">
            <text:p>0</text:p>
          </table:table-cell>
          <table:table-cell office:value-type="float" office:value="32094688" calcext:value-type="float">
            <text:p>32094688</text:p>
          </table:table-cell>
          <table:table-cell office:value-type="float" office:value="31421024" calcext:value-type="float">
            <text:p>31421024</text:p>
          </table:table-cell>
          <table:table-cell office:value-type="float" office:value="32283568" calcext:value-type="float">
            <text:p>32283568</text:p>
          </table:table-cell>
          <table:table-cell table:formula="of:=[.A222]+[.B222]+[.C222]+[.D222]+[.E222]+[.F222]+[.G222]" office:value-type="float" office:value="197168528" calcext:value-type="float">
            <text:p>197168528</text:p>
          </table:table-cell>
        </table:table-row>
        <table:table-row table:style-name="ro1">
          <table:table-cell office:value-type="float" office:value="33499808" calcext:value-type="float">
            <text:p>33499808</text:p>
          </table:table-cell>
          <table:table-cell office:value-type="float" office:value="30831880" calcext:value-type="float">
            <text:p>30831880</text:p>
          </table:table-cell>
          <table:table-cell office:value-type="float" office:value="37039624" calcext:value-type="float">
            <text:p>37039624</text:p>
          </table:table-cell>
          <table:table-cell office:value-type="float" office:value="0" calcext:value-type="float">
            <text:p>0</text:p>
          </table:table-cell>
          <table:table-cell office:value-type="float" office:value="32094688" calcext:value-type="float">
            <text:p>32094688</text:p>
          </table:table-cell>
          <table:table-cell office:value-type="float" office:value="31421024" calcext:value-type="float">
            <text:p>31421024</text:p>
          </table:table-cell>
          <table:table-cell office:value-type="float" office:value="32289656" calcext:value-type="float">
            <text:p>32289656</text:p>
          </table:table-cell>
          <table:table-cell table:formula="of:=[.A223]+[.B223]+[.C223]+[.D223]+[.E223]+[.F223]+[.G223]" office:value-type="float" office:value="197176680" calcext:value-type="float">
            <text:p>197176680</text:p>
          </table:table-cell>
        </table:table-row>
        <table:table-row table:style-name="ro1">
          <table:table-cell office:value-type="float" office:value="33500160" calcext:value-type="float">
            <text:p>33500160</text:p>
          </table:table-cell>
          <table:table-cell office:value-type="float" office:value="30837968" calcext:value-type="float">
            <text:p>30837968</text:p>
          </table:table-cell>
          <table:table-cell office:value-type="float" office:value="37048488" calcext:value-type="float">
            <text:p>37048488</text:p>
          </table:table-cell>
          <table:table-cell office:value-type="float" office:value="0" calcext:value-type="float">
            <text:p>0</text:p>
          </table:table-cell>
          <table:table-cell office:value-type="float" office:value="32156664" calcext:value-type="float">
            <text:p>32156664</text:p>
          </table:table-cell>
          <table:table-cell office:value-type="float" office:value="31421024" calcext:value-type="float">
            <text:p>31421024</text:p>
          </table:table-cell>
          <table:table-cell office:value-type="float" office:value="33048664" calcext:value-type="float">
            <text:p>33048664</text:p>
          </table:table-cell>
          <table:table-cell table:formula="of:=[.A224]+[.B224]+[.C224]+[.D224]+[.E224]+[.F224]+[.G224]" office:value-type="float" office:value="198012968" calcext:value-type="float">
            <text:p>198012968</text:p>
          </table:table-cell>
        </table:table-row>
        <table:table-row table:style-name="ro1">
          <table:table-cell office:value-type="float" office:value="33506312" calcext:value-type="float">
            <text:p>33506312</text:p>
          </table:table-cell>
          <table:table-cell office:value-type="float" office:value="30837968" calcext:value-type="float">
            <text:p>30837968</text:p>
          </table:table-cell>
          <table:table-cell office:value-type="float" office:value="37084432" calcext:value-type="float">
            <text:p>37084432</text:p>
          </table:table-cell>
          <table:table-cell office:value-type="float" office:value="0" calcext:value-type="float">
            <text:p>0</text:p>
          </table:table-cell>
          <table:table-cell office:value-type="float" office:value="32156664" calcext:value-type="float">
            <text:p>32156664</text:p>
          </table:table-cell>
          <table:table-cell office:value-type="float" office:value="31421024" calcext:value-type="float">
            <text:p>31421024</text:p>
          </table:table-cell>
          <table:table-cell office:value-type="float" office:value="33048664" calcext:value-type="float">
            <text:p>33048664</text:p>
          </table:table-cell>
          <table:table-cell table:formula="of:=[.A225]+[.B225]+[.C225]+[.D225]+[.E225]+[.F225]+[.G225]" office:value-type="float" office:value="198055064" calcext:value-type="float">
            <text:p>198055064</text:p>
          </table:table-cell>
        </table:table-row>
        <table:table-row table:style-name="ro1">
          <table:table-cell office:value-type="float" office:value="33506664" calcext:value-type="float">
            <text:p>33506664</text:p>
          </table:table-cell>
          <table:table-cell office:value-type="float" office:value="30865832" calcext:value-type="float">
            <text:p>30865832</text:p>
          </table:table-cell>
          <table:table-cell office:value-type="float" office:value="37118992" calcext:value-type="float">
            <text:p>37118992</text:p>
          </table:table-cell>
          <table:table-cell office:value-type="float" office:value="0" calcext:value-type="float">
            <text:p>0</text:p>
          </table:table-cell>
          <table:table-cell office:value-type="float" office:value="32163128" calcext:value-type="float">
            <text:p>32163128</text:p>
          </table:table-cell>
          <table:table-cell office:value-type="float" office:value="31421024" calcext:value-type="float">
            <text:p>31421024</text:p>
          </table:table-cell>
          <table:table-cell office:value-type="float" office:value="33048664" calcext:value-type="float">
            <text:p>33048664</text:p>
          </table:table-cell>
          <table:table-cell table:formula="of:=[.A226]+[.B226]+[.C226]+[.D226]+[.E226]+[.F226]+[.G226]" office:value-type="float" office:value="198124304" calcext:value-type="float">
            <text:p>198124304</text:p>
          </table:table-cell>
        </table:table-row>
        <table:table-row table:style-name="ro1">
          <table:table-cell office:value-type="float" office:value="33548416" calcext:value-type="float">
            <text:p>33548416</text:p>
          </table:table-cell>
          <table:table-cell office:value-type="float" office:value="30865832" calcext:value-type="float">
            <text:p>30865832</text:p>
          </table:table-cell>
          <table:table-cell office:value-type="float" office:value="37119584" calcext:value-type="float">
            <text:p>37119584</text:p>
          </table:table-cell>
          <table:table-cell office:value-type="float" office:value="0" calcext:value-type="float">
            <text:p>0</text:p>
          </table:table-cell>
          <table:table-cell office:value-type="float" office:value="32163128" calcext:value-type="float">
            <text:p>32163128</text:p>
          </table:table-cell>
          <table:table-cell office:value-type="float" office:value="31427176" calcext:value-type="float">
            <text:p>31427176</text:p>
          </table:table-cell>
          <table:table-cell office:value-type="float" office:value="33048664" calcext:value-type="float">
            <text:p>33048664</text:p>
          </table:table-cell>
          <table:table-cell table:formula="of:=[.A227]+[.B227]+[.C227]+[.D227]+[.E227]+[.F227]+[.G227]" office:value-type="float" office:value="198172800" calcext:value-type="float">
            <text:p>198172800</text:p>
          </table:table-cell>
        </table:table-row>
        <table:table-row table:style-name="ro1">
          <table:table-cell office:value-type="float" office:value="33549528" calcext:value-type="float">
            <text:p>33549528</text:p>
          </table:table-cell>
          <table:table-cell office:value-type="float" office:value="30865832" calcext:value-type="float">
            <text:p>30865832</text:p>
          </table:table-cell>
          <table:table-cell office:value-type="float" office:value="37120176" calcext:value-type="float">
            <text:p>37120176</text:p>
          </table:table-cell>
          <table:table-cell office:value-type="float" office:value="0" calcext:value-type="float">
            <text:p>0</text:p>
          </table:table-cell>
          <table:table-cell office:value-type="float" office:value="32163128" calcext:value-type="float">
            <text:p>32163128</text:p>
          </table:table-cell>
          <table:table-cell office:value-type="float" office:value="31427176" calcext:value-type="float">
            <text:p>31427176</text:p>
          </table:table-cell>
          <table:table-cell office:value-type="float" office:value="33054752" calcext:value-type="float">
            <text:p>33054752</text:p>
          </table:table-cell>
          <table:table-cell table:formula="of:=[.A228]+[.B228]+[.C228]+[.D228]+[.E228]+[.F228]+[.G228]" office:value-type="float" office:value="198180592" calcext:value-type="float">
            <text:p>198180592</text:p>
          </table:table-cell>
        </table:table-row>
        <table:table-row table:style-name="ro1">
          <table:table-cell office:value-type="float" office:value="33555288" calcext:value-type="float">
            <text:p>33555288</text:p>
          </table:table-cell>
          <table:table-cell office:value-type="float" office:value="30872456" calcext:value-type="float">
            <text:p>30872456</text:p>
          </table:table-cell>
          <table:table-cell office:value-type="float" office:value="37120768" calcext:value-type="float">
            <text:p>37120768</text:p>
          </table:table-cell>
          <table:table-cell office:value-type="float" office:value="0" calcext:value-type="float">
            <text:p>0</text:p>
          </table:table-cell>
          <table:table-cell office:value-type="float" office:value="32163128" calcext:value-type="float">
            <text:p>32163128</text:p>
          </table:table-cell>
          <table:table-cell office:value-type="float" office:value="31427176" calcext:value-type="float">
            <text:p>31427176</text:p>
          </table:table-cell>
          <table:table-cell office:value-type="float" office:value="33054752" calcext:value-type="float">
            <text:p>33054752</text:p>
          </table:table-cell>
          <table:table-cell table:formula="of:=[.A229]+[.B229]+[.C229]+[.D229]+[.E229]+[.F229]+[.G229]" office:value-type="float" office:value="198193568" calcext:value-type="float">
            <text:p>198193568</text:p>
          </table:table-cell>
        </table:table-row>
        <table:table-row table:style-name="ro1">
          <table:table-cell office:value-type="float" office:value="33556400" calcext:value-type="float">
            <text:p>33556400</text:p>
          </table:table-cell>
          <table:table-cell office:value-type="float" office:value="30872456" calcext:value-type="float">
            <text:p>30872456</text:p>
          </table:table-cell>
          <table:table-cell office:value-type="float" office:value="37160616" calcext:value-type="float">
            <text:p>37160616</text:p>
          </table:table-cell>
          <table:table-cell office:value-type="float" office:value="0" calcext:value-type="float">
            <text:p>0</text:p>
          </table:table-cell>
          <table:table-cell office:value-type="float" office:value="32163128" calcext:value-type="float">
            <text:p>32163128</text:p>
          </table:table-cell>
          <table:table-cell office:value-type="float" office:value="31455568" calcext:value-type="float">
            <text:p>31455568</text:p>
          </table:table-cell>
          <table:table-cell office:value-type="float" office:value="33061592" calcext:value-type="float">
            <text:p>33061592</text:p>
          </table:table-cell>
          <table:table-cell table:formula="of:=[.A230]+[.B230]+[.C230]+[.D230]+[.E230]+[.F230]+[.G230]" office:value-type="float" office:value="198269760" calcext:value-type="float">
            <text:p>198269760</text:p>
          </table:table-cell>
        </table:table-row>
        <table:table-row table:style-name="ro1">
          <table:table-cell office:value-type="float" office:value="33556752" calcext:value-type="float">
            <text:p>33556752</text:p>
          </table:table-cell>
          <table:table-cell office:value-type="float" office:value="30878512" calcext:value-type="float">
            <text:p>30878512</text:p>
          </table:table-cell>
          <table:table-cell office:value-type="float" office:value="37419808" calcext:value-type="float">
            <text:p>37419808</text:p>
          </table:table-cell>
          <table:table-cell office:value-type="float" office:value="0" calcext:value-type="float">
            <text:p>0</text:p>
          </table:table-cell>
          <table:table-cell office:value-type="float" office:value="32170112" calcext:value-type="float">
            <text:p>32170112</text:p>
          </table:table-cell>
          <table:table-cell office:value-type="float" office:value="31455568" calcext:value-type="float">
            <text:p>31455568</text:p>
          </table:table-cell>
          <table:table-cell office:value-type="float" office:value="33061592" calcext:value-type="float">
            <text:p>33061592</text:p>
          </table:table-cell>
          <table:table-cell table:formula="of:=[.A231]+[.B231]+[.C231]+[.D231]+[.E231]+[.F231]+[.G231]" office:value-type="float" office:value="198542344" calcext:value-type="float">
            <text:p>198542344</text:p>
          </table:table-cell>
        </table:table-row>
        <table:table-row table:style-name="ro1">
          <table:table-cell office:value-type="float" office:value="33564472" calcext:value-type="float">
            <text:p>33564472</text:p>
          </table:table-cell>
          <table:table-cell office:value-type="float" office:value="30878512" calcext:value-type="float">
            <text:p>30878512</text:p>
          </table:table-cell>
          <table:table-cell office:value-type="float" office:value="36426880" calcext:value-type="float">
            <text:p>36426880</text:p>
          </table:table-cell>
          <table:table-cell office:value-type="float" office:value="0" calcext:value-type="float">
            <text:p>0</text:p>
          </table:table-cell>
          <table:table-cell office:value-type="float" office:value="32170112" calcext:value-type="float">
            <text:p>32170112</text:p>
          </table:table-cell>
          <table:table-cell office:value-type="float" office:value="31462568" calcext:value-type="float">
            <text:p>31462568</text:p>
          </table:table-cell>
          <table:table-cell office:value-type="float" office:value="33061592" calcext:value-type="float">
            <text:p>33061592</text:p>
          </table:table-cell>
          <table:table-cell table:formula="of:=[.A232]+[.B232]+[.C232]+[.D232]+[.E232]+[.F232]+[.G232]" office:value-type="float" office:value="197564136" calcext:value-type="float">
            <text:p>197564136</text:p>
          </table:table-cell>
        </table:table-row>
        <table:table-row table:style-name="ro1">
          <table:table-cell office:value-type="float" office:value="33564824" calcext:value-type="float">
            <text:p>33564824</text:p>
          </table:table-cell>
          <table:table-cell office:value-type="float" office:value="30878512" calcext:value-type="float">
            <text:p>30878512</text:p>
          </table:table-cell>
          <table:table-cell office:value-type="float" office:value="30150800" calcext:value-type="float">
            <text:p>30150800</text:p>
          </table:table-cell>
          <table:table-cell office:value-type="float" office:value="0" calcext:value-type="float">
            <text:p>0</text:p>
          </table:table-cell>
          <table:table-cell office:value-type="float" office:value="31378504" calcext:value-type="float">
            <text:p>31378504</text:p>
          </table:table-cell>
          <table:table-cell office:value-type="float" office:value="31462568" calcext:value-type="float">
            <text:p>31462568</text:p>
          </table:table-cell>
          <table:table-cell office:value-type="float" office:value="33114904" calcext:value-type="float">
            <text:p>33114904</text:p>
          </table:table-cell>
          <table:table-cell table:formula="of:=[.A233]+[.B233]+[.C233]+[.D233]+[.E233]+[.F233]+[.G233]" office:value-type="float" office:value="190550112" calcext:value-type="float">
            <text:p>190550112</text:p>
          </table:table-cell>
        </table:table-row>
        <table:table-row table:style-name="ro1">
          <table:table-cell office:value-type="float" office:value="33618984" calcext:value-type="float">
            <text:p>33618984</text:p>
          </table:table-cell>
          <table:table-cell office:value-type="float" office:value="30884568" calcext:value-type="float">
            <text:p>30884568</text:p>
          </table:table-cell>
          <table:table-cell office:value-type="float" office:value="30150800" calcext:value-type="float">
            <text:p>30150800</text:p>
          </table:table-cell>
          <table:table-cell office:value-type="float" office:value="0" calcext:value-type="float">
            <text:p>0</text:p>
          </table:table-cell>
          <table:table-cell office:value-type="float" office:value="31378544" calcext:value-type="float">
            <text:p>31378544</text:p>
          </table:table-cell>
          <table:table-cell office:value-type="float" office:value="31617296" calcext:value-type="float">
            <text:p>31617296</text:p>
          </table:table-cell>
          <table:table-cell office:value-type="float" office:value="33114904" calcext:value-type="float">
            <text:p>33114904</text:p>
          </table:table-cell>
          <table:table-cell table:formula="of:=[.A234]+[.B234]+[.C234]+[.D234]+[.E234]+[.F234]+[.G234]" office:value-type="float" office:value="190765096" calcext:value-type="float">
            <text:p>190765096</text:p>
          </table:table-cell>
        </table:table-row>
        <table:table-row table:style-name="ro1">
          <table:table-cell office:value-type="float" office:value="33620784" calcext:value-type="float">
            <text:p>33620784</text:p>
          </table:table-cell>
          <table:table-cell office:value-type="float" office:value="31058576" calcext:value-type="float">
            <text:p>31058576</text:p>
          </table:table-cell>
          <table:table-cell office:value-type="float" office:value="30512360" calcext:value-type="float">
            <text:p>30512360</text:p>
          </table:table-cell>
          <table:table-cell office:value-type="float" office:value="0" calcext:value-type="float">
            <text:p>0</text:p>
          </table:table-cell>
          <table:table-cell office:value-type="float" office:value="31378544" calcext:value-type="float">
            <text:p>31378544</text:p>
          </table:table-cell>
          <table:table-cell office:value-type="float" office:value="31620240" calcext:value-type="float">
            <text:p>31620240</text:p>
          </table:table-cell>
          <table:table-cell office:value-type="float" office:value="32691712" calcext:value-type="float">
            <text:p>32691712</text:p>
          </table:table-cell>
          <table:table-cell table:formula="of:=[.A235]+[.B235]+[.C235]+[.D235]+[.E235]+[.F235]+[.G235]" office:value-type="float" office:value="190882216" calcext:value-type="float">
            <text:p>190882216</text:p>
          </table:table-cell>
        </table:table-row>
        <table:table-row table:style-name="ro1">
          <table:table-cell office:value-type="float" office:value="33626536" calcext:value-type="float">
            <text:p>33626536</text:p>
          </table:table-cell>
          <table:table-cell office:value-type="float" office:value="31065888" calcext:value-type="float">
            <text:p>31065888</text:p>
          </table:table-cell>
          <table:table-cell office:value-type="float" office:value="30772384" calcext:value-type="float">
            <text:p>30772384</text:p>
          </table:table-cell>
          <table:table-cell office:value-type="float" office:value="0" calcext:value-type="float">
            <text:p>0</text:p>
          </table:table-cell>
          <table:table-cell office:value-type="float" office:value="31378544" calcext:value-type="float">
            <text:p>31378544</text:p>
          </table:table-cell>
          <table:table-cell office:value-type="float" office:value="31381024" calcext:value-type="float">
            <text:p>31381024</text:p>
          </table:table-cell>
          <table:table-cell office:value-type="float" office:value="30434168" calcext:value-type="float">
            <text:p>30434168</text:p>
          </table:table-cell>
          <table:table-cell table:formula="of:=[.A236]+[.B236]+[.C236]+[.D236]+[.E236]+[.F236]+[.G236]" office:value-type="float" office:value="188658544" calcext:value-type="float">
            <text:p>188658544</text:p>
          </table:table-cell>
        </table:table-row>
        <table:table-row table:style-name="ro1">
          <table:table-cell office:value-type="float" office:value="33627952" calcext:value-type="float">
            <text:p>33627952</text:p>
          </table:table-cell>
          <table:table-cell office:value-type="float" office:value="31065888" calcext:value-type="float">
            <text:p>31065888</text:p>
          </table:table-cell>
          <table:table-cell office:value-type="float" office:value="30773920" calcext:value-type="float">
            <text:p>30773920</text:p>
          </table:table-cell>
          <table:table-cell office:value-type="float" office:value="0" calcext:value-type="float">
            <text:p>0</text:p>
          </table:table-cell>
          <table:table-cell office:value-type="float" office:value="31378544" calcext:value-type="float">
            <text:p>31378544</text:p>
          </table:table-cell>
          <table:table-cell office:value-type="float" office:value="30694368" calcext:value-type="float">
            <text:p>30694368</text:p>
          </table:table-cell>
          <table:table-cell office:value-type="float" office:value="30434168" calcext:value-type="float">
            <text:p>30434168</text:p>
          </table:table-cell>
          <table:table-cell table:formula="of:=[.A237]+[.B237]+[.C237]+[.D237]+[.E237]+[.F237]+[.G237]" office:value-type="float" office:value="187974840" calcext:value-type="float">
            <text:p>187974840</text:p>
          </table:table-cell>
        </table:table-row>
        <table:table-row table:style-name="ro1">
          <table:table-cell office:value-type="float" office:value="33628248" calcext:value-type="float">
            <text:p>33628248</text:p>
          </table:table-cell>
          <table:table-cell office:value-type="float" office:value="31065888" calcext:value-type="float">
            <text:p>31065888</text:p>
          </table:table-cell>
          <table:table-cell office:value-type="float" office:value="30787536" calcext:value-type="float">
            <text:p>30787536</text:p>
          </table:table-cell>
          <table:table-cell office:value-type="float" office:value="0" calcext:value-type="float">
            <text:p>0</text:p>
          </table:table-cell>
          <table:table-cell office:value-type="float" office:value="31388688" calcext:value-type="float">
            <text:p>31388688</text:p>
          </table:table-cell>
          <table:table-cell office:value-type="float" office:value="30694368" calcext:value-type="float">
            <text:p>30694368</text:p>
          </table:table-cell>
          <table:table-cell office:value-type="float" office:value="30434168" calcext:value-type="float">
            <text:p>30434168</text:p>
          </table:table-cell>
          <table:table-cell table:formula="of:=[.A238]+[.B238]+[.C238]+[.D238]+[.E238]+[.F238]+[.G238]" office:value-type="float" office:value="187998896" calcext:value-type="float">
            <text:p>187998896</text:p>
          </table:table-cell>
        </table:table-row>
        <table:table-row table:style-name="ro1">
          <table:table-cell office:value-type="float" office:value="33669720" calcext:value-type="float">
            <text:p>33669720</text:p>
          </table:table-cell>
          <table:table-cell office:value-type="float" office:value="31065888" calcext:value-type="float">
            <text:p>31065888</text:p>
          </table:table-cell>
          <table:table-cell office:value-type="float" office:value="29908760" calcext:value-type="float">
            <text:p>29908760</text:p>
          </table:table-cell>
          <table:table-cell office:value-type="float" office:value="0" calcext:value-type="float">
            <text:p>0</text:p>
          </table:table-cell>
          <table:table-cell office:value-type="float" office:value="31388688" calcext:value-type="float">
            <text:p>31388688</text:p>
          </table:table-cell>
          <table:table-cell office:value-type="float" office:value="30701248" calcext:value-type="float">
            <text:p>30701248</text:p>
          </table:table-cell>
          <table:table-cell office:value-type="float" office:value="30434168" calcext:value-type="float">
            <text:p>30434168</text:p>
          </table:table-cell>
          <table:table-cell table:formula="of:=[.A239]+[.B239]+[.C239]+[.D239]+[.E239]+[.F239]+[.G239]" office:value-type="float" office:value="187168472" calcext:value-type="float">
            <text:p>187168472</text:p>
          </table:table-cell>
        </table:table-row>
        <table:table-row table:style-name="ro1">
          <table:table-cell office:value-type="float" office:value="33670016" calcext:value-type="float">
            <text:p>33670016</text:p>
          </table:table-cell>
          <table:table-cell office:value-type="float" office:value="31065888" calcext:value-type="float">
            <text:p>31065888</text:p>
          </table:table-cell>
          <table:table-cell office:value-type="float" office:value="29958096" calcext:value-type="float">
            <text:p>29958096</text:p>
          </table:table-cell>
          <table:table-cell office:value-type="float" office:value="0" calcext:value-type="float">
            <text:p>0</text:p>
          </table:table-cell>
          <table:table-cell office:value-type="float" office:value="31397832" calcext:value-type="float">
            <text:p>31397832</text:p>
          </table:table-cell>
          <table:table-cell office:value-type="float" office:value="34320144" calcext:value-type="float">
            <text:p>34320144</text:p>
          </table:table-cell>
          <table:table-cell office:value-type="float" office:value="30454464" calcext:value-type="float">
            <text:p>30454464</text:p>
          </table:table-cell>
          <table:table-cell table:formula="of:=[.A240]+[.B240]+[.C240]+[.D240]+[.E240]+[.F240]+[.G240]" office:value-type="float" office:value="190866440" calcext:value-type="float">
            <text:p>190866440</text:p>
          </table:table-cell>
        </table:table-row>
        <table:table-row table:style-name="ro1">
          <table:table-cell office:value-type="float" office:value="33676248" calcext:value-type="float">
            <text:p>33676248</text:p>
          </table:table-cell>
          <table:table-cell office:value-type="float" office:value="31071968" calcext:value-type="float">
            <text:p>31071968</text:p>
          </table:table-cell>
          <table:table-cell office:value-type="float" office:value="29993152" calcext:value-type="float">
            <text:p>29993152</text:p>
          </table:table-cell>
          <table:table-cell office:value-type="float" office:value="0" calcext:value-type="float">
            <text:p>0</text:p>
          </table:table-cell>
          <table:table-cell office:value-type="float" office:value="31397832" calcext:value-type="float">
            <text:p>31397832</text:p>
          </table:table-cell>
          <table:table-cell office:value-type="float" office:value="37548408" calcext:value-type="float">
            <text:p>37548408</text:p>
          </table:table-cell>
          <table:table-cell office:value-type="float" office:value="30389416" calcext:value-type="float">
            <text:p>30389416</text:p>
          </table:table-cell>
          <table:table-cell table:formula="of:=[.A241]+[.B241]+[.C241]+[.D241]+[.E241]+[.F241]+[.G241]" office:value-type="float" office:value="194077024" calcext:value-type="float">
            <text:p>194077024</text:p>
          </table:table-cell>
        </table:table-row>
        <table:table-row table:style-name="ro1">
          <table:table-cell office:value-type="float" office:value="33677304" calcext:value-type="float">
            <text:p>33677304</text:p>
          </table:table-cell>
          <table:table-cell office:value-type="float" office:value="31071968" calcext:value-type="float">
            <text:p>31071968</text:p>
          </table:table-cell>
          <table:table-cell office:value-type="float" office:value="30006696" calcext:value-type="float">
            <text:p>30006696</text:p>
          </table:table-cell>
          <table:table-cell office:value-type="float" office:value="0" calcext:value-type="float">
            <text:p>0</text:p>
          </table:table-cell>
          <table:table-cell office:value-type="float" office:value="31397832" calcext:value-type="float">
            <text:p>31397832</text:p>
          </table:table-cell>
          <table:table-cell office:value-type="float" office:value="37548408" calcext:value-type="float">
            <text:p>37548408</text:p>
          </table:table-cell>
          <table:table-cell office:value-type="float" office:value="28129376" calcext:value-type="float">
            <text:p>28129376</text:p>
          </table:table-cell>
          <table:table-cell table:formula="of:=[.A242]+[.B242]+[.C242]+[.D242]+[.E242]+[.F242]+[.G242]" office:value-type="float" office:value="191831584" calcext:value-type="float">
            <text:p>191831584</text:p>
          </table:table-cell>
        </table:table-row>
        <table:table-row table:style-name="ro1">
          <table:table-cell office:value-type="float" office:value="33677600" calcext:value-type="float">
            <text:p>33677600</text:p>
          </table:table-cell>
          <table:table-cell office:value-type="float" office:value="31078688" calcext:value-type="float">
            <text:p>31078688</text:p>
          </table:table-cell>
          <table:table-cell office:value-type="float" office:value="30497688" calcext:value-type="float">
            <text:p>30497688</text:p>
          </table:table-cell>
          <table:table-cell office:value-type="float" office:value="0" calcext:value-type="float">
            <text:p>0</text:p>
          </table:table-cell>
          <table:table-cell office:value-type="float" office:value="31414336" calcext:value-type="float">
            <text:p>31414336</text:p>
          </table:table-cell>
          <table:table-cell office:value-type="float" office:value="28502200" calcext:value-type="float">
            <text:p>28502200</text:p>
          </table:table-cell>
          <table:table-cell office:value-type="float" office:value="32333744" calcext:value-type="float">
            <text:p>32333744</text:p>
          </table:table-cell>
          <table:table-cell table:formula="of:=[.A243]+[.B243]+[.C243]+[.D243]+[.E243]+[.F243]+[.G243]" office:value-type="float" office:value="187504256" calcext:value-type="float">
            <text:p>187504256</text:p>
          </table:table-cell>
        </table:table-row>
        <table:table-row table:style-name="ro1">
          <table:table-cell office:value-type="float" office:value="33678656" calcext:value-type="float">
            <text:p>33678656</text:p>
          </table:table-cell>
          <table:table-cell office:value-type="float" office:value="31078688" calcext:value-type="float">
            <text:p>31078688</text:p>
          </table:table-cell>
          <table:table-cell office:value-type="float" office:value="30505600" calcext:value-type="float">
            <text:p>30505600</text:p>
          </table:table-cell>
          <table:table-cell office:value-type="float" office:value="0" calcext:value-type="float">
            <text:p>0</text:p>
          </table:table-cell>
          <table:table-cell office:value-type="float" office:value="31414336" calcext:value-type="float">
            <text:p>31414336</text:p>
          </table:table-cell>
          <table:table-cell office:value-type="float" office:value="28543752" calcext:value-type="float">
            <text:p>28543752</text:p>
          </table:table-cell>
          <table:table-cell office:value-type="float" office:value="35031000" calcext:value-type="float">
            <text:p>35031000</text:p>
          </table:table-cell>
          <table:table-cell table:formula="of:=[.A244]+[.B244]+[.C244]+[.D244]+[.E244]+[.F244]+[.G244]" office:value-type="float" office:value="190252032" calcext:value-type="float">
            <text:p>190252032</text:p>
          </table:table-cell>
        </table:table-row>
        <table:table-row table:style-name="ro1">
          <table:table-cell office:value-type="float" office:value="33678952" calcext:value-type="float">
            <text:p>33678952</text:p>
          </table:table-cell>
          <table:table-cell office:value-type="float" office:value="31118744" calcext:value-type="float">
            <text:p>31118744</text:p>
          </table:table-cell>
          <table:table-cell office:value-type="float" office:value="30856864" calcext:value-type="float">
            <text:p>30856864</text:p>
          </table:table-cell>
          <table:table-cell office:value-type="float" office:value="0" calcext:value-type="float">
            <text:p>0</text:p>
          </table:table-cell>
          <table:table-cell office:value-type="float" office:value="31421088" calcext:value-type="float">
            <text:p>31421088</text:p>
          </table:table-cell>
          <table:table-cell office:value-type="float" office:value="28543752" calcext:value-type="float">
            <text:p>28543752</text:p>
          </table:table-cell>
          <table:table-cell office:value-type="float" office:value="35031000" calcext:value-type="float">
            <text:p>35031000</text:p>
          </table:table-cell>
          <table:table-cell table:formula="of:=[.A245]+[.B245]+[.C245]+[.D245]+[.E245]+[.F245]+[.G245]" office:value-type="float" office:value="190650400" calcext:value-type="float">
            <text:p>190650400</text:p>
          </table:table-cell>
        </table:table-row>
        <table:table-row table:style-name="ro1">
          <table:table-cell office:value-type="float" office:value="33685680" calcext:value-type="float">
            <text:p>33685680</text:p>
          </table:table-cell>
          <table:table-cell office:value-type="float" office:value="31118744" calcext:value-type="float">
            <text:p>31118744</text:p>
          </table:table-cell>
          <table:table-cell office:value-type="float" office:value="30906608" calcext:value-type="float">
            <text:p>30906608</text:p>
          </table:table-cell>
          <table:table-cell office:value-type="float" office:value="0" calcext:value-type="float">
            <text:p>0</text:p>
          </table:table-cell>
          <table:table-cell office:value-type="float" office:value="31421088" calcext:value-type="float">
            <text:p>31421088</text:p>
          </table:table-cell>
          <table:table-cell office:value-type="float" office:value="28549904" calcext:value-type="float">
            <text:p>28549904</text:p>
          </table:table-cell>
          <table:table-cell office:value-type="float" office:value="35031000" calcext:value-type="float">
            <text:p>35031000</text:p>
          </table:table-cell>
          <table:table-cell table:formula="of:=[.A246]+[.B246]+[.C246]+[.D246]+[.E246]+[.F246]+[.G246]" office:value-type="float" office:value="190713024" calcext:value-type="float">
            <text:p>190713024</text:p>
          </table:table-cell>
        </table:table-row>
        <table:table-row table:style-name="ro1">
          <table:table-cell office:value-type="float" office:value="33686272" calcext:value-type="float">
            <text:p>33686272</text:p>
          </table:table-cell>
          <table:table-cell office:value-type="float" office:value="31118744" calcext:value-type="float">
            <text:p>31118744</text:p>
          </table:table-cell>
          <table:table-cell office:value-type="float" office:value="30914672" calcext:value-type="float">
            <text:p>30914672</text:p>
          </table:table-cell>
          <table:table-cell office:value-type="float" office:value="0" calcext:value-type="float">
            <text:p>0</text:p>
          </table:table-cell>
          <table:table-cell office:value-type="float" office:value="31421088" calcext:value-type="float">
            <text:p>31421088</text:p>
          </table:table-cell>
          <table:table-cell office:value-type="float" office:value="28549904" calcext:value-type="float">
            <text:p>28549904</text:p>
          </table:table-cell>
          <table:table-cell office:value-type="float" office:value="35037088" calcext:value-type="float">
            <text:p>35037088</text:p>
          </table:table-cell>
          <table:table-cell table:formula="of:=[.A247]+[.B247]+[.C247]+[.D247]+[.E247]+[.F247]+[.G247]" office:value-type="float" office:value="190727768" calcext:value-type="float">
            <text:p>190727768</text:p>
          </table:table-cell>
        </table:table-row>
        <table:table-row table:style-name="ro1">
          <table:table-cell office:value-type="float" office:value="33691264" calcext:value-type="float">
            <text:p>33691264</text:p>
          </table:table-cell>
          <table:table-cell office:value-type="float" office:value="31124880" calcext:value-type="float">
            <text:p>31124880</text:p>
          </table:table-cell>
          <table:table-cell office:value-type="float" office:value="30921712" calcext:value-type="float">
            <text:p>30921712</text:p>
          </table:table-cell>
          <table:table-cell office:value-type="float" office:value="0" calcext:value-type="float">
            <text:p>0</text:p>
          </table:table-cell>
          <table:table-cell office:value-type="float" office:value="31421088" calcext:value-type="float">
            <text:p>31421088</text:p>
          </table:table-cell>
          <table:table-cell office:value-type="float" office:value="28556232" calcext:value-type="float">
            <text:p>28556232</text:p>
          </table:table-cell>
          <table:table-cell office:value-type="float" office:value="35037088" calcext:value-type="float">
            <text:p>35037088</text:p>
          </table:table-cell>
          <table:table-cell table:formula="of:=[.A248]+[.B248]+[.C248]+[.D248]+[.E248]+[.F248]+[.G248]" office:value-type="float" office:value="190752264" calcext:value-type="float">
            <text:p>190752264</text:p>
          </table:table-cell>
        </table:table-row>
        <table:table-row table:style-name="ro1">
          <table:table-cell office:value-type="float" office:value="33692320" calcext:value-type="float">
            <text:p>33692320</text:p>
          </table:table-cell>
          <table:table-cell office:value-type="float" office:value="31124880" calcext:value-type="float">
            <text:p>31124880</text:p>
          </table:table-cell>
          <table:table-cell office:value-type="float" office:value="30922464" calcext:value-type="float">
            <text:p>30922464</text:p>
          </table:table-cell>
          <table:table-cell office:value-type="float" office:value="0" calcext:value-type="float">
            <text:p>0</text:p>
          </table:table-cell>
          <table:table-cell office:value-type="float" office:value="31421088" calcext:value-type="float">
            <text:p>31421088</text:p>
          </table:table-cell>
          <table:table-cell office:value-type="float" office:value="28772824" calcext:value-type="float">
            <text:p>28772824</text:p>
          </table:table-cell>
          <table:table-cell office:value-type="float" office:value="35037088" calcext:value-type="float">
            <text:p>35037088</text:p>
          </table:table-cell>
          <table:table-cell table:formula="of:=[.A249]+[.B249]+[.C249]+[.D249]+[.E249]+[.F249]+[.G249]" office:value-type="float" office:value="190970664" calcext:value-type="float">
            <text:p>190970664</text:p>
          </table:table-cell>
        </table:table-row>
        <table:table-row table:style-name="ro1">
          <table:table-cell office:value-type="float" office:value="34872920" calcext:value-type="float">
            <text:p>34872920</text:p>
          </table:table-cell>
          <table:table-cell office:value-type="float" office:value="31131016" calcext:value-type="float">
            <text:p>31131016</text:p>
          </table:table-cell>
          <table:table-cell office:value-type="float" office:value="30923216" calcext:value-type="float">
            <text:p>30923216</text:p>
          </table:table-cell>
          <table:table-cell office:value-type="float" office:value="0" calcext:value-type="float">
            <text:p>0</text:p>
          </table:table-cell>
          <table:table-cell office:value-type="float" office:value="31427240" calcext:value-type="float">
            <text:p>31427240</text:p>
          </table:table-cell>
          <table:table-cell office:value-type="float" office:value="28772824" calcext:value-type="float">
            <text:p>28772824</text:p>
          </table:table-cell>
          <table:table-cell office:value-type="float" office:value="35037088" calcext:value-type="float">
            <text:p>35037088</text:p>
          </table:table-cell>
          <table:table-cell table:formula="of:=[.A250]+[.B250]+[.C250]+[.D250]+[.E250]+[.F250]+[.G250]" office:value-type="float" office:value="192164304" calcext:value-type="float">
            <text:p>192164304</text:p>
          </table:table-cell>
        </table:table-row>
        <table:table-row table:style-name="ro1">
          <table:table-cell office:value-type="float" office:value="35940320" calcext:value-type="float">
            <text:p>35940320</text:p>
          </table:table-cell>
          <table:table-cell office:value-type="float" office:value="31131016" calcext:value-type="float">
            <text:p>31131016</text:p>
          </table:table-cell>
          <table:table-cell office:value-type="float" office:value="30972568" calcext:value-type="float">
            <text:p>30972568</text:p>
          </table:table-cell>
          <table:table-cell office:value-type="float" office:value="0" calcext:value-type="float">
            <text:p>0</text:p>
          </table:table-cell>
          <table:table-cell office:value-type="float" office:value="30822144" calcext:value-type="float">
            <text:p>30822144</text:p>
          </table:table-cell>
          <table:table-cell office:value-type="float" office:value="28772824" calcext:value-type="float">
            <text:p>28772824</text:p>
          </table:table-cell>
          <table:table-cell office:value-type="float" office:value="35043176" calcext:value-type="float">
            <text:p>35043176</text:p>
          </table:table-cell>
          <table:table-cell table:formula="of:=[.A251]+[.B251]+[.C251]+[.D251]+[.E251]+[.F251]+[.G251]" office:value-type="float" office:value="192682048" calcext:value-type="float">
            <text:p>192682048</text:p>
          </table:table-cell>
        </table:table-row>
        <table:table-row table:style-name="ro1">
          <table:table-cell office:value-type="float" office:value="36715072" calcext:value-type="float">
            <text:p>36715072</text:p>
          </table:table-cell>
          <table:table-cell office:value-type="float" office:value="31131016" calcext:value-type="float">
            <text:p>31131016</text:p>
          </table:table-cell>
          <table:table-cell office:value-type="float" office:value="30979472" calcext:value-type="float">
            <text:p>30979472</text:p>
          </table:table-cell>
          <table:table-cell office:value-type="float" office:value="0" calcext:value-type="float">
            <text:p>0</text:p>
          </table:table-cell>
          <table:table-cell office:value-type="float" office:value="31592920" calcext:value-type="float">
            <text:p>31592920</text:p>
          </table:table-cell>
          <table:table-cell office:value-type="float" office:value="28772824" calcext:value-type="float">
            <text:p>28772824</text:p>
          </table:table-cell>
          <table:table-cell office:value-type="float" office:value="35224952" calcext:value-type="float">
            <text:p>35224952</text:p>
          </table:table-cell>
          <table:table-cell table:formula="of:=[.A252]+[.B252]+[.C252]+[.D252]+[.E252]+[.F252]+[.G252]" office:value-type="float" office:value="194416256" calcext:value-type="float">
            <text:p>194416256</text:p>
          </table:table-cell>
        </table:table-row>
        <table:table-row table:style-name="ro1">
          <table:table-cell office:value-type="float" office:value="36936304" calcext:value-type="float">
            <text:p>36936304</text:p>
          </table:table-cell>
          <table:table-cell office:value-type="float" office:value="31131016" calcext:value-type="float">
            <text:p>31131016</text:p>
          </table:table-cell>
          <table:table-cell office:value-type="float" office:value="31147968" calcext:value-type="float">
            <text:p>31147968</text:p>
          </table:table-cell>
          <table:table-cell office:value-type="float" office:value="0" calcext:value-type="float">
            <text:p>0</text:p>
          </table:table-cell>
          <table:table-cell office:value-type="float" office:value="33422144" calcext:value-type="float">
            <text:p>33422144</text:p>
          </table:table-cell>
          <table:table-cell office:value-type="float" office:value="28779112" calcext:value-type="float">
            <text:p>28779112</text:p>
          </table:table-cell>
          <table:table-cell office:value-type="float" office:value="35232248" calcext:value-type="float">
            <text:p>35232248</text:p>
          </table:table-cell>
          <table:table-cell table:formula="of:=[.A253]+[.B253]+[.C253]+[.D253]+[.E253]+[.F253]+[.G253]" office:value-type="float" office:value="196648792" calcext:value-type="float">
            <text:p>196648792</text:p>
          </table:table-cell>
        </table:table-row>
        <table:table-row table:style-name="ro1">
          <table:table-cell office:value-type="float" office:value="36936304" calcext:value-type="float">
            <text:p>36936304</text:p>
          </table:table-cell>
          <table:table-cell office:value-type="float" office:value="33713512" calcext:value-type="float">
            <text:p>33713512</text:p>
          </table:table-cell>
          <table:table-cell office:value-type="float" office:value="30365440" calcext:value-type="float">
            <text:p>30365440</text:p>
          </table:table-cell>
          <table:table-cell office:value-type="float" office:value="0" calcext:value-type="float">
            <text:p>0</text:p>
          </table:table-cell>
          <table:table-cell office:value-type="float" office:value="34322632" calcext:value-type="float">
            <text:p>34322632</text:p>
          </table:table-cell>
          <table:table-cell office:value-type="float" office:value="28779112" calcext:value-type="float">
            <text:p>28779112</text:p>
          </table:table-cell>
          <table:table-cell office:value-type="float" office:value="35232248" calcext:value-type="float">
            <text:p>35232248</text:p>
          </table:table-cell>
          <table:table-cell table:formula="of:=[.A254]+[.B254]+[.C254]+[.D254]+[.E254]+[.F254]+[.G254]" office:value-type="float" office:value="199349248" calcext:value-type="float">
            <text:p>199349248</text:p>
          </table:table-cell>
        </table:table-row>
        <table:table-row table:style-name="ro1">
          <table:table-cell office:value-type="float" office:value="36936304" calcext:value-type="float">
            <text:p>36936304</text:p>
          </table:table-cell>
          <table:table-cell office:value-type="float" office:value="34464432" calcext:value-type="float">
            <text:p>34464432</text:p>
          </table:table-cell>
          <table:table-cell office:value-type="float" office:value="31961400" calcext:value-type="float">
            <text:p>31961400</text:p>
          </table:table-cell>
          <table:table-cell office:value-type="float" office:value="0" calcext:value-type="float">
            <text:p>0</text:p>
          </table:table-cell>
          <table:table-cell office:value-type="float" office:value="34740368" calcext:value-type="float">
            <text:p>34740368</text:p>
          </table:table-cell>
          <table:table-cell office:value-type="float" office:value="28785264" calcext:value-type="float">
            <text:p>28785264</text:p>
          </table:table-cell>
          <table:table-cell office:value-type="float" office:value="35232248" calcext:value-type="float">
            <text:p>35232248</text:p>
          </table:table-cell>
          <table:table-cell table:formula="of:=[.A255]+[.B255]+[.C255]+[.D255]+[.E255]+[.F255]+[.G255]" office:value-type="float" office:value="202120016" calcext:value-type="float">
            <text:p>202120016</text:p>
          </table:table-cell>
        </table:table-row>
        <table:table-row table:style-name="ro1">
          <table:table-cell office:value-type="float" office:value="38661208" calcext:value-type="float">
            <text:p>38661208</text:p>
          </table:table-cell>
          <table:table-cell office:value-type="float" office:value="36229912" calcext:value-type="float">
            <text:p>36229912</text:p>
          </table:table-cell>
          <table:table-cell office:value-type="float" office:value="33483416" calcext:value-type="float">
            <text:p>33483416</text:p>
          </table:table-cell>
          <table:table-cell office:value-type="float" office:value="0" calcext:value-type="float">
            <text:p>0</text:p>
          </table:table-cell>
          <table:table-cell office:value-type="float" office:value="35524664" calcext:value-type="float">
            <text:p>35524664</text:p>
          </table:table-cell>
          <table:table-cell office:value-type="float" office:value="28785264" calcext:value-type="float">
            <text:p>28785264</text:p>
          </table:table-cell>
          <table:table-cell office:value-type="float" office:value="35232248" calcext:value-type="float">
            <text:p>35232248</text:p>
          </table:table-cell>
          <table:table-cell table:formula="of:=[.A256]+[.B256]+[.C256]+[.D256]+[.E256]+[.F256]+[.G256]" office:value-type="float" office:value="207916712" calcext:value-type="float">
            <text:p>207916712</text:p>
          </table:table-cell>
        </table:table-row>
        <table:table-row table:style-name="ro1">
          <table:table-cell office:value-type="float" office:value="39668064" calcext:value-type="float">
            <text:p>39668064</text:p>
          </table:table-cell>
          <table:table-cell office:value-type="float" office:value="36504000" calcext:value-type="float">
            <text:p>36504000</text:p>
          </table:table-cell>
          <table:table-cell office:value-type="float" office:value="35263040" calcext:value-type="float">
            <text:p>35263040</text:p>
          </table:table-cell>
          <table:table-cell office:value-type="float" office:value="0" calcext:value-type="float">
            <text:p>0</text:p>
          </table:table-cell>
          <table:table-cell office:value-type="float" office:value="35051584" calcext:value-type="float">
            <text:p>35051584</text:p>
          </table:table-cell>
          <table:table-cell office:value-type="float" office:value="28785264" calcext:value-type="float">
            <text:p>28785264</text:p>
          </table:table-cell>
          <table:table-cell office:value-type="float" office:value="35232248" calcext:value-type="float">
            <text:p>35232248</text:p>
          </table:table-cell>
          <table:table-cell table:formula="of:=[.A257]+[.B257]+[.C257]+[.D257]+[.E257]+[.F257]+[.G257]" office:value-type="float" office:value="210504200" calcext:value-type="float">
            <text:p>210504200</text:p>
          </table:table-cell>
        </table:table-row>
        <table:table-row table:style-name="ro1">
          <table:table-cell office:value-type="float" office:value="39962880" calcext:value-type="float">
            <text:p>39962880</text:p>
          </table:table-cell>
          <table:table-cell office:value-type="float" office:value="38279376" calcext:value-type="float">
            <text:p>38279376</text:p>
          </table:table-cell>
          <table:table-cell office:value-type="float" office:value="35604432" calcext:value-type="float">
            <text:p>35604432</text:p>
          </table:table-cell>
          <table:table-cell office:value-type="float" office:value="0" calcext:value-type="float">
            <text:p>0</text:p>
          </table:table-cell>
          <table:table-cell office:value-type="float" office:value="35051584" calcext:value-type="float">
            <text:p>35051584</text:p>
          </table:table-cell>
          <table:table-cell office:value-type="float" office:value="28791416" calcext:value-type="float">
            <text:p>28791416</text:p>
          </table:table-cell>
          <table:table-cell office:value-type="float" office:value="35238400" calcext:value-type="float">
            <text:p>35238400</text:p>
          </table:table-cell>
          <table:table-cell table:formula="of:=[.A258]+[.B258]+[.C258]+[.D258]+[.E258]+[.F258]+[.G258]" office:value-type="float" office:value="212928088" calcext:value-type="float">
            <text:p>212928088</text:p>
          </table:table-cell>
        </table:table-row>
        <table:table-row table:style-name="ro1">
          <table:table-cell office:value-type="float" office:value="40544144" calcext:value-type="float">
            <text:p>40544144</text:p>
          </table:table-cell>
          <table:table-cell office:value-type="float" office:value="39398544" calcext:value-type="float">
            <text:p>39398544</text:p>
          </table:table-cell>
          <table:table-cell office:value-type="float" office:value="35944664" calcext:value-type="float">
            <text:p>35944664</text:p>
          </table:table-cell>
          <table:table-cell office:value-type="float" office:value="0" calcext:value-type="float">
            <text:p>0</text:p>
          </table:table-cell>
          <table:table-cell office:value-type="float" office:value="35051584" calcext:value-type="float">
            <text:p>35051584</text:p>
          </table:table-cell>
          <table:table-cell office:value-type="float" office:value="29229536" calcext:value-type="float">
            <text:p>29229536</text:p>
          </table:table-cell>
          <table:table-cell office:value-type="float" office:value="35238400" calcext:value-type="float">
            <text:p>35238400</text:p>
          </table:table-cell>
          <table:table-cell table:formula="of:=[.A259]+[.B259]+[.C259]+[.D259]+[.E259]+[.F259]+[.G259]" office:value-type="float" office:value="215406872" calcext:value-type="float">
            <text:p>215406872</text:p>
          </table:table-cell>
        </table:table-row>
        <table:table-row table:style-name="ro1">
          <table:table-cell office:value-type="float" office:value="41964656" calcext:value-type="float">
            <text:p>41964656</text:p>
          </table:table-cell>
          <table:table-cell office:value-type="float" office:value="39398544" calcext:value-type="float">
            <text:p>39398544</text:p>
          </table:table-cell>
          <table:table-cell office:value-type="float" office:value="36519600" calcext:value-type="float">
            <text:p>36519600</text:p>
          </table:table-cell>
          <table:table-cell office:value-type="float" office:value="0" calcext:value-type="float">
            <text:p>0</text:p>
          </table:table-cell>
          <table:table-cell office:value-type="float" office:value="35051584" calcext:value-type="float">
            <text:p>35051584</text:p>
          </table:table-cell>
          <table:table-cell office:value-type="float" office:value="29370568" calcext:value-type="float">
            <text:p>29370568</text:p>
          </table:table-cell>
          <table:table-cell office:value-type="float" office:value="35238400" calcext:value-type="float">
            <text:p>35238400</text:p>
          </table:table-cell>
          <table:table-cell table:formula="of:=[.A260]+[.B260]+[.C260]+[.D260]+[.E260]+[.F260]+[.G260]" office:value-type="float" office:value="217543352" calcext:value-type="float">
            <text:p>217543352</text:p>
          </table:table-cell>
        </table:table-row>
        <table:table-row table:style-name="ro1">
          <table:table-cell office:value-type="float" office:value="43023480" calcext:value-type="float">
            <text:p>43023480</text:p>
          </table:table-cell>
          <table:table-cell office:value-type="float" office:value="39398544" calcext:value-type="float">
            <text:p>39398544</text:p>
          </table:table-cell>
          <table:table-cell office:value-type="float" office:value="37338720" calcext:value-type="float">
            <text:p>37338720</text:p>
          </table:table-cell>
          <table:table-cell office:value-type="float" office:value="0" calcext:value-type="float">
            <text:p>0</text:p>
          </table:table-cell>
          <table:table-cell office:value-type="float" office:value="28289224" calcext:value-type="float">
            <text:p>28289224</text:p>
          </table:table-cell>
          <table:table-cell office:value-type="float" office:value="29370568" calcext:value-type="float">
            <text:p>29370568</text:p>
          </table:table-cell>
          <table:table-cell office:value-type="float" office:value="35368624" calcext:value-type="float">
            <text:p>35368624</text:p>
          </table:table-cell>
          <table:table-cell table:formula="of:=[.A261]+[.B261]+[.C261]+[.D261]+[.E261]+[.F261]+[.G261]" office:value-type="float" office:value="212789160" calcext:value-type="float">
            <text:p>212789160</text:p>
          </table:table-cell>
        </table:table-row>
        <table:table-row table:style-name="ro1">
          <table:table-cell office:value-type="float" office:value="44636136" calcext:value-type="float">
            <text:p>44636136</text:p>
          </table:table-cell>
          <table:table-cell office:value-type="float" office:value="39880416" calcext:value-type="float">
            <text:p>39880416</text:p>
          </table:table-cell>
          <table:table-cell office:value-type="float" office:value="36940328" calcext:value-type="float">
            <text:p>36940328</text:p>
          </table:table-cell>
          <table:table-cell office:value-type="float" office:value="0" calcext:value-type="float">
            <text:p>0</text:p>
          </table:table-cell>
          <table:table-cell office:value-type="float" office:value="29271944" calcext:value-type="float">
            <text:p>29271944</text:p>
          </table:table-cell>
          <table:table-cell office:value-type="float" office:value="29370568" calcext:value-type="float">
            <text:p>29370568</text:p>
          </table:table-cell>
          <table:table-cell office:value-type="float" office:value="35439936" calcext:value-type="float">
            <text:p>35439936</text:p>
          </table:table-cell>
          <table:table-cell table:formula="of:=[.A262]+[.B262]+[.C262]+[.D262]+[.E262]+[.F262]+[.G262]" office:value-type="float" office:value="215539328" calcext:value-type="float">
            <text:p>215539328</text:p>
          </table:table-cell>
        </table:table-row>
        <table:table-row table:style-name="ro1">
          <table:table-cell office:value-type="float" office:value="44757400" calcext:value-type="float">
            <text:p>44757400</text:p>
          </table:table-cell>
          <table:table-cell office:value-type="float" office:value="31988712" calcext:value-type="float">
            <text:p>31988712</text:p>
          </table:table-cell>
          <table:table-cell office:value-type="float" office:value="37111912" calcext:value-type="float">
            <text:p>37111912</text:p>
          </table:table-cell>
          <table:table-cell office:value-type="float" office:value="0" calcext:value-type="float">
            <text:p>0</text:p>
          </table:table-cell>
          <table:table-cell office:value-type="float" office:value="29014408" calcext:value-type="float">
            <text:p>29014408</text:p>
          </table:table-cell>
          <table:table-cell office:value-type="float" office:value="29376984" calcext:value-type="float">
            <text:p>29376984</text:p>
          </table:table-cell>
          <table:table-cell office:value-type="float" office:value="35439936" calcext:value-type="float">
            <text:p>35439936</text:p>
          </table:table-cell>
          <table:table-cell table:formula="of:=[.A263]+[.B263]+[.C263]+[.D263]+[.E263]+[.F263]+[.G263]" office:value-type="float" office:value="207689352" calcext:value-type="float">
            <text:p>207689352</text:p>
          </table:table-cell>
        </table:table-row>
        <table:table-row table:style-name="ro1">
          <table:table-cell office:value-type="float" office:value="44884000" calcext:value-type="float">
            <text:p>44884000</text:p>
          </table:table-cell>
          <table:table-cell office:value-type="float" office:value="33696560" calcext:value-type="float">
            <text:p>33696560</text:p>
          </table:table-cell>
          <table:table-cell office:value-type="float" office:value="37148224" calcext:value-type="float">
            <text:p>37148224</text:p>
          </table:table-cell>
          <table:table-cell office:value-type="float" office:value="0" calcext:value-type="float">
            <text:p>0</text:p>
          </table:table-cell>
          <table:table-cell office:value-type="float" office:value="29014408" calcext:value-type="float">
            <text:p>29014408</text:p>
          </table:table-cell>
          <table:table-cell office:value-type="float" office:value="29376984" calcext:value-type="float">
            <text:p>29376984</text:p>
          </table:table-cell>
          <table:table-cell office:value-type="float" office:value="35439936" calcext:value-type="float">
            <text:p>35439936</text:p>
          </table:table-cell>
          <table:table-cell table:formula="of:=[.A264]+[.B264]+[.C264]+[.D264]+[.E264]+[.F264]+[.G264]" office:value-type="float" office:value="209560112" calcext:value-type="float">
            <text:p>209560112</text:p>
          </table:table-cell>
        </table:table-row>
        <table:table-row table:style-name="ro1">
          <table:table-cell office:value-type="float" office:value="44886920" calcext:value-type="float">
            <text:p>44886920</text:p>
          </table:table-cell>
          <table:table-cell office:value-type="float" office:value="33916616" calcext:value-type="float">
            <text:p>33916616</text:p>
          </table:table-cell>
          <table:table-cell office:value-type="float" office:value="37154640" calcext:value-type="float">
            <text:p>37154640</text:p>
          </table:table-cell>
          <table:table-cell office:value-type="float" office:value="0" calcext:value-type="float">
            <text:p>0</text:p>
          </table:table-cell>
          <table:table-cell office:value-type="float" office:value="29020912" calcext:value-type="float">
            <text:p>29020912</text:p>
          </table:table-cell>
          <table:table-cell office:value-type="float" office:value="29383136" calcext:value-type="float">
            <text:p>29383136</text:p>
          </table:table-cell>
          <table:table-cell office:value-type="float" office:value="35446088" calcext:value-type="float">
            <text:p>35446088</text:p>
          </table:table-cell>
          <table:table-cell table:formula="of:=[.A265]+[.B265]+[.C265]+[.D265]+[.E265]+[.F265]+[.G265]" office:value-type="float" office:value="209808312" calcext:value-type="float">
            <text:p>209808312</text:p>
          </table:table-cell>
        </table:table-row>
        <table:table-row table:style-name="ro1">
          <table:table-cell office:value-type="float" office:value="45459184" calcext:value-type="float">
            <text:p>45459184</text:p>
          </table:table-cell>
          <table:table-cell office:value-type="float" office:value="34743160" calcext:value-type="float">
            <text:p>34743160</text:p>
          </table:table-cell>
          <table:table-cell office:value-type="float" office:value="37154640" calcext:value-type="float">
            <text:p>37154640</text:p>
          </table:table-cell>
          <table:table-cell office:value-type="float" office:value="0" calcext:value-type="float">
            <text:p>0</text:p>
          </table:table-cell>
          <table:table-cell office:value-type="float" office:value="29020912" calcext:value-type="float">
            <text:p>29020912</text:p>
          </table:table-cell>
          <table:table-cell office:value-type="float" office:value="29383136" calcext:value-type="float">
            <text:p>29383136</text:p>
          </table:table-cell>
          <table:table-cell office:value-type="float" office:value="35446088" calcext:value-type="float">
            <text:p>35446088</text:p>
          </table:table-cell>
          <table:table-cell table:formula="of:=[.A266]+[.B266]+[.C266]+[.D266]+[.E266]+[.F266]+[.G266]" office:value-type="float" office:value="211207120" calcext:value-type="float">
            <text:p>211207120</text:p>
          </table:table-cell>
        </table:table-row>
        <table:table-row table:style-name="ro1">
          <table:table-cell office:value-type="float" office:value="45711256" calcext:value-type="float">
            <text:p>45711256</text:p>
          </table:table-cell>
          <table:table-cell office:value-type="float" office:value="34743160" calcext:value-type="float">
            <text:p>34743160</text:p>
          </table:table-cell>
          <table:table-cell office:value-type="float" office:value="37160792" calcext:value-type="float">
            <text:p>37160792</text:p>
          </table:table-cell>
          <table:table-cell office:value-type="float" office:value="0" calcext:value-type="float">
            <text:p>0</text:p>
          </table:table-cell>
          <table:table-cell office:value-type="float" office:value="29027064" calcext:value-type="float">
            <text:p>29027064</text:p>
          </table:table-cell>
          <table:table-cell office:value-type="float" office:value="29383136" calcext:value-type="float">
            <text:p>29383136</text:p>
          </table:table-cell>
          <table:table-cell office:value-type="float" office:value="35452240" calcext:value-type="float">
            <text:p>35452240</text:p>
          </table:table-cell>
          <table:table-cell table:formula="of:=[.A267]+[.B267]+[.C267]+[.D267]+[.E267]+[.F267]+[.G267]" office:value-type="float" office:value="211477648" calcext:value-type="float">
            <text:p>211477648</text:p>
          </table:table-cell>
        </table:table-row>
        <table:table-row table:style-name="ro1">
          <table:table-cell office:value-type="float" office:value="46184920" calcext:value-type="float">
            <text:p>46184920</text:p>
          </table:table-cell>
          <table:table-cell office:value-type="float" office:value="34313752" calcext:value-type="float">
            <text:p>34313752</text:p>
          </table:table-cell>
          <table:table-cell office:value-type="float" office:value="37160792" calcext:value-type="float">
            <text:p>37160792</text:p>
          </table:table-cell>
          <table:table-cell office:value-type="float" office:value="0" calcext:value-type="float">
            <text:p>0</text:p>
          </table:table-cell>
          <table:table-cell office:value-type="float" office:value="29027064" calcext:value-type="float">
            <text:p>29027064</text:p>
          </table:table-cell>
          <table:table-cell office:value-type="float" office:value="29435136" calcext:value-type="float">
            <text:p>29435136</text:p>
          </table:table-cell>
          <table:table-cell office:value-type="float" office:value="35452240" calcext:value-type="float">
            <text:p>35452240</text:p>
          </table:table-cell>
          <table:table-cell table:formula="of:=[.A268]+[.B268]+[.C268]+[.D268]+[.E268]+[.F268]+[.G268]" office:value-type="float" office:value="211573904" calcext:value-type="float">
            <text:p>211573904</text:p>
          </table:table-cell>
        </table:table-row>
        <table:table-row table:style-name="ro1">
          <table:table-cell office:value-type="float" office:value="46457176" calcext:value-type="float">
            <text:p>46457176</text:p>
          </table:table-cell>
          <table:table-cell office:value-type="float" office:value="28274352" calcext:value-type="float">
            <text:p>28274352</text:p>
          </table:table-cell>
          <table:table-cell office:value-type="float" office:value="37167408" calcext:value-type="float">
            <text:p>37167408</text:p>
          </table:table-cell>
          <table:table-cell office:value-type="float" office:value="0" calcext:value-type="float">
            <text:p>0</text:p>
          </table:table-cell>
          <table:table-cell office:value-type="float" office:value="29075904" calcext:value-type="float">
            <text:p>29075904</text:p>
          </table:table-cell>
          <table:table-cell office:value-type="float" office:value="29442264" calcext:value-type="float">
            <text:p>29442264</text:p>
          </table:table-cell>
          <table:table-cell office:value-type="float" office:value="35511744" calcext:value-type="float">
            <text:p>35511744</text:p>
          </table:table-cell>
          <table:table-cell table:formula="of:=[.A269]+[.B269]+[.C269]+[.D269]+[.E269]+[.F269]+[.G269]" office:value-type="float" office:value="205928848" calcext:value-type="float">
            <text:p>205928848</text:p>
          </table:table-cell>
        </table:table-row>
        <table:table-row table:style-name="ro1">
          <table:table-cell office:value-type="float" office:value="46625288" calcext:value-type="float">
            <text:p>46625288</text:p>
          </table:table-cell>
          <table:table-cell office:value-type="float" office:value="28299960" calcext:value-type="float">
            <text:p>28299960</text:p>
          </table:table-cell>
          <table:table-cell office:value-type="float" office:value="37167408" calcext:value-type="float">
            <text:p>37167408</text:p>
          </table:table-cell>
          <table:table-cell office:value-type="float" office:value="0" calcext:value-type="float">
            <text:p>0</text:p>
          </table:table-cell>
          <table:table-cell office:value-type="float" office:value="29286264" calcext:value-type="float">
            <text:p>29286264</text:p>
          </table:table-cell>
          <table:table-cell office:value-type="float" office:value="29442264" calcext:value-type="float">
            <text:p>29442264</text:p>
          </table:table-cell>
          <table:table-cell office:value-type="float" office:value="35539640" calcext:value-type="float">
            <text:p>35539640</text:p>
          </table:table-cell>
          <table:table-cell table:formula="of:=[.A270]+[.B270]+[.C270]+[.D270]+[.E270]+[.F270]+[.G270]" office:value-type="float" office:value="206360824" calcext:value-type="float">
            <text:p>206360824</text:p>
          </table:table-cell>
        </table:table-row>
        <table:table-row table:style-name="ro1">
          <table:table-cell office:value-type="float" office:value="46647720" calcext:value-type="float">
            <text:p>46647720</text:p>
          </table:table-cell>
          <table:table-cell office:value-type="float" office:value="28334216" calcext:value-type="float">
            <text:p>28334216</text:p>
          </table:table-cell>
          <table:table-cell office:value-type="float" office:value="37221440" calcext:value-type="float">
            <text:p>37221440</text:p>
          </table:table-cell>
          <table:table-cell office:value-type="float" office:value="0" calcext:value-type="float">
            <text:p>0</text:p>
          </table:table-cell>
          <table:table-cell office:value-type="float" office:value="29286264" calcext:value-type="float">
            <text:p>29286264</text:p>
          </table:table-cell>
          <table:table-cell office:value-type="float" office:value="29442264" calcext:value-type="float">
            <text:p>29442264</text:p>
          </table:table-cell>
          <table:table-cell office:value-type="float" office:value="35539640" calcext:value-type="float">
            <text:p>35539640</text:p>
          </table:table-cell>
          <table:table-cell table:formula="of:=[.A271]+[.B271]+[.C271]+[.D271]+[.E271]+[.F271]+[.G271]" office:value-type="float" office:value="206471544" calcext:value-type="float">
            <text:p>206471544</text:p>
          </table:table-cell>
        </table:table-row>
        <table:table-row table:style-name="ro1">
          <table:table-cell office:value-type="float" office:value="46657208" calcext:value-type="float">
            <text:p>46657208</text:p>
          </table:table-cell>
          <table:table-cell office:value-type="float" office:value="28507384" calcext:value-type="float">
            <text:p>28507384</text:p>
          </table:table-cell>
          <table:table-cell office:value-type="float" office:value="37454312" calcext:value-type="float">
            <text:p>37454312</text:p>
          </table:table-cell>
          <table:table-cell office:value-type="float" office:value="0" calcext:value-type="float">
            <text:p>0</text:p>
          </table:table-cell>
          <table:table-cell office:value-type="float" office:value="29286264" calcext:value-type="float">
            <text:p>29286264</text:p>
          </table:table-cell>
          <table:table-cell office:value-type="float" office:value="29448432" calcext:value-type="float">
            <text:p>29448432</text:p>
          </table:table-cell>
          <table:table-cell office:value-type="float" office:value="35539640" calcext:value-type="float">
            <text:p>35539640</text:p>
          </table:table-cell>
          <table:table-cell table:formula="of:=[.A272]+[.B272]+[.C272]+[.D272]+[.E272]+[.F272]+[.G272]" office:value-type="float" office:value="206893240" calcext:value-type="float">
            <text:p>206893240</text:p>
          </table:table-cell>
        </table:table-row>
        <table:table-row table:style-name="ro1">
          <table:table-cell office:value-type="float" office:value="47524792" calcext:value-type="float">
            <text:p>47524792</text:p>
          </table:table-cell>
          <table:table-cell office:value-type="float" office:value="28507384" calcext:value-type="float">
            <text:p>28507384</text:p>
          </table:table-cell>
          <table:table-cell office:value-type="float" office:value="37454312" calcext:value-type="float">
            <text:p>37454312</text:p>
          </table:table-cell>
          <table:table-cell office:value-type="float" office:value="0" calcext:value-type="float">
            <text:p>0</text:p>
          </table:table-cell>
          <table:table-cell office:value-type="float" office:value="29301104" calcext:value-type="float">
            <text:p>29301104</text:p>
          </table:table-cell>
          <table:table-cell office:value-type="float" office:value="29448432" calcext:value-type="float">
            <text:p>29448432</text:p>
          </table:table-cell>
          <table:table-cell office:value-type="float" office:value="35546312" calcext:value-type="float">
            <text:p>35546312</text:p>
          </table:table-cell>
          <table:table-cell table:formula="of:=[.A273]+[.B273]+[.C273]+[.D273]+[.E273]+[.F273]+[.G273]" office:value-type="float" office:value="207782336" calcext:value-type="float">
            <text:p>207782336</text:p>
          </table:table-cell>
        </table:table-row>
        <table:table-row table:style-name="ro1">
          <table:table-cell office:value-type="float" office:value="47882496" calcext:value-type="float">
            <text:p>47882496</text:p>
          </table:table-cell>
          <table:table-cell office:value-type="float" office:value="28513424" calcext:value-type="float">
            <text:p>28513424</text:p>
          </table:table-cell>
          <table:table-cell office:value-type="float" office:value="37454312" calcext:value-type="float">
            <text:p>37454312</text:p>
          </table:table-cell>
          <table:table-cell office:value-type="float" office:value="0" calcext:value-type="float">
            <text:p>0</text:p>
          </table:table-cell>
          <table:table-cell office:value-type="float" office:value="29301104" calcext:value-type="float">
            <text:p>29301104</text:p>
          </table:table-cell>
          <table:table-cell office:value-type="float" office:value="29448432" calcext:value-type="float">
            <text:p>29448432</text:p>
          </table:table-cell>
          <table:table-cell office:value-type="float" office:value="35546312" calcext:value-type="float">
            <text:p>35546312</text:p>
          </table:table-cell>
          <table:table-cell table:formula="of:=[.A274]+[.B274]+[.C274]+[.D274]+[.E274]+[.F274]+[.G274]" office:value-type="float" office:value="208146080" calcext:value-type="float">
            <text:p>208146080</text:p>
          </table:table-cell>
        </table:table-row>
        <table:table-row table:style-name="ro1">
          <table:table-cell office:value-type="float" office:value="48586280" calcext:value-type="float">
            <text:p>48586280</text:p>
          </table:table-cell>
          <table:table-cell office:value-type="float" office:value="28513424" calcext:value-type="float">
            <text:p>28513424</text:p>
          </table:table-cell>
          <table:table-cell office:value-type="float" office:value="37460232" calcext:value-type="float">
            <text:p>37460232</text:p>
          </table:table-cell>
          <table:table-cell office:value-type="float" office:value="0" calcext:value-type="float">
            <text:p>0</text:p>
          </table:table-cell>
          <table:table-cell office:value-type="float" office:value="29301144" calcext:value-type="float">
            <text:p>29301144</text:p>
          </table:table-cell>
          <table:table-cell office:value-type="float" office:value="29448432" calcext:value-type="float">
            <text:p>29448432</text:p>
          </table:table-cell>
          <table:table-cell office:value-type="float" office:value="35552448" calcext:value-type="float">
            <text:p>35552448</text:p>
          </table:table-cell>
          <table:table-cell table:formula="of:=[.A275]+[.B275]+[.C275]+[.D275]+[.E275]+[.F275]+[.G275]" office:value-type="float" office:value="208861960" calcext:value-type="float">
            <text:p>208861960</text:p>
          </table:table-cell>
        </table:table-row>
        <table:table-row table:style-name="ro1">
          <table:table-cell office:value-type="float" office:value="48588376" calcext:value-type="float">
            <text:p>48588376</text:p>
          </table:table-cell>
          <table:table-cell office:value-type="float" office:value="28519464" calcext:value-type="float">
            <text:p>28519464</text:p>
          </table:table-cell>
          <table:table-cell office:value-type="float" office:value="37460232" calcext:value-type="float">
            <text:p>37460232</text:p>
          </table:table-cell>
          <table:table-cell office:value-type="float" office:value="0" calcext:value-type="float">
            <text:p>0</text:p>
          </table:table-cell>
          <table:table-cell office:value-type="float" office:value="29310520" calcext:value-type="float">
            <text:p>29310520</text:p>
          </table:table-cell>
          <table:table-cell office:value-type="float" office:value="29454992" calcext:value-type="float">
            <text:p>29454992</text:p>
          </table:table-cell>
          <table:table-cell office:value-type="float" office:value="35552448" calcext:value-type="float">
            <text:p>35552448</text:p>
          </table:table-cell>
          <table:table-cell table:formula="of:=[.A276]+[.B276]+[.C276]+[.D276]+[.E276]+[.F276]+[.G276]" office:value-type="float" office:value="208886032" calcext:value-type="float">
            <text:p>208886032</text:p>
          </table:table-cell>
        </table:table-row>
        <table:table-row table:style-name="ro1">
          <table:table-cell office:value-type="float" office:value="48978704" calcext:value-type="float">
            <text:p>48978704</text:p>
          </table:table-cell>
          <table:table-cell office:value-type="float" office:value="28519464" calcext:value-type="float">
            <text:p>28519464</text:p>
          </table:table-cell>
          <table:table-cell office:value-type="float" office:value="37460232" calcext:value-type="float">
            <text:p>37460232</text:p>
          </table:table-cell>
          <table:table-cell office:value-type="float" office:value="0" calcext:value-type="float">
            <text:p>0</text:p>
          </table:table-cell>
          <table:table-cell office:value-type="float" office:value="29310520" calcext:value-type="float">
            <text:p>29310520</text:p>
          </table:table-cell>
          <table:table-cell office:value-type="float" office:value="29548192" calcext:value-type="float">
            <text:p>29548192</text:p>
          </table:table-cell>
          <table:table-cell office:value-type="float" office:value="35558584" calcext:value-type="float">
            <text:p>35558584</text:p>
          </table:table-cell>
          <table:table-cell table:formula="of:=[.A277]+[.B277]+[.C277]+[.D277]+[.E277]+[.F277]+[.G277]" office:value-type="float" office:value="209375696" calcext:value-type="float">
            <text:p>209375696</text:p>
          </table:table-cell>
        </table:table-row>
        <table:table-row table:style-name="ro1">
          <table:table-cell office:value-type="float" office:value="49153656" calcext:value-type="float">
            <text:p>49153656</text:p>
          </table:table-cell>
          <table:table-cell office:value-type="float" office:value="28519464" calcext:value-type="float">
            <text:p>28519464</text:p>
          </table:table-cell>
          <table:table-cell office:value-type="float" office:value="37465912" calcext:value-type="float">
            <text:p>37465912</text:p>
          </table:table-cell>
          <table:table-cell office:value-type="float" office:value="0" calcext:value-type="float">
            <text:p>0</text:p>
          </table:table-cell>
          <table:table-cell office:value-type="float" office:value="29530128" calcext:value-type="float">
            <text:p>29530128</text:p>
          </table:table-cell>
          <table:table-cell office:value-type="float" office:value="29556672" calcext:value-type="float">
            <text:p>29556672</text:p>
          </table:table-cell>
          <table:table-cell office:value-type="float" office:value="35600536" calcext:value-type="float">
            <text:p>35600536</text:p>
          </table:table-cell>
          <table:table-cell table:formula="of:=[.A278]+[.B278]+[.C278]+[.D278]+[.E278]+[.F278]+[.G278]" office:value-type="float" office:value="209826368" calcext:value-type="float">
            <text:p>209826368</text:p>
          </table:table-cell>
        </table:table-row>
        <table:table-row table:style-name="ro1">
          <table:table-cell office:value-type="float" office:value="49367224" calcext:value-type="float">
            <text:p>49367224</text:p>
          </table:table-cell>
          <table:table-cell office:value-type="float" office:value="28519464" calcext:value-type="float">
            <text:p>28519464</text:p>
          </table:table-cell>
          <table:table-cell office:value-type="float" office:value="37465912" calcext:value-type="float">
            <text:p>37465912</text:p>
          </table:table-cell>
          <table:table-cell office:value-type="float" office:value="0" calcext:value-type="float">
            <text:p>0</text:p>
          </table:table-cell>
          <table:table-cell office:value-type="float" office:value="29530128" calcext:value-type="float">
            <text:p>29530128</text:p>
          </table:table-cell>
          <table:table-cell office:value-type="float" office:value="29556672" calcext:value-type="float">
            <text:p>29556672</text:p>
          </table:table-cell>
          <table:table-cell office:value-type="float" office:value="35606936" calcext:value-type="float">
            <text:p>35606936</text:p>
          </table:table-cell>
          <table:table-cell table:formula="of:=[.A279]+[.B279]+[.C279]+[.D279]+[.E279]+[.F279]+[.G279]" office:value-type="float" office:value="210046336" calcext:value-type="float">
            <text:p>210046336</text:p>
          </table:table-cell>
        </table:table-row>
        <table:table-row table:style-name="ro1">
          <table:table-cell office:value-type="float" office:value="49602736" calcext:value-type="float">
            <text:p>49602736</text:p>
          </table:table-cell>
          <table:table-cell office:value-type="float" office:value="28822144" calcext:value-type="float">
            <text:p>28822144</text:p>
          </table:table-cell>
          <table:table-cell office:value-type="float" office:value="37673000" calcext:value-type="float">
            <text:p>37673000</text:p>
          </table:table-cell>
          <table:table-cell office:value-type="float" office:value="0" calcext:value-type="float">
            <text:p>0</text:p>
          </table:table-cell>
          <table:table-cell office:value-type="float" office:value="29536528" calcext:value-type="float">
            <text:p>29536528</text:p>
          </table:table-cell>
          <table:table-cell office:value-type="float" office:value="29562792" calcext:value-type="float">
            <text:p>29562792</text:p>
          </table:table-cell>
          <table:table-cell office:value-type="float" office:value="35606936" calcext:value-type="float">
            <text:p>35606936</text:p>
          </table:table-cell>
          <table:table-cell table:formula="of:=[.A280]+[.B280]+[.C280]+[.D280]+[.E280]+[.F280]+[.G280]" office:value-type="float" office:value="210804136" calcext:value-type="float">
            <text:p>210804136</text:p>
          </table:table-cell>
        </table:table-row>
        <table:table-row table:style-name="ro1">
          <table:table-cell office:value-type="float" office:value="50147328" calcext:value-type="float">
            <text:p>50147328</text:p>
          </table:table-cell>
          <table:table-cell office:value-type="float" office:value="28822144" calcext:value-type="float">
            <text:p>28822144</text:p>
          </table:table-cell>
          <table:table-cell office:value-type="float" office:value="37673000" calcext:value-type="float">
            <text:p>37673000</text:p>
          </table:table-cell>
          <table:table-cell office:value-type="float" office:value="0" calcext:value-type="float">
            <text:p>0</text:p>
          </table:table-cell>
          <table:table-cell office:value-type="float" office:value="29536528" calcext:value-type="float">
            <text:p>29536528</text:p>
          </table:table-cell>
          <table:table-cell office:value-type="float" office:value="29562792" calcext:value-type="float">
            <text:p>29562792</text:p>
          </table:table-cell>
          <table:table-cell office:value-type="float" office:value="35613072" calcext:value-type="float">
            <text:p>35613072</text:p>
          </table:table-cell>
          <table:table-cell table:formula="of:=[.A281]+[.B281]+[.C281]+[.D281]+[.E281]+[.F281]+[.G281]" office:value-type="float" office:value="211354864" calcext:value-type="float">
            <text:p>211354864</text:p>
          </table:table-cell>
        </table:table-row>
        <table:table-row table:style-name="ro1">
          <table:table-cell office:value-type="float" office:value="51014968" calcext:value-type="float">
            <text:p>51014968</text:p>
          </table:table-cell>
          <table:table-cell office:value-type="float" office:value="28827696" calcext:value-type="float">
            <text:p>28827696</text:p>
          </table:table-cell>
          <table:table-cell office:value-type="float" office:value="37673000" calcext:value-type="float">
            <text:p>37673000</text:p>
          </table:table-cell>
          <table:table-cell office:value-type="float" office:value="0" calcext:value-type="float">
            <text:p>0</text:p>
          </table:table-cell>
          <table:table-cell office:value-type="float" office:value="29542664" calcext:value-type="float">
            <text:p>29542664</text:p>
          </table:table-cell>
          <table:table-cell office:value-type="float" office:value="29562792" calcext:value-type="float">
            <text:p>29562792</text:p>
          </table:table-cell>
          <table:table-cell office:value-type="float" office:value="35613072" calcext:value-type="float">
            <text:p>35613072</text:p>
          </table:table-cell>
          <table:table-cell table:formula="of:=[.A282]+[.B282]+[.C282]+[.D282]+[.E282]+[.F282]+[.G282]" office:value-type="float" office:value="212234192" calcext:value-type="float">
            <text:p>212234192</text:p>
          </table:table-cell>
        </table:table-row>
        <table:table-row table:style-name="ro1">
          <table:table-cell office:value-type="float" office:value="51291264" calcext:value-type="float">
            <text:p>51291264</text:p>
          </table:table-cell>
          <table:table-cell office:value-type="float" office:value="28827696" calcext:value-type="float">
            <text:p>28827696</text:p>
          </table:table-cell>
          <table:table-cell office:value-type="float" office:value="37673000" calcext:value-type="float">
            <text:p>37673000</text:p>
          </table:table-cell>
          <table:table-cell office:value-type="float" office:value="0" calcext:value-type="float">
            <text:p>0</text:p>
          </table:table-cell>
          <table:table-cell office:value-type="float" office:value="29542664" calcext:value-type="float">
            <text:p>29542664</text:p>
          </table:table-cell>
          <table:table-cell office:value-type="float" office:value="29562792" calcext:value-type="float">
            <text:p>29562792</text:p>
          </table:table-cell>
          <table:table-cell office:value-type="float" office:value="35613072" calcext:value-type="float">
            <text:p>35613072</text:p>
          </table:table-cell>
          <table:table-cell table:formula="of:=[.A283]+[.B283]+[.C283]+[.D283]+[.E283]+[.F283]+[.G283]" office:value-type="float" office:value="212510488" calcext:value-type="float">
            <text:p>212510488</text:p>
          </table:table-cell>
        </table:table-row>
        <table:table-row table:style-name="ro1">
          <table:table-cell office:value-type="float" office:value="52299360" calcext:value-type="float">
            <text:p>52299360</text:p>
          </table:table-cell>
          <table:table-cell office:value-type="float" office:value="28827696" calcext:value-type="float">
            <text:p>28827696</text:p>
          </table:table-cell>
          <table:table-cell office:value-type="float" office:value="37678680" calcext:value-type="float">
            <text:p>37678680</text:p>
          </table:table-cell>
          <table:table-cell office:value-type="float" office:value="0" calcext:value-type="float">
            <text:p>0</text:p>
          </table:table-cell>
          <table:table-cell office:value-type="float" office:value="29548800" calcext:value-type="float">
            <text:p>29548800</text:p>
          </table:table-cell>
          <table:table-cell office:value-type="float" office:value="29562792" calcext:value-type="float">
            <text:p>29562792</text:p>
          </table:table-cell>
          <table:table-cell office:value-type="float" office:value="35621064" calcext:value-type="float">
            <text:p>35621064</text:p>
          </table:table-cell>
          <table:table-cell table:formula="of:=[.A284]+[.B284]+[.C284]+[.D284]+[.E284]+[.F284]+[.G284]" office:value-type="float" office:value="213538392" calcext:value-type="float">
            <text:p>213538392</text:p>
          </table:table-cell>
        </table:table-row>
        <table:table-row table:style-name="ro1">
          <table:table-cell office:value-type="float" office:value="52786328" calcext:value-type="float">
            <text:p>52786328</text:p>
          </table:table-cell>
          <table:table-cell office:value-type="float" office:value="28833248" calcext:value-type="float">
            <text:p>28833248</text:p>
          </table:table-cell>
          <table:table-cell office:value-type="float" office:value="37678680" calcext:value-type="float">
            <text:p>37678680</text:p>
          </table:table-cell>
          <table:table-cell office:value-type="float" office:value="0" calcext:value-type="float">
            <text:p>0</text:p>
          </table:table-cell>
          <table:table-cell office:value-type="float" office:value="29548800" calcext:value-type="float">
            <text:p>29548800</text:p>
          </table:table-cell>
          <table:table-cell office:value-type="float" office:value="29578344" calcext:value-type="float">
            <text:p>29578344</text:p>
          </table:table-cell>
          <table:table-cell office:value-type="float" office:value="35621064" calcext:value-type="float">
            <text:p>35621064</text:p>
          </table:table-cell>
          <table:table-cell table:formula="of:=[.A285]+[.B285]+[.C285]+[.D285]+[.E285]+[.F285]+[.G285]" office:value-type="float" office:value="214046464" calcext:value-type="float">
            <text:p>214046464</text:p>
          </table:table-cell>
        </table:table-row>
        <table:table-row table:style-name="ro1">
          <table:table-cell office:value-type="float" office:value="52793784" calcext:value-type="float">
            <text:p>52793784</text:p>
          </table:table-cell>
          <table:table-cell office:value-type="float" office:value="28833248" calcext:value-type="float">
            <text:p>28833248</text:p>
          </table:table-cell>
          <table:table-cell office:value-type="float" office:value="37684360" calcext:value-type="float">
            <text:p>37684360</text:p>
          </table:table-cell>
          <table:table-cell office:value-type="float" office:value="0" calcext:value-type="float">
            <text:p>0</text:p>
          </table:table-cell>
          <table:table-cell office:value-type="float" office:value="29675176" calcext:value-type="float">
            <text:p>29675176</text:p>
          </table:table-cell>
          <table:table-cell office:value-type="float" office:value="29578344" calcext:value-type="float">
            <text:p>29578344</text:p>
          </table:table-cell>
          <table:table-cell office:value-type="float" office:value="35854312" calcext:value-type="float">
            <text:p>35854312</text:p>
          </table:table-cell>
          <table:table-cell table:formula="of:=[.A286]+[.B286]+[.C286]+[.D286]+[.E286]+[.F286]+[.G286]" office:value-type="float" office:value="214419224" calcext:value-type="float">
            <text:p>214419224</text:p>
          </table:table-cell>
        </table:table-row>
        <table:table-row table:style-name="ro1">
          <table:table-cell office:value-type="float" office:value="52795360" calcext:value-type="float">
            <text:p>52795360</text:p>
          </table:table-cell>
          <table:table-cell office:value-type="float" office:value="28838800" calcext:value-type="float">
            <text:p>28838800</text:p>
          </table:table-cell>
          <table:table-cell office:value-type="float" office:value="37684360" calcext:value-type="float">
            <text:p>37684360</text:p>
          </table:table-cell>
          <table:table-cell office:value-type="float" office:value="0" calcext:value-type="float">
            <text:p>0</text:p>
          </table:table-cell>
          <table:table-cell office:value-type="float" office:value="29676000" calcext:value-type="float">
            <text:p>29676000</text:p>
          </table:table-cell>
          <table:table-cell office:value-type="float" office:value="29584464" calcext:value-type="float">
            <text:p>29584464</text:p>
          </table:table-cell>
          <table:table-cell office:value-type="float" office:value="35854384" calcext:value-type="float">
            <text:p>35854384</text:p>
          </table:table-cell>
          <table:table-cell table:formula="of:=[.A287]+[.B287]+[.C287]+[.D287]+[.E287]+[.F287]+[.G287]" office:value-type="float" office:value="214433368" calcext:value-type="float">
            <text:p>214433368</text:p>
          </table:table-cell>
        </table:table-row>
        <table:table-row table:style-name="ro1">
          <table:table-cell office:value-type="float" office:value="52801808" calcext:value-type="float">
            <text:p>52801808</text:p>
          </table:table-cell>
          <table:table-cell office:value-type="float" office:value="29104976" calcext:value-type="float">
            <text:p>29104976</text:p>
          </table:table-cell>
          <table:table-cell office:value-type="float" office:value="37788184" calcext:value-type="float">
            <text:p>37788184</text:p>
          </table:table-cell>
          <table:table-cell office:value-type="float" office:value="0" calcext:value-type="float">
            <text:p>0</text:p>
          </table:table-cell>
          <table:table-cell office:value-type="float" office:value="29682136" calcext:value-type="float">
            <text:p>29682136</text:p>
          </table:table-cell>
          <table:table-cell office:value-type="float" office:value="29584464" calcext:value-type="float">
            <text:p>29584464</text:p>
          </table:table-cell>
          <table:table-cell office:value-type="float" office:value="35860520" calcext:value-type="float">
            <text:p>35860520</text:p>
          </table:table-cell>
          <table:table-cell table:formula="of:=[.A288]+[.B288]+[.C288]+[.D288]+[.E288]+[.F288]+[.G288]" office:value-type="float" office:value="214822088" calcext:value-type="float">
            <text:p>214822088</text:p>
          </table:table-cell>
        </table:table-row>
        <table:table-row table:style-name="ro1">
          <table:table-cell office:value-type="float" office:value="52804504" calcext:value-type="float">
            <text:p>52804504</text:p>
          </table:table-cell>
          <table:table-cell office:value-type="float" office:value="29104976" calcext:value-type="float">
            <text:p>29104976</text:p>
          </table:table-cell>
          <table:table-cell office:value-type="float" office:value="37840808" calcext:value-type="float">
            <text:p>37840808</text:p>
          </table:table-cell>
          <table:table-cell office:value-type="float" office:value="0" calcext:value-type="float">
            <text:p>0</text:p>
          </table:table-cell>
          <table:table-cell office:value-type="float" office:value="29682136" calcext:value-type="float">
            <text:p>29682136</text:p>
          </table:table-cell>
          <table:table-cell office:value-type="float" office:value="29590584" calcext:value-type="float">
            <text:p>29590584</text:p>
          </table:table-cell>
          <table:table-cell office:value-type="float" office:value="35860520" calcext:value-type="float">
            <text:p>35860520</text:p>
          </table:table-cell>
          <table:table-cell table:formula="of:=[.A289]+[.B289]+[.C289]+[.D289]+[.E289]+[.F289]+[.G289]" office:value-type="float" office:value="214883528" calcext:value-type="float">
            <text:p>214883528</text:p>
          </table:table-cell>
        </table:table-row>
        <table:table-row table:style-name="ro1">
          <table:table-cell office:value-type="float" office:value="52874672" calcext:value-type="float">
            <text:p>52874672</text:p>
          </table:table-cell>
          <table:table-cell office:value-type="float" office:value="29104976" calcext:value-type="float">
            <text:p>29104976</text:p>
          </table:table-cell>
          <table:table-cell office:value-type="float" office:value="37973600" calcext:value-type="float">
            <text:p>37973600</text:p>
          </table:table-cell>
          <table:table-cell office:value-type="float" office:value="0" calcext:value-type="float">
            <text:p>0</text:p>
          </table:table-cell>
          <table:table-cell office:value-type="float" office:value="29682136" calcext:value-type="float">
            <text:p>29682136</text:p>
          </table:table-cell>
          <table:table-cell office:value-type="float" office:value="29590584" calcext:value-type="float">
            <text:p>29590584</text:p>
          </table:table-cell>
          <table:table-cell office:value-type="float" office:value="35866656" calcext:value-type="float">
            <text:p>35866656</text:p>
          </table:table-cell>
          <table:table-cell table:formula="of:=[.A290]+[.B290]+[.C290]+[.D290]+[.E290]+[.F290]+[.G290]" office:value-type="float" office:value="215092624" calcext:value-type="float">
            <text:p>215092624</text:p>
          </table:table-cell>
        </table:table-row>
        <table:table-row table:style-name="ro1">
          <table:table-cell office:value-type="float" office:value="52877008" calcext:value-type="float">
            <text:p>52877008</text:p>
          </table:table-cell>
          <table:table-cell office:value-type="float" office:value="29110528" calcext:value-type="float">
            <text:p>29110528</text:p>
          </table:table-cell>
          <table:table-cell office:value-type="float" office:value="37979544" calcext:value-type="float">
            <text:p>37979544</text:p>
          </table:table-cell>
          <table:table-cell office:value-type="float" office:value="0" calcext:value-type="float">
            <text:p>0</text:p>
          </table:table-cell>
          <table:table-cell office:value-type="float" office:value="29688272" calcext:value-type="float">
            <text:p>29688272</text:p>
          </table:table-cell>
          <table:table-cell office:value-type="float" office:value="29590584" calcext:value-type="float">
            <text:p>29590584</text:p>
          </table:table-cell>
          <table:table-cell office:value-type="float" office:value="35866656" calcext:value-type="float">
            <text:p>35866656</text:p>
          </table:table-cell>
          <table:table-cell table:formula="of:=[.A291]+[.B291]+[.C291]+[.D291]+[.E291]+[.F291]+[.G291]" office:value-type="float" office:value="215112592" calcext:value-type="float">
            <text:p>215112592</text:p>
          </table:table-cell>
        </table:table-row>
        <table:table-row table:style-name="ro1">
          <table:table-cell office:value-type="float" office:value="52878328" calcext:value-type="float">
            <text:p>52878328</text:p>
          </table:table-cell>
          <table:table-cell office:value-type="float" office:value="29110528" calcext:value-type="float">
            <text:p>29110528</text:p>
          </table:table-cell>
          <table:table-cell office:value-type="float" office:value="37979544" calcext:value-type="float">
            <text:p>37979544</text:p>
          </table:table-cell>
          <table:table-cell office:value-type="float" office:value="0" calcext:value-type="float">
            <text:p>0</text:p>
          </table:table-cell>
          <table:table-cell office:value-type="float" office:value="29826000" calcext:value-type="float">
            <text:p>29826000</text:p>
          </table:table-cell>
          <table:table-cell office:value-type="float" office:value="29590584" calcext:value-type="float">
            <text:p>29590584</text:p>
          </table:table-cell>
          <table:table-cell office:value-type="float" office:value="35866656" calcext:value-type="float">
            <text:p>35866656</text:p>
          </table:table-cell>
          <table:table-cell table:formula="of:=[.A292]+[.B292]+[.C292]+[.D292]+[.E292]+[.F292]+[.G292]" office:value-type="float" office:value="215251640" calcext:value-type="float">
            <text:p>215251640</text:p>
          </table:table-cell>
        </table:table-row>
        <table:table-row table:style-name="ro1">
          <table:table-cell office:value-type="float" office:value="52885480" calcext:value-type="float">
            <text:p>52885480</text:p>
          </table:table-cell>
          <table:table-cell office:value-type="float" office:value="29110528" calcext:value-type="float">
            <text:p>29110528</text:p>
          </table:table-cell>
          <table:table-cell office:value-type="float" office:value="37985400" calcext:value-type="float">
            <text:p>37985400</text:p>
          </table:table-cell>
          <table:table-cell office:value-type="float" office:value="0" calcext:value-type="float">
            <text:p>0</text:p>
          </table:table-cell>
          <table:table-cell office:value-type="float" office:value="29449568" calcext:value-type="float">
            <text:p>29449568</text:p>
          </table:table-cell>
          <table:table-cell office:value-type="float" office:value="29596704" calcext:value-type="float">
            <text:p>29596704</text:p>
          </table:table-cell>
          <table:table-cell office:value-type="float" office:value="35874504" calcext:value-type="float">
            <text:p>35874504</text:p>
          </table:table-cell>
          <table:table-cell table:formula="of:=[.A293]+[.B293]+[.C293]+[.D293]+[.E293]+[.F293]+[.G293]" office:value-type="float" office:value="214902184" calcext:value-type="float">
            <text:p>214902184</text:p>
          </table:table-cell>
        </table:table-row>
        <table:table-row table:style-name="ro1">
          <table:table-cell office:value-type="float" office:value="52887960" calcext:value-type="float">
            <text:p>52887960</text:p>
          </table:table-cell>
          <table:table-cell office:value-type="float" office:value="29116080" calcext:value-type="float">
            <text:p>29116080</text:p>
          </table:table-cell>
          <table:table-cell office:value-type="float" office:value="37991216" calcext:value-type="float">
            <text:p>37991216</text:p>
          </table:table-cell>
          <table:table-cell office:value-type="float" office:value="0" calcext:value-type="float">
            <text:p>0</text:p>
          </table:table-cell>
          <table:table-cell office:value-type="float" office:value="29488968" calcext:value-type="float">
            <text:p>29488968</text:p>
          </table:table-cell>
          <table:table-cell office:value-type="float" office:value="29617728" calcext:value-type="float">
            <text:p>29617728</text:p>
          </table:table-cell>
          <table:table-cell office:value-type="float" office:value="35874504" calcext:value-type="float">
            <text:p>35874504</text:p>
          </table:table-cell>
          <table:table-cell table:formula="of:=[.A294]+[.B294]+[.C294]+[.D294]+[.E294]+[.F294]+[.G294]" office:value-type="float" office:value="214976456" calcext:value-type="float">
            <text:p>214976456</text:p>
          </table:table-cell>
        </table:table-row>
        <table:table-row table:style-name="ro1">
          <table:table-cell office:value-type="float" office:value="52893992" calcext:value-type="float">
            <text:p>52893992</text:p>
          </table:table-cell>
          <table:table-cell office:value-type="float" office:value="29116080" calcext:value-type="float">
            <text:p>29116080</text:p>
          </table:table-cell>
          <table:table-cell office:value-type="float" office:value="37996896" calcext:value-type="float">
            <text:p>37996896</text:p>
          </table:table-cell>
          <table:table-cell office:value-type="float" office:value="0" calcext:value-type="float">
            <text:p>0</text:p>
          </table:table-cell>
          <table:table-cell office:value-type="float" office:value="29526776" calcext:value-type="float">
            <text:p>29526776</text:p>
          </table:table-cell>
          <table:table-cell office:value-type="float" office:value="29624112" calcext:value-type="float">
            <text:p>29624112</text:p>
          </table:table-cell>
          <table:table-cell office:value-type="float" office:value="35921040" calcext:value-type="float">
            <text:p>35921040</text:p>
          </table:table-cell>
          <table:table-cell table:formula="of:=[.A295]+[.B295]+[.C295]+[.D295]+[.E295]+[.F295]+[.G295]" office:value-type="float" office:value="215078896" calcext:value-type="float">
            <text:p>215078896</text:p>
          </table:table-cell>
        </table:table-row>
        <table:table-row table:style-name="ro1">
          <table:table-cell office:value-type="float" office:value="52896072" calcext:value-type="float">
            <text:p>52896072</text:p>
          </table:table-cell>
          <table:table-cell office:value-type="float" office:value="29121632" calcext:value-type="float">
            <text:p>29121632</text:p>
          </table:table-cell>
          <table:table-cell office:value-type="float" office:value="37996896" calcext:value-type="float">
            <text:p>37996896</text:p>
          </table:table-cell>
          <table:table-cell office:value-type="float" office:value="0" calcext:value-type="float">
            <text:p>0</text:p>
          </table:table-cell>
          <table:table-cell office:value-type="float" office:value="29806224" calcext:value-type="float">
            <text:p>29806224</text:p>
          </table:table-cell>
          <table:table-cell office:value-type="float" office:value="29624112" calcext:value-type="float">
            <text:p>29624112</text:p>
          </table:table-cell>
          <table:table-cell office:value-type="float" office:value="35921040" calcext:value-type="float">
            <text:p>35921040</text:p>
          </table:table-cell>
          <table:table-cell table:formula="of:=[.A296]+[.B296]+[.C296]+[.D296]+[.E296]+[.F296]+[.G296]" office:value-type="float" office:value="215365976" calcext:value-type="float">
            <text:p>215365976</text:p>
          </table:table-cell>
        </table:table-row>
        <table:table-row table:style-name="ro1">
          <table:table-cell office:value-type="float" office:value="52897752" calcext:value-type="float">
            <text:p>52897752</text:p>
          </table:table-cell>
          <table:table-cell office:value-type="float" office:value="29278344" calcext:value-type="float">
            <text:p>29278344</text:p>
          </table:table-cell>
          <table:table-cell office:value-type="float" office:value="38092816" calcext:value-type="float">
            <text:p>38092816</text:p>
          </table:table-cell>
          <table:table-cell office:value-type="float" office:value="0" calcext:value-type="float">
            <text:p>0</text:p>
          </table:table-cell>
          <table:table-cell office:value-type="float" office:value="29815056" calcext:value-type="float">
            <text:p>29815056</text:p>
          </table:table-cell>
          <table:table-cell office:value-type="float" office:value="29624112" calcext:value-type="float">
            <text:p>29624112</text:p>
          </table:table-cell>
          <table:table-cell office:value-type="float" office:value="35927440" calcext:value-type="float">
            <text:p>35927440</text:p>
          </table:table-cell>
          <table:table-cell table:formula="of:=[.A297]+[.B297]+[.C297]+[.D297]+[.E297]+[.F297]+[.G297]" office:value-type="float" office:value="215635520" calcext:value-type="float">
            <text:p>215635520</text:p>
          </table:table-cell>
        </table:table-row>
        <table:table-row table:style-name="ro1">
          <table:table-cell office:value-type="float" office:value="52899832" calcext:value-type="float">
            <text:p>52899832</text:p>
          </table:table-cell>
          <table:table-cell office:value-type="float" office:value="29278344" calcext:value-type="float">
            <text:p>29278344</text:p>
          </table:table-cell>
          <table:table-cell office:value-type="float" office:value="38099320" calcext:value-type="float">
            <text:p>38099320</text:p>
          </table:table-cell>
          <table:table-cell office:value-type="float" office:value="0" calcext:value-type="float">
            <text:p>0</text:p>
          </table:table-cell>
          <table:table-cell office:value-type="float" office:value="29831952" calcext:value-type="float">
            <text:p>29831952</text:p>
          </table:table-cell>
          <table:table-cell office:value-type="float" office:value="29624112" calcext:value-type="float">
            <text:p>29624112</text:p>
          </table:table-cell>
          <table:table-cell office:value-type="float" office:value="35927440" calcext:value-type="float">
            <text:p>35927440</text:p>
          </table:table-cell>
          <table:table-cell table:formula="of:=[.A298]+[.B298]+[.C298]+[.D298]+[.E298]+[.F298]+[.G298]" office:value-type="float" office:value="215661000" calcext:value-type="float">
            <text:p>215661000</text:p>
          </table:table-cell>
        </table:table-row>
        <table:table-row table:style-name="ro1">
          <table:table-cell office:value-type="float" office:value="52902320" calcext:value-type="float">
            <text:p>52902320</text:p>
          </table:table-cell>
          <table:table-cell office:value-type="float" office:value="29278344" calcext:value-type="float">
            <text:p>29278344</text:p>
          </table:table-cell>
          <table:table-cell office:value-type="float" office:value="38099320" calcext:value-type="float">
            <text:p>38099320</text:p>
          </table:table-cell>
          <table:table-cell office:value-type="float" office:value="0" calcext:value-type="float">
            <text:p>0</text:p>
          </table:table-cell>
          <table:table-cell office:value-type="float" office:value="29839648" calcext:value-type="float">
            <text:p>29839648</text:p>
          </table:table-cell>
          <table:table-cell office:value-type="float" office:value="29630232" calcext:value-type="float">
            <text:p>29630232</text:p>
          </table:table-cell>
          <table:table-cell office:value-type="float" office:value="35927440" calcext:value-type="float">
            <text:p>35927440</text:p>
          </table:table-cell>
          <table:table-cell table:formula="of:=[.A299]+[.B299]+[.C299]+[.D299]+[.E299]+[.F299]+[.G299]" office:value-type="float" office:value="215677304" calcext:value-type="float">
            <text:p>215677304</text:p>
          </table:table-cell>
        </table:table-row>
        <table:table-row table:style-name="ro1">
          <table:table-cell office:value-type="float" office:value="52947984" calcext:value-type="float">
            <text:p>52947984</text:p>
          </table:table-cell>
          <table:table-cell office:value-type="float" office:value="29278344" calcext:value-type="float">
            <text:p>29278344</text:p>
          </table:table-cell>
          <table:table-cell office:value-type="float" office:value="38099320" calcext:value-type="float">
            <text:p>38099320</text:p>
          </table:table-cell>
          <table:table-cell office:value-type="float" office:value="0" calcext:value-type="float">
            <text:p>0</text:p>
          </table:table-cell>
          <table:table-cell office:value-type="float" office:value="29861224" calcext:value-type="float">
            <text:p>29861224</text:p>
          </table:table-cell>
          <table:table-cell office:value-type="float" office:value="29630232" calcext:value-type="float">
            <text:p>29630232</text:p>
          </table:table-cell>
          <table:table-cell office:value-type="float" office:value="35933576" calcext:value-type="float">
            <text:p>35933576</text:p>
          </table:table-cell>
          <table:table-cell table:formula="of:=[.A300]+[.B300]+[.C300]+[.D300]+[.E300]+[.F300]+[.G300]" office:value-type="float" office:value="215750680" calcext:value-type="float">
            <text:p>215750680</text:p>
          </table:table-cell>
        </table:table-row>
        <table:table-row table:style-name="ro1">
          <table:table-cell office:value-type="float" office:value="52949304" calcext:value-type="float">
            <text:p>52949304</text:p>
          </table:table-cell>
          <table:table-cell office:value-type="float" office:value="29284496" calcext:value-type="float">
            <text:p>29284496</text:p>
          </table:table-cell>
          <table:table-cell office:value-type="float" office:value="38099320" calcext:value-type="float">
            <text:p>38099320</text:p>
          </table:table-cell>
          <table:table-cell office:value-type="float" office:value="0" calcext:value-type="float">
            <text:p>0</text:p>
          </table:table-cell>
          <table:table-cell office:value-type="float" office:value="29868920" calcext:value-type="float">
            <text:p>29868920</text:p>
          </table:table-cell>
          <table:table-cell office:value-type="float" office:value="29636352" calcext:value-type="float">
            <text:p>29636352</text:p>
          </table:table-cell>
          <table:table-cell office:value-type="float" office:value="35933576" calcext:value-type="float">
            <text:p>35933576</text:p>
          </table:table-cell>
          <table:table-cell table:formula="of:=[.A301]+[.B301]+[.C301]+[.D301]+[.E301]+[.F301]+[.G301]" office:value-type="float" office:value="215771968" calcext:value-type="float">
            <text:p>215771968</text:p>
          </table:table-cell>
        </table:table-row>
        <table:table-row table:style-name="ro1">
          <table:table-cell office:value-type="float" office:value="52956120" calcext:value-type="float">
            <text:p>52956120</text:p>
          </table:table-cell>
          <table:table-cell office:value-type="float" office:value="29284496" calcext:value-type="float">
            <text:p>29284496</text:p>
          </table:table-cell>
          <table:table-cell office:value-type="float" office:value="38112320" calcext:value-type="float">
            <text:p>38112320</text:p>
          </table:table-cell>
          <table:table-cell office:value-type="float" office:value="0" calcext:value-type="float">
            <text:p>0</text:p>
          </table:table-cell>
          <table:table-cell office:value-type="float" office:value="29940416" calcext:value-type="float">
            <text:p>29940416</text:p>
          </table:table-cell>
          <table:table-cell office:value-type="float" office:value="29651440" calcext:value-type="float">
            <text:p>29651440</text:p>
          </table:table-cell>
          <table:table-cell office:value-type="float" office:value="35939712" calcext:value-type="float">
            <text:p>35939712</text:p>
          </table:table-cell>
          <table:table-cell table:formula="of:=[.A302]+[.B302]+[.C302]+[.D302]+[.E302]+[.F302]+[.G302]" office:value-type="float" office:value="215884504" calcext:value-type="float">
            <text:p>215884504</text:p>
          </table:table-cell>
        </table:table-row>
        <table:table-row table:style-name="ro1">
          <table:table-cell office:value-type="float" office:value="52963496" calcext:value-type="float">
            <text:p>52963496</text:p>
          </table:table-cell>
          <table:table-cell office:value-type="float" office:value="29290048" calcext:value-type="float">
            <text:p>29290048</text:p>
          </table:table-cell>
          <table:table-cell office:value-type="float" office:value="38112320" calcext:value-type="float">
            <text:p>38112320</text:p>
          </table:table-cell>
          <table:table-cell office:value-type="float" office:value="0" calcext:value-type="float">
            <text:p>0</text:p>
          </table:table-cell>
          <table:table-cell office:value-type="float" office:value="29954296" calcext:value-type="float">
            <text:p>29954296</text:p>
          </table:table-cell>
          <table:table-cell office:value-type="float" office:value="29651440" calcext:value-type="float">
            <text:p>29651440</text:p>
          </table:table-cell>
          <table:table-cell office:value-type="float" office:value="35939712" calcext:value-type="float">
            <text:p>35939712</text:p>
          </table:table-cell>
          <table:table-cell table:formula="of:=[.A303]+[.B303]+[.C303]+[.D303]+[.E303]+[.F303]+[.G303]" office:value-type="float" office:value="215911312" calcext:value-type="float">
            <text:p>215911312</text:p>
          </table:table-cell>
        </table:table-row>
        <table:table-row table:style-name="ro1">
          <table:table-cell office:value-type="float" office:value="52964816" calcext:value-type="float">
            <text:p>52964816</text:p>
          </table:table-cell>
          <table:table-cell office:value-type="float" office:value="29290048" calcext:value-type="float">
            <text:p>29290048</text:p>
          </table:table-cell>
          <table:table-cell office:value-type="float" office:value="38112320" calcext:value-type="float">
            <text:p>38112320</text:p>
          </table:table-cell>
          <table:table-cell office:value-type="float" office:value="0" calcext:value-type="float">
            <text:p>0</text:p>
          </table:table-cell>
          <table:table-cell office:value-type="float" office:value="29973560" calcext:value-type="float">
            <text:p>29973560</text:p>
          </table:table-cell>
          <table:table-cell office:value-type="float" office:value="29651440" calcext:value-type="float">
            <text:p>29651440</text:p>
          </table:table-cell>
          <table:table-cell office:value-type="float" office:value="35939712" calcext:value-type="float">
            <text:p>35939712</text:p>
          </table:table-cell>
          <table:table-cell table:formula="of:=[.A304]+[.B304]+[.C304]+[.D304]+[.E304]+[.F304]+[.G304]" office:value-type="float" office:value="215931896" calcext:value-type="float">
            <text:p>215931896</text:p>
          </table:table-cell>
        </table:table-row>
        <table:table-row table:style-name="ro1">
          <table:table-cell office:value-type="float" office:value="52971608" calcext:value-type="float">
            <text:p>52971608</text:p>
          </table:table-cell>
          <table:table-cell office:value-type="float" office:value="29295872" calcext:value-type="float">
            <text:p>29295872</text:p>
          </table:table-cell>
          <table:table-cell office:value-type="float" office:value="38118000" calcext:value-type="float">
            <text:p>38118000</text:p>
          </table:table-cell>
          <table:table-cell office:value-type="float" office:value="0" calcext:value-type="float">
            <text:p>0</text:p>
          </table:table-cell>
          <table:table-cell office:value-type="float" office:value="29992040" calcext:value-type="float">
            <text:p>29992040</text:p>
          </table:table-cell>
          <table:table-cell office:value-type="float" office:value="29651440" calcext:value-type="float">
            <text:p>29651440</text:p>
          </table:table-cell>
          <table:table-cell office:value-type="float" office:value="35948712" calcext:value-type="float">
            <text:p>35948712</text:p>
          </table:table-cell>
          <table:table-cell table:formula="of:=[.A305]+[.B305]+[.C305]+[.D305]+[.E305]+[.F305]+[.G305]" office:value-type="float" office:value="215977672" calcext:value-type="float">
            <text:p>215977672</text:p>
          </table:table-cell>
        </table:table-row>
        <table:table-row table:style-name="ro1">
          <table:table-cell office:value-type="float" office:value="52972928" calcext:value-type="float">
            <text:p>52972928</text:p>
          </table:table-cell>
          <table:table-cell office:value-type="float" office:value="29295872" calcext:value-type="float">
            <text:p>29295872</text:p>
          </table:table-cell>
          <table:table-cell office:value-type="float" office:value="38118000" calcext:value-type="float">
            <text:p>38118000</text:p>
          </table:table-cell>
          <table:table-cell office:value-type="float" office:value="0" calcext:value-type="float">
            <text:p>0</text:p>
          </table:table-cell>
          <table:table-cell office:value-type="float" office:value="30021928" calcext:value-type="float">
            <text:p>30021928</text:p>
          </table:table-cell>
          <table:table-cell office:value-type="float" office:value="29657560" calcext:value-type="float">
            <text:p>29657560</text:p>
          </table:table-cell>
          <table:table-cell office:value-type="float" office:value="35948712" calcext:value-type="float">
            <text:p>35948712</text:p>
          </table:table-cell>
          <table:table-cell table:formula="of:=[.A306]+[.B306]+[.C306]+[.D306]+[.E306]+[.F306]+[.G306]" office:value-type="float" office:value="216015000" calcext:value-type="float">
            <text:p>216015000</text:p>
          </table:table-cell>
        </table:table-row>
        <table:table-row table:style-name="ro1">
          <table:table-cell office:value-type="float" office:value="52974864" calcext:value-type="float">
            <text:p>52974864</text:p>
          </table:table-cell>
          <table:table-cell office:value-type="float" office:value="29307256" calcext:value-type="float">
            <text:p>29307256</text:p>
          </table:table-cell>
          <table:table-cell office:value-type="float" office:value="38359352" calcext:value-type="float">
            <text:p>38359352</text:p>
          </table:table-cell>
          <table:table-cell office:value-type="float" office:value="0" calcext:value-type="float">
            <text:p>0</text:p>
          </table:table-cell>
          <table:table-cell office:value-type="float" office:value="30153640" calcext:value-type="float">
            <text:p>30153640</text:p>
          </table:table-cell>
          <table:table-cell office:value-type="float" office:value="29657560" calcext:value-type="float">
            <text:p>29657560</text:p>
          </table:table-cell>
          <table:table-cell office:value-type="float" office:value="36106408" calcext:value-type="float">
            <text:p>36106408</text:p>
          </table:table-cell>
          <table:table-cell table:formula="of:=[.A307]+[.B307]+[.C307]+[.D307]+[.E307]+[.F307]+[.G307]" office:value-type="float" office:value="216559080" calcext:value-type="float">
            <text:p>216559080</text:p>
          </table:table-cell>
        </table:table-row>
        <table:table-row table:style-name="ro1">
          <table:table-cell office:value-type="float" office:value="52977560" calcext:value-type="float">
            <text:p>52977560</text:p>
          </table:table-cell>
          <table:table-cell office:value-type="float" office:value="29312928" calcext:value-type="float">
            <text:p>29312928</text:p>
          </table:table-cell>
          <table:table-cell office:value-type="float" office:value="38417368" calcext:value-type="float">
            <text:p>38417368</text:p>
          </table:table-cell>
          <table:table-cell office:value-type="float" office:value="0" calcext:value-type="float">
            <text:p>0</text:p>
          </table:table-cell>
          <table:table-cell office:value-type="float" office:value="30153640" calcext:value-type="float">
            <text:p>30153640</text:p>
          </table:table-cell>
          <table:table-cell office:value-type="float" office:value="29663680" calcext:value-type="float">
            <text:p>29663680</text:p>
          </table:table-cell>
          <table:table-cell office:value-type="float" office:value="35568336" calcext:value-type="float">
            <text:p>35568336</text:p>
          </table:table-cell>
          <table:table-cell table:formula="of:=[.A308]+[.B308]+[.C308]+[.D308]+[.E308]+[.F308]+[.G308]" office:value-type="float" office:value="216093512" calcext:value-type="float">
            <text:p>216093512</text:p>
          </table:table-cell>
        </table:table-row>
        <table:table-row table:style-name="ro1">
          <table:table-cell office:value-type="float" office:value="52983592" calcext:value-type="float">
            <text:p>52983592</text:p>
          </table:table-cell>
          <table:table-cell office:value-type="float" office:value="29312928" calcext:value-type="float">
            <text:p>29312928</text:p>
          </table:table-cell>
          <table:table-cell office:value-type="float" office:value="38424584" calcext:value-type="float">
            <text:p>38424584</text:p>
          </table:table-cell>
          <table:table-cell office:value-type="float" office:value="0" calcext:value-type="float">
            <text:p>0</text:p>
          </table:table-cell>
          <table:table-cell office:value-type="float" office:value="30153640" calcext:value-type="float">
            <text:p>30153640</text:p>
          </table:table-cell>
          <table:table-cell office:value-type="float" office:value="29663680" calcext:value-type="float">
            <text:p>29663680</text:p>
          </table:table-cell>
          <table:table-cell office:value-type="float" office:value="35591624" calcext:value-type="float">
            <text:p>35591624</text:p>
          </table:table-cell>
          <table:table-cell table:formula="of:=[.A309]+[.B309]+[.C309]+[.D309]+[.E309]+[.F309]+[.G309]" office:value-type="float" office:value="216130048" calcext:value-type="float">
            <text:p>216130048</text:p>
          </table:table-cell>
        </table:table-row>
        <table:table-row table:style-name="ro1">
          <table:table-cell office:value-type="float" office:value="52985672" calcext:value-type="float">
            <text:p>52985672</text:p>
          </table:table-cell>
          <table:table-cell office:value-type="float" office:value="29312928" calcext:value-type="float">
            <text:p>29312928</text:p>
          </table:table-cell>
          <table:table-cell office:value-type="float" office:value="38425336" calcext:value-type="float">
            <text:p>38425336</text:p>
          </table:table-cell>
          <table:table-cell office:value-type="float" office:value="0" calcext:value-type="float">
            <text:p>0</text:p>
          </table:table-cell>
          <table:table-cell office:value-type="float" office:value="30153640" calcext:value-type="float">
            <text:p>30153640</text:p>
          </table:table-cell>
          <table:table-cell office:value-type="float" office:value="29663680" calcext:value-type="float">
            <text:p>29663680</text:p>
          </table:table-cell>
          <table:table-cell office:value-type="float" office:value="35600280" calcext:value-type="float">
            <text:p>35600280</text:p>
          </table:table-cell>
          <table:table-cell table:formula="of:=[.A310]+[.B310]+[.C310]+[.D310]+[.E310]+[.F310]+[.G310]" office:value-type="float" office:value="216141536" calcext:value-type="float">
            <text:p>216141536</text:p>
          </table:table-cell>
        </table:table-row>
        <table:table-row table:style-name="ro1">
          <table:table-cell office:value-type="float" office:value="52987248" calcext:value-type="float">
            <text:p>52987248</text:p>
          </table:table-cell>
          <table:table-cell office:value-type="float" office:value="29312928" calcext:value-type="float">
            <text:p>29312928</text:p>
          </table:table-cell>
          <table:table-cell office:value-type="float" office:value="38426464" calcext:value-type="float">
            <text:p>38426464</text:p>
          </table:table-cell>
          <table:table-cell office:value-type="float" office:value="0" calcext:value-type="float">
            <text:p>0</text:p>
          </table:table-cell>
          <table:table-cell office:value-type="float" office:value="30153640" calcext:value-type="float">
            <text:p>30153640</text:p>
          </table:table-cell>
          <table:table-cell office:value-type="float" office:value="29700480" calcext:value-type="float">
            <text:p>29700480</text:p>
          </table:table-cell>
          <table:table-cell office:value-type="float" office:value="35621928" calcext:value-type="float">
            <text:p>35621928</text:p>
          </table:table-cell>
          <table:table-cell table:formula="of:=[.A311]+[.B311]+[.C311]+[.D311]+[.E311]+[.F311]+[.G311]" office:value-type="float" office:value="216202688" calcext:value-type="float">
            <text:p>216202688</text:p>
          </table:table-cell>
        </table:table-row>
        <table:table-row table:style-name="ro1">
          <table:table-cell office:value-type="float" office:value="53032424" calcext:value-type="float">
            <text:p>53032424</text:p>
          </table:table-cell>
          <table:table-cell office:value-type="float" office:value="29318424" calcext:value-type="float">
            <text:p>29318424</text:p>
          </table:table-cell>
          <table:table-cell office:value-type="float" office:value="38426840" calcext:value-type="float">
            <text:p>38426840</text:p>
          </table:table-cell>
          <table:table-cell office:value-type="float" office:value="0" calcext:value-type="float">
            <text:p>0</text:p>
          </table:table-cell>
          <table:table-cell office:value-type="float" office:value="30160288" calcext:value-type="float">
            <text:p>30160288</text:p>
          </table:table-cell>
          <table:table-cell office:value-type="float" office:value="29700480" calcext:value-type="float">
            <text:p>29700480</text:p>
          </table:table-cell>
          <table:table-cell office:value-type="float" office:value="35629568" calcext:value-type="float">
            <text:p>35629568</text:p>
          </table:table-cell>
          <table:table-cell table:formula="of:=[.A312]+[.B312]+[.C312]+[.D312]+[.E312]+[.F312]+[.G312]" office:value-type="float" office:value="216268024" calcext:value-type="float">
            <text:p>216268024</text:p>
          </table:table-cell>
        </table:table-row>
        <table:table-row table:style-name="ro1">
          <table:table-cell office:value-type="float" office:value="53034360" calcext:value-type="float">
            <text:p>53034360</text:p>
          </table:table-cell>
          <table:table-cell office:value-type="float" office:value="29318424" calcext:value-type="float">
            <text:p>29318424</text:p>
          </table:table-cell>
          <table:table-cell office:value-type="float" office:value="38426840" calcext:value-type="float">
            <text:p>38426840</text:p>
          </table:table-cell>
          <table:table-cell office:value-type="float" office:value="0" calcext:value-type="float">
            <text:p>0</text:p>
          </table:table-cell>
          <table:table-cell office:value-type="float" office:value="30160288" calcext:value-type="float">
            <text:p>30160288</text:p>
          </table:table-cell>
          <table:table-cell office:value-type="float" office:value="29706864" calcext:value-type="float">
            <text:p>29706864</text:p>
          </table:table-cell>
          <table:table-cell office:value-type="float" office:value="35651984" calcext:value-type="float">
            <text:p>35651984</text:p>
          </table:table-cell>
          <table:table-cell table:formula="of:=[.A313]+[.B313]+[.C313]+[.D313]+[.E313]+[.F313]+[.G313]" office:value-type="float" office:value="216298760" calcext:value-type="float">
            <text:p>216298760</text:p>
          </table:table-cell>
        </table:table-row>
        <table:table-row table:style-name="ro1">
          <table:table-cell office:value-type="float" office:value="53041208" calcext:value-type="float">
            <text:p>53041208</text:p>
          </table:table-cell>
          <table:table-cell office:value-type="float" office:value="29318424" calcext:value-type="float">
            <text:p>29318424</text:p>
          </table:table-cell>
          <table:table-cell office:value-type="float" office:value="38432520" calcext:value-type="float">
            <text:p>38432520</text:p>
          </table:table-cell>
          <table:table-cell office:value-type="float" office:value="0" calcext:value-type="float">
            <text:p>0</text:p>
          </table:table-cell>
          <table:table-cell office:value-type="float" office:value="30200312" calcext:value-type="float">
            <text:p>30200312</text:p>
          </table:table-cell>
          <table:table-cell office:value-type="float" office:value="29706864" calcext:value-type="float">
            <text:p>29706864</text:p>
          </table:table-cell>
          <table:table-cell office:value-type="float" office:value="35665968" calcext:value-type="float">
            <text:p>35665968</text:p>
          </table:table-cell>
          <table:table-cell table:formula="of:=[.A314]+[.B314]+[.C314]+[.D314]+[.E314]+[.F314]+[.G314]" office:value-type="float" office:value="216365296" calcext:value-type="float">
            <text:p>216365296</text:p>
          </table:table-cell>
        </table:table-row>
        <table:table-row table:style-name="ro1">
          <table:table-cell office:value-type="float" office:value="53043288" calcext:value-type="float">
            <text:p>53043288</text:p>
          </table:table-cell>
          <table:table-cell office:value-type="float" office:value="29324096" calcext:value-type="float">
            <text:p>29324096</text:p>
          </table:table-cell>
          <table:table-cell office:value-type="float" office:value="38432520" calcext:value-type="float">
            <text:p>38432520</text:p>
          </table:table-cell>
          <table:table-cell office:value-type="float" office:value="0" calcext:value-type="float">
            <text:p>0</text:p>
          </table:table-cell>
          <table:table-cell office:value-type="float" office:value="30200312" calcext:value-type="float">
            <text:p>30200312</text:p>
          </table:table-cell>
          <table:table-cell office:value-type="float" office:value="29712984" calcext:value-type="float">
            <text:p>29712984</text:p>
          </table:table-cell>
          <table:table-cell office:value-type="float" office:value="35682440" calcext:value-type="float">
            <text:p>35682440</text:p>
          </table:table-cell>
          <table:table-cell table:formula="of:=[.A315]+[.B315]+[.C315]+[.D315]+[.E315]+[.F315]+[.G315]" office:value-type="float" office:value="216395640" calcext:value-type="float">
            <text:p>216395640</text:p>
          </table:table-cell>
        </table:table-row>
        <table:table-row table:style-name="ro1">
          <table:table-cell office:value-type="float" office:value="53049816" calcext:value-type="float">
            <text:p>53049816</text:p>
          </table:table-cell>
          <table:table-cell office:value-type="float" office:value="30404648" calcext:value-type="float">
            <text:p>30404648</text:p>
          </table:table-cell>
          <table:table-cell office:value-type="float" office:value="38541304" calcext:value-type="float">
            <text:p>38541304</text:p>
          </table:table-cell>
          <table:table-cell office:value-type="float" office:value="0" calcext:value-type="float">
            <text:p>0</text:p>
          </table:table-cell>
          <table:table-cell office:value-type="float" office:value="30200312" calcext:value-type="float">
            <text:p>30200312</text:p>
          </table:table-cell>
          <table:table-cell office:value-type="float" office:value="29712984" calcext:value-type="float">
            <text:p>29712984</text:p>
          </table:table-cell>
          <table:table-cell office:value-type="float" office:value="35690408" calcext:value-type="float">
            <text:p>35690408</text:p>
          </table:table-cell>
          <table:table-cell table:formula="of:=[.A316]+[.B316]+[.C316]+[.D316]+[.E316]+[.F316]+[.G316]" office:value-type="float" office:value="217599472" calcext:value-type="float">
            <text:p>217599472</text:p>
          </table:table-cell>
        </table:table-row>
        <table:table-row table:style-name="ro1">
          <table:table-cell office:value-type="float" office:value="53052512" calcext:value-type="float">
            <text:p>53052512</text:p>
          </table:table-cell>
          <table:table-cell office:value-type="float" office:value="30749624" calcext:value-type="float">
            <text:p>30749624</text:p>
          </table:table-cell>
          <table:table-cell office:value-type="float" office:value="38541304" calcext:value-type="float">
            <text:p>38541304</text:p>
          </table:table-cell>
          <table:table-cell office:value-type="float" office:value="0" calcext:value-type="float">
            <text:p>0</text:p>
          </table:table-cell>
          <table:table-cell office:value-type="float" office:value="30211616" calcext:value-type="float">
            <text:p>30211616</text:p>
          </table:table-cell>
          <table:table-cell office:value-type="float" office:value="29712984" calcext:value-type="float">
            <text:p>29712984</text:p>
          </table:table-cell>
          <table:table-cell office:value-type="float" office:value="35709472" calcext:value-type="float">
            <text:p>35709472</text:p>
          </table:table-cell>
          <table:table-cell table:formula="of:=[.A317]+[.B317]+[.C317]+[.D317]+[.E317]+[.F317]+[.G317]" office:value-type="float" office:value="217977512" calcext:value-type="float">
            <text:p>217977512</text:p>
          </table:table-cell>
        </table:table-row>
        <table:table-row table:style-name="ro1">
          <table:table-cell office:value-type="float" office:value="53053832" calcext:value-type="float">
            <text:p>53053832</text:p>
          </table:table-cell>
          <table:table-cell office:value-type="float" office:value="30749624" calcext:value-type="float">
            <text:p>30749624</text:p>
          </table:table-cell>
          <table:table-cell office:value-type="float" office:value="38541304" calcext:value-type="float">
            <text:p>38541304</text:p>
          </table:table-cell>
          <table:table-cell office:value-type="float" office:value="0" calcext:value-type="float">
            <text:p>0</text:p>
          </table:table-cell>
          <table:table-cell office:value-type="float" office:value="30211616" calcext:value-type="float">
            <text:p>30211616</text:p>
          </table:table-cell>
          <table:table-cell office:value-type="float" office:value="29720048" calcext:value-type="float">
            <text:p>29720048</text:p>
          </table:table-cell>
          <table:table-cell office:value-type="float" office:value="35723080" calcext:value-type="float">
            <text:p>35723080</text:p>
          </table:table-cell>
          <table:table-cell table:formula="of:=[.A318]+[.B318]+[.C318]+[.D318]+[.E318]+[.F318]+[.G318]" office:value-type="float" office:value="217999504" calcext:value-type="float">
            <text:p>217999504</text:p>
          </table:table-cell>
        </table:table-row>
        <table:table-row table:style-name="ro1">
          <table:table-cell office:value-type="float" office:value="53063544" calcext:value-type="float">
            <text:p>53063544</text:p>
          </table:table-cell>
          <table:table-cell office:value-type="float" office:value="30755120" calcext:value-type="float">
            <text:p>30755120</text:p>
          </table:table-cell>
          <table:table-cell office:value-type="float" office:value="38604344" calcext:value-type="float">
            <text:p>38604344</text:p>
          </table:table-cell>
          <table:table-cell office:value-type="float" office:value="0" calcext:value-type="float">
            <text:p>0</text:p>
          </table:table-cell>
          <table:table-cell office:value-type="float" office:value="30211616" calcext:value-type="float">
            <text:p>30211616</text:p>
          </table:table-cell>
          <table:table-cell office:value-type="float" office:value="29720048" calcext:value-type="float">
            <text:p>29720048</text:p>
          </table:table-cell>
          <table:table-cell office:value-type="float" office:value="35772888" calcext:value-type="float">
            <text:p>35772888</text:p>
          </table:table-cell>
          <table:table-cell table:formula="of:=[.A319]+[.B319]+[.C319]+[.D319]+[.E319]+[.F319]+[.G319]" office:value-type="float" office:value="218127560" calcext:value-type="float">
            <text:p>218127560</text:p>
          </table:table-cell>
        </table:table-row>
        <table:table-row table:style-name="ro1">
          <table:table-cell office:value-type="float" office:value="53069664" calcext:value-type="float">
            <text:p>53069664</text:p>
          </table:table-cell>
          <table:table-cell office:value-type="float" office:value="30755160" calcext:value-type="float">
            <text:p>30755160</text:p>
          </table:table-cell>
          <table:table-cell office:value-type="float" office:value="38605768" calcext:value-type="float">
            <text:p>38605768</text:p>
          </table:table-cell>
          <table:table-cell office:value-type="float" office:value="0" calcext:value-type="float">
            <text:p>0</text:p>
          </table:table-cell>
          <table:table-cell office:value-type="float" office:value="30211616" calcext:value-type="float">
            <text:p>30211616</text:p>
          </table:table-cell>
          <table:table-cell office:value-type="float" office:value="29727736" calcext:value-type="float">
            <text:p>29727736</text:p>
          </table:table-cell>
          <table:table-cell office:value-type="float" office:value="35781480" calcext:value-type="float">
            <text:p>35781480</text:p>
          </table:table-cell>
          <table:table-cell table:formula="of:=[.A320]+[.B320]+[.C320]+[.D320]+[.E320]+[.F320]+[.G320]" office:value-type="float" office:value="218151424" calcext:value-type="float">
            <text:p>218151424</text:p>
          </table:table-cell>
        </table:table-row>
        <table:table-row table:style-name="ro1">
          <table:table-cell office:value-type="float" office:value="53075000" calcext:value-type="float">
            <text:p>53075000</text:p>
          </table:table-cell>
          <table:table-cell office:value-type="float" office:value="30755160" calcext:value-type="float">
            <text:p>30755160</text:p>
          </table:table-cell>
          <table:table-cell office:value-type="float" office:value="38606520" calcext:value-type="float">
            <text:p>38606520</text:p>
          </table:table-cell>
          <table:table-cell office:value-type="float" office:value="0" calcext:value-type="float">
            <text:p>0</text:p>
          </table:table-cell>
          <table:table-cell office:value-type="float" office:value="30217696" calcext:value-type="float">
            <text:p>30217696</text:p>
          </table:table-cell>
          <table:table-cell office:value-type="float" office:value="29060768" calcext:value-type="float">
            <text:p>29060768</text:p>
          </table:table-cell>
          <table:table-cell office:value-type="float" office:value="35821360" calcext:value-type="float">
            <text:p>35821360</text:p>
          </table:table-cell>
          <table:table-cell table:formula="of:=[.A321]+[.B321]+[.C321]+[.D321]+[.E321]+[.F321]+[.G321]" office:value-type="float" office:value="217536504" calcext:value-type="float">
            <text:p>217536504</text:p>
          </table:table-cell>
        </table:table-row>
        <table:table-row table:style-name="ro1">
          <table:table-cell office:value-type="float" office:value="53076736" calcext:value-type="float">
            <text:p>53076736</text:p>
          </table:table-cell>
          <table:table-cell office:value-type="float" office:value="30755160" calcext:value-type="float">
            <text:p>30755160</text:p>
          </table:table-cell>
          <table:table-cell office:value-type="float" office:value="38607272" calcext:value-type="float">
            <text:p>38607272</text:p>
          </table:table-cell>
          <table:table-cell office:value-type="float" office:value="0" calcext:value-type="float">
            <text:p>0</text:p>
          </table:table-cell>
          <table:table-cell office:value-type="float" office:value="30217696" calcext:value-type="float">
            <text:p>30217696</text:p>
          </table:table-cell>
          <table:table-cell office:value-type="float" office:value="29060808" calcext:value-type="float">
            <text:p>29060808</text:p>
          </table:table-cell>
          <table:table-cell office:value-type="float" office:value="35821360" calcext:value-type="float">
            <text:p>35821360</text:p>
          </table:table-cell>
          <table:table-cell table:formula="of:=[.A322]+[.B322]+[.C322]+[.D322]+[.E322]+[.F322]+[.G322]" office:value-type="float" office:value="217539032" calcext:value-type="float">
            <text:p>217539032</text:p>
          </table:table-cell>
        </table:table-row>
        <table:table-row table:style-name="ro1">
          <table:table-cell office:value-type="float" office:value="53127856" calcext:value-type="float">
            <text:p>53127856</text:p>
          </table:table-cell>
          <table:table-cell office:value-type="float" office:value="30755160" calcext:value-type="float">
            <text:p>30755160</text:p>
          </table:table-cell>
          <table:table-cell office:value-type="float" office:value="28861728" calcext:value-type="float">
            <text:p>28861728</text:p>
          </table:table-cell>
          <table:table-cell office:value-type="float" office:value="0" calcext:value-type="float">
            <text:p>0</text:p>
          </table:table-cell>
          <table:table-cell office:value-type="float" office:value="30217696" calcext:value-type="float">
            <text:p>30217696</text:p>
          </table:table-cell>
          <table:table-cell office:value-type="float" office:value="29060808" calcext:value-type="float">
            <text:p>29060808</text:p>
          </table:table-cell>
          <table:table-cell office:value-type="float" office:value="35821360" calcext:value-type="float">
            <text:p>35821360</text:p>
          </table:table-cell>
          <table:table-cell table:formula="of:=[.A323]+[.B323]+[.C323]+[.D323]+[.E323]+[.F323]+[.G323]" office:value-type="float" office:value="207844608" calcext:value-type="float">
            <text:p>207844608</text:p>
          </table:table-cell>
        </table:table-row>
        <table:table-row table:style-name="ro1">
          <table:table-cell office:value-type="float" office:value="53128992" calcext:value-type="float">
            <text:p>53128992</text:p>
          </table:table-cell>
          <table:table-cell office:value-type="float" office:value="30761248" calcext:value-type="float">
            <text:p>30761248</text:p>
          </table:table-cell>
          <table:table-cell office:value-type="float" office:value="28955192" calcext:value-type="float">
            <text:p>28955192</text:p>
          </table:table-cell>
          <table:table-cell office:value-type="float" office:value="0" calcext:value-type="float">
            <text:p>0</text:p>
          </table:table-cell>
          <table:table-cell office:value-type="float" office:value="30263696" calcext:value-type="float">
            <text:p>30263696</text:p>
          </table:table-cell>
          <table:table-cell office:value-type="float" office:value="29060808" calcext:value-type="float">
            <text:p>29060808</text:p>
          </table:table-cell>
          <table:table-cell office:value-type="float" office:value="35829232" calcext:value-type="float">
            <text:p>35829232</text:p>
          </table:table-cell>
          <table:table-cell table:formula="of:=[.A324]+[.B324]+[.C324]+[.D324]+[.E324]+[.F324]+[.G324]" office:value-type="float" office:value="207999168" calcext:value-type="float">
            <text:p>207999168</text:p>
          </table:table-cell>
        </table:table-row>
        <table:table-row table:style-name="ro1">
          <table:table-cell office:value-type="float" office:value="53179544" calcext:value-type="float">
            <text:p>53179544</text:p>
          </table:table-cell>
          <table:table-cell office:value-type="float" office:value="30761248" calcext:value-type="float">
            <text:p>30761248</text:p>
          </table:table-cell>
          <table:table-cell office:value-type="float" office:value="28973632" calcext:value-type="float">
            <text:p>28973632</text:p>
          </table:table-cell>
          <table:table-cell office:value-type="float" office:value="0" calcext:value-type="float">
            <text:p>0</text:p>
          </table:table-cell>
          <table:table-cell office:value-type="float" office:value="30263696" calcext:value-type="float">
            <text:p>30263696</text:p>
          </table:table-cell>
          <table:table-cell office:value-type="float" office:value="29066968" calcext:value-type="float">
            <text:p>29066968</text:p>
          </table:table-cell>
          <table:table-cell office:value-type="float" office:value="35829232" calcext:value-type="float">
            <text:p>35829232</text:p>
          </table:table-cell>
          <table:table-cell table:formula="of:=[.A325]+[.B325]+[.C325]+[.D325]+[.E325]+[.F325]+[.G325]" office:value-type="float" office:value="208074320" calcext:value-type="float">
            <text:p>208074320</text:p>
          </table:table-cell>
        </table:table-row>
        <table:table-row table:style-name="ro1">
          <table:table-cell office:value-type="float" office:value="53186224" calcext:value-type="float">
            <text:p>53186224</text:p>
          </table:table-cell>
          <table:table-cell office:value-type="float" office:value="30879032" calcext:value-type="float">
            <text:p>30879032</text:p>
          </table:table-cell>
          <table:table-cell office:value-type="float" office:value="28992800" calcext:value-type="float">
            <text:p>28992800</text:p>
          </table:table-cell>
          <table:table-cell office:value-type="float" office:value="0" calcext:value-type="float">
            <text:p>0</text:p>
          </table:table-cell>
          <table:table-cell office:value-type="float" office:value="30270168" calcext:value-type="float">
            <text:p>30270168</text:p>
          </table:table-cell>
          <table:table-cell office:value-type="float" office:value="29066968" calcext:value-type="float">
            <text:p>29066968</text:p>
          </table:table-cell>
          <table:table-cell office:value-type="float" office:value="35835568" calcext:value-type="float">
            <text:p>35835568</text:p>
          </table:table-cell>
          <table:table-cell table:formula="of:=[.A326]+[.B326]+[.C326]+[.D326]+[.E326]+[.F326]+[.G326]" office:value-type="float" office:value="208230760" calcext:value-type="float">
            <text:p>208230760</text:p>
          </table:table-cell>
        </table:table-row>
        <table:table-row table:style-name="ro1">
          <table:table-cell office:value-type="float" office:value="53187200" calcext:value-type="float">
            <text:p>53187200</text:p>
          </table:table-cell>
          <table:table-cell office:value-type="float" office:value="30879032" calcext:value-type="float">
            <text:p>30879032</text:p>
          </table:table-cell>
          <table:table-cell office:value-type="float" office:value="29019216" calcext:value-type="float">
            <text:p>29019216</text:p>
          </table:table-cell>
          <table:table-cell office:value-type="float" office:value="0" calcext:value-type="float">
            <text:p>0</text:p>
          </table:table-cell>
          <table:table-cell office:value-type="float" office:value="30270168" calcext:value-type="float">
            <text:p>30270168</text:p>
          </table:table-cell>
          <table:table-cell office:value-type="float" office:value="29073088" calcext:value-type="float">
            <text:p>29073088</text:p>
          </table:table-cell>
          <table:table-cell office:value-type="float" office:value="35835568" calcext:value-type="float">
            <text:p>35835568</text:p>
          </table:table-cell>
          <table:table-cell table:formula="of:=[.A327]+[.B327]+[.C327]+[.D327]+[.E327]+[.F327]+[.G327]" office:value-type="float" office:value="208264272" calcext:value-type="float">
            <text:p>208264272</text:p>
          </table:table-cell>
        </table:table-row>
        <table:table-row table:style-name="ro1">
          <table:table-cell office:value-type="float" office:value="53192288" calcext:value-type="float">
            <text:p>53192288</text:p>
          </table:table-cell>
          <table:table-cell office:value-type="float" office:value="30879032" calcext:value-type="float">
            <text:p>30879032</text:p>
          </table:table-cell>
          <table:table-cell office:value-type="float" office:value="29134336" calcext:value-type="float">
            <text:p>29134336</text:p>
          </table:table-cell>
          <table:table-cell office:value-type="float" office:value="0" calcext:value-type="float">
            <text:p>0</text:p>
          </table:table-cell>
          <table:table-cell office:value-type="float" office:value="30270168" calcext:value-type="float">
            <text:p>30270168</text:p>
          </table:table-cell>
          <table:table-cell office:value-type="float" office:value="29073088" calcext:value-type="float">
            <text:p>29073088</text:p>
          </table:table-cell>
          <table:table-cell office:value-type="float" office:value="35841552" calcext:value-type="float">
            <text:p>35841552</text:p>
          </table:table-cell>
          <table:table-cell table:formula="of:=[.A328]+[.B328]+[.C328]+[.D328]+[.E328]+[.F328]+[.G328]" office:value-type="float" office:value="208390464" calcext:value-type="float">
            <text:p>208390464</text:p>
          </table:table-cell>
        </table:table-row>
        <table:table-row table:style-name="ro1">
          <table:table-cell office:value-type="float" office:value="53193408" calcext:value-type="float">
            <text:p>53193408</text:p>
          </table:table-cell>
          <table:table-cell office:value-type="float" office:value="30884528" calcext:value-type="float">
            <text:p>30884528</text:p>
          </table:table-cell>
          <table:table-cell office:value-type="float" office:value="28721488" calcext:value-type="float">
            <text:p>28721488</text:p>
          </table:table-cell>
          <table:table-cell office:value-type="float" office:value="0" calcext:value-type="float">
            <text:p>0</text:p>
          </table:table-cell>
          <table:table-cell office:value-type="float" office:value="30270168" calcext:value-type="float">
            <text:p>30270168</text:p>
          </table:table-cell>
          <table:table-cell office:value-type="float" office:value="29073088" calcext:value-type="float">
            <text:p>29073088</text:p>
          </table:table-cell>
          <table:table-cell office:value-type="float" office:value="35841552" calcext:value-type="float">
            <text:p>35841552</text:p>
          </table:table-cell>
          <table:table-cell table:formula="of:=[.A329]+[.B329]+[.C329]+[.D329]+[.E329]+[.F329]+[.G329]" office:value-type="float" office:value="207984232" calcext:value-type="float">
            <text:p>207984232</text:p>
          </table:table-cell>
        </table:table-row>
        <table:table-row table:style-name="ro1">
          <table:table-cell office:value-type="float" office:value="53193752" calcext:value-type="float">
            <text:p>53193752</text:p>
          </table:table-cell>
          <table:table-cell office:value-type="float" office:value="30884528" calcext:value-type="float">
            <text:p>30884528</text:p>
          </table:table-cell>
          <table:table-cell office:value-type="float" office:value="28746704" calcext:value-type="float">
            <text:p>28746704</text:p>
          </table:table-cell>
          <table:table-cell office:value-type="float" office:value="0" calcext:value-type="float">
            <text:p>0</text:p>
          </table:table-cell>
          <table:table-cell office:value-type="float" office:value="30270168" calcext:value-type="float">
            <text:p>30270168</text:p>
          </table:table-cell>
          <table:table-cell office:value-type="float" office:value="29117928" calcext:value-type="float">
            <text:p>29117928</text:p>
          </table:table-cell>
          <table:table-cell office:value-type="float" office:value="35847536" calcext:value-type="float">
            <text:p>35847536</text:p>
          </table:table-cell>
          <table:table-cell table:formula="of:=[.A330]+[.B330]+[.C330]+[.D330]+[.E330]+[.F330]+[.G330]" office:value-type="float" office:value="208060616" calcext:value-type="float">
            <text:p>208060616</text:p>
          </table:table-cell>
        </table:table-row>
        <table:table-row table:style-name="ro1">
          <table:table-cell office:value-type="float" office:value="53195232" calcext:value-type="float">
            <text:p>53195232</text:p>
          </table:table-cell>
          <table:table-cell office:value-type="float" office:value="30931856" calcext:value-type="float">
            <text:p>30931856</text:p>
          </table:table-cell>
          <table:table-cell office:value-type="float" office:value="28764952" calcext:value-type="float">
            <text:p>28764952</text:p>
          </table:table-cell>
          <table:table-cell office:value-type="float" office:value="0" calcext:value-type="float">
            <text:p>0</text:p>
          </table:table-cell>
          <table:table-cell office:value-type="float" office:value="30276248" calcext:value-type="float">
            <text:p>30276248</text:p>
          </table:table-cell>
          <table:table-cell office:value-type="float" office:value="29117928" calcext:value-type="float">
            <text:p>29117928</text:p>
          </table:table-cell>
          <table:table-cell office:value-type="float" office:value="35847536" calcext:value-type="float">
            <text:p>35847536</text:p>
          </table:table-cell>
          <table:table-cell table:formula="of:=[.A331]+[.B331]+[.C331]+[.D331]+[.E331]+[.F331]+[.G331]" office:value-type="float" office:value="208133752" calcext:value-type="float">
            <text:p>208133752</text:p>
          </table:table-cell>
        </table:table-row>
        <table:table-row table:style-name="ro1">
          <table:table-cell office:value-type="float" office:value="53196520" calcext:value-type="float">
            <text:p>53196520</text:p>
          </table:table-cell>
          <table:table-cell office:value-type="float" office:value="30932680" calcext:value-type="float">
            <text:p>30932680</text:p>
          </table:table-cell>
          <table:table-cell office:value-type="float" office:value="28837824" calcext:value-type="float">
            <text:p>28837824</text:p>
          </table:table-cell>
          <table:table-cell office:value-type="float" office:value="0" calcext:value-type="float">
            <text:p>0</text:p>
          </table:table-cell>
          <table:table-cell office:value-type="float" office:value="30276248" calcext:value-type="float">
            <text:p>30276248</text:p>
          </table:table-cell>
          <table:table-cell office:value-type="float" office:value="29156264" calcext:value-type="float">
            <text:p>29156264</text:p>
          </table:table-cell>
          <table:table-cell office:value-type="float" office:value="35847536" calcext:value-type="float">
            <text:p>35847536</text:p>
          </table:table-cell>
          <table:table-cell table:formula="of:=[.A332]+[.B332]+[.C332]+[.D332]+[.E332]+[.F332]+[.G332]" office:value-type="float" office:value="208247072" calcext:value-type="float">
            <text:p>208247072</text:p>
          </table:table-cell>
        </table:table-row>
        <table:table-row table:style-name="ro1">
          <table:table-cell office:value-type="float" office:value="53201592" calcext:value-type="float">
            <text:p>53201592</text:p>
          </table:table-cell>
          <table:table-cell office:value-type="float" office:value="30932680" calcext:value-type="float">
            <text:p>30932680</text:p>
          </table:table-cell>
          <table:table-cell office:value-type="float" office:value="28845432" calcext:value-type="float">
            <text:p>28845432</text:p>
          </table:table-cell>
          <table:table-cell office:value-type="float" office:value="0" calcext:value-type="float">
            <text:p>0</text:p>
          </table:table-cell>
          <table:table-cell office:value-type="float" office:value="30299248" calcext:value-type="float">
            <text:p>30299248</text:p>
          </table:table-cell>
          <table:table-cell office:value-type="float" office:value="29156264" calcext:value-type="float">
            <text:p>29156264</text:p>
          </table:table-cell>
          <table:table-cell office:value-type="float" office:value="35915760" calcext:value-type="float">
            <text:p>35915760</text:p>
          </table:table-cell>
          <table:table-cell table:formula="of:=[.A333]+[.B333]+[.C333]+[.D333]+[.E333]+[.F333]+[.G333]" office:value-type="float" office:value="208350976" calcext:value-type="float">
            <text:p>208350976</text:p>
          </table:table-cell>
        </table:table-row>
        <table:table-row table:style-name="ro1">
          <table:table-cell office:value-type="float" office:value="53202712" calcext:value-type="float">
            <text:p>53202712</text:p>
          </table:table-cell>
          <table:table-cell office:value-type="float" office:value="30938032" calcext:value-type="float">
            <text:p>30938032</text:p>
          </table:table-cell>
          <table:table-cell office:value-type="float" office:value="28861008" calcext:value-type="float">
            <text:p>28861008</text:p>
          </table:table-cell>
          <table:table-cell office:value-type="float" office:value="0" calcext:value-type="float">
            <text:p>0</text:p>
          </table:table-cell>
          <table:table-cell office:value-type="float" office:value="30299248" calcext:value-type="float">
            <text:p>30299248</text:p>
          </table:table-cell>
          <table:table-cell office:value-type="float" office:value="29162168" calcext:value-type="float">
            <text:p>29162168</text:p>
          </table:table-cell>
          <table:table-cell office:value-type="float" office:value="35915760" calcext:value-type="float">
            <text:p>35915760</text:p>
          </table:table-cell>
          <table:table-cell table:formula="of:=[.A334]+[.B334]+[.C334]+[.D334]+[.E334]+[.F334]+[.G334]" office:value-type="float" office:value="208378928" calcext:value-type="float">
            <text:p>208378928</text:p>
          </table:table-cell>
        </table:table-row>
        <table:table-row table:style-name="ro1">
          <table:table-cell office:value-type="float" office:value="53246232" calcext:value-type="float">
            <text:p>53246232</text:p>
          </table:table-cell>
          <table:table-cell office:value-type="float" office:value="30961400" calcext:value-type="float">
            <text:p>30961400</text:p>
          </table:table-cell>
          <table:table-cell office:value-type="float" office:value="28874664" calcext:value-type="float">
            <text:p>28874664</text:p>
          </table:table-cell>
          <table:table-cell office:value-type="float" office:value="0" calcext:value-type="float">
            <text:p>0</text:p>
          </table:table-cell>
          <table:table-cell office:value-type="float" office:value="30299248" calcext:value-type="float">
            <text:p>30299248</text:p>
          </table:table-cell>
          <table:table-cell office:value-type="float" office:value="29163872" calcext:value-type="float">
            <text:p>29163872</text:p>
          </table:table-cell>
          <table:table-cell office:value-type="float" office:value="35922008" calcext:value-type="float">
            <text:p>35922008</text:p>
          </table:table-cell>
          <table:table-cell table:formula="of:=[.A335]+[.B335]+[.C335]+[.D335]+[.E335]+[.F335]+[.G335]" office:value-type="float" office:value="208467424" calcext:value-type="float">
            <text:p>208467424</text:p>
          </table:table-cell>
        </table:table-row>
        <table:table-row table:style-name="ro1">
          <table:table-cell office:value-type="float" office:value="53247968" calcext:value-type="float">
            <text:p>53247968</text:p>
          </table:table-cell>
          <table:table-cell office:value-type="float" office:value="30967016" calcext:value-type="float">
            <text:p>30967016</text:p>
          </table:table-cell>
          <table:table-cell office:value-type="float" office:value="28889384" calcext:value-type="float">
            <text:p>28889384</text:p>
          </table:table-cell>
          <table:table-cell office:value-type="float" office:value="0" calcext:value-type="float">
            <text:p>0</text:p>
          </table:table-cell>
          <table:table-cell office:value-type="float" office:value="30333832" calcext:value-type="float">
            <text:p>30333832</text:p>
          </table:table-cell>
          <table:table-cell office:value-type="float" office:value="29163872" calcext:value-type="float">
            <text:p>29163872</text:p>
          </table:table-cell>
          <table:table-cell office:value-type="float" office:value="35922008" calcext:value-type="float">
            <text:p>35922008</text:p>
          </table:table-cell>
          <table:table-cell table:formula="of:=[.A336]+[.B336]+[.C336]+[.D336]+[.E336]+[.F336]+[.G336]" office:value-type="float" office:value="208524080" calcext:value-type="float">
            <text:p>208524080</text:p>
          </table:table-cell>
        </table:table-row>
        <table:table-row table:style-name="ro1">
          <table:table-cell office:value-type="float" office:value="53253320" calcext:value-type="float">
            <text:p>53253320</text:p>
          </table:table-cell>
          <table:table-cell office:value-type="float" office:value="30967016" calcext:value-type="float">
            <text:p>30967016</text:p>
          </table:table-cell>
          <table:table-cell office:value-type="float" office:value="28900792" calcext:value-type="float">
            <text:p>28900792</text:p>
          </table:table-cell>
          <table:table-cell office:value-type="float" office:value="0" calcext:value-type="float">
            <text:p>0</text:p>
          </table:table-cell>
          <table:table-cell office:value-type="float" office:value="30333832" calcext:value-type="float">
            <text:p>30333832</text:p>
          </table:table-cell>
          <table:table-cell office:value-type="float" office:value="29163872" calcext:value-type="float">
            <text:p>29163872</text:p>
          </table:table-cell>
          <table:table-cell office:value-type="float" office:value="35929144" calcext:value-type="float">
            <text:p>35929144</text:p>
          </table:table-cell>
          <table:table-cell table:formula="of:=[.A337]+[.B337]+[.C337]+[.D337]+[.E337]+[.F337]+[.G337]" office:value-type="float" office:value="208547976" calcext:value-type="float">
            <text:p>208547976</text:p>
          </table:table-cell>
        </table:table-row>
        <table:table-row table:style-name="ro1">
          <table:table-cell office:value-type="float" office:value="53254456" calcext:value-type="float">
            <text:p>53254456</text:p>
          </table:table-cell>
          <table:table-cell office:value-type="float" office:value="30972368" calcext:value-type="float">
            <text:p>30972368</text:p>
          </table:table-cell>
          <table:table-cell office:value-type="float" office:value="28928840" calcext:value-type="float">
            <text:p>28928840</text:p>
          </table:table-cell>
          <table:table-cell office:value-type="float" office:value="0" calcext:value-type="float">
            <text:p>0</text:p>
          </table:table-cell>
          <table:table-cell office:value-type="float" office:value="30340088" calcext:value-type="float">
            <text:p>30340088</text:p>
          </table:table-cell>
          <table:table-cell office:value-type="float" office:value="29163872" calcext:value-type="float">
            <text:p>29163872</text:p>
          </table:table-cell>
          <table:table-cell office:value-type="float" office:value="35929144" calcext:value-type="float">
            <text:p>35929144</text:p>
          </table:table-cell>
          <table:table-cell table:formula="of:=[.A338]+[.B338]+[.C338]+[.D338]+[.E338]+[.F338]+[.G338]" office:value-type="float" office:value="208588768" calcext:value-type="float">
            <text:p>208588768</text:p>
          </table:table-cell>
        </table:table-row>
        <table:table-row table:style-name="ro1">
          <table:table-cell office:value-type="float" office:value="53260200" calcext:value-type="float">
            <text:p>53260200</text:p>
          </table:table-cell>
          <table:table-cell office:value-type="float" office:value="31174640" calcext:value-type="float">
            <text:p>31174640</text:p>
          </table:table-cell>
          <table:table-cell office:value-type="float" office:value="29020232" calcext:value-type="float">
            <text:p>29020232</text:p>
          </table:table-cell>
          <table:table-cell office:value-type="float" office:value="0" calcext:value-type="float">
            <text:p>0</text:p>
          </table:table-cell>
          <table:table-cell office:value-type="float" office:value="30340088" calcext:value-type="float">
            <text:p>30340088</text:p>
          </table:table-cell>
          <table:table-cell office:value-type="float" office:value="29170048" calcext:value-type="float">
            <text:p>29170048</text:p>
          </table:table-cell>
          <table:table-cell office:value-type="float" office:value="35939392" calcext:value-type="float">
            <text:p>35939392</text:p>
          </table:table-cell>
          <table:table-cell table:formula="of:=[.A339]+[.B339]+[.C339]+[.D339]+[.E339]+[.F339]+[.G339]" office:value-type="float" office:value="208904600" calcext:value-type="float">
            <text:p>208904600</text:p>
          </table:table-cell>
        </table:table-row>
        <table:table-row table:style-name="ro1">
          <table:table-cell office:value-type="float" office:value="53261952" calcext:value-type="float">
            <text:p>53261952</text:p>
          </table:table-cell>
          <table:table-cell office:value-type="float" office:value="30870600" calcext:value-type="float">
            <text:p>30870600</text:p>
          </table:table-cell>
          <table:table-cell office:value-type="float" office:value="29025824" calcext:value-type="float">
            <text:p>29025824</text:p>
          </table:table-cell>
          <table:table-cell office:value-type="float" office:value="0" calcext:value-type="float">
            <text:p>0</text:p>
          </table:table-cell>
          <table:table-cell office:value-type="float" office:value="30346168" calcext:value-type="float">
            <text:p>30346168</text:p>
          </table:table-cell>
          <table:table-cell office:value-type="float" office:value="29204376" calcext:value-type="float">
            <text:p>29204376</text:p>
          </table:table-cell>
          <table:table-cell office:value-type="float" office:value="35939392" calcext:value-type="float">
            <text:p>35939392</text:p>
          </table:table-cell>
          <table:table-cell table:formula="of:=[.A340]+[.B340]+[.C340]+[.D340]+[.E340]+[.F340]+[.G340]" office:value-type="float" office:value="208648312" calcext:value-type="float">
            <text:p>208648312</text:p>
          </table:table-cell>
        </table:table-row>
        <table:table-row table:style-name="ro1">
          <table:table-cell office:value-type="float" office:value="53267520" calcext:value-type="float">
            <text:p>53267520</text:p>
          </table:table-cell>
          <table:table-cell office:value-type="float" office:value="30893264" calcext:value-type="float">
            <text:p>30893264</text:p>
          </table:table-cell>
          <table:table-cell office:value-type="float" office:value="29025824" calcext:value-type="float">
            <text:p>29025824</text:p>
          </table:table-cell>
          <table:table-cell office:value-type="float" office:value="0" calcext:value-type="float">
            <text:p>0</text:p>
          </table:table-cell>
          <table:table-cell office:value-type="float" office:value="30346168" calcext:value-type="float">
            <text:p>30346168</text:p>
          </table:table-cell>
          <table:table-cell office:value-type="float" office:value="29211816" calcext:value-type="float">
            <text:p>29211816</text:p>
          </table:table-cell>
          <table:table-cell office:value-type="float" office:value="35945360" calcext:value-type="float">
            <text:p>35945360</text:p>
          </table:table-cell>
          <table:table-cell table:formula="of:=[.A341]+[.B341]+[.C341]+[.D341]+[.E341]+[.F341]+[.G341]" office:value-type="float" office:value="208689952" calcext:value-type="float">
            <text:p>208689952</text:p>
          </table:table-cell>
        </table:table-row>
        <table:table-row table:style-name="ro1">
          <table:table-cell office:value-type="float" office:value="53269432" calcext:value-type="float">
            <text:p>53269432</text:p>
          </table:table-cell>
          <table:table-cell office:value-type="float" office:value="30908768" calcext:value-type="float">
            <text:p>30908768</text:p>
          </table:table-cell>
          <table:table-cell office:value-type="float" office:value="29031416" calcext:value-type="float">
            <text:p>29031416</text:p>
          </table:table-cell>
          <table:table-cell office:value-type="float" office:value="0" calcext:value-type="float">
            <text:p>0</text:p>
          </table:table-cell>
          <table:table-cell office:value-type="float" office:value="30399496" calcext:value-type="float">
            <text:p>30399496</text:p>
          </table:table-cell>
          <table:table-cell office:value-type="float" office:value="29211816" calcext:value-type="float">
            <text:p>29211816</text:p>
          </table:table-cell>
          <table:table-cell office:value-type="float" office:value="36015968" calcext:value-type="float">
            <text:p>36015968</text:p>
          </table:table-cell>
          <table:table-cell table:formula="of:=[.A342]+[.B342]+[.C342]+[.D342]+[.E342]+[.F342]+[.G342]" office:value-type="float" office:value="208836896" calcext:value-type="float">
            <text:p>208836896</text:p>
          </table:table-cell>
        </table:table-row>
        <table:table-row table:style-name="ro1">
          <table:table-cell office:value-type="float" office:value="53270464" calcext:value-type="float">
            <text:p>53270464</text:p>
          </table:table-cell>
          <table:table-cell office:value-type="float" office:value="31044088" calcext:value-type="float">
            <text:p>31044088</text:p>
          </table:table-cell>
          <table:table-cell office:value-type="float" office:value="29031416" calcext:value-type="float">
            <text:p>29031416</text:p>
          </table:table-cell>
          <table:table-cell office:value-type="float" office:value="0" calcext:value-type="float">
            <text:p>0</text:p>
          </table:table-cell>
          <table:table-cell office:value-type="float" office:value="30399496" calcext:value-type="float">
            <text:p>30399496</text:p>
          </table:table-cell>
          <table:table-cell office:value-type="float" office:value="29211816" calcext:value-type="float">
            <text:p>29211816</text:p>
          </table:table-cell>
          <table:table-cell office:value-type="float" office:value="36022200" calcext:value-type="float">
            <text:p>36022200</text:p>
          </table:table-cell>
          <table:table-cell table:formula="of:=[.A343]+[.B343]+[.C343]+[.D343]+[.E343]+[.F343]+[.G343]" office:value-type="float" office:value="208979480" calcext:value-type="float">
            <text:p>208979480</text:p>
          </table:table-cell>
        </table:table-row>
        <table:table-row table:style-name="ro1">
          <table:table-cell office:value-type="float" office:value="53275496" calcext:value-type="float">
            <text:p>53275496</text:p>
          </table:table-cell>
          <table:table-cell office:value-type="float" office:value="31075320" calcext:value-type="float">
            <text:p>31075320</text:p>
          </table:table-cell>
          <table:table-cell office:value-type="float" office:value="29046600" calcext:value-type="float">
            <text:p>29046600</text:p>
          </table:table-cell>
          <table:table-cell office:value-type="float" office:value="0" calcext:value-type="float">
            <text:p>0</text:p>
          </table:table-cell>
          <table:table-cell office:value-type="float" office:value="30399496" calcext:value-type="float">
            <text:p>30399496</text:p>
          </table:table-cell>
          <table:table-cell office:value-type="float" office:value="29211816" calcext:value-type="float">
            <text:p>29211816</text:p>
          </table:table-cell>
          <table:table-cell office:value-type="float" office:value="36022200" calcext:value-type="float">
            <text:p>36022200</text:p>
          </table:table-cell>
          <table:table-cell table:formula="of:=[.A344]+[.B344]+[.C344]+[.D344]+[.E344]+[.F344]+[.G344]" office:value-type="float" office:value="209030928" calcext:value-type="float">
            <text:p>209030928</text:p>
          </table:table-cell>
        </table:table-row>
        <table:table-row table:style-name="ro1">
          <table:table-cell office:value-type="float" office:value="53318848" calcext:value-type="float">
            <text:p>53318848</text:p>
          </table:table-cell>
          <table:table-cell office:value-type="float" office:value="31084608" calcext:value-type="float">
            <text:p>31084608</text:p>
          </table:table-cell>
          <table:table-cell office:value-type="float" office:value="29046600" calcext:value-type="float">
            <text:p>29046600</text:p>
          </table:table-cell>
          <table:table-cell office:value-type="float" office:value="0" calcext:value-type="float">
            <text:p>0</text:p>
          </table:table-cell>
          <table:table-cell office:value-type="float" office:value="30399496" calcext:value-type="float">
            <text:p>30399496</text:p>
          </table:table-cell>
          <table:table-cell office:value-type="float" office:value="29211816" calcext:value-type="float">
            <text:p>29211816</text:p>
          </table:table-cell>
          <table:table-cell office:value-type="float" office:value="36022200" calcext:value-type="float">
            <text:p>36022200</text:p>
          </table:table-cell>
          <table:table-cell table:formula="of:=[.A345]+[.B345]+[.C345]+[.D345]+[.E345]+[.F345]+[.G345]" office:value-type="float" office:value="209083568" calcext:value-type="float">
            <text:p>209083568</text:p>
          </table:table-cell>
        </table:table-row>
        <table:table-row table:style-name="ro1">
          <table:table-cell office:value-type="float" office:value="53319968" calcext:value-type="float">
            <text:p>53319968</text:p>
          </table:table-cell>
          <table:table-cell office:value-type="float" office:value="31100112" calcext:value-type="float">
            <text:p>31100112</text:p>
          </table:table-cell>
          <table:table-cell office:value-type="float" office:value="29046600" calcext:value-type="float">
            <text:p>29046600</text:p>
          </table:table-cell>
          <table:table-cell office:value-type="float" office:value="0" calcext:value-type="float">
            <text:p>0</text:p>
          </table:table-cell>
          <table:table-cell office:value-type="float" office:value="30406096" calcext:value-type="float">
            <text:p>30406096</text:p>
          </table:table-cell>
          <table:table-cell office:value-type="float" office:value="29224344" calcext:value-type="float">
            <text:p>29224344</text:p>
          </table:table-cell>
          <table:table-cell office:value-type="float" office:value="36022200" calcext:value-type="float">
            <text:p>36022200</text:p>
          </table:table-cell>
          <table:table-cell table:formula="of:=[.A346]+[.B346]+[.C346]+[.D346]+[.E346]+[.F346]+[.G346]" office:value-type="float" office:value="209119320" calcext:value-type="float">
            <text:p>209119320</text:p>
          </table:table-cell>
        </table:table-row>
        <table:table-row table:style-name="ro1">
          <table:table-cell office:value-type="float" office:value="53325832" calcext:value-type="float">
            <text:p>53325832</text:p>
          </table:table-cell>
          <table:table-cell office:value-type="float" office:value="31124936" calcext:value-type="float">
            <text:p>31124936</text:p>
          </table:table-cell>
          <table:table-cell office:value-type="float" office:value="29046600" calcext:value-type="float">
            <text:p>29046600</text:p>
          </table:table-cell>
          <table:table-cell office:value-type="float" office:value="0" calcext:value-type="float">
            <text:p>0</text:p>
          </table:table-cell>
          <table:table-cell office:value-type="float" office:value="30406096" calcext:value-type="float">
            <text:p>30406096</text:p>
          </table:table-cell>
          <table:table-cell office:value-type="float" office:value="29224344" calcext:value-type="float">
            <text:p>29224344</text:p>
          </table:table-cell>
          <table:table-cell office:value-type="float" office:value="36028168" calcext:value-type="float">
            <text:p>36028168</text:p>
          </table:table-cell>
          <table:table-cell table:formula="of:=[.A347]+[.B347]+[.C347]+[.D347]+[.E347]+[.F347]+[.G347]" office:value-type="float" office:value="209155976" calcext:value-type="float">
            <text:p>209155976</text:p>
          </table:table-cell>
        </table:table-row>
        <table:table-row table:style-name="ro1">
          <table:table-cell office:value-type="float" office:value="53333760" calcext:value-type="float">
            <text:p>53333760</text:p>
          </table:table-cell>
          <table:table-cell office:value-type="float" office:value="31143200" calcext:value-type="float">
            <text:p>31143200</text:p>
          </table:table-cell>
          <table:table-cell office:value-type="float" office:value="29052960" calcext:value-type="float">
            <text:p>29052960</text:p>
          </table:table-cell>
          <table:table-cell office:value-type="float" office:value="0" calcext:value-type="float">
            <text:p>0</text:p>
          </table:table-cell>
          <table:table-cell office:value-type="float" office:value="30413616" calcext:value-type="float">
            <text:p>30413616</text:p>
          </table:table-cell>
          <table:table-cell office:value-type="float" office:value="29230600" calcext:value-type="float">
            <text:p>29230600</text:p>
          </table:table-cell>
          <table:table-cell office:value-type="float" office:value="36028168" calcext:value-type="float">
            <text:p>36028168</text:p>
          </table:table-cell>
          <table:table-cell table:formula="of:=[.A348]+[.B348]+[.C348]+[.D348]+[.E348]+[.F348]+[.G348]" office:value-type="float" office:value="209202304" calcext:value-type="float">
            <text:p>209202304</text:p>
          </table:table-cell>
        </table:table-row>
        <table:table-row table:style-name="ro1">
          <table:table-cell office:value-type="float" office:value="53339040" calcext:value-type="float">
            <text:p>53339040</text:p>
          </table:table-cell>
          <table:table-cell office:value-type="float" office:value="31175816" calcext:value-type="float">
            <text:p>31175816</text:p>
          </table:table-cell>
          <table:table-cell office:value-type="float" office:value="29052960" calcext:value-type="float">
            <text:p>29052960</text:p>
          </table:table-cell>
          <table:table-cell office:value-type="float" office:value="0" calcext:value-type="float">
            <text:p>0</text:p>
          </table:table-cell>
          <table:table-cell office:value-type="float" office:value="30413616" calcext:value-type="float">
            <text:p>30413616</text:p>
          </table:table-cell>
          <table:table-cell office:value-type="float" office:value="29240896" calcext:value-type="float">
            <text:p>29240896</text:p>
          </table:table-cell>
          <table:table-cell office:value-type="float" office:value="36028168" calcext:value-type="float">
            <text:p>36028168</text:p>
          </table:table-cell>
          <table:table-cell table:formula="of:=[.A349]+[.B349]+[.C349]+[.D349]+[.E349]+[.F349]+[.G349]" office:value-type="float" office:value="209250496" calcext:value-type="float">
            <text:p>209250496</text:p>
          </table:table-cell>
        </table:table-row>
        <table:table-row table:style-name="ro1">
          <table:table-cell office:value-type="float" office:value="53340160" calcext:value-type="float">
            <text:p>53340160</text:p>
          </table:table-cell>
          <table:table-cell office:value-type="float" office:value="31209720" calcext:value-type="float">
            <text:p>31209720</text:p>
          </table:table-cell>
          <table:table-cell office:value-type="float" office:value="29085048" calcext:value-type="float">
            <text:p>29085048</text:p>
          </table:table-cell>
          <table:table-cell office:value-type="float" office:value="0" calcext:value-type="float">
            <text:p>0</text:p>
          </table:table-cell>
          <table:table-cell office:value-type="float" office:value="30449712" calcext:value-type="float">
            <text:p>30449712</text:p>
          </table:table-cell>
          <table:table-cell office:value-type="float" office:value="29240896" calcext:value-type="float">
            <text:p>29240896</text:p>
          </table:table-cell>
          <table:table-cell office:value-type="float" office:value="36043608" calcext:value-type="float">
            <text:p>36043608</text:p>
          </table:table-cell>
          <table:table-cell table:formula="of:=[.A350]+[.B350]+[.C350]+[.D350]+[.E350]+[.F350]+[.G350]" office:value-type="float" office:value="209369144" calcext:value-type="float">
            <text:p>209369144</text:p>
          </table:table-cell>
        </table:table-row>
        <table:table-row table:style-name="ro1">
          <table:table-cell office:value-type="float" office:value="53340864" calcext:value-type="float">
            <text:p>53340864</text:p>
          </table:table-cell>
          <table:table-cell office:value-type="float" office:value="31215248" calcext:value-type="float">
            <text:p>31215248</text:p>
          </table:table-cell>
          <table:table-cell office:value-type="float" office:value="29085048" calcext:value-type="float">
            <text:p>29085048</text:p>
          </table:table-cell>
          <table:table-cell office:value-type="float" office:value="0" calcext:value-type="float">
            <text:p>0</text:p>
          </table:table-cell>
          <table:table-cell office:value-type="float" office:value="30449712" calcext:value-type="float">
            <text:p>30449712</text:p>
          </table:table-cell>
          <table:table-cell office:value-type="float" office:value="29240896" calcext:value-type="float">
            <text:p>29240896</text:p>
          </table:table-cell>
          <table:table-cell office:value-type="float" office:value="36043608" calcext:value-type="float">
            <text:p>36043608</text:p>
          </table:table-cell>
          <table:table-cell table:formula="of:=[.A351]+[.B351]+[.C351]+[.D351]+[.E351]+[.F351]+[.G351]" office:value-type="float" office:value="209375376" calcext:value-type="float">
            <text:p>209375376</text:p>
          </table:table-cell>
        </table:table-row>
        <table:table-row table:style-name="ro1">
          <table:table-cell office:value-type="float" office:value="53342800" calcext:value-type="float">
            <text:p>53342800</text:p>
          </table:table-cell>
          <table:table-cell office:value-type="float" office:value="31223656" calcext:value-type="float">
            <text:p>31223656</text:p>
          </table:table-cell>
          <table:table-cell office:value-type="float" office:value="29139056" calcext:value-type="float">
            <text:p>29139056</text:p>
          </table:table-cell>
          <table:table-cell office:value-type="float" office:value="0" calcext:value-type="float">
            <text:p>0</text:p>
          </table:table-cell>
          <table:table-cell office:value-type="float" office:value="30455456" calcext:value-type="float">
            <text:p>30455456</text:p>
          </table:table-cell>
          <table:table-cell office:value-type="float" office:value="29240896" calcext:value-type="float">
            <text:p>29240896</text:p>
          </table:table-cell>
          <table:table-cell office:value-type="float" office:value="36049832" calcext:value-type="float">
            <text:p>36049832</text:p>
          </table:table-cell>
          <table:table-cell table:formula="of:=[.A352]+[.B352]+[.C352]+[.D352]+[.E352]+[.F352]+[.G352]" office:value-type="float" office:value="209451696" calcext:value-type="float">
            <text:p>209451696</text:p>
          </table:table-cell>
        </table:table-row>
        <table:table-row table:style-name="ro1">
          <table:table-cell office:value-type="float" office:value="53387008" calcext:value-type="float">
            <text:p>53387008</text:p>
          </table:table-cell>
          <table:table-cell office:value-type="float" office:value="31228976" calcext:value-type="float">
            <text:p>31228976</text:p>
          </table:table-cell>
          <table:table-cell office:value-type="float" office:value="29139056" calcext:value-type="float">
            <text:p>29139056</text:p>
          </table:table-cell>
          <table:table-cell office:value-type="float" office:value="0" calcext:value-type="float">
            <text:p>0</text:p>
          </table:table-cell>
          <table:table-cell office:value-type="float" office:value="30455456" calcext:value-type="float">
            <text:p>30455456</text:p>
          </table:table-cell>
          <table:table-cell office:value-type="float" office:value="29246824" calcext:value-type="float">
            <text:p>29246824</text:p>
          </table:table-cell>
          <table:table-cell office:value-type="float" office:value="36049832" calcext:value-type="float">
            <text:p>36049832</text:p>
          </table:table-cell>
          <table:table-cell table:formula="of:=[.A353]+[.B353]+[.C353]+[.D353]+[.E353]+[.F353]+[.G353]" office:value-type="float" office:value="209507152" calcext:value-type="float">
            <text:p>209507152</text:p>
          </table:table-cell>
        </table:table-row>
        <table:table-row table:style-name="ro1">
          <table:table-cell office:value-type="float" office:value="53388112" calcext:value-type="float">
            <text:p>53388112</text:p>
          </table:table-cell>
          <table:table-cell office:value-type="float" office:value="31228976" calcext:value-type="float">
            <text:p>31228976</text:p>
          </table:table-cell>
          <table:table-cell office:value-type="float" office:value="29145264" calcext:value-type="float">
            <text:p>29145264</text:p>
          </table:table-cell>
          <table:table-cell office:value-type="float" office:value="0" calcext:value-type="float">
            <text:p>0</text:p>
          </table:table-cell>
          <table:table-cell office:value-type="float" office:value="30455456" calcext:value-type="float">
            <text:p>30455456</text:p>
          </table:table-cell>
          <table:table-cell office:value-type="float" office:value="29246824" calcext:value-type="float">
            <text:p>29246824</text:p>
          </table:table-cell>
          <table:table-cell office:value-type="float" office:value="36049832" calcext:value-type="float">
            <text:p>36049832</text:p>
          </table:table-cell>
          <table:table-cell table:formula="of:=[.A354]+[.B354]+[.C354]+[.D354]+[.E354]+[.F354]+[.G354]" office:value-type="float" office:value="209514464" calcext:value-type="float">
            <text:p>209514464</text:p>
          </table:table-cell>
        </table:table-row>
        <table:table-row table:style-name="ro1">
          <table:table-cell office:value-type="float" office:value="53432496" calcext:value-type="float">
            <text:p>53432496</text:p>
          </table:table-cell>
          <table:table-cell office:value-type="float" office:value="31240816" calcext:value-type="float">
            <text:p>31240816</text:p>
          </table:table-cell>
          <table:table-cell office:value-type="float" office:value="29145264" calcext:value-type="float">
            <text:p>29145264</text:p>
          </table:table-cell>
          <table:table-cell office:value-type="float" office:value="0" calcext:value-type="float">
            <text:p>0</text:p>
          </table:table-cell>
          <table:table-cell office:value-type="float" office:value="30455456" calcext:value-type="float">
            <text:p>30455456</text:p>
          </table:table-cell>
          <table:table-cell office:value-type="float" office:value="29252752" calcext:value-type="float">
            <text:p>29252752</text:p>
          </table:table-cell>
          <table:table-cell office:value-type="float" office:value="36049832" calcext:value-type="float">
            <text:p>36049832</text:p>
          </table:table-cell>
          <table:table-cell table:formula="of:=[.A355]+[.B355]+[.C355]+[.D355]+[.E355]+[.F355]+[.G355]" office:value-type="float" office:value="209576616" calcext:value-type="float">
            <text:p>209576616</text:p>
          </table:table-cell>
        </table:table-row>
        <table:table-row table:style-name="ro1">
          <table:table-cell office:value-type="float" office:value="53434288" calcext:value-type="float">
            <text:p>53434288</text:p>
          </table:table-cell>
          <table:table-cell office:value-type="float" office:value="31240816" calcext:value-type="float">
            <text:p>31240816</text:p>
          </table:table-cell>
          <table:table-cell office:value-type="float" office:value="29150840" calcext:value-type="float">
            <text:p>29150840</text:p>
          </table:table-cell>
          <table:table-cell office:value-type="float" office:value="0" calcext:value-type="float">
            <text:p>0</text:p>
          </table:table-cell>
          <table:table-cell office:value-type="float" office:value="30460936" calcext:value-type="float">
            <text:p>30460936</text:p>
          </table:table-cell>
          <table:table-cell office:value-type="float" office:value="29252752" calcext:value-type="float">
            <text:p>29252752</text:p>
          </table:table-cell>
          <table:table-cell office:value-type="float" office:value="36055816" calcext:value-type="float">
            <text:p>36055816</text:p>
          </table:table-cell>
          <table:table-cell table:formula="of:=[.A356]+[.B356]+[.C356]+[.D356]+[.E356]+[.F356]+[.G356]" office:value-type="float" office:value="209595448" calcext:value-type="float">
            <text:p>209595448</text:p>
          </table:table-cell>
        </table:table-row>
        <table:table-row table:style-name="ro1">
          <table:table-cell office:value-type="float" office:value="53437856" calcext:value-type="float">
            <text:p>53437856</text:p>
          </table:table-cell>
          <table:table-cell office:value-type="float" office:value="31247000" calcext:value-type="float">
            <text:p>31247000</text:p>
          </table:table-cell>
          <table:table-cell office:value-type="float" office:value="29150840" calcext:value-type="float">
            <text:p>29150840</text:p>
          </table:table-cell>
          <table:table-cell office:value-type="float" office:value="0" calcext:value-type="float">
            <text:p>0</text:p>
          </table:table-cell>
          <table:table-cell office:value-type="float" office:value="30460936" calcext:value-type="float">
            <text:p>30460936</text:p>
          </table:table-cell>
          <table:table-cell office:value-type="float" office:value="29258680" calcext:value-type="float">
            <text:p>29258680</text:p>
          </table:table-cell>
          <table:table-cell office:value-type="float" office:value="36055816" calcext:value-type="float">
            <text:p>36055816</text:p>
          </table:table-cell>
          <table:table-cell table:formula="of:=[.A357]+[.B357]+[.C357]+[.D357]+[.E357]+[.F357]+[.G357]" office:value-type="float" office:value="209611128" calcext:value-type="float">
            <text:p>209611128</text:p>
          </table:table-cell>
        </table:table-row>
        <table:table-row table:style-name="ro1">
          <table:table-cell office:value-type="float" office:value="53440728" calcext:value-type="float">
            <text:p>53440728</text:p>
          </table:table-cell>
          <table:table-cell office:value-type="float" office:value="31247000" calcext:value-type="float">
            <text:p>31247000</text:p>
          </table:table-cell>
          <table:table-cell office:value-type="float" office:value="29156720" calcext:value-type="float">
            <text:p>29156720</text:p>
          </table:table-cell>
          <table:table-cell office:value-type="float" office:value="0" calcext:value-type="float">
            <text:p>0</text:p>
          </table:table-cell>
          <table:table-cell office:value-type="float" office:value="30477944" calcext:value-type="float">
            <text:p>30477944</text:p>
          </table:table-cell>
          <table:table-cell office:value-type="float" office:value="29282272" calcext:value-type="float">
            <text:p>29282272</text:p>
          </table:table-cell>
          <table:table-cell office:value-type="float" office:value="35410080" calcext:value-type="float">
            <text:p>35410080</text:p>
          </table:table-cell>
          <table:table-cell table:formula="of:=[.A358]+[.B358]+[.C358]+[.D358]+[.E358]+[.F358]+[.G358]" office:value-type="float" office:value="209014744" calcext:value-type="float">
            <text:p>209014744</text:p>
          </table:table-cell>
        </table:table-row>
        <table:table-row table:style-name="ro1">
          <table:table-cell office:value-type="float" office:value="53465720" calcext:value-type="float">
            <text:p>53465720</text:p>
          </table:table-cell>
          <table:table-cell office:value-type="float" office:value="31252760" calcext:value-type="float">
            <text:p>31252760</text:p>
          </table:table-cell>
          <table:table-cell office:value-type="float" office:value="29156720" calcext:value-type="float">
            <text:p>29156720</text:p>
          </table:table-cell>
          <table:table-cell office:value-type="float" office:value="0" calcext:value-type="float">
            <text:p>0</text:p>
          </table:table-cell>
          <table:table-cell office:value-type="float" office:value="30477944" calcext:value-type="float">
            <text:p>30477944</text:p>
          </table:table-cell>
          <table:table-cell office:value-type="float" office:value="29282272" calcext:value-type="float">
            <text:p>29282272</text:p>
          </table:table-cell>
          <table:table-cell office:value-type="float" office:value="35410120" calcext:value-type="float">
            <text:p>35410120</text:p>
          </table:table-cell>
          <table:table-cell table:formula="of:=[.A359]+[.B359]+[.C359]+[.D359]+[.E359]+[.F359]+[.G359]" office:value-type="float" office:value="209045536" calcext:value-type="float">
            <text:p>209045536</text:p>
          </table:table-cell>
        </table:table-row>
        <table:table-row table:style-name="ro1">
          <table:table-cell office:value-type="float" office:value="53471328" calcext:value-type="float">
            <text:p>53471328</text:p>
          </table:table-cell>
          <table:table-cell office:value-type="float" office:value="31295560" calcext:value-type="float">
            <text:p>31295560</text:p>
          </table:table-cell>
          <table:table-cell office:value-type="float" office:value="29171624" calcext:value-type="float">
            <text:p>29171624</text:p>
          </table:table-cell>
          <table:table-cell office:value-type="float" office:value="0" calcext:value-type="float">
            <text:p>0</text:p>
          </table:table-cell>
          <table:table-cell office:value-type="float" office:value="30483424" calcext:value-type="float">
            <text:p>30483424</text:p>
          </table:table-cell>
          <table:table-cell office:value-type="float" office:value="29282272" calcext:value-type="float">
            <text:p>29282272</text:p>
          </table:table-cell>
          <table:table-cell office:value-type="float" office:value="35417384" calcext:value-type="float">
            <text:p>35417384</text:p>
          </table:table-cell>
          <table:table-cell table:formula="of:=[.A360]+[.B360]+[.C360]+[.D360]+[.E360]+[.F360]+[.G360]" office:value-type="float" office:value="209121592" calcext:value-type="float">
            <text:p>209121592</text:p>
          </table:table-cell>
        </table:table-row>
        <table:table-row table:style-name="ro1">
          <table:table-cell office:value-type="float" office:value="53471688" calcext:value-type="float">
            <text:p>53471688</text:p>
          </table:table-cell>
          <table:table-cell office:value-type="float" office:value="31409520" calcext:value-type="float">
            <text:p>31409520</text:p>
          </table:table-cell>
          <table:table-cell office:value-type="float" office:value="29171624" calcext:value-type="float">
            <text:p>29171624</text:p>
          </table:table-cell>
          <table:table-cell office:value-type="float" office:value="0" calcext:value-type="float">
            <text:p>0</text:p>
          </table:table-cell>
          <table:table-cell office:value-type="float" office:value="30483424" calcext:value-type="float">
            <text:p>30483424</text:p>
          </table:table-cell>
          <table:table-cell office:value-type="float" office:value="29315696" calcext:value-type="float">
            <text:p>29315696</text:p>
          </table:table-cell>
          <table:table-cell office:value-type="float" office:value="35417384" calcext:value-type="float">
            <text:p>35417384</text:p>
          </table:table-cell>
          <table:table-cell table:formula="of:=[.A361]+[.B361]+[.C361]+[.D361]+[.E361]+[.F361]+[.G361]" office:value-type="float" office:value="209269336" calcext:value-type="float">
            <text:p>209269336</text:p>
          </table:table-cell>
        </table:table-row>
        <table:table-row table:style-name="ro1">
          <table:table-cell office:value-type="float" office:value="53472808" calcext:value-type="float">
            <text:p>53472808</text:p>
          </table:table-cell>
          <table:table-cell office:value-type="float" office:value="31409520" calcext:value-type="float">
            <text:p>31409520</text:p>
          </table:table-cell>
          <table:table-cell office:value-type="float" office:value="29171624" calcext:value-type="float">
            <text:p>29171624</text:p>
          </table:table-cell>
          <table:table-cell office:value-type="float" office:value="0" calcext:value-type="float">
            <text:p>0</text:p>
          </table:table-cell>
          <table:table-cell office:value-type="float" office:value="30483424" calcext:value-type="float">
            <text:p>30483424</text:p>
          </table:table-cell>
          <table:table-cell office:value-type="float" office:value="29315696" calcext:value-type="float">
            <text:p>29315696</text:p>
          </table:table-cell>
          <table:table-cell office:value-type="float" office:value="35423304" calcext:value-type="float">
            <text:p>35423304</text:p>
          </table:table-cell>
          <table:table-cell table:formula="of:=[.A362]+[.B362]+[.C362]+[.D362]+[.E362]+[.F362]+[.G362]" office:value-type="float" office:value="209276376" calcext:value-type="float">
            <text:p>209276376</text:p>
          </table:table-cell>
        </table:table-row>
        <table:table-row table:style-name="ro1">
          <table:table-cell office:value-type="float" office:value="53478224" calcext:value-type="float">
            <text:p>53478224</text:p>
          </table:table-cell>
          <table:table-cell office:value-type="float" office:value="31409520" calcext:value-type="float">
            <text:p>31409520</text:p>
          </table:table-cell>
          <table:table-cell office:value-type="float" office:value="29171624" calcext:value-type="float">
            <text:p>29171624</text:p>
          </table:table-cell>
          <table:table-cell office:value-type="float" office:value="0" calcext:value-type="float">
            <text:p>0</text:p>
          </table:table-cell>
          <table:table-cell office:value-type="float" office:value="30483424" calcext:value-type="float">
            <text:p>30483424</text:p>
          </table:table-cell>
          <table:table-cell office:value-type="float" office:value="29321760" calcext:value-type="float">
            <text:p>29321760</text:p>
          </table:table-cell>
          <table:table-cell office:value-type="float" office:value="35423304" calcext:value-type="float">
            <text:p>35423304</text:p>
          </table:table-cell>
          <table:table-cell table:formula="of:=[.A363]+[.B363]+[.C363]+[.D363]+[.E363]+[.F363]+[.G363]" office:value-type="float" office:value="209287856" calcext:value-type="float">
            <text:p>209287856</text:p>
          </table:table-cell>
        </table:table-row>
        <table:table-row table:style-name="ro1">
          <table:table-cell office:value-type="float" office:value="53480144" calcext:value-type="float">
            <text:p>53480144</text:p>
          </table:table-cell>
          <table:table-cell office:value-type="float" office:value="31409520" calcext:value-type="float">
            <text:p>31409520</text:p>
          </table:table-cell>
          <table:table-cell office:value-type="float" office:value="29177152" calcext:value-type="float">
            <text:p>29177152</text:p>
          </table:table-cell>
          <table:table-cell office:value-type="float" office:value="0" calcext:value-type="float">
            <text:p>0</text:p>
          </table:table-cell>
          <table:table-cell office:value-type="float" office:value="30488904" calcext:value-type="float">
            <text:p>30488904</text:p>
          </table:table-cell>
          <table:table-cell office:value-type="float" office:value="29509928" calcext:value-type="float">
            <text:p>29509928</text:p>
          </table:table-cell>
          <table:table-cell office:value-type="float" office:value="35423304" calcext:value-type="float">
            <text:p>35423304</text:p>
          </table:table-cell>
          <table:table-cell table:formula="of:=[.A364]+[.B364]+[.C364]+[.D364]+[.E364]+[.F364]+[.G364]" office:value-type="float" office:value="209488952" calcext:value-type="float">
            <text:p>209488952</text:p>
          </table:table-cell>
        </table:table-row>
        <table:table-row table:style-name="ro1">
          <table:table-cell office:value-type="float" office:value="53480488" calcext:value-type="float">
            <text:p>53480488</text:p>
          </table:table-cell>
          <table:table-cell office:value-type="float" office:value="31466592" calcext:value-type="float">
            <text:p>31466592</text:p>
          </table:table-cell>
          <table:table-cell office:value-type="float" office:value="29177152" calcext:value-type="float">
            <text:p>29177152</text:p>
          </table:table-cell>
          <table:table-cell office:value-type="float" office:value="0" calcext:value-type="float">
            <text:p>0</text:p>
          </table:table-cell>
          <table:table-cell office:value-type="float" office:value="30488904" calcext:value-type="float">
            <text:p>30488904</text:p>
          </table:table-cell>
          <table:table-cell office:value-type="float" office:value="29580936" calcext:value-type="float">
            <text:p>29580936</text:p>
          </table:table-cell>
          <table:table-cell office:value-type="float" office:value="35423304" calcext:value-type="float">
            <text:p>35423304</text:p>
          </table:table-cell>
          <table:table-cell table:formula="of:=[.A365]+[.B365]+[.C365]+[.D365]+[.E365]+[.F365]+[.G365]" office:value-type="float" office:value="209617376" calcext:value-type="float">
            <text:p>209617376</text:p>
          </table:table-cell>
        </table:table-row>
        <table:table-row table:style-name="ro1">
          <table:table-cell office:value-type="float" office:value="53584864" calcext:value-type="float">
            <text:p>53584864</text:p>
          </table:table-cell>
          <table:table-cell office:value-type="float" office:value="31466592" calcext:value-type="float">
            <text:p>31466592</text:p>
          </table:table-cell>
          <table:table-cell office:value-type="float" office:value="29182680" calcext:value-type="float">
            <text:p>29182680</text:p>
          </table:table-cell>
          <table:table-cell office:value-type="float" office:value="0" calcext:value-type="float">
            <text:p>0</text:p>
          </table:table-cell>
          <table:table-cell office:value-type="float" office:value="30672768" calcext:value-type="float">
            <text:p>30672768</text:p>
          </table:table-cell>
          <table:table-cell office:value-type="float" office:value="29086536" calcext:value-type="float">
            <text:p>29086536</text:p>
          </table:table-cell>
          <table:table-cell office:value-type="float" office:value="35465808" calcext:value-type="float">
            <text:p>35465808</text:p>
          </table:table-cell>
          <table:table-cell table:formula="of:=[.A366]+[.B366]+[.C366]+[.D366]+[.E366]+[.F366]+[.G366]" office:value-type="float" office:value="209459248" calcext:value-type="float">
            <text:p>209459248</text:p>
          </table:table-cell>
        </table:table-row>
        <table:table-row table:style-name="ro1">
          <table:table-cell office:value-type="float" office:value="53635216" calcext:value-type="float">
            <text:p>53635216</text:p>
          </table:table-cell>
          <table:table-cell office:value-type="float" office:value="31471816" calcext:value-type="float">
            <text:p>31471816</text:p>
          </table:table-cell>
          <table:table-cell office:value-type="float" office:value="29182680" calcext:value-type="float">
            <text:p>29182680</text:p>
          </table:table-cell>
          <table:table-cell office:value-type="float" office:value="0" calcext:value-type="float">
            <text:p>0</text:p>
          </table:table-cell>
          <table:table-cell office:value-type="float" office:value="30672808" calcext:value-type="float">
            <text:p>30672808</text:p>
          </table:table-cell>
          <table:table-cell office:value-type="float" office:value="29094184" calcext:value-type="float">
            <text:p>29094184</text:p>
          </table:table-cell>
          <table:table-cell office:value-type="float" office:value="35465808" calcext:value-type="float">
            <text:p>35465808</text:p>
          </table:table-cell>
          <table:table-cell table:formula="of:=[.A367]+[.B367]+[.C367]+[.D367]+[.E367]+[.F367]+[.G367]" office:value-type="float" office:value="209522512" calcext:value-type="float">
            <text:p>209522512</text:p>
          </table:table-cell>
        </table:table-row>
        <table:table-row table:style-name="ro1">
          <table:table-cell office:value-type="float" office:value="53843752" calcext:value-type="float">
            <text:p>53843752</text:p>
          </table:table-cell>
          <table:table-cell office:value-type="float" office:value="31538568" calcext:value-type="float">
            <text:p>31538568</text:p>
          </table:table-cell>
          <table:table-cell office:value-type="float" office:value="29241776" calcext:value-type="float">
            <text:p>29241776</text:p>
          </table:table-cell>
          <table:table-cell office:value-type="float" office:value="0" calcext:value-type="float">
            <text:p>0</text:p>
          </table:table-cell>
          <table:table-cell office:value-type="float" office:value="30681720" calcext:value-type="float">
            <text:p>30681720</text:p>
          </table:table-cell>
          <table:table-cell office:value-type="float" office:value="29123184" calcext:value-type="float">
            <text:p>29123184</text:p>
          </table:table-cell>
          <table:table-cell office:value-type="float" office:value="35471632" calcext:value-type="float">
            <text:p>35471632</text:p>
          </table:table-cell>
          <table:table-cell table:formula="of:=[.A368]+[.B368]+[.C368]+[.D368]+[.E368]+[.F368]+[.G368]" office:value-type="float" office:value="209900632" calcext:value-type="float">
            <text:p>209900632</text:p>
          </table:table-cell>
        </table:table-row>
        <table:table-row table:style-name="ro1">
          <table:table-cell office:value-type="float" office:value="53845472" calcext:value-type="float">
            <text:p>53845472</text:p>
          </table:table-cell>
          <table:table-cell office:value-type="float" office:value="31544056" calcext:value-type="float">
            <text:p>31544056</text:p>
          </table:table-cell>
          <table:table-cell office:value-type="float" office:value="29241776" calcext:value-type="float">
            <text:p>29241776</text:p>
          </table:table-cell>
          <table:table-cell office:value-type="float" office:value="0" calcext:value-type="float">
            <text:p>0</text:p>
          </table:table-cell>
          <table:table-cell office:value-type="float" office:value="30681720" calcext:value-type="float">
            <text:p>30681720</text:p>
          </table:table-cell>
          <table:table-cell office:value-type="float" office:value="29211600" calcext:value-type="float">
            <text:p>29211600</text:p>
          </table:table-cell>
          <table:table-cell office:value-type="float" office:value="35471632" calcext:value-type="float">
            <text:p>35471632</text:p>
          </table:table-cell>
          <table:table-cell table:formula="of:=[.A369]+[.B369]+[.C369]+[.D369]+[.E369]+[.F369]+[.G369]" office:value-type="float" office:value="209996256" calcext:value-type="float">
            <text:p>209996256</text:p>
          </table:table-cell>
        </table:table-row>
        <table:table-row table:style-name="ro1">
          <table:table-cell office:value-type="float" office:value="53850792" calcext:value-type="float">
            <text:p>53850792</text:p>
          </table:table-cell>
          <table:table-cell office:value-type="float" office:value="31544056" calcext:value-type="float">
            <text:p>31544056</text:p>
          </table:table-cell>
          <table:table-cell office:value-type="float" office:value="29247304" calcext:value-type="float">
            <text:p>29247304</text:p>
          </table:table-cell>
          <table:table-cell office:value-type="float" office:value="0" calcext:value-type="float">
            <text:p>0</text:p>
          </table:table-cell>
          <table:table-cell office:value-type="float" office:value="30687536" calcext:value-type="float">
            <text:p>30687536</text:p>
          </table:table-cell>
          <table:table-cell office:value-type="float" office:value="29228032" calcext:value-type="float">
            <text:p>29228032</text:p>
          </table:table-cell>
          <table:table-cell office:value-type="float" office:value="35471632" calcext:value-type="float">
            <text:p>35471632</text:p>
          </table:table-cell>
          <table:table-cell table:formula="of:=[.A370]+[.B370]+[.C370]+[.D370]+[.E370]+[.F370]+[.G370]" office:value-type="float" office:value="210029352" calcext:value-type="float">
            <text:p>210029352</text:p>
          </table:table-cell>
        </table:table-row>
        <table:table-row table:style-name="ro1">
          <table:table-cell office:value-type="float" office:value="53856632" calcext:value-type="float">
            <text:p>53856632</text:p>
          </table:table-cell>
          <table:table-cell office:value-type="float" office:value="31544056" calcext:value-type="float">
            <text:p>31544056</text:p>
          </table:table-cell>
          <table:table-cell office:value-type="float" office:value="29247304" calcext:value-type="float">
            <text:p>29247304</text:p>
          </table:table-cell>
          <table:table-cell office:value-type="float" office:value="0" calcext:value-type="float">
            <text:p>0</text:p>
          </table:table-cell>
          <table:table-cell office:value-type="float" office:value="30687536" calcext:value-type="float">
            <text:p>30687536</text:p>
          </table:table-cell>
          <table:table-cell office:value-type="float" office:value="29249656" calcext:value-type="float">
            <text:p>29249656</text:p>
          </table:table-cell>
          <table:table-cell office:value-type="float" office:value="35471632" calcext:value-type="float">
            <text:p>35471632</text:p>
          </table:table-cell>
          <table:table-cell table:formula="of:=[.A371]+[.B371]+[.C371]+[.D371]+[.E371]+[.F371]+[.G371]" office:value-type="float" office:value="210056816" calcext:value-type="float">
            <text:p>210056816</text:p>
          </table:table-cell>
        </table:table-row>
        <table:table-row table:style-name="ro1">
          <table:table-cell office:value-type="float" office:value="53856976" calcext:value-type="float">
            <text:p>53856976</text:p>
          </table:table-cell>
          <table:table-cell office:value-type="float" office:value="31544056" calcext:value-type="float">
            <text:p>31544056</text:p>
          </table:table-cell>
          <table:table-cell office:value-type="float" office:value="29247304" calcext:value-type="float">
            <text:p>29247304</text:p>
          </table:table-cell>
          <table:table-cell office:value-type="float" office:value="0" calcext:value-type="float">
            <text:p>0</text:p>
          </table:table-cell>
          <table:table-cell office:value-type="float" office:value="30687536" calcext:value-type="float">
            <text:p>30687536</text:p>
          </table:table-cell>
          <table:table-cell office:value-type="float" office:value="29410328" calcext:value-type="float">
            <text:p>29410328</text:p>
          </table:table-cell>
          <table:table-cell office:value-type="float" office:value="35477456" calcext:value-type="float">
            <text:p>35477456</text:p>
          </table:table-cell>
          <table:table-cell table:formula="of:=[.A372]+[.B372]+[.C372]+[.D372]+[.E372]+[.F372]+[.G372]" office:value-type="float" office:value="210223656" calcext:value-type="float">
            <text:p>210223656</text:p>
          </table:table-cell>
        </table:table-row>
        <table:table-row table:style-name="ro1">
          <table:table-cell office:value-type="float" office:value="53858440" calcext:value-type="float">
            <text:p>53858440</text:p>
          </table:table-cell>
          <table:table-cell office:value-type="float" office:value="31549280" calcext:value-type="float">
            <text:p>31549280</text:p>
          </table:table-cell>
          <table:table-cell office:value-type="float" office:value="29247304" calcext:value-type="float">
            <text:p>29247304</text:p>
          </table:table-cell>
          <table:table-cell office:value-type="float" office:value="0" calcext:value-type="float">
            <text:p>0</text:p>
          </table:table-cell>
          <table:table-cell office:value-type="float" office:value="30693272" calcext:value-type="float">
            <text:p>30693272</text:p>
          </table:table-cell>
          <table:table-cell office:value-type="float" office:value="29567128" calcext:value-type="float">
            <text:p>29567128</text:p>
          </table:table-cell>
          <table:table-cell office:value-type="float" office:value="35477456" calcext:value-type="float">
            <text:p>35477456</text:p>
          </table:table-cell>
          <table:table-cell table:formula="of:=[.A373]+[.B373]+[.C373]+[.D373]+[.E373]+[.F373]+[.G373]" office:value-type="float" office:value="210392880" calcext:value-type="float">
            <text:p>210392880</text:p>
          </table:table-cell>
        </table:table-row>
        <table:table-row table:style-name="ro1">
          <table:table-cell office:value-type="float" office:value="53859400" calcext:value-type="float">
            <text:p>53859400</text:p>
          </table:table-cell>
          <table:table-cell office:value-type="float" office:value="31549280" calcext:value-type="float">
            <text:p>31549280</text:p>
          </table:table-cell>
          <table:table-cell office:value-type="float" office:value="29247304" calcext:value-type="float">
            <text:p>29247304</text:p>
          </table:table-cell>
          <table:table-cell office:value-type="float" office:value="0" calcext:value-type="float">
            <text:p>0</text:p>
          </table:table-cell>
          <table:table-cell office:value-type="float" office:value="30693272" calcext:value-type="float">
            <text:p>30693272</text:p>
          </table:table-cell>
          <table:table-cell office:value-type="float" office:value="29613080" calcext:value-type="float">
            <text:p>29613080</text:p>
          </table:table-cell>
          <table:table-cell office:value-type="float" office:value="35477456" calcext:value-type="float">
            <text:p>35477456</text:p>
          </table:table-cell>
          <table:table-cell table:formula="of:=[.A374]+[.B374]+[.C374]+[.D374]+[.E374]+[.F374]+[.G374]" office:value-type="float" office:value="210439792" calcext:value-type="float">
            <text:p>210439792</text:p>
          </table:table-cell>
        </table:table-row>
        <table:table-row table:style-name="ro1">
          <table:table-cell office:value-type="float" office:value="53864736" calcext:value-type="float">
            <text:p>53864736</text:p>
          </table:table-cell>
          <table:table-cell office:value-type="float" office:value="31549280" calcext:value-type="float">
            <text:p>31549280</text:p>
          </table:table-cell>
          <table:table-cell office:value-type="float" office:value="29252832" calcext:value-type="float">
            <text:p>29252832</text:p>
          </table:table-cell>
          <table:table-cell office:value-type="float" office:value="0" calcext:value-type="float">
            <text:p>0</text:p>
          </table:table-cell>
          <table:table-cell office:value-type="float" office:value="30736232" calcext:value-type="float">
            <text:p>30736232</text:p>
          </table:table-cell>
          <table:table-cell office:value-type="float" office:value="29647656" calcext:value-type="float">
            <text:p>29647656</text:p>
          </table:table-cell>
          <table:table-cell office:value-type="float" office:value="35521832" calcext:value-type="float">
            <text:p>35521832</text:p>
          </table:table-cell>
          <table:table-cell table:formula="of:=[.A375]+[.B375]+[.C375]+[.D375]+[.E375]+[.F375]+[.G375]" office:value-type="float" office:value="210572568" calcext:value-type="float">
            <text:p>210572568</text:p>
          </table:table-cell>
        </table:table-row>
        <table:table-row table:style-name="ro1">
          <table:table-cell office:value-type="float" office:value="53865840" calcext:value-type="float">
            <text:p>53865840</text:p>
          </table:table-cell>
          <table:table-cell office:value-type="float" office:value="31554504" calcext:value-type="float">
            <text:p>31554504</text:p>
          </table:table-cell>
          <table:table-cell office:value-type="float" office:value="29252832" calcext:value-type="float">
            <text:p>29252832</text:p>
          </table:table-cell>
          <table:table-cell office:value-type="float" office:value="0" calcext:value-type="float">
            <text:p>0</text:p>
          </table:table-cell>
          <table:table-cell office:value-type="float" office:value="30737056" calcext:value-type="float">
            <text:p>30737056</text:p>
          </table:table-cell>
          <table:table-cell office:value-type="float" office:value="29664592" calcext:value-type="float">
            <text:p>29664592</text:p>
          </table:table-cell>
          <table:table-cell office:value-type="float" office:value="35521832" calcext:value-type="float">
            <text:p>35521832</text:p>
          </table:table-cell>
          <table:table-cell table:formula="of:=[.A376]+[.B376]+[.C376]+[.D376]+[.E376]+[.F376]+[.G376]" office:value-type="float" office:value="210596656" calcext:value-type="float">
            <text:p>210596656</text:p>
          </table:table-cell>
        </table:table-row>
        <table:table-row table:style-name="ro1">
          <table:table-cell office:value-type="float" office:value="53871144" calcext:value-type="float">
            <text:p>53871144</text:p>
          </table:table-cell>
          <table:table-cell office:value-type="float" office:value="31563384" calcext:value-type="float">
            <text:p>31563384</text:p>
          </table:table-cell>
          <table:table-cell office:value-type="float" office:value="29267080" calcext:value-type="float">
            <text:p>29267080</text:p>
          </table:table-cell>
          <table:table-cell office:value-type="float" office:value="0" calcext:value-type="float">
            <text:p>0</text:p>
          </table:table-cell>
          <table:table-cell office:value-type="float" office:value="30737056" calcext:value-type="float">
            <text:p>30737056</text:p>
          </table:table-cell>
          <table:table-cell office:value-type="float" office:value="29698384" calcext:value-type="float">
            <text:p>29698384</text:p>
          </table:table-cell>
          <table:table-cell office:value-type="float" office:value="35530320" calcext:value-type="float">
            <text:p>35530320</text:p>
          </table:table-cell>
          <table:table-cell table:formula="of:=[.A377]+[.B377]+[.C377]+[.D377]+[.E377]+[.F377]+[.G377]" office:value-type="float" office:value="210667368" calcext:value-type="float">
            <text:p>210667368</text:p>
          </table:table-cell>
        </table:table-row>
        <table:table-row table:style-name="ro1">
          <table:table-cell office:value-type="float" office:value="53875040" calcext:value-type="float">
            <text:p>53875040</text:p>
          </table:table-cell>
          <table:table-cell office:value-type="float" office:value="31568608" calcext:value-type="float">
            <text:p>31568608</text:p>
          </table:table-cell>
          <table:table-cell office:value-type="float" office:value="29267080" calcext:value-type="float">
            <text:p>29267080</text:p>
          </table:table-cell>
          <table:table-cell office:value-type="float" office:value="0" calcext:value-type="float">
            <text:p>0</text:p>
          </table:table-cell>
          <table:table-cell office:value-type="float" office:value="30737056" calcext:value-type="float">
            <text:p>30737056</text:p>
          </table:table-cell>
          <table:table-cell office:value-type="float" office:value="29756984" calcext:value-type="float">
            <text:p>29756984</text:p>
          </table:table-cell>
          <table:table-cell office:value-type="float" office:value="35530320" calcext:value-type="float">
            <text:p>35530320</text:p>
          </table:table-cell>
          <table:table-cell table:formula="of:=[.A378]+[.B378]+[.C378]+[.D378]+[.E378]+[.F378]+[.G378]" office:value-type="float" office:value="210735088" calcext:value-type="float">
            <text:p>210735088</text:p>
          </table:table-cell>
        </table:table-row>
        <table:table-row table:style-name="ro1">
          <table:table-cell office:value-type="float" office:value="53875400" calcext:value-type="float">
            <text:p>53875400</text:p>
          </table:table-cell>
          <table:table-cell office:value-type="float" office:value="31568608" calcext:value-type="float">
            <text:p>31568608</text:p>
          </table:table-cell>
          <table:table-cell office:value-type="float" office:value="29267080" calcext:value-type="float">
            <text:p>29267080</text:p>
          </table:table-cell>
          <table:table-cell office:value-type="float" office:value="0" calcext:value-type="float">
            <text:p>0</text:p>
          </table:table-cell>
          <table:table-cell office:value-type="float" office:value="30737056" calcext:value-type="float">
            <text:p>30737056</text:p>
          </table:table-cell>
          <table:table-cell office:value-type="float" office:value="29872616" calcext:value-type="float">
            <text:p>29872616</text:p>
          </table:table-cell>
          <table:table-cell office:value-type="float" office:value="35530320" calcext:value-type="float">
            <text:p>35530320</text:p>
          </table:table-cell>
          <table:table-cell table:formula="of:=[.A379]+[.B379]+[.C379]+[.D379]+[.E379]+[.F379]+[.G379]" office:value-type="float" office:value="210851080" calcext:value-type="float">
            <text:p>210851080</text:p>
          </table:table-cell>
        </table:table-row>
        <table:table-row table:style-name="ro1">
          <table:table-cell office:value-type="float" office:value="53922408" calcext:value-type="float">
            <text:p>53922408</text:p>
          </table:table-cell>
          <table:table-cell office:value-type="float" office:value="31573832" calcext:value-type="float">
            <text:p>31573832</text:p>
          </table:table-cell>
          <table:table-cell office:value-type="float" office:value="29272608" calcext:value-type="float">
            <text:p>29272608</text:p>
          </table:table-cell>
          <table:table-cell office:value-type="float" office:value="0" calcext:value-type="float">
            <text:p>0</text:p>
          </table:table-cell>
          <table:table-cell office:value-type="float" office:value="30782816" calcext:value-type="float">
            <text:p>30782816</text:p>
          </table:table-cell>
          <table:table-cell office:value-type="float" office:value="29983008" calcext:value-type="float">
            <text:p>29983008</text:p>
          </table:table-cell>
          <table:table-cell office:value-type="float" office:value="35530320" calcext:value-type="float">
            <text:p>35530320</text:p>
          </table:table-cell>
          <table:table-cell table:formula="of:=[.A380]+[.B380]+[.C380]+[.D380]+[.E380]+[.F380]+[.G380]" office:value-type="float" office:value="211064992" calcext:value-type="float">
            <text:p>211064992</text:p>
          </table:table-cell>
        </table:table-row>
        <table:table-row table:style-name="ro1">
          <table:table-cell office:value-type="float" office:value="53922752" calcext:value-type="float">
            <text:p>53922752</text:p>
          </table:table-cell>
          <table:table-cell office:value-type="float" office:value="31573832" calcext:value-type="float">
            <text:p>31573832</text:p>
          </table:table-cell>
          <table:table-cell office:value-type="float" office:value="29272608" calcext:value-type="float">
            <text:p>29272608</text:p>
          </table:table-cell>
          <table:table-cell office:value-type="float" office:value="0" calcext:value-type="float">
            <text:p>0</text:p>
          </table:table-cell>
          <table:table-cell office:value-type="float" office:value="30783640" calcext:value-type="float">
            <text:p>30783640</text:p>
          </table:table-cell>
          <table:table-cell office:value-type="float" office:value="29636504" calcext:value-type="float">
            <text:p>29636504</text:p>
          </table:table-cell>
          <table:table-cell office:value-type="float" office:value="35530320" calcext:value-type="float">
            <text:p>35530320</text:p>
          </table:table-cell>
          <table:table-cell table:formula="of:=[.A381]+[.B381]+[.C381]+[.D381]+[.E381]+[.F381]+[.G381]" office:value-type="float" office:value="210719656" calcext:value-type="float">
            <text:p>210719656</text:p>
          </table:table-cell>
        </table:table-row>
        <table:table-row table:style-name="ro1">
          <table:table-cell office:value-type="float" office:value="53928416" calcext:value-type="float">
            <text:p>53928416</text:p>
          </table:table-cell>
          <table:table-cell office:value-type="float" office:value="34033936" calcext:value-type="float">
            <text:p>34033936</text:p>
          </table:table-cell>
          <table:table-cell office:value-type="float" office:value="29272608" calcext:value-type="float">
            <text:p>29272608</text:p>
          </table:table-cell>
          <table:table-cell office:value-type="float" office:value="0" calcext:value-type="float">
            <text:p>0</text:p>
          </table:table-cell>
          <table:table-cell office:value-type="float" office:value="30788944" calcext:value-type="float">
            <text:p>30788944</text:p>
          </table:table-cell>
          <table:table-cell office:value-type="float" office:value="29862752" calcext:value-type="float">
            <text:p>29862752</text:p>
          </table:table-cell>
          <table:table-cell office:value-type="float" office:value="35535984" calcext:value-type="float">
            <text:p>35535984</text:p>
          </table:table-cell>
          <table:table-cell table:formula="of:=[.A382]+[.B382]+[.C382]+[.D382]+[.E382]+[.F382]+[.G382]" office:value-type="float" office:value="213422640" calcext:value-type="float">
            <text:p>213422640</text:p>
          </table:table-cell>
        </table:table-row>
        <table:table-row table:style-name="ro1">
          <table:table-cell office:value-type="float" office:value="53930088" calcext:value-type="float">
            <text:p>53930088</text:p>
          </table:table-cell>
          <table:table-cell office:value-type="float" office:value="35630720" calcext:value-type="float">
            <text:p>35630720</text:p>
          </table:table-cell>
          <table:table-cell office:value-type="float" office:value="29272608" calcext:value-type="float">
            <text:p>29272608</text:p>
          </table:table-cell>
          <table:table-cell office:value-type="float" office:value="0" calcext:value-type="float">
            <text:p>0</text:p>
          </table:table-cell>
          <table:table-cell office:value-type="float" office:value="30788944" calcext:value-type="float">
            <text:p>30788944</text:p>
          </table:table-cell>
          <table:table-cell office:value-type="float" office:value="30006576" calcext:value-type="float">
            <text:p>30006576</text:p>
          </table:table-cell>
          <table:table-cell office:value-type="float" office:value="35535984" calcext:value-type="float">
            <text:p>35535984</text:p>
          </table:table-cell>
          <table:table-cell table:formula="of:=[.A383]+[.B383]+[.C383]+[.D383]+[.E383]+[.F383]+[.G383]" office:value-type="float" office:value="215164920" calcext:value-type="float">
            <text:p>215164920</text:p>
          </table:table-cell>
        </table:table-row>
        <table:table-row table:style-name="ro1">
          <table:table-cell office:value-type="float" office:value="53935416" calcext:value-type="float">
            <text:p>53935416</text:p>
          </table:table-cell>
          <table:table-cell office:value-type="float" office:value="35641576" calcext:value-type="float">
            <text:p>35641576</text:p>
          </table:table-cell>
          <table:table-cell office:value-type="float" office:value="29272608" calcext:value-type="float">
            <text:p>29272608</text:p>
          </table:table-cell>
          <table:table-cell office:value-type="float" office:value="0" calcext:value-type="float">
            <text:p>0</text:p>
          </table:table-cell>
          <table:table-cell office:value-type="float" office:value="30788944" calcext:value-type="float">
            <text:p>30788944</text:p>
          </table:table-cell>
          <table:table-cell office:value-type="float" office:value="31081352" calcext:value-type="float">
            <text:p>31081352</text:p>
          </table:table-cell>
          <table:table-cell office:value-type="float" office:value="35541648" calcext:value-type="float">
            <text:p>35541648</text:p>
          </table:table-cell>
          <table:table-cell table:formula="of:=[.A384]+[.B384]+[.C384]+[.D384]+[.E384]+[.F384]+[.G384]" office:value-type="float" office:value="216261544" calcext:value-type="float">
            <text:p>216261544</text:p>
          </table:table-cell>
        </table:table-row>
        <table:table-row table:style-name="ro1">
          <table:table-cell office:value-type="float" office:value="53936520" calcext:value-type="float">
            <text:p>53936520</text:p>
          </table:table-cell>
          <table:table-cell office:value-type="float" office:value="35717024" calcext:value-type="float">
            <text:p>35717024</text:p>
          </table:table-cell>
          <table:table-cell office:value-type="float" office:value="29278136" calcext:value-type="float">
            <text:p>29278136</text:p>
          </table:table-cell>
          <table:table-cell office:value-type="float" office:value="0" calcext:value-type="float">
            <text:p>0</text:p>
          </table:table-cell>
          <table:table-cell office:value-type="float" office:value="30822616" calcext:value-type="float">
            <text:p>30822616</text:p>
          </table:table-cell>
          <table:table-cell office:value-type="float" office:value="31739544" calcext:value-type="float">
            <text:p>31739544</text:p>
          </table:table-cell>
          <table:table-cell office:value-type="float" office:value="35587304" calcext:value-type="float">
            <text:p>35587304</text:p>
          </table:table-cell>
          <table:table-cell table:formula="of:=[.A385]+[.B385]+[.C385]+[.D385]+[.E385]+[.F385]+[.G385]" office:value-type="float" office:value="217081144" calcext:value-type="float">
            <text:p>217081144</text:p>
          </table:table-cell>
        </table:table-row>
        <table:table-row table:style-name="ro1">
          <table:table-cell office:value-type="float" office:value="53936880" calcext:value-type="float">
            <text:p>53936880</text:p>
          </table:table-cell>
          <table:table-cell office:value-type="float" office:value="35985632" calcext:value-type="float">
            <text:p>35985632</text:p>
          </table:table-cell>
          <table:table-cell office:value-type="float" office:value="29278136" calcext:value-type="float">
            <text:p>29278136</text:p>
          </table:table-cell>
          <table:table-cell office:value-type="float" office:value="0" calcext:value-type="float">
            <text:p>0</text:p>
          </table:table-cell>
          <table:table-cell office:value-type="float" office:value="30822616" calcext:value-type="float">
            <text:p>30822616</text:p>
          </table:table-cell>
          <table:table-cell office:value-type="float" office:value="33515176" calcext:value-type="float">
            <text:p>33515176</text:p>
          </table:table-cell>
          <table:table-cell office:value-type="float" office:value="35587304" calcext:value-type="float">
            <text:p>35587304</text:p>
          </table:table-cell>
          <table:table-cell table:formula="of:=[.A386]+[.B386]+[.C386]+[.D386]+[.E386]+[.F386]+[.G386]" office:value-type="float" office:value="219125744" calcext:value-type="float">
            <text:p>219125744</text:p>
          </table:table-cell>
        </table:table-row>
        <table:table-row table:style-name="ro1">
          <table:table-cell office:value-type="float" office:value="53943888" calcext:value-type="float">
            <text:p>53943888</text:p>
          </table:table-cell>
          <table:table-cell office:value-type="float" office:value="37163272" calcext:value-type="float">
            <text:p>37163272</text:p>
          </table:table-cell>
          <table:table-cell office:value-type="float" office:value="29432560" calcext:value-type="float">
            <text:p>29432560</text:p>
          </table:table-cell>
          <table:table-cell office:value-type="float" office:value="0" calcext:value-type="float">
            <text:p>0</text:p>
          </table:table-cell>
          <table:table-cell office:value-type="float" office:value="30822616" calcext:value-type="float">
            <text:p>30822616</text:p>
          </table:table-cell>
          <table:table-cell office:value-type="float" office:value="35086688" calcext:value-type="float">
            <text:p>35086688</text:p>
          </table:table-cell>
          <table:table-cell office:value-type="float" office:value="35593232" calcext:value-type="float">
            <text:p>35593232</text:p>
          </table:table-cell>
          <table:table-cell table:formula="of:=[.A387]+[.B387]+[.C387]+[.D387]+[.E387]+[.F387]+[.G387]" office:value-type="float" office:value="222042256" calcext:value-type="float">
            <text:p>222042256</text:p>
          </table:table-cell>
        </table:table-row>
        <table:table-row table:style-name="ro1">
          <table:table-cell office:value-type="float" office:value="53944248" calcext:value-type="float">
            <text:p>53944248</text:p>
          </table:table-cell>
          <table:table-cell office:value-type="float" office:value="37789264" calcext:value-type="float">
            <text:p>37789264</text:p>
          </table:table-cell>
          <table:table-cell office:value-type="float" office:value="29434176" calcext:value-type="float">
            <text:p>29434176</text:p>
          </table:table-cell>
          <table:table-cell office:value-type="float" office:value="0" calcext:value-type="float">
            <text:p>0</text:p>
          </table:table-cell>
          <table:table-cell office:value-type="float" office:value="30822616" calcext:value-type="float">
            <text:p>30822616</text:p>
          </table:table-cell>
          <table:table-cell office:value-type="float" office:value="35244952" calcext:value-type="float">
            <text:p>35244952</text:p>
          </table:table-cell>
          <table:table-cell office:value-type="float" office:value="35593232" calcext:value-type="float">
            <text:p>35593232</text:p>
          </table:table-cell>
          <table:table-cell table:formula="of:=[.A388]+[.B388]+[.C388]+[.D388]+[.E388]+[.F388]+[.G388]" office:value-type="float" office:value="222828488" calcext:value-type="float">
            <text:p>222828488</text:p>
          </table:table-cell>
        </table:table-row>
        <table:table-row table:style-name="ro1">
          <table:table-cell office:value-type="float" office:value="53945352" calcext:value-type="float">
            <text:p>53945352</text:p>
          </table:table-cell>
          <table:table-cell office:value-type="float" office:value="38756032" calcext:value-type="float">
            <text:p>38756032</text:p>
          </table:table-cell>
          <table:table-cell office:value-type="float" office:value="29448968" calcext:value-type="float">
            <text:p>29448968</text:p>
          </table:table-cell>
          <table:table-cell office:value-type="float" office:value="0" calcext:value-type="float">
            <text:p>0</text:p>
          </table:table-cell>
          <table:table-cell office:value-type="float" office:value="30828376" calcext:value-type="float">
            <text:p>30828376</text:p>
          </table:table-cell>
          <table:table-cell office:value-type="float" office:value="36852840" calcext:value-type="float">
            <text:p>36852840</text:p>
          </table:table-cell>
          <table:table-cell office:value-type="float" office:value="35599088" calcext:value-type="float">
            <text:p>35599088</text:p>
          </table:table-cell>
          <table:table-cell table:formula="of:=[.A389]+[.B389]+[.C389]+[.D389]+[.E389]+[.F389]+[.G389]" office:value-type="float" office:value="225430656" calcext:value-type="float">
            <text:p>225430656</text:p>
          </table:table-cell>
        </table:table-row>
        <table:table-row table:style-name="ro1">
          <table:table-cell office:value-type="float" office:value="53945712" calcext:value-type="float">
            <text:p>53945712</text:p>
          </table:table-cell>
          <table:table-cell office:value-type="float" office:value="38786728" calcext:value-type="float">
            <text:p>38786728</text:p>
          </table:table-cell>
          <table:table-cell office:value-type="float" office:value="29448968" calcext:value-type="float">
            <text:p>29448968</text:p>
          </table:table-cell>
          <table:table-cell office:value-type="float" office:value="0" calcext:value-type="float">
            <text:p>0</text:p>
          </table:table-cell>
          <table:table-cell office:value-type="float" office:value="30828376" calcext:value-type="float">
            <text:p>30828376</text:p>
          </table:table-cell>
          <table:table-cell office:value-type="float" office:value="28850744" calcext:value-type="float">
            <text:p>28850744</text:p>
          </table:table-cell>
          <table:table-cell office:value-type="float" office:value="35599088" calcext:value-type="float">
            <text:p>35599088</text:p>
          </table:table-cell>
          <table:table-cell table:formula="of:=[.A390]+[.B390]+[.C390]+[.D390]+[.E390]+[.F390]+[.G390]" office:value-type="float" office:value="217459616" calcext:value-type="float">
            <text:p>217459616</text:p>
          </table:table-cell>
        </table:table-row>
        <table:table-row table:style-name="ro1">
          <table:table-cell office:value-type="float" office:value="53995872" calcext:value-type="float">
            <text:p>53995872</text:p>
          </table:table-cell>
          <table:table-cell office:value-type="float" office:value="28977856" calcext:value-type="float">
            <text:p>28977856</text:p>
          </table:table-cell>
          <table:table-cell office:value-type="float" office:value="29455056" calcext:value-type="float">
            <text:p>29455056</text:p>
          </table:table-cell>
          <table:table-cell office:value-type="float" office:value="0" calcext:value-type="float">
            <text:p>0</text:p>
          </table:table-cell>
          <table:table-cell office:value-type="float" office:value="30833680" calcext:value-type="float">
            <text:p>30833680</text:p>
          </table:table-cell>
          <table:table-cell office:value-type="float" office:value="29246568" calcext:value-type="float">
            <text:p>29246568</text:p>
          </table:table-cell>
          <table:table-cell office:value-type="float" office:value="35599088" calcext:value-type="float">
            <text:p>35599088</text:p>
          </table:table-cell>
          <table:table-cell table:formula="of:=[.A391]+[.B391]+[.C391]+[.D391]+[.E391]+[.F391]+[.G391]" office:value-type="float" office:value="208108120" calcext:value-type="float">
            <text:p>208108120</text:p>
          </table:table-cell>
        </table:table-row>
        <table:table-row table:style-name="ro1">
          <table:table-cell office:value-type="float" office:value="53997064" calcext:value-type="float">
            <text:p>53997064</text:p>
          </table:table-cell>
          <table:table-cell office:value-type="float" office:value="29269256" calcext:value-type="float">
            <text:p>29269256</text:p>
          </table:table-cell>
          <table:table-cell office:value-type="float" office:value="29455056" calcext:value-type="float">
            <text:p>29455056</text:p>
          </table:table-cell>
          <table:table-cell office:value-type="float" office:value="0" calcext:value-type="float">
            <text:p>0</text:p>
          </table:table-cell>
          <table:table-cell office:value-type="float" office:value="30833680" calcext:value-type="float">
            <text:p>30833680</text:p>
          </table:table-cell>
          <table:table-cell office:value-type="float" office:value="30326648" calcext:value-type="float">
            <text:p>30326648</text:p>
          </table:table-cell>
          <table:table-cell office:value-type="float" office:value="35599088" calcext:value-type="float">
            <text:p>35599088</text:p>
          </table:table-cell>
          <table:table-cell table:formula="of:=[.A392]+[.B392]+[.C392]+[.D392]+[.E392]+[.F392]+[.G392]" office:value-type="float" office:value="209480792" calcext:value-type="float">
            <text:p>209480792</text:p>
          </table:table-cell>
        </table:table-row>
        <table:table-row table:style-name="ro1">
          <table:table-cell office:value-type="float" office:value="54003144" calcext:value-type="float">
            <text:p>54003144</text:p>
          </table:table-cell>
          <table:table-cell office:value-type="float" office:value="29686048" calcext:value-type="float">
            <text:p>29686048</text:p>
          </table:table-cell>
          <table:table-cell office:value-type="float" office:value="29099648" calcext:value-type="float">
            <text:p>29099648</text:p>
          </table:table-cell>
          <table:table-cell office:value-type="float" office:value="0" calcext:value-type="float">
            <text:p>0</text:p>
          </table:table-cell>
          <table:table-cell office:value-type="float" office:value="30870432" calcext:value-type="float">
            <text:p>30870432</text:p>
          </table:table-cell>
          <table:table-cell office:value-type="float" office:value="29402344" calcext:value-type="float">
            <text:p>29402344</text:p>
          </table:table-cell>
          <table:table-cell office:value-type="float" office:value="35642832" calcext:value-type="float">
            <text:p>35642832</text:p>
          </table:table-cell>
          <table:table-cell table:formula="of:=[.A393]+[.B393]+[.C393]+[.D393]+[.E393]+[.F393]+[.G393]" office:value-type="float" office:value="208704448" calcext:value-type="float">
            <text:p>208704448</text:p>
          </table:table-cell>
        </table:table-row>
        <table:table-row table:style-name="ro1">
          <table:table-cell office:value-type="float" office:value="54003504" calcext:value-type="float">
            <text:p>54003504</text:p>
          </table:table-cell>
          <table:table-cell office:value-type="float" office:value="29887216" calcext:value-type="float">
            <text:p>29887216</text:p>
          </table:table-cell>
          <table:table-cell office:value-type="float" office:value="29099648" calcext:value-type="float">
            <text:p>29099648</text:p>
          </table:table-cell>
          <table:table-cell office:value-type="float" office:value="0" calcext:value-type="float">
            <text:p>0</text:p>
          </table:table-cell>
          <table:table-cell office:value-type="float" office:value="30870432" calcext:value-type="float">
            <text:p>30870432</text:p>
          </table:table-cell>
          <table:table-cell office:value-type="float" office:value="31110160" calcext:value-type="float">
            <text:p>31110160</text:p>
          </table:table-cell>
          <table:table-cell office:value-type="float" office:value="35642832" calcext:value-type="float">
            <text:p>35642832</text:p>
          </table:table-cell>
          <table:table-cell table:formula="of:=[.A394]+[.B394]+[.C394]+[.D394]+[.E394]+[.F394]+[.G394]" office:value-type="float" office:value="210613792" calcext:value-type="float">
            <text:p>210613792</text:p>
          </table:table-cell>
        </table:table-row>
        <table:table-row table:style-name="ro1">
          <table:table-cell office:value-type="float" office:value="54006888" calcext:value-type="float">
            <text:p>54006888</text:p>
          </table:table-cell>
          <table:table-cell office:value-type="float" office:value="31324752" calcext:value-type="float">
            <text:p>31324752</text:p>
          </table:table-cell>
          <table:table-cell office:value-type="float" office:value="26398744" calcext:value-type="float">
            <text:p>26398744</text:p>
          </table:table-cell>
          <table:table-cell office:value-type="float" office:value="0" calcext:value-type="float">
            <text:p>0</text:p>
          </table:table-cell>
          <table:table-cell office:value-type="float" office:value="30870432" calcext:value-type="float">
            <text:p>30870432</text:p>
          </table:table-cell>
          <table:table-cell office:value-type="float" office:value="31242824" calcext:value-type="float">
            <text:p>31242824</text:p>
          </table:table-cell>
          <table:table-cell office:value-type="float" office:value="35648760" calcext:value-type="float">
            <text:p>35648760</text:p>
          </table:table-cell>
          <table:table-cell table:formula="of:=[.A395]+[.B395]+[.C395]+[.D395]+[.E395]+[.F395]+[.G395]" office:value-type="float" office:value="209492400" calcext:value-type="float">
            <text:p>209492400</text:p>
          </table:table-cell>
        </table:table-row>
        <table:table-row table:style-name="ro1">
          <table:table-cell office:value-type="float" office:value="54007800" calcext:value-type="float">
            <text:p>54007800</text:p>
          </table:table-cell>
          <table:table-cell office:value-type="float" office:value="31819896" calcext:value-type="float">
            <text:p>31819896</text:p>
          </table:table-cell>
          <table:table-cell office:value-type="float" office:value="26641984" calcext:value-type="float">
            <text:p>26641984</text:p>
          </table:table-cell>
          <table:table-cell office:value-type="float" office:value="0" calcext:value-type="float">
            <text:p>0</text:p>
          </table:table-cell>
          <table:table-cell office:value-type="float" office:value="30870432" calcext:value-type="float">
            <text:p>30870432</text:p>
          </table:table-cell>
          <table:table-cell office:value-type="float" office:value="30477368" calcext:value-type="float">
            <text:p>30477368</text:p>
          </table:table-cell>
          <table:table-cell office:value-type="float" office:value="35648760" calcext:value-type="float">
            <text:p>35648760</text:p>
          </table:table-cell>
          <table:table-cell table:formula="of:=[.A396]+[.B396]+[.C396]+[.D396]+[.E396]+[.F396]+[.G396]" office:value-type="float" office:value="209466240" calcext:value-type="float">
            <text:p>209466240</text:p>
          </table:table-cell>
        </table:table-row>
        <table:table-row table:style-name="ro1">
          <table:table-cell office:value-type="float" office:value="54013904" calcext:value-type="float">
            <text:p>54013904</text:p>
          </table:table-cell>
          <table:table-cell office:value-type="float" office:value="32313800" calcext:value-type="float">
            <text:p>32313800</text:p>
          </table:table-cell>
          <table:table-cell office:value-type="float" office:value="26647832" calcext:value-type="float">
            <text:p>26647832</text:p>
          </table:table-cell>
          <table:table-cell office:value-type="float" office:value="0" calcext:value-type="float">
            <text:p>0</text:p>
          </table:table-cell>
          <table:table-cell office:value-type="float" office:value="30875952" calcext:value-type="float">
            <text:p>30875952</text:p>
          </table:table-cell>
          <table:table-cell office:value-type="float" office:value="30498752" calcext:value-type="float">
            <text:p>30498752</text:p>
          </table:table-cell>
          <table:table-cell office:value-type="float" office:value="35654424" calcext:value-type="float">
            <text:p>35654424</text:p>
          </table:table-cell>
          <table:table-cell table:formula="of:=[.A397]+[.B397]+[.C397]+[.D397]+[.E397]+[.F397]+[.G397]" office:value-type="float" office:value="210004664" calcext:value-type="float">
            <text:p>210004664</text:p>
          </table:table-cell>
        </table:table-row>
        <table:table-row table:style-name="ro1">
          <table:table-cell office:value-type="float" office:value="54015024" calcext:value-type="float">
            <text:p>54015024</text:p>
          </table:table-cell>
          <table:table-cell office:value-type="float" office:value="32435040" calcext:value-type="float">
            <text:p>32435040</text:p>
          </table:table-cell>
          <table:table-cell office:value-type="float" office:value="26647832" calcext:value-type="float">
            <text:p>26647832</text:p>
          </table:table-cell>
          <table:table-cell office:value-type="float" office:value="0" calcext:value-type="float">
            <text:p>0</text:p>
          </table:table-cell>
          <table:table-cell office:value-type="float" office:value="30875952" calcext:value-type="float">
            <text:p>30875952</text:p>
          </table:table-cell>
          <table:table-cell office:value-type="float" office:value="30504248" calcext:value-type="float">
            <text:p>30504248</text:p>
          </table:table-cell>
          <table:table-cell office:value-type="float" office:value="35654424" calcext:value-type="float">
            <text:p>35654424</text:p>
          </table:table-cell>
          <table:table-cell table:formula="of:=[.A398]+[.B398]+[.C398]+[.D398]+[.E398]+[.F398]+[.G398]" office:value-type="float" office:value="210132520" calcext:value-type="float">
            <text:p>210132520</text:p>
          </table:table-cell>
        </table:table-row>
        <table:table-row table:style-name="ro1">
          <table:table-cell office:value-type="float" office:value="54016504" calcext:value-type="float">
            <text:p>54016504</text:p>
          </table:table-cell>
          <table:table-cell office:value-type="float" office:value="33347536" calcext:value-type="float">
            <text:p>33347536</text:p>
          </table:table-cell>
          <table:table-cell office:value-type="float" office:value="26647832" calcext:value-type="float">
            <text:p>26647832</text:p>
          </table:table-cell>
          <table:table-cell office:value-type="float" office:value="0" calcext:value-type="float">
            <text:p>0</text:p>
          </table:table-cell>
          <table:table-cell office:value-type="float" office:value="30881208" calcext:value-type="float">
            <text:p>30881208</text:p>
          </table:table-cell>
          <table:table-cell office:value-type="float" office:value="30508880" calcext:value-type="float">
            <text:p>30508880</text:p>
          </table:table-cell>
          <table:table-cell office:value-type="float" office:value="35712192" calcext:value-type="float">
            <text:p>35712192</text:p>
          </table:table-cell>
          <table:table-cell table:formula="of:=[.A399]+[.B399]+[.C399]+[.D399]+[.E399]+[.F399]+[.G399]" office:value-type="float" office:value="211114152" calcext:value-type="float">
            <text:p>211114152</text:p>
          </table:table-cell>
        </table:table-row>
        <table:table-row table:style-name="ro1">
          <table:table-cell office:value-type="float" office:value="54017616" calcext:value-type="float">
            <text:p>54017616</text:p>
          </table:table-cell>
          <table:table-cell office:value-type="float" office:value="30859384" calcext:value-type="float">
            <text:p>30859384</text:p>
          </table:table-cell>
          <table:table-cell office:value-type="float" office:value="26504944" calcext:value-type="float">
            <text:p>26504944</text:p>
          </table:table-cell>
          <table:table-cell office:value-type="float" office:value="0" calcext:value-type="float">
            <text:p>0</text:p>
          </table:table-cell>
          <table:table-cell office:value-type="float" office:value="30881208" calcext:value-type="float">
            <text:p>30881208</text:p>
          </table:table-cell>
          <table:table-cell office:value-type="float" office:value="30512624" calcext:value-type="float">
            <text:p>30512624</text:p>
          </table:table-cell>
          <table:table-cell office:value-type="float" office:value="35713056" calcext:value-type="float">
            <text:p>35713056</text:p>
          </table:table-cell>
          <table:table-cell table:formula="of:=[.A400]+[.B400]+[.C400]+[.D400]+[.E400]+[.F400]+[.G400]" office:value-type="float" office:value="208488832" calcext:value-type="float">
            <text:p>208488832</text:p>
          </table:table-cell>
        </table:table-row>
        <table:table-row table:style-name="ro1">
          <table:table-cell office:value-type="float" office:value="54062304" calcext:value-type="float">
            <text:p>54062304</text:p>
          </table:table-cell>
          <table:table-cell office:value-type="float" office:value="30877448" calcext:value-type="float">
            <text:p>30877448</text:p>
          </table:table-cell>
          <table:table-cell office:value-type="float" office:value="31007704" calcext:value-type="float">
            <text:p>31007704</text:p>
          </table:table-cell>
          <table:table-cell office:value-type="float" office:value="0" calcext:value-type="float">
            <text:p>0</text:p>
          </table:table-cell>
          <table:table-cell office:value-type="float" office:value="30890632" calcext:value-type="float">
            <text:p>30890632</text:p>
          </table:table-cell>
          <table:table-cell office:value-type="float" office:value="30528368" calcext:value-type="float">
            <text:p>30528368</text:p>
          </table:table-cell>
          <table:table-cell office:value-type="float" office:value="35728800" calcext:value-type="float">
            <text:p>35728800</text:p>
          </table:table-cell>
          <table:table-cell table:formula="of:=[.A401]+[.B401]+[.C401]+[.D401]+[.E401]+[.F401]+[.G401]" office:value-type="float" office:value="213095256" calcext:value-type="float">
            <text:p>213095256</text:p>
          </table:table-cell>
        </table:table-row>
        <table:table-row table:style-name="ro1">
          <table:table-cell office:value-type="float" office:value="54063424" calcext:value-type="float">
            <text:p>54063424</text:p>
          </table:table-cell>
          <table:table-cell office:value-type="float" office:value="30895256" calcext:value-type="float">
            <text:p>30895256</text:p>
          </table:table-cell>
          <table:table-cell office:value-type="float" office:value="26440880" calcext:value-type="float">
            <text:p>26440880</text:p>
          </table:table-cell>
          <table:table-cell office:value-type="float" office:value="0" calcext:value-type="float">
            <text:p>0</text:p>
          </table:table-cell>
          <table:table-cell office:value-type="float" office:value="30890632" calcext:value-type="float">
            <text:p>30890632</text:p>
          </table:table-cell>
          <table:table-cell office:value-type="float" office:value="30652128" calcext:value-type="float">
            <text:p>30652128</text:p>
          </table:table-cell>
          <table:table-cell office:value-type="float" office:value="35728800" calcext:value-type="float">
            <text:p>35728800</text:p>
          </table:table-cell>
          <table:table-cell table:formula="of:=[.A402]+[.B402]+[.C402]+[.D402]+[.E402]+[.F402]+[.G402]" office:value-type="float" office:value="208671120" calcext:value-type="float">
            <text:p>208671120</text:p>
          </table:table-cell>
        </table:table-row>
        <table:table-row table:style-name="ro1">
          <table:table-cell office:value-type="float" office:value="54069008" calcext:value-type="float">
            <text:p>54069008</text:p>
          </table:table-cell>
          <table:table-cell office:value-type="float" office:value="31049168" calcext:value-type="float">
            <text:p>31049168</text:p>
          </table:table-cell>
          <table:table-cell office:value-type="float" office:value="26634536" calcext:value-type="float">
            <text:p>26634536</text:p>
          </table:table-cell>
          <table:table-cell office:value-type="float" office:value="0" calcext:value-type="float">
            <text:p>0</text:p>
          </table:table-cell>
          <table:table-cell office:value-type="float" office:value="30896272" calcext:value-type="float">
            <text:p>30896272</text:p>
          </table:table-cell>
          <table:table-cell office:value-type="float" office:value="30652944" calcext:value-type="float">
            <text:p>30652944</text:p>
          </table:table-cell>
          <table:table-cell office:value-type="float" office:value="35728800" calcext:value-type="float">
            <text:p>35728800</text:p>
          </table:table-cell>
          <table:table-cell table:formula="of:=[.A403]+[.B403]+[.C403]+[.D403]+[.E403]+[.F403]+[.G403]" office:value-type="float" office:value="209030728" calcext:value-type="float">
            <text:p>209030728</text:p>
          </table:table-cell>
        </table:table-row>
        <table:table-row table:style-name="ro1">
          <table:table-cell office:value-type="float" office:value="54070728" calcext:value-type="float">
            <text:p>54070728</text:p>
          </table:table-cell>
          <table:table-cell office:value-type="float" office:value="31050392" calcext:value-type="float">
            <text:p>31050392</text:p>
          </table:table-cell>
          <table:table-cell office:value-type="float" office:value="26720032" calcext:value-type="float">
            <text:p>26720032</text:p>
          </table:table-cell>
          <table:table-cell office:value-type="float" office:value="0" calcext:value-type="float">
            <text:p>0</text:p>
          </table:table-cell>
          <table:table-cell office:value-type="float" office:value="30896272" calcext:value-type="float">
            <text:p>30896272</text:p>
          </table:table-cell>
          <table:table-cell office:value-type="float" office:value="30701776" calcext:value-type="float">
            <text:p>30701776</text:p>
          </table:table-cell>
          <table:table-cell office:value-type="float" office:value="35728800" calcext:value-type="float">
            <text:p>35728800</text:p>
          </table:table-cell>
          <table:table-cell table:formula="of:=[.A404]+[.B404]+[.C404]+[.D404]+[.E404]+[.F404]+[.G404]" office:value-type="float" office:value="209168000" calcext:value-type="float">
            <text:p>209168000</text:p>
          </table:table-cell>
        </table:table-row>
        <table:table-row table:style-name="ro1">
          <table:table-cell office:value-type="float" office:value="43600344" calcext:value-type="float">
            <text:p>43600344</text:p>
          </table:table-cell>
          <table:table-cell office:value-type="float" office:value="31067408" calcext:value-type="float">
            <text:p>31067408</text:p>
          </table:table-cell>
          <table:table-cell office:value-type="float" office:value="26736024" calcext:value-type="float">
            <text:p>26736024</text:p>
          </table:table-cell>
          <table:table-cell office:value-type="float" office:value="0" calcext:value-type="float">
            <text:p>0</text:p>
          </table:table-cell>
          <table:table-cell office:value-type="float" office:value="30901816" calcext:value-type="float">
            <text:p>30901816</text:p>
          </table:table-cell>
          <table:table-cell office:value-type="float" office:value="30724616" calcext:value-type="float">
            <text:p>30724616</text:p>
          </table:table-cell>
          <table:table-cell office:value-type="float" office:value="35734416" calcext:value-type="float">
            <text:p>35734416</text:p>
          </table:table-cell>
          <table:table-cell table:formula="of:=[.A405]+[.B405]+[.C405]+[.D405]+[.E405]+[.F405]+[.G405]" office:value-type="float" office:value="198764624" calcext:value-type="float">
            <text:p>198764624</text:p>
          </table:table-cell>
        </table:table-row>
        <table:table-row table:style-name="ro1">
          <table:table-cell office:value-type="float" office:value="43601464" calcext:value-type="float">
            <text:p>43601464</text:p>
          </table:table-cell>
          <table:table-cell office:value-type="float" office:value="31132200" calcext:value-type="float">
            <text:p>31132200</text:p>
          </table:table-cell>
          <table:table-cell office:value-type="float" office:value="26749888" calcext:value-type="float">
            <text:p>26749888</text:p>
          </table:table-cell>
          <table:table-cell office:value-type="float" office:value="0" calcext:value-type="float">
            <text:p>0</text:p>
          </table:table-cell>
          <table:table-cell office:value-type="float" office:value="30901816" calcext:value-type="float">
            <text:p>30901816</text:p>
          </table:table-cell>
          <table:table-cell office:value-type="float" office:value="30762920" calcext:value-type="float">
            <text:p>30762920</text:p>
          </table:table-cell>
          <table:table-cell office:value-type="float" office:value="35734416" calcext:value-type="float">
            <text:p>35734416</text:p>
          </table:table-cell>
          <table:table-cell table:formula="of:=[.A406]+[.B406]+[.C406]+[.D406]+[.E406]+[.F406]+[.G406]" office:value-type="float" office:value="198882704" calcext:value-type="float">
            <text:p>198882704</text:p>
          </table:table-cell>
        </table:table-row>
        <table:table-row table:style-name="ro1">
          <table:table-cell office:value-type="float" office:value="43602168" calcext:value-type="float">
            <text:p>43602168</text:p>
          </table:table-cell>
          <table:table-cell office:value-type="float" office:value="31174368" calcext:value-type="float">
            <text:p>31174368</text:p>
          </table:table-cell>
          <table:table-cell office:value-type="float" office:value="26916472" calcext:value-type="float">
            <text:p>26916472</text:p>
          </table:table-cell>
          <table:table-cell office:value-type="float" office:value="0" calcext:value-type="float">
            <text:p>0</text:p>
          </table:table-cell>
          <table:table-cell office:value-type="float" office:value="30901816" calcext:value-type="float">
            <text:p>30901816</text:p>
          </table:table-cell>
          <table:table-cell office:value-type="float" office:value="30776304" calcext:value-type="float">
            <text:p>30776304</text:p>
          </table:table-cell>
          <table:table-cell office:value-type="float" office:value="35740032" calcext:value-type="float">
            <text:p>35740032</text:p>
          </table:table-cell>
          <table:table-cell table:formula="of:=[.A407]+[.B407]+[.C407]+[.D407]+[.E407]+[.F407]+[.G407]" office:value-type="float" office:value="199111160" calcext:value-type="float">
            <text:p>199111160</text:p>
          </table:table-cell>
        </table:table-row>
        <table:table-row table:style-name="ro1">
          <table:table-cell office:value-type="float" office:value="43603880" calcext:value-type="float">
            <text:p>43603880</text:p>
          </table:table-cell>
          <table:table-cell office:value-type="float" office:value="31174368" calcext:value-type="float">
            <text:p>31174368</text:p>
          </table:table-cell>
          <table:table-cell office:value-type="float" office:value="27357144" calcext:value-type="float">
            <text:p>27357144</text:p>
          </table:table-cell>
          <table:table-cell office:value-type="float" office:value="0" calcext:value-type="float">
            <text:p>0</text:p>
          </table:table-cell>
          <table:table-cell office:value-type="float" office:value="30907880" calcext:value-type="float">
            <text:p>30907880</text:p>
          </table:table-cell>
          <table:table-cell office:value-type="float" office:value="30776304" calcext:value-type="float">
            <text:p>30776304</text:p>
          </table:table-cell>
          <table:table-cell office:value-type="float" office:value="35740032" calcext:value-type="float">
            <text:p>35740032</text:p>
          </table:table-cell>
          <table:table-cell table:formula="of:=[.A408]+[.B408]+[.C408]+[.D408]+[.E408]+[.F408]+[.G408]" office:value-type="float" office:value="199559608" calcext:value-type="float">
            <text:p>199559608</text:p>
          </table:table-cell>
        </table:table-row>
        <table:table-row table:style-name="ro1">
          <table:table-cell office:value-type="float" office:value="43608936" calcext:value-type="float">
            <text:p>43608936</text:p>
          </table:table-cell>
          <table:table-cell office:value-type="float" office:value="31179344" calcext:value-type="float">
            <text:p>31179344</text:p>
          </table:table-cell>
          <table:table-cell office:value-type="float" office:value="26845328" calcext:value-type="float">
            <text:p>26845328</text:p>
          </table:table-cell>
          <table:table-cell office:value-type="float" office:value="0" calcext:value-type="float">
            <text:p>0</text:p>
          </table:table-cell>
          <table:table-cell office:value-type="float" office:value="30907880" calcext:value-type="float">
            <text:p>30907880</text:p>
          </table:table-cell>
          <table:table-cell office:value-type="float" office:value="30780384" calcext:value-type="float">
            <text:p>30780384</text:p>
          </table:table-cell>
          <table:table-cell office:value-type="float" office:value="35745648" calcext:value-type="float">
            <text:p>35745648</text:p>
          </table:table-cell>
          <table:table-cell table:formula="of:=[.A409]+[.B409]+[.C409]+[.D409]+[.E409]+[.F409]+[.G409]" office:value-type="float" office:value="199067520" calcext:value-type="float">
            <text:p>199067520</text:p>
          </table:table-cell>
        </table:table-row>
        <table:table-row table:style-name="ro1">
          <table:table-cell office:value-type="float" office:value="43610336" calcext:value-type="float">
            <text:p>43610336</text:p>
          </table:table-cell>
          <table:table-cell office:value-type="float" office:value="31184264" calcext:value-type="float">
            <text:p>31184264</text:p>
          </table:table-cell>
          <table:table-cell office:value-type="float" office:value="26909416" calcext:value-type="float">
            <text:p>26909416</text:p>
          </table:table-cell>
          <table:table-cell office:value-type="float" office:value="0" calcext:value-type="float">
            <text:p>0</text:p>
          </table:table-cell>
          <table:table-cell office:value-type="float" office:value="30941072" calcext:value-type="float">
            <text:p>30941072</text:p>
          </table:table-cell>
          <table:table-cell office:value-type="float" office:value="30792272" calcext:value-type="float">
            <text:p>30792272</text:p>
          </table:table-cell>
          <table:table-cell office:value-type="float" office:value="35783808" calcext:value-type="float">
            <text:p>35783808</text:p>
          </table:table-cell>
          <table:table-cell table:formula="of:=[.A410]+[.B410]+[.C410]+[.D410]+[.E410]+[.F410]+[.G410]" office:value-type="float" office:value="199221168" calcext:value-type="float">
            <text:p>199221168</text:p>
          </table:table-cell>
        </table:table-row>
        <table:table-row table:style-name="ro1">
          <table:table-cell office:value-type="float" office:value="43655088" calcext:value-type="float">
            <text:p>43655088</text:p>
          </table:table-cell>
          <table:table-cell office:value-type="float" office:value="31189048" calcext:value-type="float">
            <text:p>31189048</text:p>
          </table:table-cell>
          <table:table-cell office:value-type="float" office:value="26932688" calcext:value-type="float">
            <text:p>26932688</text:p>
          </table:table-cell>
          <table:table-cell office:value-type="float" office:value="0" calcext:value-type="float">
            <text:p>0</text:p>
          </table:table-cell>
          <table:table-cell office:value-type="float" office:value="30941072" calcext:value-type="float">
            <text:p>30941072</text:p>
          </table:table-cell>
          <table:table-cell office:value-type="float" office:value="30792272" calcext:value-type="float">
            <text:p>30792272</text:p>
          </table:table-cell>
          <table:table-cell office:value-type="float" office:value="35789688" calcext:value-type="float">
            <text:p>35789688</text:p>
          </table:table-cell>
          <table:table-cell table:formula="of:=[.A411]+[.B411]+[.C411]+[.D411]+[.E411]+[.F411]+[.G411]" office:value-type="float" office:value="199299856" calcext:value-type="float">
            <text:p>199299856</text:p>
          </table:table-cell>
        </table:table-row>
        <table:table-row table:style-name="ro1">
          <table:table-cell office:value-type="float" office:value="43656744" calcext:value-type="float">
            <text:p>43656744</text:p>
          </table:table-cell>
          <table:table-cell office:value-type="float" office:value="31195384" calcext:value-type="float">
            <text:p>31195384</text:p>
          </table:table-cell>
          <table:table-cell office:value-type="float" office:value="27037640" calcext:value-type="float">
            <text:p>27037640</text:p>
          </table:table-cell>
          <table:table-cell office:value-type="float" office:value="0" calcext:value-type="float">
            <text:p>0</text:p>
          </table:table-cell>
          <table:table-cell office:value-type="float" office:value="30941072" calcext:value-type="float">
            <text:p>30941072</text:p>
          </table:table-cell>
          <table:table-cell office:value-type="float" office:value="30804160" calcext:value-type="float">
            <text:p>30804160</text:p>
          </table:table-cell>
          <table:table-cell office:value-type="float" office:value="35789688" calcext:value-type="float">
            <text:p>35789688</text:p>
          </table:table-cell>
          <table:table-cell table:formula="of:=[.A412]+[.B412]+[.C412]+[.D412]+[.E412]+[.F412]+[.G412]" office:value-type="float" office:value="199424688" calcext:value-type="float">
            <text:p>199424688</text:p>
          </table:table-cell>
        </table:table-row>
        <table:table-row table:style-name="ro1">
          <table:table-cell office:value-type="float" office:value="43662240" calcext:value-type="float">
            <text:p>43662240</text:p>
          </table:table-cell>
          <table:table-cell office:value-type="float" office:value="31195384" calcext:value-type="float">
            <text:p>31195384</text:p>
          </table:table-cell>
          <table:table-cell office:value-type="float" office:value="27153256" calcext:value-type="float">
            <text:p>27153256</text:p>
          </table:table-cell>
          <table:table-cell office:value-type="float" office:value="0" calcext:value-type="float">
            <text:p>0</text:p>
          </table:table-cell>
          <table:table-cell office:value-type="float" office:value="30941072" calcext:value-type="float">
            <text:p>30941072</text:p>
          </table:table-cell>
          <table:table-cell office:value-type="float" office:value="30804160" calcext:value-type="float">
            <text:p>30804160</text:p>
          </table:table-cell>
          <table:table-cell office:value-type="float" office:value="35789688" calcext:value-type="float">
            <text:p>35789688</text:p>
          </table:table-cell>
          <table:table-cell table:formula="of:=[.A413]+[.B413]+[.C413]+[.D413]+[.E413]+[.F413]+[.G413]" office:value-type="float" office:value="199545800" calcext:value-type="float">
            <text:p>199545800</text:p>
          </table:table-cell>
        </table:table-row>
        <table:table-row table:style-name="ro1">
          <table:table-cell office:value-type="float" office:value="43663360" calcext:value-type="float">
            <text:p>43663360</text:p>
          </table:table-cell>
          <table:table-cell office:value-type="float" office:value="31195384" calcext:value-type="float">
            <text:p>31195384</text:p>
          </table:table-cell>
          <table:table-cell office:value-type="float" office:value="27049384" calcext:value-type="float">
            <text:p>27049384</text:p>
          </table:table-cell>
          <table:table-cell office:value-type="float" office:value="0" calcext:value-type="float">
            <text:p>0</text:p>
          </table:table-cell>
          <table:table-cell office:value-type="float" office:value="31032576" calcext:value-type="float">
            <text:p>31032576</text:p>
          </table:table-cell>
          <table:table-cell office:value-type="float" office:value="30816512" calcext:value-type="float">
            <text:p>30816512</text:p>
          </table:table-cell>
          <table:table-cell office:value-type="float" office:value="35789688" calcext:value-type="float">
            <text:p>35789688</text:p>
          </table:table-cell>
          <table:table-cell table:formula="of:=[.A414]+[.B414]+[.C414]+[.D414]+[.E414]+[.F414]+[.G414]" office:value-type="float" office:value="199546904" calcext:value-type="float">
            <text:p>199546904</text:p>
          </table:table-cell>
        </table:table-row>
        <table:table-row table:style-name="ro1">
          <table:table-cell office:value-type="float" office:value="43664360" calcext:value-type="float">
            <text:p>43664360</text:p>
          </table:table-cell>
          <table:table-cell office:value-type="float" office:value="31200432" calcext:value-type="float">
            <text:p>31200432</text:p>
          </table:table-cell>
          <table:table-cell office:value-type="float" office:value="27124344" calcext:value-type="float">
            <text:p>27124344</text:p>
          </table:table-cell>
          <table:table-cell office:value-type="float" office:value="0" calcext:value-type="float">
            <text:p>0</text:p>
          </table:table-cell>
          <table:table-cell office:value-type="float" office:value="31032576" calcext:value-type="float">
            <text:p>31032576</text:p>
          </table:table-cell>
          <table:table-cell office:value-type="float" office:value="30816512" calcext:value-type="float">
            <text:p>30816512</text:p>
          </table:table-cell>
          <table:table-cell office:value-type="float" office:value="36624728" calcext:value-type="float">
            <text:p>36624728</text:p>
          </table:table-cell>
          <table:table-cell table:formula="of:=[.A415]+[.B415]+[.C415]+[.D415]+[.E415]+[.F415]+[.G415]" office:value-type="float" office:value="200462952" calcext:value-type="float">
            <text:p>200462952</text:p>
          </table:table-cell>
        </table:table-row>
        <table:table-row table:style-name="ro1">
          <table:table-cell office:value-type="float" office:value="43666016" calcext:value-type="float">
            <text:p>43666016</text:p>
          </table:table-cell>
          <table:table-cell office:value-type="float" office:value="31200432" calcext:value-type="float">
            <text:p>31200432</text:p>
          </table:table-cell>
          <table:table-cell office:value-type="float" office:value="27296280" calcext:value-type="float">
            <text:p>27296280</text:p>
          </table:table-cell>
          <table:table-cell office:value-type="float" office:value="0" calcext:value-type="float">
            <text:p>0</text:p>
          </table:table-cell>
          <table:table-cell office:value-type="float" office:value="31032576" calcext:value-type="float">
            <text:p>31032576</text:p>
          </table:table-cell>
          <table:table-cell office:value-type="float" office:value="30816512" calcext:value-type="float">
            <text:p>30816512</text:p>
          </table:table-cell>
          <table:table-cell office:value-type="float" office:value="36425912" calcext:value-type="float">
            <text:p>36425912</text:p>
          </table:table-cell>
          <table:table-cell table:formula="of:=[.A416]+[.B416]+[.C416]+[.D416]+[.E416]+[.F416]+[.G416]" office:value-type="float" office:value="200437728" calcext:value-type="float">
            <text:p>200437728</text:p>
          </table:table-cell>
        </table:table-row>
        <table:table-row table:style-name="ro1">
          <table:table-cell office:value-type="float" office:value="43666376" calcext:value-type="float">
            <text:p>43666376</text:p>
          </table:table-cell>
          <table:table-cell office:value-type="float" office:value="31205216" calcext:value-type="float">
            <text:p>31205216</text:p>
          </table:table-cell>
          <table:table-cell office:value-type="float" office:value="27455232" calcext:value-type="float">
            <text:p>27455232</text:p>
          </table:table-cell>
          <table:table-cell office:value-type="float" office:value="0" calcext:value-type="float">
            <text:p>0</text:p>
          </table:table-cell>
          <table:table-cell office:value-type="float" office:value="31032576" calcext:value-type="float">
            <text:p>31032576</text:p>
          </table:table-cell>
          <table:table-cell office:value-type="float" office:value="30844088" calcext:value-type="float">
            <text:p>30844088</text:p>
          </table:table-cell>
          <table:table-cell office:value-type="float" office:value="36736128" calcext:value-type="float">
            <text:p>36736128</text:p>
          </table:table-cell>
          <table:table-cell table:formula="of:=[.A417]+[.B417]+[.C417]+[.D417]+[.E417]+[.F417]+[.G417]" office:value-type="float" office:value="200939616" calcext:value-type="float">
            <text:p>200939616</text:p>
          </table:table-cell>
        </table:table-row>
        <table:table-row table:style-name="ro1">
          <table:table-cell office:value-type="float" office:value="43672176" calcext:value-type="float">
            <text:p>43672176</text:p>
          </table:table-cell>
          <table:table-cell office:value-type="float" office:value="31205216" calcext:value-type="float">
            <text:p>31205216</text:p>
          </table:table-cell>
          <table:table-cell office:value-type="float" office:value="27488520" calcext:value-type="float">
            <text:p>27488520</text:p>
          </table:table-cell>
          <table:table-cell office:value-type="float" office:value="0" calcext:value-type="float">
            <text:p>0</text:p>
          </table:table-cell>
          <table:table-cell office:value-type="float" office:value="31065952" calcext:value-type="float">
            <text:p>31065952</text:p>
          </table:table-cell>
          <table:table-cell office:value-type="float" office:value="30858824" calcext:value-type="float">
            <text:p>30858824</text:p>
          </table:table-cell>
          <table:table-cell office:value-type="float" office:value="37108488" calcext:value-type="float">
            <text:p>37108488</text:p>
          </table:table-cell>
          <table:table-cell table:formula="of:=[.A418]+[.B418]+[.C418]+[.D418]+[.E418]+[.F418]+[.G418]" office:value-type="float" office:value="201399176" calcext:value-type="float">
            <text:p>201399176</text:p>
          </table:table-cell>
        </table:table-row>
        <table:table-row table:style-name="ro1">
          <table:table-cell office:value-type="float" office:value="43672520" calcext:value-type="float">
            <text:p>43672520</text:p>
          </table:table-cell>
          <table:table-cell office:value-type="float" office:value="31205216" calcext:value-type="float">
            <text:p>31205216</text:p>
          </table:table-cell>
          <table:table-cell office:value-type="float" office:value="27534520" calcext:value-type="float">
            <text:p>27534520</text:p>
          </table:table-cell>
          <table:table-cell office:value-type="float" office:value="0" calcext:value-type="float">
            <text:p>0</text:p>
          </table:table-cell>
          <table:table-cell office:value-type="float" office:value="31065952" calcext:value-type="float">
            <text:p>31065952</text:p>
          </table:table-cell>
          <table:table-cell office:value-type="float" office:value="30858824" calcext:value-type="float">
            <text:p>30858824</text:p>
          </table:table-cell>
          <table:table-cell office:value-type="float" office:value="36291240" calcext:value-type="float">
            <text:p>36291240</text:p>
          </table:table-cell>
          <table:table-cell table:formula="of:=[.A419]+[.B419]+[.C419]+[.D419]+[.E419]+[.F419]+[.G419]" office:value-type="float" office:value="200628272" calcext:value-type="float">
            <text:p>200628272</text:p>
          </table:table-cell>
        </table:table-row>
        <table:table-row table:style-name="ro1">
          <table:table-cell office:value-type="float" office:value="43677920" calcext:value-type="float">
            <text:p>43677920</text:p>
          </table:table-cell>
          <table:table-cell office:value-type="float" office:value="31368344" calcext:value-type="float">
            <text:p>31368344</text:p>
          </table:table-cell>
          <table:table-cell office:value-type="float" office:value="27662360" calcext:value-type="float">
            <text:p>27662360</text:p>
          </table:table-cell>
          <table:table-cell office:value-type="float" office:value="0" calcext:value-type="float">
            <text:p>0</text:p>
          </table:table-cell>
          <table:table-cell office:value-type="float" office:value="31065952" calcext:value-type="float">
            <text:p>31065952</text:p>
          </table:table-cell>
          <table:table-cell office:value-type="float" office:value="30863544" calcext:value-type="float">
            <text:p>30863544</text:p>
          </table:table-cell>
          <table:table-cell office:value-type="float" office:value="36420984" calcext:value-type="float">
            <text:p>36420984</text:p>
          </table:table-cell>
          <table:table-cell table:formula="of:=[.A420]+[.B420]+[.C420]+[.D420]+[.E420]+[.F420]+[.G420]" office:value-type="float" office:value="201059104" calcext:value-type="float">
            <text:p>201059104</text:p>
          </table:table-cell>
        </table:table-row>
        <table:table-row table:style-name="ro1">
          <table:table-cell office:value-type="float" office:value="43679576" calcext:value-type="float">
            <text:p>43679576</text:p>
          </table:table-cell>
          <table:table-cell office:value-type="float" office:value="31613256" calcext:value-type="float">
            <text:p>31613256</text:p>
          </table:table-cell>
          <table:table-cell office:value-type="float" office:value="27061592" calcext:value-type="float">
            <text:p>27061592</text:p>
          </table:table-cell>
          <table:table-cell office:value-type="float" office:value="0" calcext:value-type="float">
            <text:p>0</text:p>
          </table:table-cell>
          <table:table-cell office:value-type="float" office:value="31065952" calcext:value-type="float">
            <text:p>31065952</text:p>
          </table:table-cell>
          <table:table-cell office:value-type="float" office:value="30863544" calcext:value-type="float">
            <text:p>30863544</text:p>
          </table:table-cell>
          <table:table-cell office:value-type="float" office:value="36596160" calcext:value-type="float">
            <text:p>36596160</text:p>
          </table:table-cell>
          <table:table-cell table:formula="of:=[.A421]+[.B421]+[.C421]+[.D421]+[.E421]+[.F421]+[.G421]" office:value-type="float" office:value="200880080" calcext:value-type="float">
            <text:p>200880080</text:p>
          </table:table-cell>
        </table:table-row>
        <table:table-row table:style-name="ro1">
          <table:table-cell office:value-type="float" office:value="43773904" calcext:value-type="float">
            <text:p>43773904</text:p>
          </table:table-cell>
          <table:table-cell office:value-type="float" office:value="32637728" calcext:value-type="float">
            <text:p>32637728</text:p>
          </table:table-cell>
          <table:table-cell office:value-type="float" office:value="27190072" calcext:value-type="float">
            <text:p>27190072</text:p>
          </table:table-cell>
          <table:table-cell office:value-type="float" office:value="0" calcext:value-type="float">
            <text:p>0</text:p>
          </table:table-cell>
          <table:table-cell office:value-type="float" office:value="31071272" calcext:value-type="float">
            <text:p>31071272</text:p>
          </table:table-cell>
          <table:table-cell office:value-type="float" office:value="30868264" calcext:value-type="float">
            <text:p>30868264</text:p>
          </table:table-cell>
          <table:table-cell office:value-type="float" office:value="36755280" calcext:value-type="float">
            <text:p>36755280</text:p>
          </table:table-cell>
          <table:table-cell table:formula="of:=[.A422]+[.B422]+[.C422]+[.D422]+[.E422]+[.F422]+[.G422]" office:value-type="float" office:value="202296520" calcext:value-type="float">
            <text:p>202296520</text:p>
          </table:table-cell>
        </table:table-row>
        <table:table-row table:style-name="ro1">
          <table:table-cell office:value-type="float" office:value="43775008" calcext:value-type="float">
            <text:p>43775008</text:p>
          </table:table-cell>
          <table:table-cell office:value-type="float" office:value="33903544" calcext:value-type="float">
            <text:p>33903544</text:p>
          </table:table-cell>
          <table:table-cell office:value-type="float" office:value="27287192" calcext:value-type="float">
            <text:p>27287192</text:p>
          </table:table-cell>
          <table:table-cell office:value-type="float" office:value="0" calcext:value-type="float">
            <text:p>0</text:p>
          </table:table-cell>
          <table:table-cell office:value-type="float" office:value="31071272" calcext:value-type="float">
            <text:p>31071272</text:p>
          </table:table-cell>
          <table:table-cell office:value-type="float" office:value="30868264" calcext:value-type="float">
            <text:p>30868264</text:p>
          </table:table-cell>
          <table:table-cell office:value-type="float" office:value="36757248" calcext:value-type="float">
            <text:p>36757248</text:p>
          </table:table-cell>
          <table:table-cell table:formula="of:=[.A423]+[.B423]+[.C423]+[.D423]+[.E423]+[.F423]+[.G423]" office:value-type="float" office:value="203662528" calcext:value-type="float">
            <text:p>203662528</text:p>
          </table:table-cell>
        </table:table-row>
        <table:table-row table:style-name="ro1">
          <table:table-cell office:value-type="float" office:value="43775504" calcext:value-type="float">
            <text:p>43775504</text:p>
          </table:table-cell>
          <table:table-cell office:value-type="float" office:value="32026792" calcext:value-type="float">
            <text:p>32026792</text:p>
          </table:table-cell>
          <table:table-cell office:value-type="float" office:value="27304336" calcext:value-type="float">
            <text:p>27304336</text:p>
          </table:table-cell>
          <table:table-cell office:value-type="float" office:value="0" calcext:value-type="float">
            <text:p>0</text:p>
          </table:table-cell>
          <table:table-cell office:value-type="float" office:value="31071272" calcext:value-type="float">
            <text:p>31071272</text:p>
          </table:table-cell>
          <table:table-cell office:value-type="float" office:value="30868264" calcext:value-type="float">
            <text:p>30868264</text:p>
          </table:table-cell>
          <table:table-cell office:value-type="float" office:value="36769360" calcext:value-type="float">
            <text:p>36769360</text:p>
          </table:table-cell>
          <table:table-cell table:formula="of:=[.A424]+[.B424]+[.C424]+[.D424]+[.E424]+[.F424]+[.G424]" office:value-type="float" office:value="201815528" calcext:value-type="float">
            <text:p>201815528</text:p>
          </table:table-cell>
        </table:table-row>
        <table:table-row table:style-name="ro1">
          <table:table-cell office:value-type="float" office:value="43831792" calcext:value-type="float">
            <text:p>43831792</text:p>
          </table:table-cell>
          <table:table-cell office:value-type="float" office:value="32060152" calcext:value-type="float">
            <text:p>32060152</text:p>
          </table:table-cell>
          <table:table-cell office:value-type="float" office:value="27320240" calcext:value-type="float">
            <text:p>27320240</text:p>
          </table:table-cell>
          <table:table-cell office:value-type="float" office:value="0" calcext:value-type="float">
            <text:p>0</text:p>
          </table:table-cell>
          <table:table-cell office:value-type="float" office:value="31082272" calcext:value-type="float">
            <text:p>31082272</text:p>
          </table:table-cell>
          <table:table-cell office:value-type="float" office:value="30872984" calcext:value-type="float">
            <text:p>30872984</text:p>
          </table:table-cell>
          <table:table-cell office:value-type="float" office:value="36798816" calcext:value-type="float">
            <text:p>36798816</text:p>
          </table:table-cell>
          <table:table-cell table:formula="of:=[.A425]+[.B425]+[.C425]+[.D425]+[.E425]+[.F425]+[.G425]" office:value-type="float" office:value="201966256" calcext:value-type="float">
            <text:p>201966256</text:p>
          </table:table-cell>
        </table:table-row>
        <table:table-row table:style-name="ro1">
          <table:table-cell office:value-type="float" office:value="43834552" calcext:value-type="float">
            <text:p>43834552</text:p>
          </table:table-cell>
          <table:table-cell office:value-type="float" office:value="32061752" calcext:value-type="float">
            <text:p>32061752</text:p>
          </table:table-cell>
          <table:table-cell office:value-type="float" office:value="27337352" calcext:value-type="float">
            <text:p>27337352</text:p>
          </table:table-cell>
          <table:table-cell office:value-type="float" office:value="0" calcext:value-type="float">
            <text:p>0</text:p>
          </table:table-cell>
          <table:table-cell office:value-type="float" office:value="31082272" calcext:value-type="float">
            <text:p>31082272</text:p>
          </table:table-cell>
          <table:table-cell office:value-type="float" office:value="30886720" calcext:value-type="float">
            <text:p>30886720</text:p>
          </table:table-cell>
          <table:table-cell office:value-type="float" office:value="36813592" calcext:value-type="float">
            <text:p>36813592</text:p>
          </table:table-cell>
          <table:table-cell table:formula="of:=[.A426]+[.B426]+[.C426]+[.D426]+[.E426]+[.F426]+[.G426]" office:value-type="float" office:value="202016240" calcext:value-type="float">
            <text:p>202016240</text:p>
          </table:table-cell>
        </table:table-row>
        <table:table-row table:style-name="ro1">
          <table:table-cell office:value-type="float" office:value="43840608" calcext:value-type="float">
            <text:p>43840608</text:p>
          </table:table-cell>
          <table:table-cell office:value-type="float" office:value="32069128" calcext:value-type="float">
            <text:p>32069128</text:p>
          </table:table-cell>
          <table:table-cell office:value-type="float" office:value="27346208" calcext:value-type="float">
            <text:p>27346208</text:p>
          </table:table-cell>
          <table:table-cell office:value-type="float" office:value="0" calcext:value-type="float">
            <text:p>0</text:p>
          </table:table-cell>
          <table:table-cell office:value-type="float" office:value="31115768" calcext:value-type="float">
            <text:p>31115768</text:p>
          </table:table-cell>
          <table:table-cell office:value-type="float" office:value="30892312" calcext:value-type="float">
            <text:p>30892312</text:p>
          </table:table-cell>
          <table:table-cell office:value-type="float" office:value="38662088" calcext:value-type="float">
            <text:p>38662088</text:p>
          </table:table-cell>
          <table:table-cell table:formula="of:=[.A427]+[.B427]+[.C427]+[.D427]+[.E427]+[.F427]+[.G427]" office:value-type="float" office:value="203926112" calcext:value-type="float">
            <text:p>203926112</text:p>
          </table:table-cell>
        </table:table-row>
        <table:table-row table:style-name="ro1">
          <table:table-cell office:value-type="float" office:value="43841712" calcext:value-type="float">
            <text:p>43841712</text:p>
          </table:table-cell>
          <table:table-cell office:value-type="float" office:value="32083208" calcext:value-type="float">
            <text:p>32083208</text:p>
          </table:table-cell>
          <table:table-cell office:value-type="float" office:value="27363216" calcext:value-type="float">
            <text:p>27363216</text:p>
          </table:table-cell>
          <table:table-cell office:value-type="float" office:value="0" calcext:value-type="float">
            <text:p>0</text:p>
          </table:table-cell>
          <table:table-cell office:value-type="float" office:value="31115768" calcext:value-type="float">
            <text:p>31115768</text:p>
          </table:table-cell>
          <table:table-cell office:value-type="float" office:value="30892312" calcext:value-type="float">
            <text:p>30892312</text:p>
          </table:table-cell>
          <table:table-cell office:value-type="float" office:value="37910912" calcext:value-type="float">
            <text:p>37910912</text:p>
          </table:table-cell>
          <table:table-cell table:formula="of:=[.A428]+[.B428]+[.C428]+[.D428]+[.E428]+[.F428]+[.G428]" office:value-type="float" office:value="203207128" calcext:value-type="float">
            <text:p>203207128</text:p>
          </table:table-cell>
        </table:table-row>
        <table:table-row table:style-name="ro1">
          <table:table-cell office:value-type="float" office:value="43849328" calcext:value-type="float">
            <text:p>43849328</text:p>
          </table:table-cell>
          <table:table-cell office:value-type="float" office:value="32097704" calcext:value-type="float">
            <text:p>32097704</text:p>
          </table:table-cell>
          <table:table-cell office:value-type="float" office:value="27379944" calcext:value-type="float">
            <text:p>27379944</text:p>
          </table:table-cell>
          <table:table-cell office:value-type="float" office:value="0" calcext:value-type="float">
            <text:p>0</text:p>
          </table:table-cell>
          <table:table-cell office:value-type="float" office:value="31115768" calcext:value-type="float">
            <text:p>31115768</text:p>
          </table:table-cell>
          <table:table-cell office:value-type="float" office:value="30892312" calcext:value-type="float">
            <text:p>30892312</text:p>
          </table:table-cell>
          <table:table-cell office:value-type="float" office:value="37971912" calcext:value-type="float">
            <text:p>37971912</text:p>
          </table:table-cell>
          <table:table-cell table:formula="of:=[.A429]+[.B429]+[.C429]+[.D429]+[.E429]+[.F429]+[.G429]" office:value-type="float" office:value="203306968" calcext:value-type="float">
            <text:p>203306968</text:p>
          </table:table-cell>
        </table:table-row>
        <table:table-row table:style-name="ro1">
          <table:table-cell office:value-type="float" office:value="43902704" calcext:value-type="float">
            <text:p>43902704</text:p>
          </table:table-cell>
          <table:table-cell office:value-type="float" office:value="32118800" calcext:value-type="float">
            <text:p>32118800</text:p>
          </table:table-cell>
          <table:table-cell office:value-type="float" office:value="27397264" calcext:value-type="float">
            <text:p>27397264</text:p>
          </table:table-cell>
          <table:table-cell office:value-type="float" office:value="0" calcext:value-type="float">
            <text:p>0</text:p>
          </table:table-cell>
          <table:table-cell office:value-type="float" office:value="31311248" calcext:value-type="float">
            <text:p>31311248</text:p>
          </table:table-cell>
          <table:table-cell office:value-type="float" office:value="30892312" calcext:value-type="float">
            <text:p>30892312</text:p>
          </table:table-cell>
          <table:table-cell office:value-type="float" office:value="37984328" calcext:value-type="float">
            <text:p>37984328</text:p>
          </table:table-cell>
          <table:table-cell table:formula="of:=[.A430]+[.B430]+[.C430]+[.D430]+[.E430]+[.F430]+[.G430]" office:value-type="float" office:value="203606656" calcext:value-type="float">
            <text:p>203606656</text:p>
          </table:table-cell>
        </table:table-row>
        <table:table-row table:style-name="ro1">
          <table:table-cell office:value-type="float" office:value="43903800" calcext:value-type="float">
            <text:p>43903800</text:p>
          </table:table-cell>
          <table:table-cell office:value-type="float" office:value="32124400" calcext:value-type="float">
            <text:p>32124400</text:p>
          </table:table-cell>
          <table:table-cell office:value-type="float" office:value="27405824" calcext:value-type="float">
            <text:p>27405824</text:p>
          </table:table-cell>
          <table:table-cell office:value-type="float" office:value="0" calcext:value-type="float">
            <text:p>0</text:p>
          </table:table-cell>
          <table:table-cell office:value-type="float" office:value="31561216" calcext:value-type="float">
            <text:p>31561216</text:p>
          </table:table-cell>
          <table:table-cell office:value-type="float" office:value="30921968" calcext:value-type="float">
            <text:p>30921968</text:p>
          </table:table-cell>
          <table:table-cell office:value-type="float" office:value="38038240" calcext:value-type="float">
            <text:p>38038240</text:p>
          </table:table-cell>
          <table:table-cell table:formula="of:=[.A431]+[.B431]+[.C431]+[.D431]+[.E431]+[.F431]+[.G431]" office:value-type="float" office:value="203955448" calcext:value-type="float">
            <text:p>203955448</text:p>
          </table:table-cell>
        </table:table-row>
        <table:table-row table:style-name="ro1">
          <table:table-cell office:value-type="float" office:value="43904896" calcext:value-type="float">
            <text:p>43904896</text:p>
          </table:table-cell>
          <table:table-cell office:value-type="float" office:value="32124400" calcext:value-type="float">
            <text:p>32124400</text:p>
          </table:table-cell>
          <table:table-cell office:value-type="float" office:value="27428240" calcext:value-type="float">
            <text:p>27428240</text:p>
          </table:table-cell>
          <table:table-cell office:value-type="float" office:value="0" calcext:value-type="float">
            <text:p>0</text:p>
          </table:table-cell>
          <table:table-cell office:value-type="float" office:value="31615272" calcext:value-type="float">
            <text:p>31615272</text:p>
          </table:table-cell>
          <table:table-cell office:value-type="float" office:value="30921968" calcext:value-type="float">
            <text:p>30921968</text:p>
          </table:table-cell>
          <table:table-cell office:value-type="float" office:value="38038992" calcext:value-type="float">
            <text:p>38038992</text:p>
          </table:table-cell>
          <table:table-cell table:formula="of:=[.A432]+[.B432]+[.C432]+[.D432]+[.E432]+[.F432]+[.G432]" office:value-type="float" office:value="204033768" calcext:value-type="float">
            <text:p>204033768</text:p>
          </table:table-cell>
        </table:table-row>
        <table:table-row table:style-name="ro1">
          <table:table-cell office:value-type="float" office:value="43906752" calcext:value-type="float">
            <text:p>43906752</text:p>
          </table:table-cell>
          <table:table-cell office:value-type="float" office:value="32131136" calcext:value-type="float">
            <text:p>32131136</text:p>
          </table:table-cell>
          <table:table-cell office:value-type="float" office:value="27437384" calcext:value-type="float">
            <text:p>27437384</text:p>
          </table:table-cell>
          <table:table-cell office:value-type="float" office:value="0" calcext:value-type="float">
            <text:p>0</text:p>
          </table:table-cell>
          <table:table-cell office:value-type="float" office:value="31730776" calcext:value-type="float">
            <text:p>31730776</text:p>
          </table:table-cell>
          <table:table-cell office:value-type="float" office:value="30921968" calcext:value-type="float">
            <text:p>30921968</text:p>
          </table:table-cell>
          <table:table-cell office:value-type="float" office:value="38116624" calcext:value-type="float">
            <text:p>38116624</text:p>
          </table:table-cell>
          <table:table-cell table:formula="of:=[.A433]+[.B433]+[.C433]+[.D433]+[.E433]+[.F433]+[.G433]" office:value-type="float" office:value="204244640" calcext:value-type="float">
            <text:p>204244640</text:p>
          </table:table-cell>
        </table:table-row>
        <table:table-row table:style-name="ro1">
          <table:table-cell office:value-type="float" office:value="43918024" calcext:value-type="float">
            <text:p>43918024</text:p>
          </table:table-cell>
          <table:table-cell office:value-type="float" office:value="32132360" calcext:value-type="float">
            <text:p>32132360</text:p>
          </table:table-cell>
          <table:table-cell office:value-type="float" office:value="27508160" calcext:value-type="float">
            <text:p>27508160</text:p>
          </table:table-cell>
          <table:table-cell office:value-type="float" office:value="0" calcext:value-type="float">
            <text:p>0</text:p>
          </table:table-cell>
          <table:table-cell office:value-type="float" office:value="31806512" calcext:value-type="float">
            <text:p>31806512</text:p>
          </table:table-cell>
          <table:table-cell office:value-type="float" office:value="31097976" calcext:value-type="float">
            <text:p>31097976</text:p>
          </table:table-cell>
          <table:table-cell office:value-type="float" office:value="38140792" calcext:value-type="float">
            <text:p>38140792</text:p>
          </table:table-cell>
          <table:table-cell table:formula="of:=[.A434]+[.B434]+[.C434]+[.D434]+[.E434]+[.F434]+[.G434]" office:value-type="float" office:value="204603824" calcext:value-type="float">
            <text:p>204603824</text:p>
          </table:table-cell>
        </table:table-row>
        <table:table-row table:style-name="ro1">
          <table:table-cell office:value-type="float" office:value="43974344" calcext:value-type="float">
            <text:p>43974344</text:p>
          </table:table-cell>
          <table:table-cell office:value-type="float" office:value="32196088" calcext:value-type="float">
            <text:p>32196088</text:p>
          </table:table-cell>
          <table:table-cell office:value-type="float" office:value="27525976" calcext:value-type="float">
            <text:p>27525976</text:p>
          </table:table-cell>
          <table:table-cell office:value-type="float" office:value="0" calcext:value-type="float">
            <text:p>0</text:p>
          </table:table-cell>
          <table:table-cell office:value-type="float" office:value="31492880" calcext:value-type="float">
            <text:p>31492880</text:p>
          </table:table-cell>
          <table:table-cell office:value-type="float" office:value="31732424" calcext:value-type="float">
            <text:p>31732424</text:p>
          </table:table-cell>
          <table:table-cell office:value-type="float" office:value="38174152" calcext:value-type="float">
            <text:p>38174152</text:p>
          </table:table-cell>
          <table:table-cell table:formula="of:=[.A435]+[.B435]+[.C435]+[.D435]+[.E435]+[.F435]+[.G435]" office:value-type="float" office:value="205095864" calcext:value-type="float">
            <text:p>205095864</text:p>
          </table:table-cell>
        </table:table-row>
        <table:table-row table:style-name="ro1">
          <table:table-cell office:value-type="float" office:value="44068528" calcext:value-type="float">
            <text:p>44068528</text:p>
          </table:table-cell>
          <table:table-cell office:value-type="float" office:value="32243528" calcext:value-type="float">
            <text:p>32243528</text:p>
          </table:table-cell>
          <table:table-cell office:value-type="float" office:value="27540808" calcext:value-type="float">
            <text:p>27540808</text:p>
          </table:table-cell>
          <table:table-cell office:value-type="float" office:value="0" calcext:value-type="float">
            <text:p>0</text:p>
          </table:table-cell>
          <table:table-cell office:value-type="float" office:value="31521096" calcext:value-type="float">
            <text:p>31521096</text:p>
          </table:table-cell>
          <table:table-cell office:value-type="float" office:value="33159872" calcext:value-type="float">
            <text:p>33159872</text:p>
          </table:table-cell>
          <table:table-cell office:value-type="float" office:value="38175688" calcext:value-type="float">
            <text:p>38175688</text:p>
          </table:table-cell>
          <table:table-cell table:formula="of:=[.A436]+[.B436]+[.C436]+[.D436]+[.E436]+[.F436]+[.G436]" office:value-type="float" office:value="206709520" calcext:value-type="float">
            <text:p>206709520</text:p>
          </table:table-cell>
        </table:table-row>
        <table:table-row table:style-name="ro1">
          <table:table-cell office:value-type="float" office:value="44073312" calcext:value-type="float">
            <text:p>44073312</text:p>
          </table:table-cell>
          <table:table-cell office:value-type="float" office:value="32244344" calcext:value-type="float">
            <text:p>32244344</text:p>
          </table:table-cell>
          <table:table-cell office:value-type="float" office:value="27557960" calcext:value-type="float">
            <text:p>27557960</text:p>
          </table:table-cell>
          <table:table-cell office:value-type="float" office:value="0" calcext:value-type="float">
            <text:p>0</text:p>
          </table:table-cell>
          <table:table-cell office:value-type="float" office:value="31918912" calcext:value-type="float">
            <text:p>31918912</text:p>
          </table:table-cell>
          <table:table-cell office:value-type="float" office:value="31246016" calcext:value-type="float">
            <text:p>31246016</text:p>
          </table:table-cell>
          <table:table-cell office:value-type="float" office:value="38755672" calcext:value-type="float">
            <text:p>38755672</text:p>
          </table:table-cell>
          <table:table-cell table:formula="of:=[.A437]+[.B437]+[.C437]+[.D437]+[.E437]+[.F437]+[.G437]" office:value-type="float" office:value="205796216" calcext:value-type="float">
            <text:p>205796216</text:p>
          </table:table-cell>
        </table:table-row>
        <table:table-row table:style-name="ro1">
          <table:table-cell office:value-type="float" office:value="44074408" calcext:value-type="float">
            <text:p>44074408</text:p>
          </table:table-cell>
          <table:table-cell office:value-type="float" office:value="32250024" calcext:value-type="float">
            <text:p>32250024</text:p>
          </table:table-cell>
          <table:table-cell office:value-type="float" office:value="27576752" calcext:value-type="float">
            <text:p>27576752</text:p>
          </table:table-cell>
          <table:table-cell office:value-type="float" office:value="0" calcext:value-type="float">
            <text:p>0</text:p>
          </table:table-cell>
          <table:table-cell office:value-type="float" office:value="31920792" calcext:value-type="float">
            <text:p>31920792</text:p>
          </table:table-cell>
          <table:table-cell office:value-type="float" office:value="31246016" calcext:value-type="float">
            <text:p>31246016</text:p>
          </table:table-cell>
          <table:table-cell office:value-type="float" office:value="39378992" calcext:value-type="float">
            <text:p>39378992</text:p>
          </table:table-cell>
          <table:table-cell table:formula="of:=[.A438]+[.B438]+[.C438]+[.D438]+[.E438]+[.F438]+[.G438]" office:value-type="float" office:value="206446984" calcext:value-type="float">
            <text:p>206446984</text:p>
          </table:table-cell>
        </table:table-row>
        <table:table-row table:style-name="ro1">
          <table:table-cell office:value-type="float" office:value="44082832" calcext:value-type="float">
            <text:p>44082832</text:p>
          </table:table-cell>
          <table:table-cell office:value-type="float" office:value="32282912" calcext:value-type="float">
            <text:p>32282912</text:p>
          </table:table-cell>
          <table:table-cell office:value-type="float" office:value="27645704" calcext:value-type="float">
            <text:p>27645704</text:p>
          </table:table-cell>
          <table:table-cell office:value-type="float" office:value="0" calcext:value-type="float">
            <text:p>0</text:p>
          </table:table-cell>
          <table:table-cell office:value-type="float" office:value="31921608" calcext:value-type="float">
            <text:p>31921608</text:p>
          </table:table-cell>
          <table:table-cell office:value-type="float" office:value="28507744" calcext:value-type="float">
            <text:p>28507744</text:p>
          </table:table-cell>
          <table:table-cell office:value-type="float" office:value="39388848" calcext:value-type="float">
            <text:p>39388848</text:p>
          </table:table-cell>
          <table:table-cell table:formula="of:=[.A439]+[.B439]+[.C439]+[.D439]+[.E439]+[.F439]+[.G439]" office:value-type="float" office:value="203829648" calcext:value-type="float">
            <text:p>203829648</text:p>
          </table:table-cell>
        </table:table-row>
        <table:table-row table:style-name="ro1">
          <table:table-cell office:value-type="float" office:value="44144648" calcext:value-type="float">
            <text:p>44144648</text:p>
          </table:table-cell>
          <table:table-cell office:value-type="float" office:value="32309208" calcext:value-type="float">
            <text:p>32309208</text:p>
          </table:table-cell>
          <table:table-cell office:value-type="float" office:value="27645704" calcext:value-type="float">
            <text:p>27645704</text:p>
          </table:table-cell>
          <table:table-cell office:value-type="float" office:value="0" calcext:value-type="float">
            <text:p>0</text:p>
          </table:table-cell>
          <table:table-cell office:value-type="float" office:value="31934976" calcext:value-type="float">
            <text:p>31934976</text:p>
          </table:table-cell>
          <table:table-cell office:value-type="float" office:value="28552176" calcext:value-type="float">
            <text:p>28552176</text:p>
          </table:table-cell>
          <table:table-cell office:value-type="float" office:value="29145280" calcext:value-type="float">
            <text:p>29145280</text:p>
          </table:table-cell>
          <table:table-cell table:formula="of:=[.A440]+[.B440]+[.C440]+[.D440]+[.E440]+[.F440]+[.G440]" office:value-type="float" office:value="193731992" calcext:value-type="float">
            <text:p>193731992</text:p>
          </table:table-cell>
        </table:table-row>
        <table:table-row table:style-name="ro1">
          <table:table-cell office:value-type="float" office:value="44243248" calcext:value-type="float">
            <text:p>44243248</text:p>
          </table:table-cell>
          <table:table-cell office:value-type="float" office:value="32310024" calcext:value-type="float">
            <text:p>32310024</text:p>
          </table:table-cell>
          <table:table-cell office:value-type="float" office:value="27645704" calcext:value-type="float">
            <text:p>27645704</text:p>
          </table:table-cell>
          <table:table-cell office:value-type="float" office:value="0" calcext:value-type="float">
            <text:p>0</text:p>
          </table:table-cell>
          <table:table-cell office:value-type="float" office:value="31960048" calcext:value-type="float">
            <text:p>31960048</text:p>
          </table:table-cell>
          <table:table-cell office:value-type="float" office:value="28552176" calcext:value-type="float">
            <text:p>28552176</text:p>
          </table:table-cell>
          <table:table-cell office:value-type="float" office:value="29149168" calcext:value-type="float">
            <text:p>29149168</text:p>
          </table:table-cell>
          <table:table-cell table:formula="of:=[.A441]+[.B441]+[.C441]+[.D441]+[.E441]+[.F441]+[.G441]" office:value-type="float" office:value="193860368" calcext:value-type="float">
            <text:p>193860368</text:p>
          </table:table-cell>
        </table:table-row>
        <table:table-row table:style-name="ro1">
          <table:table-cell office:value-type="float" office:value="44245104" calcext:value-type="float">
            <text:p>44245104</text:p>
          </table:table-cell>
          <table:table-cell office:value-type="float" office:value="32316792" calcext:value-type="float">
            <text:p>32316792</text:p>
          </table:table-cell>
          <table:table-cell office:value-type="float" office:value="27645704" calcext:value-type="float">
            <text:p>27645704</text:p>
          </table:table-cell>
          <table:table-cell office:value-type="float" office:value="0" calcext:value-type="float">
            <text:p>0</text:p>
          </table:table-cell>
          <table:table-cell office:value-type="float" office:value="31973896" calcext:value-type="float">
            <text:p>31973896</text:p>
          </table:table-cell>
          <table:table-cell office:value-type="float" office:value="28556808" calcext:value-type="float">
            <text:p>28556808</text:p>
          </table:table-cell>
          <table:table-cell office:value-type="float" office:value="29196744" calcext:value-type="float">
            <text:p>29196744</text:p>
          </table:table-cell>
          <table:table-cell table:formula="of:=[.A442]+[.B442]+[.C442]+[.D442]+[.E442]+[.F442]+[.G442]" office:value-type="float" office:value="193935048" calcext:value-type="float">
            <text:p>193935048</text:p>
          </table:table-cell>
        </table:table-row>
        <table:table-row table:style-name="ro1">
          <table:table-cell office:value-type="float" office:value="44251456" calcext:value-type="float">
            <text:p>44251456</text:p>
          </table:table-cell>
          <table:table-cell office:value-type="float" office:value="32317608" calcext:value-type="float">
            <text:p>32317608</text:p>
          </table:table-cell>
          <table:table-cell office:value-type="float" office:value="27645704" calcext:value-type="float">
            <text:p>27645704</text:p>
          </table:table-cell>
          <table:table-cell office:value-type="float" office:value="0" calcext:value-type="float">
            <text:p>0</text:p>
          </table:table-cell>
          <table:table-cell office:value-type="float" office:value="31974712" calcext:value-type="float">
            <text:p>31974712</text:p>
          </table:table-cell>
          <table:table-cell office:value-type="float" office:value="28574416" calcext:value-type="float">
            <text:p>28574416</text:p>
          </table:table-cell>
          <table:table-cell office:value-type="float" office:value="29199080" calcext:value-type="float">
            <text:p>29199080</text:p>
          </table:table-cell>
          <table:table-cell table:formula="of:=[.A443]+[.B443]+[.C443]+[.D443]+[.E443]+[.F443]+[.G443]" office:value-type="float" office:value="193962976" calcext:value-type="float">
            <text:p>193962976</text:p>
          </table:table-cell>
        </table:table-row>
        <table:table-row table:style-name="ro1">
          <table:table-cell office:value-type="float" office:value="44313856" calcext:value-type="float">
            <text:p>44313856</text:p>
          </table:table-cell>
          <table:table-cell office:value-type="float" office:value="32345784" calcext:value-type="float">
            <text:p>32345784</text:p>
          </table:table-cell>
          <table:table-cell office:value-type="float" office:value="27651648" calcext:value-type="float">
            <text:p>27651648</text:p>
          </table:table-cell>
          <table:table-cell office:value-type="float" office:value="0" calcext:value-type="float">
            <text:p>0</text:p>
          </table:table-cell>
          <table:table-cell office:value-type="float" office:value="31975528" calcext:value-type="float">
            <text:p>31975528</text:p>
          </table:table-cell>
          <table:table-cell office:value-type="float" office:value="28574416" calcext:value-type="float">
            <text:p>28574416</text:p>
          </table:table-cell>
          <table:table-cell office:value-type="float" office:value="30423144" calcext:value-type="float">
            <text:p>30423144</text:p>
          </table:table-cell>
          <table:table-cell table:formula="of:=[.A444]+[.B444]+[.C444]+[.D444]+[.E444]+[.F444]+[.G444]" office:value-type="float" office:value="195284376" calcext:value-type="float">
            <text:p>195284376</text:p>
          </table:table-cell>
        </table:table-row>
        <table:table-row table:style-name="ro1">
          <table:table-cell office:value-type="float" office:value="44315736" calcext:value-type="float">
            <text:p>44315736</text:p>
          </table:table-cell>
          <table:table-cell office:value-type="float" office:value="32359640" calcext:value-type="float">
            <text:p>32359640</text:p>
          </table:table-cell>
          <table:table-cell office:value-type="float" office:value="27651648" calcext:value-type="float">
            <text:p>27651648</text:p>
          </table:table-cell>
          <table:table-cell office:value-type="float" office:value="0" calcext:value-type="float">
            <text:p>0</text:p>
          </table:table-cell>
          <table:table-cell office:value-type="float" office:value="31988040" calcext:value-type="float">
            <text:p>31988040</text:p>
          </table:table-cell>
          <table:table-cell office:value-type="float" office:value="28574416" calcext:value-type="float">
            <text:p>28574416</text:p>
          </table:table-cell>
          <table:table-cell office:value-type="float" office:value="31022592" calcext:value-type="float">
            <text:p>31022592</text:p>
          </table:table-cell>
          <table:table-cell table:formula="of:=[.A445]+[.B445]+[.C445]+[.D445]+[.E445]+[.F445]+[.G445]" office:value-type="float" office:value="195912072" calcext:value-type="float">
            <text:p>195912072</text:p>
          </table:table-cell>
        </table:table-row>
        <table:table-row table:style-name="ro1">
          <table:table-cell office:value-type="float" office:value="42607504" calcext:value-type="float">
            <text:p>42607504</text:p>
          </table:table-cell>
          <table:table-cell office:value-type="float" office:value="32360392" calcext:value-type="float">
            <text:p>32360392</text:p>
          </table:table-cell>
          <table:table-cell office:value-type="float" office:value="27657592" calcext:value-type="float">
            <text:p>27657592</text:p>
          </table:table-cell>
          <table:table-cell office:value-type="float" office:value="0" calcext:value-type="float">
            <text:p>0</text:p>
          </table:table-cell>
          <table:table-cell office:value-type="float" office:value="32152536" calcext:value-type="float">
            <text:p>32152536</text:p>
          </table:table-cell>
          <table:table-cell office:value-type="float" office:value="28574416" calcext:value-type="float">
            <text:p>28574416</text:p>
          </table:table-cell>
          <table:table-cell office:value-type="float" office:value="30414608" calcext:value-type="float">
            <text:p>30414608</text:p>
          </table:table-cell>
          <table:table-cell table:formula="of:=[.A446]+[.B446]+[.C446]+[.D446]+[.E446]+[.F446]+[.G446]" office:value-type="float" office:value="193767048" calcext:value-type="float">
            <text:p>193767048</text:p>
          </table:table-cell>
        </table:table-row>
        <table:table-row table:style-name="ro1">
          <table:table-cell office:value-type="float" office:value="42636352" calcext:value-type="float">
            <text:p>42636352</text:p>
          </table:table-cell>
          <table:table-cell office:value-type="float" office:value="32365520" calcext:value-type="float">
            <text:p>32365520</text:p>
          </table:table-cell>
          <table:table-cell office:value-type="float" office:value="27657592" calcext:value-type="float">
            <text:p>27657592</text:p>
          </table:table-cell>
          <table:table-cell office:value-type="float" office:value="0" calcext:value-type="float">
            <text:p>0</text:p>
          </table:table-cell>
          <table:table-cell office:value-type="float" office:value="32177112" calcext:value-type="float">
            <text:p>32177112</text:p>
          </table:table-cell>
          <table:table-cell office:value-type="float" office:value="28579136" calcext:value-type="float">
            <text:p>28579136</text:p>
          </table:table-cell>
          <table:table-cell office:value-type="float" office:value="30433208" calcext:value-type="float">
            <text:p>30433208</text:p>
          </table:table-cell>
          <table:table-cell table:formula="of:=[.A447]+[.B447]+[.C447]+[.D447]+[.E447]+[.F447]+[.G447]" office:value-type="float" office:value="193848920" calcext:value-type="float">
            <text:p>193848920</text:p>
          </table:table-cell>
        </table:table-row>
        <table:table-row table:style-name="ro1">
          <table:table-cell office:value-type="float" office:value="42738368" calcext:value-type="float">
            <text:p>42738368</text:p>
          </table:table-cell>
          <table:table-cell office:value-type="float" office:value="32430352" calcext:value-type="float">
            <text:p>32430352</text:p>
          </table:table-cell>
          <table:table-cell office:value-type="float" office:value="27716112" calcext:value-type="float">
            <text:p>27716112</text:p>
          </table:table-cell>
          <table:table-cell office:value-type="float" office:value="0" calcext:value-type="float">
            <text:p>0</text:p>
          </table:table-cell>
          <table:table-cell office:value-type="float" office:value="32177960" calcext:value-type="float">
            <text:p>32177960</text:p>
          </table:table-cell>
          <table:table-cell office:value-type="float" office:value="28579136" calcext:value-type="float">
            <text:p>28579136</text:p>
          </table:table-cell>
          <table:table-cell office:value-type="float" office:value="30782664" calcext:value-type="float">
            <text:p>30782664</text:p>
          </table:table-cell>
          <table:table-cell table:formula="of:=[.A448]+[.B448]+[.C448]+[.D448]+[.E448]+[.F448]+[.G448]" office:value-type="float" office:value="194424592" calcext:value-type="float">
            <text:p>194424592</text:p>
          </table:table-cell>
        </table:table-row>
        <table:table-row table:style-name="ro1">
          <table:table-cell office:value-type="float" office:value="42813224" calcext:value-type="float">
            <text:p>42813224</text:p>
          </table:table-cell>
          <table:table-cell office:value-type="float" office:value="32460872" calcext:value-type="float">
            <text:p>32460872</text:p>
          </table:table-cell>
          <table:table-cell office:value-type="float" office:value="27716112" calcext:value-type="float">
            <text:p>27716112</text:p>
          </table:table-cell>
          <table:table-cell office:value-type="float" office:value="0" calcext:value-type="float">
            <text:p>0</text:p>
          </table:table-cell>
          <table:table-cell office:value-type="float" office:value="32198000" calcext:value-type="float">
            <text:p>32198000</text:p>
          </table:table-cell>
          <table:table-cell office:value-type="float" office:value="28583856" calcext:value-type="float">
            <text:p>28583856</text:p>
          </table:table-cell>
          <table:table-cell office:value-type="float" office:value="30786288" calcext:value-type="float">
            <text:p>30786288</text:p>
          </table:table-cell>
          <table:table-cell table:formula="of:=[.A449]+[.B449]+[.C449]+[.D449]+[.E449]+[.F449]+[.G449]" office:value-type="float" office:value="194558352" calcext:value-type="float">
            <text:p>194558352</text:p>
          </table:table-cell>
        </table:table-row>
        <table:table-row table:style-name="ro1">
          <table:table-cell office:value-type="float" office:value="42913040" calcext:value-type="float">
            <text:p>42913040</text:p>
          </table:table-cell>
          <table:table-cell office:value-type="float" office:value="32462032" calcext:value-type="float">
            <text:p>32462032</text:p>
          </table:table-cell>
          <table:table-cell office:value-type="float" office:value="27716112" calcext:value-type="float">
            <text:p>27716112</text:p>
          </table:table-cell>
          <table:table-cell office:value-type="float" office:value="0" calcext:value-type="float">
            <text:p>0</text:p>
          </table:table-cell>
          <table:table-cell office:value-type="float" office:value="32310048" calcext:value-type="float">
            <text:p>32310048</text:p>
          </table:table-cell>
          <table:table-cell office:value-type="float" office:value="28583856" calcext:value-type="float">
            <text:p>28583856</text:p>
          </table:table-cell>
          <table:table-cell office:value-type="float" office:value="30827760" calcext:value-type="float">
            <text:p>30827760</text:p>
          </table:table-cell>
          <table:table-cell table:formula="of:=[.A450]+[.B450]+[.C450]+[.D450]+[.E450]+[.F450]+[.G450]" office:value-type="float" office:value="194812848" calcext:value-type="float">
            <text:p>194812848</text:p>
          </table:table-cell>
        </table:table-row>
        <table:table-row table:style-name="ro1">
          <table:table-cell office:value-type="float" office:value="42914736" calcext:value-type="float">
            <text:p>42914736</text:p>
          </table:table-cell>
          <table:table-cell office:value-type="float" office:value="32462032" calcext:value-type="float">
            <text:p>32462032</text:p>
          </table:table-cell>
          <table:table-cell office:value-type="float" office:value="27722056" calcext:value-type="float">
            <text:p>27722056</text:p>
          </table:table-cell>
          <table:table-cell office:value-type="float" office:value="0" calcext:value-type="float">
            <text:p>0</text:p>
          </table:table-cell>
          <table:table-cell office:value-type="float" office:value="32362616" calcext:value-type="float">
            <text:p>32362616</text:p>
          </table:table-cell>
          <table:table-cell office:value-type="float" office:value="28589224" calcext:value-type="float">
            <text:p>28589224</text:p>
          </table:table-cell>
          <table:table-cell office:value-type="float" office:value="30833432" calcext:value-type="float">
            <text:p>30833432</text:p>
          </table:table-cell>
          <table:table-cell table:formula="of:=[.A451]+[.B451]+[.C451]+[.D451]+[.E451]+[.F451]+[.G451]" office:value-type="float" office:value="194884096" calcext:value-type="float">
            <text:p>194884096</text:p>
          </table:table-cell>
        </table:table-row>
        <table:table-row table:style-name="ro1">
          <table:table-cell office:value-type="float" office:value="42915688" calcext:value-type="float">
            <text:p>42915688</text:p>
          </table:table-cell>
          <table:table-cell office:value-type="float" office:value="32470248" calcext:value-type="float">
            <text:p>32470248</text:p>
          </table:table-cell>
          <table:table-cell office:value-type="float" office:value="27722056" calcext:value-type="float">
            <text:p>27722056</text:p>
          </table:table-cell>
          <table:table-cell office:value-type="float" office:value="0" calcext:value-type="float">
            <text:p>0</text:p>
          </table:table-cell>
          <table:table-cell office:value-type="float" office:value="32432680" calcext:value-type="float">
            <text:p>32432680</text:p>
          </table:table-cell>
          <table:table-cell office:value-type="float" office:value="28589224" calcext:value-type="float">
            <text:p>28589224</text:p>
          </table:table-cell>
          <table:table-cell office:value-type="float" office:value="30850328" calcext:value-type="float">
            <text:p>30850328</text:p>
          </table:table-cell>
          <table:table-cell table:formula="of:=[.A452]+[.B452]+[.C452]+[.D452]+[.E452]+[.F452]+[.G452]" office:value-type="float" office:value="194980224" calcext:value-type="float">
            <text:p>194980224</text:p>
          </table:table-cell>
        </table:table-row>
        <table:table-row table:style-name="ro1">
          <table:table-cell office:value-type="float" office:value="42916984" calcext:value-type="float">
            <text:p>42916984</text:p>
          </table:table-cell>
          <table:table-cell office:value-type="float" office:value="32470248" calcext:value-type="float">
            <text:p>32470248</text:p>
          </table:table-cell>
          <table:table-cell office:value-type="float" office:value="27722056" calcext:value-type="float">
            <text:p>27722056</text:p>
          </table:table-cell>
          <table:table-cell office:value-type="float" office:value="0" calcext:value-type="float">
            <text:p>0</text:p>
          </table:table-cell>
          <table:table-cell office:value-type="float" office:value="32444776" calcext:value-type="float">
            <text:p>32444776</text:p>
          </table:table-cell>
          <table:table-cell office:value-type="float" office:value="28706048" calcext:value-type="float">
            <text:p>28706048</text:p>
          </table:table-cell>
          <table:table-cell office:value-type="float" office:value="30854648" calcext:value-type="float">
            <text:p>30854648</text:p>
          </table:table-cell>
          <table:table-cell table:formula="of:=[.A453]+[.B453]+[.C453]+[.D453]+[.E453]+[.F453]+[.G453]" office:value-type="float" office:value="195114760" calcext:value-type="float">
            <text:p>195114760</text:p>
          </table:table-cell>
        </table:table-row>
        <table:table-row table:style-name="ro1">
          <table:table-cell office:value-type="float" office:value="43056744" calcext:value-type="float">
            <text:p>43056744</text:p>
          </table:table-cell>
          <table:table-cell office:value-type="float" office:value="32519856" calcext:value-type="float">
            <text:p>32519856</text:p>
          </table:table-cell>
          <table:table-cell office:value-type="float" office:value="27722056" calcext:value-type="float">
            <text:p>27722056</text:p>
          </table:table-cell>
          <table:table-cell office:value-type="float" office:value="0" calcext:value-type="float">
            <text:p>0</text:p>
          </table:table-cell>
          <table:table-cell office:value-type="float" office:value="32513184" calcext:value-type="float">
            <text:p>32513184</text:p>
          </table:table-cell>
          <table:table-cell office:value-type="float" office:value="28713336" calcext:value-type="float">
            <text:p>28713336</text:p>
          </table:table-cell>
          <table:table-cell office:value-type="float" office:value="31387576" calcext:value-type="float">
            <text:p>31387576</text:p>
          </table:table-cell>
          <table:table-cell table:formula="of:=[.A454]+[.B454]+[.C454]+[.D454]+[.E454]+[.F454]+[.G454]" office:value-type="float" office:value="195912752" calcext:value-type="float">
            <text:p>195912752</text:p>
          </table:table-cell>
        </table:table-row>
        <table:table-row table:style-name="ro1">
          <table:table-cell office:value-type="float" office:value="43062648" calcext:value-type="float">
            <text:p>43062648</text:p>
          </table:table-cell>
          <table:table-cell office:value-type="float" office:value="32522264" calcext:value-type="float">
            <text:p>32522264</text:p>
          </table:table-cell>
          <table:table-cell office:value-type="float" office:value="27731024" calcext:value-type="float">
            <text:p>27731024</text:p>
          </table:table-cell>
          <table:table-cell office:value-type="float" office:value="0" calcext:value-type="float">
            <text:p>0</text:p>
          </table:table-cell>
          <table:table-cell office:value-type="float" office:value="32514032" calcext:value-type="float">
            <text:p>32514032</text:p>
          </table:table-cell>
          <table:table-cell office:value-type="float" office:value="28713336" calcext:value-type="float">
            <text:p>28713336</text:p>
          </table:table-cell>
          <table:table-cell office:value-type="float" office:value="30942656" calcext:value-type="float">
            <text:p>30942656</text:p>
          </table:table-cell>
          <table:table-cell table:formula="of:=[.A455]+[.B455]+[.C455]+[.D455]+[.E455]+[.F455]+[.G455]" office:value-type="float" office:value="195485960" calcext:value-type="float">
            <text:p>195485960</text:p>
          </table:table-cell>
        </table:table-row>
        <table:table-row table:style-name="ro1">
          <table:table-cell office:value-type="float" office:value="43064504" calcext:value-type="float">
            <text:p>43064504</text:p>
          </table:table-cell>
          <table:table-cell office:value-type="float" office:value="32523016" calcext:value-type="float">
            <text:p>32523016</text:p>
          </table:table-cell>
          <table:table-cell office:value-type="float" office:value="27731024" calcext:value-type="float">
            <text:p>27731024</text:p>
          </table:table-cell>
          <table:table-cell office:value-type="float" office:value="0" calcext:value-type="float">
            <text:p>0</text:p>
          </table:table-cell>
          <table:table-cell office:value-type="float" office:value="34544016" calcext:value-type="float">
            <text:p>34544016</text:p>
          </table:table-cell>
          <table:table-cell office:value-type="float" office:value="28717536" calcext:value-type="float">
            <text:p>28717536</text:p>
          </table:table-cell>
          <table:table-cell office:value-type="float" office:value="30951160" calcext:value-type="float">
            <text:p>30951160</text:p>
          </table:table-cell>
          <table:table-cell table:formula="of:=[.A456]+[.B456]+[.C456]+[.D456]+[.E456]+[.F456]+[.G456]" office:value-type="float" office:value="197531256" calcext:value-type="float">
            <text:p>197531256</text:p>
          </table:table-cell>
        </table:table-row>
        <table:table-row table:style-name="ro1">
          <table:table-cell office:value-type="float" office:value="43072392" calcext:value-type="float">
            <text:p>43072392</text:p>
          </table:table-cell>
          <table:table-cell office:value-type="float" office:value="32528128" calcext:value-type="float">
            <text:p>32528128</text:p>
          </table:table-cell>
          <table:table-cell office:value-type="float" office:value="27731024" calcext:value-type="float">
            <text:p>27731024</text:p>
          </table:table-cell>
          <table:table-cell office:value-type="float" office:value="0" calcext:value-type="float">
            <text:p>0</text:p>
          </table:table-cell>
          <table:table-cell office:value-type="float" office:value="34550592" calcext:value-type="float">
            <text:p>34550592</text:p>
          </table:table-cell>
          <table:table-cell office:value-type="float" office:value="28734936" calcext:value-type="float">
            <text:p>28734936</text:p>
          </table:table-cell>
          <table:table-cell office:value-type="float" office:value="30959352" calcext:value-type="float">
            <text:p>30959352</text:p>
          </table:table-cell>
          <table:table-cell table:formula="of:=[.A457]+[.B457]+[.C457]+[.D457]+[.E457]+[.F457]+[.G457]" office:value-type="float" office:value="197576424" calcext:value-type="float">
            <text:p>197576424</text:p>
          </table:table-cell>
        </table:table-row>
        <table:table-row table:style-name="ro1">
          <table:table-cell office:value-type="float" office:value="43074448" calcext:value-type="float">
            <text:p>43074448</text:p>
          </table:table-cell>
          <table:table-cell office:value-type="float" office:value="32533344" calcext:value-type="float">
            <text:p>32533344</text:p>
          </table:table-cell>
          <table:table-cell office:value-type="float" office:value="27792304" calcext:value-type="float">
            <text:p>27792304</text:p>
          </table:table-cell>
          <table:table-cell office:value-type="float" office:value="0" calcext:value-type="float">
            <text:p>0</text:p>
          </table:table-cell>
          <table:table-cell office:value-type="float" office:value="34552192" calcext:value-type="float">
            <text:p>34552192</text:p>
          </table:table-cell>
          <table:table-cell office:value-type="float" office:value="28735752" calcext:value-type="float">
            <text:p>28735752</text:p>
          </table:table-cell>
          <table:table-cell office:value-type="float" office:value="30962768" calcext:value-type="float">
            <text:p>30962768</text:p>
          </table:table-cell>
          <table:table-cell table:formula="of:=[.A458]+[.B458]+[.C458]+[.D458]+[.E458]+[.F458]+[.G458]" office:value-type="float" office:value="197650808" calcext:value-type="float">
            <text:p>197650808</text:p>
          </table:table-cell>
        </table:table-row>
        <table:table-row table:style-name="ro1">
          <table:table-cell office:value-type="float" office:value="43147952" calcext:value-type="float">
            <text:p>43147952</text:p>
          </table:table-cell>
          <table:table-cell office:value-type="float" office:value="32593528" calcext:value-type="float">
            <text:p>32593528</text:p>
          </table:table-cell>
          <table:table-cell office:value-type="float" office:value="27792304" calcext:value-type="float">
            <text:p>27792304</text:p>
          </table:table-cell>
          <table:table-cell office:value-type="float" office:value="0" calcext:value-type="float">
            <text:p>0</text:p>
          </table:table-cell>
          <table:table-cell office:value-type="float" office:value="34579376" calcext:value-type="float">
            <text:p>34579376</text:p>
          </table:table-cell>
          <table:table-cell office:value-type="float" office:value="28741656" calcext:value-type="float">
            <text:p>28741656</text:p>
          </table:table-cell>
          <table:table-cell office:value-type="float" office:value="31125880" calcext:value-type="float">
            <text:p>31125880</text:p>
          </table:table-cell>
          <table:table-cell table:formula="of:=[.A459]+[.B459]+[.C459]+[.D459]+[.E459]+[.F459]+[.G459]" office:value-type="float" office:value="197980696" calcext:value-type="float">
            <text:p>197980696</text:p>
          </table:table-cell>
        </table:table-row>
        <table:table-row table:style-name="ro1">
          <table:table-cell office:value-type="float" office:value="43382384" calcext:value-type="float">
            <text:p>43382384</text:p>
          </table:table-cell>
          <table:table-cell office:value-type="float" office:value="32653304" calcext:value-type="float">
            <text:p>32653304</text:p>
          </table:table-cell>
          <table:table-cell office:value-type="float" office:value="27792304" calcext:value-type="float">
            <text:p>27792304</text:p>
          </table:table-cell>
          <table:table-cell office:value-type="float" office:value="0" calcext:value-type="float">
            <text:p>0</text:p>
          </table:table-cell>
          <table:table-cell office:value-type="float" office:value="34580952" calcext:value-type="float">
            <text:p>34580952</text:p>
          </table:table-cell>
          <table:table-cell office:value-type="float" office:value="28742728" calcext:value-type="float">
            <text:p>28742728</text:p>
          </table:table-cell>
          <table:table-cell office:value-type="float" office:value="33546360" calcext:value-type="float">
            <text:p>33546360</text:p>
          </table:table-cell>
          <table:table-cell table:formula="of:=[.A460]+[.B460]+[.C460]+[.D460]+[.E460]+[.F460]+[.G460]" office:value-type="float" office:value="200698032" calcext:value-type="float">
            <text:p>200698032</text:p>
          </table:table-cell>
        </table:table-row>
        <table:table-row table:style-name="ro1">
          <table:table-cell office:value-type="float" office:value="43613872" calcext:value-type="float">
            <text:p>43613872</text:p>
          </table:table-cell>
          <table:table-cell office:value-type="float" office:value="32653896" calcext:value-type="float">
            <text:p>32653896</text:p>
          </table:table-cell>
          <table:table-cell office:value-type="float" office:value="27792304" calcext:value-type="float">
            <text:p>27792304</text:p>
          </table:table-cell>
          <table:table-cell office:value-type="float" office:value="0" calcext:value-type="float">
            <text:p>0</text:p>
          </table:table-cell>
          <table:table-cell office:value-type="float" office:value="34617192" calcext:value-type="float">
            <text:p>34617192</text:p>
          </table:table-cell>
          <table:table-cell office:value-type="float" office:value="28747856" calcext:value-type="float">
            <text:p>28747856</text:p>
          </table:table-cell>
          <table:table-cell office:value-type="float" office:value="33562680" calcext:value-type="float">
            <text:p>33562680</text:p>
          </table:table-cell>
          <table:table-cell table:formula="of:=[.A461]+[.B461]+[.C461]+[.D461]+[.E461]+[.F461]+[.G461]" office:value-type="float" office:value="200987800" calcext:value-type="float">
            <text:p>200987800</text:p>
          </table:table-cell>
        </table:table-row>
        <table:table-row table:style-name="ro1">
          <table:table-cell office:value-type="float" office:value="43619512" calcext:value-type="float">
            <text:p>43619512</text:p>
          </table:table-cell>
          <table:table-cell office:value-type="float" office:value="32654488" calcext:value-type="float">
            <text:p>32654488</text:p>
          </table:table-cell>
          <table:table-cell office:value-type="float" office:value="27798696" calcext:value-type="float">
            <text:p>27798696</text:p>
          </table:table-cell>
          <table:table-cell office:value-type="float" office:value="0" calcext:value-type="float">
            <text:p>0</text:p>
          </table:table-cell>
          <table:table-cell office:value-type="float" office:value="34618728" calcext:value-type="float">
            <text:p>34618728</text:p>
          </table:table-cell>
          <table:table-cell office:value-type="float" office:value="28800032" calcext:value-type="float">
            <text:p>28800032</text:p>
          </table:table-cell>
          <table:table-cell office:value-type="float" office:value="33660416" calcext:value-type="float">
            <text:p>33660416</text:p>
          </table:table-cell>
          <table:table-cell table:formula="of:=[.A462]+[.B462]+[.C462]+[.D462]+[.E462]+[.F462]+[.G462]" office:value-type="float" office:value="201151872" calcext:value-type="float">
            <text:p>201151872</text:p>
          </table:table-cell>
        </table:table-row>
        <table:table-row table:style-name="ro1">
          <table:table-cell office:value-type="float" office:value="43623784" calcext:value-type="float">
            <text:p>43623784</text:p>
          </table:table-cell>
          <table:table-cell office:value-type="float" office:value="32654640" calcext:value-type="float">
            <text:p>32654640</text:p>
          </table:table-cell>
          <table:table-cell office:value-type="float" office:value="27798696" calcext:value-type="float">
            <text:p>27798696</text:p>
          </table:table-cell>
          <table:table-cell office:value-type="float" office:value="0" calcext:value-type="float">
            <text:p>0</text:p>
          </table:table-cell>
          <table:table-cell office:value-type="float" office:value="34788976" calcext:value-type="float">
            <text:p>34788976</text:p>
          </table:table-cell>
          <table:table-cell office:value-type="float" office:value="28807024" calcext:value-type="float">
            <text:p>28807024</text:p>
          </table:table-cell>
          <table:table-cell office:value-type="float" office:value="33720608" calcext:value-type="float">
            <text:p>33720608</text:p>
          </table:table-cell>
          <table:table-cell table:formula="of:=[.A463]+[.B463]+[.C463]+[.D463]+[.E463]+[.F463]+[.G463]" office:value-type="float" office:value="201393728" calcext:value-type="float">
            <text:p>201393728</text:p>
          </table:table-cell>
        </table:table-row>
        <table:table-row table:style-name="ro1">
          <table:table-cell office:value-type="float" office:value="43625608" calcext:value-type="float">
            <text:p>43625608</text:p>
          </table:table-cell>
          <table:table-cell office:value-type="float" office:value="28262024" calcext:value-type="float">
            <text:p>28262024</text:p>
          </table:table-cell>
          <table:table-cell office:value-type="float" office:value="27798696" calcext:value-type="float">
            <text:p>27798696</text:p>
          </table:table-cell>
          <table:table-cell office:value-type="float" office:value="0" calcext:value-type="float">
            <text:p>0</text:p>
          </table:table-cell>
          <table:table-cell office:value-type="float" office:value="34789728" calcext:value-type="float">
            <text:p>34789728</text:p>
          </table:table-cell>
          <table:table-cell office:value-type="float" office:value="28807840" calcext:value-type="float">
            <text:p>28807840</text:p>
          </table:table-cell>
          <table:table-cell office:value-type="float" office:value="33815368" calcext:value-type="float">
            <text:p>33815368</text:p>
          </table:table-cell>
          <table:table-cell table:formula="of:=[.A464]+[.B464]+[.C464]+[.D464]+[.E464]+[.F464]+[.G464]" office:value-type="float" office:value="197099264" calcext:value-type="float">
            <text:p>197099264</text:p>
          </table:table-cell>
        </table:table-row>
        <table:table-row table:style-name="ro1">
          <table:table-cell office:value-type="float" office:value="42792088" calcext:value-type="float">
            <text:p>42792088</text:p>
          </table:table-cell>
          <table:table-cell office:value-type="float" office:value="28262616" calcext:value-type="float">
            <text:p>28262616</text:p>
          </table:table-cell>
          <table:table-cell office:value-type="float" office:value="27805360" calcext:value-type="float">
            <text:p>27805360</text:p>
          </table:table-cell>
          <table:table-cell office:value-type="float" office:value="0" calcext:value-type="float">
            <text:p>0</text:p>
          </table:table-cell>
          <table:table-cell office:value-type="float" office:value="34793784" calcext:value-type="float">
            <text:p>34793784</text:p>
          </table:table-cell>
          <table:table-cell office:value-type="float" office:value="28808656" calcext:value-type="float">
            <text:p>28808656</text:p>
          </table:table-cell>
          <table:table-cell office:value-type="float" office:value="33871848" calcext:value-type="float">
            <text:p>33871848</text:p>
          </table:table-cell>
          <table:table-cell table:formula="of:=[.A465]+[.B465]+[.C465]+[.D465]+[.E465]+[.F465]+[.G465]" office:value-type="float" office:value="196334352" calcext:value-type="float">
            <text:p>196334352</text:p>
          </table:table-cell>
        </table:table-row>
        <table:table-row table:style-name="ro1">
          <table:table-cell office:value-type="float" office:value="42793784" calcext:value-type="float">
            <text:p>42793784</text:p>
          </table:table-cell>
          <table:table-cell office:value-type="float" office:value="28263208" calcext:value-type="float">
            <text:p>28263208</text:p>
          </table:table-cell>
          <table:table-cell office:value-type="float" office:value="27805360" calcext:value-type="float">
            <text:p>27805360</text:p>
          </table:table-cell>
          <table:table-cell office:value-type="float" office:value="0" calcext:value-type="float">
            <text:p>0</text:p>
          </table:table-cell>
          <table:table-cell office:value-type="float" office:value="34829704" calcext:value-type="float">
            <text:p>34829704</text:p>
          </table:table-cell>
          <table:table-cell office:value-type="float" office:value="28809472" calcext:value-type="float">
            <text:p>28809472</text:p>
          </table:table-cell>
          <table:table-cell office:value-type="float" office:value="33879008" calcext:value-type="float">
            <text:p>33879008</text:p>
          </table:table-cell>
          <table:table-cell table:formula="of:=[.A466]+[.B466]+[.C466]+[.D466]+[.E466]+[.F466]+[.G466]" office:value-type="float" office:value="196380536" calcext:value-type="float">
            <text:p>196380536</text:p>
          </table:table-cell>
        </table:table-row>
        <table:table-row table:style-name="ro1">
          <table:table-cell office:value-type="float" office:value="42799280" calcext:value-type="float">
            <text:p>42799280</text:p>
          </table:table-cell>
          <table:table-cell office:value-type="float" office:value="29197128" calcext:value-type="float">
            <text:p>29197128</text:p>
          </table:table-cell>
          <table:table-cell office:value-type="float" office:value="27820800" calcext:value-type="float">
            <text:p>27820800</text:p>
          </table:table-cell>
          <table:table-cell office:value-type="float" office:value="0" calcext:value-type="float">
            <text:p>0</text:p>
          </table:table-cell>
          <table:table-cell office:value-type="float" office:value="34831240" calcext:value-type="float">
            <text:p>34831240</text:p>
          </table:table-cell>
          <table:table-cell office:value-type="float" office:value="28830296" calcext:value-type="float">
            <text:p>28830296</text:p>
          </table:table-cell>
          <table:table-cell office:value-type="float" office:value="33883120" calcext:value-type="float">
            <text:p>33883120</text:p>
          </table:table-cell>
          <table:table-cell table:formula="of:=[.A467]+[.B467]+[.C467]+[.D467]+[.E467]+[.F467]+[.G467]" office:value-type="float" office:value="197361864" calcext:value-type="float">
            <text:p>197361864</text:p>
          </table:table-cell>
        </table:table-row>
        <table:table-row table:style-name="ro1">
          <table:table-cell office:value-type="float" office:value="42801648" calcext:value-type="float">
            <text:p>42801648</text:p>
          </table:table-cell>
          <table:table-cell office:value-type="float" office:value="29240744" calcext:value-type="float">
            <text:p>29240744</text:p>
          </table:table-cell>
          <table:table-cell office:value-type="float" office:value="27820800" calcext:value-type="float">
            <text:p>27820800</text:p>
          </table:table-cell>
          <table:table-cell office:value-type="float" office:value="0" calcext:value-type="float">
            <text:p>0</text:p>
          </table:table-cell>
          <table:table-cell office:value-type="float" office:value="34836544" calcext:value-type="float">
            <text:p>34836544</text:p>
          </table:table-cell>
          <table:table-cell office:value-type="float" office:value="29314960" calcext:value-type="float">
            <text:p>29314960</text:p>
          </table:table-cell>
          <table:table-cell office:value-type="float" office:value="33899464" calcext:value-type="float">
            <text:p>33899464</text:p>
          </table:table-cell>
          <table:table-cell table:formula="of:=[.A468]+[.B468]+[.C468]+[.D468]+[.E468]+[.F468]+[.G468]" office:value-type="float" office:value="197914160" calcext:value-type="float">
            <text:p>197914160</text:p>
          </table:table-cell>
        </table:table-row>
        <table:table-row table:style-name="ro1">
          <table:table-cell office:value-type="float" office:value="42806744" calcext:value-type="float">
            <text:p>42806744</text:p>
          </table:table-cell>
          <table:table-cell office:value-type="float" office:value="28440800" calcext:value-type="float">
            <text:p>28440800</text:p>
          </table:table-cell>
          <table:table-cell office:value-type="float" office:value="27820800" calcext:value-type="float">
            <text:p>27820800</text:p>
          </table:table-cell>
          <table:table-cell office:value-type="float" office:value="0" calcext:value-type="float">
            <text:p>0</text:p>
          </table:table-cell>
          <table:table-cell office:value-type="float" office:value="34837296" calcext:value-type="float">
            <text:p>34837296</text:p>
          </table:table-cell>
          <table:table-cell office:value-type="float" office:value="29315776" calcext:value-type="float">
            <text:p>29315776</text:p>
          </table:table-cell>
          <table:table-cell office:value-type="float" office:value="33951664" calcext:value-type="float">
            <text:p>33951664</text:p>
          </table:table-cell>
          <table:table-cell table:formula="of:=[.A469]+[.B469]+[.C469]+[.D469]+[.E469]+[.F469]+[.G469]" office:value-type="float" office:value="197173080" calcext:value-type="float">
            <text:p>197173080</text:p>
          </table:table-cell>
        </table:table-row>
        <table:table-row table:style-name="ro1">
          <table:table-cell office:value-type="float" office:value="34141536" calcext:value-type="float">
            <text:p>34141536</text:p>
          </table:table-cell>
          <table:table-cell office:value-type="float" office:value="27868800" calcext:value-type="float">
            <text:p>27868800</text:p>
          </table:table-cell>
          <table:table-cell office:value-type="float" office:value="27820800" calcext:value-type="float">
            <text:p>27820800</text:p>
          </table:table-cell>
          <table:table-cell office:value-type="float" office:value="0" calcext:value-type="float">
            <text:p>0</text:p>
          </table:table-cell>
          <table:table-cell office:value-type="float" office:value="34838048" calcext:value-type="float">
            <text:p>34838048</text:p>
          </table:table-cell>
          <table:table-cell office:value-type="float" office:value="29323984" calcext:value-type="float">
            <text:p>29323984</text:p>
          </table:table-cell>
          <table:table-cell office:value-type="float" office:value="33960400" calcext:value-type="float">
            <text:p>33960400</text:p>
          </table:table-cell>
          <table:table-cell table:formula="of:=[.A470]+[.B470]+[.C470]+[.D470]+[.E470]+[.F470]+[.G470]" office:value-type="float" office:value="187953568" calcext:value-type="float">
            <text:p>187953568</text:p>
          </table:table-cell>
        </table:table-row>
        <table:table-row table:style-name="ro1">
          <table:table-cell office:value-type="float" office:value="34262160" calcext:value-type="float">
            <text:p>34262160</text:p>
          </table:table-cell>
          <table:table-cell office:value-type="float" office:value="28101328" calcext:value-type="float">
            <text:p>28101328</text:p>
          </table:table-cell>
          <table:table-cell office:value-type="float" office:value="27820800" calcext:value-type="float">
            <text:p>27820800</text:p>
          </table:table-cell>
          <table:table-cell office:value-type="float" office:value="0" calcext:value-type="float">
            <text:p>0</text:p>
          </table:table-cell>
          <table:table-cell office:value-type="float" office:value="34882512" calcext:value-type="float">
            <text:p>34882512</text:p>
          </table:table-cell>
          <table:table-cell office:value-type="float" office:value="29324800" calcext:value-type="float">
            <text:p>29324800</text:p>
          </table:table-cell>
          <table:table-cell office:value-type="float" office:value="33963632" calcext:value-type="float">
            <text:p>33963632</text:p>
          </table:table-cell>
          <table:table-cell table:formula="of:=[.A471]+[.B471]+[.C471]+[.D471]+[.E471]+[.F471]+[.G471]" office:value-type="float" office:value="188355232" calcext:value-type="float">
            <text:p>188355232</text:p>
          </table:table-cell>
        </table:table-row>
        <table:table-row table:style-name="ro1">
          <table:table-cell office:value-type="float" office:value="34295760" calcext:value-type="float">
            <text:p>34295760</text:p>
          </table:table-cell>
          <table:table-cell office:value-type="float" office:value="28604576" calcext:value-type="float">
            <text:p>28604576</text:p>
          </table:table-cell>
          <table:table-cell office:value-type="float" office:value="27826592" calcext:value-type="float">
            <text:p>27826592</text:p>
          </table:table-cell>
          <table:table-cell office:value-type="float" office:value="0" calcext:value-type="float">
            <text:p>0</text:p>
          </table:table-cell>
          <table:table-cell office:value-type="float" office:value="34883888" calcext:value-type="float">
            <text:p>34883888</text:p>
          </table:table-cell>
          <table:table-cell office:value-type="float" office:value="29353496" calcext:value-type="float">
            <text:p>29353496</text:p>
          </table:table-cell>
          <table:table-cell office:value-type="float" office:value="33966984" calcext:value-type="float">
            <text:p>33966984</text:p>
          </table:table-cell>
          <table:table-cell table:formula="of:=[.A472]+[.B472]+[.C472]+[.D472]+[.E472]+[.F472]+[.G472]" office:value-type="float" office:value="188931296" calcext:value-type="float">
            <text:p>188931296</text:p>
          </table:table-cell>
        </table:table-row>
        <table:table-row table:style-name="ro1">
          <table:table-cell office:value-type="float" office:value="34298664" calcext:value-type="float">
            <text:p>34298664</text:p>
          </table:table-cell>
          <table:table-cell office:value-type="float" office:value="28604576" calcext:value-type="float">
            <text:p>28604576</text:p>
          </table:table-cell>
          <table:table-cell office:value-type="float" office:value="27826592" calcext:value-type="float">
            <text:p>27826592</text:p>
          </table:table-cell>
          <table:table-cell office:value-type="float" office:value="0" calcext:value-type="float">
            <text:p>0</text:p>
          </table:table-cell>
          <table:table-cell office:value-type="float" office:value="34823304" calcext:value-type="float">
            <text:p>34823304</text:p>
          </table:table-cell>
          <table:table-cell office:value-type="float" office:value="29360440" calcext:value-type="float">
            <text:p>29360440</text:p>
          </table:table-cell>
          <table:table-cell office:value-type="float" office:value="34096384" calcext:value-type="float">
            <text:p>34096384</text:p>
          </table:table-cell>
          <table:table-cell table:formula="of:=[.A473]+[.B473]+[.C473]+[.D473]+[.E473]+[.F473]+[.G473]" office:value-type="float" office:value="189009960" calcext:value-type="float">
            <text:p>189009960</text:p>
          </table:table-cell>
        </table:table-row>
        <table:table-row table:style-name="ro1">
          <table:table-cell office:value-type="float" office:value="34419240" calcext:value-type="float">
            <text:p>34419240</text:p>
          </table:table-cell>
          <table:table-cell office:value-type="float" office:value="28609600" calcext:value-type="float">
            <text:p>28609600</text:p>
          </table:table-cell>
          <table:table-cell office:value-type="float" office:value="27832576" calcext:value-type="float">
            <text:p>27832576</text:p>
          </table:table-cell>
          <table:table-cell office:value-type="float" office:value="0" calcext:value-type="float">
            <text:p>0</text:p>
          </table:table-cell>
          <table:table-cell office:value-type="float" office:value="34824840" calcext:value-type="float">
            <text:p>34824840</text:p>
          </table:table-cell>
          <table:table-cell office:value-type="float" office:value="29361256" calcext:value-type="float">
            <text:p>29361256</text:p>
          </table:table-cell>
          <table:table-cell office:value-type="float" office:value="34154176" calcext:value-type="float">
            <text:p>34154176</text:p>
          </table:table-cell>
          <table:table-cell table:formula="of:=[.A474]+[.B474]+[.C474]+[.D474]+[.E474]+[.F474]+[.G474]" office:value-type="float" office:value="189201688" calcext:value-type="float">
            <text:p>189201688</text:p>
          </table:table-cell>
        </table:table-row>
        <table:table-row table:style-name="ro1">
          <table:table-cell office:value-type="float" office:value="34682024" calcext:value-type="float">
            <text:p>34682024</text:p>
          </table:table-cell>
          <table:table-cell office:value-type="float" office:value="28616352" calcext:value-type="float">
            <text:p>28616352</text:p>
          </table:table-cell>
          <table:table-cell office:value-type="float" office:value="27832576" calcext:value-type="float">
            <text:p>27832576</text:p>
          </table:table-cell>
          <table:table-cell office:value-type="float" office:value="0" calcext:value-type="float">
            <text:p>0</text:p>
          </table:table-cell>
          <table:table-cell office:value-type="float" office:value="34829104" calcext:value-type="float">
            <text:p>34829104</text:p>
          </table:table-cell>
          <table:table-cell office:value-type="float" office:value="29366856" calcext:value-type="float">
            <text:p>29366856</text:p>
          </table:table-cell>
          <table:table-cell office:value-type="float" office:value="31771800" calcext:value-type="float">
            <text:p>31771800</text:p>
          </table:table-cell>
          <table:table-cell table:formula="of:=[.A475]+[.B475]+[.C475]+[.D475]+[.E475]+[.F475]+[.G475]" office:value-type="float" office:value="187098712" calcext:value-type="float">
            <text:p>187098712</text:p>
          </table:table-cell>
        </table:table-row>
        <table:table-row table:style-name="ro1">
          <table:table-cell office:value-type="float" office:value="34686744" calcext:value-type="float">
            <text:p>34686744</text:p>
          </table:table-cell>
          <table:table-cell office:value-type="float" office:value="26567192" calcext:value-type="float">
            <text:p>26567192</text:p>
          </table:table-cell>
          <table:table-cell office:value-type="float" office:value="27885080" calcext:value-type="float">
            <text:p>27885080</text:p>
          </table:table-cell>
          <table:table-cell office:value-type="float" office:value="0" calcext:value-type="float">
            <text:p>0</text:p>
          </table:table-cell>
          <table:table-cell office:value-type="float" office:value="34868232" calcext:value-type="float">
            <text:p>34868232</text:p>
          </table:table-cell>
          <table:table-cell office:value-type="float" office:value="29391344" calcext:value-type="float">
            <text:p>29391344</text:p>
          </table:table-cell>
          <table:table-cell office:value-type="float" office:value="31790368" calcext:value-type="float">
            <text:p>31790368</text:p>
          </table:table-cell>
          <table:table-cell table:formula="of:=[.A476]+[.B476]+[.C476]+[.D476]+[.E476]+[.F476]+[.G476]" office:value-type="float" office:value="185188960" calcext:value-type="float">
            <text:p>185188960</text:p>
          </table:table-cell>
        </table:table-row>
        <table:table-row table:style-name="ro1">
          <table:table-cell office:value-type="float" office:value="34688176" calcext:value-type="float">
            <text:p>34688176</text:p>
          </table:table-cell>
          <table:table-cell office:value-type="float" office:value="26568864" calcext:value-type="float">
            <text:p>26568864</text:p>
          </table:table-cell>
          <table:table-cell office:value-type="float" office:value="27893784" calcext:value-type="float">
            <text:p>27893784</text:p>
          </table:table-cell>
          <table:table-cell office:value-type="float" office:value="0" calcext:value-type="float">
            <text:p>0</text:p>
          </table:table-cell>
          <table:table-cell office:value-type="float" office:value="34872016" calcext:value-type="float">
            <text:p>34872016</text:p>
          </table:table-cell>
          <table:table-cell office:value-type="float" office:value="29439472" calcext:value-type="float">
            <text:p>29439472</text:p>
          </table:table-cell>
          <table:table-cell office:value-type="float" office:value="31796024" calcext:value-type="float">
            <text:p>31796024</text:p>
          </table:table-cell>
          <table:table-cell table:formula="of:=[.A477]+[.B477]+[.C477]+[.D477]+[.E477]+[.F477]+[.G477]" office:value-type="float" office:value="185258336" calcext:value-type="float">
            <text:p>185258336</text:p>
          </table:table-cell>
        </table:table-row>
        <table:table-row table:style-name="ro1">
          <table:table-cell office:value-type="float" office:value="34688976" calcext:value-type="float">
            <text:p>34688976</text:p>
          </table:table-cell>
          <table:table-cell office:value-type="float" office:value="26582128" calcext:value-type="float">
            <text:p>26582128</text:p>
          </table:table-cell>
          <table:table-cell office:value-type="float" office:value="27893784" calcext:value-type="float">
            <text:p>27893784</text:p>
          </table:table-cell>
          <table:table-cell office:value-type="float" office:value="0" calcext:value-type="float">
            <text:p>0</text:p>
          </table:table-cell>
          <table:table-cell office:value-type="float" office:value="34880072" calcext:value-type="float">
            <text:p>34880072</text:p>
          </table:table-cell>
          <table:table-cell office:value-type="float" office:value="29440288" calcext:value-type="float">
            <text:p>29440288</text:p>
          </table:table-cell>
          <table:table-cell office:value-type="float" office:value="31802792" calcext:value-type="float">
            <text:p>31802792</text:p>
          </table:table-cell>
          <table:table-cell table:formula="of:=[.A478]+[.B478]+[.C478]+[.D478]+[.E478]+[.F478]+[.G478]" office:value-type="float" office:value="185288040" calcext:value-type="float">
            <text:p>185288040</text:p>
          </table:table-cell>
        </table:table-row>
        <table:table-row table:style-name="ro1">
          <table:table-cell office:value-type="float" office:value="34133640" calcext:value-type="float">
            <text:p>34133640</text:p>
          </table:table-cell>
          <table:table-cell office:value-type="float" office:value="26582720" calcext:value-type="float">
            <text:p>26582720</text:p>
          </table:table-cell>
          <table:table-cell office:value-type="float" office:value="27893784" calcext:value-type="float">
            <text:p>27893784</text:p>
          </table:table-cell>
          <table:table-cell office:value-type="float" office:value="0" calcext:value-type="float">
            <text:p>0</text:p>
          </table:table-cell>
          <table:table-cell office:value-type="float" office:value="34882112" calcext:value-type="float">
            <text:p>34882112</text:p>
          </table:table-cell>
          <table:table-cell office:value-type="float" office:value="29443904" calcext:value-type="float">
            <text:p>29443904</text:p>
          </table:table-cell>
          <table:table-cell office:value-type="float" office:value="31804416" calcext:value-type="float">
            <text:p>31804416</text:p>
          </table:table-cell>
          <table:table-cell table:formula="of:=[.A479]+[.B479]+[.C479]+[.D479]+[.E479]+[.F479]+[.G479]" office:value-type="float" office:value="184740576" calcext:value-type="float">
            <text:p>184740576</text:p>
          </table:table-cell>
        </table:table-row>
        <table:table-row table:style-name="ro1">
          <table:table-cell office:value-type="float" office:value="34134576" calcext:value-type="float">
            <text:p>34134576</text:p>
          </table:table-cell>
          <table:table-cell office:value-type="float" office:value="26583312" calcext:value-type="float">
            <text:p>26583312</text:p>
          </table:table-cell>
          <table:table-cell office:value-type="float" office:value="27893784" calcext:value-type="float">
            <text:p>27893784</text:p>
          </table:table-cell>
          <table:table-cell office:value-type="float" office:value="0" calcext:value-type="float">
            <text:p>0</text:p>
          </table:table-cell>
          <table:table-cell office:value-type="float" office:value="35764992" calcext:value-type="float">
            <text:p>35764992</text:p>
          </table:table-cell>
          <table:table-cell office:value-type="float" office:value="29449440" calcext:value-type="float">
            <text:p>29449440</text:p>
          </table:table-cell>
          <table:table-cell office:value-type="float" office:value="31880200" calcext:value-type="float">
            <text:p>31880200</text:p>
          </table:table-cell>
          <table:table-cell table:formula="of:=[.A480]+[.B480]+[.C480]+[.D480]+[.E480]+[.F480]+[.G480]" office:value-type="float" office:value="185706304" calcext:value-type="float">
            <text:p>185706304</text:p>
          </table:table-cell>
        </table:table-row>
        <table:table-row table:style-name="ro1">
          <table:table-cell office:value-type="float" office:value="34196536" calcext:value-type="float">
            <text:p>34196536</text:p>
          </table:table-cell>
          <table:table-cell office:value-type="float" office:value="26629920" calcext:value-type="float">
            <text:p>26629920</text:p>
          </table:table-cell>
          <table:table-cell office:value-type="float" office:value="27907696" calcext:value-type="float">
            <text:p>27907696</text:p>
          </table:table-cell>
          <table:table-cell office:value-type="float" office:value="0" calcext:value-type="float">
            <text:p>0</text:p>
          </table:table-cell>
          <table:table-cell office:value-type="float" office:value="36493416" calcext:value-type="float">
            <text:p>36493416</text:p>
          </table:table-cell>
          <table:table-cell office:value-type="float" office:value="29559392" calcext:value-type="float">
            <text:p>29559392</text:p>
          </table:table-cell>
          <table:table-cell office:value-type="float" office:value="31880728" calcext:value-type="float">
            <text:p>31880728</text:p>
          </table:table-cell>
          <table:table-cell table:formula="of:=[.A481]+[.B481]+[.C481]+[.D481]+[.E481]+[.F481]+[.G481]" office:value-type="float" office:value="186667688" calcext:value-type="float">
            <text:p>186667688</text:p>
          </table:table-cell>
        </table:table-row>
        <table:table-row table:style-name="ro1">
          <table:table-cell office:value-type="float" office:value="34208944" calcext:value-type="float">
            <text:p>34208944</text:p>
          </table:table-cell>
          <table:table-cell office:value-type="float" office:value="26631296" calcext:value-type="float">
            <text:p>26631296</text:p>
          </table:table-cell>
          <table:table-cell office:value-type="float" office:value="27907696" calcext:value-type="float">
            <text:p>27907696</text:p>
          </table:table-cell>
          <table:table-cell office:value-type="float" office:value="0" calcext:value-type="float">
            <text:p>0</text:p>
          </table:table-cell>
          <table:table-cell office:value-type="float" office:value="36652512" calcext:value-type="float">
            <text:p>36652512</text:p>
          </table:table-cell>
          <table:table-cell office:value-type="float" office:value="29566352" calcext:value-type="float">
            <text:p>29566352</text:p>
          </table:table-cell>
          <table:table-cell office:value-type="float" office:value="31880728" calcext:value-type="float">
            <text:p>31880728</text:p>
          </table:table-cell>
          <table:table-cell table:formula="of:=[.A482]+[.B482]+[.C482]+[.D482]+[.E482]+[.F482]+[.G482]" office:value-type="float" office:value="186847528" calcext:value-type="float">
            <text:p>186847528</text:p>
          </table:table-cell>
        </table:table-row>
        <table:table-row table:style-name="ro1">
          <table:table-cell office:value-type="float" office:value="34213928" calcext:value-type="float">
            <text:p>34213928</text:p>
          </table:table-cell>
          <table:table-cell office:value-type="float" office:value="26636232" calcext:value-type="float">
            <text:p>26636232</text:p>
          </table:table-cell>
          <table:table-cell office:value-type="float" office:value="27907696" calcext:value-type="float">
            <text:p>27907696</text:p>
          </table:table-cell>
          <table:table-cell office:value-type="float" office:value="0" calcext:value-type="float">
            <text:p>0</text:p>
          </table:table-cell>
          <table:table-cell office:value-type="float" office:value="36687512" calcext:value-type="float">
            <text:p>36687512</text:p>
          </table:table-cell>
          <table:table-cell office:value-type="float" office:value="29567104" calcext:value-type="float">
            <text:p>29567104</text:p>
          </table:table-cell>
          <table:table-cell office:value-type="float" office:value="31884888" calcext:value-type="float">
            <text:p>31884888</text:p>
          </table:table-cell>
          <table:table-cell table:formula="of:=[.A483]+[.B483]+[.C483]+[.D483]+[.E483]+[.F483]+[.G483]" office:value-type="float" office:value="186897360" calcext:value-type="float">
            <text:p>186897360</text:p>
          </table:table-cell>
        </table:table-row>
        <table:table-row table:style-name="ro1">
          <table:table-cell office:value-type="float" office:value="34214864" calcext:value-type="float">
            <text:p>34214864</text:p>
          </table:table-cell>
          <table:table-cell office:value-type="float" office:value="26636232" calcext:value-type="float">
            <text:p>26636232</text:p>
          </table:table-cell>
          <table:table-cell office:value-type="float" office:value="27914576" calcext:value-type="float">
            <text:p>27914576</text:p>
          </table:table-cell>
          <table:table-cell office:value-type="float" office:value="0" calcext:value-type="float">
            <text:p>0</text:p>
          </table:table-cell>
          <table:table-cell office:value-type="float" office:value="36692200" calcext:value-type="float">
            <text:p>36692200</text:p>
          </table:table-cell>
          <table:table-cell office:value-type="float" office:value="29567856" calcext:value-type="float">
            <text:p>29567856</text:p>
          </table:table-cell>
          <table:table-cell office:value-type="float" office:value="31900112" calcext:value-type="float">
            <text:p>31900112</text:p>
          </table:table-cell>
          <table:table-cell table:formula="of:=[.A484]+[.B484]+[.C484]+[.D484]+[.E484]+[.F484]+[.G484]" office:value-type="float" office:value="186925840" calcext:value-type="float">
            <text:p>186925840</text:p>
          </table:table-cell>
        </table:table-row>
        <table:table-row table:style-name="ro1">
          <table:table-cell office:value-type="float" office:value="34215064" calcext:value-type="float">
            <text:p>34215064</text:p>
          </table:table-cell>
          <table:table-cell office:value-type="float" office:value="26671016" calcext:value-type="float">
            <text:p>26671016</text:p>
          </table:table-cell>
          <table:table-cell office:value-type="float" office:value="27914576" calcext:value-type="float">
            <text:p>27914576</text:p>
          </table:table-cell>
          <table:table-cell office:value-type="float" office:value="0" calcext:value-type="float">
            <text:p>0</text:p>
          </table:table-cell>
          <table:table-cell office:value-type="float" office:value="29175016" calcext:value-type="float">
            <text:p>29175016</text:p>
          </table:table-cell>
          <table:table-cell office:value-type="float" office:value="29573376" calcext:value-type="float">
            <text:p>29573376</text:p>
          </table:table-cell>
          <table:table-cell office:value-type="float" office:value="31959120" calcext:value-type="float">
            <text:p>31959120</text:p>
          </table:table-cell>
          <table:table-cell table:formula="of:=[.A485]+[.B485]+[.C485]+[.D485]+[.E485]+[.F485]+[.G485]" office:value-type="float" office:value="179508168" calcext:value-type="float">
            <text:p>179508168</text:p>
          </table:table-cell>
        </table:table-row>
        <table:table-row table:style-name="ro1">
          <table:table-cell office:value-type="float" office:value="34220144" calcext:value-type="float">
            <text:p>34220144</text:p>
          </table:table-cell>
          <table:table-cell office:value-type="float" office:value="26726208" calcext:value-type="float">
            <text:p>26726208</text:p>
          </table:table-cell>
          <table:table-cell office:value-type="float" office:value="27056144" calcext:value-type="float">
            <text:p>27056144</text:p>
          </table:table-cell>
          <table:table-cell office:value-type="float" office:value="0" calcext:value-type="float">
            <text:p>0</text:p>
          </table:table-cell>
          <table:table-cell office:value-type="float" office:value="29225928" calcext:value-type="float">
            <text:p>29225928</text:p>
          </table:table-cell>
          <table:table-cell office:value-type="float" office:value="29607464" calcext:value-type="float">
            <text:p>29607464</text:p>
          </table:table-cell>
          <table:table-cell office:value-type="float" office:value="31959696" calcext:value-type="float">
            <text:p>31959696</text:p>
          </table:table-cell>
          <table:table-cell table:formula="of:=[.A486]+[.B486]+[.C486]+[.D486]+[.E486]+[.F486]+[.G486]" office:value-type="float" office:value="178795584" calcext:value-type="float">
            <text:p>178795584</text:p>
          </table:table-cell>
        </table:table-row>
        <table:table-row table:style-name="ro1">
          <table:table-cell office:value-type="float" office:value="34221696" calcext:value-type="float">
            <text:p>34221696</text:p>
          </table:table-cell>
          <table:table-cell office:value-type="float" office:value="26819360" calcext:value-type="float">
            <text:p>26819360</text:p>
          </table:table-cell>
          <table:table-cell office:value-type="float" office:value="27056144" calcext:value-type="float">
            <text:p>27056144</text:p>
          </table:table-cell>
          <table:table-cell office:value-type="float" office:value="0" calcext:value-type="float">
            <text:p>0</text:p>
          </table:table-cell>
          <table:table-cell office:value-type="float" office:value="29798448" calcext:value-type="float">
            <text:p>29798448</text:p>
          </table:table-cell>
          <table:table-cell office:value-type="float" office:value="29607840" calcext:value-type="float">
            <text:p>29607840</text:p>
          </table:table-cell>
          <table:table-cell office:value-type="float" office:value="31960856" calcext:value-type="float">
            <text:p>31960856</text:p>
          </table:table-cell>
          <table:table-cell table:formula="of:=[.A487]+[.B487]+[.C487]+[.D487]+[.E487]+[.F487]+[.G487]" office:value-type="float" office:value="179464344" calcext:value-type="float">
            <text:p>179464344</text:p>
          </table:table-cell>
        </table:table-row>
        <table:table-row table:style-name="ro1">
          <table:table-cell office:value-type="float" office:value="34226672" calcext:value-type="float">
            <text:p>34226672</text:p>
          </table:table-cell>
          <table:table-cell office:value-type="float" office:value="26954744" calcext:value-type="float">
            <text:p>26954744</text:p>
          </table:table-cell>
          <table:table-cell office:value-type="float" office:value="27061992" calcext:value-type="float">
            <text:p>27061992</text:p>
          </table:table-cell>
          <table:table-cell office:value-type="float" office:value="0" calcext:value-type="float">
            <text:p>0</text:p>
          </table:table-cell>
          <table:table-cell office:value-type="float" office:value="29806456" calcext:value-type="float">
            <text:p>29806456</text:p>
          </table:table-cell>
          <table:table-cell office:value-type="float" office:value="29608592" calcext:value-type="float">
            <text:p>29608592</text:p>
          </table:table-cell>
          <table:table-cell office:value-type="float" office:value="31969736" calcext:value-type="float">
            <text:p>31969736</text:p>
          </table:table-cell>
          <table:table-cell table:formula="of:=[.A488]+[.B488]+[.C488]+[.D488]+[.E488]+[.F488]+[.G488]" office:value-type="float" office:value="179628192" calcext:value-type="float">
            <text:p>179628192</text:p>
          </table:table-cell>
        </table:table-row>
        <table:table-row table:style-name="ro1">
          <table:table-cell office:value-type="float" office:value="34254600" calcext:value-type="float">
            <text:p>34254600</text:p>
          </table:table-cell>
          <table:table-cell office:value-type="float" office:value="26954744" calcext:value-type="float">
            <text:p>26954744</text:p>
          </table:table-cell>
          <table:table-cell office:value-type="float" office:value="27061992" calcext:value-type="float">
            <text:p>27061992</text:p>
          </table:table-cell>
          <table:table-cell office:value-type="float" office:value="0" calcext:value-type="float">
            <text:p>0</text:p>
          </table:table-cell>
          <table:table-cell office:value-type="float" office:value="29821656" calcext:value-type="float">
            <text:p>29821656</text:p>
          </table:table-cell>
          <table:table-cell office:value-type="float" office:value="29614128" calcext:value-type="float">
            <text:p>29614128</text:p>
          </table:table-cell>
          <table:table-cell office:value-type="float" office:value="31970000" calcext:value-type="float">
            <text:p>31970000</text:p>
          </table:table-cell>
          <table:table-cell table:formula="of:=[.A489]+[.B489]+[.C489]+[.D489]+[.E489]+[.F489]+[.G489]" office:value-type="float" office:value="179677120" calcext:value-type="float">
            <text:p>179677120</text:p>
          </table:table-cell>
        </table:table-row>
        <table:table-row table:style-name="ro1">
          <table:table-cell office:value-type="float" office:value="34254784" calcext:value-type="float">
            <text:p>34254784</text:p>
          </table:table-cell>
          <table:table-cell office:value-type="float" office:value="27770920" calcext:value-type="float">
            <text:p>27770920</text:p>
          </table:table-cell>
          <table:table-cell office:value-type="float" office:value="27061992" calcext:value-type="float">
            <text:p>27061992</text:p>
          </table:table-cell>
          <table:table-cell office:value-type="float" office:value="0" calcext:value-type="float">
            <text:p>0</text:p>
          </table:table-cell>
          <table:table-cell office:value-type="float" office:value="29848520" calcext:value-type="float">
            <text:p>29848520</text:p>
          </table:table-cell>
          <table:table-cell office:value-type="float" office:value="29699696" calcext:value-type="float">
            <text:p>29699696</text:p>
          </table:table-cell>
          <table:table-cell office:value-type="float" office:value="32042600" calcext:value-type="float">
            <text:p>32042600</text:p>
          </table:table-cell>
          <table:table-cell table:formula="of:=[.A490]+[.B490]+[.C490]+[.D490]+[.E490]+[.F490]+[.G490]" office:value-type="float" office:value="180678512" calcext:value-type="float">
            <text:p>180678512</text:p>
          </table:table-cell>
        </table:table-row>
        <table:table-row table:style-name="ro1">
          <table:table-cell office:value-type="float" office:value="34255328" calcext:value-type="float">
            <text:p>34255328</text:p>
          </table:table-cell>
          <table:table-cell office:value-type="float" office:value="27775400" calcext:value-type="float">
            <text:p>27775400</text:p>
          </table:table-cell>
          <table:table-cell office:value-type="float" office:value="27061992" calcext:value-type="float">
            <text:p>27061992</text:p>
          </table:table-cell>
          <table:table-cell office:value-type="float" office:value="0" calcext:value-type="float">
            <text:p>0</text:p>
          </table:table-cell>
          <table:table-cell office:value-type="float" office:value="29899416" calcext:value-type="float">
            <text:p>29899416</text:p>
          </table:table-cell>
          <table:table-cell office:value-type="float" office:value="29738512" calcext:value-type="float">
            <text:p>29738512</text:p>
          </table:table-cell>
          <table:table-cell office:value-type="float" office:value="32043912" calcext:value-type="float">
            <text:p>32043912</text:p>
          </table:table-cell>
          <table:table-cell table:formula="of:=[.A491]+[.B491]+[.C491]+[.D491]+[.E491]+[.F491]+[.G491]" office:value-type="float" office:value="180774560" calcext:value-type="float">
            <text:p>180774560</text:p>
          </table:table-cell>
        </table:table-row>
        <table:table-row table:style-name="ro1">
          <table:table-cell office:value-type="float" office:value="34256992" calcext:value-type="float">
            <text:p>34256992</text:p>
          </table:table-cell>
          <table:table-cell office:value-type="float" office:value="27779744" calcext:value-type="float">
            <text:p>27779744</text:p>
          </table:table-cell>
          <table:table-cell office:value-type="float" office:value="27061992" calcext:value-type="float">
            <text:p>27061992</text:p>
          </table:table-cell>
          <table:table-cell office:value-type="float" office:value="0" calcext:value-type="float">
            <text:p>0</text:p>
          </table:table-cell>
          <table:table-cell office:value-type="float" office:value="29904024" calcext:value-type="float">
            <text:p>29904024</text:p>
          </table:table-cell>
          <table:table-cell office:value-type="float" office:value="29748784" calcext:value-type="float">
            <text:p>29748784</text:p>
          </table:table-cell>
          <table:table-cell office:value-type="float" office:value="32113624" calcext:value-type="float">
            <text:p>32113624</text:p>
          </table:table-cell>
          <table:table-cell table:formula="of:=[.A492]+[.B492]+[.C492]+[.D492]+[.E492]+[.F492]+[.G492]" office:value-type="float" office:value="180865160" calcext:value-type="float">
            <text:p>180865160</text:p>
          </table:table-cell>
        </table:table-row>
        <table:table-row table:style-name="ro1">
          <table:table-cell office:value-type="float" office:value="34318592" calcext:value-type="float">
            <text:p>34318592</text:p>
          </table:table-cell>
          <table:table-cell office:value-type="float" office:value="27779744" calcext:value-type="float">
            <text:p>27779744</text:p>
          </table:table-cell>
          <table:table-cell office:value-type="float" office:value="27067768" calcext:value-type="float">
            <text:p>27067768</text:p>
          </table:table-cell>
          <table:table-cell office:value-type="float" office:value="0" calcext:value-type="float">
            <text:p>0</text:p>
          </table:table-cell>
          <table:table-cell office:value-type="float" office:value="29920640" calcext:value-type="float">
            <text:p>29920640</text:p>
          </table:table-cell>
          <table:table-cell office:value-type="float" office:value="29774360" calcext:value-type="float">
            <text:p>29774360</text:p>
          </table:table-cell>
          <table:table-cell office:value-type="float" office:value="32175912" calcext:value-type="float">
            <text:p>32175912</text:p>
          </table:table-cell>
          <table:table-cell table:formula="of:=[.A493]+[.B493]+[.C493]+[.D493]+[.E493]+[.F493]+[.G493]" office:value-type="float" office:value="181037016" calcext:value-type="float">
            <text:p>181037016</text:p>
          </table:table-cell>
        </table:table-row>
        <table:table-row table:style-name="ro1">
          <table:table-cell office:value-type="float" office:value="34319512" calcext:value-type="float">
            <text:p>34319512</text:p>
          </table:table-cell>
          <table:table-cell office:value-type="float" office:value="27784088" calcext:value-type="float">
            <text:p>27784088</text:p>
          </table:table-cell>
          <table:table-cell office:value-type="float" office:value="27067768" calcext:value-type="float">
            <text:p>27067768</text:p>
          </table:table-cell>
          <table:table-cell office:value-type="float" office:value="0" calcext:value-type="float">
            <text:p>0</text:p>
          </table:table-cell>
          <table:table-cell office:value-type="float" office:value="29937528" calcext:value-type="float">
            <text:p>29937528</text:p>
          </table:table-cell>
          <table:table-cell office:value-type="float" office:value="29774952" calcext:value-type="float">
            <text:p>29774952</text:p>
          </table:table-cell>
          <table:table-cell office:value-type="float" office:value="32182552" calcext:value-type="float">
            <text:p>32182552</text:p>
          </table:table-cell>
          <table:table-cell table:formula="of:=[.A494]+[.B494]+[.C494]+[.D494]+[.E494]+[.F494]+[.G494]" office:value-type="float" office:value="181066400" calcext:value-type="float">
            <text:p>181066400</text:p>
          </table:table-cell>
        </table:table-row>
        <table:table-row table:style-name="ro1">
          <table:table-cell office:value-type="float" office:value="34324856" calcext:value-type="float">
            <text:p>34324856</text:p>
          </table:table-cell>
          <table:table-cell office:value-type="float" office:value="27828792" calcext:value-type="float">
            <text:p>27828792</text:p>
          </table:table-cell>
          <table:table-cell office:value-type="float" office:value="27250152" calcext:value-type="float">
            <text:p>27250152</text:p>
          </table:table-cell>
          <table:table-cell office:value-type="float" office:value="0" calcext:value-type="float">
            <text:p>0</text:p>
          </table:table-cell>
          <table:table-cell office:value-type="float" office:value="29940848" calcext:value-type="float">
            <text:p>29940848</text:p>
          </table:table-cell>
          <table:table-cell office:value-type="float" office:value="29815176" calcext:value-type="float">
            <text:p>29815176</text:p>
          </table:table-cell>
          <table:table-cell office:value-type="float" office:value="32245592" calcext:value-type="float">
            <text:p>32245592</text:p>
          </table:table-cell>
          <table:table-cell table:formula="of:=[.A495]+[.B495]+[.C495]+[.D495]+[.E495]+[.F495]+[.G495]" office:value-type="float" office:value="181405416" calcext:value-type="float">
            <text:p>181405416</text:p>
          </table:table-cell>
        </table:table-row>
        <table:table-row table:style-name="ro1">
          <table:table-cell office:value-type="float" office:value="34326392" calcext:value-type="float">
            <text:p>34326392</text:p>
          </table:table-cell>
          <table:table-cell office:value-type="float" office:value="27828792" calcext:value-type="float">
            <text:p>27828792</text:p>
          </table:table-cell>
          <table:table-cell office:value-type="float" office:value="27250152" calcext:value-type="float">
            <text:p>27250152</text:p>
          </table:table-cell>
          <table:table-cell office:value-type="float" office:value="0" calcext:value-type="float">
            <text:p>0</text:p>
          </table:table-cell>
          <table:table-cell office:value-type="float" office:value="30005656" calcext:value-type="float">
            <text:p>30005656</text:p>
          </table:table-cell>
          <table:table-cell office:value-type="float" office:value="29823288" calcext:value-type="float">
            <text:p>29823288</text:p>
          </table:table-cell>
          <table:table-cell office:value-type="float" office:value="32246944" calcext:value-type="float">
            <text:p>32246944</text:p>
          </table:table-cell>
          <table:table-cell table:formula="of:=[.A496]+[.B496]+[.C496]+[.D496]+[.E496]+[.F496]+[.G496]" office:value-type="float" office:value="181481224" calcext:value-type="float">
            <text:p>181481224</text:p>
          </table:table-cell>
        </table:table-row>
        <table:table-row table:style-name="ro1">
          <table:table-cell office:value-type="float" office:value="34326592" calcext:value-type="float">
            <text:p>34326592</text:p>
          </table:table-cell>
          <table:table-cell office:value-type="float" office:value="27833400" calcext:value-type="float">
            <text:p>27833400</text:p>
          </table:table-cell>
          <table:table-cell office:value-type="float" office:value="27250152" calcext:value-type="float">
            <text:p>27250152</text:p>
          </table:table-cell>
          <table:table-cell office:value-type="float" office:value="0" calcext:value-type="float">
            <text:p>0</text:p>
          </table:table-cell>
          <table:table-cell office:value-type="float" office:value="30009904" calcext:value-type="float">
            <text:p>30009904</text:p>
          </table:table-cell>
          <table:table-cell office:value-type="float" office:value="29823880" calcext:value-type="float">
            <text:p>29823880</text:p>
          </table:table-cell>
          <table:table-cell office:value-type="float" office:value="32300976" calcext:value-type="float">
            <text:p>32300976</text:p>
          </table:table-cell>
          <table:table-cell table:formula="of:=[.A497]+[.B497]+[.C497]+[.D497]+[.E497]+[.F497]+[.G497]" office:value-type="float" office:value="181544904" calcext:value-type="float">
            <text:p>181544904</text:p>
          </table:table-cell>
        </table:table-row>
        <table:table-row table:style-name="ro1">
          <table:table-cell office:value-type="float" office:value="34326776" calcext:value-type="float">
            <text:p>34326776</text:p>
          </table:table-cell>
          <table:table-cell office:value-type="float" office:value="27833400" calcext:value-type="float">
            <text:p>27833400</text:p>
          </table:table-cell>
          <table:table-cell office:value-type="float" office:value="27256752" calcext:value-type="float">
            <text:p>27256752</text:p>
          </table:table-cell>
          <table:table-cell office:value-type="float" office:value="0" calcext:value-type="float">
            <text:p>0</text:p>
          </table:table-cell>
          <table:table-cell office:value-type="float" office:value="30013152" calcext:value-type="float">
            <text:p>30013152</text:p>
          </table:table-cell>
          <table:table-cell office:value-type="float" office:value="29823880" calcext:value-type="float">
            <text:p>29823880</text:p>
          </table:table-cell>
          <table:table-cell office:value-type="float" office:value="32301504" calcext:value-type="float">
            <text:p>32301504</text:p>
          </table:table-cell>
          <table:table-cell table:formula="of:=[.A498]+[.B498]+[.C498]+[.D498]+[.E498]+[.F498]+[.G498]" office:value-type="float" office:value="181555464" calcext:value-type="float">
            <text:p>181555464</text:p>
          </table:table-cell>
        </table:table-row>
        <table:table-row table:style-name="ro1">
          <table:table-cell office:value-type="float" office:value="34327696" calcext:value-type="float">
            <text:p>34327696</text:p>
          </table:table-cell>
          <table:table-cell office:value-type="float" office:value="27837744" calcext:value-type="float">
            <text:p>27837744</text:p>
          </table:table-cell>
          <table:table-cell office:value-type="float" office:value="27256752" calcext:value-type="float">
            <text:p>27256752</text:p>
          </table:table-cell>
          <table:table-cell office:value-type="float" office:value="0" calcext:value-type="float">
            <text:p>0</text:p>
          </table:table-cell>
          <table:table-cell office:value-type="float" office:value="30106864" calcext:value-type="float">
            <text:p>30106864</text:p>
          </table:table-cell>
          <table:table-cell office:value-type="float" office:value="29830120" calcext:value-type="float">
            <text:p>29830120</text:p>
          </table:table-cell>
          <table:table-cell office:value-type="float" office:value="32306128" calcext:value-type="float">
            <text:p>32306128</text:p>
          </table:table-cell>
          <table:table-cell table:formula="of:=[.A499]+[.B499]+[.C499]+[.D499]+[.E499]+[.F499]+[.G499]" office:value-type="float" office:value="181665304" calcext:value-type="float">
            <text:p>181665304</text:p>
          </table:table-cell>
        </table:table-row>
        <table:table-row table:style-name="ro1">
          <table:table-cell office:value-type="float" office:value="34333440" calcext:value-type="float">
            <text:p>34333440</text:p>
          </table:table-cell>
          <table:table-cell office:value-type="float" office:value="27837744" calcext:value-type="float">
            <text:p>27837744</text:p>
          </table:table-cell>
          <table:table-cell office:value-type="float" office:value="27262528" calcext:value-type="float">
            <text:p>27262528</text:p>
          </table:table-cell>
          <table:table-cell office:value-type="float" office:value="0" calcext:value-type="float">
            <text:p>0</text:p>
          </table:table-cell>
          <table:table-cell office:value-type="float" office:value="30109032" calcext:value-type="float">
            <text:p>30109032</text:p>
          </table:table-cell>
          <table:table-cell office:value-type="float" office:value="29971808" calcext:value-type="float">
            <text:p>29971808</text:p>
          </table:table-cell>
          <table:table-cell office:value-type="float" office:value="32370888" calcext:value-type="float">
            <text:p>32370888</text:p>
          </table:table-cell>
          <table:table-cell table:formula="of:=[.A500]+[.B500]+[.C500]+[.D500]+[.E500]+[.F500]+[.G500]" office:value-type="float" office:value="181885440" calcext:value-type="float">
            <text:p>181885440</text:p>
          </table:table-cell>
        </table:table-row>
        <table:table-row table:style-name="ro1">
          <table:table-cell office:value-type="float" office:value="34334976" calcext:value-type="float">
            <text:p>34334976</text:p>
          </table:table-cell>
          <table:table-cell office:value-type="float" office:value="27837744" calcext:value-type="float">
            <text:p>27837744</text:p>
          </table:table-cell>
          <table:table-cell office:value-type="float" office:value="27262528" calcext:value-type="float">
            <text:p>27262528</text:p>
          </table:table-cell>
          <table:table-cell office:value-type="float" office:value="0" calcext:value-type="float">
            <text:p>0</text:p>
          </table:table-cell>
          <table:table-cell office:value-type="float" office:value="30163832" calcext:value-type="float">
            <text:p>30163832</text:p>
          </table:table-cell>
          <table:table-cell office:value-type="float" office:value="30170912" calcext:value-type="float">
            <text:p>30170912</text:p>
          </table:table-cell>
          <table:table-cell office:value-type="float" office:value="32371416" calcext:value-type="float">
            <text:p>32371416</text:p>
          </table:table-cell>
          <table:table-cell table:formula="of:=[.A501]+[.B501]+[.C501]+[.D501]+[.E501]+[.F501]+[.G501]" office:value-type="float" office:value="182141408" calcext:value-type="float">
            <text:p>182141408</text:p>
          </table:table-cell>
        </table:table-row>
        <table:table-row table:style-name="ro1">
          <table:table-cell office:value-type="float" office:value="34340432" calcext:value-type="float">
            <text:p>34340432</text:p>
          </table:table-cell>
          <table:table-cell office:value-type="float" office:value="27837744" calcext:value-type="float">
            <text:p>27837744</text:p>
          </table:table-cell>
          <table:table-cell office:value-type="float" office:value="27262528" calcext:value-type="float">
            <text:p>27262528</text:p>
          </table:table-cell>
          <table:table-cell office:value-type="float" office:value="0" calcext:value-type="float">
            <text:p>0</text:p>
          </table:table-cell>
          <table:table-cell office:value-type="float" office:value="30169768" calcext:value-type="float">
            <text:p>30169768</text:p>
          </table:table-cell>
          <table:table-cell office:value-type="float" office:value="30175880" calcext:value-type="float">
            <text:p>30175880</text:p>
          </table:table-cell>
          <table:table-cell office:value-type="float" office:value="32371944" calcext:value-type="float">
            <text:p>32371944</text:p>
          </table:table-cell>
          <table:table-cell table:formula="of:=[.A502]+[.B502]+[.C502]+[.D502]+[.E502]+[.F502]+[.G502]" office:value-type="float" office:value="182158296" calcext:value-type="float">
            <text:p>182158296</text:p>
          </table:table-cell>
        </table:table-row>
        <table:table-row table:style-name="ro1">
          <table:table-cell office:value-type="float" office:value="34341352" calcext:value-type="float">
            <text:p>34341352</text:p>
          </table:table-cell>
          <table:table-cell office:value-type="float" office:value="27837744" calcext:value-type="float">
            <text:p>27837744</text:p>
          </table:table-cell>
          <table:table-cell office:value-type="float" office:value="27262528" calcext:value-type="float">
            <text:p>27262528</text:p>
          </table:table-cell>
          <table:table-cell office:value-type="float" office:value="0" calcext:value-type="float">
            <text:p>0</text:p>
          </table:table-cell>
          <table:table-cell office:value-type="float" office:value="30173096" calcext:value-type="float">
            <text:p>30173096</text:p>
          </table:table-cell>
          <table:table-cell office:value-type="float" office:value="30181640" calcext:value-type="float">
            <text:p>30181640</text:p>
          </table:table-cell>
          <table:table-cell office:value-type="float" office:value="32485480" calcext:value-type="float">
            <text:p>32485480</text:p>
          </table:table-cell>
          <table:table-cell table:formula="of:=[.A503]+[.B503]+[.C503]+[.D503]+[.E503]+[.F503]+[.G503]" office:value-type="float" office:value="182281840" calcext:value-type="float">
            <text:p>182281840</text:p>
          </table:table-cell>
        </table:table-row>
        <table:table-row table:style-name="ro1">
          <table:table-cell office:value-type="float" office:value="34341648" calcext:value-type="float">
            <text:p>34341648</text:p>
          </table:table-cell>
          <table:table-cell office:value-type="float" office:value="27842088" calcext:value-type="float">
            <text:p>27842088</text:p>
          </table:table-cell>
          <table:table-cell office:value-type="float" office:value="27262528" calcext:value-type="float">
            <text:p>27262528</text:p>
          </table:table-cell>
          <table:table-cell office:value-type="float" office:value="0" calcext:value-type="float">
            <text:p>0</text:p>
          </table:table-cell>
          <table:table-cell office:value-type="float" office:value="30190048" calcext:value-type="float">
            <text:p>30190048</text:p>
          </table:table-cell>
          <table:table-cell office:value-type="float" office:value="30187808" calcext:value-type="float">
            <text:p>30187808</text:p>
          </table:table-cell>
          <table:table-cell office:value-type="float" office:value="32554704" calcext:value-type="float">
            <text:p>32554704</text:p>
          </table:table-cell>
          <table:table-cell table:formula="of:=[.A504]+[.B504]+[.C504]+[.D504]+[.E504]+[.F504]+[.G504]" office:value-type="float" office:value="182378824" calcext:value-type="float">
            <text:p>182378824</text:p>
          </table:table-cell>
        </table:table-row>
        <table:table-row table:style-name="ro1">
          <table:table-cell office:value-type="float" office:value="34398936" calcext:value-type="float">
            <text:p>34398936</text:p>
          </table:table-cell>
          <table:table-cell office:value-type="float" office:value="27859896" calcext:value-type="float">
            <text:p>27859896</text:p>
          </table:table-cell>
          <table:table-cell office:value-type="float" office:value="27321680" calcext:value-type="float">
            <text:p>27321680</text:p>
          </table:table-cell>
          <table:table-cell office:value-type="float" office:value="0" calcext:value-type="float">
            <text:p>0</text:p>
          </table:table-cell>
          <table:table-cell office:value-type="float" office:value="30193976" calcext:value-type="float">
            <text:p>30193976</text:p>
          </table:table-cell>
          <table:table-cell office:value-type="float" office:value="29280648" calcext:value-type="float">
            <text:p>29280648</text:p>
          </table:table-cell>
          <table:table-cell office:value-type="float" office:value="32556016" calcext:value-type="float">
            <text:p>32556016</text:p>
          </table:table-cell>
          <table:table-cell table:formula="of:=[.A505]+[.B505]+[.C505]+[.D505]+[.E505]+[.F505]+[.G505]" office:value-type="float" office:value="181611152" calcext:value-type="float">
            <text:p>181611152</text:p>
          </table:table-cell>
        </table:table-row>
        <table:table-row table:style-name="ro1">
          <table:table-cell office:value-type="float" office:value="34400488" calcext:value-type="float">
            <text:p>34400488</text:p>
          </table:table-cell>
          <table:table-cell office:value-type="float" office:value="27864288" calcext:value-type="float">
            <text:p>27864288</text:p>
          </table:table-cell>
          <table:table-cell office:value-type="float" office:value="27321680" calcext:value-type="float">
            <text:p>27321680</text:p>
          </table:table-cell>
          <table:table-cell office:value-type="float" office:value="0" calcext:value-type="float">
            <text:p>0</text:p>
          </table:table-cell>
          <table:table-cell office:value-type="float" office:value="30268688" calcext:value-type="float">
            <text:p>30268688</text:p>
          </table:table-cell>
          <table:table-cell office:value-type="float" office:value="29286848" calcext:value-type="float">
            <text:p>29286848</text:p>
          </table:table-cell>
          <table:table-cell office:value-type="float" office:value="32560640" calcext:value-type="float">
            <text:p>32560640</text:p>
          </table:table-cell>
          <table:table-cell table:formula="of:=[.A506]+[.B506]+[.C506]+[.D506]+[.E506]+[.F506]+[.G506]" office:value-type="float" office:value="181702632" calcext:value-type="float">
            <text:p>181702632</text:p>
          </table:table-cell>
        </table:table-row>
        <table:table-row table:style-name="ro1">
          <table:table-cell office:value-type="float" office:value="34408944" calcext:value-type="float">
            <text:p>34408944</text:p>
          </table:table-cell>
          <table:table-cell office:value-type="float" office:value="27864288" calcext:value-type="float">
            <text:p>27864288</text:p>
          </table:table-cell>
          <table:table-cell office:value-type="float" office:value="27327456" calcext:value-type="float">
            <text:p>27327456</text:p>
          </table:table-cell>
          <table:table-cell office:value-type="float" office:value="0" calcext:value-type="float">
            <text:p>0</text:p>
          </table:table-cell>
          <table:table-cell office:value-type="float" office:value="30271192" calcext:value-type="float">
            <text:p>30271192</text:p>
          </table:table-cell>
          <table:table-cell office:value-type="float" office:value="29287440" calcext:value-type="float">
            <text:p>29287440</text:p>
          </table:table-cell>
          <table:table-cell office:value-type="float" office:value="32561168" calcext:value-type="float">
            <text:p>32561168</text:p>
          </table:table-cell>
          <table:table-cell table:formula="of:=[.A507]+[.B507]+[.C507]+[.D507]+[.E507]+[.F507]+[.G507]" office:value-type="float" office:value="181720488" calcext:value-type="float">
            <text:p>181720488</text:p>
          </table:table-cell>
        </table:table-row>
        <table:table-row table:style-name="ro1">
          <table:table-cell office:value-type="float" office:value="34409864" calcext:value-type="float">
            <text:p>34409864</text:p>
          </table:table-cell>
          <table:table-cell office:value-type="float" office:value="27868632" calcext:value-type="float">
            <text:p>27868632</text:p>
          </table:table-cell>
          <table:table-cell office:value-type="float" office:value="27327456" calcext:value-type="float">
            <text:p>27327456</text:p>
          </table:table-cell>
          <table:table-cell office:value-type="float" office:value="0" calcext:value-type="float">
            <text:p>0</text:p>
          </table:table-cell>
          <table:table-cell office:value-type="float" office:value="30285008" calcext:value-type="float">
            <text:p>30285008</text:p>
          </table:table-cell>
          <table:table-cell office:value-type="float" office:value="29288032" calcext:value-type="float">
            <text:p>29288032</text:p>
          </table:table-cell>
          <table:table-cell office:value-type="float" office:value="32561696" calcext:value-type="float">
            <text:p>32561696</text:p>
          </table:table-cell>
          <table:table-cell table:formula="of:=[.A508]+[.B508]+[.C508]+[.D508]+[.E508]+[.F508]+[.G508]" office:value-type="float" office:value="181740688" calcext:value-type="float">
            <text:p>181740688</text:p>
          </table:table-cell>
        </table:table-row>
        <table:table-row table:style-name="ro1">
          <table:table-cell office:value-type="float" office:value="34414584" calcext:value-type="float">
            <text:p>34414584</text:p>
          </table:table-cell>
          <table:table-cell office:value-type="float" office:value="27868632" calcext:value-type="float">
            <text:p>27868632</text:p>
          </table:table-cell>
          <table:table-cell office:value-type="float" office:value="27327456" calcext:value-type="float">
            <text:p>27327456</text:p>
          </table:table-cell>
          <table:table-cell office:value-type="float" office:value="0" calcext:value-type="float">
            <text:p>0</text:p>
          </table:table-cell>
          <table:table-cell office:value-type="float" office:value="30288408" calcext:value-type="float">
            <text:p>30288408</text:p>
          </table:table-cell>
          <table:table-cell office:value-type="float" office:value="29293048" calcext:value-type="float">
            <text:p>29293048</text:p>
          </table:table-cell>
          <table:table-cell office:value-type="float" office:value="32626696" calcext:value-type="float">
            <text:p>32626696</text:p>
          </table:table-cell>
          <table:table-cell table:formula="of:=[.A509]+[.B509]+[.C509]+[.D509]+[.E509]+[.F509]+[.G509]" office:value-type="float" office:value="181818824" calcext:value-type="float">
            <text:p>181818824</text:p>
          </table:table-cell>
        </table:table-row>
        <table:table-row table:style-name="ro1">
          <table:table-cell office:value-type="float" office:value="34416000" calcext:value-type="float">
            <text:p>34416000</text:p>
          </table:table-cell>
          <table:table-cell office:value-type="float" office:value="27868632" calcext:value-type="float">
            <text:p>27868632</text:p>
          </table:table-cell>
          <table:table-cell office:value-type="float" office:value="27333232" calcext:value-type="float">
            <text:p>27333232</text:p>
          </table:table-cell>
          <table:table-cell office:value-type="float" office:value="0" calcext:value-type="float">
            <text:p>0</text:p>
          </table:table-cell>
          <table:table-cell office:value-type="float" office:value="30353728" calcext:value-type="float">
            <text:p>30353728</text:p>
          </table:table-cell>
          <table:table-cell office:value-type="float" office:value="29340176" calcext:value-type="float">
            <text:p>29340176</text:p>
          </table:table-cell>
          <table:table-cell office:value-type="float" office:value="32628008" calcext:value-type="float">
            <text:p>32628008</text:p>
          </table:table-cell>
          <table:table-cell table:formula="of:=[.A510]+[.B510]+[.C510]+[.D510]+[.E510]+[.F510]+[.G510]" office:value-type="float" office:value="181939776" calcext:value-type="float">
            <text:p>181939776</text:p>
          </table:table-cell>
        </table:table-row>
        <table:table-row table:style-name="ro1">
          <table:table-cell office:value-type="float" office:value="34416800" calcext:value-type="float">
            <text:p>34416800</text:p>
          </table:table-cell>
          <table:table-cell office:value-type="float" office:value="27872976" calcext:value-type="float">
            <text:p>27872976</text:p>
          </table:table-cell>
          <table:table-cell office:value-type="float" office:value="27333232" calcext:value-type="float">
            <text:p>27333232</text:p>
          </table:table-cell>
          <table:table-cell office:value-type="float" office:value="0" calcext:value-type="float">
            <text:p>0</text:p>
          </table:table-cell>
          <table:table-cell office:value-type="float" office:value="30367888" calcext:value-type="float">
            <text:p>30367888</text:p>
          </table:table-cell>
          <table:table-cell office:value-type="float" office:value="29583336" calcext:value-type="float">
            <text:p>29583336</text:p>
          </table:table-cell>
          <table:table-cell office:value-type="float" office:value="33054688" calcext:value-type="float">
            <text:p>33054688</text:p>
          </table:table-cell>
          <table:table-cell table:formula="of:=[.A511]+[.B511]+[.C511]+[.D511]+[.E511]+[.F511]+[.G511]" office:value-type="float" office:value="182628920" calcext:value-type="float">
            <text:p>182628920</text:p>
          </table:table-cell>
        </table:table-row>
        <table:table-row table:style-name="ro1">
          <table:table-cell office:value-type="float" office:value="34423696" calcext:value-type="float">
            <text:p>34423696</text:p>
          </table:table-cell>
          <table:table-cell office:value-type="float" office:value="27872976" calcext:value-type="float">
            <text:p>27872976</text:p>
          </table:table-cell>
          <table:table-cell office:value-type="float" office:value="27339008" calcext:value-type="float">
            <text:p>27339008</text:p>
          </table:table-cell>
          <table:table-cell office:value-type="float" office:value="0" calcext:value-type="float">
            <text:p>0</text:p>
          </table:table-cell>
          <table:table-cell office:value-type="float" office:value="30369488" calcext:value-type="float">
            <text:p>30369488</text:p>
          </table:table-cell>
          <table:table-cell office:value-type="float" office:value="29588256" calcext:value-type="float">
            <text:p>29588256</text:p>
          </table:table-cell>
          <table:table-cell office:value-type="float" office:value="33174024" calcext:value-type="float">
            <text:p>33174024</text:p>
          </table:table-cell>
          <table:table-cell table:formula="of:=[.A512]+[.B512]+[.C512]+[.D512]+[.E512]+[.F512]+[.G512]" office:value-type="float" office:value="182767448" calcext:value-type="float">
            <text:p>182767448</text:p>
          </table:table-cell>
        </table:table-row>
        <table:table-row table:style-name="ro1">
          <table:table-cell office:value-type="float" office:value="34424616" calcext:value-type="float">
            <text:p>34424616</text:p>
          </table:table-cell>
          <table:table-cell office:value-type="float" office:value="27877320" calcext:value-type="float">
            <text:p>27877320</text:p>
          </table:table-cell>
          <table:table-cell office:value-type="float" office:value="27339008" calcext:value-type="float">
            <text:p>27339008</text:p>
          </table:table-cell>
          <table:table-cell office:value-type="float" office:value="0" calcext:value-type="float">
            <text:p>0</text:p>
          </table:table-cell>
          <table:table-cell office:value-type="float" office:value="30371992" calcext:value-type="float">
            <text:p>30371992</text:p>
          </table:table-cell>
          <table:table-cell office:value-type="float" office:value="29594664" calcext:value-type="float">
            <text:p>29594664</text:p>
          </table:table-cell>
          <table:table-cell office:value-type="float" office:value="33183928" calcext:value-type="float">
            <text:p>33183928</text:p>
          </table:table-cell>
          <table:table-cell table:formula="of:=[.A513]+[.B513]+[.C513]+[.D513]+[.E513]+[.F513]+[.G513]" office:value-type="float" office:value="182791528" calcext:value-type="float">
            <text:p>182791528</text:p>
          </table:table-cell>
        </table:table-row>
        <table:table-row table:style-name="ro1">
          <table:table-cell office:value-type="float" office:value="34425176" calcext:value-type="float">
            <text:p>34425176</text:p>
          </table:table-cell>
          <table:table-cell office:value-type="float" office:value="27973968" calcext:value-type="float">
            <text:p>27973968</text:p>
          </table:table-cell>
          <table:table-cell office:value-type="float" office:value="27391272" calcext:value-type="float">
            <text:p>27391272</text:p>
          </table:table-cell>
          <table:table-cell office:value-type="float" office:value="0" calcext:value-type="float">
            <text:p>0</text:p>
          </table:table-cell>
          <table:table-cell office:value-type="float" office:value="30375248" calcext:value-type="float">
            <text:p>30375248</text:p>
          </table:table-cell>
          <table:table-cell office:value-type="float" office:value="29596040" calcext:value-type="float">
            <text:p>29596040</text:p>
          </table:table-cell>
          <table:table-cell office:value-type="float" office:value="33382192" calcext:value-type="float">
            <text:p>33382192</text:p>
          </table:table-cell>
          <table:table-cell table:formula="of:=[.A514]+[.B514]+[.C514]+[.D514]+[.E514]+[.F514]+[.G514]" office:value-type="float" office:value="183143896" calcext:value-type="float">
            <text:p>183143896</text:p>
          </table:table-cell>
        </table:table-row>
        <table:table-row table:style-name="ro1">
          <table:table-cell office:value-type="float" office:value="34426712" calcext:value-type="float">
            <text:p>34426712</text:p>
          </table:table-cell>
          <table:table-cell office:value-type="float" office:value="28024624" calcext:value-type="float">
            <text:p>28024624</text:p>
          </table:table-cell>
          <table:table-cell office:value-type="float" office:value="27391272" calcext:value-type="float">
            <text:p>27391272</text:p>
          </table:table-cell>
          <table:table-cell office:value-type="float" office:value="0" calcext:value-type="float">
            <text:p>0</text:p>
          </table:table-cell>
          <table:table-cell office:value-type="float" office:value="30444056" calcext:value-type="float">
            <text:p>30444056</text:p>
          </table:table-cell>
          <table:table-cell office:value-type="float" office:value="29278704" calcext:value-type="float">
            <text:p>29278704</text:p>
          </table:table-cell>
          <table:table-cell office:value-type="float" office:value="33570816" calcext:value-type="float">
            <text:p>33570816</text:p>
          </table:table-cell>
          <table:table-cell table:formula="of:=[.A515]+[.B515]+[.C515]+[.D515]+[.E515]+[.F515]+[.G515]" office:value-type="float" office:value="183136184" calcext:value-type="float">
            <text:p>183136184</text:p>
          </table:table-cell>
        </table:table-row>
        <table:table-row table:style-name="ro1">
          <table:table-cell office:value-type="float" office:value="34488176" calcext:value-type="float">
            <text:p>34488176</text:p>
          </table:table-cell>
          <table:table-cell office:value-type="float" office:value="28026000" calcext:value-type="float">
            <text:p>28026000</text:p>
          </table:table-cell>
          <table:table-cell office:value-type="float" office:value="27391272" calcext:value-type="float">
            <text:p>27391272</text:p>
          </table:table-cell>
          <table:table-cell office:value-type="float" office:value="0" calcext:value-type="float">
            <text:p>0</text:p>
          </table:table-cell>
          <table:table-cell office:value-type="float" office:value="31033392" calcext:value-type="float">
            <text:p>31033392</text:p>
          </table:table-cell>
          <table:table-cell office:value-type="float" office:value="27870576" calcext:value-type="float">
            <text:p>27870576</text:p>
          </table:table-cell>
          <table:table-cell office:value-type="float" office:value="33588968" calcext:value-type="float">
            <text:p>33588968</text:p>
          </table:table-cell>
          <table:table-cell table:formula="of:=[.A516]+[.B516]+[.C516]+[.D516]+[.E516]+[.F516]+[.G516]" office:value-type="float" office:value="182398384" calcext:value-type="float">
            <text:p>182398384</text:p>
          </table:table-cell>
        </table:table-row>
        <table:table-row table:style-name="ro1">
          <table:table-cell office:value-type="float" office:value="34488360" calcext:value-type="float">
            <text:p>34488360</text:p>
          </table:table-cell>
          <table:table-cell office:value-type="float" office:value="28026592" calcext:value-type="float">
            <text:p>28026592</text:p>
          </table:table-cell>
          <table:table-cell office:value-type="float" office:value="27397312" calcext:value-type="float">
            <text:p>27397312</text:p>
          </table:table-cell>
          <table:table-cell office:value-type="float" office:value="0" calcext:value-type="float">
            <text:p>0</text:p>
          </table:table-cell>
          <table:table-cell office:value-type="float" office:value="29851312" calcext:value-type="float">
            <text:p>29851312</text:p>
          </table:table-cell>
          <table:table-cell office:value-type="float" office:value="28495648" calcext:value-type="float">
            <text:p>28495648</text:p>
          </table:table-cell>
          <table:table-cell office:value-type="float" office:value="29241472" calcext:value-type="float">
            <text:p>29241472</text:p>
          </table:table-cell>
          <table:table-cell table:formula="of:=[.A517]+[.B517]+[.C517]+[.D517]+[.E517]+[.F517]+[.G517]" office:value-type="float" office:value="177500696" calcext:value-type="float">
            <text:p>177500696</text:p>
          </table:table-cell>
        </table:table-row>
        <table:table-row table:style-name="ro1">
          <table:table-cell office:value-type="float" office:value="34489296" calcext:value-type="float">
            <text:p>34489296</text:p>
          </table:table-cell>
          <table:table-cell office:value-type="float" office:value="28031792" calcext:value-type="float">
            <text:p>28031792</text:p>
          </table:table-cell>
          <table:table-cell office:value-type="float" office:value="27397312" calcext:value-type="float">
            <text:p>27397312</text:p>
          </table:table-cell>
          <table:table-cell office:value-type="float" office:value="0" calcext:value-type="float">
            <text:p>0</text:p>
          </table:table-cell>
          <table:table-cell office:value-type="float" office:value="30612200" calcext:value-type="float">
            <text:p>30612200</text:p>
          </table:table-cell>
          <table:table-cell office:value-type="float" office:value="28497056" calcext:value-type="float">
            <text:p>28497056</text:p>
          </table:table-cell>
          <table:table-cell office:value-type="float" office:value="29253744" calcext:value-type="float">
            <text:p>29253744</text:p>
          </table:table-cell>
          <table:table-cell table:formula="of:=[.A518]+[.B518]+[.C518]+[.D518]+[.E518]+[.F518]+[.G518]" office:value-type="float" office:value="178281400" calcext:value-type="float">
            <text:p>178281400</text:p>
          </table:table-cell>
        </table:table-row>
        <table:table-row table:style-name="ro1">
          <table:table-cell office:value-type="float" office:value="34505728" calcext:value-type="float">
            <text:p>34505728</text:p>
          </table:table-cell>
          <table:table-cell office:value-type="float" office:value="28032384" calcext:value-type="float">
            <text:p>28032384</text:p>
          </table:table-cell>
          <table:table-cell office:value-type="float" office:value="27403088" calcext:value-type="float">
            <text:p>27403088</text:p>
          </table:table-cell>
          <table:table-cell office:value-type="float" office:value="0" calcext:value-type="float">
            <text:p>0</text:p>
          </table:table-cell>
          <table:table-cell office:value-type="float" office:value="30932752" calcext:value-type="float">
            <text:p>30932752</text:p>
          </table:table-cell>
          <table:table-cell office:value-type="float" office:value="28944216" calcext:value-type="float">
            <text:p>28944216</text:p>
          </table:table-cell>
          <table:table-cell office:value-type="float" office:value="30195928" calcext:value-type="float">
            <text:p>30195928</text:p>
          </table:table-cell>
          <table:table-cell table:formula="of:=[.A519]+[.B519]+[.C519]+[.D519]+[.E519]+[.F519]+[.G519]" office:value-type="float" office:value="180014096" calcext:value-type="float">
            <text:p>180014096</text:p>
          </table:table-cell>
        </table:table-row>
        <table:table-row table:style-name="ro1">
          <table:table-cell office:value-type="float" office:value="34507264" calcext:value-type="float">
            <text:p>34507264</text:p>
          </table:table-cell>
          <table:table-cell office:value-type="float" office:value="28088016" calcext:value-type="float">
            <text:p>28088016</text:p>
          </table:table-cell>
          <table:table-cell office:value-type="float" office:value="27403088" calcext:value-type="float">
            <text:p>27403088</text:p>
          </table:table-cell>
          <table:table-cell office:value-type="float" office:value="0" calcext:value-type="float">
            <text:p>0</text:p>
          </table:table-cell>
          <table:table-cell office:value-type="float" office:value="30936952" calcext:value-type="float">
            <text:p>30936952</text:p>
          </table:table-cell>
          <table:table-cell office:value-type="float" office:value="29001600" calcext:value-type="float">
            <text:p>29001600</text:p>
          </table:table-cell>
          <table:table-cell office:value-type="float" office:value="30196192" calcext:value-type="float">
            <text:p>30196192</text:p>
          </table:table-cell>
          <table:table-cell table:formula="of:=[.A520]+[.B520]+[.C520]+[.D520]+[.E520]+[.F520]+[.G520]" office:value-type="float" office:value="180133112" calcext:value-type="float">
            <text:p>180133112</text:p>
          </table:table-cell>
        </table:table-row>
        <table:table-row table:style-name="ro1">
          <table:table-cell office:value-type="float" office:value="34512344" calcext:value-type="float">
            <text:p>34512344</text:p>
          </table:table-cell>
          <table:table-cell office:value-type="float" office:value="28099248" calcext:value-type="float">
            <text:p>28099248</text:p>
          </table:table-cell>
          <table:table-cell office:value-type="float" office:value="27403088" calcext:value-type="float">
            <text:p>27403088</text:p>
          </table:table-cell>
          <table:table-cell office:value-type="float" office:value="0" calcext:value-type="float">
            <text:p>0</text:p>
          </table:table-cell>
          <table:table-cell office:value-type="float" office:value="31004784" calcext:value-type="float">
            <text:p>31004784</text:p>
          </table:table-cell>
          <table:table-cell office:value-type="float" office:value="29002224" calcext:value-type="float">
            <text:p>29002224</text:p>
          </table:table-cell>
          <table:table-cell office:value-type="float" office:value="30196720" calcext:value-type="float">
            <text:p>30196720</text:p>
          </table:table-cell>
          <table:table-cell table:formula="of:=[.A521]+[.B521]+[.C521]+[.D521]+[.E521]+[.F521]+[.G521]" office:value-type="float" office:value="180218408" calcext:value-type="float">
            <text:p>180218408</text:p>
          </table:table-cell>
        </table:table-row>
        <table:table-row table:style-name="ro1">
          <table:table-cell office:value-type="float" office:value="34513280" calcext:value-type="float">
            <text:p>34513280</text:p>
          </table:table-cell>
          <table:table-cell office:value-type="float" office:value="28099840" calcext:value-type="float">
            <text:p>28099840</text:p>
          </table:table-cell>
          <table:table-cell office:value-type="float" office:value="27403088" calcext:value-type="float">
            <text:p>27403088</text:p>
          </table:table-cell>
          <table:table-cell office:value-type="float" office:value="0" calcext:value-type="float">
            <text:p>0</text:p>
          </table:table-cell>
          <table:table-cell office:value-type="float" office:value="31280168" calcext:value-type="float">
            <text:p>31280168</text:p>
          </table:table-cell>
          <table:table-cell office:value-type="float" office:value="26813968" calcext:value-type="float">
            <text:p>26813968</text:p>
          </table:table-cell>
          <table:table-cell office:value-type="float" office:value="30330424" calcext:value-type="float">
            <text:p>30330424</text:p>
          </table:table-cell>
          <table:table-cell table:formula="of:=[.A522]+[.B522]+[.C522]+[.D522]+[.E522]+[.F522]+[.G522]" office:value-type="float" office:value="178440768" calcext:value-type="float">
            <text:p>178440768</text:p>
          </table:table-cell>
        </table:table-row>
        <table:table-row table:style-name="ro1">
          <table:table-cell office:value-type="float" office:value="34513464" calcext:value-type="float">
            <text:p>34513464</text:p>
          </table:table-cell>
          <table:table-cell office:value-type="float" office:value="28104776" calcext:value-type="float">
            <text:p>28104776</text:p>
          </table:table-cell>
          <table:table-cell office:value-type="float" office:value="27403088" calcext:value-type="float">
            <text:p>27403088</text:p>
          </table:table-cell>
          <table:table-cell office:value-type="float" office:value="0" calcext:value-type="float">
            <text:p>0</text:p>
          </table:table-cell>
          <table:table-cell office:value-type="float" office:value="31454016" calcext:value-type="float">
            <text:p>31454016</text:p>
          </table:table-cell>
          <table:table-cell office:value-type="float" office:value="26956608" calcext:value-type="float">
            <text:p>26956608</text:p>
          </table:table-cell>
          <table:table-cell office:value-type="float" office:value="30335392" calcext:value-type="float">
            <text:p>30335392</text:p>
          </table:table-cell>
          <table:table-cell table:formula="of:=[.A523]+[.B523]+[.C523]+[.D523]+[.E523]+[.F523]+[.G523]" office:value-type="float" office:value="178767344" calcext:value-type="float">
            <text:p>178767344</text:p>
          </table:table-cell>
        </table:table-row>
        <table:table-row table:style-name="ro1">
          <table:table-cell office:value-type="float" office:value="34514008" calcext:value-type="float">
            <text:p>34514008</text:p>
          </table:table-cell>
          <table:table-cell office:value-type="float" office:value="28109968" calcext:value-type="float">
            <text:p>28109968</text:p>
          </table:table-cell>
          <table:table-cell office:value-type="float" office:value="27462704" calcext:value-type="float">
            <text:p>27462704</text:p>
          </table:table-cell>
          <table:table-cell office:value-type="float" office:value="0" calcext:value-type="float">
            <text:p>0</text:p>
          </table:table-cell>
          <table:table-cell office:value-type="float" office:value="31457256" calcext:value-type="float">
            <text:p>31457256</text:p>
          </table:table-cell>
          <table:table-cell office:value-type="float" office:value="26956608" calcext:value-type="float">
            <text:p>26956608</text:p>
          </table:table-cell>
          <table:table-cell office:value-type="float" office:value="30418504" calcext:value-type="float">
            <text:p>30418504</text:p>
          </table:table-cell>
          <table:table-cell table:formula="of:=[.A524]+[.B524]+[.C524]+[.D524]+[.E524]+[.F524]+[.G524]" office:value-type="float" office:value="178919048" calcext:value-type="float">
            <text:p>178919048</text:p>
          </table:table-cell>
        </table:table-row>
        <table:table-row table:style-name="ro1">
          <table:table-cell office:value-type="float" office:value="34515544" calcext:value-type="float">
            <text:p>34515544</text:p>
          </table:table-cell>
          <table:table-cell office:value-type="float" office:value="28162728" calcext:value-type="float">
            <text:p>28162728</text:p>
          </table:table-cell>
          <table:table-cell office:value-type="float" office:value="27462704" calcext:value-type="float">
            <text:p>27462704</text:p>
          </table:table-cell>
          <table:table-cell office:value-type="float" office:value="0" calcext:value-type="float">
            <text:p>0</text:p>
          </table:table-cell>
          <table:table-cell office:value-type="float" office:value="31523392" calcext:value-type="float">
            <text:p>31523392</text:p>
          </table:table-cell>
          <table:table-cell office:value-type="float" office:value="26962776" calcext:value-type="float">
            <text:p>26962776</text:p>
          </table:table-cell>
          <table:table-cell office:value-type="float" office:value="30419816" calcext:value-type="float">
            <text:p>30419816</text:p>
          </table:table-cell>
          <table:table-cell table:formula="of:=[.A525]+[.B525]+[.C525]+[.D525]+[.E525]+[.F525]+[.G525]" office:value-type="float" office:value="179046960" calcext:value-type="float">
            <text:p>179046960</text:p>
          </table:table-cell>
        </table:table-row>
        <table:table-row table:style-name="ro1">
          <table:table-cell office:value-type="float" office:value="34520400" calcext:value-type="float">
            <text:p>34520400</text:p>
          </table:table-cell>
          <table:table-cell office:value-type="float" office:value="28164104" calcext:value-type="float">
            <text:p>28164104</text:p>
          </table:table-cell>
          <table:table-cell office:value-type="float" office:value="27468480" calcext:value-type="float">
            <text:p>27468480</text:p>
          </table:table-cell>
          <table:table-cell office:value-type="float" office:value="0" calcext:value-type="float">
            <text:p>0</text:p>
          </table:table-cell>
          <table:table-cell office:value-type="float" office:value="31526632" calcext:value-type="float">
            <text:p>31526632</text:p>
          </table:table-cell>
          <table:table-cell office:value-type="float" office:value="26962776" calcext:value-type="float">
            <text:p>26962776</text:p>
          </table:table-cell>
          <table:table-cell office:value-type="float" office:value="30420608" calcext:value-type="float">
            <text:p>30420608</text:p>
          </table:table-cell>
          <table:table-cell table:formula="of:=[.A526]+[.B526]+[.C526]+[.D526]+[.E526]+[.F526]+[.G526]" office:value-type="float" office:value="179063000" calcext:value-type="float">
            <text:p>179063000</text:p>
          </table:table-cell>
        </table:table-row>
        <table:table-row table:style-name="ro1">
          <table:table-cell office:value-type="float" office:value="34521728" calcext:value-type="float">
            <text:p>34521728</text:p>
          </table:table-cell>
          <table:table-cell office:value-type="float" office:value="28169336" calcext:value-type="float">
            <text:p>28169336</text:p>
          </table:table-cell>
          <table:table-cell office:value-type="float" office:value="27468480" calcext:value-type="float">
            <text:p>27468480</text:p>
          </table:table-cell>
          <table:table-cell office:value-type="float" office:value="0" calcext:value-type="float">
            <text:p>0</text:p>
          </table:table-cell>
          <table:table-cell office:value-type="float" office:value="31647400" calcext:value-type="float">
            <text:p>31647400</text:p>
          </table:table-cell>
          <table:table-cell office:value-type="float" office:value="27223744" calcext:value-type="float">
            <text:p>27223744</text:p>
          </table:table-cell>
          <table:table-cell office:value-type="float" office:value="30425312" calcext:value-type="float">
            <text:p>30425312</text:p>
          </table:table-cell>
          <table:table-cell table:formula="of:=[.A527]+[.B527]+[.C527]+[.D527]+[.E527]+[.F527]+[.G527]" office:value-type="float" office:value="179456000" calcext:value-type="float">
            <text:p>179456000</text:p>
          </table:table-cell>
        </table:table-row>
        <table:table-row table:style-name="ro1">
          <table:table-cell office:value-type="float" office:value="34672712" calcext:value-type="float">
            <text:p>34672712</text:p>
          </table:table-cell>
          <table:table-cell office:value-type="float" office:value="28169928" calcext:value-type="float">
            <text:p>28169928</text:p>
          </table:table-cell>
          <table:table-cell office:value-type="float" office:value="27474256" calcext:value-type="float">
            <text:p>27474256</text:p>
          </table:table-cell>
          <table:table-cell office:value-type="float" office:value="0" calcext:value-type="float">
            <text:p>0</text:p>
          </table:table-cell>
          <table:table-cell office:value-type="float" office:value="31651376" calcext:value-type="float">
            <text:p>31651376</text:p>
          </table:table-cell>
          <table:table-cell office:value-type="float" office:value="26023760" calcext:value-type="float">
            <text:p>26023760</text:p>
          </table:table-cell>
          <table:table-cell office:value-type="float" office:value="30425840" calcext:value-type="float">
            <text:p>30425840</text:p>
          </table:table-cell>
          <table:table-cell table:formula="of:=[.A528]+[.B528]+[.C528]+[.D528]+[.E528]+[.F528]+[.G528]" office:value-type="float" office:value="178417872" calcext:value-type="float">
            <text:p>178417872</text:p>
          </table:table-cell>
        </table:table-row>
        <table:table-row table:style-name="ro1">
          <table:table-cell office:value-type="float" office:value="34674248" calcext:value-type="float">
            <text:p>34674248</text:p>
          </table:table-cell>
          <table:table-cell office:value-type="float" office:value="28170520" calcext:value-type="float">
            <text:p>28170520</text:p>
          </table:table-cell>
          <table:table-cell office:value-type="float" office:value="27474256" calcext:value-type="float">
            <text:p>27474256</text:p>
          </table:table-cell>
          <table:table-cell office:value-type="float" office:value="0" calcext:value-type="float">
            <text:p>0</text:p>
          </table:table-cell>
          <table:table-cell office:value-type="float" office:value="31665400" calcext:value-type="float">
            <text:p>31665400</text:p>
          </table:table-cell>
          <table:table-cell office:value-type="float" office:value="26031384" calcext:value-type="float">
            <text:p>26031384</text:p>
          </table:table-cell>
          <table:table-cell office:value-type="float" office:value="30511176" calcext:value-type="float">
            <text:p>30511176</text:p>
          </table:table-cell>
          <table:table-cell table:formula="of:=[.A529]+[.B529]+[.C529]+[.D529]+[.E529]+[.F529]+[.G529]" office:value-type="float" office:value="178526984" calcext:value-type="float">
            <text:p>178526984</text:p>
          </table:table-cell>
        </table:table-row>
        <table:table-row table:style-name="ro1">
          <table:table-cell office:value-type="float" office:value="34674584" calcext:value-type="float">
            <text:p>34674584</text:p>
          </table:table-cell>
          <table:table-cell office:value-type="float" office:value="28233368" calcext:value-type="float">
            <text:p>28233368</text:p>
          </table:table-cell>
          <table:table-cell office:value-type="float" office:value="27474256" calcext:value-type="float">
            <text:p>27474256</text:p>
          </table:table-cell>
          <table:table-cell office:value-type="float" office:value="0" calcext:value-type="float">
            <text:p>0</text:p>
          </table:table-cell>
          <table:table-cell office:value-type="float" office:value="31737520" calcext:value-type="float">
            <text:p>31737520</text:p>
          </table:table-cell>
          <table:table-cell office:value-type="float" office:value="26031384" calcext:value-type="float">
            <text:p>26031384</text:p>
          </table:table-cell>
          <table:table-cell office:value-type="float" office:value="30515880" calcext:value-type="float">
            <text:p>30515880</text:p>
          </table:table-cell>
          <table:table-cell table:formula="of:=[.A530]+[.B530]+[.C530]+[.D530]+[.E530]+[.F530]+[.G530]" office:value-type="float" office:value="178666992" calcext:value-type="float">
            <text:p>178666992</text:p>
          </table:table-cell>
        </table:table-row>
        <table:table-row table:style-name="ro1">
          <table:table-cell office:value-type="float" office:value="34759424" calcext:value-type="float">
            <text:p>34759424</text:p>
          </table:table-cell>
          <table:table-cell office:value-type="float" office:value="28233960" calcext:value-type="float">
            <text:p>28233960</text:p>
          </table:table-cell>
          <table:table-cell office:value-type="float" office:value="27480032" calcext:value-type="float">
            <text:p>27480032</text:p>
          </table:table-cell>
          <table:table-cell office:value-type="float" office:value="0" calcext:value-type="float">
            <text:p>0</text:p>
          </table:table-cell>
          <table:table-cell office:value-type="float" office:value="31740856" calcext:value-type="float">
            <text:p>31740856</text:p>
          </table:table-cell>
          <table:table-cell office:value-type="float" office:value="26031384" calcext:value-type="float">
            <text:p>26031384</text:p>
          </table:table-cell>
          <table:table-cell office:value-type="float" office:value="30521400" calcext:value-type="float">
            <text:p>30521400</text:p>
          </table:table-cell>
          <table:table-cell table:formula="of:=[.A531]+[.B531]+[.C531]+[.D531]+[.E531]+[.F531]+[.G531]" office:value-type="float" office:value="178767056" calcext:value-type="float">
            <text:p>178767056</text:p>
          </table:table-cell>
        </table:table-row>
        <table:table-row table:style-name="ro1">
          <table:table-cell office:value-type="float" office:value="34761656" calcext:value-type="float">
            <text:p>34761656</text:p>
          </table:table-cell>
          <table:table-cell office:value-type="float" office:value="28239728" calcext:value-type="float">
            <text:p>28239728</text:p>
          </table:table-cell>
          <table:table-cell office:value-type="float" office:value="27480032" calcext:value-type="float">
            <text:p>27480032</text:p>
          </table:table-cell>
          <table:table-cell office:value-type="float" office:value="0" calcext:value-type="float">
            <text:p>0</text:p>
          </table:table-cell>
          <table:table-cell office:value-type="float" office:value="31754944" calcext:value-type="float">
            <text:p>31754944</text:p>
          </table:table-cell>
          <table:table-cell office:value-type="float" office:value="26036168" calcext:value-type="float">
            <text:p>26036168</text:p>
          </table:table-cell>
          <table:table-cell office:value-type="float" office:value="30526632" calcext:value-type="float">
            <text:p>30526632</text:p>
          </table:table-cell>
          <table:table-cell table:formula="of:=[.A532]+[.B532]+[.C532]+[.D532]+[.E532]+[.F532]+[.G532]" office:value-type="float" office:value="178799160" calcext:value-type="float">
            <text:p>178799160</text:p>
          </table:table-cell>
        </table:table-row>
        <table:table-row table:style-name="ro1">
          <table:table-cell office:value-type="float" office:value="34767264" calcext:value-type="float">
            <text:p>34767264</text:p>
          </table:table-cell>
          <table:table-cell office:value-type="float" office:value="27360576" calcext:value-type="float">
            <text:p>27360576</text:p>
          </table:table-cell>
          <table:table-cell office:value-type="float" office:value="27495768" calcext:value-type="float">
            <text:p>27495768</text:p>
          </table:table-cell>
          <table:table-cell office:value-type="float" office:value="0" calcext:value-type="float">
            <text:p>0</text:p>
          </table:table-cell>
          <table:table-cell office:value-type="float" office:value="31758864" calcext:value-type="float">
            <text:p>31758864</text:p>
          </table:table-cell>
          <table:table-cell office:value-type="float" office:value="26036168" calcext:value-type="float">
            <text:p>26036168</text:p>
          </table:table-cell>
          <table:table-cell office:value-type="float" office:value="30527640" calcext:value-type="float">
            <text:p>30527640</text:p>
          </table:table-cell>
          <table:table-cell table:formula="of:=[.A533]+[.B533]+[.C533]+[.D533]+[.E533]+[.F533]+[.G533]" office:value-type="float" office:value="177946280" calcext:value-type="float">
            <text:p>177946280</text:p>
          </table:table-cell>
        </table:table-row>
        <table:table-row table:style-name="ro1">
          <table:table-cell office:value-type="float" office:value="34769664" calcext:value-type="float">
            <text:p>34769664</text:p>
          </table:table-cell>
          <table:table-cell office:value-type="float" office:value="27365848" calcext:value-type="float">
            <text:p>27365848</text:p>
          </table:table-cell>
          <table:table-cell office:value-type="float" office:value="27495768" calcext:value-type="float">
            <text:p>27495768</text:p>
          </table:table-cell>
          <table:table-cell office:value-type="float" office:value="0" calcext:value-type="float">
            <text:p>0</text:p>
          </table:table-cell>
          <table:table-cell office:value-type="float" office:value="31761016" calcext:value-type="float">
            <text:p>31761016</text:p>
          </table:table-cell>
          <table:table-cell office:value-type="float" office:value="26036168" calcext:value-type="float">
            <text:p>26036168</text:p>
          </table:table-cell>
          <table:table-cell office:value-type="float" office:value="30612992" calcext:value-type="float">
            <text:p>30612992</text:p>
          </table:table-cell>
          <table:table-cell table:formula="of:=[.A534]+[.B534]+[.C534]+[.D534]+[.E534]+[.F534]+[.G534]" office:value-type="float" office:value="178041456" calcext:value-type="float">
            <text:p>178041456</text:p>
          </table:table-cell>
        </table:table-row>
        <table:table-row table:style-name="ro1">
          <table:table-cell office:value-type="float" office:value="34930832" calcext:value-type="float">
            <text:p>34930832</text:p>
          </table:table-cell>
          <table:table-cell office:value-type="float" office:value="27424064" calcext:value-type="float">
            <text:p>27424064</text:p>
          </table:table-cell>
          <table:table-cell office:value-type="float" office:value="27495768" calcext:value-type="float">
            <text:p>27495768</text:p>
          </table:table-cell>
          <table:table-cell office:value-type="float" office:value="0" calcext:value-type="float">
            <text:p>0</text:p>
          </table:table-cell>
          <table:table-cell office:value-type="float" office:value="31834320" calcext:value-type="float">
            <text:p>31834320</text:p>
          </table:table-cell>
          <table:table-cell office:value-type="float" office:value="26036168" calcext:value-type="float">
            <text:p>26036168</text:p>
          </table:table-cell>
          <table:table-cell office:value-type="float" office:value="30614504" calcext:value-type="float">
            <text:p>30614504</text:p>
          </table:table-cell>
          <table:table-cell table:formula="of:=[.A535]+[.B535]+[.C535]+[.D535]+[.E535]+[.F535]+[.G535]" office:value-type="float" office:value="178335656" calcext:value-type="float">
            <text:p>178335656</text:p>
          </table:table-cell>
        </table:table-row>
        <table:table-row table:style-name="ro1">
          <table:table-cell office:value-type="float" office:value="35009776" calcext:value-type="float">
            <text:p>35009776</text:p>
          </table:table-cell>
          <table:table-cell office:value-type="float" office:value="27524000" calcext:value-type="float">
            <text:p>27524000</text:p>
          </table:table-cell>
          <table:table-cell office:value-type="float" office:value="27495768" calcext:value-type="float">
            <text:p>27495768</text:p>
          </table:table-cell>
          <table:table-cell office:value-type="float" office:value="0" calcext:value-type="float">
            <text:p>0</text:p>
          </table:table-cell>
          <table:table-cell office:value-type="float" office:value="31835816" calcext:value-type="float">
            <text:p>31835816</text:p>
          </table:table-cell>
          <table:table-cell office:value-type="float" office:value="26040952" calcext:value-type="float">
            <text:p>26040952</text:p>
          </table:table-cell>
          <table:table-cell office:value-type="float" office:value="30615624" calcext:value-type="float">
            <text:p>30615624</text:p>
          </table:table-cell>
          <table:table-cell table:formula="of:=[.A536]+[.B536]+[.C536]+[.D536]+[.E536]+[.F536]+[.G536]" office:value-type="float" office:value="178521936" calcext:value-type="float">
            <text:p>178521936</text:p>
          </table:table-cell>
        </table:table-row>
        <table:table-row table:style-name="ro1">
          <table:table-cell office:value-type="float" office:value="35011752" calcext:value-type="float">
            <text:p>35011752</text:p>
          </table:table-cell>
          <table:table-cell office:value-type="float" office:value="27738664" calcext:value-type="float">
            <text:p>27738664</text:p>
          </table:table-cell>
          <table:table-cell office:value-type="float" office:value="27495768" calcext:value-type="float">
            <text:p>27495768</text:p>
          </table:table-cell>
          <table:table-cell office:value-type="float" office:value="0" calcext:value-type="float">
            <text:p>0</text:p>
          </table:table-cell>
          <table:table-cell office:value-type="float" office:value="31855104" calcext:value-type="float">
            <text:p>31855104</text:p>
          </table:table-cell>
          <table:table-cell office:value-type="float" office:value="26040952" calcext:value-type="float">
            <text:p>26040952</text:p>
          </table:table-cell>
          <table:table-cell office:value-type="float" office:value="30621032" calcext:value-type="float">
            <text:p>30621032</text:p>
          </table:table-cell>
          <table:table-cell table:formula="of:=[.A537]+[.B537]+[.C537]+[.D537]+[.E537]+[.F537]+[.G537]" office:value-type="float" office:value="178763272" calcext:value-type="float">
            <text:p>178763272</text:p>
          </table:table-cell>
        </table:table-row>
        <table:table-row table:style-name="ro1">
          <table:table-cell office:value-type="float" office:value="35018456" calcext:value-type="float">
            <text:p>35018456</text:p>
          </table:table-cell>
          <table:table-cell office:value-type="float" office:value="27738664" calcext:value-type="float">
            <text:p>27738664</text:p>
          </table:table-cell>
          <table:table-cell office:value-type="float" office:value="27501000" calcext:value-type="float">
            <text:p>27501000</text:p>
          </table:table-cell>
          <table:table-cell office:value-type="float" office:value="0" calcext:value-type="float">
            <text:p>0</text:p>
          </table:table-cell>
          <table:table-cell office:value-type="float" office:value="31857504" calcext:value-type="float">
            <text:p>31857504</text:p>
          </table:table-cell>
          <table:table-cell office:value-type="float" office:value="26045176" calcext:value-type="float">
            <text:p>26045176</text:p>
          </table:table-cell>
          <table:table-cell office:value-type="float" office:value="30703760" calcext:value-type="float">
            <text:p>30703760</text:p>
          </table:table-cell>
          <table:table-cell table:formula="of:=[.A538]+[.B538]+[.C538]+[.D538]+[.E538]+[.F538]+[.G538]" office:value-type="float" office:value="178864560" calcext:value-type="float">
            <text:p>178864560</text:p>
          </table:table-cell>
        </table:table-row>
        <table:table-row table:style-name="ro1">
          <table:table-cell office:value-type="float" office:value="35021016" calcext:value-type="float">
            <text:p>35021016</text:p>
          </table:table-cell>
          <table:table-cell office:value-type="float" office:value="27743008" calcext:value-type="float">
            <text:p>27743008</text:p>
          </table:table-cell>
          <table:table-cell office:value-type="float" office:value="27501000" calcext:value-type="float">
            <text:p>27501000</text:p>
          </table:table-cell>
          <table:table-cell office:value-type="float" office:value="0" calcext:value-type="float">
            <text:p>0</text:p>
          </table:table-cell>
          <table:table-cell office:value-type="float" office:value="31995584" calcext:value-type="float">
            <text:p>31995584</text:p>
          </table:table-cell>
          <table:table-cell office:value-type="float" office:value="26049960" calcext:value-type="float">
            <text:p>26049960</text:p>
          </table:table-cell>
          <table:table-cell office:value-type="float" office:value="30710576" calcext:value-type="float">
            <text:p>30710576</text:p>
          </table:table-cell>
          <table:table-cell table:formula="of:=[.A539]+[.B539]+[.C539]+[.D539]+[.E539]+[.F539]+[.G539]" office:value-type="float" office:value="179021144" calcext:value-type="float">
            <text:p>179021144</text:p>
          </table:table-cell>
        </table:table-row>
        <table:table-row table:style-name="ro1">
          <table:table-cell office:value-type="float" office:value="35165184" calcext:value-type="float">
            <text:p>35165184</text:p>
          </table:table-cell>
          <table:table-cell office:value-type="float" office:value="27743008" calcext:value-type="float">
            <text:p>27743008</text:p>
          </table:table-cell>
          <table:table-cell office:value-type="float" office:value="27507064" calcext:value-type="float">
            <text:p>27507064</text:p>
          </table:table-cell>
          <table:table-cell office:value-type="float" office:value="0" calcext:value-type="float">
            <text:p>0</text:p>
          </table:table-cell>
          <table:table-cell office:value-type="float" office:value="32073416" calcext:value-type="float">
            <text:p>32073416</text:p>
          </table:table-cell>
          <table:table-cell office:value-type="float" office:value="26049960" calcext:value-type="float">
            <text:p>26049960</text:p>
          </table:table-cell>
          <table:table-cell office:value-type="float" office:value="31052552" calcext:value-type="float">
            <text:p>31052552</text:p>
          </table:table-cell>
          <table:table-cell table:formula="of:=[.A540]+[.B540]+[.C540]+[.D540]+[.E540]+[.F540]+[.G540]" office:value-type="float" office:value="179591184" calcext:value-type="float">
            <text:p>179591184</text:p>
          </table:table-cell>
        </table:table-row>
        <table:table-row table:style-name="ro1">
          <table:table-cell office:value-type="float" office:value="34236776" calcext:value-type="float">
            <text:p>34236776</text:p>
          </table:table-cell>
          <table:table-cell office:value-type="float" office:value="27747352" calcext:value-type="float">
            <text:p>27747352</text:p>
          </table:table-cell>
          <table:table-cell office:value-type="float" office:value="27507064" calcext:value-type="float">
            <text:p>27507064</text:p>
          </table:table-cell>
          <table:table-cell office:value-type="float" office:value="0" calcext:value-type="float">
            <text:p>0</text:p>
          </table:table-cell>
          <table:table-cell office:value-type="float" office:value="32075800" calcext:value-type="float">
            <text:p>32075800</text:p>
          </table:table-cell>
          <table:table-cell office:value-type="float" office:value="26049960" calcext:value-type="float">
            <text:p>26049960</text:p>
          </table:table-cell>
          <table:table-cell office:value-type="float" office:value="30327376" calcext:value-type="float">
            <text:p>30327376</text:p>
          </table:table-cell>
          <table:table-cell table:formula="of:=[.A541]+[.B541]+[.C541]+[.D541]+[.E541]+[.F541]+[.G541]" office:value-type="float" office:value="177944328" calcext:value-type="float">
            <text:p>177944328</text:p>
          </table:table-cell>
        </table:table-row>
        <table:table-row table:style-name="ro1">
          <table:table-cell office:value-type="float" office:value="34239256" calcext:value-type="float">
            <text:p>34239256</text:p>
          </table:table-cell>
          <table:table-cell office:value-type="float" office:value="27751648" calcext:value-type="float">
            <text:p>27751648</text:p>
          </table:table-cell>
          <table:table-cell office:value-type="float" office:value="27561344" calcext:value-type="float">
            <text:p>27561344</text:p>
          </table:table-cell>
          <table:table-cell office:value-type="float" office:value="0" calcext:value-type="float">
            <text:p>0</text:p>
          </table:table-cell>
          <table:table-cell office:value-type="float" office:value="32077880" calcext:value-type="float">
            <text:p>32077880</text:p>
          </table:table-cell>
          <table:table-cell office:value-type="float" office:value="26049960" calcext:value-type="float">
            <text:p>26049960</text:p>
          </table:table-cell>
          <table:table-cell office:value-type="float" office:value="30331176" calcext:value-type="float">
            <text:p>30331176</text:p>
          </table:table-cell>
          <table:table-cell table:formula="of:=[.A542]+[.B542]+[.C542]+[.D542]+[.E542]+[.F542]+[.G542]" office:value-type="float" office:value="178011264" calcext:value-type="float">
            <text:p>178011264</text:p>
          </table:table-cell>
        </table:table-row>
        <table:table-row table:style-name="ro1">
          <table:table-cell office:value-type="float" office:value="34240440" calcext:value-type="float">
            <text:p>34240440</text:p>
          </table:table-cell>
          <table:table-cell office:value-type="float" office:value="27751648" calcext:value-type="float">
            <text:p>27751648</text:p>
          </table:table-cell>
          <table:table-cell office:value-type="float" office:value="27566840" calcext:value-type="float">
            <text:p>27566840</text:p>
          </table:table-cell>
          <table:table-cell office:value-type="float" office:value="0" calcext:value-type="float">
            <text:p>0</text:p>
          </table:table-cell>
          <table:table-cell office:value-type="float" office:value="32079968" calcext:value-type="float">
            <text:p>32079968</text:p>
          </table:table-cell>
          <table:table-cell office:value-type="float" office:value="26054744" calcext:value-type="float">
            <text:p>26054744</text:p>
          </table:table-cell>
          <table:table-cell office:value-type="float" office:value="30417944" calcext:value-type="float">
            <text:p>30417944</text:p>
          </table:table-cell>
          <table:table-cell table:formula="of:=[.A543]+[.B543]+[.C543]+[.D543]+[.E543]+[.F543]+[.G543]" office:value-type="float" office:value="178111584" calcext:value-type="float">
            <text:p>178111584</text:p>
          </table:table-cell>
        </table:table-row>
        <table:table-row table:style-name="ro1">
          <table:table-cell office:value-type="float" office:value="34243024" calcext:value-type="float">
            <text:p>34243024</text:p>
          </table:table-cell>
          <table:table-cell office:value-type="float" office:value="27755992" calcext:value-type="float">
            <text:p>27755992</text:p>
          </table:table-cell>
          <table:table-cell office:value-type="float" office:value="27566840" calcext:value-type="float">
            <text:p>27566840</text:p>
          </table:table-cell>
          <table:table-cell office:value-type="float" office:value="0" calcext:value-type="float">
            <text:p>0</text:p>
          </table:table-cell>
          <table:table-cell office:value-type="float" office:value="32172792" calcext:value-type="float">
            <text:p>32172792</text:p>
          </table:table-cell>
          <table:table-cell office:value-type="float" office:value="26054744" calcext:value-type="float">
            <text:p>26054744</text:p>
          </table:table-cell>
          <table:table-cell office:value-type="float" office:value="30425232" calcext:value-type="float">
            <text:p>30425232</text:p>
          </table:table-cell>
          <table:table-cell table:formula="of:=[.A544]+[.B544]+[.C544]+[.D544]+[.E544]+[.F544]+[.G544]" office:value-type="float" office:value="178218624" calcext:value-type="float">
            <text:p>178218624</text:p>
          </table:table-cell>
        </table:table-row>
        <table:table-row table:style-name="ro1">
          <table:table-cell office:value-type="float" office:value="34266128" calcext:value-type="float">
            <text:p>34266128</text:p>
          </table:table-cell>
          <table:table-cell office:value-type="float" office:value="27755992" calcext:value-type="float">
            <text:p>27755992</text:p>
          </table:table-cell>
          <table:table-cell office:value-type="float" office:value="27572072" calcext:value-type="float">
            <text:p>27572072</text:p>
          </table:table-cell>
          <table:table-cell office:value-type="float" office:value="0" calcext:value-type="float">
            <text:p>0</text:p>
          </table:table-cell>
          <table:table-cell office:value-type="float" office:value="32175664" calcext:value-type="float">
            <text:p>32175664</text:p>
          </table:table-cell>
          <table:table-cell office:value-type="float" office:value="26054744" calcext:value-type="float">
            <text:p>26054744</text:p>
          </table:table-cell>
          <table:table-cell office:value-type="float" office:value="30425736" calcext:value-type="float">
            <text:p>30425736</text:p>
          </table:table-cell>
          <table:table-cell table:formula="of:=[.A545]+[.B545]+[.C545]+[.D545]+[.E545]+[.F545]+[.G545]" office:value-type="float" office:value="178250336" calcext:value-type="float">
            <text:p>178250336</text:p>
          </table:table-cell>
        </table:table-row>
        <table:table-row table:style-name="ro1">
          <table:table-cell office:value-type="float" office:value="34351040" calcext:value-type="float">
            <text:p>34351040</text:p>
          </table:table-cell>
          <table:table-cell office:value-type="float" office:value="27760336" calcext:value-type="float">
            <text:p>27760336</text:p>
          </table:table-cell>
          <table:table-cell office:value-type="float" office:value="27572072" calcext:value-type="float">
            <text:p>27572072</text:p>
          </table:table-cell>
          <table:table-cell office:value-type="float" office:value="0" calcext:value-type="float">
            <text:p>0</text:p>
          </table:table-cell>
          <table:table-cell office:value-type="float" office:value="32365912" calcext:value-type="float">
            <text:p>32365912</text:p>
          </table:table-cell>
          <table:table-cell office:value-type="float" office:value="26059528" calcext:value-type="float">
            <text:p>26059528</text:p>
          </table:table-cell>
          <table:table-cell office:value-type="float" office:value="30569096" calcext:value-type="float">
            <text:p>30569096</text:p>
          </table:table-cell>
          <table:table-cell table:formula="of:=[.A546]+[.B546]+[.C546]+[.D546]+[.E546]+[.F546]+[.G546]" office:value-type="float" office:value="178677984" calcext:value-type="float">
            <text:p>178677984</text:p>
          </table:table-cell>
        </table:table-row>
        <table:table-row table:style-name="ro1">
          <table:table-cell office:value-type="float" office:value="34366992" calcext:value-type="float">
            <text:p>34366992</text:p>
          </table:table-cell>
          <table:table-cell office:value-type="float" office:value="27760336" calcext:value-type="float">
            <text:p>27760336</text:p>
          </table:table-cell>
          <table:table-cell office:value-type="float" office:value="27577304" calcext:value-type="float">
            <text:p>27577304</text:p>
          </table:table-cell>
          <table:table-cell office:value-type="float" office:value="0" calcext:value-type="float">
            <text:p>0</text:p>
          </table:table-cell>
          <table:table-cell office:value-type="float" office:value="30066512" calcext:value-type="float">
            <text:p>30066512</text:p>
          </table:table-cell>
          <table:table-cell office:value-type="float" office:value="26103736" calcext:value-type="float">
            <text:p>26103736</text:p>
          </table:table-cell>
          <table:table-cell office:value-type="float" office:value="30099952" calcext:value-type="float">
            <text:p>30099952</text:p>
          </table:table-cell>
          <table:table-cell table:formula="of:=[.A547]+[.B547]+[.C547]+[.D547]+[.E547]+[.F547]+[.G547]" office:value-type="float" office:value="175974832" calcext:value-type="float">
            <text:p>175974832</text:p>
          </table:table-cell>
        </table:table-row>
        <table:table-row table:style-name="ro1">
          <table:table-cell office:value-type="float" office:value="34369536" calcext:value-type="float">
            <text:p>34369536</text:p>
          </table:table-cell>
          <table:table-cell office:value-type="float" office:value="27760336" calcext:value-type="float">
            <text:p>27760336</text:p>
          </table:table-cell>
          <table:table-cell office:value-type="float" office:value="27577304" calcext:value-type="float">
            <text:p>27577304</text:p>
          </table:table-cell>
          <table:table-cell office:value-type="float" office:value="0" calcext:value-type="float">
            <text:p>0</text:p>
          </table:table-cell>
          <table:table-cell office:value-type="float" office:value="30079056" calcext:value-type="float">
            <text:p>30079056</text:p>
          </table:table-cell>
          <table:table-cell office:value-type="float" office:value="26108784" calcext:value-type="float">
            <text:p>26108784</text:p>
          </table:table-cell>
          <table:table-cell office:value-type="float" office:value="30099952" calcext:value-type="float">
            <text:p>30099952</text:p>
          </table:table-cell>
          <table:table-cell table:formula="of:=[.A548]+[.B548]+[.C548]+[.D548]+[.E548]+[.F548]+[.G548]" office:value-type="float" office:value="175994968" calcext:value-type="float">
            <text:p>175994968</text:p>
          </table:table-cell>
        </table:table-row>
        <table:table-row table:style-name="ro1">
          <table:table-cell office:value-type="float" office:value="34725344" calcext:value-type="float">
            <text:p>34725344</text:p>
          </table:table-cell>
          <table:table-cell office:value-type="float" office:value="27764680" calcext:value-type="float">
            <text:p>27764680</text:p>
          </table:table-cell>
          <table:table-cell office:value-type="float" office:value="27577304" calcext:value-type="float">
            <text:p>27577304</text:p>
          </table:table-cell>
          <table:table-cell office:value-type="float" office:value="0" calcext:value-type="float">
            <text:p>0</text:p>
          </table:table-cell>
          <table:table-cell office:value-type="float" office:value="30089432" calcext:value-type="float">
            <text:p>30089432</text:p>
          </table:table-cell>
          <table:table-cell office:value-type="float" office:value="26108784" calcext:value-type="float">
            <text:p>26108784</text:p>
          </table:table-cell>
          <table:table-cell office:value-type="float" office:value="30108480" calcext:value-type="float">
            <text:p>30108480</text:p>
          </table:table-cell>
          <table:table-cell table:formula="of:=[.A549]+[.B549]+[.C549]+[.D549]+[.E549]+[.F549]+[.G549]" office:value-type="float" office:value="176374024" calcext:value-type="float">
            <text:p>176374024</text:p>
          </table:table-cell>
        </table:table-row>
        <table:table-row table:style-name="ro1">
          <table:table-cell office:value-type="float" office:value="34868680" calcext:value-type="float">
            <text:p>34868680</text:p>
          </table:table-cell>
          <table:table-cell office:value-type="float" office:value="27764680" calcext:value-type="float">
            <text:p>27764680</text:p>
          </table:table-cell>
          <table:table-cell office:value-type="float" office:value="27582536" calcext:value-type="float">
            <text:p>27582536</text:p>
          </table:table-cell>
          <table:table-cell office:value-type="float" office:value="0" calcext:value-type="float">
            <text:p>0</text:p>
          </table:table-cell>
          <table:table-cell office:value-type="float" office:value="28986400" calcext:value-type="float">
            <text:p>28986400</text:p>
          </table:table-cell>
          <table:table-cell office:value-type="float" office:value="26108784" calcext:value-type="float">
            <text:p>26108784</text:p>
          </table:table-cell>
          <table:table-cell office:value-type="float" office:value="30113008" calcext:value-type="float">
            <text:p>30113008</text:p>
          </table:table-cell>
          <table:table-cell table:formula="of:=[.A550]+[.B550]+[.C550]+[.D550]+[.E550]+[.F550]+[.G550]" office:value-type="float" office:value="175424088" calcext:value-type="float">
            <text:p>175424088</text:p>
          </table:table-cell>
        </table:table-row>
        <table:table-row table:style-name="ro1">
          <table:table-cell office:value-type="float" office:value="35101168" calcext:value-type="float">
            <text:p>35101168</text:p>
          </table:table-cell>
          <table:table-cell office:value-type="float" office:value="27769024" calcext:value-type="float">
            <text:p>27769024</text:p>
          </table:table-cell>
          <table:table-cell office:value-type="float" office:value="27582536" calcext:value-type="float">
            <text:p>27582536</text:p>
          </table:table-cell>
          <table:table-cell office:value-type="float" office:value="0" calcext:value-type="float">
            <text:p>0</text:p>
          </table:table-cell>
          <table:table-cell office:value-type="float" office:value="28987240" calcext:value-type="float">
            <text:p>28987240</text:p>
          </table:table-cell>
          <table:table-cell office:value-type="float" office:value="26108784" calcext:value-type="float">
            <text:p>26108784</text:p>
          </table:table-cell>
          <table:table-cell office:value-type="float" office:value="30117184" calcext:value-type="float">
            <text:p>30117184</text:p>
          </table:table-cell>
          <table:table-cell table:formula="of:=[.A551]+[.B551]+[.C551]+[.D551]+[.E551]+[.F551]+[.G551]" office:value-type="float" office:value="175665936" calcext:value-type="float">
            <text:p>175665936</text:p>
          </table:table-cell>
        </table:table-row>
        <table:table-row table:style-name="ro1">
          <table:table-cell office:value-type="float" office:value="35101712" calcext:value-type="float">
            <text:p>35101712</text:p>
          </table:table-cell>
          <table:table-cell office:value-type="float" office:value="27871296" calcext:value-type="float">
            <text:p>27871296</text:p>
          </table:table-cell>
          <table:table-cell office:value-type="float" office:value="27596424" calcext:value-type="float">
            <text:p>27596424</text:p>
          </table:table-cell>
          <table:table-cell office:value-type="float" office:value="0" calcext:value-type="float">
            <text:p>0</text:p>
          </table:table-cell>
          <table:table-cell office:value-type="float" office:value="28994648" calcext:value-type="float">
            <text:p>28994648</text:p>
          </table:table-cell>
          <table:table-cell office:value-type="float" office:value="26108784" calcext:value-type="float">
            <text:p>26108784</text:p>
          </table:table-cell>
          <table:table-cell office:value-type="float" office:value="30117184" calcext:value-type="float">
            <text:p>30117184</text:p>
          </table:table-cell>
          <table:table-cell table:formula="of:=[.A552]+[.B552]+[.C552]+[.D552]+[.E552]+[.F552]+[.G552]" office:value-type="float" office:value="175790048" calcext:value-type="float">
            <text:p>175790048</text:p>
          </table:table-cell>
        </table:table-row>
        <table:table-row table:style-name="ro1">
          <table:table-cell office:value-type="float" office:value="35103280" calcext:value-type="float">
            <text:p>35103280</text:p>
          </table:table-cell>
          <table:table-cell office:value-type="float" office:value="27871296" calcext:value-type="float">
            <text:p>27871296</text:p>
          </table:table-cell>
          <table:table-cell office:value-type="float" office:value="27596424" calcext:value-type="float">
            <text:p>27596424</text:p>
          </table:table-cell>
          <table:table-cell office:value-type="float" office:value="0" calcext:value-type="float">
            <text:p>0</text:p>
          </table:table-cell>
          <table:table-cell office:value-type="float" office:value="29057928" calcext:value-type="float">
            <text:p>29057928</text:p>
          </table:table-cell>
          <table:table-cell office:value-type="float" office:value="26113568" calcext:value-type="float">
            <text:p>26113568</text:p>
          </table:table-cell>
          <table:table-cell office:value-type="float" office:value="30117184" calcext:value-type="float">
            <text:p>30117184</text:p>
          </table:table-cell>
          <table:table-cell table:formula="of:=[.A553]+[.B553]+[.C553]+[.D553]+[.E553]+[.F553]+[.G553]" office:value-type="float" office:value="175859680" calcext:value-type="float">
            <text:p>175859680</text:p>
          </table:table-cell>
        </table:table-row>
        <table:table-row table:style-name="ro1">
          <table:table-cell office:value-type="float" office:value="35172624" calcext:value-type="float">
            <text:p>35172624</text:p>
          </table:table-cell>
          <table:table-cell office:value-type="float" office:value="27871296" calcext:value-type="float">
            <text:p>27871296</text:p>
          </table:table-cell>
          <table:table-cell office:value-type="float" office:value="27596424" calcext:value-type="float">
            <text:p>27596424</text:p>
          </table:table-cell>
          <table:table-cell office:value-type="float" office:value="0" calcext:value-type="float">
            <text:p>0</text:p>
          </table:table-cell>
          <table:table-cell office:value-type="float" office:value="29059656" calcext:value-type="float">
            <text:p>29059656</text:p>
          </table:table-cell>
          <table:table-cell office:value-type="float" office:value="26113568" calcext:value-type="float">
            <text:p>26113568</text:p>
          </table:table-cell>
          <table:table-cell office:value-type="float" office:value="30117184" calcext:value-type="float">
            <text:p>30117184</text:p>
          </table:table-cell>
          <table:table-cell table:formula="of:=[.A554]+[.B554]+[.C554]+[.D554]+[.E554]+[.F554]+[.G554]" office:value-type="float" office:value="175930752" calcext:value-type="float">
            <text:p>175930752</text:p>
          </table:table-cell>
        </table:table-row>
        <table:table-row table:style-name="ro1">
          <table:table-cell office:value-type="float" office:value="35173544" calcext:value-type="float">
            <text:p>35173544</text:p>
          </table:table-cell>
          <table:table-cell office:value-type="float" office:value="27871296" calcext:value-type="float">
            <text:p>27871296</text:p>
          </table:table-cell>
          <table:table-cell office:value-type="float" office:value="27596424" calcext:value-type="float">
            <text:p>27596424</text:p>
          </table:table-cell>
          <table:table-cell office:value-type="float" office:value="0" calcext:value-type="float">
            <text:p>0</text:p>
          </table:table-cell>
          <table:table-cell office:value-type="float" office:value="29066304" calcext:value-type="float">
            <text:p>29066304</text:p>
          </table:table-cell>
          <table:table-cell office:value-type="float" office:value="26118352" calcext:value-type="float">
            <text:p>26118352</text:p>
          </table:table-cell>
          <table:table-cell office:value-type="float" office:value="30117184" calcext:value-type="float">
            <text:p>30117184</text:p>
          </table:table-cell>
          <table:table-cell table:formula="of:=[.A555]+[.B555]+[.C555]+[.D555]+[.E555]+[.F555]+[.G555]" office:value-type="float" office:value="175943104" calcext:value-type="float">
            <text:p>175943104</text:p>
          </table:table-cell>
        </table:table-row>
        <table:table-row table:style-name="ro1">
          <table:table-cell office:value-type="float" office:value="35178056" calcext:value-type="float">
            <text:p>35178056</text:p>
          </table:table-cell>
          <table:table-cell office:value-type="float" office:value="27942272" calcext:value-type="float">
            <text:p>27942272</text:p>
          </table:table-cell>
          <table:table-cell office:value-type="float" office:value="27596424" calcext:value-type="float">
            <text:p>27596424</text:p>
          </table:table-cell>
          <table:table-cell office:value-type="float" office:value="0" calcext:value-type="float">
            <text:p>0</text:p>
          </table:table-cell>
          <table:table-cell office:value-type="float" office:value="29069088" calcext:value-type="float">
            <text:p>29069088</text:p>
          </table:table-cell>
          <table:table-cell office:value-type="float" office:value="26122576" calcext:value-type="float">
            <text:p>26122576</text:p>
          </table:table-cell>
          <table:table-cell office:value-type="float" office:value="30121360" calcext:value-type="float">
            <text:p>30121360</text:p>
          </table:table-cell>
          <table:table-cell table:formula="of:=[.A556]+[.B556]+[.C556]+[.D556]+[.E556]+[.F556]+[.G556]" office:value-type="float" office:value="176029776" calcext:value-type="float">
            <text:p>176029776</text:p>
          </table:table-cell>
        </table:table-row>
        <table:table-row table:style-name="ro1">
          <table:table-cell office:value-type="float" office:value="35178600" calcext:value-type="float">
            <text:p>35178600</text:p>
          </table:table-cell>
          <table:table-cell office:value-type="float" office:value="28705512" calcext:value-type="float">
            <text:p>28705512</text:p>
          </table:table-cell>
          <table:table-cell office:value-type="float" office:value="27601656" calcext:value-type="float">
            <text:p>27601656</text:p>
          </table:table-cell>
          <table:table-cell office:value-type="float" office:value="0" calcext:value-type="float">
            <text:p>0</text:p>
          </table:table-cell>
          <table:table-cell office:value-type="float" office:value="29069912" calcext:value-type="float">
            <text:p>29069912</text:p>
          </table:table-cell>
          <table:table-cell office:value-type="float" office:value="26122576" calcext:value-type="float">
            <text:p>26122576</text:p>
          </table:table-cell>
          <table:table-cell office:value-type="float" office:value="30121360" calcext:value-type="float">
            <text:p>30121360</text:p>
          </table:table-cell>
          <table:table-cell table:formula="of:=[.A557]+[.B557]+[.C557]+[.D557]+[.E557]+[.F557]+[.G557]" office:value-type="float" office:value="176799616" calcext:value-type="float">
            <text:p>176799616</text:p>
          </table:table-cell>
        </table:table-row>
        <table:table-row table:style-name="ro1">
          <table:table-cell office:value-type="float" office:value="35180304" calcext:value-type="float">
            <text:p>35180304</text:p>
          </table:table-cell>
          <table:table-cell office:value-type="float" office:value="28759056" calcext:value-type="float">
            <text:p>28759056</text:p>
          </table:table-cell>
          <table:table-cell office:value-type="float" office:value="27601656" calcext:value-type="float">
            <text:p>27601656</text:p>
          </table:table-cell>
          <table:table-cell office:value-type="float" office:value="0" calcext:value-type="float">
            <text:p>0</text:p>
          </table:table-cell>
          <table:table-cell office:value-type="float" office:value="29072016" calcext:value-type="float">
            <text:p>29072016</text:p>
          </table:table-cell>
          <table:table-cell office:value-type="float" office:value="26127360" calcext:value-type="float">
            <text:p>26127360</text:p>
          </table:table-cell>
          <table:table-cell office:value-type="float" office:value="30127440" calcext:value-type="float">
            <text:p>30127440</text:p>
          </table:table-cell>
          <table:table-cell table:formula="of:=[.A558]+[.B558]+[.C558]+[.D558]+[.E558]+[.F558]+[.G558]" office:value-type="float" office:value="176867832" calcext:value-type="float">
            <text:p>176867832</text:p>
          </table:table-cell>
        </table:table-row>
        <table:table-row table:style-name="ro1">
          <table:table-cell office:value-type="float" office:value="35184552" calcext:value-type="float">
            <text:p>35184552</text:p>
          </table:table-cell>
          <table:table-cell office:value-type="float" office:value="28759056" calcext:value-type="float">
            <text:p>28759056</text:p>
          </table:table-cell>
          <table:table-cell office:value-type="float" office:value="27606888" calcext:value-type="float">
            <text:p>27606888</text:p>
          </table:table-cell>
          <table:table-cell office:value-type="float" office:value="0" calcext:value-type="float">
            <text:p>0</text:p>
          </table:table-cell>
          <table:table-cell office:value-type="float" office:value="29072840" calcext:value-type="float">
            <text:p>29072840</text:p>
          </table:table-cell>
          <table:table-cell office:value-type="float" office:value="26127360" calcext:value-type="float">
            <text:p>26127360</text:p>
          </table:table-cell>
          <table:table-cell office:value-type="float" office:value="30196888" calcext:value-type="float">
            <text:p>30196888</text:p>
          </table:table-cell>
          <table:table-cell table:formula="of:=[.A559]+[.B559]+[.C559]+[.D559]+[.E559]+[.F559]+[.G559]" office:value-type="float" office:value="176947584" calcext:value-type="float">
            <text:p>176947584</text:p>
          </table:table-cell>
        </table:table-row>
        <table:table-row table:style-name="ro1">
          <table:table-cell office:value-type="float" office:value="35185472" calcext:value-type="float">
            <text:p>35185472</text:p>
          </table:table-cell>
          <table:table-cell office:value-type="float" office:value="28767880" calcext:value-type="float">
            <text:p>28767880</text:p>
          </table:table-cell>
          <table:table-cell office:value-type="float" office:value="27606888" calcext:value-type="float">
            <text:p>27606888</text:p>
          </table:table-cell>
          <table:table-cell office:value-type="float" office:value="0" calcext:value-type="float">
            <text:p>0</text:p>
          </table:table-cell>
          <table:table-cell office:value-type="float" office:value="29079240" calcext:value-type="float">
            <text:p>29079240</text:p>
          </table:table-cell>
          <table:table-cell office:value-type="float" office:value="26132144" calcext:value-type="float">
            <text:p>26132144</text:p>
          </table:table-cell>
          <table:table-cell office:value-type="float" office:value="30201328" calcext:value-type="float">
            <text:p>30201328</text:p>
          </table:table-cell>
          <table:table-cell table:formula="of:=[.A560]+[.B560]+[.C560]+[.D560]+[.E560]+[.F560]+[.G560]" office:value-type="float" office:value="176972952" calcext:value-type="float">
            <text:p>176972952</text:p>
          </table:table-cell>
        </table:table-row>
        <table:table-row table:style-name="ro1">
          <table:table-cell office:value-type="float" office:value="35190080" calcext:value-type="float">
            <text:p>35190080</text:p>
          </table:table-cell>
          <table:table-cell office:value-type="float" office:value="27799072" calcext:value-type="float">
            <text:p>27799072</text:p>
          </table:table-cell>
          <table:table-cell office:value-type="float" office:value="27664848" calcext:value-type="float">
            <text:p>27664848</text:p>
          </table:table-cell>
          <table:table-cell office:value-type="float" office:value="0" calcext:value-type="float">
            <text:p>0</text:p>
          </table:table-cell>
          <table:table-cell office:value-type="float" office:value="29080664" calcext:value-type="float">
            <text:p>29080664</text:p>
          </table:table-cell>
          <table:table-cell office:value-type="float" office:value="26132144" calcext:value-type="float">
            <text:p>26132144</text:p>
          </table:table-cell>
          <table:table-cell office:value-type="float" office:value="30201328" calcext:value-type="float">
            <text:p>30201328</text:p>
          </table:table-cell>
          <table:table-cell table:formula="of:=[.A561]+[.B561]+[.C561]+[.D561]+[.E561]+[.F561]+[.G561]" office:value-type="float" office:value="176068136" calcext:value-type="float">
            <text:p>176068136</text:p>
          </table:table-cell>
        </table:table-row>
        <table:table-row table:style-name="ro1">
          <table:table-cell office:value-type="float" office:value="35193784" calcext:value-type="float">
            <text:p>35193784</text:p>
          </table:table-cell>
          <table:table-cell office:value-type="float" office:value="27799072" calcext:value-type="float">
            <text:p>27799072</text:p>
          </table:table-cell>
          <table:table-cell office:value-type="float" office:value="27664848" calcext:value-type="float">
            <text:p>27664848</text:p>
          </table:table-cell>
          <table:table-cell office:value-type="float" office:value="0" calcext:value-type="float">
            <text:p>0</text:p>
          </table:table-cell>
          <table:table-cell office:value-type="float" office:value="29082920" calcext:value-type="float">
            <text:p>29082920</text:p>
          </table:table-cell>
          <table:table-cell office:value-type="float" office:value="26136928" calcext:value-type="float">
            <text:p>26136928</text:p>
          </table:table-cell>
          <table:table-cell office:value-type="float" office:value="30201328" calcext:value-type="float">
            <text:p>30201328</text:p>
          </table:table-cell>
          <table:table-cell table:formula="of:=[.A562]+[.B562]+[.C562]+[.D562]+[.E562]+[.F562]+[.G562]" office:value-type="float" office:value="176078880" calcext:value-type="float">
            <text:p>176078880</text:p>
          </table:table-cell>
        </table:table-row>
        <table:table-row table:style-name="ro1">
          <table:table-cell office:value-type="float" office:value="35193968" calcext:value-type="float">
            <text:p>35193968</text:p>
          </table:table-cell>
          <table:table-cell office:value-type="float" office:value="27803720" calcext:value-type="float">
            <text:p>27803720</text:p>
          </table:table-cell>
          <table:table-cell office:value-type="float" office:value="27664848" calcext:value-type="float">
            <text:p>27664848</text:p>
          </table:table-cell>
          <table:table-cell office:value-type="float" office:value="0" calcext:value-type="float">
            <text:p>0</text:p>
          </table:table-cell>
          <table:table-cell office:value-type="float" office:value="29083744" calcext:value-type="float">
            <text:p>29083744</text:p>
          </table:table-cell>
          <table:table-cell office:value-type="float" office:value="26136928" calcext:value-type="float">
            <text:p>26136928</text:p>
          </table:table-cell>
          <table:table-cell office:value-type="float" office:value="30205504" calcext:value-type="float">
            <text:p>30205504</text:p>
          </table:table-cell>
          <table:table-cell table:formula="of:=[.A563]+[.B563]+[.C563]+[.D563]+[.E563]+[.F563]+[.G563]" office:value-type="float" office:value="176088712" calcext:value-type="float">
            <text:p>176088712</text:p>
          </table:table-cell>
        </table:table-row>
        <table:table-row table:style-name="ro1">
          <table:table-cell office:value-type="float" office:value="35194152" calcext:value-type="float">
            <text:p>35194152</text:p>
          </table:table-cell>
          <table:table-cell office:value-type="float" office:value="27803720" calcext:value-type="float">
            <text:p>27803720</text:p>
          </table:table-cell>
          <table:table-cell office:value-type="float" office:value="27670032" calcext:value-type="float">
            <text:p>27670032</text:p>
          </table:table-cell>
          <table:table-cell office:value-type="float" office:value="0" calcext:value-type="float">
            <text:p>0</text:p>
          </table:table-cell>
          <table:table-cell office:value-type="float" office:value="29085472" calcext:value-type="float">
            <text:p>29085472</text:p>
          </table:table-cell>
          <table:table-cell office:value-type="float" office:value="26136928" calcext:value-type="float">
            <text:p>26136928</text:p>
          </table:table-cell>
          <table:table-cell office:value-type="float" office:value="30205504" calcext:value-type="float">
            <text:p>30205504</text:p>
          </table:table-cell>
          <table:table-cell table:formula="of:=[.A564]+[.B564]+[.C564]+[.D564]+[.E564]+[.F564]+[.G564]" office:value-type="float" office:value="176095808" calcext:value-type="float">
            <text:p>176095808</text:p>
          </table:table-cell>
        </table:table-row>
        <table:table-row table:style-name="ro1">
          <table:table-cell office:value-type="float" office:value="35195072" calcext:value-type="float">
            <text:p>35195072</text:p>
          </table:table-cell>
          <table:table-cell office:value-type="float" office:value="27803720" calcext:value-type="float">
            <text:p>27803720</text:p>
          </table:table-cell>
          <table:table-cell office:value-type="float" office:value="27670032" calcext:value-type="float">
            <text:p>27670032</text:p>
          </table:table-cell>
          <table:table-cell office:value-type="float" office:value="0" calcext:value-type="float">
            <text:p>0</text:p>
          </table:table-cell>
          <table:table-cell office:value-type="float" office:value="29150536" calcext:value-type="float">
            <text:p>29150536</text:p>
          </table:table-cell>
          <table:table-cell office:value-type="float" office:value="26141712" calcext:value-type="float">
            <text:p>26141712</text:p>
          </table:table-cell>
          <table:table-cell office:value-type="float" office:value="30209680" calcext:value-type="float">
            <text:p>30209680</text:p>
          </table:table-cell>
          <table:table-cell table:formula="of:=[.A565]+[.B565]+[.C565]+[.D565]+[.E565]+[.F565]+[.G565]" office:value-type="float" office:value="176170752" calcext:value-type="float">
            <text:p>176170752</text:p>
          </table:table-cell>
        </table:table-row>
        <table:table-row table:style-name="ro1">
          <table:table-cell office:value-type="float" office:value="35264776" calcext:value-type="float">
            <text:p>35264776</text:p>
          </table:table-cell>
          <table:table-cell office:value-type="float" office:value="27803720" calcext:value-type="float">
            <text:p>27803720</text:p>
          </table:table-cell>
          <table:table-cell office:value-type="float" office:value="27670032" calcext:value-type="float">
            <text:p>27670032</text:p>
          </table:table-cell>
          <table:table-cell office:value-type="float" office:value="0" calcext:value-type="float">
            <text:p>0</text:p>
          </table:table-cell>
          <table:table-cell office:value-type="float" office:value="29151976" calcext:value-type="float">
            <text:p>29151976</text:p>
          </table:table-cell>
          <table:table-cell office:value-type="float" office:value="26252600" calcext:value-type="float">
            <text:p>26252600</text:p>
          </table:table-cell>
          <table:table-cell office:value-type="float" office:value="30209680" calcext:value-type="float">
            <text:p>30209680</text:p>
          </table:table-cell>
          <table:table-cell table:formula="of:=[.A566]+[.B566]+[.C566]+[.D566]+[.E566]+[.F566]+[.G566]" office:value-type="float" office:value="176352784" calcext:value-type="float">
            <text:p>176352784</text:p>
          </table:table-cell>
        </table:table-row>
        <table:table-row table:style-name="ro1">
          <table:table-cell office:value-type="float" office:value="35266344" calcext:value-type="float">
            <text:p>35266344</text:p>
          </table:table-cell>
          <table:table-cell office:value-type="float" office:value="27808064" calcext:value-type="float">
            <text:p>27808064</text:p>
          </table:table-cell>
          <table:table-cell office:value-type="float" office:value="27670032" calcext:value-type="float">
            <text:p>27670032</text:p>
          </table:table-cell>
          <table:table-cell office:value-type="float" office:value="0" calcext:value-type="float">
            <text:p>0</text:p>
          </table:table-cell>
          <table:table-cell office:value-type="float" office:value="29164824" calcext:value-type="float">
            <text:p>29164824</text:p>
          </table:table-cell>
          <table:table-cell office:value-type="float" office:value="26257648" calcext:value-type="float">
            <text:p>26257648</text:p>
          </table:table-cell>
          <table:table-cell office:value-type="float" office:value="30209680" calcext:value-type="float">
            <text:p>30209680</text:p>
          </table:table-cell>
          <table:table-cell table:formula="of:=[.A567]+[.B567]+[.C567]+[.D567]+[.E567]+[.F567]+[.G567]" office:value-type="float" office:value="176376592" calcext:value-type="float">
            <text:p>176376592</text:p>
          </table:table-cell>
        </table:table-row>
        <table:table-row table:style-name="ro1">
          <table:table-cell office:value-type="float" office:value="34293576" calcext:value-type="float">
            <text:p>34293576</text:p>
          </table:table-cell>
          <table:table-cell office:value-type="float" office:value="27808064" calcext:value-type="float">
            <text:p>27808064</text:p>
          </table:table-cell>
          <table:table-cell office:value-type="float" office:value="27675216" calcext:value-type="float">
            <text:p>27675216</text:p>
          </table:table-cell>
          <table:table-cell office:value-type="float" office:value="0" calcext:value-type="float">
            <text:p>0</text:p>
          </table:table-cell>
          <table:table-cell office:value-type="float" office:value="29165800" calcext:value-type="float">
            <text:p>29165800</text:p>
          </table:table-cell>
          <table:table-cell office:value-type="float" office:value="26257648" calcext:value-type="float">
            <text:p>26257648</text:p>
          </table:table-cell>
          <table:table-cell office:value-type="float" office:value="30209680" calcext:value-type="float">
            <text:p>30209680</text:p>
          </table:table-cell>
          <table:table-cell table:formula="of:=[.A568]+[.B568]+[.C568]+[.D568]+[.E568]+[.F568]+[.G568]" office:value-type="float" office:value="175409984" calcext:value-type="float">
            <text:p>175409984</text:p>
          </table:table-cell>
        </table:table-row>
        <table:table-row table:style-name="ro1">
          <table:table-cell office:value-type="float" office:value="34294496" calcext:value-type="float">
            <text:p>34294496</text:p>
          </table:table-cell>
          <table:table-cell office:value-type="float" office:value="27808064" calcext:value-type="float">
            <text:p>27808064</text:p>
          </table:table-cell>
          <table:table-cell office:value-type="float" office:value="27675216" calcext:value-type="float">
            <text:p>27675216</text:p>
          </table:table-cell>
          <table:table-cell office:value-type="float" office:value="0" calcext:value-type="float">
            <text:p>0</text:p>
          </table:table-cell>
          <table:table-cell office:value-type="float" office:value="29171504" calcext:value-type="float">
            <text:p>29171504</text:p>
          </table:table-cell>
          <table:table-cell office:value-type="float" office:value="26257648" calcext:value-type="float">
            <text:p>26257648</text:p>
          </table:table-cell>
          <table:table-cell office:value-type="float" office:value="30213792" calcext:value-type="float">
            <text:p>30213792</text:p>
          </table:table-cell>
          <table:table-cell table:formula="of:=[.A569]+[.B569]+[.C569]+[.D569]+[.E569]+[.F569]+[.G569]" office:value-type="float" office:value="175420720" calcext:value-type="float">
            <text:p>175420720</text:p>
          </table:table-cell>
        </table:table-row>
        <table:table-row table:style-name="ro1">
          <table:table-cell office:value-type="float" office:value="34294696" calcext:value-type="float">
            <text:p>34294696</text:p>
          </table:table-cell>
          <table:table-cell office:value-type="float" office:value="27812408" calcext:value-type="float">
            <text:p>27812408</text:p>
          </table:table-cell>
          <table:table-cell office:value-type="float" office:value="27675216" calcext:value-type="float">
            <text:p>27675216</text:p>
          </table:table-cell>
          <table:table-cell office:value-type="float" office:value="0" calcext:value-type="float">
            <text:p>0</text:p>
          </table:table-cell>
          <table:table-cell office:value-type="float" office:value="29172944" calcext:value-type="float">
            <text:p>29172944</text:p>
          </table:table-cell>
          <table:table-cell office:value-type="float" office:value="26257648" calcext:value-type="float">
            <text:p>26257648</text:p>
          </table:table-cell>
          <table:table-cell office:value-type="float" office:value="30217968" calcext:value-type="float">
            <text:p>30217968</text:p>
          </table:table-cell>
          <table:table-cell table:formula="of:=[.A570]+[.B570]+[.C570]+[.D570]+[.E570]+[.F570]+[.G570]" office:value-type="float" office:value="175430880" calcext:value-type="float">
            <text:p>175430880</text:p>
          </table:table-cell>
        </table:table-row>
        <table:table-row table:style-name="ro1">
          <table:table-cell office:value-type="float" office:value="34299344" calcext:value-type="float">
            <text:p>34299344</text:p>
          </table:table-cell>
          <table:table-cell office:value-type="float" office:value="27916656" calcext:value-type="float">
            <text:p>27916656</text:p>
          </table:table-cell>
          <table:table-cell office:value-type="float" office:value="27734040" calcext:value-type="float">
            <text:p>27734040</text:p>
          </table:table-cell>
          <table:table-cell office:value-type="float" office:value="0" calcext:value-type="float">
            <text:p>0</text:p>
          </table:table-cell>
          <table:table-cell office:value-type="float" office:value="29175368" calcext:value-type="float">
            <text:p>29175368</text:p>
          </table:table-cell>
          <table:table-cell office:value-type="float" office:value="26257648" calcext:value-type="float">
            <text:p>26257648</text:p>
          </table:table-cell>
          <table:table-cell office:value-type="float" office:value="30217968" calcext:value-type="float">
            <text:p>30217968</text:p>
          </table:table-cell>
          <table:table-cell table:formula="of:=[.A571]+[.B571]+[.C571]+[.D571]+[.E571]+[.F571]+[.G571]" office:value-type="float" office:value="175601024" calcext:value-type="float">
            <text:p>175601024</text:p>
          </table:table-cell>
        </table:table-row>
        <table:table-row table:style-name="ro1">
          <table:table-cell office:value-type="float" office:value="34300952" calcext:value-type="float">
            <text:p>34300952</text:p>
          </table:table-cell>
          <table:table-cell office:value-type="float" office:value="27921536" calcext:value-type="float">
            <text:p>27921536</text:p>
          </table:table-cell>
          <table:table-cell office:value-type="float" office:value="27734040" calcext:value-type="float">
            <text:p>27734040</text:p>
          </table:table-cell>
          <table:table-cell office:value-type="float" office:value="0" calcext:value-type="float">
            <text:p>0</text:p>
          </table:table-cell>
          <table:table-cell office:value-type="float" office:value="29177008" calcext:value-type="float">
            <text:p>29177008</text:p>
          </table:table-cell>
          <table:table-cell office:value-type="float" office:value="26262432" calcext:value-type="float">
            <text:p>26262432</text:p>
          </table:table-cell>
          <table:table-cell office:value-type="float" office:value="30222144" calcext:value-type="float">
            <text:p>30222144</text:p>
          </table:table-cell>
          <table:table-cell table:formula="of:=[.A572]+[.B572]+[.C572]+[.D572]+[.E572]+[.F572]+[.G572]" office:value-type="float" office:value="175618112" calcext:value-type="float">
            <text:p>175618112</text:p>
          </table:table-cell>
        </table:table-row>
        <table:table-row table:style-name="ro1">
          <table:table-cell office:value-type="float" office:value="34301136" calcext:value-type="float">
            <text:p>34301136</text:p>
          </table:table-cell>
          <table:table-cell office:value-type="float" office:value="27921536" calcext:value-type="float">
            <text:p>27921536</text:p>
          </table:table-cell>
          <table:table-cell office:value-type="float" office:value="27739224" calcext:value-type="float">
            <text:p>27739224</text:p>
          </table:table-cell>
          <table:table-cell office:value-type="float" office:value="0" calcext:value-type="float">
            <text:p>0</text:p>
          </table:table-cell>
          <table:table-cell office:value-type="float" office:value="29178736" calcext:value-type="float">
            <text:p>29178736</text:p>
          </table:table-cell>
          <table:table-cell office:value-type="float" office:value="26263320" calcext:value-type="float">
            <text:p>26263320</text:p>
          </table:table-cell>
          <table:table-cell office:value-type="float" office:value="30222144" calcext:value-type="float">
            <text:p>30222144</text:p>
          </table:table-cell>
          <table:table-cell table:formula="of:=[.A573]+[.B573]+[.C573]+[.D573]+[.E573]+[.F573]+[.G573]" office:value-type="float" office:value="175626096" calcext:value-type="float">
            <text:p>175626096</text:p>
          </table:table-cell>
        </table:table-row>
        <table:table-row table:style-name="ro1">
          <table:table-cell office:value-type="float" office:value="34302192" calcext:value-type="float">
            <text:p>34302192</text:p>
          </table:table-cell>
          <table:table-cell office:value-type="float" office:value="27925824" calcext:value-type="float">
            <text:p>27925824</text:p>
          </table:table-cell>
          <table:table-cell office:value-type="float" office:value="27739224" calcext:value-type="float">
            <text:p>27739224</text:p>
          </table:table-cell>
          <table:table-cell office:value-type="float" office:value="0" calcext:value-type="float">
            <text:p>0</text:p>
          </table:table-cell>
          <table:table-cell office:value-type="float" office:value="29183552" calcext:value-type="float">
            <text:p>29183552</text:p>
          </table:table-cell>
          <table:table-cell office:value-type="float" office:value="26320008" calcext:value-type="float">
            <text:p>26320008</text:p>
          </table:table-cell>
          <table:table-cell office:value-type="float" office:value="30226320" calcext:value-type="float">
            <text:p>30226320</text:p>
          </table:table-cell>
          <table:table-cell table:formula="of:=[.A574]+[.B574]+[.C574]+[.D574]+[.E574]+[.F574]+[.G574]" office:value-type="float" office:value="175697120" calcext:value-type="float">
            <text:p>175697120</text:p>
          </table:table-cell>
        </table:table-row>
        <table:table-row table:style-name="ro1">
          <table:table-cell office:value-type="float" office:value="34306800" calcext:value-type="float">
            <text:p>34306800</text:p>
          </table:table-cell>
          <table:table-cell office:value-type="float" office:value="27925824" calcext:value-type="float">
            <text:p>27925824</text:p>
          </table:table-cell>
          <table:table-cell office:value-type="float" office:value="27744408" calcext:value-type="float">
            <text:p>27744408</text:p>
          </table:table-cell>
          <table:table-cell office:value-type="float" office:value="0" calcext:value-type="float">
            <text:p>0</text:p>
          </table:table-cell>
          <table:table-cell office:value-type="float" office:value="29185880" calcext:value-type="float">
            <text:p>29185880</text:p>
          </table:table-cell>
          <table:table-cell office:value-type="float" office:value="26408056" calcext:value-type="float">
            <text:p>26408056</text:p>
          </table:table-cell>
          <table:table-cell office:value-type="float" office:value="30226320" calcext:value-type="float">
            <text:p>30226320</text:p>
          </table:table-cell>
          <table:table-cell table:formula="of:=[.A575]+[.B575]+[.C575]+[.D575]+[.E575]+[.F575]+[.G575]" office:value-type="float" office:value="175797288" calcext:value-type="float">
            <text:p>175797288</text:p>
          </table:table-cell>
        </table:table-row>
        <table:table-row table:style-name="ro1">
          <table:table-cell office:value-type="float" office:value="34315584" calcext:value-type="float">
            <text:p>34315584</text:p>
          </table:table-cell>
          <table:table-cell office:value-type="float" office:value="27925824" calcext:value-type="float">
            <text:p>27925824</text:p>
          </table:table-cell>
          <table:table-cell office:value-type="float" office:value="27744408" calcext:value-type="float">
            <text:p>27744408</text:p>
          </table:table-cell>
          <table:table-cell office:value-type="float" office:value="0" calcext:value-type="float">
            <text:p>0</text:p>
          </table:table-cell>
          <table:table-cell office:value-type="float" office:value="29249216" calcext:value-type="float">
            <text:p>29249216</text:p>
          </table:table-cell>
          <table:table-cell office:value-type="float" office:value="26416728" calcext:value-type="float">
            <text:p>26416728</text:p>
          </table:table-cell>
          <table:table-cell office:value-type="float" office:value="30226320" calcext:value-type="float">
            <text:p>30226320</text:p>
          </table:table-cell>
          <table:table-cell table:formula="of:=[.A576]+[.B576]+[.C576]+[.D576]+[.E576]+[.F576]+[.G576]" office:value-type="float" office:value="175878080" calcext:value-type="float">
            <text:p>175878080</text:p>
          </table:table-cell>
        </table:table-row>
        <table:table-row table:style-name="ro1">
          <table:table-cell office:value-type="float" office:value="34315768" calcext:value-type="float">
            <text:p>34315768</text:p>
          </table:table-cell>
          <table:table-cell office:value-type="float" office:value="27930552" calcext:value-type="float">
            <text:p>27930552</text:p>
          </table:table-cell>
          <table:table-cell office:value-type="float" office:value="27744408" calcext:value-type="float">
            <text:p>27744408</text:p>
          </table:table-cell>
          <table:table-cell office:value-type="float" office:value="0" calcext:value-type="float">
            <text:p>0</text:p>
          </table:table-cell>
          <table:table-cell office:value-type="float" office:value="29251640" calcext:value-type="float">
            <text:p>29251640</text:p>
          </table:table-cell>
          <table:table-cell office:value-type="float" office:value="26417320" calcext:value-type="float">
            <text:p>26417320</text:p>
          </table:table-cell>
          <table:table-cell office:value-type="float" office:value="30226320" calcext:value-type="float">
            <text:p>30226320</text:p>
          </table:table-cell>
          <table:table-cell table:formula="of:=[.A577]+[.B577]+[.C577]+[.D577]+[.E577]+[.F577]+[.G577]" office:value-type="float" office:value="175886008" calcext:value-type="float">
            <text:p>175886008</text:p>
          </table:table-cell>
        </table:table-row>
        <table:table-row table:style-name="ro1">
          <table:table-cell office:value-type="float" office:value="34381112" calcext:value-type="float">
            <text:p>34381112</text:p>
          </table:table-cell>
          <table:table-cell office:value-type="float" office:value="27930552" calcext:value-type="float">
            <text:p>27930552</text:p>
          </table:table-cell>
          <table:table-cell office:value-type="float" office:value="27744408" calcext:value-type="float">
            <text:p>27744408</text:p>
          </table:table-cell>
          <table:table-cell office:value-type="float" office:value="0" calcext:value-type="float">
            <text:p>0</text:p>
          </table:table-cell>
          <table:table-cell office:value-type="float" office:value="29252464" calcext:value-type="float">
            <text:p>29252464</text:p>
          </table:table-cell>
          <table:table-cell office:value-type="float" office:value="26418208" calcext:value-type="float">
            <text:p>26418208</text:p>
          </table:table-cell>
          <table:table-cell office:value-type="float" office:value="30295280" calcext:value-type="float">
            <text:p>30295280</text:p>
          </table:table-cell>
          <table:table-cell table:formula="of:=[.A578]+[.B578]+[.C578]+[.D578]+[.E578]+[.F578]+[.G578]" office:value-type="float" office:value="176022024" calcext:value-type="float">
            <text:p>176022024</text:p>
          </table:table-cell>
        </table:table-row>
        <table:table-row table:style-name="ro1">
          <table:table-cell office:value-type="float" office:value="34382048" calcext:value-type="float">
            <text:p>34382048</text:p>
          </table:table-cell>
          <table:table-cell office:value-type="float" office:value="27935368" calcext:value-type="float">
            <text:p>27935368</text:p>
          </table:table-cell>
          <table:table-cell office:value-type="float" office:value="27744408" calcext:value-type="float">
            <text:p>27744408</text:p>
          </table:table-cell>
          <table:table-cell office:value-type="float" office:value="0" calcext:value-type="float">
            <text:p>0</text:p>
          </table:table-cell>
          <table:table-cell office:value-type="float" office:value="29258944" calcext:value-type="float">
            <text:p>29258944</text:p>
          </table:table-cell>
          <table:table-cell office:value-type="float" office:value="26472792" calcext:value-type="float">
            <text:p>26472792</text:p>
          </table:table-cell>
          <table:table-cell office:value-type="float" office:value="30299704" calcext:value-type="float">
            <text:p>30299704</text:p>
          </table:table-cell>
          <table:table-cell table:formula="of:=[.A579]+[.B579]+[.C579]+[.D579]+[.E579]+[.F579]+[.G579]" office:value-type="float" office:value="176093264" calcext:value-type="float">
            <text:p>176093264</text:p>
          </table:table-cell>
        </table:table-row>
        <table:table-row table:style-name="ro1">
          <table:table-cell office:value-type="float" office:value="34386920" calcext:value-type="float">
            <text:p>34386920</text:p>
          </table:table-cell>
          <table:table-cell office:value-type="float" office:value="27960344" calcext:value-type="float">
            <text:p>27960344</text:p>
          </table:table-cell>
          <table:table-cell office:value-type="float" office:value="27758248" calcext:value-type="float">
            <text:p>27758248</text:p>
          </table:table-cell>
          <table:table-cell office:value-type="float" office:value="0" calcext:value-type="float">
            <text:p>0</text:p>
          </table:table-cell>
          <table:table-cell office:value-type="float" office:value="29260368" calcext:value-type="float">
            <text:p>29260368</text:p>
          </table:table-cell>
          <table:table-cell office:value-type="float" office:value="26473384" calcext:value-type="float">
            <text:p>26473384</text:p>
          </table:table-cell>
          <table:table-cell office:value-type="float" office:value="30299704" calcext:value-type="float">
            <text:p>30299704</text:p>
          </table:table-cell>
          <table:table-cell table:formula="of:=[.A580]+[.B580]+[.C580]+[.D580]+[.E580]+[.F580]+[.G580]" office:value-type="float" office:value="176138968" calcext:value-type="float">
            <text:p>176138968</text:p>
          </table:table-cell>
        </table:table-row>
        <table:table-row table:style-name="ro1">
          <table:table-cell office:value-type="float" office:value="34388488" calcext:value-type="float">
            <text:p>34388488</text:p>
          </table:table-cell>
          <table:table-cell office:value-type="float" office:value="27961520" calcext:value-type="float">
            <text:p>27961520</text:p>
          </table:table-cell>
          <table:table-cell office:value-type="float" office:value="27758248" calcext:value-type="float">
            <text:p>27758248</text:p>
          </table:table-cell>
          <table:table-cell office:value-type="float" office:value="0" calcext:value-type="float">
            <text:p>0</text:p>
          </table:table-cell>
          <table:table-cell office:value-type="float" office:value="29266432" calcext:value-type="float">
            <text:p>29266432</text:p>
          </table:table-cell>
          <table:table-cell office:value-type="float" office:value="26478760" calcext:value-type="float">
            <text:p>26478760</text:p>
          </table:table-cell>
          <table:table-cell office:value-type="float" office:value="30303864" calcext:value-type="float">
            <text:p>30303864</text:p>
          </table:table-cell>
          <table:table-cell table:formula="of:=[.A581]+[.B581]+[.C581]+[.D581]+[.E581]+[.F581]+[.G581]" office:value-type="float" office:value="176157312" calcext:value-type="float">
            <text:p>176157312</text:p>
          </table:table-cell>
        </table:table-row>
        <table:table-row table:style-name="ro1">
          <table:table-cell office:value-type="float" office:value="34393120" calcext:value-type="float">
            <text:p>34393120</text:p>
          </table:table-cell>
          <table:table-cell office:value-type="float" office:value="27961520" calcext:value-type="float">
            <text:p>27961520</text:p>
          </table:table-cell>
          <table:table-cell office:value-type="float" office:value="27758248" calcext:value-type="float">
            <text:p>27758248</text:p>
          </table:table-cell>
          <table:table-cell office:value-type="float" office:value="0" calcext:value-type="float">
            <text:p>0</text:p>
          </table:table-cell>
          <table:table-cell office:value-type="float" office:value="29269088" calcext:value-type="float">
            <text:p>29269088</text:p>
          </table:table-cell>
          <table:table-cell office:value-type="float" office:value="26479352" calcext:value-type="float">
            <text:p>26479352</text:p>
          </table:table-cell>
          <table:table-cell office:value-type="float" office:value="30303864" calcext:value-type="float">
            <text:p>30303864</text:p>
          </table:table-cell>
          <table:table-cell table:formula="of:=[.A582]+[.B582]+[.C582]+[.D582]+[.E582]+[.F582]+[.G582]" office:value-type="float" office:value="176165192" calcext:value-type="float">
            <text:p>176165192</text:p>
          </table:table-cell>
        </table:table-row>
        <table:table-row table:style-name="ro1">
          <table:table-cell office:value-type="float" office:value="34394040" calcext:value-type="float">
            <text:p>34394040</text:p>
          </table:table-cell>
          <table:table-cell office:value-type="float" office:value="27961520" calcext:value-type="float">
            <text:p>27961520</text:p>
          </table:table-cell>
          <table:table-cell office:value-type="float" office:value="27763432" calcext:value-type="float">
            <text:p>27763432</text:p>
          </table:table-cell>
          <table:table-cell office:value-type="float" office:value="0" calcext:value-type="float">
            <text:p>0</text:p>
          </table:table-cell>
          <table:table-cell office:value-type="float" office:value="29269928" calcext:value-type="float">
            <text:p>29269928</text:p>
          </table:table-cell>
          <table:table-cell office:value-type="float" office:value="26484728" calcext:value-type="float">
            <text:p>26484728</text:p>
          </table:table-cell>
          <table:table-cell office:value-type="float" office:value="30303864" calcext:value-type="float">
            <text:p>30303864</text:p>
          </table:table-cell>
          <table:table-cell table:formula="of:=[.A583]+[.B583]+[.C583]+[.D583]+[.E583]+[.F583]+[.G583]" office:value-type="float" office:value="176177512" calcext:value-type="float">
            <text:p>176177512</text:p>
          </table:table-cell>
        </table:table-row>
        <table:table-row table:style-name="ro1">
          <table:table-cell office:value-type="float" office:value="34394224" calcext:value-type="float">
            <text:p>34394224</text:p>
          </table:table-cell>
          <table:table-cell office:value-type="float" office:value="27965808" calcext:value-type="float">
            <text:p>27965808</text:p>
          </table:table-cell>
          <table:table-cell office:value-type="float" office:value="27763432" calcext:value-type="float">
            <text:p>27763432</text:p>
          </table:table-cell>
          <table:table-cell office:value-type="float" office:value="0" calcext:value-type="float">
            <text:p>0</text:p>
          </table:table-cell>
          <table:table-cell office:value-type="float" office:value="29276384" calcext:value-type="float">
            <text:p>29276384</text:p>
          </table:table-cell>
          <table:table-cell office:value-type="float" office:value="26540784" calcext:value-type="float">
            <text:p>26540784</text:p>
          </table:table-cell>
          <table:table-cell office:value-type="float" office:value="30303864" calcext:value-type="float">
            <text:p>30303864</text:p>
          </table:table-cell>
          <table:table-cell table:formula="of:=[.A584]+[.B584]+[.C584]+[.D584]+[.E584]+[.F584]+[.G584]" office:value-type="float" office:value="176244496" calcext:value-type="float">
            <text:p>176244496</text:p>
          </table:table-cell>
        </table:table-row>
        <table:table-row table:style-name="ro1">
          <table:table-cell office:value-type="float" office:value="34398832" calcext:value-type="float">
            <text:p>34398832</text:p>
          </table:table-cell>
          <table:table-cell office:value-type="float" office:value="27965808" calcext:value-type="float">
            <text:p>27965808</text:p>
          </table:table-cell>
          <table:table-cell office:value-type="float" office:value="27763432" calcext:value-type="float">
            <text:p>27763432</text:p>
          </table:table-cell>
          <table:table-cell office:value-type="float" office:value="0" calcext:value-type="float">
            <text:p>0</text:p>
          </table:table-cell>
          <table:table-cell office:value-type="float" office:value="29277208" calcext:value-type="float">
            <text:p>29277208</text:p>
          </table:table-cell>
          <table:table-cell office:value-type="float" office:value="26844280" calcext:value-type="float">
            <text:p>26844280</text:p>
          </table:table-cell>
          <table:table-cell office:value-type="float" office:value="30303864" calcext:value-type="float">
            <text:p>30303864</text:p>
          </table:table-cell>
          <table:table-cell table:formula="of:=[.A585]+[.B585]+[.C585]+[.D585]+[.E585]+[.F585]+[.G585]" office:value-type="float" office:value="176553424" calcext:value-type="float">
            <text:p>176553424</text:p>
          </table:table-cell>
        </table:table-row>
        <table:table-row table:style-name="ro1">
          <table:table-cell office:value-type="float" office:value="34400416" calcext:value-type="float">
            <text:p>34400416</text:p>
          </table:table-cell>
          <table:table-cell office:value-type="float" office:value="27970096" calcext:value-type="float">
            <text:p>27970096</text:p>
          </table:table-cell>
          <table:table-cell office:value-type="float" office:value="27763432" calcext:value-type="float">
            <text:p>27763432</text:p>
          </table:table-cell>
          <table:table-cell office:value-type="float" office:value="0" calcext:value-type="float">
            <text:p>0</text:p>
          </table:table-cell>
          <table:table-cell office:value-type="float" office:value="29279312" calcext:value-type="float">
            <text:p>29279312</text:p>
          </table:table-cell>
          <table:table-cell office:value-type="float" office:value="26844904" calcext:value-type="float">
            <text:p>26844904</text:p>
          </table:table-cell>
          <table:table-cell office:value-type="float" office:value="30308024" calcext:value-type="float">
            <text:p>30308024</text:p>
          </table:table-cell>
          <table:table-cell table:formula="of:=[.A586]+[.B586]+[.C586]+[.D586]+[.E586]+[.F586]+[.G586]" office:value-type="float" office:value="176566184" calcext:value-type="float">
            <text:p>176566184</text:p>
          </table:table-cell>
        </table:table-row>
        <table:table-row table:style-name="ro1">
          <table:table-cell office:value-type="float" office:value="34404664" calcext:value-type="float">
            <text:p>34404664</text:p>
          </table:table-cell>
          <table:table-cell office:value-type="float" office:value="27970096" calcext:value-type="float">
            <text:p>27970096</text:p>
          </table:table-cell>
          <table:table-cell office:value-type="float" office:value="27768616" calcext:value-type="float">
            <text:p>27768616</text:p>
          </table:table-cell>
          <table:table-cell office:value-type="float" office:value="0" calcext:value-type="float">
            <text:p>0</text:p>
          </table:table-cell>
          <table:table-cell office:value-type="float" office:value="29280832" calcext:value-type="float">
            <text:p>29280832</text:p>
          </table:table-cell>
          <table:table-cell office:value-type="float" office:value="26061624" calcext:value-type="float">
            <text:p>26061624</text:p>
          </table:table-cell>
          <table:table-cell office:value-type="float" office:value="30454080" calcext:value-type="float">
            <text:p>30454080</text:p>
          </table:table-cell>
          <table:table-cell table:formula="of:=[.A587]+[.B587]+[.C587]+[.D587]+[.E587]+[.F587]+[.G587]" office:value-type="float" office:value="175939912" calcext:value-type="float">
            <text:p>175939912</text:p>
          </table:table-cell>
        </table:table-row>
        <table:table-row table:style-name="ro1">
          <table:table-cell office:value-type="float" office:value="34405584" calcext:value-type="float">
            <text:p>34405584</text:p>
          </table:table-cell>
          <table:table-cell office:value-type="float" office:value="27974384" calcext:value-type="float">
            <text:p>27974384</text:p>
          </table:table-cell>
          <table:table-cell office:value-type="float" office:value="27768616" calcext:value-type="float">
            <text:p>27768616</text:p>
          </table:table-cell>
          <table:table-cell office:value-type="float" office:value="0" calcext:value-type="float">
            <text:p>0</text:p>
          </table:table-cell>
          <table:table-cell office:value-type="float" office:value="29345032" calcext:value-type="float">
            <text:p>29345032</text:p>
          </table:table-cell>
          <table:table-cell office:value-type="float" office:value="26073168" calcext:value-type="float">
            <text:p>26073168</text:p>
          </table:table-cell>
          <table:table-cell office:value-type="float" office:value="30459504" calcext:value-type="float">
            <text:p>30459504</text:p>
          </table:table-cell>
          <table:table-cell table:formula="of:=[.A588]+[.B588]+[.C588]+[.D588]+[.E588]+[.F588]+[.G588]" office:value-type="float" office:value="176026288" calcext:value-type="float">
            <text:p>176026288</text:p>
          </table:table-cell>
        </table:table-row>
        <table:table-row table:style-name="ro1">
          <table:table-cell office:value-type="float" office:value="34474912" calcext:value-type="float">
            <text:p>34474912</text:p>
          </table:table-cell>
          <table:table-cell office:value-type="float" office:value="28079512" calcext:value-type="float">
            <text:p>28079512</text:p>
          </table:table-cell>
          <table:table-cell office:value-type="float" office:value="27869464" calcext:value-type="float">
            <text:p>27869464</text:p>
          </table:table-cell>
          <table:table-cell office:value-type="float" office:value="0" calcext:value-type="float">
            <text:p>0</text:p>
          </table:table-cell>
          <table:table-cell office:value-type="float" office:value="29346488" calcext:value-type="float">
            <text:p>29346488</text:p>
          </table:table-cell>
          <table:table-cell office:value-type="float" office:value="26133544" calcext:value-type="float">
            <text:p>26133544</text:p>
          </table:table-cell>
          <table:table-cell office:value-type="float" office:value="30459504" calcext:value-type="float">
            <text:p>30459504</text:p>
          </table:table-cell>
          <table:table-cell table:formula="of:=[.A589]+[.B589]+[.C589]+[.D589]+[.E589]+[.F589]+[.G589]" office:value-type="float" office:value="176363424" calcext:value-type="float">
            <text:p>176363424</text:p>
          </table:table-cell>
        </table:table-row>
        <table:table-row table:style-name="ro1">
          <table:table-cell office:value-type="float" office:value="34475592" calcext:value-type="float">
            <text:p>34475592</text:p>
          </table:table-cell>
          <table:table-cell office:value-type="float" office:value="28081136" calcext:value-type="float">
            <text:p>28081136</text:p>
          </table:table-cell>
          <table:table-cell office:value-type="float" office:value="27874912" calcext:value-type="float">
            <text:p>27874912</text:p>
          </table:table-cell>
          <table:table-cell office:value-type="float" office:value="0" calcext:value-type="float">
            <text:p>0</text:p>
          </table:table-cell>
          <table:table-cell office:value-type="float" office:value="29348232" calcext:value-type="float">
            <text:p>29348232</text:p>
          </table:table-cell>
          <table:table-cell office:value-type="float" office:value="26227936" calcext:value-type="float">
            <text:p>26227936</text:p>
          </table:table-cell>
          <table:table-cell office:value-type="float" office:value="30459504" calcext:value-type="float">
            <text:p>30459504</text:p>
          </table:table-cell>
          <table:table-cell table:formula="of:=[.A590]+[.B590]+[.C590]+[.D590]+[.E590]+[.F590]+[.G590]" office:value-type="float" office:value="176467312" calcext:value-type="float">
            <text:p>176467312</text:p>
          </table:table-cell>
        </table:table-row>
        <table:table-row table:style-name="ro1">
          <table:table-cell office:value-type="float" office:value="34477160" calcext:value-type="float">
            <text:p>34477160</text:p>
          </table:table-cell>
          <table:table-cell office:value-type="float" office:value="28151056" calcext:value-type="float">
            <text:p>28151056</text:p>
          </table:table-cell>
          <table:table-cell office:value-type="float" office:value="27874912" calcext:value-type="float">
            <text:p>27874912</text:p>
          </table:table-cell>
          <table:table-cell office:value-type="float" office:value="0" calcext:value-type="float">
            <text:p>0</text:p>
          </table:table-cell>
          <table:table-cell office:value-type="float" office:value="29353656" calcext:value-type="float">
            <text:p>29353656</text:p>
          </table:table-cell>
          <table:table-cell office:value-type="float" office:value="26232544" calcext:value-type="float">
            <text:p>26232544</text:p>
          </table:table-cell>
          <table:table-cell office:value-type="float" office:value="30459504" calcext:value-type="float">
            <text:p>30459504</text:p>
          </table:table-cell>
          <table:table-cell table:formula="of:=[.A591]+[.B591]+[.C591]+[.D591]+[.E591]+[.F591]+[.G591]" office:value-type="float" office:value="176548832" calcext:value-type="float">
            <text:p>176548832</text:p>
          </table:table-cell>
        </table:table-row>
        <table:table-row table:style-name="ro1">
          <table:table-cell office:value-type="float" office:value="34481672" calcext:value-type="float">
            <text:p>34481672</text:p>
          </table:table-cell>
          <table:table-cell office:value-type="float" office:value="28151648" calcext:value-type="float">
            <text:p>28151648</text:p>
          </table:table-cell>
          <table:table-cell office:value-type="float" office:value="27874912" calcext:value-type="float">
            <text:p>27874912</text:p>
          </table:table-cell>
          <table:table-cell office:value-type="float" office:value="0" calcext:value-type="float">
            <text:p>0</text:p>
          </table:table-cell>
          <table:table-cell office:value-type="float" office:value="29355384" calcext:value-type="float">
            <text:p>29355384</text:p>
          </table:table-cell>
          <table:table-cell office:value-type="float" office:value="26233168" calcext:value-type="float">
            <text:p>26233168</text:p>
          </table:table-cell>
          <table:table-cell office:value-type="float" office:value="30459504" calcext:value-type="float">
            <text:p>30459504</text:p>
          </table:table-cell>
          <table:table-cell table:formula="of:=[.A592]+[.B592]+[.C592]+[.D592]+[.E592]+[.F592]+[.G592]" office:value-type="float" office:value="176556288" calcext:value-type="float">
            <text:p>176556288</text:p>
          </table:table-cell>
        </table:table-row>
        <table:table-row table:style-name="ro1">
          <table:table-cell office:value-type="float" office:value="34482592" calcext:value-type="float">
            <text:p>34482592</text:p>
          </table:table-cell>
          <table:table-cell office:value-type="float" office:value="28156528" calcext:value-type="float">
            <text:p>28156528</text:p>
          </table:table-cell>
          <table:table-cell office:value-type="float" office:value="27874912" calcext:value-type="float">
            <text:p>27874912</text:p>
          </table:table-cell>
          <table:table-cell office:value-type="float" office:value="0" calcext:value-type="float">
            <text:p>0</text:p>
          </table:table-cell>
          <table:table-cell office:value-type="float" office:value="29360880" calcext:value-type="float">
            <text:p>29360880</text:p>
          </table:table-cell>
          <table:table-cell office:value-type="float" office:value="26409856" calcext:value-type="float">
            <text:p>26409856</text:p>
          </table:table-cell>
          <table:table-cell office:value-type="float" office:value="29648000" calcext:value-type="float">
            <text:p>29648000</text:p>
          </table:table-cell>
          <table:table-cell table:formula="of:=[.A593]+[.B593]+[.C593]+[.D593]+[.E593]+[.F593]+[.G593]" office:value-type="float" office:value="175932768" calcext:value-type="float">
            <text:p>175932768</text:p>
          </table:table-cell>
        </table:table-row>
        <table:table-row table:style-name="ro1">
          <table:table-cell office:value-type="float" office:value="34487200" calcext:value-type="float">
            <text:p>34487200</text:p>
          </table:table-cell>
          <table:table-cell office:value-type="float" office:value="28157120" calcext:value-type="float">
            <text:p>28157120</text:p>
          </table:table-cell>
          <table:table-cell office:value-type="float" office:value="27880096" calcext:value-type="float">
            <text:p>27880096</text:p>
          </table:table-cell>
          <table:table-cell office:value-type="float" office:value="0" calcext:value-type="float">
            <text:p>0</text:p>
          </table:table-cell>
          <table:table-cell office:value-type="float" office:value="29363208" calcext:value-type="float">
            <text:p>29363208</text:p>
          </table:table-cell>
          <table:table-cell office:value-type="float" office:value="26507632" calcext:value-type="float">
            <text:p>26507632</text:p>
          </table:table-cell>
          <table:table-cell office:value-type="float" office:value="28680744" calcext:value-type="float">
            <text:p>28680744</text:p>
          </table:table-cell>
          <table:table-cell table:formula="of:=[.A594]+[.B594]+[.C594]+[.D594]+[.E594]+[.F594]+[.G594]" office:value-type="float" office:value="175076000" calcext:value-type="float">
            <text:p>175076000</text:p>
          </table:table-cell>
        </table:table-row>
        <table:table-row table:style-name="ro1">
          <table:table-cell office:value-type="float" office:value="42111528" calcext:value-type="float">
            <text:p>42111528</text:p>
          </table:table-cell>
          <table:table-cell office:value-type="float" office:value="28157696" calcext:value-type="float">
            <text:p>28157696</text:p>
          </table:table-cell>
          <table:table-cell office:value-type="float" office:value="27880096" calcext:value-type="float">
            <text:p>27880096</text:p>
          </table:table-cell>
          <table:table-cell office:value-type="float" office:value="0" calcext:value-type="float">
            <text:p>0</text:p>
          </table:table-cell>
          <table:table-cell office:value-type="float" office:value="29368368" calcext:value-type="float">
            <text:p>29368368</text:p>
          </table:table-cell>
          <table:table-cell office:value-type="float" office:value="26517568" calcext:value-type="float">
            <text:p>26517568</text:p>
          </table:table-cell>
          <table:table-cell office:value-type="float" office:value="28680744" calcext:value-type="float">
            <text:p>28680744</text:p>
          </table:table-cell>
          <table:table-cell table:formula="of:=[.A595]+[.B595]+[.C595]+[.D595]+[.E595]+[.F595]+[.G595]" office:value-type="float" office:value="182716000" calcext:value-type="float">
            <text:p>182716000</text:p>
          </table:table-cell>
        </table:table-row>
        <table:table-row table:style-name="ro1">
          <table:table-cell office:value-type="float" office:value="30479808" calcext:value-type="float">
            <text:p>30479808</text:p>
          </table:table-cell>
          <table:table-cell office:value-type="float" office:value="28230952" calcext:value-type="float">
            <text:p>28230952</text:p>
          </table:table-cell>
          <table:table-cell office:value-type="float" office:value="27880096" calcext:value-type="float">
            <text:p>27880096</text:p>
          </table:table-cell>
          <table:table-cell office:value-type="float" office:value="0" calcext:value-type="float">
            <text:p>0</text:p>
          </table:table-cell>
          <table:table-cell office:value-type="float" office:value="29370264" calcext:value-type="float">
            <text:p>29370264</text:p>
          </table:table-cell>
          <table:table-cell office:value-type="float" office:value="26517568" calcext:value-type="float">
            <text:p>26517568</text:p>
          </table:table-cell>
          <table:table-cell office:value-type="float" office:value="28694096" calcext:value-type="float">
            <text:p>28694096</text:p>
          </table:table-cell>
          <table:table-cell table:formula="of:=[.A596]+[.B596]+[.C596]+[.D596]+[.E596]+[.F596]+[.G596]" office:value-type="float" office:value="171172784" calcext:value-type="float">
            <text:p>171172784</text:p>
          </table:table-cell>
        </table:table-row>
        <table:table-row table:style-name="ro1">
          <table:table-cell office:value-type="float" office:value="30480104" calcext:value-type="float">
            <text:p>30480104</text:p>
          </table:table-cell>
          <table:table-cell office:value-type="float" office:value="28231544" calcext:value-type="float">
            <text:p>28231544</text:p>
          </table:table-cell>
          <table:table-cell office:value-type="float" office:value="27885280" calcext:value-type="float">
            <text:p>27885280</text:p>
          </table:table-cell>
          <table:table-cell office:value-type="float" office:value="0" calcext:value-type="float">
            <text:p>0</text:p>
          </table:table-cell>
          <table:table-cell office:value-type="float" office:value="29371088" calcext:value-type="float">
            <text:p>29371088</text:p>
          </table:table-cell>
          <table:table-cell office:value-type="float" office:value="26517568" calcext:value-type="float">
            <text:p>26517568</text:p>
          </table:table-cell>
          <table:table-cell office:value-type="float" office:value="28831528" calcext:value-type="float">
            <text:p>28831528</text:p>
          </table:table-cell>
          <table:table-cell table:formula="of:=[.A597]+[.B597]+[.C597]+[.D597]+[.E597]+[.F597]+[.G597]" office:value-type="float" office:value="171317112" calcext:value-type="float">
            <text:p>171317112</text:p>
          </table:table-cell>
        </table:table-row>
        <table:table-row table:style-name="ro1">
          <table:table-cell office:value-type="float" office:value="30624736" calcext:value-type="float">
            <text:p>30624736</text:p>
          </table:table-cell>
          <table:table-cell office:value-type="float" office:value="28232432" calcext:value-type="float">
            <text:p>28232432</text:p>
          </table:table-cell>
          <table:table-cell office:value-type="float" office:value="27885280" calcext:value-type="float">
            <text:p>27885280</text:p>
          </table:table-cell>
          <table:table-cell office:value-type="float" office:value="0" calcext:value-type="float">
            <text:p>0</text:p>
          </table:table-cell>
          <table:table-cell office:value-type="float" office:value="29470800" calcext:value-type="float">
            <text:p>29470800</text:p>
          </table:table-cell>
          <table:table-cell office:value-type="float" office:value="26517568" calcext:value-type="float">
            <text:p>26517568</text:p>
          </table:table-cell>
          <table:table-cell office:value-type="float" office:value="28831528" calcext:value-type="float">
            <text:p>28831528</text:p>
          </table:table-cell>
          <table:table-cell table:formula="of:=[.A598]+[.B598]+[.C598]+[.D598]+[.E598]+[.F598]+[.G598]" office:value-type="float" office:value="171562344" calcext:value-type="float">
            <text:p>171562344</text:p>
          </table:table-cell>
        </table:table-row>
        <table:table-row table:style-name="ro1">
          <table:table-cell office:value-type="float" office:value="30632504" calcext:value-type="float">
            <text:p>30632504</text:p>
          </table:table-cell>
          <table:table-cell office:value-type="float" office:value="28348776" calcext:value-type="float">
            <text:p>28348776</text:p>
          </table:table-cell>
          <table:table-cell office:value-type="float" office:value="27937616" calcext:value-type="float">
            <text:p>27937616</text:p>
          </table:table-cell>
          <table:table-cell office:value-type="float" office:value="0" calcext:value-type="float">
            <text:p>0</text:p>
          </table:table-cell>
          <table:table-cell office:value-type="float" office:value="29473968" calcext:value-type="float">
            <text:p>29473968</text:p>
          </table:table-cell>
          <table:table-cell office:value-type="float" office:value="26517568" calcext:value-type="float">
            <text:p>26517568</text:p>
          </table:table-cell>
          <table:table-cell office:value-type="float" office:value="28831528" calcext:value-type="float">
            <text:p>28831528</text:p>
          </table:table-cell>
          <table:table-cell table:formula="of:=[.A599]+[.B599]+[.C599]+[.D599]+[.E599]+[.F599]+[.G599]" office:value-type="float" office:value="171741960" calcext:value-type="float">
            <text:p>171741960</text:p>
          </table:table-cell>
        </table:table-row>
        <table:table-row table:style-name="ro1">
          <table:table-cell office:value-type="float" office:value="30634400" calcext:value-type="float">
            <text:p>30634400</text:p>
          </table:table-cell>
          <table:table-cell office:value-type="float" office:value="28353624" calcext:value-type="float">
            <text:p>28353624</text:p>
          </table:table-cell>
          <table:table-cell office:value-type="float" office:value="27937616" calcext:value-type="float">
            <text:p>27937616</text:p>
          </table:table-cell>
          <table:table-cell office:value-type="float" office:value="0" calcext:value-type="float">
            <text:p>0</text:p>
          </table:table-cell>
          <table:table-cell office:value-type="float" office:value="29537328" calcext:value-type="float">
            <text:p>29537328</text:p>
          </table:table-cell>
          <table:table-cell office:value-type="float" office:value="26523264" calcext:value-type="float">
            <text:p>26523264</text:p>
          </table:table-cell>
          <table:table-cell office:value-type="float" office:value="26452920" calcext:value-type="float">
            <text:p>26452920</text:p>
          </table:table-cell>
          <table:table-cell table:formula="of:=[.A600]+[.B600]+[.C600]+[.D600]+[.E600]+[.F600]+[.G600]" office:value-type="float" office:value="169439152" calcext:value-type="float">
            <text:p>169439152</text:p>
          </table:table-cell>
        </table:table-row>
        <table:table-row table:style-name="ro1">
          <table:table-cell office:value-type="float" office:value="30704080" calcext:value-type="float">
            <text:p>30704080</text:p>
          </table:table-cell>
          <table:table-cell office:value-type="float" office:value="28423392" calcext:value-type="float">
            <text:p>28423392</text:p>
          </table:table-cell>
          <table:table-cell office:value-type="float" office:value="27943208" calcext:value-type="float">
            <text:p>27943208</text:p>
          </table:table-cell>
          <table:table-cell office:value-type="float" office:value="0" calcext:value-type="float">
            <text:p>0</text:p>
          </table:table-cell>
          <table:table-cell office:value-type="float" office:value="29539208" calcext:value-type="float">
            <text:p>29539208</text:p>
          </table:table-cell>
          <table:table-cell office:value-type="float" office:value="26523264" calcext:value-type="float">
            <text:p>26523264</text:p>
          </table:table-cell>
          <table:table-cell office:value-type="float" office:value="26452920" calcext:value-type="float">
            <text:p>26452920</text:p>
          </table:table-cell>
          <table:table-cell table:formula="of:=[.A601]+[.B601]+[.C601]+[.D601]+[.E601]+[.F601]+[.G601]" office:value-type="float" office:value="169586072" calcext:value-type="float">
            <text:p>169586072</text:p>
          </table:table-cell>
        </table:table-row>
        <table:table-row table:style-name="ro1">
          <table:table-cell office:value-type="float" office:value="30704376" calcext:value-type="float">
            <text:p>30704376</text:p>
          </table:table-cell>
          <table:table-cell office:value-type="float" office:value="28423984" calcext:value-type="float">
            <text:p>28423984</text:p>
          </table:table-cell>
          <table:table-cell office:value-type="float" office:value="27943208" calcext:value-type="float">
            <text:p>27943208</text:p>
          </table:table-cell>
          <table:table-cell office:value-type="float" office:value="0" calcext:value-type="float">
            <text:p>0</text:p>
          </table:table-cell>
          <table:table-cell office:value-type="float" office:value="29544272" calcext:value-type="float">
            <text:p>29544272</text:p>
          </table:table-cell>
          <table:table-cell office:value-type="float" office:value="26528032" calcext:value-type="float">
            <text:p>26528032</text:p>
          </table:table-cell>
          <table:table-cell office:value-type="float" office:value="26452920" calcext:value-type="float">
            <text:p>26452920</text:p>
          </table:table-cell>
          <table:table-cell table:formula="of:=[.A602]+[.B602]+[.C602]+[.D602]+[.E602]+[.F602]+[.G602]" office:value-type="float" office:value="169596792" calcext:value-type="float">
            <text:p>169596792</text:p>
          </table:table-cell>
        </table:table-row>
        <table:table-row table:style-name="ro1">
          <table:table-cell office:value-type="float" office:value="30705408" calcext:value-type="float">
            <text:p>30705408</text:p>
          </table:table-cell>
          <table:table-cell office:value-type="float" office:value="28428864" calcext:value-type="float">
            <text:p>28428864</text:p>
          </table:table-cell>
          <table:table-cell office:value-type="float" office:value="27943208" calcext:value-type="float">
            <text:p>27943208</text:p>
          </table:table-cell>
          <table:table-cell office:value-type="float" office:value="0" calcext:value-type="float">
            <text:p>0</text:p>
          </table:table-cell>
          <table:table-cell office:value-type="float" office:value="29546968" calcext:value-type="float">
            <text:p>29546968</text:p>
          </table:table-cell>
          <table:table-cell office:value-type="float" office:value="26532224" calcext:value-type="float">
            <text:p>26532224</text:p>
          </table:table-cell>
          <table:table-cell office:value-type="float" office:value="26457080" calcext:value-type="float">
            <text:p>26457080</text:p>
          </table:table-cell>
          <table:table-cell table:formula="of:=[.A603]+[.B603]+[.C603]+[.D603]+[.E603]+[.F603]+[.G603]" office:value-type="float" office:value="169613752" calcext:value-type="float">
            <text:p>169613752</text:p>
          </table:table-cell>
        </table:table-row>
        <table:table-row table:style-name="ro1">
          <table:table-cell office:value-type="float" office:value="30710424" calcext:value-type="float">
            <text:p>30710424</text:p>
          </table:table-cell>
          <table:table-cell office:value-type="float" office:value="28429456" calcext:value-type="float">
            <text:p>28429456</text:p>
          </table:table-cell>
          <table:table-cell office:value-type="float" office:value="27948392" calcext:value-type="float">
            <text:p>27948392</text:p>
          </table:table-cell>
          <table:table-cell office:value-type="float" office:value="0" calcext:value-type="float">
            <text:p>0</text:p>
          </table:table-cell>
          <table:table-cell office:value-type="float" office:value="29548504" calcext:value-type="float">
            <text:p>29548504</text:p>
          </table:table-cell>
          <table:table-cell office:value-type="float" office:value="26532224" calcext:value-type="float">
            <text:p>26532224</text:p>
          </table:table-cell>
          <table:table-cell office:value-type="float" office:value="26457080" calcext:value-type="float">
            <text:p>26457080</text:p>
          </table:table-cell>
          <table:table-cell table:formula="of:=[.A604]+[.B604]+[.C604]+[.D604]+[.E604]+[.F604]+[.G604]" office:value-type="float" office:value="169626080" calcext:value-type="float">
            <text:p>169626080</text:p>
          </table:table-cell>
        </table:table-row>
        <table:table-row table:style-name="ro1">
          <table:table-cell office:value-type="float" office:value="30712104" calcext:value-type="float">
            <text:p>30712104</text:p>
          </table:table-cell>
          <table:table-cell office:value-type="float" office:value="28434336" calcext:value-type="float">
            <text:p>28434336</text:p>
          </table:table-cell>
          <table:table-cell office:value-type="float" office:value="27948392" calcext:value-type="float">
            <text:p>27948392</text:p>
          </table:table-cell>
          <table:table-cell office:value-type="float" office:value="0" calcext:value-type="float">
            <text:p>0</text:p>
          </table:table-cell>
          <table:table-cell office:value-type="float" office:value="29554568" calcext:value-type="float">
            <text:p>29554568</text:p>
          </table:table-cell>
          <table:table-cell office:value-type="float" office:value="26537264" calcext:value-type="float">
            <text:p>26537264</text:p>
          </table:table-cell>
          <table:table-cell office:value-type="float" office:value="26461240" calcext:value-type="float">
            <text:p>26461240</text:p>
          </table:table-cell>
          <table:table-cell table:formula="of:=[.A605]+[.B605]+[.C605]+[.D605]+[.E605]+[.F605]+[.G605]" office:value-type="float" office:value="169647904" calcext:value-type="float">
            <text:p>169647904</text:p>
          </table:table-cell>
        </table:table-row>
        <table:table-row table:style-name="ro1">
          <table:table-cell office:value-type="float" office:value="30712400" calcext:value-type="float">
            <text:p>30712400</text:p>
          </table:table-cell>
          <table:table-cell office:value-type="float" office:value="28507144" calcext:value-type="float">
            <text:p>28507144</text:p>
          </table:table-cell>
          <table:table-cell office:value-type="float" office:value="27953576" calcext:value-type="float">
            <text:p>27953576</text:p>
          </table:table-cell>
          <table:table-cell office:value-type="float" office:value="0" calcext:value-type="float">
            <text:p>0</text:p>
          </table:table-cell>
          <table:table-cell office:value-type="float" office:value="29555848" calcext:value-type="float">
            <text:p>29555848</text:p>
          </table:table-cell>
          <table:table-cell office:value-type="float" office:value="26537264" calcext:value-type="float">
            <text:p>26537264</text:p>
          </table:table-cell>
          <table:table-cell office:value-type="float" office:value="26287296" calcext:value-type="float">
            <text:p>26287296</text:p>
          </table:table-cell>
          <table:table-cell table:formula="of:=[.A606]+[.B606]+[.C606]+[.D606]+[.E606]+[.F606]+[.G606]" office:value-type="float" office:value="169553528" calcext:value-type="float">
            <text:p>169553528</text:p>
          </table:table-cell>
        </table:table-row>
        <table:table-row table:style-name="ro1">
          <table:table-cell office:value-type="float" office:value="30713680" calcext:value-type="float">
            <text:p>30713680</text:p>
          </table:table-cell>
          <table:table-cell office:value-type="float" office:value="28512024" calcext:value-type="float">
            <text:p>28512024</text:p>
          </table:table-cell>
          <table:table-cell office:value-type="float" office:value="27953576" calcext:value-type="float">
            <text:p>27953576</text:p>
          </table:table-cell>
          <table:table-cell office:value-type="float" office:value="0" calcext:value-type="float">
            <text:p>0</text:p>
          </table:table-cell>
          <table:table-cell office:value-type="float" office:value="29561552" calcext:value-type="float">
            <text:p>29561552</text:p>
          </table:table-cell>
          <table:table-cell office:value-type="float" office:value="26541976" calcext:value-type="float">
            <text:p>26541976</text:p>
          </table:table-cell>
          <table:table-cell office:value-type="float" office:value="26294032" calcext:value-type="float">
            <text:p>26294032</text:p>
          </table:table-cell>
          <table:table-cell table:formula="of:=[.A607]+[.B607]+[.C607]+[.D607]+[.E607]+[.F607]+[.G607]" office:value-type="float" office:value="169576840" calcext:value-type="float">
            <text:p>169576840</text:p>
          </table:table-cell>
        </table:table-row>
        <table:table-row table:style-name="ro1">
          <table:table-cell office:value-type="float" office:value="30718512" calcext:value-type="float">
            <text:p>30718512</text:p>
          </table:table-cell>
          <table:table-cell office:value-type="float" office:value="28516912" calcext:value-type="float">
            <text:p>28516912</text:p>
          </table:table-cell>
          <table:table-cell office:value-type="float" office:value="27962376" calcext:value-type="float">
            <text:p>27962376</text:p>
          </table:table-cell>
          <table:table-cell office:value-type="float" office:value="0" calcext:value-type="float">
            <text:p>0</text:p>
          </table:table-cell>
          <table:table-cell office:value-type="float" office:value="29562992" calcext:value-type="float">
            <text:p>29562992</text:p>
          </table:table-cell>
          <table:table-cell office:value-type="float" office:value="26541976" calcext:value-type="float">
            <text:p>26541976</text:p>
          </table:table-cell>
          <table:table-cell office:value-type="float" office:value="26294032" calcext:value-type="float">
            <text:p>26294032</text:p>
          </table:table-cell>
          <table:table-cell table:formula="of:=[.A608]+[.B608]+[.C608]+[.D608]+[.E608]+[.F608]+[.G608]" office:value-type="float" office:value="169596800" calcext:value-type="float">
            <text:p>169596800</text:p>
          </table:table-cell>
        </table:table-row>
        <table:table-row table:style-name="ro1">
          <table:table-cell office:value-type="float" office:value="30719456" calcext:value-type="float">
            <text:p>30719456</text:p>
          </table:table-cell>
          <table:table-cell office:value-type="float" office:value="28517632" calcext:value-type="float">
            <text:p>28517632</text:p>
          </table:table-cell>
          <table:table-cell office:value-type="float" office:value="27962376" calcext:value-type="float">
            <text:p>27962376</text:p>
          </table:table-cell>
          <table:table-cell office:value-type="float" office:value="0" calcext:value-type="float">
            <text:p>0</text:p>
          </table:table-cell>
          <table:table-cell office:value-type="float" office:value="29568696" calcext:value-type="float">
            <text:p>29568696</text:p>
          </table:table-cell>
          <table:table-cell office:value-type="float" office:value="26546688" calcext:value-type="float">
            <text:p>26546688</text:p>
          </table:table-cell>
          <table:table-cell office:value-type="float" office:value="26294032" calcext:value-type="float">
            <text:p>26294032</text:p>
          </table:table-cell>
          <table:table-cell table:formula="of:=[.A609]+[.B609]+[.C609]+[.D609]+[.E609]+[.F609]+[.G609]" office:value-type="float" office:value="169608880" calcext:value-type="float">
            <text:p>169608880</text:p>
          </table:table-cell>
        </table:table-row>
        <table:table-row table:style-name="ro1">
          <table:table-cell office:value-type="float" office:value="30720488" calcext:value-type="float">
            <text:p>30720488</text:p>
          </table:table-cell>
          <table:table-cell office:value-type="float" office:value="28523200" calcext:value-type="float">
            <text:p>28523200</text:p>
          </table:table-cell>
          <table:table-cell office:value-type="float" office:value="27962376" calcext:value-type="float">
            <text:p>27962376</text:p>
          </table:table-cell>
          <table:table-cell office:value-type="float" office:value="0" calcext:value-type="float">
            <text:p>0</text:p>
          </table:table-cell>
          <table:table-cell office:value-type="float" office:value="29570576" calcext:value-type="float">
            <text:p>29570576</text:p>
          </table:table-cell>
          <table:table-cell office:value-type="float" office:value="26546688" calcext:value-type="float">
            <text:p>26546688</text:p>
          </table:table-cell>
          <table:table-cell office:value-type="float" office:value="26294032" calcext:value-type="float">
            <text:p>26294032</text:p>
          </table:table-cell>
          <table:table-cell table:formula="of:=[.A610]+[.B610]+[.C610]+[.D610]+[.E610]+[.F610]+[.G610]" office:value-type="float" office:value="169617360" calcext:value-type="float">
            <text:p>169617360</text:p>
          </table:table-cell>
        </table:table-row>
        <table:table-row table:style-name="ro1">
          <table:table-cell office:value-type="float" office:value="30720784" calcext:value-type="float">
            <text:p>30720784</text:p>
          </table:table-cell>
          <table:table-cell office:value-type="float" office:value="28599848" calcext:value-type="float">
            <text:p>28599848</text:p>
          </table:table-cell>
          <table:table-cell office:value-type="float" office:value="27967560" calcext:value-type="float">
            <text:p>27967560</text:p>
          </table:table-cell>
          <table:table-cell office:value-type="float" office:value="0" calcext:value-type="float">
            <text:p>0</text:p>
          </table:table-cell>
          <table:table-cell office:value-type="float" office:value="29572304" calcext:value-type="float">
            <text:p>29572304</text:p>
          </table:table-cell>
          <table:table-cell office:value-type="float" office:value="26546688" calcext:value-type="float">
            <text:p>26546688</text:p>
          </table:table-cell>
          <table:table-cell office:value-type="float" office:value="26294032" calcext:value-type="float">
            <text:p>26294032</text:p>
          </table:table-cell>
          <table:table-cell table:formula="of:=[.A611]+[.B611]+[.C611]+[.D611]+[.E611]+[.F611]+[.G611]" office:value-type="float" office:value="169701216" calcext:value-type="float">
            <text:p>169701216</text:p>
          </table:table-cell>
        </table:table-row>
        <table:table-row table:style-name="ro1">
          <table:table-cell office:value-type="float" office:value="30721832" calcext:value-type="float">
            <text:p>30721832</text:p>
          </table:table-cell>
          <table:table-cell office:value-type="float" office:value="28600856" calcext:value-type="float">
            <text:p>28600856</text:p>
          </table:table-cell>
          <table:table-cell office:value-type="float" office:value="27967560" calcext:value-type="float">
            <text:p>27967560</text:p>
          </table:table-cell>
          <table:table-cell office:value-type="float" office:value="0" calcext:value-type="float">
            <text:p>0</text:p>
          </table:table-cell>
          <table:table-cell office:value-type="float" office:value="29631336" calcext:value-type="float">
            <text:p>29631336</text:p>
          </table:table-cell>
          <table:table-cell office:value-type="float" office:value="26546688" calcext:value-type="float">
            <text:p>26546688</text:p>
          </table:table-cell>
          <table:table-cell office:value-type="float" office:value="26298192" calcext:value-type="float">
            <text:p>26298192</text:p>
          </table:table-cell>
          <table:table-cell table:formula="of:=[.A612]+[.B612]+[.C612]+[.D612]+[.E612]+[.F612]+[.G612]" office:value-type="float" office:value="169766464" calcext:value-type="float">
            <text:p>169766464</text:p>
          </table:table-cell>
        </table:table-row>
        <table:table-row table:style-name="ro1">
          <table:table-cell office:value-type="float" office:value="30855800" calcext:value-type="float">
            <text:p>30855800</text:p>
          </table:table-cell>
          <table:table-cell office:value-type="float" office:value="28601864" calcext:value-type="float">
            <text:p>28601864</text:p>
          </table:table-cell>
          <table:table-cell office:value-type="float" office:value="27972744" calcext:value-type="float">
            <text:p>27972744</text:p>
          </table:table-cell>
          <table:table-cell office:value-type="float" office:value="0" calcext:value-type="float">
            <text:p>0</text:p>
          </table:table-cell>
          <table:table-cell office:value-type="float" office:value="29633664" calcext:value-type="float">
            <text:p>29633664</text:p>
          </table:table-cell>
          <table:table-cell office:value-type="float" office:value="26605888" calcext:value-type="float">
            <text:p>26605888</text:p>
          </table:table-cell>
          <table:table-cell office:value-type="float" office:value="26298192" calcext:value-type="float">
            <text:p>26298192</text:p>
          </table:table-cell>
          <table:table-cell table:formula="of:=[.A613]+[.B613]+[.C613]+[.D613]+[.E613]+[.F613]+[.G613]" office:value-type="float" office:value="169968152" calcext:value-type="float">
            <text:p>169968152</text:p>
          </table:table-cell>
        </table:table-row>
        <table:table-row table:style-name="ro1">
          <table:table-cell office:value-type="float" office:value="30858280" calcext:value-type="float">
            <text:p>30858280</text:p>
          </table:table-cell>
          <table:table-cell office:value-type="float" office:value="28607888" calcext:value-type="float">
            <text:p>28607888</text:p>
          </table:table-cell>
          <table:table-cell office:value-type="float" office:value="27972744" calcext:value-type="float">
            <text:p>27972744</text:p>
          </table:table-cell>
          <table:table-cell office:value-type="float" office:value="0" calcext:value-type="float">
            <text:p>0</text:p>
          </table:table-cell>
          <table:table-cell office:value-type="float" office:value="29639088" calcext:value-type="float">
            <text:p>29639088</text:p>
          </table:table-cell>
          <table:table-cell office:value-type="float" office:value="26610864" calcext:value-type="float">
            <text:p>26610864</text:p>
          </table:table-cell>
          <table:table-cell office:value-type="float" office:value="26302352" calcext:value-type="float">
            <text:p>26302352</text:p>
          </table:table-cell>
          <table:table-cell table:formula="of:=[.A614]+[.B614]+[.C614]+[.D614]+[.E614]+[.F614]+[.G614]" office:value-type="float" office:value="169991216" calcext:value-type="float">
            <text:p>169991216</text:p>
          </table:table-cell>
        </table:table-row>
        <table:table-row table:style-name="ro1">
          <table:table-cell office:value-type="float" office:value="30954472" calcext:value-type="float">
            <text:p>30954472</text:p>
          </table:table-cell>
          <table:table-cell office:value-type="float" office:value="28684648" calcext:value-type="float">
            <text:p>28684648</text:p>
          </table:table-cell>
          <table:table-cell office:value-type="float" office:value="27972744" calcext:value-type="float">
            <text:p>27972744</text:p>
          </table:table-cell>
          <table:table-cell office:value-type="float" office:value="0" calcext:value-type="float">
            <text:p>0</text:p>
          </table:table-cell>
          <table:table-cell office:value-type="float" office:value="29641512" calcext:value-type="float">
            <text:p>29641512</text:p>
          </table:table-cell>
          <table:table-cell office:value-type="float" office:value="26610864" calcext:value-type="float">
            <text:p>26610864</text:p>
          </table:table-cell>
          <table:table-cell office:value-type="float" office:value="26302352" calcext:value-type="float">
            <text:p>26302352</text:p>
          </table:table-cell>
          <table:table-cell table:formula="of:=[.A615]+[.B615]+[.C615]+[.D615]+[.E615]+[.F615]+[.G615]" office:value-type="float" office:value="170166592" calcext:value-type="float">
            <text:p>170166592</text:p>
          </table:table-cell>
        </table:table-row>
        <table:table-row table:style-name="ro1">
          <table:table-cell office:value-type="float" office:value="30955400" calcext:value-type="float">
            <text:p>30955400</text:p>
          </table:table-cell>
          <table:table-cell office:value-type="float" office:value="28686440" calcext:value-type="float">
            <text:p>28686440</text:p>
          </table:table-cell>
          <table:table-cell office:value-type="float" office:value="27972744" calcext:value-type="float">
            <text:p>27972744</text:p>
          </table:table-cell>
          <table:table-cell office:value-type="float" office:value="0" calcext:value-type="float">
            <text:p>0</text:p>
          </table:table-cell>
          <table:table-cell office:value-type="float" office:value="29643256" calcext:value-type="float">
            <text:p>29643256</text:p>
          </table:table-cell>
          <table:table-cell office:value-type="float" office:value="26615576" calcext:value-type="float">
            <text:p>26615576</text:p>
          </table:table-cell>
          <table:table-cell office:value-type="float" office:value="26453912" calcext:value-type="float">
            <text:p>26453912</text:p>
          </table:table-cell>
          <table:table-cell table:formula="of:=[.A616]+[.B616]+[.C616]+[.D616]+[.E616]+[.F616]+[.G616]" office:value-type="float" office:value="170327328" calcext:value-type="float">
            <text:p>170327328</text:p>
          </table:table-cell>
        </table:table-row>
        <table:table-row table:style-name="ro1">
          <table:table-cell office:value-type="float" office:value="30958056" calcext:value-type="float">
            <text:p>30958056</text:p>
          </table:table-cell>
          <table:table-cell office:value-type="float" office:value="27797936" calcext:value-type="float">
            <text:p>27797936</text:p>
          </table:table-cell>
          <table:table-cell office:value-type="float" office:value="27972744" calcext:value-type="float">
            <text:p>27972744</text:p>
          </table:table-cell>
          <table:table-cell office:value-type="float" office:value="0" calcext:value-type="float">
            <text:p>0</text:p>
          </table:table-cell>
          <table:table-cell office:value-type="float" office:value="29648656" calcext:value-type="float">
            <text:p>29648656</text:p>
          </table:table-cell>
          <table:table-cell office:value-type="float" office:value="26615576" calcext:value-type="float">
            <text:p>26615576</text:p>
          </table:table-cell>
          <table:table-cell office:value-type="float" office:value="26547192" calcext:value-type="float">
            <text:p>26547192</text:p>
          </table:table-cell>
          <table:table-cell table:formula="of:=[.A617]+[.B617]+[.C617]+[.D617]+[.E617]+[.F617]+[.G617]" office:value-type="float" office:value="169540160" calcext:value-type="float">
            <text:p>169540160</text:p>
          </table:table-cell>
        </table:table-row>
        <table:table-row table:style-name="ro1">
          <table:table-cell office:value-type="float" office:value="30959944" calcext:value-type="float">
            <text:p>30959944</text:p>
          </table:table-cell>
          <table:table-cell office:value-type="float" office:value="27935432" calcext:value-type="float">
            <text:p>27935432</text:p>
          </table:table-cell>
          <table:table-cell office:value-type="float" office:value="28030912" calcext:value-type="float">
            <text:p>28030912</text:p>
          </table:table-cell>
          <table:table-cell office:value-type="float" office:value="0" calcext:value-type="float">
            <text:p>0</text:p>
          </table:table-cell>
          <table:table-cell office:value-type="float" office:value="29650536" calcext:value-type="float">
            <text:p>29650536</text:p>
          </table:table-cell>
          <table:table-cell office:value-type="float" office:value="26615576" calcext:value-type="float">
            <text:p>26615576</text:p>
          </table:table-cell>
          <table:table-cell office:value-type="float" office:value="26548680" calcext:value-type="float">
            <text:p>26548680</text:p>
          </table:table-cell>
          <table:table-cell table:formula="of:=[.A618]+[.B618]+[.C618]+[.D618]+[.E618]+[.F618]+[.G618]" office:value-type="float" office:value="169741080" calcext:value-type="float">
            <text:p>169741080</text:p>
          </table:table-cell>
        </table:table-row>
        <table:table-row table:style-name="ro1">
          <table:table-cell office:value-type="float" office:value="31104664" calcext:value-type="float">
            <text:p>31104664</text:p>
          </table:table-cell>
          <table:table-cell office:value-type="float" office:value="28195424" calcext:value-type="float">
            <text:p>28195424</text:p>
          </table:table-cell>
          <table:table-cell office:value-type="float" office:value="28030912" calcext:value-type="float">
            <text:p>28030912</text:p>
          </table:table-cell>
          <table:table-cell office:value-type="float" office:value="0" calcext:value-type="float">
            <text:p>0</text:p>
          </table:table-cell>
          <table:table-cell office:value-type="float" office:value="29713744" calcext:value-type="float">
            <text:p>29713744</text:p>
          </table:table-cell>
          <table:table-cell office:value-type="float" office:value="26620288" calcext:value-type="float">
            <text:p>26620288</text:p>
          </table:table-cell>
          <table:table-cell office:value-type="float" office:value="26549912" calcext:value-type="float">
            <text:p>26549912</text:p>
          </table:table-cell>
          <table:table-cell table:formula="of:=[.A619]+[.B619]+[.C619]+[.D619]+[.E619]+[.F619]+[.G619]" office:value-type="float" office:value="170214944" calcext:value-type="float">
            <text:p>170214944</text:p>
          </table:table-cell>
        </table:table-row>
        <table:table-row table:style-name="ro1">
          <table:table-cell office:value-type="float" office:value="31204680" calcext:value-type="float">
            <text:p>31204680</text:p>
          </table:table-cell>
          <table:table-cell office:value-type="float" office:value="28195424" calcext:value-type="float">
            <text:p>28195424</text:p>
          </table:table-cell>
          <table:table-cell office:value-type="float" office:value="28036096" calcext:value-type="float">
            <text:p>28036096</text:p>
          </table:table-cell>
          <table:table-cell office:value-type="float" office:value="0" calcext:value-type="float">
            <text:p>0</text:p>
          </table:table-cell>
          <table:table-cell office:value-type="float" office:value="29716168" calcext:value-type="float">
            <text:p>29716168</text:p>
          </table:table-cell>
          <table:table-cell office:value-type="float" office:value="26620288" calcext:value-type="float">
            <text:p>26620288</text:p>
          </table:table-cell>
          <table:table-cell office:value-type="float" office:value="26551032" calcext:value-type="float">
            <text:p>26551032</text:p>
          </table:table-cell>
          <table:table-cell table:formula="of:=[.A620]+[.B620]+[.C620]+[.D620]+[.E620]+[.F620]+[.G620]" office:value-type="float" office:value="170323688" calcext:value-type="float">
            <text:p>170323688</text:p>
          </table:table-cell>
        </table:table-row>
        <table:table-row table:style-name="ro1">
          <table:table-cell office:value-type="float" office:value="31424304" calcext:value-type="float">
            <text:p>31424304</text:p>
          </table:table-cell>
          <table:table-cell office:value-type="float" office:value="28195424" calcext:value-type="float">
            <text:p>28195424</text:p>
          </table:table-cell>
          <table:table-cell office:value-type="float" office:value="28036096" calcext:value-type="float">
            <text:p>28036096</text:p>
          </table:table-cell>
          <table:table-cell office:value-type="float" office:value="0" calcext:value-type="float">
            <text:p>0</text:p>
          </table:table-cell>
          <table:table-cell office:value-type="float" office:value="29720984" calcext:value-type="float">
            <text:p>29720984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6552264" calcext:value-type="float">
            <text:p>26552264</text:p>
          </table:table-cell>
          <table:table-cell table:formula="of:=[.A621]+[.B621]+[.C621]+[.D621]+[.E621]+[.F621]+[.G621]" office:value-type="float" office:value="170554072" calcext:value-type="float">
            <text:p>170554072</text:p>
          </table:table-cell>
        </table:table-row>
        <table:table-row table:style-name="ro1">
          <table:table-cell office:value-type="float" office:value="31425336" calcext:value-type="float">
            <text:p>31425336</text:p>
          </table:table-cell>
          <table:table-cell office:value-type="float" office:value="28199752" calcext:value-type="float">
            <text:p>28199752</text:p>
          </table:table-cell>
          <table:table-cell office:value-type="float" office:value="28036096" calcext:value-type="float">
            <text:p>28036096</text:p>
          </table:table-cell>
          <table:table-cell office:value-type="float" office:value="0" calcext:value-type="float">
            <text:p>0</text:p>
          </table:table-cell>
          <table:table-cell office:value-type="float" office:value="29723312" calcext:value-type="float">
            <text:p>29723312</text:p>
          </table:table-cell>
          <table:table-cell office:value-type="float" office:value="26679776" calcext:value-type="float">
            <text:p>26679776</text:p>
          </table:table-cell>
          <table:table-cell office:value-type="float" office:value="26642048" calcext:value-type="float">
            <text:p>26642048</text:p>
          </table:table-cell>
          <table:table-cell table:formula="of:=[.A622]+[.B622]+[.C622]+[.D622]+[.E622]+[.F622]+[.G622]" office:value-type="float" office:value="170706320" calcext:value-type="float">
            <text:p>170706320</text:p>
          </table:table-cell>
        </table:table-row>
        <table:table-row table:style-name="ro1">
          <table:table-cell office:value-type="float" office:value="31425992" calcext:value-type="float">
            <text:p>31425992</text:p>
          </table:table-cell>
          <table:table-cell office:value-type="float" office:value="28199752" calcext:value-type="float">
            <text:p>28199752</text:p>
          </table:table-cell>
          <table:table-cell office:value-type="float" office:value="28036096" calcext:value-type="float">
            <text:p>28036096</text:p>
          </table:table-cell>
          <table:table-cell office:value-type="float" office:value="0" calcext:value-type="float">
            <text:p>0</text:p>
          </table:table-cell>
          <table:table-cell office:value-type="float" office:value="29724136" calcext:value-type="float">
            <text:p>29724136</text:p>
          </table:table-cell>
          <table:table-cell office:value-type="float" office:value="26679776" calcext:value-type="float">
            <text:p>26679776</text:p>
          </table:table-cell>
          <table:table-cell office:value-type="float" office:value="26643280" calcext:value-type="float">
            <text:p>26643280</text:p>
          </table:table-cell>
          <table:table-cell table:formula="of:=[.A623]+[.B623]+[.C623]+[.D623]+[.E623]+[.F623]+[.G623]" office:value-type="float" office:value="170709032" calcext:value-type="float">
            <text:p>170709032</text:p>
          </table:table-cell>
        </table:table-row>
        <table:table-row table:style-name="ro1">
          <table:table-cell office:value-type="float" office:value="31431984" calcext:value-type="float">
            <text:p>31431984</text:p>
          </table:table-cell>
          <table:table-cell office:value-type="float" office:value="28204040" calcext:value-type="float">
            <text:p>28204040</text:p>
          </table:table-cell>
          <table:table-cell office:value-type="float" office:value="28036096" calcext:value-type="float">
            <text:p>28036096</text:p>
          </table:table-cell>
          <table:table-cell office:value-type="float" office:value="0" calcext:value-type="float">
            <text:p>0</text:p>
          </table:table-cell>
          <table:table-cell office:value-type="float" office:value="29784720" calcext:value-type="float">
            <text:p>29784720</text:p>
          </table:table-cell>
          <table:table-cell office:value-type="float" office:value="26679776" calcext:value-type="float">
            <text:p>26679776</text:p>
          </table:table-cell>
          <table:table-cell office:value-type="float" office:value="26790344" calcext:value-type="float">
            <text:p>26790344</text:p>
          </table:table-cell>
          <table:table-cell table:formula="of:=[.A624]+[.B624]+[.C624]+[.D624]+[.E624]+[.F624]+[.G624]" office:value-type="float" office:value="170926960" calcext:value-type="float">
            <text:p>170926960</text:p>
          </table:table-cell>
        </table:table-row>
        <table:table-row table:style-name="ro1">
          <table:table-cell office:value-type="float" office:value="31503048" calcext:value-type="float">
            <text:p>31503048</text:p>
          </table:table-cell>
          <table:table-cell office:value-type="float" office:value="28204040" calcext:value-type="float">
            <text:p>28204040</text:p>
          </table:table-cell>
          <table:table-cell office:value-type="float" office:value="28041280" calcext:value-type="float">
            <text:p>28041280</text:p>
          </table:table-cell>
          <table:table-cell office:value-type="float" office:value="0" calcext:value-type="float">
            <text:p>0</text:p>
          </table:table-cell>
          <table:table-cell office:value-type="float" office:value="29785560" calcext:value-type="float">
            <text:p>29785560</text:p>
          </table:table-cell>
          <table:table-cell office:value-type="float" office:value="26679776" calcext:value-type="float">
            <text:p>26679776</text:p>
          </table:table-cell>
          <table:table-cell office:value-type="float" office:value="27013920" calcext:value-type="float">
            <text:p>27013920</text:p>
          </table:table-cell>
          <table:table-cell table:formula="of:=[.A625]+[.B625]+[.C625]+[.D625]+[.E625]+[.F625]+[.G625]" office:value-type="float" office:value="171227624" calcext:value-type="float">
            <text:p>171227624</text:p>
          </table:table-cell>
        </table:table-row>
        <table:table-row table:style-name="ro1">
          <table:table-cell office:value-type="float" office:value="31504080" calcext:value-type="float">
            <text:p>31504080</text:p>
          </table:table-cell>
          <table:table-cell office:value-type="float" office:value="28208328" calcext:value-type="float">
            <text:p>28208328</text:p>
          </table:table-cell>
          <table:table-cell office:value-type="float" office:value="28041280" calcext:value-type="float">
            <text:p>28041280</text:p>
          </table:table-cell>
          <table:table-cell office:value-type="float" office:value="0" calcext:value-type="float">
            <text:p>0</text:p>
          </table:table-cell>
          <table:table-cell office:value-type="float" office:value="29792528" calcext:value-type="float">
            <text:p>29792528</text:p>
          </table:table-cell>
          <table:table-cell office:value-type="float" office:value="26684752" calcext:value-type="float">
            <text:p>26684752</text:p>
          </table:table-cell>
          <table:table-cell office:value-type="float" office:value="27018080" calcext:value-type="float">
            <text:p>27018080</text:p>
          </table:table-cell>
          <table:table-cell table:formula="of:=[.A626]+[.B626]+[.C626]+[.D626]+[.E626]+[.F626]+[.G626]" office:value-type="float" office:value="171249048" calcext:value-type="float">
            <text:p>171249048</text:p>
          </table:table-cell>
        </table:table-row>
        <table:table-row table:style-name="ro1">
          <table:table-cell office:value-type="float" office:value="31509176" calcext:value-type="float">
            <text:p>31509176</text:p>
          </table:table-cell>
          <table:table-cell office:value-type="float" office:value="28212568" calcext:value-type="float">
            <text:p>28212568</text:p>
          </table:table-cell>
          <table:table-cell office:value-type="float" office:value="28055200" calcext:value-type="float">
            <text:p>28055200</text:p>
          </table:table-cell>
          <table:table-cell office:value-type="float" office:value="0" calcext:value-type="float">
            <text:p>0</text:p>
          </table:table-cell>
          <table:table-cell office:value-type="float" office:value="29793952" calcext:value-type="float">
            <text:p>29793952</text:p>
          </table:table-cell>
          <table:table-cell office:value-type="float" office:value="26684752" calcext:value-type="float">
            <text:p>26684752</text:p>
          </table:table-cell>
          <table:table-cell office:value-type="float" office:value="27018080" calcext:value-type="float">
            <text:p>27018080</text:p>
          </table:table-cell>
          <table:table-cell table:formula="of:=[.A627]+[.B627]+[.C627]+[.D627]+[.E627]+[.F627]+[.G627]" office:value-type="float" office:value="171273728" calcext:value-type="float">
            <text:p>171273728</text:p>
          </table:table-cell>
        </table:table-row>
        <table:table-row table:style-name="ro1">
          <table:table-cell office:value-type="float" office:value="31512240" calcext:value-type="float">
            <text:p>31512240</text:p>
          </table:table-cell>
          <table:table-cell office:value-type="float" office:value="28212568" calcext:value-type="float">
            <text:p>28212568</text:p>
          </table:table-cell>
          <table:table-cell office:value-type="float" office:value="28055200" calcext:value-type="float">
            <text:p>28055200</text:p>
          </table:table-cell>
          <table:table-cell office:value-type="float" office:value="0" calcext:value-type="float">
            <text:p>0</text:p>
          </table:table-cell>
          <table:table-cell office:value-type="float" office:value="29800016" calcext:value-type="float">
            <text:p>29800016</text:p>
          </table:table-cell>
          <table:table-cell office:value-type="float" office:value="26689720" calcext:value-type="float">
            <text:p>26689720</text:p>
          </table:table-cell>
          <table:table-cell office:value-type="float" office:value="27018080" calcext:value-type="float">
            <text:p>27018080</text:p>
          </table:table-cell>
          <table:table-cell table:formula="of:=[.A628]+[.B628]+[.C628]+[.D628]+[.E628]+[.F628]+[.G628]" office:value-type="float" office:value="171287824" calcext:value-type="float">
            <text:p>171287824</text:p>
          </table:table-cell>
        </table:table-row>
        <table:table-row table:style-name="ro1">
          <table:table-cell office:value-type="float" office:value="30571640" calcext:value-type="float">
            <text:p>30571640</text:p>
          </table:table-cell>
          <table:table-cell office:value-type="float" office:value="28216856" calcext:value-type="float">
            <text:p>28216856</text:p>
          </table:table-cell>
          <table:table-cell office:value-type="float" office:value="28055200" calcext:value-type="float">
            <text:p>28055200</text:p>
          </table:table-cell>
          <table:table-cell office:value-type="float" office:value="0" calcext:value-type="float">
            <text:p>0</text:p>
          </table:table-cell>
          <table:table-cell office:value-type="float" office:value="29800840" calcext:value-type="float">
            <text:p>29800840</text:p>
          </table:table-cell>
          <table:table-cell office:value-type="float" office:value="26689720" calcext:value-type="float">
            <text:p>26689720</text:p>
          </table:table-cell>
          <table:table-cell office:value-type="float" office:value="27018080" calcext:value-type="float">
            <text:p>27018080</text:p>
          </table:table-cell>
          <table:table-cell table:formula="of:=[.A629]+[.B629]+[.C629]+[.D629]+[.E629]+[.F629]+[.G629]" office:value-type="float" office:value="170352336" calcext:value-type="float">
            <text:p>170352336</text:p>
          </table:table-cell>
        </table:table-row>
        <table:table-row table:style-name="ro1">
          <table:table-cell office:value-type="float" office:value="30576168" calcext:value-type="float">
            <text:p>30576168</text:p>
          </table:table-cell>
          <table:table-cell office:value-type="float" office:value="28216856" calcext:value-type="float">
            <text:p>28216856</text:p>
          </table:table-cell>
          <table:table-cell office:value-type="float" office:value="28060384" calcext:value-type="float">
            <text:p>28060384</text:p>
          </table:table-cell>
          <table:table-cell office:value-type="float" office:value="0" calcext:value-type="float">
            <text:p>0</text:p>
          </table:table-cell>
          <table:table-cell office:value-type="float" office:value="29802736" calcext:value-type="float">
            <text:p>29802736</text:p>
          </table:table-cell>
          <table:table-cell office:value-type="float" office:value="26689720" calcext:value-type="float">
            <text:p>26689720</text:p>
          </table:table-cell>
          <table:table-cell office:value-type="float" office:value="27018080" calcext:value-type="float">
            <text:p>27018080</text:p>
          </table:table-cell>
          <table:table-cell table:formula="of:=[.A630]+[.B630]+[.C630]+[.D630]+[.E630]+[.F630]+[.G630]" office:value-type="float" office:value="170363944" calcext:value-type="float">
            <text:p>170363944</text:p>
          </table:table-cell>
        </table:table-row>
        <table:table-row table:style-name="ro1">
          <table:table-cell office:value-type="float" office:value="30577200" calcext:value-type="float">
            <text:p>30577200</text:p>
          </table:table-cell>
          <table:table-cell office:value-type="float" office:value="28216856" calcext:value-type="float">
            <text:p>28216856</text:p>
          </table:table-cell>
          <table:table-cell office:value-type="float" office:value="28060384" calcext:value-type="float">
            <text:p>28060384</text:p>
          </table:table-cell>
          <table:table-cell office:value-type="float" office:value="0" calcext:value-type="float">
            <text:p>0</text:p>
          </table:table-cell>
          <table:table-cell office:value-type="float" office:value="29808232" calcext:value-type="float">
            <text:p>29808232</text:p>
          </table:table-cell>
          <table:table-cell office:value-type="float" office:value="26694384" calcext:value-type="float">
            <text:p>26694384</text:p>
          </table:table-cell>
          <table:table-cell office:value-type="float" office:value="27022240" calcext:value-type="float">
            <text:p>27022240</text:p>
          </table:table-cell>
          <table:table-cell table:formula="of:=[.A631]+[.B631]+[.C631]+[.D631]+[.E631]+[.F631]+[.G631]" office:value-type="float" office:value="170379296" calcext:value-type="float">
            <text:p>170379296</text:p>
          </table:table-cell>
        </table:table-row>
        <table:table-row table:style-name="ro1">
          <table:table-cell office:value-type="float" office:value="30581936" calcext:value-type="float">
            <text:p>30581936</text:p>
          </table:table-cell>
          <table:table-cell office:value-type="float" office:value="28216856" calcext:value-type="float">
            <text:p>28216856</text:p>
          </table:table-cell>
          <table:table-cell office:value-type="float" office:value="28065568" calcext:value-type="float">
            <text:p>28065568</text:p>
          </table:table-cell>
          <table:table-cell office:value-type="float" office:value="0" calcext:value-type="float">
            <text:p>0</text:p>
          </table:table-cell>
          <table:table-cell office:value-type="float" office:value="29810560" calcext:value-type="float">
            <text:p>29810560</text:p>
          </table:table-cell>
          <table:table-cell office:value-type="float" office:value="26698520" calcext:value-type="float">
            <text:p>26698520</text:p>
          </table:table-cell>
          <table:table-cell office:value-type="float" office:value="27022240" calcext:value-type="float">
            <text:p>27022240</text:p>
          </table:table-cell>
          <table:table-cell table:formula="of:=[.A632]+[.B632]+[.C632]+[.D632]+[.E632]+[.F632]+[.G632]" office:value-type="float" office:value="170395680" calcext:value-type="float">
            <text:p>170395680</text:p>
          </table:table-cell>
        </table:table-row>
        <table:table-row table:style-name="ro1">
          <table:table-cell office:value-type="float" office:value="30582920" calcext:value-type="float">
            <text:p>30582920</text:p>
          </table:table-cell>
          <table:table-cell office:value-type="float" office:value="28221144" calcext:value-type="float">
            <text:p>28221144</text:p>
          </table:table-cell>
          <table:table-cell office:value-type="float" office:value="28065568" calcext:value-type="float">
            <text:p>28065568</text:p>
          </table:table-cell>
          <table:table-cell office:value-type="float" office:value="0" calcext:value-type="float">
            <text:p>0</text:p>
          </table:table-cell>
          <table:table-cell office:value-type="float" office:value="29811744" calcext:value-type="float">
            <text:p>29811744</text:p>
          </table:table-cell>
          <table:table-cell office:value-type="float" office:value="26703168" calcext:value-type="float">
            <text:p>26703168</text:p>
          </table:table-cell>
          <table:table-cell office:value-type="float" office:value="27026400" calcext:value-type="float">
            <text:p>27026400</text:p>
          </table:table-cell>
          <table:table-cell table:formula="of:=[.A633]+[.B633]+[.C633]+[.D633]+[.E633]+[.F633]+[.G633]" office:value-type="float" office:value="170410944" calcext:value-type="float">
            <text:p>170410944</text:p>
          </table:table-cell>
        </table:table-row>
        <table:table-row table:style-name="ro1">
          <table:table-cell office:value-type="float" office:value="30583952" calcext:value-type="float">
            <text:p>30583952</text:p>
          </table:table-cell>
          <table:table-cell office:value-type="float" office:value="28221144" calcext:value-type="float">
            <text:p>28221144</text:p>
          </table:table-cell>
          <table:table-cell office:value-type="float" office:value="28065568" calcext:value-type="float">
            <text:p>28065568</text:p>
          </table:table-cell>
          <table:table-cell office:value-type="float" office:value="0" calcext:value-type="float">
            <text:p>0</text:p>
          </table:table-cell>
          <table:table-cell office:value-type="float" office:value="29813488" calcext:value-type="float">
            <text:p>29813488</text:p>
          </table:table-cell>
          <table:table-cell office:value-type="float" office:value="26703168" calcext:value-type="float">
            <text:p>26703168</text:p>
          </table:table-cell>
          <table:table-cell office:value-type="float" office:value="27026400" calcext:value-type="float">
            <text:p>27026400</text:p>
          </table:table-cell>
          <table:table-cell table:formula="of:=[.A634]+[.B634]+[.C634]+[.D634]+[.E634]+[.F634]+[.G634]" office:value-type="float" office:value="170413720" calcext:value-type="float">
            <text:p>170413720</text:p>
          </table:table-cell>
        </table:table-row>
        <table:table-row table:style-name="ro1">
          <table:table-cell office:value-type="float" office:value="30584264" calcext:value-type="float">
            <text:p>30584264</text:p>
          </table:table-cell>
          <table:table-cell office:value-type="float" office:value="28221144" calcext:value-type="float">
            <text:p>28221144</text:p>
          </table:table-cell>
          <table:table-cell office:value-type="float" office:value="28065568" calcext:value-type="float">
            <text:p>28065568</text:p>
          </table:table-cell>
          <table:table-cell office:value-type="float" office:value="0" calcext:value-type="float">
            <text:p>0</text:p>
          </table:table-cell>
          <table:table-cell office:value-type="float" office:value="29815216" calcext:value-type="float">
            <text:p>29815216</text:p>
          </table:table-cell>
          <table:table-cell office:value-type="float" office:value="26707832" calcext:value-type="float">
            <text:p>26707832</text:p>
          </table:table-cell>
          <table:table-cell office:value-type="float" office:value="27163568" calcext:value-type="float">
            <text:p>27163568</text:p>
          </table:table-cell>
          <table:table-cell table:formula="of:=[.A635]+[.B635]+[.C635]+[.D635]+[.E635]+[.F635]+[.G635]" office:value-type="float" office:value="170557592" calcext:value-type="float">
            <text:p>170557592</text:p>
          </table:table-cell>
        </table:table-row>
        <table:table-row table:style-name="ro1">
          <table:table-cell office:value-type="float" office:value="30585296" calcext:value-type="float">
            <text:p>30585296</text:p>
          </table:table-cell>
          <table:table-cell office:value-type="float" office:value="28225432" calcext:value-type="float">
            <text:p>28225432</text:p>
          </table:table-cell>
          <table:table-cell office:value-type="float" office:value="28065568" calcext:value-type="float">
            <text:p>28065568</text:p>
          </table:table-cell>
          <table:table-cell office:value-type="float" office:value="0" calcext:value-type="float">
            <text:p>0</text:p>
          </table:table-cell>
          <table:table-cell office:value-type="float" office:value="28704832" calcext:value-type="float">
            <text:p>28704832</text:p>
          </table:table-cell>
          <table:table-cell office:value-type="float" office:value="26707832" calcext:value-type="float">
            <text:p>26707832</text:p>
          </table:table-cell>
          <table:table-cell office:value-type="float" office:value="26249304" calcext:value-type="float">
            <text:p>26249304</text:p>
          </table:table-cell>
          <table:table-cell table:formula="of:=[.A636]+[.B636]+[.C636]+[.D636]+[.E636]+[.F636]+[.G636]" office:value-type="float" office:value="168538264" calcext:value-type="float">
            <text:p>168538264</text:p>
          </table:table-cell>
        </table:table-row>
        <table:table-row table:style-name="ro1">
          <table:table-cell office:value-type="float" office:value="30656552" calcext:value-type="float">
            <text:p>30656552</text:p>
          </table:table-cell>
          <table:table-cell office:value-type="float" office:value="28347096" calcext:value-type="float">
            <text:p>28347096</text:p>
          </table:table-cell>
          <table:table-cell office:value-type="float" office:value="27112392" calcext:value-type="float">
            <text:p>27112392</text:p>
          </table:table-cell>
          <table:table-cell office:value-type="float" office:value="0" calcext:value-type="float">
            <text:p>0</text:p>
          </table:table-cell>
          <table:table-cell office:value-type="float" office:value="28706624" calcext:value-type="float">
            <text:p>28706624</text:p>
          </table:table-cell>
          <table:table-cell office:value-type="float" office:value="26707832" calcext:value-type="float">
            <text:p>26707832</text:p>
          </table:table-cell>
          <table:table-cell office:value-type="float" office:value="26251320" calcext:value-type="float">
            <text:p>26251320</text:p>
          </table:table-cell>
          <table:table-cell table:formula="of:=[.A637]+[.B637]+[.C637]+[.D637]+[.E637]+[.F637]+[.G637]" office:value-type="float" office:value="167781816" calcext:value-type="float">
            <text:p>167781816</text:p>
          </table:table-cell>
        </table:table-row>
        <table:table-row table:style-name="ro1">
          <table:table-cell office:value-type="float" office:value="30658248" calcext:value-type="float">
            <text:p>30658248</text:p>
          </table:table-cell>
          <table:table-cell office:value-type="float" office:value="28438928" calcext:value-type="float">
            <text:p>28438928</text:p>
          </table:table-cell>
          <table:table-cell office:value-type="float" office:value="27112392" calcext:value-type="float">
            <text:p>27112392</text:p>
          </table:table-cell>
          <table:table-cell office:value-type="float" office:value="0" calcext:value-type="float">
            <text:p>0</text:p>
          </table:table-cell>
          <table:table-cell office:value-type="float" office:value="28714040" calcext:value-type="float">
            <text:p>28714040</text:p>
          </table:table-cell>
          <table:table-cell office:value-type="float" office:value="26707832" calcext:value-type="float">
            <text:p>26707832</text:p>
          </table:table-cell>
          <table:table-cell office:value-type="float" office:value="26252552" calcext:value-type="float">
            <text:p>26252552</text:p>
          </table:table-cell>
          <table:table-cell table:formula="of:=[.A638]+[.B638]+[.C638]+[.D638]+[.E638]+[.F638]+[.G638]" office:value-type="float" office:value="167883992" calcext:value-type="float">
            <text:p>167883992</text:p>
          </table:table-cell>
        </table:table-row>
        <table:table-row table:style-name="ro1">
          <table:table-cell office:value-type="float" office:value="30662984" calcext:value-type="float">
            <text:p>30662984</text:p>
          </table:table-cell>
          <table:table-cell office:value-type="float" office:value="28440720" calcext:value-type="float">
            <text:p>28440720</text:p>
          </table:table-cell>
          <table:table-cell office:value-type="float" office:value="27117576" calcext:value-type="float">
            <text:p>27117576</text:p>
          </table:table-cell>
          <table:table-cell office:value-type="float" office:value="0" calcext:value-type="float">
            <text:p>0</text:p>
          </table:table-cell>
          <table:table-cell office:value-type="float" office:value="28715848" calcext:value-type="float">
            <text:p>28715848</text:p>
          </table:table-cell>
          <table:table-cell office:value-type="float" office:value="26707832" calcext:value-type="float">
            <text:p>26707832</text:p>
          </table:table-cell>
          <table:table-cell office:value-type="float" office:value="26253560" calcext:value-type="float">
            <text:p>26253560</text:p>
          </table:table-cell>
          <table:table-cell table:formula="of:=[.A639]+[.B639]+[.C639]+[.D639]+[.E639]+[.F639]+[.G639]" office:value-type="float" office:value="167898520" calcext:value-type="float">
            <text:p>167898520</text:p>
          </table:table-cell>
        </table:table-row>
        <table:table-row table:style-name="ro1">
          <table:table-cell office:value-type="float" office:value="30663280" calcext:value-type="float">
            <text:p>30663280</text:p>
          </table:table-cell>
          <table:table-cell office:value-type="float" office:value="28570160" calcext:value-type="float">
            <text:p>28570160</text:p>
          </table:table-cell>
          <table:table-cell office:value-type="float" office:value="27117576" calcext:value-type="float">
            <text:p>27117576</text:p>
          </table:table-cell>
          <table:table-cell office:value-type="float" office:value="0" calcext:value-type="float">
            <text:p>0</text:p>
          </table:table-cell>
          <table:table-cell office:value-type="float" office:value="28720696" calcext:value-type="float">
            <text:p>28720696</text:p>
          </table:table-cell>
          <table:table-cell office:value-type="float" office:value="26712496" calcext:value-type="float">
            <text:p>26712496</text:p>
          </table:table-cell>
          <table:table-cell office:value-type="float" office:value="26263296" calcext:value-type="float">
            <text:p>26263296</text:p>
          </table:table-cell>
          <table:table-cell table:formula="of:=[.A640]+[.B640]+[.C640]+[.D640]+[.E640]+[.F640]+[.G640]" office:value-type="float" office:value="168047504" calcext:value-type="float">
            <text:p>168047504</text:p>
          </table:table-cell>
        </table:table-row>
        <table:table-row table:style-name="ro1">
          <table:table-cell office:value-type="float" office:value="30668488" calcext:value-type="float">
            <text:p>30668488</text:p>
          </table:table-cell>
          <table:table-cell office:value-type="float" office:value="28571984" calcext:value-type="float">
            <text:p>28571984</text:p>
          </table:table-cell>
          <table:table-cell office:value-type="float" office:value="27117576" calcext:value-type="float">
            <text:p>27117576</text:p>
          </table:table-cell>
          <table:table-cell office:value-type="float" office:value="0" calcext:value-type="float">
            <text:p>0</text:p>
          </table:table-cell>
          <table:table-cell office:value-type="float" office:value="28723088" calcext:value-type="float">
            <text:p>28723088</text:p>
          </table:table-cell>
          <table:table-cell office:value-type="float" office:value="26812160" calcext:value-type="float">
            <text:p>26812160</text:p>
          </table:table-cell>
          <table:table-cell office:value-type="float" office:value="26350264" calcext:value-type="float">
            <text:p>26350264</text:p>
          </table:table-cell>
          <table:table-cell table:formula="of:=[.A641]+[.B641]+[.C641]+[.D641]+[.E641]+[.F641]+[.G641]" office:value-type="float" office:value="168243560" calcext:value-type="float">
            <text:p>168243560</text:p>
          </table:table-cell>
        </table:table-row>
        <table:table-row table:style-name="ro1">
          <table:table-cell office:value-type="float" office:value="30669392" calcext:value-type="float">
            <text:p>30669392</text:p>
          </table:table-cell>
          <table:table-cell office:value-type="float" office:value="28573544" calcext:value-type="float">
            <text:p>28573544</text:p>
          </table:table-cell>
          <table:table-cell office:value-type="float" office:value="27122760" calcext:value-type="float">
            <text:p>27122760</text:p>
          </table:table-cell>
          <table:table-cell office:value-type="float" office:value="0" calcext:value-type="float">
            <text:p>0</text:p>
          </table:table-cell>
          <table:table-cell office:value-type="float" office:value="28725368" calcext:value-type="float">
            <text:p>28725368</text:p>
          </table:table-cell>
          <table:table-cell office:value-type="float" office:value="26818712" calcext:value-type="float">
            <text:p>26818712</text:p>
          </table:table-cell>
          <table:table-cell office:value-type="float" office:value="26351496" calcext:value-type="float">
            <text:p>26351496</text:p>
          </table:table-cell>
          <table:table-cell table:formula="of:=[.A642]+[.B642]+[.C642]+[.D642]+[.E642]+[.F642]+[.G642]" office:value-type="float" office:value="168261272" calcext:value-type="float">
            <text:p>168261272</text:p>
          </table:table-cell>
        </table:table-row>
        <table:table-row table:style-name="ro1">
          <table:table-cell office:value-type="float" office:value="30671072" calcext:value-type="float">
            <text:p>30671072</text:p>
          </table:table-cell>
          <table:table-cell office:value-type="float" office:value="28577832" calcext:value-type="float">
            <text:p>28577832</text:p>
          </table:table-cell>
          <table:table-cell office:value-type="float" office:value="27122760" calcext:value-type="float">
            <text:p>27122760</text:p>
          </table:table-cell>
          <table:table-cell office:value-type="float" office:value="0" calcext:value-type="float">
            <text:p>0</text:p>
          </table:table-cell>
          <table:table-cell office:value-type="float" office:value="28727520" calcext:value-type="float">
            <text:p>28727520</text:p>
          </table:table-cell>
          <table:table-cell office:value-type="float" office:value="26883720" calcext:value-type="float">
            <text:p>26883720</text:p>
          </table:table-cell>
          <table:table-cell office:value-type="float" office:value="26356664" calcext:value-type="float">
            <text:p>26356664</text:p>
          </table:table-cell>
          <table:table-cell table:formula="of:=[.A643]+[.B643]+[.C643]+[.D643]+[.E643]+[.F643]+[.G643]" office:value-type="float" office:value="168339568" calcext:value-type="float">
            <text:p>168339568</text:p>
          </table:table-cell>
        </table:table-row>
        <table:table-row table:style-name="ro1">
          <table:table-cell office:value-type="float" office:value="30675544" calcext:value-type="float">
            <text:p>30675544</text:p>
          </table:table-cell>
          <table:table-cell office:value-type="float" office:value="27854232" calcext:value-type="float">
            <text:p>27854232</text:p>
          </table:table-cell>
          <table:table-cell office:value-type="float" office:value="27127944" calcext:value-type="float">
            <text:p>27127944</text:p>
          </table:table-cell>
          <table:table-cell office:value-type="float" office:value="0" calcext:value-type="float">
            <text:p>0</text:p>
          </table:table-cell>
          <table:table-cell office:value-type="float" office:value="28728408" calcext:value-type="float">
            <text:p>28728408</text:p>
          </table:table-cell>
          <table:table-cell office:value-type="float" office:value="26398288" calcext:value-type="float">
            <text:p>26398288</text:p>
          </table:table-cell>
          <table:table-cell office:value-type="float" office:value="26362408" calcext:value-type="float">
            <text:p>26362408</text:p>
          </table:table-cell>
          <table:table-cell table:formula="of:=[.A644]+[.B644]+[.C644]+[.D644]+[.E644]+[.F644]+[.G644]" office:value-type="float" office:value="167146824" calcext:value-type="float">
            <text:p>167146824</text:p>
          </table:table-cell>
        </table:table-row>
        <table:table-row table:style-name="ro1">
          <table:table-cell office:value-type="float" office:value="30676576" calcext:value-type="float">
            <text:p>30676576</text:p>
          </table:table-cell>
          <table:table-cell office:value-type="float" office:value="27858560" calcext:value-type="float">
            <text:p>27858560</text:p>
          </table:table-cell>
          <table:table-cell office:value-type="float" office:value="27127944" calcext:value-type="float">
            <text:p>27127944</text:p>
          </table:table-cell>
          <table:table-cell office:value-type="float" office:value="0" calcext:value-type="float">
            <text:p>0</text:p>
          </table:table-cell>
          <table:table-cell office:value-type="float" office:value="28734160" calcext:value-type="float">
            <text:p>28734160</text:p>
          </table:table-cell>
          <table:table-cell office:value-type="float" office:value="26402992" calcext:value-type="float">
            <text:p>26402992</text:p>
          </table:table-cell>
          <table:table-cell office:value-type="float" office:value="26367800" calcext:value-type="float">
            <text:p>26367800</text:p>
          </table:table-cell>
          <table:table-cell table:formula="of:=[.A645]+[.B645]+[.C645]+[.D645]+[.E645]+[.F645]+[.G645]" office:value-type="float" office:value="167168032" calcext:value-type="float">
            <text:p>167168032</text:p>
          </table:table-cell>
        </table:table-row>
        <table:table-row table:style-name="ro1">
          <table:table-cell office:value-type="float" office:value="30677248" calcext:value-type="float">
            <text:p>30677248</text:p>
          </table:table-cell>
          <table:table-cell office:value-type="float" office:value="27867304" calcext:value-type="float">
            <text:p>27867304</text:p>
          </table:table-cell>
          <table:table-cell office:value-type="float" office:value="27303576" calcext:value-type="float">
            <text:p>27303576</text:p>
          </table:table-cell>
          <table:table-cell office:value-type="float" office:value="0" calcext:value-type="float">
            <text:p>0</text:p>
          </table:table-cell>
          <table:table-cell office:value-type="float" office:value="28737920" calcext:value-type="float">
            <text:p>28737920</text:p>
          </table:table-cell>
          <table:table-cell office:value-type="float" office:value="26402992" calcext:value-type="float">
            <text:p>26402992</text:p>
          </table:table-cell>
          <table:table-cell office:value-type="float" office:value="26453776" calcext:value-type="float">
            <text:p>26453776</text:p>
          </table:table-cell>
          <table:table-cell table:formula="of:=[.A646]+[.B646]+[.C646]+[.D646]+[.E646]+[.F646]+[.G646]" office:value-type="float" office:value="167442816" calcext:value-type="float">
            <text:p>167442816</text:p>
          </table:table-cell>
        </table:table-row>
        <table:table-row table:style-name="ro1">
          <table:table-cell office:value-type="float" office:value="30678192" calcext:value-type="float">
            <text:p>30678192</text:p>
          </table:table-cell>
          <table:table-cell office:value-type="float" office:value="27867304" calcext:value-type="float">
            <text:p>27867304</text:p>
          </table:table-cell>
          <table:table-cell office:value-type="float" office:value="27303576" calcext:value-type="float">
            <text:p>27303576</text:p>
          </table:table-cell>
          <table:table-cell office:value-type="float" office:value="0" calcext:value-type="float">
            <text:p>0</text:p>
          </table:table-cell>
          <table:table-cell office:value-type="float" office:value="26048240" calcext:value-type="float">
            <text:p>26048240</text:p>
          </table:table-cell>
          <table:table-cell office:value-type="float" office:value="26402992" calcext:value-type="float">
            <text:p>26402992</text:p>
          </table:table-cell>
          <table:table-cell office:value-type="float" office:value="26455008" calcext:value-type="float">
            <text:p>26455008</text:p>
          </table:table-cell>
          <table:table-cell table:formula="of:=[.A647]+[.B647]+[.C647]+[.D647]+[.E647]+[.F647]+[.G647]" office:value-type="float" office:value="164755312" calcext:value-type="float">
            <text:p>164755312</text:p>
          </table:table-cell>
        </table:table-row>
        <table:table-row table:style-name="ro1">
          <table:table-cell office:value-type="float" office:value="30610224" calcext:value-type="float">
            <text:p>30610224</text:p>
          </table:table-cell>
          <table:table-cell office:value-type="float" office:value="27871592" calcext:value-type="float">
            <text:p>27871592</text:p>
          </table:table-cell>
          <table:table-cell office:value-type="float" office:value="27303616" calcext:value-type="float">
            <text:p>27303616</text:p>
          </table:table-cell>
          <table:table-cell office:value-type="float" office:value="0" calcext:value-type="float">
            <text:p>0</text:p>
          </table:table-cell>
          <table:table-cell office:value-type="float" office:value="26050544" calcext:value-type="float">
            <text:p>26050544</text:p>
          </table:table-cell>
          <table:table-cell office:value-type="float" office:value="26407792" calcext:value-type="float">
            <text:p>26407792</text:p>
          </table:table-cell>
          <table:table-cell office:value-type="float" office:value="26460400" calcext:value-type="float">
            <text:p>26460400</text:p>
          </table:table-cell>
          <table:table-cell table:formula="of:=[.A648]+[.B648]+[.C648]+[.D648]+[.E648]+[.F648]+[.G648]" office:value-type="float" office:value="164704168" calcext:value-type="float">
            <text:p>164704168</text:p>
          </table:table-cell>
        </table:table-row>
        <table:table-row table:style-name="ro1">
          <table:table-cell office:value-type="float" office:value="27323512" calcext:value-type="float">
            <text:p>27323512</text:p>
          </table:table-cell>
          <table:table-cell office:value-type="float" office:value="27871592" calcext:value-type="float">
            <text:p>27871592</text:p>
          </table:table-cell>
          <table:table-cell office:value-type="float" office:value="27303616" calcext:value-type="float">
            <text:p>27303616</text:p>
          </table:table-cell>
          <table:table-cell office:value-type="float" office:value="0" calcext:value-type="float">
            <text:p>0</text:p>
          </table:table-cell>
          <table:table-cell office:value-type="float" office:value="26052336" calcext:value-type="float">
            <text:p>26052336</text:p>
          </table:table-cell>
          <table:table-cell office:value-type="float" office:value="26407792" calcext:value-type="float">
            <text:p>26407792</text:p>
          </table:table-cell>
          <table:table-cell office:value-type="float" office:value="26462248" calcext:value-type="float">
            <text:p>26462248</text:p>
          </table:table-cell>
          <table:table-cell table:formula="of:=[.A649]+[.B649]+[.C649]+[.D649]+[.E649]+[.F649]+[.G649]" office:value-type="float" office:value="161421096" calcext:value-type="float">
            <text:p>161421096</text:p>
          </table:table-cell>
        </table:table-row>
        <table:table-row table:style-name="ro1">
          <table:table-cell office:value-type="float" office:value="27324624" calcext:value-type="float">
            <text:p>27324624</text:p>
          </table:table-cell>
          <table:table-cell office:value-type="float" office:value="27875880" calcext:value-type="float">
            <text:p>27875880</text:p>
          </table:table-cell>
          <table:table-cell office:value-type="float" office:value="27303616" calcext:value-type="float">
            <text:p>27303616</text:p>
          </table:table-cell>
          <table:table-cell office:value-type="float" office:value="0" calcext:value-type="float">
            <text:p>0</text:p>
          </table:table-cell>
          <table:table-cell office:value-type="float" office:value="26060312" calcext:value-type="float">
            <text:p>26060312</text:p>
          </table:table-cell>
          <table:table-cell office:value-type="float" office:value="26412456" calcext:value-type="float">
            <text:p>26412456</text:p>
          </table:table-cell>
          <table:table-cell office:value-type="float" office:value="26466912" calcext:value-type="float">
            <text:p>26466912</text:p>
          </table:table-cell>
          <table:table-cell table:formula="of:=[.A650]+[.B650]+[.C650]+[.D650]+[.E650]+[.F650]+[.G650]" office:value-type="float" office:value="161443800" calcext:value-type="float">
            <text:p>161443800</text:p>
          </table:table-cell>
        </table:table-row>
        <table:table-row table:style-name="ro1">
          <table:table-cell office:value-type="float" office:value="27331176" calcext:value-type="float">
            <text:p>27331176</text:p>
          </table:table-cell>
          <table:table-cell office:value-type="float" office:value="27875880" calcext:value-type="float">
            <text:p>27875880</text:p>
          </table:table-cell>
          <table:table-cell office:value-type="float" office:value="27308800" calcext:value-type="float">
            <text:p>27308800</text:p>
          </table:table-cell>
          <table:table-cell office:value-type="float" office:value="0" calcext:value-type="float">
            <text:p>0</text:p>
          </table:table-cell>
          <table:table-cell office:value-type="float" office:value="26061984" calcext:value-type="float">
            <text:p>26061984</text:p>
          </table:table-cell>
          <table:table-cell office:value-type="float" office:value="26420008" calcext:value-type="float">
            <text:p>26420008</text:p>
          </table:table-cell>
          <table:table-cell office:value-type="float" office:value="26558304" calcext:value-type="float">
            <text:p>26558304</text:p>
          </table:table-cell>
          <table:table-cell table:formula="of:=[.A651]+[.B651]+[.C651]+[.D651]+[.E651]+[.F651]+[.G651]" office:value-type="float" office:value="161556152" calcext:value-type="float">
            <text:p>161556152</text:p>
          </table:table-cell>
        </table:table-row>
        <table:table-row table:style-name="ro1">
          <table:table-cell office:value-type="float" office:value="27333040" calcext:value-type="float">
            <text:p>27333040</text:p>
          </table:table-cell>
          <table:table-cell office:value-type="float" office:value="27880168" calcext:value-type="float">
            <text:p>27880168</text:p>
          </table:table-cell>
          <table:table-cell office:value-type="float" office:value="27308800" calcext:value-type="float">
            <text:p>27308800</text:p>
          </table:table-cell>
          <table:table-cell office:value-type="float" office:value="0" calcext:value-type="float">
            <text:p>0</text:p>
          </table:table-cell>
          <table:table-cell office:value-type="float" office:value="26064368" calcext:value-type="float">
            <text:p>26064368</text:p>
          </table:table-cell>
          <table:table-cell office:value-type="float" office:value="26424672" calcext:value-type="float">
            <text:p>26424672</text:p>
          </table:table-cell>
          <table:table-cell office:value-type="float" office:value="26561248" calcext:value-type="float">
            <text:p>26561248</text:p>
          </table:table-cell>
          <table:table-cell table:formula="of:=[.A652]+[.B652]+[.C652]+[.D652]+[.E652]+[.F652]+[.G652]" office:value-type="float" office:value="161572296" calcext:value-type="float">
            <text:p>161572296</text:p>
          </table:table-cell>
        </table:table-row>
        <table:table-row table:style-name="ro1">
          <table:table-cell office:value-type="float" office:value="27337512" calcext:value-type="float">
            <text:p>27337512</text:p>
          </table:table-cell>
          <table:table-cell office:value-type="float" office:value="27880168" calcext:value-type="float">
            <text:p>27880168</text:p>
          </table:table-cell>
          <table:table-cell office:value-type="float" office:value="27313984" calcext:value-type="float">
            <text:p>27313984</text:p>
          </table:table-cell>
          <table:table-cell office:value-type="float" office:value="0" calcext:value-type="float">
            <text:p>0</text:p>
          </table:table-cell>
          <table:table-cell office:value-type="float" office:value="26066176" calcext:value-type="float">
            <text:p>26066176</text:p>
          </table:table-cell>
          <table:table-cell office:value-type="float" office:value="26424672" calcext:value-type="float">
            <text:p>26424672</text:p>
          </table:table-cell>
          <table:table-cell office:value-type="float" office:value="26562984" calcext:value-type="float">
            <text:p>26562984</text:p>
          </table:table-cell>
          <table:table-cell table:formula="of:=[.A653]+[.B653]+[.C653]+[.D653]+[.E653]+[.F653]+[.G653]" office:value-type="float" office:value="161585496" calcext:value-type="float">
            <text:p>161585496</text:p>
          </table:table-cell>
        </table:table-row>
        <table:table-row table:style-name="ro1">
          <table:table-cell office:value-type="float" office:value="27337808" calcext:value-type="float">
            <text:p>27337808</text:p>
          </table:table-cell>
          <table:table-cell office:value-type="float" office:value="27880168" calcext:value-type="float">
            <text:p>27880168</text:p>
          </table:table-cell>
          <table:table-cell office:value-type="float" office:value="27313984" calcext:value-type="float">
            <text:p>27313984</text:p>
          </table:table-cell>
          <table:table-cell office:value-type="float" office:value="0" calcext:value-type="float">
            <text:p>0</text:p>
          </table:table-cell>
          <table:table-cell office:value-type="float" office:value="26071928" calcext:value-type="float">
            <text:p>26071928</text:p>
          </table:table-cell>
          <table:table-cell office:value-type="float" office:value="26424672" calcext:value-type="float">
            <text:p>26424672</text:p>
          </table:table-cell>
          <table:table-cell office:value-type="float" office:value="26707904" calcext:value-type="float">
            <text:p>26707904</text:p>
          </table:table-cell>
          <table:table-cell table:formula="of:=[.A654]+[.B654]+[.C654]+[.D654]+[.E654]+[.F654]+[.G654]" office:value-type="float" office:value="161736464" calcext:value-type="float">
            <text:p>161736464</text:p>
          </table:table-cell>
        </table:table-row>
        <table:table-row table:style-name="ro1">
          <table:table-cell office:value-type="float" office:value="27338856" calcext:value-type="float">
            <text:p>27338856</text:p>
          </table:table-cell>
          <table:table-cell office:value-type="float" office:value="27880168" calcext:value-type="float">
            <text:p>27880168</text:p>
          </table:table-cell>
          <table:table-cell office:value-type="float" office:value="27313984" calcext:value-type="float">
            <text:p>27313984</text:p>
          </table:table-cell>
          <table:table-cell office:value-type="float" office:value="0" calcext:value-type="float">
            <text:p>0</text:p>
          </table:table-cell>
          <table:table-cell office:value-type="float" office:value="26073432" calcext:value-type="float">
            <text:p>26073432</text:p>
          </table:table-cell>
          <table:table-cell office:value-type="float" office:value="26424672" calcext:value-type="float">
            <text:p>26424672</text:p>
          </table:table-cell>
          <table:table-cell office:value-type="float" office:value="26715560" calcext:value-type="float">
            <text:p>26715560</text:p>
          </table:table-cell>
          <table:table-cell table:formula="of:=[.A655]+[.B655]+[.C655]+[.D655]+[.E655]+[.F655]+[.G655]" office:value-type="float" office:value="161746672" calcext:value-type="float">
            <text:p>161746672</text:p>
          </table:table-cell>
        </table:table-row>
        <table:table-row table:style-name="ro1">
          <table:table-cell office:value-type="float" office:value="27339512" calcext:value-type="float">
            <text:p>27339512</text:p>
          </table:table-cell>
          <table:table-cell office:value-type="float" office:value="28016248" calcext:value-type="float">
            <text:p>28016248</text:p>
          </table:table-cell>
          <table:table-cell office:value-type="float" office:value="27366520" calcext:value-type="float">
            <text:p>27366520</text:p>
          </table:table-cell>
          <table:table-cell office:value-type="float" office:value="0" calcext:value-type="float">
            <text:p>0</text:p>
          </table:table-cell>
          <table:table-cell office:value-type="float" office:value="26075224" calcext:value-type="float">
            <text:p>26075224</text:p>
          </table:table-cell>
          <table:table-cell office:value-type="float" office:value="26424672" calcext:value-type="float">
            <text:p>26424672</text:p>
          </table:table-cell>
          <table:table-cell office:value-type="float" office:value="26715560" calcext:value-type="float">
            <text:p>26715560</text:p>
          </table:table-cell>
          <table:table-cell table:formula="of:=[.A656]+[.B656]+[.C656]+[.D656]+[.E656]+[.F656]+[.G656]" office:value-type="float" office:value="161937736" calcext:value-type="float">
            <text:p>161937736</text:p>
          </table:table-cell>
        </table:table-row>
        <table:table-row table:style-name="ro1">
          <table:table-cell office:value-type="float" office:value="27341192" calcext:value-type="float">
            <text:p>27341192</text:p>
          </table:table-cell>
          <table:table-cell office:value-type="float" office:value="28109720" calcext:value-type="float">
            <text:p>28109720</text:p>
          </table:table-cell>
          <table:table-cell office:value-type="float" office:value="27366520" calcext:value-type="float">
            <text:p>27366520</text:p>
          </table:table-cell>
          <table:table-cell office:value-type="float" office:value="0" calcext:value-type="float">
            <text:p>0</text:p>
          </table:table-cell>
          <table:table-cell office:value-type="float" office:value="26146320" calcext:value-type="float">
            <text:p>26146320</text:p>
          </table:table-cell>
          <table:table-cell office:value-type="float" office:value="26429336" calcext:value-type="float">
            <text:p>26429336</text:p>
          </table:table-cell>
          <table:table-cell office:value-type="float" office:value="26808832" calcext:value-type="float">
            <text:p>26808832</text:p>
          </table:table-cell>
          <table:table-cell table:formula="of:=[.A657]+[.B657]+[.C657]+[.D657]+[.E657]+[.F657]+[.G657]" office:value-type="float" office:value="162201920" calcext:value-type="float">
            <text:p>162201920</text:p>
          </table:table-cell>
        </table:table-row>
        <table:table-row table:style-name="ro1">
          <table:table-cell office:value-type="float" office:value="27345664" calcext:value-type="float">
            <text:p>27345664</text:p>
          </table:table-cell>
          <table:table-cell office:value-type="float" office:value="28109720" calcext:value-type="float">
            <text:p>28109720</text:p>
          </table:table-cell>
          <table:table-cell office:value-type="float" office:value="27371968" calcext:value-type="float">
            <text:p>27371968</text:p>
          </table:table-cell>
          <table:table-cell office:value-type="float" office:value="0" calcext:value-type="float">
            <text:p>0</text:p>
          </table:table-cell>
          <table:table-cell office:value-type="float" office:value="26149032" calcext:value-type="float">
            <text:p>26149032</text:p>
          </table:table-cell>
          <table:table-cell office:value-type="float" office:value="26429336" calcext:value-type="float">
            <text:p>26429336</text:p>
          </table:table-cell>
          <table:table-cell office:value-type="float" office:value="26810432" calcext:value-type="float">
            <text:p>26810432</text:p>
          </table:table-cell>
          <table:table-cell table:formula="of:=[.A658]+[.B658]+[.C658]+[.D658]+[.E658]+[.F658]+[.G658]" office:value-type="float" office:value="162216152" calcext:value-type="float">
            <text:p>162216152</text:p>
          </table:table-cell>
        </table:table-row>
        <table:table-row table:style-name="ro1">
          <table:table-cell office:value-type="float" office:value="27346944" calcext:value-type="float">
            <text:p>27346944</text:p>
          </table:table-cell>
          <table:table-cell office:value-type="float" office:value="28115016" calcext:value-type="float">
            <text:p>28115016</text:p>
          </table:table-cell>
          <table:table-cell office:value-type="float" office:value="27371968" calcext:value-type="float">
            <text:p>27371968</text:p>
          </table:table-cell>
          <table:table-cell office:value-type="float" office:value="0" calcext:value-type="float">
            <text:p>0</text:p>
          </table:table-cell>
          <table:table-cell office:value-type="float" office:value="26212464" calcext:value-type="float">
            <text:p>26212464</text:p>
          </table:table-cell>
          <table:table-cell office:value-type="float" office:value="26434000" calcext:value-type="float">
            <text:p>26434000</text:p>
          </table:table-cell>
          <table:table-cell office:value-type="float" office:value="26821656" calcext:value-type="float">
            <text:p>26821656</text:p>
          </table:table-cell>
          <table:table-cell table:formula="of:=[.A659]+[.B659]+[.C659]+[.D659]+[.E659]+[.F659]+[.G659]" office:value-type="float" office:value="162302048" calcext:value-type="float">
            <text:p>162302048</text:p>
          </table:table-cell>
        </table:table-row>
        <table:table-row table:style-name="ro1">
          <table:table-cell office:value-type="float" office:value="27418120" calcext:value-type="float">
            <text:p>27418120</text:p>
          </table:table-cell>
          <table:table-cell office:value-type="float" office:value="28116136" calcext:value-type="float">
            <text:p>28116136</text:p>
          </table:table-cell>
          <table:table-cell office:value-type="float" office:value="27377152" calcext:value-type="float">
            <text:p>27377152</text:p>
          </table:table-cell>
          <table:table-cell office:value-type="float" office:value="0" calcext:value-type="float">
            <text:p>0</text:p>
          </table:table-cell>
          <table:table-cell office:value-type="float" office:value="26216976" calcext:value-type="float">
            <text:p>26216976</text:p>
          </table:table-cell>
          <table:table-cell office:value-type="float" office:value="26541552" calcext:value-type="float">
            <text:p>26541552</text:p>
          </table:table-cell>
          <table:table-cell office:value-type="float" office:value="26822888" calcext:value-type="float">
            <text:p>26822888</text:p>
          </table:table-cell>
          <table:table-cell table:formula="of:=[.A660]+[.B660]+[.C660]+[.D660]+[.E660]+[.F660]+[.G660]" office:value-type="float" office:value="162492824" calcext:value-type="float">
            <text:p>162492824</text:p>
          </table:table-cell>
        </table:table-row>
        <table:table-row table:style-name="ro1">
          <table:table-cell office:value-type="float" office:value="27419064" calcext:value-type="float">
            <text:p>27419064</text:p>
          </table:table-cell>
          <table:table-cell office:value-type="float" office:value="28117256" calcext:value-type="float">
            <text:p>28117256</text:p>
          </table:table-cell>
          <table:table-cell office:value-type="float" office:value="27377152" calcext:value-type="float">
            <text:p>27377152</text:p>
          </table:table-cell>
          <table:table-cell office:value-type="float" office:value="0" calcext:value-type="float">
            <text:p>0</text:p>
          </table:table-cell>
          <table:table-cell office:value-type="float" office:value="26226800" calcext:value-type="float">
            <text:p>26226800</text:p>
          </table:table-cell>
          <table:table-cell office:value-type="float" office:value="26548488" calcext:value-type="float">
            <text:p>26548488</text:p>
          </table:table-cell>
          <table:table-cell office:value-type="float" office:value="26824120" calcext:value-type="float">
            <text:p>26824120</text:p>
          </table:table-cell>
          <table:table-cell table:formula="of:=[.A661]+[.B661]+[.C661]+[.D661]+[.E661]+[.F661]+[.G661]" office:value-type="float" office:value="162512880" calcext:value-type="float">
            <text:p>162512880</text:p>
          </table:table-cell>
        </table:table-row>
        <table:table-row table:style-name="ro1">
          <table:table-cell office:value-type="float" office:value="27420440" calcext:value-type="float">
            <text:p>27420440</text:p>
          </table:table-cell>
          <table:table-cell office:value-type="float" office:value="28210880" calcext:value-type="float">
            <text:p>28210880</text:p>
          </table:table-cell>
          <table:table-cell office:value-type="float" office:value="27377152" calcext:value-type="float">
            <text:p>27377152</text:p>
          </table:table-cell>
          <table:table-cell office:value-type="float" office:value="0" calcext:value-type="float">
            <text:p>0</text:p>
          </table:table-cell>
          <table:table-cell office:value-type="float" office:value="31167664" calcext:value-type="float">
            <text:p>31167664</text:p>
          </table:table-cell>
          <table:table-cell office:value-type="float" office:value="26614744" calcext:value-type="float">
            <text:p>26614744</text:p>
          </table:table-cell>
          <table:table-cell office:value-type="float" office:value="26911712" calcext:value-type="float">
            <text:p>26911712</text:p>
          </table:table-cell>
          <table:table-cell table:formula="of:=[.A662]+[.B662]+[.C662]+[.D662]+[.E662]+[.F662]+[.G662]" office:value-type="float" office:value="167702592" calcext:value-type="float">
            <text:p>167702592</text:p>
          </table:table-cell>
        </table:table-row>
        <table:table-row table:style-name="ro1">
          <table:table-cell office:value-type="float" office:value="27425176" calcext:value-type="float">
            <text:p>27425176</text:p>
          </table:table-cell>
          <table:table-cell office:value-type="float" office:value="28211888" calcext:value-type="float">
            <text:p>28211888</text:p>
          </table:table-cell>
          <table:table-cell office:value-type="float" office:value="27382608" calcext:value-type="float">
            <text:p>27382608</text:p>
          </table:table-cell>
          <table:table-cell office:value-type="float" office:value="0" calcext:value-type="float">
            <text:p>0</text:p>
          </table:table-cell>
          <table:table-cell office:value-type="float" office:value="26549176" calcext:value-type="float">
            <text:p>26549176</text:p>
          </table:table-cell>
          <table:table-cell office:value-type="float" office:value="26616120" calcext:value-type="float">
            <text:p>26616120</text:p>
          </table:table-cell>
          <table:table-cell office:value-type="float" office:value="27054792" calcext:value-type="float">
            <text:p>27054792</text:p>
          </table:table-cell>
          <table:table-cell table:formula="of:=[.A663]+[.B663]+[.C663]+[.D663]+[.E663]+[.F663]+[.G663]" office:value-type="float" office:value="163239760" calcext:value-type="float">
            <text:p>163239760</text:p>
          </table:table-cell>
        </table:table-row>
        <table:table-row table:style-name="ro1">
          <table:table-cell office:value-type="float" office:value="27426224" calcext:value-type="float">
            <text:p>27426224</text:p>
          </table:table-cell>
          <table:table-cell office:value-type="float" office:value="28217392" calcext:value-type="float">
            <text:p>28217392</text:p>
          </table:table-cell>
          <table:table-cell office:value-type="float" office:value="27382608" calcext:value-type="float">
            <text:p>27382608</text:p>
          </table:table-cell>
          <table:table-cell office:value-type="float" office:value="0" calcext:value-type="float">
            <text:p>0</text:p>
          </table:table-cell>
          <table:table-cell office:value-type="float" office:value="26557192" calcext:value-type="float">
            <text:p>26557192</text:p>
          </table:table-cell>
          <table:table-cell office:value-type="float" office:value="26621408" calcext:value-type="float">
            <text:p>26621408</text:p>
          </table:table-cell>
          <table:table-cell office:value-type="float" office:value="27056024" calcext:value-type="float">
            <text:p>27056024</text:p>
          </table:table-cell>
          <table:table-cell table:formula="of:=[.A664]+[.B664]+[.C664]+[.D664]+[.E664]+[.F664]+[.G664]" office:value-type="float" office:value="163260848" calcext:value-type="float">
            <text:p>163260848</text:p>
          </table:table-cell>
        </table:table-row>
        <table:table-row table:style-name="ro1">
          <table:table-cell office:value-type="float" office:value="27426880" calcext:value-type="float">
            <text:p>27426880</text:p>
          </table:table-cell>
          <table:table-cell office:value-type="float" office:value="28428488" calcext:value-type="float">
            <text:p>28428488</text:p>
          </table:table-cell>
          <table:table-cell office:value-type="float" office:value="27440744" calcext:value-type="float">
            <text:p>27440744</text:p>
          </table:table-cell>
          <table:table-cell office:value-type="float" office:value="0" calcext:value-type="float">
            <text:p>0</text:p>
          </table:table-cell>
          <table:table-cell office:value-type="float" office:value="26558864" calcext:value-type="float">
            <text:p>26558864</text:p>
          </table:table-cell>
          <table:table-cell office:value-type="float" office:value="26622664" calcext:value-type="float">
            <text:p>26622664</text:p>
          </table:table-cell>
          <table:table-cell office:value-type="float" office:value="27057872" calcext:value-type="float">
            <text:p>27057872</text:p>
          </table:table-cell>
          <table:table-cell table:formula="of:=[.A665]+[.B665]+[.C665]+[.D665]+[.E665]+[.F665]+[.G665]" office:value-type="float" office:value="163535512" calcext:value-type="float">
            <text:p>163535512</text:p>
          </table:table-cell>
        </table:table-row>
        <table:table-row table:style-name="ro1">
          <table:table-cell office:value-type="float" office:value="27427824" calcext:value-type="float">
            <text:p>27427824</text:p>
          </table:table-cell>
          <table:table-cell office:value-type="float" office:value="28434672" calcext:value-type="float">
            <text:p>28434672</text:p>
          </table:table-cell>
          <table:table-cell office:value-type="float" office:value="27440744" calcext:value-type="float">
            <text:p>27440744</text:p>
          </table:table-cell>
          <table:table-cell office:value-type="float" office:value="0" calcext:value-type="float">
            <text:p>0</text:p>
          </table:table-cell>
          <table:table-cell office:value-type="float" office:value="26565072" calcext:value-type="float">
            <text:p>26565072</text:p>
          </table:table-cell>
          <table:table-cell office:value-type="float" office:value="26627624" calcext:value-type="float">
            <text:p>26627624</text:p>
          </table:table-cell>
          <table:table-cell office:value-type="float" office:value="27150816" calcext:value-type="float">
            <text:p>27150816</text:p>
          </table:table-cell>
          <table:table-cell table:formula="of:=[.A666]+[.B666]+[.C666]+[.D666]+[.E666]+[.F666]+[.G666]" office:value-type="float" office:value="163646752" calcext:value-type="float">
            <text:p>163646752</text:p>
          </table:table-cell>
        </table:table-row>
        <table:table-row table:style-name="ro1">
          <table:table-cell office:value-type="float" office:value="27433032" calcext:value-type="float">
            <text:p>27433032</text:p>
          </table:table-cell>
          <table:table-cell office:value-type="float" office:value="28527232" calcext:value-type="float">
            <text:p>28527232</text:p>
          </table:table-cell>
          <table:table-cell office:value-type="float" office:value="27440744" calcext:value-type="float">
            <text:p>27440744</text:p>
          </table:table-cell>
          <table:table-cell office:value-type="float" office:value="0" calcext:value-type="float">
            <text:p>0</text:p>
          </table:table-cell>
          <table:table-cell office:value-type="float" office:value="26565960" calcext:value-type="float">
            <text:p>26565960</text:p>
          </table:table-cell>
          <table:table-cell office:value-type="float" office:value="26695048" calcext:value-type="float">
            <text:p>26695048</text:p>
          </table:table-cell>
          <table:table-cell office:value-type="float" office:value="27152832" calcext:value-type="float">
            <text:p>27152832</text:p>
          </table:table-cell>
          <table:table-cell table:formula="of:=[.A667]+[.B667]+[.C667]+[.D667]+[.E667]+[.F667]+[.G667]" office:value-type="float" office:value="163814848" calcext:value-type="float">
            <text:p>163814848</text:p>
          </table:table-cell>
        </table:table-row>
        <table:table-row table:style-name="ro1">
          <table:table-cell office:value-type="float" office:value="27433344" calcext:value-type="float">
            <text:p>27433344</text:p>
          </table:table-cell>
          <table:table-cell office:value-type="float" office:value="28528464" calcext:value-type="float">
            <text:p>28528464</text:p>
          </table:table-cell>
          <table:table-cell office:value-type="float" office:value="27440744" calcext:value-type="float">
            <text:p>27440744</text:p>
          </table:table-cell>
          <table:table-cell office:value-type="float" office:value="0" calcext:value-type="float">
            <text:p>0</text:p>
          </table:table-cell>
          <table:table-cell office:value-type="float" office:value="26568688" calcext:value-type="float">
            <text:p>26568688</text:p>
          </table:table-cell>
          <table:table-cell office:value-type="float" office:value="26696720" calcext:value-type="float">
            <text:p>26696720</text:p>
          </table:table-cell>
          <table:table-cell office:value-type="float" office:value="27153952" calcext:value-type="float">
            <text:p>27153952</text:p>
          </table:table-cell>
          <table:table-cell table:formula="of:=[.A668]+[.B668]+[.C668]+[.D668]+[.E668]+[.F668]+[.G668]" office:value-type="float" office:value="163821912" calcext:value-type="float">
            <text:p>163821912</text:p>
          </table:table-cell>
        </table:table-row>
        <table:table-row table:style-name="ro1">
          <table:table-cell office:value-type="float" office:value="27434376" calcext:value-type="float">
            <text:p>27434376</text:p>
          </table:table-cell>
          <table:table-cell office:value-type="float" office:value="28529696" calcext:value-type="float">
            <text:p>28529696</text:p>
          </table:table-cell>
          <table:table-cell office:value-type="float" office:value="27440744" calcext:value-type="float">
            <text:p>27440744</text:p>
          </table:table-cell>
          <table:table-cell office:value-type="float" office:value="0" calcext:value-type="float">
            <text:p>0</text:p>
          </table:table-cell>
          <table:table-cell office:value-type="float" office:value="26575040" calcext:value-type="float">
            <text:p>26575040</text:p>
          </table:table-cell>
          <table:table-cell office:value-type="float" office:value="26697312" calcext:value-type="float">
            <text:p>26697312</text:p>
          </table:table-cell>
          <table:table-cell office:value-type="float" office:value="27159344" calcext:value-type="float">
            <text:p>27159344</text:p>
          </table:table-cell>
          <table:table-cell table:formula="of:=[.A669]+[.B669]+[.C669]+[.D669]+[.E669]+[.F669]+[.G669]" office:value-type="float" office:value="163836512" calcext:value-type="float">
            <text:p>163836512</text:p>
          </table:table-cell>
        </table:table-row>
        <table:table-row table:style-name="ro1">
          <table:table-cell office:value-type="float" office:value="27439208" calcext:value-type="float">
            <text:p>27439208</text:p>
          </table:table-cell>
          <table:table-cell office:value-type="float" office:value="28530928" calcext:value-type="float">
            <text:p>28530928</text:p>
          </table:table-cell>
          <table:table-cell office:value-type="float" office:value="27445896" calcext:value-type="float">
            <text:p>27445896</text:p>
          </table:table-cell>
          <table:table-cell office:value-type="float" office:value="0" calcext:value-type="float">
            <text:p>0</text:p>
          </table:table-cell>
          <table:table-cell office:value-type="float" office:value="26576160" calcext:value-type="float">
            <text:p>26576160</text:p>
          </table:table-cell>
          <table:table-cell office:value-type="float" office:value="26934384" calcext:value-type="float">
            <text:p>26934384</text:p>
          </table:table-cell>
          <table:table-cell office:value-type="float" office:value="27160576" calcext:value-type="float">
            <text:p>27160576</text:p>
          </table:table-cell>
          <table:table-cell table:formula="of:=[.A670]+[.B670]+[.C670]+[.D670]+[.E670]+[.F670]+[.G670]" office:value-type="float" office:value="164087152" calcext:value-type="float">
            <text:p>164087152</text:p>
          </table:table-cell>
        </table:table-row>
        <table:table-row table:style-name="ro1">
          <table:table-cell office:value-type="float" office:value="27456312" calcext:value-type="float">
            <text:p>27456312</text:p>
          </table:table-cell>
          <table:table-cell office:value-type="float" office:value="28623032" calcext:value-type="float">
            <text:p>28623032</text:p>
          </table:table-cell>
          <table:table-cell office:value-type="float" office:value="27445896" calcext:value-type="float">
            <text:p>27445896</text:p>
          </table:table-cell>
          <table:table-cell office:value-type="float" office:value="0" calcext:value-type="float">
            <text:p>0</text:p>
          </table:table-cell>
          <table:table-cell office:value-type="float" office:value="26582368" calcext:value-type="float">
            <text:p>26582368</text:p>
          </table:table-cell>
          <table:table-cell office:value-type="float" office:value="26939904" calcext:value-type="float">
            <text:p>26939904</text:p>
          </table:table-cell>
          <table:table-cell office:value-type="float" office:value="26229720" calcext:value-type="float">
            <text:p>26229720</text:p>
          </table:table-cell>
          <table:table-cell table:formula="of:=[.A671]+[.B671]+[.C671]+[.D671]+[.E671]+[.F671]+[.G671]" office:value-type="float" office:value="163277232" calcext:value-type="float">
            <text:p>163277232</text:p>
          </table:table-cell>
        </table:table-row>
        <table:table-row table:style-name="ro1">
          <table:table-cell office:value-type="float" office:value="27535664" calcext:value-type="float">
            <text:p>27535664</text:p>
          </table:table-cell>
          <table:table-cell office:value-type="float" office:value="28625048" calcext:value-type="float">
            <text:p>28625048</text:p>
          </table:table-cell>
          <table:table-cell office:value-type="float" office:value="27451048" calcext:value-type="float">
            <text:p>27451048</text:p>
          </table:table-cell>
          <table:table-cell office:value-type="float" office:value="0" calcext:value-type="float">
            <text:p>0</text:p>
          </table:table-cell>
          <table:table-cell office:value-type="float" office:value="26583672" calcext:value-type="float">
            <text:p>26583672</text:p>
          </table:table-cell>
          <table:table-cell office:value-type="float" office:value="26939904" calcext:value-type="float">
            <text:p>26939904</text:p>
          </table:table-cell>
          <table:table-cell office:value-type="float" office:value="26231736" calcext:value-type="float">
            <text:p>26231736</text:p>
          </table:table-cell>
          <table:table-cell table:formula="of:=[.A672]+[.B672]+[.C672]+[.D672]+[.E672]+[.F672]+[.G672]" office:value-type="float" office:value="163367072" calcext:value-type="float">
            <text:p>163367072</text:p>
          </table:table-cell>
        </table:table-row>
        <table:table-row table:style-name="ro1">
          <table:table-cell office:value-type="float" office:value="27535960" calcext:value-type="float">
            <text:p>27535960</text:p>
          </table:table-cell>
          <table:table-cell office:value-type="float" office:value="28626280" calcext:value-type="float">
            <text:p>28626280</text:p>
          </table:table-cell>
          <table:table-cell office:value-type="float" office:value="27451048" calcext:value-type="float">
            <text:p>27451048</text:p>
          </table:table-cell>
          <table:table-cell office:value-type="float" office:value="0" calcext:value-type="float">
            <text:p>0</text:p>
          </table:table-cell>
          <table:table-cell office:value-type="float" office:value="26647936" calcext:value-type="float">
            <text:p>26647936</text:p>
          </table:table-cell>
          <table:table-cell office:value-type="float" office:value="27014608" calcext:value-type="float">
            <text:p>27014608</text:p>
          </table:table-cell>
          <table:table-cell office:value-type="float" office:value="26373400" calcext:value-type="float">
            <text:p>26373400</text:p>
          </table:table-cell>
          <table:table-cell table:formula="of:=[.A673]+[.B673]+[.C673]+[.D673]+[.E673]+[.F673]+[.G673]" office:value-type="float" office:value="163649232" calcext:value-type="float">
            <text:p>163649232</text:p>
          </table:table-cell>
        </table:table-row>
        <table:table-row table:style-name="ro1">
          <table:table-cell office:value-type="float" office:value="27536992" calcext:value-type="float">
            <text:p>27536992</text:p>
          </table:table-cell>
          <table:table-cell office:value-type="float" office:value="28674240" calcext:value-type="float">
            <text:p>28674240</text:p>
          </table:table-cell>
          <table:table-cell office:value-type="float" office:value="27461624" calcext:value-type="float">
            <text:p>27461624</text:p>
          </table:table-cell>
          <table:table-cell office:value-type="float" office:value="0" calcext:value-type="float">
            <text:p>0</text:p>
          </table:table-cell>
          <table:table-cell office:value-type="float" office:value="26650480" calcext:value-type="float">
            <text:p>26650480</text:p>
          </table:table-cell>
          <table:table-cell office:value-type="float" office:value="27015200" calcext:value-type="float">
            <text:p>27015200</text:p>
          </table:table-cell>
          <table:table-cell office:value-type="float" office:value="26374632" calcext:value-type="float">
            <text:p>26374632</text:p>
          </table:table-cell>
          <table:table-cell table:formula="of:=[.A674]+[.B674]+[.C674]+[.D674]+[.E674]+[.F674]+[.G674]" office:value-type="float" office:value="163713168" calcext:value-type="float">
            <text:p>163713168</text:p>
          </table:table-cell>
        </table:table-row>
        <table:table-row table:style-name="ro1">
          <table:table-cell office:value-type="float" office:value="27537648" calcext:value-type="float">
            <text:p>27537648</text:p>
          </table:table-cell>
          <table:table-cell office:value-type="float" office:value="28808216" calcext:value-type="float">
            <text:p>28808216</text:p>
          </table:table-cell>
          <table:table-cell office:value-type="float" office:value="27466776" calcext:value-type="float">
            <text:p>27466776</text:p>
          </table:table-cell>
          <table:table-cell office:value-type="float" office:value="0" calcext:value-type="float">
            <text:p>0</text:p>
          </table:table-cell>
          <table:table-cell office:value-type="float" office:value="26652272" calcext:value-type="float">
            <text:p>26652272</text:p>
          </table:table-cell>
          <table:table-cell office:value-type="float" office:value="27015792" calcext:value-type="float">
            <text:p>27015792</text:p>
          </table:table-cell>
          <table:table-cell office:value-type="float" office:value="26376144" calcext:value-type="float">
            <text:p>26376144</text:p>
          </table:table-cell>
          <table:table-cell table:formula="of:=[.A675]+[.B675]+[.C675]+[.D675]+[.E675]+[.F675]+[.G675]" office:value-type="float" office:value="163856848" calcext:value-type="float">
            <text:p>163856848</text:p>
          </table:table-cell>
        </table:table-row>
        <table:table-row table:style-name="ro1">
          <table:table-cell office:value-type="float" office:value="27541696" calcext:value-type="float">
            <text:p>27541696</text:p>
          </table:table-cell>
          <table:table-cell office:value-type="float" office:value="27885272" calcext:value-type="float">
            <text:p>27885272</text:p>
          </table:table-cell>
          <table:table-cell office:value-type="float" office:value="27466776" calcext:value-type="float">
            <text:p>27466776</text:p>
          </table:table-cell>
          <table:table-cell office:value-type="float" office:value="0" calcext:value-type="float">
            <text:p>0</text:p>
          </table:table-cell>
          <table:table-cell office:value-type="float" office:value="26653520" calcext:value-type="float">
            <text:p>26653520</text:p>
          </table:table-cell>
          <table:table-cell office:value-type="float" office:value="27016384" calcext:value-type="float">
            <text:p>27016384</text:p>
          </table:table-cell>
          <table:table-cell office:value-type="float" office:value="26612768" calcext:value-type="float">
            <text:p>26612768</text:p>
          </table:table-cell>
          <table:table-cell table:formula="of:=[.A676]+[.B676]+[.C676]+[.D676]+[.E676]+[.F676]+[.G676]" office:value-type="float" office:value="163176416" calcext:value-type="float">
            <text:p>163176416</text:p>
          </table:table-cell>
        </table:table-row>
        <table:table-row table:style-name="ro1">
          <table:table-cell office:value-type="float" office:value="27546432" calcext:value-type="float">
            <text:p>27546432</text:p>
          </table:table-cell>
          <table:table-cell office:value-type="float" office:value="27887904" calcext:value-type="float">
            <text:p>27887904</text:p>
          </table:table-cell>
          <table:table-cell office:value-type="float" office:value="27466776" calcext:value-type="float">
            <text:p>27466776</text:p>
          </table:table-cell>
          <table:table-cell office:value-type="float" office:value="0" calcext:value-type="float">
            <text:p>0</text:p>
          </table:table-cell>
          <table:table-cell office:value-type="float" office:value="26655328" calcext:value-type="float">
            <text:p>26655328</text:p>
          </table:table-cell>
          <table:table-cell office:value-type="float" office:value="27016976" calcext:value-type="float">
            <text:p>27016976</text:p>
          </table:table-cell>
          <table:table-cell office:value-type="float" office:value="26767528" calcext:value-type="float">
            <text:p>26767528</text:p>
          </table:table-cell>
          <table:table-cell table:formula="of:=[.A677]+[.B677]+[.C677]+[.D677]+[.E677]+[.F677]+[.G677]" office:value-type="float" office:value="163340944" calcext:value-type="float">
            <text:p>163340944</text:p>
          </table:table-cell>
        </table:table-row>
        <table:table-row table:style-name="ro1">
          <table:table-cell office:value-type="float" office:value="27547464" calcext:value-type="float">
            <text:p>27547464</text:p>
          </table:table-cell>
          <table:table-cell office:value-type="float" office:value="27893304" calcext:value-type="float">
            <text:p>27893304</text:p>
          </table:table-cell>
          <table:table-cell office:value-type="float" office:value="27466776" calcext:value-type="float">
            <text:p>27466776</text:p>
          </table:table-cell>
          <table:table-cell office:value-type="float" office:value="0" calcext:value-type="float">
            <text:p>0</text:p>
          </table:table-cell>
          <table:table-cell office:value-type="float" office:value="26660896" calcext:value-type="float">
            <text:p>26660896</text:p>
          </table:table-cell>
          <table:table-cell office:value-type="float" office:value="27091392" calcext:value-type="float">
            <text:p>27091392</text:p>
          </table:table-cell>
          <table:table-cell office:value-type="float" office:value="26917176" calcext:value-type="float">
            <text:p>26917176</text:p>
          </table:table-cell>
          <table:table-cell table:formula="of:=[.A678]+[.B678]+[.C678]+[.D678]+[.E678]+[.F678]+[.G678]" office:value-type="float" office:value="163577008" calcext:value-type="float">
            <text:p>163577008</text:p>
          </table:table-cell>
        </table:table-row>
        <table:table-row table:style-name="ro1">
          <table:table-cell office:value-type="float" office:value="27552200" calcext:value-type="float">
            <text:p>27552200</text:p>
          </table:table-cell>
          <table:table-cell office:value-type="float" office:value="27896600" calcext:value-type="float">
            <text:p>27896600</text:p>
          </table:table-cell>
          <table:table-cell office:value-type="float" office:value="27471928" calcext:value-type="float">
            <text:p>27471928</text:p>
          </table:table-cell>
          <table:table-cell office:value-type="float" office:value="0" calcext:value-type="float">
            <text:p>0</text:p>
          </table:table-cell>
          <table:table-cell office:value-type="float" office:value="26663288" calcext:value-type="float">
            <text:p>26663288</text:p>
          </table:table-cell>
          <table:table-cell office:value-type="float" office:value="27234536" calcext:value-type="float">
            <text:p>27234536</text:p>
          </table:table-cell>
          <table:table-cell office:value-type="float" office:value="26917176" calcext:value-type="float">
            <text:p>26917176</text:p>
          </table:table-cell>
          <table:table-cell table:formula="of:=[.A679]+[.B679]+[.C679]+[.D679]+[.E679]+[.F679]+[.G679]" office:value-type="float" office:value="163735728" calcext:value-type="float">
            <text:p>163735728</text:p>
          </table:table-cell>
        </table:table-row>
        <table:table-row table:style-name="ro1">
          <table:table-cell office:value-type="float" office:value="27553160" calcext:value-type="float">
            <text:p>27553160</text:p>
          </table:table-cell>
          <table:table-cell office:value-type="float" office:value="27897608" calcext:value-type="float">
            <text:p>27897608</text:p>
          </table:table-cell>
          <table:table-cell office:value-type="float" office:value="27471928" calcext:value-type="float">
            <text:p>27471928</text:p>
          </table:table-cell>
          <table:table-cell office:value-type="float" office:value="0" calcext:value-type="float">
            <text:p>0</text:p>
          </table:table-cell>
          <table:table-cell office:value-type="float" office:value="26669304" calcext:value-type="float">
            <text:p>26669304</text:p>
          </table:table-cell>
          <table:table-cell office:value-type="float" office:value="27240352" calcext:value-type="float">
            <text:p>27240352</text:p>
          </table:table-cell>
          <table:table-cell office:value-type="float" office:value="26917176" calcext:value-type="float">
            <text:p>26917176</text:p>
          </table:table-cell>
          <table:table-cell table:formula="of:=[.A680]+[.B680]+[.C680]+[.D680]+[.E680]+[.F680]+[.G680]" office:value-type="float" office:value="163749528" calcext:value-type="float">
            <text:p>163749528</text:p>
          </table:table-cell>
        </table:table-row>
        <table:table-row table:style-name="ro1">
          <table:table-cell office:value-type="float" office:value="27554192" calcext:value-type="float">
            <text:p>27554192</text:p>
          </table:table-cell>
          <table:table-cell office:value-type="float" office:value="27991856" calcext:value-type="float">
            <text:p>27991856</text:p>
          </table:table-cell>
          <table:table-cell office:value-type="float" office:value="27471928" calcext:value-type="float">
            <text:p>27471928</text:p>
          </table:table-cell>
          <table:table-cell office:value-type="float" office:value="0" calcext:value-type="float">
            <text:p>0</text:p>
          </table:table-cell>
          <table:table-cell office:value-type="float" office:value="26671672" calcext:value-type="float">
            <text:p>26671672</text:p>
          </table:table-cell>
          <table:table-cell office:value-type="float" office:value="27240944" calcext:value-type="float">
            <text:p>27240944</text:p>
          </table:table-cell>
          <table:table-cell office:value-type="float" office:value="26917176" calcext:value-type="float">
            <text:p>26917176</text:p>
          </table:table-cell>
          <table:table-cell table:formula="of:=[.A681]+[.B681]+[.C681]+[.D681]+[.E681]+[.F681]+[.G681]" office:value-type="float" office:value="163847768" calcext:value-type="float">
            <text:p>163847768</text:p>
          </table:table-cell>
        </table:table-row>
        <table:table-row table:style-name="ro1">
          <table:table-cell office:value-type="float" office:value="27558664" calcext:value-type="float">
            <text:p>27558664</text:p>
          </table:table-cell>
          <table:table-cell office:value-type="float" office:value="27992864" calcext:value-type="float">
            <text:p>27992864</text:p>
          </table:table-cell>
          <table:table-cell office:value-type="float" office:value="27477080" calcext:value-type="float">
            <text:p>27477080</text:p>
          </table:table-cell>
          <table:table-cell office:value-type="float" office:value="0" calcext:value-type="float">
            <text:p>0</text:p>
          </table:table-cell>
          <table:table-cell office:value-type="float" office:value="26672560" calcext:value-type="float">
            <text:p>26672560</text:p>
          </table:table-cell>
          <table:table-cell office:value-type="float" office:value="26301104" calcext:value-type="float">
            <text:p>26301104</text:p>
          </table:table-cell>
          <table:table-cell office:value-type="float" office:value="26990800" calcext:value-type="float">
            <text:p>26990800</text:p>
          </table:table-cell>
          <table:table-cell table:formula="of:=[.A682]+[.B682]+[.C682]+[.D682]+[.E682]+[.F682]+[.G682]" office:value-type="float" office:value="162993072" calcext:value-type="float">
            <text:p>162993072</text:p>
          </table:table-cell>
        </table:table-row>
        <table:table-row table:style-name="ro1">
          <table:table-cell office:value-type="float" office:value="27559696" calcext:value-type="float">
            <text:p>27559696</text:p>
          </table:table-cell>
          <table:table-cell office:value-type="float" office:value="27998336" calcext:value-type="float">
            <text:p>27998336</text:p>
          </table:table-cell>
          <table:table-cell office:value-type="float" office:value="27477080" calcext:value-type="float">
            <text:p>27477080</text:p>
          </table:table-cell>
          <table:table-cell office:value-type="float" office:value="0" calcext:value-type="float">
            <text:p>0</text:p>
          </table:table-cell>
          <table:table-cell office:value-type="float" office:value="26678344" calcext:value-type="float">
            <text:p>26678344</text:p>
          </table:table-cell>
          <table:table-cell office:value-type="float" office:value="26308264" calcext:value-type="float">
            <text:p>26308264</text:p>
          </table:table-cell>
          <table:table-cell office:value-type="float" office:value="26996392" calcext:value-type="float">
            <text:p>26996392</text:p>
          </table:table-cell>
          <table:table-cell table:formula="of:=[.A683]+[.B683]+[.C683]+[.D683]+[.E683]+[.F683]+[.G683]" office:value-type="float" office:value="163018112" calcext:value-type="float">
            <text:p>163018112</text:p>
          </table:table-cell>
        </table:table-row>
        <table:table-row table:style-name="ro1">
          <table:table-cell office:value-type="float" office:value="27564544" calcext:value-type="float">
            <text:p>27564544</text:p>
          </table:table-cell>
          <table:table-cell office:value-type="float" office:value="28152432" calcext:value-type="float">
            <text:p>28152432</text:p>
          </table:table-cell>
          <table:table-cell office:value-type="float" office:value="27582712" calcext:value-type="float">
            <text:p>27582712</text:p>
          </table:table-cell>
          <table:table-cell office:value-type="float" office:value="0" calcext:value-type="float">
            <text:p>0</text:p>
          </table:table-cell>
          <table:table-cell office:value-type="float" office:value="26679832" calcext:value-type="float">
            <text:p>26679832</text:p>
          </table:table-cell>
          <table:table-cell office:value-type="float" office:value="26308856" calcext:value-type="float">
            <text:p>26308856</text:p>
          </table:table-cell>
          <table:table-cell office:value-type="float" office:value="26996392" calcext:value-type="float">
            <text:p>26996392</text:p>
          </table:table-cell>
          <table:table-cell table:formula="of:=[.A684]+[.B684]+[.C684]+[.D684]+[.E684]+[.F684]+[.G684]" office:value-type="float" office:value="163284768" calcext:value-type="float">
            <text:p>163284768</text:p>
          </table:table-cell>
        </table:table-row>
        <table:table-row table:style-name="ro1">
          <table:table-cell office:value-type="float" office:value="27566224" calcext:value-type="float">
            <text:p>27566224</text:p>
          </table:table-cell>
          <table:table-cell office:value-type="float" office:value="28240752" calcext:value-type="float">
            <text:p>28240752</text:p>
          </table:table-cell>
          <table:table-cell office:value-type="float" office:value="27582712" calcext:value-type="float">
            <text:p>27582712</text:p>
          </table:table-cell>
          <table:table-cell office:value-type="float" office:value="0" calcext:value-type="float">
            <text:p>0</text:p>
          </table:table-cell>
          <table:table-cell office:value-type="float" office:value="26686976" calcext:value-type="float">
            <text:p>26686976</text:p>
          </table:table-cell>
          <table:table-cell office:value-type="float" office:value="26437488" calcext:value-type="float">
            <text:p>26437488</text:p>
          </table:table-cell>
          <table:table-cell office:value-type="float" office:value="27000552" calcext:value-type="float">
            <text:p>27000552</text:p>
          </table:table-cell>
          <table:table-cell table:formula="of:=[.A685]+[.B685]+[.C685]+[.D685]+[.E685]+[.F685]+[.G685]" office:value-type="float" office:value="163514704" calcext:value-type="float">
            <text:p>163514704</text:p>
          </table:table-cell>
        </table:table-row>
        <table:table-row table:style-name="ro1">
          <table:table-cell office:value-type="float" office:value="27633136" calcext:value-type="float">
            <text:p>27633136</text:p>
          </table:table-cell>
          <table:table-cell office:value-type="float" office:value="28242152" calcext:value-type="float">
            <text:p>28242152</text:p>
          </table:table-cell>
          <table:table-cell office:value-type="float" office:value="27582712" calcext:value-type="float">
            <text:p>27582712</text:p>
          </table:table-cell>
          <table:table-cell office:value-type="float" office:value="0" calcext:value-type="float">
            <text:p>0</text:p>
          </table:table-cell>
          <table:table-cell office:value-type="float" office:value="26689000" calcext:value-type="float">
            <text:p>26689000</text:p>
          </table:table-cell>
          <table:table-cell office:value-type="float" office:value="26438896" calcext:value-type="float">
            <text:p>26438896</text:p>
          </table:table-cell>
          <table:table-cell office:value-type="float" office:value="27000552" calcext:value-type="float">
            <text:p>27000552</text:p>
          </table:table-cell>
          <table:table-cell table:formula="of:=[.A686]+[.B686]+[.C686]+[.D686]+[.E686]+[.F686]+[.G686]" office:value-type="float" office:value="163586448" calcext:value-type="float">
            <text:p>163586448</text:p>
          </table:table-cell>
        </table:table-row>
        <table:table-row table:style-name="ro1">
          <table:table-cell office:value-type="float" office:value="27633432" calcext:value-type="float">
            <text:p>27633432</text:p>
          </table:table-cell>
          <table:table-cell office:value-type="float" office:value="28242152" calcext:value-type="float">
            <text:p>28242152</text:p>
          </table:table-cell>
          <table:table-cell office:value-type="float" office:value="27582712" calcext:value-type="float">
            <text:p>27582712</text:p>
          </table:table-cell>
          <table:table-cell office:value-type="float" office:value="0" calcext:value-type="float">
            <text:p>0</text:p>
          </table:table-cell>
          <table:table-cell office:value-type="float" office:value="26752552" calcext:value-type="float">
            <text:p>26752552</text:p>
          </table:table-cell>
          <table:table-cell office:value-type="float" office:value="26518248" calcext:value-type="float">
            <text:p>26518248</text:p>
          </table:table-cell>
          <table:table-cell office:value-type="float" office:value="27000552" calcext:value-type="float">
            <text:p>27000552</text:p>
          </table:table-cell>
          <table:table-cell table:formula="of:=[.A687]+[.B687]+[.C687]+[.D687]+[.E687]+[.F687]+[.G687]" office:value-type="float" office:value="163729648" calcext:value-type="float">
            <text:p>163729648</text:p>
          </table:table-cell>
        </table:table-row>
        <table:table-row table:style-name="ro1">
          <table:table-cell office:value-type="float" office:value="27634464" calcext:value-type="float">
            <text:p>27634464</text:p>
          </table:table-cell>
          <table:table-cell office:value-type="float" office:value="28247304" calcext:value-type="float">
            <text:p>28247304</text:p>
          </table:table-cell>
          <table:table-cell office:value-type="float" office:value="27582712" calcext:value-type="float">
            <text:p>27582712</text:p>
          </table:table-cell>
          <table:table-cell office:value-type="float" office:value="0" calcext:value-type="float">
            <text:p>0</text:p>
          </table:table-cell>
          <table:table-cell office:value-type="float" office:value="26754944" calcext:value-type="float">
            <text:p>26754944</text:p>
          </table:table-cell>
          <table:table-cell office:value-type="float" office:value="26523944" calcext:value-type="float">
            <text:p>26523944</text:p>
          </table:table-cell>
          <table:table-cell office:value-type="float" office:value="27004712" calcext:value-type="float">
            <text:p>27004712</text:p>
          </table:table-cell>
          <table:table-cell table:formula="of:=[.A688]+[.B688]+[.C688]+[.D688]+[.E688]+[.F688]+[.G688]" office:value-type="float" office:value="163748080" calcext:value-type="float">
            <text:p>163748080</text:p>
          </table:table-cell>
        </table:table-row>
        <table:table-row table:style-name="ro1">
          <table:table-cell office:value-type="float" office:value="27639576" calcext:value-type="float">
            <text:p>27639576</text:p>
          </table:table-cell>
          <table:table-cell office:value-type="float" office:value="28248424" calcext:value-type="float">
            <text:p>28248424</text:p>
          </table:table-cell>
          <table:table-cell office:value-type="float" office:value="27587864" calcext:value-type="float">
            <text:p>27587864</text:p>
          </table:table-cell>
          <table:table-cell office:value-type="float" office:value="0" calcext:value-type="float">
            <text:p>0</text:p>
          </table:table-cell>
          <table:table-cell office:value-type="float" office:value="26761552" calcext:value-type="float">
            <text:p>26761552</text:p>
          </table:table-cell>
          <table:table-cell office:value-type="float" office:value="26525144" calcext:value-type="float">
            <text:p>26525144</text:p>
          </table:table-cell>
          <table:table-cell office:value-type="float" office:value="27004712" calcext:value-type="float">
            <text:p>27004712</text:p>
          </table:table-cell>
          <table:table-cell table:formula="of:=[.A689]+[.B689]+[.C689]+[.D689]+[.E689]+[.F689]+[.G689]" office:value-type="float" office:value="163767272" calcext:value-type="float">
            <text:p>163767272</text:p>
          </table:table-cell>
        </table:table-row>
        <table:table-row table:style-name="ro1">
          <table:table-cell office:value-type="float" office:value="27641256" calcext:value-type="float">
            <text:p>27641256</text:p>
          </table:table-cell>
          <table:table-cell office:value-type="float" office:value="28336736" calcext:value-type="float">
            <text:p>28336736</text:p>
          </table:table-cell>
          <table:table-cell office:value-type="float" office:value="27587864" calcext:value-type="float">
            <text:p>27587864</text:p>
          </table:table-cell>
          <table:table-cell office:value-type="float" office:value="0" calcext:value-type="float">
            <text:p>0</text:p>
          </table:table-cell>
          <table:table-cell office:value-type="float" office:value="26764360" calcext:value-type="float">
            <text:p>26764360</text:p>
          </table:table-cell>
          <table:table-cell office:value-type="float" office:value="26526184" calcext:value-type="float">
            <text:p>26526184</text:p>
          </table:table-cell>
          <table:table-cell office:value-type="float" office:value="27004712" calcext:value-type="float">
            <text:p>27004712</text:p>
          </table:table-cell>
          <table:table-cell table:formula="of:=[.A690]+[.B690]+[.C690]+[.D690]+[.E690]+[.F690]+[.G690]" office:value-type="float" office:value="163861112" calcext:value-type="float">
            <text:p>163861112</text:p>
          </table:table-cell>
        </table:table-row>
        <table:table-row table:style-name="ro1">
          <table:table-cell office:value-type="float" office:value="27645728" calcext:value-type="float">
            <text:p>27645728</text:p>
          </table:table-cell>
          <table:table-cell office:value-type="float" office:value="28338752" calcext:value-type="float">
            <text:p>28338752</text:p>
          </table:table-cell>
          <table:table-cell office:value-type="float" office:value="27593016" calcext:value-type="float">
            <text:p>27593016</text:p>
          </table:table-cell>
          <table:table-cell office:value-type="float" office:value="0" calcext:value-type="float">
            <text:p>0</text:p>
          </table:table-cell>
          <table:table-cell office:value-type="float" office:value="26765784" calcext:value-type="float">
            <text:p>26765784</text:p>
          </table:table-cell>
          <table:table-cell office:value-type="float" office:value="26527224" calcext:value-type="float">
            <text:p>26527224</text:p>
          </table:table-cell>
          <table:table-cell office:value-type="float" office:value="27086800" calcext:value-type="float">
            <text:p>27086800</text:p>
          </table:table-cell>
          <table:table-cell table:formula="of:=[.A691]+[.B691]+[.C691]+[.D691]+[.E691]+[.F691]+[.G691]" office:value-type="float" office:value="163957304" calcext:value-type="float">
            <text:p>163957304</text:p>
          </table:table-cell>
        </table:table-row>
        <table:table-row table:style-name="ro1">
          <table:table-cell office:value-type="float" office:value="27646056" calcext:value-type="float">
            <text:p>27646056</text:p>
          </table:table-cell>
          <table:table-cell office:value-type="float" office:value="28344224" calcext:value-type="float">
            <text:p>28344224</text:p>
          </table:table-cell>
          <table:table-cell office:value-type="float" office:value="27593016" calcext:value-type="float">
            <text:p>27593016</text:p>
          </table:table-cell>
          <table:table-cell office:value-type="float" office:value="0" calcext:value-type="float">
            <text:p>0</text:p>
          </table:table-cell>
          <table:table-cell office:value-type="float" office:value="26771656" calcext:value-type="float">
            <text:p>26771656</text:p>
          </table:table-cell>
          <table:table-cell office:value-type="float" office:value="26871504" calcext:value-type="float">
            <text:p>26871504</text:p>
          </table:table-cell>
          <table:table-cell office:value-type="float" office:value="27091224" calcext:value-type="float">
            <text:p>27091224</text:p>
          </table:table-cell>
          <table:table-cell table:formula="of:=[.A692]+[.B692]+[.C692]+[.D692]+[.E692]+[.F692]+[.G692]" office:value-type="float" office:value="164317680" calcext:value-type="float">
            <text:p>164317680</text:p>
          </table:table-cell>
        </table:table-row>
        <table:table-row table:style-name="ro1">
          <table:table-cell office:value-type="float" office:value="27651264" calcext:value-type="float">
            <text:p>27651264</text:p>
          </table:table-cell>
          <table:table-cell office:value-type="float" office:value="28494440" calcext:value-type="float">
            <text:p>28494440</text:p>
          </table:table-cell>
          <table:table-cell office:value-type="float" office:value="27645232" calcext:value-type="float">
            <text:p>27645232</text:p>
          </table:table-cell>
          <table:table-cell office:value-type="float" office:value="0" calcext:value-type="float">
            <text:p>0</text:p>
          </table:table-cell>
          <table:table-cell office:value-type="float" office:value="26859760" calcext:value-type="float">
            <text:p>26859760</text:p>
          </table:table-cell>
          <table:table-cell office:value-type="float" office:value="26871504" calcext:value-type="float">
            <text:p>26871504</text:p>
          </table:table-cell>
          <table:table-cell office:value-type="float" office:value="27091224" calcext:value-type="float">
            <text:p>27091224</text:p>
          </table:table-cell>
          <table:table-cell table:formula="of:=[.A693]+[.B693]+[.C693]+[.D693]+[.E693]+[.F693]+[.G693]" office:value-type="float" office:value="164613424" calcext:value-type="float">
            <text:p>164613424</text:p>
          </table:table-cell>
        </table:table-row>
        <table:table-row table:style-name="ro1">
          <table:table-cell office:value-type="float" office:value="27652168" calcext:value-type="float">
            <text:p>27652168</text:p>
          </table:table-cell>
          <table:table-cell office:value-type="float" office:value="28496344" calcext:value-type="float">
            <text:p>28496344</text:p>
          </table:table-cell>
          <table:table-cell office:value-type="float" office:value="27650648" calcext:value-type="float">
            <text:p>27650648</text:p>
          </table:table-cell>
          <table:table-cell office:value-type="float" office:value="0" calcext:value-type="float">
            <text:p>0</text:p>
          </table:table-cell>
          <table:table-cell office:value-type="float" office:value="26862248" calcext:value-type="float">
            <text:p>26862248</text:p>
          </table:table-cell>
          <table:table-cell office:value-type="float" office:value="26879992" calcext:value-type="float">
            <text:p>26879992</text:p>
          </table:table-cell>
          <table:table-cell office:value-type="float" office:value="27091224" calcext:value-type="float">
            <text:p>27091224</text:p>
          </table:table-cell>
          <table:table-cell table:formula="of:=[.A694]+[.B694]+[.C694]+[.D694]+[.E694]+[.F694]+[.G694]" office:value-type="float" office:value="164632624" calcext:value-type="float">
            <text:p>164632624</text:p>
          </table:table-cell>
        </table:table-row>
        <table:table-row table:style-name="ro1">
          <table:table-cell office:value-type="float" office:value="27797984" calcext:value-type="float">
            <text:p>27797984</text:p>
          </table:table-cell>
          <table:table-cell office:value-type="float" office:value="28581520" calcext:value-type="float">
            <text:p>28581520</text:p>
          </table:table-cell>
          <table:table-cell office:value-type="float" office:value="27650648" calcext:value-type="float">
            <text:p>27650648</text:p>
          </table:table-cell>
          <table:table-cell office:value-type="float" office:value="0" calcext:value-type="float">
            <text:p>0</text:p>
          </table:table-cell>
          <table:table-cell office:value-type="float" office:value="26867312" calcext:value-type="float">
            <text:p>26867312</text:p>
          </table:table-cell>
          <table:table-cell office:value-type="float" office:value="26879992" calcext:value-type="float">
            <text:p>26879992</text:p>
          </table:table-cell>
          <table:table-cell office:value-type="float" office:value="27095384" calcext:value-type="float">
            <text:p>27095384</text:p>
          </table:table-cell>
          <table:table-cell table:formula="of:=[.A695]+[.B695]+[.C695]+[.D695]+[.E695]+[.F695]+[.G695]" office:value-type="float" office:value="164872840" calcext:value-type="float">
            <text:p>164872840</text:p>
          </table:table-cell>
        </table:table-row>
        <table:table-row table:style-name="ro1">
          <table:table-cell office:value-type="float" office:value="27798280" calcext:value-type="float">
            <text:p>27798280</text:p>
          </table:table-cell>
          <table:table-cell office:value-type="float" office:value="28584152" calcext:value-type="float">
            <text:p>28584152</text:p>
          </table:table-cell>
          <table:table-cell office:value-type="float" office:value="27655800" calcext:value-type="float">
            <text:p>27655800</text:p>
          </table:table-cell>
          <table:table-cell office:value-type="float" office:value="0" calcext:value-type="float">
            <text:p>0</text:p>
          </table:table-cell>
          <table:table-cell office:value-type="float" office:value="26869432" calcext:value-type="float">
            <text:p>26869432</text:p>
          </table:table-cell>
          <table:table-cell office:value-type="float" office:value="26879992" calcext:value-type="float">
            <text:p>26879992</text:p>
          </table:table-cell>
          <table:table-cell office:value-type="float" office:value="27095384" calcext:value-type="float">
            <text:p>27095384</text:p>
          </table:table-cell>
          <table:table-cell table:formula="of:=[.A696]+[.B696]+[.C696]+[.D696]+[.E696]+[.F696]+[.G696]" office:value-type="float" office:value="164883040" calcext:value-type="float">
            <text:p>164883040</text:p>
          </table:table-cell>
        </table:table-row>
        <table:table-row table:style-name="ro1">
          <table:table-cell office:value-type="float" office:value="27799312" calcext:value-type="float">
            <text:p>27799312</text:p>
          </table:table-cell>
          <table:table-cell office:value-type="float" office:value="28589840" calcext:value-type="float">
            <text:p>28589840</text:p>
          </table:table-cell>
          <table:table-cell office:value-type="float" office:value="27655800" calcext:value-type="float">
            <text:p>27655800</text:p>
          </table:table-cell>
          <table:table-cell office:value-type="float" office:value="0" calcext:value-type="float">
            <text:p>0</text:p>
          </table:table-cell>
          <table:table-cell office:value-type="float" office:value="26874800" calcext:value-type="float">
            <text:p>26874800</text:p>
          </table:table-cell>
          <table:table-cell office:value-type="float" office:value="26879992" calcext:value-type="float">
            <text:p>26879992</text:p>
          </table:table-cell>
          <table:table-cell office:value-type="float" office:value="27099544" calcext:value-type="float">
            <text:p>27099544</text:p>
          </table:table-cell>
          <table:table-cell table:formula="of:=[.A697]+[.B697]+[.C697]+[.D697]+[.E697]+[.F697]+[.G697]" office:value-type="float" office:value="164899288" calcext:value-type="float">
            <text:p>164899288</text:p>
          </table:table-cell>
        </table:table-row>
        <table:table-row table:style-name="ro1">
          <table:table-cell office:value-type="float" office:value="25117976" calcext:value-type="float">
            <text:p>25117976</text:p>
          </table:table-cell>
          <table:table-cell office:value-type="float" office:value="28591072" calcext:value-type="float">
            <text:p>28591072</text:p>
          </table:table-cell>
          <table:table-cell office:value-type="float" office:value="27660952" calcext:value-type="float">
            <text:p>27660952</text:p>
          </table:table-cell>
          <table:table-cell office:value-type="float" office:value="0" calcext:value-type="float">
            <text:p>0</text:p>
          </table:table-cell>
          <table:table-cell office:value-type="float" office:value="26877288" calcext:value-type="float">
            <text:p>26877288</text:p>
          </table:table-cell>
          <table:table-cell office:value-type="float" office:value="26997232" calcext:value-type="float">
            <text:p>26997232</text:p>
          </table:table-cell>
          <table:table-cell office:value-type="float" office:value="27099544" calcext:value-type="float">
            <text:p>27099544</text:p>
          </table:table-cell>
          <table:table-cell table:formula="of:=[.A698]+[.B698]+[.C698]+[.D698]+[.E698]+[.F698]+[.G698]" office:value-type="float" office:value="162344064" calcext:value-type="float">
            <text:p>162344064</text:p>
          </table:table-cell>
        </table:table-row>
        <table:table-row table:style-name="ro1">
          <table:table-cell office:value-type="float" office:value="25119056" calcext:value-type="float">
            <text:p>25119056</text:p>
          </table:table-cell>
          <table:table-cell office:value-type="float" office:value="28592192" calcext:value-type="float">
            <text:p>28592192</text:p>
          </table:table-cell>
          <table:table-cell office:value-type="float" office:value="27660952" calcext:value-type="float">
            <text:p>27660952</text:p>
          </table:table-cell>
          <table:table-cell office:value-type="float" office:value="0" calcext:value-type="float">
            <text:p>0</text:p>
          </table:table-cell>
          <table:table-cell office:value-type="float" office:value="26882128" calcext:value-type="float">
            <text:p>26882128</text:p>
          </table:table-cell>
          <table:table-cell office:value-type="float" office:value="27003296" calcext:value-type="float">
            <text:p>27003296</text:p>
          </table:table-cell>
          <table:table-cell office:value-type="float" office:value="27099544" calcext:value-type="float">
            <text:p>27099544</text:p>
          </table:table-cell>
          <table:table-cell table:formula="of:=[.A699]+[.B699]+[.C699]+[.D699]+[.E699]+[.F699]+[.G699]" office:value-type="float" office:value="162357168" calcext:value-type="float">
            <text:p>162357168</text:p>
          </table:table-cell>
        </table:table-row>
        <table:table-row table:style-name="ro1">
          <table:table-cell office:value-type="float" office:value="25152216" calcext:value-type="float">
            <text:p>25152216</text:p>
          </table:table-cell>
          <table:table-cell office:value-type="float" office:value="28685896" calcext:value-type="float">
            <text:p>28685896</text:p>
          </table:table-cell>
          <table:table-cell office:value-type="float" office:value="27660952" calcext:value-type="float">
            <text:p>27660952</text:p>
          </table:table-cell>
          <table:table-cell office:value-type="float" office:value="0" calcext:value-type="float">
            <text:p>0</text:p>
          </table:table-cell>
          <table:table-cell office:value-type="float" office:value="26884152" calcext:value-type="float">
            <text:p>26884152</text:p>
          </table:table-cell>
          <table:table-cell office:value-type="float" office:value="27085464" calcext:value-type="float">
            <text:p>27085464</text:p>
          </table:table-cell>
          <table:table-cell office:value-type="float" office:value="27099544" calcext:value-type="float">
            <text:p>27099544</text:p>
          </table:table-cell>
          <table:table-cell table:formula="of:=[.A700]+[.B700]+[.C700]+[.D700]+[.E700]+[.F700]+[.G700]" office:value-type="float" office:value="162568224" calcext:value-type="float">
            <text:p>162568224</text:p>
          </table:table-cell>
        </table:table-row>
        <table:table-row table:style-name="ro1">
          <table:table-cell office:value-type="float" office:value="25251688" calcext:value-type="float">
            <text:p>25251688</text:p>
          </table:table-cell>
          <table:table-cell office:value-type="float" office:value="28687128" calcext:value-type="float">
            <text:p>28687128</text:p>
          </table:table-cell>
          <table:table-cell office:value-type="float" office:value="27660952" calcext:value-type="float">
            <text:p>27660952</text:p>
          </table:table-cell>
          <table:table-cell office:value-type="float" office:value="0" calcext:value-type="float">
            <text:p>0</text:p>
          </table:table-cell>
          <table:table-cell office:value-type="float" office:value="26884912" calcext:value-type="float">
            <text:p>26884912</text:p>
          </table:table-cell>
          <table:table-cell office:value-type="float" office:value="27090648" calcext:value-type="float">
            <text:p>27090648</text:p>
          </table:table-cell>
          <table:table-cell office:value-type="float" office:value="27173528" calcext:value-type="float">
            <text:p>27173528</text:p>
          </table:table-cell>
          <table:table-cell table:formula="of:=[.A701]+[.B701]+[.C701]+[.D701]+[.E701]+[.F701]+[.G701]" office:value-type="float" office:value="162748856" calcext:value-type="float">
            <text:p>162748856</text:p>
          </table:table-cell>
        </table:table-row>
        <table:table-row table:style-name="ro1">
          <table:table-cell office:value-type="float" office:value="25253952" calcext:value-type="float">
            <text:p>25253952</text:p>
          </table:table-cell>
          <table:table-cell office:value-type="float" office:value="28692552" calcext:value-type="float">
            <text:p>28692552</text:p>
          </table:table-cell>
          <table:table-cell office:value-type="float" office:value="27660952" calcext:value-type="float">
            <text:p>27660952</text:p>
          </table:table-cell>
          <table:table-cell office:value-type="float" office:value="0" calcext:value-type="float">
            <text:p>0</text:p>
          </table:table-cell>
          <table:table-cell office:value-type="float" office:value="26949400" calcext:value-type="float">
            <text:p>26949400</text:p>
          </table:table-cell>
          <table:table-cell office:value-type="float" office:value="27091656" calcext:value-type="float">
            <text:p>27091656</text:p>
          </table:table-cell>
          <table:table-cell office:value-type="float" office:value="27177688" calcext:value-type="float">
            <text:p>27177688</text:p>
          </table:table-cell>
          <table:table-cell table:formula="of:=[.A702]+[.B702]+[.C702]+[.D702]+[.E702]+[.F702]+[.G702]" office:value-type="float" office:value="162826200" calcext:value-type="float">
            <text:p>162826200</text:p>
          </table:table-cell>
        </table:table-row>
        <table:table-row table:style-name="ro1">
          <table:table-cell office:value-type="float" office:value="25260032" calcext:value-type="float">
            <text:p>25260032</text:p>
          </table:table-cell>
          <table:table-cell office:value-type="float" office:value="28697880" calcext:value-type="float">
            <text:p>28697880</text:p>
          </table:table-cell>
          <table:table-cell office:value-type="float" office:value="27674640" calcext:value-type="float">
            <text:p>27674640</text:p>
          </table:table-cell>
          <table:table-cell office:value-type="float" office:value="0" calcext:value-type="float">
            <text:p>0</text:p>
          </table:table-cell>
          <table:table-cell office:value-type="float" office:value="26950776" calcext:value-type="float">
            <text:p>26950776</text:p>
          </table:table-cell>
          <table:table-cell office:value-type="float" office:value="27228456" calcext:value-type="float">
            <text:p>27228456</text:p>
          </table:table-cell>
          <table:table-cell office:value-type="float" office:value="27177688" calcext:value-type="float">
            <text:p>27177688</text:p>
          </table:table-cell>
          <table:table-cell table:formula="of:=[.A703]+[.B703]+[.C703]+[.D703]+[.E703]+[.F703]+[.G703]" office:value-type="float" office:value="162989472" calcext:value-type="float">
            <text:p>162989472</text:p>
          </table:table-cell>
        </table:table-row>
        <table:table-row table:style-name="ro1">
          <table:table-cell office:value-type="float" office:value="25262768" calcext:value-type="float">
            <text:p>25262768</text:p>
          </table:table-cell>
          <table:table-cell office:value-type="float" office:value="28705208" calcext:value-type="float">
            <text:p>28705208</text:p>
          </table:table-cell>
          <table:table-cell office:value-type="float" office:value="27674640" calcext:value-type="float">
            <text:p>27674640</text:p>
          </table:table-cell>
          <table:table-cell office:value-type="float" office:value="0" calcext:value-type="float">
            <text:p>0</text:p>
          </table:table-cell>
          <table:table-cell office:value-type="float" office:value="26952800" calcext:value-type="float">
            <text:p>26952800</text:p>
          </table:table-cell>
          <table:table-cell office:value-type="float" office:value="27233672" calcext:value-type="float">
            <text:p>27233672</text:p>
          </table:table-cell>
          <table:table-cell office:value-type="float" office:value="27177688" calcext:value-type="float">
            <text:p>27177688</text:p>
          </table:table-cell>
          <table:table-cell table:formula="of:=[.A704]+[.B704]+[.C704]+[.D704]+[.E704]+[.F704]+[.G704]" office:value-type="float" office:value="163006776" calcext:value-type="float">
            <text:p>163006776</text:p>
          </table:table-cell>
        </table:table-row>
        <table:table-row table:style-name="ro1">
          <table:table-cell office:value-type="float" office:value="25264296" calcext:value-type="float">
            <text:p>25264296</text:p>
          </table:table-cell>
          <table:table-cell office:value-type="float" office:value="28797952" calcext:value-type="float">
            <text:p>28797952</text:p>
          </table:table-cell>
          <table:table-cell office:value-type="float" office:value="27679792" calcext:value-type="float">
            <text:p>27679792</text:p>
          </table:table-cell>
          <table:table-cell office:value-type="float" office:value="0" calcext:value-type="float">
            <text:p>0</text:p>
          </table:table-cell>
          <table:table-cell office:value-type="float" office:value="26954584" calcext:value-type="float">
            <text:p>26954584</text:p>
          </table:table-cell>
          <table:table-cell office:value-type="float" office:value="25567720" calcext:value-type="float">
            <text:p>25567720</text:p>
          </table:table-cell>
          <table:table-cell office:value-type="float" office:value="27177688" calcext:value-type="float">
            <text:p>27177688</text:p>
          </table:table-cell>
          <table:table-cell table:formula="of:=[.A705]+[.B705]+[.C705]+[.D705]+[.E705]+[.F705]+[.G705]" office:value-type="float" office:value="161442032" calcext:value-type="float">
            <text:p>161442032</text:p>
          </table:table-cell>
        </table:table-row>
        <table:table-row table:style-name="ro1">
          <table:table-cell office:value-type="float" office:value="25367400" calcext:value-type="float">
            <text:p>25367400</text:p>
          </table:table-cell>
          <table:table-cell office:value-type="float" office:value="28801424" calcext:value-type="float">
            <text:p>28801424</text:p>
          </table:table-cell>
          <table:table-cell office:value-type="float" office:value="27679792" calcext:value-type="float">
            <text:p>27679792</text:p>
          </table:table-cell>
          <table:table-cell office:value-type="float" office:value="0" calcext:value-type="float">
            <text:p>0</text:p>
          </table:table-cell>
          <table:table-cell office:value-type="float" office:value="26959552" calcext:value-type="float">
            <text:p>26959552</text:p>
          </table:table-cell>
          <table:table-cell office:value-type="float" office:value="25818208" calcext:value-type="float">
            <text:p>25818208</text:p>
          </table:table-cell>
          <table:table-cell office:value-type="float" office:value="27177688" calcext:value-type="float">
            <text:p>27177688</text:p>
          </table:table-cell>
          <table:table-cell table:formula="of:=[.A706]+[.B706]+[.C706]+[.D706]+[.E706]+[.F706]+[.G706]" office:value-type="float" office:value="161804064" calcext:value-type="float">
            <text:p>161804064</text:p>
          </table:table-cell>
        </table:table-row>
        <table:table-row table:style-name="ro1">
          <table:table-cell office:value-type="float" office:value="25369920" calcext:value-type="float">
            <text:p>25369920</text:p>
          </table:table-cell>
          <table:table-cell office:value-type="float" office:value="28802176" calcext:value-type="float">
            <text:p>28802176</text:p>
          </table:table-cell>
          <table:table-cell office:value-type="float" office:value="27679792" calcext:value-type="float">
            <text:p>27679792</text:p>
          </table:table-cell>
          <table:table-cell office:value-type="float" office:value="0" calcext:value-type="float">
            <text:p>0</text:p>
          </table:table-cell>
          <table:table-cell office:value-type="float" office:value="26961816" calcext:value-type="float">
            <text:p>26961816</text:p>
          </table:table-cell>
          <table:table-cell office:value-type="float" office:value="26011432" calcext:value-type="float">
            <text:p>26011432</text:p>
          </table:table-cell>
          <table:table-cell office:value-type="float" office:value="27181848" calcext:value-type="float">
            <text:p>27181848</text:p>
          </table:table-cell>
          <table:table-cell table:formula="of:=[.A707]+[.B707]+[.C707]+[.D707]+[.E707]+[.F707]+[.G707]" office:value-type="float" office:value="162006984" calcext:value-type="float">
            <text:p>162006984</text:p>
          </table:table-cell>
        </table:table-row>
        <table:table-row table:style-name="ro1">
          <table:table-cell office:value-type="float" office:value="25376520" calcext:value-type="float">
            <text:p>25376520</text:p>
          </table:table-cell>
          <table:table-cell office:value-type="float" office:value="27989800" calcext:value-type="float">
            <text:p>27989800</text:p>
          </table:table-cell>
          <table:table-cell office:value-type="float" office:value="27684944" calcext:value-type="float">
            <text:p>27684944</text:p>
          </table:table-cell>
          <table:table-cell office:value-type="float" office:value="0" calcext:value-type="float">
            <text:p>0</text:p>
          </table:table-cell>
          <table:table-cell office:value-type="float" office:value="26963256" calcext:value-type="float">
            <text:p>26963256</text:p>
          </table:table-cell>
          <table:table-cell office:value-type="float" office:value="26011432" calcext:value-type="float">
            <text:p>26011432</text:p>
          </table:table-cell>
          <table:table-cell office:value-type="float" office:value="27181848" calcext:value-type="float">
            <text:p>27181848</text:p>
          </table:table-cell>
          <table:table-cell table:formula="of:=[.A708]+[.B708]+[.C708]+[.D708]+[.E708]+[.F708]+[.G708]" office:value-type="float" office:value="161207800" calcext:value-type="float">
            <text:p>161207800</text:p>
          </table:table-cell>
        </table:table-row>
        <table:table-row table:style-name="ro1">
          <table:table-cell office:value-type="float" office:value="25379672" calcext:value-type="float">
            <text:p>25379672</text:p>
          </table:table-cell>
          <table:table-cell office:value-type="float" office:value="28317184" calcext:value-type="float">
            <text:p>28317184</text:p>
          </table:table-cell>
          <table:table-cell office:value-type="float" office:value="27684944" calcext:value-type="float">
            <text:p>27684944</text:p>
          </table:table-cell>
          <table:table-cell office:value-type="float" office:value="0" calcext:value-type="float">
            <text:p>0</text:p>
          </table:table-cell>
          <table:table-cell office:value-type="float" office:value="26969224" calcext:value-type="float">
            <text:p>26969224</text:p>
          </table:table-cell>
          <table:table-cell office:value-type="float" office:value="26016736" calcext:value-type="float">
            <text:p>26016736</text:p>
          </table:table-cell>
          <table:table-cell office:value-type="float" office:value="27186008" calcext:value-type="float">
            <text:p>27186008</text:p>
          </table:table-cell>
          <table:table-cell table:formula="of:=[.A709]+[.B709]+[.C709]+[.D709]+[.E709]+[.F709]+[.G709]" office:value-type="float" office:value="161553768" calcext:value-type="float">
            <text:p>161553768</text:p>
          </table:table-cell>
        </table:table-row>
        <table:table-row table:style-name="ro1">
          <table:table-cell office:value-type="float" office:value="25614536" calcext:value-type="float">
            <text:p>25614536</text:p>
          </table:table-cell>
          <table:table-cell office:value-type="float" office:value="28405408" calcext:value-type="float">
            <text:p>28405408</text:p>
          </table:table-cell>
          <table:table-cell office:value-type="float" office:value="27690096" calcext:value-type="float">
            <text:p>27690096</text:p>
          </table:table-cell>
          <table:table-cell office:value-type="float" office:value="0" calcext:value-type="float">
            <text:p>0</text:p>
          </table:table-cell>
          <table:table-cell office:value-type="float" office:value="27046168" calcext:value-type="float">
            <text:p>27046168</text:p>
          </table:table-cell>
          <table:table-cell office:value-type="float" office:value="26016736" calcext:value-type="float">
            <text:p>26016736</text:p>
          </table:table-cell>
          <table:table-cell office:value-type="float" office:value="26401488" calcext:value-type="float">
            <text:p>26401488</text:p>
          </table:table-cell>
          <table:table-cell table:formula="of:=[.A710]+[.B710]+[.C710]+[.D710]+[.E710]+[.F710]+[.G710]" office:value-type="float" office:value="161174432" calcext:value-type="float">
            <text:p>161174432</text:p>
          </table:table-cell>
        </table:table-row>
        <table:table-row table:style-name="ro1">
          <table:table-cell office:value-type="float" office:value="25635256" calcext:value-type="float">
            <text:p>25635256</text:p>
          </table:table-cell>
          <table:table-cell office:value-type="float" office:value="28411008" calcext:value-type="float">
            <text:p>28411008</text:p>
          </table:table-cell>
          <table:table-cell office:value-type="float" office:value="27690096" calcext:value-type="float">
            <text:p>27690096</text:p>
          </table:table-cell>
          <table:table-cell office:value-type="float" office:value="0" calcext:value-type="float">
            <text:p>0</text:p>
          </table:table-cell>
          <table:table-cell office:value-type="float" office:value="27048920" calcext:value-type="float">
            <text:p>27048920</text:p>
          </table:table-cell>
          <table:table-cell office:value-type="float" office:value="26020912" calcext:value-type="float">
            <text:p>26020912</text:p>
          </table:table-cell>
          <table:table-cell office:value-type="float" office:value="26403936" calcext:value-type="float">
            <text:p>26403936</text:p>
          </table:table-cell>
          <table:table-cell table:formula="of:=[.A711]+[.B711]+[.C711]+[.D711]+[.E711]+[.F711]+[.G711]" office:value-type="float" office:value="161210128" calcext:value-type="float">
            <text:p>161210128</text:p>
          </table:table-cell>
        </table:table-row>
        <table:table-row table:style-name="ro1">
          <table:table-cell office:value-type="float" office:value="25641176" calcext:value-type="float">
            <text:p>25641176</text:p>
          </table:table-cell>
          <table:table-cell office:value-type="float" office:value="27736280" calcext:value-type="float">
            <text:p>27736280</text:p>
          </table:table-cell>
          <table:table-cell office:value-type="float" office:value="27799576" calcext:value-type="float">
            <text:p>27799576</text:p>
          </table:table-cell>
          <table:table-cell office:value-type="float" office:value="0" calcext:value-type="float">
            <text:p>0</text:p>
          </table:table-cell>
          <table:table-cell office:value-type="float" office:value="27053968" calcext:value-type="float">
            <text:p>27053968</text:p>
          </table:table-cell>
          <table:table-cell office:value-type="float" office:value="26020912" calcext:value-type="float">
            <text:p>26020912</text:p>
          </table:table-cell>
          <table:table-cell office:value-type="float" office:value="26491624" calcext:value-type="float">
            <text:p>26491624</text:p>
          </table:table-cell>
          <table:table-cell table:formula="of:=[.A712]+[.B712]+[.C712]+[.D712]+[.E712]+[.F712]+[.G712]" office:value-type="float" office:value="160743536" calcext:value-type="float">
            <text:p>160743536</text:p>
          </table:table-cell>
        </table:table-row>
        <table:table-row table:style-name="ro1">
          <table:table-cell office:value-type="float" office:value="25643568" calcext:value-type="float">
            <text:p>25643568</text:p>
          </table:table-cell>
          <table:table-cell office:value-type="float" office:value="25749592" calcext:value-type="float">
            <text:p>25749592</text:p>
          </table:table-cell>
          <table:table-cell office:value-type="float" office:value="27800400" calcext:value-type="float">
            <text:p>27800400</text:p>
          </table:table-cell>
          <table:table-cell office:value-type="float" office:value="0" calcext:value-type="float">
            <text:p>0</text:p>
          </table:table-cell>
          <table:table-cell office:value-type="float" office:value="27117680" calcext:value-type="float">
            <text:p>27117680</text:p>
          </table:table-cell>
          <table:table-cell office:value-type="float" office:value="26025088" calcext:value-type="float">
            <text:p>26025088</text:p>
          </table:table-cell>
          <table:table-cell office:value-type="float" office:value="26492744" calcext:value-type="float">
            <text:p>26492744</text:p>
          </table:table-cell>
          <table:table-cell table:formula="of:=[.A713]+[.B713]+[.C713]+[.D713]+[.E713]+[.F713]+[.G713]" office:value-type="float" office:value="158829072" calcext:value-type="float">
            <text:p>158829072</text:p>
          </table:table-cell>
        </table:table-row>
        <table:table-row table:style-name="ro1">
          <table:table-cell office:value-type="float" office:value="25646424" calcext:value-type="float">
            <text:p>25646424</text:p>
          </table:table-cell>
          <table:table-cell office:value-type="float" office:value="25756360" calcext:value-type="float">
            <text:p>25756360</text:p>
          </table:table-cell>
          <table:table-cell office:value-type="float" office:value="27800400" calcext:value-type="float">
            <text:p>27800400</text:p>
          </table:table-cell>
          <table:table-cell office:value-type="float" office:value="0" calcext:value-type="float">
            <text:p>0</text:p>
          </table:table-cell>
          <table:table-cell office:value-type="float" office:value="27120616" calcext:value-type="float">
            <text:p>27120616</text:p>
          </table:table-cell>
          <table:table-cell office:value-type="float" office:value="26025088" calcext:value-type="float">
            <text:p>26025088</text:p>
          </table:table-cell>
          <table:table-cell office:value-type="float" office:value="26498440" calcext:value-type="float">
            <text:p>26498440</text:p>
          </table:table-cell>
          <table:table-cell table:formula="of:=[.A714]+[.B714]+[.C714]+[.D714]+[.E714]+[.F714]+[.G714]" office:value-type="float" office:value="158847328" calcext:value-type="float">
            <text:p>158847328</text:p>
          </table:table-cell>
        </table:table-row>
        <table:table-row table:style-name="ro1">
          <table:table-cell office:value-type="float" office:value="25738384" calcext:value-type="float">
            <text:p>25738384</text:p>
          </table:table-cell>
          <table:table-cell office:value-type="float" office:value="25760688" calcext:value-type="float">
            <text:p>25760688</text:p>
          </table:table-cell>
          <table:table-cell office:value-type="float" office:value="27805816" calcext:value-type="float">
            <text:p>27805816</text:p>
          </table:table-cell>
          <table:table-cell office:value-type="float" office:value="0" calcext:value-type="float">
            <text:p>0</text:p>
          </table:table-cell>
          <table:table-cell office:value-type="float" office:value="27122416" calcext:value-type="float">
            <text:p>27122416</text:p>
          </table:table-cell>
          <table:table-cell office:value-type="float" office:value="26025088" calcext:value-type="float">
            <text:p>26025088</text:p>
          </table:table-cell>
          <table:table-cell office:value-type="float" office:value="26500064" calcext:value-type="float">
            <text:p>26500064</text:p>
          </table:table-cell>
          <table:table-cell table:formula="of:=[.A715]+[.B715]+[.C715]+[.D715]+[.E715]+[.F715]+[.G715]" office:value-type="float" office:value="158952456" calcext:value-type="float">
            <text:p>158952456</text:p>
          </table:table-cell>
        </table:table-row>
        <table:table-row table:style-name="ro1">
          <table:table-cell office:value-type="float" office:value="25741920" calcext:value-type="float">
            <text:p>25741920</text:p>
          </table:table-cell>
          <table:table-cell office:value-type="float" office:value="25760688" calcext:value-type="float">
            <text:p>25760688</text:p>
          </table:table-cell>
          <table:table-cell office:value-type="float" office:value="27805816" calcext:value-type="float">
            <text:p>27805816</text:p>
          </table:table-cell>
          <table:table-cell office:value-type="float" office:value="0" calcext:value-type="float">
            <text:p>0</text:p>
          </table:table-cell>
          <table:table-cell office:value-type="float" office:value="27185160" calcext:value-type="float">
            <text:p>27185160</text:p>
          </table:table-cell>
          <table:table-cell office:value-type="float" office:value="26029264" calcext:value-type="float">
            <text:p>26029264</text:p>
          </table:table-cell>
          <table:table-cell office:value-type="float" office:value="26504840" calcext:value-type="float">
            <text:p>26504840</text:p>
          </table:table-cell>
          <table:table-cell table:formula="of:=[.A716]+[.B716]+[.C716]+[.D716]+[.E716]+[.F716]+[.G716]" office:value-type="float" office:value="159027688" calcext:value-type="float">
            <text:p>159027688</text:p>
          </table:table-cell>
        </table:table-row>
        <table:table-row table:style-name="ro1">
          <table:table-cell office:value-type="float" office:value="25747640" calcext:value-type="float">
            <text:p>25747640</text:p>
          </table:table-cell>
          <table:table-cell office:value-type="float" office:value="25760688" calcext:value-type="float">
            <text:p>25760688</text:p>
          </table:table-cell>
          <table:table-cell office:value-type="float" office:value="27811400" calcext:value-type="float">
            <text:p>27811400</text:p>
          </table:table-cell>
          <table:table-cell office:value-type="float" office:value="0" calcext:value-type="float">
            <text:p>0</text:p>
          </table:table-cell>
          <table:table-cell office:value-type="float" office:value="27187408" calcext:value-type="float">
            <text:p>27187408</text:p>
          </table:table-cell>
          <table:table-cell office:value-type="float" office:value="26034904" calcext:value-type="float">
            <text:p>26034904</text:p>
          </table:table-cell>
          <table:table-cell office:value-type="float" office:value="26593008" calcext:value-type="float">
            <text:p>26593008</text:p>
          </table:table-cell>
          <table:table-cell table:formula="of:=[.A717]+[.B717]+[.C717]+[.D717]+[.E717]+[.F717]+[.G717]" office:value-type="float" office:value="159135048" calcext:value-type="float">
            <text:p>159135048</text:p>
          </table:table-cell>
        </table:table-row>
        <table:table-row table:style-name="ro1">
          <table:table-cell office:value-type="float" office:value="25749672" calcext:value-type="float">
            <text:p>25749672</text:p>
          </table:table-cell>
          <table:table-cell office:value-type="float" office:value="25764880" calcext:value-type="float">
            <text:p>25764880</text:p>
          </table:table-cell>
          <table:table-cell office:value-type="float" office:value="27811400" calcext:value-type="float">
            <text:p>27811400</text:p>
          </table:table-cell>
          <table:table-cell office:value-type="float" office:value="0" calcext:value-type="float">
            <text:p>0</text:p>
          </table:table-cell>
          <table:table-cell office:value-type="float" office:value="27188528" calcext:value-type="float">
            <text:p>27188528</text:p>
          </table:table-cell>
          <table:table-cell office:value-type="float" office:value="26039080" calcext:value-type="float">
            <text:p>26039080</text:p>
          </table:table-cell>
          <table:table-cell office:value-type="float" office:value="26598400" calcext:value-type="float">
            <text:p>26598400</text:p>
          </table:table-cell>
          <table:table-cell table:formula="of:=[.A718]+[.B718]+[.C718]+[.D718]+[.E718]+[.F718]+[.G718]" office:value-type="float" office:value="159151960" calcext:value-type="float">
            <text:p>159151960</text:p>
          </table:table-cell>
        </table:table-row>
        <table:table-row table:style-name="ro1">
          <table:table-cell office:value-type="float" office:value="25074560" calcext:value-type="float">
            <text:p>25074560</text:p>
          </table:table-cell>
          <table:table-cell office:value-type="float" office:value="25764880" calcext:value-type="float">
            <text:p>25764880</text:p>
          </table:table-cell>
          <table:table-cell office:value-type="float" office:value="27811400" calcext:value-type="float">
            <text:p>27811400</text:p>
          </table:table-cell>
          <table:table-cell office:value-type="float" office:value="0" calcext:value-type="float">
            <text:p>0</text:p>
          </table:table-cell>
          <table:table-cell office:value-type="float" office:value="27190872" calcext:value-type="float">
            <text:p>27190872</text:p>
          </table:table-cell>
          <table:table-cell office:value-type="float" office:value="26039080" calcext:value-type="float">
            <text:p>26039080</text:p>
          </table:table-cell>
          <table:table-cell office:value-type="float" office:value="26601360" calcext:value-type="float">
            <text:p>26601360</text:p>
          </table:table-cell>
          <table:table-cell table:formula="of:=[.A719]+[.B719]+[.C719]+[.D719]+[.E719]+[.F719]+[.G719]" office:value-type="float" office:value="158482152" calcext:value-type="float">
            <text:p>158482152</text:p>
          </table:table-cell>
        </table:table-row>
        <table:table-row table:style-name="ro1">
          <table:table-cell office:value-type="float" office:value="25167840" calcext:value-type="float">
            <text:p>25167840</text:p>
          </table:table-cell>
          <table:table-cell office:value-type="float" office:value="25764880" calcext:value-type="float">
            <text:p>25764880</text:p>
          </table:table-cell>
          <table:table-cell office:value-type="float" office:value="27816552" calcext:value-type="float">
            <text:p>27816552</text:p>
          </table:table-cell>
          <table:table-cell office:value-type="float" office:value="0" calcext:value-type="float">
            <text:p>0</text:p>
          </table:table-cell>
          <table:table-cell office:value-type="float" office:value="27193088" calcext:value-type="float">
            <text:p>27193088</text:p>
          </table:table-cell>
          <table:table-cell office:value-type="float" office:value="26039080" calcext:value-type="float">
            <text:p>26039080</text:p>
          </table:table-cell>
          <table:table-cell office:value-type="float" office:value="26746864" calcext:value-type="float">
            <text:p>26746864</text:p>
          </table:table-cell>
          <table:table-cell table:formula="of:=[.A720]+[.B720]+[.C720]+[.D720]+[.E720]+[.F720]+[.G720]" office:value-type="float" office:value="158728304" calcext:value-type="float">
            <text:p>158728304</text:p>
          </table:table-cell>
        </table:table-row>
        <table:table-row table:style-name="ro1">
          <table:table-cell office:value-type="float" office:value="25168744" calcext:value-type="float">
            <text:p>25168744</text:p>
          </table:table-cell>
          <table:table-cell office:value-type="float" office:value="25769072" calcext:value-type="float">
            <text:p>25769072</text:p>
          </table:table-cell>
          <table:table-cell office:value-type="float" office:value="27816552" calcext:value-type="float">
            <text:p>27816552</text:p>
          </table:table-cell>
          <table:table-cell office:value-type="float" office:value="0" calcext:value-type="float">
            <text:p>0</text:p>
          </table:table-cell>
          <table:table-cell office:value-type="float" office:value="27198776" calcext:value-type="float">
            <text:p>27198776</text:p>
          </table:table-cell>
          <table:table-cell office:value-type="float" office:value="26039080" calcext:value-type="float">
            <text:p>26039080</text:p>
          </table:table-cell>
          <table:table-cell office:value-type="float" office:value="26840720" calcext:value-type="float">
            <text:p>26840720</text:p>
          </table:table-cell>
          <table:table-cell table:formula="of:=[.A721]+[.B721]+[.C721]+[.D721]+[.E721]+[.F721]+[.G721]" office:value-type="float" office:value="158832944" calcext:value-type="float">
            <text:p>158832944</text:p>
          </table:table-cell>
        </table:table-row>
        <table:table-row table:style-name="ro1">
          <table:table-cell office:value-type="float" office:value="25518544" calcext:value-type="float">
            <text:p>25518544</text:p>
          </table:table-cell>
          <table:table-cell office:value-type="float" office:value="25845712" calcext:value-type="float">
            <text:p>25845712</text:p>
          </table:table-cell>
          <table:table-cell office:value-type="float" office:value="27874184" calcext:value-type="float">
            <text:p>27874184</text:p>
          </table:table-cell>
          <table:table-cell office:value-type="float" office:value="0" calcext:value-type="float">
            <text:p>0</text:p>
          </table:table-cell>
          <table:table-cell office:value-type="float" office:value="27200440" calcext:value-type="float">
            <text:p>27200440</text:p>
          </table:table-cell>
          <table:table-cell office:value-type="float" office:value="26039080" calcext:value-type="float">
            <text:p>26039080</text:p>
          </table:table-cell>
          <table:table-cell office:value-type="float" office:value="26842120" calcext:value-type="float">
            <text:p>26842120</text:p>
          </table:table-cell>
          <table:table-cell table:formula="of:=[.A722]+[.B722]+[.C722]+[.D722]+[.E722]+[.F722]+[.G722]" office:value-type="float" office:value="159320080" calcext:value-type="float">
            <text:p>159320080</text:p>
          </table:table-cell>
        </table:table-row>
        <table:table-row table:style-name="ro1">
          <table:table-cell office:value-type="float" office:value="25522248" calcext:value-type="float">
            <text:p>25522248</text:p>
          </table:table-cell>
          <table:table-cell office:value-type="float" office:value="25845712" calcext:value-type="float">
            <text:p>25845712</text:p>
          </table:table-cell>
          <table:table-cell office:value-type="float" office:value="27874184" calcext:value-type="float">
            <text:p>27874184</text:p>
          </table:table-cell>
          <table:table-cell office:value-type="float" office:value="0" calcext:value-type="float">
            <text:p>0</text:p>
          </table:table-cell>
          <table:table-cell office:value-type="float" office:value="27205520" calcext:value-type="float">
            <text:p>27205520</text:p>
          </table:table-cell>
          <table:table-cell office:value-type="float" office:value="26043256" calcext:value-type="float">
            <text:p>26043256</text:p>
          </table:table-cell>
          <table:table-cell office:value-type="float" office:value="26847512" calcext:value-type="float">
            <text:p>26847512</text:p>
          </table:table-cell>
          <table:table-cell table:formula="of:=[.A723]+[.B723]+[.C723]+[.D723]+[.E723]+[.F723]+[.G723]" office:value-type="float" office:value="159338432" calcext:value-type="float">
            <text:p>159338432</text:p>
          </table:table-cell>
        </table:table-row>
        <table:table-row table:style-name="ro1">
          <table:table-cell office:value-type="float" office:value="25667336" calcext:value-type="float">
            <text:p>25667336</text:p>
          </table:table-cell>
          <table:table-cell office:value-type="float" office:value="25845712" calcext:value-type="float">
            <text:p>25845712</text:p>
          </table:table-cell>
          <table:table-cell office:value-type="float" office:value="27874184" calcext:value-type="float">
            <text:p>27874184</text:p>
          </table:table-cell>
          <table:table-cell office:value-type="float" office:value="0" calcext:value-type="float">
            <text:p>0</text:p>
          </table:table-cell>
          <table:table-cell office:value-type="float" office:value="27207184" calcext:value-type="float">
            <text:p>27207184</text:p>
          </table:table-cell>
          <table:table-cell office:value-type="float" office:value="26043256" calcext:value-type="float">
            <text:p>26043256</text:p>
          </table:table-cell>
          <table:table-cell office:value-type="float" office:value="26848744" calcext:value-type="float">
            <text:p>26848744</text:p>
          </table:table-cell>
          <table:table-cell table:formula="of:=[.A724]+[.B724]+[.C724]+[.D724]+[.E724]+[.F724]+[.G724]" office:value-type="float" office:value="159486416" calcext:value-type="float">
            <text:p>159486416</text:p>
          </table:table-cell>
        </table:table-row>
        <table:table-row table:style-name="ro1">
          <table:table-cell office:value-type="float" office:value="25758520" calcext:value-type="float">
            <text:p>25758520</text:p>
          </table:table-cell>
          <table:table-cell office:value-type="float" office:value="25850168" calcext:value-type="float">
            <text:p>25850168</text:p>
          </table:table-cell>
          <table:table-cell office:value-type="float" office:value="27874184" calcext:value-type="float">
            <text:p>27874184</text:p>
          </table:table-cell>
          <table:table-cell office:value-type="float" office:value="0" calcext:value-type="float">
            <text:p>0</text:p>
          </table:table-cell>
          <table:table-cell office:value-type="float" office:value="27212552" calcext:value-type="float">
            <text:p>27212552</text:p>
          </table:table-cell>
          <table:table-cell office:value-type="float" office:value="26047432" calcext:value-type="float">
            <text:p>26047432</text:p>
          </table:table-cell>
          <table:table-cell office:value-type="float" office:value="26849976" calcext:value-type="float">
            <text:p>26849976</text:p>
          </table:table-cell>
          <table:table-cell table:formula="of:=[.A725]+[.B725]+[.C725]+[.D725]+[.E725]+[.F725]+[.G725]" office:value-type="float" office:value="159592832" calcext:value-type="float">
            <text:p>159592832</text:p>
          </table:table-cell>
        </table:table-row>
        <table:table-row table:style-name="ro1">
          <table:table-cell office:value-type="float" office:value="25764672" calcext:value-type="float">
            <text:p>25764672</text:p>
          </table:table-cell>
          <table:table-cell office:value-type="float" office:value="25850168" calcext:value-type="float">
            <text:p>25850168</text:p>
          </table:table-cell>
          <table:table-cell office:value-type="float" office:value="27874184" calcext:value-type="float">
            <text:p>27874184</text:p>
          </table:table-cell>
          <table:table-cell office:value-type="float" office:value="0" calcext:value-type="float">
            <text:p>0</text:p>
          </table:table-cell>
          <table:table-cell office:value-type="float" office:value="27214816" calcext:value-type="float">
            <text:p>27214816</text:p>
          </table:table-cell>
          <table:table-cell office:value-type="float" office:value="26113912" calcext:value-type="float">
            <text:p>26113912</text:p>
          </table:table-cell>
          <table:table-cell office:value-type="float" office:value="26934096" calcext:value-type="float">
            <text:p>26934096</text:p>
          </table:table-cell>
          <table:table-cell table:formula="of:=[.A726]+[.B726]+[.C726]+[.D726]+[.E726]+[.F726]+[.G726]" office:value-type="float" office:value="159751848" calcext:value-type="float">
            <text:p>159751848</text:p>
          </table:table-cell>
        </table:table-row>
        <table:table-row table:style-name="ro1">
          <table:table-cell office:value-type="float" office:value="25767200" calcext:value-type="float">
            <text:p>25767200</text:p>
          </table:table-cell>
          <table:table-cell office:value-type="float" office:value="25850168" calcext:value-type="float">
            <text:p>25850168</text:p>
          </table:table-cell>
          <table:table-cell office:value-type="float" office:value="27879336" calcext:value-type="float">
            <text:p>27879336</text:p>
          </table:table-cell>
          <table:table-cell office:value-type="float" office:value="0" calcext:value-type="float">
            <text:p>0</text:p>
          </table:table-cell>
          <table:table-cell office:value-type="float" office:value="27215576" calcext:value-type="float">
            <text:p>27215576</text:p>
          </table:table-cell>
          <table:table-cell office:value-type="float" office:value="26113912" calcext:value-type="float">
            <text:p>26113912</text:p>
          </table:table-cell>
          <table:table-cell office:value-type="float" office:value="26936112" calcext:value-type="float">
            <text:p>26936112</text:p>
          </table:table-cell>
          <table:table-cell table:formula="of:=[.A727]+[.B727]+[.C727]+[.D727]+[.E727]+[.F727]+[.G727]" office:value-type="float" office:value="159762304" calcext:value-type="float">
            <text:p>159762304</text:p>
          </table:table-cell>
        </table:table-row>
        <table:table-row table:style-name="ro1">
          <table:table-cell office:value-type="float" office:value="25769432" calcext:value-type="float">
            <text:p>25769432</text:p>
          </table:table-cell>
          <table:table-cell office:value-type="float" office:value="25854360" calcext:value-type="float">
            <text:p>25854360</text:p>
          </table:table-cell>
          <table:table-cell office:value-type="float" office:value="27879336" calcext:value-type="float">
            <text:p>27879336</text:p>
          </table:table-cell>
          <table:table-cell office:value-type="float" office:value="0" calcext:value-type="float">
            <text:p>0</text:p>
          </table:table-cell>
          <table:table-cell office:value-type="float" office:value="27221560" calcext:value-type="float">
            <text:p>27221560</text:p>
          </table:table-cell>
          <table:table-cell office:value-type="float" office:value="26118352" calcext:value-type="float">
            <text:p>26118352</text:p>
          </table:table-cell>
          <table:table-cell office:value-type="float" office:value="26941504" calcext:value-type="float">
            <text:p>26941504</text:p>
          </table:table-cell>
          <table:table-cell table:formula="of:=[.A728]+[.B728]+[.C728]+[.D728]+[.E728]+[.F728]+[.G728]" office:value-type="float" office:value="159784544" calcext:value-type="float">
            <text:p>159784544</text:p>
          </table:table-cell>
        </table:table-row>
        <table:table-row table:style-name="ro1">
          <table:table-cell office:value-type="float" office:value="25147720" calcext:value-type="float">
            <text:p>25147720</text:p>
          </table:table-cell>
          <table:table-cell office:value-type="float" office:value="25854360" calcext:value-type="float">
            <text:p>25854360</text:p>
          </table:table-cell>
          <table:table-cell office:value-type="float" office:value="27884488" calcext:value-type="float">
            <text:p>27884488</text:p>
          </table:table-cell>
          <table:table-cell office:value-type="float" office:value="0" calcext:value-type="float">
            <text:p>0</text:p>
          </table:table-cell>
          <table:table-cell office:value-type="float" office:value="27222320" calcext:value-type="float">
            <text:p>27222320</text:p>
          </table:table-cell>
          <table:table-cell office:value-type="float" office:value="26118352" calcext:value-type="float">
            <text:p>26118352</text:p>
          </table:table-cell>
          <table:table-cell office:value-type="float" office:value="26946888" calcext:value-type="float">
            <text:p>26946888</text:p>
          </table:table-cell>
          <table:table-cell table:formula="of:=[.A729]+[.B729]+[.C729]+[.D729]+[.E729]+[.F729]+[.G729]" office:value-type="float" office:value="159174128" calcext:value-type="float">
            <text:p>159174128</text:p>
          </table:table-cell>
        </table:table-row>
        <table:table-row table:style-name="ro1">
          <table:table-cell office:value-type="float" office:value="25150672" calcext:value-type="float">
            <text:p>25150672</text:p>
          </table:table-cell>
          <table:table-cell office:value-type="float" office:value="25858552" calcext:value-type="float">
            <text:p>25858552</text:p>
          </table:table-cell>
          <table:table-cell office:value-type="float" office:value="27884488" calcext:value-type="float">
            <text:p>27884488</text:p>
          </table:table-cell>
          <table:table-cell office:value-type="float" office:value="0" calcext:value-type="float">
            <text:p>0</text:p>
          </table:table-cell>
          <table:table-cell office:value-type="float" office:value="27285968" calcext:value-type="float">
            <text:p>27285968</text:p>
          </table:table-cell>
          <table:table-cell office:value-type="float" office:value="26122528" calcext:value-type="float">
            <text:p>26122528</text:p>
          </table:table-cell>
          <table:table-cell office:value-type="float" office:value="26951664" calcext:value-type="float">
            <text:p>26951664</text:p>
          </table:table-cell>
          <table:table-cell table:formula="of:=[.A730]+[.B730]+[.C730]+[.D730]+[.E730]+[.F730]+[.G730]" office:value-type="float" office:value="159253872" calcext:value-type="float">
            <text:p>159253872</text:p>
          </table:table-cell>
        </table:table-row>
        <table:table-row table:style-name="ro1">
          <table:table-cell office:value-type="float" office:value="25152528" calcext:value-type="float">
            <text:p>25152528</text:p>
          </table:table-cell>
          <table:table-cell office:value-type="float" office:value="25863472" calcext:value-type="float">
            <text:p>25863472</text:p>
          </table:table-cell>
          <table:table-cell office:value-type="float" office:value="27900272" calcext:value-type="float">
            <text:p>27900272</text:p>
          </table:table-cell>
          <table:table-cell office:value-type="float" office:value="0" calcext:value-type="float">
            <text:p>0</text:p>
          </table:table-cell>
          <table:table-cell office:value-type="float" office:value="26649488" calcext:value-type="float">
            <text:p>26649488</text:p>
          </table:table-cell>
          <table:table-cell office:value-type="float" office:value="26122528" calcext:value-type="float">
            <text:p>26122528</text:p>
          </table:table-cell>
          <table:table-cell office:value-type="float" office:value="27042296" calcext:value-type="float">
            <text:p>27042296</text:p>
          </table:table-cell>
          <table:table-cell table:formula="of:=[.A731]+[.B731]+[.C731]+[.D731]+[.E731]+[.F731]+[.G731]" office:value-type="float" office:value="158730584" calcext:value-type="float">
            <text:p>158730584</text:p>
          </table:table-cell>
        </table:table-row>
        <table:table-row table:style-name="ro1">
          <table:table-cell office:value-type="float" office:value="25155640" calcext:value-type="float">
            <text:p>25155640</text:p>
          </table:table-cell>
          <table:table-cell office:value-type="float" office:value="25863472" calcext:value-type="float">
            <text:p>25863472</text:p>
          </table:table-cell>
          <table:table-cell office:value-type="float" office:value="27900272" calcext:value-type="float">
            <text:p>27900272</text:p>
          </table:table-cell>
          <table:table-cell office:value-type="float" office:value="0" calcext:value-type="float">
            <text:p>0</text:p>
          </table:table-cell>
          <table:table-cell office:value-type="float" office:value="26655536" calcext:value-type="float">
            <text:p>26655536</text:p>
          </table:table-cell>
          <table:table-cell office:value-type="float" office:value="26126704" calcext:value-type="float">
            <text:p>26126704</text:p>
          </table:table-cell>
          <table:table-cell office:value-type="float" office:value="27043512" calcext:value-type="float">
            <text:p>27043512</text:p>
          </table:table-cell>
          <table:table-cell table:formula="of:=[.A732]+[.B732]+[.C732]+[.D732]+[.E732]+[.F732]+[.G732]" office:value-type="float" office:value="158745136" calcext:value-type="float">
            <text:p>158745136</text:p>
          </table:table-cell>
        </table:table-row>
        <table:table-row table:style-name="ro1">
          <table:table-cell office:value-type="float" office:value="25158064" calcext:value-type="float">
            <text:p>25158064</text:p>
          </table:table-cell>
          <table:table-cell office:value-type="float" office:value="25867664" calcext:value-type="float">
            <text:p>25867664</text:p>
          </table:table-cell>
          <table:table-cell office:value-type="float" office:value="27900272" calcext:value-type="float">
            <text:p>27900272</text:p>
          </table:table-cell>
          <table:table-cell office:value-type="float" office:value="0" calcext:value-type="float">
            <text:p>0</text:p>
          </table:table-cell>
          <table:table-cell office:value-type="float" office:value="26656656" calcext:value-type="float">
            <text:p>26656656</text:p>
          </table:table-cell>
          <table:table-cell office:value-type="float" office:value="26126704" calcext:value-type="float">
            <text:p>26126704</text:p>
          </table:table-cell>
          <table:table-cell office:value-type="float" office:value="27044744" calcext:value-type="float">
            <text:p>27044744</text:p>
          </table:table-cell>
          <table:table-cell table:formula="of:=[.A733]+[.B733]+[.C733]+[.D733]+[.E733]+[.F733]+[.G733]" office:value-type="float" office:value="158754104" calcext:value-type="float">
            <text:p>158754104</text:p>
          </table:table-cell>
        </table:table-row>
        <table:table-row table:style-name="ro1">
          <table:table-cell office:value-type="float" office:value="25401160" calcext:value-type="float">
            <text:p>25401160</text:p>
          </table:table-cell>
          <table:table-cell office:value-type="float" office:value="25867664" calcext:value-type="float">
            <text:p>25867664</text:p>
          </table:table-cell>
          <table:table-cell office:value-type="float" office:value="27900272" calcext:value-type="float">
            <text:p>27900272</text:p>
          </table:table-cell>
          <table:table-cell office:value-type="float" office:value="0" calcext:value-type="float">
            <text:p>0</text:p>
          </table:table-cell>
          <table:table-cell office:value-type="float" office:value="26658320" calcext:value-type="float">
            <text:p>26658320</text:p>
          </table:table-cell>
          <table:table-cell office:value-type="float" office:value="26126704" calcext:value-type="float">
            <text:p>26126704</text:p>
          </table:table-cell>
          <table:table-cell office:value-type="float" office:value="27045976" calcext:value-type="float">
            <text:p>27045976</text:p>
          </table:table-cell>
          <table:table-cell table:formula="of:=[.A734]+[.B734]+[.C734]+[.D734]+[.E734]+[.F734]+[.G734]" office:value-type="float" office:value="159000096" calcext:value-type="float">
            <text:p>159000096</text:p>
          </table:table-cell>
        </table:table-row>
        <table:table-row table:style-name="ro1">
          <table:table-cell office:value-type="float" office:value="25404112" calcext:value-type="float">
            <text:p>25404112</text:p>
          </table:table-cell>
          <table:table-cell office:value-type="float" office:value="25867664" calcext:value-type="float">
            <text:p>25867664</text:p>
          </table:table-cell>
          <table:table-cell office:value-type="float" office:value="27900272" calcext:value-type="float">
            <text:p>27900272</text:p>
          </table:table-cell>
          <table:table-cell office:value-type="float" office:value="0" calcext:value-type="float">
            <text:p>0</text:p>
          </table:table-cell>
          <table:table-cell office:value-type="float" office:value="26663024" calcext:value-type="float">
            <text:p>26663024</text:p>
          </table:table-cell>
          <table:table-cell office:value-type="float" office:value="26126704" calcext:value-type="float">
            <text:p>26126704</text:p>
          </table:table-cell>
          <table:table-cell office:value-type="float" office:value="26558048" calcext:value-type="float">
            <text:p>26558048</text:p>
          </table:table-cell>
          <table:table-cell table:formula="of:=[.A735]+[.B735]+[.C735]+[.D735]+[.E735]+[.F735]+[.G735]" office:value-type="float" office:value="158519824" calcext:value-type="float">
            <text:p>158519824</text:p>
          </table:table-cell>
        </table:table-row>
        <table:table-row table:style-name="ro1">
          <table:table-cell office:value-type="float" office:value="25410328" calcext:value-type="float">
            <text:p>25410328</text:p>
          </table:table-cell>
          <table:table-cell office:value-type="float" office:value="25867664" calcext:value-type="float">
            <text:p>25867664</text:p>
          </table:table-cell>
          <table:table-cell office:value-type="float" office:value="27905424" calcext:value-type="float">
            <text:p>27905424</text:p>
          </table:table-cell>
          <table:table-cell office:value-type="float" office:value="0" calcext:value-type="float">
            <text:p>0</text:p>
          </table:table-cell>
          <table:table-cell office:value-type="float" office:value="26666048" calcext:value-type="float">
            <text:p>26666048</text:p>
          </table:table-cell>
          <table:table-cell office:value-type="float" office:value="26204696" calcext:value-type="float">
            <text:p>26204696</text:p>
          </table:table-cell>
          <table:table-cell office:value-type="float" office:value="26642712" calcext:value-type="float">
            <text:p>26642712</text:p>
          </table:table-cell>
          <table:table-cell table:formula="of:=[.A736]+[.B736]+[.C736]+[.D736]+[.E736]+[.F736]+[.G736]" office:value-type="float" office:value="158696872" calcext:value-type="float">
            <text:p>158696872</text:p>
          </table:table-cell>
        </table:table-row>
        <table:table-row table:style-name="ro1">
          <table:table-cell office:value-type="float" office:value="25711968" calcext:value-type="float">
            <text:p>25711968</text:p>
          </table:table-cell>
          <table:table-cell office:value-type="float" office:value="25872144" calcext:value-type="float">
            <text:p>25872144</text:p>
          </table:table-cell>
          <table:table-cell office:value-type="float" office:value="27905424" calcext:value-type="float">
            <text:p>27905424</text:p>
          </table:table-cell>
          <table:table-cell office:value-type="float" office:value="0" calcext:value-type="float">
            <text:p>0</text:p>
          </table:table-cell>
          <table:table-cell office:value-type="float" office:value="26671112" calcext:value-type="float">
            <text:p>26671112</text:p>
          </table:table-cell>
          <table:table-cell office:value-type="float" office:value="26523320" calcext:value-type="float">
            <text:p>26523320</text:p>
          </table:table-cell>
          <table:table-cell office:value-type="float" office:value="26648136" calcext:value-type="float">
            <text:p>26648136</text:p>
          </table:table-cell>
          <table:table-cell table:formula="of:=[.A737]+[.B737]+[.C737]+[.D737]+[.E737]+[.F737]+[.G737]" office:value-type="float" office:value="159332104" calcext:value-type="float">
            <text:p>159332104</text:p>
          </table:table-cell>
        </table:table-row>
        <table:table-row table:style-name="ro1">
          <table:table-cell office:value-type="float" office:value="25057800" calcext:value-type="float">
            <text:p>25057800</text:p>
          </table:table-cell>
          <table:table-cell office:value-type="float" office:value="25872144" calcext:value-type="float">
            <text:p>25872144</text:p>
          </table:table-cell>
          <table:table-cell office:value-type="float" office:value="27910576" calcext:value-type="float">
            <text:p>27910576</text:p>
          </table:table-cell>
          <table:table-cell office:value-type="float" office:value="0" calcext:value-type="float">
            <text:p>0</text:p>
          </table:table-cell>
          <table:table-cell office:value-type="float" office:value="26672896" calcext:value-type="float">
            <text:p>26672896</text:p>
          </table:table-cell>
          <table:table-cell office:value-type="float" office:value="26523320" calcext:value-type="float">
            <text:p>26523320</text:p>
          </table:table-cell>
          <table:table-cell office:value-type="float" office:value="26649400" calcext:value-type="float">
            <text:p>26649400</text:p>
          </table:table-cell>
          <table:table-cell table:formula="of:=[.A738]+[.B738]+[.C738]+[.D738]+[.E738]+[.F738]+[.G738]" office:value-type="float" office:value="158686136" calcext:value-type="float">
            <text:p>158686136</text:p>
          </table:table-cell>
        </table:table-row>
        <table:table-row table:style-name="ro1">
          <table:table-cell office:value-type="float" office:value="25157200" calcext:value-type="float">
            <text:p>25157200</text:p>
          </table:table-cell>
          <table:table-cell office:value-type="float" office:value="25872144" calcext:value-type="float">
            <text:p>25872144</text:p>
          </table:table-cell>
          <table:table-cell office:value-type="float" office:value="27910576" calcext:value-type="float">
            <text:p>27910576</text:p>
          </table:table-cell>
          <table:table-cell office:value-type="float" office:value="0" calcext:value-type="float">
            <text:p>0</text:p>
          </table:table-cell>
          <table:table-cell office:value-type="float" office:value="26674560" calcext:value-type="float">
            <text:p>26674560</text:p>
          </table:table-cell>
          <table:table-cell office:value-type="float" office:value="26527416" calcext:value-type="float">
            <text:p>26527416</text:p>
          </table:table-cell>
          <table:table-cell office:value-type="float" office:value="26791280" calcext:value-type="float">
            <text:p>26791280</text:p>
          </table:table-cell>
          <table:table-cell table:formula="of:=[.A739]+[.B739]+[.C739]+[.D739]+[.E739]+[.F739]+[.G739]" office:value-type="float" office:value="158933176" calcext:value-type="float">
            <text:p>158933176</text:p>
          </table:table-cell>
        </table:table-row>
        <table:table-row table:style-name="ro1">
          <table:table-cell office:value-type="float" office:value="25159128" calcext:value-type="float">
            <text:p>25159128</text:p>
          </table:table-cell>
          <table:table-cell office:value-type="float" office:value="25876848" calcext:value-type="float">
            <text:p>25876848</text:p>
          </table:table-cell>
          <table:table-cell office:value-type="float" office:value="27910576" calcext:value-type="float">
            <text:p>27910576</text:p>
          </table:table-cell>
          <table:table-cell office:value-type="float" office:value="0" calcext:value-type="float">
            <text:p>0</text:p>
          </table:table-cell>
          <table:table-cell office:value-type="float" office:value="26675936" calcext:value-type="float">
            <text:p>26675936</text:p>
          </table:table-cell>
          <table:table-cell office:value-type="float" office:value="26527416" calcext:value-type="float">
            <text:p>26527416</text:p>
          </table:table-cell>
          <table:table-cell office:value-type="float" office:value="26961064" calcext:value-type="float">
            <text:p>26961064</text:p>
          </table:table-cell>
          <table:table-cell table:formula="of:=[.A740]+[.B740]+[.C740]+[.D740]+[.E740]+[.F740]+[.G740]" office:value-type="float" office:value="159110968" calcext:value-type="float">
            <text:p>159110968</text:p>
          </table:table-cell>
        </table:table-row>
        <table:table-row table:style-name="ro1">
          <table:table-cell office:value-type="float" office:value="25160936" calcext:value-type="float">
            <text:p>25160936</text:p>
          </table:table-cell>
          <table:table-cell office:value-type="float" office:value="26062792" calcext:value-type="float">
            <text:p>26062792</text:p>
          </table:table-cell>
          <table:table-cell office:value-type="float" office:value="27968208" calcext:value-type="float">
            <text:p>27968208</text:p>
          </table:table-cell>
          <table:table-cell office:value-type="float" office:value="0" calcext:value-type="float">
            <text:p>0</text:p>
          </table:table-cell>
          <table:table-cell office:value-type="float" office:value="26677600" calcext:value-type="float">
            <text:p>26677600</text:p>
          </table:table-cell>
          <table:table-cell office:value-type="float" office:value="26527416" calcext:value-type="float">
            <text:p>26527416</text:p>
          </table:table-cell>
          <table:table-cell office:value-type="float" office:value="27037352" calcext:value-type="float">
            <text:p>27037352</text:p>
          </table:table-cell>
          <table:table-cell table:formula="of:=[.A741]+[.B741]+[.C741]+[.D741]+[.E741]+[.F741]+[.G741]" office:value-type="float" office:value="159434304" calcext:value-type="float">
            <text:p>159434304</text:p>
          </table:table-cell>
        </table:table-row>
        <table:table-row table:style-name="ro1">
          <table:table-cell office:value-type="float" office:value="25163552" calcext:value-type="float">
            <text:p>25163552</text:p>
          </table:table-cell>
          <table:table-cell office:value-type="float" office:value="26062792" calcext:value-type="float">
            <text:p>26062792</text:p>
          </table:table-cell>
          <table:table-cell office:value-type="float" office:value="27968208" calcext:value-type="float">
            <text:p>27968208</text:p>
          </table:table-cell>
          <table:table-cell office:value-type="float" office:value="0" calcext:value-type="float">
            <text:p>0</text:p>
          </table:table-cell>
          <table:table-cell office:value-type="float" office:value="26741392" calcext:value-type="float">
            <text:p>26741392</text:p>
          </table:table-cell>
          <table:table-cell office:value-type="float" office:value="26531512" calcext:value-type="float">
            <text:p>26531512</text:p>
          </table:table-cell>
          <table:table-cell office:value-type="float" office:value="27043528" calcext:value-type="float">
            <text:p>27043528</text:p>
          </table:table-cell>
          <table:table-cell table:formula="of:=[.A742]+[.B742]+[.C742]+[.D742]+[.E742]+[.F742]+[.G742]" office:value-type="float" office:value="159510984" calcext:value-type="float">
            <text:p>159510984</text:p>
          </table:table-cell>
        </table:table-row>
        <table:table-row table:style-name="ro1">
          <table:table-cell office:value-type="float" office:value="25169024" calcext:value-type="float">
            <text:p>25169024</text:p>
          </table:table-cell>
          <table:table-cell office:value-type="float" office:value="26062792" calcext:value-type="float">
            <text:p>26062792</text:p>
          </table:table-cell>
          <table:table-cell office:value-type="float" office:value="27973360" calcext:value-type="float">
            <text:p>27973360</text:p>
          </table:table-cell>
          <table:table-cell office:value-type="float" office:value="0" calcext:value-type="float">
            <text:p>0</text:p>
          </table:table-cell>
          <table:table-cell office:value-type="float" office:value="26743056" calcext:value-type="float">
            <text:p>26743056</text:p>
          </table:table-cell>
          <table:table-cell office:value-type="float" office:value="26531512" calcext:value-type="float">
            <text:p>26531512</text:p>
          </table:table-cell>
          <table:table-cell office:value-type="float" office:value="27044760" calcext:value-type="float">
            <text:p>27044760</text:p>
          </table:table-cell>
          <table:table-cell table:formula="of:=[.A743]+[.B743]+[.C743]+[.D743]+[.E743]+[.F743]+[.G743]" office:value-type="float" office:value="159524504" calcext:value-type="float">
            <text:p>159524504</text:p>
          </table:table-cell>
        </table:table-row>
        <table:table-row table:style-name="ro1">
          <table:table-cell office:value-type="float" office:value="25261432" calcext:value-type="float">
            <text:p>25261432</text:p>
          </table:table-cell>
          <table:table-cell office:value-type="float" office:value="26067096" calcext:value-type="float">
            <text:p>26067096</text:p>
          </table:table-cell>
          <table:table-cell office:value-type="float" office:value="27973360" calcext:value-type="float">
            <text:p>27973360</text:p>
          </table:table-cell>
          <table:table-cell office:value-type="float" office:value="0" calcext:value-type="float">
            <text:p>0</text:p>
          </table:table-cell>
          <table:table-cell office:value-type="float" office:value="26748040" calcext:value-type="float">
            <text:p>26748040</text:p>
          </table:table-cell>
          <table:table-cell office:value-type="float" office:value="26535608" calcext:value-type="float">
            <text:p>26535608</text:p>
          </table:table-cell>
          <table:table-cell office:value-type="float" office:value="27046608" calcext:value-type="float">
            <text:p>27046608</text:p>
          </table:table-cell>
          <table:table-cell table:formula="of:=[.A744]+[.B744]+[.C744]+[.D744]+[.E744]+[.F744]+[.G744]" office:value-type="float" office:value="159632144" calcext:value-type="float">
            <text:p>159632144</text:p>
          </table:table-cell>
        </table:table-row>
        <table:table-row table:style-name="ro1">
          <table:table-cell office:value-type="float" office:value="25415544" calcext:value-type="float">
            <text:p>25415544</text:p>
          </table:table-cell>
          <table:table-cell office:value-type="float" office:value="26067096" calcext:value-type="float">
            <text:p>26067096</text:p>
          </table:table-cell>
          <table:table-cell office:value-type="float" office:value="27973360" calcext:value-type="float">
            <text:p>27973360</text:p>
          </table:table-cell>
          <table:table-cell office:value-type="float" office:value="0" calcext:value-type="float">
            <text:p>0</text:p>
          </table:table-cell>
          <table:table-cell office:value-type="float" office:value="26750304" calcext:value-type="float">
            <text:p>26750304</text:p>
          </table:table-cell>
          <table:table-cell office:value-type="float" office:value="26539488" calcext:value-type="float">
            <text:p>26539488</text:p>
          </table:table-cell>
          <table:table-cell office:value-type="float" office:value="27131960" calcext:value-type="float">
            <text:p>27131960</text:p>
          </table:table-cell>
          <table:table-cell table:formula="of:=[.A745]+[.B745]+[.C745]+[.D745]+[.E745]+[.F745]+[.G745]" office:value-type="float" office:value="159877752" calcext:value-type="float">
            <text:p>159877752</text:p>
          </table:table-cell>
        </table:table-row>
        <table:table-row table:style-name="ro1">
          <table:table-cell office:value-type="float" office:value="25417792" calcext:value-type="float">
            <text:p>25417792</text:p>
          </table:table-cell>
          <table:table-cell office:value-type="float" office:value="26067096" calcext:value-type="float">
            <text:p>26067096</text:p>
          </table:table-cell>
          <table:table-cell office:value-type="float" office:value="27973360" calcext:value-type="float">
            <text:p>27973360</text:p>
          </table:table-cell>
          <table:table-cell office:value-type="float" office:value="0" calcext:value-type="float">
            <text:p>0</text:p>
          </table:table-cell>
          <table:table-cell office:value-type="float" office:value="26751064" calcext:value-type="float">
            <text:p>26751064</text:p>
          </table:table-cell>
          <table:table-cell office:value-type="float" office:value="26543584" calcext:value-type="float">
            <text:p>26543584</text:p>
          </table:table-cell>
          <table:table-cell office:value-type="float" office:value="27133360" calcext:value-type="float">
            <text:p>27133360</text:p>
          </table:table-cell>
          <table:table-cell table:formula="of:=[.A746]+[.B746]+[.C746]+[.D746]+[.E746]+[.F746]+[.G746]" office:value-type="float" office:value="159886256" calcext:value-type="float">
            <text:p>159886256</text:p>
          </table:table-cell>
        </table:table-row>
        <table:table-row table:style-name="ro1">
          <table:table-cell office:value-type="float" office:value="25419928" calcext:value-type="float">
            <text:p>25419928</text:p>
          </table:table-cell>
          <table:table-cell office:value-type="float" office:value="26072136" calcext:value-type="float">
            <text:p>26072136</text:p>
          </table:table-cell>
          <table:table-cell office:value-type="float" office:value="27973360" calcext:value-type="float">
            <text:p>27973360</text:p>
          </table:table-cell>
          <table:table-cell office:value-type="float" office:value="0" calcext:value-type="float">
            <text:p>0</text:p>
          </table:table-cell>
          <table:table-cell office:value-type="float" office:value="26753088" calcext:value-type="float">
            <text:p>26753088</text:p>
          </table:table-cell>
          <table:table-cell office:value-type="float" office:value="26543584" calcext:value-type="float">
            <text:p>26543584</text:p>
          </table:table-cell>
          <table:table-cell office:value-type="float" office:value="27138864" calcext:value-type="float">
            <text:p>27138864</text:p>
          </table:table-cell>
          <table:table-cell table:formula="of:=[.A747]+[.B747]+[.C747]+[.D747]+[.E747]+[.F747]+[.G747]" office:value-type="float" office:value="159900960" calcext:value-type="float">
            <text:p>159900960</text:p>
          </table:table-cell>
        </table:table-row>
        <table:table-row table:style-name="ro1">
          <table:table-cell office:value-type="float" office:value="25425640" calcext:value-type="float">
            <text:p>25425640</text:p>
          </table:table-cell>
          <table:table-cell office:value-type="float" office:value="26167096" calcext:value-type="float">
            <text:p>26167096</text:p>
          </table:table-cell>
          <table:table-cell office:value-type="float" office:value="27979440" calcext:value-type="float">
            <text:p>27979440</text:p>
          </table:table-cell>
          <table:table-cell office:value-type="float" office:value="0" calcext:value-type="float">
            <text:p>0</text:p>
          </table:table-cell>
          <table:table-cell office:value-type="float" office:value="26754512" calcext:value-type="float">
            <text:p>26754512</text:p>
          </table:table-cell>
          <table:table-cell office:value-type="float" office:value="26543584" calcext:value-type="float">
            <text:p>26543584</text:p>
          </table:table-cell>
          <table:table-cell office:value-type="float" office:value="27146208" calcext:value-type="float">
            <text:p>27146208</text:p>
          </table:table-cell>
          <table:table-cell table:formula="of:=[.A748]+[.B748]+[.C748]+[.D748]+[.E748]+[.F748]+[.G748]" office:value-type="float" office:value="160016480" calcext:value-type="float">
            <text:p>160016480</text:p>
          </table:table-cell>
        </table:table-row>
        <table:table-row table:style-name="ro1">
          <table:table-cell office:value-type="float" office:value="25515528" calcext:value-type="float">
            <text:p>25515528</text:p>
          </table:table-cell>
          <table:table-cell office:value-type="float" office:value="26205416" calcext:value-type="float">
            <text:p>26205416</text:p>
          </table:table-cell>
          <table:table-cell office:value-type="float" office:value="27979440" calcext:value-type="float">
            <text:p>27979440</text:p>
          </table:table-cell>
          <table:table-cell office:value-type="float" office:value="0" calcext:value-type="float">
            <text:p>0</text:p>
          </table:table-cell>
          <table:table-cell office:value-type="float" office:value="26760712" calcext:value-type="float">
            <text:p>26760712</text:p>
          </table:table-cell>
          <table:table-cell office:value-type="float" office:value="26543584" calcext:value-type="float">
            <text:p>26543584</text:p>
          </table:table-cell>
          <table:table-cell office:value-type="float" office:value="27152216" calcext:value-type="float">
            <text:p>27152216</text:p>
          </table:table-cell>
          <table:table-cell table:formula="of:=[.A749]+[.B749]+[.C749]+[.D749]+[.E749]+[.F749]+[.G749]" office:value-type="float" office:value="160156896" calcext:value-type="float">
            <text:p>160156896</text:p>
          </table:table-cell>
        </table:table-row>
        <table:table-row table:style-name="ro1">
          <table:table-cell office:value-type="float" office:value="25517336" calcext:value-type="float">
            <text:p>25517336</text:p>
          </table:table-cell>
          <table:table-cell office:value-type="float" office:value="26210440" calcext:value-type="float">
            <text:p>26210440</text:p>
          </table:table-cell>
          <table:table-cell office:value-type="float" office:value="28037072" calcext:value-type="float">
            <text:p>28037072</text:p>
          </table:table-cell>
          <table:table-cell office:value-type="float" office:value="0" calcext:value-type="float">
            <text:p>0</text:p>
          </table:table-cell>
          <table:table-cell office:value-type="float" office:value="26762072" calcext:value-type="float">
            <text:p>26762072</text:p>
          </table:table-cell>
          <table:table-cell office:value-type="float" office:value="26543584" calcext:value-type="float">
            <text:p>26543584</text:p>
          </table:table-cell>
          <table:table-cell office:value-type="float" office:value="27241888" calcext:value-type="float">
            <text:p>27241888</text:p>
          </table:table-cell>
          <table:table-cell table:formula="of:=[.A750]+[.B750]+[.C750]+[.D750]+[.E750]+[.F750]+[.G750]" office:value-type="float" office:value="160312392" calcext:value-type="float">
            <text:p>160312392</text:p>
          </table:table-cell>
        </table:table-row>
        <table:table-row table:style-name="ro1">
          <table:table-cell office:value-type="float" office:value="25519336" calcext:value-type="float">
            <text:p>25519336</text:p>
          </table:table-cell>
          <table:table-cell office:value-type="float" office:value="26210752" calcext:value-type="float">
            <text:p>26210752</text:p>
          </table:table-cell>
          <table:table-cell office:value-type="float" office:value="28037072" calcext:value-type="float">
            <text:p>28037072</text:p>
          </table:table-cell>
          <table:table-cell office:value-type="float" office:value="0" calcext:value-type="float">
            <text:p>0</text:p>
          </table:table-cell>
          <table:table-cell office:value-type="float" office:value="26768040" calcext:value-type="float">
            <text:p>26768040</text:p>
          </table:table-cell>
          <table:table-cell office:value-type="float" office:value="26547680" calcext:value-type="float">
            <text:p>26547680</text:p>
          </table:table-cell>
          <table:table-cell office:value-type="float" office:value="27248064" calcext:value-type="float">
            <text:p>27248064</text:p>
          </table:table-cell>
          <table:table-cell table:formula="of:=[.A751]+[.B751]+[.C751]+[.D751]+[.E751]+[.F751]+[.G751]" office:value-type="float" office:value="160330944" calcext:value-type="float">
            <text:p>160330944</text:p>
          </table:table-cell>
        </table:table-row>
        <table:table-row table:style-name="ro1">
          <table:table-cell office:value-type="float" office:value="25525568" calcext:value-type="float">
            <text:p>25525568</text:p>
          </table:table-cell>
          <table:table-cell office:value-type="float" office:value="26210752" calcext:value-type="float">
            <text:p>26210752</text:p>
          </table:table-cell>
          <table:table-cell office:value-type="float" office:value="28037072" calcext:value-type="float">
            <text:p>28037072</text:p>
          </table:table-cell>
          <table:table-cell office:value-type="float" office:value="0" calcext:value-type="float">
            <text:p>0</text:p>
          </table:table-cell>
          <table:table-cell office:value-type="float" office:value="26768816" calcext:value-type="float">
            <text:p>26768816</text:p>
          </table:table-cell>
          <table:table-cell office:value-type="float" office:value="26547680" calcext:value-type="float">
            <text:p>26547680</text:p>
          </table:table-cell>
          <table:table-cell office:value-type="float" office:value="27249296" calcext:value-type="float">
            <text:p>27249296</text:p>
          </table:table-cell>
          <table:table-cell table:formula="of:=[.A752]+[.B752]+[.C752]+[.D752]+[.E752]+[.F752]+[.G752]" office:value-type="float" office:value="160339184" calcext:value-type="float">
            <text:p>160339184</text:p>
          </table:table-cell>
        </table:table-row>
        <table:table-row table:style-name="ro1">
          <table:table-cell office:value-type="float" office:value="25527032" calcext:value-type="float">
            <text:p>25527032</text:p>
          </table:table-cell>
          <table:table-cell office:value-type="float" office:value="26210752" calcext:value-type="float">
            <text:p>26210752</text:p>
          </table:table-cell>
          <table:table-cell office:value-type="float" office:value="28042224" calcext:value-type="float">
            <text:p>28042224</text:p>
          </table:table-cell>
          <table:table-cell office:value-type="float" office:value="0" calcext:value-type="float">
            <text:p>0</text:p>
          </table:table-cell>
          <table:table-cell office:value-type="float" office:value="26771144" calcext:value-type="float">
            <text:p>26771144</text:p>
          </table:table-cell>
          <table:table-cell office:value-type="float" office:value="26551776" calcext:value-type="float">
            <text:p>26551776</text:p>
          </table:table-cell>
          <table:table-cell office:value-type="float" office:value="27250416" calcext:value-type="float">
            <text:p>27250416</text:p>
          </table:table-cell>
          <table:table-cell table:formula="of:=[.A753]+[.B753]+[.C753]+[.D753]+[.E753]+[.F753]+[.G753]" office:value-type="float" office:value="160353344" calcext:value-type="float">
            <text:p>160353344</text:p>
          </table:table-cell>
        </table:table-row>
        <table:table-row table:style-name="ro1">
          <table:table-cell office:value-type="float" office:value="25619968" calcext:value-type="float">
            <text:p>25619968</text:p>
          </table:table-cell>
          <table:table-cell office:value-type="float" office:value="26303768" calcext:value-type="float">
            <text:p>26303768</text:p>
          </table:table-cell>
          <table:table-cell office:value-type="float" office:value="28042224" calcext:value-type="float">
            <text:p>28042224</text:p>
          </table:table-cell>
          <table:table-cell office:value-type="float" office:value="0" calcext:value-type="float">
            <text:p>0</text:p>
          </table:table-cell>
          <table:table-cell office:value-type="float" office:value="26871096" calcext:value-type="float">
            <text:p>26871096</text:p>
          </table:table-cell>
          <table:table-cell office:value-type="float" office:value="26551776" calcext:value-type="float">
            <text:p>26551776</text:p>
          </table:table-cell>
          <table:table-cell office:value-type="float" office:value="27251648" calcext:value-type="float">
            <text:p>27251648</text:p>
          </table:table-cell>
          <table:table-cell table:formula="of:=[.A754]+[.B754]+[.C754]+[.D754]+[.E754]+[.F754]+[.G754]" office:value-type="float" office:value="160640480" calcext:value-type="float">
            <text:p>160640480</text:p>
          </table:table-cell>
        </table:table-row>
        <table:table-row table:style-name="ro1">
          <table:table-cell office:value-type="float" office:value="25621776" calcext:value-type="float">
            <text:p>25621776</text:p>
          </table:table-cell>
          <table:table-cell office:value-type="float" office:value="26305056" calcext:value-type="float">
            <text:p>26305056</text:p>
          </table:table-cell>
          <table:table-cell office:value-type="float" office:value="28047376" calcext:value-type="float">
            <text:p>28047376</text:p>
          </table:table-cell>
          <table:table-cell office:value-type="float" office:value="0" calcext:value-type="float">
            <text:p>0</text:p>
          </table:table-cell>
          <table:table-cell office:value-type="float" office:value="27276808" calcext:value-type="float">
            <text:p>27276808</text:p>
          </table:table-cell>
          <table:table-cell office:value-type="float" office:value="26685656" calcext:value-type="float">
            <text:p>26685656</text:p>
          </table:table-cell>
          <table:table-cell office:value-type="float" office:value="27336424" calcext:value-type="float">
            <text:p>27336424</text:p>
          </table:table-cell>
          <table:table-cell table:formula="of:=[.A755]+[.B755]+[.C755]+[.D755]+[.E755]+[.F755]+[.G755]" office:value-type="float" office:value="161273096" calcext:value-type="float">
            <text:p>161273096</text:p>
          </table:table-cell>
        </table:table-row>
        <table:table-row table:style-name="ro1">
          <table:table-cell office:value-type="float" office:value="25624160" calcext:value-type="float">
            <text:p>25624160</text:p>
          </table:table-cell>
          <table:table-cell office:value-type="float" office:value="26309096" calcext:value-type="float">
            <text:p>26309096</text:p>
          </table:table-cell>
          <table:table-cell office:value-type="float" office:value="28047376" calcext:value-type="float">
            <text:p>28047376</text:p>
          </table:table-cell>
          <table:table-cell office:value-type="float" office:value="0" calcext:value-type="float">
            <text:p>0</text:p>
          </table:table-cell>
          <table:table-cell office:value-type="float" office:value="27287984" calcext:value-type="float">
            <text:p>27287984</text:p>
          </table:table-cell>
          <table:table-cell office:value-type="float" office:value="26690016" calcext:value-type="float">
            <text:p>26690016</text:p>
          </table:table-cell>
          <table:table-cell office:value-type="float" office:value="27342600" calcext:value-type="float">
            <text:p>27342600</text:p>
          </table:table-cell>
          <table:table-cell table:formula="of:=[.A756]+[.B756]+[.C756]+[.D756]+[.E756]+[.F756]+[.G756]" office:value-type="float" office:value="161301232" calcext:value-type="float">
            <text:p>161301232</text:p>
          </table:table-cell>
        </table:table-row>
        <table:table-row table:style-name="ro1">
          <table:table-cell office:value-type="float" office:value="25057648" calcext:value-type="float">
            <text:p>25057648</text:p>
          </table:table-cell>
          <table:table-cell office:value-type="float" office:value="26309440" calcext:value-type="float">
            <text:p>26309440</text:p>
          </table:table-cell>
          <table:table-cell office:value-type="float" office:value="28047376" calcext:value-type="float">
            <text:p>28047376</text:p>
          </table:table-cell>
          <table:table-cell office:value-type="float" office:value="0" calcext:value-type="float">
            <text:p>0</text:p>
          </table:table-cell>
          <table:table-cell office:value-type="float" office:value="27288760" calcext:value-type="float">
            <text:p>27288760</text:p>
          </table:table-cell>
          <table:table-cell office:value-type="float" office:value="26690016" calcext:value-type="float">
            <text:p>26690016</text:p>
          </table:table-cell>
          <table:table-cell office:value-type="float" office:value="27482208" calcext:value-type="float">
            <text:p>27482208</text:p>
          </table:table-cell>
          <table:table-cell table:formula="of:=[.A757]+[.B757]+[.C757]+[.D757]+[.E757]+[.F757]+[.G757]" office:value-type="float" office:value="160875448" calcext:value-type="float">
            <text:p>160875448</text:p>
          </table:table-cell>
        </table:table-row>
        <table:table-row table:style-name="ro1">
          <table:table-cell office:value-type="float" office:value="25058480" calcext:value-type="float">
            <text:p>25058480</text:p>
          </table:table-cell>
          <table:table-cell office:value-type="float" office:value="26314104" calcext:value-type="float">
            <text:p>26314104</text:p>
          </table:table-cell>
          <table:table-cell office:value-type="float" office:value="28047376" calcext:value-type="float">
            <text:p>28047376</text:p>
          </table:table-cell>
          <table:table-cell office:value-type="float" office:value="0" calcext:value-type="float">
            <text:p>0</text:p>
          </table:table-cell>
          <table:table-cell office:value-type="float" office:value="27294672" calcext:value-type="float">
            <text:p>27294672</text:p>
          </table:table-cell>
          <table:table-cell office:value-type="float" office:value="26694112" calcext:value-type="float">
            <text:p>26694112</text:p>
          </table:table-cell>
          <table:table-cell office:value-type="float" office:value="27483608" calcext:value-type="float">
            <text:p>27483608</text:p>
          </table:table-cell>
          <table:table-cell table:formula="of:=[.A758]+[.B758]+[.C758]+[.D758]+[.E758]+[.F758]+[.G758]" office:value-type="float" office:value="160892352" calcext:value-type="float">
            <text:p>160892352</text:p>
          </table:table-cell>
        </table:table-row>
        <table:table-row table:style-name="ro1">
          <table:table-cell office:value-type="float" office:value="25063784" calcext:value-type="float">
            <text:p>25063784</text:p>
          </table:table-cell>
          <table:table-cell office:value-type="float" office:value="26616032" calcext:value-type="float">
            <text:p>26616032</text:p>
          </table:table-cell>
          <table:table-cell office:value-type="float" office:value="28056592" calcext:value-type="float">
            <text:p>28056592</text:p>
          </table:table-cell>
          <table:table-cell office:value-type="float" office:value="0" calcext:value-type="float">
            <text:p>0</text:p>
          </table:table-cell>
          <table:table-cell office:value-type="float" office:value="27296712" calcext:value-type="float">
            <text:p>27296712</text:p>
          </table:table-cell>
          <table:table-cell office:value-type="float" office:value="26694112" calcext:value-type="float">
            <text:p>26694112</text:p>
          </table:table-cell>
          <table:table-cell office:value-type="float" office:value="27484952" calcext:value-type="float">
            <text:p>27484952</text:p>
          </table:table-cell>
          <table:table-cell table:formula="of:=[.A759]+[.B759]+[.C759]+[.D759]+[.E759]+[.F759]+[.G759]" office:value-type="float" office:value="161212184" calcext:value-type="float">
            <text:p>161212184</text:p>
          </table:table-cell>
        </table:table-row>
        <table:table-row table:style-name="ro1">
          <table:table-cell office:value-type="float" office:value="25064360" calcext:value-type="float">
            <text:p>25064360</text:p>
          </table:table-cell>
          <table:table-cell office:value-type="float" office:value="26617128" calcext:value-type="float">
            <text:p>26617128</text:p>
          </table:table-cell>
          <table:table-cell office:value-type="float" office:value="28061744" calcext:value-type="float">
            <text:p>28061744</text:p>
          </table:table-cell>
          <table:table-cell office:value-type="float" office:value="0" calcext:value-type="float">
            <text:p>0</text:p>
          </table:table-cell>
          <table:table-cell office:value-type="float" office:value="27298376" calcext:value-type="float">
            <text:p>27298376</text:p>
          </table:table-cell>
          <table:table-cell office:value-type="float" office:value="26694112" calcext:value-type="float">
            <text:p>26694112</text:p>
          </table:table-cell>
          <table:table-cell office:value-type="float" office:value="27485568" calcext:value-type="float">
            <text:p>27485568</text:p>
          </table:table-cell>
          <table:table-cell table:formula="of:=[.A760]+[.B760]+[.C760]+[.D760]+[.E760]+[.F760]+[.G760]" office:value-type="float" office:value="161221288" calcext:value-type="float">
            <text:p>161221288</text:p>
          </table:table-cell>
        </table:table-row>
        <table:table-row table:style-name="ro1">
          <table:table-cell office:value-type="float" office:value="25066024" calcext:value-type="float">
            <text:p>25066024</text:p>
          </table:table-cell>
          <table:table-cell office:value-type="float" office:value="26622056" calcext:value-type="float">
            <text:p>26622056</text:p>
          </table:table-cell>
          <table:table-cell office:value-type="float" office:value="28061744" calcext:value-type="float">
            <text:p>28061744</text:p>
          </table:table-cell>
          <table:table-cell office:value-type="float" office:value="0" calcext:value-type="float">
            <text:p>0</text:p>
          </table:table-cell>
          <table:table-cell office:value-type="float" office:value="27303456" calcext:value-type="float">
            <text:p>27303456</text:p>
          </table:table-cell>
          <table:table-cell office:value-type="float" office:value="26698208" calcext:value-type="float">
            <text:p>26698208</text:p>
          </table:table-cell>
          <table:table-cell office:value-type="float" office:value="27489992" calcext:value-type="float">
            <text:p>27489992</text:p>
          </table:table-cell>
          <table:table-cell table:formula="of:=[.A761]+[.B761]+[.C761]+[.D761]+[.E761]+[.F761]+[.G761]" office:value-type="float" office:value="161241480" calcext:value-type="float">
            <text:p>161241480</text:p>
          </table:table-cell>
        </table:table-row>
        <table:table-row table:style-name="ro1">
          <table:table-cell office:value-type="float" office:value="25070336" calcext:value-type="float">
            <text:p>25070336</text:p>
          </table:table-cell>
          <table:table-cell office:value-type="float" office:value="26622368" calcext:value-type="float">
            <text:p>26622368</text:p>
          </table:table-cell>
          <table:table-cell office:value-type="float" office:value="28066896" calcext:value-type="float">
            <text:p>28066896</text:p>
          </table:table-cell>
          <table:table-cell office:value-type="float" office:value="0" calcext:value-type="float">
            <text:p>0</text:p>
          </table:table-cell>
          <table:table-cell office:value-type="float" office:value="27305120" calcext:value-type="float">
            <text:p>27305120</text:p>
          </table:table-cell>
          <table:table-cell office:value-type="float" office:value="26698360" calcext:value-type="float">
            <text:p>26698360</text:p>
          </table:table-cell>
          <table:table-cell office:value-type="float" office:value="27489992" calcext:value-type="float">
            <text:p>27489992</text:p>
          </table:table-cell>
          <table:table-cell table:formula="of:=[.A762]+[.B762]+[.C762]+[.D762]+[.E762]+[.F762]+[.G762]" office:value-type="float" office:value="161253072" calcext:value-type="float">
            <text:p>161253072</text:p>
          </table:table-cell>
        </table:table-row>
        <table:table-row table:style-name="ro1">
          <table:table-cell office:value-type="float" office:value="25071240" calcext:value-type="float">
            <text:p>25071240</text:p>
          </table:table-cell>
          <table:table-cell office:value-type="float" office:value="26626408" calcext:value-type="float">
            <text:p>26626408</text:p>
          </table:table-cell>
          <table:table-cell office:value-type="float" office:value="28066896" calcext:value-type="float">
            <text:p>28066896</text:p>
          </table:table-cell>
          <table:table-cell office:value-type="float" office:value="0" calcext:value-type="float">
            <text:p>0</text:p>
          </table:table-cell>
          <table:table-cell office:value-type="float" office:value="27309824" calcext:value-type="float">
            <text:p>27309824</text:p>
          </table:table-cell>
          <table:table-cell office:value-type="float" office:value="26793144" calcext:value-type="float">
            <text:p>26793144</text:p>
          </table:table-cell>
          <table:table-cell office:value-type="float" office:value="27494152" calcext:value-type="float">
            <text:p>27494152</text:p>
          </table:table-cell>
          <table:table-cell table:formula="of:=[.A763]+[.B763]+[.C763]+[.D763]+[.E763]+[.F763]+[.G763]" office:value-type="float" office:value="161361664" calcext:value-type="float">
            <text:p>161361664</text:p>
          </table:table-cell>
        </table:table-row>
        <table:table-row table:style-name="ro1">
          <table:table-cell office:value-type="float" office:value="25229392" calcext:value-type="float">
            <text:p>25229392</text:p>
          </table:table-cell>
          <table:table-cell office:value-type="float" office:value="26626408" calcext:value-type="float">
            <text:p>26626408</text:p>
          </table:table-cell>
          <table:table-cell office:value-type="float" office:value="28072048" calcext:value-type="float">
            <text:p>28072048</text:p>
          </table:table-cell>
          <table:table-cell office:value-type="float" office:value="0" calcext:value-type="float">
            <text:p>0</text:p>
          </table:table-cell>
          <table:table-cell office:value-type="float" office:value="27312024" calcext:value-type="float">
            <text:p>27312024</text:p>
          </table:table-cell>
          <table:table-cell office:value-type="float" office:value="26946344" calcext:value-type="float">
            <text:p>26946344</text:p>
          </table:table-cell>
          <table:table-cell office:value-type="float" office:value="27494152" calcext:value-type="float">
            <text:p>27494152</text:p>
          </table:table-cell>
          <table:table-cell table:formula="of:=[.A764]+[.B764]+[.C764]+[.D764]+[.E764]+[.F764]+[.G764]" office:value-type="float" office:value="161680368" calcext:value-type="float">
            <text:p>161680368</text:p>
          </table:table-cell>
        </table:table-row>
        <table:table-row table:style-name="ro1">
          <table:table-cell office:value-type="float" office:value="25234776" calcext:value-type="float">
            <text:p>25234776</text:p>
          </table:table-cell>
          <table:table-cell office:value-type="float" office:value="26626408" calcext:value-type="float">
            <text:p>26626408</text:p>
          </table:table-cell>
          <table:table-cell office:value-type="float" office:value="28072048" calcext:value-type="float">
            <text:p>28072048</text:p>
          </table:table-cell>
          <table:table-cell office:value-type="float" office:value="0" calcext:value-type="float">
            <text:p>0</text:p>
          </table:table-cell>
          <table:table-cell office:value-type="float" office:value="27313448" calcext:value-type="float">
            <text:p>27313448</text:p>
          </table:table-cell>
          <table:table-cell office:value-type="float" office:value="26951952" calcext:value-type="float">
            <text:p>26951952</text:p>
          </table:table-cell>
          <table:table-cell office:value-type="float" office:value="27494152" calcext:value-type="float">
            <text:p>27494152</text:p>
          </table:table-cell>
          <table:table-cell table:formula="of:=[.A765]+[.B765]+[.C765]+[.D765]+[.E765]+[.F765]+[.G765]" office:value-type="float" office:value="161692784" calcext:value-type="float">
            <text:p>161692784</text:p>
          </table:table-cell>
        </table:table-row>
        <table:table-row table:style-name="ro1">
          <table:table-cell office:value-type="float" office:value="25235696" calcext:value-type="float">
            <text:p>25235696</text:p>
          </table:table-cell>
          <table:table-cell office:value-type="float" office:value="26626408" calcext:value-type="float">
            <text:p>26626408</text:p>
          </table:table-cell>
          <table:table-cell office:value-type="float" office:value="28072048" calcext:value-type="float">
            <text:p>28072048</text:p>
          </table:table-cell>
          <table:table-cell office:value-type="float" office:value="0" calcext:value-type="float">
            <text:p>0</text:p>
          </table:table-cell>
          <table:table-cell office:value-type="float" office:value="27404464" calcext:value-type="float">
            <text:p>27404464</text:p>
          </table:table-cell>
          <table:table-cell office:value-type="float" office:value="26952960" calcext:value-type="float">
            <text:p>26952960</text:p>
          </table:table-cell>
          <table:table-cell office:value-type="float" office:value="27498976" calcext:value-type="float">
            <text:p>27498976</text:p>
          </table:table-cell>
          <table:table-cell table:formula="of:=[.A766]+[.B766]+[.C766]+[.D766]+[.E766]+[.F766]+[.G766]" office:value-type="float" office:value="161790552" calcext:value-type="float">
            <text:p>161790552</text:p>
          </table:table-cell>
        </table:table-row>
        <table:table-row table:style-name="ro1">
          <table:table-cell office:value-type="float" office:value="25235912" calcext:value-type="float">
            <text:p>25235912</text:p>
          </table:table-cell>
          <table:table-cell office:value-type="float" office:value="26626408" calcext:value-type="float">
            <text:p>26626408</text:p>
          </table:table-cell>
          <table:table-cell office:value-type="float" office:value="28077200" calcext:value-type="float">
            <text:p>28077200</text:p>
          </table:table-cell>
          <table:table-cell office:value-type="float" office:value="0" calcext:value-type="float">
            <text:p>0</text:p>
          </table:table-cell>
          <table:table-cell office:value-type="float" office:value="27405176" calcext:value-type="float">
            <text:p>27405176</text:p>
          </table:table-cell>
          <table:table-cell office:value-type="float" office:value="26953968" calcext:value-type="float">
            <text:p>26953968</text:p>
          </table:table-cell>
          <table:table-cell office:value-type="float" office:value="26626344" calcext:value-type="float">
            <text:p>26626344</text:p>
          </table:table-cell>
          <table:table-cell table:formula="of:=[.A767]+[.B767]+[.C767]+[.D767]+[.E767]+[.F767]+[.G767]" office:value-type="float" office:value="160925008" calcext:value-type="float">
            <text:p>160925008</text:p>
          </table:table-cell>
        </table:table-row>
        <table:table-row table:style-name="ro1">
          <table:table-cell office:value-type="float" office:value="25236816" calcext:value-type="float">
            <text:p>25236816</text:p>
          </table:table-cell>
          <table:table-cell office:value-type="float" office:value="26630448" calcext:value-type="float">
            <text:p>26630448</text:p>
          </table:table-cell>
          <table:table-cell office:value-type="float" office:value="28077200" calcext:value-type="float">
            <text:p>28077200</text:p>
          </table:table-cell>
          <table:table-cell office:value-type="float" office:value="0" calcext:value-type="float">
            <text:p>0</text:p>
          </table:table-cell>
          <table:table-cell office:value-type="float" office:value="27409120" calcext:value-type="float">
            <text:p>27409120</text:p>
          </table:table-cell>
          <table:table-cell office:value-type="float" office:value="26055920" calcext:value-type="float">
            <text:p>26055920</text:p>
          </table:table-cell>
          <table:table-cell office:value-type="float" office:value="26630696" calcext:value-type="float">
            <text:p>26630696</text:p>
          </table:table-cell>
          <table:table-cell table:formula="of:=[.A768]+[.B768]+[.C768]+[.D768]+[.E768]+[.F768]+[.G768]" office:value-type="float" office:value="160040200" calcext:value-type="float">
            <text:p>160040200</text:p>
          </table:table-cell>
        </table:table-row>
        <table:table-row table:style-name="ro1">
          <table:table-cell office:value-type="float" office:value="25384232" calcext:value-type="float">
            <text:p>25384232</text:p>
          </table:table-cell>
          <table:table-cell office:value-type="float" office:value="26776520" calcext:value-type="float">
            <text:p>26776520</text:p>
          </table:table-cell>
          <table:table-cell office:value-type="float" office:value="27130352" calcext:value-type="float">
            <text:p>27130352</text:p>
          </table:table-cell>
          <table:table-cell office:value-type="float" office:value="0" calcext:value-type="float">
            <text:p>0</text:p>
          </table:table-cell>
          <table:table-cell office:value-type="float" office:value="27409120" calcext:value-type="float">
            <text:p>27409120</text:p>
          </table:table-cell>
          <table:table-cell office:value-type="float" office:value="26057208" calcext:value-type="float">
            <text:p>26057208</text:p>
          </table:table-cell>
          <table:table-cell office:value-type="float" office:value="26630696" calcext:value-type="float">
            <text:p>26630696</text:p>
          </table:table-cell>
          <table:table-cell table:formula="of:=[.A769]+[.B769]+[.C769]+[.D769]+[.E769]+[.F769]+[.G769]" office:value-type="float" office:value="159388128" calcext:value-type="float">
            <text:p>159388128</text:p>
          </table:table-cell>
        </table:table-row>
        <table:table-row table:style-name="ro1">
          <table:table-cell office:value-type="float" office:value="25385016" calcext:value-type="float">
            <text:p>25385016</text:p>
          </table:table-cell>
          <table:table-cell office:value-type="float" office:value="26780824" calcext:value-type="float">
            <text:p>26780824</text:p>
          </table:table-cell>
          <table:table-cell office:value-type="float" office:value="27130352" calcext:value-type="float">
            <text:p>27130352</text:p>
          </table:table-cell>
          <table:table-cell office:value-type="float" office:value="0" calcext:value-type="float">
            <text:p>0</text:p>
          </table:table-cell>
          <table:table-cell office:value-type="float" office:value="27413064" calcext:value-type="float">
            <text:p>27413064</text:p>
          </table:table-cell>
          <table:table-cell office:value-type="float" office:value="26061960" calcext:value-type="float">
            <text:p>26061960</text:p>
          </table:table-cell>
          <table:table-cell office:value-type="float" office:value="26634744" calcext:value-type="float">
            <text:p>26634744</text:p>
          </table:table-cell>
          <table:table-cell table:formula="of:=[.A770]+[.B770]+[.C770]+[.D770]+[.E770]+[.F770]+[.G770]" office:value-type="float" office:value="159405960" calcext:value-type="float">
            <text:p>159405960</text:p>
          </table:table-cell>
        </table:table-row>
        <table:table-row table:style-name="ro1">
          <table:table-cell office:value-type="float" office:value="25390280" calcext:value-type="float">
            <text:p>25390280</text:p>
          </table:table-cell>
          <table:table-cell office:value-type="float" office:value="26780824" calcext:value-type="float">
            <text:p>26780824</text:p>
          </table:table-cell>
          <table:table-cell office:value-type="float" office:value="27133832" calcext:value-type="float">
            <text:p>27133832</text:p>
          </table:table-cell>
          <table:table-cell office:value-type="float" office:value="0" calcext:value-type="float">
            <text:p>0</text:p>
          </table:table-cell>
          <table:table-cell office:value-type="float" office:value="27413064" calcext:value-type="float">
            <text:p>27413064</text:p>
          </table:table-cell>
          <table:table-cell office:value-type="float" office:value="26061960" calcext:value-type="float">
            <text:p>26061960</text:p>
          </table:table-cell>
          <table:table-cell office:value-type="float" office:value="26634744" calcext:value-type="float">
            <text:p>26634744</text:p>
          </table:table-cell>
          <table:table-cell table:formula="of:=[.A771]+[.B771]+[.C771]+[.D771]+[.E771]+[.F771]+[.G771]" office:value-type="float" office:value="159414704" calcext:value-type="float">
            <text:p>159414704</text:p>
          </table:table-cell>
        </table:table-row>
        <table:table-row table:style-name="ro1">
          <table:table-cell office:value-type="float" office:value="25390496" calcext:value-type="float">
            <text:p>25390496</text:p>
          </table:table-cell>
          <table:table-cell office:value-type="float" office:value="26780824" calcext:value-type="float">
            <text:p>26780824</text:p>
          </table:table-cell>
          <table:table-cell office:value-type="float" office:value="27136512" calcext:value-type="float">
            <text:p>27136512</text:p>
          </table:table-cell>
          <table:table-cell office:value-type="float" office:value="0" calcext:value-type="float">
            <text:p>0</text:p>
          </table:table-cell>
          <table:table-cell office:value-type="float" office:value="27417008" calcext:value-type="float">
            <text:p>27417008</text:p>
          </table:table-cell>
          <table:table-cell office:value-type="float" office:value="26067952" calcext:value-type="float">
            <text:p>26067952</text:p>
          </table:table-cell>
          <table:table-cell office:value-type="float" office:value="26634744" calcext:value-type="float">
            <text:p>26634744</text:p>
          </table:table-cell>
          <table:table-cell table:formula="of:=[.A772]+[.B772]+[.C772]+[.D772]+[.E772]+[.F772]+[.G772]" office:value-type="float" office:value="159427536" calcext:value-type="float">
            <text:p>159427536</text:p>
          </table:table-cell>
        </table:table-row>
        <table:table-row table:style-name="ro1">
          <table:table-cell office:value-type="float" office:value="25629632" calcext:value-type="float">
            <text:p>25629632</text:p>
          </table:table-cell>
          <table:table-cell office:value-type="float" office:value="26785712" calcext:value-type="float">
            <text:p>26785712</text:p>
          </table:table-cell>
          <table:table-cell office:value-type="float" office:value="27136512" calcext:value-type="float">
            <text:p>27136512</text:p>
          </table:table-cell>
          <table:table-cell office:value-type="float" office:value="0" calcext:value-type="float">
            <text:p>0</text:p>
          </table:table-cell>
          <table:table-cell office:value-type="float" office:value="27417008" calcext:value-type="float">
            <text:p>27417008</text:p>
          </table:table-cell>
          <table:table-cell office:value-type="float" office:value="26231336" calcext:value-type="float">
            <text:p>26231336</text:p>
          </table:table-cell>
          <table:table-cell office:value-type="float" office:value="26634744" calcext:value-type="float">
            <text:p>26634744</text:p>
          </table:table-cell>
          <table:table-cell table:formula="of:=[.A773]+[.B773]+[.C773]+[.D773]+[.E773]+[.F773]+[.G773]" office:value-type="float" office:value="159834944" calcext:value-type="float">
            <text:p>159834944</text:p>
          </table:table-cell>
        </table:table-row>
        <table:table-row table:style-name="ro1">
          <table:table-cell office:value-type="float" office:value="25859360" calcext:value-type="float">
            <text:p>25859360</text:p>
          </table:table-cell>
          <table:table-cell office:value-type="float" office:value="26785712" calcext:value-type="float">
            <text:p>26785712</text:p>
          </table:table-cell>
          <table:table-cell office:value-type="float" office:value="27141664" calcext:value-type="float">
            <text:p>27141664</text:p>
          </table:table-cell>
          <table:table-cell office:value-type="float" office:value="0" calcext:value-type="float">
            <text:p>0</text:p>
          </table:table-cell>
          <table:table-cell office:value-type="float" office:value="27417008" calcext:value-type="float">
            <text:p>27417008</text:p>
          </table:table-cell>
          <table:table-cell office:value-type="float" office:value="26231336" calcext:value-type="float">
            <text:p>26231336</text:p>
          </table:table-cell>
          <table:table-cell office:value-type="float" office:value="26634744" calcext:value-type="float">
            <text:p>26634744</text:p>
          </table:table-cell>
          <table:table-cell table:formula="of:=[.A774]+[.B774]+[.C774]+[.D774]+[.E774]+[.F774]+[.G774]" office:value-type="float" office:value="160069824" calcext:value-type="float">
            <text:p>160069824</text:p>
          </table:table-cell>
        </table:table-row>
        <table:table-row table:style-name="ro1">
          <table:table-cell office:value-type="float" office:value="26834152" calcext:value-type="float">
            <text:p>26834152</text:p>
          </table:table-cell>
          <table:table-cell office:value-type="float" office:value="26789896" calcext:value-type="float">
            <text:p>26789896</text:p>
          </table:table-cell>
          <table:table-cell office:value-type="float" office:value="27141664" calcext:value-type="float">
            <text:p>27141664</text:p>
          </table:table-cell>
          <table:table-cell office:value-type="float" office:value="0" calcext:value-type="float">
            <text:p>0</text:p>
          </table:table-cell>
          <table:table-cell office:value-type="float" office:value="27420952" calcext:value-type="float">
            <text:p>27420952</text:p>
          </table:table-cell>
          <table:table-cell office:value-type="float" office:value="26236928" calcext:value-type="float">
            <text:p>26236928</text:p>
          </table:table-cell>
          <table:table-cell office:value-type="float" office:value="26638792" calcext:value-type="float">
            <text:p>26638792</text:p>
          </table:table-cell>
          <table:table-cell table:formula="of:=[.A775]+[.B775]+[.C775]+[.D775]+[.E775]+[.F775]+[.G775]" office:value-type="float" office:value="161062384" calcext:value-type="float">
            <text:p>161062384</text:p>
          </table:table-cell>
        </table:table-row>
        <table:table-row table:style-name="ro1">
          <table:table-cell office:value-type="float" office:value="26941936" calcext:value-type="float">
            <text:p>26941936</text:p>
          </table:table-cell>
          <table:table-cell office:value-type="float" office:value="26789896" calcext:value-type="float">
            <text:p>26789896</text:p>
          </table:table-cell>
          <table:table-cell office:value-type="float" office:value="27141664" calcext:value-type="float">
            <text:p>27141664</text:p>
          </table:table-cell>
          <table:table-cell office:value-type="float" office:value="0" calcext:value-type="float">
            <text:p>0</text:p>
          </table:table-cell>
          <table:table-cell office:value-type="float" office:value="27483224" calcext:value-type="float">
            <text:p>27483224</text:p>
          </table:table-cell>
          <table:table-cell office:value-type="float" office:value="26237544" calcext:value-type="float">
            <text:p>26237544</text:p>
          </table:table-cell>
          <table:table-cell office:value-type="float" office:value="26799896" calcext:value-type="float">
            <text:p>26799896</text:p>
          </table:table-cell>
          <table:table-cell table:formula="of:=[.A776]+[.B776]+[.C776]+[.D776]+[.E776]+[.F776]+[.G776]" office:value-type="float" office:value="161394160" calcext:value-type="float">
            <text:p>161394160</text:p>
          </table:table-cell>
        </table:table-row>
        <table:table-row table:style-name="ro1">
          <table:table-cell office:value-type="float" office:value="27233872" calcext:value-type="float">
            <text:p>27233872</text:p>
          </table:table-cell>
          <table:table-cell office:value-type="float" office:value="25876456" calcext:value-type="float">
            <text:p>25876456</text:p>
          </table:table-cell>
          <table:table-cell office:value-type="float" office:value="27141664" calcext:value-type="float">
            <text:p>27141664</text:p>
          </table:table-cell>
          <table:table-cell office:value-type="float" office:value="0" calcext:value-type="float">
            <text:p>0</text:p>
          </table:table-cell>
          <table:table-cell office:value-type="float" office:value="27483224" calcext:value-type="float">
            <text:p>27483224</text:p>
          </table:table-cell>
          <table:table-cell office:value-type="float" office:value="26237544" calcext:value-type="float">
            <text:p>26237544</text:p>
          </table:table-cell>
          <table:table-cell office:value-type="float" office:value="26801912" calcext:value-type="float">
            <text:p>26801912</text:p>
          </table:table-cell>
          <table:table-cell table:formula="of:=[.A777]+[.B777]+[.C777]+[.D777]+[.E777]+[.F777]+[.G777]" office:value-type="float" office:value="160774672" calcext:value-type="float">
            <text:p>160774672</text:p>
          </table:table-cell>
        </table:table-row>
        <table:table-row table:style-name="ro1">
          <table:table-cell office:value-type="float" office:value="27250472" calcext:value-type="float">
            <text:p>27250472</text:p>
          </table:table-cell>
          <table:table-cell office:value-type="float" office:value="25882040" calcext:value-type="float">
            <text:p>25882040</text:p>
          </table:table-cell>
          <table:table-cell office:value-type="float" office:value="27195016" calcext:value-type="float">
            <text:p>27195016</text:p>
          </table:table-cell>
          <table:table-cell office:value-type="float" office:value="0" calcext:value-type="float">
            <text:p>0</text:p>
          </table:table-cell>
          <table:table-cell office:value-type="float" office:value="27483224" calcext:value-type="float">
            <text:p>27483224</text:p>
          </table:table-cell>
          <table:table-cell office:value-type="float" office:value="26237544" calcext:value-type="float">
            <text:p>26237544</text:p>
          </table:table-cell>
          <table:table-cell office:value-type="float" office:value="26812152" calcext:value-type="float">
            <text:p>26812152</text:p>
          </table:table-cell>
          <table:table-cell table:formula="of:=[.A778]+[.B778]+[.C778]+[.D778]+[.E778]+[.F778]+[.G778]" office:value-type="float" office:value="160860448" calcext:value-type="float">
            <text:p>160860448</text:p>
          </table:table-cell>
        </table:table-row>
        <table:table-row table:style-name="ro1">
          <table:table-cell office:value-type="float" office:value="27251808" calcext:value-type="float">
            <text:p>27251808</text:p>
          </table:table-cell>
          <table:table-cell office:value-type="float" office:value="25882664" calcext:value-type="float">
            <text:p>25882664</text:p>
          </table:table-cell>
          <table:table-cell office:value-type="float" office:value="27200168" calcext:value-type="float">
            <text:p>27200168</text:p>
          </table:table-cell>
          <table:table-cell office:value-type="float" office:value="0" calcext:value-type="float">
            <text:p>0</text:p>
          </table:table-cell>
          <table:table-cell office:value-type="float" office:value="27483224" calcext:value-type="float">
            <text:p>27483224</text:p>
          </table:table-cell>
          <table:table-cell office:value-type="float" office:value="26241640" calcext:value-type="float">
            <text:p>26241640</text:p>
          </table:table-cell>
          <table:table-cell office:value-type="float" office:value="26813384" calcext:value-type="float">
            <text:p>26813384</text:p>
          </table:table-cell>
          <table:table-cell table:formula="of:=[.A779]+[.B779]+[.C779]+[.D779]+[.E779]+[.F779]+[.G779]" office:value-type="float" office:value="160872888" calcext:value-type="float">
            <text:p>160872888</text:p>
          </table:table-cell>
        </table:table-row>
        <table:table-row table:style-name="ro1">
          <table:table-cell office:value-type="float" office:value="27264896" calcext:value-type="float">
            <text:p>27264896</text:p>
          </table:table-cell>
          <table:table-cell office:value-type="float" office:value="25883288" calcext:value-type="float">
            <text:p>25883288</text:p>
          </table:table-cell>
          <table:table-cell office:value-type="float" office:value="27200168" calcext:value-type="float">
            <text:p>27200168</text:p>
          </table:table-cell>
          <table:table-cell office:value-type="float" office:value="0" calcext:value-type="float">
            <text:p>0</text:p>
          </table:table-cell>
          <table:table-cell office:value-type="float" office:value="27487432" calcext:value-type="float">
            <text:p>27487432</text:p>
          </table:table-cell>
          <table:table-cell office:value-type="float" office:value="26241640" calcext:value-type="float">
            <text:p>26241640</text:p>
          </table:table-cell>
          <table:table-cell office:value-type="float" office:value="26818648" calcext:value-type="float">
            <text:p>26818648</text:p>
          </table:table-cell>
          <table:table-cell table:formula="of:=[.A780]+[.B780]+[.C780]+[.D780]+[.E780]+[.F780]+[.G780]" office:value-type="float" office:value="160896072" calcext:value-type="float">
            <text:p>160896072</text:p>
          </table:table-cell>
        </table:table-row>
        <table:table-row table:style-name="ro1">
          <table:table-cell office:value-type="float" office:value="27336320" calcext:value-type="float">
            <text:p>27336320</text:p>
          </table:table-cell>
          <table:table-cell office:value-type="float" office:value="25883912" calcext:value-type="float">
            <text:p>25883912</text:p>
          </table:table-cell>
          <table:table-cell office:value-type="float" office:value="27205320" calcext:value-type="float">
            <text:p>27205320</text:p>
          </table:table-cell>
          <table:table-cell office:value-type="float" office:value="0" calcext:value-type="float">
            <text:p>0</text:p>
          </table:table-cell>
          <table:table-cell office:value-type="float" office:value="27487432" calcext:value-type="float">
            <text:p>27487432</text:p>
          </table:table-cell>
          <table:table-cell office:value-type="float" office:value="26241640" calcext:value-type="float">
            <text:p>26241640</text:p>
          </table:table-cell>
          <table:table-cell office:value-type="float" office:value="26902912" calcext:value-type="float">
            <text:p>26902912</text:p>
          </table:table-cell>
          <table:table-cell table:formula="of:=[.A781]+[.B781]+[.C781]+[.D781]+[.E781]+[.F781]+[.G781]" office:value-type="float" office:value="161057536" calcext:value-type="float">
            <text:p>161057536</text:p>
          </table:table-cell>
        </table:table-row>
        <table:table-row table:style-name="ro1">
          <table:table-cell office:value-type="float" office:value="27349672" calcext:value-type="float">
            <text:p>27349672</text:p>
          </table:table-cell>
          <table:table-cell office:value-type="float" office:value="25976480" calcext:value-type="float">
            <text:p>25976480</text:p>
          </table:table-cell>
          <table:table-cell office:value-type="float" office:value="27205320" calcext:value-type="float">
            <text:p>27205320</text:p>
          </table:table-cell>
          <table:table-cell office:value-type="float" office:value="0" calcext:value-type="float">
            <text:p>0</text:p>
          </table:table-cell>
          <table:table-cell office:value-type="float" office:value="27491376" calcext:value-type="float">
            <text:p>27491376</text:p>
          </table:table-cell>
          <table:table-cell office:value-type="float" office:value="25562024" calcext:value-type="float">
            <text:p>25562024</text:p>
          </table:table-cell>
          <table:table-cell office:value-type="float" office:value="26909576" calcext:value-type="float">
            <text:p>26909576</text:p>
          </table:table-cell>
          <table:table-cell table:formula="of:=[.A782]+[.B782]+[.C782]+[.D782]+[.E782]+[.F782]+[.G782]" office:value-type="float" office:value="160494448" calcext:value-type="float">
            <text:p>160494448</text:p>
          </table:table-cell>
        </table:table-row>
        <table:table-row table:style-name="ro1">
          <table:table-cell office:value-type="float" office:value="27350968" calcext:value-type="float">
            <text:p>27350968</text:p>
          </table:table-cell>
          <table:table-cell office:value-type="float" office:value="25977104" calcext:value-type="float">
            <text:p>25977104</text:p>
          </table:table-cell>
          <table:table-cell office:value-type="float" office:value="27210472" calcext:value-type="float">
            <text:p>27210472</text:p>
          </table:table-cell>
          <table:table-cell office:value-type="float" office:value="0" calcext:value-type="float">
            <text:p>0</text:p>
          </table:table-cell>
          <table:table-cell office:value-type="float" office:value="27491376" calcext:value-type="float">
            <text:p>27491376</text:p>
          </table:table-cell>
          <table:table-cell office:value-type="float" office:value="25950184" calcext:value-type="float">
            <text:p>25950184</text:p>
          </table:table-cell>
          <table:table-cell office:value-type="float" office:value="26911200" calcext:value-type="float">
            <text:p>26911200</text:p>
          </table:table-cell>
          <table:table-cell table:formula="of:=[.A783]+[.B783]+[.C783]+[.D783]+[.E783]+[.F783]+[.G783]" office:value-type="float" office:value="160891304" calcext:value-type="float">
            <text:p>160891304</text:p>
          </table:table-cell>
        </table:table-row>
        <table:table-row table:style-name="ro1">
          <table:table-cell office:value-type="float" office:value="27351888" calcext:value-type="float">
            <text:p>27351888</text:p>
          </table:table-cell>
          <table:table-cell office:value-type="float" office:value="25982080" calcext:value-type="float">
            <text:p>25982080</text:p>
          </table:table-cell>
          <table:table-cell office:value-type="float" office:value="27210472" calcext:value-type="float">
            <text:p>27210472</text:p>
          </table:table-cell>
          <table:table-cell office:value-type="float" office:value="0" calcext:value-type="float">
            <text:p>0</text:p>
          </table:table-cell>
          <table:table-cell office:value-type="float" office:value="27491376" calcext:value-type="float">
            <text:p>27491376</text:p>
          </table:table-cell>
          <table:table-cell office:value-type="float" office:value="25950184" calcext:value-type="float">
            <text:p>25950184</text:p>
          </table:table-cell>
          <table:table-cell office:value-type="float" office:value="26912432" calcext:value-type="float">
            <text:p>26912432</text:p>
          </table:table-cell>
          <table:table-cell table:formula="of:=[.A784]+[.B784]+[.C784]+[.D784]+[.E784]+[.F784]+[.G784]" office:value-type="float" office:value="160898432" calcext:value-type="float">
            <text:p>160898432</text:p>
          </table:table-cell>
        </table:table-row>
        <table:table-row table:style-name="ro1">
          <table:table-cell office:value-type="float" office:value="27875896" calcext:value-type="float">
            <text:p>27875896</text:p>
          </table:table-cell>
          <table:table-cell office:value-type="float" office:value="25982704" calcext:value-type="float">
            <text:p>25982704</text:p>
          </table:table-cell>
          <table:table-cell office:value-type="float" office:value="27215624" calcext:value-type="float">
            <text:p>27215624</text:p>
          </table:table-cell>
          <table:table-cell office:value-type="float" office:value="0" calcext:value-type="float">
            <text:p>0</text:p>
          </table:table-cell>
          <table:table-cell office:value-type="float" office:value="27553392" calcext:value-type="float">
            <text:p>27553392</text:p>
          </table:table-cell>
          <table:table-cell office:value-type="float" office:value="25950184" calcext:value-type="float">
            <text:p>25950184</text:p>
          </table:table-cell>
          <table:table-cell office:value-type="float" office:value="27140384" calcext:value-type="float">
            <text:p>27140384</text:p>
          </table:table-cell>
          <table:table-cell table:formula="of:=[.A785]+[.B785]+[.C785]+[.D785]+[.E785]+[.F785]+[.G785]" office:value-type="float" office:value="161718184" calcext:value-type="float">
            <text:p>161718184</text:p>
          </table:table-cell>
        </table:table-row>
        <table:table-row table:style-name="ro1">
          <table:table-cell office:value-type="float" office:value="27838080" calcext:value-type="float">
            <text:p>27838080</text:p>
          </table:table-cell>
          <table:table-cell office:value-type="float" office:value="26075784" calcext:value-type="float">
            <text:p>26075784</text:p>
          </table:table-cell>
          <table:table-cell office:value-type="float" office:value="27215624" calcext:value-type="float">
            <text:p>27215624</text:p>
          </table:table-cell>
          <table:table-cell office:value-type="float" office:value="0" calcext:value-type="float">
            <text:p>0</text:p>
          </table:table-cell>
          <table:table-cell office:value-type="float" office:value="27557600" calcext:value-type="float">
            <text:p>27557600</text:p>
          </table:table-cell>
          <table:table-cell office:value-type="float" office:value="25950184" calcext:value-type="float">
            <text:p>25950184</text:p>
          </table:table-cell>
          <table:table-cell office:value-type="float" office:value="27147312" calcext:value-type="float">
            <text:p>27147312</text:p>
          </table:table-cell>
          <table:table-cell table:formula="of:=[.A786]+[.B786]+[.C786]+[.D786]+[.E786]+[.F786]+[.G786]" office:value-type="float" office:value="161784584" calcext:value-type="float">
            <text:p>161784584</text:p>
          </table:table-cell>
        </table:table-row>
        <table:table-row table:style-name="ro1">
          <table:table-cell office:value-type="float" office:value="27331360" calcext:value-type="float">
            <text:p>27331360</text:p>
          </table:table-cell>
          <table:table-cell office:value-type="float" office:value="26225592" calcext:value-type="float">
            <text:p>26225592</text:p>
          </table:table-cell>
          <table:table-cell office:value-type="float" office:value="27277872" calcext:value-type="float">
            <text:p>27277872</text:p>
          </table:table-cell>
          <table:table-cell office:value-type="float" office:value="0" calcext:value-type="float">
            <text:p>0</text:p>
          </table:table-cell>
          <table:table-cell office:value-type="float" office:value="27557600" calcext:value-type="float">
            <text:p>27557600</text:p>
          </table:table-cell>
          <table:table-cell office:value-type="float" office:value="25954624" calcext:value-type="float">
            <text:p>25954624</text:p>
          </table:table-cell>
          <table:table-cell office:value-type="float" office:value="27148544" calcext:value-type="float">
            <text:p>27148544</text:p>
          </table:table-cell>
          <table:table-cell table:formula="of:=[.A787]+[.B787]+[.C787]+[.D787]+[.E787]+[.F787]+[.G787]" office:value-type="float" office:value="161495592" calcext:value-type="float">
            <text:p>161495592</text:p>
          </table:table-cell>
        </table:table-row>
        <table:table-row table:style-name="ro1">
          <table:table-cell office:value-type="float" office:value="27365760" calcext:value-type="float">
            <text:p>27365760</text:p>
          </table:table-cell>
          <table:table-cell office:value-type="float" office:value="26225864" calcext:value-type="float">
            <text:p>26225864</text:p>
          </table:table-cell>
          <table:table-cell office:value-type="float" office:value="27277872" calcext:value-type="float">
            <text:p>27277872</text:p>
          </table:table-cell>
          <table:table-cell office:value-type="float" office:value="0" calcext:value-type="float">
            <text:p>0</text:p>
          </table:table-cell>
          <table:table-cell office:value-type="float" office:value="27557600" calcext:value-type="float">
            <text:p>27557600</text:p>
          </table:table-cell>
          <table:table-cell office:value-type="float" office:value="26456152" calcext:value-type="float">
            <text:p>26456152</text:p>
          </table:table-cell>
          <table:table-cell office:value-type="float" office:value="27153808" calcext:value-type="float">
            <text:p>27153808</text:p>
          </table:table-cell>
          <table:table-cell table:formula="of:=[.A788]+[.B788]+[.C788]+[.D788]+[.E788]+[.F788]+[.G788]" office:value-type="float" office:value="162037056" calcext:value-type="float">
            <text:p>162037056</text:p>
          </table:table-cell>
        </table:table-row>
        <table:table-row table:style-name="ro1">
          <table:table-cell office:value-type="float" office:value="27365992" calcext:value-type="float">
            <text:p>27365992</text:p>
          </table:table-cell>
          <table:table-cell office:value-type="float" office:value="26225864" calcext:value-type="float">
            <text:p>26225864</text:p>
          </table:table-cell>
          <table:table-cell office:value-type="float" office:value="27277872" calcext:value-type="float">
            <text:p>27277872</text:p>
          </table:table-cell>
          <table:table-cell office:value-type="float" office:value="0" calcext:value-type="float">
            <text:p>0</text:p>
          </table:table-cell>
          <table:table-cell office:value-type="float" office:value="27557600" calcext:value-type="float">
            <text:p>27557600</text:p>
          </table:table-cell>
          <table:table-cell office:value-type="float" office:value="26473072" calcext:value-type="float">
            <text:p>26473072</text:p>
          </table:table-cell>
          <table:table-cell office:value-type="float" office:value="27155040" calcext:value-type="float">
            <text:p>27155040</text:p>
          </table:table-cell>
          <table:table-cell table:formula="of:=[.A789]+[.B789]+[.C789]+[.D789]+[.E789]+[.F789]+[.G789]" office:value-type="float" office:value="162055440" calcext:value-type="float">
            <text:p>162055440</text:p>
          </table:table-cell>
        </table:table-row>
        <table:table-row table:style-name="ro1">
          <table:table-cell office:value-type="float" office:value="27366208" calcext:value-type="float">
            <text:p>27366208</text:p>
          </table:table-cell>
          <table:table-cell office:value-type="float" office:value="37907024" calcext:value-type="float">
            <text:p>37907024</text:p>
          </table:table-cell>
          <table:table-cell office:value-type="float" office:value="27277872" calcext:value-type="float">
            <text:p>27277872</text:p>
          </table:table-cell>
          <table:table-cell office:value-type="float" office:value="0" calcext:value-type="float">
            <text:p>0</text:p>
          </table:table-cell>
          <table:table-cell office:value-type="float" office:value="27561544" calcext:value-type="float">
            <text:p>27561544</text:p>
          </table:table-cell>
          <table:table-cell office:value-type="float" office:value="26473072" calcext:value-type="float">
            <text:p>26473072</text:p>
          </table:table-cell>
          <table:table-cell office:value-type="float" office:value="27252736" calcext:value-type="float">
            <text:p>27252736</text:p>
          </table:table-cell>
          <table:table-cell table:formula="of:=[.A790]+[.B790]+[.C790]+[.D790]+[.E790]+[.F790]+[.G790]" office:value-type="float" office:value="173838456" calcext:value-type="float">
            <text:p>173838456</text:p>
          </table:table-cell>
        </table:table-row>
        <table:table-row table:style-name="ro1">
          <table:table-cell office:value-type="float" office:value="27507496" calcext:value-type="float">
            <text:p>27507496</text:p>
          </table:table-cell>
          <table:table-cell office:value-type="float" office:value="26209896" calcext:value-type="float">
            <text:p>26209896</text:p>
          </table:table-cell>
          <table:table-cell office:value-type="float" office:value="27277872" calcext:value-type="float">
            <text:p>27277872</text:p>
          </table:table-cell>
          <table:table-cell office:value-type="float" office:value="0" calcext:value-type="float">
            <text:p>0</text:p>
          </table:table-cell>
          <table:table-cell office:value-type="float" office:value="27561544" calcext:value-type="float">
            <text:p>27561544</text:p>
          </table:table-cell>
          <table:table-cell office:value-type="float" office:value="26573840" calcext:value-type="float">
            <text:p>26573840</text:p>
          </table:table-cell>
          <table:table-cell office:value-type="float" office:value="27253968" calcext:value-type="float">
            <text:p>27253968</text:p>
          </table:table-cell>
          <table:table-cell table:formula="of:=[.A791]+[.B791]+[.C791]+[.D791]+[.E791]+[.F791]+[.G791]" office:value-type="float" office:value="162384616" calcext:value-type="float">
            <text:p>162384616</text:p>
          </table:table-cell>
        </table:table-row>
        <table:table-row table:style-name="ro1">
          <table:table-cell office:value-type="float" office:value="27508608" calcext:value-type="float">
            <text:p>27508608</text:p>
          </table:table-cell>
          <table:table-cell office:value-type="float" office:value="26214472" calcext:value-type="float">
            <text:p>26214472</text:p>
          </table:table-cell>
          <table:table-cell office:value-type="float" office:value="27283024" calcext:value-type="float">
            <text:p>27283024</text:p>
          </table:table-cell>
          <table:table-cell office:value-type="float" office:value="0" calcext:value-type="float">
            <text:p>0</text:p>
          </table:table-cell>
          <table:table-cell office:value-type="float" office:value="27565552" calcext:value-type="float">
            <text:p>27565552</text:p>
          </table:table-cell>
          <table:table-cell office:value-type="float" office:value="26596440" calcext:value-type="float">
            <text:p>26596440</text:p>
          </table:table-cell>
          <table:table-cell office:value-type="float" office:value="27262608" calcext:value-type="float">
            <text:p>27262608</text:p>
          </table:table-cell>
          <table:table-cell table:formula="of:=[.A792]+[.B792]+[.C792]+[.D792]+[.E792]+[.F792]+[.G792]" office:value-type="float" office:value="162430704" calcext:value-type="float">
            <text:p>162430704</text:p>
          </table:table-cell>
        </table:table-row>
        <table:table-row table:style-name="ro1">
          <table:table-cell office:value-type="float" office:value="27514376" calcext:value-type="float">
            <text:p>27514376</text:p>
          </table:table-cell>
          <table:table-cell office:value-type="float" office:value="26215408" calcext:value-type="float">
            <text:p>26215408</text:p>
          </table:table-cell>
          <table:table-cell office:value-type="float" office:value="27283024" calcext:value-type="float">
            <text:p>27283024</text:p>
          </table:table-cell>
          <table:table-cell office:value-type="float" office:value="0" calcext:value-type="float">
            <text:p>0</text:p>
          </table:table-cell>
          <table:table-cell office:value-type="float" office:value="27565552" calcext:value-type="float">
            <text:p>27565552</text:p>
          </table:table-cell>
          <table:table-cell office:value-type="float" office:value="26598288" calcext:value-type="float">
            <text:p>26598288</text:p>
          </table:table-cell>
          <table:table-cell office:value-type="float" office:value="27263352" calcext:value-type="float">
            <text:p>27263352</text:p>
          </table:table-cell>
          <table:table-cell table:formula="of:=[.A793]+[.B793]+[.C793]+[.D793]+[.E793]+[.F793]+[.G793]" office:value-type="float" office:value="162440000" calcext:value-type="float">
            <text:p>162440000</text:p>
          </table:table-cell>
        </table:table-row>
        <table:table-row table:style-name="ro1">
          <table:table-cell office:value-type="float" office:value="27607344" calcext:value-type="float">
            <text:p>27607344</text:p>
          </table:table-cell>
          <table:table-cell office:value-type="float" office:value="26216032" calcext:value-type="float">
            <text:p>26216032</text:p>
          </table:table-cell>
          <table:table-cell office:value-type="float" office:value="27288176" calcext:value-type="float">
            <text:p>27288176</text:p>
          </table:table-cell>
          <table:table-cell office:value-type="float" office:value="0" calcext:value-type="float">
            <text:p>0</text:p>
          </table:table-cell>
          <table:table-cell office:value-type="float" office:value="27630400" calcext:value-type="float">
            <text:p>27630400</text:p>
          </table:table-cell>
          <table:table-cell office:value-type="float" office:value="26599296" calcext:value-type="float">
            <text:p>26599296</text:p>
          </table:table-cell>
          <table:table-cell office:value-type="float" office:value="26547176" calcext:value-type="float">
            <text:p>26547176</text:p>
          </table:table-cell>
          <table:table-cell table:formula="of:=[.A794]+[.B794]+[.C794]+[.D794]+[.E794]+[.F794]+[.G794]" office:value-type="float" office:value="161888424" calcext:value-type="float">
            <text:p>161888424</text:p>
          </table:table-cell>
        </table:table-row>
        <table:table-row table:style-name="ro1">
          <table:table-cell office:value-type="float" office:value="27636344" calcext:value-type="float">
            <text:p>27636344</text:p>
          </table:table-cell>
          <table:table-cell office:value-type="float" office:value="26311280" calcext:value-type="float">
            <text:p>26311280</text:p>
          </table:table-cell>
          <table:table-cell office:value-type="float" office:value="27288176" calcext:value-type="float">
            <text:p>27288176</text:p>
          </table:table-cell>
          <table:table-cell office:value-type="float" office:value="0" calcext:value-type="float">
            <text:p>0</text:p>
          </table:table-cell>
          <table:table-cell office:value-type="float" office:value="27630400" calcext:value-type="float">
            <text:p>27630400</text:p>
          </table:table-cell>
          <table:table-cell office:value-type="float" office:value="26600528" calcext:value-type="float">
            <text:p>26600528</text:p>
          </table:table-cell>
          <table:table-cell office:value-type="float" office:value="26552008" calcext:value-type="float">
            <text:p>26552008</text:p>
          </table:table-cell>
          <table:table-cell table:formula="of:=[.A795]+[.B795]+[.C795]+[.D795]+[.E795]+[.F795]+[.G795]" office:value-type="float" office:value="162018736" calcext:value-type="float">
            <text:p>162018736</text:p>
          </table:table-cell>
        </table:table-row>
        <table:table-row table:style-name="ro1">
          <table:table-cell office:value-type="float" office:value="27644344" calcext:value-type="float">
            <text:p>27644344</text:p>
          </table:table-cell>
          <table:table-cell office:value-type="float" office:value="25826176" calcext:value-type="float">
            <text:p>25826176</text:p>
          </table:table-cell>
          <table:table-cell office:value-type="float" office:value="27347592" calcext:value-type="float">
            <text:p>27347592</text:p>
          </table:table-cell>
          <table:table-cell office:value-type="float" office:value="0" calcext:value-type="float">
            <text:p>0</text:p>
          </table:table-cell>
          <table:table-cell office:value-type="float" office:value="27630400" calcext:value-type="float">
            <text:p>27630400</text:p>
          </table:table-cell>
          <table:table-cell office:value-type="float" office:value="26711072" calcext:value-type="float">
            <text:p>26711072</text:p>
          </table:table-cell>
          <table:table-cell office:value-type="float" office:value="26552504" calcext:value-type="float">
            <text:p>26552504</text:p>
          </table:table-cell>
          <table:table-cell table:formula="of:=[.A796]+[.B796]+[.C796]+[.D796]+[.E796]+[.F796]+[.G796]" office:value-type="float" office:value="161712088" calcext:value-type="float">
            <text:p>161712088</text:p>
          </table:table-cell>
        </table:table-row>
        <table:table-row table:style-name="ro1">
          <table:table-cell office:value-type="float" office:value="27651144" calcext:value-type="float">
            <text:p>27651144</text:p>
          </table:table-cell>
          <table:table-cell office:value-type="float" office:value="25826176" calcext:value-type="float">
            <text:p>25826176</text:p>
          </table:table-cell>
          <table:table-cell office:value-type="float" office:value="27347592" calcext:value-type="float">
            <text:p>27347592</text:p>
          </table:table-cell>
          <table:table-cell office:value-type="float" office:value="0" calcext:value-type="float">
            <text:p>0</text:p>
          </table:table-cell>
          <table:table-cell office:value-type="float" office:value="27670856" calcext:value-type="float">
            <text:p>27670856</text:p>
          </table:table-cell>
          <table:table-cell office:value-type="float" office:value="26712920" calcext:value-type="float">
            <text:p>26712920</text:p>
          </table:table-cell>
          <table:table-cell office:value-type="float" office:value="26553248" calcext:value-type="float">
            <text:p>26553248</text:p>
          </table:table-cell>
          <table:table-cell table:formula="of:=[.A797]+[.B797]+[.C797]+[.D797]+[.E797]+[.F797]+[.G797]" office:value-type="float" office:value="161761936" calcext:value-type="float">
            <text:p>161761936</text:p>
          </table:table-cell>
        </table:table-row>
        <table:table-row table:style-name="ro1">
          <table:table-cell office:value-type="float" office:value="27655056" calcext:value-type="float">
            <text:p>27655056</text:p>
          </table:table-cell>
          <table:table-cell office:value-type="float" office:value="25966624" calcext:value-type="float">
            <text:p>25966624</text:p>
          </table:table-cell>
          <table:table-cell office:value-type="float" office:value="27352744" calcext:value-type="float">
            <text:p>27352744</text:p>
          </table:table-cell>
          <table:table-cell office:value-type="float" office:value="0" calcext:value-type="float">
            <text:p>0</text:p>
          </table:table-cell>
          <table:table-cell office:value-type="float" office:value="27675472" calcext:value-type="float">
            <text:p>27675472</text:p>
          </table:table-cell>
          <table:table-cell office:value-type="float" office:value="26718328" calcext:value-type="float">
            <text:p>26718328</text:p>
          </table:table-cell>
          <table:table-cell office:value-type="float" office:value="26636568" calcext:value-type="float">
            <text:p>26636568</text:p>
          </table:table-cell>
          <table:table-cell table:formula="of:=[.A798]+[.B798]+[.C798]+[.D798]+[.E798]+[.F798]+[.G798]" office:value-type="float" office:value="162004792" calcext:value-type="float">
            <text:p>162004792</text:p>
          </table:table-cell>
        </table:table-row>
        <table:table-row table:style-name="ro1">
          <table:table-cell office:value-type="float" office:value="27747592" calcext:value-type="float">
            <text:p>27747592</text:p>
          </table:table-cell>
          <table:table-cell office:value-type="float" office:value="25966624" calcext:value-type="float">
            <text:p>25966624</text:p>
          </table:table-cell>
          <table:table-cell office:value-type="float" office:value="27352744" calcext:value-type="float">
            <text:p>27352744</text:p>
          </table:table-cell>
          <table:table-cell office:value-type="float" office:value="0" calcext:value-type="float">
            <text:p>0</text:p>
          </table:table-cell>
          <table:table-cell office:value-type="float" office:value="27681616" calcext:value-type="float">
            <text:p>27681616</text:p>
          </table:table-cell>
          <table:table-cell office:value-type="float" office:value="26719560" calcext:value-type="float">
            <text:p>26719560</text:p>
          </table:table-cell>
          <table:table-cell office:value-type="float" office:value="26641880" calcext:value-type="float">
            <text:p>26641880</text:p>
          </table:table-cell>
          <table:table-cell table:formula="of:=[.A799]+[.B799]+[.C799]+[.D799]+[.E799]+[.F799]+[.G799]" office:value-type="float" office:value="162110016" calcext:value-type="float">
            <text:p>162110016</text:p>
          </table:table-cell>
        </table:table-row>
        <table:table-row table:style-name="ro1">
          <table:table-cell office:value-type="float" office:value="27752800" calcext:value-type="float">
            <text:p>27752800</text:p>
          </table:table-cell>
          <table:table-cell office:value-type="float" office:value="26076328" calcext:value-type="float">
            <text:p>26076328</text:p>
          </table:table-cell>
          <table:table-cell office:value-type="float" office:value="27357896" calcext:value-type="float">
            <text:p>27357896</text:p>
          </table:table-cell>
          <table:table-cell office:value-type="float" office:value="0" calcext:value-type="float">
            <text:p>0</text:p>
          </table:table-cell>
          <table:table-cell office:value-type="float" office:value="27719528" calcext:value-type="float">
            <text:p>27719528</text:p>
          </table:table-cell>
          <table:table-cell office:value-type="float" office:value="26827504" calcext:value-type="float">
            <text:p>26827504</text:p>
          </table:table-cell>
          <table:table-cell office:value-type="float" office:value="26642376" calcext:value-type="float">
            <text:p>26642376</text:p>
          </table:table-cell>
          <table:table-cell table:formula="of:=[.A800]+[.B800]+[.C800]+[.D800]+[.E800]+[.F800]+[.G800]" office:value-type="float" office:value="162376432" calcext:value-type="float">
            <text:p>162376432</text:p>
          </table:table-cell>
        </table:table-row>
        <table:table-row table:style-name="ro1">
          <table:table-cell office:value-type="float" office:value="27755992" calcext:value-type="float">
            <text:p>27755992</text:p>
          </table:table-cell>
          <table:table-cell office:value-type="float" office:value="26080992" calcext:value-type="float">
            <text:p>26080992</text:p>
          </table:table-cell>
          <table:table-cell office:value-type="float" office:value="27357896" calcext:value-type="float">
            <text:p>27357896</text:p>
          </table:table-cell>
          <table:table-cell office:value-type="float" office:value="0" calcext:value-type="float">
            <text:p>0</text:p>
          </table:table-cell>
          <table:table-cell office:value-type="float" office:value="27725608" calcext:value-type="float">
            <text:p>27725608</text:p>
          </table:table-cell>
          <table:table-cell office:value-type="float" office:value="27007400" calcext:value-type="float">
            <text:p>27007400</text:p>
          </table:table-cell>
          <table:table-cell office:value-type="float" office:value="26647152" calcext:value-type="float">
            <text:p>26647152</text:p>
          </table:table-cell>
          <table:table-cell table:formula="of:=[.A801]+[.B801]+[.C801]+[.D801]+[.E801]+[.F801]+[.G801]" office:value-type="float" office:value="162575040" calcext:value-type="float">
            <text:p>162575040</text:p>
          </table:table-cell>
        </table:table-row>
        <table:table-row table:style-name="ro1">
          <table:table-cell office:value-type="float" office:value="27912272" calcext:value-type="float">
            <text:p>27912272</text:p>
          </table:table-cell>
          <table:table-cell office:value-type="float" office:value="26081984" calcext:value-type="float">
            <text:p>26081984</text:p>
          </table:table-cell>
          <table:table-cell office:value-type="float" office:value="27357896" calcext:value-type="float">
            <text:p>27357896</text:p>
          </table:table-cell>
          <table:table-cell office:value-type="float" office:value="0" calcext:value-type="float">
            <text:p>0</text:p>
          </table:table-cell>
          <table:table-cell office:value-type="float" office:value="27785688" calcext:value-type="float">
            <text:p>27785688</text:p>
          </table:table-cell>
          <table:table-cell office:value-type="float" office:value="27013072" calcext:value-type="float">
            <text:p>27013072</text:p>
          </table:table-cell>
          <table:table-cell office:value-type="float" office:value="26652480" calcext:value-type="float">
            <text:p>26652480</text:p>
          </table:table-cell>
          <table:table-cell table:formula="of:=[.A802]+[.B802]+[.C802]+[.D802]+[.E802]+[.F802]+[.G802]" office:value-type="float" office:value="162803392" calcext:value-type="float">
            <text:p>162803392</text:p>
          </table:table-cell>
        </table:table-row>
        <table:table-row table:style-name="ro1">
          <table:table-cell office:value-type="float" office:value="28004592" calcext:value-type="float">
            <text:p>28004592</text:p>
          </table:table-cell>
          <table:table-cell office:value-type="float" office:value="26086960" calcext:value-type="float">
            <text:p>26086960</text:p>
          </table:table-cell>
          <table:table-cell office:value-type="float" office:value="27357896" calcext:value-type="float">
            <text:p>27357896</text:p>
          </table:table-cell>
          <table:table-cell office:value-type="float" office:value="0" calcext:value-type="float">
            <text:p>0</text:p>
          </table:table-cell>
          <table:table-cell office:value-type="float" office:value="27946880" calcext:value-type="float">
            <text:p>27946880</text:p>
          </table:table-cell>
          <table:table-cell office:value-type="float" office:value="27014920" calcext:value-type="float">
            <text:p>27014920</text:p>
          </table:table-cell>
          <table:table-cell office:value-type="float" office:value="26742312" calcext:value-type="float">
            <text:p>26742312</text:p>
          </table:table-cell>
          <table:table-cell table:formula="of:=[.A803]+[.B803]+[.C803]+[.D803]+[.E803]+[.F803]+[.G803]" office:value-type="float" office:value="163153560" calcext:value-type="float">
            <text:p>163153560</text:p>
          </table:table-cell>
        </table:table-row>
        <table:table-row table:style-name="ro1">
          <table:table-cell office:value-type="float" office:value="28006792" calcext:value-type="float">
            <text:p>28006792</text:p>
          </table:table-cell>
          <table:table-cell office:value-type="float" office:value="26544136" calcext:value-type="float">
            <text:p>26544136</text:p>
          </table:table-cell>
          <table:table-cell office:value-type="float" office:value="27371888" calcext:value-type="float">
            <text:p>27371888</text:p>
          </table:table-cell>
          <table:table-cell office:value-type="float" office:value="0" calcext:value-type="float">
            <text:p>0</text:p>
          </table:table-cell>
          <table:table-cell office:value-type="float" office:value="28251144" calcext:value-type="float">
            <text:p>28251144</text:p>
          </table:table-cell>
          <table:table-cell office:value-type="float" office:value="27120544" calcext:value-type="float">
            <text:p>27120544</text:p>
          </table:table-cell>
          <table:table-cell office:value-type="float" office:value="26743056" calcext:value-type="float">
            <text:p>26743056</text:p>
          </table:table-cell>
          <table:table-cell table:formula="of:=[.A804]+[.B804]+[.C804]+[.D804]+[.E804]+[.F804]+[.G804]" office:value-type="float" office:value="164037560" calcext:value-type="float">
            <text:p>164037560</text:p>
          </table:table-cell>
        </table:table-row>
        <table:table-row table:style-name="ro1">
          <table:table-cell office:value-type="float" office:value="28009232" calcext:value-type="float">
            <text:p>28009232</text:p>
          </table:table-cell>
          <table:table-cell office:value-type="float" office:value="26548616" calcext:value-type="float">
            <text:p>26548616</text:p>
          </table:table-cell>
          <table:table-cell office:value-type="float" office:value="27371888" calcext:value-type="float">
            <text:p>27371888</text:p>
          </table:table-cell>
          <table:table-cell office:value-type="float" office:value="0" calcext:value-type="float">
            <text:p>0</text:p>
          </table:table-cell>
          <table:table-cell office:value-type="float" office:value="27593432" calcext:value-type="float">
            <text:p>27593432</text:p>
          </table:table-cell>
          <table:table-cell office:value-type="float" office:value="27126592" calcext:value-type="float">
            <text:p>27126592</text:p>
          </table:table-cell>
          <table:table-cell office:value-type="float" office:value="26747584" calcext:value-type="float">
            <text:p>26747584</text:p>
          </table:table-cell>
          <table:table-cell table:formula="of:=[.A805]+[.B805]+[.C805]+[.D805]+[.E805]+[.F805]+[.G805]" office:value-type="float" office:value="163397344" calcext:value-type="float">
            <text:p>163397344</text:p>
          </table:table-cell>
        </table:table-row>
        <table:table-row table:style-name="ro1">
          <table:table-cell office:value-type="float" office:value="28016280" calcext:value-type="float">
            <text:p>28016280</text:p>
          </table:table-cell>
          <table:table-cell office:value-type="float" office:value="26555920" calcext:value-type="float">
            <text:p>26555920</text:p>
          </table:table-cell>
          <table:table-cell office:value-type="float" office:value="27371888" calcext:value-type="float">
            <text:p>27371888</text:p>
          </table:table-cell>
          <table:table-cell office:value-type="float" office:value="0" calcext:value-type="float">
            <text:p>0</text:p>
          </table:table-cell>
          <table:table-cell office:value-type="float" office:value="27597368" calcext:value-type="float">
            <text:p>27597368</text:p>
          </table:table-cell>
          <table:table-cell office:value-type="float" office:value="27128440" calcext:value-type="float">
            <text:p>27128440</text:p>
          </table:table-cell>
          <table:table-cell office:value-type="float" office:value="26748080" calcext:value-type="float">
            <text:p>26748080</text:p>
          </table:table-cell>
          <table:table-cell table:formula="of:=[.A806]+[.B806]+[.C806]+[.D806]+[.E806]+[.F806]+[.G806]" office:value-type="float" office:value="163417976" calcext:value-type="float">
            <text:p>163417976</text:p>
          </table:table-cell>
        </table:table-row>
        <table:table-row table:style-name="ro1">
          <table:table-cell office:value-type="float" office:value="28017832" calcext:value-type="float">
            <text:p>28017832</text:p>
          </table:table-cell>
          <table:table-cell office:value-type="float" office:value="26556544" calcext:value-type="float">
            <text:p>26556544</text:p>
          </table:table-cell>
          <table:table-cell office:value-type="float" office:value="27371888" calcext:value-type="float">
            <text:p>27371888</text:p>
          </table:table-cell>
          <table:table-cell office:value-type="float" office:value="0" calcext:value-type="float">
            <text:p>0</text:p>
          </table:table-cell>
          <table:table-cell office:value-type="float" office:value="27599408" calcext:value-type="float">
            <text:p>27599408</text:p>
          </table:table-cell>
          <table:table-cell office:value-type="float" office:value="27129672" calcext:value-type="float">
            <text:p>27129672</text:p>
          </table:table-cell>
          <table:table-cell office:value-type="float" office:value="26828680" calcext:value-type="float">
            <text:p>26828680</text:p>
          </table:table-cell>
          <table:table-cell table:formula="of:=[.A807]+[.B807]+[.C807]+[.D807]+[.E807]+[.F807]+[.G807]" office:value-type="float" office:value="163504024" calcext:value-type="float">
            <text:p>163504024</text:p>
          </table:table-cell>
        </table:table-row>
        <table:table-row table:style-name="ro1">
          <table:table-cell office:value-type="float" office:value="28113416" calcext:value-type="float">
            <text:p>28113416</text:p>
          </table:table-cell>
          <table:table-cell office:value-type="float" office:value="26561128" calcext:value-type="float">
            <text:p>26561128</text:p>
          </table:table-cell>
          <table:table-cell office:value-type="float" office:value="27371888" calcext:value-type="float">
            <text:p>27371888</text:p>
          </table:table-cell>
          <table:table-cell office:value-type="float" office:value="0" calcext:value-type="float">
            <text:p>0</text:p>
          </table:table-cell>
          <table:table-cell office:value-type="float" office:value="27612440" calcext:value-type="float">
            <text:p>27612440</text:p>
          </table:table-cell>
          <table:table-cell office:value-type="float" office:value="27130904" calcext:value-type="float">
            <text:p>27130904</text:p>
          </table:table-cell>
          <table:table-cell office:value-type="float" office:value="26833992" calcext:value-type="float">
            <text:p>26833992</text:p>
          </table:table-cell>
          <table:table-cell table:formula="of:=[.A808]+[.B808]+[.C808]+[.D808]+[.E808]+[.F808]+[.G808]" office:value-type="float" office:value="163623768" calcext:value-type="float">
            <text:p>163623768</text:p>
          </table:table-cell>
        </table:table-row>
        <table:table-row table:style-name="ro1">
          <table:table-cell office:value-type="float" office:value="28119776" calcext:value-type="float">
            <text:p>28119776</text:p>
          </table:table-cell>
          <table:table-cell office:value-type="float" office:value="26653144" calcext:value-type="float">
            <text:p>26653144</text:p>
          </table:table-cell>
          <table:table-cell office:value-type="float" office:value="27377040" calcext:value-type="float">
            <text:p>27377040</text:p>
          </table:table-cell>
          <table:table-cell office:value-type="float" office:value="0" calcext:value-type="float">
            <text:p>0</text:p>
          </table:table-cell>
          <table:table-cell office:value-type="float" office:value="27614752" calcext:value-type="float">
            <text:p>27614752</text:p>
          </table:table-cell>
          <table:table-cell office:value-type="float" office:value="27239184" calcext:value-type="float">
            <text:p>27239184</text:p>
          </table:table-cell>
          <table:table-cell office:value-type="float" office:value="26834488" calcext:value-type="float">
            <text:p>26834488</text:p>
          </table:table-cell>
          <table:table-cell table:formula="of:=[.A809]+[.B809]+[.C809]+[.D809]+[.E809]+[.F809]+[.G809]" office:value-type="float" office:value="163838384" calcext:value-type="float">
            <text:p>163838384</text:p>
          </table:table-cell>
        </table:table-row>
        <table:table-row table:style-name="ro1">
          <table:table-cell office:value-type="float" office:value="28121176" calcext:value-type="float">
            <text:p>28121176</text:p>
          </table:table-cell>
          <table:table-cell office:value-type="float" office:value="26653456" calcext:value-type="float">
            <text:p>26653456</text:p>
          </table:table-cell>
          <table:table-cell office:value-type="float" office:value="27377040" calcext:value-type="float">
            <text:p>27377040</text:p>
          </table:table-cell>
          <table:table-cell office:value-type="float" office:value="0" calcext:value-type="float">
            <text:p>0</text:p>
          </table:table-cell>
          <table:table-cell office:value-type="float" office:value="28136096" calcext:value-type="float">
            <text:p>28136096</text:p>
          </table:table-cell>
          <table:table-cell office:value-type="float" office:value="27429480" calcext:value-type="float">
            <text:p>27429480</text:p>
          </table:table-cell>
          <table:table-cell office:value-type="float" office:value="26834984" calcext:value-type="float">
            <text:p>26834984</text:p>
          </table:table-cell>
          <table:table-cell table:formula="of:=[.A810]+[.B810]+[.C810]+[.D810]+[.E810]+[.F810]+[.G810]" office:value-type="float" office:value="164552232" calcext:value-type="float">
            <text:p>164552232</text:p>
          </table:table-cell>
        </table:table-row>
        <table:table-row table:style-name="ro1">
          <table:table-cell office:value-type="float" office:value="26981296" calcext:value-type="float">
            <text:p>26981296</text:p>
          </table:table-cell>
          <table:table-cell office:value-type="float" office:value="26654080" calcext:value-type="float">
            <text:p>26654080</text:p>
          </table:table-cell>
          <table:table-cell office:value-type="float" office:value="27382192" calcext:value-type="float">
            <text:p>27382192</text:p>
          </table:table-cell>
          <table:table-cell office:value-type="float" office:value="0" calcext:value-type="float">
            <text:p>0</text:p>
          </table:table-cell>
          <table:table-cell office:value-type="float" office:value="27783936" calcext:value-type="float">
            <text:p>27783936</text:p>
          </table:table-cell>
          <table:table-cell office:value-type="float" office:value="27454928" calcext:value-type="float">
            <text:p>27454928</text:p>
          </table:table-cell>
          <table:table-cell office:value-type="float" office:value="26979656" calcext:value-type="float">
            <text:p>26979656</text:p>
          </table:table-cell>
          <table:table-cell table:formula="of:=[.A811]+[.B811]+[.C811]+[.D811]+[.E811]+[.F811]+[.G811]" office:value-type="float" office:value="163236088" calcext:value-type="float">
            <text:p>163236088</text:p>
          </table:table-cell>
        </table:table-row>
        <table:table-row table:style-name="ro1">
          <table:table-cell office:value-type="float" office:value="27068728" calcext:value-type="float">
            <text:p>27068728</text:p>
          </table:table-cell>
          <table:table-cell office:value-type="float" office:value="26654704" calcext:value-type="float">
            <text:p>26654704</text:p>
          </table:table-cell>
          <table:table-cell office:value-type="float" office:value="27382192" calcext:value-type="float">
            <text:p>27382192</text:p>
          </table:table-cell>
          <table:table-cell office:value-type="float" office:value="0" calcext:value-type="float">
            <text:p>0</text:p>
          </table:table-cell>
          <table:table-cell office:value-type="float" office:value="28017552" calcext:value-type="float">
            <text:p>28017552</text:p>
          </table:table-cell>
          <table:table-cell office:value-type="float" office:value="27456776" calcext:value-type="float">
            <text:p>27456776</text:p>
          </table:table-cell>
          <table:table-cell office:value-type="float" office:value="27065176" calcext:value-type="float">
            <text:p>27065176</text:p>
          </table:table-cell>
          <table:table-cell table:formula="of:=[.A812]+[.B812]+[.C812]+[.D812]+[.E812]+[.F812]+[.G812]" office:value-type="float" office:value="163645128" calcext:value-type="float">
            <text:p>163645128</text:p>
          </table:table-cell>
        </table:table-row>
        <table:table-row table:style-name="ro1">
          <table:table-cell office:value-type="float" office:value="27076224" calcext:value-type="float">
            <text:p>27076224</text:p>
          </table:table-cell>
          <table:table-cell office:value-type="float" office:value="26758712" calcext:value-type="float">
            <text:p>26758712</text:p>
          </table:table-cell>
          <table:table-cell office:value-type="float" office:value="27434408" calcext:value-type="float">
            <text:p>27434408</text:p>
          </table:table-cell>
          <table:table-cell office:value-type="float" office:value="0" calcext:value-type="float">
            <text:p>0</text:p>
          </table:table-cell>
          <table:table-cell office:value-type="float" office:value="28081672" calcext:value-type="float">
            <text:p>28081672</text:p>
          </table:table-cell>
          <table:table-cell office:value-type="float" office:value="26555568" calcext:value-type="float">
            <text:p>26555568</text:p>
          </table:table-cell>
          <table:table-cell office:value-type="float" office:value="27071000" calcext:value-type="float">
            <text:p>27071000</text:p>
          </table:table-cell>
          <table:table-cell table:formula="of:=[.A813]+[.B813]+[.C813]+[.D813]+[.E813]+[.F813]+[.G813]" office:value-type="float" office:value="162977584" calcext:value-type="float">
            <text:p>162977584</text:p>
          </table:table-cell>
        </table:table-row>
        <table:table-row table:style-name="ro1">
          <table:table-cell office:value-type="float" office:value="27078688" calcext:value-type="float">
            <text:p>27078688</text:p>
          </table:table-cell>
          <table:table-cell office:value-type="float" office:value="26900888" calcext:value-type="float">
            <text:p>26900888</text:p>
          </table:table-cell>
          <table:table-cell office:value-type="float" office:value="27443872" calcext:value-type="float">
            <text:p>27443872</text:p>
          </table:table-cell>
          <table:table-cell office:value-type="float" office:value="0" calcext:value-type="float">
            <text:p>0</text:p>
          </table:table-cell>
          <table:table-cell office:value-type="float" office:value="28083096" calcext:value-type="float">
            <text:p>28083096</text:p>
          </table:table-cell>
          <table:table-cell office:value-type="float" office:value="26557584" calcext:value-type="float">
            <text:p>26557584</text:p>
          </table:table-cell>
          <table:table-cell office:value-type="float" office:value="27071496" calcext:value-type="float">
            <text:p>27071496</text:p>
          </table:table-cell>
          <table:table-cell table:formula="of:=[.A814]+[.B814]+[.C814]+[.D814]+[.E814]+[.F814]+[.G814]" office:value-type="float" office:value="163135624" calcext:value-type="float">
            <text:p>163135624</text:p>
          </table:table-cell>
        </table:table-row>
        <table:table-row table:style-name="ro1">
          <table:table-cell office:value-type="float" office:value="27367760" calcext:value-type="float">
            <text:p>27367760</text:p>
          </table:table-cell>
          <table:table-cell office:value-type="float" office:value="26905704" calcext:value-type="float">
            <text:p>26905704</text:p>
          </table:table-cell>
          <table:table-cell office:value-type="float" office:value="27443872" calcext:value-type="float">
            <text:p>27443872</text:p>
          </table:table-cell>
          <table:table-cell office:value-type="float" office:value="0" calcext:value-type="float">
            <text:p>0</text:p>
          </table:table-cell>
          <table:table-cell office:value-type="float" office:value="28084760" calcext:value-type="float">
            <text:p>28084760</text:p>
          </table:table-cell>
          <table:table-cell office:value-type="float" office:value="26563648" calcext:value-type="float">
            <text:p>26563648</text:p>
          </table:table-cell>
          <table:table-cell office:value-type="float" office:value="27071992" calcext:value-type="float">
            <text:p>27071992</text:p>
          </table:table-cell>
          <table:table-cell table:formula="of:=[.A815]+[.B815]+[.C815]+[.D815]+[.E815]+[.F815]+[.G815]" office:value-type="float" office:value="163437736" calcext:value-type="float">
            <text:p>163437736</text:p>
          </table:table-cell>
        </table:table-row>
        <table:table-row table:style-name="ro1">
          <table:table-cell office:value-type="float" office:value="27370072" calcext:value-type="float">
            <text:p>27370072</text:p>
          </table:table-cell>
          <table:table-cell office:value-type="float" office:value="26906328" calcext:value-type="float">
            <text:p>26906328</text:p>
          </table:table-cell>
          <table:table-cell office:value-type="float" office:value="27443872" calcext:value-type="float">
            <text:p>27443872</text:p>
          </table:table-cell>
          <table:table-cell office:value-type="float" office:value="0" calcext:value-type="float">
            <text:p>0</text:p>
          </table:table-cell>
          <table:table-cell office:value-type="float" office:value="28085896" calcext:value-type="float">
            <text:p>28085896</text:p>
          </table:table-cell>
          <table:table-cell office:value-type="float" office:value="26564880" calcext:value-type="float">
            <text:p>26564880</text:p>
          </table:table-cell>
          <table:table-cell office:value-type="float" office:value="27072488" calcext:value-type="float">
            <text:p>27072488</text:p>
          </table:table-cell>
          <table:table-cell table:formula="of:=[.A816]+[.B816]+[.C816]+[.D816]+[.E816]+[.F816]+[.G816]" office:value-type="float" office:value="163443536" calcext:value-type="float">
            <text:p>163443536</text:p>
          </table:table-cell>
        </table:table-row>
        <table:table-row table:style-name="ro1">
          <table:table-cell office:value-type="float" office:value="27370936" calcext:value-type="float">
            <text:p>27370936</text:p>
          </table:table-cell>
          <table:table-cell office:value-type="float" office:value="26910880" calcext:value-type="float">
            <text:p>26910880</text:p>
          </table:table-cell>
          <table:table-cell office:value-type="float" office:value="27443872" calcext:value-type="float">
            <text:p>27443872</text:p>
          </table:table-cell>
          <table:table-cell office:value-type="float" office:value="0" calcext:value-type="float">
            <text:p>0</text:p>
          </table:table-cell>
          <table:table-cell office:value-type="float" office:value="28099464" calcext:value-type="float">
            <text:p>28099464</text:p>
          </table:table-cell>
          <table:table-cell office:value-type="float" office:value="26570816" calcext:value-type="float">
            <text:p>26570816</text:p>
          </table:table-cell>
          <table:table-cell office:value-type="float" office:value="27158384" calcext:value-type="float">
            <text:p>27158384</text:p>
          </table:table-cell>
          <table:table-cell table:formula="of:=[.A817]+[.B817]+[.C817]+[.D817]+[.E817]+[.F817]+[.G817]" office:value-type="float" office:value="163554352" calcext:value-type="float">
            <text:p>163554352</text:p>
          </table:table-cell>
        </table:table-row>
        <table:table-row table:style-name="ro1">
          <table:table-cell office:value-type="float" office:value="27464272" calcext:value-type="float">
            <text:p>27464272</text:p>
          </table:table-cell>
          <table:table-cell office:value-type="float" office:value="26911504" calcext:value-type="float">
            <text:p>26911504</text:p>
          </table:table-cell>
          <table:table-cell office:value-type="float" office:value="27449024" calcext:value-type="float">
            <text:p>27449024</text:p>
          </table:table-cell>
          <table:table-cell office:value-type="float" office:value="0" calcext:value-type="float">
            <text:p>0</text:p>
          </table:table-cell>
          <table:table-cell office:value-type="float" office:value="28863272" calcext:value-type="float">
            <text:p>28863272</text:p>
          </table:table-cell>
          <table:table-cell office:value-type="float" office:value="26934936" calcext:value-type="float">
            <text:p>26934936</text:p>
          </table:table-cell>
          <table:table-cell office:value-type="float" office:value="26476240" calcext:value-type="float">
            <text:p>26476240</text:p>
          </table:table-cell>
          <table:table-cell table:formula="of:=[.A818]+[.B818]+[.C818]+[.D818]+[.E818]+[.F818]+[.G818]" office:value-type="float" office:value="164099248" calcext:value-type="float">
            <text:p>164099248</text:p>
          </table:table-cell>
        </table:table-row>
        <table:table-row table:style-name="ro1">
          <table:table-cell office:value-type="float" office:value="27467248" calcext:value-type="float">
            <text:p>27467248</text:p>
          </table:table-cell>
          <table:table-cell office:value-type="float" office:value="26995936" calcext:value-type="float">
            <text:p>26995936</text:p>
          </table:table-cell>
          <table:table-cell office:value-type="float" office:value="27449024" calcext:value-type="float">
            <text:p>27449024</text:p>
          </table:table-cell>
          <table:table-cell office:value-type="float" office:value="0" calcext:value-type="float">
            <text:p>0</text:p>
          </table:table-cell>
          <table:table-cell office:value-type="float" office:value="28927976" calcext:value-type="float">
            <text:p>28927976</text:p>
          </table:table-cell>
          <table:table-cell office:value-type="float" office:value="26937616" calcext:value-type="float">
            <text:p>26937616</text:p>
          </table:table-cell>
          <table:table-cell office:value-type="float" office:value="26663504" calcext:value-type="float">
            <text:p>26663504</text:p>
          </table:table-cell>
          <table:table-cell table:formula="of:=[.A819]+[.B819]+[.C819]+[.D819]+[.E819]+[.F819]+[.G819]" office:value-type="float" office:value="164441304" calcext:value-type="float">
            <text:p>164441304</text:p>
          </table:table-cell>
        </table:table-row>
        <table:table-row table:style-name="ro1">
          <table:table-cell office:value-type="float" office:value="27474696" calcext:value-type="float">
            <text:p>27474696</text:p>
          </table:table-cell>
          <table:table-cell office:value-type="float" office:value="26996560" calcext:value-type="float">
            <text:p>26996560</text:p>
          </table:table-cell>
          <table:table-cell office:value-type="float" office:value="27454176" calcext:value-type="float">
            <text:p>27454176</text:p>
          </table:table-cell>
          <table:table-cell office:value-type="float" office:value="0" calcext:value-type="float">
            <text:p>0</text:p>
          </table:table-cell>
          <table:table-cell office:value-type="float" office:value="29139984" calcext:value-type="float">
            <text:p>29139984</text:p>
          </table:table-cell>
          <table:table-cell office:value-type="float" office:value="27362656" calcext:value-type="float">
            <text:p>27362656</text:p>
          </table:table-cell>
          <table:table-cell office:value-type="float" office:value="26670336" calcext:value-type="float">
            <text:p>26670336</text:p>
          </table:table-cell>
          <table:table-cell table:formula="of:=[.A820]+[.B820]+[.C820]+[.D820]+[.E820]+[.F820]+[.G820]" office:value-type="float" office:value="165098408" calcext:value-type="float">
            <text:p>165098408</text:p>
          </table:table-cell>
        </table:table-row>
        <table:table-row table:style-name="ro1">
          <table:table-cell office:value-type="float" office:value="27794064" calcext:value-type="float">
            <text:p>27794064</text:p>
          </table:table-cell>
          <table:table-cell office:value-type="float" office:value="27000800" calcext:value-type="float">
            <text:p>27000800</text:p>
          </table:table-cell>
          <table:table-cell office:value-type="float" office:value="27454176" calcext:value-type="float">
            <text:p>27454176</text:p>
          </table:table-cell>
          <table:table-cell office:value-type="float" office:value="0" calcext:value-type="float">
            <text:p>0</text:p>
          </table:table-cell>
          <table:table-cell office:value-type="float" office:value="29048320" calcext:value-type="float">
            <text:p>29048320</text:p>
          </table:table-cell>
          <table:table-cell office:value-type="float" office:value="27370320" calcext:value-type="float">
            <text:p>27370320</text:p>
          </table:table-cell>
          <table:table-cell office:value-type="float" office:value="26748832" calcext:value-type="float">
            <text:p>26748832</text:p>
          </table:table-cell>
          <table:table-cell table:formula="of:=[.A821]+[.B821]+[.C821]+[.D821]+[.E821]+[.F821]+[.G821]" office:value-type="float" office:value="165416512" calcext:value-type="float">
            <text:p>165416512</text:p>
          </table:table-cell>
        </table:table-row>
        <table:table-row table:style-name="ro1">
          <table:table-cell office:value-type="float" office:value="27800400" calcext:value-type="float">
            <text:p>27800400</text:p>
          </table:table-cell>
          <table:table-cell office:value-type="float" office:value="27004512" calcext:value-type="float">
            <text:p>27004512</text:p>
          </table:table-cell>
          <table:table-cell office:value-type="float" office:value="27462712" calcext:value-type="float">
            <text:p>27462712</text:p>
          </table:table-cell>
          <table:table-cell office:value-type="float" office:value="0" calcext:value-type="float">
            <text:p>0</text:p>
          </table:table-cell>
          <table:table-cell office:value-type="float" office:value="29394168" calcext:value-type="float">
            <text:p>29394168</text:p>
          </table:table-cell>
          <table:table-cell office:value-type="float" office:value="27469512" calcext:value-type="float">
            <text:p>27469512</text:p>
          </table:table-cell>
          <table:table-cell office:value-type="float" office:value="26832544" calcext:value-type="float">
            <text:p>26832544</text:p>
          </table:table-cell>
          <table:table-cell table:formula="of:=[.A822]+[.B822]+[.C822]+[.D822]+[.E822]+[.F822]+[.G822]" office:value-type="float" office:value="165963848" calcext:value-type="float">
            <text:p>165963848</text:p>
          </table:table-cell>
        </table:table-row>
        <table:table-row table:style-name="ro1">
          <table:table-cell office:value-type="float" office:value="27902800" calcext:value-type="float">
            <text:p>27902800</text:p>
          </table:table-cell>
          <table:table-cell office:value-type="float" office:value="27004512" calcext:value-type="float">
            <text:p>27004512</text:p>
          </table:table-cell>
          <table:table-cell office:value-type="float" office:value="27467864" calcext:value-type="float">
            <text:p>27467864</text:p>
          </table:table-cell>
          <table:table-cell office:value-type="float" office:value="0" calcext:value-type="float">
            <text:p>0</text:p>
          </table:table-cell>
          <table:table-cell office:value-type="float" office:value="29397704" calcext:value-type="float">
            <text:p>29397704</text:p>
          </table:table-cell>
          <table:table-cell office:value-type="float" office:value="27475840" calcext:value-type="float">
            <text:p>27475840</text:p>
          </table:table-cell>
          <table:table-cell office:value-type="float" office:value="26832544" calcext:value-type="float">
            <text:p>26832544</text:p>
          </table:table-cell>
          <table:table-cell table:formula="of:=[.A823]+[.B823]+[.C823]+[.D823]+[.E823]+[.F823]+[.G823]" office:value-type="float" office:value="166081264" calcext:value-type="float">
            <text:p>166081264</text:p>
          </table:table-cell>
        </table:table-row>
        <table:table-row table:style-name="ro1">
          <table:table-cell office:value-type="float" office:value="27904792" calcext:value-type="float">
            <text:p>27904792</text:p>
          </table:table-cell>
          <table:table-cell office:value-type="float" office:value="27101072" calcext:value-type="float">
            <text:p>27101072</text:p>
          </table:table-cell>
          <table:table-cell office:value-type="float" office:value="27467864" calcext:value-type="float">
            <text:p>27467864</text:p>
          </table:table-cell>
          <table:table-cell office:value-type="float" office:value="0" calcext:value-type="float">
            <text:p>0</text:p>
          </table:table-cell>
          <table:table-cell office:value-type="float" office:value="29400088" calcext:value-type="float">
            <text:p>29400088</text:p>
          </table:table-cell>
          <table:table-cell office:value-type="float" office:value="27481248" calcext:value-type="float">
            <text:p>27481248</text:p>
          </table:table-cell>
          <table:table-cell office:value-type="float" office:value="26836824" calcext:value-type="float">
            <text:p>26836824</text:p>
          </table:table-cell>
          <table:table-cell table:formula="of:=[.A824]+[.B824]+[.C824]+[.D824]+[.E824]+[.F824]+[.G824]" office:value-type="float" office:value="166191888" calcext:value-type="float">
            <text:p>166191888</text:p>
          </table:table-cell>
        </table:table-row>
        <table:table-row table:style-name="ro1">
          <table:table-cell office:value-type="float" office:value="27907120" calcext:value-type="float">
            <text:p>27907120</text:p>
          </table:table-cell>
          <table:table-cell office:value-type="float" office:value="27101384" calcext:value-type="float">
            <text:p>27101384</text:p>
          </table:table-cell>
          <table:table-cell office:value-type="float" office:value="27473016" calcext:value-type="float">
            <text:p>27473016</text:p>
          </table:table-cell>
          <table:table-cell office:value-type="float" office:value="0" calcext:value-type="float">
            <text:p>0</text:p>
          </table:table-cell>
          <table:table-cell office:value-type="float" office:value="29464784" calcext:value-type="float">
            <text:p>29464784</text:p>
          </table:table-cell>
          <table:table-cell office:value-type="float" office:value="27482480" calcext:value-type="float">
            <text:p>27482480</text:p>
          </table:table-cell>
          <table:table-cell office:value-type="float" office:value="26837568" calcext:value-type="float">
            <text:p>26837568</text:p>
          </table:table-cell>
          <table:table-cell table:formula="of:=[.A825]+[.B825]+[.C825]+[.D825]+[.E825]+[.F825]+[.G825]" office:value-type="float" office:value="166266352" calcext:value-type="float">
            <text:p>166266352</text:p>
          </table:table-cell>
        </table:table-row>
        <table:table-row table:style-name="ro1">
          <table:table-cell office:value-type="float" office:value="28052640" calcext:value-type="float">
            <text:p>28052640</text:p>
          </table:table-cell>
          <table:table-cell office:value-type="float" office:value="27106432" calcext:value-type="float">
            <text:p>27106432</text:p>
          </table:table-cell>
          <table:table-cell office:value-type="float" office:value="27473016" calcext:value-type="float">
            <text:p>27473016</text:p>
          </table:table-cell>
          <table:table-cell office:value-type="float" office:value="0" calcext:value-type="float">
            <text:p>0</text:p>
          </table:table-cell>
          <table:table-cell office:value-type="float" office:value="29466600" calcext:value-type="float">
            <text:p>29466600</text:p>
          </table:table-cell>
          <table:table-cell office:value-type="float" office:value="27487272" calcext:value-type="float">
            <text:p>27487272</text:p>
          </table:table-cell>
          <table:table-cell office:value-type="float" office:value="26918920" calcext:value-type="float">
            <text:p>26918920</text:p>
          </table:table-cell>
          <table:table-cell table:formula="of:=[.A826]+[.B826]+[.C826]+[.D826]+[.E826]+[.F826]+[.G826]" office:value-type="float" office:value="166504880" calcext:value-type="float">
            <text:p>166504880</text:p>
          </table:table-cell>
        </table:table-row>
        <table:table-row table:style-name="ro1">
          <table:table-cell office:value-type="float" office:value="28139584" calcext:value-type="float">
            <text:p>28139584</text:p>
          </table:table-cell>
          <table:table-cell office:value-type="float" office:value="27107056" calcext:value-type="float">
            <text:p>27107056</text:p>
          </table:table-cell>
          <table:table-cell office:value-type="float" office:value="27478168" calcext:value-type="float">
            <text:p>27478168</text:p>
          </table:table-cell>
          <table:table-cell office:value-type="float" office:value="0" calcext:value-type="float">
            <text:p>0</text:p>
          </table:table-cell>
          <table:table-cell office:value-type="float" office:value="29472912" calcext:value-type="float">
            <text:p>29472912</text:p>
          </table:table-cell>
          <table:table-cell office:value-type="float" office:value="26668136" calcext:value-type="float">
            <text:p>26668136</text:p>
          </table:table-cell>
          <table:table-cell office:value-type="float" office:value="27131456" calcext:value-type="float">
            <text:p>27131456</text:p>
          </table:table-cell>
          <table:table-cell table:formula="of:=[.A827]+[.B827]+[.C827]+[.D827]+[.E827]+[.F827]+[.G827]" office:value-type="float" office:value="165997312" calcext:value-type="float">
            <text:p>165997312</text:p>
          </table:table-cell>
        </table:table-row>
        <table:table-row table:style-name="ro1">
          <table:table-cell office:value-type="float" office:value="28145184" calcext:value-type="float">
            <text:p>28145184</text:p>
          </table:table-cell>
          <table:table-cell office:value-type="float" office:value="27199920" calcext:value-type="float">
            <text:p>27199920</text:p>
          </table:table-cell>
          <table:table-cell office:value-type="float" office:value="27478168" calcext:value-type="float">
            <text:p>27478168</text:p>
          </table:table-cell>
          <table:table-cell office:value-type="float" office:value="0" calcext:value-type="float">
            <text:p>0</text:p>
          </table:table-cell>
          <table:table-cell office:value-type="float" office:value="29473872" calcext:value-type="float">
            <text:p>29473872</text:p>
          </table:table-cell>
          <table:table-cell office:value-type="float" office:value="26675424" calcext:value-type="float">
            <text:p>26675424</text:p>
          </table:table-cell>
          <table:table-cell office:value-type="float" office:value="27265704" calcext:value-type="float">
            <text:p>27265704</text:p>
          </table:table-cell>
          <table:table-cell table:formula="of:=[.A828]+[.B828]+[.C828]+[.D828]+[.E828]+[.F828]+[.G828]" office:value-type="float" office:value="166238272" calcext:value-type="float">
            <text:p>166238272</text:p>
          </table:table-cell>
        </table:table-row>
        <table:table-row table:style-name="ro1">
          <table:table-cell office:value-type="float" office:value="28147048" calcext:value-type="float">
            <text:p>28147048</text:p>
          </table:table-cell>
          <table:table-cell office:value-type="float" office:value="27201640" calcext:value-type="float">
            <text:p>27201640</text:p>
          </table:table-cell>
          <table:table-cell office:value-type="float" office:value="27478168" calcext:value-type="float">
            <text:p>27478168</text:p>
          </table:table-cell>
          <table:table-cell office:value-type="float" office:value="0" calcext:value-type="float">
            <text:p>0</text:p>
          </table:table-cell>
          <table:table-cell office:value-type="float" office:value="29476560" calcext:value-type="float">
            <text:p>29476560</text:p>
          </table:table-cell>
          <table:table-cell office:value-type="float" office:value="26940088" calcext:value-type="float">
            <text:p>26940088</text:p>
          </table:table-cell>
          <table:table-cell office:value-type="float" office:value="27273792" calcext:value-type="float">
            <text:p>27273792</text:p>
          </table:table-cell>
          <table:table-cell table:formula="of:=[.A829]+[.B829]+[.C829]+[.D829]+[.E829]+[.F829]+[.G829]" office:value-type="float" office:value="166517296" calcext:value-type="float">
            <text:p>166517296</text:p>
          </table:table-cell>
        </table:table-row>
        <table:table-row table:style-name="ro1">
          <table:table-cell office:value-type="float" office:value="28149264" calcext:value-type="float">
            <text:p>28149264</text:p>
          </table:table-cell>
          <table:table-cell office:value-type="float" office:value="26394160" calcext:value-type="float">
            <text:p>26394160</text:p>
          </table:table-cell>
          <table:table-cell office:value-type="float" office:value="27478168" calcext:value-type="float">
            <text:p>27478168</text:p>
          </table:table-cell>
          <table:table-cell office:value-type="float" office:value="0" calcext:value-type="float">
            <text:p>0</text:p>
          </table:table-cell>
          <table:table-cell office:value-type="float" office:value="29481768" calcext:value-type="float">
            <text:p>29481768</text:p>
          </table:table-cell>
          <table:table-cell office:value-type="float" office:value="26941352" calcext:value-type="float">
            <text:p>26941352</text:p>
          </table:table-cell>
          <table:table-cell office:value-type="float" office:value="27278384" calcext:value-type="float">
            <text:p>27278384</text:p>
          </table:table-cell>
          <table:table-cell table:formula="of:=[.A830]+[.B830]+[.C830]+[.D830]+[.E830]+[.F830]+[.G830]" office:value-type="float" office:value="165723096" calcext:value-type="float">
            <text:p>165723096</text:p>
          </table:table-cell>
        </table:table-row>
        <table:table-row table:style-name="ro1">
          <table:table-cell office:value-type="float" office:value="28239560" calcext:value-type="float">
            <text:p>28239560</text:p>
          </table:table-cell>
          <table:table-cell office:value-type="float" office:value="26536560" calcext:value-type="float">
            <text:p>26536560</text:p>
          </table:table-cell>
          <table:table-cell office:value-type="float" office:value="27535800" calcext:value-type="float">
            <text:p>27535800</text:p>
          </table:table-cell>
          <table:table-cell office:value-type="float" office:value="0" calcext:value-type="float">
            <text:p>0</text:p>
          </table:table-cell>
          <table:table-cell office:value-type="float" office:value="29484608" calcext:value-type="float">
            <text:p>29484608</text:p>
          </table:table-cell>
          <table:table-cell office:value-type="float" office:value="27045368" calcext:value-type="float">
            <text:p>27045368</text:p>
          </table:table-cell>
          <table:table-cell office:value-type="float" office:value="27278384" calcext:value-type="float">
            <text:p>27278384</text:p>
          </table:table-cell>
          <table:table-cell table:formula="of:=[.A831]+[.B831]+[.C831]+[.D831]+[.E831]+[.F831]+[.G831]" office:value-type="float" office:value="166120280" calcext:value-type="float">
            <text:p>166120280</text:p>
          </table:table-cell>
        </table:table-row>
        <table:table-row table:style-name="ro1">
          <table:table-cell office:value-type="float" office:value="28243824" calcext:value-type="float">
            <text:p>28243824</text:p>
          </table:table-cell>
          <table:table-cell office:value-type="float" office:value="26542728" calcext:value-type="float">
            <text:p>26542728</text:p>
          </table:table-cell>
          <table:table-cell office:value-type="float" office:value="27535800" calcext:value-type="float">
            <text:p>27535800</text:p>
          </table:table-cell>
          <table:table-cell office:value-type="float" office:value="0" calcext:value-type="float">
            <text:p>0</text:p>
          </table:table-cell>
          <table:table-cell office:value-type="float" office:value="29490704" calcext:value-type="float">
            <text:p>29490704</text:p>
          </table:table-cell>
          <table:table-cell office:value-type="float" office:value="27147792" calcext:value-type="float">
            <text:p>27147792</text:p>
          </table:table-cell>
          <table:table-cell office:value-type="float" office:value="27284880" calcext:value-type="float">
            <text:p>27284880</text:p>
          </table:table-cell>
          <table:table-cell table:formula="of:=[.A832]+[.B832]+[.C832]+[.D832]+[.E832]+[.F832]+[.G832]" office:value-type="float" office:value="166245728" calcext:value-type="float">
            <text:p>166245728</text:p>
          </table:table-cell>
        </table:table-row>
        <table:table-row table:style-name="ro1">
          <table:table-cell office:value-type="float" office:value="28249768" calcext:value-type="float">
            <text:p>28249768</text:p>
          </table:table-cell>
          <table:table-cell office:value-type="float" office:value="27001560" calcext:value-type="float">
            <text:p>27001560</text:p>
          </table:table-cell>
          <table:table-cell office:value-type="float" office:value="27535800" calcext:value-type="float">
            <text:p>27535800</text:p>
          </table:table-cell>
          <table:table-cell office:value-type="float" office:value="0" calcext:value-type="float">
            <text:p>0</text:p>
          </table:table-cell>
          <table:table-cell office:value-type="float" office:value="29491840" calcext:value-type="float">
            <text:p>29491840</text:p>
          </table:table-cell>
          <table:table-cell office:value-type="float" office:value="27435192" calcext:value-type="float">
            <text:p>27435192</text:p>
          </table:table-cell>
          <table:table-cell office:value-type="float" office:value="27284880" calcext:value-type="float">
            <text:p>27284880</text:p>
          </table:table-cell>
          <table:table-cell table:formula="of:=[.A833]+[.B833]+[.C833]+[.D833]+[.E833]+[.F833]+[.G833]" office:value-type="float" office:value="166999040" calcext:value-type="float">
            <text:p>166999040</text:p>
          </table:table-cell>
        </table:table-row>
        <table:table-row table:style-name="ro1">
          <table:table-cell office:value-type="float" office:value="28252632" calcext:value-type="float">
            <text:p>28252632</text:p>
          </table:table-cell>
          <table:table-cell office:value-type="float" office:value="27003280" calcext:value-type="float">
            <text:p>27003280</text:p>
          </table:table-cell>
          <table:table-cell office:value-type="float" office:value="27535800" calcext:value-type="float">
            <text:p>27535800</text:p>
          </table:table-cell>
          <table:table-cell office:value-type="float" office:value="0" calcext:value-type="float">
            <text:p>0</text:p>
          </table:table-cell>
          <table:table-cell office:value-type="float" office:value="29515376" calcext:value-type="float">
            <text:p>29515376</text:p>
          </table:table-cell>
          <table:table-cell office:value-type="float" office:value="27436568" calcext:value-type="float">
            <text:p>27436568</text:p>
          </table:table-cell>
          <table:table-cell office:value-type="float" office:value="27284880" calcext:value-type="float">
            <text:p>27284880</text:p>
          </table:table-cell>
          <table:table-cell table:formula="of:=[.A834]+[.B834]+[.C834]+[.D834]+[.E834]+[.F834]+[.G834]" office:value-type="float" office:value="167028536" calcext:value-type="float">
            <text:p>167028536</text:p>
          </table:table-cell>
        </table:table-row>
        <table:table-row table:style-name="ro1">
          <table:table-cell office:value-type="float" office:value="28348960" calcext:value-type="float">
            <text:p>28348960</text:p>
          </table:table-cell>
          <table:table-cell office:value-type="float" office:value="27003904" calcext:value-type="float">
            <text:p>27003904</text:p>
          </table:table-cell>
          <table:table-cell office:value-type="float" office:value="27540952" calcext:value-type="float">
            <text:p>27540952</text:p>
          </table:table-cell>
          <table:table-cell office:value-type="float" office:value="0" calcext:value-type="float">
            <text:p>0</text:p>
          </table:table-cell>
          <table:table-cell office:value-type="float" office:value="29516736" calcext:value-type="float">
            <text:p>29516736</text:p>
          </table:table-cell>
          <table:table-cell office:value-type="float" office:value="26670432" calcext:value-type="float">
            <text:p>26670432</text:p>
          </table:table-cell>
          <table:table-cell office:value-type="float" office:value="27284880" calcext:value-type="float">
            <text:p>27284880</text:p>
          </table:table-cell>
          <table:table-cell table:formula="of:=[.A835]+[.B835]+[.C835]+[.D835]+[.E835]+[.F835]+[.G835]" office:value-type="float" office:value="166365864" calcext:value-type="float">
            <text:p>166365864</text:p>
          </table:table-cell>
        </table:table-row>
        <table:table-row table:style-name="ro1">
          <table:table-cell office:value-type="float" office:value="28549496" calcext:value-type="float">
            <text:p>28549496</text:p>
          </table:table-cell>
          <table:table-cell office:value-type="float" office:value="27012520" calcext:value-type="float">
            <text:p>27012520</text:p>
          </table:table-cell>
          <table:table-cell office:value-type="float" office:value="27540952" calcext:value-type="float">
            <text:p>27540952</text:p>
          </table:table-cell>
          <table:table-cell office:value-type="float" office:value="0" calcext:value-type="float">
            <text:p>0</text:p>
          </table:table-cell>
          <table:table-cell office:value-type="float" office:value="29576576" calcext:value-type="float">
            <text:p>29576576</text:p>
          </table:table-cell>
          <table:table-cell office:value-type="float" office:value="26681632" calcext:value-type="float">
            <text:p>26681632</text:p>
          </table:table-cell>
          <table:table-cell office:value-type="float" office:value="27288912" calcext:value-type="float">
            <text:p>27288912</text:p>
          </table:table-cell>
          <table:table-cell table:formula="of:=[.A836]+[.B836]+[.C836]+[.D836]+[.E836]+[.F836]+[.G836]" office:value-type="float" office:value="166650088" calcext:value-type="float">
            <text:p>166650088</text:p>
          </table:table-cell>
        </table:table-row>
        <table:table-row table:style-name="ro1">
          <table:table-cell office:value-type="float" office:value="27189136" calcext:value-type="float">
            <text:p>27189136</text:p>
          </table:table-cell>
          <table:table-cell office:value-type="float" office:value="27100568" calcext:value-type="float">
            <text:p>27100568</text:p>
          </table:table-cell>
          <table:table-cell office:value-type="float" office:value="27546104" calcext:value-type="float">
            <text:p>27546104</text:p>
          </table:table-cell>
          <table:table-cell office:value-type="float" office:value="0" calcext:value-type="float">
            <text:p>0</text:p>
          </table:table-cell>
          <table:table-cell office:value-type="float" office:value="29579208" calcext:value-type="float">
            <text:p>29579208</text:p>
          </table:table-cell>
          <table:table-cell office:value-type="float" office:value="26783512" calcext:value-type="float">
            <text:p>26783512</text:p>
          </table:table-cell>
          <table:table-cell office:value-type="float" office:value="27361712" calcext:value-type="float">
            <text:p>27361712</text:p>
          </table:table-cell>
          <table:table-cell table:formula="of:=[.A837]+[.B837]+[.C837]+[.D837]+[.E837]+[.F837]+[.G837]" office:value-type="float" office:value="165560240" calcext:value-type="float">
            <text:p>165560240</text:p>
          </table:table-cell>
        </table:table-row>
        <table:table-row table:style-name="ro1">
          <table:table-cell office:value-type="float" office:value="27191208" calcext:value-type="float">
            <text:p>27191208</text:p>
          </table:table-cell>
          <table:table-cell office:value-type="float" office:value="27105120" calcext:value-type="float">
            <text:p>27105120</text:p>
          </table:table-cell>
          <table:table-cell office:value-type="float" office:value="27546104" calcext:value-type="float">
            <text:p>27546104</text:p>
          </table:table-cell>
          <table:table-cell office:value-type="float" office:value="0" calcext:value-type="float">
            <text:p>0</text:p>
          </table:table-cell>
          <table:table-cell office:value-type="float" office:value="29584664" calcext:value-type="float">
            <text:p>29584664</text:p>
          </table:table-cell>
          <table:table-cell office:value-type="float" office:value="26785824" calcext:value-type="float">
            <text:p>26785824</text:p>
          </table:table-cell>
          <table:table-cell office:value-type="float" office:value="27366008" calcext:value-type="float">
            <text:p>27366008</text:p>
          </table:table-cell>
          <table:table-cell table:formula="of:=[.A838]+[.B838]+[.C838]+[.D838]+[.E838]+[.F838]+[.G838]" office:value-type="float" office:value="165578928" calcext:value-type="float">
            <text:p>165578928</text:p>
          </table:table-cell>
        </table:table-row>
        <table:table-row table:style-name="ro1">
          <table:table-cell office:value-type="float" office:value="27566096" calcext:value-type="float">
            <text:p>27566096</text:p>
          </table:table-cell>
          <table:table-cell office:value-type="float" office:value="27111432" calcext:value-type="float">
            <text:p>27111432</text:p>
          </table:table-cell>
          <table:table-cell office:value-type="float" office:value="27559792" calcext:value-type="float">
            <text:p>27559792</text:p>
          </table:table-cell>
          <table:table-cell office:value-type="float" office:value="0" calcext:value-type="float">
            <text:p>0</text:p>
          </table:table-cell>
          <table:table-cell office:value-type="float" office:value="29587728" calcext:value-type="float">
            <text:p>29587728</text:p>
          </table:table-cell>
          <table:table-cell office:value-type="float" office:value="27066352" calcext:value-type="float">
            <text:p>27066352</text:p>
          </table:table-cell>
          <table:table-cell office:value-type="float" office:value="27366008" calcext:value-type="float">
            <text:p>27366008</text:p>
          </table:table-cell>
          <table:table-cell table:formula="of:=[.A839]+[.B839]+[.C839]+[.D839]+[.E839]+[.F839]+[.G839]" office:value-type="float" office:value="166257408" calcext:value-type="float">
            <text:p>166257408</text:p>
          </table:table-cell>
        </table:table-row>
        <table:table-row table:style-name="ro1">
          <table:table-cell office:value-type="float" office:value="27654704" calcext:value-type="float">
            <text:p>27654704</text:p>
          </table:table-cell>
          <table:table-cell office:value-type="float" office:value="27115984" calcext:value-type="float">
            <text:p>27115984</text:p>
          </table:table-cell>
          <table:table-cell office:value-type="float" office:value="27559792" calcext:value-type="float">
            <text:p>27559792</text:p>
          </table:table-cell>
          <table:table-cell office:value-type="float" office:value="0" calcext:value-type="float">
            <text:p>0</text:p>
          </table:table-cell>
          <table:table-cell office:value-type="float" office:value="29594280" calcext:value-type="float">
            <text:p>29594280</text:p>
          </table:table-cell>
          <table:table-cell office:value-type="float" office:value="27067240" calcext:value-type="float">
            <text:p>27067240</text:p>
          </table:table-cell>
          <table:table-cell office:value-type="float" office:value="27370040" calcext:value-type="float">
            <text:p>27370040</text:p>
          </table:table-cell>
          <table:table-cell table:formula="of:=[.A840]+[.B840]+[.C840]+[.D840]+[.E840]+[.F840]+[.G840]" office:value-type="float" office:value="166362040" calcext:value-type="float">
            <text:p>166362040</text:p>
          </table:table-cell>
        </table:table-row>
        <table:table-row table:style-name="ro1">
          <table:table-cell office:value-type="float" office:value="27665040" calcext:value-type="float">
            <text:p>27665040</text:p>
          </table:table-cell>
          <table:table-cell office:value-type="float" office:value="26323568" calcext:value-type="float">
            <text:p>26323568</text:p>
          </table:table-cell>
          <table:table-cell office:value-type="float" office:value="27559792" calcext:value-type="float">
            <text:p>27559792</text:p>
          </table:table-cell>
          <table:table-cell office:value-type="float" office:value="0" calcext:value-type="float">
            <text:p>0</text:p>
          </table:table-cell>
          <table:table-cell office:value-type="float" office:value="29595416" calcext:value-type="float">
            <text:p>29595416</text:p>
          </table:table-cell>
          <table:table-cell office:value-type="float" office:value="27067832" calcext:value-type="float">
            <text:p>27067832</text:p>
          </table:table-cell>
          <table:table-cell office:value-type="float" office:value="27370040" calcext:value-type="float">
            <text:p>27370040</text:p>
          </table:table-cell>
          <table:table-cell table:formula="of:=[.A841]+[.B841]+[.C841]+[.D841]+[.E841]+[.F841]+[.G841]" office:value-type="float" office:value="165581688" calcext:value-type="float">
            <text:p>165581688</text:p>
          </table:table-cell>
        </table:table-row>
        <table:table-row table:style-name="ro1">
          <table:table-cell office:value-type="float" office:value="27671024" calcext:value-type="float">
            <text:p>27671024</text:p>
          </table:table-cell>
          <table:table-cell office:value-type="float" office:value="26328192" calcext:value-type="float">
            <text:p>26328192</text:p>
          </table:table-cell>
          <table:table-cell office:value-type="float" office:value="27559792" calcext:value-type="float">
            <text:p>27559792</text:p>
          </table:table-cell>
          <table:table-cell office:value-type="float" office:value="0" calcext:value-type="float">
            <text:p>0</text:p>
          </table:table-cell>
          <table:table-cell office:value-type="float" office:value="29610872" calcext:value-type="float">
            <text:p>29610872</text:p>
          </table:table-cell>
          <table:table-cell office:value-type="float" office:value="27163944" calcext:value-type="float">
            <text:p>27163944</text:p>
          </table:table-cell>
          <table:table-cell office:value-type="float" office:value="27370040" calcext:value-type="float">
            <text:p>27370040</text:p>
          </table:table-cell>
          <table:table-cell table:formula="of:=[.A842]+[.B842]+[.C842]+[.D842]+[.E842]+[.F842]+[.G842]" office:value-type="float" office:value="165703864" calcext:value-type="float">
            <text:p>165703864</text:p>
          </table:table-cell>
        </table:table-row>
        <table:table-row table:style-name="ro1">
          <table:table-cell office:value-type="float" office:value="27676792" calcext:value-type="float">
            <text:p>27676792</text:p>
          </table:table-cell>
          <table:table-cell office:value-type="float" office:value="26542248" calcext:value-type="float">
            <text:p>26542248</text:p>
          </table:table-cell>
          <table:table-cell office:value-type="float" office:value="27564944" calcext:value-type="float">
            <text:p>27564944</text:p>
          </table:table-cell>
          <table:table-cell office:value-type="float" office:value="0" calcext:value-type="float">
            <text:p>0</text:p>
          </table:table-cell>
          <table:table-cell office:value-type="float" office:value="29612528" calcext:value-type="float">
            <text:p>29612528</text:p>
          </table:table-cell>
          <table:table-cell office:value-type="float" office:value="27164536" calcext:value-type="float">
            <text:p>27164536</text:p>
          </table:table-cell>
          <table:table-cell office:value-type="float" office:value="27370040" calcext:value-type="float">
            <text:p>27370040</text:p>
          </table:table-cell>
          <table:table-cell table:formula="of:=[.A843]+[.B843]+[.C843]+[.D843]+[.E843]+[.F843]+[.G843]" office:value-type="float" office:value="165931088" calcext:value-type="float">
            <text:p>165931088</text:p>
          </table:table-cell>
        </table:table-row>
        <table:table-row table:style-name="ro1">
          <table:table-cell office:value-type="float" office:value="27764256" calcext:value-type="float">
            <text:p>27764256</text:p>
          </table:table-cell>
          <table:table-cell office:value-type="float" office:value="26551480" calcext:value-type="float">
            <text:p>26551480</text:p>
          </table:table-cell>
          <table:table-cell office:value-type="float" office:value="27564944" calcext:value-type="float">
            <text:p>27564944</text:p>
          </table:table-cell>
          <table:table-cell office:value-type="float" office:value="0" calcext:value-type="float">
            <text:p>0</text:p>
          </table:table-cell>
          <table:table-cell office:value-type="float" office:value="29623936" calcext:value-type="float">
            <text:p>29623936</text:p>
          </table:table-cell>
          <table:table-cell office:value-type="float" office:value="27165128" calcext:value-type="float">
            <text:p>27165128</text:p>
          </table:table-cell>
          <table:table-cell office:value-type="float" office:value="27374720" calcext:value-type="float">
            <text:p>27374720</text:p>
          </table:table-cell>
          <table:table-cell table:formula="of:=[.A844]+[.B844]+[.C844]+[.D844]+[.E844]+[.F844]+[.G844]" office:value-type="float" office:value="166044464" calcext:value-type="float">
            <text:p>166044464</text:p>
          </table:table-cell>
        </table:table-row>
        <table:table-row table:style-name="ro1">
          <table:table-cell office:value-type="float" office:value="27310312" calcext:value-type="float">
            <text:p>27310312</text:p>
          </table:table-cell>
          <table:table-cell office:value-type="float" office:value="26647568" calcext:value-type="float">
            <text:p>26647568</text:p>
          </table:table-cell>
          <table:table-cell office:value-type="float" office:value="27572560" calcext:value-type="float">
            <text:p>27572560</text:p>
          </table:table-cell>
          <table:table-cell office:value-type="float" office:value="0" calcext:value-type="float">
            <text:p>0</text:p>
          </table:table-cell>
          <table:table-cell office:value-type="float" office:value="29626432" calcext:value-type="float">
            <text:p>29626432</text:p>
          </table:table-cell>
          <table:table-cell office:value-type="float" office:value="27350192" calcext:value-type="float">
            <text:p>27350192</text:p>
          </table:table-cell>
          <table:table-cell office:value-type="float" office:value="27378336" calcext:value-type="float">
            <text:p>27378336</text:p>
          </table:table-cell>
          <table:table-cell table:formula="of:=[.A845]+[.B845]+[.C845]+[.D845]+[.E845]+[.F845]+[.G845]" office:value-type="float" office:value="165885400" calcext:value-type="float">
            <text:p>165885400</text:p>
          </table:table-cell>
        </table:table-row>
        <table:table-row table:style-name="ro1">
          <table:table-cell office:value-type="float" office:value="27311056" calcext:value-type="float">
            <text:p>27311056</text:p>
          </table:table-cell>
          <table:table-cell office:value-type="float" office:value="26653640" calcext:value-type="float">
            <text:p>26653640</text:p>
          </table:table-cell>
          <table:table-cell office:value-type="float" office:value="27572560" calcext:value-type="float">
            <text:p>27572560</text:p>
          </table:table-cell>
          <table:table-cell office:value-type="float" office:value="0" calcext:value-type="float">
            <text:p>0</text:p>
          </table:table-cell>
          <table:table-cell office:value-type="float" office:value="29689784" calcext:value-type="float">
            <text:p>29689784</text:p>
          </table:table-cell>
          <table:table-cell office:value-type="float" office:value="27449464" calcext:value-type="float">
            <text:p>27449464</text:p>
          </table:table-cell>
          <table:table-cell office:value-type="float" office:value="27382848" calcext:value-type="float">
            <text:p>27382848</text:p>
          </table:table-cell>
          <table:table-cell table:formula="of:=[.A846]+[.B846]+[.C846]+[.D846]+[.E846]+[.F846]+[.G846]" office:value-type="float" office:value="166059352" calcext:value-type="float">
            <text:p>166059352</text:p>
          </table:table-cell>
        </table:table-row>
        <table:table-row table:style-name="ro1">
          <table:table-cell office:value-type="float" office:value="27316976" calcext:value-type="float">
            <text:p>27316976</text:p>
          </table:table-cell>
          <table:table-cell office:value-type="float" office:value="26868400" calcext:value-type="float">
            <text:p>26868400</text:p>
          </table:table-cell>
          <table:table-cell office:value-type="float" office:value="27633352" calcext:value-type="float">
            <text:p>27633352</text:p>
          </table:table-cell>
          <table:table-cell office:value-type="float" office:value="0" calcext:value-type="float">
            <text:p>0</text:p>
          </table:table-cell>
          <table:table-cell office:value-type="float" office:value="29692064" calcext:value-type="float">
            <text:p>29692064</text:p>
          </table:table-cell>
          <table:table-cell office:value-type="float" office:value="27450840" calcext:value-type="float">
            <text:p>27450840</text:p>
          </table:table-cell>
          <table:table-cell office:value-type="float" office:value="27382848" calcext:value-type="float">
            <text:p>27382848</text:p>
          </table:table-cell>
          <table:table-cell table:formula="of:=[.A847]+[.B847]+[.C847]+[.D847]+[.E847]+[.F847]+[.G847]" office:value-type="float" office:value="166344480" calcext:value-type="float">
            <text:p>166344480</text:p>
          </table:table-cell>
        </table:table-row>
        <table:table-row table:style-name="ro1">
          <table:table-cell office:value-type="float" office:value="27185632" calcext:value-type="float">
            <text:p>27185632</text:p>
          </table:table-cell>
          <table:table-cell office:value-type="float" office:value="26869024" calcext:value-type="float">
            <text:p>26869024</text:p>
          </table:table-cell>
          <table:table-cell office:value-type="float" office:value="27633352" calcext:value-type="float">
            <text:p>27633352</text:p>
          </table:table-cell>
          <table:table-cell office:value-type="float" office:value="0" calcext:value-type="float">
            <text:p>0</text:p>
          </table:table-cell>
          <table:table-cell office:value-type="float" office:value="29692824" calcext:value-type="float">
            <text:p>29692824</text:p>
          </table:table-cell>
          <table:table-cell office:value-type="float" office:value="27455608" calcext:value-type="float">
            <text:p>27455608</text:p>
          </table:table-cell>
          <table:table-cell office:value-type="float" office:value="27382848" calcext:value-type="float">
            <text:p>27382848</text:p>
          </table:table-cell>
          <table:table-cell table:formula="of:=[.A848]+[.B848]+[.C848]+[.D848]+[.E848]+[.F848]+[.G848]" office:value-type="float" office:value="166219288" calcext:value-type="float">
            <text:p>166219288</text:p>
          </table:table-cell>
        </table:table-row>
        <table:table-row table:style-name="ro1">
          <table:table-cell office:value-type="float" office:value="25124792" calcext:value-type="float">
            <text:p>25124792</text:p>
          </table:table-cell>
          <table:table-cell office:value-type="float" office:value="26958208" calcext:value-type="float">
            <text:p>26958208</text:p>
          </table:table-cell>
          <table:table-cell office:value-type="float" office:value="27644560" calcext:value-type="float">
            <text:p>27644560</text:p>
          </table:table-cell>
          <table:table-cell office:value-type="float" office:value="0" calcext:value-type="float">
            <text:p>0</text:p>
          </table:table-cell>
          <table:table-cell office:value-type="float" office:value="29695272" calcext:value-type="float">
            <text:p>29695272</text:p>
          </table:table-cell>
          <table:table-cell office:value-type="float" office:value="27456496" calcext:value-type="float">
            <text:p>27456496</text:p>
          </table:table-cell>
          <table:table-cell office:value-type="float" office:value="27382848" calcext:value-type="float">
            <text:p>27382848</text:p>
          </table:table-cell>
          <table:table-cell table:formula="of:=[.A849]+[.B849]+[.C849]+[.D849]+[.E849]+[.F849]+[.G849]" office:value-type="float" office:value="164262176" calcext:value-type="float">
            <text:p>164262176</text:p>
          </table:table-cell>
        </table:table-row>
        <table:table-row table:style-name="ro1">
          <table:table-cell office:value-type="float" office:value="25125008" calcext:value-type="float">
            <text:p>25125008</text:p>
          </table:table-cell>
          <table:table-cell office:value-type="float" office:value="27162768" calcext:value-type="float">
            <text:p>27162768</text:p>
          </table:table-cell>
          <table:table-cell office:value-type="float" office:value="27653000" calcext:value-type="float">
            <text:p>27653000</text:p>
          </table:table-cell>
          <table:table-cell office:value-type="float" office:value="0" calcext:value-type="float">
            <text:p>0</text:p>
          </table:table-cell>
          <table:table-cell office:value-type="float" office:value="29702520" calcext:value-type="float">
            <text:p>29702520</text:p>
          </table:table-cell>
          <table:table-cell office:value-type="float" office:value="27461264" calcext:value-type="float">
            <text:p>27461264</text:p>
          </table:table-cell>
          <table:table-cell office:value-type="float" office:value="27382848" calcext:value-type="float">
            <text:p>27382848</text:p>
          </table:table-cell>
          <table:table-cell table:formula="of:=[.A850]+[.B850]+[.C850]+[.D850]+[.E850]+[.F850]+[.G850]" office:value-type="float" office:value="164487408" calcext:value-type="float">
            <text:p>164487408</text:p>
          </table:table-cell>
        </table:table-row>
        <table:table-row table:style-name="ro1">
          <table:table-cell office:value-type="float" office:value="25125992" calcext:value-type="float">
            <text:p>25125992</text:p>
          </table:table-cell>
          <table:table-cell office:value-type="float" office:value="27168608" calcext:value-type="float">
            <text:p>27168608</text:p>
          </table:table-cell>
          <table:table-cell office:value-type="float" office:value="27653000" calcext:value-type="float">
            <text:p>27653000</text:p>
          </table:table-cell>
          <table:table-cell office:value-type="float" office:value="0" calcext:value-type="float">
            <text:p>0</text:p>
          </table:table-cell>
          <table:table-cell office:value-type="float" office:value="29704784" calcext:value-type="float">
            <text:p>29704784</text:p>
          </table:table-cell>
          <table:table-cell office:value-type="float" office:value="27557248" calcext:value-type="float">
            <text:p>27557248</text:p>
          </table:table-cell>
          <table:table-cell office:value-type="float" office:value="27386880" calcext:value-type="float">
            <text:p>27386880</text:p>
          </table:table-cell>
          <table:table-cell table:formula="of:=[.A851]+[.B851]+[.C851]+[.D851]+[.E851]+[.F851]+[.G851]" office:value-type="float" office:value="164596512" calcext:value-type="float">
            <text:p>164596512</text:p>
          </table:table-cell>
        </table:table-row>
        <table:table-row table:style-name="ro1">
          <table:table-cell office:value-type="float" office:value="25140464" calcext:value-type="float">
            <text:p>25140464</text:p>
          </table:table-cell>
          <table:table-cell office:value-type="float" office:value="27169416" calcext:value-type="float">
            <text:p>27169416</text:p>
          </table:table-cell>
          <table:table-cell office:value-type="float" office:value="27653000" calcext:value-type="float">
            <text:p>27653000</text:p>
          </table:table-cell>
          <table:table-cell office:value-type="float" office:value="0" calcext:value-type="float">
            <text:p>0</text:p>
          </table:table-cell>
          <table:table-cell office:value-type="float" office:value="29706448" calcext:value-type="float">
            <text:p>29706448</text:p>
          </table:table-cell>
          <table:table-cell office:value-type="float" office:value="27557840" calcext:value-type="float">
            <text:p>27557840</text:p>
          </table:table-cell>
          <table:table-cell office:value-type="float" office:value="27386880" calcext:value-type="float">
            <text:p>27386880</text:p>
          </table:table-cell>
          <table:table-cell table:formula="of:=[.A852]+[.B852]+[.C852]+[.D852]+[.E852]+[.F852]+[.G852]" office:value-type="float" office:value="164614048" calcext:value-type="float">
            <text:p>164614048</text:p>
          </table:table-cell>
        </table:table-row>
        <table:table-row table:style-name="ro1">
          <table:table-cell office:value-type="float" office:value="25141480" calcext:value-type="float">
            <text:p>25141480</text:p>
          </table:table-cell>
          <table:table-cell office:value-type="float" office:value="26386096" calcext:value-type="float">
            <text:p>26386096</text:p>
          </table:table-cell>
          <table:table-cell office:value-type="float" office:value="27653000" calcext:value-type="float">
            <text:p>27653000</text:p>
          </table:table-cell>
          <table:table-cell office:value-type="float" office:value="0" calcext:value-type="float">
            <text:p>0</text:p>
          </table:table-cell>
          <table:table-cell office:value-type="float" office:value="29713864" calcext:value-type="float">
            <text:p>29713864</text:p>
          </table:table-cell>
          <table:table-cell office:value-type="float" office:value="26805984" calcext:value-type="float">
            <text:p>26805984</text:p>
          </table:table-cell>
          <table:table-cell office:value-type="float" office:value="27390912" calcext:value-type="float">
            <text:p>27390912</text:p>
          </table:table-cell>
          <table:table-cell table:formula="of:=[.A853]+[.B853]+[.C853]+[.D853]+[.E853]+[.F853]+[.G853]" office:value-type="float" office:value="163091336" calcext:value-type="float">
            <text:p>163091336</text:p>
          </table:table-cell>
        </table:table-row>
        <table:table-row table:style-name="ro1">
          <table:table-cell office:value-type="float" office:value="25146984" calcext:value-type="float">
            <text:p>25146984</text:p>
          </table:table-cell>
          <table:table-cell office:value-type="float" office:value="26489608" calcext:value-type="float">
            <text:p>26489608</text:p>
          </table:table-cell>
          <table:table-cell office:value-type="float" office:value="28175880" calcext:value-type="float">
            <text:p>28175880</text:p>
          </table:table-cell>
          <table:table-cell office:value-type="float" office:value="0" calcext:value-type="float">
            <text:p>0</text:p>
          </table:table-cell>
          <table:table-cell office:value-type="float" office:value="29716344" calcext:value-type="float">
            <text:p>29716344</text:p>
          </table:table-cell>
          <table:table-cell office:value-type="float" office:value="26811056" calcext:value-type="float">
            <text:p>26811056</text:p>
          </table:table-cell>
          <table:table-cell office:value-type="float" office:value="27042664" calcext:value-type="float">
            <text:p>27042664</text:p>
          </table:table-cell>
          <table:table-cell table:formula="of:=[.A854]+[.B854]+[.C854]+[.D854]+[.E854]+[.F854]+[.G854]" office:value-type="float" office:value="163382536" calcext:value-type="float">
            <text:p>163382536</text:p>
          </table:table-cell>
        </table:table-row>
        <table:table-row table:style-name="ro1">
          <table:table-cell office:value-type="float" office:value="25147200" calcext:value-type="float">
            <text:p>25147200</text:p>
          </table:table-cell>
          <table:table-cell office:value-type="float" office:value="26494928" calcext:value-type="float">
            <text:p>26494928</text:p>
          </table:table-cell>
          <table:table-cell office:value-type="float" office:value="28175880" calcext:value-type="float">
            <text:p>28175880</text:p>
          </table:table-cell>
          <table:table-cell office:value-type="float" office:value="0" calcext:value-type="float">
            <text:p>0</text:p>
          </table:table-cell>
          <table:table-cell office:value-type="float" office:value="29722536" calcext:value-type="float">
            <text:p>29722536</text:p>
          </table:table-cell>
          <table:table-cell office:value-type="float" office:value="26906400" calcext:value-type="float">
            <text:p>26906400</text:p>
          </table:table-cell>
          <table:table-cell office:value-type="float" office:value="26560688" calcext:value-type="float">
            <text:p>26560688</text:p>
          </table:table-cell>
          <table:table-cell table:formula="of:=[.A855]+[.B855]+[.C855]+[.D855]+[.E855]+[.F855]+[.G855]" office:value-type="float" office:value="163007632" calcext:value-type="float">
            <text:p>163007632</text:p>
          </table:table-cell>
        </table:table-row>
        <table:table-row table:style-name="ro1">
          <table:table-cell office:value-type="float" office:value="25152536" calcext:value-type="float">
            <text:p>25152536</text:p>
          </table:table-cell>
          <table:table-cell office:value-type="float" office:value="26500128" calcext:value-type="float">
            <text:p>26500128</text:p>
          </table:table-cell>
          <table:table-cell office:value-type="float" office:value="28189568" calcext:value-type="float">
            <text:p>28189568</text:p>
          </table:table-cell>
          <table:table-cell office:value-type="float" office:value="0" calcext:value-type="float">
            <text:p>0</text:p>
          </table:table-cell>
          <table:table-cell office:value-type="float" office:value="29724784" calcext:value-type="float">
            <text:p>29724784</text:p>
          </table:table-cell>
          <table:table-cell office:value-type="float" office:value="26911168" calcext:value-type="float">
            <text:p>26911168</text:p>
          </table:table-cell>
          <table:table-cell office:value-type="float" office:value="26563112" calcext:value-type="float">
            <text:p>26563112</text:p>
          </table:table-cell>
          <table:table-cell table:formula="of:=[.A856]+[.B856]+[.C856]+[.D856]+[.E856]+[.F856]+[.G856]" office:value-type="float" office:value="163041296" calcext:value-type="float">
            <text:p>163041296</text:p>
          </table:table-cell>
        </table:table-row>
        <table:table-row table:style-name="ro1">
          <table:table-cell office:value-type="float" office:value="25153728" calcext:value-type="float">
            <text:p>25153728</text:p>
          </table:table-cell>
          <table:table-cell office:value-type="float" office:value="26501064" calcext:value-type="float">
            <text:p>26501064</text:p>
          </table:table-cell>
          <table:table-cell office:value-type="float" office:value="28189568" calcext:value-type="float">
            <text:p>28189568</text:p>
          </table:table-cell>
          <table:table-cell office:value-type="float" office:value="0" calcext:value-type="float">
            <text:p>0</text:p>
          </table:table-cell>
          <table:table-cell office:value-type="float" office:value="29725544" calcext:value-type="float">
            <text:p>29725544</text:p>
          </table:table-cell>
          <table:table-cell office:value-type="float" office:value="26911760" calcext:value-type="float">
            <text:p>26911760</text:p>
          </table:table-cell>
          <table:table-cell office:value-type="float" office:value="26649024" calcext:value-type="float">
            <text:p>26649024</text:p>
          </table:table-cell>
          <table:table-cell table:formula="of:=[.A857]+[.B857]+[.C857]+[.D857]+[.E857]+[.F857]+[.G857]" office:value-type="float" office:value="163130688" calcext:value-type="float">
            <text:p>163130688</text:p>
          </table:table-cell>
        </table:table-row>
        <table:table-row table:style-name="ro1">
          <table:table-cell office:value-type="float" office:value="25242632" calcext:value-type="float">
            <text:p>25242632</text:p>
          </table:table-cell>
          <table:table-cell office:value-type="float" office:value="26501688" calcext:value-type="float">
            <text:p>26501688</text:p>
          </table:table-cell>
          <table:table-cell office:value-type="float" office:value="28189568" calcext:value-type="float">
            <text:p>28189568</text:p>
          </table:table-cell>
          <table:table-cell office:value-type="float" office:value="0" calcext:value-type="float">
            <text:p>0</text:p>
          </table:table-cell>
          <table:table-cell office:value-type="float" office:value="29727208" calcext:value-type="float">
            <text:p>29727208</text:p>
          </table:table-cell>
          <table:table-cell office:value-type="float" office:value="26916824" calcext:value-type="float">
            <text:p>26916824</text:p>
          </table:table-cell>
          <table:table-cell office:value-type="float" office:value="26669192" calcext:value-type="float">
            <text:p>26669192</text:p>
          </table:table-cell>
          <table:table-cell table:formula="of:=[.A858]+[.B858]+[.C858]+[.D858]+[.E858]+[.F858]+[.G858]" office:value-type="float" office:value="163247112" calcext:value-type="float">
            <text:p>163247112</text:p>
          </table:table-cell>
        </table:table-row>
        <table:table-row table:style-name="ro1">
          <table:table-cell office:value-type="float" office:value="25247560" calcext:value-type="float">
            <text:p>25247560</text:p>
          </table:table-cell>
          <table:table-cell office:value-type="float" office:value="26591408" calcext:value-type="float">
            <text:p>26591408</text:p>
          </table:table-cell>
          <table:table-cell office:value-type="float" office:value="28194720" calcext:value-type="float">
            <text:p>28194720</text:p>
          </table:table-cell>
          <table:table-cell office:value-type="float" office:value="0" calcext:value-type="float">
            <text:p>0</text:p>
          </table:table-cell>
          <table:table-cell office:value-type="float" office:value="29728464" calcext:value-type="float">
            <text:p>29728464</text:p>
          </table:table-cell>
          <table:table-cell office:value-type="float" office:value="27013552" calcext:value-type="float">
            <text:p>27013552</text:p>
          </table:table-cell>
          <table:table-cell office:value-type="float" office:value="26669688" calcext:value-type="float">
            <text:p>26669688</text:p>
          </table:table-cell>
          <table:table-cell table:formula="of:=[.A859]+[.B859]+[.C859]+[.D859]+[.E859]+[.F859]+[.G859]" office:value-type="float" office:value="163445392" calcext:value-type="float">
            <text:p>163445392</text:p>
          </table:table-cell>
        </table:table-row>
        <table:table-row table:style-name="ro1">
          <table:table-cell office:value-type="float" office:value="25247776" calcext:value-type="float">
            <text:p>25247776</text:p>
          </table:table-cell>
          <table:table-cell office:value-type="float" office:value="26595944" calcext:value-type="float">
            <text:p>26595944</text:p>
          </table:table-cell>
          <table:table-cell office:value-type="float" office:value="28194720" calcext:value-type="float">
            <text:p>28194720</text:p>
          </table:table-cell>
          <table:table-cell office:value-type="float" office:value="0" calcext:value-type="float">
            <text:p>0</text:p>
          </table:table-cell>
          <table:table-cell office:value-type="float" office:value="29793248" calcext:value-type="float">
            <text:p>29793248</text:p>
          </table:table-cell>
          <table:table-cell office:value-type="float" office:value="27014440" calcext:value-type="float">
            <text:p>27014440</text:p>
          </table:table-cell>
          <table:table-cell office:value-type="float" office:value="26674328" calcext:value-type="float">
            <text:p>26674328</text:p>
          </table:table-cell>
          <table:table-cell table:formula="of:=[.A860]+[.B860]+[.C860]+[.D860]+[.E860]+[.F860]+[.G860]" office:value-type="float" office:value="163520456" calcext:value-type="float">
            <text:p>163520456</text:p>
          </table:table-cell>
        </table:table-row>
        <table:table-row table:style-name="ro1">
          <table:table-cell office:value-type="float" office:value="25253112" calcext:value-type="float">
            <text:p>25253112</text:p>
          </table:table-cell>
          <table:table-cell office:value-type="float" office:value="26596568" calcext:value-type="float">
            <text:p>26596568</text:p>
          </table:table-cell>
          <table:table-cell office:value-type="float" office:value="28199872" calcext:value-type="float">
            <text:p>28199872</text:p>
          </table:table-cell>
          <table:table-cell office:value-type="float" office:value="0" calcext:value-type="float">
            <text:p>0</text:p>
          </table:table-cell>
          <table:table-cell office:value-type="float" office:value="29794592" calcext:value-type="float">
            <text:p>29794592</text:p>
          </table:table-cell>
          <table:table-cell office:value-type="float" office:value="27019464" calcext:value-type="float">
            <text:p>27019464</text:p>
          </table:table-cell>
          <table:table-cell office:value-type="float" office:value="26771632" calcext:value-type="float">
            <text:p>26771632</text:p>
          </table:table-cell>
          <table:table-cell table:formula="of:=[.A861]+[.B861]+[.C861]+[.D861]+[.E861]+[.F861]+[.G861]" office:value-type="float" office:value="163635240" calcext:value-type="float">
            <text:p>163635240</text:p>
          </table:table-cell>
        </table:table-row>
        <table:table-row table:style-name="ro1">
          <table:table-cell office:value-type="float" office:value="25254304" calcext:value-type="float">
            <text:p>25254304</text:p>
          </table:table-cell>
          <table:table-cell office:value-type="float" office:value="26601104" calcext:value-type="float">
            <text:p>26601104</text:p>
          </table:table-cell>
          <table:table-cell office:value-type="float" office:value="28199872" calcext:value-type="float">
            <text:p>28199872</text:p>
          </table:table-cell>
          <table:table-cell office:value-type="float" office:value="0" calcext:value-type="float">
            <text:p>0</text:p>
          </table:table-cell>
          <table:table-cell office:value-type="float" office:value="29800952" calcext:value-type="float">
            <text:p>29800952</text:p>
          </table:table-cell>
          <table:table-cell office:value-type="float" office:value="27026096" calcext:value-type="float">
            <text:p>27026096</text:p>
          </table:table-cell>
          <table:table-cell office:value-type="float" office:value="26777056" calcext:value-type="float">
            <text:p>26777056</text:p>
          </table:table-cell>
          <table:table-cell table:formula="of:=[.A862]+[.B862]+[.C862]+[.D862]+[.E862]+[.F862]+[.G862]" office:value-type="float" office:value="163659384" calcext:value-type="float">
            <text:p>163659384</text:p>
          </table:table-cell>
        </table:table-row>
        <table:table-row table:style-name="ro1">
          <table:table-cell office:value-type="float" office:value="25255224" calcext:value-type="float">
            <text:p>25255224</text:p>
          </table:table-cell>
          <table:table-cell office:value-type="float" office:value="26601728" calcext:value-type="float">
            <text:p>26601728</text:p>
          </table:table-cell>
          <table:table-cell office:value-type="float" office:value="28199872" calcext:value-type="float">
            <text:p>28199872</text:p>
          </table:table-cell>
          <table:table-cell office:value-type="float" office:value="0" calcext:value-type="float">
            <text:p>0</text:p>
          </table:table-cell>
          <table:table-cell office:value-type="float" office:value="29801728" calcext:value-type="float">
            <text:p>29801728</text:p>
          </table:table-cell>
          <table:table-cell office:value-type="float" office:value="27306312" calcext:value-type="float">
            <text:p>27306312</text:p>
          </table:table-cell>
          <table:table-cell office:value-type="float" office:value="26777552" calcext:value-type="float">
            <text:p>26777552</text:p>
          </table:table-cell>
          <table:table-cell table:formula="of:=[.A863]+[.B863]+[.C863]+[.D863]+[.E863]+[.F863]+[.G863]" office:value-type="float" office:value="163942416" calcext:value-type="float">
            <text:p>163942416</text:p>
          </table:table-cell>
        </table:table-row>
        <table:table-row table:style-name="ro1">
          <table:table-cell office:value-type="float" office:value="25255440" calcext:value-type="float">
            <text:p>25255440</text:p>
          </table:table-cell>
          <table:table-cell office:value-type="float" office:value="26694616" calcext:value-type="float">
            <text:p>26694616</text:p>
          </table:table-cell>
          <table:table-cell office:value-type="float" office:value="28199872" calcext:value-type="float">
            <text:p>28199872</text:p>
          </table:table-cell>
          <table:table-cell office:value-type="float" office:value="0" calcext:value-type="float">
            <text:p>0</text:p>
          </table:table-cell>
          <table:table-cell office:value-type="float" office:value="29803752" calcext:value-type="float">
            <text:p>29803752</text:p>
          </table:table-cell>
          <table:table-cell office:value-type="float" office:value="27311112" calcext:value-type="float">
            <text:p>27311112</text:p>
          </table:table-cell>
          <table:table-cell office:value-type="float" office:value="26783000" calcext:value-type="float">
            <text:p>26783000</text:p>
          </table:table-cell>
          <table:table-cell table:formula="of:=[.A864]+[.B864]+[.C864]+[.D864]+[.E864]+[.F864]+[.G864]" office:value-type="float" office:value="164047792" calcext:value-type="float">
            <text:p>164047792</text:p>
          </table:table-cell>
        </table:table-row>
        <table:table-row table:style-name="ro1">
          <table:table-cell office:value-type="float" office:value="25255656" calcext:value-type="float">
            <text:p>25255656</text:p>
          </table:table-cell>
          <table:table-cell office:value-type="float" office:value="26699464" calcext:value-type="float">
            <text:p>26699464</text:p>
          </table:table-cell>
          <table:table-cell office:value-type="float" office:value="28199872" calcext:value-type="float">
            <text:p>28199872</text:p>
          </table:table-cell>
          <table:table-cell office:value-type="float" office:value="0" calcext:value-type="float">
            <text:p>0</text:p>
          </table:table-cell>
          <table:table-cell office:value-type="float" office:value="29805216" calcext:value-type="float">
            <text:p>29805216</text:p>
          </table:table-cell>
          <table:table-cell office:value-type="float" office:value="27105736" calcext:value-type="float">
            <text:p>27105736</text:p>
          </table:table-cell>
          <table:table-cell office:value-type="float" office:value="26787640" calcext:value-type="float">
            <text:p>26787640</text:p>
          </table:table-cell>
          <table:table-cell table:formula="of:=[.A865]+[.B865]+[.C865]+[.D865]+[.E865]+[.F865]+[.G865]" office:value-type="float" office:value="163853584" calcext:value-type="float">
            <text:p>163853584</text:p>
          </table:table-cell>
        </table:table-row>
        <table:table-row table:style-name="ro1">
          <table:table-cell office:value-type="float" office:value="25261352" calcext:value-type="float">
            <text:p>25261352</text:p>
          </table:table-cell>
          <table:table-cell office:value-type="float" office:value="26853208" calcext:value-type="float">
            <text:p>26853208</text:p>
          </table:table-cell>
          <table:table-cell office:value-type="float" office:value="28322448" calcext:value-type="float">
            <text:p>28322448</text:p>
          </table:table-cell>
          <table:table-cell office:value-type="float" office:value="0" calcext:value-type="float">
            <text:p>0</text:p>
          </table:table-cell>
          <table:table-cell office:value-type="float" office:value="29807560" calcext:value-type="float">
            <text:p>29807560</text:p>
          </table:table-cell>
          <table:table-cell office:value-type="float" office:value="27105736" calcext:value-type="float">
            <text:p>27105736</text:p>
          </table:table-cell>
          <table:table-cell office:value-type="float" office:value="26870504" calcext:value-type="float">
            <text:p>26870504</text:p>
          </table:table-cell>
          <table:table-cell table:formula="of:=[.A866]+[.B866]+[.C866]+[.D866]+[.E866]+[.F866]+[.G866]" office:value-type="float" office:value="164220808" calcext:value-type="float">
            <text:p>164220808</text:p>
          </table:table-cell>
        </table:table-row>
        <table:table-row table:style-name="ro1">
          <table:table-cell office:value-type="float" office:value="25262200" calcext:value-type="float">
            <text:p>25262200</text:p>
          </table:table-cell>
          <table:table-cell office:value-type="float" office:value="26858008" calcext:value-type="float">
            <text:p>26858008</text:p>
          </table:table-cell>
          <table:table-cell office:value-type="float" office:value="28323272" calcext:value-type="float">
            <text:p>28323272</text:p>
          </table:table-cell>
          <table:table-cell office:value-type="float" office:value="0" calcext:value-type="float">
            <text:p>0</text:p>
          </table:table-cell>
          <table:table-cell office:value-type="float" office:value="29812768" calcext:value-type="float">
            <text:p>29812768</text:p>
          </table:table-cell>
          <table:table-cell office:value-type="float" office:value="27109952" calcext:value-type="float">
            <text:p>27109952</text:p>
          </table:table-cell>
          <table:table-cell office:value-type="float" office:value="26875928" calcext:value-type="float">
            <text:p>26875928</text:p>
          </table:table-cell>
          <table:table-cell table:formula="of:=[.A867]+[.B867]+[.C867]+[.D867]+[.E867]+[.F867]+[.G867]" office:value-type="float" office:value="164242128" calcext:value-type="float">
            <text:p>164242128</text:p>
          </table:table-cell>
        </table:table-row>
        <table:table-row table:style-name="ro1">
          <table:table-cell office:value-type="float" office:value="25335768" calcext:value-type="float">
            <text:p>25335768</text:p>
          </table:table-cell>
          <table:table-cell office:value-type="float" office:value="26952640" calcext:value-type="float">
            <text:p>26952640</text:p>
          </table:table-cell>
          <table:table-cell office:value-type="float" office:value="28328424" calcext:value-type="float">
            <text:p>28328424</text:p>
          </table:table-cell>
          <table:table-cell office:value-type="float" office:value="0" calcext:value-type="float">
            <text:p>0</text:p>
          </table:table-cell>
          <table:table-cell office:value-type="float" office:value="29814432" calcext:value-type="float">
            <text:p>29814432</text:p>
          </table:table-cell>
          <table:table-cell office:value-type="float" office:value="27109952" calcext:value-type="float">
            <text:p>27109952</text:p>
          </table:table-cell>
          <table:table-cell office:value-type="float" office:value="26876672" calcext:value-type="float">
            <text:p>26876672</text:p>
          </table:table-cell>
          <table:table-cell table:formula="of:=[.A868]+[.B868]+[.C868]+[.D868]+[.E868]+[.F868]+[.G868]" office:value-type="float" office:value="164417888" calcext:value-type="float">
            <text:p>164417888</text:p>
          </table:table-cell>
        </table:table-row>
        <table:table-row table:style-name="ro1">
          <table:table-cell office:value-type="float" office:value="25335984" calcext:value-type="float">
            <text:p>25335984</text:p>
          </table:table-cell>
          <table:table-cell office:value-type="float" office:value="26954048" calcext:value-type="float">
            <text:p>26954048</text:p>
          </table:table-cell>
          <table:table-cell office:value-type="float" office:value="28328424" calcext:value-type="float">
            <text:p>28328424</text:p>
          </table:table-cell>
          <table:table-cell office:value-type="float" office:value="0" calcext:value-type="float">
            <text:p>0</text:p>
          </table:table-cell>
          <table:table-cell office:value-type="float" office:value="29821448" calcext:value-type="float">
            <text:p>29821448</text:p>
          </table:table-cell>
          <table:table-cell office:value-type="float" office:value="27118440" calcext:value-type="float">
            <text:p>27118440</text:p>
          </table:table-cell>
          <table:table-cell office:value-type="float" office:value="26881312" calcext:value-type="float">
            <text:p>26881312</text:p>
          </table:table-cell>
          <table:table-cell table:formula="of:=[.A869]+[.B869]+[.C869]+[.D869]+[.E869]+[.F869]+[.G869]" office:value-type="float" office:value="164439656" calcext:value-type="float">
            <text:p>164439656</text:p>
          </table:table-cell>
        </table:table-row>
        <table:table-row table:style-name="ro1">
          <table:table-cell office:value-type="float" office:value="25341584" calcext:value-type="float">
            <text:p>25341584</text:p>
          </table:table-cell>
          <table:table-cell office:value-type="float" office:value="26954672" calcext:value-type="float">
            <text:p>26954672</text:p>
          </table:table-cell>
          <table:table-cell office:value-type="float" office:value="28328424" calcext:value-type="float">
            <text:p>28328424</text:p>
          </table:table-cell>
          <table:table-cell office:value-type="float" office:value="0" calcext:value-type="float">
            <text:p>0</text:p>
          </table:table-cell>
          <table:table-cell office:value-type="float" office:value="29822792" calcext:value-type="float">
            <text:p>29822792</text:p>
          </table:table-cell>
          <table:table-cell office:value-type="float" office:value="27222664" calcext:value-type="float">
            <text:p>27222664</text:p>
          </table:table-cell>
          <table:table-cell office:value-type="float" office:value="26881808" calcext:value-type="float">
            <text:p>26881808</text:p>
          </table:table-cell>
          <table:table-cell table:formula="of:=[.A870]+[.B870]+[.C870]+[.D870]+[.E870]+[.F870]+[.G870]" office:value-type="float" office:value="164551944" calcext:value-type="float">
            <text:p>164551944</text:p>
          </table:table-cell>
        </table:table-row>
        <table:table-row table:style-name="ro1">
          <table:table-cell office:value-type="float" office:value="25342328" calcext:value-type="float">
            <text:p>25342328</text:p>
          </table:table-cell>
          <table:table-cell office:value-type="float" office:value="26955296" calcext:value-type="float">
            <text:p>26955296</text:p>
          </table:table-cell>
          <table:table-cell office:value-type="float" office:value="28333576" calcext:value-type="float">
            <text:p>28333576</text:p>
          </table:table-cell>
          <table:table-cell office:value-type="float" office:value="0" calcext:value-type="float">
            <text:p>0</text:p>
          </table:table-cell>
          <table:table-cell office:value-type="float" office:value="29824472" calcext:value-type="float">
            <text:p>29824472</text:p>
          </table:table-cell>
          <table:table-cell office:value-type="float" office:value="27222664" calcext:value-type="float">
            <text:p>27222664</text:p>
          </table:table-cell>
          <table:table-cell office:value-type="float" office:value="26963224" calcext:value-type="float">
            <text:p>26963224</text:p>
          </table:table-cell>
          <table:table-cell table:formula="of:=[.A871]+[.B871]+[.C871]+[.D871]+[.E871]+[.F871]+[.G871]" office:value-type="float" office:value="164641560" calcext:value-type="float">
            <text:p>164641560</text:p>
          </table:table-cell>
        </table:table-row>
        <table:table-row table:style-name="ro1">
          <table:table-cell office:value-type="float" office:value="25343160" calcext:value-type="float">
            <text:p>25343160</text:p>
          </table:table-cell>
          <table:table-cell office:value-type="float" office:value="26959832" calcext:value-type="float">
            <text:p>26959832</text:p>
          </table:table-cell>
          <table:table-cell office:value-type="float" office:value="28333576" calcext:value-type="float">
            <text:p>28333576</text:p>
          </table:table-cell>
          <table:table-cell office:value-type="float" office:value="0" calcext:value-type="float">
            <text:p>0</text:p>
          </table:table-cell>
          <table:table-cell office:value-type="float" office:value="29889448" calcext:value-type="float">
            <text:p>29889448</text:p>
          </table:table-cell>
          <table:table-cell office:value-type="float" office:value="27222664" calcext:value-type="float">
            <text:p>27222664</text:p>
          </table:table-cell>
          <table:table-cell office:value-type="float" office:value="26963720" calcext:value-type="float">
            <text:p>26963720</text:p>
          </table:table-cell>
          <table:table-cell table:formula="of:=[.A872]+[.B872]+[.C872]+[.D872]+[.E872]+[.F872]+[.G872]" office:value-type="float" office:value="164712400" calcext:value-type="float">
            <text:p>164712400</text:p>
          </table:table-cell>
        </table:table-row>
        <table:table-row table:style-name="ro1">
          <table:table-cell office:value-type="float" office:value="25348496" calcext:value-type="float">
            <text:p>25348496</text:p>
          </table:table-cell>
          <table:table-cell office:value-type="float" office:value="27044128" calcext:value-type="float">
            <text:p>27044128</text:p>
          </table:table-cell>
          <table:table-cell office:value-type="float" office:value="28333576" calcext:value-type="float">
            <text:p>28333576</text:p>
          </table:table-cell>
          <table:table-cell office:value-type="float" office:value="0" calcext:value-type="float">
            <text:p>0</text:p>
          </table:table-cell>
          <table:table-cell office:value-type="float" office:value="29891472" calcext:value-type="float">
            <text:p>29891472</text:p>
          </table:table-cell>
          <table:table-cell office:value-type="float" office:value="27222664" calcext:value-type="float">
            <text:p>27222664</text:p>
          </table:table-cell>
          <table:table-cell office:value-type="float" office:value="27101920" calcext:value-type="float">
            <text:p>27101920</text:p>
          </table:table-cell>
          <table:table-cell table:formula="of:=[.A873]+[.B873]+[.C873]+[.D873]+[.E873]+[.F873]+[.G873]" office:value-type="float" office:value="164942256" calcext:value-type="float">
            <text:p>164942256</text:p>
          </table:table-cell>
        </table:table-row>
        <table:table-row table:style-name="ro1">
          <table:table-cell office:value-type="float" office:value="25461384" calcext:value-type="float">
            <text:p>25461384</text:p>
          </table:table-cell>
          <table:table-cell office:value-type="float" office:value="27049448" calcext:value-type="float">
            <text:p>27049448</text:p>
          </table:table-cell>
          <table:table-cell office:value-type="float" office:value="28333576" calcext:value-type="float">
            <text:p>28333576</text:p>
          </table:table-cell>
          <table:table-cell office:value-type="float" office:value="0" calcext:value-type="float">
            <text:p>0</text:p>
          </table:table-cell>
          <table:table-cell office:value-type="float" office:value="29896944" calcext:value-type="float">
            <text:p>29896944</text:p>
          </table:table-cell>
          <table:table-cell office:value-type="float" office:value="27227104" calcext:value-type="float">
            <text:p>27227104</text:p>
          </table:table-cell>
          <table:table-cell office:value-type="float" office:value="27106824" calcext:value-type="float">
            <text:p>27106824</text:p>
          </table:table-cell>
          <table:table-cell table:formula="of:=[.A874]+[.B874]+[.C874]+[.D874]+[.E874]+[.F874]+[.G874]" office:value-type="float" office:value="165075280" calcext:value-type="float">
            <text:p>165075280</text:p>
          </table:table-cell>
        </table:table-row>
        <table:table-row table:style-name="ro1">
          <table:table-cell office:value-type="float" office:value="25463112" calcext:value-type="float">
            <text:p>25463112</text:p>
          </table:table-cell>
          <table:table-cell office:value-type="float" office:value="27196824" calcext:value-type="float">
            <text:p>27196824</text:p>
          </table:table-cell>
          <table:table-cell office:value-type="float" office:value="28391208" calcext:value-type="float">
            <text:p>28391208</text:p>
          </table:table-cell>
          <table:table-cell office:value-type="float" office:value="0" calcext:value-type="float">
            <text:p>0</text:p>
          </table:table-cell>
          <table:table-cell office:value-type="float" office:value="29899192" calcext:value-type="float">
            <text:p>29899192</text:p>
          </table:table-cell>
          <table:table-cell office:value-type="float" office:value="27227104" calcext:value-type="float">
            <text:p>27227104</text:p>
          </table:table-cell>
          <table:table-cell office:value-type="float" office:value="27107320" calcext:value-type="float">
            <text:p>27107320</text:p>
          </table:table-cell>
          <table:table-cell table:formula="of:=[.A875]+[.B875]+[.C875]+[.D875]+[.E875]+[.F875]+[.G875]" office:value-type="float" office:value="165284760" calcext:value-type="float">
            <text:p>165284760</text:p>
          </table:table-cell>
        </table:table-row>
        <table:table-row table:style-name="ro1">
          <table:table-cell office:value-type="float" office:value="25464640" calcext:value-type="float">
            <text:p>25464640</text:p>
          </table:table-cell>
          <table:table-cell office:value-type="float" office:value="27197448" calcext:value-type="float">
            <text:p>27197448</text:p>
          </table:table-cell>
          <table:table-cell office:value-type="float" office:value="28391208" calcext:value-type="float">
            <text:p>28391208</text:p>
          </table:table-cell>
          <table:table-cell office:value-type="float" office:value="0" calcext:value-type="float">
            <text:p>0</text:p>
          </table:table-cell>
          <table:table-cell office:value-type="float" office:value="29904536" calcext:value-type="float">
            <text:p>29904536</text:p>
          </table:table-cell>
          <table:table-cell office:value-type="float" office:value="27231280" calcext:value-type="float">
            <text:p>27231280</text:p>
          </table:table-cell>
          <table:table-cell office:value-type="float" office:value="27188192" calcext:value-type="float">
            <text:p>27188192</text:p>
          </table:table-cell>
          <table:table-cell table:formula="of:=[.A876]+[.B876]+[.C876]+[.D876]+[.E876]+[.F876]+[.G876]" office:value-type="float" office:value="165377304" calcext:value-type="float">
            <text:p>165377304</text:p>
          </table:table-cell>
        </table:table-row>
        <table:table-row table:style-name="ro1">
          <table:table-cell office:value-type="float" office:value="25465544" calcext:value-type="float">
            <text:p>25465544</text:p>
          </table:table-cell>
          <table:table-cell office:value-type="float" office:value="26322968" calcext:value-type="float">
            <text:p>26322968</text:p>
          </table:table-cell>
          <table:table-cell office:value-type="float" office:value="28391208" calcext:value-type="float">
            <text:p>28391208</text:p>
          </table:table-cell>
          <table:table-cell office:value-type="float" office:value="0" calcext:value-type="float">
            <text:p>0</text:p>
          </table:table-cell>
          <table:table-cell office:value-type="float" office:value="29906864" calcext:value-type="float">
            <text:p>29906864</text:p>
          </table:table-cell>
          <table:table-cell office:value-type="float" office:value="27231280" calcext:value-type="float">
            <text:p>27231280</text:p>
          </table:table-cell>
          <table:table-cell office:value-type="float" office:value="27193080" calcext:value-type="float">
            <text:p>27193080</text:p>
          </table:table-cell>
          <table:table-cell table:formula="of:=[.A877]+[.B877]+[.C877]+[.D877]+[.E877]+[.F877]+[.G877]" office:value-type="float" office:value="164510944" calcext:value-type="float">
            <text:p>164510944</text:p>
          </table:table-cell>
        </table:table-row>
        <table:table-row table:style-name="ro1">
          <table:table-cell office:value-type="float" office:value="25470192" calcext:value-type="float">
            <text:p>25470192</text:p>
          </table:table-cell>
          <table:table-cell office:value-type="float" office:value="26413072" calcext:value-type="float">
            <text:p>26413072</text:p>
          </table:table-cell>
          <table:table-cell office:value-type="float" office:value="28396360" calcext:value-type="float">
            <text:p>28396360</text:p>
          </table:table-cell>
          <table:table-cell office:value-type="float" office:value="0" calcext:value-type="float">
            <text:p>0</text:p>
          </table:table-cell>
          <table:table-cell office:value-type="float" office:value="29907984" calcext:value-type="float">
            <text:p>29907984</text:p>
          </table:table-cell>
          <table:table-cell office:value-type="float" office:value="27231280" calcext:value-type="float">
            <text:p>27231280</text:p>
          </table:table-cell>
          <table:table-cell office:value-type="float" office:value="27193576" calcext:value-type="float">
            <text:p>27193576</text:p>
          </table:table-cell>
          <table:table-cell table:formula="of:=[.A878]+[.B878]+[.C878]+[.D878]+[.E878]+[.F878]+[.G878]" office:value-type="float" office:value="164612464" calcext:value-type="float">
            <text:p>164612464</text:p>
          </table:table-cell>
        </table:table-row>
        <table:table-row table:style-name="ro1">
          <table:table-cell office:value-type="float" office:value="25470408" calcext:value-type="float">
            <text:p>25470408</text:p>
          </table:table-cell>
          <table:table-cell office:value-type="float" office:value="26717376" calcext:value-type="float">
            <text:p>26717376</text:p>
          </table:table-cell>
          <table:table-cell office:value-type="float" office:value="28396360" calcext:value-type="float">
            <text:p>28396360</text:p>
          </table:table-cell>
          <table:table-cell office:value-type="float" office:value="0" calcext:value-type="float">
            <text:p>0</text:p>
          </table:table-cell>
          <table:table-cell office:value-type="float" office:value="29914096" calcext:value-type="float">
            <text:p>29914096</text:p>
          </table:table-cell>
          <table:table-cell office:value-type="float" office:value="27231280" calcext:value-type="float">
            <text:p>27231280</text:p>
          </table:table-cell>
          <table:table-cell office:value-type="float" office:value="27198216" calcext:value-type="float">
            <text:p>27198216</text:p>
          </table:table-cell>
          <table:table-cell table:formula="of:=[.A879]+[.B879]+[.C879]+[.D879]+[.E879]+[.F879]+[.G879]" office:value-type="float" office:value="164927736" calcext:value-type="float">
            <text:p>164927736</text:p>
          </table:table-cell>
        </table:table-row>
        <table:table-row table:style-name="ro1">
          <table:table-cell office:value-type="float" office:value="25543336" calcext:value-type="float">
            <text:p>25543336</text:p>
          </table:table-cell>
          <table:table-cell office:value-type="float" office:value="26721424" calcext:value-type="float">
            <text:p>26721424</text:p>
          </table:table-cell>
          <table:table-cell office:value-type="float" office:value="28401512" calcext:value-type="float">
            <text:p>28401512</text:p>
          </table:table-cell>
          <table:table-cell office:value-type="float" office:value="0" calcext:value-type="float">
            <text:p>0</text:p>
          </table:table-cell>
          <table:table-cell office:value-type="float" office:value="29915456" calcext:value-type="float">
            <text:p>29915456</text:p>
          </table:table-cell>
          <table:table-cell office:value-type="float" office:value="27236984" calcext:value-type="float">
            <text:p>27236984</text:p>
          </table:table-cell>
          <table:table-cell office:value-type="float" office:value="27282048" calcext:value-type="float">
            <text:p>27282048</text:p>
          </table:table-cell>
          <table:table-cell table:formula="of:=[.A880]+[.B880]+[.C880]+[.D880]+[.E880]+[.F880]+[.G880]" office:value-type="float" office:value="165100760" calcext:value-type="float">
            <text:p>165100760</text:p>
          </table:table-cell>
        </table:table-row>
        <table:table-row table:style-name="ro1">
          <table:table-cell office:value-type="float" office:value="25544528" calcext:value-type="float">
            <text:p>25544528</text:p>
          </table:table-cell>
          <table:table-cell office:value-type="float" office:value="26725336" calcext:value-type="float">
            <text:p>26725336</text:p>
          </table:table-cell>
          <table:table-cell office:value-type="float" office:value="28401512" calcext:value-type="float">
            <text:p>28401512</text:p>
          </table:table-cell>
          <table:table-cell office:value-type="float" office:value="0" calcext:value-type="float">
            <text:p>0</text:p>
          </table:table-cell>
          <table:table-cell office:value-type="float" office:value="29917120" calcext:value-type="float">
            <text:p>29917120</text:p>
          </table:table-cell>
          <table:table-cell office:value-type="float" office:value="27241160" calcext:value-type="float">
            <text:p>27241160</text:p>
          </table:table-cell>
          <table:table-cell office:value-type="float" office:value="27424144" calcext:value-type="float">
            <text:p>27424144</text:p>
          </table:table-cell>
          <table:table-cell table:formula="of:=[.A881]+[.B881]+[.C881]+[.D881]+[.E881]+[.F881]+[.G881]" office:value-type="float" office:value="165253800" calcext:value-type="float">
            <text:p>165253800</text:p>
          </table:table-cell>
        </table:table-row>
        <table:table-row table:style-name="ro1">
          <table:table-cell office:value-type="float" office:value="26115776" calcext:value-type="float">
            <text:p>26115776</text:p>
          </table:table-cell>
          <table:table-cell office:value-type="float" office:value="26725336" calcext:value-type="float">
            <text:p>26725336</text:p>
          </table:table-cell>
          <table:table-cell office:value-type="float" office:value="28401512" calcext:value-type="float">
            <text:p>28401512</text:p>
          </table:table-cell>
          <table:table-cell office:value-type="float" office:value="0" calcext:value-type="float">
            <text:p>0</text:p>
          </table:table-cell>
          <table:table-cell office:value-type="float" office:value="29918000" calcext:value-type="float">
            <text:p>29918000</text:p>
          </table:table-cell>
          <table:table-cell office:value-type="float" office:value="27241160" calcext:value-type="float">
            <text:p>27241160</text:p>
          </table:table-cell>
          <table:table-cell office:value-type="float" office:value="26721568" calcext:value-type="float">
            <text:p>26721568</text:p>
          </table:table-cell>
          <table:table-cell table:formula="of:=[.A882]+[.B882]+[.C882]+[.D882]+[.E882]+[.F882]+[.G882]" office:value-type="float" office:value="165123352" calcext:value-type="float">
            <text:p>165123352</text:p>
          </table:table-cell>
        </table:table-row>
        <table:table-row table:style-name="ro1">
          <table:table-cell office:value-type="float" office:value="26115992" calcext:value-type="float">
            <text:p>26115992</text:p>
          </table:table-cell>
          <table:table-cell office:value-type="float" office:value="26725336" calcext:value-type="float">
            <text:p>26725336</text:p>
          </table:table-cell>
          <table:table-cell office:value-type="float" office:value="28401512" calcext:value-type="float">
            <text:p>28401512</text:p>
          </table:table-cell>
          <table:table-cell office:value-type="float" office:value="0" calcext:value-type="float">
            <text:p>0</text:p>
          </table:table-cell>
          <table:table-cell office:value-type="float" office:value="29983176" calcext:value-type="float">
            <text:p>29983176</text:p>
          </table:table-cell>
          <table:table-cell office:value-type="float" office:value="27245336" calcext:value-type="float">
            <text:p>27245336</text:p>
          </table:table-cell>
          <table:table-cell office:value-type="float" office:value="26794200" calcext:value-type="float">
            <text:p>26794200</text:p>
          </table:table-cell>
          <table:table-cell table:formula="of:=[.A883]+[.B883]+[.C883]+[.D883]+[.E883]+[.F883]+[.G883]" office:value-type="float" office:value="165265552" calcext:value-type="float">
            <text:p>165265552</text:p>
          </table:table-cell>
        </table:table-row>
        <table:table-row table:style-name="ro1">
          <table:table-cell office:value-type="float" office:value="26116912" calcext:value-type="float">
            <text:p>26116912</text:p>
          </table:table-cell>
          <table:table-cell office:value-type="float" office:value="26725336" calcext:value-type="float">
            <text:p>26725336</text:p>
          </table:table-cell>
          <table:table-cell office:value-type="float" office:value="28401512" calcext:value-type="float">
            <text:p>28401512</text:p>
          </table:table-cell>
          <table:table-cell office:value-type="float" office:value="0" calcext:value-type="float">
            <text:p>0</text:p>
          </table:table-cell>
          <table:table-cell office:value-type="float" office:value="29984536" calcext:value-type="float">
            <text:p>29984536</text:p>
          </table:table-cell>
          <table:table-cell office:value-type="float" office:value="27245336" calcext:value-type="float">
            <text:p>27245336</text:p>
          </table:table-cell>
          <table:table-cell office:value-type="float" office:value="26798384" calcext:value-type="float">
            <text:p>26798384</text:p>
          </table:table-cell>
          <table:table-cell table:formula="of:=[.A884]+[.B884]+[.C884]+[.D884]+[.E884]+[.F884]+[.G884]" office:value-type="float" office:value="165272016" calcext:value-type="float">
            <text:p>165272016</text:p>
          </table:table-cell>
        </table:table-row>
        <table:table-row table:style-name="ro1">
          <table:table-cell office:value-type="float" office:value="26117488" calcext:value-type="float">
            <text:p>26117488</text:p>
          </table:table-cell>
          <table:table-cell office:value-type="float" office:value="26737760" calcext:value-type="float">
            <text:p>26737760</text:p>
          </table:table-cell>
          <table:table-cell office:value-type="float" office:value="28435664" calcext:value-type="float">
            <text:p>28435664</text:p>
          </table:table-cell>
          <table:table-cell office:value-type="float" office:value="0" calcext:value-type="float">
            <text:p>0</text:p>
          </table:table-cell>
          <table:table-cell office:value-type="float" office:value="29986200" calcext:value-type="float">
            <text:p>29986200</text:p>
          </table:table-cell>
          <table:table-cell office:value-type="float" office:value="27245336" calcext:value-type="float">
            <text:p>27245336</text:p>
          </table:table-cell>
          <table:table-cell office:value-type="float" office:value="26798384" calcext:value-type="float">
            <text:p>26798384</text:p>
          </table:table-cell>
          <table:table-cell table:formula="of:=[.A885]+[.B885]+[.C885]+[.D885]+[.E885]+[.F885]+[.G885]" office:value-type="float" office:value="165320832" calcext:value-type="float">
            <text:p>165320832</text:p>
          </table:table-cell>
        </table:table-row>
        <table:table-row table:style-name="ro1">
          <table:table-cell office:value-type="float" office:value="26118320" calcext:value-type="float">
            <text:p>26118320</text:p>
          </table:table-cell>
          <table:table-cell office:value-type="float" office:value="26741672" calcext:value-type="float">
            <text:p>26741672</text:p>
          </table:table-cell>
          <table:table-cell office:value-type="float" office:value="28435664" calcext:value-type="float">
            <text:p>28435664</text:p>
          </table:table-cell>
          <table:table-cell office:value-type="float" office:value="0" calcext:value-type="float">
            <text:p>0</text:p>
          </table:table-cell>
          <table:table-cell office:value-type="float" office:value="29992576" calcext:value-type="float">
            <text:p>29992576</text:p>
          </table:table-cell>
          <table:table-cell office:value-type="float" office:value="27245336" calcext:value-type="float">
            <text:p>27245336</text:p>
          </table:table-cell>
          <table:table-cell office:value-type="float" office:value="26802528" calcext:value-type="float">
            <text:p>26802528</text:p>
          </table:table-cell>
          <table:table-cell table:formula="of:=[.A886]+[.B886]+[.C886]+[.D886]+[.E886]+[.F886]+[.G886]" office:value-type="float" office:value="165336096" calcext:value-type="float">
            <text:p>165336096</text:p>
          </table:table-cell>
        </table:table-row>
        <table:table-row table:style-name="ro1">
          <table:table-cell office:value-type="float" office:value="26123736" calcext:value-type="float">
            <text:p>26123736</text:p>
          </table:table-cell>
          <table:table-cell office:value-type="float" office:value="26741672" calcext:value-type="float">
            <text:p>26741672</text:p>
          </table:table-cell>
          <table:table-cell office:value-type="float" office:value="28440816" calcext:value-type="float">
            <text:p>28440816</text:p>
          </table:table-cell>
          <table:table-cell office:value-type="float" office:value="0" calcext:value-type="float">
            <text:p>0</text:p>
          </table:table-cell>
          <table:table-cell office:value-type="float" office:value="29993696" calcext:value-type="float">
            <text:p>29993696</text:p>
          </table:table-cell>
          <table:table-cell office:value-type="float" office:value="27245336" calcext:value-type="float">
            <text:p>27245336</text:p>
          </table:table-cell>
          <table:table-cell office:value-type="float" office:value="26802528" calcext:value-type="float">
            <text:p>26802528</text:p>
          </table:table-cell>
          <table:table-cell table:formula="of:=[.A887]+[.B887]+[.C887]+[.D887]+[.E887]+[.F887]+[.G887]" office:value-type="float" office:value="165347784" calcext:value-type="float">
            <text:p>165347784</text:p>
          </table:table-cell>
        </table:table-row>
        <table:table-row table:style-name="ro1">
          <table:table-cell office:value-type="float" office:value="26124104" calcext:value-type="float">
            <text:p>26124104</text:p>
          </table:table-cell>
          <table:table-cell office:value-type="float" office:value="26745584" calcext:value-type="float">
            <text:p>26745584</text:p>
          </table:table-cell>
          <table:table-cell office:value-type="float" office:value="28440816" calcext:value-type="float">
            <text:p>28440816</text:p>
          </table:table-cell>
          <table:table-cell office:value-type="float" office:value="0" calcext:value-type="float">
            <text:p>0</text:p>
          </table:table-cell>
          <table:table-cell office:value-type="float" office:value="29999808" calcext:value-type="float">
            <text:p>29999808</text:p>
          </table:table-cell>
          <table:table-cell office:value-type="float" office:value="27249512" calcext:value-type="float">
            <text:p>27249512</text:p>
          </table:table-cell>
          <table:table-cell office:value-type="float" office:value="26806672" calcext:value-type="float">
            <text:p>26806672</text:p>
          </table:table-cell>
          <table:table-cell table:formula="of:=[.A888]+[.B888]+[.C888]+[.D888]+[.E888]+[.F888]+[.G888]" office:value-type="float" office:value="165366496" calcext:value-type="float">
            <text:p>165366496</text:p>
          </table:table-cell>
        </table:table-row>
        <table:table-row table:style-name="ro1">
          <table:table-cell office:value-type="float" office:value="26129456" calcext:value-type="float">
            <text:p>26129456</text:p>
          </table:table-cell>
          <table:table-cell office:value-type="float" office:value="26745584" calcext:value-type="float">
            <text:p>26745584</text:p>
          </table:table-cell>
          <table:table-cell office:value-type="float" office:value="28445968" calcext:value-type="float">
            <text:p>28445968</text:p>
          </table:table-cell>
          <table:table-cell office:value-type="float" office:value="0" calcext:value-type="float">
            <text:p>0</text:p>
          </table:table-cell>
          <table:table-cell office:value-type="float" office:value="30002288" calcext:value-type="float">
            <text:p>30002288</text:p>
          </table:table-cell>
          <table:table-cell office:value-type="float" office:value="27351944" calcext:value-type="float">
            <text:p>27351944</text:p>
          </table:table-cell>
          <table:table-cell office:value-type="float" office:value="26806672" calcext:value-type="float">
            <text:p>26806672</text:p>
          </table:table-cell>
          <table:table-cell table:formula="of:=[.A889]+[.B889]+[.C889]+[.D889]+[.E889]+[.F889]+[.G889]" office:value-type="float" office:value="165481912" calcext:value-type="float">
            <text:p>165481912</text:p>
          </table:table-cell>
        </table:table-row>
        <table:table-row table:style-name="ro1">
          <table:table-cell office:value-type="float" office:value="26130648" calcext:value-type="float">
            <text:p>26130648</text:p>
          </table:table-cell>
          <table:table-cell office:value-type="float" office:value="26745584" calcext:value-type="float">
            <text:p>26745584</text:p>
          </table:table-cell>
          <table:table-cell office:value-type="float" office:value="28445968" calcext:value-type="float">
            <text:p>28445968</text:p>
          </table:table-cell>
          <table:table-cell office:value-type="float" office:value="0" calcext:value-type="float">
            <text:p>0</text:p>
          </table:table-cell>
          <table:table-cell office:value-type="float" office:value="30003952" calcext:value-type="float">
            <text:p>30003952</text:p>
          </table:table-cell>
          <table:table-cell office:value-type="float" office:value="27356384" calcext:value-type="float">
            <text:p>27356384</text:p>
          </table:table-cell>
          <table:table-cell office:value-type="float" office:value="26806672" calcext:value-type="float">
            <text:p>26806672</text:p>
          </table:table-cell>
          <table:table-cell table:formula="of:=[.A890]+[.B890]+[.C890]+[.D890]+[.E890]+[.F890]+[.G890]" office:value-type="float" office:value="165489208" calcext:value-type="float">
            <text:p>165489208</text:p>
          </table:table-cell>
        </table:table-row>
        <table:table-row table:style-name="ro1">
          <table:table-cell office:value-type="float" office:value="26131240" calcext:value-type="float">
            <text:p>26131240</text:p>
          </table:table-cell>
          <table:table-cell office:value-type="float" office:value="26749496" calcext:value-type="float">
            <text:p>26749496</text:p>
          </table:table-cell>
          <table:table-cell office:value-type="float" office:value="28445968" calcext:value-type="float">
            <text:p>28445968</text:p>
          </table:table-cell>
          <table:table-cell office:value-type="float" office:value="0" calcext:value-type="float">
            <text:p>0</text:p>
          </table:table-cell>
          <table:table-cell office:value-type="float" office:value="30004712" calcext:value-type="float">
            <text:p>30004712</text:p>
          </table:table-cell>
          <table:table-cell office:value-type="float" office:value="27356384" calcext:value-type="float">
            <text:p>27356384</text:p>
          </table:table-cell>
          <table:table-cell office:value-type="float" office:value="26810816" calcext:value-type="float">
            <text:p>26810816</text:p>
          </table:table-cell>
          <table:table-cell table:formula="of:=[.A891]+[.B891]+[.C891]+[.D891]+[.E891]+[.F891]+[.G891]" office:value-type="float" office:value="165498616" calcext:value-type="float">
            <text:p>165498616</text:p>
          </table:table-cell>
        </table:table-row>
        <table:table-row table:style-name="ro1">
          <table:table-cell office:value-type="float" office:value="26199656" calcext:value-type="float">
            <text:p>26199656</text:p>
          </table:table-cell>
          <table:table-cell office:value-type="float" office:value="26749496" calcext:value-type="float">
            <text:p>26749496</text:p>
          </table:table-cell>
          <table:table-cell office:value-type="float" office:value="28445968" calcext:value-type="float">
            <text:p>28445968</text:p>
          </table:table-cell>
          <table:table-cell office:value-type="float" office:value="0" calcext:value-type="float">
            <text:p>0</text:p>
          </table:table-cell>
          <table:table-cell office:value-type="float" office:value="30006960" calcext:value-type="float">
            <text:p>30006960</text:p>
          </table:table-cell>
          <table:table-cell office:value-type="float" office:value="27356384" calcext:value-type="float">
            <text:p>27356384</text:p>
          </table:table-cell>
          <table:table-cell office:value-type="float" office:value="26957208" calcext:value-type="float">
            <text:p>26957208</text:p>
          </table:table-cell>
          <table:table-cell table:formula="of:=[.A892]+[.B892]+[.C892]+[.D892]+[.E892]+[.F892]+[.G892]" office:value-type="float" office:value="165715672" calcext:value-type="float">
            <text:p>165715672</text:p>
          </table:table-cell>
        </table:table-row>
        <table:table-row table:style-name="ro1">
          <table:table-cell office:value-type="float" office:value="26199888" calcext:value-type="float">
            <text:p>26199888</text:p>
          </table:table-cell>
          <table:table-cell office:value-type="float" office:value="26753408" calcext:value-type="float">
            <text:p>26753408</text:p>
          </table:table-cell>
          <table:table-cell office:value-type="float" office:value="28445968" calcext:value-type="float">
            <text:p>28445968</text:p>
          </table:table-cell>
          <table:table-cell office:value-type="float" office:value="0" calcext:value-type="float">
            <text:p>0</text:p>
          </table:table-cell>
          <table:table-cell office:value-type="float" office:value="30012528" calcext:value-type="float">
            <text:p>30012528</text:p>
          </table:table-cell>
          <table:table-cell office:value-type="float" office:value="27360560" calcext:value-type="float">
            <text:p>27360560</text:p>
          </table:table-cell>
          <table:table-cell office:value-type="float" office:value="27054176" calcext:value-type="float">
            <text:p>27054176</text:p>
          </table:table-cell>
          <table:table-cell table:formula="of:=[.A893]+[.B893]+[.C893]+[.D893]+[.E893]+[.F893]+[.G893]" office:value-type="float" office:value="165826528" calcext:value-type="float">
            <text:p>165826528</text:p>
          </table:table-cell>
        </table:table-row>
        <table:table-row table:style-name="ro1">
          <table:table-cell office:value-type="float" office:value="26205488" calcext:value-type="float">
            <text:p>26205488</text:p>
          </table:table-cell>
          <table:table-cell office:value-type="float" office:value="26827272" calcext:value-type="float">
            <text:p>26827272</text:p>
          </table:table-cell>
          <table:table-cell office:value-type="float" office:value="28504936" calcext:value-type="float">
            <text:p>28504936</text:p>
          </table:table-cell>
          <table:table-cell office:value-type="float" office:value="0" calcext:value-type="float">
            <text:p>0</text:p>
          </table:table-cell>
          <table:table-cell office:value-type="float" office:value="30015440" calcext:value-type="float">
            <text:p>30015440</text:p>
          </table:table-cell>
          <table:table-cell office:value-type="float" office:value="27360560" calcext:value-type="float">
            <text:p>27360560</text:p>
          </table:table-cell>
          <table:table-cell office:value-type="float" office:value="27055456" calcext:value-type="float">
            <text:p>27055456</text:p>
          </table:table-cell>
          <table:table-cell table:formula="of:=[.A894]+[.B894]+[.C894]+[.D894]+[.E894]+[.F894]+[.G894]" office:value-type="float" office:value="165969152" calcext:value-type="float">
            <text:p>165969152</text:p>
          </table:table-cell>
        </table:table-row>
        <table:table-row table:style-name="ro1">
          <table:table-cell office:value-type="float" office:value="26206680" calcext:value-type="float">
            <text:p>26206680</text:p>
          </table:table-cell>
          <table:table-cell office:value-type="float" office:value="26831448" calcext:value-type="float">
            <text:p>26831448</text:p>
          </table:table-cell>
          <table:table-cell office:value-type="float" office:value="28504936" calcext:value-type="float">
            <text:p>28504936</text:p>
          </table:table-cell>
          <table:table-cell office:value-type="float" office:value="0" calcext:value-type="float">
            <text:p>0</text:p>
          </table:table-cell>
          <table:table-cell office:value-type="float" office:value="30132280" calcext:value-type="float">
            <text:p>30132280</text:p>
          </table:table-cell>
          <table:table-cell office:value-type="float" office:value="27364736" calcext:value-type="float">
            <text:p>27364736</text:p>
          </table:table-cell>
          <table:table-cell office:value-type="float" office:value="27060096" calcext:value-type="float">
            <text:p>27060096</text:p>
          </table:table-cell>
          <table:table-cell table:formula="of:=[.A895]+[.B895]+[.C895]+[.D895]+[.E895]+[.F895]+[.G895]" office:value-type="float" office:value="166100176" calcext:value-type="float">
            <text:p>166100176</text:p>
          </table:table-cell>
        </table:table-row>
        <table:table-row table:style-name="ro1">
          <table:table-cell office:value-type="float" office:value="26212016" calcext:value-type="float">
            <text:p>26212016</text:p>
          </table:table-cell>
          <table:table-cell office:value-type="float" office:value="26831448" calcext:value-type="float">
            <text:p>26831448</text:p>
          </table:table-cell>
          <table:table-cell office:value-type="float" office:value="28504936" calcext:value-type="float">
            <text:p>28504936</text:p>
          </table:table-cell>
          <table:table-cell office:value-type="float" office:value="0" calcext:value-type="float">
            <text:p>0</text:p>
          </table:table-cell>
          <table:table-cell office:value-type="float" office:value="30133944" calcext:value-type="float">
            <text:p>30133944</text:p>
          </table:table-cell>
          <table:table-cell office:value-type="float" office:value="27364736" calcext:value-type="float">
            <text:p>27364736</text:p>
          </table:table-cell>
          <table:table-cell office:value-type="float" office:value="27410056" calcext:value-type="float">
            <text:p>27410056</text:p>
          </table:table-cell>
          <table:table-cell table:formula="of:=[.A896]+[.B896]+[.C896]+[.D896]+[.E896]+[.F896]+[.G896]" office:value-type="float" office:value="166457136" calcext:value-type="float">
            <text:p>166457136</text:p>
          </table:table-cell>
        </table:table-row>
        <table:table-row table:style-name="ro1">
          <table:table-cell office:value-type="float" office:value="26212232" calcext:value-type="float">
            <text:p>26212232</text:p>
          </table:table-cell>
          <table:table-cell office:value-type="float" office:value="26831448" calcext:value-type="float">
            <text:p>26831448</text:p>
          </table:table-cell>
          <table:table-cell office:value-type="float" office:value="28510088" calcext:value-type="float">
            <text:p>28510088</text:p>
          </table:table-cell>
          <table:table-cell office:value-type="float" office:value="0" calcext:value-type="float">
            <text:p>0</text:p>
          </table:table-cell>
          <table:table-cell office:value-type="float" office:value="30135168" calcext:value-type="float">
            <text:p>30135168</text:p>
          </table:table-cell>
          <table:table-cell office:value-type="float" office:value="27364736" calcext:value-type="float">
            <text:p>27364736</text:p>
          </table:table-cell>
          <table:table-cell office:value-type="float" office:value="27410056" calcext:value-type="float">
            <text:p>27410056</text:p>
          </table:table-cell>
          <table:table-cell table:formula="of:=[.A897]+[.B897]+[.C897]+[.D897]+[.E897]+[.F897]+[.G897]" office:value-type="float" office:value="166463728" calcext:value-type="float">
            <text:p>166463728</text:p>
          </table:table-cell>
        </table:table-row>
        <table:table-row table:style-name="ro1">
          <table:table-cell office:value-type="float" office:value="26212464" calcext:value-type="float">
            <text:p>26212464</text:p>
          </table:table-cell>
          <table:table-cell office:value-type="float" office:value="26831448" calcext:value-type="float">
            <text:p>26831448</text:p>
          </table:table-cell>
          <table:table-cell office:value-type="float" office:value="28510088" calcext:value-type="float">
            <text:p>28510088</text:p>
          </table:table-cell>
          <table:table-cell office:value-type="float" office:value="0" calcext:value-type="float">
            <text:p>0</text:p>
          </table:table-cell>
          <table:table-cell office:value-type="float" office:value="30143096" calcext:value-type="float">
            <text:p>30143096</text:p>
          </table:table-cell>
          <table:table-cell office:value-type="float" office:value="27364736" calcext:value-type="float">
            <text:p>27364736</text:p>
          </table:table-cell>
          <table:table-cell office:value-type="float" office:value="27414200" calcext:value-type="float">
            <text:p>27414200</text:p>
          </table:table-cell>
          <table:table-cell table:formula="of:=[.A898]+[.B898]+[.C898]+[.D898]+[.E898]+[.F898]+[.G898]" office:value-type="float" office:value="166476032" calcext:value-type="float">
            <text:p>166476032</text:p>
          </table:table-cell>
        </table:table-row>
        <table:table-row table:style-name="ro1">
          <table:table-cell office:value-type="float" office:value="26218472" calcext:value-type="float">
            <text:p>26218472</text:p>
          </table:table-cell>
          <table:table-cell office:value-type="float" office:value="26831448" calcext:value-type="float">
            <text:p>26831448</text:p>
          </table:table-cell>
          <table:table-cell office:value-type="float" office:value="28515240" calcext:value-type="float">
            <text:p>28515240</text:p>
          </table:table-cell>
          <table:table-cell office:value-type="float" office:value="0" calcext:value-type="float">
            <text:p>0</text:p>
          </table:table-cell>
          <table:table-cell office:value-type="float" office:value="30149144" calcext:value-type="float">
            <text:p>30149144</text:p>
          </table:table-cell>
          <table:table-cell office:value-type="float" office:value="27369216" calcext:value-type="float">
            <text:p>27369216</text:p>
          </table:table-cell>
          <table:table-cell office:value-type="float" office:value="27418480" calcext:value-type="float">
            <text:p>27418480</text:p>
          </table:table-cell>
          <table:table-cell table:formula="of:=[.A899]+[.B899]+[.C899]+[.D899]+[.E899]+[.F899]+[.G899]" office:value-type="float" office:value="166502000" calcext:value-type="float">
            <text:p>166502000</text:p>
          </table:table-cell>
        </table:table-row>
        <table:table-row table:style-name="ro1">
          <table:table-cell office:value-type="float" office:value="26219664" calcext:value-type="float">
            <text:p>26219664</text:p>
          </table:table-cell>
          <table:table-cell office:value-type="float" office:value="26835360" calcext:value-type="float">
            <text:p>26835360</text:p>
          </table:table-cell>
          <table:table-cell office:value-type="float" office:value="28515240" calcext:value-type="float">
            <text:p>28515240</text:p>
          </table:table-cell>
          <table:table-cell office:value-type="float" office:value="0" calcext:value-type="float">
            <text:p>0</text:p>
          </table:table-cell>
          <table:table-cell office:value-type="float" office:value="30156040" calcext:value-type="float">
            <text:p>30156040</text:p>
          </table:table-cell>
          <table:table-cell office:value-type="float" office:value="27373392" calcext:value-type="float">
            <text:p>27373392</text:p>
          </table:table-cell>
          <table:table-cell office:value-type="float" office:value="27418480" calcext:value-type="float">
            <text:p>27418480</text:p>
          </table:table-cell>
          <table:table-cell table:formula="of:=[.A900]+[.B900]+[.C900]+[.D900]+[.E900]+[.F900]+[.G900]" office:value-type="float" office:value="166518176" calcext:value-type="float">
            <text:p>166518176</text:p>
          </table:table-cell>
        </table:table-row>
        <table:table-row table:style-name="ro1">
          <table:table-cell office:value-type="float" office:value="26227232" calcext:value-type="float">
            <text:p>26227232</text:p>
          </table:table-cell>
          <table:table-cell office:value-type="float" office:value="26835360" calcext:value-type="float">
            <text:p>26835360</text:p>
          </table:table-cell>
          <table:table-cell office:value-type="float" office:value="28520392" calcext:value-type="float">
            <text:p>28520392</text:p>
          </table:table-cell>
          <table:table-cell office:value-type="float" office:value="0" calcext:value-type="float">
            <text:p>0</text:p>
          </table:table-cell>
          <table:table-cell office:value-type="float" office:value="30156800" calcext:value-type="float">
            <text:p>30156800</text:p>
          </table:table-cell>
          <table:table-cell office:value-type="float" office:value="27373392" calcext:value-type="float">
            <text:p>27373392</text:p>
          </table:table-cell>
          <table:table-cell office:value-type="float" office:value="27418480" calcext:value-type="float">
            <text:p>27418480</text:p>
          </table:table-cell>
          <table:table-cell table:formula="of:=[.A901]+[.B901]+[.C901]+[.D901]+[.E901]+[.F901]+[.G901]" office:value-type="float" office:value="166531656" calcext:value-type="float">
            <text:p>166531656</text:p>
          </table:table-cell>
        </table:table-row>
        <table:table-row table:style-name="ro1">
          <table:table-cell office:value-type="float" office:value="26227464" calcext:value-type="float">
            <text:p>26227464</text:p>
          </table:table-cell>
          <table:table-cell office:value-type="float" office:value="26835360" calcext:value-type="float">
            <text:p>26835360</text:p>
          </table:table-cell>
          <table:table-cell office:value-type="float" office:value="28520392" calcext:value-type="float">
            <text:p>28520392</text:p>
          </table:table-cell>
          <table:table-cell office:value-type="float" office:value="0" calcext:value-type="float">
            <text:p>0</text:p>
          </table:table-cell>
          <table:table-cell office:value-type="float" office:value="30163440" calcext:value-type="float">
            <text:p>30163440</text:p>
          </table:table-cell>
          <table:table-cell office:value-type="float" office:value="27377568" calcext:value-type="float">
            <text:p>27377568</text:p>
          </table:table-cell>
          <table:table-cell office:value-type="float" office:value="27491384" calcext:value-type="float">
            <text:p>27491384</text:p>
          </table:table-cell>
          <table:table-cell table:formula="of:=[.A902]+[.B902]+[.C902]+[.D902]+[.E902]+[.F902]+[.G902]" office:value-type="float" office:value="166615608" calcext:value-type="float">
            <text:p>166615608</text:p>
          </table:table-cell>
        </table:table-row>
        <table:table-row table:style-name="ro1">
          <table:table-cell office:value-type="float" office:value="26295880" calcext:value-type="float">
            <text:p>26295880</text:p>
          </table:table-cell>
          <table:table-cell office:value-type="float" office:value="26839272" calcext:value-type="float">
            <text:p>26839272</text:p>
          </table:table-cell>
          <table:table-cell office:value-type="float" office:value="28522016" calcext:value-type="float">
            <text:p>28522016</text:p>
          </table:table-cell>
          <table:table-cell office:value-type="float" office:value="0" calcext:value-type="float">
            <text:p>0</text:p>
          </table:table-cell>
          <table:table-cell office:value-type="float" office:value="30165624" calcext:value-type="float">
            <text:p>30165624</text:p>
          </table:table-cell>
          <table:table-cell office:value-type="float" office:value="27377568" calcext:value-type="float">
            <text:p>27377568</text:p>
          </table:table-cell>
          <table:table-cell office:value-type="float" office:value="27495792" calcext:value-type="float">
            <text:p>27495792</text:p>
          </table:table-cell>
          <table:table-cell table:formula="of:=[.A903]+[.B903]+[.C903]+[.D903]+[.E903]+[.F903]+[.G903]" office:value-type="float" office:value="166696152" calcext:value-type="float">
            <text:p>166696152</text:p>
          </table:table-cell>
        </table:table-row>
        <table:table-row table:style-name="ro1">
          <table:table-cell office:value-type="float" office:value="26296456" calcext:value-type="float">
            <text:p>26296456</text:p>
          </table:table-cell>
          <table:table-cell office:value-type="float" office:value="26842984" calcext:value-type="float">
            <text:p>26842984</text:p>
          </table:table-cell>
          <table:table-cell office:value-type="float" office:value="28109056" calcext:value-type="float">
            <text:p>28109056</text:p>
          </table:table-cell>
          <table:table-cell office:value-type="float" office:value="0" calcext:value-type="float">
            <text:p>0</text:p>
          </table:table-cell>
          <table:table-cell office:value-type="float" office:value="30166384" calcext:value-type="float">
            <text:p>30166384</text:p>
          </table:table-cell>
          <table:table-cell office:value-type="float" office:value="27377568" calcext:value-type="float">
            <text:p>27377568</text:p>
          </table:table-cell>
          <table:table-cell office:value-type="float" office:value="27495792" calcext:value-type="float">
            <text:p>27495792</text:p>
          </table:table-cell>
          <table:table-cell table:formula="of:=[.A904]+[.B904]+[.C904]+[.D904]+[.E904]+[.F904]+[.G904]" office:value-type="float" office:value="166288240" calcext:value-type="float">
            <text:p>166288240</text:p>
          </table:table-cell>
        </table:table-row>
        <table:table-row table:style-name="ro1">
          <table:table-cell office:value-type="float" office:value="26364968" calcext:value-type="float">
            <text:p>26364968</text:p>
          </table:table-cell>
          <table:table-cell office:value-type="float" office:value="26846896" calcext:value-type="float">
            <text:p>26846896</text:p>
          </table:table-cell>
          <table:table-cell office:value-type="float" office:value="28109056" calcext:value-type="float">
            <text:p>28109056</text:p>
          </table:table-cell>
          <table:table-cell office:value-type="float" office:value="0" calcext:value-type="float">
            <text:p>0</text:p>
          </table:table-cell>
          <table:table-cell office:value-type="float" office:value="30168064" calcext:value-type="float">
            <text:p>30168064</text:p>
          </table:table-cell>
          <table:table-cell office:value-type="float" office:value="27381744" calcext:value-type="float">
            <text:p>27381744</text:p>
          </table:table-cell>
          <table:table-cell office:value-type="float" office:value="27499936" calcext:value-type="float">
            <text:p>27499936</text:p>
          </table:table-cell>
          <table:table-cell table:formula="of:=[.A905]+[.B905]+[.C905]+[.D905]+[.E905]+[.F905]+[.G905]" office:value-type="float" office:value="166370664" calcext:value-type="float">
            <text:p>166370664</text:p>
          </table:table-cell>
        </table:table-row>
        <table:table-row table:style-name="ro1">
          <table:table-cell office:value-type="float" office:value="26370568" calcext:value-type="float">
            <text:p>26370568</text:p>
          </table:table-cell>
          <table:table-cell office:value-type="float" office:value="26846896" calcext:value-type="float">
            <text:p>26846896</text:p>
          </table:table-cell>
          <table:table-cell office:value-type="float" office:value="28109056" calcext:value-type="float">
            <text:p>28109056</text:p>
          </table:table-cell>
          <table:table-cell office:value-type="float" office:value="0" calcext:value-type="float">
            <text:p>0</text:p>
          </table:table-cell>
          <table:table-cell office:value-type="float" office:value="30170680" calcext:value-type="float">
            <text:p>30170680</text:p>
          </table:table-cell>
          <table:table-cell office:value-type="float" office:value="27381744" calcext:value-type="float">
            <text:p>27381744</text:p>
          </table:table-cell>
          <table:table-cell office:value-type="float" office:value="27499936" calcext:value-type="float">
            <text:p>27499936</text:p>
          </table:table-cell>
          <table:table-cell table:formula="of:=[.A906]+[.B906]+[.C906]+[.D906]+[.E906]+[.F906]+[.G906]" office:value-type="float" office:value="166378880" calcext:value-type="float">
            <text:p>166378880</text:p>
          </table:table-cell>
        </table:table-row>
        <table:table-row table:style-name="ro1">
          <table:table-cell office:value-type="float" office:value="26370784" calcext:value-type="float">
            <text:p>26370784</text:p>
          </table:table-cell>
          <table:table-cell office:value-type="float" office:value="26846896" calcext:value-type="float">
            <text:p>26846896</text:p>
          </table:table-cell>
          <table:table-cell office:value-type="float" office:value="28109056" calcext:value-type="float">
            <text:p>28109056</text:p>
          </table:table-cell>
          <table:table-cell office:value-type="float" office:value="0" calcext:value-type="float">
            <text:p>0</text:p>
          </table:table-cell>
          <table:table-cell office:value-type="float" office:value="30234832" calcext:value-type="float">
            <text:p>30234832</text:p>
          </table:table-cell>
          <table:table-cell office:value-type="float" office:value="27385920" calcext:value-type="float">
            <text:p>27385920</text:p>
          </table:table-cell>
          <table:table-cell office:value-type="float" office:value="27499936" calcext:value-type="float">
            <text:p>27499936</text:p>
          </table:table-cell>
          <table:table-cell table:formula="of:=[.A907]+[.B907]+[.C907]+[.D907]+[.E907]+[.F907]+[.G907]" office:value-type="float" office:value="166447424" calcext:value-type="float">
            <text:p>166447424</text:p>
          </table:table-cell>
        </table:table-row>
        <table:table-row table:style-name="ro1">
          <table:table-cell office:value-type="float" office:value="26376136" calcext:value-type="float">
            <text:p>26376136</text:p>
          </table:table-cell>
          <table:table-cell office:value-type="float" office:value="26846896" calcext:value-type="float">
            <text:p>26846896</text:p>
          </table:table-cell>
          <table:table-cell office:value-type="float" office:value="28114208" calcext:value-type="float">
            <text:p>28114208</text:p>
          </table:table-cell>
          <table:table-cell office:value-type="float" office:value="0" calcext:value-type="float">
            <text:p>0</text:p>
          </table:table-cell>
          <table:table-cell office:value-type="float" office:value="30236112" calcext:value-type="float">
            <text:p>30236112</text:p>
          </table:table-cell>
          <table:table-cell office:value-type="float" office:value="27493392" calcext:value-type="float">
            <text:p>27493392</text:p>
          </table:table-cell>
          <table:table-cell office:value-type="float" office:value="27499936" calcext:value-type="float">
            <text:p>27499936</text:p>
          </table:table-cell>
          <table:table-cell table:formula="of:=[.A908]+[.B908]+[.C908]+[.D908]+[.E908]+[.F908]+[.G908]" office:value-type="float" office:value="166566680" calcext:value-type="float">
            <text:p>166566680</text:p>
          </table:table-cell>
        </table:table-row>
        <table:table-row table:style-name="ro1">
          <table:table-cell office:value-type="float" office:value="26377328" calcext:value-type="float">
            <text:p>26377328</text:p>
          </table:table-cell>
          <table:table-cell office:value-type="float" office:value="26846896" calcext:value-type="float">
            <text:p>26846896</text:p>
          </table:table-cell>
          <table:table-cell office:value-type="float" office:value="28114208" calcext:value-type="float">
            <text:p>28114208</text:p>
          </table:table-cell>
          <table:table-cell office:value-type="float" office:value="0" calcext:value-type="float">
            <text:p>0</text:p>
          </table:table-cell>
          <table:table-cell office:value-type="float" office:value="30242624" calcext:value-type="float">
            <text:p>30242624</text:p>
          </table:table-cell>
          <table:table-cell office:value-type="float" office:value="27497832" calcext:value-type="float">
            <text:p>27497832</text:p>
          </table:table-cell>
          <table:table-cell office:value-type="float" office:value="27499936" calcext:value-type="float">
            <text:p>27499936</text:p>
          </table:table-cell>
          <table:table-cell table:formula="of:=[.A909]+[.B909]+[.C909]+[.D909]+[.E909]+[.F909]+[.G909]" office:value-type="float" office:value="166578824" calcext:value-type="float">
            <text:p>166578824</text:p>
          </table:table-cell>
        </table:table-row>
        <table:table-row table:style-name="ro1">
          <table:table-cell office:value-type="float" office:value="26382664" calcext:value-type="float">
            <text:p>26382664</text:p>
          </table:table-cell>
          <table:table-cell office:value-type="float" office:value="26850808" calcext:value-type="float">
            <text:p>26850808</text:p>
          </table:table-cell>
          <table:table-cell office:value-type="float" office:value="28114208" calcext:value-type="float">
            <text:p>28114208</text:p>
          </table:table-cell>
          <table:table-cell office:value-type="float" office:value="0" calcext:value-type="float">
            <text:p>0</text:p>
          </table:table-cell>
          <table:table-cell office:value-type="float" office:value="30243384" calcext:value-type="float">
            <text:p>30243384</text:p>
          </table:table-cell>
          <table:table-cell office:value-type="float" office:value="27497832" calcext:value-type="float">
            <text:p>27497832</text:p>
          </table:table-cell>
          <table:table-cell office:value-type="float" office:value="27504080" calcext:value-type="float">
            <text:p>27504080</text:p>
          </table:table-cell>
          <table:table-cell table:formula="of:=[.A910]+[.B910]+[.C910]+[.D910]+[.E910]+[.F910]+[.G910]" office:value-type="float" office:value="166592976" calcext:value-type="float">
            <text:p>166592976</text:p>
          </table:table-cell>
        </table:table-row>
        <table:table-row table:style-name="ro1">
          <table:table-cell office:value-type="float" office:value="26382880" calcext:value-type="float">
            <text:p>26382880</text:p>
          </table:table-cell>
          <table:table-cell office:value-type="float" office:value="26850808" calcext:value-type="float">
            <text:p>26850808</text:p>
          </table:table-cell>
          <table:table-cell office:value-type="float" office:value="28119360" calcext:value-type="float">
            <text:p>28119360</text:p>
          </table:table-cell>
          <table:table-cell office:value-type="float" office:value="0" calcext:value-type="float">
            <text:p>0</text:p>
          </table:table-cell>
          <table:table-cell office:value-type="float" office:value="30245904" calcext:value-type="float">
            <text:p>30245904</text:p>
          </table:table-cell>
          <table:table-cell office:value-type="float" office:value="27497832" calcext:value-type="float">
            <text:p>27497832</text:p>
          </table:table-cell>
          <table:table-cell office:value-type="float" office:value="27507776" calcext:value-type="float">
            <text:p>27507776</text:p>
          </table:table-cell>
          <table:table-cell table:formula="of:=[.A911]+[.B911]+[.C911]+[.D911]+[.E911]+[.F911]+[.G911]" office:value-type="float" office:value="166604560" calcext:value-type="float">
            <text:p>166604560</text:p>
          </table:table-cell>
        </table:table-row>
        <table:table-row table:style-name="ro1">
          <table:table-cell office:value-type="float" office:value="26383112" calcext:value-type="float">
            <text:p>26383112</text:p>
          </table:table-cell>
          <table:table-cell office:value-type="float" office:value="26854720" calcext:value-type="float">
            <text:p>26854720</text:p>
          </table:table-cell>
          <table:table-cell office:value-type="float" office:value="28119360" calcext:value-type="float">
            <text:p>28119360</text:p>
          </table:table-cell>
          <table:table-cell office:value-type="float" office:value="0" calcext:value-type="float">
            <text:p>0</text:p>
          </table:table-cell>
          <table:table-cell office:value-type="float" office:value="30251112" calcext:value-type="float">
            <text:p>30251112</text:p>
          </table:table-cell>
          <table:table-cell office:value-type="float" office:value="27497832" calcext:value-type="float">
            <text:p>27497832</text:p>
          </table:table-cell>
          <table:table-cell office:value-type="float" office:value="27511920" calcext:value-type="float">
            <text:p>27511920</text:p>
          </table:table-cell>
          <table:table-cell table:formula="of:=[.A912]+[.B912]+[.C912]+[.D912]+[.E912]+[.F912]+[.G912]" office:value-type="float" office:value="166618056" calcext:value-type="float">
            <text:p>166618056</text:p>
          </table:table-cell>
        </table:table-row>
        <table:table-row table:style-name="ro1">
          <table:table-cell office:value-type="float" office:value="26388448" calcext:value-type="float">
            <text:p>26388448</text:p>
          </table:table-cell>
          <table:table-cell office:value-type="float" office:value="27003456" calcext:value-type="float">
            <text:p>27003456</text:p>
          </table:table-cell>
          <table:table-cell office:value-type="float" office:value="28177232" calcext:value-type="float">
            <text:p>28177232</text:p>
          </table:table-cell>
          <table:table-cell office:value-type="float" office:value="0" calcext:value-type="float">
            <text:p>0</text:p>
          </table:table-cell>
          <table:table-cell office:value-type="float" office:value="30253312" calcext:value-type="float">
            <text:p>30253312</text:p>
          </table:table-cell>
          <table:table-cell office:value-type="float" office:value="27497832" calcext:value-type="float">
            <text:p>27497832</text:p>
          </table:table-cell>
          <table:table-cell office:value-type="float" office:value="27511920" calcext:value-type="float">
            <text:p>27511920</text:p>
          </table:table-cell>
          <table:table-cell table:formula="of:=[.A913]+[.B913]+[.C913]+[.D913]+[.E913]+[.F913]+[.G913]" office:value-type="float" office:value="166832200" calcext:value-type="float">
            <text:p>166832200</text:p>
          </table:table-cell>
        </table:table-row>
        <table:table-row table:style-name="ro1">
          <table:table-cell office:value-type="float" office:value="26389640" calcext:value-type="float">
            <text:p>26389640</text:p>
          </table:table-cell>
          <table:table-cell office:value-type="float" office:value="27102752" calcext:value-type="float">
            <text:p>27102752</text:p>
          </table:table-cell>
          <table:table-cell office:value-type="float" office:value="28177232" calcext:value-type="float">
            <text:p>28177232</text:p>
          </table:table-cell>
          <table:table-cell office:value-type="float" office:value="0" calcext:value-type="float">
            <text:p>0</text:p>
          </table:table-cell>
          <table:table-cell office:value-type="float" office:value="30258640" calcext:value-type="float">
            <text:p>30258640</text:p>
          </table:table-cell>
          <table:table-cell office:value-type="float" office:value="27502008" calcext:value-type="float">
            <text:p>27502008</text:p>
          </table:table-cell>
          <table:table-cell office:value-type="float" office:value="27516064" calcext:value-type="float">
            <text:p>27516064</text:p>
          </table:table-cell>
          <table:table-cell table:formula="of:=[.A914]+[.B914]+[.C914]+[.D914]+[.E914]+[.F914]+[.G914]" office:value-type="float" office:value="166946336" calcext:value-type="float">
            <text:p>166946336</text:p>
          </table:table-cell>
        </table:table-row>
        <table:table-row table:style-name="ro1">
          <table:table-cell office:value-type="float" office:value="26459448" calcext:value-type="float">
            <text:p>26459448</text:p>
          </table:table-cell>
          <table:table-cell office:value-type="float" office:value="27104160" calcext:value-type="float">
            <text:p>27104160</text:p>
          </table:table-cell>
          <table:table-cell office:value-type="float" office:value="28182384" calcext:value-type="float">
            <text:p>28182384</text:p>
          </table:table-cell>
          <table:table-cell office:value-type="float" office:value="0" calcext:value-type="float">
            <text:p>0</text:p>
          </table:table-cell>
          <table:table-cell office:value-type="float" office:value="30260304" calcext:value-type="float">
            <text:p>30260304</text:p>
          </table:table-cell>
          <table:table-cell office:value-type="float" office:value="27502008" calcext:value-type="float">
            <text:p>27502008</text:p>
          </table:table-cell>
          <table:table-cell office:value-type="float" office:value="27516064" calcext:value-type="float">
            <text:p>27516064</text:p>
          </table:table-cell>
          <table:table-cell table:formula="of:=[.A915]+[.B915]+[.C915]+[.D915]+[.E915]+[.F915]+[.G915]" office:value-type="float" office:value="167024368" calcext:value-type="float">
            <text:p>167024368</text:p>
          </table:table-cell>
        </table:table-row>
        <table:table-row table:style-name="ro1">
          <table:table-cell office:value-type="float" office:value="26459680" calcext:value-type="float">
            <text:p>26459680</text:p>
          </table:table-cell>
          <table:table-cell office:value-type="float" office:value="26230568" calcext:value-type="float">
            <text:p>26230568</text:p>
          </table:table-cell>
          <table:table-cell office:value-type="float" office:value="28182384" calcext:value-type="float">
            <text:p>28182384</text:p>
          </table:table-cell>
          <table:table-cell office:value-type="float" office:value="0" calcext:value-type="float">
            <text:p>0</text:p>
          </table:table-cell>
          <table:table-cell office:value-type="float" office:value="30265736" calcext:value-type="float">
            <text:p>30265736</text:p>
          </table:table-cell>
          <table:table-cell office:value-type="float" office:value="27506184" calcext:value-type="float">
            <text:p>27506184</text:p>
          </table:table-cell>
          <table:table-cell office:value-type="float" office:value="27516064" calcext:value-type="float">
            <text:p>27516064</text:p>
          </table:table-cell>
          <table:table-cell table:formula="of:=[.A916]+[.B916]+[.C916]+[.D916]+[.E916]+[.F916]+[.G916]" office:value-type="float" office:value="166160616" calcext:value-type="float">
            <text:p>166160616</text:p>
          </table:table-cell>
        </table:table-row>
        <table:table-row table:style-name="ro1">
          <table:table-cell office:value-type="float" office:value="26460584" calcext:value-type="float">
            <text:p>26460584</text:p>
          </table:table-cell>
          <table:table-cell office:value-type="float" office:value="26544368" calcext:value-type="float">
            <text:p>26544368</text:p>
          </table:table-cell>
          <table:table-cell office:value-type="float" office:value="28182384" calcext:value-type="float">
            <text:p>28182384</text:p>
          </table:table-cell>
          <table:table-cell office:value-type="float" office:value="0" calcext:value-type="float">
            <text:p>0</text:p>
          </table:table-cell>
          <table:table-cell office:value-type="float" office:value="30268568" calcext:value-type="float">
            <text:p>30268568</text:p>
          </table:table-cell>
          <table:table-cell office:value-type="float" office:value="27608824" calcext:value-type="float">
            <text:p>27608824</text:p>
          </table:table-cell>
          <table:table-cell office:value-type="float" office:value="27520208" calcext:value-type="float">
            <text:p>27520208</text:p>
          </table:table-cell>
          <table:table-cell table:formula="of:=[.A917]+[.B917]+[.C917]+[.D917]+[.E917]+[.F917]+[.G917]" office:value-type="float" office:value="166584936" calcext:value-type="float">
            <text:p>166584936</text:p>
          </table:table-cell>
        </table:table-row>
        <table:table-row table:style-name="ro1">
          <table:table-cell office:value-type="float" office:value="26465856" calcext:value-type="float">
            <text:p>26465856</text:p>
          </table:table-cell>
          <table:table-cell office:value-type="float" office:value="26546936" calcext:value-type="float">
            <text:p>26546936</text:p>
          </table:table-cell>
          <table:table-cell office:value-type="float" office:value="28187536" calcext:value-type="float">
            <text:p>28187536</text:p>
          </table:table-cell>
          <table:table-cell office:value-type="float" office:value="0" calcext:value-type="float">
            <text:p>0</text:p>
          </table:table-cell>
          <table:table-cell office:value-type="float" office:value="30270232" calcext:value-type="float">
            <text:p>30270232</text:p>
          </table:table-cell>
          <table:table-cell office:value-type="float" office:value="27608824" calcext:value-type="float">
            <text:p>27608824</text:p>
          </table:table-cell>
          <table:table-cell office:value-type="float" office:value="27520208" calcext:value-type="float">
            <text:p>27520208</text:p>
          </table:table-cell>
          <table:table-cell table:formula="of:=[.A918]+[.B918]+[.C918]+[.D918]+[.E918]+[.F918]+[.G918]" office:value-type="float" office:value="166599592" calcext:value-type="float">
            <text:p>166599592</text:p>
          </table:table-cell>
        </table:table-row>
        <table:table-row table:style-name="ro1">
          <table:table-cell office:value-type="float" office:value="26466688" calcext:value-type="float">
            <text:p>26466688</text:p>
          </table:table-cell>
          <table:table-cell office:value-type="float" office:value="26637512" calcext:value-type="float">
            <text:p>26637512</text:p>
          </table:table-cell>
          <table:table-cell office:value-type="float" office:value="28187536" calcext:value-type="float">
            <text:p>28187536</text:p>
          </table:table-cell>
          <table:table-cell office:value-type="float" office:value="0" calcext:value-type="float">
            <text:p>0</text:p>
          </table:table-cell>
          <table:table-cell office:value-type="float" office:value="28848128" calcext:value-type="float">
            <text:p>28848128</text:p>
          </table:table-cell>
          <table:table-cell office:value-type="float" office:value="27613264" calcext:value-type="float">
            <text:p>27613264</text:p>
          </table:table-cell>
          <table:table-cell office:value-type="float" office:value="27524352" calcext:value-type="float">
            <text:p>27524352</text:p>
          </table:table-cell>
          <table:table-cell table:formula="of:=[.A919]+[.B919]+[.C919]+[.D919]+[.E919]+[.F919]+[.G919]" office:value-type="float" office:value="165277480" calcext:value-type="float">
            <text:p>165277480</text:p>
          </table:table-cell>
        </table:table-row>
        <table:table-row table:style-name="ro1">
          <table:table-cell office:value-type="float" office:value="26472192" calcext:value-type="float">
            <text:p>26472192</text:p>
          </table:table-cell>
          <table:table-cell office:value-type="float" office:value="26642968" calcext:value-type="float">
            <text:p>26642968</text:p>
          </table:table-cell>
          <table:table-cell office:value-type="float" office:value="28187536" calcext:value-type="float">
            <text:p>28187536</text:p>
          </table:table-cell>
          <table:table-cell office:value-type="float" office:value="0" calcext:value-type="float">
            <text:p>0</text:p>
          </table:table-cell>
          <table:table-cell office:value-type="float" office:value="28850000" calcext:value-type="float">
            <text:p>28850000</text:p>
          </table:table-cell>
          <table:table-cell office:value-type="float" office:value="27613264" calcext:value-type="float">
            <text:p>27613264</text:p>
          </table:table-cell>
          <table:table-cell office:value-type="float" office:value="26574912" calcext:value-type="float">
            <text:p>26574912</text:p>
          </table:table-cell>
          <table:table-cell table:formula="of:=[.A920]+[.B920]+[.C920]+[.D920]+[.E920]+[.F920]+[.G920]" office:value-type="float" office:value="164340872" calcext:value-type="float">
            <text:p>164340872</text:p>
          </table:table-cell>
        </table:table-row>
        <table:table-row table:style-name="ro1">
          <table:table-cell office:value-type="float" office:value="26472408" calcext:value-type="float">
            <text:p>26472408</text:p>
          </table:table-cell>
          <table:table-cell office:value-type="float" office:value="26647504" calcext:value-type="float">
            <text:p>26647504</text:p>
          </table:table-cell>
          <table:table-cell office:value-type="float" office:value="28187536" calcext:value-type="float">
            <text:p>28187536</text:p>
          </table:table-cell>
          <table:table-cell office:value-type="float" office:value="0" calcext:value-type="float">
            <text:p>0</text:p>
          </table:table-cell>
          <table:table-cell office:value-type="float" office:value="28855528" calcext:value-type="float">
            <text:p>28855528</text:p>
          </table:table-cell>
          <table:table-cell office:value-type="float" office:value="27617440" calcext:value-type="float">
            <text:p>27617440</text:p>
          </table:table-cell>
          <table:table-cell office:value-type="float" office:value="26574912" calcext:value-type="float">
            <text:p>26574912</text:p>
          </table:table-cell>
          <table:table-cell table:formula="of:=[.A921]+[.B921]+[.C921]+[.D921]+[.E921]+[.F921]+[.G921]" office:value-type="float" office:value="164355328" calcext:value-type="float">
            <text:p>164355328</text:p>
          </table:table-cell>
        </table:table-row>
        <table:table-row table:style-name="ro1">
          <table:table-cell office:value-type="float" office:value="26473312" calcext:value-type="float">
            <text:p>26473312</text:p>
          </table:table-cell>
          <table:table-cell office:value-type="float" office:value="26798320" calcext:value-type="float">
            <text:p>26798320</text:p>
          </table:table-cell>
          <table:table-cell office:value-type="float" office:value="28202120" calcext:value-type="float">
            <text:p>28202120</text:p>
          </table:table-cell>
          <table:table-cell office:value-type="float" office:value="0" calcext:value-type="float">
            <text:p>0</text:p>
          </table:table-cell>
          <table:table-cell office:value-type="float" office:value="28858208" calcext:value-type="float">
            <text:p>28858208</text:p>
          </table:table-cell>
          <table:table-cell office:value-type="float" office:value="27617440" calcext:value-type="float">
            <text:p>27617440</text:p>
          </table:table-cell>
          <table:table-cell office:value-type="float" office:value="26574912" calcext:value-type="float">
            <text:p>26574912</text:p>
          </table:table-cell>
          <table:table-cell table:formula="of:=[.A922]+[.B922]+[.C922]+[.D922]+[.E922]+[.F922]+[.G922]" office:value-type="float" office:value="164524312" calcext:value-type="float">
            <text:p>164524312</text:p>
          </table:table-cell>
        </table:table-row>
        <table:table-row table:style-name="ro1">
          <table:table-cell office:value-type="float" office:value="26474504" calcext:value-type="float">
            <text:p>26474504</text:p>
          </table:table-cell>
          <table:table-cell office:value-type="float" office:value="26800040" calcext:value-type="float">
            <text:p>26800040</text:p>
          </table:table-cell>
          <table:table-cell office:value-type="float" office:value="28202120" calcext:value-type="float">
            <text:p>28202120</text:p>
          </table:table-cell>
          <table:table-cell office:value-type="float" office:value="0" calcext:value-type="float">
            <text:p>0</text:p>
          </table:table-cell>
          <table:table-cell office:value-type="float" office:value="28864104" calcext:value-type="float">
            <text:p>28864104</text:p>
          </table:table-cell>
          <table:table-cell office:value-type="float" office:value="27617440" calcext:value-type="float">
            <text:p>27617440</text:p>
          </table:table-cell>
          <table:table-cell office:value-type="float" office:value="26574912" calcext:value-type="float">
            <text:p>26574912</text:p>
          </table:table-cell>
          <table:table-cell table:formula="of:=[.A923]+[.B923]+[.C923]+[.D923]+[.E923]+[.F923]+[.G923]" office:value-type="float" office:value="164533120" calcext:value-type="float">
            <text:p>164533120</text:p>
          </table:table-cell>
        </table:table-row>
        <table:table-row table:style-name="ro1">
          <table:table-cell office:value-type="float" office:value="26475424" calcext:value-type="float">
            <text:p>26475424</text:p>
          </table:table-cell>
          <table:table-cell office:value-type="float" office:value="26897168" calcext:value-type="float">
            <text:p>26897168</text:p>
          </table:table-cell>
          <table:table-cell office:value-type="float" office:value="28202120" calcext:value-type="float">
            <text:p>28202120</text:p>
          </table:table-cell>
          <table:table-cell office:value-type="float" office:value="0" calcext:value-type="float">
            <text:p>0</text:p>
          </table:table-cell>
          <table:table-cell office:value-type="float" office:value="28865768" calcext:value-type="float">
            <text:p>28865768</text:p>
          </table:table-cell>
          <table:table-cell office:value-type="float" office:value="27617440" calcext:value-type="float">
            <text:p>27617440</text:p>
          </table:table-cell>
          <table:table-cell office:value-type="float" office:value="26579360" calcext:value-type="float">
            <text:p>26579360</text:p>
          </table:table-cell>
          <table:table-cell table:formula="of:=[.A924]+[.B924]+[.C924]+[.D924]+[.E924]+[.F924]+[.G924]" office:value-type="float" office:value="164637280" calcext:value-type="float">
            <text:p>164637280</text:p>
          </table:table-cell>
        </table:table-row>
        <table:table-row table:style-name="ro1">
          <table:table-cell office:value-type="float" office:value="26480072" calcext:value-type="float">
            <text:p>26480072</text:p>
          </table:table-cell>
          <table:table-cell office:value-type="float" office:value="26897792" calcext:value-type="float">
            <text:p>26897792</text:p>
          </table:table-cell>
          <table:table-cell office:value-type="float" office:value="28207272" calcext:value-type="float">
            <text:p>28207272</text:p>
          </table:table-cell>
          <table:table-cell office:value-type="float" office:value="0" calcext:value-type="float">
            <text:p>0</text:p>
          </table:table-cell>
          <table:table-cell office:value-type="float" office:value="28880200" calcext:value-type="float">
            <text:p>28880200</text:p>
          </table:table-cell>
          <table:table-cell office:value-type="float" office:value="27617440" calcext:value-type="float">
            <text:p>27617440</text:p>
          </table:table-cell>
          <table:table-cell office:value-type="float" office:value="26579360" calcext:value-type="float">
            <text:p>26579360</text:p>
          </table:table-cell>
          <table:table-cell table:formula="of:=[.A925]+[.B925]+[.C925]+[.D925]+[.E925]+[.F925]+[.G925]" office:value-type="float" office:value="164662136" calcext:value-type="float">
            <text:p>164662136</text:p>
          </table:table-cell>
        </table:table-row>
        <table:table-row table:style-name="ro1">
          <table:table-cell office:value-type="float" office:value="26480288" calcext:value-type="float">
            <text:p>26480288</text:p>
          </table:table-cell>
          <table:table-cell office:value-type="float" office:value="26898416" calcext:value-type="float">
            <text:p>26898416</text:p>
          </table:table-cell>
          <table:table-cell office:value-type="float" office:value="28207272" calcext:value-type="float">
            <text:p>28207272</text:p>
          </table:table-cell>
          <table:table-cell office:value-type="float" office:value="0" calcext:value-type="float">
            <text:p>0</text:p>
          </table:table-cell>
          <table:table-cell office:value-type="float" office:value="28886312" calcext:value-type="float">
            <text:p>28886312</text:p>
          </table:table-cell>
          <table:table-cell office:value-type="float" office:value="27621616" calcext:value-type="float">
            <text:p>27621616</text:p>
          </table:table-cell>
          <table:table-cell office:value-type="float" office:value="26583504" calcext:value-type="float">
            <text:p>26583504</text:p>
          </table:table-cell>
          <table:table-cell table:formula="of:=[.A926]+[.B926]+[.C926]+[.D926]+[.E926]+[.F926]+[.G926]" office:value-type="float" office:value="164677408" calcext:value-type="float">
            <text:p>164677408</text:p>
          </table:table-cell>
        </table:table-row>
        <table:table-row table:style-name="ro1">
          <table:table-cell office:value-type="float" office:value="26552944" calcext:value-type="float">
            <text:p>26552944</text:p>
          </table:table-cell>
          <table:table-cell office:value-type="float" office:value="26899040" calcext:value-type="float">
            <text:p>26899040</text:p>
          </table:table-cell>
          <table:table-cell office:value-type="float" office:value="28207272" calcext:value-type="float">
            <text:p>28207272</text:p>
          </table:table-cell>
          <table:table-cell office:value-type="float" office:value="0" calcext:value-type="float">
            <text:p>0</text:p>
          </table:table-cell>
          <table:table-cell office:value-type="float" office:value="29517088" calcext:value-type="float">
            <text:p>29517088</text:p>
          </table:table-cell>
          <table:table-cell office:value-type="float" office:value="27625752" calcext:value-type="float">
            <text:p>27625752</text:p>
          </table:table-cell>
          <table:table-cell office:value-type="float" office:value="26583504" calcext:value-type="float">
            <text:p>26583504</text:p>
          </table:table-cell>
          <table:table-cell table:formula="of:=[.A927]+[.B927]+[.C927]+[.D927]+[.E927]+[.F927]+[.G927]" office:value-type="float" office:value="165385600" calcext:value-type="float">
            <text:p>165385600</text:p>
          </table:table-cell>
        </table:table-row>
        <table:table-row table:style-name="ro1">
          <table:table-cell office:value-type="float" office:value="26558448" calcext:value-type="float">
            <text:p>26558448</text:p>
          </table:table-cell>
          <table:table-cell office:value-type="float" office:value="26903576" calcext:value-type="float">
            <text:p>26903576</text:p>
          </table:table-cell>
          <table:table-cell office:value-type="float" office:value="28207272" calcext:value-type="float">
            <text:p>28207272</text:p>
          </table:table-cell>
          <table:table-cell office:value-type="float" office:value="0" calcext:value-type="float">
            <text:p>0</text:p>
          </table:table-cell>
          <table:table-cell office:value-type="float" office:value="29732784" calcext:value-type="float">
            <text:p>29732784</text:p>
          </table:table-cell>
          <table:table-cell office:value-type="float" office:value="27629928" calcext:value-type="float">
            <text:p>27629928</text:p>
          </table:table-cell>
          <table:table-cell office:value-type="float" office:value="26587648" calcext:value-type="float">
            <text:p>26587648</text:p>
          </table:table-cell>
          <table:table-cell table:formula="of:=[.A928]+[.B928]+[.C928]+[.D928]+[.E928]+[.F928]+[.G928]" office:value-type="float" office:value="165619656" calcext:value-type="float">
            <text:p>165619656</text:p>
          </table:table-cell>
        </table:table-row>
        <table:table-row table:style-name="ro1">
          <table:table-cell office:value-type="float" office:value="26564064" calcext:value-type="float">
            <text:p>26564064</text:p>
          </table:table-cell>
          <table:table-cell office:value-type="float" office:value="27002992" calcext:value-type="float">
            <text:p>27002992</text:p>
          </table:table-cell>
          <table:table-cell office:value-type="float" office:value="28207272" calcext:value-type="float">
            <text:p>28207272</text:p>
          </table:table-cell>
          <table:table-cell office:value-type="float" office:value="0" calcext:value-type="float">
            <text:p>0</text:p>
          </table:table-cell>
          <table:table-cell office:value-type="float" office:value="30333040" calcext:value-type="float">
            <text:p>30333040</text:p>
          </table:table-cell>
          <table:table-cell office:value-type="float" office:value="27629928" calcext:value-type="float">
            <text:p>27629928</text:p>
          </table:table-cell>
          <table:table-cell office:value-type="float" office:value="26587648" calcext:value-type="float">
            <text:p>26587648</text:p>
          </table:table-cell>
          <table:table-cell table:formula="of:=[.A929]+[.B929]+[.C929]+[.D929]+[.E929]+[.F929]+[.G929]" office:value-type="float" office:value="166324944" calcext:value-type="float">
            <text:p>166324944</text:p>
          </table:table-cell>
        </table:table-row>
        <table:table-row table:style-name="ro1">
          <table:table-cell office:value-type="float" office:value="26564280" calcext:value-type="float">
            <text:p>26564280</text:p>
          </table:table-cell>
          <table:table-cell office:value-type="float" office:value="27003616" calcext:value-type="float">
            <text:p>27003616</text:p>
          </table:table-cell>
          <table:table-cell office:value-type="float" office:value="28212424" calcext:value-type="float">
            <text:p>28212424</text:p>
          </table:table-cell>
          <table:table-cell office:value-type="float" office:value="0" calcext:value-type="float">
            <text:p>0</text:p>
          </table:table-cell>
          <table:table-cell office:value-type="float" office:value="30898336" calcext:value-type="float">
            <text:p>30898336</text:p>
          </table:table-cell>
          <table:table-cell office:value-type="float" office:value="27634104" calcext:value-type="float">
            <text:p>27634104</text:p>
          </table:table-cell>
          <table:table-cell office:value-type="float" office:value="26599848" calcext:value-type="float">
            <text:p>26599848</text:p>
          </table:table-cell>
          <table:table-cell table:formula="of:=[.A930]+[.B930]+[.C930]+[.D930]+[.E930]+[.F930]+[.G930]" office:value-type="float" office:value="166912608" calcext:value-type="float">
            <text:p>166912608</text:p>
          </table:table-cell>
        </table:table-row>
        <table:table-row table:style-name="ro1">
          <table:table-cell office:value-type="float" office:value="26564496" calcext:value-type="float">
            <text:p>26564496</text:p>
          </table:table-cell>
          <table:table-cell office:value-type="float" office:value="27008152" calcext:value-type="float">
            <text:p>27008152</text:p>
          </table:table-cell>
          <table:table-cell office:value-type="float" office:value="28212424" calcext:value-type="float">
            <text:p>28212424</text:p>
          </table:table-cell>
          <table:table-cell office:value-type="float" office:value="0" calcext:value-type="float">
            <text:p>0</text:p>
          </table:table-cell>
          <table:table-cell office:value-type="float" office:value="30350808" calcext:value-type="float">
            <text:p>30350808</text:p>
          </table:table-cell>
          <table:table-cell office:value-type="float" office:value="27634104" calcext:value-type="float">
            <text:p>27634104</text:p>
          </table:table-cell>
          <table:table-cell office:value-type="float" office:value="25743760" calcext:value-type="float">
            <text:p>25743760</text:p>
          </table:table-cell>
          <table:table-cell table:formula="of:=[.A931]+[.B931]+[.C931]+[.D931]+[.E931]+[.F931]+[.G931]" office:value-type="float" office:value="165513744" calcext:value-type="float">
            <text:p>165513744</text:p>
          </table:table-cell>
        </table:table-row>
        <table:table-row table:style-name="ro1">
          <table:table-cell office:value-type="float" office:value="26569832" calcext:value-type="float">
            <text:p>26569832</text:p>
          </table:table-cell>
          <table:table-cell office:value-type="float" office:value="27158600" calcext:value-type="float">
            <text:p>27158600</text:p>
          </table:table-cell>
          <table:table-cell office:value-type="float" office:value="28270056" calcext:value-type="float">
            <text:p>28270056</text:p>
          </table:table-cell>
          <table:table-cell office:value-type="float" office:value="0" calcext:value-type="float">
            <text:p>0</text:p>
          </table:table-cell>
          <table:table-cell office:value-type="float" office:value="30352472" calcext:value-type="float">
            <text:p>30352472</text:p>
          </table:table-cell>
          <table:table-cell office:value-type="float" office:value="27634104" calcext:value-type="float">
            <text:p>27634104</text:p>
          </table:table-cell>
          <table:table-cell office:value-type="float" office:value="25743760" calcext:value-type="float">
            <text:p>25743760</text:p>
          </table:table-cell>
          <table:table-cell table:formula="of:=[.A932]+[.B932]+[.C932]+[.D932]+[.E932]+[.F932]+[.G932]" office:value-type="float" office:value="165728824" calcext:value-type="float">
            <text:p>165728824</text:p>
          </table:table-cell>
        </table:table-row>
        <table:table-row table:style-name="ro1">
          <table:table-cell office:value-type="float" office:value="26571040" calcext:value-type="float">
            <text:p>26571040</text:p>
          </table:table-cell>
          <table:table-cell office:value-type="float" office:value="26234432" calcext:value-type="float">
            <text:p>26234432</text:p>
          </table:table-cell>
          <table:table-cell office:value-type="float" office:value="28270056" calcext:value-type="float">
            <text:p>28270056</text:p>
          </table:table-cell>
          <table:table-cell office:value-type="float" office:value="0" calcext:value-type="float">
            <text:p>0</text:p>
          </table:table-cell>
          <table:table-cell office:value-type="float" office:value="30358000" calcext:value-type="float">
            <text:p>30358000</text:p>
          </table:table-cell>
          <table:table-cell office:value-type="float" office:value="27638280" calcext:value-type="float">
            <text:p>27638280</text:p>
          </table:table-cell>
          <table:table-cell office:value-type="float" office:value="25743760" calcext:value-type="float">
            <text:p>25743760</text:p>
          </table:table-cell>
          <table:table-cell table:formula="of:=[.A933]+[.B933]+[.C933]+[.D933]+[.E933]+[.F933]+[.G933]" office:value-type="float" office:value="164815568" calcext:value-type="float">
            <text:p>164815568</text:p>
          </table:table-cell>
        </table:table-row>
        <table:table-row table:style-name="ro1">
          <table:table-cell office:value-type="float" office:value="26571944" calcext:value-type="float">
            <text:p>26571944</text:p>
          </table:table-cell>
          <table:table-cell office:value-type="float" office:value="26235840" calcext:value-type="float">
            <text:p>26235840</text:p>
          </table:table-cell>
          <table:table-cell office:value-type="float" office:value="28275208" calcext:value-type="float">
            <text:p>28275208</text:p>
          </table:table-cell>
          <table:table-cell office:value-type="float" office:value="0" calcext:value-type="float">
            <text:p>0</text:p>
          </table:table-cell>
          <table:table-cell office:value-type="float" office:value="30360352" calcext:value-type="float">
            <text:p>30360352</text:p>
          </table:table-cell>
          <table:table-cell office:value-type="float" office:value="27638280" calcext:value-type="float">
            <text:p>27638280</text:p>
          </table:table-cell>
          <table:table-cell office:value-type="float" office:value="25743760" calcext:value-type="float">
            <text:p>25743760</text:p>
          </table:table-cell>
          <table:table-cell table:formula="of:=[.A934]+[.B934]+[.C934]+[.D934]+[.E934]+[.F934]+[.G934]" office:value-type="float" office:value="164825384" calcext:value-type="float">
            <text:p>164825384</text:p>
          </table:table-cell>
        </table:table-row>
        <table:table-row table:style-name="ro1">
          <table:table-cell office:value-type="float" office:value="26572160" calcext:value-type="float">
            <text:p>26572160</text:p>
          </table:table-cell>
          <table:table-cell office:value-type="float" office:value="26236464" calcext:value-type="float">
            <text:p>26236464</text:p>
          </table:table-cell>
          <table:table-cell office:value-type="float" office:value="28275208" calcext:value-type="float">
            <text:p>28275208</text:p>
          </table:table-cell>
          <table:table-cell office:value-type="float" office:value="0" calcext:value-type="float">
            <text:p>0</text:p>
          </table:table-cell>
          <table:table-cell office:value-type="float" office:value="30366672" calcext:value-type="float">
            <text:p>30366672</text:p>
          </table:table-cell>
          <table:table-cell office:value-type="float" office:value="27642456" calcext:value-type="float">
            <text:p>27642456</text:p>
          </table:table-cell>
          <table:table-cell office:value-type="float" office:value="26181408" calcext:value-type="float">
            <text:p>26181408</text:p>
          </table:table-cell>
          <table:table-cell table:formula="of:=[.A935]+[.B935]+[.C935]+[.D935]+[.E935]+[.F935]+[.G935]" office:value-type="float" office:value="165274368" calcext:value-type="float">
            <text:p>165274368</text:p>
          </table:table-cell>
        </table:table-row>
        <table:table-row table:style-name="ro1">
          <table:table-cell office:value-type="float" office:value="26577496" calcext:value-type="float">
            <text:p>26577496</text:p>
          </table:table-cell>
          <table:table-cell office:value-type="float" office:value="26383536" calcext:value-type="float">
            <text:p>26383536</text:p>
          </table:table-cell>
          <table:table-cell office:value-type="float" office:value="28275208" calcext:value-type="float">
            <text:p>28275208</text:p>
          </table:table-cell>
          <table:table-cell office:value-type="float" office:value="0" calcext:value-type="float">
            <text:p>0</text:p>
          </table:table-cell>
          <table:table-cell office:value-type="float" office:value="30755056" calcext:value-type="float">
            <text:p>30755056</text:p>
          </table:table-cell>
          <table:table-cell office:value-type="float" office:value="27744888" calcext:value-type="float">
            <text:p>27744888</text:p>
          </table:table-cell>
          <table:table-cell office:value-type="float" office:value="26181408" calcext:value-type="float">
            <text:p>26181408</text:p>
          </table:table-cell>
          <table:table-cell table:formula="of:=[.A936]+[.B936]+[.C936]+[.D936]+[.E936]+[.F936]+[.G936]" office:value-type="float" office:value="165917592" calcext:value-type="float">
            <text:p>165917592</text:p>
          </table:table-cell>
        </table:table-row>
        <table:table-row table:style-name="ro1">
          <table:table-cell office:value-type="float" office:value="26578224" calcext:value-type="float">
            <text:p>26578224</text:p>
          </table:table-cell>
          <table:table-cell office:value-type="float" office:value="26686608" calcext:value-type="float">
            <text:p>26686608</text:p>
          </table:table-cell>
          <table:table-cell office:value-type="float" office:value="28280360" calcext:value-type="float">
            <text:p>28280360</text:p>
          </table:table-cell>
          <table:table-cell office:value-type="float" office:value="0" calcext:value-type="float">
            <text:p>0</text:p>
          </table:table-cell>
          <table:table-cell office:value-type="float" office:value="30489680" calcext:value-type="float">
            <text:p>30489680</text:p>
          </table:table-cell>
          <table:table-cell office:value-type="float" office:value="27744888" calcext:value-type="float">
            <text:p>27744888</text:p>
          </table:table-cell>
          <table:table-cell office:value-type="float" office:value="25763424" calcext:value-type="float">
            <text:p>25763424</text:p>
          </table:table-cell>
          <table:table-cell table:formula="of:=[.A937]+[.B937]+[.C937]+[.D937]+[.E937]+[.F937]+[.G937]" office:value-type="float" office:value="165543184" calcext:value-type="float">
            <text:p>165543184</text:p>
          </table:table-cell>
        </table:table-row>
        <table:table-row table:style-name="ro1">
          <table:table-cell office:value-type="float" office:value="26579376" calcext:value-type="float">
            <text:p>26579376</text:p>
          </table:table-cell>
          <table:table-cell office:value-type="float" office:value="26690560" calcext:value-type="float">
            <text:p>26690560</text:p>
          </table:table-cell>
          <table:table-cell office:value-type="float" office:value="28280360" calcext:value-type="float">
            <text:p>28280360</text:p>
          </table:table-cell>
          <table:table-cell office:value-type="float" office:value="0" calcext:value-type="float">
            <text:p>0</text:p>
          </table:table-cell>
          <table:table-cell office:value-type="float" office:value="30445960" calcext:value-type="float">
            <text:p>30445960</text:p>
          </table:table-cell>
          <table:table-cell office:value-type="float" office:value="27744888" calcext:value-type="float">
            <text:p>27744888</text:p>
          </table:table-cell>
          <table:table-cell office:value-type="float" office:value="25602896" calcext:value-type="float">
            <text:p>25602896</text:p>
          </table:table-cell>
          <table:table-cell table:formula="of:=[.A938]+[.B938]+[.C938]+[.D938]+[.E938]+[.F938]+[.G938]" office:value-type="float" office:value="165344040" calcext:value-type="float">
            <text:p>165344040</text:p>
          </table:table-cell>
        </table:table-row>
        <table:table-row table:style-name="ro1">
          <table:table-cell office:value-type="float" office:value="26652032" calcext:value-type="float">
            <text:p>26652032</text:p>
          </table:table-cell>
          <table:table-cell office:value-type="float" office:value="26694608" calcext:value-type="float">
            <text:p>26694608</text:p>
          </table:table-cell>
          <table:table-cell office:value-type="float" office:value="28285512" calcext:value-type="float">
            <text:p>28285512</text:p>
          </table:table-cell>
          <table:table-cell office:value-type="float" office:value="0" calcext:value-type="float">
            <text:p>0</text:p>
          </table:table-cell>
          <table:table-cell office:value-type="float" office:value="31422176" calcext:value-type="float">
            <text:p>31422176</text:p>
          </table:table-cell>
          <table:table-cell office:value-type="float" office:value="27744888" calcext:value-type="float">
            <text:p>27744888</text:p>
          </table:table-cell>
          <table:table-cell office:value-type="float" office:value="26076072" calcext:value-type="float">
            <text:p>26076072</text:p>
          </table:table-cell>
          <table:table-cell table:formula="of:=[.A939]+[.B939]+[.C939]+[.D939]+[.E939]+[.F939]+[.G939]" office:value-type="float" office:value="166875288" calcext:value-type="float">
            <text:p>166875288</text:p>
          </table:table-cell>
        </table:table-row>
        <table:table-row table:style-name="ro1">
          <table:table-cell office:value-type="float" office:value="26652248" calcext:value-type="float">
            <text:p>26652248</text:p>
          </table:table-cell>
          <table:table-cell office:value-type="float" office:value="26698520" calcext:value-type="float">
            <text:p>26698520</text:p>
          </table:table-cell>
          <table:table-cell office:value-type="float" office:value="28285512" calcext:value-type="float">
            <text:p>28285512</text:p>
          </table:table-cell>
          <table:table-cell office:value-type="float" office:value="0" calcext:value-type="float">
            <text:p>0</text:p>
          </table:table-cell>
          <table:table-cell office:value-type="float" office:value="31438392" calcext:value-type="float">
            <text:p>31438392</text:p>
          </table:table-cell>
          <table:table-cell office:value-type="float" office:value="27749328" calcext:value-type="float">
            <text:p>27749328</text:p>
          </table:table-cell>
          <table:table-cell office:value-type="float" office:value="26080480" calcext:value-type="float">
            <text:p>26080480</text:p>
          </table:table-cell>
          <table:table-cell table:formula="of:=[.A940]+[.B940]+[.C940]+[.D940]+[.E940]+[.F940]+[.G940]" office:value-type="float" office:value="166904480" calcext:value-type="float">
            <text:p>166904480</text:p>
          </table:table-cell>
        </table:table-row>
        <table:table-row table:style-name="ro1">
          <table:table-cell office:value-type="float" office:value="26653168" calcext:value-type="float">
            <text:p>26653168</text:p>
          </table:table-cell>
          <table:table-cell office:value-type="float" office:value="26840360" calcext:value-type="float">
            <text:p>26840360</text:p>
          </table:table-cell>
          <table:table-cell office:value-type="float" office:value="28338032" calcext:value-type="float">
            <text:p>28338032</text:p>
          </table:table-cell>
          <table:table-cell office:value-type="float" office:value="0" calcext:value-type="float">
            <text:p>0</text:p>
          </table:table-cell>
          <table:table-cell office:value-type="float" office:value="31441072" calcext:value-type="float">
            <text:p>31441072</text:p>
          </table:table-cell>
          <table:table-cell office:value-type="float" office:value="27749328" calcext:value-type="float">
            <text:p>27749328</text:p>
          </table:table-cell>
          <table:table-cell office:value-type="float" office:value="26080480" calcext:value-type="float">
            <text:p>26080480</text:p>
          </table:table-cell>
          <table:table-cell table:formula="of:=[.A941]+[.B941]+[.C941]+[.D941]+[.E941]+[.F941]+[.G941]" office:value-type="float" office:value="167102440" calcext:value-type="float">
            <text:p>167102440</text:p>
          </table:table-cell>
        </table:table-row>
        <table:table-row table:style-name="ro1">
          <table:table-cell office:value-type="float" office:value="26654360" calcext:value-type="float">
            <text:p>26654360</text:p>
          </table:table-cell>
          <table:table-cell office:value-type="float" office:value="26841184" calcext:value-type="float">
            <text:p>26841184</text:p>
          </table:table-cell>
          <table:table-cell office:value-type="float" office:value="28338032" calcext:value-type="float">
            <text:p>28338032</text:p>
          </table:table-cell>
          <table:table-cell office:value-type="float" office:value="0" calcext:value-type="float">
            <text:p>0</text:p>
          </table:table-cell>
          <table:table-cell office:value-type="float" office:value="31500048" calcext:value-type="float">
            <text:p>31500048</text:p>
          </table:table-cell>
          <table:table-cell office:value-type="float" office:value="27753504" calcext:value-type="float">
            <text:p>27753504</text:p>
          </table:table-cell>
          <table:table-cell office:value-type="float" office:value="26080480" calcext:value-type="float">
            <text:p>26080480</text:p>
          </table:table-cell>
          <table:table-cell table:formula="of:=[.A942]+[.B942]+[.C942]+[.D942]+[.E942]+[.F942]+[.G942]" office:value-type="float" office:value="167167608" calcext:value-type="float">
            <text:p>167167608</text:p>
          </table:table-cell>
        </table:table-row>
        <table:table-row table:style-name="ro1">
          <table:table-cell office:value-type="float" office:value="26659960" calcext:value-type="float">
            <text:p>26659960</text:p>
          </table:table-cell>
          <table:table-cell office:value-type="float" office:value="26845096" calcext:value-type="float">
            <text:p>26845096</text:p>
          </table:table-cell>
          <table:table-cell office:value-type="float" office:value="28338032" calcext:value-type="float">
            <text:p>28338032</text:p>
          </table:table-cell>
          <table:table-cell office:value-type="float" office:value="0" calcext:value-type="float">
            <text:p>0</text:p>
          </table:table-cell>
          <table:table-cell office:value-type="float" office:value="31501904" calcext:value-type="float">
            <text:p>31501904</text:p>
          </table:table-cell>
          <table:table-cell office:value-type="float" office:value="27753504" calcext:value-type="float">
            <text:p>27753504</text:p>
          </table:table-cell>
          <table:table-cell office:value-type="float" office:value="26084624" calcext:value-type="float">
            <text:p>26084624</text:p>
          </table:table-cell>
          <table:table-cell table:formula="of:=[.A943]+[.B943]+[.C943]+[.D943]+[.E943]+[.F943]+[.G943]" office:value-type="float" office:value="167183120" calcext:value-type="float">
            <text:p>167183120</text:p>
          </table:table-cell>
        </table:table-row>
        <table:table-row table:style-name="ro1">
          <table:table-cell office:value-type="float" office:value="26660176" calcext:value-type="float">
            <text:p>26660176</text:p>
          </table:table-cell>
          <table:table-cell office:value-type="float" office:value="26845096" calcext:value-type="float">
            <text:p>26845096</text:p>
          </table:table-cell>
          <table:table-cell office:value-type="float" office:value="28343448" calcext:value-type="float">
            <text:p>28343448</text:p>
          </table:table-cell>
          <table:table-cell office:value-type="float" office:value="0" calcext:value-type="float">
            <text:p>0</text:p>
          </table:table-cell>
          <table:table-cell office:value-type="float" office:value="31502872" calcext:value-type="float">
            <text:p>31502872</text:p>
          </table:table-cell>
          <table:table-cell office:value-type="float" office:value="27753504" calcext:value-type="float">
            <text:p>27753504</text:p>
          </table:table-cell>
          <table:table-cell office:value-type="float" office:value="26084624" calcext:value-type="float">
            <text:p>26084624</text:p>
          </table:table-cell>
          <table:table-cell table:formula="of:=[.A944]+[.B944]+[.C944]+[.D944]+[.E944]+[.F944]+[.G944]" office:value-type="float" office:value="167189720" calcext:value-type="float">
            <text:p>167189720</text:p>
          </table:table-cell>
        </table:table-row>
        <table:table-row table:style-name="ro1">
          <table:table-cell office:value-type="float" office:value="26660408" calcext:value-type="float">
            <text:p>26660408</text:p>
          </table:table-cell>
          <table:table-cell office:value-type="float" office:value="26845096" calcext:value-type="float">
            <text:p>26845096</text:p>
          </table:table-cell>
          <table:table-cell office:value-type="float" office:value="28343448" calcext:value-type="float">
            <text:p>28343448</text:p>
          </table:table-cell>
          <table:table-cell office:value-type="float" office:value="0" calcext:value-type="float">
            <text:p>0</text:p>
          </table:table-cell>
          <table:table-cell office:value-type="float" office:value="31519720" calcext:value-type="float">
            <text:p>31519720</text:p>
          </table:table-cell>
          <table:table-cell office:value-type="float" office:value="27757680" calcext:value-type="float">
            <text:p>27757680</text:p>
          </table:table-cell>
          <table:table-cell office:value-type="float" office:value="26084624" calcext:value-type="float">
            <text:p>26084624</text:p>
          </table:table-cell>
          <table:table-cell table:formula="of:=[.A945]+[.B945]+[.C945]+[.D945]+[.E945]+[.F945]+[.G945]" office:value-type="float" office:value="167210976" calcext:value-type="float">
            <text:p>167210976</text:p>
          </table:table-cell>
        </table:table-row>
        <table:table-row table:style-name="ro1">
          <table:table-cell office:value-type="float" office:value="26665744" calcext:value-type="float">
            <text:p>26665744</text:p>
          </table:table-cell>
          <table:table-cell office:value-type="float" office:value="26845096" calcext:value-type="float">
            <text:p>26845096</text:p>
          </table:table-cell>
          <table:table-cell office:value-type="float" office:value="28348600" calcext:value-type="float">
            <text:p>28348600</text:p>
          </table:table-cell>
          <table:table-cell office:value-type="float" office:value="0" calcext:value-type="float">
            <text:p>0</text:p>
          </table:table-cell>
          <table:table-cell office:value-type="float" office:value="31521000" calcext:value-type="float">
            <text:p>31521000</text:p>
          </table:table-cell>
          <table:table-cell office:value-type="float" office:value="27051912" calcext:value-type="float">
            <text:p>27051912</text:p>
          </table:table-cell>
          <table:table-cell office:value-type="float" office:value="26084624" calcext:value-type="float">
            <text:p>26084624</text:p>
          </table:table-cell>
          <table:table-cell table:formula="of:=[.A946]+[.B946]+[.C946]+[.D946]+[.E946]+[.F946]+[.G946]" office:value-type="float" office:value="166516976" calcext:value-type="float">
            <text:p>166516976</text:p>
          </table:table-cell>
        </table:table-row>
        <table:table-row table:style-name="ro1">
          <table:table-cell office:value-type="float" office:value="26673640" calcext:value-type="float">
            <text:p>26673640</text:p>
          </table:table-cell>
          <table:table-cell office:value-type="float" office:value="26849008" calcext:value-type="float">
            <text:p>26849008</text:p>
          </table:table-cell>
          <table:table-cell office:value-type="float" office:value="28348600" calcext:value-type="float">
            <text:p>28348600</text:p>
          </table:table-cell>
          <table:table-cell office:value-type="float" office:value="0" calcext:value-type="float">
            <text:p>0</text:p>
          </table:table-cell>
          <table:table-cell office:value-type="float" office:value="31533696" calcext:value-type="float">
            <text:p>31533696</text:p>
          </table:table-cell>
          <table:table-cell office:value-type="float" office:value="27056392" calcext:value-type="float">
            <text:p>27056392</text:p>
          </table:table-cell>
          <table:table-cell office:value-type="float" office:value="26088768" calcext:value-type="float">
            <text:p>26088768</text:p>
          </table:table-cell>
          <table:table-cell table:formula="of:=[.A947]+[.B947]+[.C947]+[.D947]+[.E947]+[.F947]+[.G947]" office:value-type="float" office:value="166550104" calcext:value-type="float">
            <text:p>166550104</text:p>
          </table:table-cell>
        </table:table-row>
        <table:table-row table:style-name="ro1">
          <table:table-cell office:value-type="float" office:value="26674544" calcext:value-type="float">
            <text:p>26674544</text:p>
          </table:table-cell>
          <table:table-cell office:value-type="float" office:value="26849008" calcext:value-type="float">
            <text:p>26849008</text:p>
          </table:table-cell>
          <table:table-cell office:value-type="float" office:value="28353752" calcext:value-type="float">
            <text:p>28353752</text:p>
          </table:table-cell>
          <table:table-cell office:value-type="float" office:value="0" calcext:value-type="float">
            <text:p>0</text:p>
          </table:table-cell>
          <table:table-cell office:value-type="float" office:value="31534456" calcext:value-type="float">
            <text:p>31534456</text:p>
          </table:table-cell>
          <table:table-cell office:value-type="float" office:value="27057480" calcext:value-type="float">
            <text:p>27057480</text:p>
          </table:table-cell>
          <table:table-cell office:value-type="float" office:value="26088768" calcext:value-type="float">
            <text:p>26088768</text:p>
          </table:table-cell>
          <table:table-cell table:formula="of:=[.A948]+[.B948]+[.C948]+[.D948]+[.E948]+[.F948]+[.G948]" office:value-type="float" office:value="166558008" calcext:value-type="float">
            <text:p>166558008</text:p>
          </table:table-cell>
        </table:table-row>
        <table:table-row table:style-name="ro1">
          <table:table-cell office:value-type="float" office:value="26674760" calcext:value-type="float">
            <text:p>26674760</text:p>
          </table:table-cell>
          <table:table-cell office:value-type="float" office:value="26849008" calcext:value-type="float">
            <text:p>26849008</text:p>
          </table:table-cell>
          <table:table-cell office:value-type="float" office:value="28353752" calcext:value-type="float">
            <text:p>28353752</text:p>
          </table:table-cell>
          <table:table-cell office:value-type="float" office:value="0" calcext:value-type="float">
            <text:p>0</text:p>
          </table:table-cell>
          <table:table-cell office:value-type="float" office:value="31547544" calcext:value-type="float">
            <text:p>31547544</text:p>
          </table:table-cell>
          <table:table-cell office:value-type="float" office:value="27061656" calcext:value-type="float">
            <text:p>27061656</text:p>
          </table:table-cell>
          <table:table-cell office:value-type="float" office:value="26132504" calcext:value-type="float">
            <text:p>26132504</text:p>
          </table:table-cell>
          <table:table-cell table:formula="of:=[.A949]+[.B949]+[.C949]+[.D949]+[.E949]+[.F949]+[.G949]" office:value-type="float" office:value="166619224" calcext:value-type="float">
            <text:p>166619224</text:p>
          </table:table-cell>
        </table:table-row>
        <table:table-row table:style-name="ro1">
          <table:table-cell office:value-type="float" office:value="26675680" calcext:value-type="float">
            <text:p>26675680</text:p>
          </table:table-cell>
          <table:table-cell office:value-type="float" office:value="26852920" calcext:value-type="float">
            <text:p>26852920</text:p>
          </table:table-cell>
          <table:table-cell office:value-type="float" office:value="28353752" calcext:value-type="float">
            <text:p>28353752</text:p>
          </table:table-cell>
          <table:table-cell office:value-type="float" office:value="0" calcext:value-type="float">
            <text:p>0</text:p>
          </table:table-cell>
          <table:table-cell office:value-type="float" office:value="31548840" calcext:value-type="float">
            <text:p>31548840</text:p>
          </table:table-cell>
          <table:table-cell office:value-type="float" office:value="27061656" calcext:value-type="float">
            <text:p>27061656</text:p>
          </table:table-cell>
          <table:table-cell office:value-type="float" office:value="26136696" calcext:value-type="float">
            <text:p>26136696</text:p>
          </table:table-cell>
          <table:table-cell table:formula="of:=[.A950]+[.B950]+[.C950]+[.D950]+[.E950]+[.F950]+[.G950]" office:value-type="float" office:value="166629544" calcext:value-type="float">
            <text:p>166629544</text:p>
          </table:table-cell>
        </table:table-row>
        <table:table-row table:style-name="ro1">
          <table:table-cell office:value-type="float" office:value="26680688" calcext:value-type="float">
            <text:p>26680688</text:p>
          </table:table-cell>
          <table:table-cell office:value-type="float" office:value="27011288" calcext:value-type="float">
            <text:p>27011288</text:p>
          </table:table-cell>
          <table:table-cell office:value-type="float" office:value="28367440" calcext:value-type="float">
            <text:p>28367440</text:p>
          </table:table-cell>
          <table:table-cell office:value-type="float" office:value="0" calcext:value-type="float">
            <text:p>0</text:p>
          </table:table-cell>
          <table:table-cell office:value-type="float" office:value="31551152" calcext:value-type="float">
            <text:p>31551152</text:p>
          </table:table-cell>
          <table:table-cell office:value-type="float" office:value="27061656" calcext:value-type="float">
            <text:p>27061656</text:p>
          </table:table-cell>
          <table:table-cell office:value-type="float" office:value="26136696" calcext:value-type="float">
            <text:p>26136696</text:p>
          </table:table-cell>
          <table:table-cell table:formula="of:=[.A951]+[.B951]+[.C951]+[.D951]+[.E951]+[.F951]+[.G951]" office:value-type="float" office:value="166808920" calcext:value-type="float">
            <text:p>166808920</text:p>
          </table:table-cell>
        </table:table-row>
        <table:table-row table:style-name="ro1">
          <table:table-cell office:value-type="float" office:value="26681520" calcext:value-type="float">
            <text:p>26681520</text:p>
          </table:table-cell>
          <table:table-cell office:value-type="float" office:value="27015464" calcext:value-type="float">
            <text:p>27015464</text:p>
          </table:table-cell>
          <table:table-cell office:value-type="float" office:value="28367440" calcext:value-type="float">
            <text:p>28367440</text:p>
          </table:table-cell>
          <table:table-cell office:value-type="float" office:value="0" calcext:value-type="float">
            <text:p>0</text:p>
          </table:table-cell>
          <table:table-cell office:value-type="float" office:value="31551912" calcext:value-type="float">
            <text:p>31551912</text:p>
          </table:table-cell>
          <table:table-cell office:value-type="float" office:value="27061656" calcext:value-type="float">
            <text:p>27061656</text:p>
          </table:table-cell>
          <table:table-cell office:value-type="float" office:value="26140840" calcext:value-type="float">
            <text:p>26140840</text:p>
          </table:table-cell>
          <table:table-cell table:formula="of:=[.A952]+[.B952]+[.C952]+[.D952]+[.E952]+[.F952]+[.G952]" office:value-type="float" office:value="166818832" calcext:value-type="float">
            <text:p>166818832</text:p>
          </table:table-cell>
        </table:table-row>
        <table:table-row table:style-name="ro1">
          <table:table-cell office:value-type="float" office:value="26754176" calcext:value-type="float">
            <text:p>26754176</text:p>
          </table:table-cell>
          <table:table-cell office:value-type="float" office:value="27015464" calcext:value-type="float">
            <text:p>27015464</text:p>
          </table:table-cell>
          <table:table-cell office:value-type="float" office:value="28367440" calcext:value-type="float">
            <text:p>28367440</text:p>
          </table:table-cell>
          <table:table-cell office:value-type="float" office:value="0" calcext:value-type="float">
            <text:p>0</text:p>
          </table:table-cell>
          <table:table-cell office:value-type="float" office:value="31553784" calcext:value-type="float">
            <text:p>31553784</text:p>
          </table:table-cell>
          <table:table-cell office:value-type="float" office:value="27061656" calcext:value-type="float">
            <text:p>27061656</text:p>
          </table:table-cell>
          <table:table-cell office:value-type="float" office:value="26140840" calcext:value-type="float">
            <text:p>26140840</text:p>
          </table:table-cell>
          <table:table-cell table:formula="of:=[.A953]+[.B953]+[.C953]+[.D953]+[.E953]+[.F953]+[.G953]" office:value-type="float" office:value="166893360" calcext:value-type="float">
            <text:p>166893360</text:p>
          </table:table-cell>
        </table:table-row>
        <table:table-row table:style-name="ro1">
          <table:table-cell office:value-type="float" office:value="26754560" calcext:value-type="float">
            <text:p>26754560</text:p>
          </table:table-cell>
          <table:table-cell office:value-type="float" office:value="27019376" calcext:value-type="float">
            <text:p>27019376</text:p>
          </table:table-cell>
          <table:table-cell office:value-type="float" office:value="28367440" calcext:value-type="float">
            <text:p>28367440</text:p>
          </table:table-cell>
          <table:table-cell office:value-type="float" office:value="0" calcext:value-type="float">
            <text:p>0</text:p>
          </table:table-cell>
          <table:table-cell office:value-type="float" office:value="31624824" calcext:value-type="float">
            <text:p>31624824</text:p>
          </table:table-cell>
          <table:table-cell office:value-type="float" office:value="27065832" calcext:value-type="float">
            <text:p>27065832</text:p>
          </table:table-cell>
          <table:table-cell office:value-type="float" office:value="26140840" calcext:value-type="float">
            <text:p>26140840</text:p>
          </table:table-cell>
          <table:table-cell table:formula="of:=[.A954]+[.B954]+[.C954]+[.D954]+[.E954]+[.F954]+[.G954]" office:value-type="float" office:value="166972872" calcext:value-type="float">
            <text:p>166972872</text:p>
          </table:table-cell>
        </table:table-row>
        <table:table-row table:style-name="ro1">
          <table:table-cell office:value-type="float" office:value="26755464" calcext:value-type="float">
            <text:p>26755464</text:p>
          </table:table-cell>
          <table:table-cell office:value-type="float" office:value="27019376" calcext:value-type="float">
            <text:p>27019376</text:p>
          </table:table-cell>
          <table:table-cell office:value-type="float" office:value="28372592" calcext:value-type="float">
            <text:p>28372592</text:p>
          </table:table-cell>
          <table:table-cell office:value-type="float" office:value="0" calcext:value-type="float">
            <text:p>0</text:p>
          </table:table-cell>
          <table:table-cell office:value-type="float" office:value="31626104" calcext:value-type="float">
            <text:p>31626104</text:p>
          </table:table-cell>
          <table:table-cell office:value-type="float" office:value="27071600" calcext:value-type="float">
            <text:p>27071600</text:p>
          </table:table-cell>
          <table:table-cell office:value-type="float" office:value="26140840" calcext:value-type="float">
            <text:p>26140840</text:p>
          </table:table-cell>
          <table:table-cell table:formula="of:=[.A955]+[.B955]+[.C955]+[.D955]+[.E955]+[.F955]+[.G955]" office:value-type="float" office:value="166985976" calcext:value-type="float">
            <text:p>166985976</text:p>
          </table:table-cell>
        </table:table-row>
        <table:table-row table:style-name="ro1">
          <table:table-cell office:value-type="float" office:value="26756656" calcext:value-type="float">
            <text:p>26756656</text:p>
          </table:table-cell>
          <table:table-cell office:value-type="float" office:value="27019376" calcext:value-type="float">
            <text:p>27019376</text:p>
          </table:table-cell>
          <table:table-cell office:value-type="float" office:value="28372592" calcext:value-type="float">
            <text:p>28372592</text:p>
          </table:table-cell>
          <table:table-cell office:value-type="float" office:value="0" calcext:value-type="float">
            <text:p>0</text:p>
          </table:table-cell>
          <table:table-cell office:value-type="float" office:value="31638944" calcext:value-type="float">
            <text:p>31638944</text:p>
          </table:table-cell>
          <table:table-cell office:value-type="float" office:value="27075776" calcext:value-type="float">
            <text:p>27075776</text:p>
          </table:table-cell>
          <table:table-cell office:value-type="float" office:value="26140840" calcext:value-type="float">
            <text:p>26140840</text:p>
          </table:table-cell>
          <table:table-cell table:formula="of:=[.A956]+[.B956]+[.C956]+[.D956]+[.E956]+[.F956]+[.G956]" office:value-type="float" office:value="167004184" calcext:value-type="float">
            <text:p>167004184</text:p>
          </table:table-cell>
        </table:table-row>
        <table:table-row table:style-name="ro1">
          <table:table-cell office:value-type="float" office:value="26756872" calcext:value-type="float">
            <text:p>26756872</text:p>
          </table:table-cell>
          <table:table-cell office:value-type="float" office:value="27023288" calcext:value-type="float">
            <text:p>27023288</text:p>
          </table:table-cell>
          <table:table-cell office:value-type="float" office:value="28372592" calcext:value-type="float">
            <text:p>28372592</text:p>
          </table:table-cell>
          <table:table-cell office:value-type="float" office:value="0" calcext:value-type="float">
            <text:p>0</text:p>
          </table:table-cell>
          <table:table-cell office:value-type="float" office:value="31640808" calcext:value-type="float">
            <text:p>31640808</text:p>
          </table:table-cell>
          <table:table-cell office:value-type="float" office:value="27075776" calcext:value-type="float">
            <text:p>27075776</text:p>
          </table:table-cell>
          <table:table-cell office:value-type="float" office:value="26144984" calcext:value-type="float">
            <text:p>26144984</text:p>
          </table:table-cell>
          <table:table-cell table:formula="of:=[.A957]+[.B957]+[.C957]+[.D957]+[.E957]+[.F957]+[.G957]" office:value-type="float" office:value="167014320" calcext:value-type="float">
            <text:p>167014320</text:p>
          </table:table-cell>
        </table:table-row>
        <table:table-row table:style-name="ro1">
          <table:table-cell office:value-type="float" office:value="26762488" calcext:value-type="float">
            <text:p>26762488</text:p>
          </table:table-cell>
          <table:table-cell office:value-type="float" office:value="27023288" calcext:value-type="float">
            <text:p>27023288</text:p>
          </table:table-cell>
          <table:table-cell office:value-type="float" office:value="28372592" calcext:value-type="float">
            <text:p>28372592</text:p>
          </table:table-cell>
          <table:table-cell office:value-type="float" office:value="0" calcext:value-type="float">
            <text:p>0</text:p>
          </table:table-cell>
          <table:table-cell office:value-type="float" office:value="31642816" calcext:value-type="float">
            <text:p>31642816</text:p>
          </table:table-cell>
          <table:table-cell office:value-type="float" office:value="27075776" calcext:value-type="float">
            <text:p>27075776</text:p>
          </table:table-cell>
          <table:table-cell office:value-type="float" office:value="26312160" calcext:value-type="float">
            <text:p>26312160</text:p>
          </table:table-cell>
          <table:table-cell table:formula="of:=[.A958]+[.B958]+[.C958]+[.D958]+[.E958]+[.F958]+[.G958]" office:value-type="float" office:value="167189120" calcext:value-type="float">
            <text:p>167189120</text:p>
          </table:table-cell>
        </table:table-row>
        <table:table-row table:style-name="ro1">
          <table:table-cell office:value-type="float" office:value="26762704" calcext:value-type="float">
            <text:p>26762704</text:p>
          </table:table-cell>
          <table:table-cell office:value-type="float" office:value="27027200" calcext:value-type="float">
            <text:p>27027200</text:p>
          </table:table-cell>
          <table:table-cell office:value-type="float" office:value="28372592" calcext:value-type="float">
            <text:p>28372592</text:p>
          </table:table-cell>
          <table:table-cell office:value-type="float" office:value="0" calcext:value-type="float">
            <text:p>0</text:p>
          </table:table-cell>
          <table:table-cell office:value-type="float" office:value="31654488" calcext:value-type="float">
            <text:p>31654488</text:p>
          </table:table-cell>
          <table:table-cell office:value-type="float" office:value="27075776" calcext:value-type="float">
            <text:p>27075776</text:p>
          </table:table-cell>
          <table:table-cell office:value-type="float" office:value="26409544" calcext:value-type="float">
            <text:p>26409544</text:p>
          </table:table-cell>
          <table:table-cell table:formula="of:=[.A959]+[.B959]+[.C959]+[.D959]+[.E959]+[.F959]+[.G959]" office:value-type="float" office:value="167302304" calcext:value-type="float">
            <text:p>167302304</text:p>
          </table:table-cell>
        </table:table-row>
        <table:table-row table:style-name="ro1">
          <table:table-cell office:value-type="float" office:value="25757448" calcext:value-type="float">
            <text:p>25757448</text:p>
          </table:table-cell>
          <table:table-cell office:value-type="float" office:value="27031104" calcext:value-type="float">
            <text:p>27031104</text:p>
          </table:table-cell>
          <table:table-cell office:value-type="float" office:value="28498000" calcext:value-type="float">
            <text:p>28498000</text:p>
          </table:table-cell>
          <table:table-cell office:value-type="float" office:value="0" calcext:value-type="float">
            <text:p>0</text:p>
          </table:table-cell>
          <table:table-cell office:value-type="float" office:value="31656672" calcext:value-type="float">
            <text:p>31656672</text:p>
          </table:table-cell>
          <table:table-cell office:value-type="float" office:value="27075776" calcext:value-type="float">
            <text:p>27075776</text:p>
          </table:table-cell>
          <table:table-cell office:value-type="float" office:value="26574528" calcext:value-type="float">
            <text:p>26574528</text:p>
          </table:table-cell>
          <table:table-cell table:formula="of:=[.A960]+[.B960]+[.C960]+[.D960]+[.E960]+[.F960]+[.G960]" office:value-type="float" office:value="166593528" calcext:value-type="float">
            <text:p>166593528</text:p>
          </table:table-cell>
        </table:table-row>
        <table:table-row table:style-name="ro1">
          <table:table-cell office:value-type="float" office:value="25758680" calcext:value-type="float">
            <text:p>25758680</text:p>
          </table:table-cell>
          <table:table-cell office:value-type="float" office:value="27031104" calcext:value-type="float">
            <text:p>27031104</text:p>
          </table:table-cell>
          <table:table-cell office:value-type="float" office:value="28498824" calcext:value-type="float">
            <text:p>28498824</text:p>
          </table:table-cell>
          <table:table-cell office:value-type="float" office:value="0" calcext:value-type="float">
            <text:p>0</text:p>
          </table:table-cell>
          <table:table-cell office:value-type="float" office:value="31668344" calcext:value-type="float">
            <text:p>31668344</text:p>
          </table:table-cell>
          <table:table-cell office:value-type="float" office:value="27079952" calcext:value-type="float">
            <text:p>27079952</text:p>
          </table:table-cell>
          <table:table-cell office:value-type="float" office:value="26801928" calcext:value-type="float">
            <text:p>26801928</text:p>
          </table:table-cell>
          <table:table-cell table:formula="of:=[.A961]+[.B961]+[.C961]+[.D961]+[.E961]+[.F961]+[.G961]" office:value-type="float" office:value="166838832" calcext:value-type="float">
            <text:p>166838832</text:p>
          </table:table-cell>
        </table:table-row>
        <table:table-row table:style-name="ro1">
          <table:table-cell office:value-type="float" office:value="25764032" calcext:value-type="float">
            <text:p>25764032</text:p>
          </table:table-cell>
          <table:table-cell office:value-type="float" office:value="27031104" calcext:value-type="float">
            <text:p>27031104</text:p>
          </table:table-cell>
          <table:table-cell office:value-type="float" office:value="28498824" calcext:value-type="float">
            <text:p>28498824</text:p>
          </table:table-cell>
          <table:table-cell office:value-type="float" office:value="0" calcext:value-type="float">
            <text:p>0</text:p>
          </table:table-cell>
          <table:table-cell office:value-type="float" office:value="31671120" calcext:value-type="float">
            <text:p>31671120</text:p>
          </table:table-cell>
          <table:table-cell office:value-type="float" office:value="27079952" calcext:value-type="float">
            <text:p>27079952</text:p>
          </table:table-cell>
          <table:table-cell office:value-type="float" office:value="26806208" calcext:value-type="float">
            <text:p>26806208</text:p>
          </table:table-cell>
          <table:table-cell table:formula="of:=[.A962]+[.B962]+[.C962]+[.D962]+[.E962]+[.F962]+[.G962]" office:value-type="float" office:value="166851240" calcext:value-type="float">
            <text:p>166851240</text:p>
          </table:table-cell>
        </table:table-row>
        <table:table-row table:style-name="ro1">
          <table:table-cell office:value-type="float" office:value="25764248" calcext:value-type="float">
            <text:p>25764248</text:p>
          </table:table-cell>
          <table:table-cell office:value-type="float" office:value="27031104" calcext:value-type="float">
            <text:p>27031104</text:p>
          </table:table-cell>
          <table:table-cell office:value-type="float" office:value="28503880" calcext:value-type="float">
            <text:p>28503880</text:p>
          </table:table-cell>
          <table:table-cell office:value-type="float" office:value="0" calcext:value-type="float">
            <text:p>0</text:p>
          </table:table-cell>
          <table:table-cell office:value-type="float" office:value="31672088" calcext:value-type="float">
            <text:p>31672088</text:p>
          </table:table-cell>
          <table:table-cell office:value-type="float" office:value="27084128" calcext:value-type="float">
            <text:p>27084128</text:p>
          </table:table-cell>
          <table:table-cell office:value-type="float" office:value="26806208" calcext:value-type="float">
            <text:p>26806208</text:p>
          </table:table-cell>
          <table:table-cell table:formula="of:=[.A963]+[.B963]+[.C963]+[.D963]+[.E963]+[.F963]+[.G963]" office:value-type="float" office:value="166861656" calcext:value-type="float">
            <text:p>166861656</text:p>
          </table:table-cell>
        </table:table-row>
        <table:table-row table:style-name="ro1">
          <table:table-cell office:value-type="float" office:value="25764464" calcext:value-type="float">
            <text:p>25764464</text:p>
          </table:table-cell>
          <table:table-cell office:value-type="float" office:value="27035016" calcext:value-type="float">
            <text:p>27035016</text:p>
          </table:table-cell>
          <table:table-cell office:value-type="float" office:value="28503880" calcext:value-type="float">
            <text:p>28503880</text:p>
          </table:table-cell>
          <table:table-cell office:value-type="float" office:value="0" calcext:value-type="float">
            <text:p>0</text:p>
          </table:table-cell>
          <table:table-cell office:value-type="float" office:value="31685968" calcext:value-type="float">
            <text:p>31685968</text:p>
          </table:table-cell>
          <table:table-cell office:value-type="float" office:value="27084128" calcext:value-type="float">
            <text:p>27084128</text:p>
          </table:table-cell>
          <table:table-cell office:value-type="float" office:value="26806208" calcext:value-type="float">
            <text:p>26806208</text:p>
          </table:table-cell>
          <table:table-cell table:formula="of:=[.A964]+[.B964]+[.C964]+[.D964]+[.E964]+[.F964]+[.G964]" office:value-type="float" office:value="166879664" calcext:value-type="float">
            <text:p>166879664</text:p>
          </table:table-cell>
        </table:table-row>
        <table:table-row table:style-name="ro1">
          <table:table-cell office:value-type="float" office:value="25769800" calcext:value-type="float">
            <text:p>25769800</text:p>
          </table:table-cell>
          <table:table-cell office:value-type="float" office:value="27035016" calcext:value-type="float">
            <text:p>27035016</text:p>
          </table:table-cell>
          <table:table-cell office:value-type="float" office:value="28508936" calcext:value-type="float">
            <text:p>28508936</text:p>
          </table:table-cell>
          <table:table-cell office:value-type="float" office:value="0" calcext:value-type="float">
            <text:p>0</text:p>
          </table:table-cell>
          <table:table-cell office:value-type="float" office:value="31686728" calcext:value-type="float">
            <text:p>31686728</text:p>
          </table:table-cell>
          <table:table-cell office:value-type="float" office:value="27186560" calcext:value-type="float">
            <text:p>27186560</text:p>
          </table:table-cell>
          <table:table-cell office:value-type="float" office:value="26806208" calcext:value-type="float">
            <text:p>26806208</text:p>
          </table:table-cell>
          <table:table-cell table:formula="of:=[.A965]+[.B965]+[.C965]+[.D965]+[.E965]+[.F965]+[.G965]" office:value-type="float" office:value="166993248" calcext:value-type="float">
            <text:p>166993248</text:p>
          </table:table-cell>
        </table:table-row>
        <table:table-row table:style-name="ro1">
          <table:table-cell office:value-type="float" office:value="25771008" calcext:value-type="float">
            <text:p>25771008</text:p>
          </table:table-cell>
          <table:table-cell office:value-type="float" office:value="27038928" calcext:value-type="float">
            <text:p>27038928</text:p>
          </table:table-cell>
          <table:table-cell office:value-type="float" office:value="28508936" calcext:value-type="float">
            <text:p>28508936</text:p>
          </table:table-cell>
          <table:table-cell office:value-type="float" office:value="0" calcext:value-type="float">
            <text:p>0</text:p>
          </table:table-cell>
          <table:table-cell office:value-type="float" office:value="31746432" calcext:value-type="float">
            <text:p>31746432</text:p>
          </table:table-cell>
          <table:table-cell office:value-type="float" office:value="27191496" calcext:value-type="float">
            <text:p>27191496</text:p>
          </table:table-cell>
          <table:table-cell office:value-type="float" office:value="26810352" calcext:value-type="float">
            <text:p>26810352</text:p>
          </table:table-cell>
          <table:table-cell table:formula="of:=[.A966]+[.B966]+[.C966]+[.D966]+[.E966]+[.F966]+[.G966]" office:value-type="float" office:value="167067152" calcext:value-type="float">
            <text:p>167067152</text:p>
          </table:table-cell>
        </table:table-row>
        <table:table-row table:style-name="ro1">
          <table:table-cell office:value-type="float" office:value="25843744" calcext:value-type="float">
            <text:p>25843744</text:p>
          </table:table-cell>
          <table:table-cell office:value-type="float" office:value="27038928" calcext:value-type="float">
            <text:p>27038928</text:p>
          </table:table-cell>
          <table:table-cell office:value-type="float" office:value="28513992" calcext:value-type="float">
            <text:p>28513992</text:p>
          </table:table-cell>
          <table:table-cell office:value-type="float" office:value="0" calcext:value-type="float">
            <text:p>0</text:p>
          </table:table-cell>
          <table:table-cell office:value-type="float" office:value="31747208" calcext:value-type="float">
            <text:p>31747208</text:p>
          </table:table-cell>
          <table:table-cell office:value-type="float" office:value="27191496" calcext:value-type="float">
            <text:p>27191496</text:p>
          </table:table-cell>
          <table:table-cell office:value-type="float" office:value="26883768" calcext:value-type="float">
            <text:p>26883768</text:p>
          </table:table-cell>
          <table:table-cell table:formula="of:=[.A967]+[.B967]+[.C967]+[.D967]+[.E967]+[.F967]+[.G967]" office:value-type="float" office:value="167219136" calcext:value-type="float">
            <text:p>167219136</text:p>
          </table:table-cell>
        </table:table-row>
        <table:table-row table:style-name="ro1">
          <table:table-cell office:value-type="float" office:value="25843960" calcext:value-type="float">
            <text:p>25843960</text:p>
          </table:table-cell>
          <table:table-cell office:value-type="float" office:value="27042840" calcext:value-type="float">
            <text:p>27042840</text:p>
          </table:table-cell>
          <table:table-cell office:value-type="float" office:value="28513992" calcext:value-type="float">
            <text:p>28513992</text:p>
          </table:table-cell>
          <table:table-cell office:value-type="float" office:value="0" calcext:value-type="float">
            <text:p>0</text:p>
          </table:table-cell>
          <table:table-cell office:value-type="float" office:value="31757848" calcext:value-type="float">
            <text:p>31757848</text:p>
          </table:table-cell>
          <table:table-cell office:value-type="float" office:value="27195672" calcext:value-type="float">
            <text:p>27195672</text:p>
          </table:table-cell>
          <table:table-cell office:value-type="float" office:value="26883808" calcext:value-type="float">
            <text:p>26883808</text:p>
          </table:table-cell>
          <table:table-cell table:formula="of:=[.A968]+[.B968]+[.C968]+[.D968]+[.E968]+[.F968]+[.G968]" office:value-type="float" office:value="167238120" calcext:value-type="float">
            <text:p>167238120</text:p>
          </table:table-cell>
        </table:table-row>
        <table:table-row table:style-name="ro1">
          <table:table-cell office:value-type="float" office:value="25844864" calcext:value-type="float">
            <text:p>25844864</text:p>
          </table:table-cell>
          <table:table-cell office:value-type="float" office:value="27116848" calcext:value-type="float">
            <text:p>27116848</text:p>
          </table:table-cell>
          <table:table-cell office:value-type="float" office:value="28566208" calcext:value-type="float">
            <text:p>28566208</text:p>
          </table:table-cell>
          <table:table-cell office:value-type="float" office:value="0" calcext:value-type="float">
            <text:p>0</text:p>
          </table:table-cell>
          <table:table-cell office:value-type="float" office:value="31759128" calcext:value-type="float">
            <text:p>31759128</text:p>
          </table:table-cell>
          <table:table-cell office:value-type="float" office:value="27195672" calcext:value-type="float">
            <text:p>27195672</text:p>
          </table:table-cell>
          <table:table-cell office:value-type="float" office:value="26888176" calcext:value-type="float">
            <text:p>26888176</text:p>
          </table:table-cell>
          <table:table-cell table:formula="of:=[.A969]+[.B969]+[.C969]+[.D969]+[.E969]+[.F969]+[.G969]" office:value-type="float" office:value="167370896" calcext:value-type="float">
            <text:p>167370896</text:p>
          </table:table-cell>
        </table:table-row>
        <table:table-row table:style-name="ro1">
          <table:table-cell office:value-type="float" office:value="25845592" calcext:value-type="float">
            <text:p>25845592</text:p>
          </table:table-cell>
          <table:table-cell office:value-type="float" office:value="27116848" calcext:value-type="float">
            <text:p>27116848</text:p>
          </table:table-cell>
          <table:table-cell office:value-type="float" office:value="28571528" calcext:value-type="float">
            <text:p>28571528</text:p>
          </table:table-cell>
          <table:table-cell office:value-type="float" office:value="0" calcext:value-type="float">
            <text:p>0</text:p>
          </table:table-cell>
          <table:table-cell office:value-type="float" office:value="31760792" calcext:value-type="float">
            <text:p>31760792</text:p>
          </table:table-cell>
          <table:table-cell office:value-type="float" office:value="27199848" calcext:value-type="float">
            <text:p>27199848</text:p>
          </table:table-cell>
          <table:table-cell office:value-type="float" office:value="26888176" calcext:value-type="float">
            <text:p>26888176</text:p>
          </table:table-cell>
          <table:table-cell table:formula="of:=[.A970]+[.B970]+[.C970]+[.D970]+[.E970]+[.F970]+[.G970]" office:value-type="float" office:value="167382784" calcext:value-type="float">
            <text:p>167382784</text:p>
          </table:table-cell>
        </table:table-row>
        <table:table-row table:style-name="ro1">
          <table:table-cell office:value-type="float" office:value="25846440" calcext:value-type="float">
            <text:p>25846440</text:p>
          </table:table-cell>
          <table:table-cell office:value-type="float" office:value="27121024" calcext:value-type="float">
            <text:p>27121024</text:p>
          </table:table-cell>
          <table:table-cell office:value-type="float" office:value="28571528" calcext:value-type="float">
            <text:p>28571528</text:p>
          </table:table-cell>
          <table:table-cell office:value-type="float" office:value="0" calcext:value-type="float">
            <text:p>0</text:p>
          </table:table-cell>
          <table:table-cell office:value-type="float" office:value="31766920" calcext:value-type="float">
            <text:p>31766920</text:p>
          </table:table-cell>
          <table:table-cell office:value-type="float" office:value="27199848" calcext:value-type="float">
            <text:p>27199848</text:p>
          </table:table-cell>
          <table:table-cell office:value-type="float" office:value="26892320" calcext:value-type="float">
            <text:p>26892320</text:p>
          </table:table-cell>
          <table:table-cell table:formula="of:=[.A971]+[.B971]+[.C971]+[.D971]+[.E971]+[.F971]+[.G971]" office:value-type="float" office:value="167398080" calcext:value-type="float">
            <text:p>167398080</text:p>
          </table:table-cell>
        </table:table-row>
        <table:table-row table:style-name="ro1">
          <table:table-cell office:value-type="float" office:value="25852040" calcext:value-type="float">
            <text:p>25852040</text:p>
          </table:table-cell>
          <table:table-cell office:value-type="float" office:value="27121024" calcext:value-type="float">
            <text:p>27121024</text:p>
          </table:table-cell>
          <table:table-cell office:value-type="float" office:value="28571528" calcext:value-type="float">
            <text:p>28571528</text:p>
          </table:table-cell>
          <table:table-cell office:value-type="float" office:value="0" calcext:value-type="float">
            <text:p>0</text:p>
          </table:table-cell>
          <table:table-cell office:value-type="float" office:value="31767888" calcext:value-type="float">
            <text:p>31767888</text:p>
          </table:table-cell>
          <table:table-cell office:value-type="float" office:value="27199848" calcext:value-type="float">
            <text:p>27199848</text:p>
          </table:table-cell>
          <table:table-cell office:value-type="float" office:value="26892320" calcext:value-type="float">
            <text:p>26892320</text:p>
          </table:table-cell>
          <table:table-cell table:formula="of:=[.A972]+[.B972]+[.C972]+[.D972]+[.E972]+[.F972]+[.G972]" office:value-type="float" office:value="167404648" calcext:value-type="float">
            <text:p>167404648</text:p>
          </table:table-cell>
        </table:table-row>
        <table:table-row table:style-name="ro1">
          <table:table-cell office:value-type="float" office:value="25852256" calcext:value-type="float">
            <text:p>25852256</text:p>
          </table:table-cell>
          <table:table-cell office:value-type="float" office:value="27124936" calcext:value-type="float">
            <text:p>27124936</text:p>
          </table:table-cell>
          <table:table-cell office:value-type="float" office:value="28571528" calcext:value-type="float">
            <text:p>28571528</text:p>
          </table:table-cell>
          <table:table-cell office:value-type="float" office:value="0" calcext:value-type="float">
            <text:p>0</text:p>
          </table:table-cell>
          <table:table-cell office:value-type="float" office:value="31774000" calcext:value-type="float">
            <text:p>31774000</text:p>
          </table:table-cell>
          <table:table-cell office:value-type="float" office:value="27199848" calcext:value-type="float">
            <text:p>27199848</text:p>
          </table:table-cell>
          <table:table-cell office:value-type="float" office:value="26896464" calcext:value-type="float">
            <text:p>26896464</text:p>
          </table:table-cell>
          <table:table-cell table:formula="of:=[.A973]+[.B973]+[.C973]+[.D973]+[.E973]+[.F973]+[.G973]" office:value-type="float" office:value="167419032" calcext:value-type="float">
            <text:p>167419032</text:p>
          </table:table-cell>
        </table:table-row>
        <table:table-row table:style-name="ro1">
          <table:table-cell office:value-type="float" office:value="25857592" calcext:value-type="float">
            <text:p>25857592</text:p>
          </table:table-cell>
          <table:table-cell office:value-type="float" office:value="27124936" calcext:value-type="float">
            <text:p>27124936</text:p>
          </table:table-cell>
          <table:table-cell office:value-type="float" office:value="28576584" calcext:value-type="float">
            <text:p>28576584</text:p>
          </table:table-cell>
          <table:table-cell office:value-type="float" office:value="0" calcext:value-type="float">
            <text:p>0</text:p>
          </table:table-cell>
          <table:table-cell office:value-type="float" office:value="31776352" calcext:value-type="float">
            <text:p>31776352</text:p>
          </table:table-cell>
          <table:table-cell office:value-type="float" office:value="27204400" calcext:value-type="float">
            <text:p>27204400</text:p>
          </table:table-cell>
          <table:table-cell office:value-type="float" office:value="26896464" calcext:value-type="float">
            <text:p>26896464</text:p>
          </table:table-cell>
          <table:table-cell table:formula="of:=[.A974]+[.B974]+[.C974]+[.D974]+[.E974]+[.F974]+[.G974]" office:value-type="float" office:value="167436328" calcext:value-type="float">
            <text:p>167436328</text:p>
          </table:table-cell>
        </table:table-row>
        <table:table-row table:style-name="ro1">
          <table:table-cell office:value-type="float" office:value="25858784" calcext:value-type="float">
            <text:p>25858784</text:p>
          </table:table-cell>
          <table:table-cell office:value-type="float" office:value="27124936" calcext:value-type="float">
            <text:p>27124936</text:p>
          </table:table-cell>
          <table:table-cell office:value-type="float" office:value="28576584" calcext:value-type="float">
            <text:p>28576584</text:p>
          </table:table-cell>
          <table:table-cell office:value-type="float" office:value="0" calcext:value-type="float">
            <text:p>0</text:p>
          </table:table-cell>
          <table:table-cell office:value-type="float" office:value="31778152" calcext:value-type="float">
            <text:p>31778152</text:p>
          </table:table-cell>
          <table:table-cell office:value-type="float" office:value="27208576" calcext:value-type="float">
            <text:p>27208576</text:p>
          </table:table-cell>
          <table:table-cell office:value-type="float" office:value="26896464" calcext:value-type="float">
            <text:p>26896464</text:p>
          </table:table-cell>
          <table:table-cell table:formula="of:=[.A975]+[.B975]+[.C975]+[.D975]+[.E975]+[.F975]+[.G975]" office:value-type="float" office:value="167443496" calcext:value-type="float">
            <text:p>167443496</text:p>
          </table:table-cell>
        </table:table-row>
        <table:table-row table:style-name="ro1">
          <table:table-cell office:value-type="float" office:value="25859704" calcext:value-type="float">
            <text:p>25859704</text:p>
          </table:table-cell>
          <table:table-cell office:value-type="float" office:value="27128848" calcext:value-type="float">
            <text:p>27128848</text:p>
          </table:table-cell>
          <table:table-cell office:value-type="float" office:value="28576584" calcext:value-type="float">
            <text:p>28576584</text:p>
          </table:table-cell>
          <table:table-cell office:value-type="float" office:value="0" calcext:value-type="float">
            <text:p>0</text:p>
          </table:table-cell>
          <table:table-cell office:value-type="float" office:value="31778912" calcext:value-type="float">
            <text:p>31778912</text:p>
          </table:table-cell>
          <table:table-cell office:value-type="float" office:value="27208576" calcext:value-type="float">
            <text:p>27208576</text:p>
          </table:table-cell>
          <table:table-cell office:value-type="float" office:value="26900608" calcext:value-type="float">
            <text:p>26900608</text:p>
          </table:table-cell>
          <table:table-cell table:formula="of:=[.A976]+[.B976]+[.C976]+[.D976]+[.E976]+[.F976]+[.G976]" office:value-type="float" office:value="167453232" calcext:value-type="float">
            <text:p>167453232</text:p>
          </table:table-cell>
        </table:table-row>
        <table:table-row table:style-name="ro1">
          <table:table-cell office:value-type="float" office:value="25864352" calcext:value-type="float">
            <text:p>25864352</text:p>
          </table:table-cell>
          <table:table-cell office:value-type="float" office:value="27128848" calcext:value-type="float">
            <text:p>27128848</text:p>
          </table:table-cell>
          <table:table-cell office:value-type="float" office:value="28581640" calcext:value-type="float">
            <text:p>28581640</text:p>
          </table:table-cell>
          <table:table-cell office:value-type="float" office:value="0" calcext:value-type="float">
            <text:p>0</text:p>
          </table:table-cell>
          <table:table-cell office:value-type="float" office:value="31780784" calcext:value-type="float">
            <text:p>31780784</text:p>
          </table:table-cell>
          <table:table-cell office:value-type="float" office:value="27208576" calcext:value-type="float">
            <text:p>27208576</text:p>
          </table:table-cell>
          <table:table-cell office:value-type="float" office:value="26982416" calcext:value-type="float">
            <text:p>26982416</text:p>
          </table:table-cell>
          <table:table-cell table:formula="of:=[.A977]+[.B977]+[.C977]+[.D977]+[.E977]+[.F977]+[.G977]" office:value-type="float" office:value="167546616" calcext:value-type="float">
            <text:p>167546616</text:p>
          </table:table-cell>
        </table:table-row>
        <table:table-row table:style-name="ro1">
          <table:table-cell office:value-type="float" office:value="25129384" calcext:value-type="float">
            <text:p>25129384</text:p>
          </table:table-cell>
          <table:table-cell office:value-type="float" office:value="27128848" calcext:value-type="float">
            <text:p>27128848</text:p>
          </table:table-cell>
          <table:table-cell office:value-type="float" office:value="28581640" calcext:value-type="float">
            <text:p>28581640</text:p>
          </table:table-cell>
          <table:table-cell office:value-type="float" office:value="0" calcext:value-type="float">
            <text:p>0</text:p>
          </table:table-cell>
          <table:table-cell office:value-type="float" office:value="31844032" calcext:value-type="float">
            <text:p>31844032</text:p>
          </table:table-cell>
          <table:table-cell office:value-type="float" office:value="27212752" calcext:value-type="float">
            <text:p>27212752</text:p>
          </table:table-cell>
          <table:table-cell office:value-type="float" office:value="26982416" calcext:value-type="float">
            <text:p>26982416</text:p>
          </table:table-cell>
          <table:table-cell table:formula="of:=[.A978]+[.B978]+[.C978]+[.D978]+[.E978]+[.F978]+[.G978]" office:value-type="float" office:value="166879072" calcext:value-type="float">
            <text:p>166879072</text:p>
          </table:table-cell>
        </table:table-row>
        <table:table-row table:style-name="ro1">
          <table:table-cell office:value-type="float" office:value="25141368" calcext:value-type="float">
            <text:p>25141368</text:p>
          </table:table-cell>
          <table:table-cell office:value-type="float" office:value="27132560" calcext:value-type="float">
            <text:p>27132560</text:p>
          </table:table-cell>
          <table:table-cell office:value-type="float" office:value="28595232" calcext:value-type="float">
            <text:p>28595232</text:p>
          </table:table-cell>
          <table:table-cell office:value-type="float" office:value="0" calcext:value-type="float">
            <text:p>0</text:p>
          </table:table-cell>
          <table:table-cell office:value-type="float" office:value="31846832" calcext:value-type="float">
            <text:p>31846832</text:p>
          </table:table-cell>
          <table:table-cell office:value-type="float" office:value="27212752" calcext:value-type="float">
            <text:p>27212752</text:p>
          </table:table-cell>
          <table:table-cell office:value-type="float" office:value="26982416" calcext:value-type="float">
            <text:p>26982416</text:p>
          </table:table-cell>
          <table:table-cell table:formula="of:=[.A979]+[.B979]+[.C979]+[.D979]+[.E979]+[.F979]+[.G979]" office:value-type="float" office:value="166911160" calcext:value-type="float">
            <text:p>166911160</text:p>
          </table:table-cell>
        </table:table-row>
        <table:table-row table:style-name="ro1">
          <table:table-cell office:value-type="float" office:value="25142744" calcext:value-type="float">
            <text:p>25142744</text:p>
          </table:table-cell>
          <table:table-cell office:value-type="float" office:value="27136472" calcext:value-type="float">
            <text:p>27136472</text:p>
          </table:table-cell>
          <table:table-cell office:value-type="float" office:value="28595232" calcext:value-type="float">
            <text:p>28595232</text:p>
          </table:table-cell>
          <table:table-cell office:value-type="float" office:value="0" calcext:value-type="float">
            <text:p>0</text:p>
          </table:table-cell>
          <table:table-cell office:value-type="float" office:value="31852320" calcext:value-type="float">
            <text:p>31852320</text:p>
          </table:table-cell>
          <table:table-cell office:value-type="float" office:value="27216928" calcext:value-type="float">
            <text:p>27216928</text:p>
          </table:table-cell>
          <table:table-cell office:value-type="float" office:value="26986560" calcext:value-type="float">
            <text:p>26986560</text:p>
          </table:table-cell>
          <table:table-cell table:formula="of:=[.A980]+[.B980]+[.C980]+[.D980]+[.E980]+[.F980]+[.G980]" office:value-type="float" office:value="166930256" calcext:value-type="float">
            <text:p>166930256</text:p>
          </table:table-cell>
        </table:table-row>
        <table:table-row table:style-name="ro1">
          <table:table-cell office:value-type="float" office:value="25780744" calcext:value-type="float">
            <text:p>25780744</text:p>
          </table:table-cell>
          <table:table-cell office:value-type="float" office:value="27136472" calcext:value-type="float">
            <text:p>27136472</text:p>
          </table:table-cell>
          <table:table-cell office:value-type="float" office:value="28595232" calcext:value-type="float">
            <text:p>28595232</text:p>
          </table:table-cell>
          <table:table-cell office:value-type="float" office:value="0" calcext:value-type="float">
            <text:p>0</text:p>
          </table:table-cell>
          <table:table-cell office:value-type="float" office:value="31853984" calcext:value-type="float">
            <text:p>31853984</text:p>
          </table:table-cell>
          <table:table-cell office:value-type="float" office:value="27216928" calcext:value-type="float">
            <text:p>27216928</text:p>
          </table:table-cell>
          <table:table-cell office:value-type="float" office:value="26986560" calcext:value-type="float">
            <text:p>26986560</text:p>
          </table:table-cell>
          <table:table-cell table:formula="of:=[.A981]+[.B981]+[.C981]+[.D981]+[.E981]+[.F981]+[.G981]" office:value-type="float" office:value="167569920" calcext:value-type="float">
            <text:p>167569920</text:p>
          </table:table-cell>
        </table:table-row>
        <table:table-row table:style-name="ro1">
          <table:table-cell office:value-type="float" office:value="25780960" calcext:value-type="float">
            <text:p>25780960</text:p>
          </table:table-cell>
          <table:table-cell office:value-type="float" office:value="27136472" calcext:value-type="float">
            <text:p>27136472</text:p>
          </table:table-cell>
          <table:table-cell office:value-type="float" office:value="28595232" calcext:value-type="float">
            <text:p>28595232</text:p>
          </table:table-cell>
          <table:table-cell office:value-type="float" office:value="0" calcext:value-type="float">
            <text:p>0</text:p>
          </table:table-cell>
          <table:table-cell office:value-type="float" office:value="31859520" calcext:value-type="float">
            <text:p>31859520</text:p>
          </table:table-cell>
          <table:table-cell office:value-type="float" office:value="27216928" calcext:value-type="float">
            <text:p>27216928</text:p>
          </table:table-cell>
          <table:table-cell office:value-type="float" office:value="26986560" calcext:value-type="float">
            <text:p>26986560</text:p>
          </table:table-cell>
          <table:table-cell table:formula="of:=[.A982]+[.B982]+[.C982]+[.D982]+[.E982]+[.F982]+[.G982]" office:value-type="float" office:value="167575672" calcext:value-type="float">
            <text:p>167575672</text:p>
          </table:table-cell>
        </table:table-row>
        <table:table-row table:style-name="ro1">
          <table:table-cell office:value-type="float" office:value="25781176" calcext:value-type="float">
            <text:p>25781176</text:p>
          </table:table-cell>
          <table:table-cell office:value-type="float" office:value="27140384" calcext:value-type="float">
            <text:p>27140384</text:p>
          </table:table-cell>
          <table:table-cell office:value-type="float" office:value="28595232" calcext:value-type="float">
            <text:p>28595232</text:p>
          </table:table-cell>
          <table:table-cell office:value-type="float" office:value="0" calcext:value-type="float">
            <text:p>0</text:p>
          </table:table-cell>
          <table:table-cell office:value-type="float" office:value="31861704" calcext:value-type="float">
            <text:p>31861704</text:p>
          </table:table-cell>
          <table:table-cell office:value-type="float" office:value="27319360" calcext:value-type="float">
            <text:p>27319360</text:p>
          </table:table-cell>
          <table:table-cell office:value-type="float" office:value="26990704" calcext:value-type="float">
            <text:p>26990704</text:p>
          </table:table-cell>
          <table:table-cell table:formula="of:=[.A983]+[.B983]+[.C983]+[.D983]+[.E983]+[.F983]+[.G983]" office:value-type="float" office:value="167688560" calcext:value-type="float">
            <text:p>167688560</text:p>
          </table:table-cell>
        </table:table-row>
        <table:table-row table:style-name="ro1">
          <table:table-cell office:value-type="float" office:value="25787136" calcext:value-type="float">
            <text:p>25787136</text:p>
          </table:table-cell>
          <table:table-cell office:value-type="float" office:value="27140384" calcext:value-type="float">
            <text:p>27140384</text:p>
          </table:table-cell>
          <table:table-cell office:value-type="float" office:value="28600288" calcext:value-type="float">
            <text:p>28600288</text:p>
          </table:table-cell>
          <table:table-cell office:value-type="float" office:value="0" calcext:value-type="float">
            <text:p>0</text:p>
          </table:table-cell>
          <table:table-cell office:value-type="float" office:value="31862464" calcext:value-type="float">
            <text:p>31862464</text:p>
          </table:table-cell>
          <table:table-cell office:value-type="float" office:value="27319360" calcext:value-type="float">
            <text:p>27319360</text:p>
          </table:table-cell>
          <table:table-cell office:value-type="float" office:value="26990704" calcext:value-type="float">
            <text:p>26990704</text:p>
          </table:table-cell>
          <table:table-cell table:formula="of:=[.A984]+[.B984]+[.C984]+[.D984]+[.E984]+[.F984]+[.G984]" office:value-type="float" office:value="167700336" calcext:value-type="float">
            <text:p>167700336</text:p>
          </table:table-cell>
        </table:table-row>
        <table:table-row table:style-name="ro1">
          <table:table-cell office:value-type="float" office:value="25788360" calcext:value-type="float">
            <text:p>25788360</text:p>
          </table:table-cell>
          <table:table-cell office:value-type="float" office:value="27144296" calcext:value-type="float">
            <text:p>27144296</text:p>
          </table:table-cell>
          <table:table-cell office:value-type="float" office:value="28600288" calcext:value-type="float">
            <text:p>28600288</text:p>
          </table:table-cell>
          <table:table-cell office:value-type="float" office:value="0" calcext:value-type="float">
            <text:p>0</text:p>
          </table:table-cell>
          <table:table-cell office:value-type="float" office:value="31864760" calcext:value-type="float">
            <text:p>31864760</text:p>
          </table:table-cell>
          <table:table-cell office:value-type="float" office:value="27323800" calcext:value-type="float">
            <text:p>27323800</text:p>
          </table:table-cell>
          <table:table-cell office:value-type="float" office:value="26994880" calcext:value-type="float">
            <text:p>26994880</text:p>
          </table:table-cell>
          <table:table-cell table:formula="of:=[.A985]+[.B985]+[.C985]+[.D985]+[.E985]+[.F985]+[.G985]" office:value-type="float" office:value="167716384" calcext:value-type="float">
            <text:p>167716384</text:p>
          </table:table-cell>
        </table:table-row>
        <table:table-row table:style-name="ro1">
          <table:table-cell office:value-type="float" office:value="25793696" calcext:value-type="float">
            <text:p>25793696</text:p>
          </table:table-cell>
          <table:table-cell office:value-type="float" office:value="27144296" calcext:value-type="float">
            <text:p>27144296</text:p>
          </table:table-cell>
          <table:table-cell office:value-type="float" office:value="28605344" calcext:value-type="float">
            <text:p>28605344</text:p>
          </table:table-cell>
          <table:table-cell office:value-type="float" office:value="0" calcext:value-type="float">
            <text:p>0</text:p>
          </table:table-cell>
          <table:table-cell office:value-type="float" office:value="31932576" calcext:value-type="float">
            <text:p>31932576</text:p>
          </table:table-cell>
          <table:table-cell office:value-type="float" office:value="27323800" calcext:value-type="float">
            <text:p>27323800</text:p>
          </table:table-cell>
          <table:table-cell office:value-type="float" office:value="27067976" calcext:value-type="float">
            <text:p>27067976</text:p>
          </table:table-cell>
          <table:table-cell table:formula="of:=[.A986]+[.B986]+[.C986]+[.D986]+[.E986]+[.F986]+[.G986]" office:value-type="float" office:value="167867688" calcext:value-type="float">
            <text:p>167867688</text:p>
          </table:table-cell>
        </table:table-row>
        <table:table-row table:style-name="ro1">
          <table:table-cell office:value-type="float" office:value="25793944" calcext:value-type="float">
            <text:p>25793944</text:p>
          </table:table-cell>
          <table:table-cell office:value-type="float" office:value="27148208" calcext:value-type="float">
            <text:p>27148208</text:p>
          </table:table-cell>
          <table:table-cell office:value-type="float" office:value="28605344" calcext:value-type="float">
            <text:p>28605344</text:p>
          </table:table-cell>
          <table:table-cell office:value-type="float" office:value="0" calcext:value-type="float">
            <text:p>0</text:p>
          </table:table-cell>
          <table:table-cell office:value-type="float" office:value="31939720" calcext:value-type="float">
            <text:p>31939720</text:p>
          </table:table-cell>
          <table:table-cell office:value-type="float" office:value="27327976" calcext:value-type="float">
            <text:p>27327976</text:p>
          </table:table-cell>
          <table:table-cell office:value-type="float" office:value="27072384" calcext:value-type="float">
            <text:p>27072384</text:p>
          </table:table-cell>
          <table:table-cell table:formula="of:=[.A987]+[.B987]+[.C987]+[.D987]+[.E987]+[.F987]+[.G987]" office:value-type="float" office:value="167887576" calcext:value-type="float">
            <text:p>167887576</text:p>
          </table:table-cell>
        </table:table-row>
        <table:table-row table:style-name="ro1">
          <table:table-cell office:value-type="float" office:value="25795016" calcext:value-type="float">
            <text:p>25795016</text:p>
          </table:table-cell>
          <table:table-cell office:value-type="float" office:value="27229352" calcext:value-type="float">
            <text:p>27229352</text:p>
          </table:table-cell>
          <table:table-cell office:value-type="float" office:value="28662480" calcext:value-type="float">
            <text:p>28662480</text:p>
          </table:table-cell>
          <table:table-cell office:value-type="float" office:value="0" calcext:value-type="float">
            <text:p>0</text:p>
          </table:table-cell>
          <table:table-cell office:value-type="float" office:value="31673144" calcext:value-type="float">
            <text:p>31673144</text:p>
          </table:table-cell>
          <table:table-cell office:value-type="float" office:value="27327976" calcext:value-type="float">
            <text:p>27327976</text:p>
          </table:table-cell>
          <table:table-cell office:value-type="float" office:value="27072384" calcext:value-type="float">
            <text:p>27072384</text:p>
          </table:table-cell>
          <table:table-cell table:formula="of:=[.A988]+[.B988]+[.C988]+[.D988]+[.E988]+[.F988]+[.G988]" office:value-type="float" office:value="167760352" calcext:value-type="float">
            <text:p>167760352</text:p>
          </table:table-cell>
        </table:table-row>
        <table:table-row table:style-name="ro1">
          <table:table-cell office:value-type="float" office:value="25795592" calcext:value-type="float">
            <text:p>25795592</text:p>
          </table:table-cell>
          <table:table-cell office:value-type="float" office:value="27229352" calcext:value-type="float">
            <text:p>27229352</text:p>
          </table:table-cell>
          <table:table-cell office:value-type="float" office:value="28667800" calcext:value-type="float">
            <text:p>28667800</text:p>
          </table:table-cell>
          <table:table-cell office:value-type="float" office:value="0" calcext:value-type="float">
            <text:p>0</text:p>
          </table:table-cell>
          <table:table-cell office:value-type="float" office:value="31759280" calcext:value-type="float">
            <text:p>31759280</text:p>
          </table:table-cell>
          <table:table-cell office:value-type="float" office:value="27332152" calcext:value-type="float">
            <text:p>27332152</text:p>
          </table:table-cell>
          <table:table-cell office:value-type="float" office:value="27072384" calcext:value-type="float">
            <text:p>27072384</text:p>
          </table:table-cell>
          <table:table-cell table:formula="of:=[.A989]+[.B989]+[.C989]+[.D989]+[.E989]+[.F989]+[.G989]" office:value-type="float" office:value="167856560" calcext:value-type="float">
            <text:p>167856560</text:p>
          </table:table-cell>
        </table:table-row>
        <table:table-row table:style-name="ro1">
          <table:table-cell office:value-type="float" office:value="25796424" calcext:value-type="float">
            <text:p>25796424</text:p>
          </table:table-cell>
          <table:table-cell office:value-type="float" office:value="27233528" calcext:value-type="float">
            <text:p>27233528</text:p>
          </table:table-cell>
          <table:table-cell office:value-type="float" office:value="28667800" calcext:value-type="float">
            <text:p>28667800</text:p>
          </table:table-cell>
          <table:table-cell office:value-type="float" office:value="0" calcext:value-type="float">
            <text:p>0</text:p>
          </table:table-cell>
          <table:table-cell office:value-type="float" office:value="31329448" calcext:value-type="float">
            <text:p>31329448</text:p>
          </table:table-cell>
          <table:table-cell office:value-type="float" office:value="27332152" calcext:value-type="float">
            <text:p>27332152</text:p>
          </table:table-cell>
          <table:table-cell office:value-type="float" office:value="27076528" calcext:value-type="float">
            <text:p>27076528</text:p>
          </table:table-cell>
          <table:table-cell table:formula="of:=[.A990]+[.B990]+[.C990]+[.D990]+[.E990]+[.F990]+[.G990]" office:value-type="float" office:value="167435880" calcext:value-type="float">
            <text:p>167435880</text:p>
          </table:table-cell>
        </table:table-row>
        <table:table-row table:style-name="ro1">
          <table:table-cell office:value-type="float" office:value="25801760" calcext:value-type="float">
            <text:p>25801760</text:p>
          </table:table-cell>
          <table:table-cell office:value-type="float" office:value="27233528" calcext:value-type="float">
            <text:p>27233528</text:p>
          </table:table-cell>
          <table:table-cell office:value-type="float" office:value="28667800" calcext:value-type="float">
            <text:p>28667800</text:p>
          </table:table-cell>
          <table:table-cell office:value-type="float" office:value="0" calcext:value-type="float">
            <text:p>0</text:p>
          </table:table-cell>
          <table:table-cell office:value-type="float" office:value="31331072" calcext:value-type="float">
            <text:p>31331072</text:p>
          </table:table-cell>
          <table:table-cell office:value-type="float" office:value="27332152" calcext:value-type="float">
            <text:p>27332152</text:p>
          </table:table-cell>
          <table:table-cell office:value-type="float" office:value="27076528" calcext:value-type="float">
            <text:p>27076528</text:p>
          </table:table-cell>
          <table:table-cell table:formula="of:=[.A991]+[.B991]+[.C991]+[.D991]+[.E991]+[.F991]+[.G991]" office:value-type="float" office:value="167442840" calcext:value-type="float">
            <text:p>167442840</text:p>
          </table:table-cell>
        </table:table-row>
        <table:table-row table:style-name="ro1">
          <table:table-cell office:value-type="float" office:value="25801976" calcext:value-type="float">
            <text:p>25801976</text:p>
          </table:table-cell>
          <table:table-cell office:value-type="float" office:value="27237440" calcext:value-type="float">
            <text:p>27237440</text:p>
          </table:table-cell>
          <table:table-cell office:value-type="float" office:value="28667800" calcext:value-type="float">
            <text:p>28667800</text:p>
          </table:table-cell>
          <table:table-cell office:value-type="float" office:value="0" calcext:value-type="float">
            <text:p>0</text:p>
          </table:table-cell>
          <table:table-cell office:value-type="float" office:value="31337488" calcext:value-type="float">
            <text:p>31337488</text:p>
          </table:table-cell>
          <table:table-cell office:value-type="float" office:value="27332152" calcext:value-type="float">
            <text:p>27332152</text:p>
          </table:table-cell>
          <table:table-cell office:value-type="float" office:value="27076528" calcext:value-type="float">
            <text:p>27076528</text:p>
          </table:table-cell>
          <table:table-cell table:formula="of:=[.A992]+[.B992]+[.C992]+[.D992]+[.E992]+[.F992]+[.G992]" office:value-type="float" office:value="167453384" calcext:value-type="float">
            <text:p>167453384</text:p>
          </table:table-cell>
        </table:table-row>
        <table:table-row table:style-name="ro1">
          <table:table-cell office:value-type="float" office:value="25903384" calcext:value-type="float">
            <text:p>25903384</text:p>
          </table:table-cell>
          <table:table-cell office:value-type="float" office:value="27237440" calcext:value-type="float">
            <text:p>27237440</text:p>
          </table:table-cell>
          <table:table-cell office:value-type="float" office:value="28673512" calcext:value-type="float">
            <text:p>28673512</text:p>
          </table:table-cell>
          <table:table-cell office:value-type="float" office:value="0" calcext:value-type="float">
            <text:p>0</text:p>
          </table:table-cell>
          <table:table-cell office:value-type="float" office:value="31339464" calcext:value-type="float">
            <text:p>31339464</text:p>
          </table:table-cell>
          <table:table-cell office:value-type="float" office:value="27436512" calcext:value-type="float">
            <text:p>27436512</text:p>
          </table:table-cell>
          <table:table-cell office:value-type="float" office:value="27076528" calcext:value-type="float">
            <text:p>27076528</text:p>
          </table:table-cell>
          <table:table-cell table:formula="of:=[.A993]+[.B993]+[.C993]+[.D993]+[.E993]+[.F993]+[.G993]" office:value-type="float" office:value="167666840" calcext:value-type="float">
            <text:p>167666840</text:p>
          </table:table-cell>
        </table:table-row>
        <table:table-row table:style-name="ro1">
          <table:table-cell office:value-type="float" office:value="25904576" calcext:value-type="float">
            <text:p>25904576</text:p>
          </table:table-cell>
          <table:table-cell office:value-type="float" office:value="26233824" calcext:value-type="float">
            <text:p>26233824</text:p>
          </table:table-cell>
          <table:table-cell office:value-type="float" office:value="28673512" calcext:value-type="float">
            <text:p>28673512</text:p>
          </table:table-cell>
          <table:table-cell office:value-type="float" office:value="0" calcext:value-type="float">
            <text:p>0</text:p>
          </table:table-cell>
          <table:table-cell office:value-type="float" office:value="31341128" calcext:value-type="float">
            <text:p>31341128</text:p>
          </table:table-cell>
          <table:table-cell office:value-type="float" office:value="27440952" calcext:value-type="float">
            <text:p>27440952</text:p>
          </table:table-cell>
          <table:table-cell office:value-type="float" office:value="27076528" calcext:value-type="float">
            <text:p>27076528</text:p>
          </table:table-cell>
          <table:table-cell table:formula="of:=[.A994]+[.B994]+[.C994]+[.D994]+[.E994]+[.F994]+[.G994]" office:value-type="float" office:value="166670520" calcext:value-type="float">
            <text:p>166670520</text:p>
          </table:table-cell>
        </table:table-row>
        <table:table-row table:style-name="ro1">
          <table:table-cell office:value-type="float" office:value="25910176" calcext:value-type="float">
            <text:p>25910176</text:p>
          </table:table-cell>
          <table:table-cell office:value-type="float" office:value="26233824" calcext:value-type="float">
            <text:p>26233824</text:p>
          </table:table-cell>
          <table:table-cell office:value-type="float" office:value="28673512" calcext:value-type="float">
            <text:p>28673512</text:p>
          </table:table-cell>
          <table:table-cell office:value-type="float" office:value="0" calcext:value-type="float">
            <text:p>0</text:p>
          </table:table-cell>
          <table:table-cell office:value-type="float" office:value="31341888" calcext:value-type="float">
            <text:p>31341888</text:p>
          </table:table-cell>
          <table:table-cell office:value-type="float" office:value="27440952" calcext:value-type="float">
            <text:p>27440952</text:p>
          </table:table-cell>
          <table:table-cell office:value-type="float" office:value="27080672" calcext:value-type="float">
            <text:p>27080672</text:p>
          </table:table-cell>
          <table:table-cell table:formula="of:=[.A995]+[.B995]+[.C995]+[.D995]+[.E995]+[.F995]+[.G995]" office:value-type="float" office:value="166681024" calcext:value-type="float">
            <text:p>166681024</text:p>
          </table:table-cell>
        </table:table-row>
        <table:table-row table:style-name="ro1">
          <table:table-cell office:value-type="float" office:value="25910392" calcext:value-type="float">
            <text:p>25910392</text:p>
          </table:table-cell>
          <table:table-cell office:value-type="float" office:value="26233824" calcext:value-type="float">
            <text:p>26233824</text:p>
          </table:table-cell>
          <table:table-cell office:value-type="float" office:value="28678552" calcext:value-type="float">
            <text:p>28678552</text:p>
          </table:table-cell>
          <table:table-cell office:value-type="float" office:value="0" calcext:value-type="float">
            <text:p>0</text:p>
          </table:table-cell>
          <table:table-cell office:value-type="float" office:value="31344680" calcext:value-type="float">
            <text:p>31344680</text:p>
          </table:table-cell>
          <table:table-cell office:value-type="float" office:value="27440952" calcext:value-type="float">
            <text:p>27440952</text:p>
          </table:table-cell>
          <table:table-cell office:value-type="float" office:value="26312016" calcext:value-type="float">
            <text:p>26312016</text:p>
          </table:table-cell>
          <table:table-cell table:formula="of:=[.A996]+[.B996]+[.C996]+[.D996]+[.E996]+[.F996]+[.G996]" office:value-type="float" office:value="165920416" calcext:value-type="float">
            <text:p>165920416</text:p>
          </table:table-cell>
        </table:table-row>
        <table:table-row table:style-name="ro1">
          <table:table-cell office:value-type="float" office:value="25910624" calcext:value-type="float">
            <text:p>25910624</text:p>
          </table:table-cell>
          <table:table-cell office:value-type="float" office:value="26233824" calcext:value-type="float">
            <text:p>26233824</text:p>
          </table:table-cell>
          <table:table-cell office:value-type="float" office:value="28678552" calcext:value-type="float">
            <text:p>28678552</text:p>
          </table:table-cell>
          <table:table-cell office:value-type="float" office:value="0" calcext:value-type="float">
            <text:p>0</text:p>
          </table:table-cell>
          <table:table-cell office:value-type="float" office:value="31371880" calcext:value-type="float">
            <text:p>31371880</text:p>
          </table:table-cell>
          <table:table-cell office:value-type="float" office:value="27440952" calcext:value-type="float">
            <text:p>27440952</text:p>
          </table:table-cell>
          <table:table-cell office:value-type="float" office:value="26409976" calcext:value-type="float">
            <text:p>26409976</text:p>
          </table:table-cell>
          <table:table-cell table:formula="of:=[.A997]+[.B997]+[.C997]+[.D997]+[.E997]+[.F997]+[.G997]" office:value-type="float" office:value="166045808" calcext:value-type="float">
            <text:p>166045808</text:p>
          </table:table-cell>
        </table:table-row>
        <table:table-row table:style-name="ro1">
          <table:table-cell office:value-type="float" office:value="25915960" calcext:value-type="float">
            <text:p>25915960</text:p>
          </table:table-cell>
          <table:table-cell office:value-type="float" office:value="26313184" calcext:value-type="float">
            <text:p>26313184</text:p>
          </table:table-cell>
          <table:table-cell office:value-type="float" office:value="28788840" calcext:value-type="float">
            <text:p>28788840</text:p>
          </table:table-cell>
          <table:table-cell office:value-type="float" office:value="0" calcext:value-type="float">
            <text:p>0</text:p>
          </table:table-cell>
          <table:table-cell office:value-type="float" office:value="31371880" calcext:value-type="float">
            <text:p>31371880</text:p>
          </table:table-cell>
          <table:table-cell office:value-type="float" office:value="27440952" calcext:value-type="float">
            <text:p>27440952</text:p>
          </table:table-cell>
          <table:table-cell office:value-type="float" office:value="26411256" calcext:value-type="float">
            <text:p>26411256</text:p>
          </table:table-cell>
          <table:table-cell table:formula="of:=[.A998]+[.B998]+[.C998]+[.D998]+[.E998]+[.F998]+[.G998]" office:value-type="float" office:value="166242072" calcext:value-type="float">
            <text:p>166242072</text:p>
          </table:table-cell>
        </table:table-row>
        <table:table-row table:style-name="ro1">
          <table:table-cell office:value-type="float" office:value="25917168" calcext:value-type="float">
            <text:p>25917168</text:p>
          </table:table-cell>
          <table:table-cell office:value-type="float" office:value="26317360" calcext:value-type="float">
            <text:p>26317360</text:p>
          </table:table-cell>
          <table:table-cell office:value-type="float" office:value="28076784" calcext:value-type="float">
            <text:p>28076784</text:p>
          </table:table-cell>
          <table:table-cell office:value-type="float" office:value="0" calcext:value-type="float">
            <text:p>0</text:p>
          </table:table-cell>
          <table:table-cell office:value-type="float" office:value="31376328" calcext:value-type="float">
            <text:p>31376328</text:p>
          </table:table-cell>
          <table:table-cell office:value-type="float" office:value="27445128" calcext:value-type="float">
            <text:p>27445128</text:p>
          </table:table-cell>
          <table:table-cell office:value-type="float" office:value="26925544" calcext:value-type="float">
            <text:p>26925544</text:p>
          </table:table-cell>
          <table:table-cell table:formula="of:=[.A999]+[.B999]+[.C999]+[.D999]+[.E999]+[.F999]+[.G999]" office:value-type="float" office:value="166058312" calcext:value-type="float">
            <text:p>166058312</text:p>
          </table:table-cell>
        </table:table-row>
        <table:table-row table:style-name="ro1">
          <table:table-cell office:value-type="float" office:value="25989248" calcext:value-type="float">
            <text:p>25989248</text:p>
          </table:table-cell>
          <table:table-cell office:value-type="float" office:value="26317360" calcext:value-type="float">
            <text:p>26317360</text:p>
          </table:table-cell>
          <table:table-cell office:value-type="float" office:value="28097296" calcext:value-type="float">
            <text:p>28097296</text:p>
          </table:table-cell>
          <table:table-cell office:value-type="float" office:value="0" calcext:value-type="float">
            <text:p>0</text:p>
          </table:table-cell>
          <table:table-cell office:value-type="float" office:value="31376328" calcext:value-type="float">
            <text:p>31376328</text:p>
          </table:table-cell>
          <table:table-cell office:value-type="float" office:value="27445128" calcext:value-type="float">
            <text:p>27445128</text:p>
          </table:table-cell>
          <table:table-cell office:value-type="float" office:value="27076328" calcext:value-type="float">
            <text:p>27076328</text:p>
          </table:table-cell>
          <table:table-cell table:formula="of:=[.A1000]+[.B1000]+[.C1000]+[.D1000]+[.E1000]+[.F1000]+[.G1000]" office:value-type="float" office:value="166301688" calcext:value-type="float">
            <text:p>166301688</text:p>
          </table:table-cell>
        </table:table-row>
        <table:table-row table:style-name="ro1">
          <table:table-cell office:value-type="float" office:value="25989632" calcext:value-type="float">
            <text:p>25989632</text:p>
          </table:table-cell>
          <table:table-cell office:value-type="float" office:value="26317360" calcext:value-type="float">
            <text:p>26317360</text:p>
          </table:table-cell>
          <table:table-cell office:value-type="float" office:value="28105432" calcext:value-type="float">
            <text:p>28105432</text:p>
          </table:table-cell>
          <table:table-cell office:value-type="float" office:value="0" calcext:value-type="float">
            <text:p>0</text:p>
          </table:table-cell>
          <table:table-cell office:value-type="float" office:value="31380776" calcext:value-type="float">
            <text:p>31380776</text:p>
          </table:table-cell>
          <table:table-cell office:value-type="float" office:value="27449304" calcext:value-type="float">
            <text:p>27449304</text:p>
          </table:table-cell>
          <table:table-cell office:value-type="float" office:value="27080608" calcext:value-type="float">
            <text:p>27080608</text:p>
          </table:table-cell>
          <table:table-cell table:formula="of:=[.A1001]+[.B1001]+[.C1001]+[.D1001]+[.E1001]+[.F1001]+[.G1001]" office:value-type="float" office:value="166323112" calcext:value-type="float">
            <text:p>166323112</text:p>
          </table:table-cell>
        </table:table-row>
        <table:table-row table:style-name="ro1">
          <table:table-cell office:value-type="float" office:value="25990568" calcext:value-type="float">
            <text:p>25990568</text:p>
          </table:table-cell>
          <table:table-cell office:value-type="float" office:value="26321272" calcext:value-type="float">
            <text:p>26321272</text:p>
          </table:table-cell>
          <table:table-cell office:value-type="float" office:value="28121104" calcext:value-type="float">
            <text:p>28121104</text:p>
          </table:table-cell>
          <table:table-cell office:value-type="float" office:value="0" calcext:value-type="float">
            <text:p>0</text:p>
          </table:table-cell>
          <table:table-cell office:value-type="float" office:value="31380776" calcext:value-type="float">
            <text:p>31380776</text:p>
          </table:table-cell>
          <table:table-cell office:value-type="float" office:value="27453376" calcext:value-type="float">
            <text:p>27453376</text:p>
          </table:table-cell>
          <table:table-cell office:value-type="float" office:value="27080608" calcext:value-type="float">
            <text:p>27080608</text:p>
          </table:table-cell>
          <table:table-cell table:formula="of:=[.A1002]+[.B1002]+[.C1002]+[.D1002]+[.E1002]+[.F1002]+[.G1002]" office:value-type="float" office:value="166347704" calcext:value-type="float">
            <text:p>166347704</text:p>
          </table:table-cell>
        </table:table-row>
        <table:table-row table:style-name="ro1">
          <table:table-cell office:value-type="float" office:value="25991944" calcext:value-type="float">
            <text:p>25991944</text:p>
          </table:table-cell>
          <table:table-cell office:value-type="float" office:value="26321272" calcext:value-type="float">
            <text:p>26321272</text:p>
          </table:table-cell>
          <table:table-cell office:value-type="float" office:value="28141944" calcext:value-type="float">
            <text:p>28141944</text:p>
          </table:table-cell>
          <table:table-cell office:value-type="float" office:value="0" calcext:value-type="float">
            <text:p>0</text:p>
          </table:table-cell>
          <table:table-cell office:value-type="float" office:value="31385224" calcext:value-type="float">
            <text:p>31385224</text:p>
          </table:table-cell>
          <table:table-cell office:value-type="float" office:value="27453376" calcext:value-type="float">
            <text:p>27453376</text:p>
          </table:table-cell>
          <table:table-cell office:value-type="float" office:value="27080608" calcext:value-type="float">
            <text:p>27080608</text:p>
          </table:table-cell>
          <table:table-cell table:formula="of:=[.A1003]+[.B1003]+[.C1003]+[.D1003]+[.E1003]+[.F1003]+[.G1003]" office:value-type="float" office:value="166374368" calcext:value-type="float">
            <text:p>166374368</text:p>
          </table:table-cell>
        </table:table-row>
        <table:table-row table:style-name="ro1">
          <table:table-cell office:value-type="float" office:value="26064304" calcext:value-type="float">
            <text:p>26064304</text:p>
          </table:table-cell>
          <table:table-cell office:value-type="float" office:value="26325184" calcext:value-type="float">
            <text:p>26325184</text:p>
          </table:table-cell>
          <table:table-cell office:value-type="float" office:value="28156640" calcext:value-type="float">
            <text:p>28156640</text:p>
          </table:table-cell>
          <table:table-cell office:value-type="float" office:value="0" calcext:value-type="float">
            <text:p>0</text:p>
          </table:table-cell>
          <table:table-cell office:value-type="float" office:value="31385224" calcext:value-type="float">
            <text:p>31385224</text:p>
          </table:table-cell>
          <table:table-cell office:value-type="float" office:value="27457552" calcext:value-type="float">
            <text:p>27457552</text:p>
          </table:table-cell>
          <table:table-cell office:value-type="float" office:value="27084752" calcext:value-type="float">
            <text:p>27084752</text:p>
          </table:table-cell>
          <table:table-cell table:formula="of:=[.A1004]+[.B1004]+[.C1004]+[.D1004]+[.E1004]+[.F1004]+[.G1004]" office:value-type="float" office:value="166473656" calcext:value-type="float">
            <text:p>166473656</text:p>
          </table:table-cell>
        </table:table-row>
        <table:table-row table:style-name="ro1">
          <table:table-cell office:value-type="float" office:value="26064536" calcext:value-type="float">
            <text:p>26064536</text:p>
          </table:table-cell>
          <table:table-cell office:value-type="float" office:value="26325184" calcext:value-type="float">
            <text:p>26325184</text:p>
          </table:table-cell>
          <table:table-cell office:value-type="float" office:value="28171824" calcext:value-type="float">
            <text:p>28171824</text:p>
          </table:table-cell>
          <table:table-cell office:value-type="float" office:value="0" calcext:value-type="float">
            <text:p>0</text:p>
          </table:table-cell>
          <table:table-cell office:value-type="float" office:value="31445672" calcext:value-type="float">
            <text:p>31445672</text:p>
          </table:table-cell>
          <table:table-cell office:value-type="float" office:value="27457552" calcext:value-type="float">
            <text:p>27457552</text:p>
          </table:table-cell>
          <table:table-cell office:value-type="float" office:value="27163640" calcext:value-type="float">
            <text:p>27163640</text:p>
          </table:table-cell>
          <table:table-cell table:formula="of:=[.A1005]+[.B1005]+[.C1005]+[.D1005]+[.E1005]+[.F1005]+[.G1005]" office:value-type="float" office:value="166628408" calcext:value-type="float">
            <text:p>166628408</text:p>
          </table:table-cell>
        </table:table-row>
        <table:table-row table:style-name="ro1">
          <table:table-cell office:value-type="float" office:value="26070248" calcext:value-type="float">
            <text:p>26070248</text:p>
          </table:table-cell>
          <table:table-cell office:value-type="float" office:value="26404304" calcext:value-type="float">
            <text:p>26404304</text:p>
          </table:table-cell>
          <table:table-cell office:value-type="float" office:value="28280872" calcext:value-type="float">
            <text:p>28280872</text:p>
          </table:table-cell>
          <table:table-cell office:value-type="float" office:value="0" calcext:value-type="float">
            <text:p>0</text:p>
          </table:table-cell>
          <table:table-cell office:value-type="float" office:value="31445672" calcext:value-type="float">
            <text:p>31445672</text:p>
          </table:table-cell>
          <table:table-cell office:value-type="float" office:value="27457552" calcext:value-type="float">
            <text:p>27457552</text:p>
          </table:table-cell>
          <table:table-cell office:value-type="float" office:value="27163640" calcext:value-type="float">
            <text:p>27163640</text:p>
          </table:table-cell>
          <table:table-cell table:formula="of:=[.A1006]+[.B1006]+[.C1006]+[.D1006]+[.E1006]+[.F1006]+[.G1006]" office:value-type="float" office:value="166822288" calcext:value-type="float">
            <text:p>166822288</text:p>
          </table:table-cell>
        </table:table-row>
        <table:table-row table:style-name="ro1">
          <table:table-cell office:value-type="float" office:value="26071080" calcext:value-type="float">
            <text:p>26071080</text:p>
          </table:table-cell>
          <table:table-cell office:value-type="float" office:value="26404304" calcext:value-type="float">
            <text:p>26404304</text:p>
          </table:table-cell>
          <table:table-cell office:value-type="float" office:value="28080016" calcext:value-type="float">
            <text:p>28080016</text:p>
          </table:table-cell>
          <table:table-cell office:value-type="float" office:value="0" calcext:value-type="float">
            <text:p>0</text:p>
          </table:table-cell>
          <table:table-cell office:value-type="float" office:value="31450384" calcext:value-type="float">
            <text:p>31450384</text:p>
          </table:table-cell>
          <table:table-cell office:value-type="float" office:value="27457552" calcext:value-type="float">
            <text:p>27457552</text:p>
          </table:table-cell>
          <table:table-cell office:value-type="float" office:value="27167784" calcext:value-type="float">
            <text:p>27167784</text:p>
          </table:table-cell>
          <table:table-cell table:formula="of:=[.A1007]+[.B1007]+[.C1007]+[.D1007]+[.E1007]+[.F1007]+[.G1007]" office:value-type="float" office:value="166631120" calcext:value-type="float">
            <text:p>166631120</text:p>
          </table:table-cell>
        </table:table-row>
        <table:table-row table:style-name="ro1">
          <table:table-cell office:value-type="float" office:value="26072152" calcext:value-type="float">
            <text:p>26072152</text:p>
          </table:table-cell>
          <table:table-cell office:value-type="float" office:value="26404304" calcext:value-type="float">
            <text:p>26404304</text:p>
          </table:table-cell>
          <table:table-cell office:value-type="float" office:value="28412232" calcext:value-type="float">
            <text:p>28412232</text:p>
          </table:table-cell>
          <table:table-cell office:value-type="float" office:value="0" calcext:value-type="float">
            <text:p>0</text:p>
          </table:table-cell>
          <table:table-cell office:value-type="float" office:value="31450384" calcext:value-type="float">
            <text:p>31450384</text:p>
          </table:table-cell>
          <table:table-cell office:value-type="float" office:value="27461728" calcext:value-type="float">
            <text:p>27461728</text:p>
          </table:table-cell>
          <table:table-cell office:value-type="float" office:value="27167784" calcext:value-type="float">
            <text:p>27167784</text:p>
          </table:table-cell>
          <table:table-cell table:formula="of:=[.A1008]+[.B1008]+[.C1008]+[.D1008]+[.E1008]+[.F1008]+[.G1008]" office:value-type="float" office:value="166968584" calcext:value-type="float">
            <text:p>166968584</text:p>
          </table:table-cell>
        </table:table-row>
        <table:table-row table:style-name="ro1">
          <table:table-cell office:value-type="float" office:value="26072384" calcext:value-type="float">
            <text:p>26072384</text:p>
          </table:table-cell>
          <table:table-cell office:value-type="float" office:value="26408480" calcext:value-type="float">
            <text:p>26408480</text:p>
          </table:table-cell>
          <table:table-cell office:value-type="float" office:value="28841688" calcext:value-type="float">
            <text:p>28841688</text:p>
          </table:table-cell>
          <table:table-cell office:value-type="float" office:value="0" calcext:value-type="float">
            <text:p>0</text:p>
          </table:table-cell>
          <table:table-cell office:value-type="float" office:value="31454832" calcext:value-type="float">
            <text:p>31454832</text:p>
          </table:table-cell>
          <table:table-cell office:value-type="float" office:value="27461728" calcext:value-type="float">
            <text:p>27461728</text:p>
          </table:table-cell>
          <table:table-cell office:value-type="float" office:value="27171928" calcext:value-type="float">
            <text:p>27171928</text:p>
          </table:table-cell>
          <table:table-cell table:formula="of:=[.A1009]+[.B1009]+[.C1009]+[.D1009]+[.E1009]+[.F1009]+[.G1009]" office:value-type="float" office:value="167411040" calcext:value-type="float">
            <text:p>167411040</text:p>
          </table:table-cell>
        </table:table-row>
        <table:table-row table:style-name="ro1">
          <table:table-cell office:value-type="float" office:value="26077720" calcext:value-type="float">
            <text:p>26077720</text:p>
          </table:table-cell>
          <table:table-cell office:value-type="float" office:value="26408480" calcext:value-type="float">
            <text:p>26408480</text:p>
          </table:table-cell>
          <table:table-cell office:value-type="float" office:value="29046656" calcext:value-type="float">
            <text:p>29046656</text:p>
          </table:table-cell>
          <table:table-cell office:value-type="float" office:value="0" calcext:value-type="float">
            <text:p>0</text:p>
          </table:table-cell>
          <table:table-cell office:value-type="float" office:value="31454832" calcext:value-type="float">
            <text:p>31454832</text:p>
          </table:table-cell>
          <table:table-cell office:value-type="float" office:value="27461728" calcext:value-type="float">
            <text:p>27461728</text:p>
          </table:table-cell>
          <table:table-cell office:value-type="float" office:value="27171928" calcext:value-type="float">
            <text:p>27171928</text:p>
          </table:table-cell>
          <table:table-cell table:formula="of:=[.A1010]+[.B1010]+[.C1010]+[.D1010]+[.E1010]+[.F1010]+[.G1010]" office:value-type="float" office:value="167621344" calcext:value-type="float">
            <text:p>167621344</text:p>
          </table:table-cell>
        </table:table-row>
        <table:table-row table:style-name="ro1">
          <table:table-cell office:value-type="float" office:value="26078928" calcext:value-type="float">
            <text:p>26078928</text:p>
          </table:table-cell>
          <table:table-cell office:value-type="float" office:value="26408480" calcext:value-type="float">
            <text:p>26408480</text:p>
          </table:table-cell>
          <table:table-cell office:value-type="float" office:value="28640768" calcext:value-type="float">
            <text:p>28640768</text:p>
          </table:table-cell>
          <table:table-cell office:value-type="float" office:value="0" calcext:value-type="float">
            <text:p>0</text:p>
          </table:table-cell>
          <table:table-cell office:value-type="float" office:value="31454832" calcext:value-type="float">
            <text:p>31454832</text:p>
          </table:table-cell>
          <table:table-cell office:value-type="float" office:value="27465904" calcext:value-type="float">
            <text:p>27465904</text:p>
          </table:table-cell>
          <table:table-cell office:value-type="float" office:value="27171928" calcext:value-type="float">
            <text:p>27171928</text:p>
          </table:table-cell>
          <table:table-cell table:formula="of:=[.A1011]+[.B1011]+[.C1011]+[.D1011]+[.E1011]+[.F1011]+[.G1011]" office:value-type="float" office:value="167220840" calcext:value-type="float">
            <text:p>167220840</text:p>
          </table:table-cell>
        </table:table-row>
        <table:table-row table:style-name="ro1">
          <table:table-cell office:value-type="float" office:value="26151024" calcext:value-type="float">
            <text:p>26151024</text:p>
          </table:table-cell>
          <table:table-cell office:value-type="float" office:value="26412392" calcext:value-type="float">
            <text:p>26412392</text:p>
          </table:table-cell>
          <table:table-cell office:value-type="float" office:value="28660456" calcext:value-type="float">
            <text:p>28660456</text:p>
          </table:table-cell>
          <table:table-cell office:value-type="float" office:value="0" calcext:value-type="float">
            <text:p>0</text:p>
          </table:table-cell>
          <table:table-cell office:value-type="float" office:value="31454832" calcext:value-type="float">
            <text:p>31454832</text:p>
          </table:table-cell>
          <table:table-cell office:value-type="float" office:value="27574152" calcext:value-type="float">
            <text:p>27574152</text:p>
          </table:table-cell>
          <table:table-cell office:value-type="float" office:value="27171928" calcext:value-type="float">
            <text:p>27171928</text:p>
          </table:table-cell>
          <table:table-cell table:formula="of:=[.A1012]+[.B1012]+[.C1012]+[.D1012]+[.E1012]+[.F1012]+[.G1012]" office:value-type="float" office:value="167424784" calcext:value-type="float">
            <text:p>167424784</text:p>
          </table:table-cell>
        </table:table-row>
        <table:table-row table:style-name="ro1">
          <table:table-cell office:value-type="float" office:value="26151408" calcext:value-type="float">
            <text:p>26151408</text:p>
          </table:table-cell>
          <table:table-cell office:value-type="float" office:value="26412392" calcext:value-type="float">
            <text:p>26412392</text:p>
          </table:table-cell>
          <table:table-cell office:value-type="float" office:value="28688848" calcext:value-type="float">
            <text:p>28688848</text:p>
          </table:table-cell>
          <table:table-cell office:value-type="float" office:value="0" calcext:value-type="float">
            <text:p>0</text:p>
          </table:table-cell>
          <table:table-cell office:value-type="float" office:value="31462688" calcext:value-type="float">
            <text:p>31462688</text:p>
          </table:table-cell>
          <table:table-cell office:value-type="float" office:value="27578592" calcext:value-type="float">
            <text:p>27578592</text:p>
          </table:table-cell>
          <table:table-cell office:value-type="float" office:value="27245168" calcext:value-type="float">
            <text:p>27245168</text:p>
          </table:table-cell>
          <table:table-cell table:formula="of:=[.A1013]+[.B1013]+[.C1013]+[.D1013]+[.E1013]+[.F1013]+[.G1013]" office:value-type="float" office:value="167539096" calcext:value-type="float">
            <text:p>167539096</text:p>
          </table:table-cell>
        </table:table-row>
        <table:table-row table:style-name="ro1">
          <table:table-cell office:value-type="float" office:value="26157024" calcext:value-type="float">
            <text:p>26157024</text:p>
          </table:table-cell>
          <table:table-cell office:value-type="float" office:value="26416304" calcext:value-type="float">
            <text:p>26416304</text:p>
          </table:table-cell>
          <table:table-cell office:value-type="float" office:value="28697040" calcext:value-type="float">
            <text:p>28697040</text:p>
          </table:table-cell>
          <table:table-cell office:value-type="float" office:value="0" calcext:value-type="float">
            <text:p>0</text:p>
          </table:table-cell>
          <table:table-cell office:value-type="float" office:value="31462688" calcext:value-type="float">
            <text:p>31462688</text:p>
          </table:table-cell>
          <table:table-cell office:value-type="float" office:value="27578592" calcext:value-type="float">
            <text:p>27578592</text:p>
          </table:table-cell>
          <table:table-cell office:value-type="float" office:value="27249576" calcext:value-type="float">
            <text:p>27249576</text:p>
          </table:table-cell>
          <table:table-cell table:formula="of:=[.A1014]+[.B1014]+[.C1014]+[.D1014]+[.E1014]+[.F1014]+[.G1014]" office:value-type="float" office:value="167561224" calcext:value-type="float">
            <text:p>167561224</text:p>
          </table:table-cell>
        </table:table-row>
        <table:table-row table:style-name="ro1">
          <table:table-cell office:value-type="float" office:value="26158232" calcext:value-type="float">
            <text:p>26158232</text:p>
          </table:table-cell>
          <table:table-cell office:value-type="float" office:value="26419952" calcext:value-type="float">
            <text:p>26419952</text:p>
          </table:table-cell>
          <table:table-cell office:value-type="float" office:value="28766600" calcext:value-type="float">
            <text:p>28766600</text:p>
          </table:table-cell>
          <table:table-cell office:value-type="float" office:value="0" calcext:value-type="float">
            <text:p>0</text:p>
          </table:table-cell>
          <table:table-cell office:value-type="float" office:value="31467136" calcext:value-type="float">
            <text:p>31467136</text:p>
          </table:table-cell>
          <table:table-cell office:value-type="float" office:value="27578592" calcext:value-type="float">
            <text:p>27578592</text:p>
          </table:table-cell>
          <table:table-cell office:value-type="float" office:value="27249576" calcext:value-type="float">
            <text:p>27249576</text:p>
          </table:table-cell>
          <table:table-cell table:formula="of:=[.A1015]+[.B1015]+[.C1015]+[.D1015]+[.E1015]+[.F1015]+[.G1015]" office:value-type="float" office:value="167640088" calcext:value-type="float">
            <text:p>167640088</text:p>
          </table:table-cell>
        </table:table-row>
        <table:table-row table:style-name="ro1">
          <table:table-cell office:value-type="float" office:value="26159152" calcext:value-type="float">
            <text:p>26159152</text:p>
          </table:table-cell>
          <table:table-cell office:value-type="float" office:value="26419952" calcext:value-type="float">
            <text:p>26419952</text:p>
          </table:table-cell>
          <table:table-cell office:value-type="float" office:value="28774048" calcext:value-type="float">
            <text:p>28774048</text:p>
          </table:table-cell>
          <table:table-cell office:value-type="float" office:value="0" calcext:value-type="float">
            <text:p>0</text:p>
          </table:table-cell>
          <table:table-cell office:value-type="float" office:value="31467136" calcext:value-type="float">
            <text:p>31467136</text:p>
          </table:table-cell>
          <table:table-cell office:value-type="float" office:value="27578592" calcext:value-type="float">
            <text:p>27578592</text:p>
          </table:table-cell>
          <table:table-cell office:value-type="float" office:value="27249576" calcext:value-type="float">
            <text:p>27249576</text:p>
          </table:table-cell>
          <table:table-cell table:formula="of:=[.A1016]+[.B1016]+[.C1016]+[.D1016]+[.E1016]+[.F1016]+[.G1016]" office:value-type="float" office:value="167648456" calcext:value-type="float">
            <text:p>167648456</text:p>
          </table:table-cell>
        </table:table-row>
        <table:table-row table:style-name="ro1">
          <table:table-cell office:value-type="float" office:value="26159536" calcext:value-type="float">
            <text:p>26159536</text:p>
          </table:table-cell>
          <table:table-cell office:value-type="float" office:value="26419952" calcext:value-type="float">
            <text:p>26419952</text:p>
          </table:table-cell>
          <table:table-cell office:value-type="float" office:value="28793720" calcext:value-type="float">
            <text:p>28793720</text:p>
          </table:table-cell>
          <table:table-cell office:value-type="float" office:value="0" calcext:value-type="float">
            <text:p>0</text:p>
          </table:table-cell>
          <table:table-cell office:value-type="float" office:value="31467136" calcext:value-type="float">
            <text:p>31467136</text:p>
          </table:table-cell>
          <table:table-cell office:value-type="float" office:value="27578592" calcext:value-type="float">
            <text:p>27578592</text:p>
          </table:table-cell>
          <table:table-cell office:value-type="float" office:value="27253720" calcext:value-type="float">
            <text:p>27253720</text:p>
          </table:table-cell>
          <table:table-cell table:formula="of:=[.A1017]+[.B1017]+[.C1017]+[.D1017]+[.E1017]+[.F1017]+[.G1017]" office:value-type="float" office:value="167672656" calcext:value-type="float">
            <text:p>167672656</text:p>
          </table:table-cell>
        </table:table-row>
        <table:table-row table:style-name="ro1">
          <table:table-cell office:value-type="float" office:value="26164888" calcext:value-type="float">
            <text:p>26164888</text:p>
          </table:table-cell>
          <table:table-cell office:value-type="float" office:value="26423864" calcext:value-type="float">
            <text:p>26423864</text:p>
          </table:table-cell>
          <table:table-cell office:value-type="float" office:value="28814480" calcext:value-type="float">
            <text:p>28814480</text:p>
          </table:table-cell>
          <table:table-cell office:value-type="float" office:value="0" calcext:value-type="float">
            <text:p>0</text:p>
          </table:table-cell>
          <table:table-cell office:value-type="float" office:value="31467136" calcext:value-type="float">
            <text:p>31467136</text:p>
          </table:table-cell>
          <table:table-cell office:value-type="float" office:value="27582768" calcext:value-type="float">
            <text:p>27582768</text:p>
          </table:table-cell>
          <table:table-cell office:value-type="float" office:value="27253720" calcext:value-type="float">
            <text:p>27253720</text:p>
          </table:table-cell>
          <table:table-cell table:formula="of:=[.A1018]+[.B1018]+[.C1018]+[.D1018]+[.E1018]+[.F1018]+[.G1018]" office:value-type="float" office:value="167706856" calcext:value-type="float">
            <text:p>167706856</text:p>
          </table:table-cell>
        </table:table-row>
        <table:table-row table:style-name="ro1">
          <table:table-cell office:value-type="float" office:value="26166096" calcext:value-type="float">
            <text:p>26166096</text:p>
          </table:table-cell>
          <table:table-cell office:value-type="float" office:value="26423864" calcext:value-type="float">
            <text:p>26423864</text:p>
          </table:table-cell>
          <table:table-cell office:value-type="float" office:value="28823816" calcext:value-type="float">
            <text:p>28823816</text:p>
          </table:table-cell>
          <table:table-cell office:value-type="float" office:value="0" calcext:value-type="float">
            <text:p>0</text:p>
          </table:table-cell>
          <table:table-cell office:value-type="float" office:value="31471568" calcext:value-type="float">
            <text:p>31471568</text:p>
          </table:table-cell>
          <table:table-cell office:value-type="float" office:value="27582768" calcext:value-type="float">
            <text:p>27582768</text:p>
          </table:table-cell>
          <table:table-cell office:value-type="float" office:value="27253720" calcext:value-type="float">
            <text:p>27253720</text:p>
          </table:table-cell>
          <table:table-cell table:formula="of:=[.A1019]+[.B1019]+[.C1019]+[.D1019]+[.E1019]+[.F1019]+[.G1019]" office:value-type="float" office:value="167721832" calcext:value-type="float">
            <text:p>167721832</text:p>
          </table:table-cell>
        </table:table-row>
        <table:table-row table:style-name="ro1">
          <table:table-cell office:value-type="float" office:value="26171448" calcext:value-type="float">
            <text:p>26171448</text:p>
          </table:table-cell>
          <table:table-cell office:value-type="float" office:value="26427776" calcext:value-type="float">
            <text:p>26427776</text:p>
          </table:table-cell>
          <table:table-cell office:value-type="float" office:value="28838184" calcext:value-type="float">
            <text:p>28838184</text:p>
          </table:table-cell>
          <table:table-cell office:value-type="float" office:value="0" calcext:value-type="float">
            <text:p>0</text:p>
          </table:table-cell>
          <table:table-cell office:value-type="float" office:value="31471568" calcext:value-type="float">
            <text:p>31471568</text:p>
          </table:table-cell>
          <table:table-cell office:value-type="float" office:value="27689312" calcext:value-type="float">
            <text:p>27689312</text:p>
          </table:table-cell>
          <table:table-cell office:value-type="float" office:value="27257864" calcext:value-type="float">
            <text:p>27257864</text:p>
          </table:table-cell>
          <table:table-cell table:formula="of:=[.A1020]+[.B1020]+[.C1020]+[.D1020]+[.E1020]+[.F1020]+[.G1020]" office:value-type="float" office:value="167856152" calcext:value-type="float">
            <text:p>167856152</text:p>
          </table:table-cell>
        </table:table-row>
        <table:table-row table:style-name="ro1">
          <table:table-cell office:value-type="float" office:value="26171664" calcext:value-type="float">
            <text:p>26171664</text:p>
          </table:table-cell>
          <table:table-cell office:value-type="float" office:value="26427776" calcext:value-type="float">
            <text:p>26427776</text:p>
          </table:table-cell>
          <table:table-cell office:value-type="float" office:value="28850656" calcext:value-type="float">
            <text:p>28850656</text:p>
          </table:table-cell>
          <table:table-cell office:value-type="float" office:value="0" calcext:value-type="float">
            <text:p>0</text:p>
          </table:table-cell>
          <table:table-cell office:value-type="float" office:value="31536784" calcext:value-type="float">
            <text:p>31536784</text:p>
          </table:table-cell>
          <table:table-cell office:value-type="float" office:value="27689312" calcext:value-type="float">
            <text:p>27689312</text:p>
          </table:table-cell>
          <table:table-cell office:value-type="float" office:value="27261624" calcext:value-type="float">
            <text:p>27261624</text:p>
          </table:table-cell>
          <table:table-cell table:formula="of:=[.A1021]+[.B1021]+[.C1021]+[.D1021]+[.E1021]+[.F1021]+[.G1021]" office:value-type="float" office:value="167937816" calcext:value-type="float">
            <text:p>167937816</text:p>
          </table:table-cell>
        </table:table-row>
        <table:table-row table:style-name="ro1">
          <table:table-cell office:value-type="float" office:value="26244688" calcext:value-type="float">
            <text:p>26244688</text:p>
          </table:table-cell>
          <table:table-cell office:value-type="float" office:value="26431688" calcext:value-type="float">
            <text:p>26431688</text:p>
          </table:table-cell>
          <table:table-cell office:value-type="float" office:value="28865728" calcext:value-type="float">
            <text:p>28865728</text:p>
          </table:table-cell>
          <table:table-cell office:value-type="float" office:value="0" calcext:value-type="float">
            <text:p>0</text:p>
          </table:table-cell>
          <table:table-cell office:value-type="float" office:value="31536784" calcext:value-type="float">
            <text:p>31536784</text:p>
          </table:table-cell>
          <table:table-cell office:value-type="float" office:value="27689312" calcext:value-type="float">
            <text:p>27689312</text:p>
          </table:table-cell>
          <table:table-cell office:value-type="float" office:value="27261624" calcext:value-type="float">
            <text:p>27261624</text:p>
          </table:table-cell>
          <table:table-cell table:formula="of:=[.A1022]+[.B1022]+[.C1022]+[.D1022]+[.E1022]+[.F1022]+[.G1022]" office:value-type="float" office:value="168029824" calcext:value-type="float">
            <text:p>168029824</text:p>
          </table:table-cell>
        </table:table-row>
        <table:table-row table:style-name="ro1">
          <table:table-cell office:value-type="float" office:value="26246048" calcext:value-type="float">
            <text:p>26246048</text:p>
          </table:table-cell>
          <table:table-cell office:value-type="float" office:value="26505376" calcext:value-type="float">
            <text:p>26505376</text:p>
          </table:table-cell>
          <table:table-cell office:value-type="float" office:value="28893200" calcext:value-type="float">
            <text:p>28893200</text:p>
          </table:table-cell>
          <table:table-cell office:value-type="float" office:value="0" calcext:value-type="float">
            <text:p>0</text:p>
          </table:table-cell>
          <table:table-cell office:value-type="float" office:value="31536784" calcext:value-type="float">
            <text:p>31536784</text:p>
          </table:table-cell>
          <table:table-cell office:value-type="float" office:value="27693752" calcext:value-type="float">
            <text:p>27693752</text:p>
          </table:table-cell>
          <table:table-cell office:value-type="float" office:value="27261624" calcext:value-type="float">
            <text:p>27261624</text:p>
          </table:table-cell>
          <table:table-cell table:formula="of:=[.A1023]+[.B1023]+[.C1023]+[.D1023]+[.E1023]+[.F1023]+[.G1023]" office:value-type="float" office:value="168136784" calcext:value-type="float">
            <text:p>168136784</text:p>
          </table:table-cell>
        </table:table-row>
        <table:table-row table:style-name="ro1">
          <table:table-cell office:value-type="float" office:value="26251680" calcext:value-type="float">
            <text:p>26251680</text:p>
          </table:table-cell>
          <table:table-cell office:value-type="float" office:value="26509552" calcext:value-type="float">
            <text:p>26509552</text:p>
          </table:table-cell>
          <table:table-cell office:value-type="float" office:value="28902536" calcext:value-type="float">
            <text:p>28902536</text:p>
          </table:table-cell>
          <table:table-cell office:value-type="float" office:value="0" calcext:value-type="float">
            <text:p>0</text:p>
          </table:table-cell>
          <table:table-cell office:value-type="float" office:value="31541232" calcext:value-type="float">
            <text:p>31541232</text:p>
          </table:table-cell>
          <table:table-cell office:value-type="float" office:value="27693752" calcext:value-type="float">
            <text:p>27693752</text:p>
          </table:table-cell>
          <table:table-cell office:value-type="float" office:value="27265768" calcext:value-type="float">
            <text:p>27265768</text:p>
          </table:table-cell>
          <table:table-cell table:formula="of:=[.A1024]+[.B1024]+[.C1024]+[.D1024]+[.E1024]+[.F1024]+[.G1024]" office:value-type="float" office:value="168164520" calcext:value-type="float">
            <text:p>168164520</text:p>
          </table:table-cell>
        </table:table-row>
        <table:table-row table:style-name="ro1">
          <table:table-cell office:value-type="float" office:value="26252080" calcext:value-type="float">
            <text:p>26252080</text:p>
          </table:table-cell>
          <table:table-cell office:value-type="float" office:value="26509552" calcext:value-type="float">
            <text:p>26509552</text:p>
          </table:table-cell>
          <table:table-cell office:value-type="float" office:value="28965368" calcext:value-type="float">
            <text:p>28965368</text:p>
          </table:table-cell>
          <table:table-cell office:value-type="float" office:value="0" calcext:value-type="float">
            <text:p>0</text:p>
          </table:table-cell>
          <table:table-cell office:value-type="float" office:value="31541232" calcext:value-type="float">
            <text:p>31541232</text:p>
          </table:table-cell>
          <table:table-cell office:value-type="float" office:value="27697928" calcext:value-type="float">
            <text:p>27697928</text:p>
          </table:table-cell>
          <table:table-cell office:value-type="float" office:value="27265768" calcext:value-type="float">
            <text:p>27265768</text:p>
          </table:table-cell>
          <table:table-cell table:formula="of:=[.A1025]+[.B1025]+[.C1025]+[.D1025]+[.E1025]+[.F1025]+[.G1025]" office:value-type="float" office:value="168231928" calcext:value-type="float">
            <text:p>168231928</text:p>
          </table:table-cell>
        </table:table-row>
        <table:table-row table:style-name="ro1">
          <table:table-cell office:value-type="float" office:value="26252984" calcext:value-type="float">
            <text:p>26252984</text:p>
          </table:table-cell>
          <table:table-cell office:value-type="float" office:value="26509552" calcext:value-type="float">
            <text:p>26509552</text:p>
          </table:table-cell>
          <table:table-cell office:value-type="float" office:value="28974568" calcext:value-type="float">
            <text:p>28974568</text:p>
          </table:table-cell>
          <table:table-cell office:value-type="float" office:value="0" calcext:value-type="float">
            <text:p>0</text:p>
          </table:table-cell>
          <table:table-cell office:value-type="float" office:value="31541232" calcext:value-type="float">
            <text:p>31541232</text:p>
          </table:table-cell>
          <table:table-cell office:value-type="float" office:value="27697928" calcext:value-type="float">
            <text:p>27697928</text:p>
          </table:table-cell>
          <table:table-cell office:value-type="float" office:value="27269912" calcext:value-type="float">
            <text:p>27269912</text:p>
          </table:table-cell>
          <table:table-cell table:formula="of:=[.A1026]+[.B1026]+[.C1026]+[.D1026]+[.E1026]+[.F1026]+[.G1026]" office:value-type="float" office:value="168246176" calcext:value-type="float">
            <text:p>168246176</text:p>
          </table:table-cell>
        </table:table-row>
        <table:table-row table:style-name="ro1">
          <table:table-cell office:value-type="float" office:value="26254192" calcext:value-type="float">
            <text:p>26254192</text:p>
          </table:table-cell>
          <table:table-cell office:value-type="float" office:value="26509552" calcext:value-type="float">
            <text:p>26509552</text:p>
          </table:table-cell>
          <table:table-cell office:value-type="float" office:value="28989280" calcext:value-type="float">
            <text:p>28989280</text:p>
          </table:table-cell>
          <table:table-cell office:value-type="float" office:value="0" calcext:value-type="float">
            <text:p>0</text:p>
          </table:table-cell>
          <table:table-cell office:value-type="float" office:value="31545680" calcext:value-type="float">
            <text:p>31545680</text:p>
          </table:table-cell>
          <table:table-cell office:value-type="float" office:value="27697928" calcext:value-type="float">
            <text:p>27697928</text:p>
          </table:table-cell>
          <table:table-cell office:value-type="float" office:value="27269912" calcext:value-type="float">
            <text:p>27269912</text:p>
          </table:table-cell>
          <table:table-cell table:formula="of:=[.A1027]+[.B1027]+[.C1027]+[.D1027]+[.E1027]+[.F1027]+[.G1027]" office:value-type="float" office:value="168266544" calcext:value-type="float">
            <text:p>168266544</text:p>
          </table:table-cell>
        </table:table-row>
        <table:table-row table:style-name="ro1">
          <table:table-cell office:value-type="float" office:value="26255096" calcext:value-type="float">
            <text:p>26255096</text:p>
          </table:table-cell>
          <table:table-cell office:value-type="float" office:value="26705320" calcext:value-type="float">
            <text:p>26705320</text:p>
          </table:table-cell>
          <table:table-cell office:value-type="float" office:value="29054232" calcext:value-type="float">
            <text:p>29054232</text:p>
          </table:table-cell>
          <table:table-cell office:value-type="float" office:value="0" calcext:value-type="float">
            <text:p>0</text:p>
          </table:table-cell>
          <table:table-cell office:value-type="float" office:value="31545680" calcext:value-type="float">
            <text:p>31545680</text:p>
          </table:table-cell>
          <table:table-cell office:value-type="float" office:value="27697928" calcext:value-type="float">
            <text:p>27697928</text:p>
          </table:table-cell>
          <table:table-cell office:value-type="float" office:value="27269912" calcext:value-type="float">
            <text:p>27269912</text:p>
          </table:table-cell>
          <table:table-cell table:formula="of:=[.A1028]+[.B1028]+[.C1028]+[.D1028]+[.E1028]+[.F1028]+[.G1028]" office:value-type="float" office:value="168528168" calcext:value-type="float">
            <text:p>168528168</text:p>
          </table:table-cell>
        </table:table-row>
        <table:table-row table:style-name="ro1">
          <table:table-cell office:value-type="float" office:value="26260048" calcext:value-type="float">
            <text:p>26260048</text:p>
          </table:table-cell>
          <table:table-cell office:value-type="float" office:value="26707600" calcext:value-type="float">
            <text:p>26707600</text:p>
          </table:table-cell>
          <table:table-cell office:value-type="float" office:value="29059272" calcext:value-type="float">
            <text:p>29059272</text:p>
          </table:table-cell>
          <table:table-cell office:value-type="float" office:value="0" calcext:value-type="float">
            <text:p>0</text:p>
          </table:table-cell>
          <table:table-cell office:value-type="float" office:value="31611240" calcext:value-type="float">
            <text:p>31611240</text:p>
          </table:table-cell>
          <table:table-cell office:value-type="float" office:value="27702000" calcext:value-type="float">
            <text:p>27702000</text:p>
          </table:table-cell>
          <table:table-cell office:value-type="float" office:value="27343776" calcext:value-type="float">
            <text:p>27343776</text:p>
          </table:table-cell>
          <table:table-cell table:formula="of:=[.A1029]+[.B1029]+[.C1029]+[.D1029]+[.E1029]+[.F1029]+[.G1029]" office:value-type="float" office:value="168683936" calcext:value-type="float">
            <text:p>168683936</text:p>
          </table:table-cell>
        </table:table-row>
        <table:table-row table:style-name="ro1">
          <table:table-cell office:value-type="float" office:value="26260264" calcext:value-type="float">
            <text:p>26260264</text:p>
          </table:table-cell>
          <table:table-cell office:value-type="float" office:value="26711832" calcext:value-type="float">
            <text:p>26711832</text:p>
          </table:table-cell>
          <table:table-cell office:value-type="float" office:value="29059272" calcext:value-type="float">
            <text:p>29059272</text:p>
          </table:table-cell>
          <table:table-cell office:value-type="float" office:value="0" calcext:value-type="float">
            <text:p>0</text:p>
          </table:table-cell>
          <table:table-cell office:value-type="float" office:value="31615952" calcext:value-type="float">
            <text:p>31615952</text:p>
          </table:table-cell>
          <table:table-cell office:value-type="float" office:value="27706176" calcext:value-type="float">
            <text:p>27706176</text:p>
          </table:table-cell>
          <table:table-cell office:value-type="float" office:value="27348184" calcext:value-type="float">
            <text:p>27348184</text:p>
          </table:table-cell>
          <table:table-cell table:formula="of:=[.A1030]+[.B1030]+[.C1030]+[.D1030]+[.E1030]+[.F1030]+[.G1030]" office:value-type="float" office:value="168701680" calcext:value-type="float">
            <text:p>168701680</text:p>
          </table:table-cell>
        </table:table-row>
        <table:table-row table:style-name="ro1">
          <table:table-cell office:value-type="float" office:value="26265616" calcext:value-type="float">
            <text:p>26265616</text:p>
          </table:table-cell>
          <table:table-cell office:value-type="float" office:value="26853872" calcext:value-type="float">
            <text:p>26853872</text:p>
          </table:table-cell>
          <table:table-cell office:value-type="float" office:value="29072312" calcext:value-type="float">
            <text:p>29072312</text:p>
          </table:table-cell>
          <table:table-cell office:value-type="float" office:value="0" calcext:value-type="float">
            <text:p>0</text:p>
          </table:table-cell>
          <table:table-cell office:value-type="float" office:value="31615952" calcext:value-type="float">
            <text:p>31615952</text:p>
          </table:table-cell>
          <table:table-cell office:value-type="float" office:value="27706176" calcext:value-type="float">
            <text:p>27706176</text:p>
          </table:table-cell>
          <table:table-cell office:value-type="float" office:value="27348184" calcext:value-type="float">
            <text:p>27348184</text:p>
          </table:table-cell>
          <table:table-cell table:formula="of:=[.A1031]+[.B1031]+[.C1031]+[.D1031]+[.E1031]+[.F1031]+[.G1031]" office:value-type="float" office:value="168862112" calcext:value-type="float">
            <text:p>168862112</text:p>
          </table:table-cell>
        </table:table-row>
        <table:table-row table:style-name="ro1">
          <table:table-cell office:value-type="float" office:value="26266808" calcext:value-type="float">
            <text:p>26266808</text:p>
          </table:table-cell>
          <table:table-cell office:value-type="float" office:value="26861504" calcext:value-type="float">
            <text:p>26861504</text:p>
          </table:table-cell>
          <table:table-cell office:value-type="float" office:value="29072312" calcext:value-type="float">
            <text:p>29072312</text:p>
          </table:table-cell>
          <table:table-cell office:value-type="float" office:value="0" calcext:value-type="float">
            <text:p>0</text:p>
          </table:table-cell>
          <table:table-cell office:value-type="float" office:value="31615952" calcext:value-type="float">
            <text:p>31615952</text:p>
          </table:table-cell>
          <table:table-cell office:value-type="float" office:value="27710352" calcext:value-type="float">
            <text:p>27710352</text:p>
          </table:table-cell>
          <table:table-cell office:value-type="float" office:value="27352328" calcext:value-type="float">
            <text:p>27352328</text:p>
          </table:table-cell>
          <table:table-cell table:formula="of:=[.A1032]+[.B1032]+[.C1032]+[.D1032]+[.E1032]+[.F1032]+[.G1032]" office:value-type="float" office:value="168879256" calcext:value-type="float">
            <text:p>168879256</text:p>
          </table:table-cell>
        </table:table-row>
        <table:table-row table:style-name="ro1">
          <table:table-cell office:value-type="float" office:value="26338888" calcext:value-type="float">
            <text:p>26338888</text:p>
          </table:table-cell>
          <table:table-cell office:value-type="float" office:value="26864728" calcext:value-type="float">
            <text:p>26864728</text:p>
          </table:table-cell>
          <table:table-cell office:value-type="float" office:value="29072312" calcext:value-type="float">
            <text:p>29072312</text:p>
          </table:table-cell>
          <table:table-cell office:value-type="float" office:value="0" calcext:value-type="float">
            <text:p>0</text:p>
          </table:table-cell>
          <table:table-cell office:value-type="float" office:value="31615952" calcext:value-type="float">
            <text:p>31615952</text:p>
          </table:table-cell>
          <table:table-cell office:value-type="float" office:value="27710352" calcext:value-type="float">
            <text:p>27710352</text:p>
          </table:table-cell>
          <table:table-cell office:value-type="float" office:value="27352328" calcext:value-type="float">
            <text:p>27352328</text:p>
          </table:table-cell>
          <table:table-cell table:formula="of:=[.A1033]+[.B1033]+[.C1033]+[.D1033]+[.E1033]+[.F1033]+[.G1033]" office:value-type="float" office:value="168954560" calcext:value-type="float">
            <text:p>168954560</text:p>
          </table:table-cell>
        </table:table-row>
        <table:table-row table:style-name="ro1">
          <table:table-cell office:value-type="float" office:value="26339104" calcext:value-type="float">
            <text:p>26339104</text:p>
          </table:table-cell>
          <table:table-cell office:value-type="float" office:value="26867248" calcext:value-type="float">
            <text:p>26867248</text:p>
          </table:table-cell>
          <table:table-cell office:value-type="float" office:value="29072312" calcext:value-type="float">
            <text:p>29072312</text:p>
          </table:table-cell>
          <table:table-cell office:value-type="float" office:value="0" calcext:value-type="float">
            <text:p>0</text:p>
          </table:table-cell>
          <table:table-cell office:value-type="float" office:value="31620400" calcext:value-type="float">
            <text:p>31620400</text:p>
          </table:table-cell>
          <table:table-cell office:value-type="float" office:value="27714528" calcext:value-type="float">
            <text:p>27714528</text:p>
          </table:table-cell>
          <table:table-cell office:value-type="float" office:value="27352328" calcext:value-type="float">
            <text:p>27352328</text:p>
          </table:table-cell>
          <table:table-cell table:formula="of:=[.A1034]+[.B1034]+[.C1034]+[.D1034]+[.E1034]+[.F1034]+[.G1034]" office:value-type="float" office:value="168965920" calcext:value-type="float">
            <text:p>168965920</text:p>
          </table:table-cell>
        </table:table-row>
        <table:table-row table:style-name="ro1">
          <table:table-cell office:value-type="float" office:value="26339336" calcext:value-type="float">
            <text:p>26339336</text:p>
          </table:table-cell>
          <table:table-cell office:value-type="float" office:value="26874528" calcext:value-type="float">
            <text:p>26874528</text:p>
          </table:table-cell>
          <table:table-cell office:value-type="float" office:value="29072312" calcext:value-type="float">
            <text:p>29072312</text:p>
          </table:table-cell>
          <table:table-cell office:value-type="float" office:value="0" calcext:value-type="float">
            <text:p>0</text:p>
          </table:table-cell>
          <table:table-cell office:value-type="float" office:value="31620400" calcext:value-type="float">
            <text:p>31620400</text:p>
          </table:table-cell>
          <table:table-cell office:value-type="float" office:value="27714528" calcext:value-type="float">
            <text:p>27714528</text:p>
          </table:table-cell>
          <table:table-cell office:value-type="float" office:value="27356472" calcext:value-type="float">
            <text:p>27356472</text:p>
          </table:table-cell>
          <table:table-cell table:formula="of:=[.A1035]+[.B1035]+[.C1035]+[.D1035]+[.E1035]+[.F1035]+[.G1035]" office:value-type="float" office:value="168977576" calcext:value-type="float">
            <text:p>168977576</text:p>
          </table:table-cell>
        </table:table-row>
        <table:table-row table:style-name="ro1">
          <table:table-cell office:value-type="float" office:value="26360888" calcext:value-type="float">
            <text:p>26360888</text:p>
          </table:table-cell>
          <table:table-cell office:value-type="float" office:value="26876248" calcext:value-type="float">
            <text:p>26876248</text:p>
          </table:table-cell>
          <table:table-cell office:value-type="float" office:value="29077352" calcext:value-type="float">
            <text:p>29077352</text:p>
          </table:table-cell>
          <table:table-cell office:value-type="float" office:value="0" calcext:value-type="float">
            <text:p>0</text:p>
          </table:table-cell>
          <table:table-cell office:value-type="float" office:value="31620400" calcext:value-type="float">
            <text:p>31620400</text:p>
          </table:table-cell>
          <table:table-cell office:value-type="float" office:value="27718704" calcext:value-type="float">
            <text:p>27718704</text:p>
          </table:table-cell>
          <table:table-cell office:value-type="float" office:value="27356472" calcext:value-type="float">
            <text:p>27356472</text:p>
          </table:table-cell>
          <table:table-cell table:formula="of:=[.A1036]+[.B1036]+[.C1036]+[.D1036]+[.E1036]+[.F1036]+[.G1036]" office:value-type="float" office:value="169010064" calcext:value-type="float">
            <text:p>169010064</text:p>
          </table:table-cell>
        </table:table-row>
        <table:table-row table:style-name="ro1">
          <table:table-cell office:value-type="float" office:value="26361720" calcext:value-type="float">
            <text:p>26361720</text:p>
          </table:table-cell>
          <table:table-cell office:value-type="float" office:value="27077720" calcext:value-type="float">
            <text:p>27077720</text:p>
          </table:table-cell>
          <table:table-cell office:value-type="float" office:value="29077352" calcext:value-type="float">
            <text:p>29077352</text:p>
          </table:table-cell>
          <table:table-cell office:value-type="float" office:value="0" calcext:value-type="float">
            <text:p>0</text:p>
          </table:table-cell>
          <table:table-cell office:value-type="float" office:value="31625840" calcext:value-type="float">
            <text:p>31625840</text:p>
          </table:table-cell>
          <table:table-cell office:value-type="float" office:value="27919640" calcext:value-type="float">
            <text:p>27919640</text:p>
          </table:table-cell>
          <table:table-cell office:value-type="float" office:value="27356472" calcext:value-type="float">
            <text:p>27356472</text:p>
          </table:table-cell>
          <table:table-cell table:formula="of:=[.A1037]+[.B1037]+[.C1037]+[.D1037]+[.E1037]+[.F1037]+[.G1037]" office:value-type="float" office:value="169418744" calcext:value-type="float">
            <text:p>169418744</text:p>
          </table:table-cell>
        </table:table-row>
        <table:table-row table:style-name="ro1">
          <table:table-cell office:value-type="float" office:value="26367056" calcext:value-type="float">
            <text:p>26367056</text:p>
          </table:table-cell>
          <table:table-cell office:value-type="float" office:value="27369976" calcext:value-type="float">
            <text:p>27369976</text:p>
          </table:table-cell>
          <table:table-cell office:value-type="float" office:value="29082392" calcext:value-type="float">
            <text:p>29082392</text:p>
          </table:table-cell>
          <table:table-cell office:value-type="float" office:value="0" calcext:value-type="float">
            <text:p>0</text:p>
          </table:table-cell>
          <table:table-cell office:value-type="float" office:value="31632968" calcext:value-type="float">
            <text:p>31632968</text:p>
          </table:table-cell>
          <table:table-cell office:value-type="float" office:value="27924080" calcext:value-type="float">
            <text:p>27924080</text:p>
          </table:table-cell>
          <table:table-cell office:value-type="float" office:value="27361704" calcext:value-type="float">
            <text:p>27361704</text:p>
          </table:table-cell>
          <table:table-cell table:formula="of:=[.A1038]+[.B1038]+[.C1038]+[.D1038]+[.E1038]+[.F1038]+[.G1038]" office:value-type="float" office:value="169738176" calcext:value-type="float">
            <text:p>169738176</text:p>
          </table:table-cell>
        </table:table-row>
        <table:table-row table:style-name="ro1">
          <table:table-cell office:value-type="float" office:value="26367440" calcext:value-type="float">
            <text:p>26367440</text:p>
          </table:table-cell>
          <table:table-cell office:value-type="float" office:value="27566872" calcext:value-type="float">
            <text:p>27566872</text:p>
          </table:table-cell>
          <table:table-cell office:value-type="float" office:value="29082392" calcext:value-type="float">
            <text:p>29082392</text:p>
          </table:table-cell>
          <table:table-cell office:value-type="float" office:value="0" calcext:value-type="float">
            <text:p>0</text:p>
          </table:table-cell>
          <table:table-cell office:value-type="float" office:value="31632968" calcext:value-type="float">
            <text:p>31632968</text:p>
          </table:table-cell>
          <table:table-cell office:value-type="float" office:value="27924080" calcext:value-type="float">
            <text:p>27924080</text:p>
          </table:table-cell>
          <table:table-cell office:value-type="float" office:value="27365848" calcext:value-type="float">
            <text:p>27365848</text:p>
          </table:table-cell>
          <table:table-cell table:formula="of:=[.A1039]+[.B1039]+[.C1039]+[.D1039]+[.E1039]+[.F1039]+[.G1039]" office:value-type="float" office:value="169939600" calcext:value-type="float">
            <text:p>169939600</text:p>
          </table:table-cell>
        </table:table-row>
        <table:table-row table:style-name="ro1">
          <table:table-cell office:value-type="float" office:value="26374896" calcext:value-type="float">
            <text:p>26374896</text:p>
          </table:table-cell>
          <table:table-cell office:value-type="float" office:value="27576272" calcext:value-type="float">
            <text:p>27576272</text:p>
          </table:table-cell>
          <table:table-cell office:value-type="float" office:value="29140008" calcext:value-type="float">
            <text:p>29140008</text:p>
          </table:table-cell>
          <table:table-cell office:value-type="float" office:value="0" calcext:value-type="float">
            <text:p>0</text:p>
          </table:table-cell>
          <table:table-cell office:value-type="float" office:value="31632968" calcext:value-type="float">
            <text:p>31632968</text:p>
          </table:table-cell>
          <table:table-cell office:value-type="float" office:value="27928256" calcext:value-type="float">
            <text:p>27928256</text:p>
          </table:table-cell>
          <table:table-cell office:value-type="float" office:value="27365848" calcext:value-type="float">
            <text:p>27365848</text:p>
          </table:table-cell>
          <table:table-cell table:formula="of:=[.A1040]+[.B1040]+[.C1040]+[.D1040]+[.E1040]+[.F1040]+[.G1040]" office:value-type="float" office:value="170018248" calcext:value-type="float">
            <text:p>170018248</text:p>
          </table:table-cell>
        </table:table-row>
        <table:table-row table:style-name="ro1">
          <table:table-cell office:value-type="float" office:value="26376088" calcext:value-type="float">
            <text:p>26376088</text:p>
          </table:table-cell>
          <table:table-cell office:value-type="float" office:value="27578896" calcext:value-type="float">
            <text:p>27578896</text:p>
          </table:table-cell>
          <table:table-cell office:value-type="float" office:value="29140008" calcext:value-type="float">
            <text:p>29140008</text:p>
          </table:table-cell>
          <table:table-cell office:value-type="float" office:value="0" calcext:value-type="float">
            <text:p>0</text:p>
          </table:table-cell>
          <table:table-cell office:value-type="float" office:value="31638520" calcext:value-type="float">
            <text:p>31638520</text:p>
          </table:table-cell>
          <table:table-cell office:value-type="float" office:value="27928256" calcext:value-type="float">
            <text:p>27928256</text:p>
          </table:table-cell>
          <table:table-cell office:value-type="float" office:value="27365848" calcext:value-type="float">
            <text:p>27365848</text:p>
          </table:table-cell>
          <table:table-cell table:formula="of:=[.A1041]+[.B1041]+[.C1041]+[.D1041]+[.E1041]+[.F1041]+[.G1041]" office:value-type="float" office:value="170027616" calcext:value-type="float">
            <text:p>170027616</text:p>
          </table:table-cell>
        </table:table-row>
        <table:table-row table:style-name="ro1">
          <table:table-cell office:value-type="float" office:value="26376304" calcext:value-type="float">
            <text:p>26376304</text:p>
          </table:table-cell>
          <table:table-cell office:value-type="float" office:value="27658864" calcext:value-type="float">
            <text:p>27658864</text:p>
          </table:table-cell>
          <table:table-cell office:value-type="float" office:value="29140008" calcext:value-type="float">
            <text:p>29140008</text:p>
          </table:table-cell>
          <table:table-cell office:value-type="float" office:value="0" calcext:value-type="float">
            <text:p>0</text:p>
          </table:table-cell>
          <table:table-cell office:value-type="float" office:value="31638520" calcext:value-type="float">
            <text:p>31638520</text:p>
          </table:table-cell>
          <table:table-cell office:value-type="float" office:value="27932432" calcext:value-type="float">
            <text:p>27932432</text:p>
          </table:table-cell>
          <table:table-cell office:value-type="float" office:value="27369992" calcext:value-type="float">
            <text:p>27369992</text:p>
          </table:table-cell>
          <table:table-cell table:formula="of:=[.A1042]+[.B1042]+[.C1042]+[.D1042]+[.E1042]+[.F1042]+[.G1042]" office:value-type="float" office:value="170116120" calcext:value-type="float">
            <text:p>170116120</text:p>
          </table:table-cell>
        </table:table-row>
        <table:table-row table:style-name="ro1">
          <table:table-cell office:value-type="float" office:value="26381656" calcext:value-type="float">
            <text:p>26381656</text:p>
          </table:table-cell>
          <table:table-cell office:value-type="float" office:value="27162144" calcext:value-type="float">
            <text:p>27162144</text:p>
          </table:table-cell>
          <table:table-cell office:value-type="float" office:value="29140008" calcext:value-type="float">
            <text:p>29140008</text:p>
          </table:table-cell>
          <table:table-cell office:value-type="float" office:value="0" calcext:value-type="float">
            <text:p>0</text:p>
          </table:table-cell>
          <table:table-cell office:value-type="float" office:value="31638520" calcext:value-type="float">
            <text:p>31638520</text:p>
          </table:table-cell>
          <table:table-cell office:value-type="float" office:value="27932432" calcext:value-type="float">
            <text:p>27932432</text:p>
          </table:table-cell>
          <table:table-cell office:value-type="float" office:value="27369992" calcext:value-type="float">
            <text:p>27369992</text:p>
          </table:table-cell>
          <table:table-cell table:formula="of:=[.A1043]+[.B1043]+[.C1043]+[.D1043]+[.E1043]+[.F1043]+[.G1043]" office:value-type="float" office:value="169624752" calcext:value-type="float">
            <text:p>169624752</text:p>
          </table:table-cell>
        </table:table-row>
        <table:table-row table:style-name="ro1">
          <table:table-cell office:value-type="float" office:value="26381872" calcext:value-type="float">
            <text:p>26381872</text:p>
          </table:table-cell>
          <table:table-cell office:value-type="float" office:value="27176664" calcext:value-type="float">
            <text:p>27176664</text:p>
          </table:table-cell>
          <table:table-cell office:value-type="float" office:value="29140008" calcext:value-type="float">
            <text:p>29140008</text:p>
          </table:table-cell>
          <table:table-cell office:value-type="float" office:value="0" calcext:value-type="float">
            <text:p>0</text:p>
          </table:table-cell>
          <table:table-cell office:value-type="float" office:value="31642480" calcext:value-type="float">
            <text:p>31642480</text:p>
          </table:table-cell>
          <table:table-cell office:value-type="float" office:value="27932432" calcext:value-type="float">
            <text:p>27932432</text:p>
          </table:table-cell>
          <table:table-cell office:value-type="float" office:value="27374136" calcext:value-type="float">
            <text:p>27374136</text:p>
          </table:table-cell>
          <table:table-cell table:formula="of:=[.A1044]+[.B1044]+[.C1044]+[.D1044]+[.E1044]+[.F1044]+[.G1044]" office:value-type="float" office:value="169647592" calcext:value-type="float">
            <text:p>169647592</text:p>
          </table:table-cell>
        </table:table-row>
        <table:table-row table:style-name="ro1">
          <table:table-cell office:value-type="float" office:value="26453952" calcext:value-type="float">
            <text:p>26453952</text:p>
          </table:table-cell>
          <table:table-cell office:value-type="float" office:value="27179288" calcext:value-type="float">
            <text:p>27179288</text:p>
          </table:table-cell>
          <table:table-cell office:value-type="float" office:value="29145048" calcext:value-type="float">
            <text:p>29145048</text:p>
          </table:table-cell>
          <table:table-cell office:value-type="float" office:value="0" calcext:value-type="float">
            <text:p>0</text:p>
          </table:table-cell>
          <table:table-cell office:value-type="float" office:value="31642480" calcext:value-type="float">
            <text:p>31642480</text:p>
          </table:table-cell>
          <table:table-cell office:value-type="float" office:value="27936504" calcext:value-type="float">
            <text:p>27936504</text:p>
          </table:table-cell>
          <table:table-cell office:value-type="float" office:value="27374136" calcext:value-type="float">
            <text:p>27374136</text:p>
          </table:table-cell>
          <table:table-cell table:formula="of:=[.A1045]+[.B1045]+[.C1045]+[.D1045]+[.E1045]+[.F1045]+[.G1045]" office:value-type="float" office:value="169731408" calcext:value-type="float">
            <text:p>169731408</text:p>
          </table:table-cell>
        </table:table-row>
        <table:table-row table:style-name="ro1">
          <table:table-cell office:value-type="float" office:value="26455144" calcext:value-type="float">
            <text:p>26455144</text:p>
          </table:table-cell>
          <table:table-cell office:value-type="float" office:value="27193032" calcext:value-type="float">
            <text:p>27193032</text:p>
          </table:table-cell>
          <table:table-cell office:value-type="float" office:value="29145048" calcext:value-type="float">
            <text:p>29145048</text:p>
          </table:table-cell>
          <table:table-cell office:value-type="float" office:value="0" calcext:value-type="float">
            <text:p>0</text:p>
          </table:table-cell>
          <table:table-cell office:value-type="float" office:value="31642480" calcext:value-type="float">
            <text:p>31642480</text:p>
          </table:table-cell>
          <table:table-cell office:value-type="float" office:value="27940680" calcext:value-type="float">
            <text:p>27940680</text:p>
          </table:table-cell>
          <table:table-cell office:value-type="float" office:value="27378280" calcext:value-type="float">
            <text:p>27378280</text:p>
          </table:table-cell>
          <table:table-cell table:formula="of:=[.A1046]+[.B1046]+[.C1046]+[.D1046]+[.E1046]+[.F1046]+[.G1046]" office:value-type="float" office:value="169754664" calcext:value-type="float">
            <text:p>169754664</text:p>
          </table:table-cell>
        </table:table-row>
        <table:table-row table:style-name="ro1">
          <table:table-cell office:value-type="float" office:value="25683088" calcext:value-type="float">
            <text:p>25683088</text:p>
          </table:table-cell>
          <table:table-cell office:value-type="float" office:value="27196728" calcext:value-type="float">
            <text:p>27196728</text:p>
          </table:table-cell>
          <table:table-cell office:value-type="float" office:value="29145048" calcext:value-type="float">
            <text:p>29145048</text:p>
          </table:table-cell>
          <table:table-cell office:value-type="float" office:value="0" calcext:value-type="float">
            <text:p>0</text:p>
          </table:table-cell>
          <table:table-cell office:value-type="float" office:value="31642480" calcext:value-type="float">
            <text:p>31642480</text:p>
          </table:table-cell>
          <table:table-cell office:value-type="float" office:value="27940680" calcext:value-type="float">
            <text:p>27940680</text:p>
          </table:table-cell>
          <table:table-cell office:value-type="float" office:value="27378280" calcext:value-type="float">
            <text:p>27378280</text:p>
          </table:table-cell>
          <table:table-cell table:formula="of:=[.A1047]+[.B1047]+[.C1047]+[.D1047]+[.E1047]+[.F1047]+[.G1047]" office:value-type="float" office:value="168986304" calcext:value-type="float">
            <text:p>168986304</text:p>
          </table:table-cell>
        </table:table-row>
        <table:table-row table:style-name="ro1">
          <table:table-cell office:value-type="float" office:value="25683304" calcext:value-type="float">
            <text:p>25683304</text:p>
          </table:table-cell>
          <table:table-cell office:value-type="float" office:value="27199352" calcext:value-type="float">
            <text:p>27199352</text:p>
          </table:table-cell>
          <table:table-cell office:value-type="float" office:value="29150088" calcext:value-type="float">
            <text:p>29150088</text:p>
          </table:table-cell>
          <table:table-cell office:value-type="float" office:value="0" calcext:value-type="float">
            <text:p>0</text:p>
          </table:table-cell>
          <table:table-cell office:value-type="float" office:value="31703288" calcext:value-type="float">
            <text:p>31703288</text:p>
          </table:table-cell>
          <table:table-cell office:value-type="float" office:value="26920168" calcext:value-type="float">
            <text:p>26920168</text:p>
          </table:table-cell>
          <table:table-cell office:value-type="float" office:value="26453336" calcext:value-type="float">
            <text:p>26453336</text:p>
          </table:table-cell>
          <table:table-cell table:formula="of:=[.A1048]+[.B1048]+[.C1048]+[.D1048]+[.E1048]+[.F1048]+[.G1048]" office:value-type="float" office:value="167109536" calcext:value-type="float">
            <text:p>167109536</text:p>
          </table:table-cell>
        </table:table-row>
        <table:table-row table:style-name="ro1">
          <table:table-cell office:value-type="float" office:value="25683520" calcext:value-type="float">
            <text:p>25683520</text:p>
          </table:table-cell>
          <table:table-cell office:value-type="float" office:value="27213656" calcext:value-type="float">
            <text:p>27213656</text:p>
          </table:table-cell>
          <table:table-cell office:value-type="float" office:value="29150088" calcext:value-type="float">
            <text:p>29150088</text:p>
          </table:table-cell>
          <table:table-cell office:value-type="float" office:value="0" calcext:value-type="float">
            <text:p>0</text:p>
          </table:table-cell>
          <table:table-cell office:value-type="float" office:value="31707512" calcext:value-type="float">
            <text:p>31707512</text:p>
          </table:table-cell>
          <table:table-cell office:value-type="float" office:value="26920168" calcext:value-type="float">
            <text:p>26920168</text:p>
          </table:table-cell>
          <table:table-cell office:value-type="float" office:value="26457784" calcext:value-type="float">
            <text:p>26457784</text:p>
          </table:table-cell>
          <table:table-cell table:formula="of:=[.A1049]+[.B1049]+[.C1049]+[.D1049]+[.E1049]+[.F1049]+[.G1049]" office:value-type="float" office:value="167132728" calcext:value-type="float">
            <text:p>167132728</text:p>
          </table:table-cell>
        </table:table-row>
        <table:table-row table:style-name="ro1">
          <table:table-cell office:value-type="float" office:value="25684424" calcext:value-type="float">
            <text:p>25684424</text:p>
          </table:table-cell>
          <table:table-cell office:value-type="float" office:value="27377728" calcext:value-type="float">
            <text:p>27377728</text:p>
          </table:table-cell>
          <table:table-cell office:value-type="float" office:value="29208720" calcext:value-type="float">
            <text:p>29208720</text:p>
          </table:table-cell>
          <table:table-cell office:value-type="float" office:value="0" calcext:value-type="float">
            <text:p>0</text:p>
          </table:table-cell>
          <table:table-cell office:value-type="float" office:value="31707512" calcext:value-type="float">
            <text:p>31707512</text:p>
          </table:table-cell>
          <table:table-cell office:value-type="float" office:value="26920168" calcext:value-type="float">
            <text:p>26920168</text:p>
          </table:table-cell>
          <table:table-cell office:value-type="float" office:value="26457784" calcext:value-type="float">
            <text:p>26457784</text:p>
          </table:table-cell>
          <table:table-cell table:formula="of:=[.A1050]+[.B1050]+[.C1050]+[.D1050]+[.E1050]+[.F1050]+[.G1050]" office:value-type="float" office:value="167356336" calcext:value-type="float">
            <text:p>167356336</text:p>
          </table:table-cell>
        </table:table-row>
        <table:table-row table:style-name="ro1">
          <table:table-cell office:value-type="float" office:value="25685816" calcext:value-type="float">
            <text:p>25685816</text:p>
          </table:table-cell>
          <table:table-cell office:value-type="float" office:value="28001032" calcext:value-type="float">
            <text:p>28001032</text:p>
          </table:table-cell>
          <table:table-cell office:value-type="float" office:value="29208720" calcext:value-type="float">
            <text:p>29208720</text:p>
          </table:table-cell>
          <table:table-cell office:value-type="float" office:value="0" calcext:value-type="float">
            <text:p>0</text:p>
          </table:table-cell>
          <table:table-cell office:value-type="float" office:value="31711472" calcext:value-type="float">
            <text:p>31711472</text:p>
          </table:table-cell>
          <table:table-cell office:value-type="float" office:value="26924344" calcext:value-type="float">
            <text:p>26924344</text:p>
          </table:table-cell>
          <table:table-cell office:value-type="float" office:value="26461928" calcext:value-type="float">
            <text:p>26461928</text:p>
          </table:table-cell>
          <table:table-cell table:formula="of:=[.A1051]+[.B1051]+[.C1051]+[.D1051]+[.E1051]+[.F1051]+[.G1051]" office:value-type="float" office:value="167993312" calcext:value-type="float">
            <text:p>167993312</text:p>
          </table:table-cell>
        </table:table-row>
        <table:table-row table:style-name="ro1">
          <table:table-cell office:value-type="float" office:value="25692872" calcext:value-type="float">
            <text:p>25692872</text:p>
          </table:table-cell>
          <table:table-cell office:value-type="float" office:value="28392896" calcext:value-type="float">
            <text:p>28392896</text:p>
          </table:table-cell>
          <table:table-cell office:value-type="float" office:value="29208720" calcext:value-type="float">
            <text:p>29208720</text:p>
          </table:table-cell>
          <table:table-cell office:value-type="float" office:value="0" calcext:value-type="float">
            <text:p>0</text:p>
          </table:table-cell>
          <table:table-cell office:value-type="float" office:value="31711472" calcext:value-type="float">
            <text:p>31711472</text:p>
          </table:table-cell>
          <table:table-cell office:value-type="float" office:value="26924344" calcext:value-type="float">
            <text:p>26924344</text:p>
          </table:table-cell>
          <table:table-cell office:value-type="float" office:value="26461928" calcext:value-type="float">
            <text:p>26461928</text:p>
          </table:table-cell>
          <table:table-cell table:formula="of:=[.A1052]+[.B1052]+[.C1052]+[.D1052]+[.E1052]+[.F1052]+[.G1052]" office:value-type="float" office:value="168392232" calcext:value-type="float">
            <text:p>168392232</text:p>
          </table:table-cell>
        </table:table-row>
        <table:table-row table:style-name="ro1">
          <table:table-cell office:value-type="float" office:value="25693088" calcext:value-type="float">
            <text:p>25693088</text:p>
          </table:table-cell>
          <table:table-cell office:value-type="float" office:value="28573120" calcext:value-type="float">
            <text:p>28573120</text:p>
          </table:table-cell>
          <table:table-cell office:value-type="float" office:value="29208720" calcext:value-type="float">
            <text:p>29208720</text:p>
          </table:table-cell>
          <table:table-cell office:value-type="float" office:value="0" calcext:value-type="float">
            <text:p>0</text:p>
          </table:table-cell>
          <table:table-cell office:value-type="float" office:value="31715432" calcext:value-type="float">
            <text:p>31715432</text:p>
          </table:table-cell>
          <table:table-cell office:value-type="float" office:value="26924344" calcext:value-type="float">
            <text:p>26924344</text:p>
          </table:table-cell>
          <table:table-cell office:value-type="float" office:value="26461928" calcext:value-type="float">
            <text:p>26461928</text:p>
          </table:table-cell>
          <table:table-cell table:formula="of:=[.A1053]+[.B1053]+[.C1053]+[.D1053]+[.E1053]+[.F1053]+[.G1053]" office:value-type="float" office:value="168576632" calcext:value-type="float">
            <text:p>168576632</text:p>
          </table:table-cell>
        </table:table-row>
        <table:table-row table:style-name="ro1">
          <table:table-cell office:value-type="float" office:value="25697936" calcext:value-type="float">
            <text:p>25697936</text:p>
          </table:table-cell>
          <table:table-cell office:value-type="float" office:value="28576456" calcext:value-type="float">
            <text:p>28576456</text:p>
          </table:table-cell>
          <table:table-cell office:value-type="float" office:value="29208720" calcext:value-type="float">
            <text:p>29208720</text:p>
          </table:table-cell>
          <table:table-cell office:value-type="float" office:value="0" calcext:value-type="float">
            <text:p>0</text:p>
          </table:table-cell>
          <table:table-cell office:value-type="float" office:value="31715432" calcext:value-type="float">
            <text:p>31715432</text:p>
          </table:table-cell>
          <table:table-cell office:value-type="float" office:value="27026832" calcext:value-type="float">
            <text:p>27026832</text:p>
          </table:table-cell>
          <table:table-cell office:value-type="float" office:value="26461928" calcext:value-type="float">
            <text:p>26461928</text:p>
          </table:table-cell>
          <table:table-cell table:formula="of:=[.A1054]+[.B1054]+[.C1054]+[.D1054]+[.E1054]+[.F1054]+[.G1054]" office:value-type="float" office:value="168687304" calcext:value-type="float">
            <text:p>168687304</text:p>
          </table:table-cell>
        </table:table-row>
        <table:table-row table:style-name="ro1">
          <table:table-cell office:value-type="float" office:value="25699168" calcext:value-type="float">
            <text:p>25699168</text:p>
          </table:table-cell>
          <table:table-cell office:value-type="float" office:value="28610592" calcext:value-type="float">
            <text:p>28610592</text:p>
          </table:table-cell>
          <table:table-cell office:value-type="float" office:value="29213760" calcext:value-type="float">
            <text:p>29213760</text:p>
          </table:table-cell>
          <table:table-cell office:value-type="float" office:value="0" calcext:value-type="float">
            <text:p>0</text:p>
          </table:table-cell>
          <table:table-cell office:value-type="float" office:value="31715432" calcext:value-type="float">
            <text:p>31715432</text:p>
          </table:table-cell>
          <table:table-cell office:value-type="float" office:value="27028856" calcext:value-type="float">
            <text:p>27028856</text:p>
          </table:table-cell>
          <table:table-cell office:value-type="float" office:value="26461928" calcext:value-type="float">
            <text:p>26461928</text:p>
          </table:table-cell>
          <table:table-cell table:formula="of:=[.A1055]+[.B1055]+[.C1055]+[.D1055]+[.E1055]+[.F1055]+[.G1055]" office:value-type="float" office:value="168729736" calcext:value-type="float">
            <text:p>168729736</text:p>
          </table:table-cell>
        </table:table-row>
        <table:table-row table:style-name="ro1">
          <table:table-cell office:value-type="float" office:value="25700000" calcext:value-type="float">
            <text:p>25700000</text:p>
          </table:table-cell>
          <table:table-cell office:value-type="float" office:value="28919400" calcext:value-type="float">
            <text:p>28919400</text:p>
          </table:table-cell>
          <table:table-cell office:value-type="float" office:value="29213760" calcext:value-type="float">
            <text:p>29213760</text:p>
          </table:table-cell>
          <table:table-cell office:value-type="float" office:value="0" calcext:value-type="float">
            <text:p>0</text:p>
          </table:table-cell>
          <table:table-cell office:value-type="float" office:value="31715432" calcext:value-type="float">
            <text:p>31715432</text:p>
          </table:table-cell>
          <table:table-cell office:value-type="float" office:value="27031272" calcext:value-type="float">
            <text:p>27031272</text:p>
          </table:table-cell>
          <table:table-cell office:value-type="float" office:value="26466072" calcext:value-type="float">
            <text:p>26466072</text:p>
          </table:table-cell>
          <table:table-cell table:formula="of:=[.A1056]+[.B1056]+[.C1056]+[.D1056]+[.E1056]+[.F1056]+[.G1056]" office:value-type="float" office:value="169045936" calcext:value-type="float">
            <text:p>169045936</text:p>
          </table:table-cell>
        </table:table-row>
        <table:table-row table:style-name="ro1">
          <table:table-cell office:value-type="float" office:value="25772192" calcext:value-type="float">
            <text:p>25772192</text:p>
          </table:table-cell>
          <table:table-cell office:value-type="float" office:value="28921744" calcext:value-type="float">
            <text:p>28921744</text:p>
          </table:table-cell>
          <table:table-cell office:value-type="float" office:value="29218800" calcext:value-type="float">
            <text:p>29218800</text:p>
          </table:table-cell>
          <table:table-cell office:value-type="float" office:value="0" calcext:value-type="float">
            <text:p>0</text:p>
          </table:table-cell>
          <table:table-cell office:value-type="float" office:value="31718112" calcext:value-type="float">
            <text:p>31718112</text:p>
          </table:table-cell>
          <table:table-cell office:value-type="float" office:value="27031272" calcext:value-type="float">
            <text:p>27031272</text:p>
          </table:table-cell>
          <table:table-cell office:value-type="float" office:value="26603928" calcext:value-type="float">
            <text:p>26603928</text:p>
          </table:table-cell>
          <table:table-cell table:formula="of:=[.A1057]+[.B1057]+[.C1057]+[.D1057]+[.E1057]+[.F1057]+[.G1057]" office:value-type="float" office:value="169266048" calcext:value-type="float">
            <text:p>169266048</text:p>
          </table:table-cell>
        </table:table-row>
        <table:table-row table:style-name="ro1">
          <table:table-cell office:value-type="float" office:value="25772440" calcext:value-type="float">
            <text:p>25772440</text:p>
          </table:table-cell>
          <table:table-cell office:value-type="float" office:value="28925960" calcext:value-type="float">
            <text:p>28925960</text:p>
          </table:table-cell>
          <table:table-cell office:value-type="float" office:value="29218800" calcext:value-type="float">
            <text:p>29218800</text:p>
          </table:table-cell>
          <table:table-cell office:value-type="float" office:value="0" calcext:value-type="float">
            <text:p>0</text:p>
          </table:table-cell>
          <table:table-cell office:value-type="float" office:value="31741912" calcext:value-type="float">
            <text:p>31741912</text:p>
          </table:table-cell>
          <table:table-cell office:value-type="float" office:value="27035448" calcext:value-type="float">
            <text:p>27035448</text:p>
          </table:table-cell>
          <table:table-cell office:value-type="float" office:value="26609160" calcext:value-type="float">
            <text:p>26609160</text:p>
          </table:table-cell>
          <table:table-cell table:formula="of:=[.A1058]+[.B1058]+[.C1058]+[.D1058]+[.E1058]+[.F1058]+[.G1058]" office:value-type="float" office:value="169303720" calcext:value-type="float">
            <text:p>169303720</text:p>
          </table:table-cell>
        </table:table-row>
        <table:table-row table:style-name="ro1">
          <table:table-cell office:value-type="float" office:value="25778056" calcext:value-type="float">
            <text:p>25778056</text:p>
          </table:table-cell>
          <table:table-cell office:value-type="float" office:value="28928304" calcext:value-type="float">
            <text:p>28928304</text:p>
          </table:table-cell>
          <table:table-cell office:value-type="float" office:value="28655568" calcext:value-type="float">
            <text:p>28655568</text:p>
          </table:table-cell>
          <table:table-cell office:value-type="float" office:value="0" calcext:value-type="float">
            <text:p>0</text:p>
          </table:table-cell>
          <table:table-cell office:value-type="float" office:value="31744320" calcext:value-type="float">
            <text:p>31744320</text:p>
          </table:table-cell>
          <table:table-cell office:value-type="float" office:value="27035448" calcext:value-type="float">
            <text:p>27035448</text:p>
          </table:table-cell>
          <table:table-cell office:value-type="float" office:value="26609160" calcext:value-type="float">
            <text:p>26609160</text:p>
          </table:table-cell>
          <table:table-cell table:formula="of:=[.A1059]+[.B1059]+[.C1059]+[.D1059]+[.E1059]+[.F1059]+[.G1059]" office:value-type="float" office:value="168750856" calcext:value-type="float">
            <text:p>168750856</text:p>
          </table:table-cell>
        </table:table-row>
        <table:table-row table:style-name="ro1">
          <table:table-cell office:value-type="float" office:value="25779248" calcext:value-type="float">
            <text:p>25779248</text:p>
          </table:table-cell>
          <table:table-cell office:value-type="float" office:value="28936048" calcext:value-type="float">
            <text:p>28936048</text:p>
          </table:table-cell>
          <table:table-cell office:value-type="float" office:value="28655568" calcext:value-type="float">
            <text:p>28655568</text:p>
          </table:table-cell>
          <table:table-cell office:value-type="float" office:value="0" calcext:value-type="float">
            <text:p>0</text:p>
          </table:table-cell>
          <table:table-cell office:value-type="float" office:value="31748184" calcext:value-type="float">
            <text:p>31748184</text:p>
          </table:table-cell>
          <table:table-cell office:value-type="float" office:value="27039624" calcext:value-type="float">
            <text:p>27039624</text:p>
          </table:table-cell>
          <table:table-cell office:value-type="float" office:value="26609160" calcext:value-type="float">
            <text:p>26609160</text:p>
          </table:table-cell>
          <table:table-cell table:formula="of:=[.A1060]+[.B1060]+[.C1060]+[.D1060]+[.E1060]+[.F1060]+[.G1060]" office:value-type="float" office:value="168767832" calcext:value-type="float">
            <text:p>168767832</text:p>
          </table:table-cell>
        </table:table-row>
        <table:table-row table:style-name="ro1">
          <table:table-cell office:value-type="float" office:value="25779464" calcext:value-type="float">
            <text:p>25779464</text:p>
          </table:table-cell>
          <table:table-cell office:value-type="float" office:value="29031312" calcext:value-type="float">
            <text:p>29031312</text:p>
          </table:table-cell>
          <table:table-cell office:value-type="float" office:value="28655568" calcext:value-type="float">
            <text:p>28655568</text:p>
          </table:table-cell>
          <table:table-cell office:value-type="float" office:value="0" calcext:value-type="float">
            <text:p>0</text:p>
          </table:table-cell>
          <table:table-cell office:value-type="float" office:value="31748184" calcext:value-type="float">
            <text:p>31748184</text:p>
          </table:table-cell>
          <table:table-cell office:value-type="float" office:value="27039624" calcext:value-type="float">
            <text:p>27039624</text:p>
          </table:table-cell>
          <table:table-cell office:value-type="float" office:value="26613304" calcext:value-type="float">
            <text:p>26613304</text:p>
          </table:table-cell>
          <table:table-cell table:formula="of:=[.A1061]+[.B1061]+[.C1061]+[.D1061]+[.E1061]+[.F1061]+[.G1061]" office:value-type="float" office:value="168867456" calcext:value-type="float">
            <text:p>168867456</text:p>
          </table:table-cell>
        </table:table-row>
        <table:table-row table:style-name="ro1">
          <table:table-cell office:value-type="float" office:value="25780368" calcext:value-type="float">
            <text:p>25780368</text:p>
          </table:table-cell>
          <table:table-cell office:value-type="float" office:value="29034816" calcext:value-type="float">
            <text:p>29034816</text:p>
          </table:table-cell>
          <table:table-cell office:value-type="float" office:value="28660608" calcext:value-type="float">
            <text:p>28660608</text:p>
          </table:table-cell>
          <table:table-cell office:value-type="float" office:value="0" calcext:value-type="float">
            <text:p>0</text:p>
          </table:table-cell>
          <table:table-cell office:value-type="float" office:value="31748184" calcext:value-type="float">
            <text:p>31748184</text:p>
          </table:table-cell>
          <table:table-cell office:value-type="float" office:value="27039624" calcext:value-type="float">
            <text:p>27039624</text:p>
          </table:table-cell>
          <table:table-cell office:value-type="float" office:value="26613304" calcext:value-type="float">
            <text:p>26613304</text:p>
          </table:table-cell>
          <table:table-cell table:formula="of:=[.A1062]+[.B1062]+[.C1062]+[.D1062]+[.E1062]+[.F1062]+[.G1062]" office:value-type="float" office:value="168876904" calcext:value-type="float">
            <text:p>168876904</text:p>
          </table:table-cell>
        </table:table-row>
        <table:table-row table:style-name="ro1">
          <table:table-cell office:value-type="float" office:value="25780600" calcext:value-type="float">
            <text:p>25780600</text:p>
          </table:table-cell>
          <table:table-cell office:value-type="float" office:value="29042096" calcext:value-type="float">
            <text:p>29042096</text:p>
          </table:table-cell>
          <table:table-cell office:value-type="float" office:value="28660608" calcext:value-type="float">
            <text:p>28660608</text:p>
          </table:table-cell>
          <table:table-cell office:value-type="float" office:value="0" calcext:value-type="float">
            <text:p>0</text:p>
          </table:table-cell>
          <table:table-cell office:value-type="float" office:value="31752048" calcext:value-type="float">
            <text:p>31752048</text:p>
          </table:table-cell>
          <table:table-cell office:value-type="float" office:value="27039624" calcext:value-type="float">
            <text:p>27039624</text:p>
          </table:table-cell>
          <table:table-cell office:value-type="float" office:value="26613304" calcext:value-type="float">
            <text:p>26613304</text:p>
          </table:table-cell>
          <table:table-cell table:formula="of:=[.A1063]+[.B1063]+[.C1063]+[.D1063]+[.E1063]+[.F1063]+[.G1063]" office:value-type="float" office:value="168888280" calcext:value-type="float">
            <text:p>168888280</text:p>
          </table:table-cell>
        </table:table-row>
        <table:table-row table:style-name="ro1">
          <table:table-cell office:value-type="float" office:value="25785936" calcext:value-type="float">
            <text:p>25785936</text:p>
          </table:table-cell>
          <table:table-cell office:value-type="float" office:value="29118600" calcext:value-type="float">
            <text:p>29118600</text:p>
          </table:table-cell>
          <table:table-cell office:value-type="float" office:value="28665648" calcext:value-type="float">
            <text:p>28665648</text:p>
          </table:table-cell>
          <table:table-cell office:value-type="float" office:value="0" calcext:value-type="float">
            <text:p>0</text:p>
          </table:table-cell>
          <table:table-cell office:value-type="float" office:value="31752048" calcext:value-type="float">
            <text:p>31752048</text:p>
          </table:table-cell>
          <table:table-cell office:value-type="float" office:value="27045280" calcext:value-type="float">
            <text:p>27045280</text:p>
          </table:table-cell>
          <table:table-cell office:value-type="float" office:value="26613304" calcext:value-type="float">
            <text:p>26613304</text:p>
          </table:table-cell>
          <table:table-cell table:formula="of:=[.A1064]+[.B1064]+[.C1064]+[.D1064]+[.E1064]+[.F1064]+[.G1064]" office:value-type="float" office:value="168980816" calcext:value-type="float">
            <text:p>168980816</text:p>
          </table:table-cell>
        </table:table-row>
        <table:table-row table:style-name="ro1">
          <table:table-cell office:value-type="float" office:value="25787128" calcext:value-type="float">
            <text:p>25787128</text:p>
          </table:table-cell>
          <table:table-cell office:value-type="float" office:value="28316248" calcext:value-type="float">
            <text:p>28316248</text:p>
          </table:table-cell>
          <table:table-cell office:value-type="float" office:value="28665648" calcext:value-type="float">
            <text:p>28665648</text:p>
          </table:table-cell>
          <table:table-cell office:value-type="float" office:value="0" calcext:value-type="float">
            <text:p>0</text:p>
          </table:table-cell>
          <table:table-cell office:value-type="float" office:value="31755912" calcext:value-type="float">
            <text:p>31755912</text:p>
          </table:table-cell>
          <table:table-cell office:value-type="float" office:value="27049456" calcext:value-type="float">
            <text:p>27049456</text:p>
          </table:table-cell>
          <table:table-cell office:value-type="float" office:value="26617448" calcext:value-type="float">
            <text:p>26617448</text:p>
          </table:table-cell>
          <table:table-cell table:formula="of:=[.A1065]+[.B1065]+[.C1065]+[.D1065]+[.E1065]+[.F1065]+[.G1065]" office:value-type="float" office:value="168191840" calcext:value-type="float">
            <text:p>168191840</text:p>
          </table:table-cell>
        </table:table-row>
        <table:table-row table:style-name="ro1">
          <table:table-cell office:value-type="float" office:value="25792464" calcext:value-type="float">
            <text:p>25792464</text:p>
          </table:table-cell>
          <table:table-cell office:value-type="float" office:value="28631344" calcext:value-type="float">
            <text:p>28631344</text:p>
          </table:table-cell>
          <table:table-cell office:value-type="float" office:value="28670688" calcext:value-type="float">
            <text:p>28670688</text:p>
          </table:table-cell>
          <table:table-cell office:value-type="float" office:value="0" calcext:value-type="float">
            <text:p>0</text:p>
          </table:table-cell>
          <table:table-cell office:value-type="float" office:value="31755912" calcext:value-type="float">
            <text:p>31755912</text:p>
          </table:table-cell>
          <table:table-cell office:value-type="float" office:value="27049456" calcext:value-type="float">
            <text:p>27049456</text:p>
          </table:table-cell>
          <table:table-cell office:value-type="float" office:value="26617448" calcext:value-type="float">
            <text:p>26617448</text:p>
          </table:table-cell>
          <table:table-cell table:formula="of:=[.A1066]+[.B1066]+[.C1066]+[.D1066]+[.E1066]+[.F1066]+[.G1066]" office:value-type="float" office:value="168517312" calcext:value-type="float">
            <text:p>168517312</text:p>
          </table:table-cell>
        </table:table-row>
        <table:table-row table:style-name="ro1">
          <table:table-cell office:value-type="float" office:value="25792680" calcext:value-type="float">
            <text:p>25792680</text:p>
          </table:table-cell>
          <table:table-cell office:value-type="float" office:value="28635392" calcext:value-type="float">
            <text:p>28635392</text:p>
          </table:table-cell>
          <table:table-cell office:value-type="float" office:value="28670688" calcext:value-type="float">
            <text:p>28670688</text:p>
          </table:table-cell>
          <table:table-cell office:value-type="float" office:value="0" calcext:value-type="float">
            <text:p>0</text:p>
          </table:table-cell>
          <table:table-cell office:value-type="float" office:value="31266536" calcext:value-type="float">
            <text:p>31266536</text:p>
          </table:table-cell>
          <table:table-cell office:value-type="float" office:value="27053632" calcext:value-type="float">
            <text:p>27053632</text:p>
          </table:table-cell>
          <table:table-cell office:value-type="float" office:value="26690168" calcext:value-type="float">
            <text:p>26690168</text:p>
          </table:table-cell>
          <table:table-cell table:formula="of:=[.A1067]+[.B1067]+[.C1067]+[.D1067]+[.E1067]+[.F1067]+[.G1067]" office:value-type="float" office:value="168109096" calcext:value-type="float">
            <text:p>168109096</text:p>
          </table:table-cell>
        </table:table-row>
        <table:table-row table:style-name="ro1">
          <table:table-cell office:value-type="float" office:value="25792896" calcext:value-type="float">
            <text:p>25792896</text:p>
          </table:table-cell>
          <table:table-cell office:value-type="float" office:value="28635392" calcext:value-type="float">
            <text:p>28635392</text:p>
          </table:table-cell>
          <table:table-cell office:value-type="float" office:value="28670688" calcext:value-type="float">
            <text:p>28670688</text:p>
          </table:table-cell>
          <table:table-cell office:value-type="float" office:value="0" calcext:value-type="float">
            <text:p>0</text:p>
          </table:table-cell>
          <table:table-cell office:value-type="float" office:value="31266536" calcext:value-type="float">
            <text:p>31266536</text:p>
          </table:table-cell>
          <table:table-cell office:value-type="float" office:value="27053632" calcext:value-type="float">
            <text:p>27053632</text:p>
          </table:table-cell>
          <table:table-cell office:value-type="float" office:value="26694312" calcext:value-type="float">
            <text:p>26694312</text:p>
          </table:table-cell>
          <table:table-cell table:formula="of:=[.A1068]+[.B1068]+[.C1068]+[.D1068]+[.E1068]+[.F1068]+[.G1068]" office:value-type="float" office:value="168113456" calcext:value-type="float">
            <text:p>168113456</text:p>
          </table:table-cell>
        </table:table-row>
        <table:table-row table:style-name="ro1">
          <table:table-cell office:value-type="float" office:value="25864992" calcext:value-type="float">
            <text:p>25864992</text:p>
          </table:table-cell>
          <table:table-cell office:value-type="float" office:value="28719728" calcext:value-type="float">
            <text:p>28719728</text:p>
          </table:table-cell>
          <table:table-cell office:value-type="float" office:value="28685688" calcext:value-type="float">
            <text:p>28685688</text:p>
          </table:table-cell>
          <table:table-cell office:value-type="float" office:value="0" calcext:value-type="float">
            <text:p>0</text:p>
          </table:table-cell>
          <table:table-cell office:value-type="float" office:value="31266536" calcext:value-type="float">
            <text:p>31266536</text:p>
          </table:table-cell>
          <table:table-cell office:value-type="float" office:value="27053632" calcext:value-type="float">
            <text:p>27053632</text:p>
          </table:table-cell>
          <table:table-cell office:value-type="float" office:value="26694312" calcext:value-type="float">
            <text:p>26694312</text:p>
          </table:table-cell>
          <table:table-cell table:formula="of:=[.A1069]+[.B1069]+[.C1069]+[.D1069]+[.E1069]+[.F1069]+[.G1069]" office:value-type="float" office:value="168284888" calcext:value-type="float">
            <text:p>168284888</text:p>
          </table:table-cell>
        </table:table-row>
        <table:table-row table:style-name="ro1">
          <table:table-cell office:value-type="float" office:value="25866184" calcext:value-type="float">
            <text:p>25866184</text:p>
          </table:table-cell>
          <table:table-cell office:value-type="float" office:value="28723944" calcext:value-type="float">
            <text:p>28723944</text:p>
          </table:table-cell>
          <table:table-cell office:value-type="float" office:value="28685688" calcext:value-type="float">
            <text:p>28685688</text:p>
          </table:table-cell>
          <table:table-cell office:value-type="float" office:value="0" calcext:value-type="float">
            <text:p>0</text:p>
          </table:table-cell>
          <table:table-cell office:value-type="float" office:value="31266536" calcext:value-type="float">
            <text:p>31266536</text:p>
          </table:table-cell>
          <table:table-cell office:value-type="float" office:value="27057808" calcext:value-type="float">
            <text:p>27057808</text:p>
          </table:table-cell>
          <table:table-cell office:value-type="float" office:value="26698456" calcext:value-type="float">
            <text:p>26698456</text:p>
          </table:table-cell>
          <table:table-cell table:formula="of:=[.A1070]+[.B1070]+[.C1070]+[.D1070]+[.E1070]+[.F1070]+[.G1070]" office:value-type="float" office:value="168298616" calcext:value-type="float">
            <text:p>168298616</text:p>
          </table:table-cell>
        </table:table-row>
        <table:table-row table:style-name="ro1">
          <table:table-cell office:value-type="float" office:value="25867088" calcext:value-type="float">
            <text:p>25867088</text:p>
          </table:table-cell>
          <table:table-cell office:value-type="float" office:value="28723944" calcext:value-type="float">
            <text:p>28723944</text:p>
          </table:table-cell>
          <table:table-cell office:value-type="float" office:value="28690728" calcext:value-type="float">
            <text:p>28690728</text:p>
          </table:table-cell>
          <table:table-cell office:value-type="float" office:value="0" calcext:value-type="float">
            <text:p>0</text:p>
          </table:table-cell>
          <table:table-cell office:value-type="float" office:value="31266536" calcext:value-type="float">
            <text:p>31266536</text:p>
          </table:table-cell>
          <table:table-cell office:value-type="float" office:value="27057808" calcext:value-type="float">
            <text:p>27057808</text:p>
          </table:table-cell>
          <table:table-cell office:value-type="float" office:value="26698456" calcext:value-type="float">
            <text:p>26698456</text:p>
          </table:table-cell>
          <table:table-cell table:formula="of:=[.A1071]+[.B1071]+[.C1071]+[.D1071]+[.E1071]+[.F1071]+[.G1071]" office:value-type="float" office:value="168304560" calcext:value-type="float">
            <text:p>168304560</text:p>
          </table:table-cell>
        </table:table-row>
        <table:table-row table:style-name="ro1">
          <table:table-cell office:value-type="float" office:value="25867304" calcext:value-type="float">
            <text:p>25867304</text:p>
          </table:table-cell>
          <table:table-cell office:value-type="float" office:value="28727856" calcext:value-type="float">
            <text:p>28727856</text:p>
          </table:table-cell>
          <table:table-cell office:value-type="float" office:value="28690728" calcext:value-type="float">
            <text:p>28690728</text:p>
          </table:table-cell>
          <table:table-cell office:value-type="float" office:value="0" calcext:value-type="float">
            <text:p>0</text:p>
          </table:table-cell>
          <table:table-cell office:value-type="float" office:value="31270400" calcext:value-type="float">
            <text:p>31270400</text:p>
          </table:table-cell>
          <table:table-cell office:value-type="float" office:value="27057808" calcext:value-type="float">
            <text:p>27057808</text:p>
          </table:table-cell>
          <table:table-cell office:value-type="float" office:value="26702600" calcext:value-type="float">
            <text:p>26702600</text:p>
          </table:table-cell>
          <table:table-cell table:formula="of:=[.A1072]+[.B1072]+[.C1072]+[.D1072]+[.E1072]+[.F1072]+[.G1072]" office:value-type="float" office:value="168316696" calcext:value-type="float">
            <text:p>168316696</text:p>
          </table:table-cell>
        </table:table-row>
        <table:table-row table:style-name="ro1">
          <table:table-cell office:value-type="float" office:value="25872904" calcext:value-type="float">
            <text:p>25872904</text:p>
          </table:table-cell>
          <table:table-cell office:value-type="float" office:value="28727856" calcext:value-type="float">
            <text:p>28727856</text:p>
          </table:table-cell>
          <table:table-cell office:value-type="float" office:value="28690728" calcext:value-type="float">
            <text:p>28690728</text:p>
          </table:table-cell>
          <table:table-cell office:value-type="float" office:value="0" calcext:value-type="float">
            <text:p>0</text:p>
          </table:table-cell>
          <table:table-cell office:value-type="float" office:value="31270400" calcext:value-type="float">
            <text:p>31270400</text:p>
          </table:table-cell>
          <table:table-cell office:value-type="float" office:value="27224664" calcext:value-type="float">
            <text:p>27224664</text:p>
          </table:table-cell>
          <table:table-cell office:value-type="float" office:value="26702600" calcext:value-type="float">
            <text:p>26702600</text:p>
          </table:table-cell>
          <table:table-cell table:formula="of:=[.A1073]+[.B1073]+[.C1073]+[.D1073]+[.E1073]+[.F1073]+[.G1073]" office:value-type="float" office:value="168489152" calcext:value-type="float">
            <text:p>168489152</text:p>
          </table:table-cell>
        </table:table-row>
        <table:table-row table:style-name="ro1">
          <table:table-cell office:value-type="float" office:value="25873648" calcext:value-type="float">
            <text:p>25873648</text:p>
          </table:table-cell>
          <table:table-cell office:value-type="float" office:value="28727856" calcext:value-type="float">
            <text:p>28727856</text:p>
          </table:table-cell>
          <table:table-cell office:value-type="float" office:value="28690728" calcext:value-type="float">
            <text:p>28690728</text:p>
          </table:table-cell>
          <table:table-cell office:value-type="float" office:value="0" calcext:value-type="float">
            <text:p>0</text:p>
          </table:table-cell>
          <table:table-cell office:value-type="float" office:value="31270400" calcext:value-type="float">
            <text:p>31270400</text:p>
          </table:table-cell>
          <table:table-cell office:value-type="float" office:value="27230216" calcext:value-type="float">
            <text:p>27230216</text:p>
          </table:table-cell>
          <table:table-cell office:value-type="float" office:value="26702600" calcext:value-type="float">
            <text:p>26702600</text:p>
          </table:table-cell>
          <table:table-cell table:formula="of:=[.A1074]+[.B1074]+[.C1074]+[.D1074]+[.E1074]+[.F1074]+[.G1074]" office:value-type="float" office:value="168495448" calcext:value-type="float">
            <text:p>168495448</text:p>
          </table:table-cell>
        </table:table-row>
        <table:table-row table:style-name="ro1">
          <table:table-cell office:value-type="float" office:value="25874816" calcext:value-type="float">
            <text:p>25874816</text:p>
          </table:table-cell>
          <table:table-cell office:value-type="float" office:value="28731768" calcext:value-type="float">
            <text:p>28731768</text:p>
          </table:table-cell>
          <table:table-cell office:value-type="float" office:value="28690728" calcext:value-type="float">
            <text:p>28690728</text:p>
          </table:table-cell>
          <table:table-cell office:value-type="float" office:value="0" calcext:value-type="float">
            <text:p>0</text:p>
          </table:table-cell>
          <table:table-cell office:value-type="float" office:value="31274264" calcext:value-type="float">
            <text:p>31274264</text:p>
          </table:table-cell>
          <table:table-cell office:value-type="float" office:value="27230216" calcext:value-type="float">
            <text:p>27230216</text:p>
          </table:table-cell>
          <table:table-cell office:value-type="float" office:value="26702600" calcext:value-type="float">
            <text:p>26702600</text:p>
          </table:table-cell>
          <table:table-cell table:formula="of:=[.A1075]+[.B1075]+[.C1075]+[.D1075]+[.E1075]+[.F1075]+[.G1075]" office:value-type="float" office:value="168504392" calcext:value-type="float">
            <text:p>168504392</text:p>
          </table:table-cell>
        </table:table-row>
        <table:table-row table:style-name="ro1">
          <table:table-cell office:value-type="float" office:value="25884600" calcext:value-type="float">
            <text:p>25884600</text:p>
          </table:table-cell>
          <table:table-cell office:value-type="float" office:value="28731768" calcext:value-type="float">
            <text:p>28731768</text:p>
          </table:table-cell>
          <table:table-cell office:value-type="float" office:value="28695768" calcext:value-type="float">
            <text:p>28695768</text:p>
          </table:table-cell>
          <table:table-cell office:value-type="float" office:value="0" calcext:value-type="float">
            <text:p>0</text:p>
          </table:table-cell>
          <table:table-cell office:value-type="float" office:value="31276808" calcext:value-type="float">
            <text:p>31276808</text:p>
          </table:table-cell>
          <table:table-cell office:value-type="float" office:value="27230216" calcext:value-type="float">
            <text:p>27230216</text:p>
          </table:table-cell>
          <table:table-cell office:value-type="float" office:value="26775888" calcext:value-type="float">
            <text:p>26775888</text:p>
          </table:table-cell>
          <table:table-cell table:formula="of:=[.A1076]+[.B1076]+[.C1076]+[.D1076]+[.E1076]+[.F1076]+[.G1076]" office:value-type="float" office:value="168595048" calcext:value-type="float">
            <text:p>168595048</text:p>
          </table:table-cell>
        </table:table-row>
        <table:table-row table:style-name="ro1">
          <table:table-cell office:value-type="float" office:value="25884816" calcext:value-type="float">
            <text:p>25884816</text:p>
          </table:table-cell>
          <table:table-cell office:value-type="float" office:value="28731768" calcext:value-type="float">
            <text:p>28731768</text:p>
          </table:table-cell>
          <table:table-cell office:value-type="float" office:value="28695768" calcext:value-type="float">
            <text:p>28695768</text:p>
          </table:table-cell>
          <table:table-cell office:value-type="float" office:value="0" calcext:value-type="float">
            <text:p>0</text:p>
          </table:table-cell>
          <table:table-cell office:value-type="float" office:value="31280672" calcext:value-type="float">
            <text:p>31280672</text:p>
          </table:table-cell>
          <table:table-cell office:value-type="float" office:value="27234240" calcext:value-type="float">
            <text:p>27234240</text:p>
          </table:table-cell>
          <table:table-cell office:value-type="float" office:value="26780296" calcext:value-type="float">
            <text:p>26780296</text:p>
          </table:table-cell>
          <table:table-cell table:formula="of:=[.A1077]+[.B1077]+[.C1077]+[.D1077]+[.E1077]+[.F1077]+[.G1077]" office:value-type="float" office:value="168607560" calcext:value-type="float">
            <text:p>168607560</text:p>
          </table:table-cell>
        </table:table-row>
        <table:table-row table:style-name="ro1">
          <table:table-cell office:value-type="float" office:value="25885704" calcext:value-type="float">
            <text:p>25885704</text:p>
          </table:table-cell>
          <table:table-cell office:value-type="float" office:value="28811272" calcext:value-type="float">
            <text:p>28811272</text:p>
          </table:table-cell>
          <table:table-cell office:value-type="float" office:value="28758096" calcext:value-type="float">
            <text:p>28758096</text:p>
          </table:table-cell>
          <table:table-cell office:value-type="float" office:value="0" calcext:value-type="float">
            <text:p>0</text:p>
          </table:table-cell>
          <table:table-cell office:value-type="float" office:value="31280672" calcext:value-type="float">
            <text:p>31280672</text:p>
          </table:table-cell>
          <table:table-cell office:value-type="float" office:value="27345408" calcext:value-type="float">
            <text:p>27345408</text:p>
          </table:table-cell>
          <table:table-cell office:value-type="float" office:value="26780296" calcext:value-type="float">
            <text:p>26780296</text:p>
          </table:table-cell>
          <table:table-cell table:formula="of:=[.A1078]+[.B1078]+[.C1078]+[.D1078]+[.E1078]+[.F1078]+[.G1078]" office:value-type="float" office:value="168861448" calcext:value-type="float">
            <text:p>168861448</text:p>
          </table:table-cell>
        </table:table-row>
        <table:table-row table:style-name="ro1">
          <table:table-cell office:value-type="float" office:value="25886896" calcext:value-type="float">
            <text:p>25886896</text:p>
          </table:table-cell>
          <table:table-cell office:value-type="float" office:value="28811272" calcext:value-type="float">
            <text:p>28811272</text:p>
          </table:table-cell>
          <table:table-cell office:value-type="float" office:value="28758096" calcext:value-type="float">
            <text:p>28758096</text:p>
          </table:table-cell>
          <table:table-cell office:value-type="float" office:value="0" calcext:value-type="float">
            <text:p>0</text:p>
          </table:table-cell>
          <table:table-cell office:value-type="float" office:value="31280672" calcext:value-type="float">
            <text:p>31280672</text:p>
          </table:table-cell>
          <table:table-cell office:value-type="float" office:value="27351384" calcext:value-type="float">
            <text:p>27351384</text:p>
          </table:table-cell>
          <table:table-cell office:value-type="float" office:value="26780296" calcext:value-type="float">
            <text:p>26780296</text:p>
          </table:table-cell>
          <table:table-cell table:formula="of:=[.A1079]+[.B1079]+[.C1079]+[.D1079]+[.E1079]+[.F1079]+[.G1079]" office:value-type="float" office:value="168868616" calcext:value-type="float">
            <text:p>168868616</text:p>
          </table:table-cell>
        </table:table-row>
        <table:table-row table:style-name="ro1">
          <table:table-cell office:value-type="float" office:value="25891544" calcext:value-type="float">
            <text:p>25891544</text:p>
          </table:table-cell>
          <table:table-cell office:value-type="float" office:value="28815448" calcext:value-type="float">
            <text:p>28815448</text:p>
          </table:table-cell>
          <table:table-cell office:value-type="float" office:value="28758096" calcext:value-type="float">
            <text:p>28758096</text:p>
          </table:table-cell>
          <table:table-cell office:value-type="float" office:value="0" calcext:value-type="float">
            <text:p>0</text:p>
          </table:table-cell>
          <table:table-cell office:value-type="float" office:value="31280672" calcext:value-type="float">
            <text:p>31280672</text:p>
          </table:table-cell>
          <table:table-cell office:value-type="float" office:value="27355528" calcext:value-type="float">
            <text:p>27355528</text:p>
          </table:table-cell>
          <table:table-cell office:value-type="float" office:value="26784440" calcext:value-type="float">
            <text:p>26784440</text:p>
          </table:table-cell>
          <table:table-cell table:formula="of:=[.A1080]+[.B1080]+[.C1080]+[.D1080]+[.E1080]+[.F1080]+[.G1080]" office:value-type="float" office:value="168885728" calcext:value-type="float">
            <text:p>168885728</text:p>
          </table:table-cell>
        </table:table-row>
        <table:table-row table:style-name="ro1">
          <table:table-cell office:value-type="float" office:value="25892416" calcext:value-type="float">
            <text:p>25892416</text:p>
          </table:table-cell>
          <table:table-cell office:value-type="float" office:value="28815448" calcext:value-type="float">
            <text:p>28815448</text:p>
          </table:table-cell>
          <table:table-cell office:value-type="float" office:value="28758096" calcext:value-type="float">
            <text:p>28758096</text:p>
          </table:table-cell>
          <table:table-cell office:value-type="float" office:value="0" calcext:value-type="float">
            <text:p>0</text:p>
          </table:table-cell>
          <table:table-cell office:value-type="float" office:value="31280672" calcext:value-type="float">
            <text:p>31280672</text:p>
          </table:table-cell>
          <table:table-cell office:value-type="float" office:value="27361504" calcext:value-type="float">
            <text:p>27361504</text:p>
          </table:table-cell>
          <table:table-cell office:value-type="float" office:value="26784440" calcext:value-type="float">
            <text:p>26784440</text:p>
          </table:table-cell>
          <table:table-cell table:formula="of:=[.A1081]+[.B1081]+[.C1081]+[.D1081]+[.E1081]+[.F1081]+[.G1081]" office:value-type="float" office:value="168892576" calcext:value-type="float">
            <text:p>168892576</text:p>
          </table:table-cell>
        </table:table-row>
        <table:table-row table:style-name="ro1">
          <table:table-cell office:value-type="float" office:value="25892648" calcext:value-type="float">
            <text:p>25892648</text:p>
          </table:table-cell>
          <table:table-cell office:value-type="float" office:value="28819360" calcext:value-type="float">
            <text:p>28819360</text:p>
          </table:table-cell>
          <table:table-cell office:value-type="float" office:value="28758096" calcext:value-type="float">
            <text:p>28758096</text:p>
          </table:table-cell>
          <table:table-cell office:value-type="float" office:value="0" calcext:value-type="float">
            <text:p>0</text:p>
          </table:table-cell>
          <table:table-cell office:value-type="float" office:value="31284536" calcext:value-type="float">
            <text:p>31284536</text:p>
          </table:table-cell>
          <table:table-cell office:value-type="float" office:value="27364360" calcext:value-type="float">
            <text:p>27364360</text:p>
          </table:table-cell>
          <table:table-cell office:value-type="float" office:value="26788584" calcext:value-type="float">
            <text:p>26788584</text:p>
          </table:table-cell>
          <table:table-cell table:formula="of:=[.A1082]+[.B1082]+[.C1082]+[.D1082]+[.E1082]+[.F1082]+[.G1082]" office:value-type="float" office:value="168907584" calcext:value-type="float">
            <text:p>168907584</text:p>
          </table:table-cell>
        </table:table-row>
        <table:table-row table:style-name="ro1">
          <table:table-cell office:value-type="float" office:value="25964696" calcext:value-type="float">
            <text:p>25964696</text:p>
          </table:table-cell>
          <table:table-cell office:value-type="float" office:value="28819360" calcext:value-type="float">
            <text:p>28819360</text:p>
          </table:table-cell>
          <table:table-cell office:value-type="float" office:value="28763136" calcext:value-type="float">
            <text:p>28763136</text:p>
          </table:table-cell>
          <table:table-cell office:value-type="float" office:value="0" calcext:value-type="float">
            <text:p>0</text:p>
          </table:table-cell>
          <table:table-cell office:value-type="float" office:value="31284536" calcext:value-type="float">
            <text:p>31284536</text:p>
          </table:table-cell>
          <table:table-cell office:value-type="float" office:value="27760128" calcext:value-type="float">
            <text:p>27760128</text:p>
          </table:table-cell>
          <table:table-cell office:value-type="float" office:value="26788584" calcext:value-type="float">
            <text:p>26788584</text:p>
          </table:table-cell>
          <table:table-cell table:formula="of:=[.A1083]+[.B1083]+[.C1083]+[.D1083]+[.E1083]+[.F1083]+[.G1083]" office:value-type="float" office:value="169380440" calcext:value-type="float">
            <text:p>169380440</text:p>
          </table:table-cell>
        </table:table-row>
        <table:table-row table:style-name="ro1">
          <table:table-cell office:value-type="float" office:value="25965888" calcext:value-type="float">
            <text:p>25965888</text:p>
          </table:table-cell>
          <table:table-cell office:value-type="float" office:value="28823272" calcext:value-type="float">
            <text:p>28823272</text:p>
          </table:table-cell>
          <table:table-cell office:value-type="float" office:value="28763136" calcext:value-type="float">
            <text:p>28763136</text:p>
          </table:table-cell>
          <table:table-cell office:value-type="float" office:value="0" calcext:value-type="float">
            <text:p>0</text:p>
          </table:table-cell>
          <table:table-cell office:value-type="float" office:value="31288400" calcext:value-type="float">
            <text:p>31288400</text:p>
          </table:table-cell>
          <table:table-cell office:value-type="float" office:value="27397928" calcext:value-type="float">
            <text:p>27397928</text:p>
          </table:table-cell>
          <table:table-cell office:value-type="float" office:value="26792728" calcext:value-type="float">
            <text:p>26792728</text:p>
          </table:table-cell>
          <table:table-cell table:formula="of:=[.A1084]+[.B1084]+[.C1084]+[.D1084]+[.E1084]+[.F1084]+[.G1084]" office:value-type="float" office:value="169031352" calcext:value-type="float">
            <text:p>169031352</text:p>
          </table:table-cell>
        </table:table-row>
        <table:table-row table:style-name="ro1">
          <table:table-cell office:value-type="float" office:value="25966760" calcext:value-type="float">
            <text:p>25966760</text:p>
          </table:table-cell>
          <table:table-cell office:value-type="float" office:value="28823272" calcext:value-type="float">
            <text:p>28823272</text:p>
          </table:table-cell>
          <table:table-cell office:value-type="float" office:value="28768176" calcext:value-type="float">
            <text:p>28768176</text:p>
          </table:table-cell>
          <table:table-cell office:value-type="float" office:value="0" calcext:value-type="float">
            <text:p>0</text:p>
          </table:table-cell>
          <table:table-cell office:value-type="float" office:value="31288400" calcext:value-type="float">
            <text:p>31288400</text:p>
          </table:table-cell>
          <table:table-cell office:value-type="float" office:value="27405080" calcext:value-type="float">
            <text:p>27405080</text:p>
          </table:table-cell>
          <table:table-cell office:value-type="float" office:value="26792728" calcext:value-type="float">
            <text:p>26792728</text:p>
          </table:table-cell>
          <table:table-cell table:formula="of:=[.A1085]+[.B1085]+[.C1085]+[.D1085]+[.E1085]+[.F1085]+[.G1085]" office:value-type="float" office:value="169044416" calcext:value-type="float">
            <text:p>169044416</text:p>
          </table:table-cell>
        </table:table-row>
        <table:table-row table:style-name="ro1">
          <table:table-cell office:value-type="float" office:value="25966992" calcext:value-type="float">
            <text:p>25966992</text:p>
          </table:table-cell>
          <table:table-cell office:value-type="float" office:value="28823272" calcext:value-type="float">
            <text:p>28823272</text:p>
          </table:table-cell>
          <table:table-cell office:value-type="float" office:value="28768176" calcext:value-type="float">
            <text:p>28768176</text:p>
          </table:table-cell>
          <table:table-cell office:value-type="float" office:value="0" calcext:value-type="float">
            <text:p>0</text:p>
          </table:table-cell>
          <table:table-cell office:value-type="float" office:value="31413064" calcext:value-type="float">
            <text:p>31413064</text:p>
          </table:table-cell>
          <table:table-cell office:value-type="float" office:value="27409544" calcext:value-type="float">
            <text:p>27409544</text:p>
          </table:table-cell>
          <table:table-cell office:value-type="float" office:value="26796272" calcext:value-type="float">
            <text:p>26796272</text:p>
          </table:table-cell>
          <table:table-cell table:formula="of:=[.A1086]+[.B1086]+[.C1086]+[.D1086]+[.E1086]+[.F1086]+[.G1086]" office:value-type="float" office:value="169177320" calcext:value-type="float">
            <text:p>169177320</text:p>
          </table:table-cell>
        </table:table-row>
        <table:table-row table:style-name="ro1">
          <table:table-cell office:value-type="float" office:value="25967208" calcext:value-type="float">
            <text:p>25967208</text:p>
          </table:table-cell>
          <table:table-cell office:value-type="float" office:value="28827184" calcext:value-type="float">
            <text:p>28827184</text:p>
          </table:table-cell>
          <table:table-cell office:value-type="float" office:value="28768176" calcext:value-type="float">
            <text:p>28768176</text:p>
          </table:table-cell>
          <table:table-cell office:value-type="float" office:value="0" calcext:value-type="float">
            <text:p>0</text:p>
          </table:table-cell>
          <table:table-cell office:value-type="float" office:value="31413064" calcext:value-type="float">
            <text:p>31413064</text:p>
          </table:table-cell>
          <table:table-cell office:value-type="float" office:value="27413424" calcext:value-type="float">
            <text:p>27413424</text:p>
          </table:table-cell>
          <table:table-cell office:value-type="float" office:value="26800416" calcext:value-type="float">
            <text:p>26800416</text:p>
          </table:table-cell>
          <table:table-cell table:formula="of:=[.A1087]+[.B1087]+[.C1087]+[.D1087]+[.E1087]+[.F1087]+[.G1087]" office:value-type="float" office:value="169189472" calcext:value-type="float">
            <text:p>169189472</text:p>
          </table:table-cell>
        </table:table-row>
        <table:table-row table:style-name="ro1">
          <table:table-cell office:value-type="float" office:value="25973392" calcext:value-type="float">
            <text:p>25973392</text:p>
          </table:table-cell>
          <table:table-cell office:value-type="float" office:value="28831792" calcext:value-type="float">
            <text:p>28831792</text:p>
          </table:table-cell>
          <table:table-cell office:value-type="float" office:value="28781592" calcext:value-type="float">
            <text:p>28781592</text:p>
          </table:table-cell>
          <table:table-cell office:value-type="float" office:value="0" calcext:value-type="float">
            <text:p>0</text:p>
          </table:table-cell>
          <table:table-cell office:value-type="float" office:value="31413064" calcext:value-type="float">
            <text:p>31413064</text:p>
          </table:table-cell>
          <table:table-cell office:value-type="float" office:value="27734400" calcext:value-type="float">
            <text:p>27734400</text:p>
          </table:table-cell>
          <table:table-cell office:value-type="float" office:value="26800416" calcext:value-type="float">
            <text:p>26800416</text:p>
          </table:table-cell>
          <table:table-cell table:formula="of:=[.A1088]+[.B1088]+[.C1088]+[.D1088]+[.E1088]+[.F1088]+[.G1088]" office:value-type="float" office:value="169534656" calcext:value-type="float">
            <text:p>169534656</text:p>
          </table:table-cell>
        </table:table-row>
        <table:table-row table:style-name="ro1">
          <table:table-cell office:value-type="float" office:value="26040968" calcext:value-type="float">
            <text:p>26040968</text:p>
          </table:table-cell>
          <table:table-cell office:value-type="float" office:value="28835704" calcext:value-type="float">
            <text:p>28835704</text:p>
          </table:table-cell>
          <table:table-cell office:value-type="float" office:value="28781592" calcext:value-type="float">
            <text:p>28781592</text:p>
          </table:table-cell>
          <table:table-cell office:value-type="float" office:value="0" calcext:value-type="float">
            <text:p>0</text:p>
          </table:table-cell>
          <table:table-cell office:value-type="float" office:value="31413064" calcext:value-type="float">
            <text:p>31413064</text:p>
          </table:table-cell>
          <table:table-cell office:value-type="float" office:value="27222384" calcext:value-type="float">
            <text:p>27222384</text:p>
          </table:table-cell>
          <table:table-cell office:value-type="float" office:value="26804560" calcext:value-type="float">
            <text:p>26804560</text:p>
          </table:table-cell>
          <table:table-cell table:formula="of:=[.A1089]+[.B1089]+[.C1089]+[.D1089]+[.E1089]+[.F1089]+[.G1089]" office:value-type="float" office:value="169098272" calcext:value-type="float">
            <text:p>169098272</text:p>
          </table:table-cell>
        </table:table-row>
        <table:table-row table:style-name="ro1">
          <table:table-cell office:value-type="float" office:value="26046440" calcext:value-type="float">
            <text:p>26046440</text:p>
          </table:table-cell>
          <table:table-cell office:value-type="float" office:value="28835704" calcext:value-type="float">
            <text:p>28835704</text:p>
          </table:table-cell>
          <table:table-cell office:value-type="float" office:value="28786632" calcext:value-type="float">
            <text:p>28786632</text:p>
          </table:table-cell>
          <table:table-cell office:value-type="float" office:value="0" calcext:value-type="float">
            <text:p>0</text:p>
          </table:table-cell>
          <table:table-cell office:value-type="float" office:value="31413064" calcext:value-type="float">
            <text:p>31413064</text:p>
          </table:table-cell>
          <table:table-cell office:value-type="float" office:value="27496360" calcext:value-type="float">
            <text:p>27496360</text:p>
          </table:table-cell>
          <table:table-cell office:value-type="float" office:value="26804560" calcext:value-type="float">
            <text:p>26804560</text:p>
          </table:table-cell>
          <table:table-cell table:formula="of:=[.A1090]+[.B1090]+[.C1090]+[.D1090]+[.E1090]+[.F1090]+[.G1090]" office:value-type="float" office:value="169382760" calcext:value-type="float">
            <text:p>169382760</text:p>
          </table:table-cell>
        </table:table-row>
        <table:table-row table:style-name="ro1">
          <table:table-cell office:value-type="float" office:value="26046656" calcext:value-type="float">
            <text:p>26046656</text:p>
          </table:table-cell>
          <table:table-cell office:value-type="float" office:value="28835704" calcext:value-type="float">
            <text:p>28835704</text:p>
          </table:table-cell>
          <table:table-cell office:value-type="float" office:value="28786632" calcext:value-type="float">
            <text:p>28786632</text:p>
          </table:table-cell>
          <table:table-cell office:value-type="float" office:value="0" calcext:value-type="float">
            <text:p>0</text:p>
          </table:table-cell>
          <table:table-cell office:value-type="float" office:value="31416928" calcext:value-type="float">
            <text:p>31416928</text:p>
          </table:table-cell>
          <table:table-cell office:value-type="float" office:value="28034832" calcext:value-type="float">
            <text:p>28034832</text:p>
          </table:table-cell>
          <table:table-cell office:value-type="float" office:value="26804560" calcext:value-type="float">
            <text:p>26804560</text:p>
          </table:table-cell>
          <table:table-cell table:formula="of:=[.A1091]+[.B1091]+[.C1091]+[.D1091]+[.E1091]+[.F1091]+[.G1091]" office:value-type="float" office:value="169925312" calcext:value-type="float">
            <text:p>169925312</text:p>
          </table:table-cell>
        </table:table-row>
        <table:table-row table:style-name="ro1">
          <table:table-cell office:value-type="float" office:value="26051960" calcext:value-type="float">
            <text:p>26051960</text:p>
          </table:table-cell>
          <table:table-cell office:value-type="float" office:value="28835704" calcext:value-type="float">
            <text:p>28835704</text:p>
          </table:table-cell>
          <table:table-cell office:value-type="float" office:value="28786632" calcext:value-type="float">
            <text:p>28786632</text:p>
          </table:table-cell>
          <table:table-cell office:value-type="float" office:value="0" calcext:value-type="float">
            <text:p>0</text:p>
          </table:table-cell>
          <table:table-cell office:value-type="float" office:value="31416928" calcext:value-type="float">
            <text:p>31416928</text:p>
          </table:table-cell>
          <table:table-cell office:value-type="float" office:value="28042208" calcext:value-type="float">
            <text:p>28042208</text:p>
          </table:table-cell>
          <table:table-cell office:value-type="float" office:value="26804560" calcext:value-type="float">
            <text:p>26804560</text:p>
          </table:table-cell>
          <table:table-cell table:formula="of:=[.A1092]+[.B1092]+[.C1092]+[.D1092]+[.E1092]+[.F1092]+[.G1092]" office:value-type="float" office:value="169937992" calcext:value-type="float">
            <text:p>169937992</text:p>
          </table:table-cell>
        </table:table-row>
        <table:table-row table:style-name="ro1">
          <table:table-cell office:value-type="float" office:value="26053152" calcext:value-type="float">
            <text:p>26053152</text:p>
          </table:table-cell>
          <table:table-cell office:value-type="float" office:value="28835704" calcext:value-type="float">
            <text:p>28835704</text:p>
          </table:table-cell>
          <table:table-cell office:value-type="float" office:value="28786632" calcext:value-type="float">
            <text:p>28786632</text:p>
          </table:table-cell>
          <table:table-cell office:value-type="float" office:value="0" calcext:value-type="float">
            <text:p>0</text:p>
          </table:table-cell>
          <table:table-cell office:value-type="float" office:value="31420792" calcext:value-type="float">
            <text:p>31420792</text:p>
          </table:table-cell>
          <table:table-cell office:value-type="float" office:value="28155144" calcext:value-type="float">
            <text:p>28155144</text:p>
          </table:table-cell>
          <table:table-cell office:value-type="float" office:value="26804560" calcext:value-type="float">
            <text:p>26804560</text:p>
          </table:table-cell>
          <table:table-cell table:formula="of:=[.A1093]+[.B1093]+[.C1093]+[.D1093]+[.E1093]+[.F1093]+[.G1093]" office:value-type="float" office:value="170055984" calcext:value-type="float">
            <text:p>170055984</text:p>
          </table:table-cell>
        </table:table-row>
        <table:table-row table:style-name="ro1">
          <table:table-cell office:value-type="float" office:value="26053384" calcext:value-type="float">
            <text:p>26053384</text:p>
          </table:table-cell>
          <table:table-cell office:value-type="float" office:value="28841472" calcext:value-type="float">
            <text:p>28841472</text:p>
          </table:table-cell>
          <table:table-cell office:value-type="float" office:value="28786632" calcext:value-type="float">
            <text:p>28786632</text:p>
          </table:table-cell>
          <table:table-cell office:value-type="float" office:value="0" calcext:value-type="float">
            <text:p>0</text:p>
          </table:table-cell>
          <table:table-cell office:value-type="float" office:value="31420792" calcext:value-type="float">
            <text:p>31420792</text:p>
          </table:table-cell>
          <table:table-cell office:value-type="float" office:value="28157048" calcext:value-type="float">
            <text:p>28157048</text:p>
          </table:table-cell>
          <table:table-cell office:value-type="float" office:value="26808704" calcext:value-type="float">
            <text:p>26808704</text:p>
          </table:table-cell>
          <table:table-cell table:formula="of:=[.A1094]+[.B1094]+[.C1094]+[.D1094]+[.E1094]+[.F1094]+[.G1094]" office:value-type="float" office:value="170068032" calcext:value-type="float">
            <text:p>170068032</text:p>
          </table:table-cell>
        </table:table-row>
        <table:table-row table:style-name="ro1">
          <table:table-cell office:value-type="float" office:value="26058688" calcext:value-type="float">
            <text:p>26058688</text:p>
          </table:table-cell>
          <table:table-cell office:value-type="float" office:value="28841472" calcext:value-type="float">
            <text:p>28841472</text:p>
          </table:table-cell>
          <table:table-cell office:value-type="float" office:value="28791672" calcext:value-type="float">
            <text:p>28791672</text:p>
          </table:table-cell>
          <table:table-cell office:value-type="float" office:value="0" calcext:value-type="float">
            <text:p>0</text:p>
          </table:table-cell>
          <table:table-cell office:value-type="float" office:value="31483088" calcext:value-type="float">
            <text:p>31483088</text:p>
          </table:table-cell>
          <table:table-cell office:value-type="float" office:value="28161392" calcext:value-type="float">
            <text:p>28161392</text:p>
          </table:table-cell>
          <table:table-cell office:value-type="float" office:value="26887000" calcext:value-type="float">
            <text:p>26887000</text:p>
          </table:table-cell>
          <table:table-cell table:formula="of:=[.A1095]+[.B1095]+[.C1095]+[.D1095]+[.E1095]+[.F1095]+[.G1095]" office:value-type="float" office:value="170223312" calcext:value-type="float">
            <text:p>170223312</text:p>
          </table:table-cell>
        </table:table-row>
        <table:table-row table:style-name="ro1">
          <table:table-cell office:value-type="float" office:value="26058904" calcext:value-type="float">
            <text:p>26058904</text:p>
          </table:table-cell>
          <table:table-cell office:value-type="float" office:value="28845384" calcext:value-type="float">
            <text:p>28845384</text:p>
          </table:table-cell>
          <table:table-cell office:value-type="float" office:value="28791672" calcext:value-type="float">
            <text:p>28791672</text:p>
          </table:table-cell>
          <table:table-cell office:value-type="float" office:value="0" calcext:value-type="float">
            <text:p>0</text:p>
          </table:table-cell>
          <table:table-cell office:value-type="float" office:value="31487216" calcext:value-type="float">
            <text:p>31487216</text:p>
          </table:table-cell>
          <table:table-cell office:value-type="float" office:value="28175248" calcext:value-type="float">
            <text:p>28175248</text:p>
          </table:table-cell>
          <table:table-cell office:value-type="float" office:value="26891696" calcext:value-type="float">
            <text:p>26891696</text:p>
          </table:table-cell>
          <table:table-cell table:formula="of:=[.A1096]+[.B1096]+[.C1096]+[.D1096]+[.E1096]+[.F1096]+[.G1096]" office:value-type="float" office:value="170250120" calcext:value-type="float">
            <text:p>170250120</text:p>
          </table:table-cell>
        </table:table-row>
        <table:table-row table:style-name="ro1">
          <table:table-cell office:value-type="float" office:value="26130952" calcext:value-type="float">
            <text:p>26130952</text:p>
          </table:table-cell>
          <table:table-cell office:value-type="float" office:value="28918800" calcext:value-type="float">
            <text:p>28918800</text:p>
          </table:table-cell>
          <table:table-cell office:value-type="float" office:value="28843728" calcext:value-type="float">
            <text:p>28843728</text:p>
          </table:table-cell>
          <table:table-cell office:value-type="float" office:value="0" calcext:value-type="float">
            <text:p>0</text:p>
          </table:table-cell>
          <table:table-cell office:value-type="float" office:value="31487216" calcext:value-type="float">
            <text:p>31487216</text:p>
          </table:table-cell>
          <table:table-cell office:value-type="float" office:value="28180104" calcext:value-type="float">
            <text:p>28180104</text:p>
          </table:table-cell>
          <table:table-cell office:value-type="float" office:value="26891696" calcext:value-type="float">
            <text:p>26891696</text:p>
          </table:table-cell>
          <table:table-cell table:formula="of:=[.A1097]+[.B1097]+[.C1097]+[.D1097]+[.E1097]+[.F1097]+[.G1097]" office:value-type="float" office:value="170452496" calcext:value-type="float">
            <text:p>170452496</text:p>
          </table:table-cell>
        </table:table-row>
        <table:table-row table:style-name="ro1">
          <table:table-cell office:value-type="float" office:value="26132144" calcext:value-type="float">
            <text:p>26132144</text:p>
          </table:table-cell>
          <table:table-cell office:value-type="float" office:value="28922976" calcext:value-type="float">
            <text:p>28922976</text:p>
          </table:table-cell>
          <table:table-cell office:value-type="float" office:value="28843728" calcext:value-type="float">
            <text:p>28843728</text:p>
          </table:table-cell>
          <table:table-cell office:value-type="float" office:value="0" calcext:value-type="float">
            <text:p>0</text:p>
          </table:table-cell>
          <table:table-cell office:value-type="float" office:value="31487216" calcext:value-type="float">
            <text:p>31487216</text:p>
          </table:table-cell>
          <table:table-cell office:value-type="float" office:value="28193632" calcext:value-type="float">
            <text:p>28193632</text:p>
          </table:table-cell>
          <table:table-cell office:value-type="float" office:value="26895688" calcext:value-type="float">
            <text:p>26895688</text:p>
          </table:table-cell>
          <table:table-cell table:formula="of:=[.A1098]+[.B1098]+[.C1098]+[.D1098]+[.E1098]+[.F1098]+[.G1098]" office:value-type="float" office:value="170475384" calcext:value-type="float">
            <text:p>170475384</text:p>
          </table:table-cell>
        </table:table-row>
        <table:table-row table:style-name="ro1">
          <table:table-cell office:value-type="float" office:value="26133032" calcext:value-type="float">
            <text:p>26133032</text:p>
          </table:table-cell>
          <table:table-cell office:value-type="float" office:value="28922976" calcext:value-type="float">
            <text:p>28922976</text:p>
          </table:table-cell>
          <table:table-cell office:value-type="float" office:value="28849032" calcext:value-type="float">
            <text:p>28849032</text:p>
          </table:table-cell>
          <table:table-cell office:value-type="float" office:value="0" calcext:value-type="float">
            <text:p>0</text:p>
          </table:table-cell>
          <table:table-cell office:value-type="float" office:value="31487216" calcext:value-type="float">
            <text:p>31487216</text:p>
          </table:table-cell>
          <table:table-cell office:value-type="float" office:value="28197152" calcext:value-type="float">
            <text:p>28197152</text:p>
          </table:table-cell>
          <table:table-cell office:value-type="float" office:value="26895688" calcext:value-type="float">
            <text:p>26895688</text:p>
          </table:table-cell>
          <table:table-cell table:formula="of:=[.A1099]+[.B1099]+[.C1099]+[.D1099]+[.E1099]+[.F1099]+[.G1099]" office:value-type="float" office:value="170485096" calcext:value-type="float">
            <text:p>170485096</text:p>
          </table:table-cell>
        </table:table-row>
        <table:table-row table:style-name="ro1">
          <table:table-cell office:value-type="float" office:value="26133248" calcext:value-type="float">
            <text:p>26133248</text:p>
          </table:table-cell>
          <table:table-cell office:value-type="float" office:value="28922976" calcext:value-type="float">
            <text:p>28922976</text:p>
          </table:table-cell>
          <table:table-cell office:value-type="float" office:value="28849032" calcext:value-type="float">
            <text:p>28849032</text:p>
          </table:table-cell>
          <table:table-cell office:value-type="float" office:value="0" calcext:value-type="float">
            <text:p>0</text:p>
          </table:table-cell>
          <table:table-cell office:value-type="float" office:value="31491080" calcext:value-type="float">
            <text:p>31491080</text:p>
          </table:table-cell>
          <table:table-cell office:value-type="float" office:value="28211256" calcext:value-type="float">
            <text:p>28211256</text:p>
          </table:table-cell>
          <table:table-cell office:value-type="float" office:value="26895688" calcext:value-type="float">
            <text:p>26895688</text:p>
          </table:table-cell>
          <table:table-cell table:formula="of:=[.A1100]+[.B1100]+[.C1100]+[.D1100]+[.E1100]+[.F1100]+[.G1100]" office:value-type="float" office:value="170503280" calcext:value-type="float">
            <text:p>170503280</text:p>
          </table:table-cell>
        </table:table-row>
        <table:table-row table:style-name="ro1">
          <table:table-cell office:value-type="float" office:value="26133464" calcext:value-type="float">
            <text:p>26133464</text:p>
          </table:table-cell>
          <table:table-cell office:value-type="float" office:value="28922976" calcext:value-type="float">
            <text:p>28922976</text:p>
          </table:table-cell>
          <table:table-cell office:value-type="float" office:value="28849032" calcext:value-type="float">
            <text:p>28849032</text:p>
          </table:table-cell>
          <table:table-cell office:value-type="float" office:value="0" calcext:value-type="float">
            <text:p>0</text:p>
          </table:table-cell>
          <table:table-cell office:value-type="float" office:value="31491080" calcext:value-type="float">
            <text:p>31491080</text:p>
          </table:table-cell>
          <table:table-cell office:value-type="float" office:value="28214064" calcext:value-type="float">
            <text:p>28214064</text:p>
          </table:table-cell>
          <table:table-cell office:value-type="float" office:value="26895688" calcext:value-type="float">
            <text:p>26895688</text:p>
          </table:table-cell>
          <table:table-cell table:formula="of:=[.A1101]+[.B1101]+[.C1101]+[.D1101]+[.E1101]+[.F1101]+[.G1101]" office:value-type="float" office:value="170506304" calcext:value-type="float">
            <text:p>170506304</text:p>
          </table:table-cell>
        </table:table-row>
        <table:table-row table:style-name="ro1">
          <table:table-cell office:value-type="float" office:value="26139032" calcext:value-type="float">
            <text:p>26139032</text:p>
          </table:table-cell>
          <table:table-cell office:value-type="float" office:value="28922976" calcext:value-type="float">
            <text:p>28922976</text:p>
          </table:table-cell>
          <table:table-cell office:value-type="float" office:value="28854072" calcext:value-type="float">
            <text:p>28854072</text:p>
          </table:table-cell>
          <table:table-cell office:value-type="float" office:value="0" calcext:value-type="float">
            <text:p>0</text:p>
          </table:table-cell>
          <table:table-cell office:value-type="float" office:value="31491080" calcext:value-type="float">
            <text:p>31491080</text:p>
          </table:table-cell>
          <table:table-cell office:value-type="float" office:value="28222256" calcext:value-type="float">
            <text:p>28222256</text:p>
          </table:table-cell>
          <table:table-cell office:value-type="float" office:value="26895688" calcext:value-type="float">
            <text:p>26895688</text:p>
          </table:table-cell>
          <table:table-cell table:formula="of:=[.A1102]+[.B1102]+[.C1102]+[.D1102]+[.E1102]+[.F1102]+[.G1102]" office:value-type="float" office:value="170525104" calcext:value-type="float">
            <text:p>170525104</text:p>
          </table:table-cell>
        </table:table-row>
        <table:table-row table:style-name="ro1">
          <table:table-cell office:value-type="float" office:value="26686800" calcext:value-type="float">
            <text:p>26686800</text:p>
          </table:table-cell>
          <table:table-cell office:value-type="float" office:value="28926888" calcext:value-type="float">
            <text:p>28926888</text:p>
          </table:table-cell>
          <table:table-cell office:value-type="float" office:value="28854072" calcext:value-type="float">
            <text:p>28854072</text:p>
          </table:table-cell>
          <table:table-cell office:value-type="float" office:value="0" calcext:value-type="float">
            <text:p>0</text:p>
          </table:table-cell>
          <table:table-cell office:value-type="float" office:value="31494944" calcext:value-type="float">
            <text:p>31494944</text:p>
          </table:table-cell>
          <table:table-cell office:value-type="float" office:value="28225064" calcext:value-type="float">
            <text:p>28225064</text:p>
          </table:table-cell>
          <table:table-cell office:value-type="float" office:value="26899680" calcext:value-type="float">
            <text:p>26899680</text:p>
          </table:table-cell>
          <table:table-cell table:formula="of:=[.A1103]+[.B1103]+[.C1103]+[.D1103]+[.E1103]+[.F1103]+[.G1103]" office:value-type="float" office:value="171087448" calcext:value-type="float">
            <text:p>171087448</text:p>
          </table:table-cell>
        </table:table-row>
        <table:table-row table:style-name="ro1">
          <table:table-cell office:value-type="float" office:value="26692104" calcext:value-type="float">
            <text:p>26692104</text:p>
          </table:table-cell>
          <table:table-cell office:value-type="float" office:value="28926888" calcext:value-type="float">
            <text:p>28926888</text:p>
          </table:table-cell>
          <table:table-cell office:value-type="float" office:value="28859112" calcext:value-type="float">
            <text:p>28859112</text:p>
          </table:table-cell>
          <table:table-cell office:value-type="float" office:value="0" calcext:value-type="float">
            <text:p>0</text:p>
          </table:table-cell>
          <table:table-cell office:value-type="float" office:value="31497344" calcext:value-type="float">
            <text:p>31497344</text:p>
          </table:table-cell>
          <table:table-cell office:value-type="float" office:value="28227936" calcext:value-type="float">
            <text:p>28227936</text:p>
          </table:table-cell>
          <table:table-cell office:value-type="float" office:value="26903528" calcext:value-type="float">
            <text:p>26903528</text:p>
          </table:table-cell>
          <table:table-cell table:formula="of:=[.A1104]+[.B1104]+[.C1104]+[.D1104]+[.E1104]+[.F1104]+[.G1104]" office:value-type="float" office:value="171106912" calcext:value-type="float">
            <text:p>171106912</text:p>
          </table:table-cell>
        </table:table-row>
        <table:table-row table:style-name="ro1">
          <table:table-cell office:value-type="float" office:value="26692320" calcext:value-type="float">
            <text:p>26692320</text:p>
          </table:table-cell>
          <table:table-cell office:value-type="float" office:value="28930800" calcext:value-type="float">
            <text:p>28930800</text:p>
          </table:table-cell>
          <table:table-cell office:value-type="float" office:value="28859112" calcext:value-type="float">
            <text:p>28859112</text:p>
          </table:table-cell>
          <table:table-cell office:value-type="float" office:value="0" calcext:value-type="float">
            <text:p>0</text:p>
          </table:table-cell>
          <table:table-cell office:value-type="float" office:value="31497344" calcext:value-type="float">
            <text:p>31497344</text:p>
          </table:table-cell>
          <table:table-cell office:value-type="float" office:value="27640712" calcext:value-type="float">
            <text:p>27640712</text:p>
          </table:table-cell>
          <table:table-cell office:value-type="float" office:value="26907520" calcext:value-type="float">
            <text:p>26907520</text:p>
          </table:table-cell>
          <table:table-cell table:formula="of:=[.A1105]+[.B1105]+[.C1105]+[.D1105]+[.E1105]+[.F1105]+[.G1105]" office:value-type="float" office:value="170527808" calcext:value-type="float">
            <text:p>170527808</text:p>
          </table:table-cell>
        </table:table-row>
        <table:table-row table:style-name="ro1">
          <table:table-cell office:value-type="float" office:value="26696968" calcext:value-type="float">
            <text:p>26696968</text:p>
          </table:table-cell>
          <table:table-cell office:value-type="float" office:value="28937600" calcext:value-type="float">
            <text:p>28937600</text:p>
          </table:table-cell>
          <table:table-cell office:value-type="float" office:value="28867488" calcext:value-type="float">
            <text:p>28867488</text:p>
          </table:table-cell>
          <table:table-cell office:value-type="float" office:value="0" calcext:value-type="float">
            <text:p>0</text:p>
          </table:table-cell>
          <table:table-cell office:value-type="float" office:value="31497344" calcext:value-type="float">
            <text:p>31497344</text:p>
          </table:table-cell>
          <table:table-cell office:value-type="float" office:value="27645456" calcext:value-type="float">
            <text:p>27645456</text:p>
          </table:table-cell>
          <table:table-cell office:value-type="float" office:value="26907520" calcext:value-type="float">
            <text:p>26907520</text:p>
          </table:table-cell>
          <table:table-cell table:formula="of:=[.A1106]+[.B1106]+[.C1106]+[.D1106]+[.E1106]+[.F1106]+[.G1106]" office:value-type="float" office:value="170552376" calcext:value-type="float">
            <text:p>170552376</text:p>
          </table:table-cell>
        </table:table-row>
        <table:table-row table:style-name="ro1">
          <table:table-cell office:value-type="float" office:value="26698368" calcext:value-type="float">
            <text:p>26698368</text:p>
          </table:table-cell>
          <table:table-cell office:value-type="float" office:value="28937600" calcext:value-type="float">
            <text:p>28937600</text:p>
          </table:table-cell>
          <table:table-cell office:value-type="float" office:value="28867488" calcext:value-type="float">
            <text:p>28867488</text:p>
          </table:table-cell>
          <table:table-cell office:value-type="float" office:value="0" calcext:value-type="float">
            <text:p>0</text:p>
          </table:table-cell>
          <table:table-cell office:value-type="float" office:value="31497344" calcext:value-type="float">
            <text:p>31497344</text:p>
          </table:table-cell>
          <table:table-cell office:value-type="float" office:value="27659880" calcext:value-type="float">
            <text:p>27659880</text:p>
          </table:table-cell>
          <table:table-cell office:value-type="float" office:value="26907520" calcext:value-type="float">
            <text:p>26907520</text:p>
          </table:table-cell>
          <table:table-cell table:formula="of:=[.A1107]+[.B1107]+[.C1107]+[.D1107]+[.E1107]+[.F1107]+[.G1107]" office:value-type="float" office:value="170568200" calcext:value-type="float">
            <text:p>170568200</text:p>
          </table:table-cell>
        </table:table-row>
        <table:table-row table:style-name="ro1">
          <table:table-cell office:value-type="float" office:value="26699136" calcext:value-type="float">
            <text:p>26699136</text:p>
          </table:table-cell>
          <table:table-cell office:value-type="float" office:value="29333096" calcext:value-type="float">
            <text:p>29333096</text:p>
          </table:table-cell>
          <table:table-cell office:value-type="float" office:value="28867488" calcext:value-type="float">
            <text:p>28867488</text:p>
          </table:table-cell>
          <table:table-cell office:value-type="float" office:value="0" calcext:value-type="float">
            <text:p>0</text:p>
          </table:table-cell>
          <table:table-cell office:value-type="float" office:value="31501208" calcext:value-type="float">
            <text:p>31501208</text:p>
          </table:table-cell>
          <table:table-cell office:value-type="float" office:value="27662944" calcext:value-type="float">
            <text:p>27662944</text:p>
          </table:table-cell>
          <table:table-cell office:value-type="float" office:value="26911512" calcext:value-type="float">
            <text:p>26911512</text:p>
          </table:table-cell>
          <table:table-cell table:formula="of:=[.A1108]+[.B1108]+[.C1108]+[.D1108]+[.E1108]+[.F1108]+[.G1108]" office:value-type="float" office:value="170975384" calcext:value-type="float">
            <text:p>170975384</text:p>
          </table:table-cell>
        </table:table-row>
        <table:table-row table:style-name="ro1">
          <table:table-cell office:value-type="float" office:value="26704440" calcext:value-type="float">
            <text:p>26704440</text:p>
          </table:table-cell>
          <table:table-cell office:value-type="float" office:value="29333096" calcext:value-type="float">
            <text:p>29333096</text:p>
          </table:table-cell>
          <table:table-cell office:value-type="float" office:value="28872528" calcext:value-type="float">
            <text:p>28872528</text:p>
          </table:table-cell>
          <table:table-cell office:value-type="float" office:value="0" calcext:value-type="float">
            <text:p>0</text:p>
          </table:table-cell>
          <table:table-cell office:value-type="float" office:value="31501208" calcext:value-type="float">
            <text:p>31501208</text:p>
          </table:table-cell>
          <table:table-cell office:value-type="float" office:value="27665560" calcext:value-type="float">
            <text:p>27665560</text:p>
          </table:table-cell>
          <table:table-cell office:value-type="float" office:value="26911512" calcext:value-type="float">
            <text:p>26911512</text:p>
          </table:table-cell>
          <table:table-cell table:formula="of:=[.A1109]+[.B1109]+[.C1109]+[.D1109]+[.E1109]+[.F1109]+[.G1109]" office:value-type="float" office:value="170988344" calcext:value-type="float">
            <text:p>170988344</text:p>
          </table:table-cell>
        </table:table-row>
        <table:table-row table:style-name="ro1">
          <table:table-cell office:value-type="float" office:value="26704656" calcext:value-type="float">
            <text:p>26704656</text:p>
          </table:table-cell>
          <table:table-cell office:value-type="float" office:value="29333096" calcext:value-type="float">
            <text:p>29333096</text:p>
          </table:table-cell>
          <table:table-cell office:value-type="float" office:value="28872528" calcext:value-type="float">
            <text:p>28872528</text:p>
          </table:table-cell>
          <table:table-cell office:value-type="float" office:value="0" calcext:value-type="float">
            <text:p>0</text:p>
          </table:table-cell>
          <table:table-cell office:value-type="float" office:value="31505072" calcext:value-type="float">
            <text:p>31505072</text:p>
          </table:table-cell>
          <table:table-cell office:value-type="float" office:value="27679648" calcext:value-type="float">
            <text:p>27679648</text:p>
          </table:table-cell>
          <table:table-cell office:value-type="float" office:value="26915504" calcext:value-type="float">
            <text:p>26915504</text:p>
          </table:table-cell>
          <table:table-cell table:formula="of:=[.A1110]+[.B1110]+[.C1110]+[.D1110]+[.E1110]+[.F1110]+[.G1110]" office:value-type="float" office:value="171010504" calcext:value-type="float">
            <text:p>171010504</text:p>
          </table:table-cell>
        </table:table-row>
        <table:table-row table:style-name="ro1">
          <table:table-cell office:value-type="float" office:value="26772272" calcext:value-type="float">
            <text:p>26772272</text:p>
          </table:table-cell>
          <table:table-cell office:value-type="float" office:value="29333096" calcext:value-type="float">
            <text:p>29333096</text:p>
          </table:table-cell>
          <table:table-cell office:value-type="float" office:value="28877568" calcext:value-type="float">
            <text:p>28877568</text:p>
          </table:table-cell>
          <table:table-cell office:value-type="float" office:value="0" calcext:value-type="float">
            <text:p>0</text:p>
          </table:table-cell>
          <table:table-cell office:value-type="float" office:value="31505072" calcext:value-type="float">
            <text:p>31505072</text:p>
          </table:table-cell>
          <table:table-cell office:value-type="float" office:value="27683432" calcext:value-type="float">
            <text:p>27683432</text:p>
          </table:table-cell>
          <table:table-cell office:value-type="float" office:value="26915504" calcext:value-type="float">
            <text:p>26915504</text:p>
          </table:table-cell>
          <table:table-cell table:formula="of:=[.A1111]+[.B1111]+[.C1111]+[.D1111]+[.E1111]+[.F1111]+[.G1111]" office:value-type="float" office:value="171086944" calcext:value-type="float">
            <text:p>171086944</text:p>
          </table:table-cell>
        </table:table-row>
        <table:table-row table:style-name="ro1">
          <table:table-cell office:value-type="float" office:value="26773416" calcext:value-type="float">
            <text:p>26773416</text:p>
          </table:table-cell>
          <table:table-cell office:value-type="float" office:value="29333096" calcext:value-type="float">
            <text:p>29333096</text:p>
          </table:table-cell>
          <table:table-cell office:value-type="float" office:value="28877568" calcext:value-type="float">
            <text:p>28877568</text:p>
          </table:table-cell>
          <table:table-cell office:value-type="float" office:value="0" calcext:value-type="float">
            <text:p>0</text:p>
          </table:table-cell>
          <table:table-cell office:value-type="float" office:value="31508936" calcext:value-type="float">
            <text:p>31508936</text:p>
          </table:table-cell>
          <table:table-cell office:value-type="float" office:value="27687064" calcext:value-type="float">
            <text:p>27687064</text:p>
          </table:table-cell>
          <table:table-cell office:value-type="float" office:value="26915504" calcext:value-type="float">
            <text:p>26915504</text:p>
          </table:table-cell>
          <table:table-cell table:formula="of:=[.A1112]+[.B1112]+[.C1112]+[.D1112]+[.E1112]+[.F1112]+[.G1112]" office:value-type="float" office:value="171095584" calcext:value-type="float">
            <text:p>171095584</text:p>
          </table:table-cell>
        </table:table-row>
        <table:table-row table:style-name="ro1">
          <table:table-cell office:value-type="float" office:value="26773632" calcext:value-type="float">
            <text:p>26773632</text:p>
          </table:table-cell>
          <table:table-cell office:value-type="float" office:value="29337008" calcext:value-type="float">
            <text:p>29337008</text:p>
          </table:table-cell>
          <table:table-cell office:value-type="float" office:value="28877568" calcext:value-type="float">
            <text:p>28877568</text:p>
          </table:table-cell>
          <table:table-cell office:value-type="float" office:value="0" calcext:value-type="float">
            <text:p>0</text:p>
          </table:table-cell>
          <table:table-cell office:value-type="float" office:value="31508936" calcext:value-type="float">
            <text:p>31508936</text:p>
          </table:table-cell>
          <table:table-cell office:value-type="float" office:value="27690104" calcext:value-type="float">
            <text:p>27690104</text:p>
          </table:table-cell>
          <table:table-cell office:value-type="float" office:value="26915504" calcext:value-type="float">
            <text:p>26915504</text:p>
          </table:table-cell>
          <table:table-cell table:formula="of:=[.A1113]+[.B1113]+[.C1113]+[.D1113]+[.E1113]+[.F1113]+[.G1113]" office:value-type="float" office:value="171102752" calcext:value-type="float">
            <text:p>171102752</text:p>
          </table:table-cell>
        </table:table-row>
        <table:table-row table:style-name="ro1">
          <table:table-cell office:value-type="float" office:value="26204208" calcext:value-type="float">
            <text:p>26204208</text:p>
          </table:table-cell>
          <table:table-cell office:value-type="float" office:value="25988320" calcext:value-type="float">
            <text:p>25988320</text:p>
          </table:table-cell>
          <table:table-cell office:value-type="float" office:value="28882608" calcext:value-type="float">
            <text:p>28882608</text:p>
          </table:table-cell>
          <table:table-cell office:value-type="float" office:value="0" calcext:value-type="float">
            <text:p>0</text:p>
          </table:table-cell>
          <table:table-cell office:value-type="float" office:value="31569376" calcext:value-type="float">
            <text:p>31569376</text:p>
          </table:table-cell>
          <table:table-cell office:value-type="float" office:value="27692912" calcext:value-type="float">
            <text:p>27692912</text:p>
          </table:table-cell>
          <table:table-cell office:value-type="float" office:value="26987968" calcext:value-type="float">
            <text:p>26987968</text:p>
          </table:table-cell>
          <table:table-cell table:formula="of:=[.A1114]+[.B1114]+[.C1114]+[.D1114]+[.E1114]+[.F1114]+[.G1114]" office:value-type="float" office:value="167325392" calcext:value-type="float">
            <text:p>167325392</text:p>
          </table:table-cell>
        </table:table-row>
        <table:table-row table:style-name="ro1">
          <table:table-cell office:value-type="float" office:value="26204424" calcext:value-type="float">
            <text:p>26204424</text:p>
          </table:table-cell>
          <table:table-cell office:value-type="float" office:value="26013184" calcext:value-type="float">
            <text:p>26013184</text:p>
          </table:table-cell>
          <table:table-cell office:value-type="float" office:value="28882608" calcext:value-type="float">
            <text:p>28882608</text:p>
          </table:table-cell>
          <table:table-cell office:value-type="float" office:value="0" calcext:value-type="float">
            <text:p>0</text:p>
          </table:table-cell>
          <table:table-cell office:value-type="float" office:value="31569376" calcext:value-type="float">
            <text:p>31569376</text:p>
          </table:table-cell>
          <table:table-cell office:value-type="float" office:value="27706256" calcext:value-type="float">
            <text:p>27706256</text:p>
          </table:table-cell>
          <table:table-cell office:value-type="float" office:value="26992224" calcext:value-type="float">
            <text:p>26992224</text:p>
          </table:table-cell>
          <table:table-cell table:formula="of:=[.A1115]+[.B1115]+[.C1115]+[.D1115]+[.E1115]+[.F1115]+[.G1115]" office:value-type="float" office:value="167368072" calcext:value-type="float">
            <text:p>167368072</text:p>
          </table:table-cell>
        </table:table-row>
        <table:table-row table:style-name="ro1">
          <table:table-cell office:value-type="float" office:value="26209784" calcext:value-type="float">
            <text:p>26209784</text:p>
          </table:table-cell>
          <table:table-cell office:value-type="float" office:value="26160216" calcext:value-type="float">
            <text:p>26160216</text:p>
          </table:table-cell>
          <table:table-cell office:value-type="float" office:value="28939968" calcext:value-type="float">
            <text:p>28939968</text:p>
          </table:table-cell>
          <table:table-cell office:value-type="float" office:value="0" calcext:value-type="float">
            <text:p>0</text:p>
          </table:table-cell>
          <table:table-cell office:value-type="float" office:value="31569376" calcext:value-type="float">
            <text:p>31569376</text:p>
          </table:table-cell>
          <table:table-cell office:value-type="float" office:value="27710944" calcext:value-type="float">
            <text:p>27710944</text:p>
          </table:table-cell>
          <table:table-cell office:value-type="float" office:value="26992224" calcext:value-type="float">
            <text:p>26992224</text:p>
          </table:table-cell>
          <table:table-cell table:formula="of:=[.A1116]+[.B1116]+[.C1116]+[.D1116]+[.E1116]+[.F1116]+[.G1116]" office:value-type="float" office:value="167582512" calcext:value-type="float">
            <text:p>167582512</text:p>
          </table:table-cell>
        </table:table-row>
        <table:table-row table:style-name="ro1">
          <table:table-cell office:value-type="float" office:value="26210952" calcext:value-type="float">
            <text:p>26210952</text:p>
          </table:table-cell>
          <table:table-cell office:value-type="float" office:value="26164504" calcext:value-type="float">
            <text:p>26164504</text:p>
          </table:table-cell>
          <table:table-cell office:value-type="float" office:value="28939968" calcext:value-type="float">
            <text:p>28939968</text:p>
          </table:table-cell>
          <table:table-cell office:value-type="float" office:value="0" calcext:value-type="float">
            <text:p>0</text:p>
          </table:table-cell>
          <table:table-cell office:value-type="float" office:value="31573504" calcext:value-type="float">
            <text:p>31573504</text:p>
          </table:table-cell>
          <table:table-cell office:value-type="float" office:value="27823592" calcext:value-type="float">
            <text:p>27823592</text:p>
          </table:table-cell>
          <table:table-cell office:value-type="float" office:value="26996216" calcext:value-type="float">
            <text:p>26996216</text:p>
          </table:table-cell>
          <table:table-cell table:formula="of:=[.A1117]+[.B1117]+[.C1117]+[.D1117]+[.E1117]+[.F1117]+[.G1117]" office:value-type="float" office:value="167708736" calcext:value-type="float">
            <text:p>167708736</text:p>
          </table:table-cell>
        </table:table-row>
        <table:table-row table:style-name="ro1">
          <table:table-cell office:value-type="float" office:value="26216256" calcext:value-type="float">
            <text:p>26216256</text:p>
          </table:table-cell>
          <table:table-cell office:value-type="float" office:value="26164504" calcext:value-type="float">
            <text:p>26164504</text:p>
          </table:table-cell>
          <table:table-cell office:value-type="float" office:value="28967696" calcext:value-type="float">
            <text:p>28967696</text:p>
          </table:table-cell>
          <table:table-cell office:value-type="float" office:value="0" calcext:value-type="float">
            <text:p>0</text:p>
          </table:table-cell>
          <table:table-cell office:value-type="float" office:value="31573504" calcext:value-type="float">
            <text:p>31573504</text:p>
          </table:table-cell>
          <table:table-cell office:value-type="float" office:value="27827112" calcext:value-type="float">
            <text:p>27827112</text:p>
          </table:table-cell>
          <table:table-cell office:value-type="float" office:value="26996216" calcext:value-type="float">
            <text:p>26996216</text:p>
          </table:table-cell>
          <table:table-cell table:formula="of:=[.A1118]+[.B1118]+[.C1118]+[.D1118]+[.E1118]+[.F1118]+[.G1118]" office:value-type="float" office:value="167745288" calcext:value-type="float">
            <text:p>167745288</text:p>
          </table:table-cell>
        </table:table-row>
        <table:table-row table:style-name="ro1">
          <table:table-cell office:value-type="float" office:value="26216472" calcext:value-type="float">
            <text:p>26216472</text:p>
          </table:table-cell>
          <table:table-cell office:value-type="float" office:value="26164504" calcext:value-type="float">
            <text:p>26164504</text:p>
          </table:table-cell>
          <table:table-cell office:value-type="float" office:value="28967696" calcext:value-type="float">
            <text:p>28967696</text:p>
          </table:table-cell>
          <table:table-cell office:value-type="float" office:value="0" calcext:value-type="float">
            <text:p>0</text:p>
          </table:table-cell>
          <table:table-cell office:value-type="float" office:value="31577368" calcext:value-type="float">
            <text:p>31577368</text:p>
          </table:table-cell>
          <table:table-cell office:value-type="float" office:value="27839152" calcext:value-type="float">
            <text:p>27839152</text:p>
          </table:table-cell>
          <table:table-cell office:value-type="float" office:value="26996216" calcext:value-type="float">
            <text:p>26996216</text:p>
          </table:table-cell>
          <table:table-cell table:formula="of:=[.A1119]+[.B1119]+[.C1119]+[.D1119]+[.E1119]+[.F1119]+[.G1119]" office:value-type="float" office:value="167761408" calcext:value-type="float">
            <text:p>167761408</text:p>
          </table:table-cell>
        </table:table-row>
        <table:table-row table:style-name="ro1">
          <table:table-cell office:value-type="float" office:value="26216688" calcext:value-type="float">
            <text:p>26216688</text:p>
          </table:table-cell>
          <table:table-cell office:value-type="float" office:value="25936096" calcext:value-type="float">
            <text:p>25936096</text:p>
          </table:table-cell>
          <table:table-cell office:value-type="float" office:value="28967696" calcext:value-type="float">
            <text:p>28967696</text:p>
          </table:table-cell>
          <table:table-cell office:value-type="float" office:value="0" calcext:value-type="float">
            <text:p>0</text:p>
          </table:table-cell>
          <table:table-cell office:value-type="float" office:value="31577368" calcext:value-type="float">
            <text:p>31577368</text:p>
          </table:table-cell>
          <table:table-cell office:value-type="float" office:value="27841960" calcext:value-type="float">
            <text:p>27841960</text:p>
          </table:table-cell>
          <table:table-cell office:value-type="float" office:value="26996216" calcext:value-type="float">
            <text:p>26996216</text:p>
          </table:table-cell>
          <table:table-cell table:formula="of:=[.A1120]+[.B1120]+[.C1120]+[.D1120]+[.E1120]+[.F1120]+[.G1120]" office:value-type="float" office:value="167536024" calcext:value-type="float">
            <text:p>167536024</text:p>
          </table:table-cell>
        </table:table-row>
        <table:table-row table:style-name="ro1">
          <table:table-cell office:value-type="float" office:value="26222008" calcext:value-type="float">
            <text:p>26222008</text:p>
          </table:table-cell>
          <table:table-cell office:value-type="float" office:value="25936096" calcext:value-type="float">
            <text:p>25936096</text:p>
          </table:table-cell>
          <table:table-cell office:value-type="float" office:value="28972736" calcext:value-type="float">
            <text:p>28972736</text:p>
          </table:table-cell>
          <table:table-cell office:value-type="float" office:value="0" calcext:value-type="float">
            <text:p>0</text:p>
          </table:table-cell>
          <table:table-cell office:value-type="float" office:value="31577368" calcext:value-type="float">
            <text:p>31577368</text:p>
          </table:table-cell>
          <table:table-cell office:value-type="float" office:value="27845744" calcext:value-type="float">
            <text:p>27845744</text:p>
          </table:table-cell>
          <table:table-cell office:value-type="float" office:value="26996216" calcext:value-type="float">
            <text:p>26996216</text:p>
          </table:table-cell>
          <table:table-cell table:formula="of:=[.A1121]+[.B1121]+[.C1121]+[.D1121]+[.E1121]+[.F1121]+[.G1121]" office:value-type="float" office:value="167550168" calcext:value-type="float">
            <text:p>167550168</text:p>
          </table:table-cell>
        </table:table-row>
        <table:table-row table:style-name="ro1">
          <table:table-cell office:value-type="float" office:value="26223448" calcext:value-type="float">
            <text:p>26223448</text:p>
          </table:table-cell>
          <table:table-cell office:value-type="float" office:value="26357240" calcext:value-type="float">
            <text:p>26357240</text:p>
          </table:table-cell>
          <table:table-cell office:value-type="float" office:value="28972736" calcext:value-type="float">
            <text:p>28972736</text:p>
          </table:table-cell>
          <table:table-cell office:value-type="float" office:value="0" calcext:value-type="float">
            <text:p>0</text:p>
          </table:table-cell>
          <table:table-cell office:value-type="float" office:value="31577368" calcext:value-type="float">
            <text:p>31577368</text:p>
          </table:table-cell>
          <table:table-cell office:value-type="float" office:value="27853296" calcext:value-type="float">
            <text:p>27853296</text:p>
          </table:table-cell>
          <table:table-cell office:value-type="float" office:value="27000208" calcext:value-type="float">
            <text:p>27000208</text:p>
          </table:table-cell>
          <table:table-cell table:formula="of:=[.A1122]+[.B1122]+[.C1122]+[.D1122]+[.E1122]+[.F1122]+[.G1122]" office:value-type="float" office:value="167984296" calcext:value-type="float">
            <text:p>167984296</text:p>
          </table:table-cell>
        </table:table-row>
        <table:table-row table:style-name="ro1">
          <table:table-cell office:value-type="float" office:value="26295576" calcext:value-type="float">
            <text:p>26295576</text:p>
          </table:table-cell>
          <table:table-cell office:value-type="float" office:value="26357240" calcext:value-type="float">
            <text:p>26357240</text:p>
          </table:table-cell>
          <table:table-cell office:value-type="float" office:value="28977776" calcext:value-type="float">
            <text:p>28977776</text:p>
          </table:table-cell>
          <table:table-cell office:value-type="float" office:value="0" calcext:value-type="float">
            <text:p>0</text:p>
          </table:table-cell>
          <table:table-cell office:value-type="float" office:value="31984392" calcext:value-type="float">
            <text:p>31984392</text:p>
          </table:table-cell>
          <table:table-cell office:value-type="float" office:value="27857640" calcext:value-type="float">
            <text:p>27857640</text:p>
          </table:table-cell>
          <table:table-cell office:value-type="float" office:value="27072672" calcext:value-type="float">
            <text:p>27072672</text:p>
          </table:table-cell>
          <table:table-cell table:formula="of:=[.A1123]+[.B1123]+[.C1123]+[.D1123]+[.E1123]+[.F1123]+[.G1123]" office:value-type="float" office:value="168545296" calcext:value-type="float">
            <text:p>168545296</text:p>
          </table:table-cell>
        </table:table-row>
        <table:table-row table:style-name="ro1">
          <table:table-cell office:value-type="float" office:value="26295792" calcext:value-type="float">
            <text:p>26295792</text:p>
          </table:table-cell>
          <table:table-cell office:value-type="float" office:value="26361264" calcext:value-type="float">
            <text:p>26361264</text:p>
          </table:table-cell>
          <table:table-cell office:value-type="float" office:value="28977776" calcext:value-type="float">
            <text:p>28977776</text:p>
          </table:table-cell>
          <table:table-cell office:value-type="float" office:value="0" calcext:value-type="float">
            <text:p>0</text:p>
          </table:table-cell>
          <table:table-cell office:value-type="float" office:value="32184408" calcext:value-type="float">
            <text:p>32184408</text:p>
          </table:table-cell>
          <table:table-cell office:value-type="float" office:value="27961752" calcext:value-type="float">
            <text:p>27961752</text:p>
          </table:table-cell>
          <table:table-cell office:value-type="float" office:value="27076928" calcext:value-type="float">
            <text:p>27076928</text:p>
          </table:table-cell>
          <table:table-cell table:formula="of:=[.A1124]+[.B1124]+[.C1124]+[.D1124]+[.E1124]+[.F1124]+[.G1124]" office:value-type="float" office:value="168857920" calcext:value-type="float">
            <text:p>168857920</text:p>
          </table:table-cell>
        </table:table-row>
        <table:table-row table:style-name="ro1">
          <table:table-cell office:value-type="float" office:value="26300872" calcext:value-type="float">
            <text:p>26300872</text:p>
          </table:table-cell>
          <table:table-cell office:value-type="float" office:value="26782792" calcext:value-type="float">
            <text:p>26782792</text:p>
          </table:table-cell>
          <table:table-cell office:value-type="float" office:value="29030104" calcext:value-type="float">
            <text:p>29030104</text:p>
          </table:table-cell>
          <table:table-cell office:value-type="float" office:value="0" calcext:value-type="float">
            <text:p>0</text:p>
          </table:table-cell>
          <table:table-cell office:value-type="float" office:value="32184408" calcext:value-type="float">
            <text:p>32184408</text:p>
          </table:table-cell>
          <table:table-cell office:value-type="float" office:value="27965888" calcext:value-type="float">
            <text:p>27965888</text:p>
          </table:table-cell>
          <table:table-cell office:value-type="float" office:value="27076928" calcext:value-type="float">
            <text:p>27076928</text:p>
          </table:table-cell>
          <table:table-cell table:formula="of:=[.A1125]+[.B1125]+[.C1125]+[.D1125]+[.E1125]+[.F1125]+[.G1125]" office:value-type="float" office:value="169340992" calcext:value-type="float">
            <text:p>169340992</text:p>
          </table:table-cell>
        </table:table-row>
        <table:table-row table:style-name="ro1">
          <table:table-cell office:value-type="float" office:value="26302656" calcext:value-type="float">
            <text:p>26302656</text:p>
          </table:table-cell>
          <table:table-cell office:value-type="float" office:value="26782792" calcext:value-type="float">
            <text:p>26782792</text:p>
          </table:table-cell>
          <table:table-cell office:value-type="float" office:value="29030104" calcext:value-type="float">
            <text:p>29030104</text:p>
          </table:table-cell>
          <table:table-cell office:value-type="float" office:value="0" calcext:value-type="float">
            <text:p>0</text:p>
          </table:table-cell>
          <table:table-cell office:value-type="float" office:value="32184408" calcext:value-type="float">
            <text:p>32184408</text:p>
          </table:table-cell>
          <table:table-cell office:value-type="float" office:value="28169696" calcext:value-type="float">
            <text:p>28169696</text:p>
          </table:table-cell>
          <table:table-cell office:value-type="float" office:value="27076928" calcext:value-type="float">
            <text:p>27076928</text:p>
          </table:table-cell>
          <table:table-cell table:formula="of:=[.A1126]+[.B1126]+[.C1126]+[.D1126]+[.E1126]+[.F1126]+[.G1126]" office:value-type="float" office:value="169546584" calcext:value-type="float">
            <text:p>169546584</text:p>
          </table:table-cell>
        </table:table-row>
        <table:table-row table:style-name="ro1">
          <table:table-cell office:value-type="float" office:value="26302872" calcext:value-type="float">
            <text:p>26302872</text:p>
          </table:table-cell>
          <table:table-cell office:value-type="float" office:value="26782792" calcext:value-type="float">
            <text:p>26782792</text:p>
          </table:table-cell>
          <table:table-cell office:value-type="float" office:value="29030104" calcext:value-type="float">
            <text:p>29030104</text:p>
          </table:table-cell>
          <table:table-cell office:value-type="float" office:value="0" calcext:value-type="float">
            <text:p>0</text:p>
          </table:table-cell>
          <table:table-cell office:value-type="float" office:value="32188256" calcext:value-type="float">
            <text:p>32188256</text:p>
          </table:table-cell>
          <table:table-cell office:value-type="float" office:value="28171544" calcext:value-type="float">
            <text:p>28171544</text:p>
          </table:table-cell>
          <table:table-cell office:value-type="float" office:value="27080920" calcext:value-type="float">
            <text:p>27080920</text:p>
          </table:table-cell>
          <table:table-cell table:formula="of:=[.A1127]+[.B1127]+[.C1127]+[.D1127]+[.E1127]+[.F1127]+[.G1127]" office:value-type="float" office:value="169556488" calcext:value-type="float">
            <text:p>169556488</text:p>
          </table:table-cell>
        </table:table-row>
        <table:table-row table:style-name="ro1">
          <table:table-cell office:value-type="float" office:value="26303744" calcext:value-type="float">
            <text:p>26303744</text:p>
          </table:table-cell>
          <table:table-cell office:value-type="float" office:value="26782792" calcext:value-type="float">
            <text:p>26782792</text:p>
          </table:table-cell>
          <table:table-cell office:value-type="float" office:value="29035408" calcext:value-type="float">
            <text:p>29035408</text:p>
          </table:table-cell>
          <table:table-cell office:value-type="float" office:value="0" calcext:value-type="float">
            <text:p>0</text:p>
          </table:table-cell>
          <table:table-cell office:value-type="float" office:value="32188256" calcext:value-type="float">
            <text:p>32188256</text:p>
          </table:table-cell>
          <table:table-cell office:value-type="float" office:value="28227800" calcext:value-type="float">
            <text:p>28227800</text:p>
          </table:table-cell>
          <table:table-cell office:value-type="float" office:value="27080920" calcext:value-type="float">
            <text:p>27080920</text:p>
          </table:table-cell>
          <table:table-cell table:formula="of:=[.A1128]+[.B1128]+[.C1128]+[.D1128]+[.E1128]+[.F1128]+[.G1128]" office:value-type="float" office:value="169618920" calcext:value-type="float">
            <text:p>169618920</text:p>
          </table:table-cell>
        </table:table-row>
        <table:table-row table:style-name="ro1">
          <table:table-cell office:value-type="float" office:value="26303976" calcext:value-type="float">
            <text:p>26303976</text:p>
          </table:table-cell>
          <table:table-cell office:value-type="float" office:value="26787080" calcext:value-type="float">
            <text:p>26787080</text:p>
          </table:table-cell>
          <table:table-cell office:value-type="float" office:value="29035408" calcext:value-type="float">
            <text:p>29035408</text:p>
          </table:table-cell>
          <table:table-cell office:value-type="float" office:value="0" calcext:value-type="float">
            <text:p>0</text:p>
          </table:table-cell>
          <table:table-cell office:value-type="float" office:value="32192104" calcext:value-type="float">
            <text:p>32192104</text:p>
          </table:table-cell>
          <table:table-cell office:value-type="float" office:value="28072464" calcext:value-type="float">
            <text:p>28072464</text:p>
          </table:table-cell>
          <table:table-cell office:value-type="float" office:value="27084912" calcext:value-type="float">
            <text:p>27084912</text:p>
          </table:table-cell>
          <table:table-cell table:formula="of:=[.A1129]+[.B1129]+[.C1129]+[.D1129]+[.E1129]+[.F1129]+[.G1129]" office:value-type="float" office:value="169475944" calcext:value-type="float">
            <text:p>169475944</text:p>
          </table:table-cell>
        </table:table-row>
        <table:table-row table:style-name="ro1">
          <table:table-cell office:value-type="float" office:value="26309280" calcext:value-type="float">
            <text:p>26309280</text:p>
          </table:table-cell>
          <table:table-cell office:value-type="float" office:value="26787080" calcext:value-type="float">
            <text:p>26787080</text:p>
          </table:table-cell>
          <table:table-cell office:value-type="float" office:value="29040448" calcext:value-type="float">
            <text:p>29040448</text:p>
          </table:table-cell>
          <table:table-cell office:value-type="float" office:value="0" calcext:value-type="float">
            <text:p>0</text:p>
          </table:table-cell>
          <table:table-cell office:value-type="float" office:value="32192104" calcext:value-type="float">
            <text:p>32192104</text:p>
          </table:table-cell>
          <table:table-cell office:value-type="float" office:value="28674088" calcext:value-type="float">
            <text:p>28674088</text:p>
          </table:table-cell>
          <table:table-cell office:value-type="float" office:value="27084912" calcext:value-type="float">
            <text:p>27084912</text:p>
          </table:table-cell>
          <table:table-cell table:formula="of:=[.A1130]+[.B1130]+[.C1130]+[.D1130]+[.E1130]+[.F1130]+[.G1130]" office:value-type="float" office:value="170087912" calcext:value-type="float">
            <text:p>170087912</text:p>
          </table:table-cell>
        </table:table-row>
        <table:table-row table:style-name="ro1">
          <table:table-cell office:value-type="float" office:value="26320800" calcext:value-type="float">
            <text:p>26320800</text:p>
          </table:table-cell>
          <table:table-cell office:value-type="float" office:value="26791104" calcext:value-type="float">
            <text:p>26791104</text:p>
          </table:table-cell>
          <table:table-cell office:value-type="float" office:value="29040448" calcext:value-type="float">
            <text:p>29040448</text:p>
          </table:table-cell>
          <table:table-cell office:value-type="float" office:value="0" calcext:value-type="float">
            <text:p>0</text:p>
          </table:table-cell>
          <table:table-cell office:value-type="float" office:value="32192104" calcext:value-type="float">
            <text:p>32192104</text:p>
          </table:table-cell>
          <table:table-cell office:value-type="float" office:value="28783832" calcext:value-type="float">
            <text:p>28783832</text:p>
          </table:table-cell>
          <table:table-cell office:value-type="float" office:value="27084912" calcext:value-type="float">
            <text:p>27084912</text:p>
          </table:table-cell>
          <table:table-cell table:formula="of:=[.A1131]+[.B1131]+[.C1131]+[.D1131]+[.E1131]+[.F1131]+[.G1131]" office:value-type="float" office:value="170213200" calcext:value-type="float">
            <text:p>170213200</text:p>
          </table:table-cell>
        </table:table-row>
        <table:table-row table:style-name="ro1">
          <table:table-cell office:value-type="float" office:value="26325448" calcext:value-type="float">
            <text:p>26325448</text:p>
          </table:table-cell>
          <table:table-cell office:value-type="float" office:value="26791104" calcext:value-type="float">
            <text:p>26791104</text:p>
          </table:table-cell>
          <table:table-cell office:value-type="float" office:value="29040448" calcext:value-type="float">
            <text:p>29040448</text:p>
          </table:table-cell>
          <table:table-cell office:value-type="float" office:value="0" calcext:value-type="float">
            <text:p>0</text:p>
          </table:table-cell>
          <table:table-cell office:value-type="float" office:value="32192104" calcext:value-type="float">
            <text:p>32192104</text:p>
          </table:table-cell>
          <table:table-cell office:value-type="float" office:value="28785488" calcext:value-type="float">
            <text:p>28785488</text:p>
          </table:table-cell>
          <table:table-cell office:value-type="float" office:value="27084912" calcext:value-type="float">
            <text:p>27084912</text:p>
          </table:table-cell>
          <table:table-cell table:formula="of:=[.A1132]+[.B1132]+[.C1132]+[.D1132]+[.E1132]+[.F1132]+[.G1132]" office:value-type="float" office:value="170219504" calcext:value-type="float">
            <text:p>170219504</text:p>
          </table:table-cell>
        </table:table-row>
        <table:table-row table:style-name="ro1">
          <table:table-cell office:value-type="float" office:value="26326336" calcext:value-type="float">
            <text:p>26326336</text:p>
          </table:table-cell>
          <table:table-cell office:value-type="float" office:value="26791104" calcext:value-type="float">
            <text:p>26791104</text:p>
          </table:table-cell>
          <table:table-cell office:value-type="float" office:value="29040448" calcext:value-type="float">
            <text:p>29040448</text:p>
          </table:table-cell>
          <table:table-cell office:value-type="float" office:value="0" calcext:value-type="float">
            <text:p>0</text:p>
          </table:table-cell>
          <table:table-cell office:value-type="float" office:value="32199136" calcext:value-type="float">
            <text:p>32199136</text:p>
          </table:table-cell>
          <table:table-cell office:value-type="float" office:value="28787336" calcext:value-type="float">
            <text:p>28787336</text:p>
          </table:table-cell>
          <table:table-cell office:value-type="float" office:value="27088456" calcext:value-type="float">
            <text:p>27088456</text:p>
          </table:table-cell>
          <table:table-cell table:formula="of:=[.A1133]+[.B1133]+[.C1133]+[.D1133]+[.E1133]+[.F1133]+[.G1133]" office:value-type="float" office:value="170232816" calcext:value-type="float">
            <text:p>170232816</text:p>
          </table:table-cell>
        </table:table-row>
        <table:table-row table:style-name="ro1">
          <table:table-cell office:value-type="float" office:value="26326552" calcext:value-type="float">
            <text:p>26326552</text:p>
          </table:table-cell>
          <table:table-cell office:value-type="float" office:value="26795128" calcext:value-type="float">
            <text:p>26795128</text:p>
          </table:table-cell>
          <table:table-cell office:value-type="float" office:value="29040448" calcext:value-type="float">
            <text:p>29040448</text:p>
          </table:table-cell>
          <table:table-cell office:value-type="float" office:value="0" calcext:value-type="float">
            <text:p>0</text:p>
          </table:table-cell>
          <table:table-cell office:value-type="float" office:value="32204840" calcext:value-type="float">
            <text:p>32204840</text:p>
          </table:table-cell>
          <table:table-cell office:value-type="float" office:value="28789120" calcext:value-type="float">
            <text:p>28789120</text:p>
          </table:table-cell>
          <table:table-cell office:value-type="float" office:value="27092448" calcext:value-type="float">
            <text:p>27092448</text:p>
          </table:table-cell>
          <table:table-cell table:formula="of:=[.A1134]+[.B1134]+[.C1134]+[.D1134]+[.E1134]+[.F1134]+[.G1134]" office:value-type="float" office:value="170248536" calcext:value-type="float">
            <text:p>170248536</text:p>
          </table:table-cell>
        </table:table-row>
        <table:table-row table:style-name="ro1">
          <table:table-cell office:value-type="float" office:value="26394168" calcext:value-type="float">
            <text:p>26394168</text:p>
          </table:table-cell>
          <table:table-cell office:value-type="float" office:value="26800720" calcext:value-type="float">
            <text:p>26800720</text:p>
          </table:table-cell>
          <table:table-cell office:value-type="float" office:value="29053864" calcext:value-type="float">
            <text:p>29053864</text:p>
          </table:table-cell>
          <table:table-cell office:value-type="float" office:value="0" calcext:value-type="float">
            <text:p>0</text:p>
          </table:table-cell>
          <table:table-cell office:value-type="float" office:value="32204840" calcext:value-type="float">
            <text:p>32204840</text:p>
          </table:table-cell>
          <table:table-cell office:value-type="float" office:value="28792592" calcext:value-type="float">
            <text:p>28792592</text:p>
          </table:table-cell>
          <table:table-cell office:value-type="float" office:value="27092448" calcext:value-type="float">
            <text:p>27092448</text:p>
          </table:table-cell>
          <table:table-cell table:formula="of:=[.A1135]+[.B1135]+[.C1135]+[.D1135]+[.E1135]+[.F1135]+[.G1135]" office:value-type="float" office:value="170338632" calcext:value-type="float">
            <text:p>170338632</text:p>
          </table:table-cell>
        </table:table-row>
        <table:table-row table:style-name="ro1">
          <table:table-cell office:value-type="float" office:value="26395296" calcext:value-type="float">
            <text:p>26395296</text:p>
          </table:table-cell>
          <table:table-cell office:value-type="float" office:value="26800720" calcext:value-type="float">
            <text:p>26800720</text:p>
          </table:table-cell>
          <table:table-cell office:value-type="float" office:value="29053864" calcext:value-type="float">
            <text:p>29053864</text:p>
          </table:table-cell>
          <table:table-cell office:value-type="float" office:value="0" calcext:value-type="float">
            <text:p>0</text:p>
          </table:table-cell>
          <table:table-cell office:value-type="float" office:value="32208720" calcext:value-type="float">
            <text:p>32208720</text:p>
          </table:table-cell>
          <table:table-cell office:value-type="float" office:value="28797560" calcext:value-type="float">
            <text:p>28797560</text:p>
          </table:table-cell>
          <table:table-cell office:value-type="float" office:value="27096440" calcext:value-type="float">
            <text:p>27096440</text:p>
          </table:table-cell>
          <table:table-cell table:formula="of:=[.A1136]+[.B1136]+[.C1136]+[.D1136]+[.E1136]+[.F1136]+[.G1136]" office:value-type="float" office:value="170352600" calcext:value-type="float">
            <text:p>170352600</text:p>
          </table:table-cell>
        </table:table-row>
        <table:table-row table:style-name="ro1">
          <table:table-cell office:value-type="float" office:value="26401696" calcext:value-type="float">
            <text:p>26401696</text:p>
          </table:table-cell>
          <table:table-cell office:value-type="float" office:value="26800720" calcext:value-type="float">
            <text:p>26800720</text:p>
          </table:table-cell>
          <table:table-cell office:value-type="float" office:value="29058904" calcext:value-type="float">
            <text:p>29058904</text:p>
          </table:table-cell>
          <table:table-cell office:value-type="float" office:value="0" calcext:value-type="float">
            <text:p>0</text:p>
          </table:table-cell>
          <table:table-cell office:value-type="float" office:value="32208720" calcext:value-type="float">
            <text:p>32208720</text:p>
          </table:table-cell>
          <table:table-cell office:value-type="float" office:value="28800120" calcext:value-type="float">
            <text:p>28800120</text:p>
          </table:table-cell>
          <table:table-cell office:value-type="float" office:value="27096440" calcext:value-type="float">
            <text:p>27096440</text:p>
          </table:table-cell>
          <table:table-cell table:formula="of:=[.A1137]+[.B1137]+[.C1137]+[.D1137]+[.E1137]+[.F1137]+[.G1137]" office:value-type="float" office:value="170366600" calcext:value-type="float">
            <text:p>170366600</text:p>
          </table:table-cell>
        </table:table-row>
        <table:table-row table:style-name="ro1">
          <table:table-cell office:value-type="float" office:value="26401912" calcext:value-type="float">
            <text:p>26401912</text:p>
          </table:table-cell>
          <table:table-cell office:value-type="float" office:value="26804744" calcext:value-type="float">
            <text:p>26804744</text:p>
          </table:table-cell>
          <table:table-cell office:value-type="float" office:value="29058904" calcext:value-type="float">
            <text:p>29058904</text:p>
          </table:table-cell>
          <table:table-cell office:value-type="float" office:value="0" calcext:value-type="float">
            <text:p>0</text:p>
          </table:table-cell>
          <table:table-cell office:value-type="float" office:value="32212568" calcext:value-type="float">
            <text:p>32212568</text:p>
          </table:table-cell>
          <table:table-cell office:value-type="float" office:value="28805104" calcext:value-type="float">
            <text:p>28805104</text:p>
          </table:table-cell>
          <table:table-cell office:value-type="float" office:value="27096440" calcext:value-type="float">
            <text:p>27096440</text:p>
          </table:table-cell>
          <table:table-cell table:formula="of:=[.A1138]+[.B1138]+[.C1138]+[.D1138]+[.E1138]+[.F1138]+[.G1138]" office:value-type="float" office:value="170379672" calcext:value-type="float">
            <text:p>170379672</text:p>
          </table:table-cell>
        </table:table-row>
        <table:table-row table:style-name="ro1">
          <table:table-cell office:value-type="float" office:value="26406072" calcext:value-type="float">
            <text:p>26406072</text:p>
          </table:table-cell>
          <table:table-cell office:value-type="float" office:value="26804744" calcext:value-type="float">
            <text:p>26804744</text:p>
          </table:table-cell>
          <table:table-cell office:value-type="float" office:value="29058904" calcext:value-type="float">
            <text:p>29058904</text:p>
          </table:table-cell>
          <table:table-cell office:value-type="float" office:value="0" calcext:value-type="float">
            <text:p>0</text:p>
          </table:table-cell>
          <table:table-cell office:value-type="float" office:value="32212568" calcext:value-type="float">
            <text:p>32212568</text:p>
          </table:table-cell>
          <table:table-cell office:value-type="float" office:value="28807312" calcext:value-type="float">
            <text:p>28807312</text:p>
          </table:table-cell>
          <table:table-cell office:value-type="float" office:value="27096440" calcext:value-type="float">
            <text:p>27096440</text:p>
          </table:table-cell>
          <table:table-cell table:formula="of:=[.A1139]+[.B1139]+[.C1139]+[.D1139]+[.E1139]+[.F1139]+[.G1139]" office:value-type="float" office:value="170386040" calcext:value-type="float">
            <text:p>170386040</text:p>
          </table:table-cell>
        </table:table-row>
        <table:table-row table:style-name="ro1">
          <table:table-cell office:value-type="float" office:value="26407304" calcext:value-type="float">
            <text:p>26407304</text:p>
          </table:table-cell>
          <table:table-cell office:value-type="float" office:value="26804744" calcext:value-type="float">
            <text:p>26804744</text:p>
          </table:table-cell>
          <table:table-cell office:value-type="float" office:value="29063944" calcext:value-type="float">
            <text:p>29063944</text:p>
          </table:table-cell>
          <table:table-cell office:value-type="float" office:value="0" calcext:value-type="float">
            <text:p>0</text:p>
          </table:table-cell>
          <table:table-cell office:value-type="float" office:value="32212568" calcext:value-type="float">
            <text:p>32212568</text:p>
          </table:table-cell>
          <table:table-cell office:value-type="float" office:value="28811776" calcext:value-type="float">
            <text:p>28811776</text:p>
          </table:table-cell>
          <table:table-cell office:value-type="float" office:value="27096440" calcext:value-type="float">
            <text:p>27096440</text:p>
          </table:table-cell>
          <table:table-cell table:formula="of:=[.A1140]+[.B1140]+[.C1140]+[.D1140]+[.E1140]+[.F1140]+[.G1140]" office:value-type="float" office:value="170396776" calcext:value-type="float">
            <text:p>170396776</text:p>
          </table:table-cell>
        </table:table-row>
        <table:table-row table:style-name="ro1">
          <table:table-cell office:value-type="float" office:value="26408072" calcext:value-type="float">
            <text:p>26408072</text:p>
          </table:table-cell>
          <table:table-cell office:value-type="float" office:value="26808768" calcext:value-type="float">
            <text:p>26808768</text:p>
          </table:table-cell>
          <table:table-cell office:value-type="float" office:value="29063944" calcext:value-type="float">
            <text:p>29063944</text:p>
          </table:table-cell>
          <table:table-cell office:value-type="float" office:value="0" calcext:value-type="float">
            <text:p>0</text:p>
          </table:table-cell>
          <table:table-cell office:value-type="float" office:value="32216416" calcext:value-type="float">
            <text:p>32216416</text:p>
          </table:table-cell>
          <table:table-cell office:value-type="float" office:value="29932048" calcext:value-type="float">
            <text:p>29932048</text:p>
          </table:table-cell>
          <table:table-cell office:value-type="float" office:value="27100432" calcext:value-type="float">
            <text:p>27100432</text:p>
          </table:table-cell>
          <table:table-cell table:formula="of:=[.A1141]+[.B1141]+[.C1141]+[.D1141]+[.E1141]+[.F1141]+[.G1141]" office:value-type="float" office:value="171529680" calcext:value-type="float">
            <text:p>171529680</text:p>
          </table:table-cell>
        </table:table-row>
        <table:table-row table:style-name="ro1">
          <table:table-cell office:value-type="float" office:value="26413056" calcext:value-type="float">
            <text:p>26413056</text:p>
          </table:table-cell>
          <table:table-cell office:value-type="float" office:value="26808768" calcext:value-type="float">
            <text:p>26808768</text:p>
          </table:table-cell>
          <table:table-cell office:value-type="float" office:value="29063944" calcext:value-type="float">
            <text:p>29063944</text:p>
          </table:table-cell>
          <table:table-cell office:value-type="float" office:value="0" calcext:value-type="float">
            <text:p>0</text:p>
          </table:table-cell>
          <table:table-cell office:value-type="float" office:value="32277128" calcext:value-type="float">
            <text:p>32277128</text:p>
          </table:table-cell>
          <table:table-cell office:value-type="float" office:value="29934480" calcext:value-type="float">
            <text:p>29934480</text:p>
          </table:table-cell>
          <table:table-cell office:value-type="float" office:value="27173840" calcext:value-type="float">
            <text:p>27173840</text:p>
          </table:table-cell>
          <table:table-cell table:formula="of:=[.A1142]+[.B1142]+[.C1142]+[.D1142]+[.E1142]+[.F1142]+[.G1142]" office:value-type="float" office:value="171671216" calcext:value-type="float">
            <text:p>171671216</text:p>
          </table:table-cell>
        </table:table-row>
        <table:table-row table:style-name="ro1">
          <table:table-cell office:value-type="float" office:value="26413272" calcext:value-type="float">
            <text:p>26413272</text:p>
          </table:table-cell>
          <table:table-cell office:value-type="float" office:value="26812792" calcext:value-type="float">
            <text:p>26812792</text:p>
          </table:table-cell>
          <table:table-cell office:value-type="float" office:value="29063944" calcext:value-type="float">
            <text:p>29063944</text:p>
          </table:table-cell>
          <table:table-cell office:value-type="float" office:value="0" calcext:value-type="float">
            <text:p>0</text:p>
          </table:table-cell>
          <table:table-cell office:value-type="float" office:value="32281240" calcext:value-type="float">
            <text:p>32281240</text:p>
          </table:table-cell>
          <table:table-cell office:value-type="float" office:value="29939944" calcext:value-type="float">
            <text:p>29939944</text:p>
          </table:table-cell>
          <table:table-cell office:value-type="float" office:value="27178096" calcext:value-type="float">
            <text:p>27178096</text:p>
          </table:table-cell>
          <table:table-cell table:formula="of:=[.A1143]+[.B1143]+[.C1143]+[.D1143]+[.E1143]+[.F1143]+[.G1143]" office:value-type="float" office:value="171689288" calcext:value-type="float">
            <text:p>171689288</text:p>
          </table:table-cell>
        </table:table-row>
        <table:table-row table:style-name="ro1">
          <table:table-cell office:value-type="float" office:value="26418088" calcext:value-type="float">
            <text:p>26418088</text:p>
          </table:table-cell>
          <table:table-cell office:value-type="float" office:value="26917040" calcext:value-type="float">
            <text:p>26917040</text:p>
          </table:table-cell>
          <table:table-cell office:value-type="float" office:value="29164496" calcext:value-type="float">
            <text:p>29164496</text:p>
          </table:table-cell>
          <table:table-cell office:value-type="float" office:value="0" calcext:value-type="float">
            <text:p>0</text:p>
          </table:table-cell>
          <table:table-cell office:value-type="float" office:value="32281240" calcext:value-type="float">
            <text:p>32281240</text:p>
          </table:table-cell>
          <table:table-cell office:value-type="float" office:value="29943288" calcext:value-type="float">
            <text:p>29943288</text:p>
          </table:table-cell>
          <table:table-cell office:value-type="float" office:value="27178096" calcext:value-type="float">
            <text:p>27178096</text:p>
          </table:table-cell>
          <table:table-cell table:formula="of:=[.A1144]+[.B1144]+[.C1144]+[.D1144]+[.E1144]+[.F1144]+[.G1144]" office:value-type="float" office:value="171902248" calcext:value-type="float">
            <text:p>171902248</text:p>
          </table:table-cell>
        </table:table-row>
        <table:table-row table:style-name="ro1">
          <table:table-cell office:value-type="float" office:value="26419216" calcext:value-type="float">
            <text:p>26419216</text:p>
          </table:table-cell>
          <table:table-cell office:value-type="float" office:value="26917040" calcext:value-type="float">
            <text:p>26917040</text:p>
          </table:table-cell>
          <table:table-cell office:value-type="float" office:value="29164496" calcext:value-type="float">
            <text:p>29164496</text:p>
          </table:table-cell>
          <table:table-cell office:value-type="float" office:value="0" calcext:value-type="float">
            <text:p>0</text:p>
          </table:table-cell>
          <table:table-cell office:value-type="float" office:value="32281240" calcext:value-type="float">
            <text:p>32281240</text:p>
          </table:table-cell>
          <table:table-cell office:value-type="float" office:value="29948016" calcext:value-type="float">
            <text:p>29948016</text:p>
          </table:table-cell>
          <table:table-cell office:value-type="float" office:value="27178096" calcext:value-type="float">
            <text:p>27178096</text:p>
          </table:table-cell>
          <table:table-cell table:formula="of:=[.A1145]+[.B1145]+[.C1145]+[.D1145]+[.E1145]+[.F1145]+[.G1145]" office:value-type="float" office:value="171908104" calcext:value-type="float">
            <text:p>171908104</text:p>
          </table:table-cell>
        </table:table-row>
        <table:table-row table:style-name="ro1">
          <table:table-cell office:value-type="float" office:value="26419448" calcext:value-type="float">
            <text:p>26419448</text:p>
          </table:table-cell>
          <table:table-cell office:value-type="float" office:value="26921328" calcext:value-type="float">
            <text:p>26921328</text:p>
          </table:table-cell>
          <table:table-cell office:value-type="float" office:value="29164496" calcext:value-type="float">
            <text:p>29164496</text:p>
          </table:table-cell>
          <table:table-cell office:value-type="float" office:value="0" calcext:value-type="float">
            <text:p>0</text:p>
          </table:table-cell>
          <table:table-cell office:value-type="float" office:value="32281240" calcext:value-type="float">
            <text:p>32281240</text:p>
          </table:table-cell>
          <table:table-cell office:value-type="float" office:value="29950448" calcext:value-type="float">
            <text:p>29950448</text:p>
          </table:table-cell>
          <table:table-cell office:value-type="float" office:value="27182088" calcext:value-type="float">
            <text:p>27182088</text:p>
          </table:table-cell>
          <table:table-cell table:formula="of:=[.A1146]+[.B1146]+[.C1146]+[.D1146]+[.E1146]+[.F1146]+[.G1146]" office:value-type="float" office:value="171919048" calcext:value-type="float">
            <text:p>171919048</text:p>
          </table:table-cell>
        </table:table-row>
        <table:table-row table:style-name="ro1">
          <table:table-cell office:value-type="float" office:value="26487064" calcext:value-type="float">
            <text:p>26487064</text:p>
          </table:table-cell>
          <table:table-cell office:value-type="float" office:value="26921328" calcext:value-type="float">
            <text:p>26921328</text:p>
          </table:table-cell>
          <table:table-cell office:value-type="float" office:value="29169536" calcext:value-type="float">
            <text:p>29169536</text:p>
          </table:table-cell>
          <table:table-cell office:value-type="float" office:value="0" calcext:value-type="float">
            <text:p>0</text:p>
          </table:table-cell>
          <table:table-cell office:value-type="float" office:value="32281240" calcext:value-type="float">
            <text:p>32281240</text:p>
          </table:table-cell>
          <table:table-cell office:value-type="float" office:value="29952296" calcext:value-type="float">
            <text:p>29952296</text:p>
          </table:table-cell>
          <table:table-cell office:value-type="float" office:value="27182088" calcext:value-type="float">
            <text:p>27182088</text:p>
          </table:table-cell>
          <table:table-cell table:formula="of:=[.A1147]+[.B1147]+[.C1147]+[.D1147]+[.E1147]+[.F1147]+[.G1147]" office:value-type="float" office:value="171993552" calcext:value-type="float">
            <text:p>171993552</text:p>
          </table:table-cell>
        </table:table-row>
        <table:table-row table:style-name="ro1">
          <table:table-cell office:value-type="float" office:value="26487280" calcext:value-type="float">
            <text:p>26487280</text:p>
          </table:table-cell>
          <table:table-cell office:value-type="float" office:value="26921328" calcext:value-type="float">
            <text:p>26921328</text:p>
          </table:table-cell>
          <table:table-cell office:value-type="float" office:value="29169536" calcext:value-type="float">
            <text:p>29169536</text:p>
          </table:table-cell>
          <table:table-cell office:value-type="float" office:value="0" calcext:value-type="float">
            <text:p>0</text:p>
          </table:table-cell>
          <table:table-cell office:value-type="float" office:value="32285088" calcext:value-type="float">
            <text:p>32285088</text:p>
          </table:table-cell>
          <table:table-cell office:value-type="float" office:value="29958304" calcext:value-type="float">
            <text:p>29958304</text:p>
          </table:table-cell>
          <table:table-cell office:value-type="float" office:value="27186080" calcext:value-type="float">
            <text:p>27186080</text:p>
          </table:table-cell>
          <table:table-cell table:formula="of:=[.A1148]+[.B1148]+[.C1148]+[.D1148]+[.E1148]+[.F1148]+[.G1148]" office:value-type="float" office:value="172007616" calcext:value-type="float">
            <text:p>172007616</text:p>
          </table:table-cell>
        </table:table-row>
        <table:table-row table:style-name="ro1">
          <table:table-cell office:value-type="float" office:value="26492360" calcext:value-type="float">
            <text:p>26492360</text:p>
          </table:table-cell>
          <table:table-cell office:value-type="float" office:value="26921328" calcext:value-type="float">
            <text:p>26921328</text:p>
          </table:table-cell>
          <table:table-cell office:value-type="float" office:value="29174576" calcext:value-type="float">
            <text:p>29174576</text:p>
          </table:table-cell>
          <table:table-cell office:value-type="float" office:value="0" calcext:value-type="float">
            <text:p>0</text:p>
          </table:table-cell>
          <table:table-cell office:value-type="float" office:value="32285088" calcext:value-type="float">
            <text:p>32285088</text:p>
          </table:table-cell>
          <table:table-cell office:value-type="float" office:value="29960872" calcext:value-type="float">
            <text:p>29960872</text:p>
          </table:table-cell>
          <table:table-cell office:value-type="float" office:value="27186080" calcext:value-type="float">
            <text:p>27186080</text:p>
          </table:table-cell>
          <table:table-cell table:formula="of:=[.A1149]+[.B1149]+[.C1149]+[.D1149]+[.E1149]+[.F1149]+[.G1149]" office:value-type="float" office:value="172020304" calcext:value-type="float">
            <text:p>172020304</text:p>
          </table:table-cell>
        </table:table-row>
        <table:table-row table:style-name="ro1">
          <table:table-cell office:value-type="float" office:value="26493504" calcext:value-type="float">
            <text:p>26493504</text:p>
          </table:table-cell>
          <table:table-cell office:value-type="float" office:value="26925352" calcext:value-type="float">
            <text:p>26925352</text:p>
          </table:table-cell>
          <table:table-cell office:value-type="float" office:value="29174576" calcext:value-type="float">
            <text:p>29174576</text:p>
          </table:table-cell>
          <table:table-cell office:value-type="float" office:value="0" calcext:value-type="float">
            <text:p>0</text:p>
          </table:table-cell>
          <table:table-cell office:value-type="float" office:value="32288936" calcext:value-type="float">
            <text:p>32288936</text:p>
          </table:table-cell>
          <table:table-cell office:value-type="float" office:value="29962736" calcext:value-type="float">
            <text:p>29962736</text:p>
          </table:table-cell>
          <table:table-cell office:value-type="float" office:value="27190072" calcext:value-type="float">
            <text:p>27190072</text:p>
          </table:table-cell>
          <table:table-cell table:formula="of:=[.A1150]+[.B1150]+[.C1150]+[.D1150]+[.E1150]+[.F1150]+[.G1150]" office:value-type="float" office:value="172035176" calcext:value-type="float">
            <text:p>172035176</text:p>
          </table:table-cell>
        </table:table-row>
        <table:table-row table:style-name="ro1">
          <table:table-cell office:value-type="float" office:value="26498320" calcext:value-type="float">
            <text:p>26498320</text:p>
          </table:table-cell>
          <table:table-cell office:value-type="float" office:value="26925352" calcext:value-type="float">
            <text:p>26925352</text:p>
          </table:table-cell>
          <table:table-cell office:value-type="float" office:value="29174576" calcext:value-type="float">
            <text:p>29174576</text:p>
          </table:table-cell>
          <table:table-cell office:value-type="float" office:value="0" calcext:value-type="float">
            <text:p>0</text:p>
          </table:table-cell>
          <table:table-cell office:value-type="float" office:value="32288936" calcext:value-type="float">
            <text:p>32288936</text:p>
          </table:table-cell>
          <table:table-cell office:value-type="float" office:value="29965200" calcext:value-type="float">
            <text:p>29965200</text:p>
          </table:table-cell>
          <table:table-cell office:value-type="float" office:value="27190072" calcext:value-type="float">
            <text:p>27190072</text:p>
          </table:table-cell>
          <table:table-cell table:formula="of:=[.A1151]+[.B1151]+[.C1151]+[.D1151]+[.E1151]+[.F1151]+[.G1151]" office:value-type="float" office:value="172042456" calcext:value-type="float">
            <text:p>172042456</text:p>
          </table:table-cell>
        </table:table-row>
        <table:table-row table:style-name="ro1">
          <table:table-cell office:value-type="float" office:value="26498536" calcext:value-type="float">
            <text:p>26498536</text:p>
          </table:table-cell>
          <table:table-cell office:value-type="float" office:value="26925352" calcext:value-type="float">
            <text:p>26925352</text:p>
          </table:table-cell>
          <table:table-cell office:value-type="float" office:value="29187120" calcext:value-type="float">
            <text:p>29187120</text:p>
          </table:table-cell>
          <table:table-cell office:value-type="float" office:value="0" calcext:value-type="float">
            <text:p>0</text:p>
          </table:table-cell>
          <table:table-cell office:value-type="float" office:value="32291336" calcext:value-type="float">
            <text:p>32291336</text:p>
          </table:table-cell>
          <table:table-cell office:value-type="float" office:value="30069368" calcext:value-type="float">
            <text:p>30069368</text:p>
          </table:table-cell>
          <table:table-cell office:value-type="float" office:value="27194296" calcext:value-type="float">
            <text:p>27194296</text:p>
          </table:table-cell>
          <table:table-cell table:formula="of:=[.A1152]+[.B1152]+[.C1152]+[.D1152]+[.E1152]+[.F1152]+[.G1152]" office:value-type="float" office:value="172166008" calcext:value-type="float">
            <text:p>172166008</text:p>
          </table:table-cell>
        </table:table-row>
        <table:table-row table:style-name="ro1">
          <table:table-cell office:value-type="float" office:value="26581544" calcext:value-type="float">
            <text:p>26581544</text:p>
          </table:table-cell>
          <table:table-cell office:value-type="float" office:value="26929376" calcext:value-type="float">
            <text:p>26929376</text:p>
          </table:table-cell>
          <table:table-cell office:value-type="float" office:value="29187120" calcext:value-type="float">
            <text:p>29187120</text:p>
          </table:table-cell>
          <table:table-cell office:value-type="float" office:value="0" calcext:value-type="float">
            <text:p>0</text:p>
          </table:table-cell>
          <table:table-cell office:value-type="float" office:value="32291336" calcext:value-type="float">
            <text:p>32291336</text:p>
          </table:table-cell>
          <table:table-cell office:value-type="float" office:value="30070312" calcext:value-type="float">
            <text:p>30070312</text:p>
          </table:table-cell>
          <table:table-cell office:value-type="float" office:value="27194296" calcext:value-type="float">
            <text:p>27194296</text:p>
          </table:table-cell>
          <table:table-cell table:formula="of:=[.A1153]+[.B1153]+[.C1153]+[.D1153]+[.E1153]+[.F1153]+[.G1153]" office:value-type="float" office:value="172253984" calcext:value-type="float">
            <text:p>172253984</text:p>
          </table:table-cell>
        </table:table-row>
        <table:table-row table:style-name="ro1">
          <table:table-cell office:value-type="float" office:value="26583256" calcext:value-type="float">
            <text:p>26583256</text:p>
          </table:table-cell>
          <table:table-cell office:value-type="float" office:value="27143888" calcext:value-type="float">
            <text:p>27143888</text:p>
          </table:table-cell>
          <table:table-cell office:value-type="float" office:value="31127296" calcext:value-type="float">
            <text:p>31127296</text:p>
          </table:table-cell>
          <table:table-cell office:value-type="float" office:value="0" calcext:value-type="float">
            <text:p>0</text:p>
          </table:table-cell>
          <table:table-cell office:value-type="float" office:value="32291336" calcext:value-type="float">
            <text:p>32291336</text:p>
          </table:table-cell>
          <table:table-cell office:value-type="float" office:value="30073800" calcext:value-type="float">
            <text:p>30073800</text:p>
          </table:table-cell>
          <table:table-cell office:value-type="float" office:value="27194296" calcext:value-type="float">
            <text:p>27194296</text:p>
          </table:table-cell>
          <table:table-cell table:formula="of:=[.A1154]+[.B1154]+[.C1154]+[.D1154]+[.E1154]+[.F1154]+[.G1154]" office:value-type="float" office:value="174413872" calcext:value-type="float">
            <text:p>174413872</text:p>
          </table:table-cell>
        </table:table-row>
        <table:table-row table:style-name="ro1">
          <table:table-cell office:value-type="float" office:value="26584720" calcext:value-type="float">
            <text:p>26584720</text:p>
          </table:table-cell>
          <table:table-cell office:value-type="float" office:value="27251856" calcext:value-type="float">
            <text:p>27251856</text:p>
          </table:table-cell>
          <table:table-cell office:value-type="float" office:value="31445088" calcext:value-type="float">
            <text:p>31445088</text:p>
          </table:table-cell>
          <table:table-cell office:value-type="float" office:value="0" calcext:value-type="float">
            <text:p>0</text:p>
          </table:table-cell>
          <table:table-cell office:value-type="float" office:value="32295184" calcext:value-type="float">
            <text:p>32295184</text:p>
          </table:table-cell>
          <table:table-cell office:value-type="float" office:value="30074744" calcext:value-type="float">
            <text:p>30074744</text:p>
          </table:table-cell>
          <table:table-cell office:value-type="float" office:value="27198288" calcext:value-type="float">
            <text:p>27198288</text:p>
          </table:table-cell>
          <table:table-cell table:formula="of:=[.A1155]+[.B1155]+[.C1155]+[.D1155]+[.E1155]+[.F1155]+[.G1155]" office:value-type="float" office:value="174849880" calcext:value-type="float">
            <text:p>174849880</text:p>
          </table:table-cell>
        </table:table-row>
        <table:table-row table:style-name="ro1">
          <table:table-cell office:value-type="float" office:value="26589536" calcext:value-type="float">
            <text:p>26589536</text:p>
          </table:table-cell>
          <table:table-cell office:value-type="float" office:value="27255520" calcext:value-type="float">
            <text:p>27255520</text:p>
          </table:table-cell>
          <table:table-cell office:value-type="float" office:value="31447600" calcext:value-type="float">
            <text:p>31447600</text:p>
          </table:table-cell>
          <table:table-cell office:value-type="float" office:value="0" calcext:value-type="float">
            <text:p>0</text:p>
          </table:table-cell>
          <table:table-cell office:value-type="float" office:value="32295184" calcext:value-type="float">
            <text:p>32295184</text:p>
          </table:table-cell>
          <table:table-cell office:value-type="float" office:value="30077304" calcext:value-type="float">
            <text:p>30077304</text:p>
          </table:table-cell>
          <table:table-cell office:value-type="float" office:value="27198288" calcext:value-type="float">
            <text:p>27198288</text:p>
          </table:table-cell>
          <table:table-cell table:formula="of:=[.A1156]+[.B1156]+[.C1156]+[.D1156]+[.E1156]+[.F1156]+[.G1156]" office:value-type="float" office:value="174863432" calcext:value-type="float">
            <text:p>174863432</text:p>
          </table:table-cell>
        </table:table-row>
        <table:table-row table:style-name="ro1">
          <table:table-cell office:value-type="float" office:value="26589752" calcext:value-type="float">
            <text:p>26589752</text:p>
          </table:table-cell>
          <table:table-cell office:value-type="float" office:value="27260424" calcext:value-type="float">
            <text:p>27260424</text:p>
          </table:table-cell>
          <table:table-cell office:value-type="float" office:value="30583000" calcext:value-type="float">
            <text:p>30583000</text:p>
          </table:table-cell>
          <table:table-cell office:value-type="float" office:value="0" calcext:value-type="float">
            <text:p>0</text:p>
          </table:table-cell>
          <table:table-cell office:value-type="float" office:value="32295184" calcext:value-type="float">
            <text:p>32295184</text:p>
          </table:table-cell>
          <table:table-cell office:value-type="float" office:value="30084480" calcext:value-type="float">
            <text:p>30084480</text:p>
          </table:table-cell>
          <table:table-cell office:value-type="float" office:value="27202280" calcext:value-type="float">
            <text:p>27202280</text:p>
          </table:table-cell>
          <table:table-cell table:formula="of:=[.A1157]+[.B1157]+[.C1157]+[.D1157]+[.E1157]+[.F1157]+[.G1157]" office:value-type="float" office:value="174015120" calcext:value-type="float">
            <text:p>174015120</text:p>
          </table:table-cell>
        </table:table-row>
        <table:table-row table:style-name="ro1">
          <table:table-cell office:value-type="float" office:value="26660856" calcext:value-type="float">
            <text:p>26660856</text:p>
          </table:table-cell>
          <table:table-cell office:value-type="float" office:value="27261048" calcext:value-type="float">
            <text:p>27261048</text:p>
          </table:table-cell>
          <table:table-cell office:value-type="float" office:value="30771472" calcext:value-type="float">
            <text:p>30771472</text:p>
          </table:table-cell>
          <table:table-cell office:value-type="float" office:value="0" calcext:value-type="float">
            <text:p>0</text:p>
          </table:table-cell>
          <table:table-cell office:value-type="float" office:value="32295184" calcext:value-type="float">
            <text:p>32295184</text:p>
          </table:table-cell>
          <table:table-cell office:value-type="float" office:value="30086496" calcext:value-type="float">
            <text:p>30086496</text:p>
          </table:table-cell>
          <table:table-cell office:value-type="float" office:value="27202280" calcext:value-type="float">
            <text:p>27202280</text:p>
          </table:table-cell>
          <table:table-cell table:formula="of:=[.A1158]+[.B1158]+[.C1158]+[.D1158]+[.E1158]+[.F1158]+[.G1158]" office:value-type="float" office:value="174277336" calcext:value-type="float">
            <text:p>174277336</text:p>
          </table:table-cell>
        </table:table-row>
        <table:table-row table:style-name="ro1">
          <table:table-cell office:value-type="float" office:value="26662720" calcext:value-type="float">
            <text:p>26662720</text:p>
          </table:table-cell>
          <table:table-cell office:value-type="float" office:value="27261672" calcext:value-type="float">
            <text:p>27261672</text:p>
          </table:table-cell>
          <table:table-cell office:value-type="float" office:value="30936480" calcext:value-type="float">
            <text:p>30936480</text:p>
          </table:table-cell>
          <table:table-cell office:value-type="float" office:value="0" calcext:value-type="float">
            <text:p>0</text:p>
          </table:table-cell>
          <table:table-cell office:value-type="float" office:value="32295184" calcext:value-type="float">
            <text:p>32295184</text:p>
          </table:table-cell>
          <table:table-cell office:value-type="float" office:value="30092936" calcext:value-type="float">
            <text:p>30092936</text:p>
          </table:table-cell>
          <table:table-cell office:value-type="float" office:value="27202280" calcext:value-type="float">
            <text:p>27202280</text:p>
          </table:table-cell>
          <table:table-cell table:formula="of:=[.A1159]+[.B1159]+[.C1159]+[.D1159]+[.E1159]+[.F1159]+[.G1159]" office:value-type="float" office:value="174451272" calcext:value-type="float">
            <text:p>174451272</text:p>
          </table:table-cell>
        </table:table-row>
        <table:table-row table:style-name="ro1">
          <table:table-cell office:value-type="float" office:value="26662936" calcext:value-type="float">
            <text:p>26662936</text:p>
          </table:table-cell>
          <table:table-cell office:value-type="float" office:value="27365224" calcext:value-type="float">
            <text:p>27365224</text:p>
          </table:table-cell>
          <table:table-cell office:value-type="float" office:value="31099440" calcext:value-type="float">
            <text:p>31099440</text:p>
          </table:table-cell>
          <table:table-cell office:value-type="float" office:value="0" calcext:value-type="float">
            <text:p>0</text:p>
          </table:table-cell>
          <table:table-cell office:value-type="float" office:value="31393848" calcext:value-type="float">
            <text:p>31393848</text:p>
          </table:table-cell>
          <table:table-cell office:value-type="float" office:value="30094336" calcext:value-type="float">
            <text:p>30094336</text:p>
          </table:table-cell>
          <table:table-cell office:value-type="float" office:value="27206272" calcext:value-type="float">
            <text:p>27206272</text:p>
          </table:table-cell>
          <table:table-cell table:formula="of:=[.A1160]+[.B1160]+[.C1160]+[.D1160]+[.E1160]+[.F1160]+[.G1160]" office:value-type="float" office:value="173822056" calcext:value-type="float">
            <text:p>173822056</text:p>
          </table:table-cell>
        </table:table-row>
        <table:table-row table:style-name="ro1">
          <table:table-cell office:value-type="float" office:value="26668016" calcext:value-type="float">
            <text:p>26668016</text:p>
          </table:table-cell>
          <table:table-cell office:value-type="float" office:value="27365848" calcext:value-type="float">
            <text:p>27365848</text:p>
          </table:table-cell>
          <table:table-cell office:value-type="float" office:value="31101528" calcext:value-type="float">
            <text:p>31101528</text:p>
          </table:table-cell>
          <table:table-cell office:value-type="float" office:value="0" calcext:value-type="float">
            <text:p>0</text:p>
          </table:table-cell>
          <table:table-cell office:value-type="float" office:value="31454408" calcext:value-type="float">
            <text:p>31454408</text:p>
          </table:table-cell>
          <table:table-cell office:value-type="float" office:value="30096896" calcext:value-type="float">
            <text:p>30096896</text:p>
          </table:table-cell>
          <table:table-cell office:value-type="float" office:value="27347656" calcext:value-type="float">
            <text:p>27347656</text:p>
          </table:table-cell>
          <table:table-cell table:formula="of:=[.A1161]+[.B1161]+[.C1161]+[.D1161]+[.E1161]+[.F1161]+[.G1161]" office:value-type="float" office:value="174034352" calcext:value-type="float">
            <text:p>174034352</text:p>
          </table:table-cell>
        </table:table-row>
        <table:table-row table:style-name="ro1">
          <table:table-cell office:value-type="float" office:value="26668232" calcext:value-type="float">
            <text:p>26668232</text:p>
          </table:table-cell>
          <table:table-cell office:value-type="float" office:value="27370496" calcext:value-type="float">
            <text:p>27370496</text:p>
          </table:table-cell>
          <table:table-cell office:value-type="float" office:value="31307512" calcext:value-type="float">
            <text:p>31307512</text:p>
          </table:table-cell>
          <table:table-cell office:value-type="float" office:value="0" calcext:value-type="float">
            <text:p>0</text:p>
          </table:table-cell>
          <table:table-cell office:value-type="float" office:value="31458520" calcext:value-type="float">
            <text:p>31458520</text:p>
          </table:table-cell>
          <table:table-cell office:value-type="float" office:value="30101864" calcext:value-type="float">
            <text:p>30101864</text:p>
          </table:table-cell>
          <table:table-cell office:value-type="float" office:value="27347656" calcext:value-type="float">
            <text:p>27347656</text:p>
          </table:table-cell>
          <table:table-cell table:formula="of:=[.A1162]+[.B1162]+[.C1162]+[.D1162]+[.E1162]+[.F1162]+[.G1162]" office:value-type="float" office:value="174254280" calcext:value-type="float">
            <text:p>174254280</text:p>
          </table:table-cell>
        </table:table-row>
        <table:table-row table:style-name="ro1">
          <table:table-cell office:value-type="float" office:value="26673064" calcext:value-type="float">
            <text:p>26673064</text:p>
          </table:table-cell>
          <table:table-cell office:value-type="float" office:value="27375504" calcext:value-type="float">
            <text:p>27375504</text:p>
          </table:table-cell>
          <table:table-cell office:value-type="float" office:value="31552456" calcext:value-type="float">
            <text:p>31552456</text:p>
          </table:table-cell>
          <table:table-cell office:value-type="float" office:value="0" calcext:value-type="float">
            <text:p>0</text:p>
          </table:table-cell>
          <table:table-cell office:value-type="float" office:value="31458520" calcext:value-type="float">
            <text:p>31458520</text:p>
          </table:table-cell>
          <table:table-cell office:value-type="float" office:value="30106976" calcext:value-type="float">
            <text:p>30106976</text:p>
          </table:table-cell>
          <table:table-cell office:value-type="float" office:value="27347656" calcext:value-type="float">
            <text:p>27347656</text:p>
          </table:table-cell>
          <table:table-cell table:formula="of:=[.A1163]+[.B1163]+[.C1163]+[.D1163]+[.E1163]+[.F1163]+[.G1163]" office:value-type="float" office:value="174514176" calcext:value-type="float">
            <text:p>174514176</text:p>
          </table:table-cell>
        </table:table-row>
        <table:table-row table:style-name="ro1">
          <table:table-cell office:value-type="float" office:value="26674256" calcext:value-type="float">
            <text:p>26674256</text:p>
          </table:table-cell>
          <table:table-cell office:value-type="float" office:value="27380152" calcext:value-type="float">
            <text:p>27380152</text:p>
          </table:table-cell>
          <table:table-cell office:value-type="float" office:value="31554904" calcext:value-type="float">
            <text:p>31554904</text:p>
          </table:table-cell>
          <table:table-cell office:value-type="float" office:value="0" calcext:value-type="float">
            <text:p>0</text:p>
          </table:table-cell>
          <table:table-cell office:value-type="float" office:value="31462368" calcext:value-type="float">
            <text:p>31462368</text:p>
          </table:table-cell>
          <table:table-cell office:value-type="float" office:value="30111960" calcext:value-type="float">
            <text:p>30111960</text:p>
          </table:table-cell>
          <table:table-cell office:value-type="float" office:value="27347656" calcext:value-type="float">
            <text:p>27347656</text:p>
          </table:table-cell>
          <table:table-cell table:formula="of:=[.A1164]+[.B1164]+[.C1164]+[.D1164]+[.E1164]+[.F1164]+[.G1164]" office:value-type="float" office:value="174531296" calcext:value-type="float">
            <text:p>174531296</text:p>
          </table:table-cell>
        </table:table-row>
        <table:table-row table:style-name="ro1">
          <table:table-cell office:value-type="float" office:value="26674472" calcext:value-type="float">
            <text:p>26674472</text:p>
          </table:table-cell>
          <table:table-cell office:value-type="float" office:value="27485704" calcext:value-type="float">
            <text:p>27485704</text:p>
          </table:table-cell>
          <table:table-cell office:value-type="float" office:value="31567720" calcext:value-type="float">
            <text:p>31567720</text:p>
          </table:table-cell>
          <table:table-cell office:value-type="float" office:value="0" calcext:value-type="float">
            <text:p>0</text:p>
          </table:table-cell>
          <table:table-cell office:value-type="float" office:value="31462368" calcext:value-type="float">
            <text:p>31462368</text:p>
          </table:table-cell>
          <table:table-cell office:value-type="float" office:value="30114232" calcext:value-type="float">
            <text:p>30114232</text:p>
          </table:table-cell>
          <table:table-cell office:value-type="float" office:value="27351912" calcext:value-type="float">
            <text:p>27351912</text:p>
          </table:table-cell>
          <table:table-cell table:formula="of:=[.A1165]+[.B1165]+[.C1165]+[.D1165]+[.E1165]+[.F1165]+[.G1165]" office:value-type="float" office:value="174656408" calcext:value-type="float">
            <text:p>174656408</text:p>
          </table:table-cell>
        </table:table-row>
        <table:table-row table:style-name="ro1">
          <table:table-cell office:value-type="float" office:value="26675360" calcext:value-type="float">
            <text:p>26675360</text:p>
          </table:table-cell>
          <table:table-cell office:value-type="float" office:value="27486328" calcext:value-type="float">
            <text:p>27486328</text:p>
          </table:table-cell>
          <table:table-cell office:value-type="float" office:value="31568472" calcext:value-type="float">
            <text:p>31568472</text:p>
          </table:table-cell>
          <table:table-cell office:value-type="float" office:value="0" calcext:value-type="float">
            <text:p>0</text:p>
          </table:table-cell>
          <table:table-cell office:value-type="float" office:value="31462368" calcext:value-type="float">
            <text:p>31462368</text:p>
          </table:table-cell>
          <table:table-cell office:value-type="float" office:value="30115888" calcext:value-type="float">
            <text:p>30115888</text:p>
          </table:table-cell>
          <table:table-cell office:value-type="float" office:value="27351912" calcext:value-type="float">
            <text:p>27351912</text:p>
          </table:table-cell>
          <table:table-cell table:formula="of:=[.A1166]+[.B1166]+[.C1166]+[.D1166]+[.E1166]+[.F1166]+[.G1166]" office:value-type="float" office:value="174660328" calcext:value-type="float">
            <text:p>174660328</text:p>
          </table:table-cell>
        </table:table-row>
        <table:table-row table:style-name="ro1">
          <table:table-cell office:value-type="float" office:value="26675592" calcext:value-type="float">
            <text:p>26675592</text:p>
          </table:table-cell>
          <table:table-cell office:value-type="float" office:value="27490976" calcext:value-type="float">
            <text:p>27490976</text:p>
          </table:table-cell>
          <table:table-cell office:value-type="float" office:value="31583776" calcext:value-type="float">
            <text:p>31583776</text:p>
          </table:table-cell>
          <table:table-cell office:value-type="float" office:value="0" calcext:value-type="float">
            <text:p>0</text:p>
          </table:table-cell>
          <table:table-cell office:value-type="float" office:value="31462368" calcext:value-type="float">
            <text:p>31462368</text:p>
          </table:table-cell>
          <table:table-cell office:value-type="float" office:value="29586336" calcext:value-type="float">
            <text:p>29586336</text:p>
          </table:table-cell>
          <table:table-cell office:value-type="float" office:value="26878880" calcext:value-type="float">
            <text:p>26878880</text:p>
          </table:table-cell>
          <table:table-cell table:formula="of:=[.A1167]+[.B1167]+[.C1167]+[.D1167]+[.E1167]+[.F1167]+[.G1167]" office:value-type="float" office:value="173677928" calcext:value-type="float">
            <text:p>173677928</text:p>
          </table:table-cell>
        </table:table-row>
        <table:table-row table:style-name="ro1">
          <table:table-cell office:value-type="float" office:value="26681552" calcext:value-type="float">
            <text:p>26681552</text:p>
          </table:table-cell>
          <table:table-cell office:value-type="float" office:value="27491600" calcext:value-type="float">
            <text:p>27491600</text:p>
          </table:table-cell>
          <table:table-cell office:value-type="float" office:value="31652184" calcext:value-type="float">
            <text:p>31652184</text:p>
          </table:table-cell>
          <table:table-cell office:value-type="float" office:value="0" calcext:value-type="float">
            <text:p>0</text:p>
          </table:table-cell>
          <table:table-cell office:value-type="float" office:value="31462368" calcext:value-type="float">
            <text:p>31462368</text:p>
          </table:table-cell>
          <table:table-cell office:value-type="float" office:value="29589808" calcext:value-type="float">
            <text:p>29589808</text:p>
          </table:table-cell>
          <table:table-cell office:value-type="float" office:value="26882184" calcext:value-type="float">
            <text:p>26882184</text:p>
          </table:table-cell>
          <table:table-cell table:formula="of:=[.A1168]+[.B1168]+[.C1168]+[.D1168]+[.E1168]+[.F1168]+[.G1168]" office:value-type="float" office:value="173759696" calcext:value-type="float">
            <text:p>173759696</text:p>
          </table:table-cell>
        </table:table-row>
        <table:table-row table:style-name="ro1">
          <table:table-cell office:value-type="float" office:value="26682936" calcext:value-type="float">
            <text:p>26682936</text:p>
          </table:table-cell>
          <table:table-cell office:value-type="float" office:value="27492224" calcext:value-type="float">
            <text:p>27492224</text:p>
          </table:table-cell>
          <table:table-cell office:value-type="float" office:value="31664864" calcext:value-type="float">
            <text:p>31664864</text:p>
          </table:table-cell>
          <table:table-cell office:value-type="float" office:value="0" calcext:value-type="float">
            <text:p>0</text:p>
          </table:table-cell>
          <table:table-cell office:value-type="float" office:value="31466216" calcext:value-type="float">
            <text:p>31466216</text:p>
          </table:table-cell>
          <table:table-cell office:value-type="float" office:value="29591656" calcext:value-type="float">
            <text:p>29591656</text:p>
          </table:table-cell>
          <table:table-cell office:value-type="float" office:value="26888024" calcext:value-type="float">
            <text:p>26888024</text:p>
          </table:table-cell>
          <table:table-cell table:formula="of:=[.A1169]+[.B1169]+[.C1169]+[.D1169]+[.E1169]+[.F1169]+[.G1169]" office:value-type="float" office:value="173785920" calcext:value-type="float">
            <text:p>173785920</text:p>
          </table:table-cell>
        </table:table-row>
        <table:table-row table:style-name="ro1">
          <table:table-cell office:value-type="float" office:value="26217944" calcext:value-type="float">
            <text:p>26217944</text:p>
          </table:table-cell>
          <table:table-cell office:value-type="float" office:value="27591296" calcext:value-type="float">
            <text:p>27591296</text:p>
          </table:table-cell>
          <table:table-cell office:value-type="float" office:value="31665616" calcext:value-type="float">
            <text:p>31665616</text:p>
          </table:table-cell>
          <table:table-cell office:value-type="float" office:value="0" calcext:value-type="float">
            <text:p>0</text:p>
          </table:table-cell>
          <table:table-cell office:value-type="float" office:value="31527808" calcext:value-type="float">
            <text:p>31527808</text:p>
          </table:table-cell>
          <table:table-cell office:value-type="float" office:value="29593312" calcext:value-type="float">
            <text:p>29593312</text:p>
          </table:table-cell>
          <table:table-cell office:value-type="float" office:value="26958600" calcext:value-type="float">
            <text:p>26958600</text:p>
          </table:table-cell>
          <table:table-cell table:formula="of:=[.A1170]+[.B1170]+[.C1170]+[.D1170]+[.E1170]+[.F1170]+[.G1170]" office:value-type="float" office:value="173554576" calcext:value-type="float">
            <text:p>173554576</text:p>
          </table:table-cell>
        </table:table-row>
        <table:table-row table:style-name="ro1">
          <table:table-cell office:value-type="float" office:value="26218160" calcext:value-type="float">
            <text:p>26218160</text:p>
          </table:table-cell>
          <table:table-cell office:value-type="float" office:value="26584264" calcext:value-type="float">
            <text:p>26584264</text:p>
          </table:table-cell>
          <table:table-cell office:value-type="float" office:value="31666744" calcext:value-type="float">
            <text:p>31666744</text:p>
          </table:table-cell>
          <table:table-cell office:value-type="float" office:value="0" calcext:value-type="float">
            <text:p>0</text:p>
          </table:table-cell>
          <table:table-cell office:value-type="float" office:value="31531920" calcext:value-type="float">
            <text:p>31531920</text:p>
          </table:table-cell>
          <table:table-cell office:value-type="float" office:value="29599408" calcext:value-type="float">
            <text:p>29599408</text:p>
          </table:table-cell>
          <table:table-cell office:value-type="float" office:value="26960976" calcext:value-type="float">
            <text:p>26960976</text:p>
          </table:table-cell>
          <table:table-cell table:formula="of:=[.A1171]+[.B1171]+[.C1171]+[.D1171]+[.E1171]+[.F1171]+[.G1171]" office:value-type="float" office:value="172561472" calcext:value-type="float">
            <text:p>172561472</text:p>
          </table:table-cell>
        </table:table-row>
        <table:table-row table:style-name="ro1">
          <table:table-cell office:value-type="float" office:value="26219048" calcext:value-type="float">
            <text:p>26219048</text:p>
          </table:table-cell>
          <table:table-cell office:value-type="float" office:value="26773952" calcext:value-type="float">
            <text:p>26773952</text:p>
          </table:table-cell>
          <table:table-cell office:value-type="float" office:value="31699864" calcext:value-type="float">
            <text:p>31699864</text:p>
          </table:table-cell>
          <table:table-cell office:value-type="float" office:value="0" calcext:value-type="float">
            <text:p>0</text:p>
          </table:table-cell>
          <table:table-cell office:value-type="float" office:value="31531920" calcext:value-type="float">
            <text:p>31531920</text:p>
          </table:table-cell>
          <table:table-cell office:value-type="float" office:value="29600712" calcext:value-type="float">
            <text:p>29600712</text:p>
          </table:table-cell>
          <table:table-cell office:value-type="float" office:value="26964008" calcext:value-type="float">
            <text:p>26964008</text:p>
          </table:table-cell>
          <table:table-cell table:formula="of:=[.A1172]+[.B1172]+[.C1172]+[.D1172]+[.E1172]+[.F1172]+[.G1172]" office:value-type="float" office:value="172789504" calcext:value-type="float">
            <text:p>172789504</text:p>
          </table:table-cell>
        </table:table-row>
        <table:table-row table:style-name="ro1">
          <table:table-cell office:value-type="float" office:value="26220280" calcext:value-type="float">
            <text:p>26220280</text:p>
          </table:table-cell>
          <table:table-cell office:value-type="float" office:value="26778864" calcext:value-type="float">
            <text:p>26778864</text:p>
          </table:table-cell>
          <table:table-cell office:value-type="float" office:value="31867192" calcext:value-type="float">
            <text:p>31867192</text:p>
          </table:table-cell>
          <table:table-cell office:value-type="float" office:value="0" calcext:value-type="float">
            <text:p>0</text:p>
          </table:table-cell>
          <table:table-cell office:value-type="float" office:value="31531920" calcext:value-type="float">
            <text:p>31531920</text:p>
          </table:table-cell>
          <table:table-cell office:value-type="float" office:value="29603824" calcext:value-type="float">
            <text:p>29603824</text:p>
          </table:table-cell>
          <table:table-cell office:value-type="float" office:value="26970432" calcext:value-type="float">
            <text:p>26970432</text:p>
          </table:table-cell>
          <table:table-cell table:formula="of:=[.A1173]+[.B1173]+[.C1173]+[.D1173]+[.E1173]+[.F1173]+[.G1173]" office:value-type="float" office:value="172972512" calcext:value-type="float">
            <text:p>172972512</text:p>
          </table:table-cell>
        </table:table-row>
        <table:table-row table:style-name="ro1">
          <table:table-cell office:value-type="float" office:value="26225152" calcext:value-type="float">
            <text:p>26225152</text:p>
          </table:table-cell>
          <table:table-cell office:value-type="float" office:value="26885608" calcext:value-type="float">
            <text:p>26885608</text:p>
          </table:table-cell>
          <table:table-cell office:value-type="float" office:value="31880360" calcext:value-type="float">
            <text:p>31880360</text:p>
          </table:table-cell>
          <table:table-cell office:value-type="float" office:value="0" calcext:value-type="float">
            <text:p>0</text:p>
          </table:table-cell>
          <table:table-cell office:value-type="float" office:value="31531920" calcext:value-type="float">
            <text:p>31531920</text:p>
          </table:table-cell>
          <table:table-cell office:value-type="float" office:value="29610504" calcext:value-type="float">
            <text:p>29610504</text:p>
          </table:table-cell>
          <table:table-cell office:value-type="float" office:value="26972936" calcext:value-type="float">
            <text:p>26972936</text:p>
          </table:table-cell>
          <table:table-cell table:formula="of:=[.A1174]+[.B1174]+[.C1174]+[.D1174]+[.E1174]+[.F1174]+[.G1174]" office:value-type="float" office:value="173106480" calcext:value-type="float">
            <text:p>173106480</text:p>
          </table:table-cell>
        </table:table-row>
        <table:table-row table:style-name="ro1">
          <table:table-cell office:value-type="float" office:value="26225536" calcext:value-type="float">
            <text:p>26225536</text:p>
          </table:table-cell>
          <table:table-cell office:value-type="float" office:value="26886232" calcext:value-type="float">
            <text:p>26886232</text:p>
          </table:table-cell>
          <table:table-cell office:value-type="float" office:value="31926472" calcext:value-type="float">
            <text:p>31926472</text:p>
          </table:table-cell>
          <table:table-cell office:value-type="float" office:value="0" calcext:value-type="float">
            <text:p>0</text:p>
          </table:table-cell>
          <table:table-cell office:value-type="float" office:value="31535768" calcext:value-type="float">
            <text:p>31535768</text:p>
          </table:table-cell>
          <table:table-cell office:value-type="float" office:value="29612472" calcext:value-type="float">
            <text:p>29612472</text:p>
          </table:table-cell>
          <table:table-cell office:value-type="float" office:value="26974424" calcext:value-type="float">
            <text:p>26974424</text:p>
          </table:table-cell>
          <table:table-cell table:formula="of:=[.A1175]+[.B1175]+[.C1175]+[.D1175]+[.E1175]+[.F1175]+[.G1175]" office:value-type="float" office:value="173160904" calcext:value-type="float">
            <text:p>173160904</text:p>
          </table:table-cell>
        </table:table-row>
        <table:table-row table:style-name="ro1">
          <table:table-cell office:value-type="float" office:value="26226424" calcext:value-type="float">
            <text:p>26226424</text:p>
          </table:table-cell>
          <table:table-cell office:value-type="float" office:value="26891192" calcext:value-type="float">
            <text:p>26891192</text:p>
          </table:table-cell>
          <table:table-cell office:value-type="float" office:value="32047096" calcext:value-type="float">
            <text:p>32047096</text:p>
          </table:table-cell>
          <table:table-cell office:value-type="float" office:value="0" calcext:value-type="float">
            <text:p>0</text:p>
          </table:table-cell>
          <table:table-cell office:value-type="float" office:value="31535768" calcext:value-type="float">
            <text:p>31535768</text:p>
          </table:table-cell>
          <table:table-cell office:value-type="float" office:value="29620488" calcext:value-type="float">
            <text:p>29620488</text:p>
          </table:table-cell>
          <table:table-cell office:value-type="float" office:value="26981128" calcext:value-type="float">
            <text:p>26981128</text:p>
          </table:table-cell>
          <table:table-cell table:formula="of:=[.A1176]+[.B1176]+[.C1176]+[.D1176]+[.E1176]+[.F1176]+[.G1176]" office:value-type="float" office:value="173302096" calcext:value-type="float">
            <text:p>173302096</text:p>
          </table:table-cell>
        </table:table-row>
        <table:table-row table:style-name="ro1">
          <table:table-cell office:value-type="float" office:value="26227632" calcext:value-type="float">
            <text:p>26227632</text:p>
          </table:table-cell>
          <table:table-cell office:value-type="float" office:value="26891816" calcext:value-type="float">
            <text:p>26891816</text:p>
          </table:table-cell>
          <table:table-cell office:value-type="float" office:value="32066776" calcext:value-type="float">
            <text:p>32066776</text:p>
          </table:table-cell>
          <table:table-cell office:value-type="float" office:value="0" calcext:value-type="float">
            <text:p>0</text:p>
          </table:table-cell>
          <table:table-cell office:value-type="float" office:value="31539616" calcext:value-type="float">
            <text:p>31539616</text:p>
          </table:table-cell>
          <table:table-cell office:value-type="float" office:value="29622960" calcext:value-type="float">
            <text:p>29622960</text:p>
          </table:table-cell>
          <table:table-cell office:value-type="float" office:value="26982536" calcext:value-type="float">
            <text:p>26982536</text:p>
          </table:table-cell>
          <table:table-cell table:formula="of:=[.A1177]+[.B1177]+[.C1177]+[.D1177]+[.E1177]+[.F1177]+[.G1177]" office:value-type="float" office:value="173331336" calcext:value-type="float">
            <text:p>173331336</text:p>
          </table:table-cell>
        </table:table-row>
        <table:table-row table:style-name="ro1">
          <table:table-cell office:value-type="float" office:value="26299288" calcext:value-type="float">
            <text:p>26299288</text:p>
          </table:table-cell>
          <table:table-cell office:value-type="float" office:value="26997536" calcext:value-type="float">
            <text:p>26997536</text:p>
          </table:table-cell>
          <table:table-cell office:value-type="float" office:value="32067328" calcext:value-type="float">
            <text:p>32067328</text:p>
          </table:table-cell>
          <table:table-cell office:value-type="float" office:value="0" calcext:value-type="float">
            <text:p>0</text:p>
          </table:table-cell>
          <table:table-cell office:value-type="float" office:value="31539616" calcext:value-type="float">
            <text:p>31539616</text:p>
          </table:table-cell>
          <table:table-cell office:value-type="float" office:value="29629384" calcext:value-type="float">
            <text:p>29629384</text:p>
          </table:table-cell>
          <table:table-cell office:value-type="float" office:value="26989640" calcext:value-type="float">
            <text:p>26989640</text:p>
          </table:table-cell>
          <table:table-cell table:formula="of:=[.A1178]+[.B1178]+[.C1178]+[.D1178]+[.E1178]+[.F1178]+[.G1178]" office:value-type="float" office:value="173522792" calcext:value-type="float">
            <text:p>173522792</text:p>
          </table:table-cell>
        </table:table-row>
        <table:table-row table:style-name="ro1">
          <table:table-cell office:value-type="float" office:value="26299672" calcext:value-type="float">
            <text:p>26299672</text:p>
          </table:table-cell>
          <table:table-cell office:value-type="float" office:value="26999256" calcext:value-type="float">
            <text:p>26999256</text:p>
          </table:table-cell>
          <table:table-cell office:value-type="float" office:value="32251736" calcext:value-type="float">
            <text:p>32251736</text:p>
          </table:table-cell>
          <table:table-cell office:value-type="float" office:value="0" calcext:value-type="float">
            <text:p>0</text:p>
          </table:table-cell>
          <table:table-cell office:value-type="float" office:value="31662208" calcext:value-type="float">
            <text:p>31662208</text:p>
          </table:table-cell>
          <table:table-cell office:value-type="float" office:value="29630328" calcext:value-type="float">
            <text:p>29630328</text:p>
          </table:table-cell>
          <table:table-cell office:value-type="float" office:value="26992488" calcext:value-type="float">
            <text:p>26992488</text:p>
          </table:table-cell>
          <table:table-cell table:formula="of:=[.A1179]+[.B1179]+[.C1179]+[.D1179]+[.E1179]+[.F1179]+[.G1179]" office:value-type="float" office:value="173835688" calcext:value-type="float">
            <text:p>173835688</text:p>
          </table:table-cell>
        </table:table-row>
        <table:table-row table:style-name="ro1">
          <table:table-cell office:value-type="float" office:value="26304272" calcext:value-type="float">
            <text:p>26304272</text:p>
          </table:table-cell>
          <table:table-cell office:value-type="float" office:value="27003904" calcext:value-type="float">
            <text:p>27003904</text:p>
          </table:table-cell>
          <table:table-cell office:value-type="float" office:value="32265704" calcext:value-type="float">
            <text:p>32265704</text:p>
          </table:table-cell>
          <table:table-cell office:value-type="float" office:value="0" calcext:value-type="float">
            <text:p>0</text:p>
          </table:table-cell>
          <table:table-cell office:value-type="float" office:value="31662208" calcext:value-type="float">
            <text:p>31662208</text:p>
          </table:table-cell>
          <table:table-cell office:value-type="float" office:value="29633696" calcext:value-type="float">
            <text:p>29633696</text:p>
          </table:table-cell>
          <table:table-cell office:value-type="float" office:value="26998320" calcext:value-type="float">
            <text:p>26998320</text:p>
          </table:table-cell>
          <table:table-cell table:formula="of:=[.A1180]+[.B1180]+[.C1180]+[.D1180]+[.E1180]+[.F1180]+[.G1180]" office:value-type="float" office:value="173868104" calcext:value-type="float">
            <text:p>173868104</text:p>
          </table:table-cell>
        </table:table-row>
        <table:table-row table:style-name="ro1">
          <table:table-cell office:value-type="float" office:value="26306152" calcext:value-type="float">
            <text:p>26306152</text:p>
          </table:table-cell>
          <table:table-cell office:value-type="float" office:value="27008432" calcext:value-type="float">
            <text:p>27008432</text:p>
          </table:table-cell>
          <table:table-cell office:value-type="float" office:value="33300904" calcext:value-type="float">
            <text:p>33300904</text:p>
          </table:table-cell>
          <table:table-cell office:value-type="float" office:value="0" calcext:value-type="float">
            <text:p>0</text:p>
          </table:table-cell>
          <table:table-cell office:value-type="float" office:value="31662208" calcext:value-type="float">
            <text:p>31662208</text:p>
          </table:table-cell>
          <table:table-cell office:value-type="float" office:value="29737016" calcext:value-type="float">
            <text:p>29737016</text:p>
          </table:table-cell>
          <table:table-cell office:value-type="float" office:value="27000112" calcext:value-type="float">
            <text:p>27000112</text:p>
          </table:table-cell>
          <table:table-cell table:formula="of:=[.A1181]+[.B1181]+[.C1181]+[.D1181]+[.E1181]+[.F1181]+[.G1181]" office:value-type="float" office:value="175014824" calcext:value-type="float">
            <text:p>175014824</text:p>
          </table:table-cell>
        </table:table-row>
        <table:table-row table:style-name="ro1">
          <table:table-cell office:value-type="float" office:value="26377728" calcext:value-type="float">
            <text:p>26377728</text:p>
          </table:table-cell>
          <table:table-cell office:value-type="float" office:value="27108304" calcext:value-type="float">
            <text:p>27108304</text:p>
          </table:table-cell>
          <table:table-cell office:value-type="float" office:value="34256232" calcext:value-type="float">
            <text:p>34256232</text:p>
          </table:table-cell>
          <table:table-cell office:value-type="float" office:value="0" calcext:value-type="float">
            <text:p>0</text:p>
          </table:table-cell>
          <table:table-cell office:value-type="float" office:value="31662208" calcext:value-type="float">
            <text:p>31662208</text:p>
          </table:table-cell>
          <table:table-cell office:value-type="float" office:value="29740912" calcext:value-type="float">
            <text:p>29740912</text:p>
          </table:table-cell>
          <table:table-cell office:value-type="float" office:value="27070632" calcext:value-type="float">
            <text:p>27070632</text:p>
          </table:table-cell>
          <table:table-cell table:formula="of:=[.A1182]+[.B1182]+[.C1182]+[.D1182]+[.E1182]+[.F1182]+[.G1182]" office:value-type="float" office:value="176216016" calcext:value-type="float">
            <text:p>176216016</text:p>
          </table:table-cell>
        </table:table-row>
        <table:table-row table:style-name="ro1">
          <table:table-cell office:value-type="float" office:value="26377944" calcext:value-type="float">
            <text:p>26377944</text:p>
          </table:table-cell>
          <table:table-cell office:value-type="float" office:value="27109712" calcext:value-type="float">
            <text:p>27109712</text:p>
          </table:table-cell>
          <table:table-cell office:value-type="float" office:value="34512624" calcext:value-type="float">
            <text:p>34512624</text:p>
          </table:table-cell>
          <table:table-cell office:value-type="float" office:value="0" calcext:value-type="float">
            <text:p>0</text:p>
          </table:table-cell>
          <table:table-cell office:value-type="float" office:value="31692848" calcext:value-type="float">
            <text:p>31692848</text:p>
          </table:table-cell>
          <table:table-cell office:value-type="float" office:value="29773808" calcext:value-type="float">
            <text:p>29773808</text:p>
          </table:table-cell>
          <table:table-cell office:value-type="float" office:value="27098712" calcext:value-type="float">
            <text:p>27098712</text:p>
          </table:table-cell>
          <table:table-cell table:formula="of:=[.A1183]+[.B1183]+[.C1183]+[.D1183]+[.E1183]+[.F1183]+[.G1183]" office:value-type="float" office:value="176565648" calcext:value-type="float">
            <text:p>176565648</text:p>
          </table:table-cell>
        </table:table-row>
        <table:table-row table:style-name="ro1">
          <table:table-cell office:value-type="float" office:value="26382928" calcext:value-type="float">
            <text:p>26382928</text:p>
          </table:table-cell>
          <table:table-cell office:value-type="float" office:value="27114728" calcext:value-type="float">
            <text:p>27114728</text:p>
          </table:table-cell>
          <table:table-cell office:value-type="float" office:value="34588648" calcext:value-type="float">
            <text:p>34588648</text:p>
          </table:table-cell>
          <table:table-cell office:value-type="float" office:value="0" calcext:value-type="float">
            <text:p>0</text:p>
          </table:table-cell>
          <table:table-cell office:value-type="float" office:value="31695048" calcext:value-type="float">
            <text:p>31695048</text:p>
          </table:table-cell>
          <table:table-cell office:value-type="float" office:value="29773808" calcext:value-type="float">
            <text:p>29773808</text:p>
          </table:table-cell>
          <table:table-cell office:value-type="float" office:value="27102968" calcext:value-type="float">
            <text:p>27102968</text:p>
          </table:table-cell>
          <table:table-cell table:formula="of:=[.A1184]+[.B1184]+[.C1184]+[.D1184]+[.E1184]+[.F1184]+[.G1184]" office:value-type="float" office:value="176658128" calcext:value-type="float">
            <text:p>176658128</text:p>
          </table:table-cell>
        </table:table-row>
        <table:table-row table:style-name="ro1">
          <table:table-cell office:value-type="float" office:value="26384152" calcext:value-type="float">
            <text:p>26384152</text:p>
          </table:table-cell>
          <table:table-cell office:value-type="float" office:value="27115664" calcext:value-type="float">
            <text:p>27115664</text:p>
          </table:table-cell>
          <table:table-cell office:value-type="float" office:value="33677416" calcext:value-type="float">
            <text:p>33677416</text:p>
          </table:table-cell>
          <table:table-cell office:value-type="float" office:value="0" calcext:value-type="float">
            <text:p>0</text:p>
          </table:table-cell>
          <table:table-cell office:value-type="float" office:value="31700128" calcext:value-type="float">
            <text:p>31700128</text:p>
          </table:table-cell>
          <table:table-cell office:value-type="float" office:value="29777816" calcext:value-type="float">
            <text:p>29777816</text:p>
          </table:table-cell>
          <table:table-cell office:value-type="float" office:value="27102968" calcext:value-type="float">
            <text:p>27102968</text:p>
          </table:table-cell>
          <table:table-cell table:formula="of:=[.A1185]+[.B1185]+[.C1185]+[.D1185]+[.E1185]+[.F1185]+[.G1185]" office:value-type="float" office:value="175758144" calcext:value-type="float">
            <text:p>175758144</text:p>
          </table:table-cell>
        </table:table-row>
        <table:table-row table:style-name="ro1">
          <table:table-cell office:value-type="float" office:value="26388968" calcext:value-type="float">
            <text:p>26388968</text:p>
          </table:table-cell>
          <table:table-cell office:value-type="float" office:value="27120736" calcext:value-type="float">
            <text:p>27120736</text:p>
          </table:table-cell>
          <table:table-cell office:value-type="float" office:value="33683016" calcext:value-type="float">
            <text:p>33683016</text:p>
          </table:table-cell>
          <table:table-cell office:value-type="float" office:value="0" calcext:value-type="float">
            <text:p>0</text:p>
          </table:table-cell>
          <table:table-cell office:value-type="float" office:value="31701928" calcext:value-type="float">
            <text:p>31701928</text:p>
          </table:table-cell>
          <table:table-cell office:value-type="float" office:value="29780480" calcext:value-type="float">
            <text:p>29780480</text:p>
          </table:table-cell>
          <table:table-cell office:value-type="float" office:value="27106960" calcext:value-type="float">
            <text:p>27106960</text:p>
          </table:table-cell>
          <table:table-cell table:formula="of:=[.A1186]+[.B1186]+[.C1186]+[.D1186]+[.E1186]+[.F1186]+[.G1186]" office:value-type="float" office:value="175782088" calcext:value-type="float">
            <text:p>175782088</text:p>
          </table:table-cell>
        </table:table-row>
        <table:table-row table:style-name="ro1">
          <table:table-cell office:value-type="float" office:value="26389200" calcext:value-type="float">
            <text:p>26389200</text:p>
          </table:table-cell>
          <table:table-cell office:value-type="float" office:value="27225600" calcext:value-type="float">
            <text:p>27225600</text:p>
          </table:table-cell>
          <table:table-cell office:value-type="float" office:value="33684024" calcext:value-type="float">
            <text:p>33684024</text:p>
          </table:table-cell>
          <table:table-cell office:value-type="float" office:value="0" calcext:value-type="float">
            <text:p>0</text:p>
          </table:table-cell>
          <table:table-cell office:value-type="float" office:value="32234864" calcext:value-type="float">
            <text:p>32234864</text:p>
          </table:table-cell>
          <table:table-cell office:value-type="float" office:value="29784504" calcext:value-type="float">
            <text:p>29784504</text:p>
          </table:table-cell>
          <table:table-cell office:value-type="float" office:value="27184792" calcext:value-type="float">
            <text:p>27184792</text:p>
          </table:table-cell>
          <table:table-cell table:formula="of:=[.A1187]+[.B1187]+[.C1187]+[.D1187]+[.E1187]+[.F1187]+[.G1187]" office:value-type="float" office:value="176502984" calcext:value-type="float">
            <text:p>176502984</text:p>
          </table:table-cell>
        </table:table-row>
        <table:table-row table:style-name="ro1">
          <table:table-cell office:value-type="float" office:value="26540536" calcext:value-type="float">
            <text:p>26540536</text:p>
          </table:table-cell>
          <table:table-cell office:value-type="float" office:value="27230776" calcext:value-type="float">
            <text:p>27230776</text:p>
          </table:table-cell>
          <table:table-cell office:value-type="float" office:value="33765104" calcext:value-type="float">
            <text:p>33765104</text:p>
          </table:table-cell>
          <table:table-cell office:value-type="float" office:value="0" calcext:value-type="float">
            <text:p>0</text:p>
          </table:table-cell>
          <table:table-cell office:value-type="float" office:value="32237064" calcext:value-type="float">
            <text:p>32237064</text:p>
          </table:table-cell>
          <table:table-cell office:value-type="float" office:value="29784504" calcext:value-type="float">
            <text:p>29784504</text:p>
          </table:table-cell>
          <table:table-cell office:value-type="float" office:value="27189048" calcext:value-type="float">
            <text:p>27189048</text:p>
          </table:table-cell>
          <table:table-cell table:formula="of:=[.A1188]+[.B1188]+[.C1188]+[.D1188]+[.E1188]+[.F1188]+[.G1188]" office:value-type="float" office:value="176747032" calcext:value-type="float">
            <text:p>176747032</text:p>
          </table:table-cell>
        </table:table-row>
        <table:table-row table:style-name="ro1">
          <table:table-cell office:value-type="float" office:value="26542744" calcext:value-type="float">
            <text:p>26542744</text:p>
          </table:table-cell>
          <table:table-cell office:value-type="float" office:value="27409592" calcext:value-type="float">
            <text:p>27409592</text:p>
          </table:table-cell>
          <table:table-cell office:value-type="float" office:value="33772184" calcext:value-type="float">
            <text:p>33772184</text:p>
          </table:table-cell>
          <table:table-cell office:value-type="float" office:value="0" calcext:value-type="float">
            <text:p>0</text:p>
          </table:table-cell>
          <table:table-cell office:value-type="float" office:value="32393328" calcext:value-type="float">
            <text:p>32393328</text:p>
          </table:table-cell>
          <table:table-cell office:value-type="float" office:value="29788528" calcext:value-type="float">
            <text:p>29788528</text:p>
          </table:table-cell>
          <table:table-cell office:value-type="float" office:value="27189048" calcext:value-type="float">
            <text:p>27189048</text:p>
          </table:table-cell>
          <table:table-cell table:formula="of:=[.A1189]+[.B1189]+[.C1189]+[.D1189]+[.E1189]+[.F1189]+[.G1189]" office:value-type="float" office:value="177095424" calcext:value-type="float">
            <text:p>177095424</text:p>
          </table:table-cell>
        </table:table-row>
        <table:table-row table:style-name="ro1">
          <table:table-cell office:value-type="float" office:value="26542976" calcext:value-type="float">
            <text:p>26542976</text:p>
          </table:table-cell>
          <table:table-cell office:value-type="float" office:value="27410200" calcext:value-type="float">
            <text:p>27410200</text:p>
          </table:table-cell>
          <table:table-cell office:value-type="float" office:value="33778496" calcext:value-type="float">
            <text:p>33778496</text:p>
          </table:table-cell>
          <table:table-cell office:value-type="float" office:value="0" calcext:value-type="float">
            <text:p>0</text:p>
          </table:table-cell>
          <table:table-cell office:value-type="float" office:value="32127560" calcext:value-type="float">
            <text:p>32127560</text:p>
          </table:table-cell>
          <table:table-cell office:value-type="float" office:value="29788528" calcext:value-type="float">
            <text:p>29788528</text:p>
          </table:table-cell>
          <table:table-cell office:value-type="float" office:value="27193040" calcext:value-type="float">
            <text:p>27193040</text:p>
          </table:table-cell>
          <table:table-cell table:formula="of:=[.A1190]+[.B1190]+[.C1190]+[.D1190]+[.E1190]+[.F1190]+[.G1190]" office:value-type="float" office:value="176840800" calcext:value-type="float">
            <text:p>176840800</text:p>
          </table:table-cell>
        </table:table-row>
        <table:table-row table:style-name="ro1">
          <table:table-cell office:value-type="float" office:value="26543880" calcext:value-type="float">
            <text:p>26543880</text:p>
          </table:table-cell>
          <table:table-cell office:value-type="float" office:value="27516000" calcext:value-type="float">
            <text:p>27516000</text:p>
          </table:table-cell>
          <table:table-cell office:value-type="float" office:value="33779504" calcext:value-type="float">
            <text:p>33779504</text:p>
          </table:table-cell>
          <table:table-cell office:value-type="float" office:value="0" calcext:value-type="float">
            <text:p>0</text:p>
          </table:table-cell>
          <table:table-cell office:value-type="float" office:value="32306728" calcext:value-type="float">
            <text:p>32306728</text:p>
          </table:table-cell>
          <table:table-cell office:value-type="float" office:value="29788528" calcext:value-type="float">
            <text:p>29788528</text:p>
          </table:table-cell>
          <table:table-cell office:value-type="float" office:value="27193040" calcext:value-type="float">
            <text:p>27193040</text:p>
          </table:table-cell>
          <table:table-cell table:formula="of:=[.A1191]+[.B1191]+[.C1191]+[.D1191]+[.E1191]+[.F1191]+[.G1191]" office:value-type="float" office:value="177127680" calcext:value-type="float">
            <text:p>177127680</text:p>
          </table:table-cell>
        </table:table-row>
        <table:table-row table:style-name="ro1">
          <table:table-cell office:value-type="float" office:value="26548208" calcext:value-type="float">
            <text:p>26548208</text:p>
          </table:table-cell>
          <table:table-cell office:value-type="float" office:value="27520912" calcext:value-type="float">
            <text:p>27520912</text:p>
          </table:table-cell>
          <table:table-cell office:value-type="float" office:value="33920368" calcext:value-type="float">
            <text:p>33920368</text:p>
          </table:table-cell>
          <table:table-cell office:value-type="float" office:value="0" calcext:value-type="float">
            <text:p>0</text:p>
          </table:table-cell>
          <table:table-cell office:value-type="float" office:value="31870088" calcext:value-type="float">
            <text:p>31870088</text:p>
          </table:table-cell>
          <table:table-cell office:value-type="float" office:value="29788528" calcext:value-type="float">
            <text:p>29788528</text:p>
          </table:table-cell>
          <table:table-cell office:value-type="float" office:value="27193040" calcext:value-type="float">
            <text:p>27193040</text:p>
          </table:table-cell>
          <table:table-cell table:formula="of:=[.A1192]+[.B1192]+[.C1192]+[.D1192]+[.E1192]+[.F1192]+[.G1192]" office:value-type="float" office:value="176841144" calcext:value-type="float">
            <text:p>176841144</text:p>
          </table:table-cell>
        </table:table-row>
        <table:table-row table:style-name="ro1">
          <table:table-cell office:value-type="float" office:value="26550072" calcext:value-type="float">
            <text:p>26550072</text:p>
          </table:table-cell>
          <table:table-cell office:value-type="float" office:value="27521848" calcext:value-type="float">
            <text:p>27521848</text:p>
          </table:table-cell>
          <table:table-cell office:value-type="float" office:value="33922712" calcext:value-type="float">
            <text:p>33922712</text:p>
          </table:table-cell>
          <table:table-cell office:value-type="float" office:value="0" calcext:value-type="float">
            <text:p>0</text:p>
          </table:table-cell>
          <table:table-cell office:value-type="float" office:value="31872464" calcext:value-type="float">
            <text:p>31872464</text:p>
          </table:table-cell>
          <table:table-cell office:value-type="float" office:value="29788528" calcext:value-type="float">
            <text:p>29788528</text:p>
          </table:table-cell>
          <table:table-cell office:value-type="float" office:value="27193040" calcext:value-type="float">
            <text:p>27193040</text:p>
          </table:table-cell>
          <table:table-cell table:formula="of:=[.A1193]+[.B1193]+[.C1193]+[.D1193]+[.E1193]+[.F1193]+[.G1193]" office:value-type="float" office:value="176848664" calcext:value-type="float">
            <text:p>176848664</text:p>
          </table:table-cell>
        </table:table-row>
        <table:table-row table:style-name="ro1">
          <table:table-cell office:value-type="float" office:value="26554232" calcext:value-type="float">
            <text:p>26554232</text:p>
          </table:table-cell>
          <table:table-cell office:value-type="float" office:value="27526496" calcext:value-type="float">
            <text:p>27526496</text:p>
          </table:table-cell>
          <table:table-cell office:value-type="float" office:value="33926640" calcext:value-type="float">
            <text:p>33926640</text:p>
          </table:table-cell>
          <table:table-cell office:value-type="float" office:value="0" calcext:value-type="float">
            <text:p>0</text:p>
          </table:table-cell>
          <table:table-cell office:value-type="float" office:value="31874600" calcext:value-type="float">
            <text:p>31874600</text:p>
          </table:table-cell>
          <table:table-cell office:value-type="float" office:value="29792552" calcext:value-type="float">
            <text:p>29792552</text:p>
          </table:table-cell>
          <table:table-cell office:value-type="float" office:value="27197032" calcext:value-type="float">
            <text:p>27197032</text:p>
          </table:table-cell>
          <table:table-cell table:formula="of:=[.A1194]+[.B1194]+[.C1194]+[.D1194]+[.E1194]+[.F1194]+[.G1194]" office:value-type="float" office:value="176871552" calcext:value-type="float">
            <text:p>176871552</text:p>
          </table:table-cell>
        </table:table-row>
        <table:table-row table:style-name="ro1">
          <table:table-cell office:value-type="float" office:value="26555120" calcext:value-type="float">
            <text:p>26555120</text:p>
          </table:table-cell>
          <table:table-cell office:value-type="float" office:value="26606840" calcext:value-type="float">
            <text:p>26606840</text:p>
          </table:table-cell>
          <table:table-cell office:value-type="float" office:value="34078272" calcext:value-type="float">
            <text:p>34078272</text:p>
          </table:table-cell>
          <table:table-cell office:value-type="float" office:value="0" calcext:value-type="float">
            <text:p>0</text:p>
          </table:table-cell>
          <table:table-cell office:value-type="float" office:value="31875720" calcext:value-type="float">
            <text:p>31875720</text:p>
          </table:table-cell>
          <table:table-cell office:value-type="float" office:value="29894520" calcext:value-type="float">
            <text:p>29894520</text:p>
          </table:table-cell>
          <table:table-cell office:value-type="float" office:value="27200864" calcext:value-type="float">
            <text:p>27200864</text:p>
          </table:table-cell>
          <table:table-cell table:formula="of:=[.A1195]+[.B1195]+[.C1195]+[.D1195]+[.E1195]+[.F1195]+[.G1195]" office:value-type="float" office:value="176211336" calcext:value-type="float">
            <text:p>176211336</text:p>
          </table:table-cell>
        </table:table-row>
        <table:table-row table:style-name="ro1">
          <table:table-cell office:value-type="float" office:value="26626040" calcext:value-type="float">
            <text:p>26626040</text:p>
          </table:table-cell>
          <table:table-cell office:value-type="float" office:value="26611528" calcext:value-type="float">
            <text:p>26611528</text:p>
          </table:table-cell>
          <table:table-cell office:value-type="float" office:value="34168136" calcext:value-type="float">
            <text:p>34168136</text:p>
          </table:table-cell>
          <table:table-cell office:value-type="float" office:value="0" calcext:value-type="float">
            <text:p>0</text:p>
          </table:table-cell>
          <table:table-cell office:value-type="float" office:value="31946920" calcext:value-type="float">
            <text:p>31946920</text:p>
          </table:table-cell>
          <table:table-cell office:value-type="float" office:value="29894520" calcext:value-type="float">
            <text:p>29894520</text:p>
          </table:table-cell>
          <table:table-cell office:value-type="float" office:value="27204856" calcext:value-type="float">
            <text:p>27204856</text:p>
          </table:table-cell>
          <table:table-cell table:formula="of:=[.A1196]+[.B1196]+[.C1196]+[.D1196]+[.E1196]+[.F1196]+[.G1196]" office:value-type="float" office:value="176452000" calcext:value-type="float">
            <text:p>176452000</text:p>
          </table:table-cell>
        </table:table-row>
        <table:table-row table:style-name="ro1">
          <table:table-cell office:value-type="float" office:value="26628056" calcext:value-type="float">
            <text:p>26628056</text:p>
          </table:table-cell>
          <table:table-cell office:value-type="float" office:value="27185800" calcext:value-type="float">
            <text:p>27185800</text:p>
          </table:table-cell>
          <table:table-cell office:value-type="float" office:value="34381992" calcext:value-type="float">
            <text:p>34381992</text:p>
          </table:table-cell>
          <table:table-cell office:value-type="float" office:value="0" calcext:value-type="float">
            <text:p>0</text:p>
          </table:table-cell>
          <table:table-cell office:value-type="float" office:value="31947696" calcext:value-type="float">
            <text:p>31947696</text:p>
          </table:table-cell>
          <table:table-cell office:value-type="float" office:value="29894520" calcext:value-type="float">
            <text:p>29894520</text:p>
          </table:table-cell>
          <table:table-cell office:value-type="float" office:value="27204856" calcext:value-type="float">
            <text:p>27204856</text:p>
          </table:table-cell>
          <table:table-cell table:formula="of:=[.A1197]+[.B1197]+[.C1197]+[.D1197]+[.E1197]+[.F1197]+[.G1197]" office:value-type="float" office:value="177242920" calcext:value-type="float">
            <text:p>177242920</text:p>
          </table:table-cell>
        </table:table-row>
        <table:table-row table:style-name="ro1">
          <table:table-cell office:value-type="float" office:value="26628288" calcext:value-type="float">
            <text:p>26628288</text:p>
          </table:table-cell>
          <table:table-cell office:value-type="float" office:value="27396992" calcext:value-type="float">
            <text:p>27396992</text:p>
          </table:table-cell>
          <table:table-cell office:value-type="float" office:value="34678664" calcext:value-type="float">
            <text:p>34678664</text:p>
          </table:table-cell>
          <table:table-cell office:value-type="float" office:value="0" calcext:value-type="float">
            <text:p>0</text:p>
          </table:table-cell>
          <table:table-cell office:value-type="float" office:value="31960256" calcext:value-type="float">
            <text:p>31960256</text:p>
          </table:table-cell>
          <table:table-cell office:value-type="float" office:value="29898808" calcext:value-type="float">
            <text:p>29898808</text:p>
          </table:table-cell>
          <table:table-cell office:value-type="float" office:value="27208848" calcext:value-type="float">
            <text:p>27208848</text:p>
          </table:table-cell>
          <table:table-cell table:formula="of:=[.A1198]+[.B1198]+[.C1198]+[.D1198]+[.E1198]+[.F1198]+[.G1198]" office:value-type="float" office:value="177771856" calcext:value-type="float">
            <text:p>177771856</text:p>
          </table:table-cell>
        </table:table-row>
        <table:table-row table:style-name="ro1">
          <table:table-cell office:value-type="float" office:value="26629160" calcext:value-type="float">
            <text:p>26629160</text:p>
          </table:table-cell>
          <table:table-cell office:value-type="float" office:value="27504656" calcext:value-type="float">
            <text:p>27504656</text:p>
          </table:table-cell>
          <table:table-cell office:value-type="float" office:value="34679672" calcext:value-type="float">
            <text:p>34679672</text:p>
          </table:table-cell>
          <table:table-cell office:value-type="float" office:value="0" calcext:value-type="float">
            <text:p>0</text:p>
          </table:table-cell>
          <table:table-cell office:value-type="float" office:value="31962264" calcext:value-type="float">
            <text:p>31962264</text:p>
          </table:table-cell>
          <table:table-cell office:value-type="float" office:value="29898808" calcext:value-type="float">
            <text:p>29898808</text:p>
          </table:table-cell>
          <table:table-cell office:value-type="float" office:value="27208848" calcext:value-type="float">
            <text:p>27208848</text:p>
          </table:table-cell>
          <table:table-cell table:formula="of:=[.A1199]+[.B1199]+[.C1199]+[.D1199]+[.E1199]+[.F1199]+[.G1199]" office:value-type="float" office:value="177883408" calcext:value-type="float">
            <text:p>177883408</text:p>
          </table:table-cell>
        </table:table-row>
        <table:table-row table:style-name="ro1">
          <table:table-cell office:value-type="float" office:value="26629376" calcext:value-type="float">
            <text:p>26629376</text:p>
          </table:table-cell>
          <table:table-cell office:value-type="float" office:value="27510400" calcext:value-type="float">
            <text:p>27510400</text:p>
          </table:table-cell>
          <table:table-cell office:value-type="float" office:value="34771344" calcext:value-type="float">
            <text:p>34771344</text:p>
          </table:table-cell>
          <table:table-cell office:value-type="float" office:value="0" calcext:value-type="float">
            <text:p>0</text:p>
          </table:table-cell>
          <table:table-cell office:value-type="float" office:value="31973576" calcext:value-type="float">
            <text:p>31973576</text:p>
          </table:table-cell>
          <table:table-cell office:value-type="float" office:value="29902832" calcext:value-type="float">
            <text:p>29902832</text:p>
          </table:table-cell>
          <table:table-cell office:value-type="float" office:value="27212840" calcext:value-type="float">
            <text:p>27212840</text:p>
          </table:table-cell>
          <table:table-cell table:formula="of:=[.A1200]+[.B1200]+[.C1200]+[.D1200]+[.E1200]+[.F1200]+[.G1200]" office:value-type="float" office:value="178000368" calcext:value-type="float">
            <text:p>178000368</text:p>
          </table:table-cell>
        </table:table-row>
        <table:table-row table:style-name="ro1">
          <table:table-cell office:value-type="float" office:value="26634472" calcext:value-type="float">
            <text:p>26634472</text:p>
          </table:table-cell>
          <table:table-cell office:value-type="float" office:value="26670456" calcext:value-type="float">
            <text:p>26670456</text:p>
          </table:table-cell>
          <table:table-cell office:value-type="float" office:value="34773136" calcext:value-type="float">
            <text:p>34773136</text:p>
          </table:table-cell>
          <table:table-cell office:value-type="float" office:value="0" calcext:value-type="float">
            <text:p>0</text:p>
          </table:table-cell>
          <table:table-cell office:value-type="float" office:value="31976392" calcext:value-type="float">
            <text:p>31976392</text:p>
          </table:table-cell>
          <table:table-cell office:value-type="float" office:value="29902832" calcext:value-type="float">
            <text:p>29902832</text:p>
          </table:table-cell>
          <table:table-cell office:value-type="float" office:value="27212840" calcext:value-type="float">
            <text:p>27212840</text:p>
          </table:table-cell>
          <table:table-cell table:formula="of:=[.A1201]+[.B1201]+[.C1201]+[.D1201]+[.E1201]+[.F1201]+[.G1201]" office:value-type="float" office:value="177170128" calcext:value-type="float">
            <text:p>177170128</text:p>
          </table:table-cell>
        </table:table-row>
        <table:table-row table:style-name="ro1">
          <table:table-cell office:value-type="float" office:value="26635840" calcext:value-type="float">
            <text:p>26635840</text:p>
          </table:table-cell>
          <table:table-cell office:value-type="float" office:value="26970296" calcext:value-type="float">
            <text:p>26970296</text:p>
          </table:table-cell>
          <table:table-cell office:value-type="float" office:value="34787432" calcext:value-type="float">
            <text:p>34787432</text:p>
          </table:table-cell>
          <table:table-cell office:value-type="float" office:value="0" calcext:value-type="float">
            <text:p>0</text:p>
          </table:table-cell>
          <table:table-cell office:value-type="float" office:value="31977272" calcext:value-type="float">
            <text:p>31977272</text:p>
          </table:table-cell>
          <table:table-cell office:value-type="float" office:value="29906856" calcext:value-type="float">
            <text:p>29906856</text:p>
          </table:table-cell>
          <table:table-cell office:value-type="float" office:value="27212840" calcext:value-type="float">
            <text:p>27212840</text:p>
          </table:table-cell>
          <table:table-cell table:formula="of:=[.A1202]+[.B1202]+[.C1202]+[.D1202]+[.E1202]+[.F1202]+[.G1202]" office:value-type="float" office:value="177490536" calcext:value-type="float">
            <text:p>177490536</text:p>
          </table:table-cell>
        </table:table-row>
        <table:table-row table:style-name="ro1">
          <table:table-cell office:value-type="float" office:value="26640000" calcext:value-type="float">
            <text:p>26640000</text:p>
          </table:table-cell>
          <table:table-cell office:value-type="float" office:value="26970296" calcext:value-type="float">
            <text:p>26970296</text:p>
          </table:table-cell>
          <table:table-cell office:value-type="float" office:value="34788944" calcext:value-type="float">
            <text:p>34788944</text:p>
          </table:table-cell>
          <table:table-cell office:value-type="float" office:value="0" calcext:value-type="float">
            <text:p>0</text:p>
          </table:table-cell>
          <table:table-cell office:value-type="float" office:value="31978936" calcext:value-type="float">
            <text:p>31978936</text:p>
          </table:table-cell>
          <table:table-cell office:value-type="float" office:value="30013832" calcext:value-type="float">
            <text:p>30013832</text:p>
          </table:table-cell>
          <table:table-cell office:value-type="float" office:value="27212840" calcext:value-type="float">
            <text:p>27212840</text:p>
          </table:table-cell>
          <table:table-cell table:formula="of:=[.A1203]+[.B1203]+[.C1203]+[.D1203]+[.E1203]+[.F1203]+[.G1203]" office:value-type="float" office:value="177604848" calcext:value-type="float">
            <text:p>177604848</text:p>
          </table:table-cell>
        </table:table-row>
        <table:table-row table:style-name="ro1">
          <table:table-cell office:value-type="float" office:value="26640872" calcext:value-type="float">
            <text:p>26640872</text:p>
          </table:table-cell>
          <table:table-cell office:value-type="float" office:value="26985224" calcext:value-type="float">
            <text:p>26985224</text:p>
          </table:table-cell>
          <table:table-cell office:value-type="float" office:value="34922312" calcext:value-type="float">
            <text:p>34922312</text:p>
          </table:table-cell>
          <table:table-cell office:value-type="float" office:value="0" calcext:value-type="float">
            <text:p>0</text:p>
          </table:table-cell>
          <table:table-cell office:value-type="float" office:value="31990064" calcext:value-type="float">
            <text:p>31990064</text:p>
          </table:table-cell>
          <table:table-cell office:value-type="float" office:value="30013832" calcext:value-type="float">
            <text:p>30013832</text:p>
          </table:table-cell>
          <table:table-cell office:value-type="float" office:value="27288616" calcext:value-type="float">
            <text:p>27288616</text:p>
          </table:table-cell>
          <table:table-cell table:formula="of:=[.A1204]+[.B1204]+[.C1204]+[.D1204]+[.E1204]+[.F1204]+[.G1204]" office:value-type="float" office:value="177840920" calcext:value-type="float">
            <text:p>177840920</text:p>
          </table:table-cell>
        </table:table-row>
        <table:table-row table:style-name="ro1">
          <table:table-cell office:value-type="float" office:value="26641104" calcext:value-type="float">
            <text:p>26641104</text:p>
          </table:table-cell>
          <table:table-cell office:value-type="float" office:value="26989120" calcext:value-type="float">
            <text:p>26989120</text:p>
          </table:table-cell>
          <table:table-cell office:value-type="float" office:value="35033904" calcext:value-type="float">
            <text:p>35033904</text:p>
          </table:table-cell>
          <table:table-cell office:value-type="float" office:value="0" calcext:value-type="float">
            <text:p>0</text:p>
          </table:table-cell>
          <table:table-cell office:value-type="float" office:value="31992264" calcext:value-type="float">
            <text:p>31992264</text:p>
          </table:table-cell>
          <table:table-cell office:value-type="float" office:value="30013832" calcext:value-type="float">
            <text:p>30013832</text:p>
          </table:table-cell>
          <table:table-cell office:value-type="float" office:value="27292872" calcext:value-type="float">
            <text:p>27292872</text:p>
          </table:table-cell>
          <table:table-cell table:formula="of:=[.A1205]+[.B1205]+[.C1205]+[.D1205]+[.E1205]+[.F1205]+[.G1205]" office:value-type="float" office:value="177963096" calcext:value-type="float">
            <text:p>177963096</text:p>
          </table:table-cell>
        </table:table-row>
        <table:table-row table:style-name="ro1">
          <table:table-cell office:value-type="float" office:value="26641976" calcext:value-type="float">
            <text:p>26641976</text:p>
          </table:table-cell>
          <table:table-cell office:value-type="float" office:value="26994816" calcext:value-type="float">
            <text:p>26994816</text:p>
          </table:table-cell>
          <table:table-cell office:value-type="float" office:value="35208240" calcext:value-type="float">
            <text:p>35208240</text:p>
          </table:table-cell>
          <table:table-cell office:value-type="float" office:value="0" calcext:value-type="float">
            <text:p>0</text:p>
          </table:table-cell>
          <table:table-cell office:value-type="float" office:value="31993024" calcext:value-type="float">
            <text:p>31993024</text:p>
          </table:table-cell>
          <table:table-cell office:value-type="float" office:value="30018120" calcext:value-type="float">
            <text:p>30018120</text:p>
          </table:table-cell>
          <table:table-cell office:value-type="float" office:value="27292872" calcext:value-type="float">
            <text:p>27292872</text:p>
          </table:table-cell>
          <table:table-cell table:formula="of:=[.A1206]+[.B1206]+[.C1206]+[.D1206]+[.E1206]+[.F1206]+[.G1206]" office:value-type="float" office:value="178149048" calcext:value-type="float">
            <text:p>178149048</text:p>
          </table:table-cell>
        </table:table-row>
        <table:table-row table:style-name="ro1">
          <table:table-cell office:value-type="float" office:value="26643168" calcext:value-type="float">
            <text:p>26643168</text:p>
          </table:table-cell>
          <table:table-cell office:value-type="float" office:value="26998792" calcext:value-type="float">
            <text:p>26998792</text:p>
          </table:table-cell>
          <table:table-cell office:value-type="float" office:value="35220320" calcext:value-type="float">
            <text:p>35220320</text:p>
          </table:table-cell>
          <table:table-cell office:value-type="float" office:value="0" calcext:value-type="float">
            <text:p>0</text:p>
          </table:table-cell>
          <table:table-cell office:value-type="float" office:value="32214680" calcext:value-type="float">
            <text:p>32214680</text:p>
          </table:table-cell>
          <table:table-cell office:value-type="float" office:value="30018120" calcext:value-type="float">
            <text:p>30018120</text:p>
          </table:table-cell>
          <table:table-cell office:value-type="float" office:value="27296864" calcext:value-type="float">
            <text:p>27296864</text:p>
          </table:table-cell>
          <table:table-cell table:formula="of:=[.A1207]+[.B1207]+[.C1207]+[.D1207]+[.E1207]+[.F1207]+[.G1207]" office:value-type="float" office:value="178391944" calcext:value-type="float">
            <text:p>178391944</text:p>
          </table:table-cell>
        </table:table-row>
        <table:table-row table:style-name="ro1">
          <table:table-cell office:value-type="float" office:value="26647984" calcext:value-type="float">
            <text:p>26647984</text:p>
          </table:table-cell>
          <table:table-cell office:value-type="float" office:value="26998792" calcext:value-type="float">
            <text:p>26998792</text:p>
          </table:table-cell>
          <table:table-cell office:value-type="float" office:value="35221552" calcext:value-type="float">
            <text:p>35221552</text:p>
          </table:table-cell>
          <table:table-cell office:value-type="float" office:value="0" calcext:value-type="float">
            <text:p>0</text:p>
          </table:table-cell>
          <table:table-cell office:value-type="float" office:value="32996968" calcext:value-type="float">
            <text:p>32996968</text:p>
          </table:table-cell>
          <table:table-cell office:value-type="float" office:value="30022144" calcext:value-type="float">
            <text:p>30022144</text:p>
          </table:table-cell>
          <table:table-cell office:value-type="float" office:value="27296864" calcext:value-type="float">
            <text:p>27296864</text:p>
          </table:table-cell>
          <table:table-cell table:formula="of:=[.A1208]+[.B1208]+[.C1208]+[.D1208]+[.E1208]+[.F1208]+[.G1208]" office:value-type="float" office:value="179184304" calcext:value-type="float">
            <text:p>179184304</text:p>
          </table:table-cell>
        </table:table-row>
        <table:table-row table:style-name="ro1">
          <table:table-cell office:value-type="float" office:value="26648368" calcext:value-type="float">
            <text:p>26648368</text:p>
          </table:table-cell>
          <table:table-cell office:value-type="float" office:value="26998792" calcext:value-type="float">
            <text:p>26998792</text:p>
          </table:table-cell>
          <table:table-cell office:value-type="float" office:value="35222784" calcext:value-type="float">
            <text:p>35222784</text:p>
          </table:table-cell>
          <table:table-cell office:value-type="float" office:value="0" calcext:value-type="float">
            <text:p>0</text:p>
          </table:table-cell>
          <table:table-cell office:value-type="float" office:value="33450456" calcext:value-type="float">
            <text:p>33450456</text:p>
          </table:table-cell>
          <table:table-cell office:value-type="float" office:value="30022144" calcext:value-type="float">
            <text:p>30022144</text:p>
          </table:table-cell>
          <table:table-cell office:value-type="float" office:value="27300856" calcext:value-type="float">
            <text:p>27300856</text:p>
          </table:table-cell>
          <table:table-cell table:formula="of:=[.A1209]+[.B1209]+[.C1209]+[.D1209]+[.E1209]+[.F1209]+[.G1209]" office:value-type="float" office:value="179643400" calcext:value-type="float">
            <text:p>179643400</text:p>
          </table:table-cell>
        </table:table-row>
        <table:table-row table:style-name="ro1">
          <table:table-cell office:value-type="float" office:value="26719272" calcext:value-type="float">
            <text:p>26719272</text:p>
          </table:table-cell>
          <table:table-cell office:value-type="float" office:value="26998792" calcext:value-type="float">
            <text:p>26998792</text:p>
          </table:table-cell>
          <table:table-cell office:value-type="float" office:value="35316520" calcext:value-type="float">
            <text:p>35316520</text:p>
          </table:table-cell>
          <table:table-cell office:value-type="float" office:value="0" calcext:value-type="float">
            <text:p>0</text:p>
          </table:table-cell>
          <table:table-cell office:value-type="float" office:value="33244312" calcext:value-type="float">
            <text:p>33244312</text:p>
          </table:table-cell>
          <table:table-cell office:value-type="float" office:value="30036936" calcext:value-type="float">
            <text:p>30036936</text:p>
          </table:table-cell>
          <table:table-cell office:value-type="float" office:value="27300856" calcext:value-type="float">
            <text:p>27300856</text:p>
          </table:table-cell>
          <table:table-cell table:formula="of:=[.A1210]+[.B1210]+[.C1210]+[.D1210]+[.E1210]+[.F1210]+[.G1210]" office:value-type="float" office:value="179616688" calcext:value-type="float">
            <text:p>179616688</text:p>
          </table:table-cell>
        </table:table-row>
        <table:table-row table:style-name="ro1">
          <table:table-cell office:value-type="float" office:value="26721120" calcext:value-type="float">
            <text:p>26721120</text:p>
          </table:table-cell>
          <table:table-cell office:value-type="float" office:value="26998792" calcext:value-type="float">
            <text:p>26998792</text:p>
          </table:table-cell>
          <table:table-cell office:value-type="float" office:value="35317752" calcext:value-type="float">
            <text:p>35317752</text:p>
          </table:table-cell>
          <table:table-cell office:value-type="float" office:value="0" calcext:value-type="float">
            <text:p>0</text:p>
          </table:table-cell>
          <table:table-cell office:value-type="float" office:value="34470368" calcext:value-type="float">
            <text:p>34470368</text:p>
          </table:table-cell>
          <table:table-cell office:value-type="float" office:value="30047224" calcext:value-type="float">
            <text:p>30047224</text:p>
          </table:table-cell>
          <table:table-cell office:value-type="float" office:value="27300856" calcext:value-type="float">
            <text:p>27300856</text:p>
          </table:table-cell>
          <table:table-cell table:formula="of:=[.A1211]+[.B1211]+[.C1211]+[.D1211]+[.E1211]+[.F1211]+[.G1211]" office:value-type="float" office:value="180856112" calcext:value-type="float">
            <text:p>180856112</text:p>
          </table:table-cell>
        </table:table-row>
        <table:table-row table:style-name="ro1">
          <table:table-cell office:value-type="float" office:value="26721680" calcext:value-type="float">
            <text:p>26721680</text:p>
          </table:table-cell>
          <table:table-cell office:value-type="float" office:value="27002768" calcext:value-type="float">
            <text:p>27002768</text:p>
          </table:table-cell>
          <table:table-cell office:value-type="float" office:value="35323536" calcext:value-type="float">
            <text:p>35323536</text:p>
          </table:table-cell>
          <table:table-cell office:value-type="float" office:value="0" calcext:value-type="float">
            <text:p>0</text:p>
          </table:table-cell>
          <table:table-cell office:value-type="float" office:value="34653416" calcext:value-type="float">
            <text:p>34653416</text:p>
          </table:table-cell>
          <table:table-cell office:value-type="float" office:value="30047224" calcext:value-type="float">
            <text:p>30047224</text:p>
          </table:table-cell>
          <table:table-cell office:value-type="float" office:value="27300856" calcext:value-type="float">
            <text:p>27300856</text:p>
          </table:table-cell>
          <table:table-cell table:formula="of:=[.A1212]+[.B1212]+[.C1212]+[.D1212]+[.E1212]+[.F1212]+[.G1212]" office:value-type="float" office:value="181049480" calcext:value-type="float">
            <text:p>181049480</text:p>
          </table:table-cell>
        </table:table-row>
        <table:table-row table:style-name="ro1">
          <table:table-cell office:value-type="float" office:value="26726776" calcext:value-type="float">
            <text:p>26726776</text:p>
          </table:table-cell>
          <table:table-cell office:value-type="float" office:value="27002768" calcext:value-type="float">
            <text:p>27002768</text:p>
          </table:table-cell>
          <table:table-cell office:value-type="float" office:value="35324768" calcext:value-type="float">
            <text:p>35324768</text:p>
          </table:table-cell>
          <table:table-cell office:value-type="float" office:value="0" calcext:value-type="float">
            <text:p>0</text:p>
          </table:table-cell>
          <table:table-cell office:value-type="float" office:value="34093080" calcext:value-type="float">
            <text:p>34093080</text:p>
          </table:table-cell>
          <table:table-cell office:value-type="float" office:value="30047224" calcext:value-type="float">
            <text:p>30047224</text:p>
          </table:table-cell>
          <table:table-cell office:value-type="float" office:value="27311056" calcext:value-type="float">
            <text:p>27311056</text:p>
          </table:table-cell>
          <table:table-cell table:formula="of:=[.A1213]+[.B1213]+[.C1213]+[.D1213]+[.E1213]+[.F1213]+[.G1213]" office:value-type="float" office:value="180505672" calcext:value-type="float">
            <text:p>180505672</text:p>
          </table:table-cell>
        </table:table-row>
        <table:table-row table:style-name="ro1">
          <table:table-cell office:value-type="float" office:value="26726992" calcext:value-type="float">
            <text:p>26726992</text:p>
          </table:table-cell>
          <table:table-cell office:value-type="float" office:value="27006744" calcext:value-type="float">
            <text:p>27006744</text:p>
          </table:table-cell>
          <table:table-cell office:value-type="float" office:value="35330552" calcext:value-type="float">
            <text:p>35330552</text:p>
          </table:table-cell>
          <table:table-cell office:value-type="float" office:value="0" calcext:value-type="float">
            <text:p>0</text:p>
          </table:table-cell>
          <table:table-cell office:value-type="float" office:value="34098040" calcext:value-type="float">
            <text:p>34098040</text:p>
          </table:table-cell>
          <table:table-cell office:value-type="float" office:value="30051200" calcext:value-type="float">
            <text:p>30051200</text:p>
          </table:table-cell>
          <table:table-cell office:value-type="float" office:value="27315048" calcext:value-type="float">
            <text:p>27315048</text:p>
          </table:table-cell>
          <table:table-cell table:formula="of:=[.A1214]+[.B1214]+[.C1214]+[.D1214]+[.E1214]+[.F1214]+[.G1214]" office:value-type="float" office:value="180528576" calcext:value-type="float">
            <text:p>180528576</text:p>
          </table:table-cell>
        </table:table-row>
        <table:table-row table:style-name="ro1">
          <table:table-cell office:value-type="float" office:value="26727864" calcext:value-type="float">
            <text:p>26727864</text:p>
          </table:table-cell>
          <table:table-cell office:value-type="float" office:value="27305376" calcext:value-type="float">
            <text:p>27305376</text:p>
          </table:table-cell>
          <table:table-cell office:value-type="float" office:value="35435232" calcext:value-type="float">
            <text:p>35435232</text:p>
          </table:table-cell>
          <table:table-cell office:value-type="float" office:value="0" calcext:value-type="float">
            <text:p>0</text:p>
          </table:table-cell>
          <table:table-cell office:value-type="float" office:value="29140184" calcext:value-type="float">
            <text:p>29140184</text:p>
          </table:table-cell>
          <table:table-cell office:value-type="float" office:value="30051200" calcext:value-type="float">
            <text:p>30051200</text:p>
          </table:table-cell>
          <table:table-cell office:value-type="float" office:value="27315048" calcext:value-type="float">
            <text:p>27315048</text:p>
          </table:table-cell>
          <table:table-cell table:formula="of:=[.A1215]+[.B1215]+[.C1215]+[.D1215]+[.E1215]+[.F1215]+[.G1215]" office:value-type="float" office:value="175974904" calcext:value-type="float">
            <text:p>175974904</text:p>
          </table:table-cell>
        </table:table-row>
        <table:table-row table:style-name="ro1">
          <table:table-cell office:value-type="float" office:value="26729056" calcext:value-type="float">
            <text:p>26729056</text:p>
          </table:table-cell>
          <table:table-cell office:value-type="float" office:value="27311240" calcext:value-type="float">
            <text:p>27311240</text:p>
          </table:table-cell>
          <table:table-cell office:value-type="float" office:value="35437080" calcext:value-type="float">
            <text:p>35437080</text:p>
          </table:table-cell>
          <table:table-cell office:value-type="float" office:value="0" calcext:value-type="float">
            <text:p>0</text:p>
          </table:table-cell>
          <table:table-cell office:value-type="float" office:value="28336016" calcext:value-type="float">
            <text:p>28336016</text:p>
          </table:table-cell>
          <table:table-cell office:value-type="float" office:value="30055176" calcext:value-type="float">
            <text:p>30055176</text:p>
          </table:table-cell>
          <table:table-cell office:value-type="float" office:value="27319040" calcext:value-type="float">
            <text:p>27319040</text:p>
          </table:table-cell>
          <table:table-cell table:formula="of:=[.A1216]+[.B1216]+[.C1216]+[.D1216]+[.E1216]+[.F1216]+[.G1216]" office:value-type="float" office:value="175187608" calcext:value-type="float">
            <text:p>175187608</text:p>
          </table:table-cell>
        </table:table-row>
        <table:table-row table:style-name="ro1">
          <table:table-cell office:value-type="float" office:value="26733232" calcext:value-type="float">
            <text:p>26733232</text:p>
          </table:table-cell>
          <table:table-cell office:value-type="float" office:value="27426136" calcext:value-type="float">
            <text:p>27426136</text:p>
          </table:table-cell>
          <table:table-cell office:value-type="float" office:value="35443016" calcext:value-type="float">
            <text:p>35443016</text:p>
          </table:table-cell>
          <table:table-cell office:value-type="float" office:value="0" calcext:value-type="float">
            <text:p>0</text:p>
          </table:table-cell>
          <table:table-cell office:value-type="float" office:value="28419376" calcext:value-type="float">
            <text:p>28419376</text:p>
          </table:table-cell>
          <table:table-cell office:value-type="float" office:value="30055176" calcext:value-type="float">
            <text:p>30055176</text:p>
          </table:table-cell>
          <table:table-cell office:value-type="float" office:value="27319040" calcext:value-type="float">
            <text:p>27319040</text:p>
          </table:table-cell>
          <table:table-cell table:formula="of:=[.A1217]+[.B1217]+[.C1217]+[.D1217]+[.E1217]+[.F1217]+[.G1217]" office:value-type="float" office:value="175395976" calcext:value-type="float">
            <text:p>175395976</text:p>
          </table:table-cell>
        </table:table-row>
        <table:table-row table:style-name="ro1">
          <table:table-cell office:value-type="float" office:value="26734104" calcext:value-type="float">
            <text:p>26734104</text:p>
          </table:table-cell>
          <table:table-cell office:value-type="float" office:value="27426760" calcext:value-type="float">
            <text:p>27426760</text:p>
          </table:table-cell>
          <table:table-cell office:value-type="float" office:value="35444248" calcext:value-type="float">
            <text:p>35444248</text:p>
          </table:table-cell>
          <table:table-cell office:value-type="float" office:value="0" calcext:value-type="float">
            <text:p>0</text:p>
          </table:table-cell>
          <table:table-cell office:value-type="float" office:value="28426768" calcext:value-type="float">
            <text:p>28426768</text:p>
          </table:table-cell>
          <table:table-cell office:value-type="float" office:value="30055176" calcext:value-type="float">
            <text:p>30055176</text:p>
          </table:table-cell>
          <table:table-cell office:value-type="float" office:value="27319040" calcext:value-type="float">
            <text:p>27319040</text:p>
          </table:table-cell>
          <table:table-cell table:formula="of:=[.A1218]+[.B1218]+[.C1218]+[.D1218]+[.E1218]+[.F1218]+[.G1218]" office:value-type="float" office:value="175406096" calcext:value-type="float">
            <text:p>175406096</text:p>
          </table:table-cell>
        </table:table-row>
        <table:table-row table:style-name="ro1">
          <table:table-cell office:value-type="float" office:value="26734320" calcext:value-type="float">
            <text:p>26734320</text:p>
          </table:table-cell>
          <table:table-cell office:value-type="float" office:value="27431672" calcext:value-type="float">
            <text:p>27431672</text:p>
          </table:table-cell>
          <table:table-cell office:value-type="float" office:value="35601032" calcext:value-type="float">
            <text:p>35601032</text:p>
          </table:table-cell>
          <table:table-cell office:value-type="float" office:value="0" calcext:value-type="float">
            <text:p>0</text:p>
          </table:table-cell>
          <table:table-cell office:value-type="float" office:value="28429232" calcext:value-type="float">
            <text:p>28429232</text:p>
          </table:table-cell>
          <table:table-cell office:value-type="float" office:value="30055176" calcext:value-type="float">
            <text:p>30055176</text:p>
          </table:table-cell>
          <table:table-cell office:value-type="float" office:value="27323032" calcext:value-type="float">
            <text:p>27323032</text:p>
          </table:table-cell>
          <table:table-cell table:formula="of:=[.A1219]+[.B1219]+[.C1219]+[.D1219]+[.E1219]+[.F1219]+[.G1219]" office:value-type="float" office:value="175574464" calcext:value-type="float">
            <text:p>175574464</text:p>
          </table:table-cell>
        </table:table-row>
        <table:table-row table:style-name="ro1">
          <table:table-cell office:value-type="float" office:value="26748960" calcext:value-type="float">
            <text:p>26748960</text:p>
          </table:table-cell>
          <table:table-cell office:value-type="float" office:value="27432296" calcext:value-type="float">
            <text:p>27432296</text:p>
          </table:table-cell>
          <table:table-cell office:value-type="float" office:value="35618720" calcext:value-type="float">
            <text:p>35618720</text:p>
          </table:table-cell>
          <table:table-cell office:value-type="float" office:value="0" calcext:value-type="float">
            <text:p>0</text:p>
          </table:table-cell>
          <table:table-cell office:value-type="float" office:value="28431280" calcext:value-type="float">
            <text:p>28431280</text:p>
          </table:table-cell>
          <table:table-cell office:value-type="float" office:value="29587816" calcext:value-type="float">
            <text:p>29587816</text:p>
          </table:table-cell>
          <table:table-cell office:value-type="float" office:value="27323032" calcext:value-type="float">
            <text:p>27323032</text:p>
          </table:table-cell>
          <table:table-cell table:formula="of:=[.A1220]+[.B1220]+[.C1220]+[.D1220]+[.E1220]+[.F1220]+[.G1220]" office:value-type="float" office:value="175142104" calcext:value-type="float">
            <text:p>175142104</text:p>
          </table:table-cell>
        </table:table-row>
        <table:table-row table:style-name="ro1">
          <table:table-cell office:value-type="float" office:value="26754056" calcext:value-type="float">
            <text:p>26754056</text:p>
          </table:table-cell>
          <table:table-cell office:value-type="float" office:value="27432608" calcext:value-type="float">
            <text:p>27432608</text:p>
          </table:table-cell>
          <table:table-cell office:value-type="float" office:value="35624744" calcext:value-type="float">
            <text:p>35624744</text:p>
          </table:table-cell>
          <table:table-cell office:value-type="float" office:value="0" calcext:value-type="float">
            <text:p>0</text:p>
          </table:table-cell>
          <table:table-cell office:value-type="float" office:value="28433048" calcext:value-type="float">
            <text:p>28433048</text:p>
          </table:table-cell>
          <table:table-cell office:value-type="float" office:value="29592920" calcext:value-type="float">
            <text:p>29592920</text:p>
          </table:table-cell>
          <table:table-cell office:value-type="float" office:value="27327024" calcext:value-type="float">
            <text:p>27327024</text:p>
          </table:table-cell>
          <table:table-cell table:formula="of:=[.A1221]+[.B1221]+[.C1221]+[.D1221]+[.E1221]+[.F1221]+[.G1221]" office:value-type="float" office:value="175164400" calcext:value-type="float">
            <text:p>175164400</text:p>
          </table:table-cell>
        </table:table-row>
        <table:table-row table:style-name="ro1">
          <table:table-cell office:value-type="float" office:value="26821672" calcext:value-type="float">
            <text:p>26821672</text:p>
          </table:table-cell>
          <table:table-cell office:value-type="float" office:value="27536280" calcext:value-type="float">
            <text:p>27536280</text:p>
          </table:table-cell>
          <table:table-cell office:value-type="float" office:value="35626088" calcext:value-type="float">
            <text:p>35626088</text:p>
          </table:table-cell>
          <table:table-cell office:value-type="float" office:value="0" calcext:value-type="float">
            <text:p>0</text:p>
          </table:table-cell>
          <table:table-cell office:value-type="float" office:value="28443104" calcext:value-type="float">
            <text:p>28443104</text:p>
          </table:table-cell>
          <table:table-cell office:value-type="float" office:value="29592920" calcext:value-type="float">
            <text:p>29592920</text:p>
          </table:table-cell>
          <table:table-cell office:value-type="float" office:value="27399472" calcext:value-type="float">
            <text:p>27399472</text:p>
          </table:table-cell>
          <table:table-cell table:formula="of:=[.A1222]+[.B1222]+[.C1222]+[.D1222]+[.E1222]+[.F1222]+[.G1222]" office:value-type="float" office:value="175419536" calcext:value-type="float">
            <text:p>175419536</text:p>
          </table:table-cell>
        </table:table-row>
        <table:table-row table:style-name="ro1">
          <table:table-cell office:value-type="float" office:value="26821888" calcext:value-type="float">
            <text:p>26821888</text:p>
          </table:table-cell>
          <table:table-cell office:value-type="float" office:value="27540880" calcext:value-type="float">
            <text:p>27540880</text:p>
          </table:table-cell>
          <table:table-cell office:value-type="float" office:value="34072704" calcext:value-type="float">
            <text:p>34072704</text:p>
          </table:table-cell>
          <table:table-cell office:value-type="float" office:value="0" calcext:value-type="float">
            <text:p>0</text:p>
          </table:table-cell>
          <table:table-cell office:value-type="float" office:value="28444760" calcext:value-type="float">
            <text:p>28444760</text:p>
          </table:table-cell>
          <table:table-cell office:value-type="float" office:value="29596896" calcext:value-type="float">
            <text:p>29596896</text:p>
          </table:table-cell>
          <table:table-cell office:value-type="float" office:value="27399472" calcext:value-type="float">
            <text:p>27399472</text:p>
          </table:table-cell>
          <table:table-cell table:formula="of:=[.A1223]+[.B1223]+[.C1223]+[.D1223]+[.E1223]+[.F1223]+[.G1223]" office:value-type="float" office:value="173876600" calcext:value-type="float">
            <text:p>173876600</text:p>
          </table:table-cell>
        </table:table-row>
        <table:table-row table:style-name="ro1">
          <table:table-cell office:value-type="float" office:value="26826312" calcext:value-type="float">
            <text:p>26826312</text:p>
          </table:table-cell>
          <table:table-cell office:value-type="float" office:value="27545648" calcext:value-type="float">
            <text:p>27545648</text:p>
          </table:table-cell>
          <table:table-cell office:value-type="float" office:value="34100296" calcext:value-type="float">
            <text:p>34100296</text:p>
          </table:table-cell>
          <table:table-cell office:value-type="float" office:value="0" calcext:value-type="float">
            <text:p>0</text:p>
          </table:table-cell>
          <table:table-cell office:value-type="float" office:value="28448624" calcext:value-type="float">
            <text:p>28448624</text:p>
          </table:table-cell>
          <table:table-cell office:value-type="float" office:value="29596896" calcext:value-type="float">
            <text:p>29596896</text:p>
          </table:table-cell>
          <table:table-cell office:value-type="float" office:value="27399472" calcext:value-type="float">
            <text:p>27399472</text:p>
          </table:table-cell>
          <table:table-cell table:formula="of:=[.A1224]+[.B1224]+[.C1224]+[.D1224]+[.E1224]+[.F1224]+[.G1224]" office:value-type="float" office:value="173917248" calcext:value-type="float">
            <text:p>173917248</text:p>
          </table:table-cell>
        </table:table-row>
        <table:table-row table:style-name="ro1">
          <table:table-cell office:value-type="float" office:value="26827712" calcext:value-type="float">
            <text:p>26827712</text:p>
          </table:table-cell>
          <table:table-cell office:value-type="float" office:value="27546272" calcext:value-type="float">
            <text:p>27546272</text:p>
          </table:table-cell>
          <table:table-cell office:value-type="float" office:value="34197216" calcext:value-type="float">
            <text:p>34197216</text:p>
          </table:table-cell>
          <table:table-cell office:value-type="float" office:value="0" calcext:value-type="float">
            <text:p>0</text:p>
          </table:table-cell>
          <table:table-cell office:value-type="float" office:value="28454624" calcext:value-type="float">
            <text:p>28454624</text:p>
          </table:table-cell>
          <table:table-cell office:value-type="float" office:value="29600872" calcext:value-type="float">
            <text:p>29600872</text:p>
          </table:table-cell>
          <table:table-cell office:value-type="float" office:value="27399472" calcext:value-type="float">
            <text:p>27399472</text:p>
          </table:table-cell>
          <table:table-cell table:formula="of:=[.A1225]+[.B1225]+[.C1225]+[.D1225]+[.E1225]+[.F1225]+[.G1225]" office:value-type="float" office:value="174026168" calcext:value-type="float">
            <text:p>174026168</text:p>
          </table:table-cell>
        </table:table-row>
        <table:table-row table:style-name="ro1">
          <table:table-cell office:value-type="float" office:value="26830760" calcext:value-type="float">
            <text:p>26830760</text:p>
          </table:table-cell>
          <table:table-cell office:value-type="float" office:value="26634624" calcext:value-type="float">
            <text:p>26634624</text:p>
          </table:table-cell>
          <table:table-cell office:value-type="float" office:value="34203136" calcext:value-type="float">
            <text:p>34203136</text:p>
          </table:table-cell>
          <table:table-cell office:value-type="float" office:value="0" calcext:value-type="float">
            <text:p>0</text:p>
          </table:table-cell>
          <table:table-cell office:value-type="float" office:value="28456672" calcext:value-type="float">
            <text:p>28456672</text:p>
          </table:table-cell>
          <table:table-cell office:value-type="float" office:value="29600872" calcext:value-type="float">
            <text:p>29600872</text:p>
          </table:table-cell>
          <table:table-cell office:value-type="float" office:value="27403728" calcext:value-type="float">
            <text:p>27403728</text:p>
          </table:table-cell>
          <table:table-cell table:formula="of:=[.A1226]+[.B1226]+[.C1226]+[.D1226]+[.E1226]+[.F1226]+[.G1226]" office:value-type="float" office:value="173129792" calcext:value-type="float">
            <text:p>173129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36032" calcext:value-type="float">
            <text:p>26636032</text:p>
          </table:table-cell>
          <table:table-cell office:value-type="float" office:value="34357936" calcext:value-type="float">
            <text:p>34357936</text:p>
          </table:table-cell>
          <table:table-cell office:value-type="float" office:value="0" calcext:value-type="float">
            <text:p>0</text:p>
          </table:table-cell>
          <table:table-cell office:value-type="float" office:value="28460464" calcext:value-type="float">
            <text:p>28460464</text:p>
          </table:table-cell>
          <table:table-cell office:value-type="float" office:value="29600872" calcext:value-type="float">
            <text:p>29600872</text:p>
          </table:table-cell>
          <table:table-cell office:value-type="float" office:value="27403728" calcext:value-type="float">
            <text:p>27403728</text:p>
          </table:table-cell>
          <table:table-cell table:formula="of:=[.A1227]+[.B1227]+[.C1227]+[.D1227]+[.E1227]+[.F1227]+[.G1227]" office:value-type="float" office:value="146459032" calcext:value-type="float">
            <text:p>146459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40672" calcext:value-type="float">
            <text:p>26640672</text:p>
          </table:table-cell>
          <table:table-cell office:value-type="float" office:value="34375240" calcext:value-type="float">
            <text:p>34375240</text:p>
          </table:table-cell>
          <table:table-cell office:value-type="float" office:value="0" calcext:value-type="float">
            <text:p>0</text:p>
          </table:table-cell>
          <table:table-cell office:value-type="float" office:value="28464088" calcext:value-type="float">
            <text:p>28464088</text:p>
          </table:table-cell>
          <table:table-cell office:value-type="float" office:value="29600872" calcext:value-type="float">
            <text:p>29600872</text:p>
          </table:table-cell>
          <table:table-cell office:value-type="float" office:value="28426032" calcext:value-type="float">
            <text:p>28426032</text:p>
          </table:table-cell>
          <table:table-cell table:formula="of:=[.A1228]+[.B1228]+[.C1228]+[.D1228]+[.E1228]+[.F1228]+[.G1228]" office:value-type="float" office:value="147506904" calcext:value-type="float">
            <text:p>147506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41296" calcext:value-type="float">
            <text:p>26641296</text:p>
          </table:table-cell>
          <table:table-cell office:value-type="float" office:value="34376360" calcext:value-type="float">
            <text:p>3437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06984" calcext:value-type="float">
            <text:p>29606984</text:p>
          </table:table-cell>
          <table:table-cell office:value-type="float" office:value="0" calcext:value-type="float">
            <text:p>0</text:p>
          </table:table-cell>
          <table:table-cell table:formula="of:=[.A1229]+[.B1229]+[.C1229]+[.D1229]+[.E1229]+[.F1229]+[.G1229]" office:value-type="float" office:value="90624640" calcext:value-type="float">
            <text:p>90624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25712" calcext:value-type="float">
            <text:p>27125712</text:p>
          </table:table-cell>
          <table:table-cell office:value-type="float" office:value="34478160" calcext:value-type="float">
            <text:p>3447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10960" calcext:value-type="float">
            <text:p>29610960</text:p>
          </table:table-cell>
          <table:table-cell office:value-type="float" office:value="0" calcext:value-type="float">
            <text:p>0</text:p>
          </table:table-cell>
          <table:table-cell table:formula="of:=[.A1230]+[.B1230]+[.C1230]+[.D1230]+[.E1230]+[.F1230]+[.G1230]" office:value-type="float" office:value="91214832" calcext:value-type="float">
            <text:p>91214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29320" calcext:value-type="float">
            <text:p>27329320</text:p>
          </table:table-cell>
          <table:table-cell office:value-type="float" office:value="35008776" calcext:value-type="float">
            <text:p>3500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10960" calcext:value-type="float">
            <text:p>29610960</text:p>
          </table:table-cell>
          <table:table-cell office:value-type="float" office:value="0" calcext:value-type="float">
            <text:p>0</text:p>
          </table:table-cell>
          <table:table-cell table:formula="of:=[.A1231]+[.B1231]+[.C1231]+[.D1231]+[.E1231]+[.F1231]+[.G1231]" office:value-type="float" office:value="91949056" calcext:value-type="float">
            <text:p>9194905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610960" calcext:value-type="float">
            <text:p>29610960</text:p>
          </table:table-cell>
          <table:table-cell office:value-type="float" office:value="0" calcext:value-type="float">
            <text:p>0</text:p>
          </table:table-cell>
          <table:table-cell table:formula="of:=[.A1232]+[.B1232]+[.C1232]+[.D1232]+[.E1232]+[.F1232]+[.G1232]" office:value-type="float" office:value="29610960" calcext:value-type="float">
            <text:p>2961096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614936" calcext:value-type="float">
            <text:p>29614936</text:p>
          </table:table-cell>
          <table:table-cell office:value-type="float" office:value="0" calcext:value-type="float">
            <text:p>0</text:p>
          </table:table-cell>
          <table:table-cell table:formula="of:=[.A1233]+[.B1233]+[.C1233]+[.D1233]+[.E1233]+[.F1233]+[.G1233]" office:value-type="float" office:value="29614936" calcext:value-type="float">
            <text:p>2961493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614936" calcext:value-type="float">
            <text:p>29614936</text:p>
          </table:table-cell>
          <table:table-cell office:value-type="float" office:value="0" calcext:value-type="float">
            <text:p>0</text:p>
          </table:table-cell>
          <table:table-cell table:formula="of:=[.A1234]+[.B1234]+[.C1234]+[.D1234]+[.E1234]+[.F1234]+[.G1234]" office:value-type="float" office:value="29614936" calcext:value-type="float">
            <text:p>2961493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614936" calcext:value-type="float">
            <text:p>29614936</text:p>
          </table:table-cell>
          <table:table-cell office:value-type="float" office:value="0" calcext:value-type="float">
            <text:p>0</text:p>
          </table:table-cell>
          <table:table-cell table:formula="of:=[.A1235]+[.B1235]+[.C1235]+[.D1235]+[.E1235]+[.F1235]+[.G1235]" office:value-type="float" office:value="29614936" calcext:value-type="float">
            <text:p>2961493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614936" calcext:value-type="float">
            <text:p>29614936</text:p>
          </table:table-cell>
          <table:table-cell office:value-type="float" office:value="0" calcext:value-type="float">
            <text:p>0</text:p>
          </table:table-cell>
          <table:table-cell table:formula="of:=[.A1236]+[.B1236]+[.C1236]+[.D1236]+[.E1236]+[.F1236]+[.G1236]" office:value-type="float" office:value="29614936" calcext:value-type="float">
            <text:p>2961493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618912" calcext:value-type="float">
            <text:p>29618912</text:p>
          </table:table-cell>
          <table:table-cell office:value-type="float" office:value="0" calcext:value-type="float">
            <text:p>0</text:p>
          </table:table-cell>
          <table:table-cell table:formula="of:=[.A1237]+[.B1237]+[.C1237]+[.D1237]+[.E1237]+[.F1237]+[.G1237]" office:value-type="float" office:value="29618912" calcext:value-type="float">
            <text:p>2961891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726832" calcext:value-type="float">
            <text:p>29726832</text:p>
          </table:table-cell>
          <table:table-cell office:value-type="float" office:value="0" calcext:value-type="float">
            <text:p>0</text:p>
          </table:table-cell>
          <table:table-cell table:formula="of:=[.A1238]+[.B1238]+[.C1238]+[.D1238]+[.E1238]+[.F1238]+[.G1238]" office:value-type="float" office:value="29726832" calcext:value-type="float">
            <text:p>2972683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726832" calcext:value-type="float">
            <text:p>29726832</text:p>
          </table:table-cell>
          <table:table-cell office:value-type="float" office:value="0" calcext:value-type="float">
            <text:p>0</text:p>
          </table:table-cell>
          <table:table-cell table:formula="of:=[.A1239]+[.B1239]+[.C1239]+[.D1239]+[.E1239]+[.F1239]+[.G1239]" office:value-type="float" office:value="29726832" calcext:value-type="float">
            <text:p>2972683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731072" calcext:value-type="float">
            <text:p>29731072</text:p>
          </table:table-cell>
          <table:table-cell office:value-type="float" office:value="0" calcext:value-type="float">
            <text:p>0</text:p>
          </table:table-cell>
          <table:table-cell table:formula="of:=[.A1240]+[.B1240]+[.C1240]+[.D1240]+[.E1240]+[.F1240]+[.G1240]" office:value-type="float" office:value="29731072" calcext:value-type="float">
            <text:p>2973107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731072" calcext:value-type="float">
            <text:p>29731072</text:p>
          </table:table-cell>
          <table:table-cell office:value-type="float" office:value="0" calcext:value-type="float">
            <text:p>0</text:p>
          </table:table-cell>
          <table:table-cell table:formula="of:=[.A1241]+[.B1241]+[.C1241]+[.D1241]+[.E1241]+[.F1241]+[.G1241]" office:value-type="float" office:value="29731072" calcext:value-type="float">
            <text:p>2973107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735048" calcext:value-type="float">
            <text:p>29735048</text:p>
          </table:table-cell>
          <table:table-cell office:value-type="float" office:value="0" calcext:value-type="float">
            <text:p>0</text:p>
          </table:table-cell>
          <table:table-cell table:formula="of:=[.A1242]+[.B1242]+[.C1242]+[.D1242]+[.E1242]+[.F1242]+[.G1242]" office:value-type="float" office:value="29735048" calcext:value-type="float">
            <text:p>2973504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735048" calcext:value-type="float">
            <text:p>29735048</text:p>
          </table:table-cell>
          <table:table-cell office:value-type="float" office:value="0" calcext:value-type="float">
            <text:p>0</text:p>
          </table:table-cell>
          <table:table-cell table:formula="of:=[.A1243]+[.B1243]+[.C1243]+[.D1243]+[.E1243]+[.F1243]+[.G1243]" office:value-type="float" office:value="29735048" calcext:value-type="float">
            <text:p>2973504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9741328" calcext:value-type="float">
            <text:p>29741328</text:p>
          </table:table-cell>
          <table:table-cell office:value-type="float" office:value="0" calcext:value-type="float">
            <text:p>0</text:p>
          </table:table-cell>
          <table:table-cell table:formula="of:=[.A1244]+[.B1244]+[.C1244]+[.D1244]+[.E1244]+[.F1244]+[.G1244]" office:value-type="float" office:value="29741328" calcext:value-type="float">
            <text:p>2974132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0081640" calcext:value-type="float">
            <text:p>30081640</text:p>
          </table:table-cell>
          <table:table-cell office:value-type="float" office:value="0" calcext:value-type="float">
            <text:p>0</text:p>
          </table:table-cell>
          <table:table-cell table:formula="of:=[.A1245]+[.B1245]+[.C1245]+[.D1245]+[.E1245]+[.F1245]+[.G1245]" office:value-type="float" office:value="30081640" calcext:value-type="float">
            <text:p>3008164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01:02:08.851846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01:08:34.04194786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99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2cm" svg:height="9cm" xlink:href=".." xlink:type="simple" chart:class="chart:area" chart:style-name="ch1">
        <chart:legend chart:legend-position="end" svg:x="20.369cm" svg:y="2.707cm" style:legend-expansion="high" chart:style-name="ch2"/>
        <chart:plot-area chart:style-name="ch3" table:cell-range-address="Sheet1.A1:Sheet1.G1246" chart:data-source-has-labels="row" svg:x="0.448cm" svg:y="0.18cm" svg:width="19.473cm" svg:height="8.64cm">
          <chartooo:coordinate-region svg:x="2.366cm" svg:y="0.379cm" svg:width="17.414cm" svg:height="7.3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246" chart:label-cell-address="Sheet1.A1:Sheet1.A1" chart:class="chart:area">
            <chart:data-point chart:repeated="1245"/>
          </chart:series>
          <chart:series chart:style-name="ch7" chart:values-cell-range-address="Sheet1.B2:Sheet1.B1246" chart:label-cell-address="Sheet1.B1:Sheet1.B1" chart:class="chart:area">
            <chart:data-point chart:repeated="1245"/>
          </chart:series>
          <chart:series chart:style-name="ch8" chart:values-cell-range-address="Sheet1.C2:Sheet1.C1246" chart:label-cell-address="Sheet1.C1:Sheet1.C1" chart:class="chart:area">
            <chart:data-point chart:repeated="1245"/>
          </chart:series>
          <chart:series chart:style-name="ch9" chart:values-cell-range-address="Sheet1.D2:Sheet1.D1246" chart:label-cell-address="Sheet1.D1:Sheet1.D1" chart:class="chart:area">
            <chart:data-point chart:repeated="1245"/>
          </chart:series>
          <chart:series chart:style-name="ch10" chart:values-cell-range-address="Sheet1.E2:Sheet1.E1246" chart:label-cell-address="Sheet1.E1:Sheet1.E1" chart:class="chart:area">
            <chart:data-point chart:repeated="1245"/>
          </chart:series>
          <chart:series chart:style-name="ch11" chart:values-cell-range-address="Sheet1.F2:Sheet1.F1246" chart:label-cell-address="Sheet1.F1:Sheet1.F1" chart:class="chart:area">
            <chart:data-point chart:repeated="1245"/>
          </chart:series>
          <chart:series chart:style-name="ch12" chart:values-cell-range-address="Sheet1.G2:Sheet1.G1246" chart:label-cell-address="Sheet1.G1:Sheet1.G1" chart:class="chart:area">
            <chart:data-point chart:repeated="12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tPrint</text:p>
                <draw:g>
                  <svg:desc>Sheet1.A1:Sheet1.A1</svg:desc>
                </draw:g>
              </table:table-cell>
              <table:table-cell office:value-type="string">
                <text:p>footPrint</text:p>
                <draw:g>
                  <svg:desc>Sheet1.B1:Sheet1.B1</svg:desc>
                </draw:g>
              </table:table-cell>
              <table:table-cell office:value-type="string">
                <text:p>footPrint</text:p>
                <draw:g>
                  <svg:desc>Sheet1.C1:Sheet1.C1</svg:desc>
                </draw:g>
              </table:table-cell>
              <table:table-cell office:value-type="string">
                <text:p>footPrint</text:p>
                <draw:g>
                  <svg:desc>Sheet1.D1:Sheet1.D1</svg:desc>
                </draw:g>
              </table:table-cell>
              <table:table-cell office:value-type="string">
                <text:p>footPrint</text:p>
                <draw:g>
                  <svg:desc>Sheet1.E1:Sheet1.E1</svg:desc>
                </draw:g>
              </table:table-cell>
              <table:table-cell office:value-type="string">
                <text:p>footPrint</text:p>
                <draw:g>
                  <svg:desc>Sheet1.F1:Sheet1.F1</svg:desc>
                </draw:g>
              </table:table-cell>
              <table:table-cell office:value-type="string">
                <text:p>footPrin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5192">
                <text:p>1275192</text:p>
                <draw:g>
                  <svg:desc>Sheet1.A2:Sheet1.A1246</svg:desc>
                </draw:g>
              </table:table-cell>
              <table:table-cell office:value-type="float" office:value="1275120">
                <text:p>1275120</text:p>
                <draw:g>
                  <svg:desc>Sheet1.B2:Sheet1.B1246</svg:desc>
                </draw:g>
              </table:table-cell>
              <table:table-cell office:value-type="float" office:value="1275192">
                <text:p>1275192</text:p>
                <draw:g>
                  <svg:desc>Sheet1.C2:Sheet1.C1246</svg:desc>
                </draw:g>
              </table:table-cell>
              <table:table-cell office:value-type="float" office:value="1275192">
                <text:p>1275192</text:p>
                <draw:g>
                  <svg:desc>Sheet1.D2:Sheet1.D1246</svg:desc>
                </draw:g>
              </table:table-cell>
              <table:table-cell office:value-type="float" office:value="1275192">
                <text:p>1275192</text:p>
                <draw:g>
                  <svg:desc>Sheet1.E2:Sheet1.E1246</svg:desc>
                </draw:g>
              </table:table-cell>
              <table:table-cell office:value-type="float" office:value="1275192">
                <text:p>1275192</text:p>
                <draw:g>
                  <svg:desc>Sheet1.F2:Sheet1.F1246</svg:desc>
                </draw:g>
              </table:table-cell>
              <table:table-cell office:value-type="float" office:value="1275192">
                <text:p>1275192</text:p>
                <draw:g>
                  <svg:desc>Sheet1.G2:Sheet1.G1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412976">
                <text:p>1412976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4199744">
                <text:p>419974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329904">
                <text:p>532990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087048">
                <text:p>5087048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366408">
                <text:p>5366408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825256">
                <text:p>5825256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857704">
                <text:p>585770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995560">
                <text:p>599556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6131016">
                <text:p>6131016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6204560">
                <text:p>620456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6226760">
                <text:p>622676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5837464">
                <text:p>5837464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9688">
                <text:p>1289688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7080912">
                <text:p>708091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97600">
                <text:p>419760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7228232">
                <text:p>722823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7643760">
                <text:p>7643760</text:p>
              </table:table-cell>
              <table:table-cell office:value-type="float" office:value="1287240">
                <text:p>1287240</text:p>
              </table:table-cell>
              <table:table-cell office:value-type="float" office:value="1275192">
                <text:p>1275192</text:p>
              </table:table-cell>
              <table:table-cell office:value-type="float" office:value="1275464">
                <text:p>1275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1275192">
                <text:p>1275192</text:p>
              </table:table-cell>
              <table:table-cell office:value-type="float" office:value="7710672">
                <text:p>7710672</text:p>
              </table:table-cell>
              <table:table-cell office:value-type="float" office:value="1412560">
                <text:p>1412560</text:p>
              </table:table-cell>
              <table:table-cell office:value-type="float" office:value="1275192">
                <text:p>1275192</text:p>
              </table:table-cell>
              <table:table-cell office:value-type="float" office:value="1323280">
                <text:p>13232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1286208">
                <text:p>1286208</text:p>
              </table:table-cell>
              <table:table-cell office:value-type="float" office:value="7710672">
                <text:p>7710672</text:p>
              </table:table-cell>
              <table:table-cell office:value-type="float" office:value="4048224">
                <text:p>4048224</text:p>
              </table:table-cell>
              <table:table-cell office:value-type="float" office:value="1275192">
                <text:p>1275192</text:p>
              </table:table-cell>
              <table:table-cell office:value-type="float" office:value="4048224">
                <text:p>4048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26736">
                <text:p>5226736</text:p>
              </table:table-cell>
              <table:table-cell office:value-type="float" office:value="1412560">
                <text:p>1412560</text:p>
              </table:table-cell>
              <table:table-cell office:value-type="float" office:value="4071808">
                <text:p>4071808</text:p>
              </table:table-cell>
              <table:table-cell office:value-type="float" office:value="7710672">
                <text:p>7710672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26736">
                <text:p>5226736</text:p>
              </table:table-cell>
              <table:table-cell office:value-type="float" office:value="5225840">
                <text:p>5225840</text:p>
              </table:table-cell>
              <table:table-cell office:value-type="float" office:value="5225840">
                <text:p>5225840</text:p>
              </table:table-cell>
              <table:table-cell office:value-type="float" office:value="7710672">
                <text:p>7710672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46776">
                <text:p>5246776</text:p>
              </table:table-cell>
              <table:table-cell office:value-type="float" office:value="5225840">
                <text:p>5225840</text:p>
              </table:table-cell>
              <table:table-cell office:value-type="float" office:value="5225840">
                <text:p>5225840</text:p>
              </table:table-cell>
              <table:table-cell office:value-type="float" office:value="7775392">
                <text:p>7775392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5225840">
                <text:p>52258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79400">
                <text:p>5579400</text:p>
              </table:table-cell>
              <table:table-cell office:value-type="float" office:value="5226736">
                <text:p>5226736</text:p>
              </table:table-cell>
              <table:table-cell office:value-type="float" office:value="5226736">
                <text:p>5226736</text:p>
              </table:table-cell>
              <table:table-cell office:value-type="float" office:value="7895704">
                <text:p>7895704</text:p>
              </table:table-cell>
              <table:table-cell office:value-type="float" office:value="5225840">
                <text:p>5225840</text:p>
              </table:table-cell>
              <table:table-cell office:value-type="float" office:value="1275192">
                <text:p>1275192</text:p>
              </table:table-cell>
              <table:table-cell office:value-type="float" office:value="5226656">
                <text:p>52266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79400">
                <text:p>5579400</text:p>
              </table:table-cell>
              <table:table-cell office:value-type="float" office:value="5226736">
                <text:p>5226736</text:p>
              </table:table-cell>
              <table:table-cell office:value-type="float" office:value="5226736">
                <text:p>5226736</text:p>
              </table:table-cell>
              <table:table-cell office:value-type="float" office:value="7926936">
                <text:p>7926936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5226736">
                <text:p>5226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79400">
                <text:p>5579400</text:p>
              </table:table-cell>
              <table:table-cell office:value-type="float" office:value="5226736">
                <text:p>5226736</text:p>
              </table:table-cell>
              <table:table-cell office:value-type="float" office:value="5226736">
                <text:p>5226736</text:p>
              </table:table-cell>
              <table:table-cell office:value-type="float" office:value="7926936">
                <text:p>7926936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5226736">
                <text:p>5226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79400">
                <text:p>5579400</text:p>
              </table:table-cell>
              <table:table-cell office:value-type="float" office:value="5226736">
                <text:p>5226736</text:p>
              </table:table-cell>
              <table:table-cell office:value-type="float" office:value="5226736">
                <text:p>5226736</text:p>
              </table:table-cell>
              <table:table-cell office:value-type="float" office:value="7926936">
                <text:p>7926936</text:p>
              </table:table-cell>
              <table:table-cell office:value-type="float" office:value="5226736">
                <text:p>5226736</text:p>
              </table:table-cell>
              <table:table-cell office:value-type="float" office:value="1275192">
                <text:p>1275192</text:p>
              </table:table-cell>
              <table:table-cell office:value-type="float" office:value="5226736">
                <text:p>5226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79400">
                <text:p>5579400</text:p>
              </table:table-cell>
              <table:table-cell office:value-type="float" office:value="5226736">
                <text:p>5226736</text:p>
              </table:table-cell>
              <table:table-cell office:value-type="float" office:value="5232400">
                <text:p>5232400</text:p>
              </table:table-cell>
              <table:table-cell office:value-type="float" office:value="7926936">
                <text:p>7926936</text:p>
              </table:table-cell>
              <table:table-cell office:value-type="float" office:value="5281096">
                <text:p>5281096</text:p>
              </table:table-cell>
              <table:table-cell office:value-type="float" office:value="1275192">
                <text:p>1275192</text:p>
              </table:table-cell>
              <table:table-cell office:value-type="float" office:value="5052744">
                <text:p>5052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79400">
                <text:p>5579400</text:p>
              </table:table-cell>
              <table:table-cell office:value-type="float" office:value="5280600">
                <text:p>5280600</text:p>
              </table:table-cell>
              <table:table-cell office:value-type="float" office:value="5140328">
                <text:p>5140328</text:p>
              </table:table-cell>
              <table:table-cell office:value-type="float" office:value="7926936">
                <text:p>7926936</text:p>
              </table:table-cell>
              <table:table-cell office:value-type="float" office:value="5267032">
                <text:p>5267032</text:p>
              </table:table-cell>
              <table:table-cell office:value-type="float" office:value="1275192">
                <text:p>1275192</text:p>
              </table:table-cell>
              <table:table-cell office:value-type="float" office:value="5272360">
                <text:p>5272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79400">
                <text:p>5579400</text:p>
              </table:table-cell>
              <table:table-cell office:value-type="float" office:value="5271944">
                <text:p>5271944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5579528">
                <text:p>5579528</text:p>
              </table:table-cell>
              <table:table-cell office:value-type="float" office:value="1275192">
                <text:p>1275192</text:p>
              </table:table-cell>
              <table:table-cell office:value-type="float" office:value="5272360">
                <text:p>5272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5579528">
                <text:p>5579528</text:p>
              </table:table-cell>
              <table:table-cell office:value-type="float" office:value="1275192">
                <text:p>1275192</text:p>
              </table:table-cell>
              <table:table-cell office:value-type="float" office:value="7089976">
                <text:p>7089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5579528">
                <text:p>5579528</text:p>
              </table:table-cell>
              <table:table-cell office:value-type="float" office:value="1275192">
                <text:p>1275192</text:p>
              </table:table-cell>
              <table:table-cell office:value-type="float" office:value="7267648">
                <text:p>7267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5579528">
                <text:p>5579528</text:p>
              </table:table-cell>
              <table:table-cell office:value-type="float" office:value="1275192">
                <text:p>1275192</text:p>
              </table:table-cell>
              <table:table-cell office:value-type="float" office:value="7267648">
                <text:p>7267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5579528">
                <text:p>5579528</text:p>
              </table:table-cell>
              <table:table-cell office:value-type="float" office:value="1285744">
                <text:p>1285744</text:p>
              </table:table-cell>
              <table:table-cell office:value-type="float" office:value="8076368">
                <text:p>8076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5579528">
                <text:p>5579528</text:p>
              </table:table-cell>
              <table:table-cell office:value-type="float" office:value="1412560">
                <text:p>1412560</text:p>
              </table:table-cell>
              <table:table-cell office:value-type="float" office:value="8673896">
                <text:p>8673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6779344">
                <text:p>6779344</text:p>
              </table:table-cell>
              <table:table-cell office:value-type="float" office:value="4141104">
                <text:p>4141104</text:p>
              </table:table-cell>
              <table:table-cell office:value-type="float" office:value="9298720">
                <text:p>92987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34832">
                <text:p>7134832</text:p>
              </table:table-cell>
              <table:table-cell office:value-type="float" office:value="6779216">
                <text:p>6779216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7252088">
                <text:p>7252088</text:p>
              </table:table-cell>
              <table:table-cell office:value-type="float" office:value="5225840">
                <text:p>5225840</text:p>
              </table:table-cell>
              <table:table-cell office:value-type="float" office:value="9298720">
                <text:p>92987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71936">
                <text:p>8071936</text:p>
              </table:table-cell>
              <table:table-cell office:value-type="float" office:value="7135648">
                <text:p>7135648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8673728">
                <text:p>8673728</text:p>
              </table:table-cell>
              <table:table-cell office:value-type="float" office:value="5225840">
                <text:p>5225840</text:p>
              </table:table-cell>
              <table:table-cell office:value-type="float" office:value="9298720">
                <text:p>92987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73904">
                <text:p>8673904</text:p>
              </table:table-cell>
              <table:table-cell office:value-type="float" office:value="7014416">
                <text:p>7014416</text:p>
              </table:table-cell>
              <table:table-cell office:value-type="float" office:value="5579400">
                <text:p>5579400</text:p>
              </table:table-cell>
              <table:table-cell office:value-type="float" office:value="7926936">
                <text:p>7926936</text:p>
              </table:table-cell>
              <table:table-cell office:value-type="float" office:value="9298704">
                <text:p>9298704</text:p>
              </table:table-cell>
              <table:table-cell office:value-type="float" office:value="5225840">
                <text:p>5225840</text:p>
              </table:table-cell>
              <table:table-cell office:value-type="float" office:value="9321080">
                <text:p>93210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98728">
                <text:p>9298728</text:p>
              </table:table-cell>
              <table:table-cell office:value-type="float" office:value="8673920">
                <text:p>8673920</text:p>
              </table:table-cell>
              <table:table-cell office:value-type="float" office:value="6779216">
                <text:p>6779216</text:p>
              </table:table-cell>
              <table:table-cell office:value-type="float" office:value="7926936">
                <text:p>7926936</text:p>
              </table:table-cell>
              <table:table-cell office:value-type="float" office:value="9298704">
                <text:p>9298704</text:p>
              </table:table-cell>
              <table:table-cell office:value-type="float" office:value="5225840">
                <text:p>5225840</text:p>
              </table:table-cell>
              <table:table-cell office:value-type="float" office:value="9361592">
                <text:p>93615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98728">
                <text:p>9298728</text:p>
              </table:table-cell>
              <table:table-cell office:value-type="float" office:value="8970880">
                <text:p>8970880</text:p>
              </table:table-cell>
              <table:table-cell office:value-type="float" office:value="7195872">
                <text:p>7195872</text:p>
              </table:table-cell>
              <table:table-cell office:value-type="float" office:value="7926936">
                <text:p>7926936</text:p>
              </table:table-cell>
              <table:table-cell office:value-type="float" office:value="10442984">
                <text:p>10442984</text:p>
              </table:table-cell>
              <table:table-cell office:value-type="float" office:value="5226736">
                <text:p>5226736</text:p>
              </table:table-cell>
              <table:table-cell office:value-type="float" office:value="10506608">
                <text:p>10506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98728">
                <text:p>9298728</text:p>
              </table:table-cell>
              <table:table-cell office:value-type="float" office:value="9298744">
                <text:p>9298744</text:p>
              </table:table-cell>
              <table:table-cell office:value-type="float" office:value="8082136">
                <text:p>8082136</text:p>
              </table:table-cell>
              <table:table-cell office:value-type="float" office:value="7926936">
                <text:p>7926936</text:p>
              </table:table-cell>
              <table:table-cell office:value-type="float" office:value="10702808">
                <text:p>10702808</text:p>
              </table:table-cell>
              <table:table-cell office:value-type="float" office:value="5226736">
                <text:p>5226736</text:p>
              </table:table-cell>
              <table:table-cell office:value-type="float" office:value="10751096">
                <text:p>10751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21088">
                <text:p>9321088</text:p>
              </table:table-cell>
              <table:table-cell office:value-type="float" office:value="9298744">
                <text:p>9298744</text:p>
              </table:table-cell>
              <table:table-cell office:value-type="float" office:value="9006848">
                <text:p>9006848</text:p>
              </table:table-cell>
              <table:table-cell office:value-type="float" office:value="7926936">
                <text:p>7926936</text:p>
              </table:table-cell>
              <table:table-cell office:value-type="float" office:value="10967232">
                <text:p>10967232</text:p>
              </table:table-cell>
              <table:table-cell office:value-type="float" office:value="5226736">
                <text:p>5226736</text:p>
              </table:table-cell>
              <table:table-cell office:value-type="float" office:value="11068392">
                <text:p>11068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21088">
                <text:p>9321088</text:p>
              </table:table-cell>
              <table:table-cell office:value-type="float" office:value="9298744">
                <text:p>9298744</text:p>
              </table:table-cell>
              <table:table-cell office:value-type="float" office:value="9298576">
                <text:p>9298576</text:p>
              </table:table-cell>
              <table:table-cell office:value-type="float" office:value="7926936">
                <text:p>7926936</text:p>
              </table:table-cell>
              <table:table-cell office:value-type="float" office:value="11080048">
                <text:p>11080048</text:p>
              </table:table-cell>
              <table:table-cell office:value-type="float" office:value="5285896">
                <text:p>5285896</text:p>
              </table:table-cell>
              <table:table-cell office:value-type="float" office:value="11323824">
                <text:p>11323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21088">
                <text:p>9321088</text:p>
              </table:table-cell>
              <table:table-cell office:value-type="float" office:value="10446592">
                <text:p>10446592</text:p>
              </table:table-cell>
              <table:table-cell office:value-type="float" office:value="9320936">
                <text:p>9320936</text:p>
              </table:table-cell>
              <table:table-cell office:value-type="float" office:value="7926936">
                <text:p>7926936</text:p>
              </table:table-cell>
              <table:table-cell office:value-type="float" office:value="11281704">
                <text:p>11281704</text:p>
              </table:table-cell>
              <table:table-cell office:value-type="float" office:value="5271944">
                <text:p>5271944</text:p>
              </table:table-cell>
              <table:table-cell office:value-type="float" office:value="11776584">
                <text:p>11776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21088">
                <text:p>9321088</text:p>
              </table:table-cell>
              <table:table-cell office:value-type="float" office:value="10748128">
                <text:p>10748128</text:p>
              </table:table-cell>
              <table:table-cell office:value-type="float" office:value="10440616">
                <text:p>10440616</text:p>
              </table:table-cell>
              <table:table-cell office:value-type="float" office:value="7926936">
                <text:p>7926936</text:p>
              </table:table-cell>
              <table:table-cell office:value-type="float" office:value="11728248">
                <text:p>11728248</text:p>
              </table:table-cell>
              <table:table-cell office:value-type="float" office:value="5579528">
                <text:p>5579528</text:p>
              </table:table-cell>
              <table:table-cell office:value-type="float" office:value="11917464">
                <text:p>11917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21088">
                <text:p>9321088</text:p>
              </table:table-cell>
              <table:table-cell office:value-type="float" office:value="11034448">
                <text:p>11034448</text:p>
              </table:table-cell>
              <table:table-cell office:value-type="float" office:value="9989664">
                <text:p>9989664</text:p>
              </table:table-cell>
              <table:table-cell office:value-type="float" office:value="7926936">
                <text:p>7926936</text:p>
              </table:table-cell>
              <table:table-cell office:value-type="float" office:value="11826000">
                <text:p>11826000</text:p>
              </table:table-cell>
              <table:table-cell office:value-type="float" office:value="5579528">
                <text:p>5579528</text:p>
              </table:table-cell>
              <table:table-cell office:value-type="float" office:value="11958752">
                <text:p>11958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21088">
                <text:p>9321088</text:p>
              </table:table-cell>
              <table:table-cell office:value-type="float" office:value="11323672">
                <text:p>11323672</text:p>
              </table:table-cell>
              <table:table-cell office:value-type="float" office:value="10910976">
                <text:p>10910976</text:p>
              </table:table-cell>
              <table:table-cell office:value-type="float" office:value="7926936">
                <text:p>7926936</text:p>
              </table:table-cell>
              <table:table-cell office:value-type="float" office:value="11971352">
                <text:p>11971352</text:p>
              </table:table-cell>
              <table:table-cell office:value-type="float" office:value="5579528">
                <text:p>5579528</text:p>
              </table:table-cell>
              <table:table-cell office:value-type="float" office:value="14224416">
                <text:p>14224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38688">
                <text:p>10438688</text:p>
              </table:table-cell>
              <table:table-cell office:value-type="float" office:value="11849008">
                <text:p>11849008</text:p>
              </table:table-cell>
              <table:table-cell office:value-type="float" office:value="11086776">
                <text:p>11086776</text:p>
              </table:table-cell>
              <table:table-cell office:value-type="float" office:value="7926936">
                <text:p>7926936</text:p>
              </table:table-cell>
              <table:table-cell office:value-type="float" office:value="13082608">
                <text:p>13082608</text:p>
              </table:table-cell>
              <table:table-cell office:value-type="float" office:value="5579528">
                <text:p>5579528</text:p>
              </table:table-cell>
              <table:table-cell office:value-type="float" office:value="14357376">
                <text:p>14357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52264">
                <text:p>8952264</text:p>
              </table:table-cell>
              <table:table-cell office:value-type="float" office:value="12003336">
                <text:p>12003336</text:p>
              </table:table-cell>
              <table:table-cell office:value-type="float" office:value="11374704">
                <text:p>11374704</text:p>
              </table:table-cell>
              <table:table-cell office:value-type="float" office:value="7926936">
                <text:p>7926936</text:p>
              </table:table-cell>
              <table:table-cell office:value-type="float" office:value="14329504">
                <text:p>14329504</text:p>
              </table:table-cell>
              <table:table-cell office:value-type="float" office:value="6779344">
                <text:p>6779344</text:p>
              </table:table-cell>
              <table:table-cell office:value-type="float" office:value="14632984">
                <text:p>146329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845600">
                <text:p>10845600</text:p>
              </table:table-cell>
              <table:table-cell office:value-type="float" office:value="13139448">
                <text:p>13139448</text:p>
              </table:table-cell>
              <table:table-cell office:value-type="float" office:value="11850280">
                <text:p>11850280</text:p>
              </table:table-cell>
              <table:table-cell office:value-type="float" office:value="7926936">
                <text:p>7926936</text:p>
              </table:table-cell>
              <table:table-cell office:value-type="float" office:value="14581440">
                <text:p>14581440</text:p>
              </table:table-cell>
              <table:table-cell office:value-type="float" office:value="7251840">
                <text:p>7251840</text:p>
              </table:table-cell>
              <table:table-cell office:value-type="float" office:value="13449744">
                <text:p>13449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80360">
                <text:p>11080360</text:p>
              </table:table-cell>
              <table:table-cell office:value-type="float" office:value="14435080">
                <text:p>14435080</text:p>
              </table:table-cell>
              <table:table-cell office:value-type="float" office:value="13072664">
                <text:p>13072664</text:p>
              </table:table-cell>
              <table:table-cell office:value-type="float" office:value="7926936">
                <text:p>7926936</text:p>
              </table:table-cell>
              <table:table-cell office:value-type="float" office:value="13319656">
                <text:p>13319656</text:p>
              </table:table-cell>
              <table:table-cell office:value-type="float" office:value="8099280">
                <text:p>8099280</text:p>
              </table:table-cell>
              <table:table-cell office:value-type="float" office:value="13628336">
                <text:p>13628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34992">
                <text:p>11334992</text:p>
              </table:table-cell>
              <table:table-cell office:value-type="float" office:value="12951016">
                <text:p>12951016</text:p>
              </table:table-cell>
              <table:table-cell office:value-type="float" office:value="14323120">
                <text:p>14323120</text:p>
              </table:table-cell>
              <table:table-cell office:value-type="float" office:value="7926936">
                <text:p>7926936</text:p>
              </table:table-cell>
              <table:table-cell office:value-type="float" office:value="13558696">
                <text:p>13558696</text:p>
              </table:table-cell>
              <table:table-cell office:value-type="float" office:value="8675432">
                <text:p>8675432</text:p>
              </table:table-cell>
              <table:table-cell office:value-type="float" office:value="14964216">
                <text:p>149642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06416">
                <text:p>11806416</text:p>
              </table:table-cell>
              <table:table-cell office:value-type="float" office:value="13321808">
                <text:p>13321808</text:p>
              </table:table-cell>
              <table:table-cell office:value-type="float" office:value="14579304">
                <text:p>14579304</text:p>
              </table:table-cell>
              <table:table-cell office:value-type="float" office:value="7926936">
                <text:p>7926936</text:p>
              </table:table-cell>
              <table:table-cell office:value-type="float" office:value="14898168">
                <text:p>14898168</text:p>
              </table:table-cell>
              <table:table-cell office:value-type="float" office:value="9228184">
                <text:p>9228184</text:p>
              </table:table-cell>
              <table:table-cell office:value-type="float" office:value="15146848">
                <text:p>15146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021840">
                <text:p>13021840</text:p>
              </table:table-cell>
              <table:table-cell office:value-type="float" office:value="13600216">
                <text:p>13600216</text:p>
              </table:table-cell>
              <table:table-cell office:value-type="float" office:value="13431416">
                <text:p>13431416</text:p>
              </table:table-cell>
              <table:table-cell office:value-type="float" office:value="7926936">
                <text:p>7926936</text:p>
              </table:table-cell>
              <table:table-cell office:value-type="float" office:value="14898168">
                <text:p>14898168</text:p>
              </table:table-cell>
              <table:table-cell office:value-type="float" office:value="9298704">
                <text:p>9298704</text:p>
              </table:table-cell>
              <table:table-cell office:value-type="float" office:value="17416008">
                <text:p>17416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209696">
                <text:p>14209696</text:p>
              </table:table-cell>
              <table:table-cell office:value-type="float" office:value="14784304">
                <text:p>14784304</text:p>
              </table:table-cell>
              <table:table-cell office:value-type="float" office:value="14969912">
                <text:p>14969912</text:p>
              </table:table-cell>
              <table:table-cell office:value-type="float" office:value="7926936">
                <text:p>7926936</text:p>
              </table:table-cell>
              <table:table-cell office:value-type="float" office:value="14903496">
                <text:p>14903496</text:p>
              </table:table-cell>
              <table:table-cell office:value-type="float" office:value="9298704">
                <text:p>9298704</text:p>
              </table:table-cell>
              <table:table-cell office:value-type="float" office:value="17627672">
                <text:p>17627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12408">
                <text:p>14312408</text:p>
              </table:table-cell>
              <table:table-cell office:value-type="float" office:value="15145088">
                <text:p>15145088</text:p>
              </table:table-cell>
              <table:table-cell office:value-type="float" office:value="15000464">
                <text:p>15000464</text:p>
              </table:table-cell>
              <table:table-cell office:value-type="float" office:value="7926936">
                <text:p>7926936</text:p>
              </table:table-cell>
              <table:table-cell office:value-type="float" office:value="15062280">
                <text:p>15062280</text:p>
              </table:table-cell>
              <table:table-cell office:value-type="float" office:value="9298704">
                <text:p>9298704</text:p>
              </table:table-cell>
              <table:table-cell office:value-type="float" office:value="17367864">
                <text:p>17367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87008">
                <text:p>14487008</text:p>
              </table:table-cell>
              <table:table-cell office:value-type="float" office:value="15148976">
                <text:p>15148976</text:p>
              </table:table-cell>
              <table:table-cell office:value-type="float" office:value="15016032">
                <text:p>15016032</text:p>
              </table:table-cell>
              <table:table-cell office:value-type="float" office:value="7926936">
                <text:p>7926936</text:p>
              </table:table-cell>
              <table:table-cell office:value-type="float" office:value="17413176">
                <text:p>17413176</text:p>
              </table:table-cell>
              <table:table-cell office:value-type="float" office:value="9341848">
                <text:p>9341848</text:p>
              </table:table-cell>
              <table:table-cell office:value-type="float" office:value="17435752">
                <text:p>174357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569560">
                <text:p>14569560</text:p>
              </table:table-cell>
              <table:table-cell office:value-type="float" office:value="15253848">
                <text:p>15253848</text:p>
              </table:table-cell>
              <table:table-cell office:value-type="float" office:value="16337688">
                <text:p>16337688</text:p>
              </table:table-cell>
              <table:table-cell office:value-type="float" office:value="7926936">
                <text:p>7926936</text:p>
              </table:table-cell>
              <table:table-cell office:value-type="float" office:value="17618776">
                <text:p>17618776</text:p>
              </table:table-cell>
              <table:table-cell office:value-type="float" office:value="10497288">
                <text:p>10497288</text:p>
              </table:table-cell>
              <table:table-cell office:value-type="float" office:value="17556472">
                <text:p>17556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16944">
                <text:p>13316944</text:p>
              </table:table-cell>
              <table:table-cell office:value-type="float" office:value="17621336">
                <text:p>17621336</text:p>
              </table:table-cell>
              <table:table-cell office:value-type="float" office:value="17574992">
                <text:p>17574992</text:p>
              </table:table-cell>
              <table:table-cell office:value-type="float" office:value="7926936">
                <text:p>7926936</text:p>
              </table:table-cell>
              <table:table-cell office:value-type="float" office:value="17683120">
                <text:p>17683120</text:p>
              </table:table-cell>
              <table:table-cell office:value-type="float" office:value="10880056">
                <text:p>10880056</text:p>
              </table:table-cell>
              <table:table-cell office:value-type="float" office:value="17593592">
                <text:p>175935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33720">
                <text:p>13533720</text:p>
              </table:table-cell>
              <table:table-cell office:value-type="float" office:value="15710720">
                <text:p>15710720</text:p>
              </table:table-cell>
              <table:table-cell office:value-type="float" office:value="17721608">
                <text:p>17721608</text:p>
              </table:table-cell>
              <table:table-cell office:value-type="float" office:value="7926936">
                <text:p>7926936</text:p>
              </table:table-cell>
              <table:table-cell office:value-type="float" office:value="17725000">
                <text:p>17725000</text:p>
              </table:table-cell>
              <table:table-cell office:value-type="float" office:value="11088544">
                <text:p>11088544</text:p>
              </table:table-cell>
              <table:table-cell office:value-type="float" office:value="17769448">
                <text:p>17769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39768">
                <text:p>14939768</text:p>
              </table:table-cell>
              <table:table-cell office:value-type="float" office:value="17473176">
                <text:p>17473176</text:p>
              </table:table-cell>
              <table:table-cell office:value-type="float" office:value="17403160">
                <text:p>17403160</text:p>
              </table:table-cell>
              <table:table-cell office:value-type="float" office:value="7926936">
                <text:p>7926936</text:p>
              </table:table-cell>
              <table:table-cell office:value-type="float" office:value="17344408">
                <text:p>17344408</text:p>
              </table:table-cell>
              <table:table-cell office:value-type="float" office:value="11351592">
                <text:p>11351592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150784">
                <text:p>15150784</text:p>
              </table:table-cell>
              <table:table-cell office:value-type="float" office:value="17552040">
                <text:p>17552040</text:p>
              </table:table-cell>
              <table:table-cell office:value-type="float" office:value="17453136">
                <text:p>17453136</text:p>
              </table:table-cell>
              <table:table-cell office:value-type="float" office:value="7926936">
                <text:p>7926936</text:p>
              </table:table-cell>
              <table:table-cell office:value-type="float" office:value="17376288">
                <text:p>17376288</text:p>
              </table:table-cell>
              <table:table-cell office:value-type="float" office:value="11840104">
                <text:p>11840104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79840">
                <text:p>17579840</text:p>
              </table:table-cell>
              <table:table-cell office:value-type="float" office:value="17636520">
                <text:p>17636520</text:p>
              </table:table-cell>
              <table:table-cell office:value-type="float" office:value="17489360">
                <text:p>17489360</text:p>
              </table:table-cell>
              <table:table-cell office:value-type="float" office:value="7926936">
                <text:p>7926936</text:p>
              </table:table-cell>
              <table:table-cell office:value-type="float" office:value="17397688">
                <text:p>17397688</text:p>
              </table:table-cell>
              <table:table-cell office:value-type="float" office:value="11939808">
                <text:p>11939808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389800">
                <text:p>17389800</text:p>
              </table:table-cell>
              <table:table-cell office:value-type="float" office:value="17791504">
                <text:p>17791504</text:p>
              </table:table-cell>
              <table:table-cell office:value-type="float" office:value="17734992">
                <text:p>17734992</text:p>
              </table:table-cell>
              <table:table-cell office:value-type="float" office:value="7926936">
                <text:p>7926936</text:p>
              </table:table-cell>
              <table:table-cell office:value-type="float" office:value="17688280">
                <text:p>17688280</text:p>
              </table:table-cell>
              <table:table-cell office:value-type="float" office:value="13083528">
                <text:p>13083528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8784">
                <text:p>17508784</text:p>
              </table:table-cell>
              <table:table-cell office:value-type="float" office:value="17973840">
                <text:p>17973840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35768">
                <text:p>20335768</text:p>
              </table:table-cell>
              <table:table-cell office:value-type="float" office:value="14422184">
                <text:p>14422184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01864">
                <text:p>17801864</text:p>
              </table:table-cell>
              <table:table-cell office:value-type="float" office:value="18012784">
                <text:p>18012784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35768">
                <text:p>20335768</text:p>
              </table:table-cell>
              <table:table-cell office:value-type="float" office:value="14598192">
                <text:p>14598192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34544">
                <text:p>17834544</text:p>
              </table:table-cell>
              <table:table-cell office:value-type="float" office:value="18012784">
                <text:p>18012784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35768">
                <text:p>20335768</text:p>
              </table:table-cell>
              <table:table-cell office:value-type="float" office:value="13457904">
                <text:p>13457904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34544">
                <text:p>17834544</text:p>
              </table:table-cell>
              <table:table-cell office:value-type="float" office:value="18012784">
                <text:p>18012784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35768">
                <text:p>20335768</text:p>
              </table:table-cell>
              <table:table-cell office:value-type="float" office:value="14698528">
                <text:p>14698528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34544">
                <text:p>17834544</text:p>
              </table:table-cell>
              <table:table-cell office:value-type="float" office:value="18012784">
                <text:p>18012784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35768">
                <text:p>20335768</text:p>
              </table:table-cell>
              <table:table-cell office:value-type="float" office:value="14974128">
                <text:p>14974128</text:p>
              </table:table-cell>
              <table:table-cell office:value-type="float" office:value="17801336">
                <text:p>17801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25936">
                <text:p>19725936</text:p>
              </table:table-cell>
              <table:table-cell office:value-type="float" office:value="18012784">
                <text:p>18012784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35768">
                <text:p>20335768</text:p>
              </table:table-cell>
              <table:table-cell office:value-type="float" office:value="15072136">
                <text:p>15072136</text:p>
              </table:table-cell>
              <table:table-cell office:value-type="float" office:value="19733160">
                <text:p>197331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747960">
                <text:p>21747960</text:p>
              </table:table-cell>
              <table:table-cell office:value-type="float" office:value="18012784">
                <text:p>18012784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35768">
                <text:p>20335768</text:p>
              </table:table-cell>
              <table:table-cell office:value-type="float" office:value="17411104">
                <text:p>17411104</text:p>
              </table:table-cell>
              <table:table-cell office:value-type="float" office:value="21158752">
                <text:p>21158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45360">
                <text:p>22545360</text:p>
              </table:table-cell>
              <table:table-cell office:value-type="float" office:value="18012784">
                <text:p>18012784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35768">
                <text:p>20335768</text:p>
              </table:table-cell>
              <table:table-cell office:value-type="float" office:value="17578072">
                <text:p>17578072</text:p>
              </table:table-cell>
              <table:table-cell office:value-type="float" office:value="21389960">
                <text:p>213899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73600">
                <text:p>22773600</text:p>
              </table:table-cell>
              <table:table-cell office:value-type="float" office:value="18012784">
                <text:p>18012784</text:p>
              </table:table-cell>
              <table:table-cell office:value-type="float" office:value="17820568">
                <text:p>17820568</text:p>
              </table:table-cell>
              <table:table-cell office:value-type="float" office:value="7926936">
                <text:p>7926936</text:p>
              </table:table-cell>
              <table:table-cell office:value-type="float" office:value="20371112">
                <text:p>20371112</text:p>
              </table:table-cell>
              <table:table-cell office:value-type="float" office:value="17694744">
                <text:p>17694744</text:p>
              </table:table-cell>
              <table:table-cell office:value-type="float" office:value="21978408">
                <text:p>219784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901480">
                <text:p>21901480</text:p>
              </table:table-cell>
              <table:table-cell office:value-type="float" office:value="18012784">
                <text:p>18012784</text:p>
              </table:table-cell>
              <table:table-cell office:value-type="float" office:value="17931056">
                <text:p>17931056</text:p>
              </table:table-cell>
              <table:table-cell office:value-type="float" office:value="7926936">
                <text:p>7926936</text:p>
              </table:table-cell>
              <table:table-cell office:value-type="float" office:value="20509256">
                <text:p>20509256</text:p>
              </table:table-cell>
              <table:table-cell office:value-type="float" office:value="17361112">
                <text:p>17361112</text:p>
              </table:table-cell>
              <table:table-cell office:value-type="float" office:value="21097840">
                <text:p>210978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50688">
                <text:p>20950688</text:p>
              </table:table-cell>
              <table:table-cell office:value-type="float" office:value="18235584">
                <text:p>18235584</text:p>
              </table:table-cell>
              <table:table-cell office:value-type="float" office:value="18522656">
                <text:p>18522656</text:p>
              </table:table-cell>
              <table:table-cell office:value-type="float" office:value="7926936">
                <text:p>7926936</text:p>
              </table:table-cell>
              <table:table-cell office:value-type="float" office:value="21889848">
                <text:p>21889848</text:p>
              </table:table-cell>
              <table:table-cell office:value-type="float" office:value="17403256">
                <text:p>17403256</text:p>
              </table:table-cell>
              <table:table-cell office:value-type="float" office:value="21108512">
                <text:p>21108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966512">
                <text:p>20966512</text:p>
              </table:table-cell>
              <table:table-cell office:value-type="float" office:value="19750360">
                <text:p>19750360</text:p>
              </table:table-cell>
              <table:table-cell office:value-type="float" office:value="20957288">
                <text:p>20957288</text:p>
              </table:table-cell>
              <table:table-cell office:value-type="float" office:value="7926936">
                <text:p>7926936</text:p>
              </table:table-cell>
              <table:table-cell office:value-type="float" office:value="22019112">
                <text:p>22019112</text:p>
              </table:table-cell>
              <table:table-cell office:value-type="float" office:value="17436888">
                <text:p>17436888</text:p>
              </table:table-cell>
              <table:table-cell office:value-type="float" office:value="21327768">
                <text:p>213277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968880">
                <text:p>20968880</text:p>
              </table:table-cell>
              <table:table-cell office:value-type="float" office:value="21138936">
                <text:p>21138936</text:p>
              </table:table-cell>
              <table:table-cell office:value-type="float" office:value="22559360">
                <text:p>22559360</text:p>
              </table:table-cell>
              <table:table-cell office:value-type="float" office:value="7926936">
                <text:p>7926936</text:p>
              </table:table-cell>
              <table:table-cell office:value-type="float" office:value="22019112">
                <text:p>22019112</text:p>
              </table:table-cell>
              <table:table-cell office:value-type="float" office:value="17600544">
                <text:p>17600544</text:p>
              </table:table-cell>
              <table:table-cell office:value-type="float" office:value="21366272">
                <text:p>213662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987168">
                <text:p>20987168</text:p>
              </table:table-cell>
              <table:table-cell office:value-type="float" office:value="22652648">
                <text:p>22652648</text:p>
              </table:table-cell>
              <table:table-cell office:value-type="float" office:value="21161576">
                <text:p>21161576</text:p>
              </table:table-cell>
              <table:table-cell office:value-type="float" office:value="7926936">
                <text:p>7926936</text:p>
              </table:table-cell>
              <table:table-cell office:value-type="float" office:value="22281312">
                <text:p>22281312</text:p>
              </table:table-cell>
              <table:table-cell office:value-type="float" office:value="17766880">
                <text:p>17766880</text:p>
              </table:table-cell>
              <table:table-cell office:value-type="float" office:value="21369008">
                <text:p>21369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988800">
                <text:p>20988800</text:p>
              </table:table-cell>
              <table:table-cell office:value-type="float" office:value="22740616">
                <text:p>22740616</text:p>
              </table:table-cell>
              <table:table-cell office:value-type="float" office:value="21454928">
                <text:p>21454928</text:p>
              </table:table-cell>
              <table:table-cell office:value-type="float" office:value="7926936">
                <text:p>7926936</text:p>
              </table:table-cell>
              <table:table-cell office:value-type="float" office:value="21457872">
                <text:p>21457872</text:p>
              </table:table-cell>
              <table:table-cell office:value-type="float" office:value="17808712">
                <text:p>17808712</text:p>
              </table:table-cell>
              <table:table-cell office:value-type="float" office:value="21921416">
                <text:p>21921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036760">
                <text:p>21036760</text:p>
              </table:table-cell>
              <table:table-cell office:value-type="float" office:value="21463552">
                <text:p>21463552</text:p>
              </table:table-cell>
              <table:table-cell office:value-type="float" office:value="21945808">
                <text:p>21945808</text:p>
              </table:table-cell>
              <table:table-cell office:value-type="float" office:value="7926936">
                <text:p>7926936</text:p>
              </table:table-cell>
              <table:table-cell office:value-type="float" office:value="21616960">
                <text:p>21616960</text:p>
              </table:table-cell>
              <table:table-cell office:value-type="float" office:value="17808712">
                <text:p>17808712</text:p>
              </table:table-cell>
              <table:table-cell office:value-type="float" office:value="21921416">
                <text:p>21921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036760">
                <text:p>21036760</text:p>
              </table:table-cell>
              <table:table-cell office:value-type="float" office:value="20950648">
                <text:p>20950648</text:p>
              </table:table-cell>
              <table:table-cell office:value-type="float" office:value="22175304">
                <text:p>22175304</text:p>
              </table:table-cell>
              <table:table-cell office:value-type="float" office:value="7926936">
                <text:p>7926936</text:p>
              </table:table-cell>
              <table:table-cell office:value-type="float" office:value="22220888">
                <text:p>22220888</text:p>
              </table:table-cell>
              <table:table-cell office:value-type="float" office:value="17808712">
                <text:p>17808712</text:p>
              </table:table-cell>
              <table:table-cell office:value-type="float" office:value="14509248">
                <text:p>14509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69816">
                <text:p>21069816</text:p>
              </table:table-cell>
              <table:table-cell office:value-type="float" office:value="20963656">
                <text:p>20963656</text:p>
              </table:table-cell>
              <table:table-cell office:value-type="float" office:value="21084176">
                <text:p>21084176</text:p>
              </table:table-cell>
              <table:table-cell office:value-type="float" office:value="7926936">
                <text:p>7926936</text:p>
              </table:table-cell>
              <table:table-cell office:value-type="float" office:value="24459136">
                <text:p>24459136</text:p>
              </table:table-cell>
              <table:table-cell office:value-type="float" office:value="17808712">
                <text:p>17808712</text:p>
              </table:table-cell>
              <table:table-cell office:value-type="float" office:value="14581904">
                <text:p>145819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69816">
                <text:p>21069816</text:p>
              </table:table-cell>
              <table:table-cell office:value-type="float" office:value="20963656">
                <text:p>20963656</text:p>
              </table:table-cell>
              <table:table-cell office:value-type="float" office:value="21085624">
                <text:p>21085624</text:p>
              </table:table-cell>
              <table:table-cell office:value-type="float" office:value="7926936">
                <text:p>7926936</text:p>
              </table:table-cell>
              <table:table-cell office:value-type="float" office:value="24918104">
                <text:p>24918104</text:p>
              </table:table-cell>
              <table:table-cell office:value-type="float" office:value="17808712">
                <text:p>17808712</text:p>
              </table:table-cell>
              <table:table-cell office:value-type="float" office:value="14582752">
                <text:p>14582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072552">
                <text:p>21072552</text:p>
              </table:table-cell>
              <table:table-cell office:value-type="float" office:value="20973640">
                <text:p>20973640</text:p>
              </table:table-cell>
              <table:table-cell office:value-type="float" office:value="21095944">
                <text:p>21095944</text:p>
              </table:table-cell>
              <table:table-cell office:value-type="float" office:value="7926936">
                <text:p>7926936</text:p>
              </table:table-cell>
              <table:table-cell office:value-type="float" office:value="24753536">
                <text:p>24753536</text:p>
              </table:table-cell>
              <table:table-cell office:value-type="float" office:value="17808712">
                <text:p>17808712</text:p>
              </table:table-cell>
              <table:table-cell office:value-type="float" office:value="14589864">
                <text:p>14589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02448">
                <text:p>21102448</text:p>
              </table:table-cell>
              <table:table-cell office:value-type="float" office:value="20978544">
                <text:p>20978544</text:p>
              </table:table-cell>
              <table:table-cell office:value-type="float" office:value="21102640">
                <text:p>21102640</text:p>
              </table:table-cell>
              <table:table-cell office:value-type="float" office:value="7926936">
                <text:p>7926936</text:p>
              </table:table-cell>
              <table:table-cell office:value-type="float" office:value="24753536">
                <text:p>24753536</text:p>
              </table:table-cell>
              <table:table-cell office:value-type="float" office:value="17808712">
                <text:p>17808712</text:p>
              </table:table-cell>
              <table:table-cell office:value-type="float" office:value="14590456">
                <text:p>145904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102448">
                <text:p>21102448</text:p>
              </table:table-cell>
              <table:table-cell office:value-type="float" office:value="20984560">
                <text:p>20984560</text:p>
              </table:table-cell>
              <table:table-cell office:value-type="float" office:value="21103832">
                <text:p>21103832</text:p>
              </table:table-cell>
              <table:table-cell office:value-type="float" office:value="7926936">
                <text:p>7926936</text:p>
              </table:table-cell>
              <table:table-cell office:value-type="float" office:value="24894304">
                <text:p>24894304</text:p>
              </table:table-cell>
              <table:table-cell office:value-type="float" office:value="17808712">
                <text:p>17808712</text:p>
              </table:table-cell>
              <table:table-cell office:value-type="float" office:value="15255824">
                <text:p>15255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102448">
                <text:p>21102448</text:p>
              </table:table-cell>
              <table:table-cell office:value-type="float" office:value="20990704">
                <text:p>20990704</text:p>
              </table:table-cell>
              <table:table-cell office:value-type="float" office:value="21148616">
                <text:p>21148616</text:p>
              </table:table-cell>
              <table:table-cell office:value-type="float" office:value="7926936">
                <text:p>7926936</text:p>
              </table:table-cell>
              <table:table-cell office:value-type="float" office:value="25140880">
                <text:p>25140880</text:p>
              </table:table-cell>
              <table:table-cell office:value-type="float" office:value="17808712">
                <text:p>17808712</text:p>
              </table:table-cell>
              <table:table-cell office:value-type="float" office:value="17386256">
                <text:p>17386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102448">
                <text:p>21102448</text:p>
              </table:table-cell>
              <table:table-cell office:value-type="float" office:value="21025216">
                <text:p>21025216</text:p>
              </table:table-cell>
              <table:table-cell office:value-type="float" office:value="21150248">
                <text:p>21150248</text:p>
              </table:table-cell>
              <table:table-cell office:value-type="float" office:value="7926936">
                <text:p>7926936</text:p>
              </table:table-cell>
              <table:table-cell office:value-type="float" office:value="25820168">
                <text:p>25820168</text:p>
              </table:table-cell>
              <table:table-cell office:value-type="float" office:value="17808712">
                <text:p>17808712</text:p>
              </table:table-cell>
              <table:table-cell office:value-type="float" office:value="18242288">
                <text:p>182422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102448">
                <text:p>21102448</text:p>
              </table:table-cell>
              <table:table-cell office:value-type="float" office:value="21037336">
                <text:p>21037336</text:p>
              </table:table-cell>
              <table:table-cell office:value-type="float" office:value="21150416">
                <text:p>21150416</text:p>
              </table:table-cell>
              <table:table-cell office:value-type="float" office:value="7926936">
                <text:p>7926936</text:p>
              </table:table-cell>
              <table:table-cell office:value-type="float" office:value="26585184">
                <text:p>26585184</text:p>
              </table:table-cell>
              <table:table-cell office:value-type="float" office:value="17824280">
                <text:p>17824280</text:p>
              </table:table-cell>
              <table:table-cell office:value-type="float" office:value="19466192">
                <text:p>19466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104072">
                <text:p>21104072</text:p>
              </table:table-cell>
              <table:table-cell office:value-type="float" office:value="21037336">
                <text:p>21037336</text:p>
              </table:table-cell>
              <table:table-cell office:value-type="float" office:value="21159096">
                <text:p>21159096</text:p>
              </table:table-cell>
              <table:table-cell office:value-type="float" office:value="7926936">
                <text:p>7926936</text:p>
              </table:table-cell>
              <table:table-cell office:value-type="float" office:value="26696416">
                <text:p>26696416</text:p>
              </table:table-cell>
              <table:table-cell office:value-type="float" office:value="18072920">
                <text:p>18072920</text:p>
              </table:table-cell>
              <table:table-cell office:value-type="float" office:value="19648640">
                <text:p>196486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109648">
                <text:p>21109648</text:p>
              </table:table-cell>
              <table:table-cell office:value-type="float" office:value="21037504">
                <text:p>21037504</text:p>
              </table:table-cell>
              <table:table-cell office:value-type="float" office:value="21209792">
                <text:p>21209792</text:p>
              </table:table-cell>
              <table:table-cell office:value-type="float" office:value="7926936">
                <text:p>7926936</text:p>
              </table:table-cell>
              <table:table-cell office:value-type="float" office:value="26696416">
                <text:p>26696416</text:p>
              </table:table-cell>
              <table:table-cell office:value-type="float" office:value="18420280">
                <text:p>18420280</text:p>
              </table:table-cell>
              <table:table-cell office:value-type="float" office:value="19649912">
                <text:p>19649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15616">
                <text:p>21115616</text:p>
              </table:table-cell>
              <table:table-cell office:value-type="float" office:value="21075024">
                <text:p>21075024</text:p>
              </table:table-cell>
              <table:table-cell office:value-type="float" office:value="21209792">
                <text:p>21209792</text:p>
              </table:table-cell>
              <table:table-cell office:value-type="float" office:value="7926936">
                <text:p>7926936</text:p>
              </table:table-cell>
              <table:table-cell office:value-type="float" office:value="26703344">
                <text:p>26703344</text:p>
              </table:table-cell>
              <table:table-cell office:value-type="float" office:value="19645584">
                <text:p>19645584</text:p>
              </table:table-cell>
              <table:table-cell office:value-type="float" office:value="19650336">
                <text:p>196503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145432">
                <text:p>21145432</text:p>
              </table:table-cell>
              <table:table-cell office:value-type="float" office:value="21083592">
                <text:p>21083592</text:p>
              </table:table-cell>
              <table:table-cell office:value-type="float" office:value="21209792">
                <text:p>21209792</text:p>
              </table:table-cell>
              <table:table-cell office:value-type="float" office:value="7926936">
                <text:p>7926936</text:p>
              </table:table-cell>
              <table:table-cell office:value-type="float" office:value="26704192">
                <text:p>26704192</text:p>
              </table:table-cell>
              <table:table-cell office:value-type="float" office:value="19668672">
                <text:p>19668672</text:p>
              </table:table-cell>
              <table:table-cell office:value-type="float" office:value="19658712">
                <text:p>196587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151680">
                <text:p>21151680</text:p>
              </table:table-cell>
              <table:table-cell office:value-type="float" office:value="21083592">
                <text:p>21083592</text:p>
              </table:table-cell>
              <table:table-cell office:value-type="float" office:value="21209792">
                <text:p>21209792</text:p>
              </table:table-cell>
              <table:table-cell office:value-type="float" office:value="7926936">
                <text:p>7926936</text:p>
              </table:table-cell>
              <table:table-cell office:value-type="float" office:value="27121552">
                <text:p>27121552</text:p>
              </table:table-cell>
              <table:table-cell office:value-type="float" office:value="21679608">
                <text:p>21679608</text:p>
              </table:table-cell>
              <table:table-cell office:value-type="float" office:value="19770824">
                <text:p>197708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153152">
                <text:p>21153152</text:p>
              </table:table-cell>
              <table:table-cell office:value-type="float" office:value="21083592">
                <text:p>21083592</text:p>
              </table:table-cell>
              <table:table-cell office:value-type="float" office:value="21219552">
                <text:p>21219552</text:p>
              </table:table-cell>
              <table:table-cell office:value-type="float" office:value="7926936">
                <text:p>7926936</text:p>
              </table:table-cell>
              <table:table-cell office:value-type="float" office:value="27238160">
                <text:p>27238160</text:p>
              </table:table-cell>
              <table:table-cell office:value-type="float" office:value="22531528">
                <text:p>22531528</text:p>
              </table:table-cell>
              <table:table-cell office:value-type="float" office:value="19959400">
                <text:p>19959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187728">
                <text:p>21187728</text:p>
              </table:table-cell>
              <table:table-cell office:value-type="float" office:value="21093136">
                <text:p>21093136</text:p>
              </table:table-cell>
              <table:table-cell office:value-type="float" office:value="21243664">
                <text:p>21243664</text:p>
              </table:table-cell>
              <table:table-cell office:value-type="float" office:value="7926936">
                <text:p>7926936</text:p>
              </table:table-cell>
              <table:table-cell office:value-type="float" office:value="28328152">
                <text:p>28328152</text:p>
              </table:table-cell>
              <table:table-cell office:value-type="float" office:value="22861216">
                <text:p>22861216</text:p>
              </table:table-cell>
              <table:table-cell office:value-type="float" office:value="20429584">
                <text:p>20429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194704">
                <text:p>21194704</text:p>
              </table:table-cell>
              <table:table-cell office:value-type="float" office:value="21094760">
                <text:p>21094760</text:p>
              </table:table-cell>
              <table:table-cell office:value-type="float" office:value="21250104">
                <text:p>21250104</text:p>
              </table:table-cell>
              <table:table-cell office:value-type="float" office:value="7926936">
                <text:p>7926936</text:p>
              </table:table-cell>
              <table:table-cell office:value-type="float" office:value="29407296">
                <text:p>29407296</text:p>
              </table:table-cell>
              <table:table-cell office:value-type="float" office:value="21815296">
                <text:p>21815296</text:p>
              </table:table-cell>
              <table:table-cell office:value-type="float" office:value="20854664">
                <text:p>20854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96584">
                <text:p>21196584</text:p>
              </table:table-cell>
              <table:table-cell office:value-type="float" office:value="21127048">
                <text:p>21127048</text:p>
              </table:table-cell>
              <table:table-cell office:value-type="float" office:value="21282120">
                <text:p>21282120</text:p>
              </table:table-cell>
              <table:table-cell office:value-type="float" office:value="7926936">
                <text:p>7926936</text:p>
              </table:table-cell>
              <table:table-cell office:value-type="float" office:value="29709248">
                <text:p>29709248</text:p>
              </table:table-cell>
              <table:table-cell office:value-type="float" office:value="21828104">
                <text:p>21828104</text:p>
              </table:table-cell>
              <table:table-cell office:value-type="float" office:value="20945728">
                <text:p>209457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24288">
                <text:p>21224288</text:p>
              </table:table-cell>
              <table:table-cell office:value-type="float" office:value="21132088">
                <text:p>21132088</text:p>
              </table:table-cell>
              <table:table-cell office:value-type="float" office:value="21287624">
                <text:p>21287624</text:p>
              </table:table-cell>
              <table:table-cell office:value-type="float" office:value="7926936">
                <text:p>7926936</text:p>
              </table:table-cell>
              <table:table-cell office:value-type="float" office:value="30066272">
                <text:p>30066272</text:p>
              </table:table-cell>
              <table:table-cell office:value-type="float" office:value="21828104">
                <text:p>21828104</text:p>
              </table:table-cell>
              <table:table-cell office:value-type="float" office:value="22914688">
                <text:p>22914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249960">
                <text:p>21249960</text:p>
              </table:table-cell>
              <table:table-cell office:value-type="float" office:value="21132088">
                <text:p>21132088</text:p>
              </table:table-cell>
              <table:table-cell office:value-type="float" office:value="21287624">
                <text:p>21287624</text:p>
              </table:table-cell>
              <table:table-cell office:value-type="float" office:value="7926936">
                <text:p>7926936</text:p>
              </table:table-cell>
              <table:table-cell office:value-type="float" office:value="30089136">
                <text:p>30089136</text:p>
              </table:table-cell>
              <table:table-cell office:value-type="float" office:value="21828104">
                <text:p>21828104</text:p>
              </table:table-cell>
              <table:table-cell office:value-type="float" office:value="24924368">
                <text:p>24924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254248">
                <text:p>21254248</text:p>
              </table:table-cell>
              <table:table-cell office:value-type="float" office:value="21158016">
                <text:p>21158016</text:p>
              </table:table-cell>
              <table:table-cell office:value-type="float" office:value="21318984">
                <text:p>21318984</text:p>
              </table:table-cell>
              <table:table-cell office:value-type="float" office:value="7926936">
                <text:p>7926936</text:p>
              </table:table-cell>
              <table:table-cell office:value-type="float" office:value="30095368">
                <text:p>30095368</text:p>
              </table:table-cell>
              <table:table-cell office:value-type="float" office:value="22143136">
                <text:p>22143136</text:p>
              </table:table-cell>
              <table:table-cell office:value-type="float" office:value="24924368">
                <text:p>249243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260448">
                <text:p>21260448</text:p>
              </table:table-cell>
              <table:table-cell office:value-type="float" office:value="21162528">
                <text:p>21162528</text:p>
              </table:table-cell>
              <table:table-cell office:value-type="float" office:value="21328928">
                <text:p>21328928</text:p>
              </table:table-cell>
              <table:table-cell office:value-type="float" office:value="7926936">
                <text:p>7926936</text:p>
              </table:table-cell>
              <table:table-cell office:value-type="float" office:value="28541968">
                <text:p>28541968</text:p>
              </table:table-cell>
              <table:table-cell office:value-type="float" office:value="22249936">
                <text:p>22249936</text:p>
              </table:table-cell>
              <table:table-cell office:value-type="float" office:value="24924368">
                <text:p>249243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260448">
                <text:p>21260448</text:p>
              </table:table-cell>
              <table:table-cell office:value-type="float" office:value="21265312">
                <text:p>21265312</text:p>
              </table:table-cell>
              <table:table-cell office:value-type="float" office:value="21360136">
                <text:p>21360136</text:p>
              </table:table-cell>
              <table:table-cell office:value-type="float" office:value="7926936">
                <text:p>7926936</text:p>
              </table:table-cell>
              <table:table-cell office:value-type="float" office:value="28765800">
                <text:p>28765800</text:p>
              </table:table-cell>
              <table:table-cell office:value-type="float" office:value="22252360">
                <text:p>22252360</text:p>
              </table:table-cell>
              <table:table-cell office:value-type="float" office:value="24924448">
                <text:p>249244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260448">
                <text:p>21260448</text:p>
              </table:table-cell>
              <table:table-cell office:value-type="float" office:value="22412568">
                <text:p>22412568</text:p>
              </table:table-cell>
              <table:table-cell office:value-type="float" office:value="21391712">
                <text:p>21391712</text:p>
              </table:table-cell>
              <table:table-cell office:value-type="float" office:value="7926936">
                <text:p>7926936</text:p>
              </table:table-cell>
              <table:table-cell office:value-type="float" office:value="29063656">
                <text:p>29063656</text:p>
              </table:table-cell>
              <table:table-cell office:value-type="float" office:value="22295872">
                <text:p>22295872</text:p>
              </table:table-cell>
              <table:table-cell office:value-type="float" office:value="27351704">
                <text:p>27351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260448">
                <text:p>21260448</text:p>
              </table:table-cell>
              <table:table-cell office:value-type="float" office:value="22432456">
                <text:p>22432456</text:p>
              </table:table-cell>
              <table:table-cell office:value-type="float" office:value="21519376">
                <text:p>21519376</text:p>
              </table:table-cell>
              <table:table-cell office:value-type="float" office:value="7926936">
                <text:p>7926936</text:p>
              </table:table-cell>
              <table:table-cell office:value-type="float" office:value="30044080">
                <text:p>30044080</text:p>
              </table:table-cell>
              <table:table-cell office:value-type="float" office:value="22295872">
                <text:p>22295872</text:p>
              </table:table-cell>
              <table:table-cell office:value-type="float" office:value="27743928">
                <text:p>277439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260448">
                <text:p>21260448</text:p>
              </table:table-cell>
              <table:table-cell office:value-type="float" office:value="24201472">
                <text:p>24201472</text:p>
              </table:table-cell>
              <table:table-cell office:value-type="float" office:value="22983192">
                <text:p>22983192</text:p>
              </table:table-cell>
              <table:table-cell office:value-type="float" office:value="7926936">
                <text:p>7926936</text:p>
              </table:table-cell>
              <table:table-cell office:value-type="float" office:value="30069192">
                <text:p>30069192</text:p>
              </table:table-cell>
              <table:table-cell office:value-type="float" office:value="22295872">
                <text:p>22295872</text:p>
              </table:table-cell>
              <table:table-cell office:value-type="float" office:value="27747336">
                <text:p>277473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60448">
                <text:p>21260448</text:p>
              </table:table-cell>
              <table:table-cell office:value-type="float" office:value="24433488">
                <text:p>24433488</text:p>
              </table:table-cell>
              <table:table-cell office:value-type="float" office:value="25103400">
                <text:p>25103400</text:p>
              </table:table-cell>
              <table:table-cell office:value-type="float" office:value="7926936">
                <text:p>7926936</text:p>
              </table:table-cell>
              <table:table-cell office:value-type="float" office:value="30076072">
                <text:p>30076072</text:p>
              </table:table-cell>
              <table:table-cell office:value-type="float" office:value="22426248">
                <text:p>22426248</text:p>
              </table:table-cell>
              <table:table-cell office:value-type="float" office:value="27748560">
                <text:p>277485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396928">
                <text:p>21396928</text:p>
              </table:table-cell>
              <table:table-cell office:value-type="float" office:value="28138088">
                <text:p>28138088</text:p>
              </table:table-cell>
              <table:table-cell office:value-type="float" office:value="25109392">
                <text:p>25109392</text:p>
              </table:table-cell>
              <table:table-cell office:value-type="float" office:value="7926936">
                <text:p>7926936</text:p>
              </table:table-cell>
              <table:table-cell office:value-type="float" office:value="30087720">
                <text:p>30087720</text:p>
              </table:table-cell>
              <table:table-cell office:value-type="float" office:value="22527344">
                <text:p>22527344</text:p>
              </table:table-cell>
              <table:table-cell office:value-type="float" office:value="27786672">
                <text:p>27786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18544">
                <text:p>21418544</text:p>
              </table:table-cell>
              <table:table-cell office:value-type="float" office:value="30828344">
                <text:p>30828344</text:p>
              </table:table-cell>
              <table:table-cell office:value-type="float" office:value="25109392">
                <text:p>25109392</text:p>
              </table:table-cell>
              <table:table-cell office:value-type="float" office:value="7926936">
                <text:p>7926936</text:p>
              </table:table-cell>
              <table:table-cell office:value-type="float" office:value="30087720">
                <text:p>30087720</text:p>
              </table:table-cell>
              <table:table-cell office:value-type="float" office:value="22632440">
                <text:p>22632440</text:p>
              </table:table-cell>
              <table:table-cell office:value-type="float" office:value="27788848">
                <text:p>277888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639864">
                <text:p>22639864</text:p>
              </table:table-cell>
              <table:table-cell office:value-type="float" office:value="31588192">
                <text:p>31588192</text:p>
              </table:table-cell>
              <table:table-cell office:value-type="float" office:value="25110864">
                <text:p>25110864</text:p>
              </table:table-cell>
              <table:table-cell office:value-type="float" office:value="7929088">
                <text:p>7929088</text:p>
              </table:table-cell>
              <table:table-cell office:value-type="float" office:value="31092288">
                <text:p>31092288</text:p>
              </table:table-cell>
              <table:table-cell office:value-type="float" office:value="22672672">
                <text:p>22672672</text:p>
              </table:table-cell>
              <table:table-cell office:value-type="float" office:value="27899016">
                <text:p>27899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51584">
                <text:p>23151584</text:p>
              </table:table-cell>
              <table:table-cell office:value-type="float" office:value="32216000">
                <text:p>32216000</text:p>
              </table:table-cell>
              <table:table-cell office:value-type="float" office:value="25117976">
                <text:p>25117976</text:p>
              </table:table-cell>
              <table:table-cell office:value-type="float" office:value="7929088">
                <text:p>7929088</text:p>
              </table:table-cell>
              <table:table-cell office:value-type="float" office:value="23147176">
                <text:p>23147176</text:p>
              </table:table-cell>
              <table:table-cell office:value-type="float" office:value="23311488">
                <text:p>23311488</text:p>
              </table:table-cell>
              <table:table-cell office:value-type="float" office:value="27989192">
                <text:p>279891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615672">
                <text:p>23615672</text:p>
              </table:table-cell>
              <table:table-cell office:value-type="float" office:value="32612848">
                <text:p>32612848</text:p>
              </table:table-cell>
              <table:table-cell office:value-type="float" office:value="25312608">
                <text:p>25312608</text:p>
              </table:table-cell>
              <table:table-cell office:value-type="float" office:value="7929088">
                <text:p>7929088</text:p>
              </table:table-cell>
              <table:table-cell office:value-type="float" office:value="25755120">
                <text:p>25755120</text:p>
              </table:table-cell>
              <table:table-cell office:value-type="float" office:value="24804272">
                <text:p>24804272</text:p>
              </table:table-cell>
              <table:table-cell office:value-type="float" office:value="28006224">
                <text:p>28006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99560">
                <text:p>24699560</text:p>
              </table:table-cell>
              <table:table-cell office:value-type="float" office:value="32714456">
                <text:p>32714456</text:p>
              </table:table-cell>
              <table:table-cell office:value-type="float" office:value="25695160">
                <text:p>25695160</text:p>
              </table:table-cell>
              <table:table-cell office:value-type="float" office:value="7929088">
                <text:p>7929088</text:p>
              </table:table-cell>
              <table:table-cell office:value-type="float" office:value="26975288">
                <text:p>26975288</text:p>
              </table:table-cell>
              <table:table-cell office:value-type="float" office:value="24886872">
                <text:p>24886872</text:p>
              </table:table-cell>
              <table:table-cell office:value-type="float" office:value="28006224">
                <text:p>28006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008592">
                <text:p>25008592</text:p>
              </table:table-cell>
              <table:table-cell office:value-type="float" office:value="32714456">
                <text:p>32714456</text:p>
              </table:table-cell>
              <table:table-cell office:value-type="float" office:value="26030736">
                <text:p>26030736</text:p>
              </table:table-cell>
              <table:table-cell office:value-type="float" office:value="7929088">
                <text:p>7929088</text:p>
              </table:table-cell>
              <table:table-cell office:value-type="float" office:value="29093512">
                <text:p>29093512</text:p>
              </table:table-cell>
              <table:table-cell office:value-type="float" office:value="23364960">
                <text:p>23364960</text:p>
              </table:table-cell>
              <table:table-cell office:value-type="float" office:value="28006224">
                <text:p>28006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922992">
                <text:p>23922992</text:p>
              </table:table-cell>
              <table:table-cell office:value-type="float" office:value="32714456">
                <text:p>32714456</text:p>
              </table:table-cell>
              <table:table-cell office:value-type="float" office:value="26237824">
                <text:p>26237824</text:p>
              </table:table-cell>
              <table:table-cell office:value-type="float" office:value="7929088">
                <text:p>7929088</text:p>
              </table:table-cell>
              <table:table-cell office:value-type="float" office:value="29766648">
                <text:p>29766648</text:p>
              </table:table-cell>
              <table:table-cell office:value-type="float" office:value="24471064">
                <text:p>24471064</text:p>
              </table:table-cell>
              <table:table-cell office:value-type="float" office:value="28006224">
                <text:p>28006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938968">
                <text:p>23938968</text:p>
              </table:table-cell>
              <table:table-cell office:value-type="float" office:value="33048192">
                <text:p>33048192</text:p>
              </table:table-cell>
              <table:table-cell office:value-type="float" office:value="26531136">
                <text:p>26531136</text:p>
              </table:table-cell>
              <table:table-cell office:value-type="float" office:value="7929088">
                <text:p>7929088</text:p>
              </table:table-cell>
              <table:table-cell office:value-type="float" office:value="29911744">
                <text:p>29911744</text:p>
              </table:table-cell>
              <table:table-cell office:value-type="float" office:value="24766264">
                <text:p>24766264</text:p>
              </table:table-cell>
              <table:table-cell office:value-type="float" office:value="28006224">
                <text:p>28006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153856">
                <text:p>24153856</text:p>
              </table:table-cell>
              <table:table-cell office:value-type="float" office:value="33311288">
                <text:p>33311288</text:p>
              </table:table-cell>
              <table:table-cell office:value-type="float" office:value="27089272">
                <text:p>27089272</text:p>
              </table:table-cell>
              <table:table-cell office:value-type="float" office:value="7929088">
                <text:p>7929088</text:p>
              </table:table-cell>
              <table:table-cell office:value-type="float" office:value="31706800">
                <text:p>31706800</text:p>
              </table:table-cell>
              <table:table-cell office:value-type="float" office:value="24899368">
                <text:p>24899368</text:p>
              </table:table-cell>
              <table:table-cell office:value-type="float" office:value="28006224">
                <text:p>28006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343320">
                <text:p>24343320</text:p>
              </table:table-cell>
              <table:table-cell office:value-type="float" office:value="33617760">
                <text:p>33617760</text:p>
              </table:table-cell>
              <table:table-cell office:value-type="float" office:value="27868552">
                <text:p>27868552</text:p>
              </table:table-cell>
              <table:table-cell office:value-type="float" office:value="7929088">
                <text:p>7929088</text:p>
              </table:table-cell>
              <table:table-cell office:value-type="float" office:value="32994056">
                <text:p>32994056</text:p>
              </table:table-cell>
              <table:table-cell office:value-type="float" office:value="25484304">
                <text:p>25484304</text:p>
              </table:table-cell>
              <table:table-cell office:value-type="float" office:value="28050736">
                <text:p>280507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539424">
                <text:p>24539424</text:p>
              </table:table-cell>
              <table:table-cell office:value-type="float" office:value="33910864">
                <text:p>33910864</text:p>
              </table:table-cell>
              <table:table-cell office:value-type="float" office:value="28557328">
                <text:p>28557328</text:p>
              </table:table-cell>
              <table:table-cell office:value-type="float" office:value="7929088">
                <text:p>7929088</text:p>
              </table:table-cell>
              <table:table-cell office:value-type="float" office:value="33073520">
                <text:p>33073520</text:p>
              </table:table-cell>
              <table:table-cell office:value-type="float" office:value="25848840">
                <text:p>25848840</text:p>
              </table:table-cell>
              <table:table-cell office:value-type="float" office:value="28095856">
                <text:p>28095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927800">
                <text:p>24927800</text:p>
              </table:table-cell>
              <table:table-cell office:value-type="float" office:value="34571328">
                <text:p>34571328</text:p>
              </table:table-cell>
              <table:table-cell office:value-type="float" office:value="27478840">
                <text:p>27478840</text:p>
              </table:table-cell>
              <table:table-cell office:value-type="float" office:value="7929088">
                <text:p>7929088</text:p>
              </table:table-cell>
              <table:table-cell office:value-type="float" office:value="33156880">
                <text:p>33156880</text:p>
              </table:table-cell>
              <table:table-cell office:value-type="float" office:value="24842120">
                <text:p>24842120</text:p>
              </table:table-cell>
              <table:table-cell office:value-type="float" office:value="29173504">
                <text:p>291735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442416">
                <text:p>18442416</text:p>
              </table:table-cell>
              <table:table-cell office:value-type="float" office:value="34597216">
                <text:p>34597216</text:p>
              </table:table-cell>
              <table:table-cell office:value-type="float" office:value="27478840">
                <text:p>27478840</text:p>
              </table:table-cell>
              <table:table-cell office:value-type="float" office:value="7929088">
                <text:p>7929088</text:p>
              </table:table-cell>
              <table:table-cell office:value-type="float" office:value="33198184">
                <text:p>33198184</text:p>
              </table:table-cell>
              <table:table-cell office:value-type="float" office:value="28545408">
                <text:p>28545408</text:p>
              </table:table-cell>
              <table:table-cell office:value-type="float" office:value="29290616">
                <text:p>292906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902368">
                <text:p>18902368</text:p>
              </table:table-cell>
              <table:table-cell office:value-type="float" office:value="34597216">
                <text:p>34597216</text:p>
              </table:table-cell>
              <table:table-cell office:value-type="float" office:value="27478840">
                <text:p>27478840</text:p>
              </table:table-cell>
              <table:table-cell office:value-type="float" office:value="7929088">
                <text:p>7929088</text:p>
              </table:table-cell>
              <table:table-cell office:value-type="float" office:value="34754440">
                <text:p>34754440</text:p>
              </table:table-cell>
              <table:table-cell office:value-type="float" office:value="29379008">
                <text:p>29379008</text:p>
              </table:table-cell>
              <table:table-cell office:value-type="float" office:value="29290616">
                <text:p>292906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376040">
                <text:p>19376040</text:p>
              </table:table-cell>
              <table:table-cell office:value-type="float" office:value="34597216">
                <text:p>34597216</text:p>
              </table:table-cell>
              <table:table-cell office:value-type="float" office:value="27478920">
                <text:p>27478920</text:p>
              </table:table-cell>
              <table:table-cell office:value-type="float" office:value="7929088">
                <text:p>7929088</text:p>
              </table:table-cell>
              <table:table-cell office:value-type="float" office:value="36039392">
                <text:p>36039392</text:p>
              </table:table-cell>
              <table:table-cell office:value-type="float" office:value="29871144">
                <text:p>29871144</text:p>
              </table:table-cell>
              <table:table-cell office:value-type="float" office:value="30273728">
                <text:p>30273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119008">
                <text:p>21119008</text:p>
              </table:table-cell>
              <table:table-cell office:value-type="float" office:value="34923208">
                <text:p>34923208</text:p>
              </table:table-cell>
              <table:table-cell office:value-type="float" office:value="27640376">
                <text:p>27640376</text:p>
              </table:table-cell>
              <table:table-cell office:value-type="float" office:value="7929088">
                <text:p>7929088</text:p>
              </table:table-cell>
              <table:table-cell office:value-type="float" office:value="36156056">
                <text:p>36156056</text:p>
              </table:table-cell>
              <table:table-cell office:value-type="float" office:value="27412488">
                <text:p>27412488</text:p>
              </table:table-cell>
              <table:table-cell office:value-type="float" office:value="30283232">
                <text:p>30283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546240">
                <text:p>21546240</text:p>
              </table:table-cell>
              <table:table-cell office:value-type="float" office:value="35080536">
                <text:p>35080536</text:p>
              </table:table-cell>
              <table:table-cell office:value-type="float" office:value="27985480">
                <text:p>27985480</text:p>
              </table:table-cell>
              <table:table-cell office:value-type="float" office:value="7929088">
                <text:p>7929088</text:p>
              </table:table-cell>
              <table:table-cell office:value-type="float" office:value="36156056">
                <text:p>36156056</text:p>
              </table:table-cell>
              <table:table-cell office:value-type="float" office:value="28690536">
                <text:p>28690536</text:p>
              </table:table-cell>
              <table:table-cell office:value-type="float" office:value="30870608">
                <text:p>30870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717376">
                <text:p>22717376</text:p>
              </table:table-cell>
              <table:table-cell office:value-type="float" office:value="35675736">
                <text:p>35675736</text:p>
              </table:table-cell>
              <table:table-cell office:value-type="float" office:value="28386296">
                <text:p>28386296</text:p>
              </table:table-cell>
              <table:table-cell office:value-type="float" office:value="7929088">
                <text:p>7929088</text:p>
              </table:table-cell>
              <table:table-cell office:value-type="float" office:value="36156056">
                <text:p>36156056</text:p>
              </table:table-cell>
              <table:table-cell office:value-type="float" office:value="29469400">
                <text:p>29469400</text:p>
              </table:table-cell>
              <table:table-cell office:value-type="float" office:value="28048848">
                <text:p>280488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717376">
                <text:p>22717376</text:p>
              </table:table-cell>
              <table:table-cell office:value-type="float" office:value="36338640">
                <text:p>36338640</text:p>
              </table:table-cell>
              <table:table-cell office:value-type="float" office:value="28553168">
                <text:p>28553168</text:p>
              </table:table-cell>
              <table:table-cell office:value-type="float" office:value="7929088">
                <text:p>7929088</text:p>
              </table:table-cell>
              <table:table-cell office:value-type="float" office:value="36246248">
                <text:p>36246248</text:p>
              </table:table-cell>
              <table:table-cell office:value-type="float" office:value="29890560">
                <text:p>29890560</text:p>
              </table:table-cell>
              <table:table-cell office:value-type="float" office:value="29744992">
                <text:p>297449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717456">
                <text:p>22717456</text:p>
              </table:table-cell>
              <table:table-cell office:value-type="float" office:value="36940432">
                <text:p>36940432</text:p>
              </table:table-cell>
              <table:table-cell office:value-type="float" office:value="29729760">
                <text:p>29729760</text:p>
              </table:table-cell>
              <table:table-cell office:value-type="float" office:value="7929088">
                <text:p>7929088</text:p>
              </table:table-cell>
              <table:table-cell office:value-type="float" office:value="36358088">
                <text:p>36358088</text:p>
              </table:table-cell>
              <table:table-cell office:value-type="float" office:value="30512192">
                <text:p>30512192</text:p>
              </table:table-cell>
              <table:table-cell office:value-type="float" office:value="30846336">
                <text:p>308463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773224">
                <text:p>22773224</text:p>
              </table:table-cell>
              <table:table-cell office:value-type="float" office:value="31127472">
                <text:p>31127472</text:p>
              </table:table-cell>
              <table:table-cell office:value-type="float" office:value="30538808">
                <text:p>30538808</text:p>
              </table:table-cell>
              <table:table-cell office:value-type="float" office:value="7929088">
                <text:p>7929088</text:p>
              </table:table-cell>
              <table:table-cell office:value-type="float" office:value="36358088">
                <text:p>36358088</text:p>
              </table:table-cell>
              <table:table-cell office:value-type="float" office:value="30750064">
                <text:p>30750064</text:p>
              </table:table-cell>
              <table:table-cell office:value-type="float" office:value="31549672">
                <text:p>315496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243368">
                <text:p>23243368</text:p>
              </table:table-cell>
              <table:table-cell office:value-type="float" office:value="34630992">
                <text:p>34630992</text:p>
              </table:table-cell>
              <table:table-cell office:value-type="float" office:value="31032688">
                <text:p>31032688</text:p>
              </table:table-cell>
              <table:table-cell office:value-type="float" office:value="7929088">
                <text:p>7929088</text:p>
              </table:table-cell>
              <table:table-cell office:value-type="float" office:value="36358088">
                <text:p>36358088</text:p>
              </table:table-cell>
              <table:table-cell office:value-type="float" office:value="31265056">
                <text:p>31265056</text:p>
              </table:table-cell>
              <table:table-cell office:value-type="float" office:value="32336144">
                <text:p>323361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565744">
                <text:p>23565744</text:p>
              </table:table-cell>
              <table:table-cell office:value-type="float" office:value="35832040">
                <text:p>35832040</text:p>
              </table:table-cell>
              <table:table-cell office:value-type="float" office:value="31614448">
                <text:p>31614448</text:p>
              </table:table-cell>
              <table:table-cell office:value-type="float" office:value="7929088">
                <text:p>7929088</text:p>
              </table:table-cell>
              <table:table-cell office:value-type="float" office:value="36358088">
                <text:p>36358088</text:p>
              </table:table-cell>
              <table:table-cell office:value-type="float" office:value="31510456">
                <text:p>31510456</text:p>
              </table:table-cell>
              <table:table-cell office:value-type="float" office:value="33602240">
                <text:p>336022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727568">
                <text:p>24727568</text:p>
              </table:table-cell>
              <table:table-cell office:value-type="float" office:value="36608016">
                <text:p>36608016</text:p>
              </table:table-cell>
              <table:table-cell office:value-type="float" office:value="31835448">
                <text:p>31835448</text:p>
              </table:table-cell>
              <table:table-cell office:value-type="float" office:value="7929088">
                <text:p>7929088</text:p>
              </table:table-cell>
              <table:table-cell office:value-type="float" office:value="36358088">
                <text:p>36358088</text:p>
              </table:table-cell>
              <table:table-cell office:value-type="float" office:value="32205696">
                <text:p>32205696</text:p>
              </table:table-cell>
              <table:table-cell office:value-type="float" office:value="34512944">
                <text:p>345129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675728">
                <text:p>23675728</text:p>
              </table:table-cell>
              <table:table-cell office:value-type="float" office:value="37923120">
                <text:p>37923120</text:p>
              </table:table-cell>
              <table:table-cell office:value-type="float" office:value="32408824">
                <text:p>32408824</text:p>
              </table:table-cell>
              <table:table-cell office:value-type="float" office:value="7929088">
                <text:p>7929088</text:p>
              </table:table-cell>
              <table:table-cell office:value-type="float" office:value="36358088">
                <text:p>36358088</text:p>
              </table:table-cell>
              <table:table-cell office:value-type="float" office:value="33458320">
                <text:p>33458320</text:p>
              </table:table-cell>
              <table:table-cell office:value-type="float" office:value="34951176">
                <text:p>349511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119296">
                <text:p>24119296</text:p>
              </table:table-cell>
              <table:table-cell office:value-type="float" office:value="38791216">
                <text:p>38791216</text:p>
              </table:table-cell>
              <table:table-cell office:value-type="float" office:value="32844112">
                <text:p>32844112</text:p>
              </table:table-cell>
              <table:table-cell office:value-type="float" office:value="7929088">
                <text:p>7929088</text:p>
              </table:table-cell>
              <table:table-cell office:value-type="float" office:value="36358088">
                <text:p>36358088</text:p>
              </table:table-cell>
              <table:table-cell office:value-type="float" office:value="33458400">
                <text:p>33458400</text:p>
              </table:table-cell>
              <table:table-cell office:value-type="float" office:value="36309176">
                <text:p>363091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268872">
                <text:p>24268872</text:p>
              </table:table-cell>
              <table:table-cell office:value-type="float" office:value="39431000">
                <text:p>39431000</text:p>
              </table:table-cell>
              <table:table-cell office:value-type="float" office:value="34512608">
                <text:p>34512608</text:p>
              </table:table-cell>
              <table:table-cell office:value-type="float" office:value="7929088">
                <text:p>7929088</text:p>
              </table:table-cell>
              <table:table-cell office:value-type="float" office:value="36358088">
                <text:p>36358088</text:p>
              </table:table-cell>
              <table:table-cell office:value-type="float" office:value="33458400">
                <text:p>33458400</text:p>
              </table:table-cell>
              <table:table-cell office:value-type="float" office:value="34967280">
                <text:p>34967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282008">
                <text:p>24282008</text:p>
              </table:table-cell>
              <table:table-cell office:value-type="float" office:value="40273424">
                <text:p>40273424</text:p>
              </table:table-cell>
              <table:table-cell office:value-type="float" office:value="35429472">
                <text:p>35429472</text:p>
              </table:table-cell>
              <table:table-cell office:value-type="float" office:value="7929088">
                <text:p>7929088</text:p>
              </table:table-cell>
              <table:table-cell office:value-type="float" office:value="36499728">
                <text:p>36499728</text:p>
              </table:table-cell>
              <table:table-cell office:value-type="float" office:value="33580264">
                <text:p>33580264</text:p>
              </table:table-cell>
              <table:table-cell office:value-type="float" office:value="35196600">
                <text:p>351966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283608">
                <text:p>24283608</text:p>
              </table:table-cell>
              <table:table-cell office:value-type="float" office:value="38666824">
                <text:p>38666824</text:p>
              </table:table-cell>
              <table:table-cell office:value-type="float" office:value="35894416">
                <text:p>35894416</text:p>
              </table:table-cell>
              <table:table-cell office:value-type="float" office:value="7929088">
                <text:p>7929088</text:p>
              </table:table-cell>
              <table:table-cell office:value-type="float" office:value="36499728">
                <text:p>36499728</text:p>
              </table:table-cell>
              <table:table-cell office:value-type="float" office:value="33927464">
                <text:p>33927464</text:p>
              </table:table-cell>
              <table:table-cell office:value-type="float" office:value="35502360">
                <text:p>355023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335072">
                <text:p>24335072</text:p>
              </table:table-cell>
              <table:table-cell office:value-type="float" office:value="39789624">
                <text:p>39789624</text:p>
              </table:table-cell>
              <table:table-cell office:value-type="float" office:value="35894416">
                <text:p>35894416</text:p>
              </table:table-cell>
              <table:table-cell office:value-type="float" office:value="7929088">
                <text:p>7929088</text:p>
              </table:table-cell>
              <table:table-cell office:value-type="float" office:value="36499728">
                <text:p>36499728</text:p>
              </table:table-cell>
              <table:table-cell office:value-type="float" office:value="35720712">
                <text:p>35720712</text:p>
              </table:table-cell>
              <table:table-cell office:value-type="float" office:value="35851552">
                <text:p>35851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406136">
                <text:p>24406136</text:p>
              </table:table-cell>
              <table:table-cell office:value-type="float" office:value="40418136">
                <text:p>40418136</text:p>
              </table:table-cell>
              <table:table-cell office:value-type="float" office:value="35894416">
                <text:p>35894416</text:p>
              </table:table-cell>
              <table:table-cell office:value-type="float" office:value="7929088">
                <text:p>7929088</text:p>
              </table:table-cell>
              <table:table-cell office:value-type="float" office:value="36499728">
                <text:p>36499728</text:p>
              </table:table-cell>
              <table:table-cell office:value-type="float" office:value="33595112">
                <text:p>33595112</text:p>
              </table:table-cell>
              <table:table-cell office:value-type="float" office:value="36504664">
                <text:p>36504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406288">
                <text:p>24406288</text:p>
              </table:table-cell>
              <table:table-cell office:value-type="float" office:value="41042768">
                <text:p>41042768</text:p>
              </table:table-cell>
              <table:table-cell office:value-type="float" office:value="36239336">
                <text:p>36239336</text:p>
              </table:table-cell>
              <table:table-cell office:value-type="float" office:value="7929088">
                <text:p>7929088</text:p>
              </table:table-cell>
              <table:table-cell office:value-type="float" office:value="36499728">
                <text:p>36499728</text:p>
              </table:table-cell>
              <table:table-cell office:value-type="float" office:value="24131536">
                <text:p>24131536</text:p>
              </table:table-cell>
              <table:table-cell office:value-type="float" office:value="38312992">
                <text:p>38312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420872">
                <text:p>24420872</text:p>
              </table:table-cell>
              <table:table-cell office:value-type="float" office:value="28825784">
                <text:p>28825784</text:p>
              </table:table-cell>
              <table:table-cell office:value-type="float" office:value="38180424">
                <text:p>38180424</text:p>
              </table:table-cell>
              <table:table-cell office:value-type="float" office:value="7929088">
                <text:p>7929088</text:p>
              </table:table-cell>
              <table:table-cell office:value-type="float" office:value="36499728">
                <text:p>36499728</text:p>
              </table:table-cell>
              <table:table-cell office:value-type="float" office:value="24565208">
                <text:p>24565208</text:p>
              </table:table-cell>
              <table:table-cell office:value-type="float" office:value="38657368">
                <text:p>386573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661616">
                <text:p>24661616</text:p>
              </table:table-cell>
              <table:table-cell office:value-type="float" office:value="31819080">
                <text:p>31819080</text:p>
              </table:table-cell>
              <table:table-cell office:value-type="float" office:value="36950128">
                <text:p>36950128</text:p>
              </table:table-cell>
              <table:table-cell office:value-type="float" office:value="7929088">
                <text:p>7929088</text:p>
              </table:table-cell>
              <table:table-cell office:value-type="float" office:value="36499728">
                <text:p>36499728</text:p>
              </table:table-cell>
              <table:table-cell office:value-type="float" office:value="24696152">
                <text:p>24696152</text:p>
              </table:table-cell>
              <table:table-cell office:value-type="float" office:value="38657368">
                <text:p>386573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663176">
                <text:p>24663176</text:p>
              </table:table-cell>
              <table:table-cell office:value-type="float" office:value="34393640">
                <text:p>34393640</text:p>
              </table:table-cell>
              <table:table-cell office:value-type="float" office:value="38468120">
                <text:p>38468120</text:p>
              </table:table-cell>
              <table:table-cell office:value-type="float" office:value="7929088">
                <text:p>7929088</text:p>
              </table:table-cell>
              <table:table-cell office:value-type="float" office:value="36499728">
                <text:p>36499728</text:p>
              </table:table-cell>
              <table:table-cell office:value-type="float" office:value="24856872">
                <text:p>24856872</text:p>
              </table:table-cell>
              <table:table-cell office:value-type="float" office:value="38661456">
                <text:p>386614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746512">
                <text:p>24746512</text:p>
              </table:table-cell>
              <table:table-cell office:value-type="float" office:value="37619048">
                <text:p>37619048</text:p>
              </table:table-cell>
              <table:table-cell office:value-type="float" office:value="39646496">
                <text:p>39646496</text:p>
              </table:table-cell>
              <table:table-cell office:value-type="float" office:value="7929088">
                <text:p>7929088</text:p>
              </table:table-cell>
              <table:table-cell office:value-type="float" office:value="36508672">
                <text:p>36508672</text:p>
              </table:table-cell>
              <table:table-cell office:value-type="float" office:value="27075424">
                <text:p>27075424</text:p>
              </table:table-cell>
              <table:table-cell office:value-type="float" office:value="39056736">
                <text:p>390567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845760">
                <text:p>24845760</text:p>
              </table:table-cell>
              <table:table-cell office:value-type="float" office:value="38325032">
                <text:p>38325032</text:p>
              </table:table-cell>
              <table:table-cell office:value-type="float" office:value="40550432">
                <text:p>40550432</text:p>
              </table:table-cell>
              <table:table-cell office:value-type="float" office:value="7929088">
                <text:p>7929088</text:p>
              </table:table-cell>
              <table:table-cell office:value-type="float" office:value="36508672">
                <text:p>36508672</text:p>
              </table:table-cell>
              <table:table-cell office:value-type="float" office:value="30466848">
                <text:p>30466848</text:p>
              </table:table-cell>
              <table:table-cell office:value-type="float" office:value="39330176">
                <text:p>393301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848424">
                <text:p>24848424</text:p>
              </table:table-cell>
              <table:table-cell office:value-type="float" office:value="39874800">
                <text:p>39874800</text:p>
              </table:table-cell>
              <table:table-cell office:value-type="float" office:value="41940248">
                <text:p>41940248</text:p>
              </table:table-cell>
              <table:table-cell office:value-type="float" office:value="7929088">
                <text:p>7929088</text:p>
              </table:table-cell>
              <table:table-cell office:value-type="float" office:value="36508672">
                <text:p>36508672</text:p>
              </table:table-cell>
              <table:table-cell office:value-type="float" office:value="31156736">
                <text:p>31156736</text:p>
              </table:table-cell>
              <table:table-cell office:value-type="float" office:value="39590112">
                <text:p>39590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849240">
                <text:p>24849240</text:p>
              </table:table-cell>
              <table:table-cell office:value-type="float" office:value="40223416">
                <text:p>40223416</text:p>
              </table:table-cell>
              <table:table-cell office:value-type="float" office:value="43232984">
                <text:p>43232984</text:p>
              </table:table-cell>
              <table:table-cell office:value-type="float" office:value="7929088">
                <text:p>7929088</text:p>
              </table:table-cell>
              <table:table-cell office:value-type="float" office:value="36508672">
                <text:p>36508672</text:p>
              </table:table-cell>
              <table:table-cell office:value-type="float" office:value="32354840">
                <text:p>32354840</text:p>
              </table:table-cell>
              <table:table-cell office:value-type="float" office:value="41051920">
                <text:p>410519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850464">
                <text:p>24850464</text:p>
              </table:table-cell>
              <table:table-cell office:value-type="float" office:value="41560240">
                <text:p>41560240</text:p>
              </table:table-cell>
              <table:table-cell office:value-type="float" office:value="44051744">
                <text:p>44051744</text:p>
              </table:table-cell>
              <table:table-cell office:value-type="float" office:value="7929088">
                <text:p>7929088</text:p>
              </table:table-cell>
              <table:table-cell office:value-type="float" office:value="36508672">
                <text:p>36508672</text:p>
              </table:table-cell>
              <table:table-cell office:value-type="float" office:value="32750768">
                <text:p>32750768</text:p>
              </table:table-cell>
              <table:table-cell office:value-type="float" office:value="42558360">
                <text:p>425583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865336">
                <text:p>24865336</text:p>
              </table:table-cell>
              <table:table-cell office:value-type="float" office:value="41560240">
                <text:p>41560240</text:p>
              </table:table-cell>
              <table:table-cell office:value-type="float" office:value="42345920">
                <text:p>42345920</text:p>
              </table:table-cell>
              <table:table-cell office:value-type="float" office:value="7929088">
                <text:p>7929088</text:p>
              </table:table-cell>
              <table:table-cell office:value-type="float" office:value="36601424">
                <text:p>36601424</text:p>
              </table:table-cell>
              <table:table-cell office:value-type="float" office:value="34728632">
                <text:p>34728632</text:p>
              </table:table-cell>
              <table:table-cell office:value-type="float" office:value="37697320">
                <text:p>376973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058296">
                <text:p>25058296</text:p>
              </table:table-cell>
              <table:table-cell office:value-type="float" office:value="41571640">
                <text:p>41571640</text:p>
              </table:table-cell>
              <table:table-cell office:value-type="float" office:value="29608904">
                <text:p>29608904</text:p>
              </table:table-cell>
              <table:table-cell office:value-type="float" office:value="7929088">
                <text:p>7929088</text:p>
              </table:table-cell>
              <table:table-cell office:value-type="float" office:value="36725552">
                <text:p>36725552</text:p>
              </table:table-cell>
              <table:table-cell office:value-type="float" office:value="32510360">
                <text:p>32510360</text:p>
              </table:table-cell>
              <table:table-cell office:value-type="float" office:value="41486048">
                <text:p>414860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193976">
                <text:p>26193976</text:p>
              </table:table-cell>
              <table:table-cell office:value-type="float" office:value="41571640">
                <text:p>41571640</text:p>
              </table:table-cell>
              <table:table-cell office:value-type="float" office:value="30628136">
                <text:p>30628136</text:p>
              </table:table-cell>
              <table:table-cell office:value-type="float" office:value="7929088">
                <text:p>7929088</text:p>
              </table:table-cell>
              <table:table-cell office:value-type="float" office:value="37037264">
                <text:p>37037264</text:p>
              </table:table-cell>
              <table:table-cell office:value-type="float" office:value="34114992">
                <text:p>34114992</text:p>
              </table:table-cell>
              <table:table-cell office:value-type="float" office:value="42056168">
                <text:p>42056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194792">
                <text:p>26194792</text:p>
              </table:table-cell>
              <table:table-cell office:value-type="float" office:value="41577744">
                <text:p>41577744</text:p>
              </table:table-cell>
              <table:table-cell office:value-type="float" office:value="32549600">
                <text:p>32549600</text:p>
              </table:table-cell>
              <table:table-cell office:value-type="float" office:value="0">
                <text:p>0</text:p>
              </table:table-cell>
              <table:table-cell office:value-type="float" office:value="37161248">
                <text:p>37161248</text:p>
              </table:table-cell>
              <table:table-cell office:value-type="float" office:value="34274800">
                <text:p>34274800</text:p>
              </table:table-cell>
              <table:table-cell office:value-type="float" office:value="31673416">
                <text:p>316734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195608">
                <text:p>26195608</text:p>
              </table:table-cell>
              <table:table-cell office:value-type="float" office:value="41577744">
                <text:p>41577744</text:p>
              </table:table-cell>
              <table:table-cell office:value-type="float" office:value="33824920">
                <text:p>33824920</text:p>
              </table:table-cell>
              <table:table-cell office:value-type="float" office:value="0">
                <text:p>0</text:p>
              </table:table-cell>
              <table:table-cell office:value-type="float" office:value="37518968">
                <text:p>37518968</text:p>
              </table:table-cell>
              <table:table-cell office:value-type="float" office:value="35521736">
                <text:p>35521736</text:p>
              </table:table-cell>
              <table:table-cell office:value-type="float" office:value="31680096">
                <text:p>316800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212312">
                <text:p>26212312</text:p>
              </table:table-cell>
              <table:table-cell office:value-type="float" office:value="41809768">
                <text:p>41809768</text:p>
              </table:table-cell>
              <table:table-cell office:value-type="float" office:value="36048568">
                <text:p>36048568</text:p>
              </table:table-cell>
              <table:table-cell office:value-type="float" office:value="0">
                <text:p>0</text:p>
              </table:table-cell>
              <table:table-cell office:value-type="float" office:value="38358144">
                <text:p>38358144</text:p>
              </table:table-cell>
              <table:table-cell office:value-type="float" office:value="36091136">
                <text:p>36091136</text:p>
              </table:table-cell>
              <table:table-cell office:value-type="float" office:value="31680504">
                <text:p>31680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214576">
                <text:p>26214576</text:p>
              </table:table-cell>
              <table:table-cell office:value-type="float" office:value="41809808">
                <text:p>41809808</text:p>
              </table:table-cell>
              <table:table-cell office:value-type="float" office:value="37235512">
                <text:p>37235512</text:p>
              </table:table-cell>
              <table:table-cell office:value-type="float" office:value="0">
                <text:p>0</text:p>
              </table:table-cell>
              <table:table-cell office:value-type="float" office:value="34002240">
                <text:p>34002240</text:p>
              </table:table-cell>
              <table:table-cell office:value-type="float" office:value="36115224">
                <text:p>36115224</text:p>
              </table:table-cell>
              <table:table-cell office:value-type="float" office:value="31690144">
                <text:p>31690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215760">
                <text:p>26215760</text:p>
              </table:table-cell>
              <table:table-cell office:value-type="float" office:value="41809808">
                <text:p>41809808</text:p>
              </table:table-cell>
              <table:table-cell office:value-type="float" office:value="38894648">
                <text:p>38894648</text:p>
              </table:table-cell>
              <table:table-cell office:value-type="float" office:value="0">
                <text:p>0</text:p>
              </table:table-cell>
              <table:table-cell office:value-type="float" office:value="34002240">
                <text:p>34002240</text:p>
              </table:table-cell>
              <table:table-cell office:value-type="float" office:value="30110176">
                <text:p>30110176</text:p>
              </table:table-cell>
              <table:table-cell office:value-type="float" office:value="31707120">
                <text:p>317071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216576">
                <text:p>26216576</text:p>
              </table:table-cell>
              <table:table-cell office:value-type="float" office:value="41809808">
                <text:p>41809808</text:p>
              </table:table-cell>
              <table:table-cell office:value-type="float" office:value="36166624">
                <text:p>36166624</text:p>
              </table:table-cell>
              <table:table-cell office:value-type="float" office:value="0">
                <text:p>0</text:p>
              </table:table-cell>
              <table:table-cell office:value-type="float" office:value="34075880">
                <text:p>34075880</text:p>
              </table:table-cell>
              <table:table-cell office:value-type="float" office:value="30110176">
                <text:p>30110176</text:p>
              </table:table-cell>
              <table:table-cell office:value-type="float" office:value="31717536">
                <text:p>317175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527808">
                <text:p>27527808</text:p>
              </table:table-cell>
              <table:table-cell office:value-type="float" office:value="41815904">
                <text:p>41815904</text:p>
              </table:table-cell>
              <table:table-cell office:value-type="float" office:value="36179720">
                <text:p>36179720</text:p>
              </table:table-cell>
              <table:table-cell office:value-type="float" office:value="0">
                <text:p>0</text:p>
              </table:table-cell>
              <table:table-cell office:value-type="float" office:value="34532288">
                <text:p>34532288</text:p>
              </table:table-cell>
              <table:table-cell office:value-type="float" office:value="30110176">
                <text:p>30110176</text:p>
              </table:table-cell>
              <table:table-cell office:value-type="float" office:value="31718760">
                <text:p>317187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689064">
                <text:p>27689064</text:p>
              </table:table-cell>
              <table:table-cell office:value-type="float" office:value="41815904">
                <text:p>41815904</text:p>
              </table:table-cell>
              <table:table-cell office:value-type="float" office:value="36180800">
                <text:p>36180800</text:p>
              </table:table-cell>
              <table:table-cell office:value-type="float" office:value="0">
                <text:p>0</text:p>
              </table:table-cell>
              <table:table-cell office:value-type="float" office:value="36956656">
                <text:p>36956656</text:p>
              </table:table-cell>
              <table:table-cell office:value-type="float" office:value="30126144">
                <text:p>30126144</text:p>
              </table:table-cell>
              <table:table-cell office:value-type="float" office:value="31725880">
                <text:p>317258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690288">
                <text:p>27690288</text:p>
              </table:table-cell>
              <table:table-cell office:value-type="float" office:value="41822008">
                <text:p>41822008</text:p>
              </table:table-cell>
              <table:table-cell office:value-type="float" office:value="36197768">
                <text:p>36197768</text:p>
              </table:table-cell>
              <table:table-cell office:value-type="float" office:value="0">
                <text:p>0</text:p>
              </table:table-cell>
              <table:table-cell office:value-type="float" office:value="38276224">
                <text:p>38276224</text:p>
              </table:table-cell>
              <table:table-cell office:value-type="float" office:value="30327576">
                <text:p>30327576</text:p>
              </table:table-cell>
              <table:table-cell office:value-type="float" office:value="31768240">
                <text:p>317682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691104">
                <text:p>27691104</text:p>
              </table:table-cell>
              <table:table-cell office:value-type="float" office:value="41822008">
                <text:p>41822008</text:p>
              </table:table-cell>
              <table:table-cell office:value-type="float" office:value="36199368">
                <text:p>36199368</text:p>
              </table:table-cell>
              <table:table-cell office:value-type="float" office:value="0">
                <text:p>0</text:p>
              </table:table-cell>
              <table:table-cell office:value-type="float" office:value="35596752">
                <text:p>35596752</text:p>
              </table:table-cell>
              <table:table-cell office:value-type="float" office:value="30413288">
                <text:p>30413288</text:p>
              </table:table-cell>
              <table:table-cell office:value-type="float" office:value="31776520">
                <text:p>317765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714456">
                <text:p>27714456</text:p>
              </table:table-cell>
              <table:table-cell office:value-type="float" office:value="41955648">
                <text:p>41955648</text:p>
              </table:table-cell>
              <table:table-cell office:value-type="float" office:value="36492680">
                <text:p>36492680</text:p>
              </table:table-cell>
              <table:table-cell office:value-type="float" office:value="0">
                <text:p>0</text:p>
              </table:table-cell>
              <table:table-cell office:value-type="float" office:value="38032288">
                <text:p>38032288</text:p>
              </table:table-cell>
              <table:table-cell office:value-type="float" office:value="30413288">
                <text:p>30413288</text:p>
              </table:table-cell>
              <table:table-cell office:value-type="float" office:value="31777336">
                <text:p>317773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037168">
                <text:p>28037168</text:p>
              </table:table-cell>
              <table:table-cell office:value-type="float" office:value="41955648">
                <text:p>41955648</text:p>
              </table:table-cell>
              <table:table-cell office:value-type="float" office:value="36186192">
                <text:p>36186192</text:p>
              </table:table-cell>
              <table:table-cell office:value-type="float" office:value="0">
                <text:p>0</text:p>
              </table:table-cell>
              <table:table-cell office:value-type="float" office:value="38063440">
                <text:p>38063440</text:p>
              </table:table-cell>
              <table:table-cell office:value-type="float" office:value="30419392">
                <text:p>30419392</text:p>
              </table:table-cell>
              <table:table-cell office:value-type="float" office:value="31828640">
                <text:p>318286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218368">
                <text:p>28218368</text:p>
              </table:table-cell>
              <table:table-cell office:value-type="float" office:value="41955648">
                <text:p>41955648</text:p>
              </table:table-cell>
              <table:table-cell office:value-type="float" office:value="36199872">
                <text:p>36199872</text:p>
              </table:table-cell>
              <table:table-cell office:value-type="float" office:value="0">
                <text:p>0</text:p>
              </table:table-cell>
              <table:table-cell office:value-type="float" office:value="38190104">
                <text:p>38190104</text:p>
              </table:table-cell>
              <table:table-cell office:value-type="float" office:value="30419392">
                <text:p>30419392</text:p>
              </table:table-cell>
              <table:table-cell office:value-type="float" office:value="31849336">
                <text:p>318493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514136">
                <text:p>28514136</text:p>
              </table:table-cell>
              <table:table-cell office:value-type="float" office:value="41955648">
                <text:p>41955648</text:p>
              </table:table-cell>
              <table:table-cell office:value-type="float" office:value="36239032">
                <text:p>36239032</text:p>
              </table:table-cell>
              <table:table-cell office:value-type="float" office:value="0">
                <text:p>0</text:p>
              </table:table-cell>
              <table:table-cell office:value-type="float" office:value="38195120">
                <text:p>38195120</text:p>
              </table:table-cell>
              <table:table-cell office:value-type="float" office:value="30425496">
                <text:p>30425496</text:p>
              </table:table-cell>
              <table:table-cell office:value-type="float" office:value="31851392">
                <text:p>318513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353200">
                <text:p>29353200</text:p>
              </table:table-cell>
              <table:table-cell office:value-type="float" office:value="41961752">
                <text:p>41961752</text:p>
              </table:table-cell>
              <table:table-cell office:value-type="float" office:value="36253312">
                <text:p>36253312</text:p>
              </table:table-cell>
              <table:table-cell office:value-type="float" office:value="0">
                <text:p>0</text:p>
              </table:table-cell>
              <table:table-cell office:value-type="float" office:value="31097336">
                <text:p>31097336</text:p>
              </table:table-cell>
              <table:table-cell office:value-type="float" office:value="30425496">
                <text:p>30425496</text:p>
              </table:table-cell>
              <table:table-cell office:value-type="float" office:value="31851816">
                <text:p>318518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48688">
                <text:p>29848688</text:p>
              </table:table-cell>
              <table:table-cell office:value-type="float" office:value="41961752">
                <text:p>41961752</text:p>
              </table:table-cell>
              <table:table-cell office:value-type="float" office:value="36253312">
                <text:p>36253312</text:p>
              </table:table-cell>
              <table:table-cell office:value-type="float" office:value="0">
                <text:p>0</text:p>
              </table:table-cell>
              <table:table-cell office:value-type="float" office:value="31156944">
                <text:p>31156944</text:p>
              </table:table-cell>
              <table:table-cell office:value-type="float" office:value="30431856">
                <text:p>30431856</text:p>
              </table:table-cell>
              <table:table-cell office:value-type="float" office:value="31854224">
                <text:p>318542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411688">
                <text:p>31411688</text:p>
              </table:table-cell>
              <table:table-cell office:value-type="float" office:value="41961752">
                <text:p>41961752</text:p>
              </table:table-cell>
              <table:table-cell office:value-type="float" office:value="36261096">
                <text:p>36261096</text:p>
              </table:table-cell>
              <table:table-cell office:value-type="float" office:value="0">
                <text:p>0</text:p>
              </table:table-cell>
              <table:table-cell office:value-type="float" office:value="31213144">
                <text:p>31213144</text:p>
              </table:table-cell>
              <table:table-cell office:value-type="float" office:value="30750440">
                <text:p>30750440</text:p>
              </table:table-cell>
              <table:table-cell office:value-type="float" office:value="31887944">
                <text:p>318879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236088">
                <text:p>33236088</text:p>
              </table:table-cell>
              <table:table-cell office:value-type="float" office:value="41967856">
                <text:p>41967856</text:p>
              </table:table-cell>
              <table:table-cell office:value-type="float" office:value="36276144">
                <text:p>36276144</text:p>
              </table:table-cell>
              <table:table-cell office:value-type="float" office:value="0">
                <text:p>0</text:p>
              </table:table-cell>
              <table:table-cell office:value-type="float" office:value="31282856">
                <text:p>31282856</text:p>
              </table:table-cell>
              <table:table-cell office:value-type="float" office:value="30750440">
                <text:p>30750440</text:p>
              </table:table-cell>
              <table:table-cell office:value-type="float" office:value="31917680">
                <text:p>319176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126392">
                <text:p>35126392</text:p>
              </table:table-cell>
              <table:table-cell office:value-type="float" office:value="42251232">
                <text:p>42251232</text:p>
              </table:table-cell>
              <table:table-cell office:value-type="float" office:value="36314544">
                <text:p>36314544</text:p>
              </table:table-cell>
              <table:table-cell office:value-type="float" office:value="0">
                <text:p>0</text:p>
              </table:table-cell>
              <table:table-cell office:value-type="float" office:value="31352728">
                <text:p>31352728</text:p>
              </table:table-cell>
              <table:table-cell office:value-type="float" office:value="30759608">
                <text:p>30759608</text:p>
              </table:table-cell>
              <table:table-cell office:value-type="float" office:value="31925384">
                <text:p>319253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870952">
                <text:p>32870952</text:p>
              </table:table-cell>
              <table:table-cell office:value-type="float" office:value="44108616">
                <text:p>44108616</text:p>
              </table:table-cell>
              <table:table-cell office:value-type="float" office:value="36316648">
                <text:p>36316648</text:p>
              </table:table-cell>
              <table:table-cell office:value-type="float" office:value="0">
                <text:p>0</text:p>
              </table:table-cell>
              <table:table-cell office:value-type="float" office:value="31480144">
                <text:p>31480144</text:p>
              </table:table-cell>
              <table:table-cell office:value-type="float" office:value="30765992">
                <text:p>30765992</text:p>
              </table:table-cell>
              <table:table-cell office:value-type="float" office:value="31926200">
                <text:p>319262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843560">
                <text:p>37843560</text:p>
              </table:table-cell>
              <table:table-cell office:value-type="float" office:value="44108616">
                <text:p>44108616</text:p>
              </table:table-cell>
              <table:table-cell office:value-type="float" office:value="36323856">
                <text:p>36323856</text:p>
              </table:table-cell>
              <table:table-cell office:value-type="float" office:value="0">
                <text:p>0</text:p>
              </table:table-cell>
              <table:table-cell office:value-type="float" office:value="31504432">
                <text:p>31504432</text:p>
              </table:table-cell>
              <table:table-cell office:value-type="float" office:value="30765992">
                <text:p>30765992</text:p>
              </table:table-cell>
              <table:table-cell office:value-type="float" office:value="31933120">
                <text:p>319331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883272">
                <text:p>37883272</text:p>
              </table:table-cell>
              <table:table-cell office:value-type="float" office:value="44108688">
                <text:p>44108688</text:p>
              </table:table-cell>
              <table:table-cell office:value-type="float" office:value="36346120">
                <text:p>36346120</text:p>
              </table:table-cell>
              <table:table-cell office:value-type="float" office:value="0">
                <text:p>0</text:p>
              </table:table-cell>
              <table:table-cell office:value-type="float" office:value="31510704">
                <text:p>31510704</text:p>
              </table:table-cell>
              <table:table-cell office:value-type="float" office:value="30772112">
                <text:p>30772112</text:p>
              </table:table-cell>
              <table:table-cell office:value-type="float" office:value="31934144">
                <text:p>319341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887144">
                <text:p>37887144</text:p>
              </table:table-cell>
              <table:table-cell office:value-type="float" office:value="30317880">
                <text:p>30317880</text:p>
              </table:table-cell>
              <table:table-cell office:value-type="float" office:value="36348128">
                <text:p>36348128</text:p>
              </table:table-cell>
              <table:table-cell office:value-type="float" office:value="0">
                <text:p>0</text:p>
              </table:table-cell>
              <table:table-cell office:value-type="float" office:value="31513072">
                <text:p>31513072</text:p>
              </table:table-cell>
              <table:table-cell office:value-type="float" office:value="30772112">
                <text:p>30772112</text:p>
              </table:table-cell>
              <table:table-cell office:value-type="float" office:value="31960456">
                <text:p>319604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794416">
                <text:p>28794416</text:p>
              </table:table-cell>
              <table:table-cell office:value-type="float" office:value="30597384">
                <text:p>30597384</text:p>
              </table:table-cell>
              <table:table-cell office:value-type="float" office:value="36348536">
                <text:p>36348536</text:p>
              </table:table-cell>
              <table:table-cell office:value-type="float" office:value="0">
                <text:p>0</text:p>
              </table:table-cell>
              <table:table-cell office:value-type="float" office:value="31520024">
                <text:p>31520024</text:p>
              </table:table-cell>
              <table:table-cell office:value-type="float" office:value="30778232">
                <text:p>30778232</text:p>
              </table:table-cell>
              <table:table-cell office:value-type="float" office:value="31999240">
                <text:p>319992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212008">
                <text:p>33212008</text:p>
              </table:table-cell>
              <table:table-cell office:value-type="float" office:value="30597768">
                <text:p>30597768</text:p>
              </table:table-cell>
              <table:table-cell office:value-type="float" office:value="36349760">
                <text:p>36349760</text:p>
              </table:table-cell>
              <table:table-cell office:value-type="float" office:value="0">
                <text:p>0</text:p>
              </table:table-cell>
              <table:table-cell office:value-type="float" office:value="31520840">
                <text:p>31520840</text:p>
              </table:table-cell>
              <table:table-cell office:value-type="float" office:value="31162080">
                <text:p>31162080</text:p>
              </table:table-cell>
              <table:table-cell office:value-type="float" office:value="32001168">
                <text:p>32001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802720">
                <text:p>32802720</text:p>
              </table:table-cell>
              <table:table-cell office:value-type="float" office:value="30597768">
                <text:p>30597768</text:p>
              </table:table-cell>
              <table:table-cell office:value-type="float" office:value="36362072">
                <text:p>36362072</text:p>
              </table:table-cell>
              <table:table-cell office:value-type="float" office:value="0">
                <text:p>0</text:p>
              </table:table-cell>
              <table:table-cell office:value-type="float" office:value="31562928">
                <text:p>31562928</text:p>
              </table:table-cell>
              <table:table-cell office:value-type="float" office:value="31169048">
                <text:p>31169048</text:p>
              </table:table-cell>
              <table:table-cell office:value-type="float" office:value="32062808">
                <text:p>320628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892632">
                <text:p>32892632</text:p>
              </table:table-cell>
              <table:table-cell office:value-type="float" office:value="30597768">
                <text:p>30597768</text:p>
              </table:table-cell>
              <table:table-cell office:value-type="float" office:value="36382400">
                <text:p>36382400</text:p>
              </table:table-cell>
              <table:table-cell office:value-type="float" office:value="0">
                <text:p>0</text:p>
              </table:table-cell>
              <table:table-cell office:value-type="float" office:value="31601640">
                <text:p>31601640</text:p>
              </table:table-cell>
              <table:table-cell office:value-type="float" office:value="31169048">
                <text:p>31169048</text:p>
              </table:table-cell>
              <table:table-cell office:value-type="float" office:value="32062808">
                <text:p>320628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2915688">
                <text:p>32915688</text:p>
              </table:table-cell>
              <table:table-cell office:value-type="float" office:value="30668872">
                <text:p>30668872</text:p>
              </table:table-cell>
              <table:table-cell office:value-type="float" office:value="36491840">
                <text:p>36491840</text:p>
              </table:table-cell>
              <table:table-cell office:value-type="float" office:value="0">
                <text:p>0</text:p>
              </table:table-cell>
              <table:table-cell office:value-type="float" office:value="31609608">
                <text:p>31609608</text:p>
              </table:table-cell>
              <table:table-cell office:value-type="float" office:value="31169048">
                <text:p>31169048</text:p>
              </table:table-cell>
              <table:table-cell office:value-type="float" office:value="32075152">
                <text:p>320751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2944480">
                <text:p>32944480</text:p>
              </table:table-cell>
              <table:table-cell office:value-type="float" office:value="30680056">
                <text:p>30680056</text:p>
              </table:table-cell>
              <table:table-cell office:value-type="float" office:value="36492656">
                <text:p>36492656</text:p>
              </table:table-cell>
              <table:table-cell office:value-type="float" office:value="0">
                <text:p>0</text:p>
              </table:table-cell>
              <table:table-cell office:value-type="float" office:value="31617624">
                <text:p>31617624</text:p>
              </table:table-cell>
              <table:table-cell office:value-type="float" office:value="31169048">
                <text:p>31169048</text:p>
              </table:table-cell>
              <table:table-cell office:value-type="float" office:value="32075152">
                <text:p>320751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950064">
                <text:p>32950064</text:p>
              </table:table-cell>
              <table:table-cell office:value-type="float" office:value="30680056">
                <text:p>30680056</text:p>
              </table:table-cell>
              <table:table-cell office:value-type="float" office:value="36493512">
                <text:p>36493512</text:p>
              </table:table-cell>
              <table:table-cell office:value-type="float" office:value="0">
                <text:p>0</text:p>
              </table:table-cell>
              <table:table-cell office:value-type="float" office:value="31630248">
                <text:p>31630248</text:p>
              </table:table-cell>
              <table:table-cell office:value-type="float" office:value="31175272">
                <text:p>31175272</text:p>
              </table:table-cell>
              <table:table-cell office:value-type="float" office:value="32081256">
                <text:p>320812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951232">
                <text:p>32951232</text:p>
              </table:table-cell>
              <table:table-cell office:value-type="float" office:value="30686160">
                <text:p>30686160</text:p>
              </table:table-cell>
              <table:table-cell office:value-type="float" office:value="36500464">
                <text:p>36500464</text:p>
              </table:table-cell>
              <table:table-cell office:value-type="float" office:value="0">
                <text:p>0</text:p>
              </table:table-cell>
              <table:table-cell office:value-type="float" office:value="31631848">
                <text:p>31631848</text:p>
              </table:table-cell>
              <table:table-cell office:value-type="float" office:value="31176016">
                <text:p>31176016</text:p>
              </table:table-cell>
              <table:table-cell office:value-type="float" office:value="32081256">
                <text:p>320812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006080">
                <text:p>33006080</text:p>
              </table:table-cell>
              <table:table-cell office:value-type="float" office:value="30686160">
                <text:p>30686160</text:p>
              </table:table-cell>
              <table:table-cell office:value-type="float" office:value="36522680">
                <text:p>36522680</text:p>
              </table:table-cell>
              <table:table-cell office:value-type="float" office:value="0">
                <text:p>0</text:p>
              </table:table-cell>
              <table:table-cell office:value-type="float" office:value="31632664">
                <text:p>31632664</text:p>
              </table:table-cell>
              <table:table-cell office:value-type="float" office:value="31182200">
                <text:p>31182200</text:p>
              </table:table-cell>
              <table:table-cell office:value-type="float" office:value="32081256">
                <text:p>320812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007656">
                <text:p>33007656</text:p>
              </table:table-cell>
              <table:table-cell office:value-type="float" office:value="30686160">
                <text:p>30686160</text:p>
              </table:table-cell>
              <table:table-cell office:value-type="float" office:value="36529632">
                <text:p>36529632</text:p>
              </table:table-cell>
              <table:table-cell office:value-type="float" office:value="0">
                <text:p>0</text:p>
              </table:table-cell>
              <table:table-cell office:value-type="float" office:value="31639208">
                <text:p>31639208</text:p>
              </table:table-cell>
              <table:table-cell office:value-type="float" office:value="31192640">
                <text:p>31192640</text:p>
              </table:table-cell>
              <table:table-cell office:value-type="float" office:value="32081256">
                <text:p>320812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2926992">
                <text:p>32926992</text:p>
              </table:table-cell>
              <table:table-cell office:value-type="float" office:value="30692264">
                <text:p>30692264</text:p>
              </table:table-cell>
              <table:table-cell office:value-type="float" office:value="36530448">
                <text:p>36530448</text:p>
              </table:table-cell>
              <table:table-cell office:value-type="float" office:value="0">
                <text:p>0</text:p>
              </table:table-cell>
              <table:table-cell office:value-type="float" office:value="31640024">
                <text:p>31640024</text:p>
              </table:table-cell>
              <table:table-cell office:value-type="float" office:value="31192640">
                <text:p>31192640</text:p>
              </table:table-cell>
              <table:table-cell office:value-type="float" office:value="32081256">
                <text:p>32081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928920">
                <text:p>32928920</text:p>
              </table:table-cell>
              <table:table-cell office:value-type="float" office:value="30692264">
                <text:p>30692264</text:p>
              </table:table-cell>
              <table:table-cell office:value-type="float" office:value="36531672">
                <text:p>36531672</text:p>
              </table:table-cell>
              <table:table-cell office:value-type="float" office:value="0">
                <text:p>0</text:p>
              </table:table-cell>
              <table:table-cell office:value-type="float" office:value="31662080">
                <text:p>31662080</text:p>
              </table:table-cell>
              <table:table-cell office:value-type="float" office:value="31203216">
                <text:p>31203216</text:p>
              </table:table-cell>
              <table:table-cell office:value-type="float" office:value="32097648">
                <text:p>320976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34880">
                <text:p>32934880</text:p>
              </table:table-cell>
              <table:table-cell office:value-type="float" office:value="30698368">
                <text:p>30698368</text:p>
              </table:table-cell>
              <table:table-cell office:value-type="float" office:value="36556304">
                <text:p>36556304</text:p>
              </table:table-cell>
              <table:table-cell office:value-type="float" office:value="0">
                <text:p>0</text:p>
              </table:table-cell>
              <table:table-cell office:value-type="float" office:value="31788984">
                <text:p>31788984</text:p>
              </table:table-cell>
              <table:table-cell office:value-type="float" office:value="31203216">
                <text:p>31203216</text:p>
              </table:table-cell>
              <table:table-cell office:value-type="float" office:value="32201160">
                <text:p>322011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936712">
                <text:p>32936712</text:p>
              </table:table-cell>
              <table:table-cell office:value-type="float" office:value="30698368">
                <text:p>30698368</text:p>
              </table:table-cell>
              <table:table-cell office:value-type="float" office:value="36558080">
                <text:p>36558080</text:p>
              </table:table-cell>
              <table:table-cell office:value-type="float" office:value="0">
                <text:p>0</text:p>
              </table:table-cell>
              <table:table-cell office:value-type="float" office:value="31789976">
                <text:p>31789976</text:p>
              </table:table-cell>
              <table:table-cell office:value-type="float" office:value="31203216">
                <text:p>31203216</text:p>
              </table:table-cell>
              <table:table-cell office:value-type="float" office:value="32207528">
                <text:p>322075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940968">
                <text:p>32940968</text:p>
              </table:table-cell>
              <table:table-cell office:value-type="float" office:value="30709112">
                <text:p>30709112</text:p>
              </table:table-cell>
              <table:table-cell office:value-type="float" office:value="36589712">
                <text:p>36589712</text:p>
              </table:table-cell>
              <table:table-cell office:value-type="float" office:value="0">
                <text:p>0</text:p>
              </table:table-cell>
              <table:table-cell office:value-type="float" office:value="31855992">
                <text:p>31855992</text:p>
              </table:table-cell>
              <table:table-cell office:value-type="float" office:value="31203216">
                <text:p>31203216</text:p>
              </table:table-cell>
              <table:table-cell office:value-type="float" office:value="32207568">
                <text:p>322075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979984">
                <text:p>32979984</text:p>
              </table:table-cell>
              <table:table-cell office:value-type="float" office:value="30709112">
                <text:p>30709112</text:p>
              </table:table-cell>
              <table:table-cell office:value-type="float" office:value="36590528">
                <text:p>36590528</text:p>
              </table:table-cell>
              <table:table-cell office:value-type="float" office:value="0">
                <text:p>0</text:p>
              </table:table-cell>
              <table:table-cell office:value-type="float" office:value="31862328">
                <text:p>31862328</text:p>
              </table:table-cell>
              <table:table-cell office:value-type="float" office:value="31254504">
                <text:p>31254504</text:p>
              </table:table-cell>
              <table:table-cell office:value-type="float" office:value="32207568">
                <text:p>322075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981088">
                <text:p>32981088</text:p>
              </table:table-cell>
              <table:table-cell office:value-type="float" office:value="30709112">
                <text:p>30709112</text:p>
              </table:table-cell>
              <table:table-cell office:value-type="float" office:value="36648184">
                <text:p>36648184</text:p>
              </table:table-cell>
              <table:table-cell office:value-type="float" office:value="0">
                <text:p>0</text:p>
              </table:table-cell>
              <table:table-cell office:value-type="float" office:value="31862328">
                <text:p>31862328</text:p>
              </table:table-cell>
              <table:table-cell office:value-type="float" office:value="31254504">
                <text:p>31254504</text:p>
              </table:table-cell>
              <table:table-cell office:value-type="float" office:value="32213848">
                <text:p>32213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982192">
                <text:p>32982192</text:p>
              </table:table-cell>
              <table:table-cell office:value-type="float" office:value="30715352">
                <text:p>30715352</text:p>
              </table:table-cell>
              <table:table-cell office:value-type="float" office:value="36658456">
                <text:p>36658456</text:p>
              </table:table-cell>
              <table:table-cell office:value-type="float" office:value="0">
                <text:p>0</text:p>
              </table:table-cell>
              <table:table-cell office:value-type="float" office:value="31863952">
                <text:p>31863952</text:p>
              </table:table-cell>
              <table:table-cell office:value-type="float" office:value="31261336">
                <text:p>31261336</text:p>
              </table:table-cell>
              <table:table-cell office:value-type="float" office:value="32213848">
                <text:p>322138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984112">
                <text:p>32984112</text:p>
              </table:table-cell>
              <table:table-cell office:value-type="float" office:value="30715352">
                <text:p>30715352</text:p>
              </table:table-cell>
              <table:table-cell office:value-type="float" office:value="36671776">
                <text:p>36671776</text:p>
              </table:table-cell>
              <table:table-cell office:value-type="float" office:value="0">
                <text:p>0</text:p>
              </table:table-cell>
              <table:table-cell office:value-type="float" office:value="31887392">
                <text:p>31887392</text:p>
              </table:table-cell>
              <table:table-cell office:value-type="float" office:value="31271176">
                <text:p>31271176</text:p>
              </table:table-cell>
              <table:table-cell office:value-type="float" office:value="32219952">
                <text:p>322199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045856">
                <text:p>33045856</text:p>
              </table:table-cell>
              <table:table-cell office:value-type="float" office:value="30721456">
                <text:p>30721456</text:p>
              </table:table-cell>
              <table:table-cell office:value-type="float" office:value="36673400">
                <text:p>36673400</text:p>
              </table:table-cell>
              <table:table-cell office:value-type="float" office:value="0">
                <text:p>0</text:p>
              </table:table-cell>
              <table:table-cell office:value-type="float" office:value="31888848">
                <text:p>31888848</text:p>
              </table:table-cell>
              <table:table-cell office:value-type="float" office:value="31271176">
                <text:p>31271176</text:p>
              </table:table-cell>
              <table:table-cell office:value-type="float" office:value="32219952">
                <text:p>322199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082200">
                <text:p>33082200</text:p>
              </table:table-cell>
              <table:table-cell office:value-type="float" office:value="30721456">
                <text:p>30721456</text:p>
              </table:table-cell>
              <table:table-cell office:value-type="float" office:value="36698800">
                <text:p>36698800</text:p>
              </table:table-cell>
              <table:table-cell office:value-type="float" office:value="0">
                <text:p>0</text:p>
              </table:table-cell>
              <table:table-cell office:value-type="float" office:value="31922808">
                <text:p>31922808</text:p>
              </table:table-cell>
              <table:table-cell office:value-type="float" office:value="31277344">
                <text:p>31277344</text:p>
              </table:table-cell>
              <table:table-cell office:value-type="float" office:value="32219952">
                <text:p>32219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082552">
                <text:p>33082552</text:p>
              </table:table-cell>
              <table:table-cell office:value-type="float" office:value="30727560">
                <text:p>30727560</text:p>
              </table:table-cell>
              <table:table-cell office:value-type="float" office:value="36699208">
                <text:p>36699208</text:p>
              </table:table-cell>
              <table:table-cell office:value-type="float" office:value="0">
                <text:p>0</text:p>
              </table:table-cell>
              <table:table-cell office:value-type="float" office:value="31951944">
                <text:p>31951944</text:p>
              </table:table-cell>
              <table:table-cell office:value-type="float" office:value="31277344">
                <text:p>31277344</text:p>
              </table:table-cell>
              <table:table-cell office:value-type="float" office:value="32234464">
                <text:p>32234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083664">
                <text:p>33083664</text:p>
              </table:table-cell>
              <table:table-cell office:value-type="float" office:value="30727560">
                <text:p>30727560</text:p>
              </table:table-cell>
              <table:table-cell office:value-type="float" office:value="36700432">
                <text:p>36700432</text:p>
              </table:table-cell>
              <table:table-cell office:value-type="float" office:value="0">
                <text:p>0</text:p>
              </table:table-cell>
              <table:table-cell office:value-type="float" office:value="31951944">
                <text:p>31951944</text:p>
              </table:table-cell>
              <table:table-cell office:value-type="float" office:value="31283512">
                <text:p>31283512</text:p>
              </table:table-cell>
              <table:table-cell office:value-type="float" office:value="32234464">
                <text:p>322344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084800">
                <text:p>33084800</text:p>
              </table:table-cell>
              <table:table-cell office:value-type="float" office:value="30777224">
                <text:p>30777224</text:p>
              </table:table-cell>
              <table:table-cell office:value-type="float" office:value="36780680">
                <text:p>36780680</text:p>
              </table:table-cell>
              <table:table-cell office:value-type="float" office:value="0">
                <text:p>0</text:p>
              </table:table-cell>
              <table:table-cell office:value-type="float" office:value="31968192">
                <text:p>31968192</text:p>
              </table:table-cell>
              <table:table-cell office:value-type="float" office:value="31283512">
                <text:p>31283512</text:p>
              </table:table-cell>
              <table:table-cell office:value-type="float" office:value="32240832">
                <text:p>322408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091936">
                <text:p>33091936</text:p>
              </table:table-cell>
              <table:table-cell office:value-type="float" office:value="30786360">
                <text:p>30786360</text:p>
              </table:table-cell>
              <table:table-cell office:value-type="float" office:value="36781720">
                <text:p>36781720</text:p>
              </table:table-cell>
              <table:table-cell office:value-type="float" office:value="0">
                <text:p>0</text:p>
              </table:table-cell>
              <table:table-cell office:value-type="float" office:value="31968192">
                <text:p>31968192</text:p>
              </table:table-cell>
              <table:table-cell office:value-type="float" office:value="31283512">
                <text:p>31283512</text:p>
              </table:table-cell>
              <table:table-cell office:value-type="float" office:value="32240832">
                <text:p>322408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130192">
                <text:p>33130192</text:p>
              </table:table-cell>
              <table:table-cell office:value-type="float" office:value="30786360">
                <text:p>30786360</text:p>
              </table:table-cell>
              <table:table-cell office:value-type="float" office:value="36787872">
                <text:p>36787872</text:p>
              </table:table-cell>
              <table:table-cell office:value-type="float" office:value="0">
                <text:p>0</text:p>
              </table:table-cell>
              <table:table-cell office:value-type="float" office:value="31968192">
                <text:p>31968192</text:p>
              </table:table-cell>
              <table:table-cell office:value-type="float" office:value="31283512">
                <text:p>31283512</text:p>
              </table:table-cell>
              <table:table-cell office:value-type="float" office:value="32247784">
                <text:p>322477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131296">
                <text:p>33131296</text:p>
              </table:table-cell>
              <table:table-cell office:value-type="float" office:value="30786360">
                <text:p>30786360</text:p>
              </table:table-cell>
              <table:table-cell office:value-type="float" office:value="36787872">
                <text:p>36787872</text:p>
              </table:table-cell>
              <table:table-cell office:value-type="float" office:value="0">
                <text:p>0</text:p>
              </table:table-cell>
              <table:table-cell office:value-type="float" office:value="31968192">
                <text:p>31968192</text:p>
              </table:table-cell>
              <table:table-cell office:value-type="float" office:value="31283512">
                <text:p>31283512</text:p>
              </table:table-cell>
              <table:table-cell office:value-type="float" office:value="32247784">
                <text:p>322477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137912">
                <text:p>33137912</text:p>
              </table:table-cell>
              <table:table-cell office:value-type="float" office:value="30786360">
                <text:p>30786360</text:p>
              </table:table-cell>
              <table:table-cell office:value-type="float" office:value="36819608">
                <text:p>36819608</text:p>
              </table:table-cell>
              <table:table-cell office:value-type="float" office:value="0">
                <text:p>0</text:p>
              </table:table-cell>
              <table:table-cell office:value-type="float" office:value="31968192">
                <text:p>31968192</text:p>
              </table:table-cell>
              <table:table-cell office:value-type="float" office:value="31302040">
                <text:p>31302040</text:p>
              </table:table-cell>
              <table:table-cell office:value-type="float" office:value="32254008">
                <text:p>322540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150952">
                <text:p>33150952</text:p>
              </table:table-cell>
              <table:table-cell office:value-type="float" office:value="30793656">
                <text:p>30793656</text:p>
              </table:table-cell>
              <table:table-cell office:value-type="float" office:value="36830040">
                <text:p>36830040</text:p>
              </table:table-cell>
              <table:table-cell office:value-type="float" office:value="0">
                <text:p>0</text:p>
              </table:table-cell>
              <table:table-cell office:value-type="float" office:value="31974392">
                <text:p>31974392</text:p>
              </table:table-cell>
              <table:table-cell office:value-type="float" office:value="31302040">
                <text:p>31302040</text:p>
              </table:table-cell>
              <table:table-cell office:value-type="float" office:value="32254008">
                <text:p>32254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197560">
                <text:p>33197560</text:p>
              </table:table-cell>
              <table:table-cell office:value-type="float" office:value="30793656">
                <text:p>30793656</text:p>
              </table:table-cell>
              <table:table-cell office:value-type="float" office:value="36830792">
                <text:p>36830792</text:p>
              </table:table-cell>
              <table:table-cell office:value-type="float" office:value="0">
                <text:p>0</text:p>
              </table:table-cell>
              <table:table-cell office:value-type="float" office:value="31974392">
                <text:p>31974392</text:p>
              </table:table-cell>
              <table:table-cell office:value-type="float" office:value="31308472">
                <text:p>31308472</text:p>
              </table:table-cell>
              <table:table-cell office:value-type="float" office:value="32254008">
                <text:p>322540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199448">
                <text:p>33199448</text:p>
              </table:table-cell>
              <table:table-cell office:value-type="float" office:value="30793656">
                <text:p>30793656</text:p>
              </table:table-cell>
              <table:table-cell office:value-type="float" office:value="36837696">
                <text:p>36837696</text:p>
              </table:table-cell>
              <table:table-cell office:value-type="float" office:value="0">
                <text:p>0</text:p>
              </table:table-cell>
              <table:table-cell office:value-type="float" office:value="32082168">
                <text:p>32082168</text:p>
              </table:table-cell>
              <table:table-cell office:value-type="float" office:value="31308472">
                <text:p>31308472</text:p>
              </table:table-cell>
              <table:table-cell office:value-type="float" office:value="32265040">
                <text:p>322650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205304">
                <text:p>33205304</text:p>
              </table:table-cell>
              <table:table-cell office:value-type="float" office:value="30800208">
                <text:p>30800208</text:p>
              </table:table-cell>
              <table:table-cell office:value-type="float" office:value="36868600">
                <text:p>36868600</text:p>
              </table:table-cell>
              <table:table-cell office:value-type="float" office:value="0">
                <text:p>0</text:p>
              </table:table-cell>
              <table:table-cell office:value-type="float" office:value="32082208">
                <text:p>32082208</text:p>
              </table:table-cell>
              <table:table-cell office:value-type="float" office:value="31314640">
                <text:p>31314640</text:p>
              </table:table-cell>
              <table:table-cell office:value-type="float" office:value="32265040">
                <text:p>322650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207520">
                <text:p>33207520</text:p>
              </table:table-cell>
              <table:table-cell office:value-type="float" office:value="30819568">
                <text:p>30819568</text:p>
              </table:table-cell>
              <table:table-cell office:value-type="float" office:value="36898200">
                <text:p>36898200</text:p>
              </table:table-cell>
              <table:table-cell office:value-type="float" office:value="0">
                <text:p>0</text:p>
              </table:table-cell>
              <table:table-cell office:value-type="float" office:value="32082208">
                <text:p>32082208</text:p>
              </table:table-cell>
              <table:table-cell office:value-type="float" office:value="31314640">
                <text:p>31314640</text:p>
              </table:table-cell>
              <table:table-cell office:value-type="float" office:value="32271392">
                <text:p>322713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602256">
                <text:p>35602256</text:p>
              </table:table-cell>
              <table:table-cell office:value-type="float" office:value="30819568">
                <text:p>30819568</text:p>
              </table:table-cell>
              <table:table-cell office:value-type="float" office:value="36899696">
                <text:p>36899696</text:p>
              </table:table-cell>
              <table:table-cell office:value-type="float" office:value="0">
                <text:p>0</text:p>
              </table:table-cell>
              <table:table-cell office:value-type="float" office:value="32088488">
                <text:p>32088488</text:p>
              </table:table-cell>
              <table:table-cell office:value-type="float" office:value="31314640">
                <text:p>31314640</text:p>
              </table:table-cell>
              <table:table-cell office:value-type="float" office:value="32271392">
                <text:p>322713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293392">
                <text:p>33293392</text:p>
              </table:table-cell>
              <table:table-cell office:value-type="float" office:value="30819568">
                <text:p>30819568</text:p>
              </table:table-cell>
              <table:table-cell office:value-type="float" office:value="36975472">
                <text:p>36975472</text:p>
              </table:table-cell>
              <table:table-cell office:value-type="float" office:value="0">
                <text:p>0</text:p>
              </table:table-cell>
              <table:table-cell office:value-type="float" office:value="32088488">
                <text:p>32088488</text:p>
              </table:table-cell>
              <table:table-cell office:value-type="float" office:value="31321064">
                <text:p>31321064</text:p>
              </table:table-cell>
              <table:table-cell office:value-type="float" office:value="32271392">
                <text:p>322713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295536">
                <text:p>33295536</text:p>
              </table:table-cell>
              <table:table-cell office:value-type="float" office:value="30819568">
                <text:p>30819568</text:p>
              </table:table-cell>
              <table:table-cell office:value-type="float" office:value="36983736">
                <text:p>36983736</text:p>
              </table:table-cell>
              <table:table-cell office:value-type="float" office:value="0">
                <text:p>0</text:p>
              </table:table-cell>
              <table:table-cell office:value-type="float" office:value="32094688">
                <text:p>32094688</text:p>
              </table:table-cell>
              <table:table-cell office:value-type="float" office:value="31321064">
                <text:p>31321064</text:p>
              </table:table-cell>
              <table:table-cell office:value-type="float" office:value="32277480">
                <text:p>322774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301432">
                <text:p>33301432</text:p>
              </table:table-cell>
              <table:table-cell office:value-type="float" office:value="30825792">
                <text:p>30825792</text:p>
              </table:table-cell>
              <table:table-cell office:value-type="float" office:value="37016624">
                <text:p>37016624</text:p>
              </table:table-cell>
              <table:table-cell office:value-type="float" office:value="0">
                <text:p>0</text:p>
              </table:table-cell>
              <table:table-cell office:value-type="float" office:value="32094688">
                <text:p>32094688</text:p>
              </table:table-cell>
              <table:table-cell office:value-type="float" office:value="31327216">
                <text:p>31327216</text:p>
              </table:table-cell>
              <table:table-cell office:value-type="float" office:value="32277480">
                <text:p>322774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497328">
                <text:p>33497328</text:p>
              </table:table-cell>
              <table:table-cell office:value-type="float" office:value="30825792">
                <text:p>30825792</text:p>
              </table:table-cell>
              <table:table-cell office:value-type="float" office:value="37038440">
                <text:p>37038440</text:p>
              </table:table-cell>
              <table:table-cell office:value-type="float" office:value="0">
                <text:p>0</text:p>
              </table:table-cell>
              <table:table-cell office:value-type="float" office:value="32094688">
                <text:p>32094688</text:p>
              </table:table-cell>
              <table:table-cell office:value-type="float" office:value="31414608">
                <text:p>31414608</text:p>
              </table:table-cell>
              <table:table-cell office:value-type="float" office:value="32283568">
                <text:p>322835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498336">
                <text:p>33498336</text:p>
              </table:table-cell>
              <table:table-cell office:value-type="float" office:value="30831880">
                <text:p>30831880</text:p>
              </table:table-cell>
              <table:table-cell office:value-type="float" office:value="37039032">
                <text:p>37039032</text:p>
              </table:table-cell>
              <table:table-cell office:value-type="float" office:value="0">
                <text:p>0</text:p>
              </table:table-cell>
              <table:table-cell office:value-type="float" office:value="32094688">
                <text:p>32094688</text:p>
              </table:table-cell>
              <table:table-cell office:value-type="float" office:value="31421024">
                <text:p>31421024</text:p>
              </table:table-cell>
              <table:table-cell office:value-type="float" office:value="32283568">
                <text:p>322835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499808">
                <text:p>33499808</text:p>
              </table:table-cell>
              <table:table-cell office:value-type="float" office:value="30831880">
                <text:p>30831880</text:p>
              </table:table-cell>
              <table:table-cell office:value-type="float" office:value="37039624">
                <text:p>37039624</text:p>
              </table:table-cell>
              <table:table-cell office:value-type="float" office:value="0">
                <text:p>0</text:p>
              </table:table-cell>
              <table:table-cell office:value-type="float" office:value="32094688">
                <text:p>32094688</text:p>
              </table:table-cell>
              <table:table-cell office:value-type="float" office:value="31421024">
                <text:p>31421024</text:p>
              </table:table-cell>
              <table:table-cell office:value-type="float" office:value="32289656">
                <text:p>322896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500160">
                <text:p>33500160</text:p>
              </table:table-cell>
              <table:table-cell office:value-type="float" office:value="30837968">
                <text:p>30837968</text:p>
              </table:table-cell>
              <table:table-cell office:value-type="float" office:value="37048488">
                <text:p>37048488</text:p>
              </table:table-cell>
              <table:table-cell office:value-type="float" office:value="0">
                <text:p>0</text:p>
              </table:table-cell>
              <table:table-cell office:value-type="float" office:value="32156664">
                <text:p>32156664</text:p>
              </table:table-cell>
              <table:table-cell office:value-type="float" office:value="31421024">
                <text:p>31421024</text:p>
              </table:table-cell>
              <table:table-cell office:value-type="float" office:value="33048664">
                <text:p>330486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506312">
                <text:p>33506312</text:p>
              </table:table-cell>
              <table:table-cell office:value-type="float" office:value="30837968">
                <text:p>30837968</text:p>
              </table:table-cell>
              <table:table-cell office:value-type="float" office:value="37084432">
                <text:p>37084432</text:p>
              </table:table-cell>
              <table:table-cell office:value-type="float" office:value="0">
                <text:p>0</text:p>
              </table:table-cell>
              <table:table-cell office:value-type="float" office:value="32156664">
                <text:p>32156664</text:p>
              </table:table-cell>
              <table:table-cell office:value-type="float" office:value="31421024">
                <text:p>31421024</text:p>
              </table:table-cell>
              <table:table-cell office:value-type="float" office:value="33048664">
                <text:p>330486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506664">
                <text:p>33506664</text:p>
              </table:table-cell>
              <table:table-cell office:value-type="float" office:value="30865832">
                <text:p>30865832</text:p>
              </table:table-cell>
              <table:table-cell office:value-type="float" office:value="37118992">
                <text:p>37118992</text:p>
              </table:table-cell>
              <table:table-cell office:value-type="float" office:value="0">
                <text:p>0</text:p>
              </table:table-cell>
              <table:table-cell office:value-type="float" office:value="32163128">
                <text:p>32163128</text:p>
              </table:table-cell>
              <table:table-cell office:value-type="float" office:value="31421024">
                <text:p>31421024</text:p>
              </table:table-cell>
              <table:table-cell office:value-type="float" office:value="33048664">
                <text:p>330486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548416">
                <text:p>33548416</text:p>
              </table:table-cell>
              <table:table-cell office:value-type="float" office:value="30865832">
                <text:p>30865832</text:p>
              </table:table-cell>
              <table:table-cell office:value-type="float" office:value="37119584">
                <text:p>37119584</text:p>
              </table:table-cell>
              <table:table-cell office:value-type="float" office:value="0">
                <text:p>0</text:p>
              </table:table-cell>
              <table:table-cell office:value-type="float" office:value="32163128">
                <text:p>32163128</text:p>
              </table:table-cell>
              <table:table-cell office:value-type="float" office:value="31427176">
                <text:p>31427176</text:p>
              </table:table-cell>
              <table:table-cell office:value-type="float" office:value="33048664">
                <text:p>330486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549528">
                <text:p>33549528</text:p>
              </table:table-cell>
              <table:table-cell office:value-type="float" office:value="30865832">
                <text:p>30865832</text:p>
              </table:table-cell>
              <table:table-cell office:value-type="float" office:value="37120176">
                <text:p>37120176</text:p>
              </table:table-cell>
              <table:table-cell office:value-type="float" office:value="0">
                <text:p>0</text:p>
              </table:table-cell>
              <table:table-cell office:value-type="float" office:value="32163128">
                <text:p>32163128</text:p>
              </table:table-cell>
              <table:table-cell office:value-type="float" office:value="31427176">
                <text:p>31427176</text:p>
              </table:table-cell>
              <table:table-cell office:value-type="float" office:value="33054752">
                <text:p>330547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555288">
                <text:p>33555288</text:p>
              </table:table-cell>
              <table:table-cell office:value-type="float" office:value="30872456">
                <text:p>30872456</text:p>
              </table:table-cell>
              <table:table-cell office:value-type="float" office:value="37120768">
                <text:p>37120768</text:p>
              </table:table-cell>
              <table:table-cell office:value-type="float" office:value="0">
                <text:p>0</text:p>
              </table:table-cell>
              <table:table-cell office:value-type="float" office:value="32163128">
                <text:p>32163128</text:p>
              </table:table-cell>
              <table:table-cell office:value-type="float" office:value="31427176">
                <text:p>31427176</text:p>
              </table:table-cell>
              <table:table-cell office:value-type="float" office:value="33054752">
                <text:p>330547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556400">
                <text:p>33556400</text:p>
              </table:table-cell>
              <table:table-cell office:value-type="float" office:value="30872456">
                <text:p>30872456</text:p>
              </table:table-cell>
              <table:table-cell office:value-type="float" office:value="37160616">
                <text:p>37160616</text:p>
              </table:table-cell>
              <table:table-cell office:value-type="float" office:value="0">
                <text:p>0</text:p>
              </table:table-cell>
              <table:table-cell office:value-type="float" office:value="32163128">
                <text:p>32163128</text:p>
              </table:table-cell>
              <table:table-cell office:value-type="float" office:value="31455568">
                <text:p>31455568</text:p>
              </table:table-cell>
              <table:table-cell office:value-type="float" office:value="33061592">
                <text:p>330615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556752">
                <text:p>33556752</text:p>
              </table:table-cell>
              <table:table-cell office:value-type="float" office:value="30878512">
                <text:p>30878512</text:p>
              </table:table-cell>
              <table:table-cell office:value-type="float" office:value="37419808">
                <text:p>37419808</text:p>
              </table:table-cell>
              <table:table-cell office:value-type="float" office:value="0">
                <text:p>0</text:p>
              </table:table-cell>
              <table:table-cell office:value-type="float" office:value="32170112">
                <text:p>32170112</text:p>
              </table:table-cell>
              <table:table-cell office:value-type="float" office:value="31455568">
                <text:p>31455568</text:p>
              </table:table-cell>
              <table:table-cell office:value-type="float" office:value="33061592">
                <text:p>330615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564472">
                <text:p>33564472</text:p>
              </table:table-cell>
              <table:table-cell office:value-type="float" office:value="30878512">
                <text:p>30878512</text:p>
              </table:table-cell>
              <table:table-cell office:value-type="float" office:value="36426880">
                <text:p>36426880</text:p>
              </table:table-cell>
              <table:table-cell office:value-type="float" office:value="0">
                <text:p>0</text:p>
              </table:table-cell>
              <table:table-cell office:value-type="float" office:value="32170112">
                <text:p>32170112</text:p>
              </table:table-cell>
              <table:table-cell office:value-type="float" office:value="31462568">
                <text:p>31462568</text:p>
              </table:table-cell>
              <table:table-cell office:value-type="float" office:value="33061592">
                <text:p>330615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564824">
                <text:p>33564824</text:p>
              </table:table-cell>
              <table:table-cell office:value-type="float" office:value="30878512">
                <text:p>30878512</text:p>
              </table:table-cell>
              <table:table-cell office:value-type="float" office:value="30150800">
                <text:p>30150800</text:p>
              </table:table-cell>
              <table:table-cell office:value-type="float" office:value="0">
                <text:p>0</text:p>
              </table:table-cell>
              <table:table-cell office:value-type="float" office:value="31378504">
                <text:p>31378504</text:p>
              </table:table-cell>
              <table:table-cell office:value-type="float" office:value="31462568">
                <text:p>31462568</text:p>
              </table:table-cell>
              <table:table-cell office:value-type="float" office:value="33114904">
                <text:p>331149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618984">
                <text:p>33618984</text:p>
              </table:table-cell>
              <table:table-cell office:value-type="float" office:value="30884568">
                <text:p>30884568</text:p>
              </table:table-cell>
              <table:table-cell office:value-type="float" office:value="30150800">
                <text:p>30150800</text:p>
              </table:table-cell>
              <table:table-cell office:value-type="float" office:value="0">
                <text:p>0</text:p>
              </table:table-cell>
              <table:table-cell office:value-type="float" office:value="31378544">
                <text:p>31378544</text:p>
              </table:table-cell>
              <table:table-cell office:value-type="float" office:value="31617296">
                <text:p>31617296</text:p>
              </table:table-cell>
              <table:table-cell office:value-type="float" office:value="33114904">
                <text:p>331149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620784">
                <text:p>33620784</text:p>
              </table:table-cell>
              <table:table-cell office:value-type="float" office:value="31058576">
                <text:p>31058576</text:p>
              </table:table-cell>
              <table:table-cell office:value-type="float" office:value="30512360">
                <text:p>30512360</text:p>
              </table:table-cell>
              <table:table-cell office:value-type="float" office:value="0">
                <text:p>0</text:p>
              </table:table-cell>
              <table:table-cell office:value-type="float" office:value="31378544">
                <text:p>31378544</text:p>
              </table:table-cell>
              <table:table-cell office:value-type="float" office:value="31620240">
                <text:p>31620240</text:p>
              </table:table-cell>
              <table:table-cell office:value-type="float" office:value="32691712">
                <text:p>326917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626536">
                <text:p>33626536</text:p>
              </table:table-cell>
              <table:table-cell office:value-type="float" office:value="31065888">
                <text:p>31065888</text:p>
              </table:table-cell>
              <table:table-cell office:value-type="float" office:value="30772384">
                <text:p>30772384</text:p>
              </table:table-cell>
              <table:table-cell office:value-type="float" office:value="0">
                <text:p>0</text:p>
              </table:table-cell>
              <table:table-cell office:value-type="float" office:value="31378544">
                <text:p>31378544</text:p>
              </table:table-cell>
              <table:table-cell office:value-type="float" office:value="31381024">
                <text:p>31381024</text:p>
              </table:table-cell>
              <table:table-cell office:value-type="float" office:value="30434168">
                <text:p>304341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627952">
                <text:p>33627952</text:p>
              </table:table-cell>
              <table:table-cell office:value-type="float" office:value="31065888">
                <text:p>31065888</text:p>
              </table:table-cell>
              <table:table-cell office:value-type="float" office:value="30773920">
                <text:p>30773920</text:p>
              </table:table-cell>
              <table:table-cell office:value-type="float" office:value="0">
                <text:p>0</text:p>
              </table:table-cell>
              <table:table-cell office:value-type="float" office:value="31378544">
                <text:p>31378544</text:p>
              </table:table-cell>
              <table:table-cell office:value-type="float" office:value="30694368">
                <text:p>30694368</text:p>
              </table:table-cell>
              <table:table-cell office:value-type="float" office:value="30434168">
                <text:p>304341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628248">
                <text:p>33628248</text:p>
              </table:table-cell>
              <table:table-cell office:value-type="float" office:value="31065888">
                <text:p>31065888</text:p>
              </table:table-cell>
              <table:table-cell office:value-type="float" office:value="30787536">
                <text:p>30787536</text:p>
              </table:table-cell>
              <table:table-cell office:value-type="float" office:value="0">
                <text:p>0</text:p>
              </table:table-cell>
              <table:table-cell office:value-type="float" office:value="31388688">
                <text:p>31388688</text:p>
              </table:table-cell>
              <table:table-cell office:value-type="float" office:value="30694368">
                <text:p>30694368</text:p>
              </table:table-cell>
              <table:table-cell office:value-type="float" office:value="30434168">
                <text:p>30434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669720">
                <text:p>33669720</text:p>
              </table:table-cell>
              <table:table-cell office:value-type="float" office:value="31065888">
                <text:p>31065888</text:p>
              </table:table-cell>
              <table:table-cell office:value-type="float" office:value="29908760">
                <text:p>29908760</text:p>
              </table:table-cell>
              <table:table-cell office:value-type="float" office:value="0">
                <text:p>0</text:p>
              </table:table-cell>
              <table:table-cell office:value-type="float" office:value="31388688">
                <text:p>31388688</text:p>
              </table:table-cell>
              <table:table-cell office:value-type="float" office:value="30701248">
                <text:p>30701248</text:p>
              </table:table-cell>
              <table:table-cell office:value-type="float" office:value="30434168">
                <text:p>304341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670016">
                <text:p>33670016</text:p>
              </table:table-cell>
              <table:table-cell office:value-type="float" office:value="31065888">
                <text:p>31065888</text:p>
              </table:table-cell>
              <table:table-cell office:value-type="float" office:value="29958096">
                <text:p>29958096</text:p>
              </table:table-cell>
              <table:table-cell office:value-type="float" office:value="0">
                <text:p>0</text:p>
              </table:table-cell>
              <table:table-cell office:value-type="float" office:value="31397832">
                <text:p>31397832</text:p>
              </table:table-cell>
              <table:table-cell office:value-type="float" office:value="34320144">
                <text:p>34320144</text:p>
              </table:table-cell>
              <table:table-cell office:value-type="float" office:value="30454464">
                <text:p>304544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676248">
                <text:p>33676248</text:p>
              </table:table-cell>
              <table:table-cell office:value-type="float" office:value="31071968">
                <text:p>31071968</text:p>
              </table:table-cell>
              <table:table-cell office:value-type="float" office:value="29993152">
                <text:p>29993152</text:p>
              </table:table-cell>
              <table:table-cell office:value-type="float" office:value="0">
                <text:p>0</text:p>
              </table:table-cell>
              <table:table-cell office:value-type="float" office:value="31397832">
                <text:p>31397832</text:p>
              </table:table-cell>
              <table:table-cell office:value-type="float" office:value="37548408">
                <text:p>37548408</text:p>
              </table:table-cell>
              <table:table-cell office:value-type="float" office:value="30389416">
                <text:p>303894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677304">
                <text:p>33677304</text:p>
              </table:table-cell>
              <table:table-cell office:value-type="float" office:value="31071968">
                <text:p>31071968</text:p>
              </table:table-cell>
              <table:table-cell office:value-type="float" office:value="30006696">
                <text:p>30006696</text:p>
              </table:table-cell>
              <table:table-cell office:value-type="float" office:value="0">
                <text:p>0</text:p>
              </table:table-cell>
              <table:table-cell office:value-type="float" office:value="31397832">
                <text:p>31397832</text:p>
              </table:table-cell>
              <table:table-cell office:value-type="float" office:value="37548408">
                <text:p>37548408</text:p>
              </table:table-cell>
              <table:table-cell office:value-type="float" office:value="28129376">
                <text:p>28129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677600">
                <text:p>33677600</text:p>
              </table:table-cell>
              <table:table-cell office:value-type="float" office:value="31078688">
                <text:p>31078688</text:p>
              </table:table-cell>
              <table:table-cell office:value-type="float" office:value="30497688">
                <text:p>30497688</text:p>
              </table:table-cell>
              <table:table-cell office:value-type="float" office:value="0">
                <text:p>0</text:p>
              </table:table-cell>
              <table:table-cell office:value-type="float" office:value="31414336">
                <text:p>31414336</text:p>
              </table:table-cell>
              <table:table-cell office:value-type="float" office:value="28502200">
                <text:p>28502200</text:p>
              </table:table-cell>
              <table:table-cell office:value-type="float" office:value="32333744">
                <text:p>32333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678656">
                <text:p>33678656</text:p>
              </table:table-cell>
              <table:table-cell office:value-type="float" office:value="31078688">
                <text:p>31078688</text:p>
              </table:table-cell>
              <table:table-cell office:value-type="float" office:value="30505600">
                <text:p>30505600</text:p>
              </table:table-cell>
              <table:table-cell office:value-type="float" office:value="0">
                <text:p>0</text:p>
              </table:table-cell>
              <table:table-cell office:value-type="float" office:value="31414336">
                <text:p>31414336</text:p>
              </table:table-cell>
              <table:table-cell office:value-type="float" office:value="28543752">
                <text:p>28543752</text:p>
              </table:table-cell>
              <table:table-cell office:value-type="float" office:value="35031000">
                <text:p>35031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678952">
                <text:p>33678952</text:p>
              </table:table-cell>
              <table:table-cell office:value-type="float" office:value="31118744">
                <text:p>31118744</text:p>
              </table:table-cell>
              <table:table-cell office:value-type="float" office:value="30856864">
                <text:p>30856864</text:p>
              </table:table-cell>
              <table:table-cell office:value-type="float" office:value="0">
                <text:p>0</text:p>
              </table:table-cell>
              <table:table-cell office:value-type="float" office:value="31421088">
                <text:p>31421088</text:p>
              </table:table-cell>
              <table:table-cell office:value-type="float" office:value="28543752">
                <text:p>28543752</text:p>
              </table:table-cell>
              <table:table-cell office:value-type="float" office:value="35031000">
                <text:p>35031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685680">
                <text:p>33685680</text:p>
              </table:table-cell>
              <table:table-cell office:value-type="float" office:value="31118744">
                <text:p>31118744</text:p>
              </table:table-cell>
              <table:table-cell office:value-type="float" office:value="30906608">
                <text:p>30906608</text:p>
              </table:table-cell>
              <table:table-cell office:value-type="float" office:value="0">
                <text:p>0</text:p>
              </table:table-cell>
              <table:table-cell office:value-type="float" office:value="31421088">
                <text:p>31421088</text:p>
              </table:table-cell>
              <table:table-cell office:value-type="float" office:value="28549904">
                <text:p>28549904</text:p>
              </table:table-cell>
              <table:table-cell office:value-type="float" office:value="35031000">
                <text:p>35031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686272">
                <text:p>33686272</text:p>
              </table:table-cell>
              <table:table-cell office:value-type="float" office:value="31118744">
                <text:p>31118744</text:p>
              </table:table-cell>
              <table:table-cell office:value-type="float" office:value="30914672">
                <text:p>30914672</text:p>
              </table:table-cell>
              <table:table-cell office:value-type="float" office:value="0">
                <text:p>0</text:p>
              </table:table-cell>
              <table:table-cell office:value-type="float" office:value="31421088">
                <text:p>31421088</text:p>
              </table:table-cell>
              <table:table-cell office:value-type="float" office:value="28549904">
                <text:p>28549904</text:p>
              </table:table-cell>
              <table:table-cell office:value-type="float" office:value="35037088">
                <text:p>350370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691264">
                <text:p>33691264</text:p>
              </table:table-cell>
              <table:table-cell office:value-type="float" office:value="31124880">
                <text:p>31124880</text:p>
              </table:table-cell>
              <table:table-cell office:value-type="float" office:value="30921712">
                <text:p>30921712</text:p>
              </table:table-cell>
              <table:table-cell office:value-type="float" office:value="0">
                <text:p>0</text:p>
              </table:table-cell>
              <table:table-cell office:value-type="float" office:value="31421088">
                <text:p>31421088</text:p>
              </table:table-cell>
              <table:table-cell office:value-type="float" office:value="28556232">
                <text:p>28556232</text:p>
              </table:table-cell>
              <table:table-cell office:value-type="float" office:value="35037088">
                <text:p>350370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692320">
                <text:p>33692320</text:p>
              </table:table-cell>
              <table:table-cell office:value-type="float" office:value="31124880">
                <text:p>31124880</text:p>
              </table:table-cell>
              <table:table-cell office:value-type="float" office:value="30922464">
                <text:p>30922464</text:p>
              </table:table-cell>
              <table:table-cell office:value-type="float" office:value="0">
                <text:p>0</text:p>
              </table:table-cell>
              <table:table-cell office:value-type="float" office:value="31421088">
                <text:p>31421088</text:p>
              </table:table-cell>
              <table:table-cell office:value-type="float" office:value="28772824">
                <text:p>28772824</text:p>
              </table:table-cell>
              <table:table-cell office:value-type="float" office:value="35037088">
                <text:p>350370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872920">
                <text:p>34872920</text:p>
              </table:table-cell>
              <table:table-cell office:value-type="float" office:value="31131016">
                <text:p>31131016</text:p>
              </table:table-cell>
              <table:table-cell office:value-type="float" office:value="30923216">
                <text:p>30923216</text:p>
              </table:table-cell>
              <table:table-cell office:value-type="float" office:value="0">
                <text:p>0</text:p>
              </table:table-cell>
              <table:table-cell office:value-type="float" office:value="31427240">
                <text:p>31427240</text:p>
              </table:table-cell>
              <table:table-cell office:value-type="float" office:value="28772824">
                <text:p>28772824</text:p>
              </table:table-cell>
              <table:table-cell office:value-type="float" office:value="35037088">
                <text:p>35037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40320">
                <text:p>35940320</text:p>
              </table:table-cell>
              <table:table-cell office:value-type="float" office:value="31131016">
                <text:p>31131016</text:p>
              </table:table-cell>
              <table:table-cell office:value-type="float" office:value="30972568">
                <text:p>30972568</text:p>
              </table:table-cell>
              <table:table-cell office:value-type="float" office:value="0">
                <text:p>0</text:p>
              </table:table-cell>
              <table:table-cell office:value-type="float" office:value="30822144">
                <text:p>30822144</text:p>
              </table:table-cell>
              <table:table-cell office:value-type="float" office:value="28772824">
                <text:p>28772824</text:p>
              </table:table-cell>
              <table:table-cell office:value-type="float" office:value="35043176">
                <text:p>350431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715072">
                <text:p>36715072</text:p>
              </table:table-cell>
              <table:table-cell office:value-type="float" office:value="31131016">
                <text:p>31131016</text:p>
              </table:table-cell>
              <table:table-cell office:value-type="float" office:value="30979472">
                <text:p>30979472</text:p>
              </table:table-cell>
              <table:table-cell office:value-type="float" office:value="0">
                <text:p>0</text:p>
              </table:table-cell>
              <table:table-cell office:value-type="float" office:value="31592920">
                <text:p>31592920</text:p>
              </table:table-cell>
              <table:table-cell office:value-type="float" office:value="28772824">
                <text:p>28772824</text:p>
              </table:table-cell>
              <table:table-cell office:value-type="float" office:value="35224952">
                <text:p>352249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936304">
                <text:p>36936304</text:p>
              </table:table-cell>
              <table:table-cell office:value-type="float" office:value="31131016">
                <text:p>31131016</text:p>
              </table:table-cell>
              <table:table-cell office:value-type="float" office:value="31147968">
                <text:p>31147968</text:p>
              </table:table-cell>
              <table:table-cell office:value-type="float" office:value="0">
                <text:p>0</text:p>
              </table:table-cell>
              <table:table-cell office:value-type="float" office:value="33422144">
                <text:p>33422144</text:p>
              </table:table-cell>
              <table:table-cell office:value-type="float" office:value="28779112">
                <text:p>28779112</text:p>
              </table:table-cell>
              <table:table-cell office:value-type="float" office:value="35232248">
                <text:p>352322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936304">
                <text:p>36936304</text:p>
              </table:table-cell>
              <table:table-cell office:value-type="float" office:value="33713512">
                <text:p>33713512</text:p>
              </table:table-cell>
              <table:table-cell office:value-type="float" office:value="30365440">
                <text:p>30365440</text:p>
              </table:table-cell>
              <table:table-cell office:value-type="float" office:value="0">
                <text:p>0</text:p>
              </table:table-cell>
              <table:table-cell office:value-type="float" office:value="34322632">
                <text:p>34322632</text:p>
              </table:table-cell>
              <table:table-cell office:value-type="float" office:value="28779112">
                <text:p>28779112</text:p>
              </table:table-cell>
              <table:table-cell office:value-type="float" office:value="35232248">
                <text:p>352322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936304">
                <text:p>36936304</text:p>
              </table:table-cell>
              <table:table-cell office:value-type="float" office:value="34464432">
                <text:p>34464432</text:p>
              </table:table-cell>
              <table:table-cell office:value-type="float" office:value="31961400">
                <text:p>31961400</text:p>
              </table:table-cell>
              <table:table-cell office:value-type="float" office:value="0">
                <text:p>0</text:p>
              </table:table-cell>
              <table:table-cell office:value-type="float" office:value="34740368">
                <text:p>34740368</text:p>
              </table:table-cell>
              <table:table-cell office:value-type="float" office:value="28785264">
                <text:p>28785264</text:p>
              </table:table-cell>
              <table:table-cell office:value-type="float" office:value="35232248">
                <text:p>352322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661208">
                <text:p>38661208</text:p>
              </table:table-cell>
              <table:table-cell office:value-type="float" office:value="36229912">
                <text:p>36229912</text:p>
              </table:table-cell>
              <table:table-cell office:value-type="float" office:value="33483416">
                <text:p>33483416</text:p>
              </table:table-cell>
              <table:table-cell office:value-type="float" office:value="0">
                <text:p>0</text:p>
              </table:table-cell>
              <table:table-cell office:value-type="float" office:value="35524664">
                <text:p>35524664</text:p>
              </table:table-cell>
              <table:table-cell office:value-type="float" office:value="28785264">
                <text:p>28785264</text:p>
              </table:table-cell>
              <table:table-cell office:value-type="float" office:value="35232248">
                <text:p>35232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668064">
                <text:p>39668064</text:p>
              </table:table-cell>
              <table:table-cell office:value-type="float" office:value="36504000">
                <text:p>36504000</text:p>
              </table:table-cell>
              <table:table-cell office:value-type="float" office:value="35263040">
                <text:p>35263040</text:p>
              </table:table-cell>
              <table:table-cell office:value-type="float" office:value="0">
                <text:p>0</text:p>
              </table:table-cell>
              <table:table-cell office:value-type="float" office:value="35051584">
                <text:p>35051584</text:p>
              </table:table-cell>
              <table:table-cell office:value-type="float" office:value="28785264">
                <text:p>28785264</text:p>
              </table:table-cell>
              <table:table-cell office:value-type="float" office:value="35232248">
                <text:p>352322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962880">
                <text:p>39962880</text:p>
              </table:table-cell>
              <table:table-cell office:value-type="float" office:value="38279376">
                <text:p>38279376</text:p>
              </table:table-cell>
              <table:table-cell office:value-type="float" office:value="35604432">
                <text:p>35604432</text:p>
              </table:table-cell>
              <table:table-cell office:value-type="float" office:value="0">
                <text:p>0</text:p>
              </table:table-cell>
              <table:table-cell office:value-type="float" office:value="35051584">
                <text:p>35051584</text:p>
              </table:table-cell>
              <table:table-cell office:value-type="float" office:value="28791416">
                <text:p>28791416</text:p>
              </table:table-cell>
              <table:table-cell office:value-type="float" office:value="35238400">
                <text:p>352384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544144">
                <text:p>40544144</text:p>
              </table:table-cell>
              <table:table-cell office:value-type="float" office:value="39398544">
                <text:p>39398544</text:p>
              </table:table-cell>
              <table:table-cell office:value-type="float" office:value="35944664">
                <text:p>35944664</text:p>
              </table:table-cell>
              <table:table-cell office:value-type="float" office:value="0">
                <text:p>0</text:p>
              </table:table-cell>
              <table:table-cell office:value-type="float" office:value="35051584">
                <text:p>35051584</text:p>
              </table:table-cell>
              <table:table-cell office:value-type="float" office:value="29229536">
                <text:p>29229536</text:p>
              </table:table-cell>
              <table:table-cell office:value-type="float" office:value="35238400">
                <text:p>352384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964656">
                <text:p>41964656</text:p>
              </table:table-cell>
              <table:table-cell office:value-type="float" office:value="39398544">
                <text:p>39398544</text:p>
              </table:table-cell>
              <table:table-cell office:value-type="float" office:value="36519600">
                <text:p>36519600</text:p>
              </table:table-cell>
              <table:table-cell office:value-type="float" office:value="0">
                <text:p>0</text:p>
              </table:table-cell>
              <table:table-cell office:value-type="float" office:value="35051584">
                <text:p>35051584</text:p>
              </table:table-cell>
              <table:table-cell office:value-type="float" office:value="29370568">
                <text:p>29370568</text:p>
              </table:table-cell>
              <table:table-cell office:value-type="float" office:value="35238400">
                <text:p>352384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023480">
                <text:p>43023480</text:p>
              </table:table-cell>
              <table:table-cell office:value-type="float" office:value="39398544">
                <text:p>39398544</text:p>
              </table:table-cell>
              <table:table-cell office:value-type="float" office:value="37338720">
                <text:p>37338720</text:p>
              </table:table-cell>
              <table:table-cell office:value-type="float" office:value="0">
                <text:p>0</text:p>
              </table:table-cell>
              <table:table-cell office:value-type="float" office:value="28289224">
                <text:p>28289224</text:p>
              </table:table-cell>
              <table:table-cell office:value-type="float" office:value="29370568">
                <text:p>29370568</text:p>
              </table:table-cell>
              <table:table-cell office:value-type="float" office:value="35368624">
                <text:p>353686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636136">
                <text:p>44636136</text:p>
              </table:table-cell>
              <table:table-cell office:value-type="float" office:value="39880416">
                <text:p>39880416</text:p>
              </table:table-cell>
              <table:table-cell office:value-type="float" office:value="36940328">
                <text:p>36940328</text:p>
              </table:table-cell>
              <table:table-cell office:value-type="float" office:value="0">
                <text:p>0</text:p>
              </table:table-cell>
              <table:table-cell office:value-type="float" office:value="29271944">
                <text:p>29271944</text:p>
              </table:table-cell>
              <table:table-cell office:value-type="float" office:value="29370568">
                <text:p>29370568</text:p>
              </table:table-cell>
              <table:table-cell office:value-type="float" office:value="35439936">
                <text:p>354399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757400">
                <text:p>44757400</text:p>
              </table:table-cell>
              <table:table-cell office:value-type="float" office:value="31988712">
                <text:p>31988712</text:p>
              </table:table-cell>
              <table:table-cell office:value-type="float" office:value="37111912">
                <text:p>37111912</text:p>
              </table:table-cell>
              <table:table-cell office:value-type="float" office:value="0">
                <text:p>0</text:p>
              </table:table-cell>
              <table:table-cell office:value-type="float" office:value="29014408">
                <text:p>29014408</text:p>
              </table:table-cell>
              <table:table-cell office:value-type="float" office:value="29376984">
                <text:p>29376984</text:p>
              </table:table-cell>
              <table:table-cell office:value-type="float" office:value="35439936">
                <text:p>354399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884000">
                <text:p>44884000</text:p>
              </table:table-cell>
              <table:table-cell office:value-type="float" office:value="33696560">
                <text:p>33696560</text:p>
              </table:table-cell>
              <table:table-cell office:value-type="float" office:value="37148224">
                <text:p>37148224</text:p>
              </table:table-cell>
              <table:table-cell office:value-type="float" office:value="0">
                <text:p>0</text:p>
              </table:table-cell>
              <table:table-cell office:value-type="float" office:value="29014408">
                <text:p>29014408</text:p>
              </table:table-cell>
              <table:table-cell office:value-type="float" office:value="29376984">
                <text:p>29376984</text:p>
              </table:table-cell>
              <table:table-cell office:value-type="float" office:value="35439936">
                <text:p>354399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886920">
                <text:p>44886920</text:p>
              </table:table-cell>
              <table:table-cell office:value-type="float" office:value="33916616">
                <text:p>33916616</text:p>
              </table:table-cell>
              <table:table-cell office:value-type="float" office:value="37154640">
                <text:p>37154640</text:p>
              </table:table-cell>
              <table:table-cell office:value-type="float" office:value="0">
                <text:p>0</text:p>
              </table:table-cell>
              <table:table-cell office:value-type="float" office:value="29020912">
                <text:p>29020912</text:p>
              </table:table-cell>
              <table:table-cell office:value-type="float" office:value="29383136">
                <text:p>29383136</text:p>
              </table:table-cell>
              <table:table-cell office:value-type="float" office:value="35446088">
                <text:p>354460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5459184">
                <text:p>45459184</text:p>
              </table:table-cell>
              <table:table-cell office:value-type="float" office:value="34743160">
                <text:p>34743160</text:p>
              </table:table-cell>
              <table:table-cell office:value-type="float" office:value="37154640">
                <text:p>37154640</text:p>
              </table:table-cell>
              <table:table-cell office:value-type="float" office:value="0">
                <text:p>0</text:p>
              </table:table-cell>
              <table:table-cell office:value-type="float" office:value="29020912">
                <text:p>29020912</text:p>
              </table:table-cell>
              <table:table-cell office:value-type="float" office:value="29383136">
                <text:p>29383136</text:p>
              </table:table-cell>
              <table:table-cell office:value-type="float" office:value="35446088">
                <text:p>354460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711256">
                <text:p>45711256</text:p>
              </table:table-cell>
              <table:table-cell office:value-type="float" office:value="34743160">
                <text:p>34743160</text:p>
              </table:table-cell>
              <table:table-cell office:value-type="float" office:value="37160792">
                <text:p>37160792</text:p>
              </table:table-cell>
              <table:table-cell office:value-type="float" office:value="0">
                <text:p>0</text:p>
              </table:table-cell>
              <table:table-cell office:value-type="float" office:value="29027064">
                <text:p>29027064</text:p>
              </table:table-cell>
              <table:table-cell office:value-type="float" office:value="29383136">
                <text:p>29383136</text:p>
              </table:table-cell>
              <table:table-cell office:value-type="float" office:value="35452240">
                <text:p>354522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184920">
                <text:p>46184920</text:p>
              </table:table-cell>
              <table:table-cell office:value-type="float" office:value="34313752">
                <text:p>34313752</text:p>
              </table:table-cell>
              <table:table-cell office:value-type="float" office:value="37160792">
                <text:p>37160792</text:p>
              </table:table-cell>
              <table:table-cell office:value-type="float" office:value="0">
                <text:p>0</text:p>
              </table:table-cell>
              <table:table-cell office:value-type="float" office:value="29027064">
                <text:p>29027064</text:p>
              </table:table-cell>
              <table:table-cell office:value-type="float" office:value="29435136">
                <text:p>29435136</text:p>
              </table:table-cell>
              <table:table-cell office:value-type="float" office:value="35452240">
                <text:p>3545224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457176">
                <text:p>46457176</text:p>
              </table:table-cell>
              <table:table-cell office:value-type="float" office:value="28274352">
                <text:p>28274352</text:p>
              </table:table-cell>
              <table:table-cell office:value-type="float" office:value="37167408">
                <text:p>37167408</text:p>
              </table:table-cell>
              <table:table-cell office:value-type="float" office:value="0">
                <text:p>0</text:p>
              </table:table-cell>
              <table:table-cell office:value-type="float" office:value="29075904">
                <text:p>29075904</text:p>
              </table:table-cell>
              <table:table-cell office:value-type="float" office:value="29442264">
                <text:p>29442264</text:p>
              </table:table-cell>
              <table:table-cell office:value-type="float" office:value="35511744">
                <text:p>355117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625288">
                <text:p>46625288</text:p>
              </table:table-cell>
              <table:table-cell office:value-type="float" office:value="28299960">
                <text:p>28299960</text:p>
              </table:table-cell>
              <table:table-cell office:value-type="float" office:value="37167408">
                <text:p>37167408</text:p>
              </table:table-cell>
              <table:table-cell office:value-type="float" office:value="0">
                <text:p>0</text:p>
              </table:table-cell>
              <table:table-cell office:value-type="float" office:value="29286264">
                <text:p>29286264</text:p>
              </table:table-cell>
              <table:table-cell office:value-type="float" office:value="29442264">
                <text:p>29442264</text:p>
              </table:table-cell>
              <table:table-cell office:value-type="float" office:value="35539640">
                <text:p>355396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6647720">
                <text:p>46647720</text:p>
              </table:table-cell>
              <table:table-cell office:value-type="float" office:value="28334216">
                <text:p>28334216</text:p>
              </table:table-cell>
              <table:table-cell office:value-type="float" office:value="37221440">
                <text:p>37221440</text:p>
              </table:table-cell>
              <table:table-cell office:value-type="float" office:value="0">
                <text:p>0</text:p>
              </table:table-cell>
              <table:table-cell office:value-type="float" office:value="29286264">
                <text:p>29286264</text:p>
              </table:table-cell>
              <table:table-cell office:value-type="float" office:value="29442264">
                <text:p>29442264</text:p>
              </table:table-cell>
              <table:table-cell office:value-type="float" office:value="35539640">
                <text:p>355396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6657208">
                <text:p>46657208</text:p>
              </table:table-cell>
              <table:table-cell office:value-type="float" office:value="28507384">
                <text:p>28507384</text:p>
              </table:table-cell>
              <table:table-cell office:value-type="float" office:value="37454312">
                <text:p>37454312</text:p>
              </table:table-cell>
              <table:table-cell office:value-type="float" office:value="0">
                <text:p>0</text:p>
              </table:table-cell>
              <table:table-cell office:value-type="float" office:value="29286264">
                <text:p>29286264</text:p>
              </table:table-cell>
              <table:table-cell office:value-type="float" office:value="29448432">
                <text:p>29448432</text:p>
              </table:table-cell>
              <table:table-cell office:value-type="float" office:value="35539640">
                <text:p>355396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524792">
                <text:p>47524792</text:p>
              </table:table-cell>
              <table:table-cell office:value-type="float" office:value="28507384">
                <text:p>28507384</text:p>
              </table:table-cell>
              <table:table-cell office:value-type="float" office:value="37454312">
                <text:p>37454312</text:p>
              </table:table-cell>
              <table:table-cell office:value-type="float" office:value="0">
                <text:p>0</text:p>
              </table:table-cell>
              <table:table-cell office:value-type="float" office:value="29301104">
                <text:p>29301104</text:p>
              </table:table-cell>
              <table:table-cell office:value-type="float" office:value="29448432">
                <text:p>29448432</text:p>
              </table:table-cell>
              <table:table-cell office:value-type="float" office:value="35546312">
                <text:p>355463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882496">
                <text:p>47882496</text:p>
              </table:table-cell>
              <table:table-cell office:value-type="float" office:value="28513424">
                <text:p>28513424</text:p>
              </table:table-cell>
              <table:table-cell office:value-type="float" office:value="37454312">
                <text:p>37454312</text:p>
              </table:table-cell>
              <table:table-cell office:value-type="float" office:value="0">
                <text:p>0</text:p>
              </table:table-cell>
              <table:table-cell office:value-type="float" office:value="29301104">
                <text:p>29301104</text:p>
              </table:table-cell>
              <table:table-cell office:value-type="float" office:value="29448432">
                <text:p>29448432</text:p>
              </table:table-cell>
              <table:table-cell office:value-type="float" office:value="35546312">
                <text:p>355463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586280">
                <text:p>48586280</text:p>
              </table:table-cell>
              <table:table-cell office:value-type="float" office:value="28513424">
                <text:p>28513424</text:p>
              </table:table-cell>
              <table:table-cell office:value-type="float" office:value="37460232">
                <text:p>37460232</text:p>
              </table:table-cell>
              <table:table-cell office:value-type="float" office:value="0">
                <text:p>0</text:p>
              </table:table-cell>
              <table:table-cell office:value-type="float" office:value="29301144">
                <text:p>29301144</text:p>
              </table:table-cell>
              <table:table-cell office:value-type="float" office:value="29448432">
                <text:p>29448432</text:p>
              </table:table-cell>
              <table:table-cell office:value-type="float" office:value="35552448">
                <text:p>355524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8588376">
                <text:p>48588376</text:p>
              </table:table-cell>
              <table:table-cell office:value-type="float" office:value="28519464">
                <text:p>28519464</text:p>
              </table:table-cell>
              <table:table-cell office:value-type="float" office:value="37460232">
                <text:p>37460232</text:p>
              </table:table-cell>
              <table:table-cell office:value-type="float" office:value="0">
                <text:p>0</text:p>
              </table:table-cell>
              <table:table-cell office:value-type="float" office:value="29310520">
                <text:p>29310520</text:p>
              </table:table-cell>
              <table:table-cell office:value-type="float" office:value="29454992">
                <text:p>29454992</text:p>
              </table:table-cell>
              <table:table-cell office:value-type="float" office:value="35552448">
                <text:p>355524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8978704">
                <text:p>48978704</text:p>
              </table:table-cell>
              <table:table-cell office:value-type="float" office:value="28519464">
                <text:p>28519464</text:p>
              </table:table-cell>
              <table:table-cell office:value-type="float" office:value="37460232">
                <text:p>37460232</text:p>
              </table:table-cell>
              <table:table-cell office:value-type="float" office:value="0">
                <text:p>0</text:p>
              </table:table-cell>
              <table:table-cell office:value-type="float" office:value="29310520">
                <text:p>29310520</text:p>
              </table:table-cell>
              <table:table-cell office:value-type="float" office:value="29548192">
                <text:p>29548192</text:p>
              </table:table-cell>
              <table:table-cell office:value-type="float" office:value="35558584">
                <text:p>355585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153656">
                <text:p>49153656</text:p>
              </table:table-cell>
              <table:table-cell office:value-type="float" office:value="28519464">
                <text:p>28519464</text:p>
              </table:table-cell>
              <table:table-cell office:value-type="float" office:value="37465912">
                <text:p>37465912</text:p>
              </table:table-cell>
              <table:table-cell office:value-type="float" office:value="0">
                <text:p>0</text:p>
              </table:table-cell>
              <table:table-cell office:value-type="float" office:value="29530128">
                <text:p>29530128</text:p>
              </table:table-cell>
              <table:table-cell office:value-type="float" office:value="29556672">
                <text:p>29556672</text:p>
              </table:table-cell>
              <table:table-cell office:value-type="float" office:value="35600536">
                <text:p>356005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367224">
                <text:p>49367224</text:p>
              </table:table-cell>
              <table:table-cell office:value-type="float" office:value="28519464">
                <text:p>28519464</text:p>
              </table:table-cell>
              <table:table-cell office:value-type="float" office:value="37465912">
                <text:p>37465912</text:p>
              </table:table-cell>
              <table:table-cell office:value-type="float" office:value="0">
                <text:p>0</text:p>
              </table:table-cell>
              <table:table-cell office:value-type="float" office:value="29530128">
                <text:p>29530128</text:p>
              </table:table-cell>
              <table:table-cell office:value-type="float" office:value="29556672">
                <text:p>29556672</text:p>
              </table:table-cell>
              <table:table-cell office:value-type="float" office:value="35606936">
                <text:p>356069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9602736">
                <text:p>49602736</text:p>
              </table:table-cell>
              <table:table-cell office:value-type="float" office:value="28822144">
                <text:p>28822144</text:p>
              </table:table-cell>
              <table:table-cell office:value-type="float" office:value="37673000">
                <text:p>37673000</text:p>
              </table:table-cell>
              <table:table-cell office:value-type="float" office:value="0">
                <text:p>0</text:p>
              </table:table-cell>
              <table:table-cell office:value-type="float" office:value="29536528">
                <text:p>29536528</text:p>
              </table:table-cell>
              <table:table-cell office:value-type="float" office:value="29562792">
                <text:p>29562792</text:p>
              </table:table-cell>
              <table:table-cell office:value-type="float" office:value="35606936">
                <text:p>356069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0147328">
                <text:p>50147328</text:p>
              </table:table-cell>
              <table:table-cell office:value-type="float" office:value="28822144">
                <text:p>28822144</text:p>
              </table:table-cell>
              <table:table-cell office:value-type="float" office:value="37673000">
                <text:p>37673000</text:p>
              </table:table-cell>
              <table:table-cell office:value-type="float" office:value="0">
                <text:p>0</text:p>
              </table:table-cell>
              <table:table-cell office:value-type="float" office:value="29536528">
                <text:p>29536528</text:p>
              </table:table-cell>
              <table:table-cell office:value-type="float" office:value="29562792">
                <text:p>29562792</text:p>
              </table:table-cell>
              <table:table-cell office:value-type="float" office:value="35613072">
                <text:p>356130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014968">
                <text:p>51014968</text:p>
              </table:table-cell>
              <table:table-cell office:value-type="float" office:value="28827696">
                <text:p>28827696</text:p>
              </table:table-cell>
              <table:table-cell office:value-type="float" office:value="37673000">
                <text:p>37673000</text:p>
              </table:table-cell>
              <table:table-cell office:value-type="float" office:value="0">
                <text:p>0</text:p>
              </table:table-cell>
              <table:table-cell office:value-type="float" office:value="29542664">
                <text:p>29542664</text:p>
              </table:table-cell>
              <table:table-cell office:value-type="float" office:value="29562792">
                <text:p>29562792</text:p>
              </table:table-cell>
              <table:table-cell office:value-type="float" office:value="35613072">
                <text:p>356130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291264">
                <text:p>51291264</text:p>
              </table:table-cell>
              <table:table-cell office:value-type="float" office:value="28827696">
                <text:p>28827696</text:p>
              </table:table-cell>
              <table:table-cell office:value-type="float" office:value="37673000">
                <text:p>37673000</text:p>
              </table:table-cell>
              <table:table-cell office:value-type="float" office:value="0">
                <text:p>0</text:p>
              </table:table-cell>
              <table:table-cell office:value-type="float" office:value="29542664">
                <text:p>29542664</text:p>
              </table:table-cell>
              <table:table-cell office:value-type="float" office:value="29562792">
                <text:p>29562792</text:p>
              </table:table-cell>
              <table:table-cell office:value-type="float" office:value="35613072">
                <text:p>356130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2299360">
                <text:p>52299360</text:p>
              </table:table-cell>
              <table:table-cell office:value-type="float" office:value="28827696">
                <text:p>28827696</text:p>
              </table:table-cell>
              <table:table-cell office:value-type="float" office:value="37678680">
                <text:p>37678680</text:p>
              </table:table-cell>
              <table:table-cell office:value-type="float" office:value="0">
                <text:p>0</text:p>
              </table:table-cell>
              <table:table-cell office:value-type="float" office:value="29548800">
                <text:p>29548800</text:p>
              </table:table-cell>
              <table:table-cell office:value-type="float" office:value="29562792">
                <text:p>29562792</text:p>
              </table:table-cell>
              <table:table-cell office:value-type="float" office:value="35621064">
                <text:p>356210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786328">
                <text:p>52786328</text:p>
              </table:table-cell>
              <table:table-cell office:value-type="float" office:value="28833248">
                <text:p>28833248</text:p>
              </table:table-cell>
              <table:table-cell office:value-type="float" office:value="37678680">
                <text:p>37678680</text:p>
              </table:table-cell>
              <table:table-cell office:value-type="float" office:value="0">
                <text:p>0</text:p>
              </table:table-cell>
              <table:table-cell office:value-type="float" office:value="29548800">
                <text:p>29548800</text:p>
              </table:table-cell>
              <table:table-cell office:value-type="float" office:value="29578344">
                <text:p>29578344</text:p>
              </table:table-cell>
              <table:table-cell office:value-type="float" office:value="35621064">
                <text:p>356210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793784">
                <text:p>52793784</text:p>
              </table:table-cell>
              <table:table-cell office:value-type="float" office:value="28833248">
                <text:p>28833248</text:p>
              </table:table-cell>
              <table:table-cell office:value-type="float" office:value="37684360">
                <text:p>37684360</text:p>
              </table:table-cell>
              <table:table-cell office:value-type="float" office:value="0">
                <text:p>0</text:p>
              </table:table-cell>
              <table:table-cell office:value-type="float" office:value="29675176">
                <text:p>29675176</text:p>
              </table:table-cell>
              <table:table-cell office:value-type="float" office:value="29578344">
                <text:p>29578344</text:p>
              </table:table-cell>
              <table:table-cell office:value-type="float" office:value="35854312">
                <text:p>358543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795360">
                <text:p>52795360</text:p>
              </table:table-cell>
              <table:table-cell office:value-type="float" office:value="28838800">
                <text:p>28838800</text:p>
              </table:table-cell>
              <table:table-cell office:value-type="float" office:value="37684360">
                <text:p>37684360</text:p>
              </table:table-cell>
              <table:table-cell office:value-type="float" office:value="0">
                <text:p>0</text:p>
              </table:table-cell>
              <table:table-cell office:value-type="float" office:value="29676000">
                <text:p>29676000</text:p>
              </table:table-cell>
              <table:table-cell office:value-type="float" office:value="29584464">
                <text:p>29584464</text:p>
              </table:table-cell>
              <table:table-cell office:value-type="float" office:value="35854384">
                <text:p>358543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2801808">
                <text:p>52801808</text:p>
              </table:table-cell>
              <table:table-cell office:value-type="float" office:value="29104976">
                <text:p>29104976</text:p>
              </table:table-cell>
              <table:table-cell office:value-type="float" office:value="37788184">
                <text:p>37788184</text:p>
              </table:table-cell>
              <table:table-cell office:value-type="float" office:value="0">
                <text:p>0</text:p>
              </table:table-cell>
              <table:table-cell office:value-type="float" office:value="29682136">
                <text:p>29682136</text:p>
              </table:table-cell>
              <table:table-cell office:value-type="float" office:value="29584464">
                <text:p>29584464</text:p>
              </table:table-cell>
              <table:table-cell office:value-type="float" office:value="35860520">
                <text:p>358605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2804504">
                <text:p>52804504</text:p>
              </table:table-cell>
              <table:table-cell office:value-type="float" office:value="29104976">
                <text:p>29104976</text:p>
              </table:table-cell>
              <table:table-cell office:value-type="float" office:value="37840808">
                <text:p>37840808</text:p>
              </table:table-cell>
              <table:table-cell office:value-type="float" office:value="0">
                <text:p>0</text:p>
              </table:table-cell>
              <table:table-cell office:value-type="float" office:value="29682136">
                <text:p>29682136</text:p>
              </table:table-cell>
              <table:table-cell office:value-type="float" office:value="29590584">
                <text:p>29590584</text:p>
              </table:table-cell>
              <table:table-cell office:value-type="float" office:value="35860520">
                <text:p>358605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2874672">
                <text:p>52874672</text:p>
              </table:table-cell>
              <table:table-cell office:value-type="float" office:value="29104976">
                <text:p>29104976</text:p>
              </table:table-cell>
              <table:table-cell office:value-type="float" office:value="37973600">
                <text:p>37973600</text:p>
              </table:table-cell>
              <table:table-cell office:value-type="float" office:value="0">
                <text:p>0</text:p>
              </table:table-cell>
              <table:table-cell office:value-type="float" office:value="29682136">
                <text:p>29682136</text:p>
              </table:table-cell>
              <table:table-cell office:value-type="float" office:value="29590584">
                <text:p>29590584</text:p>
              </table:table-cell>
              <table:table-cell office:value-type="float" office:value="35866656">
                <text:p>358666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877008">
                <text:p>52877008</text:p>
              </table:table-cell>
              <table:table-cell office:value-type="float" office:value="29110528">
                <text:p>29110528</text:p>
              </table:table-cell>
              <table:table-cell office:value-type="float" office:value="37979544">
                <text:p>37979544</text:p>
              </table:table-cell>
              <table:table-cell office:value-type="float" office:value="0">
                <text:p>0</text:p>
              </table:table-cell>
              <table:table-cell office:value-type="float" office:value="29688272">
                <text:p>29688272</text:p>
              </table:table-cell>
              <table:table-cell office:value-type="float" office:value="29590584">
                <text:p>29590584</text:p>
              </table:table-cell>
              <table:table-cell office:value-type="float" office:value="35866656">
                <text:p>358666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878328">
                <text:p>52878328</text:p>
              </table:table-cell>
              <table:table-cell office:value-type="float" office:value="29110528">
                <text:p>29110528</text:p>
              </table:table-cell>
              <table:table-cell office:value-type="float" office:value="37979544">
                <text:p>37979544</text:p>
              </table:table-cell>
              <table:table-cell office:value-type="float" office:value="0">
                <text:p>0</text:p>
              </table:table-cell>
              <table:table-cell office:value-type="float" office:value="29826000">
                <text:p>29826000</text:p>
              </table:table-cell>
              <table:table-cell office:value-type="float" office:value="29590584">
                <text:p>29590584</text:p>
              </table:table-cell>
              <table:table-cell office:value-type="float" office:value="35866656">
                <text:p>358666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2885480">
                <text:p>52885480</text:p>
              </table:table-cell>
              <table:table-cell office:value-type="float" office:value="29110528">
                <text:p>29110528</text:p>
              </table:table-cell>
              <table:table-cell office:value-type="float" office:value="37985400">
                <text:p>37985400</text:p>
              </table:table-cell>
              <table:table-cell office:value-type="float" office:value="0">
                <text:p>0</text:p>
              </table:table-cell>
              <table:table-cell office:value-type="float" office:value="29449568">
                <text:p>29449568</text:p>
              </table:table-cell>
              <table:table-cell office:value-type="float" office:value="29596704">
                <text:p>29596704</text:p>
              </table:table-cell>
              <table:table-cell office:value-type="float" office:value="35874504">
                <text:p>358745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2887960">
                <text:p>52887960</text:p>
              </table:table-cell>
              <table:table-cell office:value-type="float" office:value="29116080">
                <text:p>29116080</text:p>
              </table:table-cell>
              <table:table-cell office:value-type="float" office:value="37991216">
                <text:p>37991216</text:p>
              </table:table-cell>
              <table:table-cell office:value-type="float" office:value="0">
                <text:p>0</text:p>
              </table:table-cell>
              <table:table-cell office:value-type="float" office:value="29488968">
                <text:p>29488968</text:p>
              </table:table-cell>
              <table:table-cell office:value-type="float" office:value="29617728">
                <text:p>29617728</text:p>
              </table:table-cell>
              <table:table-cell office:value-type="float" office:value="35874504">
                <text:p>358745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893992">
                <text:p>52893992</text:p>
              </table:table-cell>
              <table:table-cell office:value-type="float" office:value="29116080">
                <text:p>29116080</text:p>
              </table:table-cell>
              <table:table-cell office:value-type="float" office:value="37996896">
                <text:p>37996896</text:p>
              </table:table-cell>
              <table:table-cell office:value-type="float" office:value="0">
                <text:p>0</text:p>
              </table:table-cell>
              <table:table-cell office:value-type="float" office:value="29526776">
                <text:p>29526776</text:p>
              </table:table-cell>
              <table:table-cell office:value-type="float" office:value="29624112">
                <text:p>29624112</text:p>
              </table:table-cell>
              <table:table-cell office:value-type="float" office:value="35921040">
                <text:p>359210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896072">
                <text:p>52896072</text:p>
              </table:table-cell>
              <table:table-cell office:value-type="float" office:value="29121632">
                <text:p>29121632</text:p>
              </table:table-cell>
              <table:table-cell office:value-type="float" office:value="37996896">
                <text:p>37996896</text:p>
              </table:table-cell>
              <table:table-cell office:value-type="float" office:value="0">
                <text:p>0</text:p>
              </table:table-cell>
              <table:table-cell office:value-type="float" office:value="29806224">
                <text:p>29806224</text:p>
              </table:table-cell>
              <table:table-cell office:value-type="float" office:value="29624112">
                <text:p>29624112</text:p>
              </table:table-cell>
              <table:table-cell office:value-type="float" office:value="35921040">
                <text:p>359210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897752">
                <text:p>52897752</text:p>
              </table:table-cell>
              <table:table-cell office:value-type="float" office:value="29278344">
                <text:p>29278344</text:p>
              </table:table-cell>
              <table:table-cell office:value-type="float" office:value="38092816">
                <text:p>38092816</text:p>
              </table:table-cell>
              <table:table-cell office:value-type="float" office:value="0">
                <text:p>0</text:p>
              </table:table-cell>
              <table:table-cell office:value-type="float" office:value="29815056">
                <text:p>29815056</text:p>
              </table:table-cell>
              <table:table-cell office:value-type="float" office:value="29624112">
                <text:p>29624112</text:p>
              </table:table-cell>
              <table:table-cell office:value-type="float" office:value="35927440">
                <text:p>359274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899832">
                <text:p>52899832</text:p>
              </table:table-cell>
              <table:table-cell office:value-type="float" office:value="29278344">
                <text:p>29278344</text:p>
              </table:table-cell>
              <table:table-cell office:value-type="float" office:value="38099320">
                <text:p>38099320</text:p>
              </table:table-cell>
              <table:table-cell office:value-type="float" office:value="0">
                <text:p>0</text:p>
              </table:table-cell>
              <table:table-cell office:value-type="float" office:value="29831952">
                <text:p>29831952</text:p>
              </table:table-cell>
              <table:table-cell office:value-type="float" office:value="29624112">
                <text:p>29624112</text:p>
              </table:table-cell>
              <table:table-cell office:value-type="float" office:value="35927440">
                <text:p>3592744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902320">
                <text:p>52902320</text:p>
              </table:table-cell>
              <table:table-cell office:value-type="float" office:value="29278344">
                <text:p>29278344</text:p>
              </table:table-cell>
              <table:table-cell office:value-type="float" office:value="38099320">
                <text:p>38099320</text:p>
              </table:table-cell>
              <table:table-cell office:value-type="float" office:value="0">
                <text:p>0</text:p>
              </table:table-cell>
              <table:table-cell office:value-type="float" office:value="29839648">
                <text:p>29839648</text:p>
              </table:table-cell>
              <table:table-cell office:value-type="float" office:value="29630232">
                <text:p>29630232</text:p>
              </table:table-cell>
              <table:table-cell office:value-type="float" office:value="35927440">
                <text:p>3592744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947984">
                <text:p>52947984</text:p>
              </table:table-cell>
              <table:table-cell office:value-type="float" office:value="29278344">
                <text:p>29278344</text:p>
              </table:table-cell>
              <table:table-cell office:value-type="float" office:value="38099320">
                <text:p>38099320</text:p>
              </table:table-cell>
              <table:table-cell office:value-type="float" office:value="0">
                <text:p>0</text:p>
              </table:table-cell>
              <table:table-cell office:value-type="float" office:value="29861224">
                <text:p>29861224</text:p>
              </table:table-cell>
              <table:table-cell office:value-type="float" office:value="29630232">
                <text:p>29630232</text:p>
              </table:table-cell>
              <table:table-cell office:value-type="float" office:value="35933576">
                <text:p>359335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949304">
                <text:p>52949304</text:p>
              </table:table-cell>
              <table:table-cell office:value-type="float" office:value="29284496">
                <text:p>29284496</text:p>
              </table:table-cell>
              <table:table-cell office:value-type="float" office:value="38099320">
                <text:p>38099320</text:p>
              </table:table-cell>
              <table:table-cell office:value-type="float" office:value="0">
                <text:p>0</text:p>
              </table:table-cell>
              <table:table-cell office:value-type="float" office:value="29868920">
                <text:p>29868920</text:p>
              </table:table-cell>
              <table:table-cell office:value-type="float" office:value="29636352">
                <text:p>29636352</text:p>
              </table:table-cell>
              <table:table-cell office:value-type="float" office:value="35933576">
                <text:p>359335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956120">
                <text:p>52956120</text:p>
              </table:table-cell>
              <table:table-cell office:value-type="float" office:value="29284496">
                <text:p>29284496</text:p>
              </table:table-cell>
              <table:table-cell office:value-type="float" office:value="38112320">
                <text:p>38112320</text:p>
              </table:table-cell>
              <table:table-cell office:value-type="float" office:value="0">
                <text:p>0</text:p>
              </table:table-cell>
              <table:table-cell office:value-type="float" office:value="29940416">
                <text:p>29940416</text:p>
              </table:table-cell>
              <table:table-cell office:value-type="float" office:value="29651440">
                <text:p>29651440</text:p>
              </table:table-cell>
              <table:table-cell office:value-type="float" office:value="35939712">
                <text:p>359397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963496">
                <text:p>52963496</text:p>
              </table:table-cell>
              <table:table-cell office:value-type="float" office:value="29290048">
                <text:p>29290048</text:p>
              </table:table-cell>
              <table:table-cell office:value-type="float" office:value="38112320">
                <text:p>38112320</text:p>
              </table:table-cell>
              <table:table-cell office:value-type="float" office:value="0">
                <text:p>0</text:p>
              </table:table-cell>
              <table:table-cell office:value-type="float" office:value="29954296">
                <text:p>29954296</text:p>
              </table:table-cell>
              <table:table-cell office:value-type="float" office:value="29651440">
                <text:p>29651440</text:p>
              </table:table-cell>
              <table:table-cell office:value-type="float" office:value="35939712">
                <text:p>359397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964816">
                <text:p>52964816</text:p>
              </table:table-cell>
              <table:table-cell office:value-type="float" office:value="29290048">
                <text:p>29290048</text:p>
              </table:table-cell>
              <table:table-cell office:value-type="float" office:value="38112320">
                <text:p>38112320</text:p>
              </table:table-cell>
              <table:table-cell office:value-type="float" office:value="0">
                <text:p>0</text:p>
              </table:table-cell>
              <table:table-cell office:value-type="float" office:value="29973560">
                <text:p>29973560</text:p>
              </table:table-cell>
              <table:table-cell office:value-type="float" office:value="29651440">
                <text:p>29651440</text:p>
              </table:table-cell>
              <table:table-cell office:value-type="float" office:value="35939712">
                <text:p>359397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971608">
                <text:p>52971608</text:p>
              </table:table-cell>
              <table:table-cell office:value-type="float" office:value="29295872">
                <text:p>29295872</text:p>
              </table:table-cell>
              <table:table-cell office:value-type="float" office:value="38118000">
                <text:p>38118000</text:p>
              </table:table-cell>
              <table:table-cell office:value-type="float" office:value="0">
                <text:p>0</text:p>
              </table:table-cell>
              <table:table-cell office:value-type="float" office:value="29992040">
                <text:p>29992040</text:p>
              </table:table-cell>
              <table:table-cell office:value-type="float" office:value="29651440">
                <text:p>29651440</text:p>
              </table:table-cell>
              <table:table-cell office:value-type="float" office:value="35948712">
                <text:p>359487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2972928">
                <text:p>52972928</text:p>
              </table:table-cell>
              <table:table-cell office:value-type="float" office:value="29295872">
                <text:p>29295872</text:p>
              </table:table-cell>
              <table:table-cell office:value-type="float" office:value="38118000">
                <text:p>38118000</text:p>
              </table:table-cell>
              <table:table-cell office:value-type="float" office:value="0">
                <text:p>0</text:p>
              </table:table-cell>
              <table:table-cell office:value-type="float" office:value="30021928">
                <text:p>30021928</text:p>
              </table:table-cell>
              <table:table-cell office:value-type="float" office:value="29657560">
                <text:p>29657560</text:p>
              </table:table-cell>
              <table:table-cell office:value-type="float" office:value="35948712">
                <text:p>359487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974864">
                <text:p>52974864</text:p>
              </table:table-cell>
              <table:table-cell office:value-type="float" office:value="29307256">
                <text:p>29307256</text:p>
              </table:table-cell>
              <table:table-cell office:value-type="float" office:value="38359352">
                <text:p>38359352</text:p>
              </table:table-cell>
              <table:table-cell office:value-type="float" office:value="0">
                <text:p>0</text:p>
              </table:table-cell>
              <table:table-cell office:value-type="float" office:value="30153640">
                <text:p>30153640</text:p>
              </table:table-cell>
              <table:table-cell office:value-type="float" office:value="29657560">
                <text:p>29657560</text:p>
              </table:table-cell>
              <table:table-cell office:value-type="float" office:value="36106408">
                <text:p>361064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977560">
                <text:p>52977560</text:p>
              </table:table-cell>
              <table:table-cell office:value-type="float" office:value="29312928">
                <text:p>29312928</text:p>
              </table:table-cell>
              <table:table-cell office:value-type="float" office:value="38417368">
                <text:p>38417368</text:p>
              </table:table-cell>
              <table:table-cell office:value-type="float" office:value="0">
                <text:p>0</text:p>
              </table:table-cell>
              <table:table-cell office:value-type="float" office:value="30153640">
                <text:p>30153640</text:p>
              </table:table-cell>
              <table:table-cell office:value-type="float" office:value="29663680">
                <text:p>29663680</text:p>
              </table:table-cell>
              <table:table-cell office:value-type="float" office:value="35568336">
                <text:p>355683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983592">
                <text:p>52983592</text:p>
              </table:table-cell>
              <table:table-cell office:value-type="float" office:value="29312928">
                <text:p>29312928</text:p>
              </table:table-cell>
              <table:table-cell office:value-type="float" office:value="38424584">
                <text:p>38424584</text:p>
              </table:table-cell>
              <table:table-cell office:value-type="float" office:value="0">
                <text:p>0</text:p>
              </table:table-cell>
              <table:table-cell office:value-type="float" office:value="30153640">
                <text:p>30153640</text:p>
              </table:table-cell>
              <table:table-cell office:value-type="float" office:value="29663680">
                <text:p>29663680</text:p>
              </table:table-cell>
              <table:table-cell office:value-type="float" office:value="35591624">
                <text:p>355916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2985672">
                <text:p>52985672</text:p>
              </table:table-cell>
              <table:table-cell office:value-type="float" office:value="29312928">
                <text:p>29312928</text:p>
              </table:table-cell>
              <table:table-cell office:value-type="float" office:value="38425336">
                <text:p>38425336</text:p>
              </table:table-cell>
              <table:table-cell office:value-type="float" office:value="0">
                <text:p>0</text:p>
              </table:table-cell>
              <table:table-cell office:value-type="float" office:value="30153640">
                <text:p>30153640</text:p>
              </table:table-cell>
              <table:table-cell office:value-type="float" office:value="29663680">
                <text:p>29663680</text:p>
              </table:table-cell>
              <table:table-cell office:value-type="float" office:value="35600280">
                <text:p>356002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2987248">
                <text:p>52987248</text:p>
              </table:table-cell>
              <table:table-cell office:value-type="float" office:value="29312928">
                <text:p>29312928</text:p>
              </table:table-cell>
              <table:table-cell office:value-type="float" office:value="38426464">
                <text:p>38426464</text:p>
              </table:table-cell>
              <table:table-cell office:value-type="float" office:value="0">
                <text:p>0</text:p>
              </table:table-cell>
              <table:table-cell office:value-type="float" office:value="30153640">
                <text:p>30153640</text:p>
              </table:table-cell>
              <table:table-cell office:value-type="float" office:value="29700480">
                <text:p>29700480</text:p>
              </table:table-cell>
              <table:table-cell office:value-type="float" office:value="35621928">
                <text:p>356219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032424">
                <text:p>53032424</text:p>
              </table:table-cell>
              <table:table-cell office:value-type="float" office:value="29318424">
                <text:p>29318424</text:p>
              </table:table-cell>
              <table:table-cell office:value-type="float" office:value="38426840">
                <text:p>38426840</text:p>
              </table:table-cell>
              <table:table-cell office:value-type="float" office:value="0">
                <text:p>0</text:p>
              </table:table-cell>
              <table:table-cell office:value-type="float" office:value="30160288">
                <text:p>30160288</text:p>
              </table:table-cell>
              <table:table-cell office:value-type="float" office:value="29700480">
                <text:p>29700480</text:p>
              </table:table-cell>
              <table:table-cell office:value-type="float" office:value="35629568">
                <text:p>356295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034360">
                <text:p>53034360</text:p>
              </table:table-cell>
              <table:table-cell office:value-type="float" office:value="29318424">
                <text:p>29318424</text:p>
              </table:table-cell>
              <table:table-cell office:value-type="float" office:value="38426840">
                <text:p>38426840</text:p>
              </table:table-cell>
              <table:table-cell office:value-type="float" office:value="0">
                <text:p>0</text:p>
              </table:table-cell>
              <table:table-cell office:value-type="float" office:value="30160288">
                <text:p>30160288</text:p>
              </table:table-cell>
              <table:table-cell office:value-type="float" office:value="29706864">
                <text:p>29706864</text:p>
              </table:table-cell>
              <table:table-cell office:value-type="float" office:value="35651984">
                <text:p>356519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041208">
                <text:p>53041208</text:p>
              </table:table-cell>
              <table:table-cell office:value-type="float" office:value="29318424">
                <text:p>29318424</text:p>
              </table:table-cell>
              <table:table-cell office:value-type="float" office:value="38432520">
                <text:p>38432520</text:p>
              </table:table-cell>
              <table:table-cell office:value-type="float" office:value="0">
                <text:p>0</text:p>
              </table:table-cell>
              <table:table-cell office:value-type="float" office:value="30200312">
                <text:p>30200312</text:p>
              </table:table-cell>
              <table:table-cell office:value-type="float" office:value="29706864">
                <text:p>29706864</text:p>
              </table:table-cell>
              <table:table-cell office:value-type="float" office:value="35665968">
                <text:p>356659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043288">
                <text:p>53043288</text:p>
              </table:table-cell>
              <table:table-cell office:value-type="float" office:value="29324096">
                <text:p>29324096</text:p>
              </table:table-cell>
              <table:table-cell office:value-type="float" office:value="38432520">
                <text:p>38432520</text:p>
              </table:table-cell>
              <table:table-cell office:value-type="float" office:value="0">
                <text:p>0</text:p>
              </table:table-cell>
              <table:table-cell office:value-type="float" office:value="30200312">
                <text:p>30200312</text:p>
              </table:table-cell>
              <table:table-cell office:value-type="float" office:value="29712984">
                <text:p>29712984</text:p>
              </table:table-cell>
              <table:table-cell office:value-type="float" office:value="35682440">
                <text:p>356824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049816">
                <text:p>53049816</text:p>
              </table:table-cell>
              <table:table-cell office:value-type="float" office:value="30404648">
                <text:p>30404648</text:p>
              </table:table-cell>
              <table:table-cell office:value-type="float" office:value="38541304">
                <text:p>38541304</text:p>
              </table:table-cell>
              <table:table-cell office:value-type="float" office:value="0">
                <text:p>0</text:p>
              </table:table-cell>
              <table:table-cell office:value-type="float" office:value="30200312">
                <text:p>30200312</text:p>
              </table:table-cell>
              <table:table-cell office:value-type="float" office:value="29712984">
                <text:p>29712984</text:p>
              </table:table-cell>
              <table:table-cell office:value-type="float" office:value="35690408">
                <text:p>356904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052512">
                <text:p>53052512</text:p>
              </table:table-cell>
              <table:table-cell office:value-type="float" office:value="30749624">
                <text:p>30749624</text:p>
              </table:table-cell>
              <table:table-cell office:value-type="float" office:value="38541304">
                <text:p>38541304</text:p>
              </table:table-cell>
              <table:table-cell office:value-type="float" office:value="0">
                <text:p>0</text:p>
              </table:table-cell>
              <table:table-cell office:value-type="float" office:value="30211616">
                <text:p>30211616</text:p>
              </table:table-cell>
              <table:table-cell office:value-type="float" office:value="29712984">
                <text:p>29712984</text:p>
              </table:table-cell>
              <table:table-cell office:value-type="float" office:value="35709472">
                <text:p>357094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053832">
                <text:p>53053832</text:p>
              </table:table-cell>
              <table:table-cell office:value-type="float" office:value="30749624">
                <text:p>30749624</text:p>
              </table:table-cell>
              <table:table-cell office:value-type="float" office:value="38541304">
                <text:p>38541304</text:p>
              </table:table-cell>
              <table:table-cell office:value-type="float" office:value="0">
                <text:p>0</text:p>
              </table:table-cell>
              <table:table-cell office:value-type="float" office:value="30211616">
                <text:p>30211616</text:p>
              </table:table-cell>
              <table:table-cell office:value-type="float" office:value="29720048">
                <text:p>29720048</text:p>
              </table:table-cell>
              <table:table-cell office:value-type="float" office:value="35723080">
                <text:p>357230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063544">
                <text:p>53063544</text:p>
              </table:table-cell>
              <table:table-cell office:value-type="float" office:value="30755120">
                <text:p>30755120</text:p>
              </table:table-cell>
              <table:table-cell office:value-type="float" office:value="38604344">
                <text:p>38604344</text:p>
              </table:table-cell>
              <table:table-cell office:value-type="float" office:value="0">
                <text:p>0</text:p>
              </table:table-cell>
              <table:table-cell office:value-type="float" office:value="30211616">
                <text:p>30211616</text:p>
              </table:table-cell>
              <table:table-cell office:value-type="float" office:value="29720048">
                <text:p>29720048</text:p>
              </table:table-cell>
              <table:table-cell office:value-type="float" office:value="35772888">
                <text:p>357728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069664">
                <text:p>53069664</text:p>
              </table:table-cell>
              <table:table-cell office:value-type="float" office:value="30755160">
                <text:p>30755160</text:p>
              </table:table-cell>
              <table:table-cell office:value-type="float" office:value="38605768">
                <text:p>38605768</text:p>
              </table:table-cell>
              <table:table-cell office:value-type="float" office:value="0">
                <text:p>0</text:p>
              </table:table-cell>
              <table:table-cell office:value-type="float" office:value="30211616">
                <text:p>30211616</text:p>
              </table:table-cell>
              <table:table-cell office:value-type="float" office:value="29727736">
                <text:p>29727736</text:p>
              </table:table-cell>
              <table:table-cell office:value-type="float" office:value="35781480">
                <text:p>357814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075000">
                <text:p>53075000</text:p>
              </table:table-cell>
              <table:table-cell office:value-type="float" office:value="30755160">
                <text:p>30755160</text:p>
              </table:table-cell>
              <table:table-cell office:value-type="float" office:value="38606520">
                <text:p>38606520</text:p>
              </table:table-cell>
              <table:table-cell office:value-type="float" office:value="0">
                <text:p>0</text:p>
              </table:table-cell>
              <table:table-cell office:value-type="float" office:value="30217696">
                <text:p>30217696</text:p>
              </table:table-cell>
              <table:table-cell office:value-type="float" office:value="29060768">
                <text:p>29060768</text:p>
              </table:table-cell>
              <table:table-cell office:value-type="float" office:value="35821360">
                <text:p>358213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076736">
                <text:p>53076736</text:p>
              </table:table-cell>
              <table:table-cell office:value-type="float" office:value="30755160">
                <text:p>30755160</text:p>
              </table:table-cell>
              <table:table-cell office:value-type="float" office:value="38607272">
                <text:p>38607272</text:p>
              </table:table-cell>
              <table:table-cell office:value-type="float" office:value="0">
                <text:p>0</text:p>
              </table:table-cell>
              <table:table-cell office:value-type="float" office:value="30217696">
                <text:p>30217696</text:p>
              </table:table-cell>
              <table:table-cell office:value-type="float" office:value="29060808">
                <text:p>29060808</text:p>
              </table:table-cell>
              <table:table-cell office:value-type="float" office:value="35821360">
                <text:p>3582136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127856">
                <text:p>53127856</text:p>
              </table:table-cell>
              <table:table-cell office:value-type="float" office:value="30755160">
                <text:p>30755160</text:p>
              </table:table-cell>
              <table:table-cell office:value-type="float" office:value="28861728">
                <text:p>28861728</text:p>
              </table:table-cell>
              <table:table-cell office:value-type="float" office:value="0">
                <text:p>0</text:p>
              </table:table-cell>
              <table:table-cell office:value-type="float" office:value="30217696">
                <text:p>30217696</text:p>
              </table:table-cell>
              <table:table-cell office:value-type="float" office:value="29060808">
                <text:p>29060808</text:p>
              </table:table-cell>
              <table:table-cell office:value-type="float" office:value="35821360">
                <text:p>3582136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128992">
                <text:p>53128992</text:p>
              </table:table-cell>
              <table:table-cell office:value-type="float" office:value="30761248">
                <text:p>30761248</text:p>
              </table:table-cell>
              <table:table-cell office:value-type="float" office:value="28955192">
                <text:p>28955192</text:p>
              </table:table-cell>
              <table:table-cell office:value-type="float" office:value="0">
                <text:p>0</text:p>
              </table:table-cell>
              <table:table-cell office:value-type="float" office:value="30263696">
                <text:p>30263696</text:p>
              </table:table-cell>
              <table:table-cell office:value-type="float" office:value="29060808">
                <text:p>29060808</text:p>
              </table:table-cell>
              <table:table-cell office:value-type="float" office:value="35829232">
                <text:p>358292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179544">
                <text:p>53179544</text:p>
              </table:table-cell>
              <table:table-cell office:value-type="float" office:value="30761248">
                <text:p>30761248</text:p>
              </table:table-cell>
              <table:table-cell office:value-type="float" office:value="28973632">
                <text:p>28973632</text:p>
              </table:table-cell>
              <table:table-cell office:value-type="float" office:value="0">
                <text:p>0</text:p>
              </table:table-cell>
              <table:table-cell office:value-type="float" office:value="30263696">
                <text:p>30263696</text:p>
              </table:table-cell>
              <table:table-cell office:value-type="float" office:value="29066968">
                <text:p>29066968</text:p>
              </table:table-cell>
              <table:table-cell office:value-type="float" office:value="35829232">
                <text:p>358292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3186224">
                <text:p>53186224</text:p>
              </table:table-cell>
              <table:table-cell office:value-type="float" office:value="30879032">
                <text:p>30879032</text:p>
              </table:table-cell>
              <table:table-cell office:value-type="float" office:value="28992800">
                <text:p>28992800</text:p>
              </table:table-cell>
              <table:table-cell office:value-type="float" office:value="0">
                <text:p>0</text:p>
              </table:table-cell>
              <table:table-cell office:value-type="float" office:value="30270168">
                <text:p>30270168</text:p>
              </table:table-cell>
              <table:table-cell office:value-type="float" office:value="29066968">
                <text:p>29066968</text:p>
              </table:table-cell>
              <table:table-cell office:value-type="float" office:value="35835568">
                <text:p>358355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3187200">
                <text:p>53187200</text:p>
              </table:table-cell>
              <table:table-cell office:value-type="float" office:value="30879032">
                <text:p>30879032</text:p>
              </table:table-cell>
              <table:table-cell office:value-type="float" office:value="29019216">
                <text:p>29019216</text:p>
              </table:table-cell>
              <table:table-cell office:value-type="float" office:value="0">
                <text:p>0</text:p>
              </table:table-cell>
              <table:table-cell office:value-type="float" office:value="30270168">
                <text:p>30270168</text:p>
              </table:table-cell>
              <table:table-cell office:value-type="float" office:value="29073088">
                <text:p>29073088</text:p>
              </table:table-cell>
              <table:table-cell office:value-type="float" office:value="35835568">
                <text:p>358355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3192288">
                <text:p>53192288</text:p>
              </table:table-cell>
              <table:table-cell office:value-type="float" office:value="30879032">
                <text:p>30879032</text:p>
              </table:table-cell>
              <table:table-cell office:value-type="float" office:value="29134336">
                <text:p>29134336</text:p>
              </table:table-cell>
              <table:table-cell office:value-type="float" office:value="0">
                <text:p>0</text:p>
              </table:table-cell>
              <table:table-cell office:value-type="float" office:value="30270168">
                <text:p>30270168</text:p>
              </table:table-cell>
              <table:table-cell office:value-type="float" office:value="29073088">
                <text:p>29073088</text:p>
              </table:table-cell>
              <table:table-cell office:value-type="float" office:value="35841552">
                <text:p>358415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3193408">
                <text:p>53193408</text:p>
              </table:table-cell>
              <table:table-cell office:value-type="float" office:value="30884528">
                <text:p>30884528</text:p>
              </table:table-cell>
              <table:table-cell office:value-type="float" office:value="28721488">
                <text:p>28721488</text:p>
              </table:table-cell>
              <table:table-cell office:value-type="float" office:value="0">
                <text:p>0</text:p>
              </table:table-cell>
              <table:table-cell office:value-type="float" office:value="30270168">
                <text:p>30270168</text:p>
              </table:table-cell>
              <table:table-cell office:value-type="float" office:value="29073088">
                <text:p>29073088</text:p>
              </table:table-cell>
              <table:table-cell office:value-type="float" office:value="35841552">
                <text:p>358415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3193752">
                <text:p>53193752</text:p>
              </table:table-cell>
              <table:table-cell office:value-type="float" office:value="30884528">
                <text:p>30884528</text:p>
              </table:table-cell>
              <table:table-cell office:value-type="float" office:value="28746704">
                <text:p>28746704</text:p>
              </table:table-cell>
              <table:table-cell office:value-type="float" office:value="0">
                <text:p>0</text:p>
              </table:table-cell>
              <table:table-cell office:value-type="float" office:value="30270168">
                <text:p>30270168</text:p>
              </table:table-cell>
              <table:table-cell office:value-type="float" office:value="29117928">
                <text:p>29117928</text:p>
              </table:table-cell>
              <table:table-cell office:value-type="float" office:value="35847536">
                <text:p>358475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3195232">
                <text:p>53195232</text:p>
              </table:table-cell>
              <table:table-cell office:value-type="float" office:value="30931856">
                <text:p>30931856</text:p>
              </table:table-cell>
              <table:table-cell office:value-type="float" office:value="28764952">
                <text:p>28764952</text:p>
              </table:table-cell>
              <table:table-cell office:value-type="float" office:value="0">
                <text:p>0</text:p>
              </table:table-cell>
              <table:table-cell office:value-type="float" office:value="30276248">
                <text:p>30276248</text:p>
              </table:table-cell>
              <table:table-cell office:value-type="float" office:value="29117928">
                <text:p>29117928</text:p>
              </table:table-cell>
              <table:table-cell office:value-type="float" office:value="35847536">
                <text:p>358475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3196520">
                <text:p>53196520</text:p>
              </table:table-cell>
              <table:table-cell office:value-type="float" office:value="30932680">
                <text:p>30932680</text:p>
              </table:table-cell>
              <table:table-cell office:value-type="float" office:value="28837824">
                <text:p>28837824</text:p>
              </table:table-cell>
              <table:table-cell office:value-type="float" office:value="0">
                <text:p>0</text:p>
              </table:table-cell>
              <table:table-cell office:value-type="float" office:value="30276248">
                <text:p>30276248</text:p>
              </table:table-cell>
              <table:table-cell office:value-type="float" office:value="29156264">
                <text:p>29156264</text:p>
              </table:table-cell>
              <table:table-cell office:value-type="float" office:value="35847536">
                <text:p>358475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3201592">
                <text:p>53201592</text:p>
              </table:table-cell>
              <table:table-cell office:value-type="float" office:value="30932680">
                <text:p>30932680</text:p>
              </table:table-cell>
              <table:table-cell office:value-type="float" office:value="28845432">
                <text:p>28845432</text:p>
              </table:table-cell>
              <table:table-cell office:value-type="float" office:value="0">
                <text:p>0</text:p>
              </table:table-cell>
              <table:table-cell office:value-type="float" office:value="30299248">
                <text:p>30299248</text:p>
              </table:table-cell>
              <table:table-cell office:value-type="float" office:value="29156264">
                <text:p>29156264</text:p>
              </table:table-cell>
              <table:table-cell office:value-type="float" office:value="35915760">
                <text:p>359157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3202712">
                <text:p>53202712</text:p>
              </table:table-cell>
              <table:table-cell office:value-type="float" office:value="30938032">
                <text:p>30938032</text:p>
              </table:table-cell>
              <table:table-cell office:value-type="float" office:value="28861008">
                <text:p>28861008</text:p>
              </table:table-cell>
              <table:table-cell office:value-type="float" office:value="0">
                <text:p>0</text:p>
              </table:table-cell>
              <table:table-cell office:value-type="float" office:value="30299248">
                <text:p>30299248</text:p>
              </table:table-cell>
              <table:table-cell office:value-type="float" office:value="29162168">
                <text:p>29162168</text:p>
              </table:table-cell>
              <table:table-cell office:value-type="float" office:value="35915760">
                <text:p>359157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246232">
                <text:p>53246232</text:p>
              </table:table-cell>
              <table:table-cell office:value-type="float" office:value="30961400">
                <text:p>30961400</text:p>
              </table:table-cell>
              <table:table-cell office:value-type="float" office:value="28874664">
                <text:p>28874664</text:p>
              </table:table-cell>
              <table:table-cell office:value-type="float" office:value="0">
                <text:p>0</text:p>
              </table:table-cell>
              <table:table-cell office:value-type="float" office:value="30299248">
                <text:p>30299248</text:p>
              </table:table-cell>
              <table:table-cell office:value-type="float" office:value="29163872">
                <text:p>29163872</text:p>
              </table:table-cell>
              <table:table-cell office:value-type="float" office:value="35922008">
                <text:p>359220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247968">
                <text:p>53247968</text:p>
              </table:table-cell>
              <table:table-cell office:value-type="float" office:value="30967016">
                <text:p>30967016</text:p>
              </table:table-cell>
              <table:table-cell office:value-type="float" office:value="28889384">
                <text:p>28889384</text:p>
              </table:table-cell>
              <table:table-cell office:value-type="float" office:value="0">
                <text:p>0</text:p>
              </table:table-cell>
              <table:table-cell office:value-type="float" office:value="30333832">
                <text:p>30333832</text:p>
              </table:table-cell>
              <table:table-cell office:value-type="float" office:value="29163872">
                <text:p>29163872</text:p>
              </table:table-cell>
              <table:table-cell office:value-type="float" office:value="35922008">
                <text:p>359220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253320">
                <text:p>53253320</text:p>
              </table:table-cell>
              <table:table-cell office:value-type="float" office:value="30967016">
                <text:p>30967016</text:p>
              </table:table-cell>
              <table:table-cell office:value-type="float" office:value="28900792">
                <text:p>28900792</text:p>
              </table:table-cell>
              <table:table-cell office:value-type="float" office:value="0">
                <text:p>0</text:p>
              </table:table-cell>
              <table:table-cell office:value-type="float" office:value="30333832">
                <text:p>30333832</text:p>
              </table:table-cell>
              <table:table-cell office:value-type="float" office:value="29163872">
                <text:p>29163872</text:p>
              </table:table-cell>
              <table:table-cell office:value-type="float" office:value="35929144">
                <text:p>359291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254456">
                <text:p>53254456</text:p>
              </table:table-cell>
              <table:table-cell office:value-type="float" office:value="30972368">
                <text:p>30972368</text:p>
              </table:table-cell>
              <table:table-cell office:value-type="float" office:value="28928840">
                <text:p>28928840</text:p>
              </table:table-cell>
              <table:table-cell office:value-type="float" office:value="0">
                <text:p>0</text:p>
              </table:table-cell>
              <table:table-cell office:value-type="float" office:value="30340088">
                <text:p>30340088</text:p>
              </table:table-cell>
              <table:table-cell office:value-type="float" office:value="29163872">
                <text:p>29163872</text:p>
              </table:table-cell>
              <table:table-cell office:value-type="float" office:value="35929144">
                <text:p>359291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3260200">
                <text:p>53260200</text:p>
              </table:table-cell>
              <table:table-cell office:value-type="float" office:value="31174640">
                <text:p>31174640</text:p>
              </table:table-cell>
              <table:table-cell office:value-type="float" office:value="29020232">
                <text:p>29020232</text:p>
              </table:table-cell>
              <table:table-cell office:value-type="float" office:value="0">
                <text:p>0</text:p>
              </table:table-cell>
              <table:table-cell office:value-type="float" office:value="30340088">
                <text:p>30340088</text:p>
              </table:table-cell>
              <table:table-cell office:value-type="float" office:value="29170048">
                <text:p>29170048</text:p>
              </table:table-cell>
              <table:table-cell office:value-type="float" office:value="35939392">
                <text:p>35939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261952">
                <text:p>53261952</text:p>
              </table:table-cell>
              <table:table-cell office:value-type="float" office:value="30870600">
                <text:p>30870600</text:p>
              </table:table-cell>
              <table:table-cell office:value-type="float" office:value="29025824">
                <text:p>29025824</text:p>
              </table:table-cell>
              <table:table-cell office:value-type="float" office:value="0">
                <text:p>0</text:p>
              </table:table-cell>
              <table:table-cell office:value-type="float" office:value="30346168">
                <text:p>30346168</text:p>
              </table:table-cell>
              <table:table-cell office:value-type="float" office:value="29204376">
                <text:p>29204376</text:p>
              </table:table-cell>
              <table:table-cell office:value-type="float" office:value="35939392">
                <text:p>359393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267520">
                <text:p>53267520</text:p>
              </table:table-cell>
              <table:table-cell office:value-type="float" office:value="30893264">
                <text:p>30893264</text:p>
              </table:table-cell>
              <table:table-cell office:value-type="float" office:value="29025824">
                <text:p>29025824</text:p>
              </table:table-cell>
              <table:table-cell office:value-type="float" office:value="0">
                <text:p>0</text:p>
              </table:table-cell>
              <table:table-cell office:value-type="float" office:value="30346168">
                <text:p>30346168</text:p>
              </table:table-cell>
              <table:table-cell office:value-type="float" office:value="29211816">
                <text:p>29211816</text:p>
              </table:table-cell>
              <table:table-cell office:value-type="float" office:value="35945360">
                <text:p>3594536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269432">
                <text:p>53269432</text:p>
              </table:table-cell>
              <table:table-cell office:value-type="float" office:value="30908768">
                <text:p>30908768</text:p>
              </table:table-cell>
              <table:table-cell office:value-type="float" office:value="29031416">
                <text:p>29031416</text:p>
              </table:table-cell>
              <table:table-cell office:value-type="float" office:value="0">
                <text:p>0</text:p>
              </table:table-cell>
              <table:table-cell office:value-type="float" office:value="30399496">
                <text:p>30399496</text:p>
              </table:table-cell>
              <table:table-cell office:value-type="float" office:value="29211816">
                <text:p>29211816</text:p>
              </table:table-cell>
              <table:table-cell office:value-type="float" office:value="36015968">
                <text:p>360159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3270464">
                <text:p>53270464</text:p>
              </table:table-cell>
              <table:table-cell office:value-type="float" office:value="31044088">
                <text:p>31044088</text:p>
              </table:table-cell>
              <table:table-cell office:value-type="float" office:value="29031416">
                <text:p>29031416</text:p>
              </table:table-cell>
              <table:table-cell office:value-type="float" office:value="0">
                <text:p>0</text:p>
              </table:table-cell>
              <table:table-cell office:value-type="float" office:value="30399496">
                <text:p>30399496</text:p>
              </table:table-cell>
              <table:table-cell office:value-type="float" office:value="29211816">
                <text:p>29211816</text:p>
              </table:table-cell>
              <table:table-cell office:value-type="float" office:value="36022200">
                <text:p>360222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3275496">
                <text:p>53275496</text:p>
              </table:table-cell>
              <table:table-cell office:value-type="float" office:value="31075320">
                <text:p>31075320</text:p>
              </table:table-cell>
              <table:table-cell office:value-type="float" office:value="29046600">
                <text:p>29046600</text:p>
              </table:table-cell>
              <table:table-cell office:value-type="float" office:value="0">
                <text:p>0</text:p>
              </table:table-cell>
              <table:table-cell office:value-type="float" office:value="30399496">
                <text:p>30399496</text:p>
              </table:table-cell>
              <table:table-cell office:value-type="float" office:value="29211816">
                <text:p>29211816</text:p>
              </table:table-cell>
              <table:table-cell office:value-type="float" office:value="36022200">
                <text:p>360222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3318848">
                <text:p>53318848</text:p>
              </table:table-cell>
              <table:table-cell office:value-type="float" office:value="31084608">
                <text:p>31084608</text:p>
              </table:table-cell>
              <table:table-cell office:value-type="float" office:value="29046600">
                <text:p>29046600</text:p>
              </table:table-cell>
              <table:table-cell office:value-type="float" office:value="0">
                <text:p>0</text:p>
              </table:table-cell>
              <table:table-cell office:value-type="float" office:value="30399496">
                <text:p>30399496</text:p>
              </table:table-cell>
              <table:table-cell office:value-type="float" office:value="29211816">
                <text:p>29211816</text:p>
              </table:table-cell>
              <table:table-cell office:value-type="float" office:value="36022200">
                <text:p>360222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3319968">
                <text:p>53319968</text:p>
              </table:table-cell>
              <table:table-cell office:value-type="float" office:value="31100112">
                <text:p>31100112</text:p>
              </table:table-cell>
              <table:table-cell office:value-type="float" office:value="29046600">
                <text:p>29046600</text:p>
              </table:table-cell>
              <table:table-cell office:value-type="float" office:value="0">
                <text:p>0</text:p>
              </table:table-cell>
              <table:table-cell office:value-type="float" office:value="30406096">
                <text:p>30406096</text:p>
              </table:table-cell>
              <table:table-cell office:value-type="float" office:value="29224344">
                <text:p>29224344</text:p>
              </table:table-cell>
              <table:table-cell office:value-type="float" office:value="36022200">
                <text:p>360222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3325832">
                <text:p>53325832</text:p>
              </table:table-cell>
              <table:table-cell office:value-type="float" office:value="31124936">
                <text:p>31124936</text:p>
              </table:table-cell>
              <table:table-cell office:value-type="float" office:value="29046600">
                <text:p>29046600</text:p>
              </table:table-cell>
              <table:table-cell office:value-type="float" office:value="0">
                <text:p>0</text:p>
              </table:table-cell>
              <table:table-cell office:value-type="float" office:value="30406096">
                <text:p>30406096</text:p>
              </table:table-cell>
              <table:table-cell office:value-type="float" office:value="29224344">
                <text:p>29224344</text:p>
              </table:table-cell>
              <table:table-cell office:value-type="float" office:value="36028168">
                <text:p>360281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3333760">
                <text:p>53333760</text:p>
              </table:table-cell>
              <table:table-cell office:value-type="float" office:value="31143200">
                <text:p>31143200</text:p>
              </table:table-cell>
              <table:table-cell office:value-type="float" office:value="29052960">
                <text:p>29052960</text:p>
              </table:table-cell>
              <table:table-cell office:value-type="float" office:value="0">
                <text:p>0</text:p>
              </table:table-cell>
              <table:table-cell office:value-type="float" office:value="30413616">
                <text:p>30413616</text:p>
              </table:table-cell>
              <table:table-cell office:value-type="float" office:value="29230600">
                <text:p>29230600</text:p>
              </table:table-cell>
              <table:table-cell office:value-type="float" office:value="36028168">
                <text:p>360281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3339040">
                <text:p>53339040</text:p>
              </table:table-cell>
              <table:table-cell office:value-type="float" office:value="31175816">
                <text:p>31175816</text:p>
              </table:table-cell>
              <table:table-cell office:value-type="float" office:value="29052960">
                <text:p>29052960</text:p>
              </table:table-cell>
              <table:table-cell office:value-type="float" office:value="0">
                <text:p>0</text:p>
              </table:table-cell>
              <table:table-cell office:value-type="float" office:value="30413616">
                <text:p>30413616</text:p>
              </table:table-cell>
              <table:table-cell office:value-type="float" office:value="29240896">
                <text:p>29240896</text:p>
              </table:table-cell>
              <table:table-cell office:value-type="float" office:value="36028168">
                <text:p>360281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3340160">
                <text:p>53340160</text:p>
              </table:table-cell>
              <table:table-cell office:value-type="float" office:value="31209720">
                <text:p>31209720</text:p>
              </table:table-cell>
              <table:table-cell office:value-type="float" office:value="29085048">
                <text:p>29085048</text:p>
              </table:table-cell>
              <table:table-cell office:value-type="float" office:value="0">
                <text:p>0</text:p>
              </table:table-cell>
              <table:table-cell office:value-type="float" office:value="30449712">
                <text:p>30449712</text:p>
              </table:table-cell>
              <table:table-cell office:value-type="float" office:value="29240896">
                <text:p>29240896</text:p>
              </table:table-cell>
              <table:table-cell office:value-type="float" office:value="36043608">
                <text:p>36043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3340864">
                <text:p>53340864</text:p>
              </table:table-cell>
              <table:table-cell office:value-type="float" office:value="31215248">
                <text:p>31215248</text:p>
              </table:table-cell>
              <table:table-cell office:value-type="float" office:value="29085048">
                <text:p>29085048</text:p>
              </table:table-cell>
              <table:table-cell office:value-type="float" office:value="0">
                <text:p>0</text:p>
              </table:table-cell>
              <table:table-cell office:value-type="float" office:value="30449712">
                <text:p>30449712</text:p>
              </table:table-cell>
              <table:table-cell office:value-type="float" office:value="29240896">
                <text:p>29240896</text:p>
              </table:table-cell>
              <table:table-cell office:value-type="float" office:value="36043608">
                <text:p>360436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342800">
                <text:p>53342800</text:p>
              </table:table-cell>
              <table:table-cell office:value-type="float" office:value="31223656">
                <text:p>31223656</text:p>
              </table:table-cell>
              <table:table-cell office:value-type="float" office:value="29139056">
                <text:p>29139056</text:p>
              </table:table-cell>
              <table:table-cell office:value-type="float" office:value="0">
                <text:p>0</text:p>
              </table:table-cell>
              <table:table-cell office:value-type="float" office:value="30455456">
                <text:p>30455456</text:p>
              </table:table-cell>
              <table:table-cell office:value-type="float" office:value="29240896">
                <text:p>29240896</text:p>
              </table:table-cell>
              <table:table-cell office:value-type="float" office:value="36049832">
                <text:p>360498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3387008">
                <text:p>53387008</text:p>
              </table:table-cell>
              <table:table-cell office:value-type="float" office:value="31228976">
                <text:p>31228976</text:p>
              </table:table-cell>
              <table:table-cell office:value-type="float" office:value="29139056">
                <text:p>29139056</text:p>
              </table:table-cell>
              <table:table-cell office:value-type="float" office:value="0">
                <text:p>0</text:p>
              </table:table-cell>
              <table:table-cell office:value-type="float" office:value="30455456">
                <text:p>30455456</text:p>
              </table:table-cell>
              <table:table-cell office:value-type="float" office:value="29246824">
                <text:p>29246824</text:p>
              </table:table-cell>
              <table:table-cell office:value-type="float" office:value="36049832">
                <text:p>36049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388112">
                <text:p>53388112</text:p>
              </table:table-cell>
              <table:table-cell office:value-type="float" office:value="31228976">
                <text:p>31228976</text:p>
              </table:table-cell>
              <table:table-cell office:value-type="float" office:value="29145264">
                <text:p>29145264</text:p>
              </table:table-cell>
              <table:table-cell office:value-type="float" office:value="0">
                <text:p>0</text:p>
              </table:table-cell>
              <table:table-cell office:value-type="float" office:value="30455456">
                <text:p>30455456</text:p>
              </table:table-cell>
              <table:table-cell office:value-type="float" office:value="29246824">
                <text:p>29246824</text:p>
              </table:table-cell>
              <table:table-cell office:value-type="float" office:value="36049832">
                <text:p>360498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3432496">
                <text:p>53432496</text:p>
              </table:table-cell>
              <table:table-cell office:value-type="float" office:value="31240816">
                <text:p>31240816</text:p>
              </table:table-cell>
              <table:table-cell office:value-type="float" office:value="29145264">
                <text:p>29145264</text:p>
              </table:table-cell>
              <table:table-cell office:value-type="float" office:value="0">
                <text:p>0</text:p>
              </table:table-cell>
              <table:table-cell office:value-type="float" office:value="30455456">
                <text:p>30455456</text:p>
              </table:table-cell>
              <table:table-cell office:value-type="float" office:value="29252752">
                <text:p>29252752</text:p>
              </table:table-cell>
              <table:table-cell office:value-type="float" office:value="36049832">
                <text:p>360498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434288">
                <text:p>53434288</text:p>
              </table:table-cell>
              <table:table-cell office:value-type="float" office:value="31240816">
                <text:p>31240816</text:p>
              </table:table-cell>
              <table:table-cell office:value-type="float" office:value="29150840">
                <text:p>29150840</text:p>
              </table:table-cell>
              <table:table-cell office:value-type="float" office:value="0">
                <text:p>0</text:p>
              </table:table-cell>
              <table:table-cell office:value-type="float" office:value="30460936">
                <text:p>30460936</text:p>
              </table:table-cell>
              <table:table-cell office:value-type="float" office:value="29252752">
                <text:p>29252752</text:p>
              </table:table-cell>
              <table:table-cell office:value-type="float" office:value="36055816">
                <text:p>360558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3437856">
                <text:p>53437856</text:p>
              </table:table-cell>
              <table:table-cell office:value-type="float" office:value="31247000">
                <text:p>31247000</text:p>
              </table:table-cell>
              <table:table-cell office:value-type="float" office:value="29150840">
                <text:p>29150840</text:p>
              </table:table-cell>
              <table:table-cell office:value-type="float" office:value="0">
                <text:p>0</text:p>
              </table:table-cell>
              <table:table-cell office:value-type="float" office:value="30460936">
                <text:p>30460936</text:p>
              </table:table-cell>
              <table:table-cell office:value-type="float" office:value="29258680">
                <text:p>29258680</text:p>
              </table:table-cell>
              <table:table-cell office:value-type="float" office:value="36055816">
                <text:p>360558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3440728">
                <text:p>53440728</text:p>
              </table:table-cell>
              <table:table-cell office:value-type="float" office:value="31247000">
                <text:p>31247000</text:p>
              </table:table-cell>
              <table:table-cell office:value-type="float" office:value="29156720">
                <text:p>29156720</text:p>
              </table:table-cell>
              <table:table-cell office:value-type="float" office:value="0">
                <text:p>0</text:p>
              </table:table-cell>
              <table:table-cell office:value-type="float" office:value="30477944">
                <text:p>30477944</text:p>
              </table:table-cell>
              <table:table-cell office:value-type="float" office:value="29282272">
                <text:p>29282272</text:p>
              </table:table-cell>
              <table:table-cell office:value-type="float" office:value="35410080">
                <text:p>354100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3465720">
                <text:p>53465720</text:p>
              </table:table-cell>
              <table:table-cell office:value-type="float" office:value="31252760">
                <text:p>31252760</text:p>
              </table:table-cell>
              <table:table-cell office:value-type="float" office:value="29156720">
                <text:p>29156720</text:p>
              </table:table-cell>
              <table:table-cell office:value-type="float" office:value="0">
                <text:p>0</text:p>
              </table:table-cell>
              <table:table-cell office:value-type="float" office:value="30477944">
                <text:p>30477944</text:p>
              </table:table-cell>
              <table:table-cell office:value-type="float" office:value="29282272">
                <text:p>29282272</text:p>
              </table:table-cell>
              <table:table-cell office:value-type="float" office:value="35410120">
                <text:p>354101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3471328">
                <text:p>53471328</text:p>
              </table:table-cell>
              <table:table-cell office:value-type="float" office:value="31295560">
                <text:p>31295560</text:p>
              </table:table-cell>
              <table:table-cell office:value-type="float" office:value="29171624">
                <text:p>29171624</text:p>
              </table:table-cell>
              <table:table-cell office:value-type="float" office:value="0">
                <text:p>0</text:p>
              </table:table-cell>
              <table:table-cell office:value-type="float" office:value="30483424">
                <text:p>30483424</text:p>
              </table:table-cell>
              <table:table-cell office:value-type="float" office:value="29282272">
                <text:p>29282272</text:p>
              </table:table-cell>
              <table:table-cell office:value-type="float" office:value="35417384">
                <text:p>354173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3471688">
                <text:p>53471688</text:p>
              </table:table-cell>
              <table:table-cell office:value-type="float" office:value="31409520">
                <text:p>31409520</text:p>
              </table:table-cell>
              <table:table-cell office:value-type="float" office:value="29171624">
                <text:p>29171624</text:p>
              </table:table-cell>
              <table:table-cell office:value-type="float" office:value="0">
                <text:p>0</text:p>
              </table:table-cell>
              <table:table-cell office:value-type="float" office:value="30483424">
                <text:p>30483424</text:p>
              </table:table-cell>
              <table:table-cell office:value-type="float" office:value="29315696">
                <text:p>29315696</text:p>
              </table:table-cell>
              <table:table-cell office:value-type="float" office:value="35417384">
                <text:p>354173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472808">
                <text:p>53472808</text:p>
              </table:table-cell>
              <table:table-cell office:value-type="float" office:value="31409520">
                <text:p>31409520</text:p>
              </table:table-cell>
              <table:table-cell office:value-type="float" office:value="29171624">
                <text:p>29171624</text:p>
              </table:table-cell>
              <table:table-cell office:value-type="float" office:value="0">
                <text:p>0</text:p>
              </table:table-cell>
              <table:table-cell office:value-type="float" office:value="30483424">
                <text:p>30483424</text:p>
              </table:table-cell>
              <table:table-cell office:value-type="float" office:value="29315696">
                <text:p>29315696</text:p>
              </table:table-cell>
              <table:table-cell office:value-type="float" office:value="35423304">
                <text:p>354233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3478224">
                <text:p>53478224</text:p>
              </table:table-cell>
              <table:table-cell office:value-type="float" office:value="31409520">
                <text:p>31409520</text:p>
              </table:table-cell>
              <table:table-cell office:value-type="float" office:value="29171624">
                <text:p>29171624</text:p>
              </table:table-cell>
              <table:table-cell office:value-type="float" office:value="0">
                <text:p>0</text:p>
              </table:table-cell>
              <table:table-cell office:value-type="float" office:value="30483424">
                <text:p>30483424</text:p>
              </table:table-cell>
              <table:table-cell office:value-type="float" office:value="29321760">
                <text:p>29321760</text:p>
              </table:table-cell>
              <table:table-cell office:value-type="float" office:value="35423304">
                <text:p>354233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3480144">
                <text:p>53480144</text:p>
              </table:table-cell>
              <table:table-cell office:value-type="float" office:value="31409520">
                <text:p>31409520</text:p>
              </table:table-cell>
              <table:table-cell office:value-type="float" office:value="29177152">
                <text:p>29177152</text:p>
              </table:table-cell>
              <table:table-cell office:value-type="float" office:value="0">
                <text:p>0</text:p>
              </table:table-cell>
              <table:table-cell office:value-type="float" office:value="30488904">
                <text:p>30488904</text:p>
              </table:table-cell>
              <table:table-cell office:value-type="float" office:value="29509928">
                <text:p>29509928</text:p>
              </table:table-cell>
              <table:table-cell office:value-type="float" office:value="35423304">
                <text:p>35423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3480488">
                <text:p>53480488</text:p>
              </table:table-cell>
              <table:table-cell office:value-type="float" office:value="31466592">
                <text:p>31466592</text:p>
              </table:table-cell>
              <table:table-cell office:value-type="float" office:value="29177152">
                <text:p>29177152</text:p>
              </table:table-cell>
              <table:table-cell office:value-type="float" office:value="0">
                <text:p>0</text:p>
              </table:table-cell>
              <table:table-cell office:value-type="float" office:value="30488904">
                <text:p>30488904</text:p>
              </table:table-cell>
              <table:table-cell office:value-type="float" office:value="29580936">
                <text:p>29580936</text:p>
              </table:table-cell>
              <table:table-cell office:value-type="float" office:value="35423304">
                <text:p>354233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3584864">
                <text:p>53584864</text:p>
              </table:table-cell>
              <table:table-cell office:value-type="float" office:value="31466592">
                <text:p>31466592</text:p>
              </table:table-cell>
              <table:table-cell office:value-type="float" office:value="29182680">
                <text:p>29182680</text:p>
              </table:table-cell>
              <table:table-cell office:value-type="float" office:value="0">
                <text:p>0</text:p>
              </table:table-cell>
              <table:table-cell office:value-type="float" office:value="30672768">
                <text:p>30672768</text:p>
              </table:table-cell>
              <table:table-cell office:value-type="float" office:value="29086536">
                <text:p>29086536</text:p>
              </table:table-cell>
              <table:table-cell office:value-type="float" office:value="35465808">
                <text:p>354658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3635216">
                <text:p>53635216</text:p>
              </table:table-cell>
              <table:table-cell office:value-type="float" office:value="31471816">
                <text:p>31471816</text:p>
              </table:table-cell>
              <table:table-cell office:value-type="float" office:value="29182680">
                <text:p>29182680</text:p>
              </table:table-cell>
              <table:table-cell office:value-type="float" office:value="0">
                <text:p>0</text:p>
              </table:table-cell>
              <table:table-cell office:value-type="float" office:value="30672808">
                <text:p>30672808</text:p>
              </table:table-cell>
              <table:table-cell office:value-type="float" office:value="29094184">
                <text:p>29094184</text:p>
              </table:table-cell>
              <table:table-cell office:value-type="float" office:value="35465808">
                <text:p>354658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3843752">
                <text:p>53843752</text:p>
              </table:table-cell>
              <table:table-cell office:value-type="float" office:value="31538568">
                <text:p>31538568</text:p>
              </table:table-cell>
              <table:table-cell office:value-type="float" office:value="29241776">
                <text:p>29241776</text:p>
              </table:table-cell>
              <table:table-cell office:value-type="float" office:value="0">
                <text:p>0</text:p>
              </table:table-cell>
              <table:table-cell office:value-type="float" office:value="30681720">
                <text:p>30681720</text:p>
              </table:table-cell>
              <table:table-cell office:value-type="float" office:value="29123184">
                <text:p>29123184</text:p>
              </table:table-cell>
              <table:table-cell office:value-type="float" office:value="35471632">
                <text:p>354716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3845472">
                <text:p>53845472</text:p>
              </table:table-cell>
              <table:table-cell office:value-type="float" office:value="31544056">
                <text:p>31544056</text:p>
              </table:table-cell>
              <table:table-cell office:value-type="float" office:value="29241776">
                <text:p>29241776</text:p>
              </table:table-cell>
              <table:table-cell office:value-type="float" office:value="0">
                <text:p>0</text:p>
              </table:table-cell>
              <table:table-cell office:value-type="float" office:value="30681720">
                <text:p>30681720</text:p>
              </table:table-cell>
              <table:table-cell office:value-type="float" office:value="29211600">
                <text:p>29211600</text:p>
              </table:table-cell>
              <table:table-cell office:value-type="float" office:value="35471632">
                <text:p>354716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3850792">
                <text:p>53850792</text:p>
              </table:table-cell>
              <table:table-cell office:value-type="float" office:value="31544056">
                <text:p>31544056</text:p>
              </table:table-cell>
              <table:table-cell office:value-type="float" office:value="29247304">
                <text:p>29247304</text:p>
              </table:table-cell>
              <table:table-cell office:value-type="float" office:value="0">
                <text:p>0</text:p>
              </table:table-cell>
              <table:table-cell office:value-type="float" office:value="30687536">
                <text:p>30687536</text:p>
              </table:table-cell>
              <table:table-cell office:value-type="float" office:value="29228032">
                <text:p>29228032</text:p>
              </table:table-cell>
              <table:table-cell office:value-type="float" office:value="35471632">
                <text:p>354716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856632">
                <text:p>53856632</text:p>
              </table:table-cell>
              <table:table-cell office:value-type="float" office:value="31544056">
                <text:p>31544056</text:p>
              </table:table-cell>
              <table:table-cell office:value-type="float" office:value="29247304">
                <text:p>29247304</text:p>
              </table:table-cell>
              <table:table-cell office:value-type="float" office:value="0">
                <text:p>0</text:p>
              </table:table-cell>
              <table:table-cell office:value-type="float" office:value="30687536">
                <text:p>30687536</text:p>
              </table:table-cell>
              <table:table-cell office:value-type="float" office:value="29249656">
                <text:p>29249656</text:p>
              </table:table-cell>
              <table:table-cell office:value-type="float" office:value="35471632">
                <text:p>354716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856976">
                <text:p>53856976</text:p>
              </table:table-cell>
              <table:table-cell office:value-type="float" office:value="31544056">
                <text:p>31544056</text:p>
              </table:table-cell>
              <table:table-cell office:value-type="float" office:value="29247304">
                <text:p>29247304</text:p>
              </table:table-cell>
              <table:table-cell office:value-type="float" office:value="0">
                <text:p>0</text:p>
              </table:table-cell>
              <table:table-cell office:value-type="float" office:value="30687536">
                <text:p>30687536</text:p>
              </table:table-cell>
              <table:table-cell office:value-type="float" office:value="29410328">
                <text:p>29410328</text:p>
              </table:table-cell>
              <table:table-cell office:value-type="float" office:value="35477456">
                <text:p>354774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858440">
                <text:p>53858440</text:p>
              </table:table-cell>
              <table:table-cell office:value-type="float" office:value="31549280">
                <text:p>31549280</text:p>
              </table:table-cell>
              <table:table-cell office:value-type="float" office:value="29247304">
                <text:p>29247304</text:p>
              </table:table-cell>
              <table:table-cell office:value-type="float" office:value="0">
                <text:p>0</text:p>
              </table:table-cell>
              <table:table-cell office:value-type="float" office:value="30693272">
                <text:p>30693272</text:p>
              </table:table-cell>
              <table:table-cell office:value-type="float" office:value="29567128">
                <text:p>29567128</text:p>
              </table:table-cell>
              <table:table-cell office:value-type="float" office:value="35477456">
                <text:p>354774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859400">
                <text:p>53859400</text:p>
              </table:table-cell>
              <table:table-cell office:value-type="float" office:value="31549280">
                <text:p>31549280</text:p>
              </table:table-cell>
              <table:table-cell office:value-type="float" office:value="29247304">
                <text:p>29247304</text:p>
              </table:table-cell>
              <table:table-cell office:value-type="float" office:value="0">
                <text:p>0</text:p>
              </table:table-cell>
              <table:table-cell office:value-type="float" office:value="30693272">
                <text:p>30693272</text:p>
              </table:table-cell>
              <table:table-cell office:value-type="float" office:value="29613080">
                <text:p>29613080</text:p>
              </table:table-cell>
              <table:table-cell office:value-type="float" office:value="35477456">
                <text:p>354774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864736">
                <text:p>53864736</text:p>
              </table:table-cell>
              <table:table-cell office:value-type="float" office:value="31549280">
                <text:p>31549280</text:p>
              </table:table-cell>
              <table:table-cell office:value-type="float" office:value="29252832">
                <text:p>29252832</text:p>
              </table:table-cell>
              <table:table-cell office:value-type="float" office:value="0">
                <text:p>0</text:p>
              </table:table-cell>
              <table:table-cell office:value-type="float" office:value="30736232">
                <text:p>30736232</text:p>
              </table:table-cell>
              <table:table-cell office:value-type="float" office:value="29647656">
                <text:p>29647656</text:p>
              </table:table-cell>
              <table:table-cell office:value-type="float" office:value="35521832">
                <text:p>355218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865840">
                <text:p>53865840</text:p>
              </table:table-cell>
              <table:table-cell office:value-type="float" office:value="31554504">
                <text:p>31554504</text:p>
              </table:table-cell>
              <table:table-cell office:value-type="float" office:value="29252832">
                <text:p>29252832</text:p>
              </table:table-cell>
              <table:table-cell office:value-type="float" office:value="0">
                <text:p>0</text:p>
              </table:table-cell>
              <table:table-cell office:value-type="float" office:value="30737056">
                <text:p>30737056</text:p>
              </table:table-cell>
              <table:table-cell office:value-type="float" office:value="29664592">
                <text:p>29664592</text:p>
              </table:table-cell>
              <table:table-cell office:value-type="float" office:value="35521832">
                <text:p>355218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871144">
                <text:p>53871144</text:p>
              </table:table-cell>
              <table:table-cell office:value-type="float" office:value="31563384">
                <text:p>31563384</text:p>
              </table:table-cell>
              <table:table-cell office:value-type="float" office:value="29267080">
                <text:p>29267080</text:p>
              </table:table-cell>
              <table:table-cell office:value-type="float" office:value="0">
                <text:p>0</text:p>
              </table:table-cell>
              <table:table-cell office:value-type="float" office:value="30737056">
                <text:p>30737056</text:p>
              </table:table-cell>
              <table:table-cell office:value-type="float" office:value="29698384">
                <text:p>29698384</text:p>
              </table:table-cell>
              <table:table-cell office:value-type="float" office:value="35530320">
                <text:p>355303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3875040">
                <text:p>53875040</text:p>
              </table:table-cell>
              <table:table-cell office:value-type="float" office:value="31568608">
                <text:p>31568608</text:p>
              </table:table-cell>
              <table:table-cell office:value-type="float" office:value="29267080">
                <text:p>29267080</text:p>
              </table:table-cell>
              <table:table-cell office:value-type="float" office:value="0">
                <text:p>0</text:p>
              </table:table-cell>
              <table:table-cell office:value-type="float" office:value="30737056">
                <text:p>30737056</text:p>
              </table:table-cell>
              <table:table-cell office:value-type="float" office:value="29756984">
                <text:p>29756984</text:p>
              </table:table-cell>
              <table:table-cell office:value-type="float" office:value="35530320">
                <text:p>355303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875400">
                <text:p>53875400</text:p>
              </table:table-cell>
              <table:table-cell office:value-type="float" office:value="31568608">
                <text:p>31568608</text:p>
              </table:table-cell>
              <table:table-cell office:value-type="float" office:value="29267080">
                <text:p>29267080</text:p>
              </table:table-cell>
              <table:table-cell office:value-type="float" office:value="0">
                <text:p>0</text:p>
              </table:table-cell>
              <table:table-cell office:value-type="float" office:value="30737056">
                <text:p>30737056</text:p>
              </table:table-cell>
              <table:table-cell office:value-type="float" office:value="29872616">
                <text:p>29872616</text:p>
              </table:table-cell>
              <table:table-cell office:value-type="float" office:value="35530320">
                <text:p>355303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922408">
                <text:p>53922408</text:p>
              </table:table-cell>
              <table:table-cell office:value-type="float" office:value="31573832">
                <text:p>31573832</text:p>
              </table:table-cell>
              <table:table-cell office:value-type="float" office:value="29272608">
                <text:p>29272608</text:p>
              </table:table-cell>
              <table:table-cell office:value-type="float" office:value="0">
                <text:p>0</text:p>
              </table:table-cell>
              <table:table-cell office:value-type="float" office:value="30782816">
                <text:p>30782816</text:p>
              </table:table-cell>
              <table:table-cell office:value-type="float" office:value="29983008">
                <text:p>29983008</text:p>
              </table:table-cell>
              <table:table-cell office:value-type="float" office:value="35530320">
                <text:p>3553032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922752">
                <text:p>53922752</text:p>
              </table:table-cell>
              <table:table-cell office:value-type="float" office:value="31573832">
                <text:p>31573832</text:p>
              </table:table-cell>
              <table:table-cell office:value-type="float" office:value="29272608">
                <text:p>29272608</text:p>
              </table:table-cell>
              <table:table-cell office:value-type="float" office:value="0">
                <text:p>0</text:p>
              </table:table-cell>
              <table:table-cell office:value-type="float" office:value="30783640">
                <text:p>30783640</text:p>
              </table:table-cell>
              <table:table-cell office:value-type="float" office:value="29636504">
                <text:p>29636504</text:p>
              </table:table-cell>
              <table:table-cell office:value-type="float" office:value="35530320">
                <text:p>355303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928416">
                <text:p>53928416</text:p>
              </table:table-cell>
              <table:table-cell office:value-type="float" office:value="34033936">
                <text:p>34033936</text:p>
              </table:table-cell>
              <table:table-cell office:value-type="float" office:value="29272608">
                <text:p>29272608</text:p>
              </table:table-cell>
              <table:table-cell office:value-type="float" office:value="0">
                <text:p>0</text:p>
              </table:table-cell>
              <table:table-cell office:value-type="float" office:value="30788944">
                <text:p>30788944</text:p>
              </table:table-cell>
              <table:table-cell office:value-type="float" office:value="29862752">
                <text:p>29862752</text:p>
              </table:table-cell>
              <table:table-cell office:value-type="float" office:value="35535984">
                <text:p>355359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930088">
                <text:p>53930088</text:p>
              </table:table-cell>
              <table:table-cell office:value-type="float" office:value="35630720">
                <text:p>35630720</text:p>
              </table:table-cell>
              <table:table-cell office:value-type="float" office:value="29272608">
                <text:p>29272608</text:p>
              </table:table-cell>
              <table:table-cell office:value-type="float" office:value="0">
                <text:p>0</text:p>
              </table:table-cell>
              <table:table-cell office:value-type="float" office:value="30788944">
                <text:p>30788944</text:p>
              </table:table-cell>
              <table:table-cell office:value-type="float" office:value="30006576">
                <text:p>30006576</text:p>
              </table:table-cell>
              <table:table-cell office:value-type="float" office:value="35535984">
                <text:p>355359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935416">
                <text:p>53935416</text:p>
              </table:table-cell>
              <table:table-cell office:value-type="float" office:value="35641576">
                <text:p>35641576</text:p>
              </table:table-cell>
              <table:table-cell office:value-type="float" office:value="29272608">
                <text:p>29272608</text:p>
              </table:table-cell>
              <table:table-cell office:value-type="float" office:value="0">
                <text:p>0</text:p>
              </table:table-cell>
              <table:table-cell office:value-type="float" office:value="30788944">
                <text:p>30788944</text:p>
              </table:table-cell>
              <table:table-cell office:value-type="float" office:value="31081352">
                <text:p>31081352</text:p>
              </table:table-cell>
              <table:table-cell office:value-type="float" office:value="35541648">
                <text:p>355416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936520">
                <text:p>53936520</text:p>
              </table:table-cell>
              <table:table-cell office:value-type="float" office:value="35717024">
                <text:p>35717024</text:p>
              </table:table-cell>
              <table:table-cell office:value-type="float" office:value="29278136">
                <text:p>29278136</text:p>
              </table:table-cell>
              <table:table-cell office:value-type="float" office:value="0">
                <text:p>0</text:p>
              </table:table-cell>
              <table:table-cell office:value-type="float" office:value="30822616">
                <text:p>30822616</text:p>
              </table:table-cell>
              <table:table-cell office:value-type="float" office:value="31739544">
                <text:p>31739544</text:p>
              </table:table-cell>
              <table:table-cell office:value-type="float" office:value="35587304">
                <text:p>355873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936880">
                <text:p>53936880</text:p>
              </table:table-cell>
              <table:table-cell office:value-type="float" office:value="35985632">
                <text:p>35985632</text:p>
              </table:table-cell>
              <table:table-cell office:value-type="float" office:value="29278136">
                <text:p>29278136</text:p>
              </table:table-cell>
              <table:table-cell office:value-type="float" office:value="0">
                <text:p>0</text:p>
              </table:table-cell>
              <table:table-cell office:value-type="float" office:value="30822616">
                <text:p>30822616</text:p>
              </table:table-cell>
              <table:table-cell office:value-type="float" office:value="33515176">
                <text:p>33515176</text:p>
              </table:table-cell>
              <table:table-cell office:value-type="float" office:value="35587304">
                <text:p>355873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943888">
                <text:p>53943888</text:p>
              </table:table-cell>
              <table:table-cell office:value-type="float" office:value="37163272">
                <text:p>37163272</text:p>
              </table:table-cell>
              <table:table-cell office:value-type="float" office:value="29432560">
                <text:p>29432560</text:p>
              </table:table-cell>
              <table:table-cell office:value-type="float" office:value="0">
                <text:p>0</text:p>
              </table:table-cell>
              <table:table-cell office:value-type="float" office:value="30822616">
                <text:p>30822616</text:p>
              </table:table-cell>
              <table:table-cell office:value-type="float" office:value="35086688">
                <text:p>35086688</text:p>
              </table:table-cell>
              <table:table-cell office:value-type="float" office:value="35593232">
                <text:p>355932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3944248">
                <text:p>53944248</text:p>
              </table:table-cell>
              <table:table-cell office:value-type="float" office:value="37789264">
                <text:p>37789264</text:p>
              </table:table-cell>
              <table:table-cell office:value-type="float" office:value="29434176">
                <text:p>29434176</text:p>
              </table:table-cell>
              <table:table-cell office:value-type="float" office:value="0">
                <text:p>0</text:p>
              </table:table-cell>
              <table:table-cell office:value-type="float" office:value="30822616">
                <text:p>30822616</text:p>
              </table:table-cell>
              <table:table-cell office:value-type="float" office:value="35244952">
                <text:p>35244952</text:p>
              </table:table-cell>
              <table:table-cell office:value-type="float" office:value="35593232">
                <text:p>355932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945352">
                <text:p>53945352</text:p>
              </table:table-cell>
              <table:table-cell office:value-type="float" office:value="38756032">
                <text:p>38756032</text:p>
              </table:table-cell>
              <table:table-cell office:value-type="float" office:value="29448968">
                <text:p>29448968</text:p>
              </table:table-cell>
              <table:table-cell office:value-type="float" office:value="0">
                <text:p>0</text:p>
              </table:table-cell>
              <table:table-cell office:value-type="float" office:value="30828376">
                <text:p>30828376</text:p>
              </table:table-cell>
              <table:table-cell office:value-type="float" office:value="36852840">
                <text:p>36852840</text:p>
              </table:table-cell>
              <table:table-cell office:value-type="float" office:value="35599088">
                <text:p>355990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3945712">
                <text:p>53945712</text:p>
              </table:table-cell>
              <table:table-cell office:value-type="float" office:value="38786728">
                <text:p>38786728</text:p>
              </table:table-cell>
              <table:table-cell office:value-type="float" office:value="29448968">
                <text:p>29448968</text:p>
              </table:table-cell>
              <table:table-cell office:value-type="float" office:value="0">
                <text:p>0</text:p>
              </table:table-cell>
              <table:table-cell office:value-type="float" office:value="30828376">
                <text:p>30828376</text:p>
              </table:table-cell>
              <table:table-cell office:value-type="float" office:value="28850744">
                <text:p>28850744</text:p>
              </table:table-cell>
              <table:table-cell office:value-type="float" office:value="35599088">
                <text:p>355990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3995872">
                <text:p>53995872</text:p>
              </table:table-cell>
              <table:table-cell office:value-type="float" office:value="28977856">
                <text:p>28977856</text:p>
              </table:table-cell>
              <table:table-cell office:value-type="float" office:value="29455056">
                <text:p>29455056</text:p>
              </table:table-cell>
              <table:table-cell office:value-type="float" office:value="0">
                <text:p>0</text:p>
              </table:table-cell>
              <table:table-cell office:value-type="float" office:value="30833680">
                <text:p>30833680</text:p>
              </table:table-cell>
              <table:table-cell office:value-type="float" office:value="29246568">
                <text:p>29246568</text:p>
              </table:table-cell>
              <table:table-cell office:value-type="float" office:value="35599088">
                <text:p>355990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3997064">
                <text:p>53997064</text:p>
              </table:table-cell>
              <table:table-cell office:value-type="float" office:value="29269256">
                <text:p>29269256</text:p>
              </table:table-cell>
              <table:table-cell office:value-type="float" office:value="29455056">
                <text:p>29455056</text:p>
              </table:table-cell>
              <table:table-cell office:value-type="float" office:value="0">
                <text:p>0</text:p>
              </table:table-cell>
              <table:table-cell office:value-type="float" office:value="30833680">
                <text:p>30833680</text:p>
              </table:table-cell>
              <table:table-cell office:value-type="float" office:value="30326648">
                <text:p>30326648</text:p>
              </table:table-cell>
              <table:table-cell office:value-type="float" office:value="35599088">
                <text:p>355990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4003144">
                <text:p>54003144</text:p>
              </table:table-cell>
              <table:table-cell office:value-type="float" office:value="29686048">
                <text:p>29686048</text:p>
              </table:table-cell>
              <table:table-cell office:value-type="float" office:value="29099648">
                <text:p>29099648</text:p>
              </table:table-cell>
              <table:table-cell office:value-type="float" office:value="0">
                <text:p>0</text:p>
              </table:table-cell>
              <table:table-cell office:value-type="float" office:value="30870432">
                <text:p>30870432</text:p>
              </table:table-cell>
              <table:table-cell office:value-type="float" office:value="29402344">
                <text:p>29402344</text:p>
              </table:table-cell>
              <table:table-cell office:value-type="float" office:value="35642832">
                <text:p>356428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003504">
                <text:p>54003504</text:p>
              </table:table-cell>
              <table:table-cell office:value-type="float" office:value="29887216">
                <text:p>29887216</text:p>
              </table:table-cell>
              <table:table-cell office:value-type="float" office:value="29099648">
                <text:p>29099648</text:p>
              </table:table-cell>
              <table:table-cell office:value-type="float" office:value="0">
                <text:p>0</text:p>
              </table:table-cell>
              <table:table-cell office:value-type="float" office:value="30870432">
                <text:p>30870432</text:p>
              </table:table-cell>
              <table:table-cell office:value-type="float" office:value="31110160">
                <text:p>31110160</text:p>
              </table:table-cell>
              <table:table-cell office:value-type="float" office:value="35642832">
                <text:p>356428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006888">
                <text:p>54006888</text:p>
              </table:table-cell>
              <table:table-cell office:value-type="float" office:value="31324752">
                <text:p>31324752</text:p>
              </table:table-cell>
              <table:table-cell office:value-type="float" office:value="26398744">
                <text:p>26398744</text:p>
              </table:table-cell>
              <table:table-cell office:value-type="float" office:value="0">
                <text:p>0</text:p>
              </table:table-cell>
              <table:table-cell office:value-type="float" office:value="30870432">
                <text:p>30870432</text:p>
              </table:table-cell>
              <table:table-cell office:value-type="float" office:value="31242824">
                <text:p>31242824</text:p>
              </table:table-cell>
              <table:table-cell office:value-type="float" office:value="35648760">
                <text:p>356487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007800">
                <text:p>54007800</text:p>
              </table:table-cell>
              <table:table-cell office:value-type="float" office:value="31819896">
                <text:p>31819896</text:p>
              </table:table-cell>
              <table:table-cell office:value-type="float" office:value="26641984">
                <text:p>26641984</text:p>
              </table:table-cell>
              <table:table-cell office:value-type="float" office:value="0">
                <text:p>0</text:p>
              </table:table-cell>
              <table:table-cell office:value-type="float" office:value="30870432">
                <text:p>30870432</text:p>
              </table:table-cell>
              <table:table-cell office:value-type="float" office:value="30477368">
                <text:p>30477368</text:p>
              </table:table-cell>
              <table:table-cell office:value-type="float" office:value="35648760">
                <text:p>3564876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013904">
                <text:p>54013904</text:p>
              </table:table-cell>
              <table:table-cell office:value-type="float" office:value="32313800">
                <text:p>32313800</text:p>
              </table:table-cell>
              <table:table-cell office:value-type="float" office:value="26647832">
                <text:p>26647832</text:p>
              </table:table-cell>
              <table:table-cell office:value-type="float" office:value="0">
                <text:p>0</text:p>
              </table:table-cell>
              <table:table-cell office:value-type="float" office:value="30875952">
                <text:p>30875952</text:p>
              </table:table-cell>
              <table:table-cell office:value-type="float" office:value="30498752">
                <text:p>30498752</text:p>
              </table:table-cell>
              <table:table-cell office:value-type="float" office:value="35654424">
                <text:p>35654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015024">
                <text:p>54015024</text:p>
              </table:table-cell>
              <table:table-cell office:value-type="float" office:value="32435040">
                <text:p>32435040</text:p>
              </table:table-cell>
              <table:table-cell office:value-type="float" office:value="26647832">
                <text:p>26647832</text:p>
              </table:table-cell>
              <table:table-cell office:value-type="float" office:value="0">
                <text:p>0</text:p>
              </table:table-cell>
              <table:table-cell office:value-type="float" office:value="30875952">
                <text:p>30875952</text:p>
              </table:table-cell>
              <table:table-cell office:value-type="float" office:value="30504248">
                <text:p>30504248</text:p>
              </table:table-cell>
              <table:table-cell office:value-type="float" office:value="35654424">
                <text:p>356544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4016504">
                <text:p>54016504</text:p>
              </table:table-cell>
              <table:table-cell office:value-type="float" office:value="33347536">
                <text:p>33347536</text:p>
              </table:table-cell>
              <table:table-cell office:value-type="float" office:value="26647832">
                <text:p>26647832</text:p>
              </table:table-cell>
              <table:table-cell office:value-type="float" office:value="0">
                <text:p>0</text:p>
              </table:table-cell>
              <table:table-cell office:value-type="float" office:value="30881208">
                <text:p>30881208</text:p>
              </table:table-cell>
              <table:table-cell office:value-type="float" office:value="30508880">
                <text:p>30508880</text:p>
              </table:table-cell>
              <table:table-cell office:value-type="float" office:value="35712192">
                <text:p>357121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017616">
                <text:p>54017616</text:p>
              </table:table-cell>
              <table:table-cell office:value-type="float" office:value="30859384">
                <text:p>30859384</text:p>
              </table:table-cell>
              <table:table-cell office:value-type="float" office:value="26504944">
                <text:p>26504944</text:p>
              </table:table-cell>
              <table:table-cell office:value-type="float" office:value="0">
                <text:p>0</text:p>
              </table:table-cell>
              <table:table-cell office:value-type="float" office:value="30881208">
                <text:p>30881208</text:p>
              </table:table-cell>
              <table:table-cell office:value-type="float" office:value="30512624">
                <text:p>30512624</text:p>
              </table:table-cell>
              <table:table-cell office:value-type="float" office:value="35713056">
                <text:p>357130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062304">
                <text:p>54062304</text:p>
              </table:table-cell>
              <table:table-cell office:value-type="float" office:value="30877448">
                <text:p>30877448</text:p>
              </table:table-cell>
              <table:table-cell office:value-type="float" office:value="31007704">
                <text:p>31007704</text:p>
              </table:table-cell>
              <table:table-cell office:value-type="float" office:value="0">
                <text:p>0</text:p>
              </table:table-cell>
              <table:table-cell office:value-type="float" office:value="30890632">
                <text:p>30890632</text:p>
              </table:table-cell>
              <table:table-cell office:value-type="float" office:value="30528368">
                <text:p>30528368</text:p>
              </table:table-cell>
              <table:table-cell office:value-type="float" office:value="35728800">
                <text:p>357288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4063424">
                <text:p>54063424</text:p>
              </table:table-cell>
              <table:table-cell office:value-type="float" office:value="30895256">
                <text:p>30895256</text:p>
              </table:table-cell>
              <table:table-cell office:value-type="float" office:value="26440880">
                <text:p>26440880</text:p>
              </table:table-cell>
              <table:table-cell office:value-type="float" office:value="0">
                <text:p>0</text:p>
              </table:table-cell>
              <table:table-cell office:value-type="float" office:value="30890632">
                <text:p>30890632</text:p>
              </table:table-cell>
              <table:table-cell office:value-type="float" office:value="30652128">
                <text:p>30652128</text:p>
              </table:table-cell>
              <table:table-cell office:value-type="float" office:value="35728800">
                <text:p>357288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069008">
                <text:p>54069008</text:p>
              </table:table-cell>
              <table:table-cell office:value-type="float" office:value="31049168">
                <text:p>31049168</text:p>
              </table:table-cell>
              <table:table-cell office:value-type="float" office:value="26634536">
                <text:p>26634536</text:p>
              </table:table-cell>
              <table:table-cell office:value-type="float" office:value="0">
                <text:p>0</text:p>
              </table:table-cell>
              <table:table-cell office:value-type="float" office:value="30896272">
                <text:p>30896272</text:p>
              </table:table-cell>
              <table:table-cell office:value-type="float" office:value="30652944">
                <text:p>30652944</text:p>
              </table:table-cell>
              <table:table-cell office:value-type="float" office:value="35728800">
                <text:p>357288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4070728">
                <text:p>54070728</text:p>
              </table:table-cell>
              <table:table-cell office:value-type="float" office:value="31050392">
                <text:p>31050392</text:p>
              </table:table-cell>
              <table:table-cell office:value-type="float" office:value="26720032">
                <text:p>26720032</text:p>
              </table:table-cell>
              <table:table-cell office:value-type="float" office:value="0">
                <text:p>0</text:p>
              </table:table-cell>
              <table:table-cell office:value-type="float" office:value="30896272">
                <text:p>30896272</text:p>
              </table:table-cell>
              <table:table-cell office:value-type="float" office:value="30701776">
                <text:p>30701776</text:p>
              </table:table-cell>
              <table:table-cell office:value-type="float" office:value="35728800">
                <text:p>357288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600344">
                <text:p>43600344</text:p>
              </table:table-cell>
              <table:table-cell office:value-type="float" office:value="31067408">
                <text:p>31067408</text:p>
              </table:table-cell>
              <table:table-cell office:value-type="float" office:value="26736024">
                <text:p>26736024</text:p>
              </table:table-cell>
              <table:table-cell office:value-type="float" office:value="0">
                <text:p>0</text:p>
              </table:table-cell>
              <table:table-cell office:value-type="float" office:value="30901816">
                <text:p>30901816</text:p>
              </table:table-cell>
              <table:table-cell office:value-type="float" office:value="30724616">
                <text:p>30724616</text:p>
              </table:table-cell>
              <table:table-cell office:value-type="float" office:value="35734416">
                <text:p>357344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601464">
                <text:p>43601464</text:p>
              </table:table-cell>
              <table:table-cell office:value-type="float" office:value="31132200">
                <text:p>31132200</text:p>
              </table:table-cell>
              <table:table-cell office:value-type="float" office:value="26749888">
                <text:p>26749888</text:p>
              </table:table-cell>
              <table:table-cell office:value-type="float" office:value="0">
                <text:p>0</text:p>
              </table:table-cell>
              <table:table-cell office:value-type="float" office:value="30901816">
                <text:p>30901816</text:p>
              </table:table-cell>
              <table:table-cell office:value-type="float" office:value="30762920">
                <text:p>30762920</text:p>
              </table:table-cell>
              <table:table-cell office:value-type="float" office:value="35734416">
                <text:p>357344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3602168">
                <text:p>43602168</text:p>
              </table:table-cell>
              <table:table-cell office:value-type="float" office:value="31174368">
                <text:p>31174368</text:p>
              </table:table-cell>
              <table:table-cell office:value-type="float" office:value="26916472">
                <text:p>26916472</text:p>
              </table:table-cell>
              <table:table-cell office:value-type="float" office:value="0">
                <text:p>0</text:p>
              </table:table-cell>
              <table:table-cell office:value-type="float" office:value="30901816">
                <text:p>30901816</text:p>
              </table:table-cell>
              <table:table-cell office:value-type="float" office:value="30776304">
                <text:p>30776304</text:p>
              </table:table-cell>
              <table:table-cell office:value-type="float" office:value="35740032">
                <text:p>357400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603880">
                <text:p>43603880</text:p>
              </table:table-cell>
              <table:table-cell office:value-type="float" office:value="31174368">
                <text:p>31174368</text:p>
              </table:table-cell>
              <table:table-cell office:value-type="float" office:value="27357144">
                <text:p>27357144</text:p>
              </table:table-cell>
              <table:table-cell office:value-type="float" office:value="0">
                <text:p>0</text:p>
              </table:table-cell>
              <table:table-cell office:value-type="float" office:value="30907880">
                <text:p>30907880</text:p>
              </table:table-cell>
              <table:table-cell office:value-type="float" office:value="30776304">
                <text:p>30776304</text:p>
              </table:table-cell>
              <table:table-cell office:value-type="float" office:value="35740032">
                <text:p>357400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608936">
                <text:p>43608936</text:p>
              </table:table-cell>
              <table:table-cell office:value-type="float" office:value="31179344">
                <text:p>31179344</text:p>
              </table:table-cell>
              <table:table-cell office:value-type="float" office:value="26845328">
                <text:p>26845328</text:p>
              </table:table-cell>
              <table:table-cell office:value-type="float" office:value="0">
                <text:p>0</text:p>
              </table:table-cell>
              <table:table-cell office:value-type="float" office:value="30907880">
                <text:p>30907880</text:p>
              </table:table-cell>
              <table:table-cell office:value-type="float" office:value="30780384">
                <text:p>30780384</text:p>
              </table:table-cell>
              <table:table-cell office:value-type="float" office:value="35745648">
                <text:p>357456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610336">
                <text:p>43610336</text:p>
              </table:table-cell>
              <table:table-cell office:value-type="float" office:value="31184264">
                <text:p>31184264</text:p>
              </table:table-cell>
              <table:table-cell office:value-type="float" office:value="26909416">
                <text:p>26909416</text:p>
              </table:table-cell>
              <table:table-cell office:value-type="float" office:value="0">
                <text:p>0</text:p>
              </table:table-cell>
              <table:table-cell office:value-type="float" office:value="30941072">
                <text:p>30941072</text:p>
              </table:table-cell>
              <table:table-cell office:value-type="float" office:value="30792272">
                <text:p>30792272</text:p>
              </table:table-cell>
              <table:table-cell office:value-type="float" office:value="35783808">
                <text:p>357838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655088">
                <text:p>43655088</text:p>
              </table:table-cell>
              <table:table-cell office:value-type="float" office:value="31189048">
                <text:p>31189048</text:p>
              </table:table-cell>
              <table:table-cell office:value-type="float" office:value="26932688">
                <text:p>26932688</text:p>
              </table:table-cell>
              <table:table-cell office:value-type="float" office:value="0">
                <text:p>0</text:p>
              </table:table-cell>
              <table:table-cell office:value-type="float" office:value="30941072">
                <text:p>30941072</text:p>
              </table:table-cell>
              <table:table-cell office:value-type="float" office:value="30792272">
                <text:p>30792272</text:p>
              </table:table-cell>
              <table:table-cell office:value-type="float" office:value="35789688">
                <text:p>357896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656744">
                <text:p>43656744</text:p>
              </table:table-cell>
              <table:table-cell office:value-type="float" office:value="31195384">
                <text:p>31195384</text:p>
              </table:table-cell>
              <table:table-cell office:value-type="float" office:value="27037640">
                <text:p>27037640</text:p>
              </table:table-cell>
              <table:table-cell office:value-type="float" office:value="0">
                <text:p>0</text:p>
              </table:table-cell>
              <table:table-cell office:value-type="float" office:value="30941072">
                <text:p>30941072</text:p>
              </table:table-cell>
              <table:table-cell office:value-type="float" office:value="30804160">
                <text:p>30804160</text:p>
              </table:table-cell>
              <table:table-cell office:value-type="float" office:value="35789688">
                <text:p>357896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662240">
                <text:p>43662240</text:p>
              </table:table-cell>
              <table:table-cell office:value-type="float" office:value="31195384">
                <text:p>31195384</text:p>
              </table:table-cell>
              <table:table-cell office:value-type="float" office:value="27153256">
                <text:p>27153256</text:p>
              </table:table-cell>
              <table:table-cell office:value-type="float" office:value="0">
                <text:p>0</text:p>
              </table:table-cell>
              <table:table-cell office:value-type="float" office:value="30941072">
                <text:p>30941072</text:p>
              </table:table-cell>
              <table:table-cell office:value-type="float" office:value="30804160">
                <text:p>30804160</text:p>
              </table:table-cell>
              <table:table-cell office:value-type="float" office:value="35789688">
                <text:p>357896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663360">
                <text:p>43663360</text:p>
              </table:table-cell>
              <table:table-cell office:value-type="float" office:value="31195384">
                <text:p>31195384</text:p>
              </table:table-cell>
              <table:table-cell office:value-type="float" office:value="27049384">
                <text:p>27049384</text:p>
              </table:table-cell>
              <table:table-cell office:value-type="float" office:value="0">
                <text:p>0</text:p>
              </table:table-cell>
              <table:table-cell office:value-type="float" office:value="31032576">
                <text:p>31032576</text:p>
              </table:table-cell>
              <table:table-cell office:value-type="float" office:value="30816512">
                <text:p>30816512</text:p>
              </table:table-cell>
              <table:table-cell office:value-type="float" office:value="35789688">
                <text:p>357896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664360">
                <text:p>43664360</text:p>
              </table:table-cell>
              <table:table-cell office:value-type="float" office:value="31200432">
                <text:p>31200432</text:p>
              </table:table-cell>
              <table:table-cell office:value-type="float" office:value="27124344">
                <text:p>27124344</text:p>
              </table:table-cell>
              <table:table-cell office:value-type="float" office:value="0">
                <text:p>0</text:p>
              </table:table-cell>
              <table:table-cell office:value-type="float" office:value="31032576">
                <text:p>31032576</text:p>
              </table:table-cell>
              <table:table-cell office:value-type="float" office:value="30816512">
                <text:p>30816512</text:p>
              </table:table-cell>
              <table:table-cell office:value-type="float" office:value="36624728">
                <text:p>366247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666016">
                <text:p>43666016</text:p>
              </table:table-cell>
              <table:table-cell office:value-type="float" office:value="31200432">
                <text:p>31200432</text:p>
              </table:table-cell>
              <table:table-cell office:value-type="float" office:value="27296280">
                <text:p>27296280</text:p>
              </table:table-cell>
              <table:table-cell office:value-type="float" office:value="0">
                <text:p>0</text:p>
              </table:table-cell>
              <table:table-cell office:value-type="float" office:value="31032576">
                <text:p>31032576</text:p>
              </table:table-cell>
              <table:table-cell office:value-type="float" office:value="30816512">
                <text:p>30816512</text:p>
              </table:table-cell>
              <table:table-cell office:value-type="float" office:value="36425912">
                <text:p>364259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666376">
                <text:p>43666376</text:p>
              </table:table-cell>
              <table:table-cell office:value-type="float" office:value="31205216">
                <text:p>31205216</text:p>
              </table:table-cell>
              <table:table-cell office:value-type="float" office:value="27455232">
                <text:p>27455232</text:p>
              </table:table-cell>
              <table:table-cell office:value-type="float" office:value="0">
                <text:p>0</text:p>
              </table:table-cell>
              <table:table-cell office:value-type="float" office:value="31032576">
                <text:p>31032576</text:p>
              </table:table-cell>
              <table:table-cell office:value-type="float" office:value="30844088">
                <text:p>30844088</text:p>
              </table:table-cell>
              <table:table-cell office:value-type="float" office:value="36736128">
                <text:p>367361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672176">
                <text:p>43672176</text:p>
              </table:table-cell>
              <table:table-cell office:value-type="float" office:value="31205216">
                <text:p>31205216</text:p>
              </table:table-cell>
              <table:table-cell office:value-type="float" office:value="27488520">
                <text:p>27488520</text:p>
              </table:table-cell>
              <table:table-cell office:value-type="float" office:value="0">
                <text:p>0</text:p>
              </table:table-cell>
              <table:table-cell office:value-type="float" office:value="31065952">
                <text:p>31065952</text:p>
              </table:table-cell>
              <table:table-cell office:value-type="float" office:value="30858824">
                <text:p>30858824</text:p>
              </table:table-cell>
              <table:table-cell office:value-type="float" office:value="37108488">
                <text:p>371084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672520">
                <text:p>43672520</text:p>
              </table:table-cell>
              <table:table-cell office:value-type="float" office:value="31205216">
                <text:p>31205216</text:p>
              </table:table-cell>
              <table:table-cell office:value-type="float" office:value="27534520">
                <text:p>27534520</text:p>
              </table:table-cell>
              <table:table-cell office:value-type="float" office:value="0">
                <text:p>0</text:p>
              </table:table-cell>
              <table:table-cell office:value-type="float" office:value="31065952">
                <text:p>31065952</text:p>
              </table:table-cell>
              <table:table-cell office:value-type="float" office:value="30858824">
                <text:p>30858824</text:p>
              </table:table-cell>
              <table:table-cell office:value-type="float" office:value="36291240">
                <text:p>362912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677920">
                <text:p>43677920</text:p>
              </table:table-cell>
              <table:table-cell office:value-type="float" office:value="31368344">
                <text:p>31368344</text:p>
              </table:table-cell>
              <table:table-cell office:value-type="float" office:value="27662360">
                <text:p>27662360</text:p>
              </table:table-cell>
              <table:table-cell office:value-type="float" office:value="0">
                <text:p>0</text:p>
              </table:table-cell>
              <table:table-cell office:value-type="float" office:value="31065952">
                <text:p>31065952</text:p>
              </table:table-cell>
              <table:table-cell office:value-type="float" office:value="30863544">
                <text:p>30863544</text:p>
              </table:table-cell>
              <table:table-cell office:value-type="float" office:value="36420984">
                <text:p>364209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679576">
                <text:p>43679576</text:p>
              </table:table-cell>
              <table:table-cell office:value-type="float" office:value="31613256">
                <text:p>31613256</text:p>
              </table:table-cell>
              <table:table-cell office:value-type="float" office:value="27061592">
                <text:p>27061592</text:p>
              </table:table-cell>
              <table:table-cell office:value-type="float" office:value="0">
                <text:p>0</text:p>
              </table:table-cell>
              <table:table-cell office:value-type="float" office:value="31065952">
                <text:p>31065952</text:p>
              </table:table-cell>
              <table:table-cell office:value-type="float" office:value="30863544">
                <text:p>30863544</text:p>
              </table:table-cell>
              <table:table-cell office:value-type="float" office:value="36596160">
                <text:p>3659616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773904">
                <text:p>43773904</text:p>
              </table:table-cell>
              <table:table-cell office:value-type="float" office:value="32637728">
                <text:p>32637728</text:p>
              </table:table-cell>
              <table:table-cell office:value-type="float" office:value="27190072">
                <text:p>27190072</text:p>
              </table:table-cell>
              <table:table-cell office:value-type="float" office:value="0">
                <text:p>0</text:p>
              </table:table-cell>
              <table:table-cell office:value-type="float" office:value="31071272">
                <text:p>31071272</text:p>
              </table:table-cell>
              <table:table-cell office:value-type="float" office:value="30868264">
                <text:p>30868264</text:p>
              </table:table-cell>
              <table:table-cell office:value-type="float" office:value="36755280">
                <text:p>367552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775008">
                <text:p>43775008</text:p>
              </table:table-cell>
              <table:table-cell office:value-type="float" office:value="33903544">
                <text:p>33903544</text:p>
              </table:table-cell>
              <table:table-cell office:value-type="float" office:value="27287192">
                <text:p>27287192</text:p>
              </table:table-cell>
              <table:table-cell office:value-type="float" office:value="0">
                <text:p>0</text:p>
              </table:table-cell>
              <table:table-cell office:value-type="float" office:value="31071272">
                <text:p>31071272</text:p>
              </table:table-cell>
              <table:table-cell office:value-type="float" office:value="30868264">
                <text:p>30868264</text:p>
              </table:table-cell>
              <table:table-cell office:value-type="float" office:value="36757248">
                <text:p>36757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775504">
                <text:p>43775504</text:p>
              </table:table-cell>
              <table:table-cell office:value-type="float" office:value="32026792">
                <text:p>32026792</text:p>
              </table:table-cell>
              <table:table-cell office:value-type="float" office:value="27304336">
                <text:p>27304336</text:p>
              </table:table-cell>
              <table:table-cell office:value-type="float" office:value="0">
                <text:p>0</text:p>
              </table:table-cell>
              <table:table-cell office:value-type="float" office:value="31071272">
                <text:p>31071272</text:p>
              </table:table-cell>
              <table:table-cell office:value-type="float" office:value="30868264">
                <text:p>30868264</text:p>
              </table:table-cell>
              <table:table-cell office:value-type="float" office:value="36769360">
                <text:p>367693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831792">
                <text:p>43831792</text:p>
              </table:table-cell>
              <table:table-cell office:value-type="float" office:value="32060152">
                <text:p>32060152</text:p>
              </table:table-cell>
              <table:table-cell office:value-type="float" office:value="27320240">
                <text:p>27320240</text:p>
              </table:table-cell>
              <table:table-cell office:value-type="float" office:value="0">
                <text:p>0</text:p>
              </table:table-cell>
              <table:table-cell office:value-type="float" office:value="31082272">
                <text:p>31082272</text:p>
              </table:table-cell>
              <table:table-cell office:value-type="float" office:value="30872984">
                <text:p>30872984</text:p>
              </table:table-cell>
              <table:table-cell office:value-type="float" office:value="36798816">
                <text:p>367988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834552">
                <text:p>43834552</text:p>
              </table:table-cell>
              <table:table-cell office:value-type="float" office:value="32061752">
                <text:p>32061752</text:p>
              </table:table-cell>
              <table:table-cell office:value-type="float" office:value="27337352">
                <text:p>27337352</text:p>
              </table:table-cell>
              <table:table-cell office:value-type="float" office:value="0">
                <text:p>0</text:p>
              </table:table-cell>
              <table:table-cell office:value-type="float" office:value="31082272">
                <text:p>31082272</text:p>
              </table:table-cell>
              <table:table-cell office:value-type="float" office:value="30886720">
                <text:p>30886720</text:p>
              </table:table-cell>
              <table:table-cell office:value-type="float" office:value="36813592">
                <text:p>368135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840608">
                <text:p>43840608</text:p>
              </table:table-cell>
              <table:table-cell office:value-type="float" office:value="32069128">
                <text:p>32069128</text:p>
              </table:table-cell>
              <table:table-cell office:value-type="float" office:value="27346208">
                <text:p>27346208</text:p>
              </table:table-cell>
              <table:table-cell office:value-type="float" office:value="0">
                <text:p>0</text:p>
              </table:table-cell>
              <table:table-cell office:value-type="float" office:value="31115768">
                <text:p>31115768</text:p>
              </table:table-cell>
              <table:table-cell office:value-type="float" office:value="30892312">
                <text:p>30892312</text:p>
              </table:table-cell>
              <table:table-cell office:value-type="float" office:value="38662088">
                <text:p>386620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841712">
                <text:p>43841712</text:p>
              </table:table-cell>
              <table:table-cell office:value-type="float" office:value="32083208">
                <text:p>32083208</text:p>
              </table:table-cell>
              <table:table-cell office:value-type="float" office:value="27363216">
                <text:p>27363216</text:p>
              </table:table-cell>
              <table:table-cell office:value-type="float" office:value="0">
                <text:p>0</text:p>
              </table:table-cell>
              <table:table-cell office:value-type="float" office:value="31115768">
                <text:p>31115768</text:p>
              </table:table-cell>
              <table:table-cell office:value-type="float" office:value="30892312">
                <text:p>30892312</text:p>
              </table:table-cell>
              <table:table-cell office:value-type="float" office:value="37910912">
                <text:p>379109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849328">
                <text:p>43849328</text:p>
              </table:table-cell>
              <table:table-cell office:value-type="float" office:value="32097704">
                <text:p>32097704</text:p>
              </table:table-cell>
              <table:table-cell office:value-type="float" office:value="27379944">
                <text:p>27379944</text:p>
              </table:table-cell>
              <table:table-cell office:value-type="float" office:value="0">
                <text:p>0</text:p>
              </table:table-cell>
              <table:table-cell office:value-type="float" office:value="31115768">
                <text:p>31115768</text:p>
              </table:table-cell>
              <table:table-cell office:value-type="float" office:value="30892312">
                <text:p>30892312</text:p>
              </table:table-cell>
              <table:table-cell office:value-type="float" office:value="37971912">
                <text:p>379719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902704">
                <text:p>43902704</text:p>
              </table:table-cell>
              <table:table-cell office:value-type="float" office:value="32118800">
                <text:p>32118800</text:p>
              </table:table-cell>
              <table:table-cell office:value-type="float" office:value="27397264">
                <text:p>27397264</text:p>
              </table:table-cell>
              <table:table-cell office:value-type="float" office:value="0">
                <text:p>0</text:p>
              </table:table-cell>
              <table:table-cell office:value-type="float" office:value="31311248">
                <text:p>31311248</text:p>
              </table:table-cell>
              <table:table-cell office:value-type="float" office:value="30892312">
                <text:p>30892312</text:p>
              </table:table-cell>
              <table:table-cell office:value-type="float" office:value="37984328">
                <text:p>379843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903800">
                <text:p>43903800</text:p>
              </table:table-cell>
              <table:table-cell office:value-type="float" office:value="32124400">
                <text:p>32124400</text:p>
              </table:table-cell>
              <table:table-cell office:value-type="float" office:value="27405824">
                <text:p>27405824</text:p>
              </table:table-cell>
              <table:table-cell office:value-type="float" office:value="0">
                <text:p>0</text:p>
              </table:table-cell>
              <table:table-cell office:value-type="float" office:value="31561216">
                <text:p>31561216</text:p>
              </table:table-cell>
              <table:table-cell office:value-type="float" office:value="30921968">
                <text:p>30921968</text:p>
              </table:table-cell>
              <table:table-cell office:value-type="float" office:value="38038240">
                <text:p>380382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904896">
                <text:p>43904896</text:p>
              </table:table-cell>
              <table:table-cell office:value-type="float" office:value="32124400">
                <text:p>32124400</text:p>
              </table:table-cell>
              <table:table-cell office:value-type="float" office:value="27428240">
                <text:p>27428240</text:p>
              </table:table-cell>
              <table:table-cell office:value-type="float" office:value="0">
                <text:p>0</text:p>
              </table:table-cell>
              <table:table-cell office:value-type="float" office:value="31615272">
                <text:p>31615272</text:p>
              </table:table-cell>
              <table:table-cell office:value-type="float" office:value="30921968">
                <text:p>30921968</text:p>
              </table:table-cell>
              <table:table-cell office:value-type="float" office:value="38038992">
                <text:p>380389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906752">
                <text:p>43906752</text:p>
              </table:table-cell>
              <table:table-cell office:value-type="float" office:value="32131136">
                <text:p>32131136</text:p>
              </table:table-cell>
              <table:table-cell office:value-type="float" office:value="27437384">
                <text:p>27437384</text:p>
              </table:table-cell>
              <table:table-cell office:value-type="float" office:value="0">
                <text:p>0</text:p>
              </table:table-cell>
              <table:table-cell office:value-type="float" office:value="31730776">
                <text:p>31730776</text:p>
              </table:table-cell>
              <table:table-cell office:value-type="float" office:value="30921968">
                <text:p>30921968</text:p>
              </table:table-cell>
              <table:table-cell office:value-type="float" office:value="38116624">
                <text:p>381166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918024">
                <text:p>43918024</text:p>
              </table:table-cell>
              <table:table-cell office:value-type="float" office:value="32132360">
                <text:p>32132360</text:p>
              </table:table-cell>
              <table:table-cell office:value-type="float" office:value="27508160">
                <text:p>27508160</text:p>
              </table:table-cell>
              <table:table-cell office:value-type="float" office:value="0">
                <text:p>0</text:p>
              </table:table-cell>
              <table:table-cell office:value-type="float" office:value="31806512">
                <text:p>31806512</text:p>
              </table:table-cell>
              <table:table-cell office:value-type="float" office:value="31097976">
                <text:p>31097976</text:p>
              </table:table-cell>
              <table:table-cell office:value-type="float" office:value="38140792">
                <text:p>381407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974344">
                <text:p>43974344</text:p>
              </table:table-cell>
              <table:table-cell office:value-type="float" office:value="32196088">
                <text:p>32196088</text:p>
              </table:table-cell>
              <table:table-cell office:value-type="float" office:value="27525976">
                <text:p>27525976</text:p>
              </table:table-cell>
              <table:table-cell office:value-type="float" office:value="0">
                <text:p>0</text:p>
              </table:table-cell>
              <table:table-cell office:value-type="float" office:value="31492880">
                <text:p>31492880</text:p>
              </table:table-cell>
              <table:table-cell office:value-type="float" office:value="31732424">
                <text:p>31732424</text:p>
              </table:table-cell>
              <table:table-cell office:value-type="float" office:value="38174152">
                <text:p>381741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068528">
                <text:p>44068528</text:p>
              </table:table-cell>
              <table:table-cell office:value-type="float" office:value="32243528">
                <text:p>32243528</text:p>
              </table:table-cell>
              <table:table-cell office:value-type="float" office:value="27540808">
                <text:p>27540808</text:p>
              </table:table-cell>
              <table:table-cell office:value-type="float" office:value="0">
                <text:p>0</text:p>
              </table:table-cell>
              <table:table-cell office:value-type="float" office:value="31521096">
                <text:p>31521096</text:p>
              </table:table-cell>
              <table:table-cell office:value-type="float" office:value="33159872">
                <text:p>33159872</text:p>
              </table:table-cell>
              <table:table-cell office:value-type="float" office:value="38175688">
                <text:p>381756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073312">
                <text:p>44073312</text:p>
              </table:table-cell>
              <table:table-cell office:value-type="float" office:value="32244344">
                <text:p>32244344</text:p>
              </table:table-cell>
              <table:table-cell office:value-type="float" office:value="27557960">
                <text:p>27557960</text:p>
              </table:table-cell>
              <table:table-cell office:value-type="float" office:value="0">
                <text:p>0</text:p>
              </table:table-cell>
              <table:table-cell office:value-type="float" office:value="31918912">
                <text:p>31918912</text:p>
              </table:table-cell>
              <table:table-cell office:value-type="float" office:value="31246016">
                <text:p>31246016</text:p>
              </table:table-cell>
              <table:table-cell office:value-type="float" office:value="38755672">
                <text:p>387556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074408">
                <text:p>44074408</text:p>
              </table:table-cell>
              <table:table-cell office:value-type="float" office:value="32250024">
                <text:p>32250024</text:p>
              </table:table-cell>
              <table:table-cell office:value-type="float" office:value="27576752">
                <text:p>27576752</text:p>
              </table:table-cell>
              <table:table-cell office:value-type="float" office:value="0">
                <text:p>0</text:p>
              </table:table-cell>
              <table:table-cell office:value-type="float" office:value="31920792">
                <text:p>31920792</text:p>
              </table:table-cell>
              <table:table-cell office:value-type="float" office:value="31246016">
                <text:p>31246016</text:p>
              </table:table-cell>
              <table:table-cell office:value-type="float" office:value="39378992">
                <text:p>393789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82832">
                <text:p>44082832</text:p>
              </table:table-cell>
              <table:table-cell office:value-type="float" office:value="32282912">
                <text:p>32282912</text:p>
              </table:table-cell>
              <table:table-cell office:value-type="float" office:value="27645704">
                <text:p>27645704</text:p>
              </table:table-cell>
              <table:table-cell office:value-type="float" office:value="0">
                <text:p>0</text:p>
              </table:table-cell>
              <table:table-cell office:value-type="float" office:value="31921608">
                <text:p>31921608</text:p>
              </table:table-cell>
              <table:table-cell office:value-type="float" office:value="28507744">
                <text:p>28507744</text:p>
              </table:table-cell>
              <table:table-cell office:value-type="float" office:value="39388848">
                <text:p>393888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144648">
                <text:p>44144648</text:p>
              </table:table-cell>
              <table:table-cell office:value-type="float" office:value="32309208">
                <text:p>32309208</text:p>
              </table:table-cell>
              <table:table-cell office:value-type="float" office:value="27645704">
                <text:p>27645704</text:p>
              </table:table-cell>
              <table:table-cell office:value-type="float" office:value="0">
                <text:p>0</text:p>
              </table:table-cell>
              <table:table-cell office:value-type="float" office:value="31934976">
                <text:p>31934976</text:p>
              </table:table-cell>
              <table:table-cell office:value-type="float" office:value="28552176">
                <text:p>28552176</text:p>
              </table:table-cell>
              <table:table-cell office:value-type="float" office:value="29145280">
                <text:p>291452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43248">
                <text:p>44243248</text:p>
              </table:table-cell>
              <table:table-cell office:value-type="float" office:value="32310024">
                <text:p>32310024</text:p>
              </table:table-cell>
              <table:table-cell office:value-type="float" office:value="27645704">
                <text:p>27645704</text:p>
              </table:table-cell>
              <table:table-cell office:value-type="float" office:value="0">
                <text:p>0</text:p>
              </table:table-cell>
              <table:table-cell office:value-type="float" office:value="31960048">
                <text:p>31960048</text:p>
              </table:table-cell>
              <table:table-cell office:value-type="float" office:value="28552176">
                <text:p>28552176</text:p>
              </table:table-cell>
              <table:table-cell office:value-type="float" office:value="29149168">
                <text:p>291491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245104">
                <text:p>44245104</text:p>
              </table:table-cell>
              <table:table-cell office:value-type="float" office:value="32316792">
                <text:p>32316792</text:p>
              </table:table-cell>
              <table:table-cell office:value-type="float" office:value="27645704">
                <text:p>27645704</text:p>
              </table:table-cell>
              <table:table-cell office:value-type="float" office:value="0">
                <text:p>0</text:p>
              </table:table-cell>
              <table:table-cell office:value-type="float" office:value="31973896">
                <text:p>31973896</text:p>
              </table:table-cell>
              <table:table-cell office:value-type="float" office:value="28556808">
                <text:p>28556808</text:p>
              </table:table-cell>
              <table:table-cell office:value-type="float" office:value="29196744">
                <text:p>291967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51456">
                <text:p>44251456</text:p>
              </table:table-cell>
              <table:table-cell office:value-type="float" office:value="32317608">
                <text:p>32317608</text:p>
              </table:table-cell>
              <table:table-cell office:value-type="float" office:value="27645704">
                <text:p>27645704</text:p>
              </table:table-cell>
              <table:table-cell office:value-type="float" office:value="0">
                <text:p>0</text:p>
              </table:table-cell>
              <table:table-cell office:value-type="float" office:value="31974712">
                <text:p>31974712</text:p>
              </table:table-cell>
              <table:table-cell office:value-type="float" office:value="28574416">
                <text:p>28574416</text:p>
              </table:table-cell>
              <table:table-cell office:value-type="float" office:value="29199080">
                <text:p>2919908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13856">
                <text:p>44313856</text:p>
              </table:table-cell>
              <table:table-cell office:value-type="float" office:value="32345784">
                <text:p>32345784</text:p>
              </table:table-cell>
              <table:table-cell office:value-type="float" office:value="27651648">
                <text:p>27651648</text:p>
              </table:table-cell>
              <table:table-cell office:value-type="float" office:value="0">
                <text:p>0</text:p>
              </table:table-cell>
              <table:table-cell office:value-type="float" office:value="31975528">
                <text:p>31975528</text:p>
              </table:table-cell>
              <table:table-cell office:value-type="float" office:value="28574416">
                <text:p>28574416</text:p>
              </table:table-cell>
              <table:table-cell office:value-type="float" office:value="30423144">
                <text:p>304231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15736">
                <text:p>44315736</text:p>
              </table:table-cell>
              <table:table-cell office:value-type="float" office:value="32359640">
                <text:p>32359640</text:p>
              </table:table-cell>
              <table:table-cell office:value-type="float" office:value="27651648">
                <text:p>27651648</text:p>
              </table:table-cell>
              <table:table-cell office:value-type="float" office:value="0">
                <text:p>0</text:p>
              </table:table-cell>
              <table:table-cell office:value-type="float" office:value="31988040">
                <text:p>31988040</text:p>
              </table:table-cell>
              <table:table-cell office:value-type="float" office:value="28574416">
                <text:p>28574416</text:p>
              </table:table-cell>
              <table:table-cell office:value-type="float" office:value="31022592">
                <text:p>310225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607504">
                <text:p>42607504</text:p>
              </table:table-cell>
              <table:table-cell office:value-type="float" office:value="32360392">
                <text:p>32360392</text:p>
              </table:table-cell>
              <table:table-cell office:value-type="float" office:value="27657592">
                <text:p>27657592</text:p>
              </table:table-cell>
              <table:table-cell office:value-type="float" office:value="0">
                <text:p>0</text:p>
              </table:table-cell>
              <table:table-cell office:value-type="float" office:value="32152536">
                <text:p>32152536</text:p>
              </table:table-cell>
              <table:table-cell office:value-type="float" office:value="28574416">
                <text:p>28574416</text:p>
              </table:table-cell>
              <table:table-cell office:value-type="float" office:value="30414608">
                <text:p>304146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636352">
                <text:p>42636352</text:p>
              </table:table-cell>
              <table:table-cell office:value-type="float" office:value="32365520">
                <text:p>32365520</text:p>
              </table:table-cell>
              <table:table-cell office:value-type="float" office:value="27657592">
                <text:p>27657592</text:p>
              </table:table-cell>
              <table:table-cell office:value-type="float" office:value="0">
                <text:p>0</text:p>
              </table:table-cell>
              <table:table-cell office:value-type="float" office:value="32177112">
                <text:p>32177112</text:p>
              </table:table-cell>
              <table:table-cell office:value-type="float" office:value="28579136">
                <text:p>28579136</text:p>
              </table:table-cell>
              <table:table-cell office:value-type="float" office:value="30433208">
                <text:p>304332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738368">
                <text:p>42738368</text:p>
              </table:table-cell>
              <table:table-cell office:value-type="float" office:value="32430352">
                <text:p>32430352</text:p>
              </table:table-cell>
              <table:table-cell office:value-type="float" office:value="27716112">
                <text:p>27716112</text:p>
              </table:table-cell>
              <table:table-cell office:value-type="float" office:value="0">
                <text:p>0</text:p>
              </table:table-cell>
              <table:table-cell office:value-type="float" office:value="32177960">
                <text:p>32177960</text:p>
              </table:table-cell>
              <table:table-cell office:value-type="float" office:value="28579136">
                <text:p>28579136</text:p>
              </table:table-cell>
              <table:table-cell office:value-type="float" office:value="30782664">
                <text:p>307826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813224">
                <text:p>42813224</text:p>
              </table:table-cell>
              <table:table-cell office:value-type="float" office:value="32460872">
                <text:p>32460872</text:p>
              </table:table-cell>
              <table:table-cell office:value-type="float" office:value="27716112">
                <text:p>27716112</text:p>
              </table:table-cell>
              <table:table-cell office:value-type="float" office:value="0">
                <text:p>0</text:p>
              </table:table-cell>
              <table:table-cell office:value-type="float" office:value="32198000">
                <text:p>32198000</text:p>
              </table:table-cell>
              <table:table-cell office:value-type="float" office:value="28583856">
                <text:p>28583856</text:p>
              </table:table-cell>
              <table:table-cell office:value-type="float" office:value="30786288">
                <text:p>307862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913040">
                <text:p>42913040</text:p>
              </table:table-cell>
              <table:table-cell office:value-type="float" office:value="32462032">
                <text:p>32462032</text:p>
              </table:table-cell>
              <table:table-cell office:value-type="float" office:value="27716112">
                <text:p>27716112</text:p>
              </table:table-cell>
              <table:table-cell office:value-type="float" office:value="0">
                <text:p>0</text:p>
              </table:table-cell>
              <table:table-cell office:value-type="float" office:value="32310048">
                <text:p>32310048</text:p>
              </table:table-cell>
              <table:table-cell office:value-type="float" office:value="28583856">
                <text:p>28583856</text:p>
              </table:table-cell>
              <table:table-cell office:value-type="float" office:value="30827760">
                <text:p>308277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914736">
                <text:p>42914736</text:p>
              </table:table-cell>
              <table:table-cell office:value-type="float" office:value="32462032">
                <text:p>32462032</text:p>
              </table:table-cell>
              <table:table-cell office:value-type="float" office:value="27722056">
                <text:p>27722056</text:p>
              </table:table-cell>
              <table:table-cell office:value-type="float" office:value="0">
                <text:p>0</text:p>
              </table:table-cell>
              <table:table-cell office:value-type="float" office:value="32362616">
                <text:p>32362616</text:p>
              </table:table-cell>
              <table:table-cell office:value-type="float" office:value="28589224">
                <text:p>28589224</text:p>
              </table:table-cell>
              <table:table-cell office:value-type="float" office:value="30833432">
                <text:p>308334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915688">
                <text:p>42915688</text:p>
              </table:table-cell>
              <table:table-cell office:value-type="float" office:value="32470248">
                <text:p>32470248</text:p>
              </table:table-cell>
              <table:table-cell office:value-type="float" office:value="27722056">
                <text:p>27722056</text:p>
              </table:table-cell>
              <table:table-cell office:value-type="float" office:value="0">
                <text:p>0</text:p>
              </table:table-cell>
              <table:table-cell office:value-type="float" office:value="32432680">
                <text:p>32432680</text:p>
              </table:table-cell>
              <table:table-cell office:value-type="float" office:value="28589224">
                <text:p>28589224</text:p>
              </table:table-cell>
              <table:table-cell office:value-type="float" office:value="30850328">
                <text:p>308503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916984">
                <text:p>42916984</text:p>
              </table:table-cell>
              <table:table-cell office:value-type="float" office:value="32470248">
                <text:p>32470248</text:p>
              </table:table-cell>
              <table:table-cell office:value-type="float" office:value="27722056">
                <text:p>27722056</text:p>
              </table:table-cell>
              <table:table-cell office:value-type="float" office:value="0">
                <text:p>0</text:p>
              </table:table-cell>
              <table:table-cell office:value-type="float" office:value="32444776">
                <text:p>32444776</text:p>
              </table:table-cell>
              <table:table-cell office:value-type="float" office:value="28706048">
                <text:p>28706048</text:p>
              </table:table-cell>
              <table:table-cell office:value-type="float" office:value="30854648">
                <text:p>308546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3056744">
                <text:p>43056744</text:p>
              </table:table-cell>
              <table:table-cell office:value-type="float" office:value="32519856">
                <text:p>32519856</text:p>
              </table:table-cell>
              <table:table-cell office:value-type="float" office:value="27722056">
                <text:p>27722056</text:p>
              </table:table-cell>
              <table:table-cell office:value-type="float" office:value="0">
                <text:p>0</text:p>
              </table:table-cell>
              <table:table-cell office:value-type="float" office:value="32513184">
                <text:p>32513184</text:p>
              </table:table-cell>
              <table:table-cell office:value-type="float" office:value="28713336">
                <text:p>28713336</text:p>
              </table:table-cell>
              <table:table-cell office:value-type="float" office:value="31387576">
                <text:p>313875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062648">
                <text:p>43062648</text:p>
              </table:table-cell>
              <table:table-cell office:value-type="float" office:value="32522264">
                <text:p>32522264</text:p>
              </table:table-cell>
              <table:table-cell office:value-type="float" office:value="27731024">
                <text:p>27731024</text:p>
              </table:table-cell>
              <table:table-cell office:value-type="float" office:value="0">
                <text:p>0</text:p>
              </table:table-cell>
              <table:table-cell office:value-type="float" office:value="32514032">
                <text:p>32514032</text:p>
              </table:table-cell>
              <table:table-cell office:value-type="float" office:value="28713336">
                <text:p>28713336</text:p>
              </table:table-cell>
              <table:table-cell office:value-type="float" office:value="30942656">
                <text:p>309426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064504">
                <text:p>43064504</text:p>
              </table:table-cell>
              <table:table-cell office:value-type="float" office:value="32523016">
                <text:p>32523016</text:p>
              </table:table-cell>
              <table:table-cell office:value-type="float" office:value="27731024">
                <text:p>27731024</text:p>
              </table:table-cell>
              <table:table-cell office:value-type="float" office:value="0">
                <text:p>0</text:p>
              </table:table-cell>
              <table:table-cell office:value-type="float" office:value="34544016">
                <text:p>34544016</text:p>
              </table:table-cell>
              <table:table-cell office:value-type="float" office:value="28717536">
                <text:p>28717536</text:p>
              </table:table-cell>
              <table:table-cell office:value-type="float" office:value="30951160">
                <text:p>309511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3072392">
                <text:p>43072392</text:p>
              </table:table-cell>
              <table:table-cell office:value-type="float" office:value="32528128">
                <text:p>32528128</text:p>
              </table:table-cell>
              <table:table-cell office:value-type="float" office:value="27731024">
                <text:p>27731024</text:p>
              </table:table-cell>
              <table:table-cell office:value-type="float" office:value="0">
                <text:p>0</text:p>
              </table:table-cell>
              <table:table-cell office:value-type="float" office:value="34550592">
                <text:p>34550592</text:p>
              </table:table-cell>
              <table:table-cell office:value-type="float" office:value="28734936">
                <text:p>28734936</text:p>
              </table:table-cell>
              <table:table-cell office:value-type="float" office:value="30959352">
                <text:p>309593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3074448">
                <text:p>43074448</text:p>
              </table:table-cell>
              <table:table-cell office:value-type="float" office:value="32533344">
                <text:p>32533344</text:p>
              </table:table-cell>
              <table:table-cell office:value-type="float" office:value="27792304">
                <text:p>27792304</text:p>
              </table:table-cell>
              <table:table-cell office:value-type="float" office:value="0">
                <text:p>0</text:p>
              </table:table-cell>
              <table:table-cell office:value-type="float" office:value="34552192">
                <text:p>34552192</text:p>
              </table:table-cell>
              <table:table-cell office:value-type="float" office:value="28735752">
                <text:p>28735752</text:p>
              </table:table-cell>
              <table:table-cell office:value-type="float" office:value="30962768">
                <text:p>309627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147952">
                <text:p>43147952</text:p>
              </table:table-cell>
              <table:table-cell office:value-type="float" office:value="32593528">
                <text:p>32593528</text:p>
              </table:table-cell>
              <table:table-cell office:value-type="float" office:value="27792304">
                <text:p>27792304</text:p>
              </table:table-cell>
              <table:table-cell office:value-type="float" office:value="0">
                <text:p>0</text:p>
              </table:table-cell>
              <table:table-cell office:value-type="float" office:value="34579376">
                <text:p>34579376</text:p>
              </table:table-cell>
              <table:table-cell office:value-type="float" office:value="28741656">
                <text:p>28741656</text:p>
              </table:table-cell>
              <table:table-cell office:value-type="float" office:value="31125880">
                <text:p>311258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3382384">
                <text:p>43382384</text:p>
              </table:table-cell>
              <table:table-cell office:value-type="float" office:value="32653304">
                <text:p>32653304</text:p>
              </table:table-cell>
              <table:table-cell office:value-type="float" office:value="27792304">
                <text:p>27792304</text:p>
              </table:table-cell>
              <table:table-cell office:value-type="float" office:value="0">
                <text:p>0</text:p>
              </table:table-cell>
              <table:table-cell office:value-type="float" office:value="34580952">
                <text:p>34580952</text:p>
              </table:table-cell>
              <table:table-cell office:value-type="float" office:value="28742728">
                <text:p>28742728</text:p>
              </table:table-cell>
              <table:table-cell office:value-type="float" office:value="33546360">
                <text:p>335463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613872">
                <text:p>43613872</text:p>
              </table:table-cell>
              <table:table-cell office:value-type="float" office:value="32653896">
                <text:p>32653896</text:p>
              </table:table-cell>
              <table:table-cell office:value-type="float" office:value="27792304">
                <text:p>27792304</text:p>
              </table:table-cell>
              <table:table-cell office:value-type="float" office:value="0">
                <text:p>0</text:p>
              </table:table-cell>
              <table:table-cell office:value-type="float" office:value="34617192">
                <text:p>34617192</text:p>
              </table:table-cell>
              <table:table-cell office:value-type="float" office:value="28747856">
                <text:p>28747856</text:p>
              </table:table-cell>
              <table:table-cell office:value-type="float" office:value="33562680">
                <text:p>335626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3619512">
                <text:p>43619512</text:p>
              </table:table-cell>
              <table:table-cell office:value-type="float" office:value="32654488">
                <text:p>32654488</text:p>
              </table:table-cell>
              <table:table-cell office:value-type="float" office:value="27798696">
                <text:p>27798696</text:p>
              </table:table-cell>
              <table:table-cell office:value-type="float" office:value="0">
                <text:p>0</text:p>
              </table:table-cell>
              <table:table-cell office:value-type="float" office:value="34618728">
                <text:p>34618728</text:p>
              </table:table-cell>
              <table:table-cell office:value-type="float" office:value="28800032">
                <text:p>28800032</text:p>
              </table:table-cell>
              <table:table-cell office:value-type="float" office:value="33660416">
                <text:p>336604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623784">
                <text:p>43623784</text:p>
              </table:table-cell>
              <table:table-cell office:value-type="float" office:value="32654640">
                <text:p>32654640</text:p>
              </table:table-cell>
              <table:table-cell office:value-type="float" office:value="27798696">
                <text:p>27798696</text:p>
              </table:table-cell>
              <table:table-cell office:value-type="float" office:value="0">
                <text:p>0</text:p>
              </table:table-cell>
              <table:table-cell office:value-type="float" office:value="34788976">
                <text:p>34788976</text:p>
              </table:table-cell>
              <table:table-cell office:value-type="float" office:value="28807024">
                <text:p>28807024</text:p>
              </table:table-cell>
              <table:table-cell office:value-type="float" office:value="33720608">
                <text:p>337206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625608">
                <text:p>43625608</text:p>
              </table:table-cell>
              <table:table-cell office:value-type="float" office:value="28262024">
                <text:p>28262024</text:p>
              </table:table-cell>
              <table:table-cell office:value-type="float" office:value="27798696">
                <text:p>27798696</text:p>
              </table:table-cell>
              <table:table-cell office:value-type="float" office:value="0">
                <text:p>0</text:p>
              </table:table-cell>
              <table:table-cell office:value-type="float" office:value="34789728">
                <text:p>34789728</text:p>
              </table:table-cell>
              <table:table-cell office:value-type="float" office:value="28807840">
                <text:p>28807840</text:p>
              </table:table-cell>
              <table:table-cell office:value-type="float" office:value="33815368">
                <text:p>338153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792088">
                <text:p>42792088</text:p>
              </table:table-cell>
              <table:table-cell office:value-type="float" office:value="28262616">
                <text:p>28262616</text:p>
              </table:table-cell>
              <table:table-cell office:value-type="float" office:value="27805360">
                <text:p>27805360</text:p>
              </table:table-cell>
              <table:table-cell office:value-type="float" office:value="0">
                <text:p>0</text:p>
              </table:table-cell>
              <table:table-cell office:value-type="float" office:value="34793784">
                <text:p>34793784</text:p>
              </table:table-cell>
              <table:table-cell office:value-type="float" office:value="28808656">
                <text:p>28808656</text:p>
              </table:table-cell>
              <table:table-cell office:value-type="float" office:value="33871848">
                <text:p>338718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2793784">
                <text:p>42793784</text:p>
              </table:table-cell>
              <table:table-cell office:value-type="float" office:value="28263208">
                <text:p>28263208</text:p>
              </table:table-cell>
              <table:table-cell office:value-type="float" office:value="27805360">
                <text:p>27805360</text:p>
              </table:table-cell>
              <table:table-cell office:value-type="float" office:value="0">
                <text:p>0</text:p>
              </table:table-cell>
              <table:table-cell office:value-type="float" office:value="34829704">
                <text:p>34829704</text:p>
              </table:table-cell>
              <table:table-cell office:value-type="float" office:value="28809472">
                <text:p>28809472</text:p>
              </table:table-cell>
              <table:table-cell office:value-type="float" office:value="33879008">
                <text:p>338790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799280">
                <text:p>42799280</text:p>
              </table:table-cell>
              <table:table-cell office:value-type="float" office:value="29197128">
                <text:p>29197128</text:p>
              </table:table-cell>
              <table:table-cell office:value-type="float" office:value="27820800">
                <text:p>27820800</text:p>
              </table:table-cell>
              <table:table-cell office:value-type="float" office:value="0">
                <text:p>0</text:p>
              </table:table-cell>
              <table:table-cell office:value-type="float" office:value="34831240">
                <text:p>34831240</text:p>
              </table:table-cell>
              <table:table-cell office:value-type="float" office:value="28830296">
                <text:p>28830296</text:p>
              </table:table-cell>
              <table:table-cell office:value-type="float" office:value="33883120">
                <text:p>3388312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801648">
                <text:p>42801648</text:p>
              </table:table-cell>
              <table:table-cell office:value-type="float" office:value="29240744">
                <text:p>29240744</text:p>
              </table:table-cell>
              <table:table-cell office:value-type="float" office:value="27820800">
                <text:p>27820800</text:p>
              </table:table-cell>
              <table:table-cell office:value-type="float" office:value="0">
                <text:p>0</text:p>
              </table:table-cell>
              <table:table-cell office:value-type="float" office:value="34836544">
                <text:p>34836544</text:p>
              </table:table-cell>
              <table:table-cell office:value-type="float" office:value="29314960">
                <text:p>29314960</text:p>
              </table:table-cell>
              <table:table-cell office:value-type="float" office:value="33899464">
                <text:p>338994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2806744">
                <text:p>42806744</text:p>
              </table:table-cell>
              <table:table-cell office:value-type="float" office:value="28440800">
                <text:p>28440800</text:p>
              </table:table-cell>
              <table:table-cell office:value-type="float" office:value="27820800">
                <text:p>27820800</text:p>
              </table:table-cell>
              <table:table-cell office:value-type="float" office:value="0">
                <text:p>0</text:p>
              </table:table-cell>
              <table:table-cell office:value-type="float" office:value="34837296">
                <text:p>34837296</text:p>
              </table:table-cell>
              <table:table-cell office:value-type="float" office:value="29315776">
                <text:p>29315776</text:p>
              </table:table-cell>
              <table:table-cell office:value-type="float" office:value="33951664">
                <text:p>339516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4141536">
                <text:p>34141536</text:p>
              </table:table-cell>
              <table:table-cell office:value-type="float" office:value="27868800">
                <text:p>27868800</text:p>
              </table:table-cell>
              <table:table-cell office:value-type="float" office:value="27820800">
                <text:p>27820800</text:p>
              </table:table-cell>
              <table:table-cell office:value-type="float" office:value="0">
                <text:p>0</text:p>
              </table:table-cell>
              <table:table-cell office:value-type="float" office:value="34838048">
                <text:p>34838048</text:p>
              </table:table-cell>
              <table:table-cell office:value-type="float" office:value="29323984">
                <text:p>29323984</text:p>
              </table:table-cell>
              <table:table-cell office:value-type="float" office:value="33960400">
                <text:p>339604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4262160">
                <text:p>34262160</text:p>
              </table:table-cell>
              <table:table-cell office:value-type="float" office:value="28101328">
                <text:p>28101328</text:p>
              </table:table-cell>
              <table:table-cell office:value-type="float" office:value="27820800">
                <text:p>27820800</text:p>
              </table:table-cell>
              <table:table-cell office:value-type="float" office:value="0">
                <text:p>0</text:p>
              </table:table-cell>
              <table:table-cell office:value-type="float" office:value="34882512">
                <text:p>34882512</text:p>
              </table:table-cell>
              <table:table-cell office:value-type="float" office:value="29324800">
                <text:p>29324800</text:p>
              </table:table-cell>
              <table:table-cell office:value-type="float" office:value="33963632">
                <text:p>339636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295760">
                <text:p>34295760</text:p>
              </table:table-cell>
              <table:table-cell office:value-type="float" office:value="28604576">
                <text:p>28604576</text:p>
              </table:table-cell>
              <table:table-cell office:value-type="float" office:value="27826592">
                <text:p>27826592</text:p>
              </table:table-cell>
              <table:table-cell office:value-type="float" office:value="0">
                <text:p>0</text:p>
              </table:table-cell>
              <table:table-cell office:value-type="float" office:value="34883888">
                <text:p>34883888</text:p>
              </table:table-cell>
              <table:table-cell office:value-type="float" office:value="29353496">
                <text:p>29353496</text:p>
              </table:table-cell>
              <table:table-cell office:value-type="float" office:value="33966984">
                <text:p>339669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4298664">
                <text:p>34298664</text:p>
              </table:table-cell>
              <table:table-cell office:value-type="float" office:value="28604576">
                <text:p>28604576</text:p>
              </table:table-cell>
              <table:table-cell office:value-type="float" office:value="27826592">
                <text:p>27826592</text:p>
              </table:table-cell>
              <table:table-cell office:value-type="float" office:value="0">
                <text:p>0</text:p>
              </table:table-cell>
              <table:table-cell office:value-type="float" office:value="34823304">
                <text:p>34823304</text:p>
              </table:table-cell>
              <table:table-cell office:value-type="float" office:value="29360440">
                <text:p>29360440</text:p>
              </table:table-cell>
              <table:table-cell office:value-type="float" office:value="34096384">
                <text:p>340963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419240">
                <text:p>34419240</text:p>
              </table:table-cell>
              <table:table-cell office:value-type="float" office:value="28609600">
                <text:p>28609600</text:p>
              </table:table-cell>
              <table:table-cell office:value-type="float" office:value="27832576">
                <text:p>27832576</text:p>
              </table:table-cell>
              <table:table-cell office:value-type="float" office:value="0">
                <text:p>0</text:p>
              </table:table-cell>
              <table:table-cell office:value-type="float" office:value="34824840">
                <text:p>34824840</text:p>
              </table:table-cell>
              <table:table-cell office:value-type="float" office:value="29361256">
                <text:p>29361256</text:p>
              </table:table-cell>
              <table:table-cell office:value-type="float" office:value="34154176">
                <text:p>341541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4682024">
                <text:p>34682024</text:p>
              </table:table-cell>
              <table:table-cell office:value-type="float" office:value="28616352">
                <text:p>28616352</text:p>
              </table:table-cell>
              <table:table-cell office:value-type="float" office:value="27832576">
                <text:p>27832576</text:p>
              </table:table-cell>
              <table:table-cell office:value-type="float" office:value="0">
                <text:p>0</text:p>
              </table:table-cell>
              <table:table-cell office:value-type="float" office:value="34829104">
                <text:p>34829104</text:p>
              </table:table-cell>
              <table:table-cell office:value-type="float" office:value="29366856">
                <text:p>29366856</text:p>
              </table:table-cell>
              <table:table-cell office:value-type="float" office:value="31771800">
                <text:p>317718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4686744">
                <text:p>34686744</text:p>
              </table:table-cell>
              <table:table-cell office:value-type="float" office:value="26567192">
                <text:p>26567192</text:p>
              </table:table-cell>
              <table:table-cell office:value-type="float" office:value="27885080">
                <text:p>27885080</text:p>
              </table:table-cell>
              <table:table-cell office:value-type="float" office:value="0">
                <text:p>0</text:p>
              </table:table-cell>
              <table:table-cell office:value-type="float" office:value="34868232">
                <text:p>34868232</text:p>
              </table:table-cell>
              <table:table-cell office:value-type="float" office:value="29391344">
                <text:p>29391344</text:p>
              </table:table-cell>
              <table:table-cell office:value-type="float" office:value="31790368">
                <text:p>317903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4688176">
                <text:p>34688176</text:p>
              </table:table-cell>
              <table:table-cell office:value-type="float" office:value="26568864">
                <text:p>26568864</text:p>
              </table:table-cell>
              <table:table-cell office:value-type="float" office:value="27893784">
                <text:p>27893784</text:p>
              </table:table-cell>
              <table:table-cell office:value-type="float" office:value="0">
                <text:p>0</text:p>
              </table:table-cell>
              <table:table-cell office:value-type="float" office:value="34872016">
                <text:p>34872016</text:p>
              </table:table-cell>
              <table:table-cell office:value-type="float" office:value="29439472">
                <text:p>29439472</text:p>
              </table:table-cell>
              <table:table-cell office:value-type="float" office:value="31796024">
                <text:p>317960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4688976">
                <text:p>34688976</text:p>
              </table:table-cell>
              <table:table-cell office:value-type="float" office:value="26582128">
                <text:p>26582128</text:p>
              </table:table-cell>
              <table:table-cell office:value-type="float" office:value="27893784">
                <text:p>27893784</text:p>
              </table:table-cell>
              <table:table-cell office:value-type="float" office:value="0">
                <text:p>0</text:p>
              </table:table-cell>
              <table:table-cell office:value-type="float" office:value="34880072">
                <text:p>34880072</text:p>
              </table:table-cell>
              <table:table-cell office:value-type="float" office:value="29440288">
                <text:p>29440288</text:p>
              </table:table-cell>
              <table:table-cell office:value-type="float" office:value="31802792">
                <text:p>318027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133640">
                <text:p>34133640</text:p>
              </table:table-cell>
              <table:table-cell office:value-type="float" office:value="26582720">
                <text:p>26582720</text:p>
              </table:table-cell>
              <table:table-cell office:value-type="float" office:value="27893784">
                <text:p>27893784</text:p>
              </table:table-cell>
              <table:table-cell office:value-type="float" office:value="0">
                <text:p>0</text:p>
              </table:table-cell>
              <table:table-cell office:value-type="float" office:value="34882112">
                <text:p>34882112</text:p>
              </table:table-cell>
              <table:table-cell office:value-type="float" office:value="29443904">
                <text:p>29443904</text:p>
              </table:table-cell>
              <table:table-cell office:value-type="float" office:value="31804416">
                <text:p>318044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4134576">
                <text:p>34134576</text:p>
              </table:table-cell>
              <table:table-cell office:value-type="float" office:value="26583312">
                <text:p>26583312</text:p>
              </table:table-cell>
              <table:table-cell office:value-type="float" office:value="27893784">
                <text:p>27893784</text:p>
              </table:table-cell>
              <table:table-cell office:value-type="float" office:value="0">
                <text:p>0</text:p>
              </table:table-cell>
              <table:table-cell office:value-type="float" office:value="35764992">
                <text:p>35764992</text:p>
              </table:table-cell>
              <table:table-cell office:value-type="float" office:value="29449440">
                <text:p>29449440</text:p>
              </table:table-cell>
              <table:table-cell office:value-type="float" office:value="31880200">
                <text:p>318802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4196536">
                <text:p>34196536</text:p>
              </table:table-cell>
              <table:table-cell office:value-type="float" office:value="26629920">
                <text:p>26629920</text:p>
              </table:table-cell>
              <table:table-cell office:value-type="float" office:value="27907696">
                <text:p>27907696</text:p>
              </table:table-cell>
              <table:table-cell office:value-type="float" office:value="0">
                <text:p>0</text:p>
              </table:table-cell>
              <table:table-cell office:value-type="float" office:value="36493416">
                <text:p>36493416</text:p>
              </table:table-cell>
              <table:table-cell office:value-type="float" office:value="29559392">
                <text:p>29559392</text:p>
              </table:table-cell>
              <table:table-cell office:value-type="float" office:value="31880728">
                <text:p>3188072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208944">
                <text:p>34208944</text:p>
              </table:table-cell>
              <table:table-cell office:value-type="float" office:value="26631296">
                <text:p>26631296</text:p>
              </table:table-cell>
              <table:table-cell office:value-type="float" office:value="27907696">
                <text:p>27907696</text:p>
              </table:table-cell>
              <table:table-cell office:value-type="float" office:value="0">
                <text:p>0</text:p>
              </table:table-cell>
              <table:table-cell office:value-type="float" office:value="36652512">
                <text:p>36652512</text:p>
              </table:table-cell>
              <table:table-cell office:value-type="float" office:value="29566352">
                <text:p>29566352</text:p>
              </table:table-cell>
              <table:table-cell office:value-type="float" office:value="31880728">
                <text:p>318807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4213928">
                <text:p>34213928</text:p>
              </table:table-cell>
              <table:table-cell office:value-type="float" office:value="26636232">
                <text:p>26636232</text:p>
              </table:table-cell>
              <table:table-cell office:value-type="float" office:value="27907696">
                <text:p>27907696</text:p>
              </table:table-cell>
              <table:table-cell office:value-type="float" office:value="0">
                <text:p>0</text:p>
              </table:table-cell>
              <table:table-cell office:value-type="float" office:value="36687512">
                <text:p>36687512</text:p>
              </table:table-cell>
              <table:table-cell office:value-type="float" office:value="29567104">
                <text:p>29567104</text:p>
              </table:table-cell>
              <table:table-cell office:value-type="float" office:value="31884888">
                <text:p>318848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214864">
                <text:p>34214864</text:p>
              </table:table-cell>
              <table:table-cell office:value-type="float" office:value="26636232">
                <text:p>26636232</text:p>
              </table:table-cell>
              <table:table-cell office:value-type="float" office:value="27914576">
                <text:p>27914576</text:p>
              </table:table-cell>
              <table:table-cell office:value-type="float" office:value="0">
                <text:p>0</text:p>
              </table:table-cell>
              <table:table-cell office:value-type="float" office:value="36692200">
                <text:p>36692200</text:p>
              </table:table-cell>
              <table:table-cell office:value-type="float" office:value="29567856">
                <text:p>29567856</text:p>
              </table:table-cell>
              <table:table-cell office:value-type="float" office:value="31900112">
                <text:p>319001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215064">
                <text:p>34215064</text:p>
              </table:table-cell>
              <table:table-cell office:value-type="float" office:value="26671016">
                <text:p>26671016</text:p>
              </table:table-cell>
              <table:table-cell office:value-type="float" office:value="27914576">
                <text:p>27914576</text:p>
              </table:table-cell>
              <table:table-cell office:value-type="float" office:value="0">
                <text:p>0</text:p>
              </table:table-cell>
              <table:table-cell office:value-type="float" office:value="29175016">
                <text:p>29175016</text:p>
              </table:table-cell>
              <table:table-cell office:value-type="float" office:value="29573376">
                <text:p>29573376</text:p>
              </table:table-cell>
              <table:table-cell office:value-type="float" office:value="31959120">
                <text:p>319591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220144">
                <text:p>34220144</text:p>
              </table:table-cell>
              <table:table-cell office:value-type="float" office:value="26726208">
                <text:p>26726208</text:p>
              </table:table-cell>
              <table:table-cell office:value-type="float" office:value="27056144">
                <text:p>27056144</text:p>
              </table:table-cell>
              <table:table-cell office:value-type="float" office:value="0">
                <text:p>0</text:p>
              </table:table-cell>
              <table:table-cell office:value-type="float" office:value="29225928">
                <text:p>29225928</text:p>
              </table:table-cell>
              <table:table-cell office:value-type="float" office:value="29607464">
                <text:p>29607464</text:p>
              </table:table-cell>
              <table:table-cell office:value-type="float" office:value="31959696">
                <text:p>319596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221696">
                <text:p>34221696</text:p>
              </table:table-cell>
              <table:table-cell office:value-type="float" office:value="26819360">
                <text:p>26819360</text:p>
              </table:table-cell>
              <table:table-cell office:value-type="float" office:value="27056144">
                <text:p>27056144</text:p>
              </table:table-cell>
              <table:table-cell office:value-type="float" office:value="0">
                <text:p>0</text:p>
              </table:table-cell>
              <table:table-cell office:value-type="float" office:value="29798448">
                <text:p>29798448</text:p>
              </table:table-cell>
              <table:table-cell office:value-type="float" office:value="29607840">
                <text:p>29607840</text:p>
              </table:table-cell>
              <table:table-cell office:value-type="float" office:value="31960856">
                <text:p>319608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226672">
                <text:p>34226672</text:p>
              </table:table-cell>
              <table:table-cell office:value-type="float" office:value="26954744">
                <text:p>26954744</text:p>
              </table:table-cell>
              <table:table-cell office:value-type="float" office:value="27061992">
                <text:p>27061992</text:p>
              </table:table-cell>
              <table:table-cell office:value-type="float" office:value="0">
                <text:p>0</text:p>
              </table:table-cell>
              <table:table-cell office:value-type="float" office:value="29806456">
                <text:p>29806456</text:p>
              </table:table-cell>
              <table:table-cell office:value-type="float" office:value="29608592">
                <text:p>29608592</text:p>
              </table:table-cell>
              <table:table-cell office:value-type="float" office:value="31969736">
                <text:p>319697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254600">
                <text:p>34254600</text:p>
              </table:table-cell>
              <table:table-cell office:value-type="float" office:value="26954744">
                <text:p>26954744</text:p>
              </table:table-cell>
              <table:table-cell office:value-type="float" office:value="27061992">
                <text:p>27061992</text:p>
              </table:table-cell>
              <table:table-cell office:value-type="float" office:value="0">
                <text:p>0</text:p>
              </table:table-cell>
              <table:table-cell office:value-type="float" office:value="29821656">
                <text:p>29821656</text:p>
              </table:table-cell>
              <table:table-cell office:value-type="float" office:value="29614128">
                <text:p>29614128</text:p>
              </table:table-cell>
              <table:table-cell office:value-type="float" office:value="31970000">
                <text:p>31970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254784">
                <text:p>34254784</text:p>
              </table:table-cell>
              <table:table-cell office:value-type="float" office:value="27770920">
                <text:p>27770920</text:p>
              </table:table-cell>
              <table:table-cell office:value-type="float" office:value="27061992">
                <text:p>27061992</text:p>
              </table:table-cell>
              <table:table-cell office:value-type="float" office:value="0">
                <text:p>0</text:p>
              </table:table-cell>
              <table:table-cell office:value-type="float" office:value="29848520">
                <text:p>29848520</text:p>
              </table:table-cell>
              <table:table-cell office:value-type="float" office:value="29699696">
                <text:p>29699696</text:p>
              </table:table-cell>
              <table:table-cell office:value-type="float" office:value="32042600">
                <text:p>320426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4255328">
                <text:p>34255328</text:p>
              </table:table-cell>
              <table:table-cell office:value-type="float" office:value="27775400">
                <text:p>27775400</text:p>
              </table:table-cell>
              <table:table-cell office:value-type="float" office:value="27061992">
                <text:p>27061992</text:p>
              </table:table-cell>
              <table:table-cell office:value-type="float" office:value="0">
                <text:p>0</text:p>
              </table:table-cell>
              <table:table-cell office:value-type="float" office:value="29899416">
                <text:p>29899416</text:p>
              </table:table-cell>
              <table:table-cell office:value-type="float" office:value="29738512">
                <text:p>29738512</text:p>
              </table:table-cell>
              <table:table-cell office:value-type="float" office:value="32043912">
                <text:p>320439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256992">
                <text:p>34256992</text:p>
              </table:table-cell>
              <table:table-cell office:value-type="float" office:value="27779744">
                <text:p>27779744</text:p>
              </table:table-cell>
              <table:table-cell office:value-type="float" office:value="27061992">
                <text:p>27061992</text:p>
              </table:table-cell>
              <table:table-cell office:value-type="float" office:value="0">
                <text:p>0</text:p>
              </table:table-cell>
              <table:table-cell office:value-type="float" office:value="29904024">
                <text:p>29904024</text:p>
              </table:table-cell>
              <table:table-cell office:value-type="float" office:value="29748784">
                <text:p>29748784</text:p>
              </table:table-cell>
              <table:table-cell office:value-type="float" office:value="32113624">
                <text:p>321136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4318592">
                <text:p>34318592</text:p>
              </table:table-cell>
              <table:table-cell office:value-type="float" office:value="27779744">
                <text:p>27779744</text:p>
              </table:table-cell>
              <table:table-cell office:value-type="float" office:value="27067768">
                <text:p>27067768</text:p>
              </table:table-cell>
              <table:table-cell office:value-type="float" office:value="0">
                <text:p>0</text:p>
              </table:table-cell>
              <table:table-cell office:value-type="float" office:value="29920640">
                <text:p>29920640</text:p>
              </table:table-cell>
              <table:table-cell office:value-type="float" office:value="29774360">
                <text:p>29774360</text:p>
              </table:table-cell>
              <table:table-cell office:value-type="float" office:value="32175912">
                <text:p>321759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319512">
                <text:p>34319512</text:p>
              </table:table-cell>
              <table:table-cell office:value-type="float" office:value="27784088">
                <text:p>27784088</text:p>
              </table:table-cell>
              <table:table-cell office:value-type="float" office:value="27067768">
                <text:p>27067768</text:p>
              </table:table-cell>
              <table:table-cell office:value-type="float" office:value="0">
                <text:p>0</text:p>
              </table:table-cell>
              <table:table-cell office:value-type="float" office:value="29937528">
                <text:p>29937528</text:p>
              </table:table-cell>
              <table:table-cell office:value-type="float" office:value="29774952">
                <text:p>29774952</text:p>
              </table:table-cell>
              <table:table-cell office:value-type="float" office:value="32182552">
                <text:p>321825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4324856">
                <text:p>34324856</text:p>
              </table:table-cell>
              <table:table-cell office:value-type="float" office:value="27828792">
                <text:p>27828792</text:p>
              </table:table-cell>
              <table:table-cell office:value-type="float" office:value="27250152">
                <text:p>27250152</text:p>
              </table:table-cell>
              <table:table-cell office:value-type="float" office:value="0">
                <text:p>0</text:p>
              </table:table-cell>
              <table:table-cell office:value-type="float" office:value="29940848">
                <text:p>29940848</text:p>
              </table:table-cell>
              <table:table-cell office:value-type="float" office:value="29815176">
                <text:p>29815176</text:p>
              </table:table-cell>
              <table:table-cell office:value-type="float" office:value="32245592">
                <text:p>322455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4326392">
                <text:p>34326392</text:p>
              </table:table-cell>
              <table:table-cell office:value-type="float" office:value="27828792">
                <text:p>27828792</text:p>
              </table:table-cell>
              <table:table-cell office:value-type="float" office:value="27250152">
                <text:p>27250152</text:p>
              </table:table-cell>
              <table:table-cell office:value-type="float" office:value="0">
                <text:p>0</text:p>
              </table:table-cell>
              <table:table-cell office:value-type="float" office:value="30005656">
                <text:p>30005656</text:p>
              </table:table-cell>
              <table:table-cell office:value-type="float" office:value="29823288">
                <text:p>29823288</text:p>
              </table:table-cell>
              <table:table-cell office:value-type="float" office:value="32246944">
                <text:p>322469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326592">
                <text:p>34326592</text:p>
              </table:table-cell>
              <table:table-cell office:value-type="float" office:value="27833400">
                <text:p>27833400</text:p>
              </table:table-cell>
              <table:table-cell office:value-type="float" office:value="27250152">
                <text:p>27250152</text:p>
              </table:table-cell>
              <table:table-cell office:value-type="float" office:value="0">
                <text:p>0</text:p>
              </table:table-cell>
              <table:table-cell office:value-type="float" office:value="30009904">
                <text:p>30009904</text:p>
              </table:table-cell>
              <table:table-cell office:value-type="float" office:value="29823880">
                <text:p>29823880</text:p>
              </table:table-cell>
              <table:table-cell office:value-type="float" office:value="32300976">
                <text:p>323009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326776">
                <text:p>34326776</text:p>
              </table:table-cell>
              <table:table-cell office:value-type="float" office:value="27833400">
                <text:p>27833400</text:p>
              </table:table-cell>
              <table:table-cell office:value-type="float" office:value="27256752">
                <text:p>27256752</text:p>
              </table:table-cell>
              <table:table-cell office:value-type="float" office:value="0">
                <text:p>0</text:p>
              </table:table-cell>
              <table:table-cell office:value-type="float" office:value="30013152">
                <text:p>30013152</text:p>
              </table:table-cell>
              <table:table-cell office:value-type="float" office:value="29823880">
                <text:p>29823880</text:p>
              </table:table-cell>
              <table:table-cell office:value-type="float" office:value="32301504">
                <text:p>323015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327696">
                <text:p>34327696</text:p>
              </table:table-cell>
              <table:table-cell office:value-type="float" office:value="27837744">
                <text:p>27837744</text:p>
              </table:table-cell>
              <table:table-cell office:value-type="float" office:value="27256752">
                <text:p>27256752</text:p>
              </table:table-cell>
              <table:table-cell office:value-type="float" office:value="0">
                <text:p>0</text:p>
              </table:table-cell>
              <table:table-cell office:value-type="float" office:value="30106864">
                <text:p>30106864</text:p>
              </table:table-cell>
              <table:table-cell office:value-type="float" office:value="29830120">
                <text:p>29830120</text:p>
              </table:table-cell>
              <table:table-cell office:value-type="float" office:value="32306128">
                <text:p>323061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4333440">
                <text:p>34333440</text:p>
              </table:table-cell>
              <table:table-cell office:value-type="float" office:value="27837744">
                <text:p>27837744</text:p>
              </table:table-cell>
              <table:table-cell office:value-type="float" office:value="27262528">
                <text:p>27262528</text:p>
              </table:table-cell>
              <table:table-cell office:value-type="float" office:value="0">
                <text:p>0</text:p>
              </table:table-cell>
              <table:table-cell office:value-type="float" office:value="30109032">
                <text:p>30109032</text:p>
              </table:table-cell>
              <table:table-cell office:value-type="float" office:value="29971808">
                <text:p>29971808</text:p>
              </table:table-cell>
              <table:table-cell office:value-type="float" office:value="32370888">
                <text:p>323708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334976">
                <text:p>34334976</text:p>
              </table:table-cell>
              <table:table-cell office:value-type="float" office:value="27837744">
                <text:p>27837744</text:p>
              </table:table-cell>
              <table:table-cell office:value-type="float" office:value="27262528">
                <text:p>27262528</text:p>
              </table:table-cell>
              <table:table-cell office:value-type="float" office:value="0">
                <text:p>0</text:p>
              </table:table-cell>
              <table:table-cell office:value-type="float" office:value="30163832">
                <text:p>30163832</text:p>
              </table:table-cell>
              <table:table-cell office:value-type="float" office:value="30170912">
                <text:p>30170912</text:p>
              </table:table-cell>
              <table:table-cell office:value-type="float" office:value="32371416">
                <text:p>323714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340432">
                <text:p>34340432</text:p>
              </table:table-cell>
              <table:table-cell office:value-type="float" office:value="27837744">
                <text:p>27837744</text:p>
              </table:table-cell>
              <table:table-cell office:value-type="float" office:value="27262528">
                <text:p>27262528</text:p>
              </table:table-cell>
              <table:table-cell office:value-type="float" office:value="0">
                <text:p>0</text:p>
              </table:table-cell>
              <table:table-cell office:value-type="float" office:value="30169768">
                <text:p>30169768</text:p>
              </table:table-cell>
              <table:table-cell office:value-type="float" office:value="30175880">
                <text:p>30175880</text:p>
              </table:table-cell>
              <table:table-cell office:value-type="float" office:value="32371944">
                <text:p>323719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4341352">
                <text:p>34341352</text:p>
              </table:table-cell>
              <table:table-cell office:value-type="float" office:value="27837744">
                <text:p>27837744</text:p>
              </table:table-cell>
              <table:table-cell office:value-type="float" office:value="27262528">
                <text:p>27262528</text:p>
              </table:table-cell>
              <table:table-cell office:value-type="float" office:value="0">
                <text:p>0</text:p>
              </table:table-cell>
              <table:table-cell office:value-type="float" office:value="30173096">
                <text:p>30173096</text:p>
              </table:table-cell>
              <table:table-cell office:value-type="float" office:value="30181640">
                <text:p>30181640</text:p>
              </table:table-cell>
              <table:table-cell office:value-type="float" office:value="32485480">
                <text:p>3248548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4341648">
                <text:p>34341648</text:p>
              </table:table-cell>
              <table:table-cell office:value-type="float" office:value="27842088">
                <text:p>27842088</text:p>
              </table:table-cell>
              <table:table-cell office:value-type="float" office:value="27262528">
                <text:p>27262528</text:p>
              </table:table-cell>
              <table:table-cell office:value-type="float" office:value="0">
                <text:p>0</text:p>
              </table:table-cell>
              <table:table-cell office:value-type="float" office:value="30190048">
                <text:p>30190048</text:p>
              </table:table-cell>
              <table:table-cell office:value-type="float" office:value="30187808">
                <text:p>30187808</text:p>
              </table:table-cell>
              <table:table-cell office:value-type="float" office:value="32554704">
                <text:p>325547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4398936">
                <text:p>34398936</text:p>
              </table:table-cell>
              <table:table-cell office:value-type="float" office:value="27859896">
                <text:p>27859896</text:p>
              </table:table-cell>
              <table:table-cell office:value-type="float" office:value="27321680">
                <text:p>27321680</text:p>
              </table:table-cell>
              <table:table-cell office:value-type="float" office:value="0">
                <text:p>0</text:p>
              </table:table-cell>
              <table:table-cell office:value-type="float" office:value="30193976">
                <text:p>30193976</text:p>
              </table:table-cell>
              <table:table-cell office:value-type="float" office:value="29280648">
                <text:p>29280648</text:p>
              </table:table-cell>
              <table:table-cell office:value-type="float" office:value="32556016">
                <text:p>325560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400488">
                <text:p>34400488</text:p>
              </table:table-cell>
              <table:table-cell office:value-type="float" office:value="27864288">
                <text:p>27864288</text:p>
              </table:table-cell>
              <table:table-cell office:value-type="float" office:value="27321680">
                <text:p>27321680</text:p>
              </table:table-cell>
              <table:table-cell office:value-type="float" office:value="0">
                <text:p>0</text:p>
              </table:table-cell>
              <table:table-cell office:value-type="float" office:value="30268688">
                <text:p>30268688</text:p>
              </table:table-cell>
              <table:table-cell office:value-type="float" office:value="29286848">
                <text:p>29286848</text:p>
              </table:table-cell>
              <table:table-cell office:value-type="float" office:value="32560640">
                <text:p>325606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4408944">
                <text:p>34408944</text:p>
              </table:table-cell>
              <table:table-cell office:value-type="float" office:value="27864288">
                <text:p>27864288</text:p>
              </table:table-cell>
              <table:table-cell office:value-type="float" office:value="27327456">
                <text:p>27327456</text:p>
              </table:table-cell>
              <table:table-cell office:value-type="float" office:value="0">
                <text:p>0</text:p>
              </table:table-cell>
              <table:table-cell office:value-type="float" office:value="30271192">
                <text:p>30271192</text:p>
              </table:table-cell>
              <table:table-cell office:value-type="float" office:value="29287440">
                <text:p>29287440</text:p>
              </table:table-cell>
              <table:table-cell office:value-type="float" office:value="32561168">
                <text:p>325611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409864">
                <text:p>34409864</text:p>
              </table:table-cell>
              <table:table-cell office:value-type="float" office:value="27868632">
                <text:p>27868632</text:p>
              </table:table-cell>
              <table:table-cell office:value-type="float" office:value="27327456">
                <text:p>27327456</text:p>
              </table:table-cell>
              <table:table-cell office:value-type="float" office:value="0">
                <text:p>0</text:p>
              </table:table-cell>
              <table:table-cell office:value-type="float" office:value="30285008">
                <text:p>30285008</text:p>
              </table:table-cell>
              <table:table-cell office:value-type="float" office:value="29288032">
                <text:p>29288032</text:p>
              </table:table-cell>
              <table:table-cell office:value-type="float" office:value="32561696">
                <text:p>325616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4414584">
                <text:p>34414584</text:p>
              </table:table-cell>
              <table:table-cell office:value-type="float" office:value="27868632">
                <text:p>27868632</text:p>
              </table:table-cell>
              <table:table-cell office:value-type="float" office:value="27327456">
                <text:p>27327456</text:p>
              </table:table-cell>
              <table:table-cell office:value-type="float" office:value="0">
                <text:p>0</text:p>
              </table:table-cell>
              <table:table-cell office:value-type="float" office:value="30288408">
                <text:p>30288408</text:p>
              </table:table-cell>
              <table:table-cell office:value-type="float" office:value="29293048">
                <text:p>29293048</text:p>
              </table:table-cell>
              <table:table-cell office:value-type="float" office:value="32626696">
                <text:p>326266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4416000">
                <text:p>34416000</text:p>
              </table:table-cell>
              <table:table-cell office:value-type="float" office:value="27868632">
                <text:p>27868632</text:p>
              </table:table-cell>
              <table:table-cell office:value-type="float" office:value="27333232">
                <text:p>27333232</text:p>
              </table:table-cell>
              <table:table-cell office:value-type="float" office:value="0">
                <text:p>0</text:p>
              </table:table-cell>
              <table:table-cell office:value-type="float" office:value="30353728">
                <text:p>30353728</text:p>
              </table:table-cell>
              <table:table-cell office:value-type="float" office:value="29340176">
                <text:p>29340176</text:p>
              </table:table-cell>
              <table:table-cell office:value-type="float" office:value="32628008">
                <text:p>326280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416800">
                <text:p>34416800</text:p>
              </table:table-cell>
              <table:table-cell office:value-type="float" office:value="27872976">
                <text:p>27872976</text:p>
              </table:table-cell>
              <table:table-cell office:value-type="float" office:value="27333232">
                <text:p>27333232</text:p>
              </table:table-cell>
              <table:table-cell office:value-type="float" office:value="0">
                <text:p>0</text:p>
              </table:table-cell>
              <table:table-cell office:value-type="float" office:value="30367888">
                <text:p>30367888</text:p>
              </table:table-cell>
              <table:table-cell office:value-type="float" office:value="29583336">
                <text:p>29583336</text:p>
              </table:table-cell>
              <table:table-cell office:value-type="float" office:value="33054688">
                <text:p>330546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4423696">
                <text:p>34423696</text:p>
              </table:table-cell>
              <table:table-cell office:value-type="float" office:value="27872976">
                <text:p>27872976</text:p>
              </table:table-cell>
              <table:table-cell office:value-type="float" office:value="27339008">
                <text:p>27339008</text:p>
              </table:table-cell>
              <table:table-cell office:value-type="float" office:value="0">
                <text:p>0</text:p>
              </table:table-cell>
              <table:table-cell office:value-type="float" office:value="30369488">
                <text:p>30369488</text:p>
              </table:table-cell>
              <table:table-cell office:value-type="float" office:value="29588256">
                <text:p>29588256</text:p>
              </table:table-cell>
              <table:table-cell office:value-type="float" office:value="33174024">
                <text:p>331740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424616">
                <text:p>34424616</text:p>
              </table:table-cell>
              <table:table-cell office:value-type="float" office:value="27877320">
                <text:p>27877320</text:p>
              </table:table-cell>
              <table:table-cell office:value-type="float" office:value="27339008">
                <text:p>27339008</text:p>
              </table:table-cell>
              <table:table-cell office:value-type="float" office:value="0">
                <text:p>0</text:p>
              </table:table-cell>
              <table:table-cell office:value-type="float" office:value="30371992">
                <text:p>30371992</text:p>
              </table:table-cell>
              <table:table-cell office:value-type="float" office:value="29594664">
                <text:p>29594664</text:p>
              </table:table-cell>
              <table:table-cell office:value-type="float" office:value="33183928">
                <text:p>331839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425176">
                <text:p>34425176</text:p>
              </table:table-cell>
              <table:table-cell office:value-type="float" office:value="27973968">
                <text:p>27973968</text:p>
              </table:table-cell>
              <table:table-cell office:value-type="float" office:value="27391272">
                <text:p>27391272</text:p>
              </table:table-cell>
              <table:table-cell office:value-type="float" office:value="0">
                <text:p>0</text:p>
              </table:table-cell>
              <table:table-cell office:value-type="float" office:value="30375248">
                <text:p>30375248</text:p>
              </table:table-cell>
              <table:table-cell office:value-type="float" office:value="29596040">
                <text:p>29596040</text:p>
              </table:table-cell>
              <table:table-cell office:value-type="float" office:value="33382192">
                <text:p>333821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426712">
                <text:p>34426712</text:p>
              </table:table-cell>
              <table:table-cell office:value-type="float" office:value="28024624">
                <text:p>28024624</text:p>
              </table:table-cell>
              <table:table-cell office:value-type="float" office:value="27391272">
                <text:p>27391272</text:p>
              </table:table-cell>
              <table:table-cell office:value-type="float" office:value="0">
                <text:p>0</text:p>
              </table:table-cell>
              <table:table-cell office:value-type="float" office:value="30444056">
                <text:p>30444056</text:p>
              </table:table-cell>
              <table:table-cell office:value-type="float" office:value="29278704">
                <text:p>29278704</text:p>
              </table:table-cell>
              <table:table-cell office:value-type="float" office:value="33570816">
                <text:p>335708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4488176">
                <text:p>34488176</text:p>
              </table:table-cell>
              <table:table-cell office:value-type="float" office:value="28026000">
                <text:p>28026000</text:p>
              </table:table-cell>
              <table:table-cell office:value-type="float" office:value="27391272">
                <text:p>27391272</text:p>
              </table:table-cell>
              <table:table-cell office:value-type="float" office:value="0">
                <text:p>0</text:p>
              </table:table-cell>
              <table:table-cell office:value-type="float" office:value="31033392">
                <text:p>31033392</text:p>
              </table:table-cell>
              <table:table-cell office:value-type="float" office:value="27870576">
                <text:p>27870576</text:p>
              </table:table-cell>
              <table:table-cell office:value-type="float" office:value="33588968">
                <text:p>335889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4488360">
                <text:p>34488360</text:p>
              </table:table-cell>
              <table:table-cell office:value-type="float" office:value="28026592">
                <text:p>28026592</text:p>
              </table:table-cell>
              <table:table-cell office:value-type="float" office:value="27397312">
                <text:p>27397312</text:p>
              </table:table-cell>
              <table:table-cell office:value-type="float" office:value="0">
                <text:p>0</text:p>
              </table:table-cell>
              <table:table-cell office:value-type="float" office:value="29851312">
                <text:p>29851312</text:p>
              </table:table-cell>
              <table:table-cell office:value-type="float" office:value="28495648">
                <text:p>28495648</text:p>
              </table:table-cell>
              <table:table-cell office:value-type="float" office:value="29241472">
                <text:p>292414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4489296">
                <text:p>34489296</text:p>
              </table:table-cell>
              <table:table-cell office:value-type="float" office:value="28031792">
                <text:p>28031792</text:p>
              </table:table-cell>
              <table:table-cell office:value-type="float" office:value="27397312">
                <text:p>27397312</text:p>
              </table:table-cell>
              <table:table-cell office:value-type="float" office:value="0">
                <text:p>0</text:p>
              </table:table-cell>
              <table:table-cell office:value-type="float" office:value="30612200">
                <text:p>30612200</text:p>
              </table:table-cell>
              <table:table-cell office:value-type="float" office:value="28497056">
                <text:p>28497056</text:p>
              </table:table-cell>
              <table:table-cell office:value-type="float" office:value="29253744">
                <text:p>292537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4505728">
                <text:p>34505728</text:p>
              </table:table-cell>
              <table:table-cell office:value-type="float" office:value="28032384">
                <text:p>28032384</text:p>
              </table:table-cell>
              <table:table-cell office:value-type="float" office:value="27403088">
                <text:p>27403088</text:p>
              </table:table-cell>
              <table:table-cell office:value-type="float" office:value="0">
                <text:p>0</text:p>
              </table:table-cell>
              <table:table-cell office:value-type="float" office:value="30932752">
                <text:p>30932752</text:p>
              </table:table-cell>
              <table:table-cell office:value-type="float" office:value="28944216">
                <text:p>28944216</text:p>
              </table:table-cell>
              <table:table-cell office:value-type="float" office:value="30195928">
                <text:p>301959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4507264">
                <text:p>34507264</text:p>
              </table:table-cell>
              <table:table-cell office:value-type="float" office:value="28088016">
                <text:p>28088016</text:p>
              </table:table-cell>
              <table:table-cell office:value-type="float" office:value="27403088">
                <text:p>27403088</text:p>
              </table:table-cell>
              <table:table-cell office:value-type="float" office:value="0">
                <text:p>0</text:p>
              </table:table-cell>
              <table:table-cell office:value-type="float" office:value="30936952">
                <text:p>30936952</text:p>
              </table:table-cell>
              <table:table-cell office:value-type="float" office:value="29001600">
                <text:p>29001600</text:p>
              </table:table-cell>
              <table:table-cell office:value-type="float" office:value="30196192">
                <text:p>301961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4512344">
                <text:p>34512344</text:p>
              </table:table-cell>
              <table:table-cell office:value-type="float" office:value="28099248">
                <text:p>28099248</text:p>
              </table:table-cell>
              <table:table-cell office:value-type="float" office:value="27403088">
                <text:p>27403088</text:p>
              </table:table-cell>
              <table:table-cell office:value-type="float" office:value="0">
                <text:p>0</text:p>
              </table:table-cell>
              <table:table-cell office:value-type="float" office:value="31004784">
                <text:p>31004784</text:p>
              </table:table-cell>
              <table:table-cell office:value-type="float" office:value="29002224">
                <text:p>29002224</text:p>
              </table:table-cell>
              <table:table-cell office:value-type="float" office:value="30196720">
                <text:p>301967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4513280">
                <text:p>34513280</text:p>
              </table:table-cell>
              <table:table-cell office:value-type="float" office:value="28099840">
                <text:p>28099840</text:p>
              </table:table-cell>
              <table:table-cell office:value-type="float" office:value="27403088">
                <text:p>27403088</text:p>
              </table:table-cell>
              <table:table-cell office:value-type="float" office:value="0">
                <text:p>0</text:p>
              </table:table-cell>
              <table:table-cell office:value-type="float" office:value="31280168">
                <text:p>31280168</text:p>
              </table:table-cell>
              <table:table-cell office:value-type="float" office:value="26813968">
                <text:p>26813968</text:p>
              </table:table-cell>
              <table:table-cell office:value-type="float" office:value="30330424">
                <text:p>303304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513464">
                <text:p>34513464</text:p>
              </table:table-cell>
              <table:table-cell office:value-type="float" office:value="28104776">
                <text:p>28104776</text:p>
              </table:table-cell>
              <table:table-cell office:value-type="float" office:value="27403088">
                <text:p>27403088</text:p>
              </table:table-cell>
              <table:table-cell office:value-type="float" office:value="0">
                <text:p>0</text:p>
              </table:table-cell>
              <table:table-cell office:value-type="float" office:value="31454016">
                <text:p>31454016</text:p>
              </table:table-cell>
              <table:table-cell office:value-type="float" office:value="26956608">
                <text:p>26956608</text:p>
              </table:table-cell>
              <table:table-cell office:value-type="float" office:value="30335392">
                <text:p>303353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4514008">
                <text:p>34514008</text:p>
              </table:table-cell>
              <table:table-cell office:value-type="float" office:value="28109968">
                <text:p>28109968</text:p>
              </table:table-cell>
              <table:table-cell office:value-type="float" office:value="27462704">
                <text:p>27462704</text:p>
              </table:table-cell>
              <table:table-cell office:value-type="float" office:value="0">
                <text:p>0</text:p>
              </table:table-cell>
              <table:table-cell office:value-type="float" office:value="31457256">
                <text:p>31457256</text:p>
              </table:table-cell>
              <table:table-cell office:value-type="float" office:value="26956608">
                <text:p>26956608</text:p>
              </table:table-cell>
              <table:table-cell office:value-type="float" office:value="30418504">
                <text:p>304185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515544">
                <text:p>34515544</text:p>
              </table:table-cell>
              <table:table-cell office:value-type="float" office:value="28162728">
                <text:p>28162728</text:p>
              </table:table-cell>
              <table:table-cell office:value-type="float" office:value="27462704">
                <text:p>27462704</text:p>
              </table:table-cell>
              <table:table-cell office:value-type="float" office:value="0">
                <text:p>0</text:p>
              </table:table-cell>
              <table:table-cell office:value-type="float" office:value="31523392">
                <text:p>31523392</text:p>
              </table:table-cell>
              <table:table-cell office:value-type="float" office:value="26962776">
                <text:p>26962776</text:p>
              </table:table-cell>
              <table:table-cell office:value-type="float" office:value="30419816">
                <text:p>304198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520400">
                <text:p>34520400</text:p>
              </table:table-cell>
              <table:table-cell office:value-type="float" office:value="28164104">
                <text:p>28164104</text:p>
              </table:table-cell>
              <table:table-cell office:value-type="float" office:value="27468480">
                <text:p>27468480</text:p>
              </table:table-cell>
              <table:table-cell office:value-type="float" office:value="0">
                <text:p>0</text:p>
              </table:table-cell>
              <table:table-cell office:value-type="float" office:value="31526632">
                <text:p>31526632</text:p>
              </table:table-cell>
              <table:table-cell office:value-type="float" office:value="26962776">
                <text:p>26962776</text:p>
              </table:table-cell>
              <table:table-cell office:value-type="float" office:value="30420608">
                <text:p>304206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521728">
                <text:p>34521728</text:p>
              </table:table-cell>
              <table:table-cell office:value-type="float" office:value="28169336">
                <text:p>28169336</text:p>
              </table:table-cell>
              <table:table-cell office:value-type="float" office:value="27468480">
                <text:p>27468480</text:p>
              </table:table-cell>
              <table:table-cell office:value-type="float" office:value="0">
                <text:p>0</text:p>
              </table:table-cell>
              <table:table-cell office:value-type="float" office:value="31647400">
                <text:p>31647400</text:p>
              </table:table-cell>
              <table:table-cell office:value-type="float" office:value="27223744">
                <text:p>27223744</text:p>
              </table:table-cell>
              <table:table-cell office:value-type="float" office:value="30425312">
                <text:p>304253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672712">
                <text:p>34672712</text:p>
              </table:table-cell>
              <table:table-cell office:value-type="float" office:value="28169928">
                <text:p>28169928</text:p>
              </table:table-cell>
              <table:table-cell office:value-type="float" office:value="27474256">
                <text:p>27474256</text:p>
              </table:table-cell>
              <table:table-cell office:value-type="float" office:value="0">
                <text:p>0</text:p>
              </table:table-cell>
              <table:table-cell office:value-type="float" office:value="31651376">
                <text:p>31651376</text:p>
              </table:table-cell>
              <table:table-cell office:value-type="float" office:value="26023760">
                <text:p>26023760</text:p>
              </table:table-cell>
              <table:table-cell office:value-type="float" office:value="30425840">
                <text:p>3042584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674248">
                <text:p>34674248</text:p>
              </table:table-cell>
              <table:table-cell office:value-type="float" office:value="28170520">
                <text:p>28170520</text:p>
              </table:table-cell>
              <table:table-cell office:value-type="float" office:value="27474256">
                <text:p>27474256</text:p>
              </table:table-cell>
              <table:table-cell office:value-type="float" office:value="0">
                <text:p>0</text:p>
              </table:table-cell>
              <table:table-cell office:value-type="float" office:value="31665400">
                <text:p>31665400</text:p>
              </table:table-cell>
              <table:table-cell office:value-type="float" office:value="26031384">
                <text:p>26031384</text:p>
              </table:table-cell>
              <table:table-cell office:value-type="float" office:value="30511176">
                <text:p>305111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674584">
                <text:p>34674584</text:p>
              </table:table-cell>
              <table:table-cell office:value-type="float" office:value="28233368">
                <text:p>28233368</text:p>
              </table:table-cell>
              <table:table-cell office:value-type="float" office:value="27474256">
                <text:p>27474256</text:p>
              </table:table-cell>
              <table:table-cell office:value-type="float" office:value="0">
                <text:p>0</text:p>
              </table:table-cell>
              <table:table-cell office:value-type="float" office:value="31737520">
                <text:p>31737520</text:p>
              </table:table-cell>
              <table:table-cell office:value-type="float" office:value="26031384">
                <text:p>26031384</text:p>
              </table:table-cell>
              <table:table-cell office:value-type="float" office:value="30515880">
                <text:p>305158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759424">
                <text:p>34759424</text:p>
              </table:table-cell>
              <table:table-cell office:value-type="float" office:value="28233960">
                <text:p>28233960</text:p>
              </table:table-cell>
              <table:table-cell office:value-type="float" office:value="27480032">
                <text:p>27480032</text:p>
              </table:table-cell>
              <table:table-cell office:value-type="float" office:value="0">
                <text:p>0</text:p>
              </table:table-cell>
              <table:table-cell office:value-type="float" office:value="31740856">
                <text:p>31740856</text:p>
              </table:table-cell>
              <table:table-cell office:value-type="float" office:value="26031384">
                <text:p>26031384</text:p>
              </table:table-cell>
              <table:table-cell office:value-type="float" office:value="30521400">
                <text:p>305214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761656">
                <text:p>34761656</text:p>
              </table:table-cell>
              <table:table-cell office:value-type="float" office:value="28239728">
                <text:p>28239728</text:p>
              </table:table-cell>
              <table:table-cell office:value-type="float" office:value="27480032">
                <text:p>27480032</text:p>
              </table:table-cell>
              <table:table-cell office:value-type="float" office:value="0">
                <text:p>0</text:p>
              </table:table-cell>
              <table:table-cell office:value-type="float" office:value="31754944">
                <text:p>31754944</text:p>
              </table:table-cell>
              <table:table-cell office:value-type="float" office:value="26036168">
                <text:p>26036168</text:p>
              </table:table-cell>
              <table:table-cell office:value-type="float" office:value="30526632">
                <text:p>305266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767264">
                <text:p>34767264</text:p>
              </table:table-cell>
              <table:table-cell office:value-type="float" office:value="27360576">
                <text:p>27360576</text:p>
              </table:table-cell>
              <table:table-cell office:value-type="float" office:value="27495768">
                <text:p>27495768</text:p>
              </table:table-cell>
              <table:table-cell office:value-type="float" office:value="0">
                <text:p>0</text:p>
              </table:table-cell>
              <table:table-cell office:value-type="float" office:value="31758864">
                <text:p>31758864</text:p>
              </table:table-cell>
              <table:table-cell office:value-type="float" office:value="26036168">
                <text:p>26036168</text:p>
              </table:table-cell>
              <table:table-cell office:value-type="float" office:value="30527640">
                <text:p>3052764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769664">
                <text:p>34769664</text:p>
              </table:table-cell>
              <table:table-cell office:value-type="float" office:value="27365848">
                <text:p>27365848</text:p>
              </table:table-cell>
              <table:table-cell office:value-type="float" office:value="27495768">
                <text:p>27495768</text:p>
              </table:table-cell>
              <table:table-cell office:value-type="float" office:value="0">
                <text:p>0</text:p>
              </table:table-cell>
              <table:table-cell office:value-type="float" office:value="31761016">
                <text:p>31761016</text:p>
              </table:table-cell>
              <table:table-cell office:value-type="float" office:value="26036168">
                <text:p>26036168</text:p>
              </table:table-cell>
              <table:table-cell office:value-type="float" office:value="30612992">
                <text:p>306129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930832">
                <text:p>34930832</text:p>
              </table:table-cell>
              <table:table-cell office:value-type="float" office:value="27424064">
                <text:p>27424064</text:p>
              </table:table-cell>
              <table:table-cell office:value-type="float" office:value="27495768">
                <text:p>27495768</text:p>
              </table:table-cell>
              <table:table-cell office:value-type="float" office:value="0">
                <text:p>0</text:p>
              </table:table-cell>
              <table:table-cell office:value-type="float" office:value="31834320">
                <text:p>31834320</text:p>
              </table:table-cell>
              <table:table-cell office:value-type="float" office:value="26036168">
                <text:p>26036168</text:p>
              </table:table-cell>
              <table:table-cell office:value-type="float" office:value="30614504">
                <text:p>3061450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009776">
                <text:p>35009776</text:p>
              </table:table-cell>
              <table:table-cell office:value-type="float" office:value="27524000">
                <text:p>27524000</text:p>
              </table:table-cell>
              <table:table-cell office:value-type="float" office:value="27495768">
                <text:p>27495768</text:p>
              </table:table-cell>
              <table:table-cell office:value-type="float" office:value="0">
                <text:p>0</text:p>
              </table:table-cell>
              <table:table-cell office:value-type="float" office:value="31835816">
                <text:p>31835816</text:p>
              </table:table-cell>
              <table:table-cell office:value-type="float" office:value="26040952">
                <text:p>26040952</text:p>
              </table:table-cell>
              <table:table-cell office:value-type="float" office:value="30615624">
                <text:p>306156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5011752">
                <text:p>35011752</text:p>
              </table:table-cell>
              <table:table-cell office:value-type="float" office:value="27738664">
                <text:p>27738664</text:p>
              </table:table-cell>
              <table:table-cell office:value-type="float" office:value="27495768">
                <text:p>27495768</text:p>
              </table:table-cell>
              <table:table-cell office:value-type="float" office:value="0">
                <text:p>0</text:p>
              </table:table-cell>
              <table:table-cell office:value-type="float" office:value="31855104">
                <text:p>31855104</text:p>
              </table:table-cell>
              <table:table-cell office:value-type="float" office:value="26040952">
                <text:p>26040952</text:p>
              </table:table-cell>
              <table:table-cell office:value-type="float" office:value="30621032">
                <text:p>306210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5018456">
                <text:p>35018456</text:p>
              </table:table-cell>
              <table:table-cell office:value-type="float" office:value="27738664">
                <text:p>27738664</text:p>
              </table:table-cell>
              <table:table-cell office:value-type="float" office:value="27501000">
                <text:p>27501000</text:p>
              </table:table-cell>
              <table:table-cell office:value-type="float" office:value="0">
                <text:p>0</text:p>
              </table:table-cell>
              <table:table-cell office:value-type="float" office:value="31857504">
                <text:p>31857504</text:p>
              </table:table-cell>
              <table:table-cell office:value-type="float" office:value="26045176">
                <text:p>26045176</text:p>
              </table:table-cell>
              <table:table-cell office:value-type="float" office:value="30703760">
                <text:p>3070376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5021016">
                <text:p>35021016</text:p>
              </table:table-cell>
              <table:table-cell office:value-type="float" office:value="27743008">
                <text:p>27743008</text:p>
              </table:table-cell>
              <table:table-cell office:value-type="float" office:value="27501000">
                <text:p>27501000</text:p>
              </table:table-cell>
              <table:table-cell office:value-type="float" office:value="0">
                <text:p>0</text:p>
              </table:table-cell>
              <table:table-cell office:value-type="float" office:value="31995584">
                <text:p>31995584</text:p>
              </table:table-cell>
              <table:table-cell office:value-type="float" office:value="26049960">
                <text:p>26049960</text:p>
              </table:table-cell>
              <table:table-cell office:value-type="float" office:value="30710576">
                <text:p>307105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5165184">
                <text:p>35165184</text:p>
              </table:table-cell>
              <table:table-cell office:value-type="float" office:value="27743008">
                <text:p>27743008</text:p>
              </table:table-cell>
              <table:table-cell office:value-type="float" office:value="27507064">
                <text:p>27507064</text:p>
              </table:table-cell>
              <table:table-cell office:value-type="float" office:value="0">
                <text:p>0</text:p>
              </table:table-cell>
              <table:table-cell office:value-type="float" office:value="32073416">
                <text:p>32073416</text:p>
              </table:table-cell>
              <table:table-cell office:value-type="float" office:value="26049960">
                <text:p>26049960</text:p>
              </table:table-cell>
              <table:table-cell office:value-type="float" office:value="31052552">
                <text:p>310525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236776">
                <text:p>34236776</text:p>
              </table:table-cell>
              <table:table-cell office:value-type="float" office:value="27747352">
                <text:p>27747352</text:p>
              </table:table-cell>
              <table:table-cell office:value-type="float" office:value="27507064">
                <text:p>27507064</text:p>
              </table:table-cell>
              <table:table-cell office:value-type="float" office:value="0">
                <text:p>0</text:p>
              </table:table-cell>
              <table:table-cell office:value-type="float" office:value="32075800">
                <text:p>32075800</text:p>
              </table:table-cell>
              <table:table-cell office:value-type="float" office:value="26049960">
                <text:p>26049960</text:p>
              </table:table-cell>
              <table:table-cell office:value-type="float" office:value="30327376">
                <text:p>303273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4239256">
                <text:p>34239256</text:p>
              </table:table-cell>
              <table:table-cell office:value-type="float" office:value="27751648">
                <text:p>27751648</text:p>
              </table:table-cell>
              <table:table-cell office:value-type="float" office:value="27561344">
                <text:p>27561344</text:p>
              </table:table-cell>
              <table:table-cell office:value-type="float" office:value="0">
                <text:p>0</text:p>
              </table:table-cell>
              <table:table-cell office:value-type="float" office:value="32077880">
                <text:p>32077880</text:p>
              </table:table-cell>
              <table:table-cell office:value-type="float" office:value="26049960">
                <text:p>26049960</text:p>
              </table:table-cell>
              <table:table-cell office:value-type="float" office:value="30331176">
                <text:p>303311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4240440">
                <text:p>34240440</text:p>
              </table:table-cell>
              <table:table-cell office:value-type="float" office:value="27751648">
                <text:p>27751648</text:p>
              </table:table-cell>
              <table:table-cell office:value-type="float" office:value="27566840">
                <text:p>27566840</text:p>
              </table:table-cell>
              <table:table-cell office:value-type="float" office:value="0">
                <text:p>0</text:p>
              </table:table-cell>
              <table:table-cell office:value-type="float" office:value="32079968">
                <text:p>32079968</text:p>
              </table:table-cell>
              <table:table-cell office:value-type="float" office:value="26054744">
                <text:p>26054744</text:p>
              </table:table-cell>
              <table:table-cell office:value-type="float" office:value="30417944">
                <text:p>304179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243024">
                <text:p>34243024</text:p>
              </table:table-cell>
              <table:table-cell office:value-type="float" office:value="27755992">
                <text:p>27755992</text:p>
              </table:table-cell>
              <table:table-cell office:value-type="float" office:value="27566840">
                <text:p>27566840</text:p>
              </table:table-cell>
              <table:table-cell office:value-type="float" office:value="0">
                <text:p>0</text:p>
              </table:table-cell>
              <table:table-cell office:value-type="float" office:value="32172792">
                <text:p>32172792</text:p>
              </table:table-cell>
              <table:table-cell office:value-type="float" office:value="26054744">
                <text:p>26054744</text:p>
              </table:table-cell>
              <table:table-cell office:value-type="float" office:value="30425232">
                <text:p>304252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4266128">
                <text:p>34266128</text:p>
              </table:table-cell>
              <table:table-cell office:value-type="float" office:value="27755992">
                <text:p>27755992</text:p>
              </table:table-cell>
              <table:table-cell office:value-type="float" office:value="27572072">
                <text:p>27572072</text:p>
              </table:table-cell>
              <table:table-cell office:value-type="float" office:value="0">
                <text:p>0</text:p>
              </table:table-cell>
              <table:table-cell office:value-type="float" office:value="32175664">
                <text:p>32175664</text:p>
              </table:table-cell>
              <table:table-cell office:value-type="float" office:value="26054744">
                <text:p>26054744</text:p>
              </table:table-cell>
              <table:table-cell office:value-type="float" office:value="30425736">
                <text:p>304257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4351040">
                <text:p>34351040</text:p>
              </table:table-cell>
              <table:table-cell office:value-type="float" office:value="27760336">
                <text:p>27760336</text:p>
              </table:table-cell>
              <table:table-cell office:value-type="float" office:value="27572072">
                <text:p>27572072</text:p>
              </table:table-cell>
              <table:table-cell office:value-type="float" office:value="0">
                <text:p>0</text:p>
              </table:table-cell>
              <table:table-cell office:value-type="float" office:value="32365912">
                <text:p>32365912</text:p>
              </table:table-cell>
              <table:table-cell office:value-type="float" office:value="26059528">
                <text:p>26059528</text:p>
              </table:table-cell>
              <table:table-cell office:value-type="float" office:value="30569096">
                <text:p>305690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4366992">
                <text:p>34366992</text:p>
              </table:table-cell>
              <table:table-cell office:value-type="float" office:value="27760336">
                <text:p>27760336</text:p>
              </table:table-cell>
              <table:table-cell office:value-type="float" office:value="27577304">
                <text:p>27577304</text:p>
              </table:table-cell>
              <table:table-cell office:value-type="float" office:value="0">
                <text:p>0</text:p>
              </table:table-cell>
              <table:table-cell office:value-type="float" office:value="30066512">
                <text:p>30066512</text:p>
              </table:table-cell>
              <table:table-cell office:value-type="float" office:value="26103736">
                <text:p>26103736</text:p>
              </table:table-cell>
              <table:table-cell office:value-type="float" office:value="30099952">
                <text:p>300999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4369536">
                <text:p>34369536</text:p>
              </table:table-cell>
              <table:table-cell office:value-type="float" office:value="27760336">
                <text:p>27760336</text:p>
              </table:table-cell>
              <table:table-cell office:value-type="float" office:value="27577304">
                <text:p>27577304</text:p>
              </table:table-cell>
              <table:table-cell office:value-type="float" office:value="0">
                <text:p>0</text:p>
              </table:table-cell>
              <table:table-cell office:value-type="float" office:value="30079056">
                <text:p>30079056</text:p>
              </table:table-cell>
              <table:table-cell office:value-type="float" office:value="26108784">
                <text:p>26108784</text:p>
              </table:table-cell>
              <table:table-cell office:value-type="float" office:value="30099952">
                <text:p>300999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4725344">
                <text:p>34725344</text:p>
              </table:table-cell>
              <table:table-cell office:value-type="float" office:value="27764680">
                <text:p>27764680</text:p>
              </table:table-cell>
              <table:table-cell office:value-type="float" office:value="27577304">
                <text:p>27577304</text:p>
              </table:table-cell>
              <table:table-cell office:value-type="float" office:value="0">
                <text:p>0</text:p>
              </table:table-cell>
              <table:table-cell office:value-type="float" office:value="30089432">
                <text:p>30089432</text:p>
              </table:table-cell>
              <table:table-cell office:value-type="float" office:value="26108784">
                <text:p>26108784</text:p>
              </table:table-cell>
              <table:table-cell office:value-type="float" office:value="30108480">
                <text:p>301084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868680">
                <text:p>34868680</text:p>
              </table:table-cell>
              <table:table-cell office:value-type="float" office:value="27764680">
                <text:p>27764680</text:p>
              </table:table-cell>
              <table:table-cell office:value-type="float" office:value="27582536">
                <text:p>27582536</text:p>
              </table:table-cell>
              <table:table-cell office:value-type="float" office:value="0">
                <text:p>0</text:p>
              </table:table-cell>
              <table:table-cell office:value-type="float" office:value="28986400">
                <text:p>28986400</text:p>
              </table:table-cell>
              <table:table-cell office:value-type="float" office:value="26108784">
                <text:p>26108784</text:p>
              </table:table-cell>
              <table:table-cell office:value-type="float" office:value="30113008">
                <text:p>301130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101168">
                <text:p>35101168</text:p>
              </table:table-cell>
              <table:table-cell office:value-type="float" office:value="27769024">
                <text:p>27769024</text:p>
              </table:table-cell>
              <table:table-cell office:value-type="float" office:value="27582536">
                <text:p>27582536</text:p>
              </table:table-cell>
              <table:table-cell office:value-type="float" office:value="0">
                <text:p>0</text:p>
              </table:table-cell>
              <table:table-cell office:value-type="float" office:value="28987240">
                <text:p>28987240</text:p>
              </table:table-cell>
              <table:table-cell office:value-type="float" office:value="26108784">
                <text:p>26108784</text:p>
              </table:table-cell>
              <table:table-cell office:value-type="float" office:value="30117184">
                <text:p>301171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101712">
                <text:p>35101712</text:p>
              </table:table-cell>
              <table:table-cell office:value-type="float" office:value="27871296">
                <text:p>27871296</text:p>
              </table:table-cell>
              <table:table-cell office:value-type="float" office:value="27596424">
                <text:p>27596424</text:p>
              </table:table-cell>
              <table:table-cell office:value-type="float" office:value="0">
                <text:p>0</text:p>
              </table:table-cell>
              <table:table-cell office:value-type="float" office:value="28994648">
                <text:p>28994648</text:p>
              </table:table-cell>
              <table:table-cell office:value-type="float" office:value="26108784">
                <text:p>26108784</text:p>
              </table:table-cell>
              <table:table-cell office:value-type="float" office:value="30117184">
                <text:p>301171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103280">
                <text:p>35103280</text:p>
              </table:table-cell>
              <table:table-cell office:value-type="float" office:value="27871296">
                <text:p>27871296</text:p>
              </table:table-cell>
              <table:table-cell office:value-type="float" office:value="27596424">
                <text:p>27596424</text:p>
              </table:table-cell>
              <table:table-cell office:value-type="float" office:value="0">
                <text:p>0</text:p>
              </table:table-cell>
              <table:table-cell office:value-type="float" office:value="29057928">
                <text:p>29057928</text:p>
              </table:table-cell>
              <table:table-cell office:value-type="float" office:value="26113568">
                <text:p>26113568</text:p>
              </table:table-cell>
              <table:table-cell office:value-type="float" office:value="30117184">
                <text:p>301171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172624">
                <text:p>35172624</text:p>
              </table:table-cell>
              <table:table-cell office:value-type="float" office:value="27871296">
                <text:p>27871296</text:p>
              </table:table-cell>
              <table:table-cell office:value-type="float" office:value="27596424">
                <text:p>27596424</text:p>
              </table:table-cell>
              <table:table-cell office:value-type="float" office:value="0">
                <text:p>0</text:p>
              </table:table-cell>
              <table:table-cell office:value-type="float" office:value="29059656">
                <text:p>29059656</text:p>
              </table:table-cell>
              <table:table-cell office:value-type="float" office:value="26113568">
                <text:p>26113568</text:p>
              </table:table-cell>
              <table:table-cell office:value-type="float" office:value="30117184">
                <text:p>301171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173544">
                <text:p>35173544</text:p>
              </table:table-cell>
              <table:table-cell office:value-type="float" office:value="27871296">
                <text:p>27871296</text:p>
              </table:table-cell>
              <table:table-cell office:value-type="float" office:value="27596424">
                <text:p>27596424</text:p>
              </table:table-cell>
              <table:table-cell office:value-type="float" office:value="0">
                <text:p>0</text:p>
              </table:table-cell>
              <table:table-cell office:value-type="float" office:value="29066304">
                <text:p>29066304</text:p>
              </table:table-cell>
              <table:table-cell office:value-type="float" office:value="26118352">
                <text:p>26118352</text:p>
              </table:table-cell>
              <table:table-cell office:value-type="float" office:value="30117184">
                <text:p>301171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178056">
                <text:p>35178056</text:p>
              </table:table-cell>
              <table:table-cell office:value-type="float" office:value="27942272">
                <text:p>27942272</text:p>
              </table:table-cell>
              <table:table-cell office:value-type="float" office:value="27596424">
                <text:p>27596424</text:p>
              </table:table-cell>
              <table:table-cell office:value-type="float" office:value="0">
                <text:p>0</text:p>
              </table:table-cell>
              <table:table-cell office:value-type="float" office:value="29069088">
                <text:p>29069088</text:p>
              </table:table-cell>
              <table:table-cell office:value-type="float" office:value="26122576">
                <text:p>26122576</text:p>
              </table:table-cell>
              <table:table-cell office:value-type="float" office:value="30121360">
                <text:p>3012136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5178600">
                <text:p>35178600</text:p>
              </table:table-cell>
              <table:table-cell office:value-type="float" office:value="28705512">
                <text:p>28705512</text:p>
              </table:table-cell>
              <table:table-cell office:value-type="float" office:value="27601656">
                <text:p>27601656</text:p>
              </table:table-cell>
              <table:table-cell office:value-type="float" office:value="0">
                <text:p>0</text:p>
              </table:table-cell>
              <table:table-cell office:value-type="float" office:value="29069912">
                <text:p>29069912</text:p>
              </table:table-cell>
              <table:table-cell office:value-type="float" office:value="26122576">
                <text:p>26122576</text:p>
              </table:table-cell>
              <table:table-cell office:value-type="float" office:value="30121360">
                <text:p>3012136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5180304">
                <text:p>35180304</text:p>
              </table:table-cell>
              <table:table-cell office:value-type="float" office:value="28759056">
                <text:p>28759056</text:p>
              </table:table-cell>
              <table:table-cell office:value-type="float" office:value="27601656">
                <text:p>27601656</text:p>
              </table:table-cell>
              <table:table-cell office:value-type="float" office:value="0">
                <text:p>0</text:p>
              </table:table-cell>
              <table:table-cell office:value-type="float" office:value="29072016">
                <text:p>29072016</text:p>
              </table:table-cell>
              <table:table-cell office:value-type="float" office:value="26127360">
                <text:p>26127360</text:p>
              </table:table-cell>
              <table:table-cell office:value-type="float" office:value="30127440">
                <text:p>3012744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5184552">
                <text:p>35184552</text:p>
              </table:table-cell>
              <table:table-cell office:value-type="float" office:value="28759056">
                <text:p>28759056</text:p>
              </table:table-cell>
              <table:table-cell office:value-type="float" office:value="27606888">
                <text:p>27606888</text:p>
              </table:table-cell>
              <table:table-cell office:value-type="float" office:value="0">
                <text:p>0</text:p>
              </table:table-cell>
              <table:table-cell office:value-type="float" office:value="29072840">
                <text:p>29072840</text:p>
              </table:table-cell>
              <table:table-cell office:value-type="float" office:value="26127360">
                <text:p>26127360</text:p>
              </table:table-cell>
              <table:table-cell office:value-type="float" office:value="30196888">
                <text:p>301968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5185472">
                <text:p>35185472</text:p>
              </table:table-cell>
              <table:table-cell office:value-type="float" office:value="28767880">
                <text:p>28767880</text:p>
              </table:table-cell>
              <table:table-cell office:value-type="float" office:value="27606888">
                <text:p>27606888</text:p>
              </table:table-cell>
              <table:table-cell office:value-type="float" office:value="0">
                <text:p>0</text:p>
              </table:table-cell>
              <table:table-cell office:value-type="float" office:value="29079240">
                <text:p>29079240</text:p>
              </table:table-cell>
              <table:table-cell office:value-type="float" office:value="26132144">
                <text:p>26132144</text:p>
              </table:table-cell>
              <table:table-cell office:value-type="float" office:value="30201328">
                <text:p>302013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5190080">
                <text:p>35190080</text:p>
              </table:table-cell>
              <table:table-cell office:value-type="float" office:value="27799072">
                <text:p>27799072</text:p>
              </table:table-cell>
              <table:table-cell office:value-type="float" office:value="27664848">
                <text:p>27664848</text:p>
              </table:table-cell>
              <table:table-cell office:value-type="float" office:value="0">
                <text:p>0</text:p>
              </table:table-cell>
              <table:table-cell office:value-type="float" office:value="29080664">
                <text:p>29080664</text:p>
              </table:table-cell>
              <table:table-cell office:value-type="float" office:value="26132144">
                <text:p>26132144</text:p>
              </table:table-cell>
              <table:table-cell office:value-type="float" office:value="30201328">
                <text:p>302013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193784">
                <text:p>35193784</text:p>
              </table:table-cell>
              <table:table-cell office:value-type="float" office:value="27799072">
                <text:p>27799072</text:p>
              </table:table-cell>
              <table:table-cell office:value-type="float" office:value="27664848">
                <text:p>27664848</text:p>
              </table:table-cell>
              <table:table-cell office:value-type="float" office:value="0">
                <text:p>0</text:p>
              </table:table-cell>
              <table:table-cell office:value-type="float" office:value="29082920">
                <text:p>29082920</text:p>
              </table:table-cell>
              <table:table-cell office:value-type="float" office:value="26136928">
                <text:p>26136928</text:p>
              </table:table-cell>
              <table:table-cell office:value-type="float" office:value="30201328">
                <text:p>302013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5193968">
                <text:p>35193968</text:p>
              </table:table-cell>
              <table:table-cell office:value-type="float" office:value="27803720">
                <text:p>27803720</text:p>
              </table:table-cell>
              <table:table-cell office:value-type="float" office:value="27664848">
                <text:p>27664848</text:p>
              </table:table-cell>
              <table:table-cell office:value-type="float" office:value="0">
                <text:p>0</text:p>
              </table:table-cell>
              <table:table-cell office:value-type="float" office:value="29083744">
                <text:p>29083744</text:p>
              </table:table-cell>
              <table:table-cell office:value-type="float" office:value="26136928">
                <text:p>26136928</text:p>
              </table:table-cell>
              <table:table-cell office:value-type="float" office:value="30205504">
                <text:p>302055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5194152">
                <text:p>35194152</text:p>
              </table:table-cell>
              <table:table-cell office:value-type="float" office:value="27803720">
                <text:p>27803720</text:p>
              </table:table-cell>
              <table:table-cell office:value-type="float" office:value="27670032">
                <text:p>27670032</text:p>
              </table:table-cell>
              <table:table-cell office:value-type="float" office:value="0">
                <text:p>0</text:p>
              </table:table-cell>
              <table:table-cell office:value-type="float" office:value="29085472">
                <text:p>29085472</text:p>
              </table:table-cell>
              <table:table-cell office:value-type="float" office:value="26136928">
                <text:p>26136928</text:p>
              </table:table-cell>
              <table:table-cell office:value-type="float" office:value="30205504">
                <text:p>302055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5195072">
                <text:p>35195072</text:p>
              </table:table-cell>
              <table:table-cell office:value-type="float" office:value="27803720">
                <text:p>27803720</text:p>
              </table:table-cell>
              <table:table-cell office:value-type="float" office:value="27670032">
                <text:p>27670032</text:p>
              </table:table-cell>
              <table:table-cell office:value-type="float" office:value="0">
                <text:p>0</text:p>
              </table:table-cell>
              <table:table-cell office:value-type="float" office:value="29150536">
                <text:p>29150536</text:p>
              </table:table-cell>
              <table:table-cell office:value-type="float" office:value="26141712">
                <text:p>26141712</text:p>
              </table:table-cell>
              <table:table-cell office:value-type="float" office:value="30209680">
                <text:p>302096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5264776">
                <text:p>35264776</text:p>
              </table:table-cell>
              <table:table-cell office:value-type="float" office:value="27803720">
                <text:p>27803720</text:p>
              </table:table-cell>
              <table:table-cell office:value-type="float" office:value="27670032">
                <text:p>27670032</text:p>
              </table:table-cell>
              <table:table-cell office:value-type="float" office:value="0">
                <text:p>0</text:p>
              </table:table-cell>
              <table:table-cell office:value-type="float" office:value="29151976">
                <text:p>29151976</text:p>
              </table:table-cell>
              <table:table-cell office:value-type="float" office:value="26252600">
                <text:p>26252600</text:p>
              </table:table-cell>
              <table:table-cell office:value-type="float" office:value="30209680">
                <text:p>302096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5266344">
                <text:p>35266344</text:p>
              </table:table-cell>
              <table:table-cell office:value-type="float" office:value="27808064">
                <text:p>27808064</text:p>
              </table:table-cell>
              <table:table-cell office:value-type="float" office:value="27670032">
                <text:p>27670032</text:p>
              </table:table-cell>
              <table:table-cell office:value-type="float" office:value="0">
                <text:p>0</text:p>
              </table:table-cell>
              <table:table-cell office:value-type="float" office:value="29164824">
                <text:p>29164824</text:p>
              </table:table-cell>
              <table:table-cell office:value-type="float" office:value="26257648">
                <text:p>26257648</text:p>
              </table:table-cell>
              <table:table-cell office:value-type="float" office:value="30209680">
                <text:p>302096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293576">
                <text:p>34293576</text:p>
              </table:table-cell>
              <table:table-cell office:value-type="float" office:value="27808064">
                <text:p>27808064</text:p>
              </table:table-cell>
              <table:table-cell office:value-type="float" office:value="27675216">
                <text:p>27675216</text:p>
              </table:table-cell>
              <table:table-cell office:value-type="float" office:value="0">
                <text:p>0</text:p>
              </table:table-cell>
              <table:table-cell office:value-type="float" office:value="29165800">
                <text:p>29165800</text:p>
              </table:table-cell>
              <table:table-cell office:value-type="float" office:value="26257648">
                <text:p>26257648</text:p>
              </table:table-cell>
              <table:table-cell office:value-type="float" office:value="30209680">
                <text:p>302096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4294496">
                <text:p>34294496</text:p>
              </table:table-cell>
              <table:table-cell office:value-type="float" office:value="27808064">
                <text:p>27808064</text:p>
              </table:table-cell>
              <table:table-cell office:value-type="float" office:value="27675216">
                <text:p>27675216</text:p>
              </table:table-cell>
              <table:table-cell office:value-type="float" office:value="0">
                <text:p>0</text:p>
              </table:table-cell>
              <table:table-cell office:value-type="float" office:value="29171504">
                <text:p>29171504</text:p>
              </table:table-cell>
              <table:table-cell office:value-type="float" office:value="26257648">
                <text:p>26257648</text:p>
              </table:table-cell>
              <table:table-cell office:value-type="float" office:value="30213792">
                <text:p>302137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294696">
                <text:p>34294696</text:p>
              </table:table-cell>
              <table:table-cell office:value-type="float" office:value="27812408">
                <text:p>27812408</text:p>
              </table:table-cell>
              <table:table-cell office:value-type="float" office:value="27675216">
                <text:p>27675216</text:p>
              </table:table-cell>
              <table:table-cell office:value-type="float" office:value="0">
                <text:p>0</text:p>
              </table:table-cell>
              <table:table-cell office:value-type="float" office:value="29172944">
                <text:p>29172944</text:p>
              </table:table-cell>
              <table:table-cell office:value-type="float" office:value="26257648">
                <text:p>26257648</text:p>
              </table:table-cell>
              <table:table-cell office:value-type="float" office:value="30217968">
                <text:p>302179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4299344">
                <text:p>34299344</text:p>
              </table:table-cell>
              <table:table-cell office:value-type="float" office:value="27916656">
                <text:p>27916656</text:p>
              </table:table-cell>
              <table:table-cell office:value-type="float" office:value="27734040">
                <text:p>27734040</text:p>
              </table:table-cell>
              <table:table-cell office:value-type="float" office:value="0">
                <text:p>0</text:p>
              </table:table-cell>
              <table:table-cell office:value-type="float" office:value="29175368">
                <text:p>29175368</text:p>
              </table:table-cell>
              <table:table-cell office:value-type="float" office:value="26257648">
                <text:p>26257648</text:p>
              </table:table-cell>
              <table:table-cell office:value-type="float" office:value="30217968">
                <text:p>302179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4300952">
                <text:p>34300952</text:p>
              </table:table-cell>
              <table:table-cell office:value-type="float" office:value="27921536">
                <text:p>27921536</text:p>
              </table:table-cell>
              <table:table-cell office:value-type="float" office:value="27734040">
                <text:p>27734040</text:p>
              </table:table-cell>
              <table:table-cell office:value-type="float" office:value="0">
                <text:p>0</text:p>
              </table:table-cell>
              <table:table-cell office:value-type="float" office:value="29177008">
                <text:p>29177008</text:p>
              </table:table-cell>
              <table:table-cell office:value-type="float" office:value="26262432">
                <text:p>26262432</text:p>
              </table:table-cell>
              <table:table-cell office:value-type="float" office:value="30222144">
                <text:p>302221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4301136">
                <text:p>34301136</text:p>
              </table:table-cell>
              <table:table-cell office:value-type="float" office:value="27921536">
                <text:p>27921536</text:p>
              </table:table-cell>
              <table:table-cell office:value-type="float" office:value="27739224">
                <text:p>27739224</text:p>
              </table:table-cell>
              <table:table-cell office:value-type="float" office:value="0">
                <text:p>0</text:p>
              </table:table-cell>
              <table:table-cell office:value-type="float" office:value="29178736">
                <text:p>29178736</text:p>
              </table:table-cell>
              <table:table-cell office:value-type="float" office:value="26263320">
                <text:p>26263320</text:p>
              </table:table-cell>
              <table:table-cell office:value-type="float" office:value="30222144">
                <text:p>302221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4302192">
                <text:p>34302192</text:p>
              </table:table-cell>
              <table:table-cell office:value-type="float" office:value="27925824">
                <text:p>27925824</text:p>
              </table:table-cell>
              <table:table-cell office:value-type="float" office:value="27739224">
                <text:p>27739224</text:p>
              </table:table-cell>
              <table:table-cell office:value-type="float" office:value="0">
                <text:p>0</text:p>
              </table:table-cell>
              <table:table-cell office:value-type="float" office:value="29183552">
                <text:p>29183552</text:p>
              </table:table-cell>
              <table:table-cell office:value-type="float" office:value="26320008">
                <text:p>26320008</text:p>
              </table:table-cell>
              <table:table-cell office:value-type="float" office:value="30226320">
                <text:p>3022632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4306800">
                <text:p>34306800</text:p>
              </table:table-cell>
              <table:table-cell office:value-type="float" office:value="27925824">
                <text:p>27925824</text:p>
              </table:table-cell>
              <table:table-cell office:value-type="float" office:value="27744408">
                <text:p>27744408</text:p>
              </table:table-cell>
              <table:table-cell office:value-type="float" office:value="0">
                <text:p>0</text:p>
              </table:table-cell>
              <table:table-cell office:value-type="float" office:value="29185880">
                <text:p>29185880</text:p>
              </table:table-cell>
              <table:table-cell office:value-type="float" office:value="26408056">
                <text:p>26408056</text:p>
              </table:table-cell>
              <table:table-cell office:value-type="float" office:value="30226320">
                <text:p>3022632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315584">
                <text:p>34315584</text:p>
              </table:table-cell>
              <table:table-cell office:value-type="float" office:value="27925824">
                <text:p>27925824</text:p>
              </table:table-cell>
              <table:table-cell office:value-type="float" office:value="27744408">
                <text:p>27744408</text:p>
              </table:table-cell>
              <table:table-cell office:value-type="float" office:value="0">
                <text:p>0</text:p>
              </table:table-cell>
              <table:table-cell office:value-type="float" office:value="29249216">
                <text:p>29249216</text:p>
              </table:table-cell>
              <table:table-cell office:value-type="float" office:value="26416728">
                <text:p>26416728</text:p>
              </table:table-cell>
              <table:table-cell office:value-type="float" office:value="30226320">
                <text:p>3022632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315768">
                <text:p>34315768</text:p>
              </table:table-cell>
              <table:table-cell office:value-type="float" office:value="27930552">
                <text:p>27930552</text:p>
              </table:table-cell>
              <table:table-cell office:value-type="float" office:value="27744408">
                <text:p>27744408</text:p>
              </table:table-cell>
              <table:table-cell office:value-type="float" office:value="0">
                <text:p>0</text:p>
              </table:table-cell>
              <table:table-cell office:value-type="float" office:value="29251640">
                <text:p>29251640</text:p>
              </table:table-cell>
              <table:table-cell office:value-type="float" office:value="26417320">
                <text:p>26417320</text:p>
              </table:table-cell>
              <table:table-cell office:value-type="float" office:value="30226320">
                <text:p>302263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4381112">
                <text:p>34381112</text:p>
              </table:table-cell>
              <table:table-cell office:value-type="float" office:value="27930552">
                <text:p>27930552</text:p>
              </table:table-cell>
              <table:table-cell office:value-type="float" office:value="27744408">
                <text:p>27744408</text:p>
              </table:table-cell>
              <table:table-cell office:value-type="float" office:value="0">
                <text:p>0</text:p>
              </table:table-cell>
              <table:table-cell office:value-type="float" office:value="29252464">
                <text:p>29252464</text:p>
              </table:table-cell>
              <table:table-cell office:value-type="float" office:value="26418208">
                <text:p>26418208</text:p>
              </table:table-cell>
              <table:table-cell office:value-type="float" office:value="30295280">
                <text:p>3029528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4382048">
                <text:p>34382048</text:p>
              </table:table-cell>
              <table:table-cell office:value-type="float" office:value="27935368">
                <text:p>27935368</text:p>
              </table:table-cell>
              <table:table-cell office:value-type="float" office:value="27744408">
                <text:p>27744408</text:p>
              </table:table-cell>
              <table:table-cell office:value-type="float" office:value="0">
                <text:p>0</text:p>
              </table:table-cell>
              <table:table-cell office:value-type="float" office:value="29258944">
                <text:p>29258944</text:p>
              </table:table-cell>
              <table:table-cell office:value-type="float" office:value="26472792">
                <text:p>26472792</text:p>
              </table:table-cell>
              <table:table-cell office:value-type="float" office:value="30299704">
                <text:p>302997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4386920">
                <text:p>34386920</text:p>
              </table:table-cell>
              <table:table-cell office:value-type="float" office:value="27960344">
                <text:p>27960344</text:p>
              </table:table-cell>
              <table:table-cell office:value-type="float" office:value="27758248">
                <text:p>27758248</text:p>
              </table:table-cell>
              <table:table-cell office:value-type="float" office:value="0">
                <text:p>0</text:p>
              </table:table-cell>
              <table:table-cell office:value-type="float" office:value="29260368">
                <text:p>29260368</text:p>
              </table:table-cell>
              <table:table-cell office:value-type="float" office:value="26473384">
                <text:p>26473384</text:p>
              </table:table-cell>
              <table:table-cell office:value-type="float" office:value="30299704">
                <text:p>302997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388488">
                <text:p>34388488</text:p>
              </table:table-cell>
              <table:table-cell office:value-type="float" office:value="27961520">
                <text:p>27961520</text:p>
              </table:table-cell>
              <table:table-cell office:value-type="float" office:value="27758248">
                <text:p>27758248</text:p>
              </table:table-cell>
              <table:table-cell office:value-type="float" office:value="0">
                <text:p>0</text:p>
              </table:table-cell>
              <table:table-cell office:value-type="float" office:value="29266432">
                <text:p>29266432</text:p>
              </table:table-cell>
              <table:table-cell office:value-type="float" office:value="26478760">
                <text:p>26478760</text:p>
              </table:table-cell>
              <table:table-cell office:value-type="float" office:value="30303864">
                <text:p>303038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393120">
                <text:p>34393120</text:p>
              </table:table-cell>
              <table:table-cell office:value-type="float" office:value="27961520">
                <text:p>27961520</text:p>
              </table:table-cell>
              <table:table-cell office:value-type="float" office:value="27758248">
                <text:p>27758248</text:p>
              </table:table-cell>
              <table:table-cell office:value-type="float" office:value="0">
                <text:p>0</text:p>
              </table:table-cell>
              <table:table-cell office:value-type="float" office:value="29269088">
                <text:p>29269088</text:p>
              </table:table-cell>
              <table:table-cell office:value-type="float" office:value="26479352">
                <text:p>26479352</text:p>
              </table:table-cell>
              <table:table-cell office:value-type="float" office:value="30303864">
                <text:p>303038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4394040">
                <text:p>34394040</text:p>
              </table:table-cell>
              <table:table-cell office:value-type="float" office:value="27961520">
                <text:p>27961520</text:p>
              </table:table-cell>
              <table:table-cell office:value-type="float" office:value="27763432">
                <text:p>27763432</text:p>
              </table:table-cell>
              <table:table-cell office:value-type="float" office:value="0">
                <text:p>0</text:p>
              </table:table-cell>
              <table:table-cell office:value-type="float" office:value="29269928">
                <text:p>29269928</text:p>
              </table:table-cell>
              <table:table-cell office:value-type="float" office:value="26484728">
                <text:p>26484728</text:p>
              </table:table-cell>
              <table:table-cell office:value-type="float" office:value="30303864">
                <text:p>303038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4394224">
                <text:p>34394224</text:p>
              </table:table-cell>
              <table:table-cell office:value-type="float" office:value="27965808">
                <text:p>27965808</text:p>
              </table:table-cell>
              <table:table-cell office:value-type="float" office:value="27763432">
                <text:p>27763432</text:p>
              </table:table-cell>
              <table:table-cell office:value-type="float" office:value="0">
                <text:p>0</text:p>
              </table:table-cell>
              <table:table-cell office:value-type="float" office:value="29276384">
                <text:p>29276384</text:p>
              </table:table-cell>
              <table:table-cell office:value-type="float" office:value="26540784">
                <text:p>26540784</text:p>
              </table:table-cell>
              <table:table-cell office:value-type="float" office:value="30303864">
                <text:p>303038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4398832">
                <text:p>34398832</text:p>
              </table:table-cell>
              <table:table-cell office:value-type="float" office:value="27965808">
                <text:p>27965808</text:p>
              </table:table-cell>
              <table:table-cell office:value-type="float" office:value="27763432">
                <text:p>27763432</text:p>
              </table:table-cell>
              <table:table-cell office:value-type="float" office:value="0">
                <text:p>0</text:p>
              </table:table-cell>
              <table:table-cell office:value-type="float" office:value="29277208">
                <text:p>29277208</text:p>
              </table:table-cell>
              <table:table-cell office:value-type="float" office:value="26844280">
                <text:p>26844280</text:p>
              </table:table-cell>
              <table:table-cell office:value-type="float" office:value="30303864">
                <text:p>303038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400416">
                <text:p>34400416</text:p>
              </table:table-cell>
              <table:table-cell office:value-type="float" office:value="27970096">
                <text:p>27970096</text:p>
              </table:table-cell>
              <table:table-cell office:value-type="float" office:value="27763432">
                <text:p>27763432</text:p>
              </table:table-cell>
              <table:table-cell office:value-type="float" office:value="0">
                <text:p>0</text:p>
              </table:table-cell>
              <table:table-cell office:value-type="float" office:value="29279312">
                <text:p>29279312</text:p>
              </table:table-cell>
              <table:table-cell office:value-type="float" office:value="26844904">
                <text:p>26844904</text:p>
              </table:table-cell>
              <table:table-cell office:value-type="float" office:value="30308024">
                <text:p>303080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4404664">
                <text:p>34404664</text:p>
              </table:table-cell>
              <table:table-cell office:value-type="float" office:value="27970096">
                <text:p>27970096</text:p>
              </table:table-cell>
              <table:table-cell office:value-type="float" office:value="27768616">
                <text:p>27768616</text:p>
              </table:table-cell>
              <table:table-cell office:value-type="float" office:value="0">
                <text:p>0</text:p>
              </table:table-cell>
              <table:table-cell office:value-type="float" office:value="29280832">
                <text:p>29280832</text:p>
              </table:table-cell>
              <table:table-cell office:value-type="float" office:value="26061624">
                <text:p>26061624</text:p>
              </table:table-cell>
              <table:table-cell office:value-type="float" office:value="30454080">
                <text:p>304540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4405584">
                <text:p>34405584</text:p>
              </table:table-cell>
              <table:table-cell office:value-type="float" office:value="27974384">
                <text:p>27974384</text:p>
              </table:table-cell>
              <table:table-cell office:value-type="float" office:value="27768616">
                <text:p>27768616</text:p>
              </table:table-cell>
              <table:table-cell office:value-type="float" office:value="0">
                <text:p>0</text:p>
              </table:table-cell>
              <table:table-cell office:value-type="float" office:value="29345032">
                <text:p>29345032</text:p>
              </table:table-cell>
              <table:table-cell office:value-type="float" office:value="26073168">
                <text:p>26073168</text:p>
              </table:table-cell>
              <table:table-cell office:value-type="float" office:value="30459504">
                <text:p>304595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474912">
                <text:p>34474912</text:p>
              </table:table-cell>
              <table:table-cell office:value-type="float" office:value="28079512">
                <text:p>28079512</text:p>
              </table:table-cell>
              <table:table-cell office:value-type="float" office:value="27869464">
                <text:p>27869464</text:p>
              </table:table-cell>
              <table:table-cell office:value-type="float" office:value="0">
                <text:p>0</text:p>
              </table:table-cell>
              <table:table-cell office:value-type="float" office:value="29346488">
                <text:p>29346488</text:p>
              </table:table-cell>
              <table:table-cell office:value-type="float" office:value="26133544">
                <text:p>26133544</text:p>
              </table:table-cell>
              <table:table-cell office:value-type="float" office:value="30459504">
                <text:p>304595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4475592">
                <text:p>34475592</text:p>
              </table:table-cell>
              <table:table-cell office:value-type="float" office:value="28081136">
                <text:p>28081136</text:p>
              </table:table-cell>
              <table:table-cell office:value-type="float" office:value="27874912">
                <text:p>27874912</text:p>
              </table:table-cell>
              <table:table-cell office:value-type="float" office:value="0">
                <text:p>0</text:p>
              </table:table-cell>
              <table:table-cell office:value-type="float" office:value="29348232">
                <text:p>29348232</text:p>
              </table:table-cell>
              <table:table-cell office:value-type="float" office:value="26227936">
                <text:p>26227936</text:p>
              </table:table-cell>
              <table:table-cell office:value-type="float" office:value="30459504">
                <text:p>304595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4477160">
                <text:p>34477160</text:p>
              </table:table-cell>
              <table:table-cell office:value-type="float" office:value="28151056">
                <text:p>28151056</text:p>
              </table:table-cell>
              <table:table-cell office:value-type="float" office:value="27874912">
                <text:p>27874912</text:p>
              </table:table-cell>
              <table:table-cell office:value-type="float" office:value="0">
                <text:p>0</text:p>
              </table:table-cell>
              <table:table-cell office:value-type="float" office:value="29353656">
                <text:p>29353656</text:p>
              </table:table-cell>
              <table:table-cell office:value-type="float" office:value="26232544">
                <text:p>26232544</text:p>
              </table:table-cell>
              <table:table-cell office:value-type="float" office:value="30459504">
                <text:p>304595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481672">
                <text:p>34481672</text:p>
              </table:table-cell>
              <table:table-cell office:value-type="float" office:value="28151648">
                <text:p>28151648</text:p>
              </table:table-cell>
              <table:table-cell office:value-type="float" office:value="27874912">
                <text:p>27874912</text:p>
              </table:table-cell>
              <table:table-cell office:value-type="float" office:value="0">
                <text:p>0</text:p>
              </table:table-cell>
              <table:table-cell office:value-type="float" office:value="29355384">
                <text:p>29355384</text:p>
              </table:table-cell>
              <table:table-cell office:value-type="float" office:value="26233168">
                <text:p>26233168</text:p>
              </table:table-cell>
              <table:table-cell office:value-type="float" office:value="30459504">
                <text:p>304595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4482592">
                <text:p>34482592</text:p>
              </table:table-cell>
              <table:table-cell office:value-type="float" office:value="28156528">
                <text:p>28156528</text:p>
              </table:table-cell>
              <table:table-cell office:value-type="float" office:value="27874912">
                <text:p>27874912</text:p>
              </table:table-cell>
              <table:table-cell office:value-type="float" office:value="0">
                <text:p>0</text:p>
              </table:table-cell>
              <table:table-cell office:value-type="float" office:value="29360880">
                <text:p>29360880</text:p>
              </table:table-cell>
              <table:table-cell office:value-type="float" office:value="26409856">
                <text:p>26409856</text:p>
              </table:table-cell>
              <table:table-cell office:value-type="float" office:value="29648000">
                <text:p>29648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4487200">
                <text:p>34487200</text:p>
              </table:table-cell>
              <table:table-cell office:value-type="float" office:value="28157120">
                <text:p>28157120</text:p>
              </table:table-cell>
              <table:table-cell office:value-type="float" office:value="27880096">
                <text:p>27880096</text:p>
              </table:table-cell>
              <table:table-cell office:value-type="float" office:value="0">
                <text:p>0</text:p>
              </table:table-cell>
              <table:table-cell office:value-type="float" office:value="29363208">
                <text:p>29363208</text:p>
              </table:table-cell>
              <table:table-cell office:value-type="float" office:value="26507632">
                <text:p>26507632</text:p>
              </table:table-cell>
              <table:table-cell office:value-type="float" office:value="28680744">
                <text:p>286807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111528">
                <text:p>42111528</text:p>
              </table:table-cell>
              <table:table-cell office:value-type="float" office:value="28157696">
                <text:p>28157696</text:p>
              </table:table-cell>
              <table:table-cell office:value-type="float" office:value="27880096">
                <text:p>27880096</text:p>
              </table:table-cell>
              <table:table-cell office:value-type="float" office:value="0">
                <text:p>0</text:p>
              </table:table-cell>
              <table:table-cell office:value-type="float" office:value="29368368">
                <text:p>29368368</text:p>
              </table:table-cell>
              <table:table-cell office:value-type="float" office:value="26517568">
                <text:p>26517568</text:p>
              </table:table-cell>
              <table:table-cell office:value-type="float" office:value="28680744">
                <text:p>286807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0479808">
                <text:p>30479808</text:p>
              </table:table-cell>
              <table:table-cell office:value-type="float" office:value="28230952">
                <text:p>28230952</text:p>
              </table:table-cell>
              <table:table-cell office:value-type="float" office:value="27880096">
                <text:p>27880096</text:p>
              </table:table-cell>
              <table:table-cell office:value-type="float" office:value="0">
                <text:p>0</text:p>
              </table:table-cell>
              <table:table-cell office:value-type="float" office:value="29370264">
                <text:p>29370264</text:p>
              </table:table-cell>
              <table:table-cell office:value-type="float" office:value="26517568">
                <text:p>26517568</text:p>
              </table:table-cell>
              <table:table-cell office:value-type="float" office:value="28694096">
                <text:p>286940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0480104">
                <text:p>30480104</text:p>
              </table:table-cell>
              <table:table-cell office:value-type="float" office:value="28231544">
                <text:p>28231544</text:p>
              </table:table-cell>
              <table:table-cell office:value-type="float" office:value="27885280">
                <text:p>27885280</text:p>
              </table:table-cell>
              <table:table-cell office:value-type="float" office:value="0">
                <text:p>0</text:p>
              </table:table-cell>
              <table:table-cell office:value-type="float" office:value="29371088">
                <text:p>29371088</text:p>
              </table:table-cell>
              <table:table-cell office:value-type="float" office:value="26517568">
                <text:p>26517568</text:p>
              </table:table-cell>
              <table:table-cell office:value-type="float" office:value="28831528">
                <text:p>288315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0624736">
                <text:p>30624736</text:p>
              </table:table-cell>
              <table:table-cell office:value-type="float" office:value="28232432">
                <text:p>28232432</text:p>
              </table:table-cell>
              <table:table-cell office:value-type="float" office:value="27885280">
                <text:p>27885280</text:p>
              </table:table-cell>
              <table:table-cell office:value-type="float" office:value="0">
                <text:p>0</text:p>
              </table:table-cell>
              <table:table-cell office:value-type="float" office:value="29470800">
                <text:p>29470800</text:p>
              </table:table-cell>
              <table:table-cell office:value-type="float" office:value="26517568">
                <text:p>26517568</text:p>
              </table:table-cell>
              <table:table-cell office:value-type="float" office:value="28831528">
                <text:p>288315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0632504">
                <text:p>30632504</text:p>
              </table:table-cell>
              <table:table-cell office:value-type="float" office:value="28348776">
                <text:p>28348776</text:p>
              </table:table-cell>
              <table:table-cell office:value-type="float" office:value="27937616">
                <text:p>27937616</text:p>
              </table:table-cell>
              <table:table-cell office:value-type="float" office:value="0">
                <text:p>0</text:p>
              </table:table-cell>
              <table:table-cell office:value-type="float" office:value="29473968">
                <text:p>29473968</text:p>
              </table:table-cell>
              <table:table-cell office:value-type="float" office:value="26517568">
                <text:p>26517568</text:p>
              </table:table-cell>
              <table:table-cell office:value-type="float" office:value="28831528">
                <text:p>288315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0634400">
                <text:p>30634400</text:p>
              </table:table-cell>
              <table:table-cell office:value-type="float" office:value="28353624">
                <text:p>28353624</text:p>
              </table:table-cell>
              <table:table-cell office:value-type="float" office:value="27937616">
                <text:p>27937616</text:p>
              </table:table-cell>
              <table:table-cell office:value-type="float" office:value="0">
                <text:p>0</text:p>
              </table:table-cell>
              <table:table-cell office:value-type="float" office:value="29537328">
                <text:p>29537328</text:p>
              </table:table-cell>
              <table:table-cell office:value-type="float" office:value="26523264">
                <text:p>26523264</text:p>
              </table:table-cell>
              <table:table-cell office:value-type="float" office:value="26452920">
                <text:p>264529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704080">
                <text:p>30704080</text:p>
              </table:table-cell>
              <table:table-cell office:value-type="float" office:value="28423392">
                <text:p>28423392</text:p>
              </table:table-cell>
              <table:table-cell office:value-type="float" office:value="27943208">
                <text:p>27943208</text:p>
              </table:table-cell>
              <table:table-cell office:value-type="float" office:value="0">
                <text:p>0</text:p>
              </table:table-cell>
              <table:table-cell office:value-type="float" office:value="29539208">
                <text:p>29539208</text:p>
              </table:table-cell>
              <table:table-cell office:value-type="float" office:value="26523264">
                <text:p>26523264</text:p>
              </table:table-cell>
              <table:table-cell office:value-type="float" office:value="26452920">
                <text:p>2645292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704376">
                <text:p>30704376</text:p>
              </table:table-cell>
              <table:table-cell office:value-type="float" office:value="28423984">
                <text:p>28423984</text:p>
              </table:table-cell>
              <table:table-cell office:value-type="float" office:value="27943208">
                <text:p>27943208</text:p>
              </table:table-cell>
              <table:table-cell office:value-type="float" office:value="0">
                <text:p>0</text:p>
              </table:table-cell>
              <table:table-cell office:value-type="float" office:value="29544272">
                <text:p>29544272</text:p>
              </table:table-cell>
              <table:table-cell office:value-type="float" office:value="26528032">
                <text:p>26528032</text:p>
              </table:table-cell>
              <table:table-cell office:value-type="float" office:value="26452920">
                <text:p>264529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705408">
                <text:p>30705408</text:p>
              </table:table-cell>
              <table:table-cell office:value-type="float" office:value="28428864">
                <text:p>28428864</text:p>
              </table:table-cell>
              <table:table-cell office:value-type="float" office:value="27943208">
                <text:p>27943208</text:p>
              </table:table-cell>
              <table:table-cell office:value-type="float" office:value="0">
                <text:p>0</text:p>
              </table:table-cell>
              <table:table-cell office:value-type="float" office:value="29546968">
                <text:p>29546968</text:p>
              </table:table-cell>
              <table:table-cell office:value-type="float" office:value="26532224">
                <text:p>26532224</text:p>
              </table:table-cell>
              <table:table-cell office:value-type="float" office:value="26457080">
                <text:p>264570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710424">
                <text:p>30710424</text:p>
              </table:table-cell>
              <table:table-cell office:value-type="float" office:value="28429456">
                <text:p>28429456</text:p>
              </table:table-cell>
              <table:table-cell office:value-type="float" office:value="27948392">
                <text:p>27948392</text:p>
              </table:table-cell>
              <table:table-cell office:value-type="float" office:value="0">
                <text:p>0</text:p>
              </table:table-cell>
              <table:table-cell office:value-type="float" office:value="29548504">
                <text:p>29548504</text:p>
              </table:table-cell>
              <table:table-cell office:value-type="float" office:value="26532224">
                <text:p>26532224</text:p>
              </table:table-cell>
              <table:table-cell office:value-type="float" office:value="26457080">
                <text:p>264570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712104">
                <text:p>30712104</text:p>
              </table:table-cell>
              <table:table-cell office:value-type="float" office:value="28434336">
                <text:p>28434336</text:p>
              </table:table-cell>
              <table:table-cell office:value-type="float" office:value="27948392">
                <text:p>27948392</text:p>
              </table:table-cell>
              <table:table-cell office:value-type="float" office:value="0">
                <text:p>0</text:p>
              </table:table-cell>
              <table:table-cell office:value-type="float" office:value="29554568">
                <text:p>29554568</text:p>
              </table:table-cell>
              <table:table-cell office:value-type="float" office:value="26537264">
                <text:p>26537264</text:p>
              </table:table-cell>
              <table:table-cell office:value-type="float" office:value="26461240">
                <text:p>264612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712400">
                <text:p>30712400</text:p>
              </table:table-cell>
              <table:table-cell office:value-type="float" office:value="28507144">
                <text:p>28507144</text:p>
              </table:table-cell>
              <table:table-cell office:value-type="float" office:value="27953576">
                <text:p>27953576</text:p>
              </table:table-cell>
              <table:table-cell office:value-type="float" office:value="0">
                <text:p>0</text:p>
              </table:table-cell>
              <table:table-cell office:value-type="float" office:value="29555848">
                <text:p>29555848</text:p>
              </table:table-cell>
              <table:table-cell office:value-type="float" office:value="26537264">
                <text:p>26537264</text:p>
              </table:table-cell>
              <table:table-cell office:value-type="float" office:value="26287296">
                <text:p>262872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713680">
                <text:p>30713680</text:p>
              </table:table-cell>
              <table:table-cell office:value-type="float" office:value="28512024">
                <text:p>28512024</text:p>
              </table:table-cell>
              <table:table-cell office:value-type="float" office:value="27953576">
                <text:p>27953576</text:p>
              </table:table-cell>
              <table:table-cell office:value-type="float" office:value="0">
                <text:p>0</text:p>
              </table:table-cell>
              <table:table-cell office:value-type="float" office:value="29561552">
                <text:p>29561552</text:p>
              </table:table-cell>
              <table:table-cell office:value-type="float" office:value="26541976">
                <text:p>26541976</text:p>
              </table:table-cell>
              <table:table-cell office:value-type="float" office:value="26294032">
                <text:p>262940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718512">
                <text:p>30718512</text:p>
              </table:table-cell>
              <table:table-cell office:value-type="float" office:value="28516912">
                <text:p>28516912</text:p>
              </table:table-cell>
              <table:table-cell office:value-type="float" office:value="27962376">
                <text:p>27962376</text:p>
              </table:table-cell>
              <table:table-cell office:value-type="float" office:value="0">
                <text:p>0</text:p>
              </table:table-cell>
              <table:table-cell office:value-type="float" office:value="29562992">
                <text:p>29562992</text:p>
              </table:table-cell>
              <table:table-cell office:value-type="float" office:value="26541976">
                <text:p>26541976</text:p>
              </table:table-cell>
              <table:table-cell office:value-type="float" office:value="26294032">
                <text:p>262940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719456">
                <text:p>30719456</text:p>
              </table:table-cell>
              <table:table-cell office:value-type="float" office:value="28517632">
                <text:p>28517632</text:p>
              </table:table-cell>
              <table:table-cell office:value-type="float" office:value="27962376">
                <text:p>27962376</text:p>
              </table:table-cell>
              <table:table-cell office:value-type="float" office:value="0">
                <text:p>0</text:p>
              </table:table-cell>
              <table:table-cell office:value-type="float" office:value="29568696">
                <text:p>29568696</text:p>
              </table:table-cell>
              <table:table-cell office:value-type="float" office:value="26546688">
                <text:p>26546688</text:p>
              </table:table-cell>
              <table:table-cell office:value-type="float" office:value="26294032">
                <text:p>262940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720488">
                <text:p>30720488</text:p>
              </table:table-cell>
              <table:table-cell office:value-type="float" office:value="28523200">
                <text:p>28523200</text:p>
              </table:table-cell>
              <table:table-cell office:value-type="float" office:value="27962376">
                <text:p>27962376</text:p>
              </table:table-cell>
              <table:table-cell office:value-type="float" office:value="0">
                <text:p>0</text:p>
              </table:table-cell>
              <table:table-cell office:value-type="float" office:value="29570576">
                <text:p>29570576</text:p>
              </table:table-cell>
              <table:table-cell office:value-type="float" office:value="26546688">
                <text:p>26546688</text:p>
              </table:table-cell>
              <table:table-cell office:value-type="float" office:value="26294032">
                <text:p>262940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720784">
                <text:p>30720784</text:p>
              </table:table-cell>
              <table:table-cell office:value-type="float" office:value="28599848">
                <text:p>28599848</text:p>
              </table:table-cell>
              <table:table-cell office:value-type="float" office:value="27967560">
                <text:p>27967560</text:p>
              </table:table-cell>
              <table:table-cell office:value-type="float" office:value="0">
                <text:p>0</text:p>
              </table:table-cell>
              <table:table-cell office:value-type="float" office:value="29572304">
                <text:p>29572304</text:p>
              </table:table-cell>
              <table:table-cell office:value-type="float" office:value="26546688">
                <text:p>26546688</text:p>
              </table:table-cell>
              <table:table-cell office:value-type="float" office:value="26294032">
                <text:p>262940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721832">
                <text:p>30721832</text:p>
              </table:table-cell>
              <table:table-cell office:value-type="float" office:value="28600856">
                <text:p>28600856</text:p>
              </table:table-cell>
              <table:table-cell office:value-type="float" office:value="27967560">
                <text:p>27967560</text:p>
              </table:table-cell>
              <table:table-cell office:value-type="float" office:value="0">
                <text:p>0</text:p>
              </table:table-cell>
              <table:table-cell office:value-type="float" office:value="29631336">
                <text:p>29631336</text:p>
              </table:table-cell>
              <table:table-cell office:value-type="float" office:value="26546688">
                <text:p>26546688</text:p>
              </table:table-cell>
              <table:table-cell office:value-type="float" office:value="26298192">
                <text:p>262981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855800">
                <text:p>30855800</text:p>
              </table:table-cell>
              <table:table-cell office:value-type="float" office:value="28601864">
                <text:p>28601864</text:p>
              </table:table-cell>
              <table:table-cell office:value-type="float" office:value="27972744">
                <text:p>27972744</text:p>
              </table:table-cell>
              <table:table-cell office:value-type="float" office:value="0">
                <text:p>0</text:p>
              </table:table-cell>
              <table:table-cell office:value-type="float" office:value="29633664">
                <text:p>29633664</text:p>
              </table:table-cell>
              <table:table-cell office:value-type="float" office:value="26605888">
                <text:p>26605888</text:p>
              </table:table-cell>
              <table:table-cell office:value-type="float" office:value="26298192">
                <text:p>262981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858280">
                <text:p>30858280</text:p>
              </table:table-cell>
              <table:table-cell office:value-type="float" office:value="28607888">
                <text:p>28607888</text:p>
              </table:table-cell>
              <table:table-cell office:value-type="float" office:value="27972744">
                <text:p>27972744</text:p>
              </table:table-cell>
              <table:table-cell office:value-type="float" office:value="0">
                <text:p>0</text:p>
              </table:table-cell>
              <table:table-cell office:value-type="float" office:value="29639088">
                <text:p>29639088</text:p>
              </table:table-cell>
              <table:table-cell office:value-type="float" office:value="26610864">
                <text:p>26610864</text:p>
              </table:table-cell>
              <table:table-cell office:value-type="float" office:value="26302352">
                <text:p>2630235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954472">
                <text:p>30954472</text:p>
              </table:table-cell>
              <table:table-cell office:value-type="float" office:value="28684648">
                <text:p>28684648</text:p>
              </table:table-cell>
              <table:table-cell office:value-type="float" office:value="27972744">
                <text:p>27972744</text:p>
              </table:table-cell>
              <table:table-cell office:value-type="float" office:value="0">
                <text:p>0</text:p>
              </table:table-cell>
              <table:table-cell office:value-type="float" office:value="29641512">
                <text:p>29641512</text:p>
              </table:table-cell>
              <table:table-cell office:value-type="float" office:value="26610864">
                <text:p>26610864</text:p>
              </table:table-cell>
              <table:table-cell office:value-type="float" office:value="26302352">
                <text:p>2630235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955400">
                <text:p>30955400</text:p>
              </table:table-cell>
              <table:table-cell office:value-type="float" office:value="28686440">
                <text:p>28686440</text:p>
              </table:table-cell>
              <table:table-cell office:value-type="float" office:value="27972744">
                <text:p>27972744</text:p>
              </table:table-cell>
              <table:table-cell office:value-type="float" office:value="0">
                <text:p>0</text:p>
              </table:table-cell>
              <table:table-cell office:value-type="float" office:value="29643256">
                <text:p>29643256</text:p>
              </table:table-cell>
              <table:table-cell office:value-type="float" office:value="26615576">
                <text:p>26615576</text:p>
              </table:table-cell>
              <table:table-cell office:value-type="float" office:value="26453912">
                <text:p>264539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958056">
                <text:p>30958056</text:p>
              </table:table-cell>
              <table:table-cell office:value-type="float" office:value="27797936">
                <text:p>27797936</text:p>
              </table:table-cell>
              <table:table-cell office:value-type="float" office:value="27972744">
                <text:p>27972744</text:p>
              </table:table-cell>
              <table:table-cell office:value-type="float" office:value="0">
                <text:p>0</text:p>
              </table:table-cell>
              <table:table-cell office:value-type="float" office:value="29648656">
                <text:p>29648656</text:p>
              </table:table-cell>
              <table:table-cell office:value-type="float" office:value="26615576">
                <text:p>26615576</text:p>
              </table:table-cell>
              <table:table-cell office:value-type="float" office:value="26547192">
                <text:p>265471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959944">
                <text:p>30959944</text:p>
              </table:table-cell>
              <table:table-cell office:value-type="float" office:value="27935432">
                <text:p>27935432</text:p>
              </table:table-cell>
              <table:table-cell office:value-type="float" office:value="28030912">
                <text:p>28030912</text:p>
              </table:table-cell>
              <table:table-cell office:value-type="float" office:value="0">
                <text:p>0</text:p>
              </table:table-cell>
              <table:table-cell office:value-type="float" office:value="29650536">
                <text:p>29650536</text:p>
              </table:table-cell>
              <table:table-cell office:value-type="float" office:value="26615576">
                <text:p>26615576</text:p>
              </table:table-cell>
              <table:table-cell office:value-type="float" office:value="26548680">
                <text:p>265486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1104664">
                <text:p>31104664</text:p>
              </table:table-cell>
              <table:table-cell office:value-type="float" office:value="28195424">
                <text:p>28195424</text:p>
              </table:table-cell>
              <table:table-cell office:value-type="float" office:value="28030912">
                <text:p>28030912</text:p>
              </table:table-cell>
              <table:table-cell office:value-type="float" office:value="0">
                <text:p>0</text:p>
              </table:table-cell>
              <table:table-cell office:value-type="float" office:value="29713744">
                <text:p>29713744</text:p>
              </table:table-cell>
              <table:table-cell office:value-type="float" office:value="26620288">
                <text:p>26620288</text:p>
              </table:table-cell>
              <table:table-cell office:value-type="float" office:value="26549912">
                <text:p>265499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1204680">
                <text:p>31204680</text:p>
              </table:table-cell>
              <table:table-cell office:value-type="float" office:value="28195424">
                <text:p>28195424</text:p>
              </table:table-cell>
              <table:table-cell office:value-type="float" office:value="28036096">
                <text:p>28036096</text:p>
              </table:table-cell>
              <table:table-cell office:value-type="float" office:value="0">
                <text:p>0</text:p>
              </table:table-cell>
              <table:table-cell office:value-type="float" office:value="29716168">
                <text:p>29716168</text:p>
              </table:table-cell>
              <table:table-cell office:value-type="float" office:value="26620288">
                <text:p>26620288</text:p>
              </table:table-cell>
              <table:table-cell office:value-type="float" office:value="26551032">
                <text:p>265510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424304">
                <text:p>31424304</text:p>
              </table:table-cell>
              <table:table-cell office:value-type="float" office:value="28195424">
                <text:p>28195424</text:p>
              </table:table-cell>
              <table:table-cell office:value-type="float" office:value="28036096">
                <text:p>28036096</text:p>
              </table:table-cell>
              <table:table-cell office:value-type="float" office:value="0">
                <text:p>0</text:p>
              </table:table-cell>
              <table:table-cell office:value-type="float" office:value="29720984">
                <text:p>29720984</text:p>
              </table:table-cell>
              <table:table-cell office:value-type="float" office:value="26625000">
                <text:p>26625000</text:p>
              </table:table-cell>
              <table:table-cell office:value-type="float" office:value="26552264">
                <text:p>265522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425336">
                <text:p>31425336</text:p>
              </table:table-cell>
              <table:table-cell office:value-type="float" office:value="28199752">
                <text:p>28199752</text:p>
              </table:table-cell>
              <table:table-cell office:value-type="float" office:value="28036096">
                <text:p>28036096</text:p>
              </table:table-cell>
              <table:table-cell office:value-type="float" office:value="0">
                <text:p>0</text:p>
              </table:table-cell>
              <table:table-cell office:value-type="float" office:value="29723312">
                <text:p>29723312</text:p>
              </table:table-cell>
              <table:table-cell office:value-type="float" office:value="26679776">
                <text:p>26679776</text:p>
              </table:table-cell>
              <table:table-cell office:value-type="float" office:value="26642048">
                <text:p>266420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425992">
                <text:p>31425992</text:p>
              </table:table-cell>
              <table:table-cell office:value-type="float" office:value="28199752">
                <text:p>28199752</text:p>
              </table:table-cell>
              <table:table-cell office:value-type="float" office:value="28036096">
                <text:p>28036096</text:p>
              </table:table-cell>
              <table:table-cell office:value-type="float" office:value="0">
                <text:p>0</text:p>
              </table:table-cell>
              <table:table-cell office:value-type="float" office:value="29724136">
                <text:p>29724136</text:p>
              </table:table-cell>
              <table:table-cell office:value-type="float" office:value="26679776">
                <text:p>26679776</text:p>
              </table:table-cell>
              <table:table-cell office:value-type="float" office:value="26643280">
                <text:p>266432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431984">
                <text:p>31431984</text:p>
              </table:table-cell>
              <table:table-cell office:value-type="float" office:value="28204040">
                <text:p>28204040</text:p>
              </table:table-cell>
              <table:table-cell office:value-type="float" office:value="28036096">
                <text:p>28036096</text:p>
              </table:table-cell>
              <table:table-cell office:value-type="float" office:value="0">
                <text:p>0</text:p>
              </table:table-cell>
              <table:table-cell office:value-type="float" office:value="29784720">
                <text:p>29784720</text:p>
              </table:table-cell>
              <table:table-cell office:value-type="float" office:value="26679776">
                <text:p>26679776</text:p>
              </table:table-cell>
              <table:table-cell office:value-type="float" office:value="26790344">
                <text:p>267903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503048">
                <text:p>31503048</text:p>
              </table:table-cell>
              <table:table-cell office:value-type="float" office:value="28204040">
                <text:p>28204040</text:p>
              </table:table-cell>
              <table:table-cell office:value-type="float" office:value="28041280">
                <text:p>28041280</text:p>
              </table:table-cell>
              <table:table-cell office:value-type="float" office:value="0">
                <text:p>0</text:p>
              </table:table-cell>
              <table:table-cell office:value-type="float" office:value="29785560">
                <text:p>29785560</text:p>
              </table:table-cell>
              <table:table-cell office:value-type="float" office:value="26679776">
                <text:p>26679776</text:p>
              </table:table-cell>
              <table:table-cell office:value-type="float" office:value="27013920">
                <text:p>270139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504080">
                <text:p>31504080</text:p>
              </table:table-cell>
              <table:table-cell office:value-type="float" office:value="28208328">
                <text:p>28208328</text:p>
              </table:table-cell>
              <table:table-cell office:value-type="float" office:value="28041280">
                <text:p>28041280</text:p>
              </table:table-cell>
              <table:table-cell office:value-type="float" office:value="0">
                <text:p>0</text:p>
              </table:table-cell>
              <table:table-cell office:value-type="float" office:value="29792528">
                <text:p>29792528</text:p>
              </table:table-cell>
              <table:table-cell office:value-type="float" office:value="26684752">
                <text:p>26684752</text:p>
              </table:table-cell>
              <table:table-cell office:value-type="float" office:value="27018080">
                <text:p>2701808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509176">
                <text:p>31509176</text:p>
              </table:table-cell>
              <table:table-cell office:value-type="float" office:value="28212568">
                <text:p>28212568</text:p>
              </table:table-cell>
              <table:table-cell office:value-type="float" office:value="28055200">
                <text:p>28055200</text:p>
              </table:table-cell>
              <table:table-cell office:value-type="float" office:value="0">
                <text:p>0</text:p>
              </table:table-cell>
              <table:table-cell office:value-type="float" office:value="29793952">
                <text:p>29793952</text:p>
              </table:table-cell>
              <table:table-cell office:value-type="float" office:value="26684752">
                <text:p>26684752</text:p>
              </table:table-cell>
              <table:table-cell office:value-type="float" office:value="27018080">
                <text:p>2701808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512240">
                <text:p>31512240</text:p>
              </table:table-cell>
              <table:table-cell office:value-type="float" office:value="28212568">
                <text:p>28212568</text:p>
              </table:table-cell>
              <table:table-cell office:value-type="float" office:value="28055200">
                <text:p>28055200</text:p>
              </table:table-cell>
              <table:table-cell office:value-type="float" office:value="0">
                <text:p>0</text:p>
              </table:table-cell>
              <table:table-cell office:value-type="float" office:value="29800016">
                <text:p>29800016</text:p>
              </table:table-cell>
              <table:table-cell office:value-type="float" office:value="26689720">
                <text:p>26689720</text:p>
              </table:table-cell>
              <table:table-cell office:value-type="float" office:value="27018080">
                <text:p>2701808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571640">
                <text:p>30571640</text:p>
              </table:table-cell>
              <table:table-cell office:value-type="float" office:value="28216856">
                <text:p>28216856</text:p>
              </table:table-cell>
              <table:table-cell office:value-type="float" office:value="28055200">
                <text:p>28055200</text:p>
              </table:table-cell>
              <table:table-cell office:value-type="float" office:value="0">
                <text:p>0</text:p>
              </table:table-cell>
              <table:table-cell office:value-type="float" office:value="29800840">
                <text:p>29800840</text:p>
              </table:table-cell>
              <table:table-cell office:value-type="float" office:value="26689720">
                <text:p>26689720</text:p>
              </table:table-cell>
              <table:table-cell office:value-type="float" office:value="27018080">
                <text:p>2701808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0576168">
                <text:p>30576168</text:p>
              </table:table-cell>
              <table:table-cell office:value-type="float" office:value="28216856">
                <text:p>28216856</text:p>
              </table:table-cell>
              <table:table-cell office:value-type="float" office:value="28060384">
                <text:p>28060384</text:p>
              </table:table-cell>
              <table:table-cell office:value-type="float" office:value="0">
                <text:p>0</text:p>
              </table:table-cell>
              <table:table-cell office:value-type="float" office:value="29802736">
                <text:p>29802736</text:p>
              </table:table-cell>
              <table:table-cell office:value-type="float" office:value="26689720">
                <text:p>26689720</text:p>
              </table:table-cell>
              <table:table-cell office:value-type="float" office:value="27018080">
                <text:p>2701808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577200">
                <text:p>30577200</text:p>
              </table:table-cell>
              <table:table-cell office:value-type="float" office:value="28216856">
                <text:p>28216856</text:p>
              </table:table-cell>
              <table:table-cell office:value-type="float" office:value="28060384">
                <text:p>28060384</text:p>
              </table:table-cell>
              <table:table-cell office:value-type="float" office:value="0">
                <text:p>0</text:p>
              </table:table-cell>
              <table:table-cell office:value-type="float" office:value="29808232">
                <text:p>29808232</text:p>
              </table:table-cell>
              <table:table-cell office:value-type="float" office:value="26694384">
                <text:p>26694384</text:p>
              </table:table-cell>
              <table:table-cell office:value-type="float" office:value="27022240">
                <text:p>2702224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581936">
                <text:p>30581936</text:p>
              </table:table-cell>
              <table:table-cell office:value-type="float" office:value="28216856">
                <text:p>28216856</text:p>
              </table:table-cell>
              <table:table-cell office:value-type="float" office:value="28065568">
                <text:p>28065568</text:p>
              </table:table-cell>
              <table:table-cell office:value-type="float" office:value="0">
                <text:p>0</text:p>
              </table:table-cell>
              <table:table-cell office:value-type="float" office:value="29810560">
                <text:p>29810560</text:p>
              </table:table-cell>
              <table:table-cell office:value-type="float" office:value="26698520">
                <text:p>26698520</text:p>
              </table:table-cell>
              <table:table-cell office:value-type="float" office:value="27022240">
                <text:p>2702224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582920">
                <text:p>30582920</text:p>
              </table:table-cell>
              <table:table-cell office:value-type="float" office:value="28221144">
                <text:p>28221144</text:p>
              </table:table-cell>
              <table:table-cell office:value-type="float" office:value="28065568">
                <text:p>28065568</text:p>
              </table:table-cell>
              <table:table-cell office:value-type="float" office:value="0">
                <text:p>0</text:p>
              </table:table-cell>
              <table:table-cell office:value-type="float" office:value="29811744">
                <text:p>29811744</text:p>
              </table:table-cell>
              <table:table-cell office:value-type="float" office:value="26703168">
                <text:p>26703168</text:p>
              </table:table-cell>
              <table:table-cell office:value-type="float" office:value="27026400">
                <text:p>270264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583952">
                <text:p>30583952</text:p>
              </table:table-cell>
              <table:table-cell office:value-type="float" office:value="28221144">
                <text:p>28221144</text:p>
              </table:table-cell>
              <table:table-cell office:value-type="float" office:value="28065568">
                <text:p>28065568</text:p>
              </table:table-cell>
              <table:table-cell office:value-type="float" office:value="0">
                <text:p>0</text:p>
              </table:table-cell>
              <table:table-cell office:value-type="float" office:value="29813488">
                <text:p>29813488</text:p>
              </table:table-cell>
              <table:table-cell office:value-type="float" office:value="26703168">
                <text:p>26703168</text:p>
              </table:table-cell>
              <table:table-cell office:value-type="float" office:value="27026400">
                <text:p>270264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584264">
                <text:p>30584264</text:p>
              </table:table-cell>
              <table:table-cell office:value-type="float" office:value="28221144">
                <text:p>28221144</text:p>
              </table:table-cell>
              <table:table-cell office:value-type="float" office:value="28065568">
                <text:p>28065568</text:p>
              </table:table-cell>
              <table:table-cell office:value-type="float" office:value="0">
                <text:p>0</text:p>
              </table:table-cell>
              <table:table-cell office:value-type="float" office:value="29815216">
                <text:p>29815216</text:p>
              </table:table-cell>
              <table:table-cell office:value-type="float" office:value="26707832">
                <text:p>26707832</text:p>
              </table:table-cell>
              <table:table-cell office:value-type="float" office:value="27163568">
                <text:p>271635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585296">
                <text:p>30585296</text:p>
              </table:table-cell>
              <table:table-cell office:value-type="float" office:value="28225432">
                <text:p>28225432</text:p>
              </table:table-cell>
              <table:table-cell office:value-type="float" office:value="28065568">
                <text:p>28065568</text:p>
              </table:table-cell>
              <table:table-cell office:value-type="float" office:value="0">
                <text:p>0</text:p>
              </table:table-cell>
              <table:table-cell office:value-type="float" office:value="28704832">
                <text:p>28704832</text:p>
              </table:table-cell>
              <table:table-cell office:value-type="float" office:value="26707832">
                <text:p>26707832</text:p>
              </table:table-cell>
              <table:table-cell office:value-type="float" office:value="26249304">
                <text:p>262493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656552">
                <text:p>30656552</text:p>
              </table:table-cell>
              <table:table-cell office:value-type="float" office:value="28347096">
                <text:p>28347096</text:p>
              </table:table-cell>
              <table:table-cell office:value-type="float" office:value="27112392">
                <text:p>27112392</text:p>
              </table:table-cell>
              <table:table-cell office:value-type="float" office:value="0">
                <text:p>0</text:p>
              </table:table-cell>
              <table:table-cell office:value-type="float" office:value="28706624">
                <text:p>28706624</text:p>
              </table:table-cell>
              <table:table-cell office:value-type="float" office:value="26707832">
                <text:p>26707832</text:p>
              </table:table-cell>
              <table:table-cell office:value-type="float" office:value="26251320">
                <text:p>262513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0658248">
                <text:p>30658248</text:p>
              </table:table-cell>
              <table:table-cell office:value-type="float" office:value="28438928">
                <text:p>28438928</text:p>
              </table:table-cell>
              <table:table-cell office:value-type="float" office:value="27112392">
                <text:p>27112392</text:p>
              </table:table-cell>
              <table:table-cell office:value-type="float" office:value="0">
                <text:p>0</text:p>
              </table:table-cell>
              <table:table-cell office:value-type="float" office:value="28714040">
                <text:p>28714040</text:p>
              </table:table-cell>
              <table:table-cell office:value-type="float" office:value="26707832">
                <text:p>26707832</text:p>
              </table:table-cell>
              <table:table-cell office:value-type="float" office:value="26252552">
                <text:p>262525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662984">
                <text:p>30662984</text:p>
              </table:table-cell>
              <table:table-cell office:value-type="float" office:value="28440720">
                <text:p>28440720</text:p>
              </table:table-cell>
              <table:table-cell office:value-type="float" office:value="27117576">
                <text:p>27117576</text:p>
              </table:table-cell>
              <table:table-cell office:value-type="float" office:value="0">
                <text:p>0</text:p>
              </table:table-cell>
              <table:table-cell office:value-type="float" office:value="28715848">
                <text:p>28715848</text:p>
              </table:table-cell>
              <table:table-cell office:value-type="float" office:value="26707832">
                <text:p>26707832</text:p>
              </table:table-cell>
              <table:table-cell office:value-type="float" office:value="26253560">
                <text:p>2625356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663280">
                <text:p>30663280</text:p>
              </table:table-cell>
              <table:table-cell office:value-type="float" office:value="28570160">
                <text:p>28570160</text:p>
              </table:table-cell>
              <table:table-cell office:value-type="float" office:value="27117576">
                <text:p>27117576</text:p>
              </table:table-cell>
              <table:table-cell office:value-type="float" office:value="0">
                <text:p>0</text:p>
              </table:table-cell>
              <table:table-cell office:value-type="float" office:value="28720696">
                <text:p>28720696</text:p>
              </table:table-cell>
              <table:table-cell office:value-type="float" office:value="26712496">
                <text:p>26712496</text:p>
              </table:table-cell>
              <table:table-cell office:value-type="float" office:value="26263296">
                <text:p>262632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0668488">
                <text:p>30668488</text:p>
              </table:table-cell>
              <table:table-cell office:value-type="float" office:value="28571984">
                <text:p>28571984</text:p>
              </table:table-cell>
              <table:table-cell office:value-type="float" office:value="27117576">
                <text:p>27117576</text:p>
              </table:table-cell>
              <table:table-cell office:value-type="float" office:value="0">
                <text:p>0</text:p>
              </table:table-cell>
              <table:table-cell office:value-type="float" office:value="28723088">
                <text:p>28723088</text:p>
              </table:table-cell>
              <table:table-cell office:value-type="float" office:value="26812160">
                <text:p>26812160</text:p>
              </table:table-cell>
              <table:table-cell office:value-type="float" office:value="26350264">
                <text:p>2635026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669392">
                <text:p>30669392</text:p>
              </table:table-cell>
              <table:table-cell office:value-type="float" office:value="28573544">
                <text:p>28573544</text:p>
              </table:table-cell>
              <table:table-cell office:value-type="float" office:value="27122760">
                <text:p>27122760</text:p>
              </table:table-cell>
              <table:table-cell office:value-type="float" office:value="0">
                <text:p>0</text:p>
              </table:table-cell>
              <table:table-cell office:value-type="float" office:value="28725368">
                <text:p>28725368</text:p>
              </table:table-cell>
              <table:table-cell office:value-type="float" office:value="26818712">
                <text:p>26818712</text:p>
              </table:table-cell>
              <table:table-cell office:value-type="float" office:value="26351496">
                <text:p>263514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0671072">
                <text:p>30671072</text:p>
              </table:table-cell>
              <table:table-cell office:value-type="float" office:value="28577832">
                <text:p>28577832</text:p>
              </table:table-cell>
              <table:table-cell office:value-type="float" office:value="27122760">
                <text:p>27122760</text:p>
              </table:table-cell>
              <table:table-cell office:value-type="float" office:value="0">
                <text:p>0</text:p>
              </table:table-cell>
              <table:table-cell office:value-type="float" office:value="28727520">
                <text:p>28727520</text:p>
              </table:table-cell>
              <table:table-cell office:value-type="float" office:value="26883720">
                <text:p>26883720</text:p>
              </table:table-cell>
              <table:table-cell office:value-type="float" office:value="26356664">
                <text:p>263566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0675544">
                <text:p>30675544</text:p>
              </table:table-cell>
              <table:table-cell office:value-type="float" office:value="27854232">
                <text:p>27854232</text:p>
              </table:table-cell>
              <table:table-cell office:value-type="float" office:value="27127944">
                <text:p>27127944</text:p>
              </table:table-cell>
              <table:table-cell office:value-type="float" office:value="0">
                <text:p>0</text:p>
              </table:table-cell>
              <table:table-cell office:value-type="float" office:value="28728408">
                <text:p>28728408</text:p>
              </table:table-cell>
              <table:table-cell office:value-type="float" office:value="26398288">
                <text:p>26398288</text:p>
              </table:table-cell>
              <table:table-cell office:value-type="float" office:value="26362408">
                <text:p>263624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0676576">
                <text:p>30676576</text:p>
              </table:table-cell>
              <table:table-cell office:value-type="float" office:value="27858560">
                <text:p>27858560</text:p>
              </table:table-cell>
              <table:table-cell office:value-type="float" office:value="27127944">
                <text:p>27127944</text:p>
              </table:table-cell>
              <table:table-cell office:value-type="float" office:value="0">
                <text:p>0</text:p>
              </table:table-cell>
              <table:table-cell office:value-type="float" office:value="28734160">
                <text:p>28734160</text:p>
              </table:table-cell>
              <table:table-cell office:value-type="float" office:value="26402992">
                <text:p>26402992</text:p>
              </table:table-cell>
              <table:table-cell office:value-type="float" office:value="26367800">
                <text:p>263678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0677248">
                <text:p>30677248</text:p>
              </table:table-cell>
              <table:table-cell office:value-type="float" office:value="27867304">
                <text:p>27867304</text:p>
              </table:table-cell>
              <table:table-cell office:value-type="float" office:value="27303576">
                <text:p>27303576</text:p>
              </table:table-cell>
              <table:table-cell office:value-type="float" office:value="0">
                <text:p>0</text:p>
              </table:table-cell>
              <table:table-cell office:value-type="float" office:value="28737920">
                <text:p>28737920</text:p>
              </table:table-cell>
              <table:table-cell office:value-type="float" office:value="26402992">
                <text:p>26402992</text:p>
              </table:table-cell>
              <table:table-cell office:value-type="float" office:value="26453776">
                <text:p>264537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0678192">
                <text:p>30678192</text:p>
              </table:table-cell>
              <table:table-cell office:value-type="float" office:value="27867304">
                <text:p>27867304</text:p>
              </table:table-cell>
              <table:table-cell office:value-type="float" office:value="27303576">
                <text:p>27303576</text:p>
              </table:table-cell>
              <table:table-cell office:value-type="float" office:value="0">
                <text:p>0</text:p>
              </table:table-cell>
              <table:table-cell office:value-type="float" office:value="26048240">
                <text:p>26048240</text:p>
              </table:table-cell>
              <table:table-cell office:value-type="float" office:value="26402992">
                <text:p>26402992</text:p>
              </table:table-cell>
              <table:table-cell office:value-type="float" office:value="26455008">
                <text:p>264550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0610224">
                <text:p>30610224</text:p>
              </table:table-cell>
              <table:table-cell office:value-type="float" office:value="27871592">
                <text:p>27871592</text:p>
              </table:table-cell>
              <table:table-cell office:value-type="float" office:value="27303616">
                <text:p>27303616</text:p>
              </table:table-cell>
              <table:table-cell office:value-type="float" office:value="0">
                <text:p>0</text:p>
              </table:table-cell>
              <table:table-cell office:value-type="float" office:value="26050544">
                <text:p>26050544</text:p>
              </table:table-cell>
              <table:table-cell office:value-type="float" office:value="26407792">
                <text:p>26407792</text:p>
              </table:table-cell>
              <table:table-cell office:value-type="float" office:value="26460400">
                <text:p>264604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323512">
                <text:p>27323512</text:p>
              </table:table-cell>
              <table:table-cell office:value-type="float" office:value="27871592">
                <text:p>27871592</text:p>
              </table:table-cell>
              <table:table-cell office:value-type="float" office:value="27303616">
                <text:p>27303616</text:p>
              </table:table-cell>
              <table:table-cell office:value-type="float" office:value="0">
                <text:p>0</text:p>
              </table:table-cell>
              <table:table-cell office:value-type="float" office:value="26052336">
                <text:p>26052336</text:p>
              </table:table-cell>
              <table:table-cell office:value-type="float" office:value="26407792">
                <text:p>26407792</text:p>
              </table:table-cell>
              <table:table-cell office:value-type="float" office:value="26462248">
                <text:p>2646224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324624">
                <text:p>27324624</text:p>
              </table:table-cell>
              <table:table-cell office:value-type="float" office:value="27875880">
                <text:p>27875880</text:p>
              </table:table-cell>
              <table:table-cell office:value-type="float" office:value="27303616">
                <text:p>27303616</text:p>
              </table:table-cell>
              <table:table-cell office:value-type="float" office:value="0">
                <text:p>0</text:p>
              </table:table-cell>
              <table:table-cell office:value-type="float" office:value="26060312">
                <text:p>26060312</text:p>
              </table:table-cell>
              <table:table-cell office:value-type="float" office:value="26412456">
                <text:p>26412456</text:p>
              </table:table-cell>
              <table:table-cell office:value-type="float" office:value="26466912">
                <text:p>264669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7331176">
                <text:p>27331176</text:p>
              </table:table-cell>
              <table:table-cell office:value-type="float" office:value="27875880">
                <text:p>27875880</text:p>
              </table:table-cell>
              <table:table-cell office:value-type="float" office:value="27308800">
                <text:p>27308800</text:p>
              </table:table-cell>
              <table:table-cell office:value-type="float" office:value="0">
                <text:p>0</text:p>
              </table:table-cell>
              <table:table-cell office:value-type="float" office:value="26061984">
                <text:p>26061984</text:p>
              </table:table-cell>
              <table:table-cell office:value-type="float" office:value="26420008">
                <text:p>26420008</text:p>
              </table:table-cell>
              <table:table-cell office:value-type="float" office:value="26558304">
                <text:p>265583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7333040">
                <text:p>27333040</text:p>
              </table:table-cell>
              <table:table-cell office:value-type="float" office:value="27880168">
                <text:p>27880168</text:p>
              </table:table-cell>
              <table:table-cell office:value-type="float" office:value="27308800">
                <text:p>27308800</text:p>
              </table:table-cell>
              <table:table-cell office:value-type="float" office:value="0">
                <text:p>0</text:p>
              </table:table-cell>
              <table:table-cell office:value-type="float" office:value="26064368">
                <text:p>26064368</text:p>
              </table:table-cell>
              <table:table-cell office:value-type="float" office:value="26424672">
                <text:p>26424672</text:p>
              </table:table-cell>
              <table:table-cell office:value-type="float" office:value="26561248">
                <text:p>265612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7337512">
                <text:p>27337512</text:p>
              </table:table-cell>
              <table:table-cell office:value-type="float" office:value="27880168">
                <text:p>27880168</text:p>
              </table:table-cell>
              <table:table-cell office:value-type="float" office:value="27313984">
                <text:p>27313984</text:p>
              </table:table-cell>
              <table:table-cell office:value-type="float" office:value="0">
                <text:p>0</text:p>
              </table:table-cell>
              <table:table-cell office:value-type="float" office:value="26066176">
                <text:p>26066176</text:p>
              </table:table-cell>
              <table:table-cell office:value-type="float" office:value="26424672">
                <text:p>26424672</text:p>
              </table:table-cell>
              <table:table-cell office:value-type="float" office:value="26562984">
                <text:p>265629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7337808">
                <text:p>27337808</text:p>
              </table:table-cell>
              <table:table-cell office:value-type="float" office:value="27880168">
                <text:p>27880168</text:p>
              </table:table-cell>
              <table:table-cell office:value-type="float" office:value="27313984">
                <text:p>27313984</text:p>
              </table:table-cell>
              <table:table-cell office:value-type="float" office:value="0">
                <text:p>0</text:p>
              </table:table-cell>
              <table:table-cell office:value-type="float" office:value="26071928">
                <text:p>26071928</text:p>
              </table:table-cell>
              <table:table-cell office:value-type="float" office:value="26424672">
                <text:p>26424672</text:p>
              </table:table-cell>
              <table:table-cell office:value-type="float" office:value="26707904">
                <text:p>267079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7338856">
                <text:p>27338856</text:p>
              </table:table-cell>
              <table:table-cell office:value-type="float" office:value="27880168">
                <text:p>27880168</text:p>
              </table:table-cell>
              <table:table-cell office:value-type="float" office:value="27313984">
                <text:p>27313984</text:p>
              </table:table-cell>
              <table:table-cell office:value-type="float" office:value="0">
                <text:p>0</text:p>
              </table:table-cell>
              <table:table-cell office:value-type="float" office:value="26073432">
                <text:p>26073432</text:p>
              </table:table-cell>
              <table:table-cell office:value-type="float" office:value="26424672">
                <text:p>26424672</text:p>
              </table:table-cell>
              <table:table-cell office:value-type="float" office:value="26715560">
                <text:p>2671556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7339512">
                <text:p>27339512</text:p>
              </table:table-cell>
              <table:table-cell office:value-type="float" office:value="28016248">
                <text:p>28016248</text:p>
              </table:table-cell>
              <table:table-cell office:value-type="float" office:value="27366520">
                <text:p>27366520</text:p>
              </table:table-cell>
              <table:table-cell office:value-type="float" office:value="0">
                <text:p>0</text:p>
              </table:table-cell>
              <table:table-cell office:value-type="float" office:value="26075224">
                <text:p>26075224</text:p>
              </table:table-cell>
              <table:table-cell office:value-type="float" office:value="26424672">
                <text:p>26424672</text:p>
              </table:table-cell>
              <table:table-cell office:value-type="float" office:value="26715560">
                <text:p>2671556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341192">
                <text:p>27341192</text:p>
              </table:table-cell>
              <table:table-cell office:value-type="float" office:value="28109720">
                <text:p>28109720</text:p>
              </table:table-cell>
              <table:table-cell office:value-type="float" office:value="27366520">
                <text:p>27366520</text:p>
              </table:table-cell>
              <table:table-cell office:value-type="float" office:value="0">
                <text:p>0</text:p>
              </table:table-cell>
              <table:table-cell office:value-type="float" office:value="26146320">
                <text:p>26146320</text:p>
              </table:table-cell>
              <table:table-cell office:value-type="float" office:value="26429336">
                <text:p>26429336</text:p>
              </table:table-cell>
              <table:table-cell office:value-type="float" office:value="26808832">
                <text:p>268088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7345664">
                <text:p>27345664</text:p>
              </table:table-cell>
              <table:table-cell office:value-type="float" office:value="28109720">
                <text:p>28109720</text:p>
              </table:table-cell>
              <table:table-cell office:value-type="float" office:value="27371968">
                <text:p>27371968</text:p>
              </table:table-cell>
              <table:table-cell office:value-type="float" office:value="0">
                <text:p>0</text:p>
              </table:table-cell>
              <table:table-cell office:value-type="float" office:value="26149032">
                <text:p>26149032</text:p>
              </table:table-cell>
              <table:table-cell office:value-type="float" office:value="26429336">
                <text:p>26429336</text:p>
              </table:table-cell>
              <table:table-cell office:value-type="float" office:value="26810432">
                <text:p>268104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7346944">
                <text:p>27346944</text:p>
              </table:table-cell>
              <table:table-cell office:value-type="float" office:value="28115016">
                <text:p>28115016</text:p>
              </table:table-cell>
              <table:table-cell office:value-type="float" office:value="27371968">
                <text:p>27371968</text:p>
              </table:table-cell>
              <table:table-cell office:value-type="float" office:value="0">
                <text:p>0</text:p>
              </table:table-cell>
              <table:table-cell office:value-type="float" office:value="26212464">
                <text:p>26212464</text:p>
              </table:table-cell>
              <table:table-cell office:value-type="float" office:value="26434000">
                <text:p>26434000</text:p>
              </table:table-cell>
              <table:table-cell office:value-type="float" office:value="26821656">
                <text:p>268216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7418120">
                <text:p>27418120</text:p>
              </table:table-cell>
              <table:table-cell office:value-type="float" office:value="28116136">
                <text:p>28116136</text:p>
              </table:table-cell>
              <table:table-cell office:value-type="float" office:value="27377152">
                <text:p>27377152</text:p>
              </table:table-cell>
              <table:table-cell office:value-type="float" office:value="0">
                <text:p>0</text:p>
              </table:table-cell>
              <table:table-cell office:value-type="float" office:value="26216976">
                <text:p>26216976</text:p>
              </table:table-cell>
              <table:table-cell office:value-type="float" office:value="26541552">
                <text:p>26541552</text:p>
              </table:table-cell>
              <table:table-cell office:value-type="float" office:value="26822888">
                <text:p>268228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7419064">
                <text:p>27419064</text:p>
              </table:table-cell>
              <table:table-cell office:value-type="float" office:value="28117256">
                <text:p>28117256</text:p>
              </table:table-cell>
              <table:table-cell office:value-type="float" office:value="27377152">
                <text:p>27377152</text:p>
              </table:table-cell>
              <table:table-cell office:value-type="float" office:value="0">
                <text:p>0</text:p>
              </table:table-cell>
              <table:table-cell office:value-type="float" office:value="26226800">
                <text:p>26226800</text:p>
              </table:table-cell>
              <table:table-cell office:value-type="float" office:value="26548488">
                <text:p>26548488</text:p>
              </table:table-cell>
              <table:table-cell office:value-type="float" office:value="26824120">
                <text:p>268241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7420440">
                <text:p>27420440</text:p>
              </table:table-cell>
              <table:table-cell office:value-type="float" office:value="28210880">
                <text:p>28210880</text:p>
              </table:table-cell>
              <table:table-cell office:value-type="float" office:value="27377152">
                <text:p>27377152</text:p>
              </table:table-cell>
              <table:table-cell office:value-type="float" office:value="0">
                <text:p>0</text:p>
              </table:table-cell>
              <table:table-cell office:value-type="float" office:value="31167664">
                <text:p>31167664</text:p>
              </table:table-cell>
              <table:table-cell office:value-type="float" office:value="26614744">
                <text:p>26614744</text:p>
              </table:table-cell>
              <table:table-cell office:value-type="float" office:value="26911712">
                <text:p>269117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7425176">
                <text:p>27425176</text:p>
              </table:table-cell>
              <table:table-cell office:value-type="float" office:value="28211888">
                <text:p>28211888</text:p>
              </table:table-cell>
              <table:table-cell office:value-type="float" office:value="27382608">
                <text:p>27382608</text:p>
              </table:table-cell>
              <table:table-cell office:value-type="float" office:value="0">
                <text:p>0</text:p>
              </table:table-cell>
              <table:table-cell office:value-type="float" office:value="26549176">
                <text:p>26549176</text:p>
              </table:table-cell>
              <table:table-cell office:value-type="float" office:value="26616120">
                <text:p>26616120</text:p>
              </table:table-cell>
              <table:table-cell office:value-type="float" office:value="27054792">
                <text:p>270547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7426224">
                <text:p>27426224</text:p>
              </table:table-cell>
              <table:table-cell office:value-type="float" office:value="28217392">
                <text:p>28217392</text:p>
              </table:table-cell>
              <table:table-cell office:value-type="float" office:value="27382608">
                <text:p>27382608</text:p>
              </table:table-cell>
              <table:table-cell office:value-type="float" office:value="0">
                <text:p>0</text:p>
              </table:table-cell>
              <table:table-cell office:value-type="float" office:value="26557192">
                <text:p>26557192</text:p>
              </table:table-cell>
              <table:table-cell office:value-type="float" office:value="26621408">
                <text:p>26621408</text:p>
              </table:table-cell>
              <table:table-cell office:value-type="float" office:value="27056024">
                <text:p>270560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7426880">
                <text:p>27426880</text:p>
              </table:table-cell>
              <table:table-cell office:value-type="float" office:value="28428488">
                <text:p>28428488</text:p>
              </table:table-cell>
              <table:table-cell office:value-type="float" office:value="27440744">
                <text:p>27440744</text:p>
              </table:table-cell>
              <table:table-cell office:value-type="float" office:value="0">
                <text:p>0</text:p>
              </table:table-cell>
              <table:table-cell office:value-type="float" office:value="26558864">
                <text:p>26558864</text:p>
              </table:table-cell>
              <table:table-cell office:value-type="float" office:value="26622664">
                <text:p>26622664</text:p>
              </table:table-cell>
              <table:table-cell office:value-type="float" office:value="27057872">
                <text:p>270578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7427824">
                <text:p>27427824</text:p>
              </table:table-cell>
              <table:table-cell office:value-type="float" office:value="28434672">
                <text:p>28434672</text:p>
              </table:table-cell>
              <table:table-cell office:value-type="float" office:value="27440744">
                <text:p>27440744</text:p>
              </table:table-cell>
              <table:table-cell office:value-type="float" office:value="0">
                <text:p>0</text:p>
              </table:table-cell>
              <table:table-cell office:value-type="float" office:value="26565072">
                <text:p>26565072</text:p>
              </table:table-cell>
              <table:table-cell office:value-type="float" office:value="26627624">
                <text:p>26627624</text:p>
              </table:table-cell>
              <table:table-cell office:value-type="float" office:value="27150816">
                <text:p>271508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7433032">
                <text:p>27433032</text:p>
              </table:table-cell>
              <table:table-cell office:value-type="float" office:value="28527232">
                <text:p>28527232</text:p>
              </table:table-cell>
              <table:table-cell office:value-type="float" office:value="27440744">
                <text:p>27440744</text:p>
              </table:table-cell>
              <table:table-cell office:value-type="float" office:value="0">
                <text:p>0</text:p>
              </table:table-cell>
              <table:table-cell office:value-type="float" office:value="26565960">
                <text:p>26565960</text:p>
              </table:table-cell>
              <table:table-cell office:value-type="float" office:value="26695048">
                <text:p>26695048</text:p>
              </table:table-cell>
              <table:table-cell office:value-type="float" office:value="27152832">
                <text:p>271528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7433344">
                <text:p>27433344</text:p>
              </table:table-cell>
              <table:table-cell office:value-type="float" office:value="28528464">
                <text:p>28528464</text:p>
              </table:table-cell>
              <table:table-cell office:value-type="float" office:value="27440744">
                <text:p>27440744</text:p>
              </table:table-cell>
              <table:table-cell office:value-type="float" office:value="0">
                <text:p>0</text:p>
              </table:table-cell>
              <table:table-cell office:value-type="float" office:value="26568688">
                <text:p>26568688</text:p>
              </table:table-cell>
              <table:table-cell office:value-type="float" office:value="26696720">
                <text:p>26696720</text:p>
              </table:table-cell>
              <table:table-cell office:value-type="float" office:value="27153952">
                <text:p>271539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7434376">
                <text:p>27434376</text:p>
              </table:table-cell>
              <table:table-cell office:value-type="float" office:value="28529696">
                <text:p>28529696</text:p>
              </table:table-cell>
              <table:table-cell office:value-type="float" office:value="27440744">
                <text:p>27440744</text:p>
              </table:table-cell>
              <table:table-cell office:value-type="float" office:value="0">
                <text:p>0</text:p>
              </table:table-cell>
              <table:table-cell office:value-type="float" office:value="26575040">
                <text:p>26575040</text:p>
              </table:table-cell>
              <table:table-cell office:value-type="float" office:value="26697312">
                <text:p>26697312</text:p>
              </table:table-cell>
              <table:table-cell office:value-type="float" office:value="27159344">
                <text:p>271593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7439208">
                <text:p>27439208</text:p>
              </table:table-cell>
              <table:table-cell office:value-type="float" office:value="28530928">
                <text:p>28530928</text:p>
              </table:table-cell>
              <table:table-cell office:value-type="float" office:value="27445896">
                <text:p>27445896</text:p>
              </table:table-cell>
              <table:table-cell office:value-type="float" office:value="0">
                <text:p>0</text:p>
              </table:table-cell>
              <table:table-cell office:value-type="float" office:value="26576160">
                <text:p>26576160</text:p>
              </table:table-cell>
              <table:table-cell office:value-type="float" office:value="26934384">
                <text:p>26934384</text:p>
              </table:table-cell>
              <table:table-cell office:value-type="float" office:value="27160576">
                <text:p>2716057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7456312">
                <text:p>27456312</text:p>
              </table:table-cell>
              <table:table-cell office:value-type="float" office:value="28623032">
                <text:p>28623032</text:p>
              </table:table-cell>
              <table:table-cell office:value-type="float" office:value="27445896">
                <text:p>27445896</text:p>
              </table:table-cell>
              <table:table-cell office:value-type="float" office:value="0">
                <text:p>0</text:p>
              </table:table-cell>
              <table:table-cell office:value-type="float" office:value="26582368">
                <text:p>26582368</text:p>
              </table:table-cell>
              <table:table-cell office:value-type="float" office:value="26939904">
                <text:p>26939904</text:p>
              </table:table-cell>
              <table:table-cell office:value-type="float" office:value="26229720">
                <text:p>262297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7535664">
                <text:p>27535664</text:p>
              </table:table-cell>
              <table:table-cell office:value-type="float" office:value="28625048">
                <text:p>28625048</text:p>
              </table:table-cell>
              <table:table-cell office:value-type="float" office:value="27451048">
                <text:p>27451048</text:p>
              </table:table-cell>
              <table:table-cell office:value-type="float" office:value="0">
                <text:p>0</text:p>
              </table:table-cell>
              <table:table-cell office:value-type="float" office:value="26583672">
                <text:p>26583672</text:p>
              </table:table-cell>
              <table:table-cell office:value-type="float" office:value="26939904">
                <text:p>26939904</text:p>
              </table:table-cell>
              <table:table-cell office:value-type="float" office:value="26231736">
                <text:p>2623173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7535960">
                <text:p>27535960</text:p>
              </table:table-cell>
              <table:table-cell office:value-type="float" office:value="28626280">
                <text:p>28626280</text:p>
              </table:table-cell>
              <table:table-cell office:value-type="float" office:value="27451048">
                <text:p>27451048</text:p>
              </table:table-cell>
              <table:table-cell office:value-type="float" office:value="0">
                <text:p>0</text:p>
              </table:table-cell>
              <table:table-cell office:value-type="float" office:value="26647936">
                <text:p>26647936</text:p>
              </table:table-cell>
              <table:table-cell office:value-type="float" office:value="27014608">
                <text:p>27014608</text:p>
              </table:table-cell>
              <table:table-cell office:value-type="float" office:value="26373400">
                <text:p>263734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7536992">
                <text:p>27536992</text:p>
              </table:table-cell>
              <table:table-cell office:value-type="float" office:value="28674240">
                <text:p>28674240</text:p>
              </table:table-cell>
              <table:table-cell office:value-type="float" office:value="27461624">
                <text:p>27461624</text:p>
              </table:table-cell>
              <table:table-cell office:value-type="float" office:value="0">
                <text:p>0</text:p>
              </table:table-cell>
              <table:table-cell office:value-type="float" office:value="26650480">
                <text:p>26650480</text:p>
              </table:table-cell>
              <table:table-cell office:value-type="float" office:value="27015200">
                <text:p>27015200</text:p>
              </table:table-cell>
              <table:table-cell office:value-type="float" office:value="26374632">
                <text:p>263746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7537648">
                <text:p>27537648</text:p>
              </table:table-cell>
              <table:table-cell office:value-type="float" office:value="28808216">
                <text:p>28808216</text:p>
              </table:table-cell>
              <table:table-cell office:value-type="float" office:value="27466776">
                <text:p>27466776</text:p>
              </table:table-cell>
              <table:table-cell office:value-type="float" office:value="0">
                <text:p>0</text:p>
              </table:table-cell>
              <table:table-cell office:value-type="float" office:value="26652272">
                <text:p>26652272</text:p>
              </table:table-cell>
              <table:table-cell office:value-type="float" office:value="27015792">
                <text:p>27015792</text:p>
              </table:table-cell>
              <table:table-cell office:value-type="float" office:value="26376144">
                <text:p>263761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7541696">
                <text:p>27541696</text:p>
              </table:table-cell>
              <table:table-cell office:value-type="float" office:value="27885272">
                <text:p>27885272</text:p>
              </table:table-cell>
              <table:table-cell office:value-type="float" office:value="27466776">
                <text:p>27466776</text:p>
              </table:table-cell>
              <table:table-cell office:value-type="float" office:value="0">
                <text:p>0</text:p>
              </table:table-cell>
              <table:table-cell office:value-type="float" office:value="26653520">
                <text:p>26653520</text:p>
              </table:table-cell>
              <table:table-cell office:value-type="float" office:value="27016384">
                <text:p>27016384</text:p>
              </table:table-cell>
              <table:table-cell office:value-type="float" office:value="26612768">
                <text:p>266127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7546432">
                <text:p>27546432</text:p>
              </table:table-cell>
              <table:table-cell office:value-type="float" office:value="27887904">
                <text:p>27887904</text:p>
              </table:table-cell>
              <table:table-cell office:value-type="float" office:value="27466776">
                <text:p>27466776</text:p>
              </table:table-cell>
              <table:table-cell office:value-type="float" office:value="0">
                <text:p>0</text:p>
              </table:table-cell>
              <table:table-cell office:value-type="float" office:value="26655328">
                <text:p>26655328</text:p>
              </table:table-cell>
              <table:table-cell office:value-type="float" office:value="27016976">
                <text:p>27016976</text:p>
              </table:table-cell>
              <table:table-cell office:value-type="float" office:value="26767528">
                <text:p>267675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547464">
                <text:p>27547464</text:p>
              </table:table-cell>
              <table:table-cell office:value-type="float" office:value="27893304">
                <text:p>27893304</text:p>
              </table:table-cell>
              <table:table-cell office:value-type="float" office:value="27466776">
                <text:p>27466776</text:p>
              </table:table-cell>
              <table:table-cell office:value-type="float" office:value="0">
                <text:p>0</text:p>
              </table:table-cell>
              <table:table-cell office:value-type="float" office:value="26660896">
                <text:p>26660896</text:p>
              </table:table-cell>
              <table:table-cell office:value-type="float" office:value="27091392">
                <text:p>27091392</text:p>
              </table:table-cell>
              <table:table-cell office:value-type="float" office:value="26917176">
                <text:p>269171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552200">
                <text:p>27552200</text:p>
              </table:table-cell>
              <table:table-cell office:value-type="float" office:value="27896600">
                <text:p>27896600</text:p>
              </table:table-cell>
              <table:table-cell office:value-type="float" office:value="27471928">
                <text:p>27471928</text:p>
              </table:table-cell>
              <table:table-cell office:value-type="float" office:value="0">
                <text:p>0</text:p>
              </table:table-cell>
              <table:table-cell office:value-type="float" office:value="26663288">
                <text:p>26663288</text:p>
              </table:table-cell>
              <table:table-cell office:value-type="float" office:value="27234536">
                <text:p>27234536</text:p>
              </table:table-cell>
              <table:table-cell office:value-type="float" office:value="26917176">
                <text:p>269171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553160">
                <text:p>27553160</text:p>
              </table:table-cell>
              <table:table-cell office:value-type="float" office:value="27897608">
                <text:p>27897608</text:p>
              </table:table-cell>
              <table:table-cell office:value-type="float" office:value="27471928">
                <text:p>27471928</text:p>
              </table:table-cell>
              <table:table-cell office:value-type="float" office:value="0">
                <text:p>0</text:p>
              </table:table-cell>
              <table:table-cell office:value-type="float" office:value="26669304">
                <text:p>26669304</text:p>
              </table:table-cell>
              <table:table-cell office:value-type="float" office:value="27240352">
                <text:p>27240352</text:p>
              </table:table-cell>
              <table:table-cell office:value-type="float" office:value="26917176">
                <text:p>2691717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554192">
                <text:p>27554192</text:p>
              </table:table-cell>
              <table:table-cell office:value-type="float" office:value="27991856">
                <text:p>27991856</text:p>
              </table:table-cell>
              <table:table-cell office:value-type="float" office:value="27471928">
                <text:p>27471928</text:p>
              </table:table-cell>
              <table:table-cell office:value-type="float" office:value="0">
                <text:p>0</text:p>
              </table:table-cell>
              <table:table-cell office:value-type="float" office:value="26671672">
                <text:p>26671672</text:p>
              </table:table-cell>
              <table:table-cell office:value-type="float" office:value="27240944">
                <text:p>27240944</text:p>
              </table:table-cell>
              <table:table-cell office:value-type="float" office:value="26917176">
                <text:p>269171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558664">
                <text:p>27558664</text:p>
              </table:table-cell>
              <table:table-cell office:value-type="float" office:value="27992864">
                <text:p>27992864</text:p>
              </table:table-cell>
              <table:table-cell office:value-type="float" office:value="27477080">
                <text:p>27477080</text:p>
              </table:table-cell>
              <table:table-cell office:value-type="float" office:value="0">
                <text:p>0</text:p>
              </table:table-cell>
              <table:table-cell office:value-type="float" office:value="26672560">
                <text:p>26672560</text:p>
              </table:table-cell>
              <table:table-cell office:value-type="float" office:value="26301104">
                <text:p>26301104</text:p>
              </table:table-cell>
              <table:table-cell office:value-type="float" office:value="26990800">
                <text:p>269908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559696">
                <text:p>27559696</text:p>
              </table:table-cell>
              <table:table-cell office:value-type="float" office:value="27998336">
                <text:p>27998336</text:p>
              </table:table-cell>
              <table:table-cell office:value-type="float" office:value="27477080">
                <text:p>27477080</text:p>
              </table:table-cell>
              <table:table-cell office:value-type="float" office:value="0">
                <text:p>0</text:p>
              </table:table-cell>
              <table:table-cell office:value-type="float" office:value="26678344">
                <text:p>26678344</text:p>
              </table:table-cell>
              <table:table-cell office:value-type="float" office:value="26308264">
                <text:p>26308264</text:p>
              </table:table-cell>
              <table:table-cell office:value-type="float" office:value="26996392">
                <text:p>269963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564544">
                <text:p>27564544</text:p>
              </table:table-cell>
              <table:table-cell office:value-type="float" office:value="28152432">
                <text:p>28152432</text:p>
              </table:table-cell>
              <table:table-cell office:value-type="float" office:value="27582712">
                <text:p>27582712</text:p>
              </table:table-cell>
              <table:table-cell office:value-type="float" office:value="0">
                <text:p>0</text:p>
              </table:table-cell>
              <table:table-cell office:value-type="float" office:value="26679832">
                <text:p>26679832</text:p>
              </table:table-cell>
              <table:table-cell office:value-type="float" office:value="26308856">
                <text:p>26308856</text:p>
              </table:table-cell>
              <table:table-cell office:value-type="float" office:value="26996392">
                <text:p>269963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566224">
                <text:p>27566224</text:p>
              </table:table-cell>
              <table:table-cell office:value-type="float" office:value="28240752">
                <text:p>28240752</text:p>
              </table:table-cell>
              <table:table-cell office:value-type="float" office:value="27582712">
                <text:p>27582712</text:p>
              </table:table-cell>
              <table:table-cell office:value-type="float" office:value="0">
                <text:p>0</text:p>
              </table:table-cell>
              <table:table-cell office:value-type="float" office:value="26686976">
                <text:p>26686976</text:p>
              </table:table-cell>
              <table:table-cell office:value-type="float" office:value="26437488">
                <text:p>26437488</text:p>
              </table:table-cell>
              <table:table-cell office:value-type="float" office:value="27000552">
                <text:p>270005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633136">
                <text:p>27633136</text:p>
              </table:table-cell>
              <table:table-cell office:value-type="float" office:value="28242152">
                <text:p>28242152</text:p>
              </table:table-cell>
              <table:table-cell office:value-type="float" office:value="27582712">
                <text:p>27582712</text:p>
              </table:table-cell>
              <table:table-cell office:value-type="float" office:value="0">
                <text:p>0</text:p>
              </table:table-cell>
              <table:table-cell office:value-type="float" office:value="26689000">
                <text:p>26689000</text:p>
              </table:table-cell>
              <table:table-cell office:value-type="float" office:value="26438896">
                <text:p>26438896</text:p>
              </table:table-cell>
              <table:table-cell office:value-type="float" office:value="27000552">
                <text:p>270005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633432">
                <text:p>27633432</text:p>
              </table:table-cell>
              <table:table-cell office:value-type="float" office:value="28242152">
                <text:p>28242152</text:p>
              </table:table-cell>
              <table:table-cell office:value-type="float" office:value="27582712">
                <text:p>27582712</text:p>
              </table:table-cell>
              <table:table-cell office:value-type="float" office:value="0">
                <text:p>0</text:p>
              </table:table-cell>
              <table:table-cell office:value-type="float" office:value="26752552">
                <text:p>26752552</text:p>
              </table:table-cell>
              <table:table-cell office:value-type="float" office:value="26518248">
                <text:p>26518248</text:p>
              </table:table-cell>
              <table:table-cell office:value-type="float" office:value="27000552">
                <text:p>2700055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7634464">
                <text:p>27634464</text:p>
              </table:table-cell>
              <table:table-cell office:value-type="float" office:value="28247304">
                <text:p>28247304</text:p>
              </table:table-cell>
              <table:table-cell office:value-type="float" office:value="27582712">
                <text:p>27582712</text:p>
              </table:table-cell>
              <table:table-cell office:value-type="float" office:value="0">
                <text:p>0</text:p>
              </table:table-cell>
              <table:table-cell office:value-type="float" office:value="26754944">
                <text:p>26754944</text:p>
              </table:table-cell>
              <table:table-cell office:value-type="float" office:value="26523944">
                <text:p>26523944</text:p>
              </table:table-cell>
              <table:table-cell office:value-type="float" office:value="27004712">
                <text:p>270047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639576">
                <text:p>27639576</text:p>
              </table:table-cell>
              <table:table-cell office:value-type="float" office:value="28248424">
                <text:p>28248424</text:p>
              </table:table-cell>
              <table:table-cell office:value-type="float" office:value="27587864">
                <text:p>27587864</text:p>
              </table:table-cell>
              <table:table-cell office:value-type="float" office:value="0">
                <text:p>0</text:p>
              </table:table-cell>
              <table:table-cell office:value-type="float" office:value="26761552">
                <text:p>26761552</text:p>
              </table:table-cell>
              <table:table-cell office:value-type="float" office:value="26525144">
                <text:p>26525144</text:p>
              </table:table-cell>
              <table:table-cell office:value-type="float" office:value="27004712">
                <text:p>270047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641256">
                <text:p>27641256</text:p>
              </table:table-cell>
              <table:table-cell office:value-type="float" office:value="28336736">
                <text:p>28336736</text:p>
              </table:table-cell>
              <table:table-cell office:value-type="float" office:value="27587864">
                <text:p>27587864</text:p>
              </table:table-cell>
              <table:table-cell office:value-type="float" office:value="0">
                <text:p>0</text:p>
              </table:table-cell>
              <table:table-cell office:value-type="float" office:value="26764360">
                <text:p>26764360</text:p>
              </table:table-cell>
              <table:table-cell office:value-type="float" office:value="26526184">
                <text:p>26526184</text:p>
              </table:table-cell>
              <table:table-cell office:value-type="float" office:value="27004712">
                <text:p>270047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7645728">
                <text:p>27645728</text:p>
              </table:table-cell>
              <table:table-cell office:value-type="float" office:value="28338752">
                <text:p>28338752</text:p>
              </table:table-cell>
              <table:table-cell office:value-type="float" office:value="27593016">
                <text:p>27593016</text:p>
              </table:table-cell>
              <table:table-cell office:value-type="float" office:value="0">
                <text:p>0</text:p>
              </table:table-cell>
              <table:table-cell office:value-type="float" office:value="26765784">
                <text:p>26765784</text:p>
              </table:table-cell>
              <table:table-cell office:value-type="float" office:value="26527224">
                <text:p>26527224</text:p>
              </table:table-cell>
              <table:table-cell office:value-type="float" office:value="27086800">
                <text:p>270868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7646056">
                <text:p>27646056</text:p>
              </table:table-cell>
              <table:table-cell office:value-type="float" office:value="28344224">
                <text:p>28344224</text:p>
              </table:table-cell>
              <table:table-cell office:value-type="float" office:value="27593016">
                <text:p>27593016</text:p>
              </table:table-cell>
              <table:table-cell office:value-type="float" office:value="0">
                <text:p>0</text:p>
              </table:table-cell>
              <table:table-cell office:value-type="float" office:value="26771656">
                <text:p>26771656</text:p>
              </table:table-cell>
              <table:table-cell office:value-type="float" office:value="26871504">
                <text:p>26871504</text:p>
              </table:table-cell>
              <table:table-cell office:value-type="float" office:value="27091224">
                <text:p>270912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651264">
                <text:p>27651264</text:p>
              </table:table-cell>
              <table:table-cell office:value-type="float" office:value="28494440">
                <text:p>28494440</text:p>
              </table:table-cell>
              <table:table-cell office:value-type="float" office:value="27645232">
                <text:p>27645232</text:p>
              </table:table-cell>
              <table:table-cell office:value-type="float" office:value="0">
                <text:p>0</text:p>
              </table:table-cell>
              <table:table-cell office:value-type="float" office:value="26859760">
                <text:p>26859760</text:p>
              </table:table-cell>
              <table:table-cell office:value-type="float" office:value="26871504">
                <text:p>26871504</text:p>
              </table:table-cell>
              <table:table-cell office:value-type="float" office:value="27091224">
                <text:p>270912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7652168">
                <text:p>27652168</text:p>
              </table:table-cell>
              <table:table-cell office:value-type="float" office:value="28496344">
                <text:p>28496344</text:p>
              </table:table-cell>
              <table:table-cell office:value-type="float" office:value="27650648">
                <text:p>27650648</text:p>
              </table:table-cell>
              <table:table-cell office:value-type="float" office:value="0">
                <text:p>0</text:p>
              </table:table-cell>
              <table:table-cell office:value-type="float" office:value="26862248">
                <text:p>26862248</text:p>
              </table:table-cell>
              <table:table-cell office:value-type="float" office:value="26879992">
                <text:p>26879992</text:p>
              </table:table-cell>
              <table:table-cell office:value-type="float" office:value="27091224">
                <text:p>270912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7797984">
                <text:p>27797984</text:p>
              </table:table-cell>
              <table:table-cell office:value-type="float" office:value="28581520">
                <text:p>28581520</text:p>
              </table:table-cell>
              <table:table-cell office:value-type="float" office:value="27650648">
                <text:p>27650648</text:p>
              </table:table-cell>
              <table:table-cell office:value-type="float" office:value="0">
                <text:p>0</text:p>
              </table:table-cell>
              <table:table-cell office:value-type="float" office:value="26867312">
                <text:p>26867312</text:p>
              </table:table-cell>
              <table:table-cell office:value-type="float" office:value="26879992">
                <text:p>26879992</text:p>
              </table:table-cell>
              <table:table-cell office:value-type="float" office:value="27095384">
                <text:p>270953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798280">
                <text:p>27798280</text:p>
              </table:table-cell>
              <table:table-cell office:value-type="float" office:value="28584152">
                <text:p>28584152</text:p>
              </table:table-cell>
              <table:table-cell office:value-type="float" office:value="27655800">
                <text:p>27655800</text:p>
              </table:table-cell>
              <table:table-cell office:value-type="float" office:value="0">
                <text:p>0</text:p>
              </table:table-cell>
              <table:table-cell office:value-type="float" office:value="26869432">
                <text:p>26869432</text:p>
              </table:table-cell>
              <table:table-cell office:value-type="float" office:value="26879992">
                <text:p>26879992</text:p>
              </table:table-cell>
              <table:table-cell office:value-type="float" office:value="27095384">
                <text:p>270953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7799312">
                <text:p>27799312</text:p>
              </table:table-cell>
              <table:table-cell office:value-type="float" office:value="28589840">
                <text:p>28589840</text:p>
              </table:table-cell>
              <table:table-cell office:value-type="float" office:value="27655800">
                <text:p>27655800</text:p>
              </table:table-cell>
              <table:table-cell office:value-type="float" office:value="0">
                <text:p>0</text:p>
              </table:table-cell>
              <table:table-cell office:value-type="float" office:value="26874800">
                <text:p>26874800</text:p>
              </table:table-cell>
              <table:table-cell office:value-type="float" office:value="26879992">
                <text:p>26879992</text:p>
              </table:table-cell>
              <table:table-cell office:value-type="float" office:value="27099544">
                <text:p>2709954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5117976">
                <text:p>25117976</text:p>
              </table:table-cell>
              <table:table-cell office:value-type="float" office:value="28591072">
                <text:p>28591072</text:p>
              </table:table-cell>
              <table:table-cell office:value-type="float" office:value="27660952">
                <text:p>27660952</text:p>
              </table:table-cell>
              <table:table-cell office:value-type="float" office:value="0">
                <text:p>0</text:p>
              </table:table-cell>
              <table:table-cell office:value-type="float" office:value="26877288">
                <text:p>26877288</text:p>
              </table:table-cell>
              <table:table-cell office:value-type="float" office:value="26997232">
                <text:p>26997232</text:p>
              </table:table-cell>
              <table:table-cell office:value-type="float" office:value="27099544">
                <text:p>270995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5119056">
                <text:p>25119056</text:p>
              </table:table-cell>
              <table:table-cell office:value-type="float" office:value="28592192">
                <text:p>28592192</text:p>
              </table:table-cell>
              <table:table-cell office:value-type="float" office:value="27660952">
                <text:p>27660952</text:p>
              </table:table-cell>
              <table:table-cell office:value-type="float" office:value="0">
                <text:p>0</text:p>
              </table:table-cell>
              <table:table-cell office:value-type="float" office:value="26882128">
                <text:p>26882128</text:p>
              </table:table-cell>
              <table:table-cell office:value-type="float" office:value="27003296">
                <text:p>27003296</text:p>
              </table:table-cell>
              <table:table-cell office:value-type="float" office:value="27099544">
                <text:p>2709954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5152216">
                <text:p>25152216</text:p>
              </table:table-cell>
              <table:table-cell office:value-type="float" office:value="28685896">
                <text:p>28685896</text:p>
              </table:table-cell>
              <table:table-cell office:value-type="float" office:value="27660952">
                <text:p>27660952</text:p>
              </table:table-cell>
              <table:table-cell office:value-type="float" office:value="0">
                <text:p>0</text:p>
              </table:table-cell>
              <table:table-cell office:value-type="float" office:value="26884152">
                <text:p>26884152</text:p>
              </table:table-cell>
              <table:table-cell office:value-type="float" office:value="27085464">
                <text:p>27085464</text:p>
              </table:table-cell>
              <table:table-cell office:value-type="float" office:value="27099544">
                <text:p>270995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5251688">
                <text:p>25251688</text:p>
              </table:table-cell>
              <table:table-cell office:value-type="float" office:value="28687128">
                <text:p>28687128</text:p>
              </table:table-cell>
              <table:table-cell office:value-type="float" office:value="27660952">
                <text:p>27660952</text:p>
              </table:table-cell>
              <table:table-cell office:value-type="float" office:value="0">
                <text:p>0</text:p>
              </table:table-cell>
              <table:table-cell office:value-type="float" office:value="26884912">
                <text:p>26884912</text:p>
              </table:table-cell>
              <table:table-cell office:value-type="float" office:value="27090648">
                <text:p>27090648</text:p>
              </table:table-cell>
              <table:table-cell office:value-type="float" office:value="27173528">
                <text:p>271735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5253952">
                <text:p>25253952</text:p>
              </table:table-cell>
              <table:table-cell office:value-type="float" office:value="28692552">
                <text:p>28692552</text:p>
              </table:table-cell>
              <table:table-cell office:value-type="float" office:value="27660952">
                <text:p>27660952</text:p>
              </table:table-cell>
              <table:table-cell office:value-type="float" office:value="0">
                <text:p>0</text:p>
              </table:table-cell>
              <table:table-cell office:value-type="float" office:value="26949400">
                <text:p>26949400</text:p>
              </table:table-cell>
              <table:table-cell office:value-type="float" office:value="27091656">
                <text:p>27091656</text:p>
              </table:table-cell>
              <table:table-cell office:value-type="float" office:value="27177688">
                <text:p>271776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5260032">
                <text:p>25260032</text:p>
              </table:table-cell>
              <table:table-cell office:value-type="float" office:value="28697880">
                <text:p>28697880</text:p>
              </table:table-cell>
              <table:table-cell office:value-type="float" office:value="27674640">
                <text:p>27674640</text:p>
              </table:table-cell>
              <table:table-cell office:value-type="float" office:value="0">
                <text:p>0</text:p>
              </table:table-cell>
              <table:table-cell office:value-type="float" office:value="26950776">
                <text:p>26950776</text:p>
              </table:table-cell>
              <table:table-cell office:value-type="float" office:value="27228456">
                <text:p>27228456</text:p>
              </table:table-cell>
              <table:table-cell office:value-type="float" office:value="27177688">
                <text:p>271776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5262768">
                <text:p>25262768</text:p>
              </table:table-cell>
              <table:table-cell office:value-type="float" office:value="28705208">
                <text:p>28705208</text:p>
              </table:table-cell>
              <table:table-cell office:value-type="float" office:value="27674640">
                <text:p>27674640</text:p>
              </table:table-cell>
              <table:table-cell office:value-type="float" office:value="0">
                <text:p>0</text:p>
              </table:table-cell>
              <table:table-cell office:value-type="float" office:value="26952800">
                <text:p>26952800</text:p>
              </table:table-cell>
              <table:table-cell office:value-type="float" office:value="27233672">
                <text:p>27233672</text:p>
              </table:table-cell>
              <table:table-cell office:value-type="float" office:value="27177688">
                <text:p>271776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264296">
                <text:p>25264296</text:p>
              </table:table-cell>
              <table:table-cell office:value-type="float" office:value="28797952">
                <text:p>28797952</text:p>
              </table:table-cell>
              <table:table-cell office:value-type="float" office:value="27679792">
                <text:p>27679792</text:p>
              </table:table-cell>
              <table:table-cell office:value-type="float" office:value="0">
                <text:p>0</text:p>
              </table:table-cell>
              <table:table-cell office:value-type="float" office:value="26954584">
                <text:p>26954584</text:p>
              </table:table-cell>
              <table:table-cell office:value-type="float" office:value="25567720">
                <text:p>25567720</text:p>
              </table:table-cell>
              <table:table-cell office:value-type="float" office:value="27177688">
                <text:p>271776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5367400">
                <text:p>25367400</text:p>
              </table:table-cell>
              <table:table-cell office:value-type="float" office:value="28801424">
                <text:p>28801424</text:p>
              </table:table-cell>
              <table:table-cell office:value-type="float" office:value="27679792">
                <text:p>27679792</text:p>
              </table:table-cell>
              <table:table-cell office:value-type="float" office:value="0">
                <text:p>0</text:p>
              </table:table-cell>
              <table:table-cell office:value-type="float" office:value="26959552">
                <text:p>26959552</text:p>
              </table:table-cell>
              <table:table-cell office:value-type="float" office:value="25818208">
                <text:p>25818208</text:p>
              </table:table-cell>
              <table:table-cell office:value-type="float" office:value="27177688">
                <text:p>271776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5369920">
                <text:p>25369920</text:p>
              </table:table-cell>
              <table:table-cell office:value-type="float" office:value="28802176">
                <text:p>28802176</text:p>
              </table:table-cell>
              <table:table-cell office:value-type="float" office:value="27679792">
                <text:p>27679792</text:p>
              </table:table-cell>
              <table:table-cell office:value-type="float" office:value="0">
                <text:p>0</text:p>
              </table:table-cell>
              <table:table-cell office:value-type="float" office:value="26961816">
                <text:p>26961816</text:p>
              </table:table-cell>
              <table:table-cell office:value-type="float" office:value="26011432">
                <text:p>26011432</text:p>
              </table:table-cell>
              <table:table-cell office:value-type="float" office:value="27181848">
                <text:p>271818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5376520">
                <text:p>25376520</text:p>
              </table:table-cell>
              <table:table-cell office:value-type="float" office:value="27989800">
                <text:p>27989800</text:p>
              </table:table-cell>
              <table:table-cell office:value-type="float" office:value="27684944">
                <text:p>27684944</text:p>
              </table:table-cell>
              <table:table-cell office:value-type="float" office:value="0">
                <text:p>0</text:p>
              </table:table-cell>
              <table:table-cell office:value-type="float" office:value="26963256">
                <text:p>26963256</text:p>
              </table:table-cell>
              <table:table-cell office:value-type="float" office:value="26011432">
                <text:p>26011432</text:p>
              </table:table-cell>
              <table:table-cell office:value-type="float" office:value="27181848">
                <text:p>271818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379672">
                <text:p>25379672</text:p>
              </table:table-cell>
              <table:table-cell office:value-type="float" office:value="28317184">
                <text:p>28317184</text:p>
              </table:table-cell>
              <table:table-cell office:value-type="float" office:value="27684944">
                <text:p>27684944</text:p>
              </table:table-cell>
              <table:table-cell office:value-type="float" office:value="0">
                <text:p>0</text:p>
              </table:table-cell>
              <table:table-cell office:value-type="float" office:value="26969224">
                <text:p>26969224</text:p>
              </table:table-cell>
              <table:table-cell office:value-type="float" office:value="26016736">
                <text:p>26016736</text:p>
              </table:table-cell>
              <table:table-cell office:value-type="float" office:value="27186008">
                <text:p>271860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5614536">
                <text:p>25614536</text:p>
              </table:table-cell>
              <table:table-cell office:value-type="float" office:value="28405408">
                <text:p>28405408</text:p>
              </table:table-cell>
              <table:table-cell office:value-type="float" office:value="27690096">
                <text:p>27690096</text:p>
              </table:table-cell>
              <table:table-cell office:value-type="float" office:value="0">
                <text:p>0</text:p>
              </table:table-cell>
              <table:table-cell office:value-type="float" office:value="27046168">
                <text:p>27046168</text:p>
              </table:table-cell>
              <table:table-cell office:value-type="float" office:value="26016736">
                <text:p>26016736</text:p>
              </table:table-cell>
              <table:table-cell office:value-type="float" office:value="26401488">
                <text:p>264014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5635256">
                <text:p>25635256</text:p>
              </table:table-cell>
              <table:table-cell office:value-type="float" office:value="28411008">
                <text:p>28411008</text:p>
              </table:table-cell>
              <table:table-cell office:value-type="float" office:value="27690096">
                <text:p>27690096</text:p>
              </table:table-cell>
              <table:table-cell office:value-type="float" office:value="0">
                <text:p>0</text:p>
              </table:table-cell>
              <table:table-cell office:value-type="float" office:value="27048920">
                <text:p>27048920</text:p>
              </table:table-cell>
              <table:table-cell office:value-type="float" office:value="26020912">
                <text:p>26020912</text:p>
              </table:table-cell>
              <table:table-cell office:value-type="float" office:value="26403936">
                <text:p>264039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5641176">
                <text:p>25641176</text:p>
              </table:table-cell>
              <table:table-cell office:value-type="float" office:value="27736280">
                <text:p>27736280</text:p>
              </table:table-cell>
              <table:table-cell office:value-type="float" office:value="27799576">
                <text:p>27799576</text:p>
              </table:table-cell>
              <table:table-cell office:value-type="float" office:value="0">
                <text:p>0</text:p>
              </table:table-cell>
              <table:table-cell office:value-type="float" office:value="27053968">
                <text:p>27053968</text:p>
              </table:table-cell>
              <table:table-cell office:value-type="float" office:value="26020912">
                <text:p>26020912</text:p>
              </table:table-cell>
              <table:table-cell office:value-type="float" office:value="26491624">
                <text:p>264916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5643568">
                <text:p>25643568</text:p>
              </table:table-cell>
              <table:table-cell office:value-type="float" office:value="25749592">
                <text:p>25749592</text:p>
              </table:table-cell>
              <table:table-cell office:value-type="float" office:value="27800400">
                <text:p>27800400</text:p>
              </table:table-cell>
              <table:table-cell office:value-type="float" office:value="0">
                <text:p>0</text:p>
              </table:table-cell>
              <table:table-cell office:value-type="float" office:value="27117680">
                <text:p>27117680</text:p>
              </table:table-cell>
              <table:table-cell office:value-type="float" office:value="26025088">
                <text:p>26025088</text:p>
              </table:table-cell>
              <table:table-cell office:value-type="float" office:value="26492744">
                <text:p>2649274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646424">
                <text:p>25646424</text:p>
              </table:table-cell>
              <table:table-cell office:value-type="float" office:value="25756360">
                <text:p>25756360</text:p>
              </table:table-cell>
              <table:table-cell office:value-type="float" office:value="27800400">
                <text:p>27800400</text:p>
              </table:table-cell>
              <table:table-cell office:value-type="float" office:value="0">
                <text:p>0</text:p>
              </table:table-cell>
              <table:table-cell office:value-type="float" office:value="27120616">
                <text:p>27120616</text:p>
              </table:table-cell>
              <table:table-cell office:value-type="float" office:value="26025088">
                <text:p>26025088</text:p>
              </table:table-cell>
              <table:table-cell office:value-type="float" office:value="26498440">
                <text:p>264984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5738384">
                <text:p>25738384</text:p>
              </table:table-cell>
              <table:table-cell office:value-type="float" office:value="25760688">
                <text:p>25760688</text:p>
              </table:table-cell>
              <table:table-cell office:value-type="float" office:value="27805816">
                <text:p>27805816</text:p>
              </table:table-cell>
              <table:table-cell office:value-type="float" office:value="0">
                <text:p>0</text:p>
              </table:table-cell>
              <table:table-cell office:value-type="float" office:value="27122416">
                <text:p>27122416</text:p>
              </table:table-cell>
              <table:table-cell office:value-type="float" office:value="26025088">
                <text:p>26025088</text:p>
              </table:table-cell>
              <table:table-cell office:value-type="float" office:value="26500064">
                <text:p>265000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5741920">
                <text:p>25741920</text:p>
              </table:table-cell>
              <table:table-cell office:value-type="float" office:value="25760688">
                <text:p>25760688</text:p>
              </table:table-cell>
              <table:table-cell office:value-type="float" office:value="27805816">
                <text:p>27805816</text:p>
              </table:table-cell>
              <table:table-cell office:value-type="float" office:value="0">
                <text:p>0</text:p>
              </table:table-cell>
              <table:table-cell office:value-type="float" office:value="27185160">
                <text:p>27185160</text:p>
              </table:table-cell>
              <table:table-cell office:value-type="float" office:value="26029264">
                <text:p>26029264</text:p>
              </table:table-cell>
              <table:table-cell office:value-type="float" office:value="26504840">
                <text:p>265048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5747640">
                <text:p>25747640</text:p>
              </table:table-cell>
              <table:table-cell office:value-type="float" office:value="25760688">
                <text:p>25760688</text:p>
              </table:table-cell>
              <table:table-cell office:value-type="float" office:value="27811400">
                <text:p>27811400</text:p>
              </table:table-cell>
              <table:table-cell office:value-type="float" office:value="0">
                <text:p>0</text:p>
              </table:table-cell>
              <table:table-cell office:value-type="float" office:value="27187408">
                <text:p>27187408</text:p>
              </table:table-cell>
              <table:table-cell office:value-type="float" office:value="26034904">
                <text:p>26034904</text:p>
              </table:table-cell>
              <table:table-cell office:value-type="float" office:value="26593008">
                <text:p>265930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5749672">
                <text:p>25749672</text:p>
              </table:table-cell>
              <table:table-cell office:value-type="float" office:value="25764880">
                <text:p>25764880</text:p>
              </table:table-cell>
              <table:table-cell office:value-type="float" office:value="27811400">
                <text:p>27811400</text:p>
              </table:table-cell>
              <table:table-cell office:value-type="float" office:value="0">
                <text:p>0</text:p>
              </table:table-cell>
              <table:table-cell office:value-type="float" office:value="27188528">
                <text:p>27188528</text:p>
              </table:table-cell>
              <table:table-cell office:value-type="float" office:value="26039080">
                <text:p>26039080</text:p>
              </table:table-cell>
              <table:table-cell office:value-type="float" office:value="26598400">
                <text:p>265984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5074560">
                <text:p>25074560</text:p>
              </table:table-cell>
              <table:table-cell office:value-type="float" office:value="25764880">
                <text:p>25764880</text:p>
              </table:table-cell>
              <table:table-cell office:value-type="float" office:value="27811400">
                <text:p>27811400</text:p>
              </table:table-cell>
              <table:table-cell office:value-type="float" office:value="0">
                <text:p>0</text:p>
              </table:table-cell>
              <table:table-cell office:value-type="float" office:value="27190872">
                <text:p>27190872</text:p>
              </table:table-cell>
              <table:table-cell office:value-type="float" office:value="26039080">
                <text:p>26039080</text:p>
              </table:table-cell>
              <table:table-cell office:value-type="float" office:value="26601360">
                <text:p>266013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5167840">
                <text:p>25167840</text:p>
              </table:table-cell>
              <table:table-cell office:value-type="float" office:value="25764880">
                <text:p>25764880</text:p>
              </table:table-cell>
              <table:table-cell office:value-type="float" office:value="27816552">
                <text:p>27816552</text:p>
              </table:table-cell>
              <table:table-cell office:value-type="float" office:value="0">
                <text:p>0</text:p>
              </table:table-cell>
              <table:table-cell office:value-type="float" office:value="27193088">
                <text:p>27193088</text:p>
              </table:table-cell>
              <table:table-cell office:value-type="float" office:value="26039080">
                <text:p>26039080</text:p>
              </table:table-cell>
              <table:table-cell office:value-type="float" office:value="26746864">
                <text:p>2674686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5168744">
                <text:p>25168744</text:p>
              </table:table-cell>
              <table:table-cell office:value-type="float" office:value="25769072">
                <text:p>25769072</text:p>
              </table:table-cell>
              <table:table-cell office:value-type="float" office:value="27816552">
                <text:p>27816552</text:p>
              </table:table-cell>
              <table:table-cell office:value-type="float" office:value="0">
                <text:p>0</text:p>
              </table:table-cell>
              <table:table-cell office:value-type="float" office:value="27198776">
                <text:p>27198776</text:p>
              </table:table-cell>
              <table:table-cell office:value-type="float" office:value="26039080">
                <text:p>26039080</text:p>
              </table:table-cell>
              <table:table-cell office:value-type="float" office:value="26840720">
                <text:p>268407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5518544">
                <text:p>25518544</text:p>
              </table:table-cell>
              <table:table-cell office:value-type="float" office:value="25845712">
                <text:p>25845712</text:p>
              </table:table-cell>
              <table:table-cell office:value-type="float" office:value="27874184">
                <text:p>27874184</text:p>
              </table:table-cell>
              <table:table-cell office:value-type="float" office:value="0">
                <text:p>0</text:p>
              </table:table-cell>
              <table:table-cell office:value-type="float" office:value="27200440">
                <text:p>27200440</text:p>
              </table:table-cell>
              <table:table-cell office:value-type="float" office:value="26039080">
                <text:p>26039080</text:p>
              </table:table-cell>
              <table:table-cell office:value-type="float" office:value="26842120">
                <text:p>2684212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5522248">
                <text:p>25522248</text:p>
              </table:table-cell>
              <table:table-cell office:value-type="float" office:value="25845712">
                <text:p>25845712</text:p>
              </table:table-cell>
              <table:table-cell office:value-type="float" office:value="27874184">
                <text:p>27874184</text:p>
              </table:table-cell>
              <table:table-cell office:value-type="float" office:value="0">
                <text:p>0</text:p>
              </table:table-cell>
              <table:table-cell office:value-type="float" office:value="27205520">
                <text:p>27205520</text:p>
              </table:table-cell>
              <table:table-cell office:value-type="float" office:value="26043256">
                <text:p>26043256</text:p>
              </table:table-cell>
              <table:table-cell office:value-type="float" office:value="26847512">
                <text:p>268475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667336">
                <text:p>25667336</text:p>
              </table:table-cell>
              <table:table-cell office:value-type="float" office:value="25845712">
                <text:p>25845712</text:p>
              </table:table-cell>
              <table:table-cell office:value-type="float" office:value="27874184">
                <text:p>27874184</text:p>
              </table:table-cell>
              <table:table-cell office:value-type="float" office:value="0">
                <text:p>0</text:p>
              </table:table-cell>
              <table:table-cell office:value-type="float" office:value="27207184">
                <text:p>27207184</text:p>
              </table:table-cell>
              <table:table-cell office:value-type="float" office:value="26043256">
                <text:p>26043256</text:p>
              </table:table-cell>
              <table:table-cell office:value-type="float" office:value="26848744">
                <text:p>268487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5758520">
                <text:p>25758520</text:p>
              </table:table-cell>
              <table:table-cell office:value-type="float" office:value="25850168">
                <text:p>25850168</text:p>
              </table:table-cell>
              <table:table-cell office:value-type="float" office:value="27874184">
                <text:p>27874184</text:p>
              </table:table-cell>
              <table:table-cell office:value-type="float" office:value="0">
                <text:p>0</text:p>
              </table:table-cell>
              <table:table-cell office:value-type="float" office:value="27212552">
                <text:p>27212552</text:p>
              </table:table-cell>
              <table:table-cell office:value-type="float" office:value="26047432">
                <text:p>26047432</text:p>
              </table:table-cell>
              <table:table-cell office:value-type="float" office:value="26849976">
                <text:p>268499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5764672">
                <text:p>25764672</text:p>
              </table:table-cell>
              <table:table-cell office:value-type="float" office:value="25850168">
                <text:p>25850168</text:p>
              </table:table-cell>
              <table:table-cell office:value-type="float" office:value="27874184">
                <text:p>27874184</text:p>
              </table:table-cell>
              <table:table-cell office:value-type="float" office:value="0">
                <text:p>0</text:p>
              </table:table-cell>
              <table:table-cell office:value-type="float" office:value="27214816">
                <text:p>27214816</text:p>
              </table:table-cell>
              <table:table-cell office:value-type="float" office:value="26113912">
                <text:p>26113912</text:p>
              </table:table-cell>
              <table:table-cell office:value-type="float" office:value="26934096">
                <text:p>269340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5767200">
                <text:p>25767200</text:p>
              </table:table-cell>
              <table:table-cell office:value-type="float" office:value="25850168">
                <text:p>25850168</text:p>
              </table:table-cell>
              <table:table-cell office:value-type="float" office:value="27879336">
                <text:p>27879336</text:p>
              </table:table-cell>
              <table:table-cell office:value-type="float" office:value="0">
                <text:p>0</text:p>
              </table:table-cell>
              <table:table-cell office:value-type="float" office:value="27215576">
                <text:p>27215576</text:p>
              </table:table-cell>
              <table:table-cell office:value-type="float" office:value="26113912">
                <text:p>26113912</text:p>
              </table:table-cell>
              <table:table-cell office:value-type="float" office:value="26936112">
                <text:p>269361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769432">
                <text:p>25769432</text:p>
              </table:table-cell>
              <table:table-cell office:value-type="float" office:value="25854360">
                <text:p>25854360</text:p>
              </table:table-cell>
              <table:table-cell office:value-type="float" office:value="27879336">
                <text:p>27879336</text:p>
              </table:table-cell>
              <table:table-cell office:value-type="float" office:value="0">
                <text:p>0</text:p>
              </table:table-cell>
              <table:table-cell office:value-type="float" office:value="27221560">
                <text:p>27221560</text:p>
              </table:table-cell>
              <table:table-cell office:value-type="float" office:value="26118352">
                <text:p>26118352</text:p>
              </table:table-cell>
              <table:table-cell office:value-type="float" office:value="26941504">
                <text:p>269415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5147720">
                <text:p>25147720</text:p>
              </table:table-cell>
              <table:table-cell office:value-type="float" office:value="25854360">
                <text:p>25854360</text:p>
              </table:table-cell>
              <table:table-cell office:value-type="float" office:value="27884488">
                <text:p>27884488</text:p>
              </table:table-cell>
              <table:table-cell office:value-type="float" office:value="0">
                <text:p>0</text:p>
              </table:table-cell>
              <table:table-cell office:value-type="float" office:value="27222320">
                <text:p>27222320</text:p>
              </table:table-cell>
              <table:table-cell office:value-type="float" office:value="26118352">
                <text:p>26118352</text:p>
              </table:table-cell>
              <table:table-cell office:value-type="float" office:value="26946888">
                <text:p>2694688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5150672">
                <text:p>25150672</text:p>
              </table:table-cell>
              <table:table-cell office:value-type="float" office:value="25858552">
                <text:p>25858552</text:p>
              </table:table-cell>
              <table:table-cell office:value-type="float" office:value="27884488">
                <text:p>27884488</text:p>
              </table:table-cell>
              <table:table-cell office:value-type="float" office:value="0">
                <text:p>0</text:p>
              </table:table-cell>
              <table:table-cell office:value-type="float" office:value="27285968">
                <text:p>27285968</text:p>
              </table:table-cell>
              <table:table-cell office:value-type="float" office:value="26122528">
                <text:p>26122528</text:p>
              </table:table-cell>
              <table:table-cell office:value-type="float" office:value="26951664">
                <text:p>269516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5152528">
                <text:p>25152528</text:p>
              </table:table-cell>
              <table:table-cell office:value-type="float" office:value="25863472">
                <text:p>25863472</text:p>
              </table:table-cell>
              <table:table-cell office:value-type="float" office:value="27900272">
                <text:p>27900272</text:p>
              </table:table-cell>
              <table:table-cell office:value-type="float" office:value="0">
                <text:p>0</text:p>
              </table:table-cell>
              <table:table-cell office:value-type="float" office:value="26649488">
                <text:p>26649488</text:p>
              </table:table-cell>
              <table:table-cell office:value-type="float" office:value="26122528">
                <text:p>26122528</text:p>
              </table:table-cell>
              <table:table-cell office:value-type="float" office:value="27042296">
                <text:p>2704229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155640">
                <text:p>25155640</text:p>
              </table:table-cell>
              <table:table-cell office:value-type="float" office:value="25863472">
                <text:p>25863472</text:p>
              </table:table-cell>
              <table:table-cell office:value-type="float" office:value="27900272">
                <text:p>27900272</text:p>
              </table:table-cell>
              <table:table-cell office:value-type="float" office:value="0">
                <text:p>0</text:p>
              </table:table-cell>
              <table:table-cell office:value-type="float" office:value="26655536">
                <text:p>26655536</text:p>
              </table:table-cell>
              <table:table-cell office:value-type="float" office:value="26126704">
                <text:p>26126704</text:p>
              </table:table-cell>
              <table:table-cell office:value-type="float" office:value="27043512">
                <text:p>270435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5158064">
                <text:p>25158064</text:p>
              </table:table-cell>
              <table:table-cell office:value-type="float" office:value="25867664">
                <text:p>25867664</text:p>
              </table:table-cell>
              <table:table-cell office:value-type="float" office:value="27900272">
                <text:p>27900272</text:p>
              </table:table-cell>
              <table:table-cell office:value-type="float" office:value="0">
                <text:p>0</text:p>
              </table:table-cell>
              <table:table-cell office:value-type="float" office:value="26656656">
                <text:p>26656656</text:p>
              </table:table-cell>
              <table:table-cell office:value-type="float" office:value="26126704">
                <text:p>26126704</text:p>
              </table:table-cell>
              <table:table-cell office:value-type="float" office:value="27044744">
                <text:p>270447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5401160">
                <text:p>25401160</text:p>
              </table:table-cell>
              <table:table-cell office:value-type="float" office:value="25867664">
                <text:p>25867664</text:p>
              </table:table-cell>
              <table:table-cell office:value-type="float" office:value="27900272">
                <text:p>27900272</text:p>
              </table:table-cell>
              <table:table-cell office:value-type="float" office:value="0">
                <text:p>0</text:p>
              </table:table-cell>
              <table:table-cell office:value-type="float" office:value="26658320">
                <text:p>26658320</text:p>
              </table:table-cell>
              <table:table-cell office:value-type="float" office:value="26126704">
                <text:p>26126704</text:p>
              </table:table-cell>
              <table:table-cell office:value-type="float" office:value="27045976">
                <text:p>270459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5404112">
                <text:p>25404112</text:p>
              </table:table-cell>
              <table:table-cell office:value-type="float" office:value="25867664">
                <text:p>25867664</text:p>
              </table:table-cell>
              <table:table-cell office:value-type="float" office:value="27900272">
                <text:p>27900272</text:p>
              </table:table-cell>
              <table:table-cell office:value-type="float" office:value="0">
                <text:p>0</text:p>
              </table:table-cell>
              <table:table-cell office:value-type="float" office:value="26663024">
                <text:p>26663024</text:p>
              </table:table-cell>
              <table:table-cell office:value-type="float" office:value="26126704">
                <text:p>26126704</text:p>
              </table:table-cell>
              <table:table-cell office:value-type="float" office:value="26558048">
                <text:p>265580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410328">
                <text:p>25410328</text:p>
              </table:table-cell>
              <table:table-cell office:value-type="float" office:value="25867664">
                <text:p>25867664</text:p>
              </table:table-cell>
              <table:table-cell office:value-type="float" office:value="27905424">
                <text:p>27905424</text:p>
              </table:table-cell>
              <table:table-cell office:value-type="float" office:value="0">
                <text:p>0</text:p>
              </table:table-cell>
              <table:table-cell office:value-type="float" office:value="26666048">
                <text:p>26666048</text:p>
              </table:table-cell>
              <table:table-cell office:value-type="float" office:value="26204696">
                <text:p>26204696</text:p>
              </table:table-cell>
              <table:table-cell office:value-type="float" office:value="26642712">
                <text:p>266427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5711968">
                <text:p>25711968</text:p>
              </table:table-cell>
              <table:table-cell office:value-type="float" office:value="25872144">
                <text:p>25872144</text:p>
              </table:table-cell>
              <table:table-cell office:value-type="float" office:value="27905424">
                <text:p>27905424</text:p>
              </table:table-cell>
              <table:table-cell office:value-type="float" office:value="0">
                <text:p>0</text:p>
              </table:table-cell>
              <table:table-cell office:value-type="float" office:value="26671112">
                <text:p>26671112</text:p>
              </table:table-cell>
              <table:table-cell office:value-type="float" office:value="26523320">
                <text:p>26523320</text:p>
              </table:table-cell>
              <table:table-cell office:value-type="float" office:value="26648136">
                <text:p>266481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057800">
                <text:p>25057800</text:p>
              </table:table-cell>
              <table:table-cell office:value-type="float" office:value="25872144">
                <text:p>25872144</text:p>
              </table:table-cell>
              <table:table-cell office:value-type="float" office:value="27910576">
                <text:p>27910576</text:p>
              </table:table-cell>
              <table:table-cell office:value-type="float" office:value="0">
                <text:p>0</text:p>
              </table:table-cell>
              <table:table-cell office:value-type="float" office:value="26672896">
                <text:p>26672896</text:p>
              </table:table-cell>
              <table:table-cell office:value-type="float" office:value="26523320">
                <text:p>26523320</text:p>
              </table:table-cell>
              <table:table-cell office:value-type="float" office:value="26649400">
                <text:p>266494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5157200">
                <text:p>25157200</text:p>
              </table:table-cell>
              <table:table-cell office:value-type="float" office:value="25872144">
                <text:p>25872144</text:p>
              </table:table-cell>
              <table:table-cell office:value-type="float" office:value="27910576">
                <text:p>27910576</text:p>
              </table:table-cell>
              <table:table-cell office:value-type="float" office:value="0">
                <text:p>0</text:p>
              </table:table-cell>
              <table:table-cell office:value-type="float" office:value="26674560">
                <text:p>26674560</text:p>
              </table:table-cell>
              <table:table-cell office:value-type="float" office:value="26527416">
                <text:p>26527416</text:p>
              </table:table-cell>
              <table:table-cell office:value-type="float" office:value="26791280">
                <text:p>2679128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5159128">
                <text:p>25159128</text:p>
              </table:table-cell>
              <table:table-cell office:value-type="float" office:value="25876848">
                <text:p>25876848</text:p>
              </table:table-cell>
              <table:table-cell office:value-type="float" office:value="27910576">
                <text:p>27910576</text:p>
              </table:table-cell>
              <table:table-cell office:value-type="float" office:value="0">
                <text:p>0</text:p>
              </table:table-cell>
              <table:table-cell office:value-type="float" office:value="26675936">
                <text:p>26675936</text:p>
              </table:table-cell>
              <table:table-cell office:value-type="float" office:value="26527416">
                <text:p>26527416</text:p>
              </table:table-cell>
              <table:table-cell office:value-type="float" office:value="26961064">
                <text:p>269610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160936">
                <text:p>25160936</text:p>
              </table:table-cell>
              <table:table-cell office:value-type="float" office:value="26062792">
                <text:p>26062792</text:p>
              </table:table-cell>
              <table:table-cell office:value-type="float" office:value="27968208">
                <text:p>27968208</text:p>
              </table:table-cell>
              <table:table-cell office:value-type="float" office:value="0">
                <text:p>0</text:p>
              </table:table-cell>
              <table:table-cell office:value-type="float" office:value="26677600">
                <text:p>26677600</text:p>
              </table:table-cell>
              <table:table-cell office:value-type="float" office:value="26527416">
                <text:p>26527416</text:p>
              </table:table-cell>
              <table:table-cell office:value-type="float" office:value="27037352">
                <text:p>270373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5163552">
                <text:p>25163552</text:p>
              </table:table-cell>
              <table:table-cell office:value-type="float" office:value="26062792">
                <text:p>26062792</text:p>
              </table:table-cell>
              <table:table-cell office:value-type="float" office:value="27968208">
                <text:p>27968208</text:p>
              </table:table-cell>
              <table:table-cell office:value-type="float" office:value="0">
                <text:p>0</text:p>
              </table:table-cell>
              <table:table-cell office:value-type="float" office:value="26741392">
                <text:p>26741392</text:p>
              </table:table-cell>
              <table:table-cell office:value-type="float" office:value="26531512">
                <text:p>26531512</text:p>
              </table:table-cell>
              <table:table-cell office:value-type="float" office:value="27043528">
                <text:p>2704352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169024">
                <text:p>25169024</text:p>
              </table:table-cell>
              <table:table-cell office:value-type="float" office:value="26062792">
                <text:p>26062792</text:p>
              </table:table-cell>
              <table:table-cell office:value-type="float" office:value="27973360">
                <text:p>27973360</text:p>
              </table:table-cell>
              <table:table-cell office:value-type="float" office:value="0">
                <text:p>0</text:p>
              </table:table-cell>
              <table:table-cell office:value-type="float" office:value="26743056">
                <text:p>26743056</text:p>
              </table:table-cell>
              <table:table-cell office:value-type="float" office:value="26531512">
                <text:p>26531512</text:p>
              </table:table-cell>
              <table:table-cell office:value-type="float" office:value="27044760">
                <text:p>2704476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261432">
                <text:p>25261432</text:p>
              </table:table-cell>
              <table:table-cell office:value-type="float" office:value="26067096">
                <text:p>26067096</text:p>
              </table:table-cell>
              <table:table-cell office:value-type="float" office:value="27973360">
                <text:p>27973360</text:p>
              </table:table-cell>
              <table:table-cell office:value-type="float" office:value="0">
                <text:p>0</text:p>
              </table:table-cell>
              <table:table-cell office:value-type="float" office:value="26748040">
                <text:p>26748040</text:p>
              </table:table-cell>
              <table:table-cell office:value-type="float" office:value="26535608">
                <text:p>26535608</text:p>
              </table:table-cell>
              <table:table-cell office:value-type="float" office:value="27046608">
                <text:p>270466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415544">
                <text:p>25415544</text:p>
              </table:table-cell>
              <table:table-cell office:value-type="float" office:value="26067096">
                <text:p>26067096</text:p>
              </table:table-cell>
              <table:table-cell office:value-type="float" office:value="27973360">
                <text:p>27973360</text:p>
              </table:table-cell>
              <table:table-cell office:value-type="float" office:value="0">
                <text:p>0</text:p>
              </table:table-cell>
              <table:table-cell office:value-type="float" office:value="26750304">
                <text:p>26750304</text:p>
              </table:table-cell>
              <table:table-cell office:value-type="float" office:value="26539488">
                <text:p>26539488</text:p>
              </table:table-cell>
              <table:table-cell office:value-type="float" office:value="27131960">
                <text:p>2713196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417792">
                <text:p>25417792</text:p>
              </table:table-cell>
              <table:table-cell office:value-type="float" office:value="26067096">
                <text:p>26067096</text:p>
              </table:table-cell>
              <table:table-cell office:value-type="float" office:value="27973360">
                <text:p>27973360</text:p>
              </table:table-cell>
              <table:table-cell office:value-type="float" office:value="0">
                <text:p>0</text:p>
              </table:table-cell>
              <table:table-cell office:value-type="float" office:value="26751064">
                <text:p>26751064</text:p>
              </table:table-cell>
              <table:table-cell office:value-type="float" office:value="26543584">
                <text:p>26543584</text:p>
              </table:table-cell>
              <table:table-cell office:value-type="float" office:value="27133360">
                <text:p>2713336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419928">
                <text:p>25419928</text:p>
              </table:table-cell>
              <table:table-cell office:value-type="float" office:value="26072136">
                <text:p>26072136</text:p>
              </table:table-cell>
              <table:table-cell office:value-type="float" office:value="27973360">
                <text:p>27973360</text:p>
              </table:table-cell>
              <table:table-cell office:value-type="float" office:value="0">
                <text:p>0</text:p>
              </table:table-cell>
              <table:table-cell office:value-type="float" office:value="26753088">
                <text:p>26753088</text:p>
              </table:table-cell>
              <table:table-cell office:value-type="float" office:value="26543584">
                <text:p>26543584</text:p>
              </table:table-cell>
              <table:table-cell office:value-type="float" office:value="27138864">
                <text:p>271388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425640">
                <text:p>25425640</text:p>
              </table:table-cell>
              <table:table-cell office:value-type="float" office:value="26167096">
                <text:p>26167096</text:p>
              </table:table-cell>
              <table:table-cell office:value-type="float" office:value="27979440">
                <text:p>27979440</text:p>
              </table:table-cell>
              <table:table-cell office:value-type="float" office:value="0">
                <text:p>0</text:p>
              </table:table-cell>
              <table:table-cell office:value-type="float" office:value="26754512">
                <text:p>26754512</text:p>
              </table:table-cell>
              <table:table-cell office:value-type="float" office:value="26543584">
                <text:p>26543584</text:p>
              </table:table-cell>
              <table:table-cell office:value-type="float" office:value="27146208">
                <text:p>2714620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515528">
                <text:p>25515528</text:p>
              </table:table-cell>
              <table:table-cell office:value-type="float" office:value="26205416">
                <text:p>26205416</text:p>
              </table:table-cell>
              <table:table-cell office:value-type="float" office:value="27979440">
                <text:p>27979440</text:p>
              </table:table-cell>
              <table:table-cell office:value-type="float" office:value="0">
                <text:p>0</text:p>
              </table:table-cell>
              <table:table-cell office:value-type="float" office:value="26760712">
                <text:p>26760712</text:p>
              </table:table-cell>
              <table:table-cell office:value-type="float" office:value="26543584">
                <text:p>26543584</text:p>
              </table:table-cell>
              <table:table-cell office:value-type="float" office:value="27152216">
                <text:p>271522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517336">
                <text:p>25517336</text:p>
              </table:table-cell>
              <table:table-cell office:value-type="float" office:value="26210440">
                <text:p>26210440</text:p>
              </table:table-cell>
              <table:table-cell office:value-type="float" office:value="28037072">
                <text:p>28037072</text:p>
              </table:table-cell>
              <table:table-cell office:value-type="float" office:value="0">
                <text:p>0</text:p>
              </table:table-cell>
              <table:table-cell office:value-type="float" office:value="26762072">
                <text:p>26762072</text:p>
              </table:table-cell>
              <table:table-cell office:value-type="float" office:value="26543584">
                <text:p>26543584</text:p>
              </table:table-cell>
              <table:table-cell office:value-type="float" office:value="27241888">
                <text:p>272418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519336">
                <text:p>25519336</text:p>
              </table:table-cell>
              <table:table-cell office:value-type="float" office:value="26210752">
                <text:p>26210752</text:p>
              </table:table-cell>
              <table:table-cell office:value-type="float" office:value="28037072">
                <text:p>28037072</text:p>
              </table:table-cell>
              <table:table-cell office:value-type="float" office:value="0">
                <text:p>0</text:p>
              </table:table-cell>
              <table:table-cell office:value-type="float" office:value="26768040">
                <text:p>26768040</text:p>
              </table:table-cell>
              <table:table-cell office:value-type="float" office:value="26547680">
                <text:p>26547680</text:p>
              </table:table-cell>
              <table:table-cell office:value-type="float" office:value="27248064">
                <text:p>272480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525568">
                <text:p>25525568</text:p>
              </table:table-cell>
              <table:table-cell office:value-type="float" office:value="26210752">
                <text:p>26210752</text:p>
              </table:table-cell>
              <table:table-cell office:value-type="float" office:value="28037072">
                <text:p>28037072</text:p>
              </table:table-cell>
              <table:table-cell office:value-type="float" office:value="0">
                <text:p>0</text:p>
              </table:table-cell>
              <table:table-cell office:value-type="float" office:value="26768816">
                <text:p>26768816</text:p>
              </table:table-cell>
              <table:table-cell office:value-type="float" office:value="26547680">
                <text:p>26547680</text:p>
              </table:table-cell>
              <table:table-cell office:value-type="float" office:value="27249296">
                <text:p>2724929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527032">
                <text:p>25527032</text:p>
              </table:table-cell>
              <table:table-cell office:value-type="float" office:value="26210752">
                <text:p>26210752</text:p>
              </table:table-cell>
              <table:table-cell office:value-type="float" office:value="28042224">
                <text:p>28042224</text:p>
              </table:table-cell>
              <table:table-cell office:value-type="float" office:value="0">
                <text:p>0</text:p>
              </table:table-cell>
              <table:table-cell office:value-type="float" office:value="26771144">
                <text:p>26771144</text:p>
              </table:table-cell>
              <table:table-cell office:value-type="float" office:value="26551776">
                <text:p>26551776</text:p>
              </table:table-cell>
              <table:table-cell office:value-type="float" office:value="27250416">
                <text:p>272504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619968">
                <text:p>25619968</text:p>
              </table:table-cell>
              <table:table-cell office:value-type="float" office:value="26303768">
                <text:p>26303768</text:p>
              </table:table-cell>
              <table:table-cell office:value-type="float" office:value="28042224">
                <text:p>28042224</text:p>
              </table:table-cell>
              <table:table-cell office:value-type="float" office:value="0">
                <text:p>0</text:p>
              </table:table-cell>
              <table:table-cell office:value-type="float" office:value="26871096">
                <text:p>26871096</text:p>
              </table:table-cell>
              <table:table-cell office:value-type="float" office:value="26551776">
                <text:p>26551776</text:p>
              </table:table-cell>
              <table:table-cell office:value-type="float" office:value="27251648">
                <text:p>272516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621776">
                <text:p>25621776</text:p>
              </table:table-cell>
              <table:table-cell office:value-type="float" office:value="26305056">
                <text:p>26305056</text:p>
              </table:table-cell>
              <table:table-cell office:value-type="float" office:value="28047376">
                <text:p>28047376</text:p>
              </table:table-cell>
              <table:table-cell office:value-type="float" office:value="0">
                <text:p>0</text:p>
              </table:table-cell>
              <table:table-cell office:value-type="float" office:value="27276808">
                <text:p>27276808</text:p>
              </table:table-cell>
              <table:table-cell office:value-type="float" office:value="26685656">
                <text:p>26685656</text:p>
              </table:table-cell>
              <table:table-cell office:value-type="float" office:value="27336424">
                <text:p>273364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624160">
                <text:p>25624160</text:p>
              </table:table-cell>
              <table:table-cell office:value-type="float" office:value="26309096">
                <text:p>26309096</text:p>
              </table:table-cell>
              <table:table-cell office:value-type="float" office:value="28047376">
                <text:p>28047376</text:p>
              </table:table-cell>
              <table:table-cell office:value-type="float" office:value="0">
                <text:p>0</text:p>
              </table:table-cell>
              <table:table-cell office:value-type="float" office:value="27287984">
                <text:p>27287984</text:p>
              </table:table-cell>
              <table:table-cell office:value-type="float" office:value="26690016">
                <text:p>26690016</text:p>
              </table:table-cell>
              <table:table-cell office:value-type="float" office:value="27342600">
                <text:p>273426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057648">
                <text:p>25057648</text:p>
              </table:table-cell>
              <table:table-cell office:value-type="float" office:value="26309440">
                <text:p>26309440</text:p>
              </table:table-cell>
              <table:table-cell office:value-type="float" office:value="28047376">
                <text:p>28047376</text:p>
              </table:table-cell>
              <table:table-cell office:value-type="float" office:value="0">
                <text:p>0</text:p>
              </table:table-cell>
              <table:table-cell office:value-type="float" office:value="27288760">
                <text:p>27288760</text:p>
              </table:table-cell>
              <table:table-cell office:value-type="float" office:value="26690016">
                <text:p>26690016</text:p>
              </table:table-cell>
              <table:table-cell office:value-type="float" office:value="27482208">
                <text:p>274822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058480">
                <text:p>25058480</text:p>
              </table:table-cell>
              <table:table-cell office:value-type="float" office:value="26314104">
                <text:p>26314104</text:p>
              </table:table-cell>
              <table:table-cell office:value-type="float" office:value="28047376">
                <text:p>28047376</text:p>
              </table:table-cell>
              <table:table-cell office:value-type="float" office:value="0">
                <text:p>0</text:p>
              </table:table-cell>
              <table:table-cell office:value-type="float" office:value="27294672">
                <text:p>27294672</text:p>
              </table:table-cell>
              <table:table-cell office:value-type="float" office:value="26694112">
                <text:p>26694112</text:p>
              </table:table-cell>
              <table:table-cell office:value-type="float" office:value="27483608">
                <text:p>274836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063784">
                <text:p>25063784</text:p>
              </table:table-cell>
              <table:table-cell office:value-type="float" office:value="26616032">
                <text:p>26616032</text:p>
              </table:table-cell>
              <table:table-cell office:value-type="float" office:value="28056592">
                <text:p>28056592</text:p>
              </table:table-cell>
              <table:table-cell office:value-type="float" office:value="0">
                <text:p>0</text:p>
              </table:table-cell>
              <table:table-cell office:value-type="float" office:value="27296712">
                <text:p>27296712</text:p>
              </table:table-cell>
              <table:table-cell office:value-type="float" office:value="26694112">
                <text:p>26694112</text:p>
              </table:table-cell>
              <table:table-cell office:value-type="float" office:value="27484952">
                <text:p>274849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064360">
                <text:p>25064360</text:p>
              </table:table-cell>
              <table:table-cell office:value-type="float" office:value="26617128">
                <text:p>26617128</text:p>
              </table:table-cell>
              <table:table-cell office:value-type="float" office:value="28061744">
                <text:p>28061744</text:p>
              </table:table-cell>
              <table:table-cell office:value-type="float" office:value="0">
                <text:p>0</text:p>
              </table:table-cell>
              <table:table-cell office:value-type="float" office:value="27298376">
                <text:p>27298376</text:p>
              </table:table-cell>
              <table:table-cell office:value-type="float" office:value="26694112">
                <text:p>26694112</text:p>
              </table:table-cell>
              <table:table-cell office:value-type="float" office:value="27485568">
                <text:p>274855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066024">
                <text:p>25066024</text:p>
              </table:table-cell>
              <table:table-cell office:value-type="float" office:value="26622056">
                <text:p>26622056</text:p>
              </table:table-cell>
              <table:table-cell office:value-type="float" office:value="28061744">
                <text:p>28061744</text:p>
              </table:table-cell>
              <table:table-cell office:value-type="float" office:value="0">
                <text:p>0</text:p>
              </table:table-cell>
              <table:table-cell office:value-type="float" office:value="27303456">
                <text:p>27303456</text:p>
              </table:table-cell>
              <table:table-cell office:value-type="float" office:value="26698208">
                <text:p>26698208</text:p>
              </table:table-cell>
              <table:table-cell office:value-type="float" office:value="27489992">
                <text:p>274899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070336">
                <text:p>25070336</text:p>
              </table:table-cell>
              <table:table-cell office:value-type="float" office:value="26622368">
                <text:p>26622368</text:p>
              </table:table-cell>
              <table:table-cell office:value-type="float" office:value="28066896">
                <text:p>28066896</text:p>
              </table:table-cell>
              <table:table-cell office:value-type="float" office:value="0">
                <text:p>0</text:p>
              </table:table-cell>
              <table:table-cell office:value-type="float" office:value="27305120">
                <text:p>27305120</text:p>
              </table:table-cell>
              <table:table-cell office:value-type="float" office:value="26698360">
                <text:p>26698360</text:p>
              </table:table-cell>
              <table:table-cell office:value-type="float" office:value="27489992">
                <text:p>274899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071240">
                <text:p>25071240</text:p>
              </table:table-cell>
              <table:table-cell office:value-type="float" office:value="26626408">
                <text:p>26626408</text:p>
              </table:table-cell>
              <table:table-cell office:value-type="float" office:value="28066896">
                <text:p>28066896</text:p>
              </table:table-cell>
              <table:table-cell office:value-type="float" office:value="0">
                <text:p>0</text:p>
              </table:table-cell>
              <table:table-cell office:value-type="float" office:value="27309824">
                <text:p>27309824</text:p>
              </table:table-cell>
              <table:table-cell office:value-type="float" office:value="26793144">
                <text:p>26793144</text:p>
              </table:table-cell>
              <table:table-cell office:value-type="float" office:value="27494152">
                <text:p>274941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229392">
                <text:p>25229392</text:p>
              </table:table-cell>
              <table:table-cell office:value-type="float" office:value="26626408">
                <text:p>26626408</text:p>
              </table:table-cell>
              <table:table-cell office:value-type="float" office:value="28072048">
                <text:p>28072048</text:p>
              </table:table-cell>
              <table:table-cell office:value-type="float" office:value="0">
                <text:p>0</text:p>
              </table:table-cell>
              <table:table-cell office:value-type="float" office:value="27312024">
                <text:p>27312024</text:p>
              </table:table-cell>
              <table:table-cell office:value-type="float" office:value="26946344">
                <text:p>26946344</text:p>
              </table:table-cell>
              <table:table-cell office:value-type="float" office:value="27494152">
                <text:p>274941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234776">
                <text:p>25234776</text:p>
              </table:table-cell>
              <table:table-cell office:value-type="float" office:value="26626408">
                <text:p>26626408</text:p>
              </table:table-cell>
              <table:table-cell office:value-type="float" office:value="28072048">
                <text:p>28072048</text:p>
              </table:table-cell>
              <table:table-cell office:value-type="float" office:value="0">
                <text:p>0</text:p>
              </table:table-cell>
              <table:table-cell office:value-type="float" office:value="27313448">
                <text:p>27313448</text:p>
              </table:table-cell>
              <table:table-cell office:value-type="float" office:value="26951952">
                <text:p>26951952</text:p>
              </table:table-cell>
              <table:table-cell office:value-type="float" office:value="27494152">
                <text:p>274941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235696">
                <text:p>25235696</text:p>
              </table:table-cell>
              <table:table-cell office:value-type="float" office:value="26626408">
                <text:p>26626408</text:p>
              </table:table-cell>
              <table:table-cell office:value-type="float" office:value="28072048">
                <text:p>28072048</text:p>
              </table:table-cell>
              <table:table-cell office:value-type="float" office:value="0">
                <text:p>0</text:p>
              </table:table-cell>
              <table:table-cell office:value-type="float" office:value="27404464">
                <text:p>27404464</text:p>
              </table:table-cell>
              <table:table-cell office:value-type="float" office:value="26952960">
                <text:p>26952960</text:p>
              </table:table-cell>
              <table:table-cell office:value-type="float" office:value="27498976">
                <text:p>2749897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235912">
                <text:p>25235912</text:p>
              </table:table-cell>
              <table:table-cell office:value-type="float" office:value="26626408">
                <text:p>26626408</text:p>
              </table:table-cell>
              <table:table-cell office:value-type="float" office:value="28077200">
                <text:p>28077200</text:p>
              </table:table-cell>
              <table:table-cell office:value-type="float" office:value="0">
                <text:p>0</text:p>
              </table:table-cell>
              <table:table-cell office:value-type="float" office:value="27405176">
                <text:p>27405176</text:p>
              </table:table-cell>
              <table:table-cell office:value-type="float" office:value="26953968">
                <text:p>26953968</text:p>
              </table:table-cell>
              <table:table-cell office:value-type="float" office:value="26626344">
                <text:p>266263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236816">
                <text:p>25236816</text:p>
              </table:table-cell>
              <table:table-cell office:value-type="float" office:value="26630448">
                <text:p>26630448</text:p>
              </table:table-cell>
              <table:table-cell office:value-type="float" office:value="28077200">
                <text:p>28077200</text:p>
              </table:table-cell>
              <table:table-cell office:value-type="float" office:value="0">
                <text:p>0</text:p>
              </table:table-cell>
              <table:table-cell office:value-type="float" office:value="27409120">
                <text:p>27409120</text:p>
              </table:table-cell>
              <table:table-cell office:value-type="float" office:value="26055920">
                <text:p>26055920</text:p>
              </table:table-cell>
              <table:table-cell office:value-type="float" office:value="26630696">
                <text:p>266306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384232">
                <text:p>25384232</text:p>
              </table:table-cell>
              <table:table-cell office:value-type="float" office:value="26776520">
                <text:p>26776520</text:p>
              </table:table-cell>
              <table:table-cell office:value-type="float" office:value="27130352">
                <text:p>27130352</text:p>
              </table:table-cell>
              <table:table-cell office:value-type="float" office:value="0">
                <text:p>0</text:p>
              </table:table-cell>
              <table:table-cell office:value-type="float" office:value="27409120">
                <text:p>27409120</text:p>
              </table:table-cell>
              <table:table-cell office:value-type="float" office:value="26057208">
                <text:p>26057208</text:p>
              </table:table-cell>
              <table:table-cell office:value-type="float" office:value="26630696">
                <text:p>266306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385016">
                <text:p>25385016</text:p>
              </table:table-cell>
              <table:table-cell office:value-type="float" office:value="26780824">
                <text:p>26780824</text:p>
              </table:table-cell>
              <table:table-cell office:value-type="float" office:value="27130352">
                <text:p>27130352</text:p>
              </table:table-cell>
              <table:table-cell office:value-type="float" office:value="0">
                <text:p>0</text:p>
              </table:table-cell>
              <table:table-cell office:value-type="float" office:value="27413064">
                <text:p>27413064</text:p>
              </table:table-cell>
              <table:table-cell office:value-type="float" office:value="26061960">
                <text:p>26061960</text:p>
              </table:table-cell>
              <table:table-cell office:value-type="float" office:value="26634744">
                <text:p>266347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390280">
                <text:p>25390280</text:p>
              </table:table-cell>
              <table:table-cell office:value-type="float" office:value="26780824">
                <text:p>26780824</text:p>
              </table:table-cell>
              <table:table-cell office:value-type="float" office:value="27133832">
                <text:p>27133832</text:p>
              </table:table-cell>
              <table:table-cell office:value-type="float" office:value="0">
                <text:p>0</text:p>
              </table:table-cell>
              <table:table-cell office:value-type="float" office:value="27413064">
                <text:p>27413064</text:p>
              </table:table-cell>
              <table:table-cell office:value-type="float" office:value="26061960">
                <text:p>26061960</text:p>
              </table:table-cell>
              <table:table-cell office:value-type="float" office:value="26634744">
                <text:p>266347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390496">
                <text:p>25390496</text:p>
              </table:table-cell>
              <table:table-cell office:value-type="float" office:value="26780824">
                <text:p>26780824</text:p>
              </table:table-cell>
              <table:table-cell office:value-type="float" office:value="27136512">
                <text:p>27136512</text:p>
              </table:table-cell>
              <table:table-cell office:value-type="float" office:value="0">
                <text:p>0</text:p>
              </table:table-cell>
              <table:table-cell office:value-type="float" office:value="27417008">
                <text:p>27417008</text:p>
              </table:table-cell>
              <table:table-cell office:value-type="float" office:value="26067952">
                <text:p>26067952</text:p>
              </table:table-cell>
              <table:table-cell office:value-type="float" office:value="26634744">
                <text:p>266347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629632">
                <text:p>25629632</text:p>
              </table:table-cell>
              <table:table-cell office:value-type="float" office:value="26785712">
                <text:p>26785712</text:p>
              </table:table-cell>
              <table:table-cell office:value-type="float" office:value="27136512">
                <text:p>27136512</text:p>
              </table:table-cell>
              <table:table-cell office:value-type="float" office:value="0">
                <text:p>0</text:p>
              </table:table-cell>
              <table:table-cell office:value-type="float" office:value="27417008">
                <text:p>27417008</text:p>
              </table:table-cell>
              <table:table-cell office:value-type="float" office:value="26231336">
                <text:p>26231336</text:p>
              </table:table-cell>
              <table:table-cell office:value-type="float" office:value="26634744">
                <text:p>266347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859360">
                <text:p>25859360</text:p>
              </table:table-cell>
              <table:table-cell office:value-type="float" office:value="26785712">
                <text:p>26785712</text:p>
              </table:table-cell>
              <table:table-cell office:value-type="float" office:value="27141664">
                <text:p>27141664</text:p>
              </table:table-cell>
              <table:table-cell office:value-type="float" office:value="0">
                <text:p>0</text:p>
              </table:table-cell>
              <table:table-cell office:value-type="float" office:value="27417008">
                <text:p>27417008</text:p>
              </table:table-cell>
              <table:table-cell office:value-type="float" office:value="26231336">
                <text:p>26231336</text:p>
              </table:table-cell>
              <table:table-cell office:value-type="float" office:value="26634744">
                <text:p>266347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6834152">
                <text:p>26834152</text:p>
              </table:table-cell>
              <table:table-cell office:value-type="float" office:value="26789896">
                <text:p>26789896</text:p>
              </table:table-cell>
              <table:table-cell office:value-type="float" office:value="27141664">
                <text:p>27141664</text:p>
              </table:table-cell>
              <table:table-cell office:value-type="float" office:value="0">
                <text:p>0</text:p>
              </table:table-cell>
              <table:table-cell office:value-type="float" office:value="27420952">
                <text:p>27420952</text:p>
              </table:table-cell>
              <table:table-cell office:value-type="float" office:value="26236928">
                <text:p>26236928</text:p>
              </table:table-cell>
              <table:table-cell office:value-type="float" office:value="26638792">
                <text:p>266387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6941936">
                <text:p>26941936</text:p>
              </table:table-cell>
              <table:table-cell office:value-type="float" office:value="26789896">
                <text:p>26789896</text:p>
              </table:table-cell>
              <table:table-cell office:value-type="float" office:value="27141664">
                <text:p>27141664</text:p>
              </table:table-cell>
              <table:table-cell office:value-type="float" office:value="0">
                <text:p>0</text:p>
              </table:table-cell>
              <table:table-cell office:value-type="float" office:value="27483224">
                <text:p>27483224</text:p>
              </table:table-cell>
              <table:table-cell office:value-type="float" office:value="26237544">
                <text:p>26237544</text:p>
              </table:table-cell>
              <table:table-cell office:value-type="float" office:value="26799896">
                <text:p>267998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233872">
                <text:p>27233872</text:p>
              </table:table-cell>
              <table:table-cell office:value-type="float" office:value="25876456">
                <text:p>25876456</text:p>
              </table:table-cell>
              <table:table-cell office:value-type="float" office:value="27141664">
                <text:p>27141664</text:p>
              </table:table-cell>
              <table:table-cell office:value-type="float" office:value="0">
                <text:p>0</text:p>
              </table:table-cell>
              <table:table-cell office:value-type="float" office:value="27483224">
                <text:p>27483224</text:p>
              </table:table-cell>
              <table:table-cell office:value-type="float" office:value="26237544">
                <text:p>26237544</text:p>
              </table:table-cell>
              <table:table-cell office:value-type="float" office:value="26801912">
                <text:p>268019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250472">
                <text:p>27250472</text:p>
              </table:table-cell>
              <table:table-cell office:value-type="float" office:value="25882040">
                <text:p>25882040</text:p>
              </table:table-cell>
              <table:table-cell office:value-type="float" office:value="27195016">
                <text:p>27195016</text:p>
              </table:table-cell>
              <table:table-cell office:value-type="float" office:value="0">
                <text:p>0</text:p>
              </table:table-cell>
              <table:table-cell office:value-type="float" office:value="27483224">
                <text:p>27483224</text:p>
              </table:table-cell>
              <table:table-cell office:value-type="float" office:value="26237544">
                <text:p>26237544</text:p>
              </table:table-cell>
              <table:table-cell office:value-type="float" office:value="26812152">
                <text:p>268121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251808">
                <text:p>27251808</text:p>
              </table:table-cell>
              <table:table-cell office:value-type="float" office:value="25882664">
                <text:p>25882664</text:p>
              </table:table-cell>
              <table:table-cell office:value-type="float" office:value="27200168">
                <text:p>27200168</text:p>
              </table:table-cell>
              <table:table-cell office:value-type="float" office:value="0">
                <text:p>0</text:p>
              </table:table-cell>
              <table:table-cell office:value-type="float" office:value="27483224">
                <text:p>27483224</text:p>
              </table:table-cell>
              <table:table-cell office:value-type="float" office:value="26241640">
                <text:p>26241640</text:p>
              </table:table-cell>
              <table:table-cell office:value-type="float" office:value="26813384">
                <text:p>2681338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7264896">
                <text:p>27264896</text:p>
              </table:table-cell>
              <table:table-cell office:value-type="float" office:value="25883288">
                <text:p>25883288</text:p>
              </table:table-cell>
              <table:table-cell office:value-type="float" office:value="27200168">
                <text:p>27200168</text:p>
              </table:table-cell>
              <table:table-cell office:value-type="float" office:value="0">
                <text:p>0</text:p>
              </table:table-cell>
              <table:table-cell office:value-type="float" office:value="27487432">
                <text:p>27487432</text:p>
              </table:table-cell>
              <table:table-cell office:value-type="float" office:value="26241640">
                <text:p>26241640</text:p>
              </table:table-cell>
              <table:table-cell office:value-type="float" office:value="26818648">
                <text:p>268186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7336320">
                <text:p>27336320</text:p>
              </table:table-cell>
              <table:table-cell office:value-type="float" office:value="25883912">
                <text:p>25883912</text:p>
              </table:table-cell>
              <table:table-cell office:value-type="float" office:value="27205320">
                <text:p>27205320</text:p>
              </table:table-cell>
              <table:table-cell office:value-type="float" office:value="0">
                <text:p>0</text:p>
              </table:table-cell>
              <table:table-cell office:value-type="float" office:value="27487432">
                <text:p>27487432</text:p>
              </table:table-cell>
              <table:table-cell office:value-type="float" office:value="26241640">
                <text:p>26241640</text:p>
              </table:table-cell>
              <table:table-cell office:value-type="float" office:value="26902912">
                <text:p>269029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349672">
                <text:p>27349672</text:p>
              </table:table-cell>
              <table:table-cell office:value-type="float" office:value="25976480">
                <text:p>25976480</text:p>
              </table:table-cell>
              <table:table-cell office:value-type="float" office:value="27205320">
                <text:p>27205320</text:p>
              </table:table-cell>
              <table:table-cell office:value-type="float" office:value="0">
                <text:p>0</text:p>
              </table:table-cell>
              <table:table-cell office:value-type="float" office:value="27491376">
                <text:p>27491376</text:p>
              </table:table-cell>
              <table:table-cell office:value-type="float" office:value="25562024">
                <text:p>25562024</text:p>
              </table:table-cell>
              <table:table-cell office:value-type="float" office:value="26909576">
                <text:p>2690957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7350968">
                <text:p>27350968</text:p>
              </table:table-cell>
              <table:table-cell office:value-type="float" office:value="25977104">
                <text:p>25977104</text:p>
              </table:table-cell>
              <table:table-cell office:value-type="float" office:value="27210472">
                <text:p>27210472</text:p>
              </table:table-cell>
              <table:table-cell office:value-type="float" office:value="0">
                <text:p>0</text:p>
              </table:table-cell>
              <table:table-cell office:value-type="float" office:value="27491376">
                <text:p>27491376</text:p>
              </table:table-cell>
              <table:table-cell office:value-type="float" office:value="25950184">
                <text:p>25950184</text:p>
              </table:table-cell>
              <table:table-cell office:value-type="float" office:value="26911200">
                <text:p>269112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7351888">
                <text:p>27351888</text:p>
              </table:table-cell>
              <table:table-cell office:value-type="float" office:value="25982080">
                <text:p>25982080</text:p>
              </table:table-cell>
              <table:table-cell office:value-type="float" office:value="27210472">
                <text:p>27210472</text:p>
              </table:table-cell>
              <table:table-cell office:value-type="float" office:value="0">
                <text:p>0</text:p>
              </table:table-cell>
              <table:table-cell office:value-type="float" office:value="27491376">
                <text:p>27491376</text:p>
              </table:table-cell>
              <table:table-cell office:value-type="float" office:value="25950184">
                <text:p>25950184</text:p>
              </table:table-cell>
              <table:table-cell office:value-type="float" office:value="26912432">
                <text:p>269124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7875896">
                <text:p>27875896</text:p>
              </table:table-cell>
              <table:table-cell office:value-type="float" office:value="25982704">
                <text:p>25982704</text:p>
              </table:table-cell>
              <table:table-cell office:value-type="float" office:value="27215624">
                <text:p>27215624</text:p>
              </table:table-cell>
              <table:table-cell office:value-type="float" office:value="0">
                <text:p>0</text:p>
              </table:table-cell>
              <table:table-cell office:value-type="float" office:value="27553392">
                <text:p>27553392</text:p>
              </table:table-cell>
              <table:table-cell office:value-type="float" office:value="25950184">
                <text:p>25950184</text:p>
              </table:table-cell>
              <table:table-cell office:value-type="float" office:value="27140384">
                <text:p>271403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7838080">
                <text:p>27838080</text:p>
              </table:table-cell>
              <table:table-cell office:value-type="float" office:value="26075784">
                <text:p>26075784</text:p>
              </table:table-cell>
              <table:table-cell office:value-type="float" office:value="27215624">
                <text:p>27215624</text:p>
              </table:table-cell>
              <table:table-cell office:value-type="float" office:value="0">
                <text:p>0</text:p>
              </table:table-cell>
              <table:table-cell office:value-type="float" office:value="27557600">
                <text:p>27557600</text:p>
              </table:table-cell>
              <table:table-cell office:value-type="float" office:value="25950184">
                <text:p>25950184</text:p>
              </table:table-cell>
              <table:table-cell office:value-type="float" office:value="27147312">
                <text:p>271473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7331360">
                <text:p>27331360</text:p>
              </table:table-cell>
              <table:table-cell office:value-type="float" office:value="26225592">
                <text:p>26225592</text:p>
              </table:table-cell>
              <table:table-cell office:value-type="float" office:value="27277872">
                <text:p>27277872</text:p>
              </table:table-cell>
              <table:table-cell office:value-type="float" office:value="0">
                <text:p>0</text:p>
              </table:table-cell>
              <table:table-cell office:value-type="float" office:value="27557600">
                <text:p>27557600</text:p>
              </table:table-cell>
              <table:table-cell office:value-type="float" office:value="25954624">
                <text:p>25954624</text:p>
              </table:table-cell>
              <table:table-cell office:value-type="float" office:value="27148544">
                <text:p>271485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7365760">
                <text:p>27365760</text:p>
              </table:table-cell>
              <table:table-cell office:value-type="float" office:value="26225864">
                <text:p>26225864</text:p>
              </table:table-cell>
              <table:table-cell office:value-type="float" office:value="27277872">
                <text:p>27277872</text:p>
              </table:table-cell>
              <table:table-cell office:value-type="float" office:value="0">
                <text:p>0</text:p>
              </table:table-cell>
              <table:table-cell office:value-type="float" office:value="27557600">
                <text:p>27557600</text:p>
              </table:table-cell>
              <table:table-cell office:value-type="float" office:value="26456152">
                <text:p>26456152</text:p>
              </table:table-cell>
              <table:table-cell office:value-type="float" office:value="27153808">
                <text:p>271538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365992">
                <text:p>27365992</text:p>
              </table:table-cell>
              <table:table-cell office:value-type="float" office:value="26225864">
                <text:p>26225864</text:p>
              </table:table-cell>
              <table:table-cell office:value-type="float" office:value="27277872">
                <text:p>27277872</text:p>
              </table:table-cell>
              <table:table-cell office:value-type="float" office:value="0">
                <text:p>0</text:p>
              </table:table-cell>
              <table:table-cell office:value-type="float" office:value="27557600">
                <text:p>27557600</text:p>
              </table:table-cell>
              <table:table-cell office:value-type="float" office:value="26473072">
                <text:p>26473072</text:p>
              </table:table-cell>
              <table:table-cell office:value-type="float" office:value="27155040">
                <text:p>271550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366208">
                <text:p>27366208</text:p>
              </table:table-cell>
              <table:table-cell office:value-type="float" office:value="37907024">
                <text:p>37907024</text:p>
              </table:table-cell>
              <table:table-cell office:value-type="float" office:value="27277872">
                <text:p>27277872</text:p>
              </table:table-cell>
              <table:table-cell office:value-type="float" office:value="0">
                <text:p>0</text:p>
              </table:table-cell>
              <table:table-cell office:value-type="float" office:value="27561544">
                <text:p>27561544</text:p>
              </table:table-cell>
              <table:table-cell office:value-type="float" office:value="26473072">
                <text:p>26473072</text:p>
              </table:table-cell>
              <table:table-cell office:value-type="float" office:value="27252736">
                <text:p>272527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507496">
                <text:p>27507496</text:p>
              </table:table-cell>
              <table:table-cell office:value-type="float" office:value="26209896">
                <text:p>26209896</text:p>
              </table:table-cell>
              <table:table-cell office:value-type="float" office:value="27277872">
                <text:p>27277872</text:p>
              </table:table-cell>
              <table:table-cell office:value-type="float" office:value="0">
                <text:p>0</text:p>
              </table:table-cell>
              <table:table-cell office:value-type="float" office:value="27561544">
                <text:p>27561544</text:p>
              </table:table-cell>
              <table:table-cell office:value-type="float" office:value="26573840">
                <text:p>26573840</text:p>
              </table:table-cell>
              <table:table-cell office:value-type="float" office:value="27253968">
                <text:p>272539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7508608">
                <text:p>27508608</text:p>
              </table:table-cell>
              <table:table-cell office:value-type="float" office:value="26214472">
                <text:p>26214472</text:p>
              </table:table-cell>
              <table:table-cell office:value-type="float" office:value="27283024">
                <text:p>27283024</text:p>
              </table:table-cell>
              <table:table-cell office:value-type="float" office:value="0">
                <text:p>0</text:p>
              </table:table-cell>
              <table:table-cell office:value-type="float" office:value="27565552">
                <text:p>27565552</text:p>
              </table:table-cell>
              <table:table-cell office:value-type="float" office:value="26596440">
                <text:p>26596440</text:p>
              </table:table-cell>
              <table:table-cell office:value-type="float" office:value="27262608">
                <text:p>272626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7514376">
                <text:p>27514376</text:p>
              </table:table-cell>
              <table:table-cell office:value-type="float" office:value="26215408">
                <text:p>26215408</text:p>
              </table:table-cell>
              <table:table-cell office:value-type="float" office:value="27283024">
                <text:p>27283024</text:p>
              </table:table-cell>
              <table:table-cell office:value-type="float" office:value="0">
                <text:p>0</text:p>
              </table:table-cell>
              <table:table-cell office:value-type="float" office:value="27565552">
                <text:p>27565552</text:p>
              </table:table-cell>
              <table:table-cell office:value-type="float" office:value="26598288">
                <text:p>26598288</text:p>
              </table:table-cell>
              <table:table-cell office:value-type="float" office:value="27263352">
                <text:p>272633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607344">
                <text:p>27607344</text:p>
              </table:table-cell>
              <table:table-cell office:value-type="float" office:value="26216032">
                <text:p>26216032</text:p>
              </table:table-cell>
              <table:table-cell office:value-type="float" office:value="27288176">
                <text:p>27288176</text:p>
              </table:table-cell>
              <table:table-cell office:value-type="float" office:value="0">
                <text:p>0</text:p>
              </table:table-cell>
              <table:table-cell office:value-type="float" office:value="27630400">
                <text:p>27630400</text:p>
              </table:table-cell>
              <table:table-cell office:value-type="float" office:value="26599296">
                <text:p>26599296</text:p>
              </table:table-cell>
              <table:table-cell office:value-type="float" office:value="26547176">
                <text:p>2654717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636344">
                <text:p>27636344</text:p>
              </table:table-cell>
              <table:table-cell office:value-type="float" office:value="26311280">
                <text:p>26311280</text:p>
              </table:table-cell>
              <table:table-cell office:value-type="float" office:value="27288176">
                <text:p>27288176</text:p>
              </table:table-cell>
              <table:table-cell office:value-type="float" office:value="0">
                <text:p>0</text:p>
              </table:table-cell>
              <table:table-cell office:value-type="float" office:value="27630400">
                <text:p>27630400</text:p>
              </table:table-cell>
              <table:table-cell office:value-type="float" office:value="26600528">
                <text:p>26600528</text:p>
              </table:table-cell>
              <table:table-cell office:value-type="float" office:value="26552008">
                <text:p>265520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7644344">
                <text:p>27644344</text:p>
              </table:table-cell>
              <table:table-cell office:value-type="float" office:value="25826176">
                <text:p>25826176</text:p>
              </table:table-cell>
              <table:table-cell office:value-type="float" office:value="27347592">
                <text:p>27347592</text:p>
              </table:table-cell>
              <table:table-cell office:value-type="float" office:value="0">
                <text:p>0</text:p>
              </table:table-cell>
              <table:table-cell office:value-type="float" office:value="27630400">
                <text:p>27630400</text:p>
              </table:table-cell>
              <table:table-cell office:value-type="float" office:value="26711072">
                <text:p>26711072</text:p>
              </table:table-cell>
              <table:table-cell office:value-type="float" office:value="26552504">
                <text:p>265525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651144">
                <text:p>27651144</text:p>
              </table:table-cell>
              <table:table-cell office:value-type="float" office:value="25826176">
                <text:p>25826176</text:p>
              </table:table-cell>
              <table:table-cell office:value-type="float" office:value="27347592">
                <text:p>27347592</text:p>
              </table:table-cell>
              <table:table-cell office:value-type="float" office:value="0">
                <text:p>0</text:p>
              </table:table-cell>
              <table:table-cell office:value-type="float" office:value="27670856">
                <text:p>27670856</text:p>
              </table:table-cell>
              <table:table-cell office:value-type="float" office:value="26712920">
                <text:p>26712920</text:p>
              </table:table-cell>
              <table:table-cell office:value-type="float" office:value="26553248">
                <text:p>265532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7655056">
                <text:p>27655056</text:p>
              </table:table-cell>
              <table:table-cell office:value-type="float" office:value="25966624">
                <text:p>25966624</text:p>
              </table:table-cell>
              <table:table-cell office:value-type="float" office:value="27352744">
                <text:p>27352744</text:p>
              </table:table-cell>
              <table:table-cell office:value-type="float" office:value="0">
                <text:p>0</text:p>
              </table:table-cell>
              <table:table-cell office:value-type="float" office:value="27675472">
                <text:p>27675472</text:p>
              </table:table-cell>
              <table:table-cell office:value-type="float" office:value="26718328">
                <text:p>26718328</text:p>
              </table:table-cell>
              <table:table-cell office:value-type="float" office:value="26636568">
                <text:p>266365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747592">
                <text:p>27747592</text:p>
              </table:table-cell>
              <table:table-cell office:value-type="float" office:value="25966624">
                <text:p>25966624</text:p>
              </table:table-cell>
              <table:table-cell office:value-type="float" office:value="27352744">
                <text:p>27352744</text:p>
              </table:table-cell>
              <table:table-cell office:value-type="float" office:value="0">
                <text:p>0</text:p>
              </table:table-cell>
              <table:table-cell office:value-type="float" office:value="27681616">
                <text:p>27681616</text:p>
              </table:table-cell>
              <table:table-cell office:value-type="float" office:value="26719560">
                <text:p>26719560</text:p>
              </table:table-cell>
              <table:table-cell office:value-type="float" office:value="26641880">
                <text:p>2664188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752800">
                <text:p>27752800</text:p>
              </table:table-cell>
              <table:table-cell office:value-type="float" office:value="26076328">
                <text:p>26076328</text:p>
              </table:table-cell>
              <table:table-cell office:value-type="float" office:value="27357896">
                <text:p>27357896</text:p>
              </table:table-cell>
              <table:table-cell office:value-type="float" office:value="0">
                <text:p>0</text:p>
              </table:table-cell>
              <table:table-cell office:value-type="float" office:value="27719528">
                <text:p>27719528</text:p>
              </table:table-cell>
              <table:table-cell office:value-type="float" office:value="26827504">
                <text:p>26827504</text:p>
              </table:table-cell>
              <table:table-cell office:value-type="float" office:value="26642376">
                <text:p>266423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7755992">
                <text:p>27755992</text:p>
              </table:table-cell>
              <table:table-cell office:value-type="float" office:value="26080992">
                <text:p>26080992</text:p>
              </table:table-cell>
              <table:table-cell office:value-type="float" office:value="27357896">
                <text:p>27357896</text:p>
              </table:table-cell>
              <table:table-cell office:value-type="float" office:value="0">
                <text:p>0</text:p>
              </table:table-cell>
              <table:table-cell office:value-type="float" office:value="27725608">
                <text:p>27725608</text:p>
              </table:table-cell>
              <table:table-cell office:value-type="float" office:value="27007400">
                <text:p>27007400</text:p>
              </table:table-cell>
              <table:table-cell office:value-type="float" office:value="26647152">
                <text:p>266471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7912272">
                <text:p>27912272</text:p>
              </table:table-cell>
              <table:table-cell office:value-type="float" office:value="26081984">
                <text:p>26081984</text:p>
              </table:table-cell>
              <table:table-cell office:value-type="float" office:value="27357896">
                <text:p>27357896</text:p>
              </table:table-cell>
              <table:table-cell office:value-type="float" office:value="0">
                <text:p>0</text:p>
              </table:table-cell>
              <table:table-cell office:value-type="float" office:value="27785688">
                <text:p>27785688</text:p>
              </table:table-cell>
              <table:table-cell office:value-type="float" office:value="27013072">
                <text:p>27013072</text:p>
              </table:table-cell>
              <table:table-cell office:value-type="float" office:value="26652480">
                <text:p>2665248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8004592">
                <text:p>28004592</text:p>
              </table:table-cell>
              <table:table-cell office:value-type="float" office:value="26086960">
                <text:p>26086960</text:p>
              </table:table-cell>
              <table:table-cell office:value-type="float" office:value="27357896">
                <text:p>27357896</text:p>
              </table:table-cell>
              <table:table-cell office:value-type="float" office:value="0">
                <text:p>0</text:p>
              </table:table-cell>
              <table:table-cell office:value-type="float" office:value="27946880">
                <text:p>27946880</text:p>
              </table:table-cell>
              <table:table-cell office:value-type="float" office:value="27014920">
                <text:p>27014920</text:p>
              </table:table-cell>
              <table:table-cell office:value-type="float" office:value="26742312">
                <text:p>267423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8006792">
                <text:p>28006792</text:p>
              </table:table-cell>
              <table:table-cell office:value-type="float" office:value="26544136">
                <text:p>26544136</text:p>
              </table:table-cell>
              <table:table-cell office:value-type="float" office:value="27371888">
                <text:p>27371888</text:p>
              </table:table-cell>
              <table:table-cell office:value-type="float" office:value="0">
                <text:p>0</text:p>
              </table:table-cell>
              <table:table-cell office:value-type="float" office:value="28251144">
                <text:p>28251144</text:p>
              </table:table-cell>
              <table:table-cell office:value-type="float" office:value="27120544">
                <text:p>27120544</text:p>
              </table:table-cell>
              <table:table-cell office:value-type="float" office:value="26743056">
                <text:p>267430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8009232">
                <text:p>28009232</text:p>
              </table:table-cell>
              <table:table-cell office:value-type="float" office:value="26548616">
                <text:p>26548616</text:p>
              </table:table-cell>
              <table:table-cell office:value-type="float" office:value="27371888">
                <text:p>27371888</text:p>
              </table:table-cell>
              <table:table-cell office:value-type="float" office:value="0">
                <text:p>0</text:p>
              </table:table-cell>
              <table:table-cell office:value-type="float" office:value="27593432">
                <text:p>27593432</text:p>
              </table:table-cell>
              <table:table-cell office:value-type="float" office:value="27126592">
                <text:p>27126592</text:p>
              </table:table-cell>
              <table:table-cell office:value-type="float" office:value="26747584">
                <text:p>267475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8016280">
                <text:p>28016280</text:p>
              </table:table-cell>
              <table:table-cell office:value-type="float" office:value="26555920">
                <text:p>26555920</text:p>
              </table:table-cell>
              <table:table-cell office:value-type="float" office:value="27371888">
                <text:p>27371888</text:p>
              </table:table-cell>
              <table:table-cell office:value-type="float" office:value="0">
                <text:p>0</text:p>
              </table:table-cell>
              <table:table-cell office:value-type="float" office:value="27597368">
                <text:p>27597368</text:p>
              </table:table-cell>
              <table:table-cell office:value-type="float" office:value="27128440">
                <text:p>27128440</text:p>
              </table:table-cell>
              <table:table-cell office:value-type="float" office:value="26748080">
                <text:p>2674808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017832">
                <text:p>28017832</text:p>
              </table:table-cell>
              <table:table-cell office:value-type="float" office:value="26556544">
                <text:p>26556544</text:p>
              </table:table-cell>
              <table:table-cell office:value-type="float" office:value="27371888">
                <text:p>27371888</text:p>
              </table:table-cell>
              <table:table-cell office:value-type="float" office:value="0">
                <text:p>0</text:p>
              </table:table-cell>
              <table:table-cell office:value-type="float" office:value="27599408">
                <text:p>27599408</text:p>
              </table:table-cell>
              <table:table-cell office:value-type="float" office:value="27129672">
                <text:p>27129672</text:p>
              </table:table-cell>
              <table:table-cell office:value-type="float" office:value="26828680">
                <text:p>268286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8113416">
                <text:p>28113416</text:p>
              </table:table-cell>
              <table:table-cell office:value-type="float" office:value="26561128">
                <text:p>26561128</text:p>
              </table:table-cell>
              <table:table-cell office:value-type="float" office:value="27371888">
                <text:p>27371888</text:p>
              </table:table-cell>
              <table:table-cell office:value-type="float" office:value="0">
                <text:p>0</text:p>
              </table:table-cell>
              <table:table-cell office:value-type="float" office:value="27612440">
                <text:p>27612440</text:p>
              </table:table-cell>
              <table:table-cell office:value-type="float" office:value="27130904">
                <text:p>27130904</text:p>
              </table:table-cell>
              <table:table-cell office:value-type="float" office:value="26833992">
                <text:p>2683399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119776">
                <text:p>28119776</text:p>
              </table:table-cell>
              <table:table-cell office:value-type="float" office:value="26653144">
                <text:p>26653144</text:p>
              </table:table-cell>
              <table:table-cell office:value-type="float" office:value="27377040">
                <text:p>27377040</text:p>
              </table:table-cell>
              <table:table-cell office:value-type="float" office:value="0">
                <text:p>0</text:p>
              </table:table-cell>
              <table:table-cell office:value-type="float" office:value="27614752">
                <text:p>27614752</text:p>
              </table:table-cell>
              <table:table-cell office:value-type="float" office:value="27239184">
                <text:p>27239184</text:p>
              </table:table-cell>
              <table:table-cell office:value-type="float" office:value="26834488">
                <text:p>268344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121176">
                <text:p>28121176</text:p>
              </table:table-cell>
              <table:table-cell office:value-type="float" office:value="26653456">
                <text:p>26653456</text:p>
              </table:table-cell>
              <table:table-cell office:value-type="float" office:value="27377040">
                <text:p>27377040</text:p>
              </table:table-cell>
              <table:table-cell office:value-type="float" office:value="0">
                <text:p>0</text:p>
              </table:table-cell>
              <table:table-cell office:value-type="float" office:value="28136096">
                <text:p>28136096</text:p>
              </table:table-cell>
              <table:table-cell office:value-type="float" office:value="27429480">
                <text:p>27429480</text:p>
              </table:table-cell>
              <table:table-cell office:value-type="float" office:value="26834984">
                <text:p>268349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6981296">
                <text:p>26981296</text:p>
              </table:table-cell>
              <table:table-cell office:value-type="float" office:value="26654080">
                <text:p>26654080</text:p>
              </table:table-cell>
              <table:table-cell office:value-type="float" office:value="27382192">
                <text:p>27382192</text:p>
              </table:table-cell>
              <table:table-cell office:value-type="float" office:value="0">
                <text:p>0</text:p>
              </table:table-cell>
              <table:table-cell office:value-type="float" office:value="27783936">
                <text:p>27783936</text:p>
              </table:table-cell>
              <table:table-cell office:value-type="float" office:value="27454928">
                <text:p>27454928</text:p>
              </table:table-cell>
              <table:table-cell office:value-type="float" office:value="26979656">
                <text:p>269796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068728">
                <text:p>27068728</text:p>
              </table:table-cell>
              <table:table-cell office:value-type="float" office:value="26654704">
                <text:p>26654704</text:p>
              </table:table-cell>
              <table:table-cell office:value-type="float" office:value="27382192">
                <text:p>27382192</text:p>
              </table:table-cell>
              <table:table-cell office:value-type="float" office:value="0">
                <text:p>0</text:p>
              </table:table-cell>
              <table:table-cell office:value-type="float" office:value="28017552">
                <text:p>28017552</text:p>
              </table:table-cell>
              <table:table-cell office:value-type="float" office:value="27456776">
                <text:p>27456776</text:p>
              </table:table-cell>
              <table:table-cell office:value-type="float" office:value="27065176">
                <text:p>2706517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076224">
                <text:p>27076224</text:p>
              </table:table-cell>
              <table:table-cell office:value-type="float" office:value="26758712">
                <text:p>26758712</text:p>
              </table:table-cell>
              <table:table-cell office:value-type="float" office:value="27434408">
                <text:p>27434408</text:p>
              </table:table-cell>
              <table:table-cell office:value-type="float" office:value="0">
                <text:p>0</text:p>
              </table:table-cell>
              <table:table-cell office:value-type="float" office:value="28081672">
                <text:p>28081672</text:p>
              </table:table-cell>
              <table:table-cell office:value-type="float" office:value="26555568">
                <text:p>26555568</text:p>
              </table:table-cell>
              <table:table-cell office:value-type="float" office:value="27071000">
                <text:p>27071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078688">
                <text:p>27078688</text:p>
              </table:table-cell>
              <table:table-cell office:value-type="float" office:value="26900888">
                <text:p>26900888</text:p>
              </table:table-cell>
              <table:table-cell office:value-type="float" office:value="27443872">
                <text:p>27443872</text:p>
              </table:table-cell>
              <table:table-cell office:value-type="float" office:value="0">
                <text:p>0</text:p>
              </table:table-cell>
              <table:table-cell office:value-type="float" office:value="28083096">
                <text:p>28083096</text:p>
              </table:table-cell>
              <table:table-cell office:value-type="float" office:value="26557584">
                <text:p>26557584</text:p>
              </table:table-cell>
              <table:table-cell office:value-type="float" office:value="27071496">
                <text:p>270714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367760">
                <text:p>27367760</text:p>
              </table:table-cell>
              <table:table-cell office:value-type="float" office:value="26905704">
                <text:p>26905704</text:p>
              </table:table-cell>
              <table:table-cell office:value-type="float" office:value="27443872">
                <text:p>27443872</text:p>
              </table:table-cell>
              <table:table-cell office:value-type="float" office:value="0">
                <text:p>0</text:p>
              </table:table-cell>
              <table:table-cell office:value-type="float" office:value="28084760">
                <text:p>28084760</text:p>
              </table:table-cell>
              <table:table-cell office:value-type="float" office:value="26563648">
                <text:p>26563648</text:p>
              </table:table-cell>
              <table:table-cell office:value-type="float" office:value="27071992">
                <text:p>270719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370072">
                <text:p>27370072</text:p>
              </table:table-cell>
              <table:table-cell office:value-type="float" office:value="26906328">
                <text:p>26906328</text:p>
              </table:table-cell>
              <table:table-cell office:value-type="float" office:value="27443872">
                <text:p>27443872</text:p>
              </table:table-cell>
              <table:table-cell office:value-type="float" office:value="0">
                <text:p>0</text:p>
              </table:table-cell>
              <table:table-cell office:value-type="float" office:value="28085896">
                <text:p>28085896</text:p>
              </table:table-cell>
              <table:table-cell office:value-type="float" office:value="26564880">
                <text:p>26564880</text:p>
              </table:table-cell>
              <table:table-cell office:value-type="float" office:value="27072488">
                <text:p>270724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370936">
                <text:p>27370936</text:p>
              </table:table-cell>
              <table:table-cell office:value-type="float" office:value="26910880">
                <text:p>26910880</text:p>
              </table:table-cell>
              <table:table-cell office:value-type="float" office:value="27443872">
                <text:p>27443872</text:p>
              </table:table-cell>
              <table:table-cell office:value-type="float" office:value="0">
                <text:p>0</text:p>
              </table:table-cell>
              <table:table-cell office:value-type="float" office:value="28099464">
                <text:p>28099464</text:p>
              </table:table-cell>
              <table:table-cell office:value-type="float" office:value="26570816">
                <text:p>26570816</text:p>
              </table:table-cell>
              <table:table-cell office:value-type="float" office:value="27158384">
                <text:p>271583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464272">
                <text:p>27464272</text:p>
              </table:table-cell>
              <table:table-cell office:value-type="float" office:value="26911504">
                <text:p>26911504</text:p>
              </table:table-cell>
              <table:table-cell office:value-type="float" office:value="27449024">
                <text:p>27449024</text:p>
              </table:table-cell>
              <table:table-cell office:value-type="float" office:value="0">
                <text:p>0</text:p>
              </table:table-cell>
              <table:table-cell office:value-type="float" office:value="28863272">
                <text:p>28863272</text:p>
              </table:table-cell>
              <table:table-cell office:value-type="float" office:value="26934936">
                <text:p>26934936</text:p>
              </table:table-cell>
              <table:table-cell office:value-type="float" office:value="26476240">
                <text:p>2647624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467248">
                <text:p>27467248</text:p>
              </table:table-cell>
              <table:table-cell office:value-type="float" office:value="26995936">
                <text:p>26995936</text:p>
              </table:table-cell>
              <table:table-cell office:value-type="float" office:value="27449024">
                <text:p>27449024</text:p>
              </table:table-cell>
              <table:table-cell office:value-type="float" office:value="0">
                <text:p>0</text:p>
              </table:table-cell>
              <table:table-cell office:value-type="float" office:value="28927976">
                <text:p>28927976</text:p>
              </table:table-cell>
              <table:table-cell office:value-type="float" office:value="26937616">
                <text:p>26937616</text:p>
              </table:table-cell>
              <table:table-cell office:value-type="float" office:value="26663504">
                <text:p>266635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474696">
                <text:p>27474696</text:p>
              </table:table-cell>
              <table:table-cell office:value-type="float" office:value="26996560">
                <text:p>26996560</text:p>
              </table:table-cell>
              <table:table-cell office:value-type="float" office:value="27454176">
                <text:p>27454176</text:p>
              </table:table-cell>
              <table:table-cell office:value-type="float" office:value="0">
                <text:p>0</text:p>
              </table:table-cell>
              <table:table-cell office:value-type="float" office:value="29139984">
                <text:p>29139984</text:p>
              </table:table-cell>
              <table:table-cell office:value-type="float" office:value="27362656">
                <text:p>27362656</text:p>
              </table:table-cell>
              <table:table-cell office:value-type="float" office:value="26670336">
                <text:p>266703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794064">
                <text:p>27794064</text:p>
              </table:table-cell>
              <table:table-cell office:value-type="float" office:value="27000800">
                <text:p>27000800</text:p>
              </table:table-cell>
              <table:table-cell office:value-type="float" office:value="27454176">
                <text:p>27454176</text:p>
              </table:table-cell>
              <table:table-cell office:value-type="float" office:value="0">
                <text:p>0</text:p>
              </table:table-cell>
              <table:table-cell office:value-type="float" office:value="29048320">
                <text:p>29048320</text:p>
              </table:table-cell>
              <table:table-cell office:value-type="float" office:value="27370320">
                <text:p>27370320</text:p>
              </table:table-cell>
              <table:table-cell office:value-type="float" office:value="26748832">
                <text:p>267488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800400">
                <text:p>27800400</text:p>
              </table:table-cell>
              <table:table-cell office:value-type="float" office:value="27004512">
                <text:p>27004512</text:p>
              </table:table-cell>
              <table:table-cell office:value-type="float" office:value="27462712">
                <text:p>27462712</text:p>
              </table:table-cell>
              <table:table-cell office:value-type="float" office:value="0">
                <text:p>0</text:p>
              </table:table-cell>
              <table:table-cell office:value-type="float" office:value="29394168">
                <text:p>29394168</text:p>
              </table:table-cell>
              <table:table-cell office:value-type="float" office:value="27469512">
                <text:p>27469512</text:p>
              </table:table-cell>
              <table:table-cell office:value-type="float" office:value="26832544">
                <text:p>268325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902800">
                <text:p>27902800</text:p>
              </table:table-cell>
              <table:table-cell office:value-type="float" office:value="27004512">
                <text:p>27004512</text:p>
              </table:table-cell>
              <table:table-cell office:value-type="float" office:value="27467864">
                <text:p>27467864</text:p>
              </table:table-cell>
              <table:table-cell office:value-type="float" office:value="0">
                <text:p>0</text:p>
              </table:table-cell>
              <table:table-cell office:value-type="float" office:value="29397704">
                <text:p>29397704</text:p>
              </table:table-cell>
              <table:table-cell office:value-type="float" office:value="27475840">
                <text:p>27475840</text:p>
              </table:table-cell>
              <table:table-cell office:value-type="float" office:value="26832544">
                <text:p>268325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904792">
                <text:p>27904792</text:p>
              </table:table-cell>
              <table:table-cell office:value-type="float" office:value="27101072">
                <text:p>27101072</text:p>
              </table:table-cell>
              <table:table-cell office:value-type="float" office:value="27467864">
                <text:p>27467864</text:p>
              </table:table-cell>
              <table:table-cell office:value-type="float" office:value="0">
                <text:p>0</text:p>
              </table:table-cell>
              <table:table-cell office:value-type="float" office:value="29400088">
                <text:p>29400088</text:p>
              </table:table-cell>
              <table:table-cell office:value-type="float" office:value="27481248">
                <text:p>27481248</text:p>
              </table:table-cell>
              <table:table-cell office:value-type="float" office:value="26836824">
                <text:p>268368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907120">
                <text:p>27907120</text:p>
              </table:table-cell>
              <table:table-cell office:value-type="float" office:value="27101384">
                <text:p>27101384</text:p>
              </table:table-cell>
              <table:table-cell office:value-type="float" office:value="27473016">
                <text:p>27473016</text:p>
              </table:table-cell>
              <table:table-cell office:value-type="float" office:value="0">
                <text:p>0</text:p>
              </table:table-cell>
              <table:table-cell office:value-type="float" office:value="29464784">
                <text:p>29464784</text:p>
              </table:table-cell>
              <table:table-cell office:value-type="float" office:value="27482480">
                <text:p>27482480</text:p>
              </table:table-cell>
              <table:table-cell office:value-type="float" office:value="26837568">
                <text:p>26837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8052640">
                <text:p>28052640</text:p>
              </table:table-cell>
              <table:table-cell office:value-type="float" office:value="27106432">
                <text:p>27106432</text:p>
              </table:table-cell>
              <table:table-cell office:value-type="float" office:value="27473016">
                <text:p>27473016</text:p>
              </table:table-cell>
              <table:table-cell office:value-type="float" office:value="0">
                <text:p>0</text:p>
              </table:table-cell>
              <table:table-cell office:value-type="float" office:value="29466600">
                <text:p>29466600</text:p>
              </table:table-cell>
              <table:table-cell office:value-type="float" office:value="27487272">
                <text:p>27487272</text:p>
              </table:table-cell>
              <table:table-cell office:value-type="float" office:value="26918920">
                <text:p>2691892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139584">
                <text:p>28139584</text:p>
              </table:table-cell>
              <table:table-cell office:value-type="float" office:value="27107056">
                <text:p>27107056</text:p>
              </table:table-cell>
              <table:table-cell office:value-type="float" office:value="27478168">
                <text:p>27478168</text:p>
              </table:table-cell>
              <table:table-cell office:value-type="float" office:value="0">
                <text:p>0</text:p>
              </table:table-cell>
              <table:table-cell office:value-type="float" office:value="29472912">
                <text:p>29472912</text:p>
              </table:table-cell>
              <table:table-cell office:value-type="float" office:value="26668136">
                <text:p>26668136</text:p>
              </table:table-cell>
              <table:table-cell office:value-type="float" office:value="27131456">
                <text:p>271314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145184">
                <text:p>28145184</text:p>
              </table:table-cell>
              <table:table-cell office:value-type="float" office:value="27199920">
                <text:p>27199920</text:p>
              </table:table-cell>
              <table:table-cell office:value-type="float" office:value="27478168">
                <text:p>27478168</text:p>
              </table:table-cell>
              <table:table-cell office:value-type="float" office:value="0">
                <text:p>0</text:p>
              </table:table-cell>
              <table:table-cell office:value-type="float" office:value="29473872">
                <text:p>29473872</text:p>
              </table:table-cell>
              <table:table-cell office:value-type="float" office:value="26675424">
                <text:p>26675424</text:p>
              </table:table-cell>
              <table:table-cell office:value-type="float" office:value="27265704">
                <text:p>272657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147048">
                <text:p>28147048</text:p>
              </table:table-cell>
              <table:table-cell office:value-type="float" office:value="27201640">
                <text:p>27201640</text:p>
              </table:table-cell>
              <table:table-cell office:value-type="float" office:value="27478168">
                <text:p>27478168</text:p>
              </table:table-cell>
              <table:table-cell office:value-type="float" office:value="0">
                <text:p>0</text:p>
              </table:table-cell>
              <table:table-cell office:value-type="float" office:value="29476560">
                <text:p>29476560</text:p>
              </table:table-cell>
              <table:table-cell office:value-type="float" office:value="26940088">
                <text:p>26940088</text:p>
              </table:table-cell>
              <table:table-cell office:value-type="float" office:value="27273792">
                <text:p>272737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8149264">
                <text:p>28149264</text:p>
              </table:table-cell>
              <table:table-cell office:value-type="float" office:value="26394160">
                <text:p>26394160</text:p>
              </table:table-cell>
              <table:table-cell office:value-type="float" office:value="27478168">
                <text:p>27478168</text:p>
              </table:table-cell>
              <table:table-cell office:value-type="float" office:value="0">
                <text:p>0</text:p>
              </table:table-cell>
              <table:table-cell office:value-type="float" office:value="29481768">
                <text:p>29481768</text:p>
              </table:table-cell>
              <table:table-cell office:value-type="float" office:value="26941352">
                <text:p>26941352</text:p>
              </table:table-cell>
              <table:table-cell office:value-type="float" office:value="27278384">
                <text:p>272783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239560">
                <text:p>28239560</text:p>
              </table:table-cell>
              <table:table-cell office:value-type="float" office:value="26536560">
                <text:p>26536560</text:p>
              </table:table-cell>
              <table:table-cell office:value-type="float" office:value="27535800">
                <text:p>27535800</text:p>
              </table:table-cell>
              <table:table-cell office:value-type="float" office:value="0">
                <text:p>0</text:p>
              </table:table-cell>
              <table:table-cell office:value-type="float" office:value="29484608">
                <text:p>29484608</text:p>
              </table:table-cell>
              <table:table-cell office:value-type="float" office:value="27045368">
                <text:p>27045368</text:p>
              </table:table-cell>
              <table:table-cell office:value-type="float" office:value="27278384">
                <text:p>272783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8243824">
                <text:p>28243824</text:p>
              </table:table-cell>
              <table:table-cell office:value-type="float" office:value="26542728">
                <text:p>26542728</text:p>
              </table:table-cell>
              <table:table-cell office:value-type="float" office:value="27535800">
                <text:p>27535800</text:p>
              </table:table-cell>
              <table:table-cell office:value-type="float" office:value="0">
                <text:p>0</text:p>
              </table:table-cell>
              <table:table-cell office:value-type="float" office:value="29490704">
                <text:p>29490704</text:p>
              </table:table-cell>
              <table:table-cell office:value-type="float" office:value="27147792">
                <text:p>27147792</text:p>
              </table:table-cell>
              <table:table-cell office:value-type="float" office:value="27284880">
                <text:p>2728488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8249768">
                <text:p>28249768</text:p>
              </table:table-cell>
              <table:table-cell office:value-type="float" office:value="27001560">
                <text:p>27001560</text:p>
              </table:table-cell>
              <table:table-cell office:value-type="float" office:value="27535800">
                <text:p>27535800</text:p>
              </table:table-cell>
              <table:table-cell office:value-type="float" office:value="0">
                <text:p>0</text:p>
              </table:table-cell>
              <table:table-cell office:value-type="float" office:value="29491840">
                <text:p>29491840</text:p>
              </table:table-cell>
              <table:table-cell office:value-type="float" office:value="27435192">
                <text:p>27435192</text:p>
              </table:table-cell>
              <table:table-cell office:value-type="float" office:value="27284880">
                <text:p>2728488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252632">
                <text:p>28252632</text:p>
              </table:table-cell>
              <table:table-cell office:value-type="float" office:value="27003280">
                <text:p>27003280</text:p>
              </table:table-cell>
              <table:table-cell office:value-type="float" office:value="27535800">
                <text:p>27535800</text:p>
              </table:table-cell>
              <table:table-cell office:value-type="float" office:value="0">
                <text:p>0</text:p>
              </table:table-cell>
              <table:table-cell office:value-type="float" office:value="29515376">
                <text:p>29515376</text:p>
              </table:table-cell>
              <table:table-cell office:value-type="float" office:value="27436568">
                <text:p>27436568</text:p>
              </table:table-cell>
              <table:table-cell office:value-type="float" office:value="27284880">
                <text:p>2728488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348960">
                <text:p>28348960</text:p>
              </table:table-cell>
              <table:table-cell office:value-type="float" office:value="27003904">
                <text:p>27003904</text:p>
              </table:table-cell>
              <table:table-cell office:value-type="float" office:value="27540952">
                <text:p>27540952</text:p>
              </table:table-cell>
              <table:table-cell office:value-type="float" office:value="0">
                <text:p>0</text:p>
              </table:table-cell>
              <table:table-cell office:value-type="float" office:value="29516736">
                <text:p>29516736</text:p>
              </table:table-cell>
              <table:table-cell office:value-type="float" office:value="26670432">
                <text:p>26670432</text:p>
              </table:table-cell>
              <table:table-cell office:value-type="float" office:value="27284880">
                <text:p>2728488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549496">
                <text:p>28549496</text:p>
              </table:table-cell>
              <table:table-cell office:value-type="float" office:value="27012520">
                <text:p>27012520</text:p>
              </table:table-cell>
              <table:table-cell office:value-type="float" office:value="27540952">
                <text:p>27540952</text:p>
              </table:table-cell>
              <table:table-cell office:value-type="float" office:value="0">
                <text:p>0</text:p>
              </table:table-cell>
              <table:table-cell office:value-type="float" office:value="29576576">
                <text:p>29576576</text:p>
              </table:table-cell>
              <table:table-cell office:value-type="float" office:value="26681632">
                <text:p>26681632</text:p>
              </table:table-cell>
              <table:table-cell office:value-type="float" office:value="27288912">
                <text:p>272889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189136">
                <text:p>27189136</text:p>
              </table:table-cell>
              <table:table-cell office:value-type="float" office:value="27100568">
                <text:p>27100568</text:p>
              </table:table-cell>
              <table:table-cell office:value-type="float" office:value="27546104">
                <text:p>27546104</text:p>
              </table:table-cell>
              <table:table-cell office:value-type="float" office:value="0">
                <text:p>0</text:p>
              </table:table-cell>
              <table:table-cell office:value-type="float" office:value="29579208">
                <text:p>29579208</text:p>
              </table:table-cell>
              <table:table-cell office:value-type="float" office:value="26783512">
                <text:p>26783512</text:p>
              </table:table-cell>
              <table:table-cell office:value-type="float" office:value="27361712">
                <text:p>273617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191208">
                <text:p>27191208</text:p>
              </table:table-cell>
              <table:table-cell office:value-type="float" office:value="27105120">
                <text:p>27105120</text:p>
              </table:table-cell>
              <table:table-cell office:value-type="float" office:value="27546104">
                <text:p>27546104</text:p>
              </table:table-cell>
              <table:table-cell office:value-type="float" office:value="0">
                <text:p>0</text:p>
              </table:table-cell>
              <table:table-cell office:value-type="float" office:value="29584664">
                <text:p>29584664</text:p>
              </table:table-cell>
              <table:table-cell office:value-type="float" office:value="26785824">
                <text:p>26785824</text:p>
              </table:table-cell>
              <table:table-cell office:value-type="float" office:value="27366008">
                <text:p>2736600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566096">
                <text:p>27566096</text:p>
              </table:table-cell>
              <table:table-cell office:value-type="float" office:value="27111432">
                <text:p>27111432</text:p>
              </table:table-cell>
              <table:table-cell office:value-type="float" office:value="27559792">
                <text:p>27559792</text:p>
              </table:table-cell>
              <table:table-cell office:value-type="float" office:value="0">
                <text:p>0</text:p>
              </table:table-cell>
              <table:table-cell office:value-type="float" office:value="29587728">
                <text:p>29587728</text:p>
              </table:table-cell>
              <table:table-cell office:value-type="float" office:value="27066352">
                <text:p>27066352</text:p>
              </table:table-cell>
              <table:table-cell office:value-type="float" office:value="27366008">
                <text:p>273660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654704">
                <text:p>27654704</text:p>
              </table:table-cell>
              <table:table-cell office:value-type="float" office:value="27115984">
                <text:p>27115984</text:p>
              </table:table-cell>
              <table:table-cell office:value-type="float" office:value="27559792">
                <text:p>27559792</text:p>
              </table:table-cell>
              <table:table-cell office:value-type="float" office:value="0">
                <text:p>0</text:p>
              </table:table-cell>
              <table:table-cell office:value-type="float" office:value="29594280">
                <text:p>29594280</text:p>
              </table:table-cell>
              <table:table-cell office:value-type="float" office:value="27067240">
                <text:p>27067240</text:p>
              </table:table-cell>
              <table:table-cell office:value-type="float" office:value="27370040">
                <text:p>2737004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7665040">
                <text:p>27665040</text:p>
              </table:table-cell>
              <table:table-cell office:value-type="float" office:value="26323568">
                <text:p>26323568</text:p>
              </table:table-cell>
              <table:table-cell office:value-type="float" office:value="27559792">
                <text:p>27559792</text:p>
              </table:table-cell>
              <table:table-cell office:value-type="float" office:value="0">
                <text:p>0</text:p>
              </table:table-cell>
              <table:table-cell office:value-type="float" office:value="29595416">
                <text:p>29595416</text:p>
              </table:table-cell>
              <table:table-cell office:value-type="float" office:value="27067832">
                <text:p>27067832</text:p>
              </table:table-cell>
              <table:table-cell office:value-type="float" office:value="27370040">
                <text:p>273700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7671024">
                <text:p>27671024</text:p>
              </table:table-cell>
              <table:table-cell office:value-type="float" office:value="26328192">
                <text:p>26328192</text:p>
              </table:table-cell>
              <table:table-cell office:value-type="float" office:value="27559792">
                <text:p>27559792</text:p>
              </table:table-cell>
              <table:table-cell office:value-type="float" office:value="0">
                <text:p>0</text:p>
              </table:table-cell>
              <table:table-cell office:value-type="float" office:value="29610872">
                <text:p>29610872</text:p>
              </table:table-cell>
              <table:table-cell office:value-type="float" office:value="27163944">
                <text:p>27163944</text:p>
              </table:table-cell>
              <table:table-cell office:value-type="float" office:value="27370040">
                <text:p>273700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7676792">
                <text:p>27676792</text:p>
              </table:table-cell>
              <table:table-cell office:value-type="float" office:value="26542248">
                <text:p>26542248</text:p>
              </table:table-cell>
              <table:table-cell office:value-type="float" office:value="27564944">
                <text:p>27564944</text:p>
              </table:table-cell>
              <table:table-cell office:value-type="float" office:value="0">
                <text:p>0</text:p>
              </table:table-cell>
              <table:table-cell office:value-type="float" office:value="29612528">
                <text:p>29612528</text:p>
              </table:table-cell>
              <table:table-cell office:value-type="float" office:value="27164536">
                <text:p>27164536</text:p>
              </table:table-cell>
              <table:table-cell office:value-type="float" office:value="27370040">
                <text:p>2737004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7764256">
                <text:p>27764256</text:p>
              </table:table-cell>
              <table:table-cell office:value-type="float" office:value="26551480">
                <text:p>26551480</text:p>
              </table:table-cell>
              <table:table-cell office:value-type="float" office:value="27564944">
                <text:p>27564944</text:p>
              </table:table-cell>
              <table:table-cell office:value-type="float" office:value="0">
                <text:p>0</text:p>
              </table:table-cell>
              <table:table-cell office:value-type="float" office:value="29623936">
                <text:p>29623936</text:p>
              </table:table-cell>
              <table:table-cell office:value-type="float" office:value="27165128">
                <text:p>27165128</text:p>
              </table:table-cell>
              <table:table-cell office:value-type="float" office:value="27374720">
                <text:p>273747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310312">
                <text:p>27310312</text:p>
              </table:table-cell>
              <table:table-cell office:value-type="float" office:value="26647568">
                <text:p>26647568</text:p>
              </table:table-cell>
              <table:table-cell office:value-type="float" office:value="27572560">
                <text:p>27572560</text:p>
              </table:table-cell>
              <table:table-cell office:value-type="float" office:value="0">
                <text:p>0</text:p>
              </table:table-cell>
              <table:table-cell office:value-type="float" office:value="29626432">
                <text:p>29626432</text:p>
              </table:table-cell>
              <table:table-cell office:value-type="float" office:value="27350192">
                <text:p>27350192</text:p>
              </table:table-cell>
              <table:table-cell office:value-type="float" office:value="27378336">
                <text:p>273783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311056">
                <text:p>27311056</text:p>
              </table:table-cell>
              <table:table-cell office:value-type="float" office:value="26653640">
                <text:p>26653640</text:p>
              </table:table-cell>
              <table:table-cell office:value-type="float" office:value="27572560">
                <text:p>27572560</text:p>
              </table:table-cell>
              <table:table-cell office:value-type="float" office:value="0">
                <text:p>0</text:p>
              </table:table-cell>
              <table:table-cell office:value-type="float" office:value="29689784">
                <text:p>29689784</text:p>
              </table:table-cell>
              <table:table-cell office:value-type="float" office:value="27449464">
                <text:p>27449464</text:p>
              </table:table-cell>
              <table:table-cell office:value-type="float" office:value="27382848">
                <text:p>273828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316976">
                <text:p>27316976</text:p>
              </table:table-cell>
              <table:table-cell office:value-type="float" office:value="26868400">
                <text:p>26868400</text:p>
              </table:table-cell>
              <table:table-cell office:value-type="float" office:value="27633352">
                <text:p>27633352</text:p>
              </table:table-cell>
              <table:table-cell office:value-type="float" office:value="0">
                <text:p>0</text:p>
              </table:table-cell>
              <table:table-cell office:value-type="float" office:value="29692064">
                <text:p>29692064</text:p>
              </table:table-cell>
              <table:table-cell office:value-type="float" office:value="27450840">
                <text:p>27450840</text:p>
              </table:table-cell>
              <table:table-cell office:value-type="float" office:value="27382848">
                <text:p>2738284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185632">
                <text:p>27185632</text:p>
              </table:table-cell>
              <table:table-cell office:value-type="float" office:value="26869024">
                <text:p>26869024</text:p>
              </table:table-cell>
              <table:table-cell office:value-type="float" office:value="27633352">
                <text:p>27633352</text:p>
              </table:table-cell>
              <table:table-cell office:value-type="float" office:value="0">
                <text:p>0</text:p>
              </table:table-cell>
              <table:table-cell office:value-type="float" office:value="29692824">
                <text:p>29692824</text:p>
              </table:table-cell>
              <table:table-cell office:value-type="float" office:value="27455608">
                <text:p>27455608</text:p>
              </table:table-cell>
              <table:table-cell office:value-type="float" office:value="27382848">
                <text:p>273828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5124792">
                <text:p>25124792</text:p>
              </table:table-cell>
              <table:table-cell office:value-type="float" office:value="26958208">
                <text:p>26958208</text:p>
              </table:table-cell>
              <table:table-cell office:value-type="float" office:value="27644560">
                <text:p>27644560</text:p>
              </table:table-cell>
              <table:table-cell office:value-type="float" office:value="0">
                <text:p>0</text:p>
              </table:table-cell>
              <table:table-cell office:value-type="float" office:value="29695272">
                <text:p>29695272</text:p>
              </table:table-cell>
              <table:table-cell office:value-type="float" office:value="27456496">
                <text:p>27456496</text:p>
              </table:table-cell>
              <table:table-cell office:value-type="float" office:value="27382848">
                <text:p>2738284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5125008">
                <text:p>25125008</text:p>
              </table:table-cell>
              <table:table-cell office:value-type="float" office:value="27162768">
                <text:p>27162768</text:p>
              </table:table-cell>
              <table:table-cell office:value-type="float" office:value="27653000">
                <text:p>27653000</text:p>
              </table:table-cell>
              <table:table-cell office:value-type="float" office:value="0">
                <text:p>0</text:p>
              </table:table-cell>
              <table:table-cell office:value-type="float" office:value="29702520">
                <text:p>29702520</text:p>
              </table:table-cell>
              <table:table-cell office:value-type="float" office:value="27461264">
                <text:p>27461264</text:p>
              </table:table-cell>
              <table:table-cell office:value-type="float" office:value="27382848">
                <text:p>273828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125992">
                <text:p>25125992</text:p>
              </table:table-cell>
              <table:table-cell office:value-type="float" office:value="27168608">
                <text:p>27168608</text:p>
              </table:table-cell>
              <table:table-cell office:value-type="float" office:value="27653000">
                <text:p>27653000</text:p>
              </table:table-cell>
              <table:table-cell office:value-type="float" office:value="0">
                <text:p>0</text:p>
              </table:table-cell>
              <table:table-cell office:value-type="float" office:value="29704784">
                <text:p>29704784</text:p>
              </table:table-cell>
              <table:table-cell office:value-type="float" office:value="27557248">
                <text:p>27557248</text:p>
              </table:table-cell>
              <table:table-cell office:value-type="float" office:value="27386880">
                <text:p>2738688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5140464">
                <text:p>25140464</text:p>
              </table:table-cell>
              <table:table-cell office:value-type="float" office:value="27169416">
                <text:p>27169416</text:p>
              </table:table-cell>
              <table:table-cell office:value-type="float" office:value="27653000">
                <text:p>27653000</text:p>
              </table:table-cell>
              <table:table-cell office:value-type="float" office:value="0">
                <text:p>0</text:p>
              </table:table-cell>
              <table:table-cell office:value-type="float" office:value="29706448">
                <text:p>29706448</text:p>
              </table:table-cell>
              <table:table-cell office:value-type="float" office:value="27557840">
                <text:p>27557840</text:p>
              </table:table-cell>
              <table:table-cell office:value-type="float" office:value="27386880">
                <text:p>2738688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141480">
                <text:p>25141480</text:p>
              </table:table-cell>
              <table:table-cell office:value-type="float" office:value="26386096">
                <text:p>26386096</text:p>
              </table:table-cell>
              <table:table-cell office:value-type="float" office:value="27653000">
                <text:p>27653000</text:p>
              </table:table-cell>
              <table:table-cell office:value-type="float" office:value="0">
                <text:p>0</text:p>
              </table:table-cell>
              <table:table-cell office:value-type="float" office:value="29713864">
                <text:p>29713864</text:p>
              </table:table-cell>
              <table:table-cell office:value-type="float" office:value="26805984">
                <text:p>26805984</text:p>
              </table:table-cell>
              <table:table-cell office:value-type="float" office:value="27390912">
                <text:p>273909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5146984">
                <text:p>25146984</text:p>
              </table:table-cell>
              <table:table-cell office:value-type="float" office:value="26489608">
                <text:p>26489608</text:p>
              </table:table-cell>
              <table:table-cell office:value-type="float" office:value="28175880">
                <text:p>28175880</text:p>
              </table:table-cell>
              <table:table-cell office:value-type="float" office:value="0">
                <text:p>0</text:p>
              </table:table-cell>
              <table:table-cell office:value-type="float" office:value="29716344">
                <text:p>29716344</text:p>
              </table:table-cell>
              <table:table-cell office:value-type="float" office:value="26811056">
                <text:p>26811056</text:p>
              </table:table-cell>
              <table:table-cell office:value-type="float" office:value="27042664">
                <text:p>270426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147200">
                <text:p>25147200</text:p>
              </table:table-cell>
              <table:table-cell office:value-type="float" office:value="26494928">
                <text:p>26494928</text:p>
              </table:table-cell>
              <table:table-cell office:value-type="float" office:value="28175880">
                <text:p>28175880</text:p>
              </table:table-cell>
              <table:table-cell office:value-type="float" office:value="0">
                <text:p>0</text:p>
              </table:table-cell>
              <table:table-cell office:value-type="float" office:value="29722536">
                <text:p>29722536</text:p>
              </table:table-cell>
              <table:table-cell office:value-type="float" office:value="26906400">
                <text:p>26906400</text:p>
              </table:table-cell>
              <table:table-cell office:value-type="float" office:value="26560688">
                <text:p>265606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5152536">
                <text:p>25152536</text:p>
              </table:table-cell>
              <table:table-cell office:value-type="float" office:value="26500128">
                <text:p>26500128</text:p>
              </table:table-cell>
              <table:table-cell office:value-type="float" office:value="28189568">
                <text:p>28189568</text:p>
              </table:table-cell>
              <table:table-cell office:value-type="float" office:value="0">
                <text:p>0</text:p>
              </table:table-cell>
              <table:table-cell office:value-type="float" office:value="29724784">
                <text:p>29724784</text:p>
              </table:table-cell>
              <table:table-cell office:value-type="float" office:value="26911168">
                <text:p>26911168</text:p>
              </table:table-cell>
              <table:table-cell office:value-type="float" office:value="26563112">
                <text:p>265631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5153728">
                <text:p>25153728</text:p>
              </table:table-cell>
              <table:table-cell office:value-type="float" office:value="26501064">
                <text:p>26501064</text:p>
              </table:table-cell>
              <table:table-cell office:value-type="float" office:value="28189568">
                <text:p>28189568</text:p>
              </table:table-cell>
              <table:table-cell office:value-type="float" office:value="0">
                <text:p>0</text:p>
              </table:table-cell>
              <table:table-cell office:value-type="float" office:value="29725544">
                <text:p>29725544</text:p>
              </table:table-cell>
              <table:table-cell office:value-type="float" office:value="26911760">
                <text:p>26911760</text:p>
              </table:table-cell>
              <table:table-cell office:value-type="float" office:value="26649024">
                <text:p>266490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5242632">
                <text:p>25242632</text:p>
              </table:table-cell>
              <table:table-cell office:value-type="float" office:value="26501688">
                <text:p>26501688</text:p>
              </table:table-cell>
              <table:table-cell office:value-type="float" office:value="28189568">
                <text:p>28189568</text:p>
              </table:table-cell>
              <table:table-cell office:value-type="float" office:value="0">
                <text:p>0</text:p>
              </table:table-cell>
              <table:table-cell office:value-type="float" office:value="29727208">
                <text:p>29727208</text:p>
              </table:table-cell>
              <table:table-cell office:value-type="float" office:value="26916824">
                <text:p>26916824</text:p>
              </table:table-cell>
              <table:table-cell office:value-type="float" office:value="26669192">
                <text:p>266691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5247560">
                <text:p>25247560</text:p>
              </table:table-cell>
              <table:table-cell office:value-type="float" office:value="26591408">
                <text:p>26591408</text:p>
              </table:table-cell>
              <table:table-cell office:value-type="float" office:value="28194720">
                <text:p>28194720</text:p>
              </table:table-cell>
              <table:table-cell office:value-type="float" office:value="0">
                <text:p>0</text:p>
              </table:table-cell>
              <table:table-cell office:value-type="float" office:value="29728464">
                <text:p>29728464</text:p>
              </table:table-cell>
              <table:table-cell office:value-type="float" office:value="27013552">
                <text:p>27013552</text:p>
              </table:table-cell>
              <table:table-cell office:value-type="float" office:value="26669688">
                <text:p>266696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5247776">
                <text:p>25247776</text:p>
              </table:table-cell>
              <table:table-cell office:value-type="float" office:value="26595944">
                <text:p>26595944</text:p>
              </table:table-cell>
              <table:table-cell office:value-type="float" office:value="28194720">
                <text:p>28194720</text:p>
              </table:table-cell>
              <table:table-cell office:value-type="float" office:value="0">
                <text:p>0</text:p>
              </table:table-cell>
              <table:table-cell office:value-type="float" office:value="29793248">
                <text:p>29793248</text:p>
              </table:table-cell>
              <table:table-cell office:value-type="float" office:value="27014440">
                <text:p>27014440</text:p>
              </table:table-cell>
              <table:table-cell office:value-type="float" office:value="26674328">
                <text:p>266743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5253112">
                <text:p>25253112</text:p>
              </table:table-cell>
              <table:table-cell office:value-type="float" office:value="26596568">
                <text:p>26596568</text:p>
              </table:table-cell>
              <table:table-cell office:value-type="float" office:value="28199872">
                <text:p>28199872</text:p>
              </table:table-cell>
              <table:table-cell office:value-type="float" office:value="0">
                <text:p>0</text:p>
              </table:table-cell>
              <table:table-cell office:value-type="float" office:value="29794592">
                <text:p>29794592</text:p>
              </table:table-cell>
              <table:table-cell office:value-type="float" office:value="27019464">
                <text:p>27019464</text:p>
              </table:table-cell>
              <table:table-cell office:value-type="float" office:value="26771632">
                <text:p>267716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5254304">
                <text:p>25254304</text:p>
              </table:table-cell>
              <table:table-cell office:value-type="float" office:value="26601104">
                <text:p>26601104</text:p>
              </table:table-cell>
              <table:table-cell office:value-type="float" office:value="28199872">
                <text:p>28199872</text:p>
              </table:table-cell>
              <table:table-cell office:value-type="float" office:value="0">
                <text:p>0</text:p>
              </table:table-cell>
              <table:table-cell office:value-type="float" office:value="29800952">
                <text:p>29800952</text:p>
              </table:table-cell>
              <table:table-cell office:value-type="float" office:value="27026096">
                <text:p>27026096</text:p>
              </table:table-cell>
              <table:table-cell office:value-type="float" office:value="26777056">
                <text:p>2677705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5255224">
                <text:p>25255224</text:p>
              </table:table-cell>
              <table:table-cell office:value-type="float" office:value="26601728">
                <text:p>26601728</text:p>
              </table:table-cell>
              <table:table-cell office:value-type="float" office:value="28199872">
                <text:p>28199872</text:p>
              </table:table-cell>
              <table:table-cell office:value-type="float" office:value="0">
                <text:p>0</text:p>
              </table:table-cell>
              <table:table-cell office:value-type="float" office:value="29801728">
                <text:p>29801728</text:p>
              </table:table-cell>
              <table:table-cell office:value-type="float" office:value="27306312">
                <text:p>27306312</text:p>
              </table:table-cell>
              <table:table-cell office:value-type="float" office:value="26777552">
                <text:p>267775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5255440">
                <text:p>25255440</text:p>
              </table:table-cell>
              <table:table-cell office:value-type="float" office:value="26694616">
                <text:p>26694616</text:p>
              </table:table-cell>
              <table:table-cell office:value-type="float" office:value="28199872">
                <text:p>28199872</text:p>
              </table:table-cell>
              <table:table-cell office:value-type="float" office:value="0">
                <text:p>0</text:p>
              </table:table-cell>
              <table:table-cell office:value-type="float" office:value="29803752">
                <text:p>29803752</text:p>
              </table:table-cell>
              <table:table-cell office:value-type="float" office:value="27311112">
                <text:p>27311112</text:p>
              </table:table-cell>
              <table:table-cell office:value-type="float" office:value="26783000">
                <text:p>267830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5255656">
                <text:p>25255656</text:p>
              </table:table-cell>
              <table:table-cell office:value-type="float" office:value="26699464">
                <text:p>26699464</text:p>
              </table:table-cell>
              <table:table-cell office:value-type="float" office:value="28199872">
                <text:p>28199872</text:p>
              </table:table-cell>
              <table:table-cell office:value-type="float" office:value="0">
                <text:p>0</text:p>
              </table:table-cell>
              <table:table-cell office:value-type="float" office:value="29805216">
                <text:p>29805216</text:p>
              </table:table-cell>
              <table:table-cell office:value-type="float" office:value="27105736">
                <text:p>27105736</text:p>
              </table:table-cell>
              <table:table-cell office:value-type="float" office:value="26787640">
                <text:p>2678764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261352">
                <text:p>25261352</text:p>
              </table:table-cell>
              <table:table-cell office:value-type="float" office:value="26853208">
                <text:p>26853208</text:p>
              </table:table-cell>
              <table:table-cell office:value-type="float" office:value="28322448">
                <text:p>28322448</text:p>
              </table:table-cell>
              <table:table-cell office:value-type="float" office:value="0">
                <text:p>0</text:p>
              </table:table-cell>
              <table:table-cell office:value-type="float" office:value="29807560">
                <text:p>29807560</text:p>
              </table:table-cell>
              <table:table-cell office:value-type="float" office:value="27105736">
                <text:p>27105736</text:p>
              </table:table-cell>
              <table:table-cell office:value-type="float" office:value="26870504">
                <text:p>268705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5262200">
                <text:p>25262200</text:p>
              </table:table-cell>
              <table:table-cell office:value-type="float" office:value="26858008">
                <text:p>26858008</text:p>
              </table:table-cell>
              <table:table-cell office:value-type="float" office:value="28323272">
                <text:p>28323272</text:p>
              </table:table-cell>
              <table:table-cell office:value-type="float" office:value="0">
                <text:p>0</text:p>
              </table:table-cell>
              <table:table-cell office:value-type="float" office:value="29812768">
                <text:p>29812768</text:p>
              </table:table-cell>
              <table:table-cell office:value-type="float" office:value="27109952">
                <text:p>27109952</text:p>
              </table:table-cell>
              <table:table-cell office:value-type="float" office:value="26875928">
                <text:p>268759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335768">
                <text:p>25335768</text:p>
              </table:table-cell>
              <table:table-cell office:value-type="float" office:value="26952640">
                <text:p>26952640</text:p>
              </table:table-cell>
              <table:table-cell office:value-type="float" office:value="28328424">
                <text:p>28328424</text:p>
              </table:table-cell>
              <table:table-cell office:value-type="float" office:value="0">
                <text:p>0</text:p>
              </table:table-cell>
              <table:table-cell office:value-type="float" office:value="29814432">
                <text:p>29814432</text:p>
              </table:table-cell>
              <table:table-cell office:value-type="float" office:value="27109952">
                <text:p>27109952</text:p>
              </table:table-cell>
              <table:table-cell office:value-type="float" office:value="26876672">
                <text:p>268766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5335984">
                <text:p>25335984</text:p>
              </table:table-cell>
              <table:table-cell office:value-type="float" office:value="26954048">
                <text:p>26954048</text:p>
              </table:table-cell>
              <table:table-cell office:value-type="float" office:value="28328424">
                <text:p>28328424</text:p>
              </table:table-cell>
              <table:table-cell office:value-type="float" office:value="0">
                <text:p>0</text:p>
              </table:table-cell>
              <table:table-cell office:value-type="float" office:value="29821448">
                <text:p>29821448</text:p>
              </table:table-cell>
              <table:table-cell office:value-type="float" office:value="27118440">
                <text:p>27118440</text:p>
              </table:table-cell>
              <table:table-cell office:value-type="float" office:value="26881312">
                <text:p>268813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5341584">
                <text:p>25341584</text:p>
              </table:table-cell>
              <table:table-cell office:value-type="float" office:value="26954672">
                <text:p>26954672</text:p>
              </table:table-cell>
              <table:table-cell office:value-type="float" office:value="28328424">
                <text:p>28328424</text:p>
              </table:table-cell>
              <table:table-cell office:value-type="float" office:value="0">
                <text:p>0</text:p>
              </table:table-cell>
              <table:table-cell office:value-type="float" office:value="29822792">
                <text:p>29822792</text:p>
              </table:table-cell>
              <table:table-cell office:value-type="float" office:value="27222664">
                <text:p>27222664</text:p>
              </table:table-cell>
              <table:table-cell office:value-type="float" office:value="26881808">
                <text:p>268818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342328">
                <text:p>25342328</text:p>
              </table:table-cell>
              <table:table-cell office:value-type="float" office:value="26955296">
                <text:p>26955296</text:p>
              </table:table-cell>
              <table:table-cell office:value-type="float" office:value="28333576">
                <text:p>28333576</text:p>
              </table:table-cell>
              <table:table-cell office:value-type="float" office:value="0">
                <text:p>0</text:p>
              </table:table-cell>
              <table:table-cell office:value-type="float" office:value="29824472">
                <text:p>29824472</text:p>
              </table:table-cell>
              <table:table-cell office:value-type="float" office:value="27222664">
                <text:p>27222664</text:p>
              </table:table-cell>
              <table:table-cell office:value-type="float" office:value="26963224">
                <text:p>2696322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5343160">
                <text:p>25343160</text:p>
              </table:table-cell>
              <table:table-cell office:value-type="float" office:value="26959832">
                <text:p>26959832</text:p>
              </table:table-cell>
              <table:table-cell office:value-type="float" office:value="28333576">
                <text:p>28333576</text:p>
              </table:table-cell>
              <table:table-cell office:value-type="float" office:value="0">
                <text:p>0</text:p>
              </table:table-cell>
              <table:table-cell office:value-type="float" office:value="29889448">
                <text:p>29889448</text:p>
              </table:table-cell>
              <table:table-cell office:value-type="float" office:value="27222664">
                <text:p>27222664</text:p>
              </table:table-cell>
              <table:table-cell office:value-type="float" office:value="26963720">
                <text:p>269637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5348496">
                <text:p>25348496</text:p>
              </table:table-cell>
              <table:table-cell office:value-type="float" office:value="27044128">
                <text:p>27044128</text:p>
              </table:table-cell>
              <table:table-cell office:value-type="float" office:value="28333576">
                <text:p>28333576</text:p>
              </table:table-cell>
              <table:table-cell office:value-type="float" office:value="0">
                <text:p>0</text:p>
              </table:table-cell>
              <table:table-cell office:value-type="float" office:value="29891472">
                <text:p>29891472</text:p>
              </table:table-cell>
              <table:table-cell office:value-type="float" office:value="27222664">
                <text:p>27222664</text:p>
              </table:table-cell>
              <table:table-cell office:value-type="float" office:value="27101920">
                <text:p>271019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461384">
                <text:p>25461384</text:p>
              </table:table-cell>
              <table:table-cell office:value-type="float" office:value="27049448">
                <text:p>27049448</text:p>
              </table:table-cell>
              <table:table-cell office:value-type="float" office:value="28333576">
                <text:p>28333576</text:p>
              </table:table-cell>
              <table:table-cell office:value-type="float" office:value="0">
                <text:p>0</text:p>
              </table:table-cell>
              <table:table-cell office:value-type="float" office:value="29896944">
                <text:p>29896944</text:p>
              </table:table-cell>
              <table:table-cell office:value-type="float" office:value="27227104">
                <text:p>27227104</text:p>
              </table:table-cell>
              <table:table-cell office:value-type="float" office:value="27106824">
                <text:p>271068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463112">
                <text:p>25463112</text:p>
              </table:table-cell>
              <table:table-cell office:value-type="float" office:value="27196824">
                <text:p>27196824</text:p>
              </table:table-cell>
              <table:table-cell office:value-type="float" office:value="28391208">
                <text:p>28391208</text:p>
              </table:table-cell>
              <table:table-cell office:value-type="float" office:value="0">
                <text:p>0</text:p>
              </table:table-cell>
              <table:table-cell office:value-type="float" office:value="29899192">
                <text:p>29899192</text:p>
              </table:table-cell>
              <table:table-cell office:value-type="float" office:value="27227104">
                <text:p>27227104</text:p>
              </table:table-cell>
              <table:table-cell office:value-type="float" office:value="27107320">
                <text:p>271073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464640">
                <text:p>25464640</text:p>
              </table:table-cell>
              <table:table-cell office:value-type="float" office:value="27197448">
                <text:p>27197448</text:p>
              </table:table-cell>
              <table:table-cell office:value-type="float" office:value="28391208">
                <text:p>28391208</text:p>
              </table:table-cell>
              <table:table-cell office:value-type="float" office:value="0">
                <text:p>0</text:p>
              </table:table-cell>
              <table:table-cell office:value-type="float" office:value="29904536">
                <text:p>29904536</text:p>
              </table:table-cell>
              <table:table-cell office:value-type="float" office:value="27231280">
                <text:p>27231280</text:p>
              </table:table-cell>
              <table:table-cell office:value-type="float" office:value="27188192">
                <text:p>271881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5465544">
                <text:p>25465544</text:p>
              </table:table-cell>
              <table:table-cell office:value-type="float" office:value="26322968">
                <text:p>26322968</text:p>
              </table:table-cell>
              <table:table-cell office:value-type="float" office:value="28391208">
                <text:p>28391208</text:p>
              </table:table-cell>
              <table:table-cell office:value-type="float" office:value="0">
                <text:p>0</text:p>
              </table:table-cell>
              <table:table-cell office:value-type="float" office:value="29906864">
                <text:p>29906864</text:p>
              </table:table-cell>
              <table:table-cell office:value-type="float" office:value="27231280">
                <text:p>27231280</text:p>
              </table:table-cell>
              <table:table-cell office:value-type="float" office:value="27193080">
                <text:p>2719308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5470192">
                <text:p>25470192</text:p>
              </table:table-cell>
              <table:table-cell office:value-type="float" office:value="26413072">
                <text:p>26413072</text:p>
              </table:table-cell>
              <table:table-cell office:value-type="float" office:value="28396360">
                <text:p>28396360</text:p>
              </table:table-cell>
              <table:table-cell office:value-type="float" office:value="0">
                <text:p>0</text:p>
              </table:table-cell>
              <table:table-cell office:value-type="float" office:value="29907984">
                <text:p>29907984</text:p>
              </table:table-cell>
              <table:table-cell office:value-type="float" office:value="27231280">
                <text:p>27231280</text:p>
              </table:table-cell>
              <table:table-cell office:value-type="float" office:value="27193576">
                <text:p>271935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470408">
                <text:p>25470408</text:p>
              </table:table-cell>
              <table:table-cell office:value-type="float" office:value="26717376">
                <text:p>26717376</text:p>
              </table:table-cell>
              <table:table-cell office:value-type="float" office:value="28396360">
                <text:p>28396360</text:p>
              </table:table-cell>
              <table:table-cell office:value-type="float" office:value="0">
                <text:p>0</text:p>
              </table:table-cell>
              <table:table-cell office:value-type="float" office:value="29914096">
                <text:p>29914096</text:p>
              </table:table-cell>
              <table:table-cell office:value-type="float" office:value="27231280">
                <text:p>27231280</text:p>
              </table:table-cell>
              <table:table-cell office:value-type="float" office:value="27198216">
                <text:p>271982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543336">
                <text:p>25543336</text:p>
              </table:table-cell>
              <table:table-cell office:value-type="float" office:value="26721424">
                <text:p>26721424</text:p>
              </table:table-cell>
              <table:table-cell office:value-type="float" office:value="28401512">
                <text:p>28401512</text:p>
              </table:table-cell>
              <table:table-cell office:value-type="float" office:value="0">
                <text:p>0</text:p>
              </table:table-cell>
              <table:table-cell office:value-type="float" office:value="29915456">
                <text:p>29915456</text:p>
              </table:table-cell>
              <table:table-cell office:value-type="float" office:value="27236984">
                <text:p>27236984</text:p>
              </table:table-cell>
              <table:table-cell office:value-type="float" office:value="27282048">
                <text:p>2728204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5544528">
                <text:p>25544528</text:p>
              </table:table-cell>
              <table:table-cell office:value-type="float" office:value="26725336">
                <text:p>26725336</text:p>
              </table:table-cell>
              <table:table-cell office:value-type="float" office:value="28401512">
                <text:p>28401512</text:p>
              </table:table-cell>
              <table:table-cell office:value-type="float" office:value="0">
                <text:p>0</text:p>
              </table:table-cell>
              <table:table-cell office:value-type="float" office:value="29917120">
                <text:p>29917120</text:p>
              </table:table-cell>
              <table:table-cell office:value-type="float" office:value="27241160">
                <text:p>27241160</text:p>
              </table:table-cell>
              <table:table-cell office:value-type="float" office:value="27424144">
                <text:p>274241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115776">
                <text:p>26115776</text:p>
              </table:table-cell>
              <table:table-cell office:value-type="float" office:value="26725336">
                <text:p>26725336</text:p>
              </table:table-cell>
              <table:table-cell office:value-type="float" office:value="28401512">
                <text:p>28401512</text:p>
              </table:table-cell>
              <table:table-cell office:value-type="float" office:value="0">
                <text:p>0</text:p>
              </table:table-cell>
              <table:table-cell office:value-type="float" office:value="29918000">
                <text:p>29918000</text:p>
              </table:table-cell>
              <table:table-cell office:value-type="float" office:value="27241160">
                <text:p>27241160</text:p>
              </table:table-cell>
              <table:table-cell office:value-type="float" office:value="26721568">
                <text:p>2672156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6115992">
                <text:p>26115992</text:p>
              </table:table-cell>
              <table:table-cell office:value-type="float" office:value="26725336">
                <text:p>26725336</text:p>
              </table:table-cell>
              <table:table-cell office:value-type="float" office:value="28401512">
                <text:p>28401512</text:p>
              </table:table-cell>
              <table:table-cell office:value-type="float" office:value="0">
                <text:p>0</text:p>
              </table:table-cell>
              <table:table-cell office:value-type="float" office:value="29983176">
                <text:p>29983176</text:p>
              </table:table-cell>
              <table:table-cell office:value-type="float" office:value="27245336">
                <text:p>27245336</text:p>
              </table:table-cell>
              <table:table-cell office:value-type="float" office:value="26794200">
                <text:p>267942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116912">
                <text:p>26116912</text:p>
              </table:table-cell>
              <table:table-cell office:value-type="float" office:value="26725336">
                <text:p>26725336</text:p>
              </table:table-cell>
              <table:table-cell office:value-type="float" office:value="28401512">
                <text:p>28401512</text:p>
              </table:table-cell>
              <table:table-cell office:value-type="float" office:value="0">
                <text:p>0</text:p>
              </table:table-cell>
              <table:table-cell office:value-type="float" office:value="29984536">
                <text:p>29984536</text:p>
              </table:table-cell>
              <table:table-cell office:value-type="float" office:value="27245336">
                <text:p>27245336</text:p>
              </table:table-cell>
              <table:table-cell office:value-type="float" office:value="26798384">
                <text:p>267983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6117488">
                <text:p>26117488</text:p>
              </table:table-cell>
              <table:table-cell office:value-type="float" office:value="26737760">
                <text:p>26737760</text:p>
              </table:table-cell>
              <table:table-cell office:value-type="float" office:value="28435664">
                <text:p>28435664</text:p>
              </table:table-cell>
              <table:table-cell office:value-type="float" office:value="0">
                <text:p>0</text:p>
              </table:table-cell>
              <table:table-cell office:value-type="float" office:value="29986200">
                <text:p>29986200</text:p>
              </table:table-cell>
              <table:table-cell office:value-type="float" office:value="27245336">
                <text:p>27245336</text:p>
              </table:table-cell>
              <table:table-cell office:value-type="float" office:value="26798384">
                <text:p>267983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6118320">
                <text:p>26118320</text:p>
              </table:table-cell>
              <table:table-cell office:value-type="float" office:value="26741672">
                <text:p>26741672</text:p>
              </table:table-cell>
              <table:table-cell office:value-type="float" office:value="28435664">
                <text:p>28435664</text:p>
              </table:table-cell>
              <table:table-cell office:value-type="float" office:value="0">
                <text:p>0</text:p>
              </table:table-cell>
              <table:table-cell office:value-type="float" office:value="29992576">
                <text:p>29992576</text:p>
              </table:table-cell>
              <table:table-cell office:value-type="float" office:value="27245336">
                <text:p>27245336</text:p>
              </table:table-cell>
              <table:table-cell office:value-type="float" office:value="26802528">
                <text:p>2680252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123736">
                <text:p>26123736</text:p>
              </table:table-cell>
              <table:table-cell office:value-type="float" office:value="26741672">
                <text:p>26741672</text:p>
              </table:table-cell>
              <table:table-cell office:value-type="float" office:value="28440816">
                <text:p>28440816</text:p>
              </table:table-cell>
              <table:table-cell office:value-type="float" office:value="0">
                <text:p>0</text:p>
              </table:table-cell>
              <table:table-cell office:value-type="float" office:value="29993696">
                <text:p>29993696</text:p>
              </table:table-cell>
              <table:table-cell office:value-type="float" office:value="27245336">
                <text:p>27245336</text:p>
              </table:table-cell>
              <table:table-cell office:value-type="float" office:value="26802528">
                <text:p>268025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124104">
                <text:p>26124104</text:p>
              </table:table-cell>
              <table:table-cell office:value-type="float" office:value="26745584">
                <text:p>26745584</text:p>
              </table:table-cell>
              <table:table-cell office:value-type="float" office:value="28440816">
                <text:p>28440816</text:p>
              </table:table-cell>
              <table:table-cell office:value-type="float" office:value="0">
                <text:p>0</text:p>
              </table:table-cell>
              <table:table-cell office:value-type="float" office:value="29999808">
                <text:p>29999808</text:p>
              </table:table-cell>
              <table:table-cell office:value-type="float" office:value="27249512">
                <text:p>27249512</text:p>
              </table:table-cell>
              <table:table-cell office:value-type="float" office:value="26806672">
                <text:p>268066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6129456">
                <text:p>26129456</text:p>
              </table:table-cell>
              <table:table-cell office:value-type="float" office:value="26745584">
                <text:p>26745584</text:p>
              </table:table-cell>
              <table:table-cell office:value-type="float" office:value="28445968">
                <text:p>28445968</text:p>
              </table:table-cell>
              <table:table-cell office:value-type="float" office:value="0">
                <text:p>0</text:p>
              </table:table-cell>
              <table:table-cell office:value-type="float" office:value="30002288">
                <text:p>30002288</text:p>
              </table:table-cell>
              <table:table-cell office:value-type="float" office:value="27351944">
                <text:p>27351944</text:p>
              </table:table-cell>
              <table:table-cell office:value-type="float" office:value="26806672">
                <text:p>2680667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130648">
                <text:p>26130648</text:p>
              </table:table-cell>
              <table:table-cell office:value-type="float" office:value="26745584">
                <text:p>26745584</text:p>
              </table:table-cell>
              <table:table-cell office:value-type="float" office:value="28445968">
                <text:p>28445968</text:p>
              </table:table-cell>
              <table:table-cell office:value-type="float" office:value="0">
                <text:p>0</text:p>
              </table:table-cell>
              <table:table-cell office:value-type="float" office:value="30003952">
                <text:p>30003952</text:p>
              </table:table-cell>
              <table:table-cell office:value-type="float" office:value="27356384">
                <text:p>27356384</text:p>
              </table:table-cell>
              <table:table-cell office:value-type="float" office:value="26806672">
                <text:p>2680667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6131240">
                <text:p>26131240</text:p>
              </table:table-cell>
              <table:table-cell office:value-type="float" office:value="26749496">
                <text:p>26749496</text:p>
              </table:table-cell>
              <table:table-cell office:value-type="float" office:value="28445968">
                <text:p>28445968</text:p>
              </table:table-cell>
              <table:table-cell office:value-type="float" office:value="0">
                <text:p>0</text:p>
              </table:table-cell>
              <table:table-cell office:value-type="float" office:value="30004712">
                <text:p>30004712</text:p>
              </table:table-cell>
              <table:table-cell office:value-type="float" office:value="27356384">
                <text:p>27356384</text:p>
              </table:table-cell>
              <table:table-cell office:value-type="float" office:value="26810816">
                <text:p>268108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6199656">
                <text:p>26199656</text:p>
              </table:table-cell>
              <table:table-cell office:value-type="float" office:value="26749496">
                <text:p>26749496</text:p>
              </table:table-cell>
              <table:table-cell office:value-type="float" office:value="28445968">
                <text:p>28445968</text:p>
              </table:table-cell>
              <table:table-cell office:value-type="float" office:value="0">
                <text:p>0</text:p>
              </table:table-cell>
              <table:table-cell office:value-type="float" office:value="30006960">
                <text:p>30006960</text:p>
              </table:table-cell>
              <table:table-cell office:value-type="float" office:value="27356384">
                <text:p>27356384</text:p>
              </table:table-cell>
              <table:table-cell office:value-type="float" office:value="26957208">
                <text:p>269572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6199888">
                <text:p>26199888</text:p>
              </table:table-cell>
              <table:table-cell office:value-type="float" office:value="26753408">
                <text:p>26753408</text:p>
              </table:table-cell>
              <table:table-cell office:value-type="float" office:value="28445968">
                <text:p>28445968</text:p>
              </table:table-cell>
              <table:table-cell office:value-type="float" office:value="0">
                <text:p>0</text:p>
              </table:table-cell>
              <table:table-cell office:value-type="float" office:value="30012528">
                <text:p>30012528</text:p>
              </table:table-cell>
              <table:table-cell office:value-type="float" office:value="27360560">
                <text:p>27360560</text:p>
              </table:table-cell>
              <table:table-cell office:value-type="float" office:value="27054176">
                <text:p>2705417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205488">
                <text:p>26205488</text:p>
              </table:table-cell>
              <table:table-cell office:value-type="float" office:value="26827272">
                <text:p>26827272</text:p>
              </table:table-cell>
              <table:table-cell office:value-type="float" office:value="28504936">
                <text:p>28504936</text:p>
              </table:table-cell>
              <table:table-cell office:value-type="float" office:value="0">
                <text:p>0</text:p>
              </table:table-cell>
              <table:table-cell office:value-type="float" office:value="30015440">
                <text:p>30015440</text:p>
              </table:table-cell>
              <table:table-cell office:value-type="float" office:value="27360560">
                <text:p>27360560</text:p>
              </table:table-cell>
              <table:table-cell office:value-type="float" office:value="27055456">
                <text:p>2705545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6206680">
                <text:p>26206680</text:p>
              </table:table-cell>
              <table:table-cell office:value-type="float" office:value="26831448">
                <text:p>26831448</text:p>
              </table:table-cell>
              <table:table-cell office:value-type="float" office:value="28504936">
                <text:p>28504936</text:p>
              </table:table-cell>
              <table:table-cell office:value-type="float" office:value="0">
                <text:p>0</text:p>
              </table:table-cell>
              <table:table-cell office:value-type="float" office:value="30132280">
                <text:p>30132280</text:p>
              </table:table-cell>
              <table:table-cell office:value-type="float" office:value="27364736">
                <text:p>27364736</text:p>
              </table:table-cell>
              <table:table-cell office:value-type="float" office:value="27060096">
                <text:p>270600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6212016">
                <text:p>26212016</text:p>
              </table:table-cell>
              <table:table-cell office:value-type="float" office:value="26831448">
                <text:p>26831448</text:p>
              </table:table-cell>
              <table:table-cell office:value-type="float" office:value="28504936">
                <text:p>28504936</text:p>
              </table:table-cell>
              <table:table-cell office:value-type="float" office:value="0">
                <text:p>0</text:p>
              </table:table-cell>
              <table:table-cell office:value-type="float" office:value="30133944">
                <text:p>30133944</text:p>
              </table:table-cell>
              <table:table-cell office:value-type="float" office:value="27364736">
                <text:p>27364736</text:p>
              </table:table-cell>
              <table:table-cell office:value-type="float" office:value="27410056">
                <text:p>274100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6212232">
                <text:p>26212232</text:p>
              </table:table-cell>
              <table:table-cell office:value-type="float" office:value="26831448">
                <text:p>26831448</text:p>
              </table:table-cell>
              <table:table-cell office:value-type="float" office:value="28510088">
                <text:p>28510088</text:p>
              </table:table-cell>
              <table:table-cell office:value-type="float" office:value="0">
                <text:p>0</text:p>
              </table:table-cell>
              <table:table-cell office:value-type="float" office:value="30135168">
                <text:p>30135168</text:p>
              </table:table-cell>
              <table:table-cell office:value-type="float" office:value="27364736">
                <text:p>27364736</text:p>
              </table:table-cell>
              <table:table-cell office:value-type="float" office:value="27410056">
                <text:p>274100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6212464">
                <text:p>26212464</text:p>
              </table:table-cell>
              <table:table-cell office:value-type="float" office:value="26831448">
                <text:p>26831448</text:p>
              </table:table-cell>
              <table:table-cell office:value-type="float" office:value="28510088">
                <text:p>28510088</text:p>
              </table:table-cell>
              <table:table-cell office:value-type="float" office:value="0">
                <text:p>0</text:p>
              </table:table-cell>
              <table:table-cell office:value-type="float" office:value="30143096">
                <text:p>30143096</text:p>
              </table:table-cell>
              <table:table-cell office:value-type="float" office:value="27364736">
                <text:p>27364736</text:p>
              </table:table-cell>
              <table:table-cell office:value-type="float" office:value="27414200">
                <text:p>2741420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218472">
                <text:p>26218472</text:p>
              </table:table-cell>
              <table:table-cell office:value-type="float" office:value="26831448">
                <text:p>26831448</text:p>
              </table:table-cell>
              <table:table-cell office:value-type="float" office:value="28515240">
                <text:p>28515240</text:p>
              </table:table-cell>
              <table:table-cell office:value-type="float" office:value="0">
                <text:p>0</text:p>
              </table:table-cell>
              <table:table-cell office:value-type="float" office:value="30149144">
                <text:p>30149144</text:p>
              </table:table-cell>
              <table:table-cell office:value-type="float" office:value="27369216">
                <text:p>27369216</text:p>
              </table:table-cell>
              <table:table-cell office:value-type="float" office:value="27418480">
                <text:p>2741848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219664">
                <text:p>26219664</text:p>
              </table:table-cell>
              <table:table-cell office:value-type="float" office:value="26835360">
                <text:p>26835360</text:p>
              </table:table-cell>
              <table:table-cell office:value-type="float" office:value="28515240">
                <text:p>28515240</text:p>
              </table:table-cell>
              <table:table-cell office:value-type="float" office:value="0">
                <text:p>0</text:p>
              </table:table-cell>
              <table:table-cell office:value-type="float" office:value="30156040">
                <text:p>30156040</text:p>
              </table:table-cell>
              <table:table-cell office:value-type="float" office:value="27373392">
                <text:p>27373392</text:p>
              </table:table-cell>
              <table:table-cell office:value-type="float" office:value="27418480">
                <text:p>274184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6227232">
                <text:p>26227232</text:p>
              </table:table-cell>
              <table:table-cell office:value-type="float" office:value="26835360">
                <text:p>26835360</text:p>
              </table:table-cell>
              <table:table-cell office:value-type="float" office:value="28520392">
                <text:p>28520392</text:p>
              </table:table-cell>
              <table:table-cell office:value-type="float" office:value="0">
                <text:p>0</text:p>
              </table:table-cell>
              <table:table-cell office:value-type="float" office:value="30156800">
                <text:p>30156800</text:p>
              </table:table-cell>
              <table:table-cell office:value-type="float" office:value="27373392">
                <text:p>27373392</text:p>
              </table:table-cell>
              <table:table-cell office:value-type="float" office:value="27418480">
                <text:p>2741848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6227464">
                <text:p>26227464</text:p>
              </table:table-cell>
              <table:table-cell office:value-type="float" office:value="26835360">
                <text:p>26835360</text:p>
              </table:table-cell>
              <table:table-cell office:value-type="float" office:value="28520392">
                <text:p>28520392</text:p>
              </table:table-cell>
              <table:table-cell office:value-type="float" office:value="0">
                <text:p>0</text:p>
              </table:table-cell>
              <table:table-cell office:value-type="float" office:value="30163440">
                <text:p>30163440</text:p>
              </table:table-cell>
              <table:table-cell office:value-type="float" office:value="27377568">
                <text:p>27377568</text:p>
              </table:table-cell>
              <table:table-cell office:value-type="float" office:value="27491384">
                <text:p>274913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6295880">
                <text:p>26295880</text:p>
              </table:table-cell>
              <table:table-cell office:value-type="float" office:value="26839272">
                <text:p>26839272</text:p>
              </table:table-cell>
              <table:table-cell office:value-type="float" office:value="28522016">
                <text:p>28522016</text:p>
              </table:table-cell>
              <table:table-cell office:value-type="float" office:value="0">
                <text:p>0</text:p>
              </table:table-cell>
              <table:table-cell office:value-type="float" office:value="30165624">
                <text:p>30165624</text:p>
              </table:table-cell>
              <table:table-cell office:value-type="float" office:value="27377568">
                <text:p>27377568</text:p>
              </table:table-cell>
              <table:table-cell office:value-type="float" office:value="27495792">
                <text:p>274957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6296456">
                <text:p>26296456</text:p>
              </table:table-cell>
              <table:table-cell office:value-type="float" office:value="26842984">
                <text:p>26842984</text:p>
              </table:table-cell>
              <table:table-cell office:value-type="float" office:value="28109056">
                <text:p>28109056</text:p>
              </table:table-cell>
              <table:table-cell office:value-type="float" office:value="0">
                <text:p>0</text:p>
              </table:table-cell>
              <table:table-cell office:value-type="float" office:value="30166384">
                <text:p>30166384</text:p>
              </table:table-cell>
              <table:table-cell office:value-type="float" office:value="27377568">
                <text:p>27377568</text:p>
              </table:table-cell>
              <table:table-cell office:value-type="float" office:value="27495792">
                <text:p>2749579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6364968">
                <text:p>26364968</text:p>
              </table:table-cell>
              <table:table-cell office:value-type="float" office:value="26846896">
                <text:p>26846896</text:p>
              </table:table-cell>
              <table:table-cell office:value-type="float" office:value="28109056">
                <text:p>28109056</text:p>
              </table:table-cell>
              <table:table-cell office:value-type="float" office:value="0">
                <text:p>0</text:p>
              </table:table-cell>
              <table:table-cell office:value-type="float" office:value="30168064">
                <text:p>30168064</text:p>
              </table:table-cell>
              <table:table-cell office:value-type="float" office:value="27381744">
                <text:p>27381744</text:p>
              </table:table-cell>
              <table:table-cell office:value-type="float" office:value="27499936">
                <text:p>274999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6370568">
                <text:p>26370568</text:p>
              </table:table-cell>
              <table:table-cell office:value-type="float" office:value="26846896">
                <text:p>26846896</text:p>
              </table:table-cell>
              <table:table-cell office:value-type="float" office:value="28109056">
                <text:p>28109056</text:p>
              </table:table-cell>
              <table:table-cell office:value-type="float" office:value="0">
                <text:p>0</text:p>
              </table:table-cell>
              <table:table-cell office:value-type="float" office:value="30170680">
                <text:p>30170680</text:p>
              </table:table-cell>
              <table:table-cell office:value-type="float" office:value="27381744">
                <text:p>27381744</text:p>
              </table:table-cell>
              <table:table-cell office:value-type="float" office:value="27499936">
                <text:p>274999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6370784">
                <text:p>26370784</text:p>
              </table:table-cell>
              <table:table-cell office:value-type="float" office:value="26846896">
                <text:p>26846896</text:p>
              </table:table-cell>
              <table:table-cell office:value-type="float" office:value="28109056">
                <text:p>28109056</text:p>
              </table:table-cell>
              <table:table-cell office:value-type="float" office:value="0">
                <text:p>0</text:p>
              </table:table-cell>
              <table:table-cell office:value-type="float" office:value="30234832">
                <text:p>30234832</text:p>
              </table:table-cell>
              <table:table-cell office:value-type="float" office:value="27385920">
                <text:p>27385920</text:p>
              </table:table-cell>
              <table:table-cell office:value-type="float" office:value="27499936">
                <text:p>274999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6376136">
                <text:p>26376136</text:p>
              </table:table-cell>
              <table:table-cell office:value-type="float" office:value="26846896">
                <text:p>26846896</text:p>
              </table:table-cell>
              <table:table-cell office:value-type="float" office:value="28114208">
                <text:p>28114208</text:p>
              </table:table-cell>
              <table:table-cell office:value-type="float" office:value="0">
                <text:p>0</text:p>
              </table:table-cell>
              <table:table-cell office:value-type="float" office:value="30236112">
                <text:p>30236112</text:p>
              </table:table-cell>
              <table:table-cell office:value-type="float" office:value="27493392">
                <text:p>27493392</text:p>
              </table:table-cell>
              <table:table-cell office:value-type="float" office:value="27499936">
                <text:p>274999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6377328">
                <text:p>26377328</text:p>
              </table:table-cell>
              <table:table-cell office:value-type="float" office:value="26846896">
                <text:p>26846896</text:p>
              </table:table-cell>
              <table:table-cell office:value-type="float" office:value="28114208">
                <text:p>28114208</text:p>
              </table:table-cell>
              <table:table-cell office:value-type="float" office:value="0">
                <text:p>0</text:p>
              </table:table-cell>
              <table:table-cell office:value-type="float" office:value="30242624">
                <text:p>30242624</text:p>
              </table:table-cell>
              <table:table-cell office:value-type="float" office:value="27497832">
                <text:p>27497832</text:p>
              </table:table-cell>
              <table:table-cell office:value-type="float" office:value="27499936">
                <text:p>274999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6382664">
                <text:p>26382664</text:p>
              </table:table-cell>
              <table:table-cell office:value-type="float" office:value="26850808">
                <text:p>26850808</text:p>
              </table:table-cell>
              <table:table-cell office:value-type="float" office:value="28114208">
                <text:p>28114208</text:p>
              </table:table-cell>
              <table:table-cell office:value-type="float" office:value="0">
                <text:p>0</text:p>
              </table:table-cell>
              <table:table-cell office:value-type="float" office:value="30243384">
                <text:p>30243384</text:p>
              </table:table-cell>
              <table:table-cell office:value-type="float" office:value="27497832">
                <text:p>27497832</text:p>
              </table:table-cell>
              <table:table-cell office:value-type="float" office:value="27504080">
                <text:p>275040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6382880">
                <text:p>26382880</text:p>
              </table:table-cell>
              <table:table-cell office:value-type="float" office:value="26850808">
                <text:p>26850808</text:p>
              </table:table-cell>
              <table:table-cell office:value-type="float" office:value="28119360">
                <text:p>28119360</text:p>
              </table:table-cell>
              <table:table-cell office:value-type="float" office:value="0">
                <text:p>0</text:p>
              </table:table-cell>
              <table:table-cell office:value-type="float" office:value="30245904">
                <text:p>30245904</text:p>
              </table:table-cell>
              <table:table-cell office:value-type="float" office:value="27497832">
                <text:p>27497832</text:p>
              </table:table-cell>
              <table:table-cell office:value-type="float" office:value="27507776">
                <text:p>2750777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383112">
                <text:p>26383112</text:p>
              </table:table-cell>
              <table:table-cell office:value-type="float" office:value="26854720">
                <text:p>26854720</text:p>
              </table:table-cell>
              <table:table-cell office:value-type="float" office:value="28119360">
                <text:p>28119360</text:p>
              </table:table-cell>
              <table:table-cell office:value-type="float" office:value="0">
                <text:p>0</text:p>
              </table:table-cell>
              <table:table-cell office:value-type="float" office:value="30251112">
                <text:p>30251112</text:p>
              </table:table-cell>
              <table:table-cell office:value-type="float" office:value="27497832">
                <text:p>27497832</text:p>
              </table:table-cell>
              <table:table-cell office:value-type="float" office:value="27511920">
                <text:p>2751192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6388448">
                <text:p>26388448</text:p>
              </table:table-cell>
              <table:table-cell office:value-type="float" office:value="27003456">
                <text:p>27003456</text:p>
              </table:table-cell>
              <table:table-cell office:value-type="float" office:value="28177232">
                <text:p>28177232</text:p>
              </table:table-cell>
              <table:table-cell office:value-type="float" office:value="0">
                <text:p>0</text:p>
              </table:table-cell>
              <table:table-cell office:value-type="float" office:value="30253312">
                <text:p>30253312</text:p>
              </table:table-cell>
              <table:table-cell office:value-type="float" office:value="27497832">
                <text:p>27497832</text:p>
              </table:table-cell>
              <table:table-cell office:value-type="float" office:value="27511920">
                <text:p>275119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6389640">
                <text:p>26389640</text:p>
              </table:table-cell>
              <table:table-cell office:value-type="float" office:value="27102752">
                <text:p>27102752</text:p>
              </table:table-cell>
              <table:table-cell office:value-type="float" office:value="28177232">
                <text:p>28177232</text:p>
              </table:table-cell>
              <table:table-cell office:value-type="float" office:value="0">
                <text:p>0</text:p>
              </table:table-cell>
              <table:table-cell office:value-type="float" office:value="30258640">
                <text:p>30258640</text:p>
              </table:table-cell>
              <table:table-cell office:value-type="float" office:value="27502008">
                <text:p>27502008</text:p>
              </table:table-cell>
              <table:table-cell office:value-type="float" office:value="27516064">
                <text:p>275160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6459448">
                <text:p>26459448</text:p>
              </table:table-cell>
              <table:table-cell office:value-type="float" office:value="27104160">
                <text:p>27104160</text:p>
              </table:table-cell>
              <table:table-cell office:value-type="float" office:value="28182384">
                <text:p>28182384</text:p>
              </table:table-cell>
              <table:table-cell office:value-type="float" office:value="0">
                <text:p>0</text:p>
              </table:table-cell>
              <table:table-cell office:value-type="float" office:value="30260304">
                <text:p>30260304</text:p>
              </table:table-cell>
              <table:table-cell office:value-type="float" office:value="27502008">
                <text:p>27502008</text:p>
              </table:table-cell>
              <table:table-cell office:value-type="float" office:value="27516064">
                <text:p>275160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6459680">
                <text:p>26459680</text:p>
              </table:table-cell>
              <table:table-cell office:value-type="float" office:value="26230568">
                <text:p>26230568</text:p>
              </table:table-cell>
              <table:table-cell office:value-type="float" office:value="28182384">
                <text:p>28182384</text:p>
              </table:table-cell>
              <table:table-cell office:value-type="float" office:value="0">
                <text:p>0</text:p>
              </table:table-cell>
              <table:table-cell office:value-type="float" office:value="30265736">
                <text:p>30265736</text:p>
              </table:table-cell>
              <table:table-cell office:value-type="float" office:value="27506184">
                <text:p>27506184</text:p>
              </table:table-cell>
              <table:table-cell office:value-type="float" office:value="27516064">
                <text:p>275160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6460584">
                <text:p>26460584</text:p>
              </table:table-cell>
              <table:table-cell office:value-type="float" office:value="26544368">
                <text:p>26544368</text:p>
              </table:table-cell>
              <table:table-cell office:value-type="float" office:value="28182384">
                <text:p>28182384</text:p>
              </table:table-cell>
              <table:table-cell office:value-type="float" office:value="0">
                <text:p>0</text:p>
              </table:table-cell>
              <table:table-cell office:value-type="float" office:value="30268568">
                <text:p>30268568</text:p>
              </table:table-cell>
              <table:table-cell office:value-type="float" office:value="27608824">
                <text:p>27608824</text:p>
              </table:table-cell>
              <table:table-cell office:value-type="float" office:value="27520208">
                <text:p>275202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6465856">
                <text:p>26465856</text:p>
              </table:table-cell>
              <table:table-cell office:value-type="float" office:value="26546936">
                <text:p>26546936</text:p>
              </table:table-cell>
              <table:table-cell office:value-type="float" office:value="28187536">
                <text:p>28187536</text:p>
              </table:table-cell>
              <table:table-cell office:value-type="float" office:value="0">
                <text:p>0</text:p>
              </table:table-cell>
              <table:table-cell office:value-type="float" office:value="30270232">
                <text:p>30270232</text:p>
              </table:table-cell>
              <table:table-cell office:value-type="float" office:value="27608824">
                <text:p>27608824</text:p>
              </table:table-cell>
              <table:table-cell office:value-type="float" office:value="27520208">
                <text:p>275202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6466688">
                <text:p>26466688</text:p>
              </table:table-cell>
              <table:table-cell office:value-type="float" office:value="26637512">
                <text:p>26637512</text:p>
              </table:table-cell>
              <table:table-cell office:value-type="float" office:value="28187536">
                <text:p>28187536</text:p>
              </table:table-cell>
              <table:table-cell office:value-type="float" office:value="0">
                <text:p>0</text:p>
              </table:table-cell>
              <table:table-cell office:value-type="float" office:value="28848128">
                <text:p>28848128</text:p>
              </table:table-cell>
              <table:table-cell office:value-type="float" office:value="27613264">
                <text:p>27613264</text:p>
              </table:table-cell>
              <table:table-cell office:value-type="float" office:value="27524352">
                <text:p>275243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6472192">
                <text:p>26472192</text:p>
              </table:table-cell>
              <table:table-cell office:value-type="float" office:value="26642968">
                <text:p>26642968</text:p>
              </table:table-cell>
              <table:table-cell office:value-type="float" office:value="28187536">
                <text:p>28187536</text:p>
              </table:table-cell>
              <table:table-cell office:value-type="float" office:value="0">
                <text:p>0</text:p>
              </table:table-cell>
              <table:table-cell office:value-type="float" office:value="28850000">
                <text:p>28850000</text:p>
              </table:table-cell>
              <table:table-cell office:value-type="float" office:value="27613264">
                <text:p>27613264</text:p>
              </table:table-cell>
              <table:table-cell office:value-type="float" office:value="26574912">
                <text:p>265749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6472408">
                <text:p>26472408</text:p>
              </table:table-cell>
              <table:table-cell office:value-type="float" office:value="26647504">
                <text:p>26647504</text:p>
              </table:table-cell>
              <table:table-cell office:value-type="float" office:value="28187536">
                <text:p>28187536</text:p>
              </table:table-cell>
              <table:table-cell office:value-type="float" office:value="0">
                <text:p>0</text:p>
              </table:table-cell>
              <table:table-cell office:value-type="float" office:value="28855528">
                <text:p>28855528</text:p>
              </table:table-cell>
              <table:table-cell office:value-type="float" office:value="27617440">
                <text:p>27617440</text:p>
              </table:table-cell>
              <table:table-cell office:value-type="float" office:value="26574912">
                <text:p>265749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6473312">
                <text:p>26473312</text:p>
              </table:table-cell>
              <table:table-cell office:value-type="float" office:value="26798320">
                <text:p>26798320</text:p>
              </table:table-cell>
              <table:table-cell office:value-type="float" office:value="28202120">
                <text:p>28202120</text:p>
              </table:table-cell>
              <table:table-cell office:value-type="float" office:value="0">
                <text:p>0</text:p>
              </table:table-cell>
              <table:table-cell office:value-type="float" office:value="28858208">
                <text:p>28858208</text:p>
              </table:table-cell>
              <table:table-cell office:value-type="float" office:value="27617440">
                <text:p>27617440</text:p>
              </table:table-cell>
              <table:table-cell office:value-type="float" office:value="26574912">
                <text:p>265749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6474504">
                <text:p>26474504</text:p>
              </table:table-cell>
              <table:table-cell office:value-type="float" office:value="26800040">
                <text:p>26800040</text:p>
              </table:table-cell>
              <table:table-cell office:value-type="float" office:value="28202120">
                <text:p>28202120</text:p>
              </table:table-cell>
              <table:table-cell office:value-type="float" office:value="0">
                <text:p>0</text:p>
              </table:table-cell>
              <table:table-cell office:value-type="float" office:value="28864104">
                <text:p>28864104</text:p>
              </table:table-cell>
              <table:table-cell office:value-type="float" office:value="27617440">
                <text:p>27617440</text:p>
              </table:table-cell>
              <table:table-cell office:value-type="float" office:value="26574912">
                <text:p>265749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6475424">
                <text:p>26475424</text:p>
              </table:table-cell>
              <table:table-cell office:value-type="float" office:value="26897168">
                <text:p>26897168</text:p>
              </table:table-cell>
              <table:table-cell office:value-type="float" office:value="28202120">
                <text:p>28202120</text:p>
              </table:table-cell>
              <table:table-cell office:value-type="float" office:value="0">
                <text:p>0</text:p>
              </table:table-cell>
              <table:table-cell office:value-type="float" office:value="28865768">
                <text:p>28865768</text:p>
              </table:table-cell>
              <table:table-cell office:value-type="float" office:value="27617440">
                <text:p>27617440</text:p>
              </table:table-cell>
              <table:table-cell office:value-type="float" office:value="26579360">
                <text:p>2657936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6480072">
                <text:p>26480072</text:p>
              </table:table-cell>
              <table:table-cell office:value-type="float" office:value="26897792">
                <text:p>26897792</text:p>
              </table:table-cell>
              <table:table-cell office:value-type="float" office:value="28207272">
                <text:p>28207272</text:p>
              </table:table-cell>
              <table:table-cell office:value-type="float" office:value="0">
                <text:p>0</text:p>
              </table:table-cell>
              <table:table-cell office:value-type="float" office:value="28880200">
                <text:p>28880200</text:p>
              </table:table-cell>
              <table:table-cell office:value-type="float" office:value="27617440">
                <text:p>27617440</text:p>
              </table:table-cell>
              <table:table-cell office:value-type="float" office:value="26579360">
                <text:p>2657936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6480288">
                <text:p>26480288</text:p>
              </table:table-cell>
              <table:table-cell office:value-type="float" office:value="26898416">
                <text:p>26898416</text:p>
              </table:table-cell>
              <table:table-cell office:value-type="float" office:value="28207272">
                <text:p>28207272</text:p>
              </table:table-cell>
              <table:table-cell office:value-type="float" office:value="0">
                <text:p>0</text:p>
              </table:table-cell>
              <table:table-cell office:value-type="float" office:value="28886312">
                <text:p>28886312</text:p>
              </table:table-cell>
              <table:table-cell office:value-type="float" office:value="27621616">
                <text:p>27621616</text:p>
              </table:table-cell>
              <table:table-cell office:value-type="float" office:value="26583504">
                <text:p>265835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6552944">
                <text:p>26552944</text:p>
              </table:table-cell>
              <table:table-cell office:value-type="float" office:value="26899040">
                <text:p>26899040</text:p>
              </table:table-cell>
              <table:table-cell office:value-type="float" office:value="28207272">
                <text:p>28207272</text:p>
              </table:table-cell>
              <table:table-cell office:value-type="float" office:value="0">
                <text:p>0</text:p>
              </table:table-cell>
              <table:table-cell office:value-type="float" office:value="29517088">
                <text:p>29517088</text:p>
              </table:table-cell>
              <table:table-cell office:value-type="float" office:value="27625752">
                <text:p>27625752</text:p>
              </table:table-cell>
              <table:table-cell office:value-type="float" office:value="26583504">
                <text:p>265835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6558448">
                <text:p>26558448</text:p>
              </table:table-cell>
              <table:table-cell office:value-type="float" office:value="26903576">
                <text:p>26903576</text:p>
              </table:table-cell>
              <table:table-cell office:value-type="float" office:value="28207272">
                <text:p>28207272</text:p>
              </table:table-cell>
              <table:table-cell office:value-type="float" office:value="0">
                <text:p>0</text:p>
              </table:table-cell>
              <table:table-cell office:value-type="float" office:value="29732784">
                <text:p>29732784</text:p>
              </table:table-cell>
              <table:table-cell office:value-type="float" office:value="27629928">
                <text:p>27629928</text:p>
              </table:table-cell>
              <table:table-cell office:value-type="float" office:value="26587648">
                <text:p>265876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6564064">
                <text:p>26564064</text:p>
              </table:table-cell>
              <table:table-cell office:value-type="float" office:value="27002992">
                <text:p>27002992</text:p>
              </table:table-cell>
              <table:table-cell office:value-type="float" office:value="28207272">
                <text:p>28207272</text:p>
              </table:table-cell>
              <table:table-cell office:value-type="float" office:value="0">
                <text:p>0</text:p>
              </table:table-cell>
              <table:table-cell office:value-type="float" office:value="30333040">
                <text:p>30333040</text:p>
              </table:table-cell>
              <table:table-cell office:value-type="float" office:value="27629928">
                <text:p>27629928</text:p>
              </table:table-cell>
              <table:table-cell office:value-type="float" office:value="26587648">
                <text:p>2658764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6564280">
                <text:p>26564280</text:p>
              </table:table-cell>
              <table:table-cell office:value-type="float" office:value="27003616">
                <text:p>27003616</text:p>
              </table:table-cell>
              <table:table-cell office:value-type="float" office:value="28212424">
                <text:p>28212424</text:p>
              </table:table-cell>
              <table:table-cell office:value-type="float" office:value="0">
                <text:p>0</text:p>
              </table:table-cell>
              <table:table-cell office:value-type="float" office:value="30898336">
                <text:p>30898336</text:p>
              </table:table-cell>
              <table:table-cell office:value-type="float" office:value="27634104">
                <text:p>27634104</text:p>
              </table:table-cell>
              <table:table-cell office:value-type="float" office:value="26599848">
                <text:p>265998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6564496">
                <text:p>26564496</text:p>
              </table:table-cell>
              <table:table-cell office:value-type="float" office:value="27008152">
                <text:p>27008152</text:p>
              </table:table-cell>
              <table:table-cell office:value-type="float" office:value="28212424">
                <text:p>28212424</text:p>
              </table:table-cell>
              <table:table-cell office:value-type="float" office:value="0">
                <text:p>0</text:p>
              </table:table-cell>
              <table:table-cell office:value-type="float" office:value="30350808">
                <text:p>30350808</text:p>
              </table:table-cell>
              <table:table-cell office:value-type="float" office:value="27634104">
                <text:p>27634104</text:p>
              </table:table-cell>
              <table:table-cell office:value-type="float" office:value="25743760">
                <text:p>2574376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6569832">
                <text:p>26569832</text:p>
              </table:table-cell>
              <table:table-cell office:value-type="float" office:value="27158600">
                <text:p>27158600</text:p>
              </table:table-cell>
              <table:table-cell office:value-type="float" office:value="28270056">
                <text:p>28270056</text:p>
              </table:table-cell>
              <table:table-cell office:value-type="float" office:value="0">
                <text:p>0</text:p>
              </table:table-cell>
              <table:table-cell office:value-type="float" office:value="30352472">
                <text:p>30352472</text:p>
              </table:table-cell>
              <table:table-cell office:value-type="float" office:value="27634104">
                <text:p>27634104</text:p>
              </table:table-cell>
              <table:table-cell office:value-type="float" office:value="25743760">
                <text:p>2574376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571040">
                <text:p>26571040</text:p>
              </table:table-cell>
              <table:table-cell office:value-type="float" office:value="26234432">
                <text:p>26234432</text:p>
              </table:table-cell>
              <table:table-cell office:value-type="float" office:value="28270056">
                <text:p>28270056</text:p>
              </table:table-cell>
              <table:table-cell office:value-type="float" office:value="0">
                <text:p>0</text:p>
              </table:table-cell>
              <table:table-cell office:value-type="float" office:value="30358000">
                <text:p>30358000</text:p>
              </table:table-cell>
              <table:table-cell office:value-type="float" office:value="27638280">
                <text:p>27638280</text:p>
              </table:table-cell>
              <table:table-cell office:value-type="float" office:value="25743760">
                <text:p>2574376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6571944">
                <text:p>26571944</text:p>
              </table:table-cell>
              <table:table-cell office:value-type="float" office:value="26235840">
                <text:p>26235840</text:p>
              </table:table-cell>
              <table:table-cell office:value-type="float" office:value="28275208">
                <text:p>28275208</text:p>
              </table:table-cell>
              <table:table-cell office:value-type="float" office:value="0">
                <text:p>0</text:p>
              </table:table-cell>
              <table:table-cell office:value-type="float" office:value="30360352">
                <text:p>30360352</text:p>
              </table:table-cell>
              <table:table-cell office:value-type="float" office:value="27638280">
                <text:p>27638280</text:p>
              </table:table-cell>
              <table:table-cell office:value-type="float" office:value="25743760">
                <text:p>2574376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6572160">
                <text:p>26572160</text:p>
              </table:table-cell>
              <table:table-cell office:value-type="float" office:value="26236464">
                <text:p>26236464</text:p>
              </table:table-cell>
              <table:table-cell office:value-type="float" office:value="28275208">
                <text:p>28275208</text:p>
              </table:table-cell>
              <table:table-cell office:value-type="float" office:value="0">
                <text:p>0</text:p>
              </table:table-cell>
              <table:table-cell office:value-type="float" office:value="30366672">
                <text:p>30366672</text:p>
              </table:table-cell>
              <table:table-cell office:value-type="float" office:value="27642456">
                <text:p>27642456</text:p>
              </table:table-cell>
              <table:table-cell office:value-type="float" office:value="26181408">
                <text:p>261814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6577496">
                <text:p>26577496</text:p>
              </table:table-cell>
              <table:table-cell office:value-type="float" office:value="26383536">
                <text:p>26383536</text:p>
              </table:table-cell>
              <table:table-cell office:value-type="float" office:value="28275208">
                <text:p>28275208</text:p>
              </table:table-cell>
              <table:table-cell office:value-type="float" office:value="0">
                <text:p>0</text:p>
              </table:table-cell>
              <table:table-cell office:value-type="float" office:value="30755056">
                <text:p>30755056</text:p>
              </table:table-cell>
              <table:table-cell office:value-type="float" office:value="27744888">
                <text:p>27744888</text:p>
              </table:table-cell>
              <table:table-cell office:value-type="float" office:value="26181408">
                <text:p>2618140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6578224">
                <text:p>26578224</text:p>
              </table:table-cell>
              <table:table-cell office:value-type="float" office:value="26686608">
                <text:p>26686608</text:p>
              </table:table-cell>
              <table:table-cell office:value-type="float" office:value="28280360">
                <text:p>28280360</text:p>
              </table:table-cell>
              <table:table-cell office:value-type="float" office:value="0">
                <text:p>0</text:p>
              </table:table-cell>
              <table:table-cell office:value-type="float" office:value="30489680">
                <text:p>30489680</text:p>
              </table:table-cell>
              <table:table-cell office:value-type="float" office:value="27744888">
                <text:p>27744888</text:p>
              </table:table-cell>
              <table:table-cell office:value-type="float" office:value="25763424">
                <text:p>257634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579376">
                <text:p>26579376</text:p>
              </table:table-cell>
              <table:table-cell office:value-type="float" office:value="26690560">
                <text:p>26690560</text:p>
              </table:table-cell>
              <table:table-cell office:value-type="float" office:value="28280360">
                <text:p>28280360</text:p>
              </table:table-cell>
              <table:table-cell office:value-type="float" office:value="0">
                <text:p>0</text:p>
              </table:table-cell>
              <table:table-cell office:value-type="float" office:value="30445960">
                <text:p>30445960</text:p>
              </table:table-cell>
              <table:table-cell office:value-type="float" office:value="27744888">
                <text:p>27744888</text:p>
              </table:table-cell>
              <table:table-cell office:value-type="float" office:value="25602896">
                <text:p>2560289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6652032">
                <text:p>26652032</text:p>
              </table:table-cell>
              <table:table-cell office:value-type="float" office:value="26694608">
                <text:p>26694608</text:p>
              </table:table-cell>
              <table:table-cell office:value-type="float" office:value="28285512">
                <text:p>28285512</text:p>
              </table:table-cell>
              <table:table-cell office:value-type="float" office:value="0">
                <text:p>0</text:p>
              </table:table-cell>
              <table:table-cell office:value-type="float" office:value="31422176">
                <text:p>31422176</text:p>
              </table:table-cell>
              <table:table-cell office:value-type="float" office:value="27744888">
                <text:p>27744888</text:p>
              </table:table-cell>
              <table:table-cell office:value-type="float" office:value="26076072">
                <text:p>260760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6652248">
                <text:p>26652248</text:p>
              </table:table-cell>
              <table:table-cell office:value-type="float" office:value="26698520">
                <text:p>26698520</text:p>
              </table:table-cell>
              <table:table-cell office:value-type="float" office:value="28285512">
                <text:p>28285512</text:p>
              </table:table-cell>
              <table:table-cell office:value-type="float" office:value="0">
                <text:p>0</text:p>
              </table:table-cell>
              <table:table-cell office:value-type="float" office:value="31438392">
                <text:p>31438392</text:p>
              </table:table-cell>
              <table:table-cell office:value-type="float" office:value="27749328">
                <text:p>27749328</text:p>
              </table:table-cell>
              <table:table-cell office:value-type="float" office:value="26080480">
                <text:p>260804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6653168">
                <text:p>26653168</text:p>
              </table:table-cell>
              <table:table-cell office:value-type="float" office:value="26840360">
                <text:p>26840360</text:p>
              </table:table-cell>
              <table:table-cell office:value-type="float" office:value="28338032">
                <text:p>28338032</text:p>
              </table:table-cell>
              <table:table-cell office:value-type="float" office:value="0">
                <text:p>0</text:p>
              </table:table-cell>
              <table:table-cell office:value-type="float" office:value="31441072">
                <text:p>31441072</text:p>
              </table:table-cell>
              <table:table-cell office:value-type="float" office:value="27749328">
                <text:p>27749328</text:p>
              </table:table-cell>
              <table:table-cell office:value-type="float" office:value="26080480">
                <text:p>2608048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6654360">
                <text:p>26654360</text:p>
              </table:table-cell>
              <table:table-cell office:value-type="float" office:value="26841184">
                <text:p>26841184</text:p>
              </table:table-cell>
              <table:table-cell office:value-type="float" office:value="28338032">
                <text:p>28338032</text:p>
              </table:table-cell>
              <table:table-cell office:value-type="float" office:value="0">
                <text:p>0</text:p>
              </table:table-cell>
              <table:table-cell office:value-type="float" office:value="31500048">
                <text:p>31500048</text:p>
              </table:table-cell>
              <table:table-cell office:value-type="float" office:value="27753504">
                <text:p>27753504</text:p>
              </table:table-cell>
              <table:table-cell office:value-type="float" office:value="26080480">
                <text:p>2608048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659960">
                <text:p>26659960</text:p>
              </table:table-cell>
              <table:table-cell office:value-type="float" office:value="26845096">
                <text:p>26845096</text:p>
              </table:table-cell>
              <table:table-cell office:value-type="float" office:value="28338032">
                <text:p>28338032</text:p>
              </table:table-cell>
              <table:table-cell office:value-type="float" office:value="0">
                <text:p>0</text:p>
              </table:table-cell>
              <table:table-cell office:value-type="float" office:value="31501904">
                <text:p>31501904</text:p>
              </table:table-cell>
              <table:table-cell office:value-type="float" office:value="27753504">
                <text:p>27753504</text:p>
              </table:table-cell>
              <table:table-cell office:value-type="float" office:value="26084624">
                <text:p>260846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6660176">
                <text:p>26660176</text:p>
              </table:table-cell>
              <table:table-cell office:value-type="float" office:value="26845096">
                <text:p>26845096</text:p>
              </table:table-cell>
              <table:table-cell office:value-type="float" office:value="28343448">
                <text:p>28343448</text:p>
              </table:table-cell>
              <table:table-cell office:value-type="float" office:value="0">
                <text:p>0</text:p>
              </table:table-cell>
              <table:table-cell office:value-type="float" office:value="31502872">
                <text:p>31502872</text:p>
              </table:table-cell>
              <table:table-cell office:value-type="float" office:value="27753504">
                <text:p>27753504</text:p>
              </table:table-cell>
              <table:table-cell office:value-type="float" office:value="26084624">
                <text:p>260846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6660408">
                <text:p>26660408</text:p>
              </table:table-cell>
              <table:table-cell office:value-type="float" office:value="26845096">
                <text:p>26845096</text:p>
              </table:table-cell>
              <table:table-cell office:value-type="float" office:value="28343448">
                <text:p>28343448</text:p>
              </table:table-cell>
              <table:table-cell office:value-type="float" office:value="0">
                <text:p>0</text:p>
              </table:table-cell>
              <table:table-cell office:value-type="float" office:value="31519720">
                <text:p>31519720</text:p>
              </table:table-cell>
              <table:table-cell office:value-type="float" office:value="27757680">
                <text:p>27757680</text:p>
              </table:table-cell>
              <table:table-cell office:value-type="float" office:value="26084624">
                <text:p>260846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6665744">
                <text:p>26665744</text:p>
              </table:table-cell>
              <table:table-cell office:value-type="float" office:value="26845096">
                <text:p>26845096</text:p>
              </table:table-cell>
              <table:table-cell office:value-type="float" office:value="28348600">
                <text:p>28348600</text:p>
              </table:table-cell>
              <table:table-cell office:value-type="float" office:value="0">
                <text:p>0</text:p>
              </table:table-cell>
              <table:table-cell office:value-type="float" office:value="31521000">
                <text:p>31521000</text:p>
              </table:table-cell>
              <table:table-cell office:value-type="float" office:value="27051912">
                <text:p>27051912</text:p>
              </table:table-cell>
              <table:table-cell office:value-type="float" office:value="26084624">
                <text:p>260846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6673640">
                <text:p>26673640</text:p>
              </table:table-cell>
              <table:table-cell office:value-type="float" office:value="26849008">
                <text:p>26849008</text:p>
              </table:table-cell>
              <table:table-cell office:value-type="float" office:value="28348600">
                <text:p>28348600</text:p>
              </table:table-cell>
              <table:table-cell office:value-type="float" office:value="0">
                <text:p>0</text:p>
              </table:table-cell>
              <table:table-cell office:value-type="float" office:value="31533696">
                <text:p>31533696</text:p>
              </table:table-cell>
              <table:table-cell office:value-type="float" office:value="27056392">
                <text:p>27056392</text:p>
              </table:table-cell>
              <table:table-cell office:value-type="float" office:value="26088768">
                <text:p>2608876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6674544">
                <text:p>26674544</text:p>
              </table:table-cell>
              <table:table-cell office:value-type="float" office:value="26849008">
                <text:p>26849008</text:p>
              </table:table-cell>
              <table:table-cell office:value-type="float" office:value="28353752">
                <text:p>28353752</text:p>
              </table:table-cell>
              <table:table-cell office:value-type="float" office:value="0">
                <text:p>0</text:p>
              </table:table-cell>
              <table:table-cell office:value-type="float" office:value="31534456">
                <text:p>31534456</text:p>
              </table:table-cell>
              <table:table-cell office:value-type="float" office:value="27057480">
                <text:p>27057480</text:p>
              </table:table-cell>
              <table:table-cell office:value-type="float" office:value="26088768">
                <text:p>260887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6674760">
                <text:p>26674760</text:p>
              </table:table-cell>
              <table:table-cell office:value-type="float" office:value="26849008">
                <text:p>26849008</text:p>
              </table:table-cell>
              <table:table-cell office:value-type="float" office:value="28353752">
                <text:p>28353752</text:p>
              </table:table-cell>
              <table:table-cell office:value-type="float" office:value="0">
                <text:p>0</text:p>
              </table:table-cell>
              <table:table-cell office:value-type="float" office:value="31547544">
                <text:p>31547544</text:p>
              </table:table-cell>
              <table:table-cell office:value-type="float" office:value="27061656">
                <text:p>27061656</text:p>
              </table:table-cell>
              <table:table-cell office:value-type="float" office:value="26132504">
                <text:p>261325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6675680">
                <text:p>26675680</text:p>
              </table:table-cell>
              <table:table-cell office:value-type="float" office:value="26852920">
                <text:p>26852920</text:p>
              </table:table-cell>
              <table:table-cell office:value-type="float" office:value="28353752">
                <text:p>28353752</text:p>
              </table:table-cell>
              <table:table-cell office:value-type="float" office:value="0">
                <text:p>0</text:p>
              </table:table-cell>
              <table:table-cell office:value-type="float" office:value="31548840">
                <text:p>31548840</text:p>
              </table:table-cell>
              <table:table-cell office:value-type="float" office:value="27061656">
                <text:p>27061656</text:p>
              </table:table-cell>
              <table:table-cell office:value-type="float" office:value="26136696">
                <text:p>261366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6680688">
                <text:p>26680688</text:p>
              </table:table-cell>
              <table:table-cell office:value-type="float" office:value="27011288">
                <text:p>27011288</text:p>
              </table:table-cell>
              <table:table-cell office:value-type="float" office:value="28367440">
                <text:p>28367440</text:p>
              </table:table-cell>
              <table:table-cell office:value-type="float" office:value="0">
                <text:p>0</text:p>
              </table:table-cell>
              <table:table-cell office:value-type="float" office:value="31551152">
                <text:p>31551152</text:p>
              </table:table-cell>
              <table:table-cell office:value-type="float" office:value="27061656">
                <text:p>27061656</text:p>
              </table:table-cell>
              <table:table-cell office:value-type="float" office:value="26136696">
                <text:p>261366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6681520">
                <text:p>26681520</text:p>
              </table:table-cell>
              <table:table-cell office:value-type="float" office:value="27015464">
                <text:p>27015464</text:p>
              </table:table-cell>
              <table:table-cell office:value-type="float" office:value="28367440">
                <text:p>28367440</text:p>
              </table:table-cell>
              <table:table-cell office:value-type="float" office:value="0">
                <text:p>0</text:p>
              </table:table-cell>
              <table:table-cell office:value-type="float" office:value="31551912">
                <text:p>31551912</text:p>
              </table:table-cell>
              <table:table-cell office:value-type="float" office:value="27061656">
                <text:p>27061656</text:p>
              </table:table-cell>
              <table:table-cell office:value-type="float" office:value="26140840">
                <text:p>2614084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6754176">
                <text:p>26754176</text:p>
              </table:table-cell>
              <table:table-cell office:value-type="float" office:value="27015464">
                <text:p>27015464</text:p>
              </table:table-cell>
              <table:table-cell office:value-type="float" office:value="28367440">
                <text:p>28367440</text:p>
              </table:table-cell>
              <table:table-cell office:value-type="float" office:value="0">
                <text:p>0</text:p>
              </table:table-cell>
              <table:table-cell office:value-type="float" office:value="31553784">
                <text:p>31553784</text:p>
              </table:table-cell>
              <table:table-cell office:value-type="float" office:value="27061656">
                <text:p>27061656</text:p>
              </table:table-cell>
              <table:table-cell office:value-type="float" office:value="26140840">
                <text:p>2614084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6754560">
                <text:p>26754560</text:p>
              </table:table-cell>
              <table:table-cell office:value-type="float" office:value="27019376">
                <text:p>27019376</text:p>
              </table:table-cell>
              <table:table-cell office:value-type="float" office:value="28367440">
                <text:p>28367440</text:p>
              </table:table-cell>
              <table:table-cell office:value-type="float" office:value="0">
                <text:p>0</text:p>
              </table:table-cell>
              <table:table-cell office:value-type="float" office:value="31624824">
                <text:p>31624824</text:p>
              </table:table-cell>
              <table:table-cell office:value-type="float" office:value="27065832">
                <text:p>27065832</text:p>
              </table:table-cell>
              <table:table-cell office:value-type="float" office:value="26140840">
                <text:p>261408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6755464">
                <text:p>26755464</text:p>
              </table:table-cell>
              <table:table-cell office:value-type="float" office:value="27019376">
                <text:p>27019376</text:p>
              </table:table-cell>
              <table:table-cell office:value-type="float" office:value="28372592">
                <text:p>28372592</text:p>
              </table:table-cell>
              <table:table-cell office:value-type="float" office:value="0">
                <text:p>0</text:p>
              </table:table-cell>
              <table:table-cell office:value-type="float" office:value="31626104">
                <text:p>31626104</text:p>
              </table:table-cell>
              <table:table-cell office:value-type="float" office:value="27071600">
                <text:p>27071600</text:p>
              </table:table-cell>
              <table:table-cell office:value-type="float" office:value="26140840">
                <text:p>2614084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6756656">
                <text:p>26756656</text:p>
              </table:table-cell>
              <table:table-cell office:value-type="float" office:value="27019376">
                <text:p>27019376</text:p>
              </table:table-cell>
              <table:table-cell office:value-type="float" office:value="28372592">
                <text:p>28372592</text:p>
              </table:table-cell>
              <table:table-cell office:value-type="float" office:value="0">
                <text:p>0</text:p>
              </table:table-cell>
              <table:table-cell office:value-type="float" office:value="31638944">
                <text:p>31638944</text:p>
              </table:table-cell>
              <table:table-cell office:value-type="float" office:value="27075776">
                <text:p>27075776</text:p>
              </table:table-cell>
              <table:table-cell office:value-type="float" office:value="26140840">
                <text:p>2614084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6756872">
                <text:p>26756872</text:p>
              </table:table-cell>
              <table:table-cell office:value-type="float" office:value="27023288">
                <text:p>27023288</text:p>
              </table:table-cell>
              <table:table-cell office:value-type="float" office:value="28372592">
                <text:p>28372592</text:p>
              </table:table-cell>
              <table:table-cell office:value-type="float" office:value="0">
                <text:p>0</text:p>
              </table:table-cell>
              <table:table-cell office:value-type="float" office:value="31640808">
                <text:p>31640808</text:p>
              </table:table-cell>
              <table:table-cell office:value-type="float" office:value="27075776">
                <text:p>27075776</text:p>
              </table:table-cell>
              <table:table-cell office:value-type="float" office:value="26144984">
                <text:p>2614498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6762488">
                <text:p>26762488</text:p>
              </table:table-cell>
              <table:table-cell office:value-type="float" office:value="27023288">
                <text:p>27023288</text:p>
              </table:table-cell>
              <table:table-cell office:value-type="float" office:value="28372592">
                <text:p>28372592</text:p>
              </table:table-cell>
              <table:table-cell office:value-type="float" office:value="0">
                <text:p>0</text:p>
              </table:table-cell>
              <table:table-cell office:value-type="float" office:value="31642816">
                <text:p>31642816</text:p>
              </table:table-cell>
              <table:table-cell office:value-type="float" office:value="27075776">
                <text:p>27075776</text:p>
              </table:table-cell>
              <table:table-cell office:value-type="float" office:value="26312160">
                <text:p>2631216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6762704">
                <text:p>26762704</text:p>
              </table:table-cell>
              <table:table-cell office:value-type="float" office:value="27027200">
                <text:p>27027200</text:p>
              </table:table-cell>
              <table:table-cell office:value-type="float" office:value="28372592">
                <text:p>28372592</text:p>
              </table:table-cell>
              <table:table-cell office:value-type="float" office:value="0">
                <text:p>0</text:p>
              </table:table-cell>
              <table:table-cell office:value-type="float" office:value="31654488">
                <text:p>31654488</text:p>
              </table:table-cell>
              <table:table-cell office:value-type="float" office:value="27075776">
                <text:p>27075776</text:p>
              </table:table-cell>
              <table:table-cell office:value-type="float" office:value="26409544">
                <text:p>264095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5757448">
                <text:p>25757448</text:p>
              </table:table-cell>
              <table:table-cell office:value-type="float" office:value="27031104">
                <text:p>27031104</text:p>
              </table:table-cell>
              <table:table-cell office:value-type="float" office:value="28498000">
                <text:p>28498000</text:p>
              </table:table-cell>
              <table:table-cell office:value-type="float" office:value="0">
                <text:p>0</text:p>
              </table:table-cell>
              <table:table-cell office:value-type="float" office:value="31656672">
                <text:p>31656672</text:p>
              </table:table-cell>
              <table:table-cell office:value-type="float" office:value="27075776">
                <text:p>27075776</text:p>
              </table:table-cell>
              <table:table-cell office:value-type="float" office:value="26574528">
                <text:p>265745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5758680">
                <text:p>25758680</text:p>
              </table:table-cell>
              <table:table-cell office:value-type="float" office:value="27031104">
                <text:p>27031104</text:p>
              </table:table-cell>
              <table:table-cell office:value-type="float" office:value="28498824">
                <text:p>28498824</text:p>
              </table:table-cell>
              <table:table-cell office:value-type="float" office:value="0">
                <text:p>0</text:p>
              </table:table-cell>
              <table:table-cell office:value-type="float" office:value="31668344">
                <text:p>31668344</text:p>
              </table:table-cell>
              <table:table-cell office:value-type="float" office:value="27079952">
                <text:p>27079952</text:p>
              </table:table-cell>
              <table:table-cell office:value-type="float" office:value="26801928">
                <text:p>268019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5764032">
                <text:p>25764032</text:p>
              </table:table-cell>
              <table:table-cell office:value-type="float" office:value="27031104">
                <text:p>27031104</text:p>
              </table:table-cell>
              <table:table-cell office:value-type="float" office:value="28498824">
                <text:p>28498824</text:p>
              </table:table-cell>
              <table:table-cell office:value-type="float" office:value="0">
                <text:p>0</text:p>
              </table:table-cell>
              <table:table-cell office:value-type="float" office:value="31671120">
                <text:p>31671120</text:p>
              </table:table-cell>
              <table:table-cell office:value-type="float" office:value="27079952">
                <text:p>27079952</text:p>
              </table:table-cell>
              <table:table-cell office:value-type="float" office:value="26806208">
                <text:p>268062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5764248">
                <text:p>25764248</text:p>
              </table:table-cell>
              <table:table-cell office:value-type="float" office:value="27031104">
                <text:p>27031104</text:p>
              </table:table-cell>
              <table:table-cell office:value-type="float" office:value="28503880">
                <text:p>28503880</text:p>
              </table:table-cell>
              <table:table-cell office:value-type="float" office:value="0">
                <text:p>0</text:p>
              </table:table-cell>
              <table:table-cell office:value-type="float" office:value="31672088">
                <text:p>31672088</text:p>
              </table:table-cell>
              <table:table-cell office:value-type="float" office:value="27084128">
                <text:p>27084128</text:p>
              </table:table-cell>
              <table:table-cell office:value-type="float" office:value="26806208">
                <text:p>268062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5764464">
                <text:p>25764464</text:p>
              </table:table-cell>
              <table:table-cell office:value-type="float" office:value="27035016">
                <text:p>27035016</text:p>
              </table:table-cell>
              <table:table-cell office:value-type="float" office:value="28503880">
                <text:p>28503880</text:p>
              </table:table-cell>
              <table:table-cell office:value-type="float" office:value="0">
                <text:p>0</text:p>
              </table:table-cell>
              <table:table-cell office:value-type="float" office:value="31685968">
                <text:p>31685968</text:p>
              </table:table-cell>
              <table:table-cell office:value-type="float" office:value="27084128">
                <text:p>27084128</text:p>
              </table:table-cell>
              <table:table-cell office:value-type="float" office:value="26806208">
                <text:p>268062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769800">
                <text:p>25769800</text:p>
              </table:table-cell>
              <table:table-cell office:value-type="float" office:value="27035016">
                <text:p>27035016</text:p>
              </table:table-cell>
              <table:table-cell office:value-type="float" office:value="28508936">
                <text:p>28508936</text:p>
              </table:table-cell>
              <table:table-cell office:value-type="float" office:value="0">
                <text:p>0</text:p>
              </table:table-cell>
              <table:table-cell office:value-type="float" office:value="31686728">
                <text:p>31686728</text:p>
              </table:table-cell>
              <table:table-cell office:value-type="float" office:value="27186560">
                <text:p>27186560</text:p>
              </table:table-cell>
              <table:table-cell office:value-type="float" office:value="26806208">
                <text:p>268062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5771008">
                <text:p>25771008</text:p>
              </table:table-cell>
              <table:table-cell office:value-type="float" office:value="27038928">
                <text:p>27038928</text:p>
              </table:table-cell>
              <table:table-cell office:value-type="float" office:value="28508936">
                <text:p>28508936</text:p>
              </table:table-cell>
              <table:table-cell office:value-type="float" office:value="0">
                <text:p>0</text:p>
              </table:table-cell>
              <table:table-cell office:value-type="float" office:value="31746432">
                <text:p>31746432</text:p>
              </table:table-cell>
              <table:table-cell office:value-type="float" office:value="27191496">
                <text:p>27191496</text:p>
              </table:table-cell>
              <table:table-cell office:value-type="float" office:value="26810352">
                <text:p>268103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5843744">
                <text:p>25843744</text:p>
              </table:table-cell>
              <table:table-cell office:value-type="float" office:value="27038928">
                <text:p>27038928</text:p>
              </table:table-cell>
              <table:table-cell office:value-type="float" office:value="28513992">
                <text:p>28513992</text:p>
              </table:table-cell>
              <table:table-cell office:value-type="float" office:value="0">
                <text:p>0</text:p>
              </table:table-cell>
              <table:table-cell office:value-type="float" office:value="31747208">
                <text:p>31747208</text:p>
              </table:table-cell>
              <table:table-cell office:value-type="float" office:value="27191496">
                <text:p>27191496</text:p>
              </table:table-cell>
              <table:table-cell office:value-type="float" office:value="26883768">
                <text:p>268837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5843960">
                <text:p>25843960</text:p>
              </table:table-cell>
              <table:table-cell office:value-type="float" office:value="27042840">
                <text:p>27042840</text:p>
              </table:table-cell>
              <table:table-cell office:value-type="float" office:value="28513992">
                <text:p>28513992</text:p>
              </table:table-cell>
              <table:table-cell office:value-type="float" office:value="0">
                <text:p>0</text:p>
              </table:table-cell>
              <table:table-cell office:value-type="float" office:value="31757848">
                <text:p>31757848</text:p>
              </table:table-cell>
              <table:table-cell office:value-type="float" office:value="27195672">
                <text:p>27195672</text:p>
              </table:table-cell>
              <table:table-cell office:value-type="float" office:value="26883808">
                <text:p>268838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5844864">
                <text:p>25844864</text:p>
              </table:table-cell>
              <table:table-cell office:value-type="float" office:value="27116848">
                <text:p>27116848</text:p>
              </table:table-cell>
              <table:table-cell office:value-type="float" office:value="28566208">
                <text:p>28566208</text:p>
              </table:table-cell>
              <table:table-cell office:value-type="float" office:value="0">
                <text:p>0</text:p>
              </table:table-cell>
              <table:table-cell office:value-type="float" office:value="31759128">
                <text:p>31759128</text:p>
              </table:table-cell>
              <table:table-cell office:value-type="float" office:value="27195672">
                <text:p>27195672</text:p>
              </table:table-cell>
              <table:table-cell office:value-type="float" office:value="26888176">
                <text:p>268881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5845592">
                <text:p>25845592</text:p>
              </table:table-cell>
              <table:table-cell office:value-type="float" office:value="27116848">
                <text:p>27116848</text:p>
              </table:table-cell>
              <table:table-cell office:value-type="float" office:value="28571528">
                <text:p>28571528</text:p>
              </table:table-cell>
              <table:table-cell office:value-type="float" office:value="0">
                <text:p>0</text:p>
              </table:table-cell>
              <table:table-cell office:value-type="float" office:value="31760792">
                <text:p>31760792</text:p>
              </table:table-cell>
              <table:table-cell office:value-type="float" office:value="27199848">
                <text:p>27199848</text:p>
              </table:table-cell>
              <table:table-cell office:value-type="float" office:value="26888176">
                <text:p>268881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5846440">
                <text:p>25846440</text:p>
              </table:table-cell>
              <table:table-cell office:value-type="float" office:value="27121024">
                <text:p>27121024</text:p>
              </table:table-cell>
              <table:table-cell office:value-type="float" office:value="28571528">
                <text:p>28571528</text:p>
              </table:table-cell>
              <table:table-cell office:value-type="float" office:value="0">
                <text:p>0</text:p>
              </table:table-cell>
              <table:table-cell office:value-type="float" office:value="31766920">
                <text:p>31766920</text:p>
              </table:table-cell>
              <table:table-cell office:value-type="float" office:value="27199848">
                <text:p>27199848</text:p>
              </table:table-cell>
              <table:table-cell office:value-type="float" office:value="26892320">
                <text:p>2689232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5852040">
                <text:p>25852040</text:p>
              </table:table-cell>
              <table:table-cell office:value-type="float" office:value="27121024">
                <text:p>27121024</text:p>
              </table:table-cell>
              <table:table-cell office:value-type="float" office:value="28571528">
                <text:p>28571528</text:p>
              </table:table-cell>
              <table:table-cell office:value-type="float" office:value="0">
                <text:p>0</text:p>
              </table:table-cell>
              <table:table-cell office:value-type="float" office:value="31767888">
                <text:p>31767888</text:p>
              </table:table-cell>
              <table:table-cell office:value-type="float" office:value="27199848">
                <text:p>27199848</text:p>
              </table:table-cell>
              <table:table-cell office:value-type="float" office:value="26892320">
                <text:p>2689232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5852256">
                <text:p>25852256</text:p>
              </table:table-cell>
              <table:table-cell office:value-type="float" office:value="27124936">
                <text:p>27124936</text:p>
              </table:table-cell>
              <table:table-cell office:value-type="float" office:value="28571528">
                <text:p>28571528</text:p>
              </table:table-cell>
              <table:table-cell office:value-type="float" office:value="0">
                <text:p>0</text:p>
              </table:table-cell>
              <table:table-cell office:value-type="float" office:value="31774000">
                <text:p>31774000</text:p>
              </table:table-cell>
              <table:table-cell office:value-type="float" office:value="27199848">
                <text:p>27199848</text:p>
              </table:table-cell>
              <table:table-cell office:value-type="float" office:value="26896464">
                <text:p>268964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5857592">
                <text:p>25857592</text:p>
              </table:table-cell>
              <table:table-cell office:value-type="float" office:value="27124936">
                <text:p>27124936</text:p>
              </table:table-cell>
              <table:table-cell office:value-type="float" office:value="28576584">
                <text:p>28576584</text:p>
              </table:table-cell>
              <table:table-cell office:value-type="float" office:value="0">
                <text:p>0</text:p>
              </table:table-cell>
              <table:table-cell office:value-type="float" office:value="31776352">
                <text:p>31776352</text:p>
              </table:table-cell>
              <table:table-cell office:value-type="float" office:value="27204400">
                <text:p>27204400</text:p>
              </table:table-cell>
              <table:table-cell office:value-type="float" office:value="26896464">
                <text:p>268964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5858784">
                <text:p>25858784</text:p>
              </table:table-cell>
              <table:table-cell office:value-type="float" office:value="27124936">
                <text:p>27124936</text:p>
              </table:table-cell>
              <table:table-cell office:value-type="float" office:value="28576584">
                <text:p>28576584</text:p>
              </table:table-cell>
              <table:table-cell office:value-type="float" office:value="0">
                <text:p>0</text:p>
              </table:table-cell>
              <table:table-cell office:value-type="float" office:value="31778152">
                <text:p>31778152</text:p>
              </table:table-cell>
              <table:table-cell office:value-type="float" office:value="27208576">
                <text:p>27208576</text:p>
              </table:table-cell>
              <table:table-cell office:value-type="float" office:value="26896464">
                <text:p>268964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5859704">
                <text:p>25859704</text:p>
              </table:table-cell>
              <table:table-cell office:value-type="float" office:value="27128848">
                <text:p>27128848</text:p>
              </table:table-cell>
              <table:table-cell office:value-type="float" office:value="28576584">
                <text:p>28576584</text:p>
              </table:table-cell>
              <table:table-cell office:value-type="float" office:value="0">
                <text:p>0</text:p>
              </table:table-cell>
              <table:table-cell office:value-type="float" office:value="31778912">
                <text:p>31778912</text:p>
              </table:table-cell>
              <table:table-cell office:value-type="float" office:value="27208576">
                <text:p>27208576</text:p>
              </table:table-cell>
              <table:table-cell office:value-type="float" office:value="26900608">
                <text:p>269006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864352">
                <text:p>25864352</text:p>
              </table:table-cell>
              <table:table-cell office:value-type="float" office:value="27128848">
                <text:p>27128848</text:p>
              </table:table-cell>
              <table:table-cell office:value-type="float" office:value="28581640">
                <text:p>28581640</text:p>
              </table:table-cell>
              <table:table-cell office:value-type="float" office:value="0">
                <text:p>0</text:p>
              </table:table-cell>
              <table:table-cell office:value-type="float" office:value="31780784">
                <text:p>31780784</text:p>
              </table:table-cell>
              <table:table-cell office:value-type="float" office:value="27208576">
                <text:p>27208576</text:p>
              </table:table-cell>
              <table:table-cell office:value-type="float" office:value="26982416">
                <text:p>269824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5129384">
                <text:p>25129384</text:p>
              </table:table-cell>
              <table:table-cell office:value-type="float" office:value="27128848">
                <text:p>27128848</text:p>
              </table:table-cell>
              <table:table-cell office:value-type="float" office:value="28581640">
                <text:p>28581640</text:p>
              </table:table-cell>
              <table:table-cell office:value-type="float" office:value="0">
                <text:p>0</text:p>
              </table:table-cell>
              <table:table-cell office:value-type="float" office:value="31844032">
                <text:p>31844032</text:p>
              </table:table-cell>
              <table:table-cell office:value-type="float" office:value="27212752">
                <text:p>27212752</text:p>
              </table:table-cell>
              <table:table-cell office:value-type="float" office:value="26982416">
                <text:p>2698241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5141368">
                <text:p>25141368</text:p>
              </table:table-cell>
              <table:table-cell office:value-type="float" office:value="27132560">
                <text:p>27132560</text:p>
              </table:table-cell>
              <table:table-cell office:value-type="float" office:value="28595232">
                <text:p>28595232</text:p>
              </table:table-cell>
              <table:table-cell office:value-type="float" office:value="0">
                <text:p>0</text:p>
              </table:table-cell>
              <table:table-cell office:value-type="float" office:value="31846832">
                <text:p>31846832</text:p>
              </table:table-cell>
              <table:table-cell office:value-type="float" office:value="27212752">
                <text:p>27212752</text:p>
              </table:table-cell>
              <table:table-cell office:value-type="float" office:value="26982416">
                <text:p>269824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5142744">
                <text:p>25142744</text:p>
              </table:table-cell>
              <table:table-cell office:value-type="float" office:value="27136472">
                <text:p>27136472</text:p>
              </table:table-cell>
              <table:table-cell office:value-type="float" office:value="28595232">
                <text:p>28595232</text:p>
              </table:table-cell>
              <table:table-cell office:value-type="float" office:value="0">
                <text:p>0</text:p>
              </table:table-cell>
              <table:table-cell office:value-type="float" office:value="31852320">
                <text:p>31852320</text:p>
              </table:table-cell>
              <table:table-cell office:value-type="float" office:value="27216928">
                <text:p>27216928</text:p>
              </table:table-cell>
              <table:table-cell office:value-type="float" office:value="26986560">
                <text:p>2698656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5780744">
                <text:p>25780744</text:p>
              </table:table-cell>
              <table:table-cell office:value-type="float" office:value="27136472">
                <text:p>27136472</text:p>
              </table:table-cell>
              <table:table-cell office:value-type="float" office:value="28595232">
                <text:p>28595232</text:p>
              </table:table-cell>
              <table:table-cell office:value-type="float" office:value="0">
                <text:p>0</text:p>
              </table:table-cell>
              <table:table-cell office:value-type="float" office:value="31853984">
                <text:p>31853984</text:p>
              </table:table-cell>
              <table:table-cell office:value-type="float" office:value="27216928">
                <text:p>27216928</text:p>
              </table:table-cell>
              <table:table-cell office:value-type="float" office:value="26986560">
                <text:p>2698656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780960">
                <text:p>25780960</text:p>
              </table:table-cell>
              <table:table-cell office:value-type="float" office:value="27136472">
                <text:p>27136472</text:p>
              </table:table-cell>
              <table:table-cell office:value-type="float" office:value="28595232">
                <text:p>28595232</text:p>
              </table:table-cell>
              <table:table-cell office:value-type="float" office:value="0">
                <text:p>0</text:p>
              </table:table-cell>
              <table:table-cell office:value-type="float" office:value="31859520">
                <text:p>31859520</text:p>
              </table:table-cell>
              <table:table-cell office:value-type="float" office:value="27216928">
                <text:p>27216928</text:p>
              </table:table-cell>
              <table:table-cell office:value-type="float" office:value="26986560">
                <text:p>2698656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5781176">
                <text:p>25781176</text:p>
              </table:table-cell>
              <table:table-cell office:value-type="float" office:value="27140384">
                <text:p>27140384</text:p>
              </table:table-cell>
              <table:table-cell office:value-type="float" office:value="28595232">
                <text:p>28595232</text:p>
              </table:table-cell>
              <table:table-cell office:value-type="float" office:value="0">
                <text:p>0</text:p>
              </table:table-cell>
              <table:table-cell office:value-type="float" office:value="31861704">
                <text:p>31861704</text:p>
              </table:table-cell>
              <table:table-cell office:value-type="float" office:value="27319360">
                <text:p>27319360</text:p>
              </table:table-cell>
              <table:table-cell office:value-type="float" office:value="26990704">
                <text:p>269907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5787136">
                <text:p>25787136</text:p>
              </table:table-cell>
              <table:table-cell office:value-type="float" office:value="27140384">
                <text:p>27140384</text:p>
              </table:table-cell>
              <table:table-cell office:value-type="float" office:value="28600288">
                <text:p>28600288</text:p>
              </table:table-cell>
              <table:table-cell office:value-type="float" office:value="0">
                <text:p>0</text:p>
              </table:table-cell>
              <table:table-cell office:value-type="float" office:value="31862464">
                <text:p>31862464</text:p>
              </table:table-cell>
              <table:table-cell office:value-type="float" office:value="27319360">
                <text:p>27319360</text:p>
              </table:table-cell>
              <table:table-cell office:value-type="float" office:value="26990704">
                <text:p>269907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5788360">
                <text:p>25788360</text:p>
              </table:table-cell>
              <table:table-cell office:value-type="float" office:value="27144296">
                <text:p>27144296</text:p>
              </table:table-cell>
              <table:table-cell office:value-type="float" office:value="28600288">
                <text:p>28600288</text:p>
              </table:table-cell>
              <table:table-cell office:value-type="float" office:value="0">
                <text:p>0</text:p>
              </table:table-cell>
              <table:table-cell office:value-type="float" office:value="31864760">
                <text:p>31864760</text:p>
              </table:table-cell>
              <table:table-cell office:value-type="float" office:value="27323800">
                <text:p>27323800</text:p>
              </table:table-cell>
              <table:table-cell office:value-type="float" office:value="26994880">
                <text:p>2699488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5793696">
                <text:p>25793696</text:p>
              </table:table-cell>
              <table:table-cell office:value-type="float" office:value="27144296">
                <text:p>27144296</text:p>
              </table:table-cell>
              <table:table-cell office:value-type="float" office:value="28605344">
                <text:p>28605344</text:p>
              </table:table-cell>
              <table:table-cell office:value-type="float" office:value="0">
                <text:p>0</text:p>
              </table:table-cell>
              <table:table-cell office:value-type="float" office:value="31932576">
                <text:p>31932576</text:p>
              </table:table-cell>
              <table:table-cell office:value-type="float" office:value="27323800">
                <text:p>27323800</text:p>
              </table:table-cell>
              <table:table-cell office:value-type="float" office:value="27067976">
                <text:p>2706797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5793944">
                <text:p>25793944</text:p>
              </table:table-cell>
              <table:table-cell office:value-type="float" office:value="27148208">
                <text:p>27148208</text:p>
              </table:table-cell>
              <table:table-cell office:value-type="float" office:value="28605344">
                <text:p>28605344</text:p>
              </table:table-cell>
              <table:table-cell office:value-type="float" office:value="0">
                <text:p>0</text:p>
              </table:table-cell>
              <table:table-cell office:value-type="float" office:value="31939720">
                <text:p>31939720</text:p>
              </table:table-cell>
              <table:table-cell office:value-type="float" office:value="27327976">
                <text:p>27327976</text:p>
              </table:table-cell>
              <table:table-cell office:value-type="float" office:value="27072384">
                <text:p>270723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795016">
                <text:p>25795016</text:p>
              </table:table-cell>
              <table:table-cell office:value-type="float" office:value="27229352">
                <text:p>27229352</text:p>
              </table:table-cell>
              <table:table-cell office:value-type="float" office:value="28662480">
                <text:p>28662480</text:p>
              </table:table-cell>
              <table:table-cell office:value-type="float" office:value="0">
                <text:p>0</text:p>
              </table:table-cell>
              <table:table-cell office:value-type="float" office:value="31673144">
                <text:p>31673144</text:p>
              </table:table-cell>
              <table:table-cell office:value-type="float" office:value="27327976">
                <text:p>27327976</text:p>
              </table:table-cell>
              <table:table-cell office:value-type="float" office:value="27072384">
                <text:p>270723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5795592">
                <text:p>25795592</text:p>
              </table:table-cell>
              <table:table-cell office:value-type="float" office:value="27229352">
                <text:p>27229352</text:p>
              </table:table-cell>
              <table:table-cell office:value-type="float" office:value="28667800">
                <text:p>28667800</text:p>
              </table:table-cell>
              <table:table-cell office:value-type="float" office:value="0">
                <text:p>0</text:p>
              </table:table-cell>
              <table:table-cell office:value-type="float" office:value="31759280">
                <text:p>31759280</text:p>
              </table:table-cell>
              <table:table-cell office:value-type="float" office:value="27332152">
                <text:p>27332152</text:p>
              </table:table-cell>
              <table:table-cell office:value-type="float" office:value="27072384">
                <text:p>270723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5796424">
                <text:p>25796424</text:p>
              </table:table-cell>
              <table:table-cell office:value-type="float" office:value="27233528">
                <text:p>27233528</text:p>
              </table:table-cell>
              <table:table-cell office:value-type="float" office:value="28667800">
                <text:p>28667800</text:p>
              </table:table-cell>
              <table:table-cell office:value-type="float" office:value="0">
                <text:p>0</text:p>
              </table:table-cell>
              <table:table-cell office:value-type="float" office:value="31329448">
                <text:p>31329448</text:p>
              </table:table-cell>
              <table:table-cell office:value-type="float" office:value="27332152">
                <text:p>27332152</text:p>
              </table:table-cell>
              <table:table-cell office:value-type="float" office:value="27076528">
                <text:p>270765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5801760">
                <text:p>25801760</text:p>
              </table:table-cell>
              <table:table-cell office:value-type="float" office:value="27233528">
                <text:p>27233528</text:p>
              </table:table-cell>
              <table:table-cell office:value-type="float" office:value="28667800">
                <text:p>28667800</text:p>
              </table:table-cell>
              <table:table-cell office:value-type="float" office:value="0">
                <text:p>0</text:p>
              </table:table-cell>
              <table:table-cell office:value-type="float" office:value="31331072">
                <text:p>31331072</text:p>
              </table:table-cell>
              <table:table-cell office:value-type="float" office:value="27332152">
                <text:p>27332152</text:p>
              </table:table-cell>
              <table:table-cell office:value-type="float" office:value="27076528">
                <text:p>2707652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5801976">
                <text:p>25801976</text:p>
              </table:table-cell>
              <table:table-cell office:value-type="float" office:value="27237440">
                <text:p>27237440</text:p>
              </table:table-cell>
              <table:table-cell office:value-type="float" office:value="28667800">
                <text:p>28667800</text:p>
              </table:table-cell>
              <table:table-cell office:value-type="float" office:value="0">
                <text:p>0</text:p>
              </table:table-cell>
              <table:table-cell office:value-type="float" office:value="31337488">
                <text:p>31337488</text:p>
              </table:table-cell>
              <table:table-cell office:value-type="float" office:value="27332152">
                <text:p>27332152</text:p>
              </table:table-cell>
              <table:table-cell office:value-type="float" office:value="27076528">
                <text:p>2707652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5903384">
                <text:p>25903384</text:p>
              </table:table-cell>
              <table:table-cell office:value-type="float" office:value="27237440">
                <text:p>27237440</text:p>
              </table:table-cell>
              <table:table-cell office:value-type="float" office:value="28673512">
                <text:p>28673512</text:p>
              </table:table-cell>
              <table:table-cell office:value-type="float" office:value="0">
                <text:p>0</text:p>
              </table:table-cell>
              <table:table-cell office:value-type="float" office:value="31339464">
                <text:p>31339464</text:p>
              </table:table-cell>
              <table:table-cell office:value-type="float" office:value="27436512">
                <text:p>27436512</text:p>
              </table:table-cell>
              <table:table-cell office:value-type="float" office:value="27076528">
                <text:p>270765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5904576">
                <text:p>25904576</text:p>
              </table:table-cell>
              <table:table-cell office:value-type="float" office:value="26233824">
                <text:p>26233824</text:p>
              </table:table-cell>
              <table:table-cell office:value-type="float" office:value="28673512">
                <text:p>28673512</text:p>
              </table:table-cell>
              <table:table-cell office:value-type="float" office:value="0">
                <text:p>0</text:p>
              </table:table-cell>
              <table:table-cell office:value-type="float" office:value="31341128">
                <text:p>31341128</text:p>
              </table:table-cell>
              <table:table-cell office:value-type="float" office:value="27440952">
                <text:p>27440952</text:p>
              </table:table-cell>
              <table:table-cell office:value-type="float" office:value="27076528">
                <text:p>270765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5910176">
                <text:p>25910176</text:p>
              </table:table-cell>
              <table:table-cell office:value-type="float" office:value="26233824">
                <text:p>26233824</text:p>
              </table:table-cell>
              <table:table-cell office:value-type="float" office:value="28673512">
                <text:p>28673512</text:p>
              </table:table-cell>
              <table:table-cell office:value-type="float" office:value="0">
                <text:p>0</text:p>
              </table:table-cell>
              <table:table-cell office:value-type="float" office:value="31341888">
                <text:p>31341888</text:p>
              </table:table-cell>
              <table:table-cell office:value-type="float" office:value="27440952">
                <text:p>27440952</text:p>
              </table:table-cell>
              <table:table-cell office:value-type="float" office:value="27080672">
                <text:p>270806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5910392">
                <text:p>25910392</text:p>
              </table:table-cell>
              <table:table-cell office:value-type="float" office:value="26233824">
                <text:p>26233824</text:p>
              </table:table-cell>
              <table:table-cell office:value-type="float" office:value="28678552">
                <text:p>28678552</text:p>
              </table:table-cell>
              <table:table-cell office:value-type="float" office:value="0">
                <text:p>0</text:p>
              </table:table-cell>
              <table:table-cell office:value-type="float" office:value="31344680">
                <text:p>31344680</text:p>
              </table:table-cell>
              <table:table-cell office:value-type="float" office:value="27440952">
                <text:p>27440952</text:p>
              </table:table-cell>
              <table:table-cell office:value-type="float" office:value="26312016">
                <text:p>263120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5910624">
                <text:p>25910624</text:p>
              </table:table-cell>
              <table:table-cell office:value-type="float" office:value="26233824">
                <text:p>26233824</text:p>
              </table:table-cell>
              <table:table-cell office:value-type="float" office:value="28678552">
                <text:p>28678552</text:p>
              </table:table-cell>
              <table:table-cell office:value-type="float" office:value="0">
                <text:p>0</text:p>
              </table:table-cell>
              <table:table-cell office:value-type="float" office:value="31371880">
                <text:p>31371880</text:p>
              </table:table-cell>
              <table:table-cell office:value-type="float" office:value="27440952">
                <text:p>27440952</text:p>
              </table:table-cell>
              <table:table-cell office:value-type="float" office:value="26409976">
                <text:p>264099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5915960">
                <text:p>25915960</text:p>
              </table:table-cell>
              <table:table-cell office:value-type="float" office:value="26313184">
                <text:p>26313184</text:p>
              </table:table-cell>
              <table:table-cell office:value-type="float" office:value="28788840">
                <text:p>28788840</text:p>
              </table:table-cell>
              <table:table-cell office:value-type="float" office:value="0">
                <text:p>0</text:p>
              </table:table-cell>
              <table:table-cell office:value-type="float" office:value="31371880">
                <text:p>31371880</text:p>
              </table:table-cell>
              <table:table-cell office:value-type="float" office:value="27440952">
                <text:p>27440952</text:p>
              </table:table-cell>
              <table:table-cell office:value-type="float" office:value="26411256">
                <text:p>2641125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5917168">
                <text:p>25917168</text:p>
              </table:table-cell>
              <table:table-cell office:value-type="float" office:value="26317360">
                <text:p>26317360</text:p>
              </table:table-cell>
              <table:table-cell office:value-type="float" office:value="28076784">
                <text:p>28076784</text:p>
              </table:table-cell>
              <table:table-cell office:value-type="float" office:value="0">
                <text:p>0</text:p>
              </table:table-cell>
              <table:table-cell office:value-type="float" office:value="31376328">
                <text:p>31376328</text:p>
              </table:table-cell>
              <table:table-cell office:value-type="float" office:value="27445128">
                <text:p>27445128</text:p>
              </table:table-cell>
              <table:table-cell office:value-type="float" office:value="26925544">
                <text:p>269255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5989248">
                <text:p>25989248</text:p>
              </table:table-cell>
              <table:table-cell office:value-type="float" office:value="26317360">
                <text:p>26317360</text:p>
              </table:table-cell>
              <table:table-cell office:value-type="float" office:value="28097296">
                <text:p>28097296</text:p>
              </table:table-cell>
              <table:table-cell office:value-type="float" office:value="0">
                <text:p>0</text:p>
              </table:table-cell>
              <table:table-cell office:value-type="float" office:value="31376328">
                <text:p>31376328</text:p>
              </table:table-cell>
              <table:table-cell office:value-type="float" office:value="27445128">
                <text:p>27445128</text:p>
              </table:table-cell>
              <table:table-cell office:value-type="float" office:value="27076328">
                <text:p>2707632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989632">
                <text:p>25989632</text:p>
              </table:table-cell>
              <table:table-cell office:value-type="float" office:value="26317360">
                <text:p>26317360</text:p>
              </table:table-cell>
              <table:table-cell office:value-type="float" office:value="28105432">
                <text:p>28105432</text:p>
              </table:table-cell>
              <table:table-cell office:value-type="float" office:value="0">
                <text:p>0</text:p>
              </table:table-cell>
              <table:table-cell office:value-type="float" office:value="31380776">
                <text:p>31380776</text:p>
              </table:table-cell>
              <table:table-cell office:value-type="float" office:value="27449304">
                <text:p>27449304</text:p>
              </table:table-cell>
              <table:table-cell office:value-type="float" office:value="27080608">
                <text:p>2708060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5990568">
                <text:p>25990568</text:p>
              </table:table-cell>
              <table:table-cell office:value-type="float" office:value="26321272">
                <text:p>26321272</text:p>
              </table:table-cell>
              <table:table-cell office:value-type="float" office:value="28121104">
                <text:p>28121104</text:p>
              </table:table-cell>
              <table:table-cell office:value-type="float" office:value="0">
                <text:p>0</text:p>
              </table:table-cell>
              <table:table-cell office:value-type="float" office:value="31380776">
                <text:p>31380776</text:p>
              </table:table-cell>
              <table:table-cell office:value-type="float" office:value="27453376">
                <text:p>27453376</text:p>
              </table:table-cell>
              <table:table-cell office:value-type="float" office:value="27080608">
                <text:p>270806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5991944">
                <text:p>25991944</text:p>
              </table:table-cell>
              <table:table-cell office:value-type="float" office:value="26321272">
                <text:p>26321272</text:p>
              </table:table-cell>
              <table:table-cell office:value-type="float" office:value="28141944">
                <text:p>28141944</text:p>
              </table:table-cell>
              <table:table-cell office:value-type="float" office:value="0">
                <text:p>0</text:p>
              </table:table-cell>
              <table:table-cell office:value-type="float" office:value="31385224">
                <text:p>31385224</text:p>
              </table:table-cell>
              <table:table-cell office:value-type="float" office:value="27453376">
                <text:p>27453376</text:p>
              </table:table-cell>
              <table:table-cell office:value-type="float" office:value="27080608">
                <text:p>2708060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6064304">
                <text:p>26064304</text:p>
              </table:table-cell>
              <table:table-cell office:value-type="float" office:value="26325184">
                <text:p>26325184</text:p>
              </table:table-cell>
              <table:table-cell office:value-type="float" office:value="28156640">
                <text:p>28156640</text:p>
              </table:table-cell>
              <table:table-cell office:value-type="float" office:value="0">
                <text:p>0</text:p>
              </table:table-cell>
              <table:table-cell office:value-type="float" office:value="31385224">
                <text:p>31385224</text:p>
              </table:table-cell>
              <table:table-cell office:value-type="float" office:value="27457552">
                <text:p>27457552</text:p>
              </table:table-cell>
              <table:table-cell office:value-type="float" office:value="27084752">
                <text:p>2708475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6064536">
                <text:p>26064536</text:p>
              </table:table-cell>
              <table:table-cell office:value-type="float" office:value="26325184">
                <text:p>26325184</text:p>
              </table:table-cell>
              <table:table-cell office:value-type="float" office:value="28171824">
                <text:p>28171824</text:p>
              </table:table-cell>
              <table:table-cell office:value-type="float" office:value="0">
                <text:p>0</text:p>
              </table:table-cell>
              <table:table-cell office:value-type="float" office:value="31445672">
                <text:p>31445672</text:p>
              </table:table-cell>
              <table:table-cell office:value-type="float" office:value="27457552">
                <text:p>27457552</text:p>
              </table:table-cell>
              <table:table-cell office:value-type="float" office:value="27163640">
                <text:p>2716364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6070248">
                <text:p>26070248</text:p>
              </table:table-cell>
              <table:table-cell office:value-type="float" office:value="26404304">
                <text:p>26404304</text:p>
              </table:table-cell>
              <table:table-cell office:value-type="float" office:value="28280872">
                <text:p>28280872</text:p>
              </table:table-cell>
              <table:table-cell office:value-type="float" office:value="0">
                <text:p>0</text:p>
              </table:table-cell>
              <table:table-cell office:value-type="float" office:value="31445672">
                <text:p>31445672</text:p>
              </table:table-cell>
              <table:table-cell office:value-type="float" office:value="27457552">
                <text:p>27457552</text:p>
              </table:table-cell>
              <table:table-cell office:value-type="float" office:value="27163640">
                <text:p>2716364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6071080">
                <text:p>26071080</text:p>
              </table:table-cell>
              <table:table-cell office:value-type="float" office:value="26404304">
                <text:p>26404304</text:p>
              </table:table-cell>
              <table:table-cell office:value-type="float" office:value="28080016">
                <text:p>28080016</text:p>
              </table:table-cell>
              <table:table-cell office:value-type="float" office:value="0">
                <text:p>0</text:p>
              </table:table-cell>
              <table:table-cell office:value-type="float" office:value="31450384">
                <text:p>31450384</text:p>
              </table:table-cell>
              <table:table-cell office:value-type="float" office:value="27457552">
                <text:p>27457552</text:p>
              </table:table-cell>
              <table:table-cell office:value-type="float" office:value="27167784">
                <text:p>2716778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6072152">
                <text:p>26072152</text:p>
              </table:table-cell>
              <table:table-cell office:value-type="float" office:value="26404304">
                <text:p>26404304</text:p>
              </table:table-cell>
              <table:table-cell office:value-type="float" office:value="28412232">
                <text:p>28412232</text:p>
              </table:table-cell>
              <table:table-cell office:value-type="float" office:value="0">
                <text:p>0</text:p>
              </table:table-cell>
              <table:table-cell office:value-type="float" office:value="31450384">
                <text:p>31450384</text:p>
              </table:table-cell>
              <table:table-cell office:value-type="float" office:value="27461728">
                <text:p>27461728</text:p>
              </table:table-cell>
              <table:table-cell office:value-type="float" office:value="27167784">
                <text:p>2716778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6072384">
                <text:p>26072384</text:p>
              </table:table-cell>
              <table:table-cell office:value-type="float" office:value="26408480">
                <text:p>26408480</text:p>
              </table:table-cell>
              <table:table-cell office:value-type="float" office:value="28841688">
                <text:p>28841688</text:p>
              </table:table-cell>
              <table:table-cell office:value-type="float" office:value="0">
                <text:p>0</text:p>
              </table:table-cell>
              <table:table-cell office:value-type="float" office:value="31454832">
                <text:p>31454832</text:p>
              </table:table-cell>
              <table:table-cell office:value-type="float" office:value="27461728">
                <text:p>27461728</text:p>
              </table:table-cell>
              <table:table-cell office:value-type="float" office:value="27171928">
                <text:p>2717192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6077720">
                <text:p>26077720</text:p>
              </table:table-cell>
              <table:table-cell office:value-type="float" office:value="26408480">
                <text:p>26408480</text:p>
              </table:table-cell>
              <table:table-cell office:value-type="float" office:value="29046656">
                <text:p>29046656</text:p>
              </table:table-cell>
              <table:table-cell office:value-type="float" office:value="0">
                <text:p>0</text:p>
              </table:table-cell>
              <table:table-cell office:value-type="float" office:value="31454832">
                <text:p>31454832</text:p>
              </table:table-cell>
              <table:table-cell office:value-type="float" office:value="27461728">
                <text:p>27461728</text:p>
              </table:table-cell>
              <table:table-cell office:value-type="float" office:value="27171928">
                <text:p>2717192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6078928">
                <text:p>26078928</text:p>
              </table:table-cell>
              <table:table-cell office:value-type="float" office:value="26408480">
                <text:p>26408480</text:p>
              </table:table-cell>
              <table:table-cell office:value-type="float" office:value="28640768">
                <text:p>28640768</text:p>
              </table:table-cell>
              <table:table-cell office:value-type="float" office:value="0">
                <text:p>0</text:p>
              </table:table-cell>
              <table:table-cell office:value-type="float" office:value="31454832">
                <text:p>31454832</text:p>
              </table:table-cell>
              <table:table-cell office:value-type="float" office:value="27465904">
                <text:p>27465904</text:p>
              </table:table-cell>
              <table:table-cell office:value-type="float" office:value="27171928">
                <text:p>2717192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6151024">
                <text:p>26151024</text:p>
              </table:table-cell>
              <table:table-cell office:value-type="float" office:value="26412392">
                <text:p>26412392</text:p>
              </table:table-cell>
              <table:table-cell office:value-type="float" office:value="28660456">
                <text:p>28660456</text:p>
              </table:table-cell>
              <table:table-cell office:value-type="float" office:value="0">
                <text:p>0</text:p>
              </table:table-cell>
              <table:table-cell office:value-type="float" office:value="31454832">
                <text:p>31454832</text:p>
              </table:table-cell>
              <table:table-cell office:value-type="float" office:value="27574152">
                <text:p>27574152</text:p>
              </table:table-cell>
              <table:table-cell office:value-type="float" office:value="27171928">
                <text:p>2717192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6151408">
                <text:p>26151408</text:p>
              </table:table-cell>
              <table:table-cell office:value-type="float" office:value="26412392">
                <text:p>26412392</text:p>
              </table:table-cell>
              <table:table-cell office:value-type="float" office:value="28688848">
                <text:p>28688848</text:p>
              </table:table-cell>
              <table:table-cell office:value-type="float" office:value="0">
                <text:p>0</text:p>
              </table:table-cell>
              <table:table-cell office:value-type="float" office:value="31462688">
                <text:p>31462688</text:p>
              </table:table-cell>
              <table:table-cell office:value-type="float" office:value="27578592">
                <text:p>27578592</text:p>
              </table:table-cell>
              <table:table-cell office:value-type="float" office:value="27245168">
                <text:p>2724516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6157024">
                <text:p>26157024</text:p>
              </table:table-cell>
              <table:table-cell office:value-type="float" office:value="26416304">
                <text:p>26416304</text:p>
              </table:table-cell>
              <table:table-cell office:value-type="float" office:value="28697040">
                <text:p>28697040</text:p>
              </table:table-cell>
              <table:table-cell office:value-type="float" office:value="0">
                <text:p>0</text:p>
              </table:table-cell>
              <table:table-cell office:value-type="float" office:value="31462688">
                <text:p>31462688</text:p>
              </table:table-cell>
              <table:table-cell office:value-type="float" office:value="27578592">
                <text:p>27578592</text:p>
              </table:table-cell>
              <table:table-cell office:value-type="float" office:value="27249576">
                <text:p>2724957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6158232">
                <text:p>26158232</text:p>
              </table:table-cell>
              <table:table-cell office:value-type="float" office:value="26419952">
                <text:p>26419952</text:p>
              </table:table-cell>
              <table:table-cell office:value-type="float" office:value="28766600">
                <text:p>28766600</text:p>
              </table:table-cell>
              <table:table-cell office:value-type="float" office:value="0">
                <text:p>0</text:p>
              </table:table-cell>
              <table:table-cell office:value-type="float" office:value="31467136">
                <text:p>31467136</text:p>
              </table:table-cell>
              <table:table-cell office:value-type="float" office:value="27578592">
                <text:p>27578592</text:p>
              </table:table-cell>
              <table:table-cell office:value-type="float" office:value="27249576">
                <text:p>272495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6159152">
                <text:p>26159152</text:p>
              </table:table-cell>
              <table:table-cell office:value-type="float" office:value="26419952">
                <text:p>26419952</text:p>
              </table:table-cell>
              <table:table-cell office:value-type="float" office:value="28774048">
                <text:p>28774048</text:p>
              </table:table-cell>
              <table:table-cell office:value-type="float" office:value="0">
                <text:p>0</text:p>
              </table:table-cell>
              <table:table-cell office:value-type="float" office:value="31467136">
                <text:p>31467136</text:p>
              </table:table-cell>
              <table:table-cell office:value-type="float" office:value="27578592">
                <text:p>27578592</text:p>
              </table:table-cell>
              <table:table-cell office:value-type="float" office:value="27249576">
                <text:p>2724957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6159536">
                <text:p>26159536</text:p>
              </table:table-cell>
              <table:table-cell office:value-type="float" office:value="26419952">
                <text:p>26419952</text:p>
              </table:table-cell>
              <table:table-cell office:value-type="float" office:value="28793720">
                <text:p>28793720</text:p>
              </table:table-cell>
              <table:table-cell office:value-type="float" office:value="0">
                <text:p>0</text:p>
              </table:table-cell>
              <table:table-cell office:value-type="float" office:value="31467136">
                <text:p>31467136</text:p>
              </table:table-cell>
              <table:table-cell office:value-type="float" office:value="27578592">
                <text:p>27578592</text:p>
              </table:table-cell>
              <table:table-cell office:value-type="float" office:value="27253720">
                <text:p>2725372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6164888">
                <text:p>26164888</text:p>
              </table:table-cell>
              <table:table-cell office:value-type="float" office:value="26423864">
                <text:p>26423864</text:p>
              </table:table-cell>
              <table:table-cell office:value-type="float" office:value="28814480">
                <text:p>28814480</text:p>
              </table:table-cell>
              <table:table-cell office:value-type="float" office:value="0">
                <text:p>0</text:p>
              </table:table-cell>
              <table:table-cell office:value-type="float" office:value="31467136">
                <text:p>31467136</text:p>
              </table:table-cell>
              <table:table-cell office:value-type="float" office:value="27582768">
                <text:p>27582768</text:p>
              </table:table-cell>
              <table:table-cell office:value-type="float" office:value="27253720">
                <text:p>2725372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6166096">
                <text:p>26166096</text:p>
              </table:table-cell>
              <table:table-cell office:value-type="float" office:value="26423864">
                <text:p>26423864</text:p>
              </table:table-cell>
              <table:table-cell office:value-type="float" office:value="28823816">
                <text:p>28823816</text:p>
              </table:table-cell>
              <table:table-cell office:value-type="float" office:value="0">
                <text:p>0</text:p>
              </table:table-cell>
              <table:table-cell office:value-type="float" office:value="31471568">
                <text:p>31471568</text:p>
              </table:table-cell>
              <table:table-cell office:value-type="float" office:value="27582768">
                <text:p>27582768</text:p>
              </table:table-cell>
              <table:table-cell office:value-type="float" office:value="27253720">
                <text:p>2725372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171448">
                <text:p>26171448</text:p>
              </table:table-cell>
              <table:table-cell office:value-type="float" office:value="26427776">
                <text:p>26427776</text:p>
              </table:table-cell>
              <table:table-cell office:value-type="float" office:value="28838184">
                <text:p>28838184</text:p>
              </table:table-cell>
              <table:table-cell office:value-type="float" office:value="0">
                <text:p>0</text:p>
              </table:table-cell>
              <table:table-cell office:value-type="float" office:value="31471568">
                <text:p>31471568</text:p>
              </table:table-cell>
              <table:table-cell office:value-type="float" office:value="27689312">
                <text:p>27689312</text:p>
              </table:table-cell>
              <table:table-cell office:value-type="float" office:value="27257864">
                <text:p>2725786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6171664">
                <text:p>26171664</text:p>
              </table:table-cell>
              <table:table-cell office:value-type="float" office:value="26427776">
                <text:p>26427776</text:p>
              </table:table-cell>
              <table:table-cell office:value-type="float" office:value="28850656">
                <text:p>28850656</text:p>
              </table:table-cell>
              <table:table-cell office:value-type="float" office:value="0">
                <text:p>0</text:p>
              </table:table-cell>
              <table:table-cell office:value-type="float" office:value="31536784">
                <text:p>31536784</text:p>
              </table:table-cell>
              <table:table-cell office:value-type="float" office:value="27689312">
                <text:p>27689312</text:p>
              </table:table-cell>
              <table:table-cell office:value-type="float" office:value="27261624">
                <text:p>272616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6244688">
                <text:p>26244688</text:p>
              </table:table-cell>
              <table:table-cell office:value-type="float" office:value="26431688">
                <text:p>26431688</text:p>
              </table:table-cell>
              <table:table-cell office:value-type="float" office:value="28865728">
                <text:p>28865728</text:p>
              </table:table-cell>
              <table:table-cell office:value-type="float" office:value="0">
                <text:p>0</text:p>
              </table:table-cell>
              <table:table-cell office:value-type="float" office:value="31536784">
                <text:p>31536784</text:p>
              </table:table-cell>
              <table:table-cell office:value-type="float" office:value="27689312">
                <text:p>27689312</text:p>
              </table:table-cell>
              <table:table-cell office:value-type="float" office:value="27261624">
                <text:p>272616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6246048">
                <text:p>26246048</text:p>
              </table:table-cell>
              <table:table-cell office:value-type="float" office:value="26505376">
                <text:p>26505376</text:p>
              </table:table-cell>
              <table:table-cell office:value-type="float" office:value="28893200">
                <text:p>28893200</text:p>
              </table:table-cell>
              <table:table-cell office:value-type="float" office:value="0">
                <text:p>0</text:p>
              </table:table-cell>
              <table:table-cell office:value-type="float" office:value="31536784">
                <text:p>31536784</text:p>
              </table:table-cell>
              <table:table-cell office:value-type="float" office:value="27693752">
                <text:p>27693752</text:p>
              </table:table-cell>
              <table:table-cell office:value-type="float" office:value="27261624">
                <text:p>2726162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6251680">
                <text:p>26251680</text:p>
              </table:table-cell>
              <table:table-cell office:value-type="float" office:value="26509552">
                <text:p>26509552</text:p>
              </table:table-cell>
              <table:table-cell office:value-type="float" office:value="28902536">
                <text:p>28902536</text:p>
              </table:table-cell>
              <table:table-cell office:value-type="float" office:value="0">
                <text:p>0</text:p>
              </table:table-cell>
              <table:table-cell office:value-type="float" office:value="31541232">
                <text:p>31541232</text:p>
              </table:table-cell>
              <table:table-cell office:value-type="float" office:value="27693752">
                <text:p>27693752</text:p>
              </table:table-cell>
              <table:table-cell office:value-type="float" office:value="27265768">
                <text:p>2726576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6252080">
                <text:p>26252080</text:p>
              </table:table-cell>
              <table:table-cell office:value-type="float" office:value="26509552">
                <text:p>26509552</text:p>
              </table:table-cell>
              <table:table-cell office:value-type="float" office:value="28965368">
                <text:p>28965368</text:p>
              </table:table-cell>
              <table:table-cell office:value-type="float" office:value="0">
                <text:p>0</text:p>
              </table:table-cell>
              <table:table-cell office:value-type="float" office:value="31541232">
                <text:p>31541232</text:p>
              </table:table-cell>
              <table:table-cell office:value-type="float" office:value="27697928">
                <text:p>27697928</text:p>
              </table:table-cell>
              <table:table-cell office:value-type="float" office:value="27265768">
                <text:p>272657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6252984">
                <text:p>26252984</text:p>
              </table:table-cell>
              <table:table-cell office:value-type="float" office:value="26509552">
                <text:p>26509552</text:p>
              </table:table-cell>
              <table:table-cell office:value-type="float" office:value="28974568">
                <text:p>28974568</text:p>
              </table:table-cell>
              <table:table-cell office:value-type="float" office:value="0">
                <text:p>0</text:p>
              </table:table-cell>
              <table:table-cell office:value-type="float" office:value="31541232">
                <text:p>31541232</text:p>
              </table:table-cell>
              <table:table-cell office:value-type="float" office:value="27697928">
                <text:p>27697928</text:p>
              </table:table-cell>
              <table:table-cell office:value-type="float" office:value="27269912">
                <text:p>272699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6254192">
                <text:p>26254192</text:p>
              </table:table-cell>
              <table:table-cell office:value-type="float" office:value="26509552">
                <text:p>26509552</text:p>
              </table:table-cell>
              <table:table-cell office:value-type="float" office:value="28989280">
                <text:p>28989280</text:p>
              </table:table-cell>
              <table:table-cell office:value-type="float" office:value="0">
                <text:p>0</text:p>
              </table:table-cell>
              <table:table-cell office:value-type="float" office:value="31545680">
                <text:p>31545680</text:p>
              </table:table-cell>
              <table:table-cell office:value-type="float" office:value="27697928">
                <text:p>27697928</text:p>
              </table:table-cell>
              <table:table-cell office:value-type="float" office:value="27269912">
                <text:p>2726991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6255096">
                <text:p>26255096</text:p>
              </table:table-cell>
              <table:table-cell office:value-type="float" office:value="26705320">
                <text:p>26705320</text:p>
              </table:table-cell>
              <table:table-cell office:value-type="float" office:value="29054232">
                <text:p>29054232</text:p>
              </table:table-cell>
              <table:table-cell office:value-type="float" office:value="0">
                <text:p>0</text:p>
              </table:table-cell>
              <table:table-cell office:value-type="float" office:value="31545680">
                <text:p>31545680</text:p>
              </table:table-cell>
              <table:table-cell office:value-type="float" office:value="27697928">
                <text:p>27697928</text:p>
              </table:table-cell>
              <table:table-cell office:value-type="float" office:value="27269912">
                <text:p>2726991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6260048">
                <text:p>26260048</text:p>
              </table:table-cell>
              <table:table-cell office:value-type="float" office:value="26707600">
                <text:p>26707600</text:p>
              </table:table-cell>
              <table:table-cell office:value-type="float" office:value="29059272">
                <text:p>29059272</text:p>
              </table:table-cell>
              <table:table-cell office:value-type="float" office:value="0">
                <text:p>0</text:p>
              </table:table-cell>
              <table:table-cell office:value-type="float" office:value="31611240">
                <text:p>31611240</text:p>
              </table:table-cell>
              <table:table-cell office:value-type="float" office:value="27702000">
                <text:p>27702000</text:p>
              </table:table-cell>
              <table:table-cell office:value-type="float" office:value="27343776">
                <text:p>2734377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6260264">
                <text:p>26260264</text:p>
              </table:table-cell>
              <table:table-cell office:value-type="float" office:value="26711832">
                <text:p>26711832</text:p>
              </table:table-cell>
              <table:table-cell office:value-type="float" office:value="29059272">
                <text:p>29059272</text:p>
              </table:table-cell>
              <table:table-cell office:value-type="float" office:value="0">
                <text:p>0</text:p>
              </table:table-cell>
              <table:table-cell office:value-type="float" office:value="31615952">
                <text:p>31615952</text:p>
              </table:table-cell>
              <table:table-cell office:value-type="float" office:value="27706176">
                <text:p>27706176</text:p>
              </table:table-cell>
              <table:table-cell office:value-type="float" office:value="27348184">
                <text:p>2734818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6265616">
                <text:p>26265616</text:p>
              </table:table-cell>
              <table:table-cell office:value-type="float" office:value="26853872">
                <text:p>26853872</text:p>
              </table:table-cell>
              <table:table-cell office:value-type="float" office:value="29072312">
                <text:p>29072312</text:p>
              </table:table-cell>
              <table:table-cell office:value-type="float" office:value="0">
                <text:p>0</text:p>
              </table:table-cell>
              <table:table-cell office:value-type="float" office:value="31615952">
                <text:p>31615952</text:p>
              </table:table-cell>
              <table:table-cell office:value-type="float" office:value="27706176">
                <text:p>27706176</text:p>
              </table:table-cell>
              <table:table-cell office:value-type="float" office:value="27348184">
                <text:p>2734818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6266808">
                <text:p>26266808</text:p>
              </table:table-cell>
              <table:table-cell office:value-type="float" office:value="26861504">
                <text:p>26861504</text:p>
              </table:table-cell>
              <table:table-cell office:value-type="float" office:value="29072312">
                <text:p>29072312</text:p>
              </table:table-cell>
              <table:table-cell office:value-type="float" office:value="0">
                <text:p>0</text:p>
              </table:table-cell>
              <table:table-cell office:value-type="float" office:value="31615952">
                <text:p>31615952</text:p>
              </table:table-cell>
              <table:table-cell office:value-type="float" office:value="27710352">
                <text:p>27710352</text:p>
              </table:table-cell>
              <table:table-cell office:value-type="float" office:value="27352328">
                <text:p>2735232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6338888">
                <text:p>26338888</text:p>
              </table:table-cell>
              <table:table-cell office:value-type="float" office:value="26864728">
                <text:p>26864728</text:p>
              </table:table-cell>
              <table:table-cell office:value-type="float" office:value="29072312">
                <text:p>29072312</text:p>
              </table:table-cell>
              <table:table-cell office:value-type="float" office:value="0">
                <text:p>0</text:p>
              </table:table-cell>
              <table:table-cell office:value-type="float" office:value="31615952">
                <text:p>31615952</text:p>
              </table:table-cell>
              <table:table-cell office:value-type="float" office:value="27710352">
                <text:p>27710352</text:p>
              </table:table-cell>
              <table:table-cell office:value-type="float" office:value="27352328">
                <text:p>2735232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6339104">
                <text:p>26339104</text:p>
              </table:table-cell>
              <table:table-cell office:value-type="float" office:value="26867248">
                <text:p>26867248</text:p>
              </table:table-cell>
              <table:table-cell office:value-type="float" office:value="29072312">
                <text:p>29072312</text:p>
              </table:table-cell>
              <table:table-cell office:value-type="float" office:value="0">
                <text:p>0</text:p>
              </table:table-cell>
              <table:table-cell office:value-type="float" office:value="31620400">
                <text:p>31620400</text:p>
              </table:table-cell>
              <table:table-cell office:value-type="float" office:value="27714528">
                <text:p>27714528</text:p>
              </table:table-cell>
              <table:table-cell office:value-type="float" office:value="27352328">
                <text:p>273523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6339336">
                <text:p>26339336</text:p>
              </table:table-cell>
              <table:table-cell office:value-type="float" office:value="26874528">
                <text:p>26874528</text:p>
              </table:table-cell>
              <table:table-cell office:value-type="float" office:value="29072312">
                <text:p>29072312</text:p>
              </table:table-cell>
              <table:table-cell office:value-type="float" office:value="0">
                <text:p>0</text:p>
              </table:table-cell>
              <table:table-cell office:value-type="float" office:value="31620400">
                <text:p>31620400</text:p>
              </table:table-cell>
              <table:table-cell office:value-type="float" office:value="27714528">
                <text:p>27714528</text:p>
              </table:table-cell>
              <table:table-cell office:value-type="float" office:value="27356472">
                <text:p>2735647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6360888">
                <text:p>26360888</text:p>
              </table:table-cell>
              <table:table-cell office:value-type="float" office:value="26876248">
                <text:p>26876248</text:p>
              </table:table-cell>
              <table:table-cell office:value-type="float" office:value="29077352">
                <text:p>29077352</text:p>
              </table:table-cell>
              <table:table-cell office:value-type="float" office:value="0">
                <text:p>0</text:p>
              </table:table-cell>
              <table:table-cell office:value-type="float" office:value="31620400">
                <text:p>31620400</text:p>
              </table:table-cell>
              <table:table-cell office:value-type="float" office:value="27718704">
                <text:p>27718704</text:p>
              </table:table-cell>
              <table:table-cell office:value-type="float" office:value="27356472">
                <text:p>2735647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6361720">
                <text:p>26361720</text:p>
              </table:table-cell>
              <table:table-cell office:value-type="float" office:value="27077720">
                <text:p>27077720</text:p>
              </table:table-cell>
              <table:table-cell office:value-type="float" office:value="29077352">
                <text:p>29077352</text:p>
              </table:table-cell>
              <table:table-cell office:value-type="float" office:value="0">
                <text:p>0</text:p>
              </table:table-cell>
              <table:table-cell office:value-type="float" office:value="31625840">
                <text:p>31625840</text:p>
              </table:table-cell>
              <table:table-cell office:value-type="float" office:value="27919640">
                <text:p>27919640</text:p>
              </table:table-cell>
              <table:table-cell office:value-type="float" office:value="27356472">
                <text:p>2735647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6367056">
                <text:p>26367056</text:p>
              </table:table-cell>
              <table:table-cell office:value-type="float" office:value="27369976">
                <text:p>27369976</text:p>
              </table:table-cell>
              <table:table-cell office:value-type="float" office:value="29082392">
                <text:p>29082392</text:p>
              </table:table-cell>
              <table:table-cell office:value-type="float" office:value="0">
                <text:p>0</text:p>
              </table:table-cell>
              <table:table-cell office:value-type="float" office:value="31632968">
                <text:p>31632968</text:p>
              </table:table-cell>
              <table:table-cell office:value-type="float" office:value="27924080">
                <text:p>27924080</text:p>
              </table:table-cell>
              <table:table-cell office:value-type="float" office:value="27361704">
                <text:p>2736170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6367440">
                <text:p>26367440</text:p>
              </table:table-cell>
              <table:table-cell office:value-type="float" office:value="27566872">
                <text:p>27566872</text:p>
              </table:table-cell>
              <table:table-cell office:value-type="float" office:value="29082392">
                <text:p>29082392</text:p>
              </table:table-cell>
              <table:table-cell office:value-type="float" office:value="0">
                <text:p>0</text:p>
              </table:table-cell>
              <table:table-cell office:value-type="float" office:value="31632968">
                <text:p>31632968</text:p>
              </table:table-cell>
              <table:table-cell office:value-type="float" office:value="27924080">
                <text:p>27924080</text:p>
              </table:table-cell>
              <table:table-cell office:value-type="float" office:value="27365848">
                <text:p>2736584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6374896">
                <text:p>26374896</text:p>
              </table:table-cell>
              <table:table-cell office:value-type="float" office:value="27576272">
                <text:p>27576272</text:p>
              </table:table-cell>
              <table:table-cell office:value-type="float" office:value="29140008">
                <text:p>29140008</text:p>
              </table:table-cell>
              <table:table-cell office:value-type="float" office:value="0">
                <text:p>0</text:p>
              </table:table-cell>
              <table:table-cell office:value-type="float" office:value="31632968">
                <text:p>31632968</text:p>
              </table:table-cell>
              <table:table-cell office:value-type="float" office:value="27928256">
                <text:p>27928256</text:p>
              </table:table-cell>
              <table:table-cell office:value-type="float" office:value="27365848">
                <text:p>2736584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6376088">
                <text:p>26376088</text:p>
              </table:table-cell>
              <table:table-cell office:value-type="float" office:value="27578896">
                <text:p>27578896</text:p>
              </table:table-cell>
              <table:table-cell office:value-type="float" office:value="29140008">
                <text:p>29140008</text:p>
              </table:table-cell>
              <table:table-cell office:value-type="float" office:value="0">
                <text:p>0</text:p>
              </table:table-cell>
              <table:table-cell office:value-type="float" office:value="31638520">
                <text:p>31638520</text:p>
              </table:table-cell>
              <table:table-cell office:value-type="float" office:value="27928256">
                <text:p>27928256</text:p>
              </table:table-cell>
              <table:table-cell office:value-type="float" office:value="27365848">
                <text:p>2736584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6376304">
                <text:p>26376304</text:p>
              </table:table-cell>
              <table:table-cell office:value-type="float" office:value="27658864">
                <text:p>27658864</text:p>
              </table:table-cell>
              <table:table-cell office:value-type="float" office:value="29140008">
                <text:p>29140008</text:p>
              </table:table-cell>
              <table:table-cell office:value-type="float" office:value="0">
                <text:p>0</text:p>
              </table:table-cell>
              <table:table-cell office:value-type="float" office:value="31638520">
                <text:p>31638520</text:p>
              </table:table-cell>
              <table:table-cell office:value-type="float" office:value="27932432">
                <text:p>27932432</text:p>
              </table:table-cell>
              <table:table-cell office:value-type="float" office:value="27369992">
                <text:p>2736999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6381656">
                <text:p>26381656</text:p>
              </table:table-cell>
              <table:table-cell office:value-type="float" office:value="27162144">
                <text:p>27162144</text:p>
              </table:table-cell>
              <table:table-cell office:value-type="float" office:value="29140008">
                <text:p>29140008</text:p>
              </table:table-cell>
              <table:table-cell office:value-type="float" office:value="0">
                <text:p>0</text:p>
              </table:table-cell>
              <table:table-cell office:value-type="float" office:value="31638520">
                <text:p>31638520</text:p>
              </table:table-cell>
              <table:table-cell office:value-type="float" office:value="27932432">
                <text:p>27932432</text:p>
              </table:table-cell>
              <table:table-cell office:value-type="float" office:value="27369992">
                <text:p>2736999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6381872">
                <text:p>26381872</text:p>
              </table:table-cell>
              <table:table-cell office:value-type="float" office:value="27176664">
                <text:p>27176664</text:p>
              </table:table-cell>
              <table:table-cell office:value-type="float" office:value="29140008">
                <text:p>29140008</text:p>
              </table:table-cell>
              <table:table-cell office:value-type="float" office:value="0">
                <text:p>0</text:p>
              </table:table-cell>
              <table:table-cell office:value-type="float" office:value="31642480">
                <text:p>31642480</text:p>
              </table:table-cell>
              <table:table-cell office:value-type="float" office:value="27932432">
                <text:p>27932432</text:p>
              </table:table-cell>
              <table:table-cell office:value-type="float" office:value="27374136">
                <text:p>2737413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6453952">
                <text:p>26453952</text:p>
              </table:table-cell>
              <table:table-cell office:value-type="float" office:value="27179288">
                <text:p>27179288</text:p>
              </table:table-cell>
              <table:table-cell office:value-type="float" office:value="29145048">
                <text:p>29145048</text:p>
              </table:table-cell>
              <table:table-cell office:value-type="float" office:value="0">
                <text:p>0</text:p>
              </table:table-cell>
              <table:table-cell office:value-type="float" office:value="31642480">
                <text:p>31642480</text:p>
              </table:table-cell>
              <table:table-cell office:value-type="float" office:value="27936504">
                <text:p>27936504</text:p>
              </table:table-cell>
              <table:table-cell office:value-type="float" office:value="27374136">
                <text:p>2737413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6455144">
                <text:p>26455144</text:p>
              </table:table-cell>
              <table:table-cell office:value-type="float" office:value="27193032">
                <text:p>27193032</text:p>
              </table:table-cell>
              <table:table-cell office:value-type="float" office:value="29145048">
                <text:p>29145048</text:p>
              </table:table-cell>
              <table:table-cell office:value-type="float" office:value="0">
                <text:p>0</text:p>
              </table:table-cell>
              <table:table-cell office:value-type="float" office:value="31642480">
                <text:p>31642480</text:p>
              </table:table-cell>
              <table:table-cell office:value-type="float" office:value="27940680">
                <text:p>27940680</text:p>
              </table:table-cell>
              <table:table-cell office:value-type="float" office:value="27378280">
                <text:p>2737828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5683088">
                <text:p>25683088</text:p>
              </table:table-cell>
              <table:table-cell office:value-type="float" office:value="27196728">
                <text:p>27196728</text:p>
              </table:table-cell>
              <table:table-cell office:value-type="float" office:value="29145048">
                <text:p>29145048</text:p>
              </table:table-cell>
              <table:table-cell office:value-type="float" office:value="0">
                <text:p>0</text:p>
              </table:table-cell>
              <table:table-cell office:value-type="float" office:value="31642480">
                <text:p>31642480</text:p>
              </table:table-cell>
              <table:table-cell office:value-type="float" office:value="27940680">
                <text:p>27940680</text:p>
              </table:table-cell>
              <table:table-cell office:value-type="float" office:value="27378280">
                <text:p>2737828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5683304">
                <text:p>25683304</text:p>
              </table:table-cell>
              <table:table-cell office:value-type="float" office:value="27199352">
                <text:p>27199352</text:p>
              </table:table-cell>
              <table:table-cell office:value-type="float" office:value="29150088">
                <text:p>29150088</text:p>
              </table:table-cell>
              <table:table-cell office:value-type="float" office:value="0">
                <text:p>0</text:p>
              </table:table-cell>
              <table:table-cell office:value-type="float" office:value="31703288">
                <text:p>31703288</text:p>
              </table:table-cell>
              <table:table-cell office:value-type="float" office:value="26920168">
                <text:p>26920168</text:p>
              </table:table-cell>
              <table:table-cell office:value-type="float" office:value="26453336">
                <text:p>2645333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5683520">
                <text:p>25683520</text:p>
              </table:table-cell>
              <table:table-cell office:value-type="float" office:value="27213656">
                <text:p>27213656</text:p>
              </table:table-cell>
              <table:table-cell office:value-type="float" office:value="29150088">
                <text:p>29150088</text:p>
              </table:table-cell>
              <table:table-cell office:value-type="float" office:value="0">
                <text:p>0</text:p>
              </table:table-cell>
              <table:table-cell office:value-type="float" office:value="31707512">
                <text:p>31707512</text:p>
              </table:table-cell>
              <table:table-cell office:value-type="float" office:value="26920168">
                <text:p>26920168</text:p>
              </table:table-cell>
              <table:table-cell office:value-type="float" office:value="26457784">
                <text:p>264577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684424">
                <text:p>25684424</text:p>
              </table:table-cell>
              <table:table-cell office:value-type="float" office:value="27377728">
                <text:p>27377728</text:p>
              </table:table-cell>
              <table:table-cell office:value-type="float" office:value="29208720">
                <text:p>29208720</text:p>
              </table:table-cell>
              <table:table-cell office:value-type="float" office:value="0">
                <text:p>0</text:p>
              </table:table-cell>
              <table:table-cell office:value-type="float" office:value="31707512">
                <text:p>31707512</text:p>
              </table:table-cell>
              <table:table-cell office:value-type="float" office:value="26920168">
                <text:p>26920168</text:p>
              </table:table-cell>
              <table:table-cell office:value-type="float" office:value="26457784">
                <text:p>2645778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685816">
                <text:p>25685816</text:p>
              </table:table-cell>
              <table:table-cell office:value-type="float" office:value="28001032">
                <text:p>28001032</text:p>
              </table:table-cell>
              <table:table-cell office:value-type="float" office:value="29208720">
                <text:p>29208720</text:p>
              </table:table-cell>
              <table:table-cell office:value-type="float" office:value="0">
                <text:p>0</text:p>
              </table:table-cell>
              <table:table-cell office:value-type="float" office:value="31711472">
                <text:p>31711472</text:p>
              </table:table-cell>
              <table:table-cell office:value-type="float" office:value="26924344">
                <text:p>26924344</text:p>
              </table:table-cell>
              <table:table-cell office:value-type="float" office:value="26461928">
                <text:p>2646192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5692872">
                <text:p>25692872</text:p>
              </table:table-cell>
              <table:table-cell office:value-type="float" office:value="28392896">
                <text:p>28392896</text:p>
              </table:table-cell>
              <table:table-cell office:value-type="float" office:value="29208720">
                <text:p>29208720</text:p>
              </table:table-cell>
              <table:table-cell office:value-type="float" office:value="0">
                <text:p>0</text:p>
              </table:table-cell>
              <table:table-cell office:value-type="float" office:value="31711472">
                <text:p>31711472</text:p>
              </table:table-cell>
              <table:table-cell office:value-type="float" office:value="26924344">
                <text:p>26924344</text:p>
              </table:table-cell>
              <table:table-cell office:value-type="float" office:value="26461928">
                <text:p>2646192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5693088">
                <text:p>25693088</text:p>
              </table:table-cell>
              <table:table-cell office:value-type="float" office:value="28573120">
                <text:p>28573120</text:p>
              </table:table-cell>
              <table:table-cell office:value-type="float" office:value="29208720">
                <text:p>29208720</text:p>
              </table:table-cell>
              <table:table-cell office:value-type="float" office:value="0">
                <text:p>0</text:p>
              </table:table-cell>
              <table:table-cell office:value-type="float" office:value="31715432">
                <text:p>31715432</text:p>
              </table:table-cell>
              <table:table-cell office:value-type="float" office:value="26924344">
                <text:p>26924344</text:p>
              </table:table-cell>
              <table:table-cell office:value-type="float" office:value="26461928">
                <text:p>2646192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5697936">
                <text:p>25697936</text:p>
              </table:table-cell>
              <table:table-cell office:value-type="float" office:value="28576456">
                <text:p>28576456</text:p>
              </table:table-cell>
              <table:table-cell office:value-type="float" office:value="29208720">
                <text:p>29208720</text:p>
              </table:table-cell>
              <table:table-cell office:value-type="float" office:value="0">
                <text:p>0</text:p>
              </table:table-cell>
              <table:table-cell office:value-type="float" office:value="31715432">
                <text:p>31715432</text:p>
              </table:table-cell>
              <table:table-cell office:value-type="float" office:value="27026832">
                <text:p>27026832</text:p>
              </table:table-cell>
              <table:table-cell office:value-type="float" office:value="26461928">
                <text:p>2646192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5699168">
                <text:p>25699168</text:p>
              </table:table-cell>
              <table:table-cell office:value-type="float" office:value="28610592">
                <text:p>28610592</text:p>
              </table:table-cell>
              <table:table-cell office:value-type="float" office:value="29213760">
                <text:p>29213760</text:p>
              </table:table-cell>
              <table:table-cell office:value-type="float" office:value="0">
                <text:p>0</text:p>
              </table:table-cell>
              <table:table-cell office:value-type="float" office:value="31715432">
                <text:p>31715432</text:p>
              </table:table-cell>
              <table:table-cell office:value-type="float" office:value="27028856">
                <text:p>27028856</text:p>
              </table:table-cell>
              <table:table-cell office:value-type="float" office:value="26461928">
                <text:p>2646192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5700000">
                <text:p>25700000</text:p>
              </table:table-cell>
              <table:table-cell office:value-type="float" office:value="28919400">
                <text:p>28919400</text:p>
              </table:table-cell>
              <table:table-cell office:value-type="float" office:value="29213760">
                <text:p>29213760</text:p>
              </table:table-cell>
              <table:table-cell office:value-type="float" office:value="0">
                <text:p>0</text:p>
              </table:table-cell>
              <table:table-cell office:value-type="float" office:value="31715432">
                <text:p>31715432</text:p>
              </table:table-cell>
              <table:table-cell office:value-type="float" office:value="27031272">
                <text:p>27031272</text:p>
              </table:table-cell>
              <table:table-cell office:value-type="float" office:value="26466072">
                <text:p>2646607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5772192">
                <text:p>25772192</text:p>
              </table:table-cell>
              <table:table-cell office:value-type="float" office:value="28921744">
                <text:p>28921744</text:p>
              </table:table-cell>
              <table:table-cell office:value-type="float" office:value="29218800">
                <text:p>29218800</text:p>
              </table:table-cell>
              <table:table-cell office:value-type="float" office:value="0">
                <text:p>0</text:p>
              </table:table-cell>
              <table:table-cell office:value-type="float" office:value="31718112">
                <text:p>31718112</text:p>
              </table:table-cell>
              <table:table-cell office:value-type="float" office:value="27031272">
                <text:p>27031272</text:p>
              </table:table-cell>
              <table:table-cell office:value-type="float" office:value="26603928">
                <text:p>2660392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5772440">
                <text:p>25772440</text:p>
              </table:table-cell>
              <table:table-cell office:value-type="float" office:value="28925960">
                <text:p>28925960</text:p>
              </table:table-cell>
              <table:table-cell office:value-type="float" office:value="29218800">
                <text:p>29218800</text:p>
              </table:table-cell>
              <table:table-cell office:value-type="float" office:value="0">
                <text:p>0</text:p>
              </table:table-cell>
              <table:table-cell office:value-type="float" office:value="31741912">
                <text:p>31741912</text:p>
              </table:table-cell>
              <table:table-cell office:value-type="float" office:value="27035448">
                <text:p>27035448</text:p>
              </table:table-cell>
              <table:table-cell office:value-type="float" office:value="26609160">
                <text:p>2660916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5778056">
                <text:p>25778056</text:p>
              </table:table-cell>
              <table:table-cell office:value-type="float" office:value="28928304">
                <text:p>28928304</text:p>
              </table:table-cell>
              <table:table-cell office:value-type="float" office:value="28655568">
                <text:p>28655568</text:p>
              </table:table-cell>
              <table:table-cell office:value-type="float" office:value="0">
                <text:p>0</text:p>
              </table:table-cell>
              <table:table-cell office:value-type="float" office:value="31744320">
                <text:p>31744320</text:p>
              </table:table-cell>
              <table:table-cell office:value-type="float" office:value="27035448">
                <text:p>27035448</text:p>
              </table:table-cell>
              <table:table-cell office:value-type="float" office:value="26609160">
                <text:p>2660916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5779248">
                <text:p>25779248</text:p>
              </table:table-cell>
              <table:table-cell office:value-type="float" office:value="28936048">
                <text:p>28936048</text:p>
              </table:table-cell>
              <table:table-cell office:value-type="float" office:value="28655568">
                <text:p>28655568</text:p>
              </table:table-cell>
              <table:table-cell office:value-type="float" office:value="0">
                <text:p>0</text:p>
              </table:table-cell>
              <table:table-cell office:value-type="float" office:value="31748184">
                <text:p>31748184</text:p>
              </table:table-cell>
              <table:table-cell office:value-type="float" office:value="27039624">
                <text:p>27039624</text:p>
              </table:table-cell>
              <table:table-cell office:value-type="float" office:value="26609160">
                <text:p>2660916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779464">
                <text:p>25779464</text:p>
              </table:table-cell>
              <table:table-cell office:value-type="float" office:value="29031312">
                <text:p>29031312</text:p>
              </table:table-cell>
              <table:table-cell office:value-type="float" office:value="28655568">
                <text:p>28655568</text:p>
              </table:table-cell>
              <table:table-cell office:value-type="float" office:value="0">
                <text:p>0</text:p>
              </table:table-cell>
              <table:table-cell office:value-type="float" office:value="31748184">
                <text:p>31748184</text:p>
              </table:table-cell>
              <table:table-cell office:value-type="float" office:value="27039624">
                <text:p>27039624</text:p>
              </table:table-cell>
              <table:table-cell office:value-type="float" office:value="26613304">
                <text:p>266133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5780368">
                <text:p>25780368</text:p>
              </table:table-cell>
              <table:table-cell office:value-type="float" office:value="29034816">
                <text:p>29034816</text:p>
              </table:table-cell>
              <table:table-cell office:value-type="float" office:value="28660608">
                <text:p>28660608</text:p>
              </table:table-cell>
              <table:table-cell office:value-type="float" office:value="0">
                <text:p>0</text:p>
              </table:table-cell>
              <table:table-cell office:value-type="float" office:value="31748184">
                <text:p>31748184</text:p>
              </table:table-cell>
              <table:table-cell office:value-type="float" office:value="27039624">
                <text:p>27039624</text:p>
              </table:table-cell>
              <table:table-cell office:value-type="float" office:value="26613304">
                <text:p>2661330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5780600">
                <text:p>25780600</text:p>
              </table:table-cell>
              <table:table-cell office:value-type="float" office:value="29042096">
                <text:p>29042096</text:p>
              </table:table-cell>
              <table:table-cell office:value-type="float" office:value="28660608">
                <text:p>28660608</text:p>
              </table:table-cell>
              <table:table-cell office:value-type="float" office:value="0">
                <text:p>0</text:p>
              </table:table-cell>
              <table:table-cell office:value-type="float" office:value="31752048">
                <text:p>31752048</text:p>
              </table:table-cell>
              <table:table-cell office:value-type="float" office:value="27039624">
                <text:p>27039624</text:p>
              </table:table-cell>
              <table:table-cell office:value-type="float" office:value="26613304">
                <text:p>2661330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5785936">
                <text:p>25785936</text:p>
              </table:table-cell>
              <table:table-cell office:value-type="float" office:value="29118600">
                <text:p>29118600</text:p>
              </table:table-cell>
              <table:table-cell office:value-type="float" office:value="28665648">
                <text:p>28665648</text:p>
              </table:table-cell>
              <table:table-cell office:value-type="float" office:value="0">
                <text:p>0</text:p>
              </table:table-cell>
              <table:table-cell office:value-type="float" office:value="31752048">
                <text:p>31752048</text:p>
              </table:table-cell>
              <table:table-cell office:value-type="float" office:value="27045280">
                <text:p>27045280</text:p>
              </table:table-cell>
              <table:table-cell office:value-type="float" office:value="26613304">
                <text:p>2661330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5787128">
                <text:p>25787128</text:p>
              </table:table-cell>
              <table:table-cell office:value-type="float" office:value="28316248">
                <text:p>28316248</text:p>
              </table:table-cell>
              <table:table-cell office:value-type="float" office:value="28665648">
                <text:p>28665648</text:p>
              </table:table-cell>
              <table:table-cell office:value-type="float" office:value="0">
                <text:p>0</text:p>
              </table:table-cell>
              <table:table-cell office:value-type="float" office:value="31755912">
                <text:p>31755912</text:p>
              </table:table-cell>
              <table:table-cell office:value-type="float" office:value="27049456">
                <text:p>27049456</text:p>
              </table:table-cell>
              <table:table-cell office:value-type="float" office:value="26617448">
                <text:p>2661744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5792464">
                <text:p>25792464</text:p>
              </table:table-cell>
              <table:table-cell office:value-type="float" office:value="28631344">
                <text:p>28631344</text:p>
              </table:table-cell>
              <table:table-cell office:value-type="float" office:value="28670688">
                <text:p>28670688</text:p>
              </table:table-cell>
              <table:table-cell office:value-type="float" office:value="0">
                <text:p>0</text:p>
              </table:table-cell>
              <table:table-cell office:value-type="float" office:value="31755912">
                <text:p>31755912</text:p>
              </table:table-cell>
              <table:table-cell office:value-type="float" office:value="27049456">
                <text:p>27049456</text:p>
              </table:table-cell>
              <table:table-cell office:value-type="float" office:value="26617448">
                <text:p>2661744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5792680">
                <text:p>25792680</text:p>
              </table:table-cell>
              <table:table-cell office:value-type="float" office:value="28635392">
                <text:p>28635392</text:p>
              </table:table-cell>
              <table:table-cell office:value-type="float" office:value="28670688">
                <text:p>28670688</text:p>
              </table:table-cell>
              <table:table-cell office:value-type="float" office:value="0">
                <text:p>0</text:p>
              </table:table-cell>
              <table:table-cell office:value-type="float" office:value="31266536">
                <text:p>31266536</text:p>
              </table:table-cell>
              <table:table-cell office:value-type="float" office:value="27053632">
                <text:p>27053632</text:p>
              </table:table-cell>
              <table:table-cell office:value-type="float" office:value="26690168">
                <text:p>2669016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5792896">
                <text:p>25792896</text:p>
              </table:table-cell>
              <table:table-cell office:value-type="float" office:value="28635392">
                <text:p>28635392</text:p>
              </table:table-cell>
              <table:table-cell office:value-type="float" office:value="28670688">
                <text:p>28670688</text:p>
              </table:table-cell>
              <table:table-cell office:value-type="float" office:value="0">
                <text:p>0</text:p>
              </table:table-cell>
              <table:table-cell office:value-type="float" office:value="31266536">
                <text:p>31266536</text:p>
              </table:table-cell>
              <table:table-cell office:value-type="float" office:value="27053632">
                <text:p>27053632</text:p>
              </table:table-cell>
              <table:table-cell office:value-type="float" office:value="26694312">
                <text:p>2669431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5864992">
                <text:p>25864992</text:p>
              </table:table-cell>
              <table:table-cell office:value-type="float" office:value="28719728">
                <text:p>28719728</text:p>
              </table:table-cell>
              <table:table-cell office:value-type="float" office:value="28685688">
                <text:p>28685688</text:p>
              </table:table-cell>
              <table:table-cell office:value-type="float" office:value="0">
                <text:p>0</text:p>
              </table:table-cell>
              <table:table-cell office:value-type="float" office:value="31266536">
                <text:p>31266536</text:p>
              </table:table-cell>
              <table:table-cell office:value-type="float" office:value="27053632">
                <text:p>27053632</text:p>
              </table:table-cell>
              <table:table-cell office:value-type="float" office:value="26694312">
                <text:p>2669431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5866184">
                <text:p>25866184</text:p>
              </table:table-cell>
              <table:table-cell office:value-type="float" office:value="28723944">
                <text:p>28723944</text:p>
              </table:table-cell>
              <table:table-cell office:value-type="float" office:value="28685688">
                <text:p>28685688</text:p>
              </table:table-cell>
              <table:table-cell office:value-type="float" office:value="0">
                <text:p>0</text:p>
              </table:table-cell>
              <table:table-cell office:value-type="float" office:value="31266536">
                <text:p>31266536</text:p>
              </table:table-cell>
              <table:table-cell office:value-type="float" office:value="27057808">
                <text:p>27057808</text:p>
              </table:table-cell>
              <table:table-cell office:value-type="float" office:value="26698456">
                <text:p>2669845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5867088">
                <text:p>25867088</text:p>
              </table:table-cell>
              <table:table-cell office:value-type="float" office:value="28723944">
                <text:p>28723944</text:p>
              </table:table-cell>
              <table:table-cell office:value-type="float" office:value="28690728">
                <text:p>28690728</text:p>
              </table:table-cell>
              <table:table-cell office:value-type="float" office:value="0">
                <text:p>0</text:p>
              </table:table-cell>
              <table:table-cell office:value-type="float" office:value="31266536">
                <text:p>31266536</text:p>
              </table:table-cell>
              <table:table-cell office:value-type="float" office:value="27057808">
                <text:p>27057808</text:p>
              </table:table-cell>
              <table:table-cell office:value-type="float" office:value="26698456">
                <text:p>266984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5867304">
                <text:p>25867304</text:p>
              </table:table-cell>
              <table:table-cell office:value-type="float" office:value="28727856">
                <text:p>28727856</text:p>
              </table:table-cell>
              <table:table-cell office:value-type="float" office:value="28690728">
                <text:p>28690728</text:p>
              </table:table-cell>
              <table:table-cell office:value-type="float" office:value="0">
                <text:p>0</text:p>
              </table:table-cell>
              <table:table-cell office:value-type="float" office:value="31270400">
                <text:p>31270400</text:p>
              </table:table-cell>
              <table:table-cell office:value-type="float" office:value="27057808">
                <text:p>27057808</text:p>
              </table:table-cell>
              <table:table-cell office:value-type="float" office:value="26702600">
                <text:p>2670260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5872904">
                <text:p>25872904</text:p>
              </table:table-cell>
              <table:table-cell office:value-type="float" office:value="28727856">
                <text:p>28727856</text:p>
              </table:table-cell>
              <table:table-cell office:value-type="float" office:value="28690728">
                <text:p>28690728</text:p>
              </table:table-cell>
              <table:table-cell office:value-type="float" office:value="0">
                <text:p>0</text:p>
              </table:table-cell>
              <table:table-cell office:value-type="float" office:value="31270400">
                <text:p>31270400</text:p>
              </table:table-cell>
              <table:table-cell office:value-type="float" office:value="27224664">
                <text:p>27224664</text:p>
              </table:table-cell>
              <table:table-cell office:value-type="float" office:value="26702600">
                <text:p>267026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5873648">
                <text:p>25873648</text:p>
              </table:table-cell>
              <table:table-cell office:value-type="float" office:value="28727856">
                <text:p>28727856</text:p>
              </table:table-cell>
              <table:table-cell office:value-type="float" office:value="28690728">
                <text:p>28690728</text:p>
              </table:table-cell>
              <table:table-cell office:value-type="float" office:value="0">
                <text:p>0</text:p>
              </table:table-cell>
              <table:table-cell office:value-type="float" office:value="31270400">
                <text:p>31270400</text:p>
              </table:table-cell>
              <table:table-cell office:value-type="float" office:value="27230216">
                <text:p>27230216</text:p>
              </table:table-cell>
              <table:table-cell office:value-type="float" office:value="26702600">
                <text:p>2670260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5874816">
                <text:p>25874816</text:p>
              </table:table-cell>
              <table:table-cell office:value-type="float" office:value="28731768">
                <text:p>28731768</text:p>
              </table:table-cell>
              <table:table-cell office:value-type="float" office:value="28690728">
                <text:p>28690728</text:p>
              </table:table-cell>
              <table:table-cell office:value-type="float" office:value="0">
                <text:p>0</text:p>
              </table:table-cell>
              <table:table-cell office:value-type="float" office:value="31274264">
                <text:p>31274264</text:p>
              </table:table-cell>
              <table:table-cell office:value-type="float" office:value="27230216">
                <text:p>27230216</text:p>
              </table:table-cell>
              <table:table-cell office:value-type="float" office:value="26702600">
                <text:p>2670260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5884600">
                <text:p>25884600</text:p>
              </table:table-cell>
              <table:table-cell office:value-type="float" office:value="28731768">
                <text:p>28731768</text:p>
              </table:table-cell>
              <table:table-cell office:value-type="float" office:value="28695768">
                <text:p>28695768</text:p>
              </table:table-cell>
              <table:table-cell office:value-type="float" office:value="0">
                <text:p>0</text:p>
              </table:table-cell>
              <table:table-cell office:value-type="float" office:value="31276808">
                <text:p>31276808</text:p>
              </table:table-cell>
              <table:table-cell office:value-type="float" office:value="27230216">
                <text:p>27230216</text:p>
              </table:table-cell>
              <table:table-cell office:value-type="float" office:value="26775888">
                <text:p>267758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5884816">
                <text:p>25884816</text:p>
              </table:table-cell>
              <table:table-cell office:value-type="float" office:value="28731768">
                <text:p>28731768</text:p>
              </table:table-cell>
              <table:table-cell office:value-type="float" office:value="28695768">
                <text:p>28695768</text:p>
              </table:table-cell>
              <table:table-cell office:value-type="float" office:value="0">
                <text:p>0</text:p>
              </table:table-cell>
              <table:table-cell office:value-type="float" office:value="31280672">
                <text:p>31280672</text:p>
              </table:table-cell>
              <table:table-cell office:value-type="float" office:value="27234240">
                <text:p>27234240</text:p>
              </table:table-cell>
              <table:table-cell office:value-type="float" office:value="26780296">
                <text:p>2678029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5885704">
                <text:p>25885704</text:p>
              </table:table-cell>
              <table:table-cell office:value-type="float" office:value="28811272">
                <text:p>28811272</text:p>
              </table:table-cell>
              <table:table-cell office:value-type="float" office:value="28758096">
                <text:p>28758096</text:p>
              </table:table-cell>
              <table:table-cell office:value-type="float" office:value="0">
                <text:p>0</text:p>
              </table:table-cell>
              <table:table-cell office:value-type="float" office:value="31280672">
                <text:p>31280672</text:p>
              </table:table-cell>
              <table:table-cell office:value-type="float" office:value="27345408">
                <text:p>27345408</text:p>
              </table:table-cell>
              <table:table-cell office:value-type="float" office:value="26780296">
                <text:p>2678029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5886896">
                <text:p>25886896</text:p>
              </table:table-cell>
              <table:table-cell office:value-type="float" office:value="28811272">
                <text:p>28811272</text:p>
              </table:table-cell>
              <table:table-cell office:value-type="float" office:value="28758096">
                <text:p>28758096</text:p>
              </table:table-cell>
              <table:table-cell office:value-type="float" office:value="0">
                <text:p>0</text:p>
              </table:table-cell>
              <table:table-cell office:value-type="float" office:value="31280672">
                <text:p>31280672</text:p>
              </table:table-cell>
              <table:table-cell office:value-type="float" office:value="27351384">
                <text:p>27351384</text:p>
              </table:table-cell>
              <table:table-cell office:value-type="float" office:value="26780296">
                <text:p>2678029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5891544">
                <text:p>25891544</text:p>
              </table:table-cell>
              <table:table-cell office:value-type="float" office:value="28815448">
                <text:p>28815448</text:p>
              </table:table-cell>
              <table:table-cell office:value-type="float" office:value="28758096">
                <text:p>28758096</text:p>
              </table:table-cell>
              <table:table-cell office:value-type="float" office:value="0">
                <text:p>0</text:p>
              </table:table-cell>
              <table:table-cell office:value-type="float" office:value="31280672">
                <text:p>31280672</text:p>
              </table:table-cell>
              <table:table-cell office:value-type="float" office:value="27355528">
                <text:p>27355528</text:p>
              </table:table-cell>
              <table:table-cell office:value-type="float" office:value="26784440">
                <text:p>2678444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5892416">
                <text:p>25892416</text:p>
              </table:table-cell>
              <table:table-cell office:value-type="float" office:value="28815448">
                <text:p>28815448</text:p>
              </table:table-cell>
              <table:table-cell office:value-type="float" office:value="28758096">
                <text:p>28758096</text:p>
              </table:table-cell>
              <table:table-cell office:value-type="float" office:value="0">
                <text:p>0</text:p>
              </table:table-cell>
              <table:table-cell office:value-type="float" office:value="31280672">
                <text:p>31280672</text:p>
              </table:table-cell>
              <table:table-cell office:value-type="float" office:value="27361504">
                <text:p>27361504</text:p>
              </table:table-cell>
              <table:table-cell office:value-type="float" office:value="26784440">
                <text:p>2678444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5892648">
                <text:p>25892648</text:p>
              </table:table-cell>
              <table:table-cell office:value-type="float" office:value="28819360">
                <text:p>28819360</text:p>
              </table:table-cell>
              <table:table-cell office:value-type="float" office:value="28758096">
                <text:p>28758096</text:p>
              </table:table-cell>
              <table:table-cell office:value-type="float" office:value="0">
                <text:p>0</text:p>
              </table:table-cell>
              <table:table-cell office:value-type="float" office:value="31284536">
                <text:p>31284536</text:p>
              </table:table-cell>
              <table:table-cell office:value-type="float" office:value="27364360">
                <text:p>27364360</text:p>
              </table:table-cell>
              <table:table-cell office:value-type="float" office:value="26788584">
                <text:p>267885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5964696">
                <text:p>25964696</text:p>
              </table:table-cell>
              <table:table-cell office:value-type="float" office:value="28819360">
                <text:p>28819360</text:p>
              </table:table-cell>
              <table:table-cell office:value-type="float" office:value="28763136">
                <text:p>28763136</text:p>
              </table:table-cell>
              <table:table-cell office:value-type="float" office:value="0">
                <text:p>0</text:p>
              </table:table-cell>
              <table:table-cell office:value-type="float" office:value="31284536">
                <text:p>31284536</text:p>
              </table:table-cell>
              <table:table-cell office:value-type="float" office:value="27760128">
                <text:p>27760128</text:p>
              </table:table-cell>
              <table:table-cell office:value-type="float" office:value="26788584">
                <text:p>2678858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5965888">
                <text:p>25965888</text:p>
              </table:table-cell>
              <table:table-cell office:value-type="float" office:value="28823272">
                <text:p>28823272</text:p>
              </table:table-cell>
              <table:table-cell office:value-type="float" office:value="28763136">
                <text:p>28763136</text:p>
              </table:table-cell>
              <table:table-cell office:value-type="float" office:value="0">
                <text:p>0</text:p>
              </table:table-cell>
              <table:table-cell office:value-type="float" office:value="31288400">
                <text:p>31288400</text:p>
              </table:table-cell>
              <table:table-cell office:value-type="float" office:value="27397928">
                <text:p>27397928</text:p>
              </table:table-cell>
              <table:table-cell office:value-type="float" office:value="26792728">
                <text:p>2679272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5966760">
                <text:p>25966760</text:p>
              </table:table-cell>
              <table:table-cell office:value-type="float" office:value="28823272">
                <text:p>28823272</text:p>
              </table:table-cell>
              <table:table-cell office:value-type="float" office:value="28768176">
                <text:p>28768176</text:p>
              </table:table-cell>
              <table:table-cell office:value-type="float" office:value="0">
                <text:p>0</text:p>
              </table:table-cell>
              <table:table-cell office:value-type="float" office:value="31288400">
                <text:p>31288400</text:p>
              </table:table-cell>
              <table:table-cell office:value-type="float" office:value="27405080">
                <text:p>27405080</text:p>
              </table:table-cell>
              <table:table-cell office:value-type="float" office:value="26792728">
                <text:p>2679272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5966992">
                <text:p>25966992</text:p>
              </table:table-cell>
              <table:table-cell office:value-type="float" office:value="28823272">
                <text:p>28823272</text:p>
              </table:table-cell>
              <table:table-cell office:value-type="float" office:value="28768176">
                <text:p>28768176</text:p>
              </table:table-cell>
              <table:table-cell office:value-type="float" office:value="0">
                <text:p>0</text:p>
              </table:table-cell>
              <table:table-cell office:value-type="float" office:value="31413064">
                <text:p>31413064</text:p>
              </table:table-cell>
              <table:table-cell office:value-type="float" office:value="27409544">
                <text:p>27409544</text:p>
              </table:table-cell>
              <table:table-cell office:value-type="float" office:value="26796272">
                <text:p>2679627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5967208">
                <text:p>25967208</text:p>
              </table:table-cell>
              <table:table-cell office:value-type="float" office:value="28827184">
                <text:p>28827184</text:p>
              </table:table-cell>
              <table:table-cell office:value-type="float" office:value="28768176">
                <text:p>28768176</text:p>
              </table:table-cell>
              <table:table-cell office:value-type="float" office:value="0">
                <text:p>0</text:p>
              </table:table-cell>
              <table:table-cell office:value-type="float" office:value="31413064">
                <text:p>31413064</text:p>
              </table:table-cell>
              <table:table-cell office:value-type="float" office:value="27413424">
                <text:p>27413424</text:p>
              </table:table-cell>
              <table:table-cell office:value-type="float" office:value="26800416">
                <text:p>2680041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5973392">
                <text:p>25973392</text:p>
              </table:table-cell>
              <table:table-cell office:value-type="float" office:value="28831792">
                <text:p>28831792</text:p>
              </table:table-cell>
              <table:table-cell office:value-type="float" office:value="28781592">
                <text:p>28781592</text:p>
              </table:table-cell>
              <table:table-cell office:value-type="float" office:value="0">
                <text:p>0</text:p>
              </table:table-cell>
              <table:table-cell office:value-type="float" office:value="31413064">
                <text:p>31413064</text:p>
              </table:table-cell>
              <table:table-cell office:value-type="float" office:value="27734400">
                <text:p>27734400</text:p>
              </table:table-cell>
              <table:table-cell office:value-type="float" office:value="26800416">
                <text:p>2680041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6040968">
                <text:p>26040968</text:p>
              </table:table-cell>
              <table:table-cell office:value-type="float" office:value="28835704">
                <text:p>28835704</text:p>
              </table:table-cell>
              <table:table-cell office:value-type="float" office:value="28781592">
                <text:p>28781592</text:p>
              </table:table-cell>
              <table:table-cell office:value-type="float" office:value="0">
                <text:p>0</text:p>
              </table:table-cell>
              <table:table-cell office:value-type="float" office:value="31413064">
                <text:p>31413064</text:p>
              </table:table-cell>
              <table:table-cell office:value-type="float" office:value="27222384">
                <text:p>27222384</text:p>
              </table:table-cell>
              <table:table-cell office:value-type="float" office:value="26804560">
                <text:p>2680456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6046440">
                <text:p>26046440</text:p>
              </table:table-cell>
              <table:table-cell office:value-type="float" office:value="28835704">
                <text:p>28835704</text:p>
              </table:table-cell>
              <table:table-cell office:value-type="float" office:value="28786632">
                <text:p>28786632</text:p>
              </table:table-cell>
              <table:table-cell office:value-type="float" office:value="0">
                <text:p>0</text:p>
              </table:table-cell>
              <table:table-cell office:value-type="float" office:value="31413064">
                <text:p>31413064</text:p>
              </table:table-cell>
              <table:table-cell office:value-type="float" office:value="27496360">
                <text:p>27496360</text:p>
              </table:table-cell>
              <table:table-cell office:value-type="float" office:value="26804560">
                <text:p>2680456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6046656">
                <text:p>26046656</text:p>
              </table:table-cell>
              <table:table-cell office:value-type="float" office:value="28835704">
                <text:p>28835704</text:p>
              </table:table-cell>
              <table:table-cell office:value-type="float" office:value="28786632">
                <text:p>28786632</text:p>
              </table:table-cell>
              <table:table-cell office:value-type="float" office:value="0">
                <text:p>0</text:p>
              </table:table-cell>
              <table:table-cell office:value-type="float" office:value="31416928">
                <text:p>31416928</text:p>
              </table:table-cell>
              <table:table-cell office:value-type="float" office:value="28034832">
                <text:p>28034832</text:p>
              </table:table-cell>
              <table:table-cell office:value-type="float" office:value="26804560">
                <text:p>2680456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051960">
                <text:p>26051960</text:p>
              </table:table-cell>
              <table:table-cell office:value-type="float" office:value="28835704">
                <text:p>28835704</text:p>
              </table:table-cell>
              <table:table-cell office:value-type="float" office:value="28786632">
                <text:p>28786632</text:p>
              </table:table-cell>
              <table:table-cell office:value-type="float" office:value="0">
                <text:p>0</text:p>
              </table:table-cell>
              <table:table-cell office:value-type="float" office:value="31416928">
                <text:p>31416928</text:p>
              </table:table-cell>
              <table:table-cell office:value-type="float" office:value="28042208">
                <text:p>28042208</text:p>
              </table:table-cell>
              <table:table-cell office:value-type="float" office:value="26804560">
                <text:p>2680456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6053152">
                <text:p>26053152</text:p>
              </table:table-cell>
              <table:table-cell office:value-type="float" office:value="28835704">
                <text:p>28835704</text:p>
              </table:table-cell>
              <table:table-cell office:value-type="float" office:value="28786632">
                <text:p>28786632</text:p>
              </table:table-cell>
              <table:table-cell office:value-type="float" office:value="0">
                <text:p>0</text:p>
              </table:table-cell>
              <table:table-cell office:value-type="float" office:value="31420792">
                <text:p>31420792</text:p>
              </table:table-cell>
              <table:table-cell office:value-type="float" office:value="28155144">
                <text:p>28155144</text:p>
              </table:table-cell>
              <table:table-cell office:value-type="float" office:value="26804560">
                <text:p>2680456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6053384">
                <text:p>26053384</text:p>
              </table:table-cell>
              <table:table-cell office:value-type="float" office:value="28841472">
                <text:p>28841472</text:p>
              </table:table-cell>
              <table:table-cell office:value-type="float" office:value="28786632">
                <text:p>28786632</text:p>
              </table:table-cell>
              <table:table-cell office:value-type="float" office:value="0">
                <text:p>0</text:p>
              </table:table-cell>
              <table:table-cell office:value-type="float" office:value="31420792">
                <text:p>31420792</text:p>
              </table:table-cell>
              <table:table-cell office:value-type="float" office:value="28157048">
                <text:p>28157048</text:p>
              </table:table-cell>
              <table:table-cell office:value-type="float" office:value="26808704">
                <text:p>2680870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6058688">
                <text:p>26058688</text:p>
              </table:table-cell>
              <table:table-cell office:value-type="float" office:value="28841472">
                <text:p>28841472</text:p>
              </table:table-cell>
              <table:table-cell office:value-type="float" office:value="28791672">
                <text:p>28791672</text:p>
              </table:table-cell>
              <table:table-cell office:value-type="float" office:value="0">
                <text:p>0</text:p>
              </table:table-cell>
              <table:table-cell office:value-type="float" office:value="31483088">
                <text:p>31483088</text:p>
              </table:table-cell>
              <table:table-cell office:value-type="float" office:value="28161392">
                <text:p>28161392</text:p>
              </table:table-cell>
              <table:table-cell office:value-type="float" office:value="26887000">
                <text:p>2688700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6058904">
                <text:p>26058904</text:p>
              </table:table-cell>
              <table:table-cell office:value-type="float" office:value="28845384">
                <text:p>28845384</text:p>
              </table:table-cell>
              <table:table-cell office:value-type="float" office:value="28791672">
                <text:p>28791672</text:p>
              </table:table-cell>
              <table:table-cell office:value-type="float" office:value="0">
                <text:p>0</text:p>
              </table:table-cell>
              <table:table-cell office:value-type="float" office:value="31487216">
                <text:p>31487216</text:p>
              </table:table-cell>
              <table:table-cell office:value-type="float" office:value="28175248">
                <text:p>28175248</text:p>
              </table:table-cell>
              <table:table-cell office:value-type="float" office:value="26891696">
                <text:p>268916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6130952">
                <text:p>26130952</text:p>
              </table:table-cell>
              <table:table-cell office:value-type="float" office:value="28918800">
                <text:p>28918800</text:p>
              </table:table-cell>
              <table:table-cell office:value-type="float" office:value="28843728">
                <text:p>28843728</text:p>
              </table:table-cell>
              <table:table-cell office:value-type="float" office:value="0">
                <text:p>0</text:p>
              </table:table-cell>
              <table:table-cell office:value-type="float" office:value="31487216">
                <text:p>31487216</text:p>
              </table:table-cell>
              <table:table-cell office:value-type="float" office:value="28180104">
                <text:p>28180104</text:p>
              </table:table-cell>
              <table:table-cell office:value-type="float" office:value="26891696">
                <text:p>268916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6132144">
                <text:p>26132144</text:p>
              </table:table-cell>
              <table:table-cell office:value-type="float" office:value="28922976">
                <text:p>28922976</text:p>
              </table:table-cell>
              <table:table-cell office:value-type="float" office:value="28843728">
                <text:p>28843728</text:p>
              </table:table-cell>
              <table:table-cell office:value-type="float" office:value="0">
                <text:p>0</text:p>
              </table:table-cell>
              <table:table-cell office:value-type="float" office:value="31487216">
                <text:p>31487216</text:p>
              </table:table-cell>
              <table:table-cell office:value-type="float" office:value="28193632">
                <text:p>28193632</text:p>
              </table:table-cell>
              <table:table-cell office:value-type="float" office:value="26895688">
                <text:p>2689568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6133032">
                <text:p>26133032</text:p>
              </table:table-cell>
              <table:table-cell office:value-type="float" office:value="28922976">
                <text:p>28922976</text:p>
              </table:table-cell>
              <table:table-cell office:value-type="float" office:value="28849032">
                <text:p>28849032</text:p>
              </table:table-cell>
              <table:table-cell office:value-type="float" office:value="0">
                <text:p>0</text:p>
              </table:table-cell>
              <table:table-cell office:value-type="float" office:value="31487216">
                <text:p>31487216</text:p>
              </table:table-cell>
              <table:table-cell office:value-type="float" office:value="28197152">
                <text:p>28197152</text:p>
              </table:table-cell>
              <table:table-cell office:value-type="float" office:value="26895688">
                <text:p>2689568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6133248">
                <text:p>26133248</text:p>
              </table:table-cell>
              <table:table-cell office:value-type="float" office:value="28922976">
                <text:p>28922976</text:p>
              </table:table-cell>
              <table:table-cell office:value-type="float" office:value="28849032">
                <text:p>28849032</text:p>
              </table:table-cell>
              <table:table-cell office:value-type="float" office:value="0">
                <text:p>0</text:p>
              </table:table-cell>
              <table:table-cell office:value-type="float" office:value="31491080">
                <text:p>31491080</text:p>
              </table:table-cell>
              <table:table-cell office:value-type="float" office:value="28211256">
                <text:p>28211256</text:p>
              </table:table-cell>
              <table:table-cell office:value-type="float" office:value="26895688">
                <text:p>2689568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6133464">
                <text:p>26133464</text:p>
              </table:table-cell>
              <table:table-cell office:value-type="float" office:value="28922976">
                <text:p>28922976</text:p>
              </table:table-cell>
              <table:table-cell office:value-type="float" office:value="28849032">
                <text:p>28849032</text:p>
              </table:table-cell>
              <table:table-cell office:value-type="float" office:value="0">
                <text:p>0</text:p>
              </table:table-cell>
              <table:table-cell office:value-type="float" office:value="31491080">
                <text:p>31491080</text:p>
              </table:table-cell>
              <table:table-cell office:value-type="float" office:value="28214064">
                <text:p>28214064</text:p>
              </table:table-cell>
              <table:table-cell office:value-type="float" office:value="26895688">
                <text:p>268956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6139032">
                <text:p>26139032</text:p>
              </table:table-cell>
              <table:table-cell office:value-type="float" office:value="28922976">
                <text:p>28922976</text:p>
              </table:table-cell>
              <table:table-cell office:value-type="float" office:value="28854072">
                <text:p>28854072</text:p>
              </table:table-cell>
              <table:table-cell office:value-type="float" office:value="0">
                <text:p>0</text:p>
              </table:table-cell>
              <table:table-cell office:value-type="float" office:value="31491080">
                <text:p>31491080</text:p>
              </table:table-cell>
              <table:table-cell office:value-type="float" office:value="28222256">
                <text:p>28222256</text:p>
              </table:table-cell>
              <table:table-cell office:value-type="float" office:value="26895688">
                <text:p>2689568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6686800">
                <text:p>26686800</text:p>
              </table:table-cell>
              <table:table-cell office:value-type="float" office:value="28926888">
                <text:p>28926888</text:p>
              </table:table-cell>
              <table:table-cell office:value-type="float" office:value="28854072">
                <text:p>28854072</text:p>
              </table:table-cell>
              <table:table-cell office:value-type="float" office:value="0">
                <text:p>0</text:p>
              </table:table-cell>
              <table:table-cell office:value-type="float" office:value="31494944">
                <text:p>31494944</text:p>
              </table:table-cell>
              <table:table-cell office:value-type="float" office:value="28225064">
                <text:p>28225064</text:p>
              </table:table-cell>
              <table:table-cell office:value-type="float" office:value="26899680">
                <text:p>2689968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6692104">
                <text:p>26692104</text:p>
              </table:table-cell>
              <table:table-cell office:value-type="float" office:value="28926888">
                <text:p>28926888</text:p>
              </table:table-cell>
              <table:table-cell office:value-type="float" office:value="28859112">
                <text:p>28859112</text:p>
              </table:table-cell>
              <table:table-cell office:value-type="float" office:value="0">
                <text:p>0</text:p>
              </table:table-cell>
              <table:table-cell office:value-type="float" office:value="31497344">
                <text:p>31497344</text:p>
              </table:table-cell>
              <table:table-cell office:value-type="float" office:value="28227936">
                <text:p>28227936</text:p>
              </table:table-cell>
              <table:table-cell office:value-type="float" office:value="26903528">
                <text:p>2690352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6692320">
                <text:p>26692320</text:p>
              </table:table-cell>
              <table:table-cell office:value-type="float" office:value="28930800">
                <text:p>28930800</text:p>
              </table:table-cell>
              <table:table-cell office:value-type="float" office:value="28859112">
                <text:p>28859112</text:p>
              </table:table-cell>
              <table:table-cell office:value-type="float" office:value="0">
                <text:p>0</text:p>
              </table:table-cell>
              <table:table-cell office:value-type="float" office:value="31497344">
                <text:p>31497344</text:p>
              </table:table-cell>
              <table:table-cell office:value-type="float" office:value="27640712">
                <text:p>27640712</text:p>
              </table:table-cell>
              <table:table-cell office:value-type="float" office:value="26907520">
                <text:p>2690752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6696968">
                <text:p>26696968</text:p>
              </table:table-cell>
              <table:table-cell office:value-type="float" office:value="28937600">
                <text:p>28937600</text:p>
              </table:table-cell>
              <table:table-cell office:value-type="float" office:value="28867488">
                <text:p>28867488</text:p>
              </table:table-cell>
              <table:table-cell office:value-type="float" office:value="0">
                <text:p>0</text:p>
              </table:table-cell>
              <table:table-cell office:value-type="float" office:value="31497344">
                <text:p>31497344</text:p>
              </table:table-cell>
              <table:table-cell office:value-type="float" office:value="27645456">
                <text:p>27645456</text:p>
              </table:table-cell>
              <table:table-cell office:value-type="float" office:value="26907520">
                <text:p>2690752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6698368">
                <text:p>26698368</text:p>
              </table:table-cell>
              <table:table-cell office:value-type="float" office:value="28937600">
                <text:p>28937600</text:p>
              </table:table-cell>
              <table:table-cell office:value-type="float" office:value="28867488">
                <text:p>28867488</text:p>
              </table:table-cell>
              <table:table-cell office:value-type="float" office:value="0">
                <text:p>0</text:p>
              </table:table-cell>
              <table:table-cell office:value-type="float" office:value="31497344">
                <text:p>31497344</text:p>
              </table:table-cell>
              <table:table-cell office:value-type="float" office:value="27659880">
                <text:p>27659880</text:p>
              </table:table-cell>
              <table:table-cell office:value-type="float" office:value="26907520">
                <text:p>2690752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6699136">
                <text:p>26699136</text:p>
              </table:table-cell>
              <table:table-cell office:value-type="float" office:value="29333096">
                <text:p>29333096</text:p>
              </table:table-cell>
              <table:table-cell office:value-type="float" office:value="28867488">
                <text:p>28867488</text:p>
              </table:table-cell>
              <table:table-cell office:value-type="float" office:value="0">
                <text:p>0</text:p>
              </table:table-cell>
              <table:table-cell office:value-type="float" office:value="31501208">
                <text:p>31501208</text:p>
              </table:table-cell>
              <table:table-cell office:value-type="float" office:value="27662944">
                <text:p>27662944</text:p>
              </table:table-cell>
              <table:table-cell office:value-type="float" office:value="26911512">
                <text:p>269115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6704440">
                <text:p>26704440</text:p>
              </table:table-cell>
              <table:table-cell office:value-type="float" office:value="29333096">
                <text:p>29333096</text:p>
              </table:table-cell>
              <table:table-cell office:value-type="float" office:value="28872528">
                <text:p>28872528</text:p>
              </table:table-cell>
              <table:table-cell office:value-type="float" office:value="0">
                <text:p>0</text:p>
              </table:table-cell>
              <table:table-cell office:value-type="float" office:value="31501208">
                <text:p>31501208</text:p>
              </table:table-cell>
              <table:table-cell office:value-type="float" office:value="27665560">
                <text:p>27665560</text:p>
              </table:table-cell>
              <table:table-cell office:value-type="float" office:value="26911512">
                <text:p>2691151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6704656">
                <text:p>26704656</text:p>
              </table:table-cell>
              <table:table-cell office:value-type="float" office:value="29333096">
                <text:p>29333096</text:p>
              </table:table-cell>
              <table:table-cell office:value-type="float" office:value="28872528">
                <text:p>28872528</text:p>
              </table:table-cell>
              <table:table-cell office:value-type="float" office:value="0">
                <text:p>0</text:p>
              </table:table-cell>
              <table:table-cell office:value-type="float" office:value="31505072">
                <text:p>31505072</text:p>
              </table:table-cell>
              <table:table-cell office:value-type="float" office:value="27679648">
                <text:p>27679648</text:p>
              </table:table-cell>
              <table:table-cell office:value-type="float" office:value="26915504">
                <text:p>269155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772272">
                <text:p>26772272</text:p>
              </table:table-cell>
              <table:table-cell office:value-type="float" office:value="29333096">
                <text:p>29333096</text:p>
              </table:table-cell>
              <table:table-cell office:value-type="float" office:value="28877568">
                <text:p>28877568</text:p>
              </table:table-cell>
              <table:table-cell office:value-type="float" office:value="0">
                <text:p>0</text:p>
              </table:table-cell>
              <table:table-cell office:value-type="float" office:value="31505072">
                <text:p>31505072</text:p>
              </table:table-cell>
              <table:table-cell office:value-type="float" office:value="27683432">
                <text:p>27683432</text:p>
              </table:table-cell>
              <table:table-cell office:value-type="float" office:value="26915504">
                <text:p>2691550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6773416">
                <text:p>26773416</text:p>
              </table:table-cell>
              <table:table-cell office:value-type="float" office:value="29333096">
                <text:p>29333096</text:p>
              </table:table-cell>
              <table:table-cell office:value-type="float" office:value="28877568">
                <text:p>28877568</text:p>
              </table:table-cell>
              <table:table-cell office:value-type="float" office:value="0">
                <text:p>0</text:p>
              </table:table-cell>
              <table:table-cell office:value-type="float" office:value="31508936">
                <text:p>31508936</text:p>
              </table:table-cell>
              <table:table-cell office:value-type="float" office:value="27687064">
                <text:p>27687064</text:p>
              </table:table-cell>
              <table:table-cell office:value-type="float" office:value="26915504">
                <text:p>2691550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6773632">
                <text:p>26773632</text:p>
              </table:table-cell>
              <table:table-cell office:value-type="float" office:value="29337008">
                <text:p>29337008</text:p>
              </table:table-cell>
              <table:table-cell office:value-type="float" office:value="28877568">
                <text:p>28877568</text:p>
              </table:table-cell>
              <table:table-cell office:value-type="float" office:value="0">
                <text:p>0</text:p>
              </table:table-cell>
              <table:table-cell office:value-type="float" office:value="31508936">
                <text:p>31508936</text:p>
              </table:table-cell>
              <table:table-cell office:value-type="float" office:value="27690104">
                <text:p>27690104</text:p>
              </table:table-cell>
              <table:table-cell office:value-type="float" office:value="26915504">
                <text:p>2691550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6204208">
                <text:p>26204208</text:p>
              </table:table-cell>
              <table:table-cell office:value-type="float" office:value="25988320">
                <text:p>25988320</text:p>
              </table:table-cell>
              <table:table-cell office:value-type="float" office:value="28882608">
                <text:p>28882608</text:p>
              </table:table-cell>
              <table:table-cell office:value-type="float" office:value="0">
                <text:p>0</text:p>
              </table:table-cell>
              <table:table-cell office:value-type="float" office:value="31569376">
                <text:p>31569376</text:p>
              </table:table-cell>
              <table:table-cell office:value-type="float" office:value="27692912">
                <text:p>27692912</text:p>
              </table:table-cell>
              <table:table-cell office:value-type="float" office:value="26987968">
                <text:p>2698796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6204424">
                <text:p>26204424</text:p>
              </table:table-cell>
              <table:table-cell office:value-type="float" office:value="26013184">
                <text:p>26013184</text:p>
              </table:table-cell>
              <table:table-cell office:value-type="float" office:value="28882608">
                <text:p>28882608</text:p>
              </table:table-cell>
              <table:table-cell office:value-type="float" office:value="0">
                <text:p>0</text:p>
              </table:table-cell>
              <table:table-cell office:value-type="float" office:value="31569376">
                <text:p>31569376</text:p>
              </table:table-cell>
              <table:table-cell office:value-type="float" office:value="27706256">
                <text:p>27706256</text:p>
              </table:table-cell>
              <table:table-cell office:value-type="float" office:value="26992224">
                <text:p>2699222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6209784">
                <text:p>26209784</text:p>
              </table:table-cell>
              <table:table-cell office:value-type="float" office:value="26160216">
                <text:p>26160216</text:p>
              </table:table-cell>
              <table:table-cell office:value-type="float" office:value="28939968">
                <text:p>28939968</text:p>
              </table:table-cell>
              <table:table-cell office:value-type="float" office:value="0">
                <text:p>0</text:p>
              </table:table-cell>
              <table:table-cell office:value-type="float" office:value="31569376">
                <text:p>31569376</text:p>
              </table:table-cell>
              <table:table-cell office:value-type="float" office:value="27710944">
                <text:p>27710944</text:p>
              </table:table-cell>
              <table:table-cell office:value-type="float" office:value="26992224">
                <text:p>2699222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6210952">
                <text:p>26210952</text:p>
              </table:table-cell>
              <table:table-cell office:value-type="float" office:value="26164504">
                <text:p>26164504</text:p>
              </table:table-cell>
              <table:table-cell office:value-type="float" office:value="28939968">
                <text:p>28939968</text:p>
              </table:table-cell>
              <table:table-cell office:value-type="float" office:value="0">
                <text:p>0</text:p>
              </table:table-cell>
              <table:table-cell office:value-type="float" office:value="31573504">
                <text:p>31573504</text:p>
              </table:table-cell>
              <table:table-cell office:value-type="float" office:value="27823592">
                <text:p>27823592</text:p>
              </table:table-cell>
              <table:table-cell office:value-type="float" office:value="26996216">
                <text:p>2699621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6216256">
                <text:p>26216256</text:p>
              </table:table-cell>
              <table:table-cell office:value-type="float" office:value="26164504">
                <text:p>26164504</text:p>
              </table:table-cell>
              <table:table-cell office:value-type="float" office:value="28967696">
                <text:p>28967696</text:p>
              </table:table-cell>
              <table:table-cell office:value-type="float" office:value="0">
                <text:p>0</text:p>
              </table:table-cell>
              <table:table-cell office:value-type="float" office:value="31573504">
                <text:p>31573504</text:p>
              </table:table-cell>
              <table:table-cell office:value-type="float" office:value="27827112">
                <text:p>27827112</text:p>
              </table:table-cell>
              <table:table-cell office:value-type="float" office:value="26996216">
                <text:p>2699621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6216472">
                <text:p>26216472</text:p>
              </table:table-cell>
              <table:table-cell office:value-type="float" office:value="26164504">
                <text:p>26164504</text:p>
              </table:table-cell>
              <table:table-cell office:value-type="float" office:value="28967696">
                <text:p>28967696</text:p>
              </table:table-cell>
              <table:table-cell office:value-type="float" office:value="0">
                <text:p>0</text:p>
              </table:table-cell>
              <table:table-cell office:value-type="float" office:value="31577368">
                <text:p>31577368</text:p>
              </table:table-cell>
              <table:table-cell office:value-type="float" office:value="27839152">
                <text:p>27839152</text:p>
              </table:table-cell>
              <table:table-cell office:value-type="float" office:value="26996216">
                <text:p>269962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6216688">
                <text:p>26216688</text:p>
              </table:table-cell>
              <table:table-cell office:value-type="float" office:value="25936096">
                <text:p>25936096</text:p>
              </table:table-cell>
              <table:table-cell office:value-type="float" office:value="28967696">
                <text:p>28967696</text:p>
              </table:table-cell>
              <table:table-cell office:value-type="float" office:value="0">
                <text:p>0</text:p>
              </table:table-cell>
              <table:table-cell office:value-type="float" office:value="31577368">
                <text:p>31577368</text:p>
              </table:table-cell>
              <table:table-cell office:value-type="float" office:value="27841960">
                <text:p>27841960</text:p>
              </table:table-cell>
              <table:table-cell office:value-type="float" office:value="26996216">
                <text:p>269962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6222008">
                <text:p>26222008</text:p>
              </table:table-cell>
              <table:table-cell office:value-type="float" office:value="25936096">
                <text:p>25936096</text:p>
              </table:table-cell>
              <table:table-cell office:value-type="float" office:value="28972736">
                <text:p>28972736</text:p>
              </table:table-cell>
              <table:table-cell office:value-type="float" office:value="0">
                <text:p>0</text:p>
              </table:table-cell>
              <table:table-cell office:value-type="float" office:value="31577368">
                <text:p>31577368</text:p>
              </table:table-cell>
              <table:table-cell office:value-type="float" office:value="27845744">
                <text:p>27845744</text:p>
              </table:table-cell>
              <table:table-cell office:value-type="float" office:value="26996216">
                <text:p>2699621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6223448">
                <text:p>26223448</text:p>
              </table:table-cell>
              <table:table-cell office:value-type="float" office:value="26357240">
                <text:p>26357240</text:p>
              </table:table-cell>
              <table:table-cell office:value-type="float" office:value="28972736">
                <text:p>28972736</text:p>
              </table:table-cell>
              <table:table-cell office:value-type="float" office:value="0">
                <text:p>0</text:p>
              </table:table-cell>
              <table:table-cell office:value-type="float" office:value="31577368">
                <text:p>31577368</text:p>
              </table:table-cell>
              <table:table-cell office:value-type="float" office:value="27853296">
                <text:p>27853296</text:p>
              </table:table-cell>
              <table:table-cell office:value-type="float" office:value="27000208">
                <text:p>2700020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6295576">
                <text:p>26295576</text:p>
              </table:table-cell>
              <table:table-cell office:value-type="float" office:value="26357240">
                <text:p>26357240</text:p>
              </table:table-cell>
              <table:table-cell office:value-type="float" office:value="28977776">
                <text:p>28977776</text:p>
              </table:table-cell>
              <table:table-cell office:value-type="float" office:value="0">
                <text:p>0</text:p>
              </table:table-cell>
              <table:table-cell office:value-type="float" office:value="31984392">
                <text:p>31984392</text:p>
              </table:table-cell>
              <table:table-cell office:value-type="float" office:value="27857640">
                <text:p>27857640</text:p>
              </table:table-cell>
              <table:table-cell office:value-type="float" office:value="27072672">
                <text:p>270726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6295792">
                <text:p>26295792</text:p>
              </table:table-cell>
              <table:table-cell office:value-type="float" office:value="26361264">
                <text:p>26361264</text:p>
              </table:table-cell>
              <table:table-cell office:value-type="float" office:value="28977776">
                <text:p>28977776</text:p>
              </table:table-cell>
              <table:table-cell office:value-type="float" office:value="0">
                <text:p>0</text:p>
              </table:table-cell>
              <table:table-cell office:value-type="float" office:value="32184408">
                <text:p>32184408</text:p>
              </table:table-cell>
              <table:table-cell office:value-type="float" office:value="27961752">
                <text:p>27961752</text:p>
              </table:table-cell>
              <table:table-cell office:value-type="float" office:value="27076928">
                <text:p>2707692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6300872">
                <text:p>26300872</text:p>
              </table:table-cell>
              <table:table-cell office:value-type="float" office:value="26782792">
                <text:p>26782792</text:p>
              </table:table-cell>
              <table:table-cell office:value-type="float" office:value="29030104">
                <text:p>29030104</text:p>
              </table:table-cell>
              <table:table-cell office:value-type="float" office:value="0">
                <text:p>0</text:p>
              </table:table-cell>
              <table:table-cell office:value-type="float" office:value="32184408">
                <text:p>32184408</text:p>
              </table:table-cell>
              <table:table-cell office:value-type="float" office:value="27965888">
                <text:p>27965888</text:p>
              </table:table-cell>
              <table:table-cell office:value-type="float" office:value="27076928">
                <text:p>2707692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6302656">
                <text:p>26302656</text:p>
              </table:table-cell>
              <table:table-cell office:value-type="float" office:value="26782792">
                <text:p>26782792</text:p>
              </table:table-cell>
              <table:table-cell office:value-type="float" office:value="29030104">
                <text:p>29030104</text:p>
              </table:table-cell>
              <table:table-cell office:value-type="float" office:value="0">
                <text:p>0</text:p>
              </table:table-cell>
              <table:table-cell office:value-type="float" office:value="32184408">
                <text:p>32184408</text:p>
              </table:table-cell>
              <table:table-cell office:value-type="float" office:value="28169696">
                <text:p>28169696</text:p>
              </table:table-cell>
              <table:table-cell office:value-type="float" office:value="27076928">
                <text:p>270769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6302872">
                <text:p>26302872</text:p>
              </table:table-cell>
              <table:table-cell office:value-type="float" office:value="26782792">
                <text:p>26782792</text:p>
              </table:table-cell>
              <table:table-cell office:value-type="float" office:value="29030104">
                <text:p>29030104</text:p>
              </table:table-cell>
              <table:table-cell office:value-type="float" office:value="0">
                <text:p>0</text:p>
              </table:table-cell>
              <table:table-cell office:value-type="float" office:value="32188256">
                <text:p>32188256</text:p>
              </table:table-cell>
              <table:table-cell office:value-type="float" office:value="28171544">
                <text:p>28171544</text:p>
              </table:table-cell>
              <table:table-cell office:value-type="float" office:value="27080920">
                <text:p>2708092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6303744">
                <text:p>26303744</text:p>
              </table:table-cell>
              <table:table-cell office:value-type="float" office:value="26782792">
                <text:p>26782792</text:p>
              </table:table-cell>
              <table:table-cell office:value-type="float" office:value="29035408">
                <text:p>29035408</text:p>
              </table:table-cell>
              <table:table-cell office:value-type="float" office:value="0">
                <text:p>0</text:p>
              </table:table-cell>
              <table:table-cell office:value-type="float" office:value="32188256">
                <text:p>32188256</text:p>
              </table:table-cell>
              <table:table-cell office:value-type="float" office:value="28227800">
                <text:p>28227800</text:p>
              </table:table-cell>
              <table:table-cell office:value-type="float" office:value="27080920">
                <text:p>2708092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6303976">
                <text:p>26303976</text:p>
              </table:table-cell>
              <table:table-cell office:value-type="float" office:value="26787080">
                <text:p>26787080</text:p>
              </table:table-cell>
              <table:table-cell office:value-type="float" office:value="29035408">
                <text:p>29035408</text:p>
              </table:table-cell>
              <table:table-cell office:value-type="float" office:value="0">
                <text:p>0</text:p>
              </table:table-cell>
              <table:table-cell office:value-type="float" office:value="32192104">
                <text:p>32192104</text:p>
              </table:table-cell>
              <table:table-cell office:value-type="float" office:value="28072464">
                <text:p>28072464</text:p>
              </table:table-cell>
              <table:table-cell office:value-type="float" office:value="27084912">
                <text:p>270849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6309280">
                <text:p>26309280</text:p>
              </table:table-cell>
              <table:table-cell office:value-type="float" office:value="26787080">
                <text:p>26787080</text:p>
              </table:table-cell>
              <table:table-cell office:value-type="float" office:value="29040448">
                <text:p>29040448</text:p>
              </table:table-cell>
              <table:table-cell office:value-type="float" office:value="0">
                <text:p>0</text:p>
              </table:table-cell>
              <table:table-cell office:value-type="float" office:value="32192104">
                <text:p>32192104</text:p>
              </table:table-cell>
              <table:table-cell office:value-type="float" office:value="28674088">
                <text:p>28674088</text:p>
              </table:table-cell>
              <table:table-cell office:value-type="float" office:value="27084912">
                <text:p>270849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6320800">
                <text:p>26320800</text:p>
              </table:table-cell>
              <table:table-cell office:value-type="float" office:value="26791104">
                <text:p>26791104</text:p>
              </table:table-cell>
              <table:table-cell office:value-type="float" office:value="29040448">
                <text:p>29040448</text:p>
              </table:table-cell>
              <table:table-cell office:value-type="float" office:value="0">
                <text:p>0</text:p>
              </table:table-cell>
              <table:table-cell office:value-type="float" office:value="32192104">
                <text:p>32192104</text:p>
              </table:table-cell>
              <table:table-cell office:value-type="float" office:value="28783832">
                <text:p>28783832</text:p>
              </table:table-cell>
              <table:table-cell office:value-type="float" office:value="27084912">
                <text:p>270849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6325448">
                <text:p>26325448</text:p>
              </table:table-cell>
              <table:table-cell office:value-type="float" office:value="26791104">
                <text:p>26791104</text:p>
              </table:table-cell>
              <table:table-cell office:value-type="float" office:value="29040448">
                <text:p>29040448</text:p>
              </table:table-cell>
              <table:table-cell office:value-type="float" office:value="0">
                <text:p>0</text:p>
              </table:table-cell>
              <table:table-cell office:value-type="float" office:value="32192104">
                <text:p>32192104</text:p>
              </table:table-cell>
              <table:table-cell office:value-type="float" office:value="28785488">
                <text:p>28785488</text:p>
              </table:table-cell>
              <table:table-cell office:value-type="float" office:value="27084912">
                <text:p>2708491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6326336">
                <text:p>26326336</text:p>
              </table:table-cell>
              <table:table-cell office:value-type="float" office:value="26791104">
                <text:p>26791104</text:p>
              </table:table-cell>
              <table:table-cell office:value-type="float" office:value="29040448">
                <text:p>29040448</text:p>
              </table:table-cell>
              <table:table-cell office:value-type="float" office:value="0">
                <text:p>0</text:p>
              </table:table-cell>
              <table:table-cell office:value-type="float" office:value="32199136">
                <text:p>32199136</text:p>
              </table:table-cell>
              <table:table-cell office:value-type="float" office:value="28787336">
                <text:p>28787336</text:p>
              </table:table-cell>
              <table:table-cell office:value-type="float" office:value="27088456">
                <text:p>2708845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6326552">
                <text:p>26326552</text:p>
              </table:table-cell>
              <table:table-cell office:value-type="float" office:value="26795128">
                <text:p>26795128</text:p>
              </table:table-cell>
              <table:table-cell office:value-type="float" office:value="29040448">
                <text:p>29040448</text:p>
              </table:table-cell>
              <table:table-cell office:value-type="float" office:value="0">
                <text:p>0</text:p>
              </table:table-cell>
              <table:table-cell office:value-type="float" office:value="32204840">
                <text:p>32204840</text:p>
              </table:table-cell>
              <table:table-cell office:value-type="float" office:value="28789120">
                <text:p>28789120</text:p>
              </table:table-cell>
              <table:table-cell office:value-type="float" office:value="27092448">
                <text:p>2709244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6394168">
                <text:p>26394168</text:p>
              </table:table-cell>
              <table:table-cell office:value-type="float" office:value="26800720">
                <text:p>26800720</text:p>
              </table:table-cell>
              <table:table-cell office:value-type="float" office:value="29053864">
                <text:p>29053864</text:p>
              </table:table-cell>
              <table:table-cell office:value-type="float" office:value="0">
                <text:p>0</text:p>
              </table:table-cell>
              <table:table-cell office:value-type="float" office:value="32204840">
                <text:p>32204840</text:p>
              </table:table-cell>
              <table:table-cell office:value-type="float" office:value="28792592">
                <text:p>28792592</text:p>
              </table:table-cell>
              <table:table-cell office:value-type="float" office:value="27092448">
                <text:p>2709244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6395296">
                <text:p>26395296</text:p>
              </table:table-cell>
              <table:table-cell office:value-type="float" office:value="26800720">
                <text:p>26800720</text:p>
              </table:table-cell>
              <table:table-cell office:value-type="float" office:value="29053864">
                <text:p>29053864</text:p>
              </table:table-cell>
              <table:table-cell office:value-type="float" office:value="0">
                <text:p>0</text:p>
              </table:table-cell>
              <table:table-cell office:value-type="float" office:value="32208720">
                <text:p>32208720</text:p>
              </table:table-cell>
              <table:table-cell office:value-type="float" office:value="28797560">
                <text:p>28797560</text:p>
              </table:table-cell>
              <table:table-cell office:value-type="float" office:value="27096440">
                <text:p>2709644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6401696">
                <text:p>26401696</text:p>
              </table:table-cell>
              <table:table-cell office:value-type="float" office:value="26800720">
                <text:p>26800720</text:p>
              </table:table-cell>
              <table:table-cell office:value-type="float" office:value="29058904">
                <text:p>29058904</text:p>
              </table:table-cell>
              <table:table-cell office:value-type="float" office:value="0">
                <text:p>0</text:p>
              </table:table-cell>
              <table:table-cell office:value-type="float" office:value="32208720">
                <text:p>32208720</text:p>
              </table:table-cell>
              <table:table-cell office:value-type="float" office:value="28800120">
                <text:p>28800120</text:p>
              </table:table-cell>
              <table:table-cell office:value-type="float" office:value="27096440">
                <text:p>2709644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6401912">
                <text:p>26401912</text:p>
              </table:table-cell>
              <table:table-cell office:value-type="float" office:value="26804744">
                <text:p>26804744</text:p>
              </table:table-cell>
              <table:table-cell office:value-type="float" office:value="29058904">
                <text:p>29058904</text:p>
              </table:table-cell>
              <table:table-cell office:value-type="float" office:value="0">
                <text:p>0</text:p>
              </table:table-cell>
              <table:table-cell office:value-type="float" office:value="32212568">
                <text:p>32212568</text:p>
              </table:table-cell>
              <table:table-cell office:value-type="float" office:value="28805104">
                <text:p>28805104</text:p>
              </table:table-cell>
              <table:table-cell office:value-type="float" office:value="27096440">
                <text:p>2709644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6406072">
                <text:p>26406072</text:p>
              </table:table-cell>
              <table:table-cell office:value-type="float" office:value="26804744">
                <text:p>26804744</text:p>
              </table:table-cell>
              <table:table-cell office:value-type="float" office:value="29058904">
                <text:p>29058904</text:p>
              </table:table-cell>
              <table:table-cell office:value-type="float" office:value="0">
                <text:p>0</text:p>
              </table:table-cell>
              <table:table-cell office:value-type="float" office:value="32212568">
                <text:p>32212568</text:p>
              </table:table-cell>
              <table:table-cell office:value-type="float" office:value="28807312">
                <text:p>28807312</text:p>
              </table:table-cell>
              <table:table-cell office:value-type="float" office:value="27096440">
                <text:p>2709644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6407304">
                <text:p>26407304</text:p>
              </table:table-cell>
              <table:table-cell office:value-type="float" office:value="26804744">
                <text:p>26804744</text:p>
              </table:table-cell>
              <table:table-cell office:value-type="float" office:value="29063944">
                <text:p>29063944</text:p>
              </table:table-cell>
              <table:table-cell office:value-type="float" office:value="0">
                <text:p>0</text:p>
              </table:table-cell>
              <table:table-cell office:value-type="float" office:value="32212568">
                <text:p>32212568</text:p>
              </table:table-cell>
              <table:table-cell office:value-type="float" office:value="28811776">
                <text:p>28811776</text:p>
              </table:table-cell>
              <table:table-cell office:value-type="float" office:value="27096440">
                <text:p>2709644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6408072">
                <text:p>26408072</text:p>
              </table:table-cell>
              <table:table-cell office:value-type="float" office:value="26808768">
                <text:p>26808768</text:p>
              </table:table-cell>
              <table:table-cell office:value-type="float" office:value="29063944">
                <text:p>29063944</text:p>
              </table:table-cell>
              <table:table-cell office:value-type="float" office:value="0">
                <text:p>0</text:p>
              </table:table-cell>
              <table:table-cell office:value-type="float" office:value="32216416">
                <text:p>32216416</text:p>
              </table:table-cell>
              <table:table-cell office:value-type="float" office:value="29932048">
                <text:p>29932048</text:p>
              </table:table-cell>
              <table:table-cell office:value-type="float" office:value="27100432">
                <text:p>2710043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6413056">
                <text:p>26413056</text:p>
              </table:table-cell>
              <table:table-cell office:value-type="float" office:value="26808768">
                <text:p>26808768</text:p>
              </table:table-cell>
              <table:table-cell office:value-type="float" office:value="29063944">
                <text:p>29063944</text:p>
              </table:table-cell>
              <table:table-cell office:value-type="float" office:value="0">
                <text:p>0</text:p>
              </table:table-cell>
              <table:table-cell office:value-type="float" office:value="32277128">
                <text:p>32277128</text:p>
              </table:table-cell>
              <table:table-cell office:value-type="float" office:value="29934480">
                <text:p>29934480</text:p>
              </table:table-cell>
              <table:table-cell office:value-type="float" office:value="27173840">
                <text:p>2717384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6413272">
                <text:p>26413272</text:p>
              </table:table-cell>
              <table:table-cell office:value-type="float" office:value="26812792">
                <text:p>26812792</text:p>
              </table:table-cell>
              <table:table-cell office:value-type="float" office:value="29063944">
                <text:p>29063944</text:p>
              </table:table-cell>
              <table:table-cell office:value-type="float" office:value="0">
                <text:p>0</text:p>
              </table:table-cell>
              <table:table-cell office:value-type="float" office:value="32281240">
                <text:p>32281240</text:p>
              </table:table-cell>
              <table:table-cell office:value-type="float" office:value="29939944">
                <text:p>29939944</text:p>
              </table:table-cell>
              <table:table-cell office:value-type="float" office:value="27178096">
                <text:p>2717809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6418088">
                <text:p>26418088</text:p>
              </table:table-cell>
              <table:table-cell office:value-type="float" office:value="26917040">
                <text:p>26917040</text:p>
              </table:table-cell>
              <table:table-cell office:value-type="float" office:value="29164496">
                <text:p>29164496</text:p>
              </table:table-cell>
              <table:table-cell office:value-type="float" office:value="0">
                <text:p>0</text:p>
              </table:table-cell>
              <table:table-cell office:value-type="float" office:value="32281240">
                <text:p>32281240</text:p>
              </table:table-cell>
              <table:table-cell office:value-type="float" office:value="29943288">
                <text:p>29943288</text:p>
              </table:table-cell>
              <table:table-cell office:value-type="float" office:value="27178096">
                <text:p>2717809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6419216">
                <text:p>26419216</text:p>
              </table:table-cell>
              <table:table-cell office:value-type="float" office:value="26917040">
                <text:p>26917040</text:p>
              </table:table-cell>
              <table:table-cell office:value-type="float" office:value="29164496">
                <text:p>29164496</text:p>
              </table:table-cell>
              <table:table-cell office:value-type="float" office:value="0">
                <text:p>0</text:p>
              </table:table-cell>
              <table:table-cell office:value-type="float" office:value="32281240">
                <text:p>32281240</text:p>
              </table:table-cell>
              <table:table-cell office:value-type="float" office:value="29948016">
                <text:p>29948016</text:p>
              </table:table-cell>
              <table:table-cell office:value-type="float" office:value="27178096">
                <text:p>2717809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6419448">
                <text:p>26419448</text:p>
              </table:table-cell>
              <table:table-cell office:value-type="float" office:value="26921328">
                <text:p>26921328</text:p>
              </table:table-cell>
              <table:table-cell office:value-type="float" office:value="29164496">
                <text:p>29164496</text:p>
              </table:table-cell>
              <table:table-cell office:value-type="float" office:value="0">
                <text:p>0</text:p>
              </table:table-cell>
              <table:table-cell office:value-type="float" office:value="32281240">
                <text:p>32281240</text:p>
              </table:table-cell>
              <table:table-cell office:value-type="float" office:value="29950448">
                <text:p>29950448</text:p>
              </table:table-cell>
              <table:table-cell office:value-type="float" office:value="27182088">
                <text:p>2718208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6487064">
                <text:p>26487064</text:p>
              </table:table-cell>
              <table:table-cell office:value-type="float" office:value="26921328">
                <text:p>26921328</text:p>
              </table:table-cell>
              <table:table-cell office:value-type="float" office:value="29169536">
                <text:p>29169536</text:p>
              </table:table-cell>
              <table:table-cell office:value-type="float" office:value="0">
                <text:p>0</text:p>
              </table:table-cell>
              <table:table-cell office:value-type="float" office:value="32281240">
                <text:p>32281240</text:p>
              </table:table-cell>
              <table:table-cell office:value-type="float" office:value="29952296">
                <text:p>29952296</text:p>
              </table:table-cell>
              <table:table-cell office:value-type="float" office:value="27182088">
                <text:p>2718208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6487280">
                <text:p>26487280</text:p>
              </table:table-cell>
              <table:table-cell office:value-type="float" office:value="26921328">
                <text:p>26921328</text:p>
              </table:table-cell>
              <table:table-cell office:value-type="float" office:value="29169536">
                <text:p>29169536</text:p>
              </table:table-cell>
              <table:table-cell office:value-type="float" office:value="0">
                <text:p>0</text:p>
              </table:table-cell>
              <table:table-cell office:value-type="float" office:value="32285088">
                <text:p>32285088</text:p>
              </table:table-cell>
              <table:table-cell office:value-type="float" office:value="29958304">
                <text:p>29958304</text:p>
              </table:table-cell>
              <table:table-cell office:value-type="float" office:value="27186080">
                <text:p>2718608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6492360">
                <text:p>26492360</text:p>
              </table:table-cell>
              <table:table-cell office:value-type="float" office:value="26921328">
                <text:p>26921328</text:p>
              </table:table-cell>
              <table:table-cell office:value-type="float" office:value="29174576">
                <text:p>29174576</text:p>
              </table:table-cell>
              <table:table-cell office:value-type="float" office:value="0">
                <text:p>0</text:p>
              </table:table-cell>
              <table:table-cell office:value-type="float" office:value="32285088">
                <text:p>32285088</text:p>
              </table:table-cell>
              <table:table-cell office:value-type="float" office:value="29960872">
                <text:p>29960872</text:p>
              </table:table-cell>
              <table:table-cell office:value-type="float" office:value="27186080">
                <text:p>2718608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6493504">
                <text:p>26493504</text:p>
              </table:table-cell>
              <table:table-cell office:value-type="float" office:value="26925352">
                <text:p>26925352</text:p>
              </table:table-cell>
              <table:table-cell office:value-type="float" office:value="29174576">
                <text:p>29174576</text:p>
              </table:table-cell>
              <table:table-cell office:value-type="float" office:value="0">
                <text:p>0</text:p>
              </table:table-cell>
              <table:table-cell office:value-type="float" office:value="32288936">
                <text:p>32288936</text:p>
              </table:table-cell>
              <table:table-cell office:value-type="float" office:value="29962736">
                <text:p>29962736</text:p>
              </table:table-cell>
              <table:table-cell office:value-type="float" office:value="27190072">
                <text:p>271900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6498320">
                <text:p>26498320</text:p>
              </table:table-cell>
              <table:table-cell office:value-type="float" office:value="26925352">
                <text:p>26925352</text:p>
              </table:table-cell>
              <table:table-cell office:value-type="float" office:value="29174576">
                <text:p>29174576</text:p>
              </table:table-cell>
              <table:table-cell office:value-type="float" office:value="0">
                <text:p>0</text:p>
              </table:table-cell>
              <table:table-cell office:value-type="float" office:value="32288936">
                <text:p>32288936</text:p>
              </table:table-cell>
              <table:table-cell office:value-type="float" office:value="29965200">
                <text:p>29965200</text:p>
              </table:table-cell>
              <table:table-cell office:value-type="float" office:value="27190072">
                <text:p>271900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6498536">
                <text:p>26498536</text:p>
              </table:table-cell>
              <table:table-cell office:value-type="float" office:value="26925352">
                <text:p>26925352</text:p>
              </table:table-cell>
              <table:table-cell office:value-type="float" office:value="29187120">
                <text:p>29187120</text:p>
              </table:table-cell>
              <table:table-cell office:value-type="float" office:value="0">
                <text:p>0</text:p>
              </table:table-cell>
              <table:table-cell office:value-type="float" office:value="32291336">
                <text:p>32291336</text:p>
              </table:table-cell>
              <table:table-cell office:value-type="float" office:value="30069368">
                <text:p>30069368</text:p>
              </table:table-cell>
              <table:table-cell office:value-type="float" office:value="27194296">
                <text:p>2719429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6581544">
                <text:p>26581544</text:p>
              </table:table-cell>
              <table:table-cell office:value-type="float" office:value="26929376">
                <text:p>26929376</text:p>
              </table:table-cell>
              <table:table-cell office:value-type="float" office:value="29187120">
                <text:p>29187120</text:p>
              </table:table-cell>
              <table:table-cell office:value-type="float" office:value="0">
                <text:p>0</text:p>
              </table:table-cell>
              <table:table-cell office:value-type="float" office:value="32291336">
                <text:p>32291336</text:p>
              </table:table-cell>
              <table:table-cell office:value-type="float" office:value="30070312">
                <text:p>30070312</text:p>
              </table:table-cell>
              <table:table-cell office:value-type="float" office:value="27194296">
                <text:p>2719429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6583256">
                <text:p>26583256</text:p>
              </table:table-cell>
              <table:table-cell office:value-type="float" office:value="27143888">
                <text:p>27143888</text:p>
              </table:table-cell>
              <table:table-cell office:value-type="float" office:value="31127296">
                <text:p>31127296</text:p>
              </table:table-cell>
              <table:table-cell office:value-type="float" office:value="0">
                <text:p>0</text:p>
              </table:table-cell>
              <table:table-cell office:value-type="float" office:value="32291336">
                <text:p>32291336</text:p>
              </table:table-cell>
              <table:table-cell office:value-type="float" office:value="30073800">
                <text:p>30073800</text:p>
              </table:table-cell>
              <table:table-cell office:value-type="float" office:value="27194296">
                <text:p>2719429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6584720">
                <text:p>26584720</text:p>
              </table:table-cell>
              <table:table-cell office:value-type="float" office:value="27251856">
                <text:p>27251856</text:p>
              </table:table-cell>
              <table:table-cell office:value-type="float" office:value="31445088">
                <text:p>31445088</text:p>
              </table:table-cell>
              <table:table-cell office:value-type="float" office:value="0">
                <text:p>0</text:p>
              </table:table-cell>
              <table:table-cell office:value-type="float" office:value="32295184">
                <text:p>32295184</text:p>
              </table:table-cell>
              <table:table-cell office:value-type="float" office:value="30074744">
                <text:p>30074744</text:p>
              </table:table-cell>
              <table:table-cell office:value-type="float" office:value="27198288">
                <text:p>2719828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6589536">
                <text:p>26589536</text:p>
              </table:table-cell>
              <table:table-cell office:value-type="float" office:value="27255520">
                <text:p>27255520</text:p>
              </table:table-cell>
              <table:table-cell office:value-type="float" office:value="31447600">
                <text:p>31447600</text:p>
              </table:table-cell>
              <table:table-cell office:value-type="float" office:value="0">
                <text:p>0</text:p>
              </table:table-cell>
              <table:table-cell office:value-type="float" office:value="32295184">
                <text:p>32295184</text:p>
              </table:table-cell>
              <table:table-cell office:value-type="float" office:value="30077304">
                <text:p>30077304</text:p>
              </table:table-cell>
              <table:table-cell office:value-type="float" office:value="27198288">
                <text:p>2719828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6589752">
                <text:p>26589752</text:p>
              </table:table-cell>
              <table:table-cell office:value-type="float" office:value="27260424">
                <text:p>27260424</text:p>
              </table:table-cell>
              <table:table-cell office:value-type="float" office:value="30583000">
                <text:p>30583000</text:p>
              </table:table-cell>
              <table:table-cell office:value-type="float" office:value="0">
                <text:p>0</text:p>
              </table:table-cell>
              <table:table-cell office:value-type="float" office:value="32295184">
                <text:p>32295184</text:p>
              </table:table-cell>
              <table:table-cell office:value-type="float" office:value="30084480">
                <text:p>30084480</text:p>
              </table:table-cell>
              <table:table-cell office:value-type="float" office:value="27202280">
                <text:p>2720228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6660856">
                <text:p>26660856</text:p>
              </table:table-cell>
              <table:table-cell office:value-type="float" office:value="27261048">
                <text:p>27261048</text:p>
              </table:table-cell>
              <table:table-cell office:value-type="float" office:value="30771472">
                <text:p>30771472</text:p>
              </table:table-cell>
              <table:table-cell office:value-type="float" office:value="0">
                <text:p>0</text:p>
              </table:table-cell>
              <table:table-cell office:value-type="float" office:value="32295184">
                <text:p>32295184</text:p>
              </table:table-cell>
              <table:table-cell office:value-type="float" office:value="30086496">
                <text:p>30086496</text:p>
              </table:table-cell>
              <table:table-cell office:value-type="float" office:value="27202280">
                <text:p>2720228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6662720">
                <text:p>26662720</text:p>
              </table:table-cell>
              <table:table-cell office:value-type="float" office:value="27261672">
                <text:p>27261672</text:p>
              </table:table-cell>
              <table:table-cell office:value-type="float" office:value="30936480">
                <text:p>30936480</text:p>
              </table:table-cell>
              <table:table-cell office:value-type="float" office:value="0">
                <text:p>0</text:p>
              </table:table-cell>
              <table:table-cell office:value-type="float" office:value="32295184">
                <text:p>32295184</text:p>
              </table:table-cell>
              <table:table-cell office:value-type="float" office:value="30092936">
                <text:p>30092936</text:p>
              </table:table-cell>
              <table:table-cell office:value-type="float" office:value="27202280">
                <text:p>2720228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662936">
                <text:p>26662936</text:p>
              </table:table-cell>
              <table:table-cell office:value-type="float" office:value="27365224">
                <text:p>27365224</text:p>
              </table:table-cell>
              <table:table-cell office:value-type="float" office:value="31099440">
                <text:p>31099440</text:p>
              </table:table-cell>
              <table:table-cell office:value-type="float" office:value="0">
                <text:p>0</text:p>
              </table:table-cell>
              <table:table-cell office:value-type="float" office:value="31393848">
                <text:p>31393848</text:p>
              </table:table-cell>
              <table:table-cell office:value-type="float" office:value="30094336">
                <text:p>30094336</text:p>
              </table:table-cell>
              <table:table-cell office:value-type="float" office:value="27206272">
                <text:p>2720627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6668016">
                <text:p>26668016</text:p>
              </table:table-cell>
              <table:table-cell office:value-type="float" office:value="27365848">
                <text:p>27365848</text:p>
              </table:table-cell>
              <table:table-cell office:value-type="float" office:value="31101528">
                <text:p>31101528</text:p>
              </table:table-cell>
              <table:table-cell office:value-type="float" office:value="0">
                <text:p>0</text:p>
              </table:table-cell>
              <table:table-cell office:value-type="float" office:value="31454408">
                <text:p>31454408</text:p>
              </table:table-cell>
              <table:table-cell office:value-type="float" office:value="30096896">
                <text:p>30096896</text:p>
              </table:table-cell>
              <table:table-cell office:value-type="float" office:value="27347656">
                <text:p>2734765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6668232">
                <text:p>26668232</text:p>
              </table:table-cell>
              <table:table-cell office:value-type="float" office:value="27370496">
                <text:p>27370496</text:p>
              </table:table-cell>
              <table:table-cell office:value-type="float" office:value="31307512">
                <text:p>31307512</text:p>
              </table:table-cell>
              <table:table-cell office:value-type="float" office:value="0">
                <text:p>0</text:p>
              </table:table-cell>
              <table:table-cell office:value-type="float" office:value="31458520">
                <text:p>31458520</text:p>
              </table:table-cell>
              <table:table-cell office:value-type="float" office:value="30101864">
                <text:p>30101864</text:p>
              </table:table-cell>
              <table:table-cell office:value-type="float" office:value="27347656">
                <text:p>2734765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6673064">
                <text:p>26673064</text:p>
              </table:table-cell>
              <table:table-cell office:value-type="float" office:value="27375504">
                <text:p>27375504</text:p>
              </table:table-cell>
              <table:table-cell office:value-type="float" office:value="31552456">
                <text:p>31552456</text:p>
              </table:table-cell>
              <table:table-cell office:value-type="float" office:value="0">
                <text:p>0</text:p>
              </table:table-cell>
              <table:table-cell office:value-type="float" office:value="31458520">
                <text:p>31458520</text:p>
              </table:table-cell>
              <table:table-cell office:value-type="float" office:value="30106976">
                <text:p>30106976</text:p>
              </table:table-cell>
              <table:table-cell office:value-type="float" office:value="27347656">
                <text:p>2734765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6674256">
                <text:p>26674256</text:p>
              </table:table-cell>
              <table:table-cell office:value-type="float" office:value="27380152">
                <text:p>27380152</text:p>
              </table:table-cell>
              <table:table-cell office:value-type="float" office:value="31554904">
                <text:p>31554904</text:p>
              </table:table-cell>
              <table:table-cell office:value-type="float" office:value="0">
                <text:p>0</text:p>
              </table:table-cell>
              <table:table-cell office:value-type="float" office:value="31462368">
                <text:p>31462368</text:p>
              </table:table-cell>
              <table:table-cell office:value-type="float" office:value="30111960">
                <text:p>30111960</text:p>
              </table:table-cell>
              <table:table-cell office:value-type="float" office:value="27347656">
                <text:p>2734765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6674472">
                <text:p>26674472</text:p>
              </table:table-cell>
              <table:table-cell office:value-type="float" office:value="27485704">
                <text:p>27485704</text:p>
              </table:table-cell>
              <table:table-cell office:value-type="float" office:value="31567720">
                <text:p>31567720</text:p>
              </table:table-cell>
              <table:table-cell office:value-type="float" office:value="0">
                <text:p>0</text:p>
              </table:table-cell>
              <table:table-cell office:value-type="float" office:value="31462368">
                <text:p>31462368</text:p>
              </table:table-cell>
              <table:table-cell office:value-type="float" office:value="30114232">
                <text:p>30114232</text:p>
              </table:table-cell>
              <table:table-cell office:value-type="float" office:value="27351912">
                <text:p>2735191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6675360">
                <text:p>26675360</text:p>
              </table:table-cell>
              <table:table-cell office:value-type="float" office:value="27486328">
                <text:p>27486328</text:p>
              </table:table-cell>
              <table:table-cell office:value-type="float" office:value="31568472">
                <text:p>31568472</text:p>
              </table:table-cell>
              <table:table-cell office:value-type="float" office:value="0">
                <text:p>0</text:p>
              </table:table-cell>
              <table:table-cell office:value-type="float" office:value="31462368">
                <text:p>31462368</text:p>
              </table:table-cell>
              <table:table-cell office:value-type="float" office:value="30115888">
                <text:p>30115888</text:p>
              </table:table-cell>
              <table:table-cell office:value-type="float" office:value="27351912">
                <text:p>2735191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6675592">
                <text:p>26675592</text:p>
              </table:table-cell>
              <table:table-cell office:value-type="float" office:value="27490976">
                <text:p>27490976</text:p>
              </table:table-cell>
              <table:table-cell office:value-type="float" office:value="31583776">
                <text:p>31583776</text:p>
              </table:table-cell>
              <table:table-cell office:value-type="float" office:value="0">
                <text:p>0</text:p>
              </table:table-cell>
              <table:table-cell office:value-type="float" office:value="31462368">
                <text:p>31462368</text:p>
              </table:table-cell>
              <table:table-cell office:value-type="float" office:value="29586336">
                <text:p>29586336</text:p>
              </table:table-cell>
              <table:table-cell office:value-type="float" office:value="26878880">
                <text:p>2687888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6681552">
                <text:p>26681552</text:p>
              </table:table-cell>
              <table:table-cell office:value-type="float" office:value="27491600">
                <text:p>27491600</text:p>
              </table:table-cell>
              <table:table-cell office:value-type="float" office:value="31652184">
                <text:p>31652184</text:p>
              </table:table-cell>
              <table:table-cell office:value-type="float" office:value="0">
                <text:p>0</text:p>
              </table:table-cell>
              <table:table-cell office:value-type="float" office:value="31462368">
                <text:p>31462368</text:p>
              </table:table-cell>
              <table:table-cell office:value-type="float" office:value="29589808">
                <text:p>29589808</text:p>
              </table:table-cell>
              <table:table-cell office:value-type="float" office:value="26882184">
                <text:p>2688218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6682936">
                <text:p>26682936</text:p>
              </table:table-cell>
              <table:table-cell office:value-type="float" office:value="27492224">
                <text:p>27492224</text:p>
              </table:table-cell>
              <table:table-cell office:value-type="float" office:value="31664864">
                <text:p>31664864</text:p>
              </table:table-cell>
              <table:table-cell office:value-type="float" office:value="0">
                <text:p>0</text:p>
              </table:table-cell>
              <table:table-cell office:value-type="float" office:value="31466216">
                <text:p>31466216</text:p>
              </table:table-cell>
              <table:table-cell office:value-type="float" office:value="29591656">
                <text:p>29591656</text:p>
              </table:table-cell>
              <table:table-cell office:value-type="float" office:value="26888024">
                <text:p>2688802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6217944">
                <text:p>26217944</text:p>
              </table:table-cell>
              <table:table-cell office:value-type="float" office:value="27591296">
                <text:p>27591296</text:p>
              </table:table-cell>
              <table:table-cell office:value-type="float" office:value="31665616">
                <text:p>31665616</text:p>
              </table:table-cell>
              <table:table-cell office:value-type="float" office:value="0">
                <text:p>0</text:p>
              </table:table-cell>
              <table:table-cell office:value-type="float" office:value="31527808">
                <text:p>31527808</text:p>
              </table:table-cell>
              <table:table-cell office:value-type="float" office:value="29593312">
                <text:p>29593312</text:p>
              </table:table-cell>
              <table:table-cell office:value-type="float" office:value="26958600">
                <text:p>2695860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6218160">
                <text:p>26218160</text:p>
              </table:table-cell>
              <table:table-cell office:value-type="float" office:value="26584264">
                <text:p>26584264</text:p>
              </table:table-cell>
              <table:table-cell office:value-type="float" office:value="31666744">
                <text:p>31666744</text:p>
              </table:table-cell>
              <table:table-cell office:value-type="float" office:value="0">
                <text:p>0</text:p>
              </table:table-cell>
              <table:table-cell office:value-type="float" office:value="31531920">
                <text:p>31531920</text:p>
              </table:table-cell>
              <table:table-cell office:value-type="float" office:value="29599408">
                <text:p>29599408</text:p>
              </table:table-cell>
              <table:table-cell office:value-type="float" office:value="26960976">
                <text:p>2696097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6219048">
                <text:p>26219048</text:p>
              </table:table-cell>
              <table:table-cell office:value-type="float" office:value="26773952">
                <text:p>26773952</text:p>
              </table:table-cell>
              <table:table-cell office:value-type="float" office:value="31699864">
                <text:p>31699864</text:p>
              </table:table-cell>
              <table:table-cell office:value-type="float" office:value="0">
                <text:p>0</text:p>
              </table:table-cell>
              <table:table-cell office:value-type="float" office:value="31531920">
                <text:p>31531920</text:p>
              </table:table-cell>
              <table:table-cell office:value-type="float" office:value="29600712">
                <text:p>29600712</text:p>
              </table:table-cell>
              <table:table-cell office:value-type="float" office:value="26964008">
                <text:p>269640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6220280">
                <text:p>26220280</text:p>
              </table:table-cell>
              <table:table-cell office:value-type="float" office:value="26778864">
                <text:p>26778864</text:p>
              </table:table-cell>
              <table:table-cell office:value-type="float" office:value="31867192">
                <text:p>31867192</text:p>
              </table:table-cell>
              <table:table-cell office:value-type="float" office:value="0">
                <text:p>0</text:p>
              </table:table-cell>
              <table:table-cell office:value-type="float" office:value="31531920">
                <text:p>31531920</text:p>
              </table:table-cell>
              <table:table-cell office:value-type="float" office:value="29603824">
                <text:p>29603824</text:p>
              </table:table-cell>
              <table:table-cell office:value-type="float" office:value="26970432">
                <text:p>2697043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6225152">
                <text:p>26225152</text:p>
              </table:table-cell>
              <table:table-cell office:value-type="float" office:value="26885608">
                <text:p>26885608</text:p>
              </table:table-cell>
              <table:table-cell office:value-type="float" office:value="31880360">
                <text:p>31880360</text:p>
              </table:table-cell>
              <table:table-cell office:value-type="float" office:value="0">
                <text:p>0</text:p>
              </table:table-cell>
              <table:table-cell office:value-type="float" office:value="31531920">
                <text:p>31531920</text:p>
              </table:table-cell>
              <table:table-cell office:value-type="float" office:value="29610504">
                <text:p>29610504</text:p>
              </table:table-cell>
              <table:table-cell office:value-type="float" office:value="26972936">
                <text:p>2697293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6225536">
                <text:p>26225536</text:p>
              </table:table-cell>
              <table:table-cell office:value-type="float" office:value="26886232">
                <text:p>26886232</text:p>
              </table:table-cell>
              <table:table-cell office:value-type="float" office:value="31926472">
                <text:p>31926472</text:p>
              </table:table-cell>
              <table:table-cell office:value-type="float" office:value="0">
                <text:p>0</text:p>
              </table:table-cell>
              <table:table-cell office:value-type="float" office:value="31535768">
                <text:p>31535768</text:p>
              </table:table-cell>
              <table:table-cell office:value-type="float" office:value="29612472">
                <text:p>29612472</text:p>
              </table:table-cell>
              <table:table-cell office:value-type="float" office:value="26974424">
                <text:p>2697442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6226424">
                <text:p>26226424</text:p>
              </table:table-cell>
              <table:table-cell office:value-type="float" office:value="26891192">
                <text:p>26891192</text:p>
              </table:table-cell>
              <table:table-cell office:value-type="float" office:value="32047096">
                <text:p>32047096</text:p>
              </table:table-cell>
              <table:table-cell office:value-type="float" office:value="0">
                <text:p>0</text:p>
              </table:table-cell>
              <table:table-cell office:value-type="float" office:value="31535768">
                <text:p>31535768</text:p>
              </table:table-cell>
              <table:table-cell office:value-type="float" office:value="29620488">
                <text:p>29620488</text:p>
              </table:table-cell>
              <table:table-cell office:value-type="float" office:value="26981128">
                <text:p>2698112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6227632">
                <text:p>26227632</text:p>
              </table:table-cell>
              <table:table-cell office:value-type="float" office:value="26891816">
                <text:p>26891816</text:p>
              </table:table-cell>
              <table:table-cell office:value-type="float" office:value="32066776">
                <text:p>32066776</text:p>
              </table:table-cell>
              <table:table-cell office:value-type="float" office:value="0">
                <text:p>0</text:p>
              </table:table-cell>
              <table:table-cell office:value-type="float" office:value="31539616">
                <text:p>31539616</text:p>
              </table:table-cell>
              <table:table-cell office:value-type="float" office:value="29622960">
                <text:p>29622960</text:p>
              </table:table-cell>
              <table:table-cell office:value-type="float" office:value="26982536">
                <text:p>2698253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6299288">
                <text:p>26299288</text:p>
              </table:table-cell>
              <table:table-cell office:value-type="float" office:value="26997536">
                <text:p>26997536</text:p>
              </table:table-cell>
              <table:table-cell office:value-type="float" office:value="32067328">
                <text:p>32067328</text:p>
              </table:table-cell>
              <table:table-cell office:value-type="float" office:value="0">
                <text:p>0</text:p>
              </table:table-cell>
              <table:table-cell office:value-type="float" office:value="31539616">
                <text:p>31539616</text:p>
              </table:table-cell>
              <table:table-cell office:value-type="float" office:value="29629384">
                <text:p>29629384</text:p>
              </table:table-cell>
              <table:table-cell office:value-type="float" office:value="26989640">
                <text:p>2698964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6299672">
                <text:p>26299672</text:p>
              </table:table-cell>
              <table:table-cell office:value-type="float" office:value="26999256">
                <text:p>26999256</text:p>
              </table:table-cell>
              <table:table-cell office:value-type="float" office:value="32251736">
                <text:p>32251736</text:p>
              </table:table-cell>
              <table:table-cell office:value-type="float" office:value="0">
                <text:p>0</text:p>
              </table:table-cell>
              <table:table-cell office:value-type="float" office:value="31662208">
                <text:p>31662208</text:p>
              </table:table-cell>
              <table:table-cell office:value-type="float" office:value="29630328">
                <text:p>29630328</text:p>
              </table:table-cell>
              <table:table-cell office:value-type="float" office:value="26992488">
                <text:p>2699248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6304272">
                <text:p>26304272</text:p>
              </table:table-cell>
              <table:table-cell office:value-type="float" office:value="27003904">
                <text:p>27003904</text:p>
              </table:table-cell>
              <table:table-cell office:value-type="float" office:value="32265704">
                <text:p>32265704</text:p>
              </table:table-cell>
              <table:table-cell office:value-type="float" office:value="0">
                <text:p>0</text:p>
              </table:table-cell>
              <table:table-cell office:value-type="float" office:value="31662208">
                <text:p>31662208</text:p>
              </table:table-cell>
              <table:table-cell office:value-type="float" office:value="29633696">
                <text:p>29633696</text:p>
              </table:table-cell>
              <table:table-cell office:value-type="float" office:value="26998320">
                <text:p>2699832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6306152">
                <text:p>26306152</text:p>
              </table:table-cell>
              <table:table-cell office:value-type="float" office:value="27008432">
                <text:p>27008432</text:p>
              </table:table-cell>
              <table:table-cell office:value-type="float" office:value="33300904">
                <text:p>33300904</text:p>
              </table:table-cell>
              <table:table-cell office:value-type="float" office:value="0">
                <text:p>0</text:p>
              </table:table-cell>
              <table:table-cell office:value-type="float" office:value="31662208">
                <text:p>31662208</text:p>
              </table:table-cell>
              <table:table-cell office:value-type="float" office:value="29737016">
                <text:p>29737016</text:p>
              </table:table-cell>
              <table:table-cell office:value-type="float" office:value="27000112">
                <text:p>2700011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6377728">
                <text:p>26377728</text:p>
              </table:table-cell>
              <table:table-cell office:value-type="float" office:value="27108304">
                <text:p>27108304</text:p>
              </table:table-cell>
              <table:table-cell office:value-type="float" office:value="34256232">
                <text:p>34256232</text:p>
              </table:table-cell>
              <table:table-cell office:value-type="float" office:value="0">
                <text:p>0</text:p>
              </table:table-cell>
              <table:table-cell office:value-type="float" office:value="31662208">
                <text:p>31662208</text:p>
              </table:table-cell>
              <table:table-cell office:value-type="float" office:value="29740912">
                <text:p>29740912</text:p>
              </table:table-cell>
              <table:table-cell office:value-type="float" office:value="27070632">
                <text:p>270706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6377944">
                <text:p>26377944</text:p>
              </table:table-cell>
              <table:table-cell office:value-type="float" office:value="27109712">
                <text:p>27109712</text:p>
              </table:table-cell>
              <table:table-cell office:value-type="float" office:value="34512624">
                <text:p>34512624</text:p>
              </table:table-cell>
              <table:table-cell office:value-type="float" office:value="0">
                <text:p>0</text:p>
              </table:table-cell>
              <table:table-cell office:value-type="float" office:value="31692848">
                <text:p>31692848</text:p>
              </table:table-cell>
              <table:table-cell office:value-type="float" office:value="29773808">
                <text:p>29773808</text:p>
              </table:table-cell>
              <table:table-cell office:value-type="float" office:value="27098712">
                <text:p>2709871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6382928">
                <text:p>26382928</text:p>
              </table:table-cell>
              <table:table-cell office:value-type="float" office:value="27114728">
                <text:p>27114728</text:p>
              </table:table-cell>
              <table:table-cell office:value-type="float" office:value="34588648">
                <text:p>34588648</text:p>
              </table:table-cell>
              <table:table-cell office:value-type="float" office:value="0">
                <text:p>0</text:p>
              </table:table-cell>
              <table:table-cell office:value-type="float" office:value="31695048">
                <text:p>31695048</text:p>
              </table:table-cell>
              <table:table-cell office:value-type="float" office:value="29773808">
                <text:p>29773808</text:p>
              </table:table-cell>
              <table:table-cell office:value-type="float" office:value="27102968">
                <text:p>2710296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6384152">
                <text:p>26384152</text:p>
              </table:table-cell>
              <table:table-cell office:value-type="float" office:value="27115664">
                <text:p>27115664</text:p>
              </table:table-cell>
              <table:table-cell office:value-type="float" office:value="33677416">
                <text:p>33677416</text:p>
              </table:table-cell>
              <table:table-cell office:value-type="float" office:value="0">
                <text:p>0</text:p>
              </table:table-cell>
              <table:table-cell office:value-type="float" office:value="31700128">
                <text:p>31700128</text:p>
              </table:table-cell>
              <table:table-cell office:value-type="float" office:value="29777816">
                <text:p>29777816</text:p>
              </table:table-cell>
              <table:table-cell office:value-type="float" office:value="27102968">
                <text:p>2710296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6388968">
                <text:p>26388968</text:p>
              </table:table-cell>
              <table:table-cell office:value-type="float" office:value="27120736">
                <text:p>27120736</text:p>
              </table:table-cell>
              <table:table-cell office:value-type="float" office:value="33683016">
                <text:p>33683016</text:p>
              </table:table-cell>
              <table:table-cell office:value-type="float" office:value="0">
                <text:p>0</text:p>
              </table:table-cell>
              <table:table-cell office:value-type="float" office:value="31701928">
                <text:p>31701928</text:p>
              </table:table-cell>
              <table:table-cell office:value-type="float" office:value="29780480">
                <text:p>29780480</text:p>
              </table:table-cell>
              <table:table-cell office:value-type="float" office:value="27106960">
                <text:p>2710696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6389200">
                <text:p>26389200</text:p>
              </table:table-cell>
              <table:table-cell office:value-type="float" office:value="27225600">
                <text:p>27225600</text:p>
              </table:table-cell>
              <table:table-cell office:value-type="float" office:value="33684024">
                <text:p>33684024</text:p>
              </table:table-cell>
              <table:table-cell office:value-type="float" office:value="0">
                <text:p>0</text:p>
              </table:table-cell>
              <table:table-cell office:value-type="float" office:value="32234864">
                <text:p>32234864</text:p>
              </table:table-cell>
              <table:table-cell office:value-type="float" office:value="29784504">
                <text:p>29784504</text:p>
              </table:table-cell>
              <table:table-cell office:value-type="float" office:value="27184792">
                <text:p>2718479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6540536">
                <text:p>26540536</text:p>
              </table:table-cell>
              <table:table-cell office:value-type="float" office:value="27230776">
                <text:p>27230776</text:p>
              </table:table-cell>
              <table:table-cell office:value-type="float" office:value="33765104">
                <text:p>33765104</text:p>
              </table:table-cell>
              <table:table-cell office:value-type="float" office:value="0">
                <text:p>0</text:p>
              </table:table-cell>
              <table:table-cell office:value-type="float" office:value="32237064">
                <text:p>32237064</text:p>
              </table:table-cell>
              <table:table-cell office:value-type="float" office:value="29784504">
                <text:p>29784504</text:p>
              </table:table-cell>
              <table:table-cell office:value-type="float" office:value="27189048">
                <text:p>2718904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6542744">
                <text:p>26542744</text:p>
              </table:table-cell>
              <table:table-cell office:value-type="float" office:value="27409592">
                <text:p>27409592</text:p>
              </table:table-cell>
              <table:table-cell office:value-type="float" office:value="33772184">
                <text:p>33772184</text:p>
              </table:table-cell>
              <table:table-cell office:value-type="float" office:value="0">
                <text:p>0</text:p>
              </table:table-cell>
              <table:table-cell office:value-type="float" office:value="32393328">
                <text:p>32393328</text:p>
              </table:table-cell>
              <table:table-cell office:value-type="float" office:value="29788528">
                <text:p>29788528</text:p>
              </table:table-cell>
              <table:table-cell office:value-type="float" office:value="27189048">
                <text:p>2718904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6542976">
                <text:p>26542976</text:p>
              </table:table-cell>
              <table:table-cell office:value-type="float" office:value="27410200">
                <text:p>27410200</text:p>
              </table:table-cell>
              <table:table-cell office:value-type="float" office:value="33778496">
                <text:p>33778496</text:p>
              </table:table-cell>
              <table:table-cell office:value-type="float" office:value="0">
                <text:p>0</text:p>
              </table:table-cell>
              <table:table-cell office:value-type="float" office:value="32127560">
                <text:p>32127560</text:p>
              </table:table-cell>
              <table:table-cell office:value-type="float" office:value="29788528">
                <text:p>29788528</text:p>
              </table:table-cell>
              <table:table-cell office:value-type="float" office:value="27193040">
                <text:p>2719304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6543880">
                <text:p>26543880</text:p>
              </table:table-cell>
              <table:table-cell office:value-type="float" office:value="27516000">
                <text:p>27516000</text:p>
              </table:table-cell>
              <table:table-cell office:value-type="float" office:value="33779504">
                <text:p>33779504</text:p>
              </table:table-cell>
              <table:table-cell office:value-type="float" office:value="0">
                <text:p>0</text:p>
              </table:table-cell>
              <table:table-cell office:value-type="float" office:value="32306728">
                <text:p>32306728</text:p>
              </table:table-cell>
              <table:table-cell office:value-type="float" office:value="29788528">
                <text:p>29788528</text:p>
              </table:table-cell>
              <table:table-cell office:value-type="float" office:value="27193040">
                <text:p>2719304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6548208">
                <text:p>26548208</text:p>
              </table:table-cell>
              <table:table-cell office:value-type="float" office:value="27520912">
                <text:p>27520912</text:p>
              </table:table-cell>
              <table:table-cell office:value-type="float" office:value="33920368">
                <text:p>33920368</text:p>
              </table:table-cell>
              <table:table-cell office:value-type="float" office:value="0">
                <text:p>0</text:p>
              </table:table-cell>
              <table:table-cell office:value-type="float" office:value="31870088">
                <text:p>31870088</text:p>
              </table:table-cell>
              <table:table-cell office:value-type="float" office:value="29788528">
                <text:p>29788528</text:p>
              </table:table-cell>
              <table:table-cell office:value-type="float" office:value="27193040">
                <text:p>2719304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6550072">
                <text:p>26550072</text:p>
              </table:table-cell>
              <table:table-cell office:value-type="float" office:value="27521848">
                <text:p>27521848</text:p>
              </table:table-cell>
              <table:table-cell office:value-type="float" office:value="33922712">
                <text:p>33922712</text:p>
              </table:table-cell>
              <table:table-cell office:value-type="float" office:value="0">
                <text:p>0</text:p>
              </table:table-cell>
              <table:table-cell office:value-type="float" office:value="31872464">
                <text:p>31872464</text:p>
              </table:table-cell>
              <table:table-cell office:value-type="float" office:value="29788528">
                <text:p>29788528</text:p>
              </table:table-cell>
              <table:table-cell office:value-type="float" office:value="27193040">
                <text:p>2719304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6554232">
                <text:p>26554232</text:p>
              </table:table-cell>
              <table:table-cell office:value-type="float" office:value="27526496">
                <text:p>27526496</text:p>
              </table:table-cell>
              <table:table-cell office:value-type="float" office:value="33926640">
                <text:p>33926640</text:p>
              </table:table-cell>
              <table:table-cell office:value-type="float" office:value="0">
                <text:p>0</text:p>
              </table:table-cell>
              <table:table-cell office:value-type="float" office:value="31874600">
                <text:p>31874600</text:p>
              </table:table-cell>
              <table:table-cell office:value-type="float" office:value="29792552">
                <text:p>29792552</text:p>
              </table:table-cell>
              <table:table-cell office:value-type="float" office:value="27197032">
                <text:p>2719703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6555120">
                <text:p>26555120</text:p>
              </table:table-cell>
              <table:table-cell office:value-type="float" office:value="26606840">
                <text:p>26606840</text:p>
              </table:table-cell>
              <table:table-cell office:value-type="float" office:value="34078272">
                <text:p>34078272</text:p>
              </table:table-cell>
              <table:table-cell office:value-type="float" office:value="0">
                <text:p>0</text:p>
              </table:table-cell>
              <table:table-cell office:value-type="float" office:value="31875720">
                <text:p>31875720</text:p>
              </table:table-cell>
              <table:table-cell office:value-type="float" office:value="29894520">
                <text:p>29894520</text:p>
              </table:table-cell>
              <table:table-cell office:value-type="float" office:value="27200864">
                <text:p>2720086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6626040">
                <text:p>26626040</text:p>
              </table:table-cell>
              <table:table-cell office:value-type="float" office:value="26611528">
                <text:p>26611528</text:p>
              </table:table-cell>
              <table:table-cell office:value-type="float" office:value="34168136">
                <text:p>34168136</text:p>
              </table:table-cell>
              <table:table-cell office:value-type="float" office:value="0">
                <text:p>0</text:p>
              </table:table-cell>
              <table:table-cell office:value-type="float" office:value="31946920">
                <text:p>31946920</text:p>
              </table:table-cell>
              <table:table-cell office:value-type="float" office:value="29894520">
                <text:p>29894520</text:p>
              </table:table-cell>
              <table:table-cell office:value-type="float" office:value="27204856">
                <text:p>2720485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6628056">
                <text:p>26628056</text:p>
              </table:table-cell>
              <table:table-cell office:value-type="float" office:value="27185800">
                <text:p>27185800</text:p>
              </table:table-cell>
              <table:table-cell office:value-type="float" office:value="34381992">
                <text:p>34381992</text:p>
              </table:table-cell>
              <table:table-cell office:value-type="float" office:value="0">
                <text:p>0</text:p>
              </table:table-cell>
              <table:table-cell office:value-type="float" office:value="31947696">
                <text:p>31947696</text:p>
              </table:table-cell>
              <table:table-cell office:value-type="float" office:value="29894520">
                <text:p>29894520</text:p>
              </table:table-cell>
              <table:table-cell office:value-type="float" office:value="27204856">
                <text:p>2720485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6628288">
                <text:p>26628288</text:p>
              </table:table-cell>
              <table:table-cell office:value-type="float" office:value="27396992">
                <text:p>27396992</text:p>
              </table:table-cell>
              <table:table-cell office:value-type="float" office:value="34678664">
                <text:p>34678664</text:p>
              </table:table-cell>
              <table:table-cell office:value-type="float" office:value="0">
                <text:p>0</text:p>
              </table:table-cell>
              <table:table-cell office:value-type="float" office:value="31960256">
                <text:p>31960256</text:p>
              </table:table-cell>
              <table:table-cell office:value-type="float" office:value="29898808">
                <text:p>29898808</text:p>
              </table:table-cell>
              <table:table-cell office:value-type="float" office:value="27208848">
                <text:p>2720884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6629160">
                <text:p>26629160</text:p>
              </table:table-cell>
              <table:table-cell office:value-type="float" office:value="27504656">
                <text:p>27504656</text:p>
              </table:table-cell>
              <table:table-cell office:value-type="float" office:value="34679672">
                <text:p>34679672</text:p>
              </table:table-cell>
              <table:table-cell office:value-type="float" office:value="0">
                <text:p>0</text:p>
              </table:table-cell>
              <table:table-cell office:value-type="float" office:value="31962264">
                <text:p>31962264</text:p>
              </table:table-cell>
              <table:table-cell office:value-type="float" office:value="29898808">
                <text:p>29898808</text:p>
              </table:table-cell>
              <table:table-cell office:value-type="float" office:value="27208848">
                <text:p>2720884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6629376">
                <text:p>26629376</text:p>
              </table:table-cell>
              <table:table-cell office:value-type="float" office:value="27510400">
                <text:p>27510400</text:p>
              </table:table-cell>
              <table:table-cell office:value-type="float" office:value="34771344">
                <text:p>34771344</text:p>
              </table:table-cell>
              <table:table-cell office:value-type="float" office:value="0">
                <text:p>0</text:p>
              </table:table-cell>
              <table:table-cell office:value-type="float" office:value="31973576">
                <text:p>31973576</text:p>
              </table:table-cell>
              <table:table-cell office:value-type="float" office:value="29902832">
                <text:p>29902832</text:p>
              </table:table-cell>
              <table:table-cell office:value-type="float" office:value="27212840">
                <text:p>2721284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6634472">
                <text:p>26634472</text:p>
              </table:table-cell>
              <table:table-cell office:value-type="float" office:value="26670456">
                <text:p>26670456</text:p>
              </table:table-cell>
              <table:table-cell office:value-type="float" office:value="34773136">
                <text:p>34773136</text:p>
              </table:table-cell>
              <table:table-cell office:value-type="float" office:value="0">
                <text:p>0</text:p>
              </table:table-cell>
              <table:table-cell office:value-type="float" office:value="31976392">
                <text:p>31976392</text:p>
              </table:table-cell>
              <table:table-cell office:value-type="float" office:value="29902832">
                <text:p>29902832</text:p>
              </table:table-cell>
              <table:table-cell office:value-type="float" office:value="27212840">
                <text:p>2721284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6635840">
                <text:p>26635840</text:p>
              </table:table-cell>
              <table:table-cell office:value-type="float" office:value="26970296">
                <text:p>26970296</text:p>
              </table:table-cell>
              <table:table-cell office:value-type="float" office:value="34787432">
                <text:p>34787432</text:p>
              </table:table-cell>
              <table:table-cell office:value-type="float" office:value="0">
                <text:p>0</text:p>
              </table:table-cell>
              <table:table-cell office:value-type="float" office:value="31977272">
                <text:p>31977272</text:p>
              </table:table-cell>
              <table:table-cell office:value-type="float" office:value="29906856">
                <text:p>29906856</text:p>
              </table:table-cell>
              <table:table-cell office:value-type="float" office:value="27212840">
                <text:p>2721284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6640000">
                <text:p>26640000</text:p>
              </table:table-cell>
              <table:table-cell office:value-type="float" office:value="26970296">
                <text:p>26970296</text:p>
              </table:table-cell>
              <table:table-cell office:value-type="float" office:value="34788944">
                <text:p>34788944</text:p>
              </table:table-cell>
              <table:table-cell office:value-type="float" office:value="0">
                <text:p>0</text:p>
              </table:table-cell>
              <table:table-cell office:value-type="float" office:value="31978936">
                <text:p>31978936</text:p>
              </table:table-cell>
              <table:table-cell office:value-type="float" office:value="30013832">
                <text:p>30013832</text:p>
              </table:table-cell>
              <table:table-cell office:value-type="float" office:value="27212840">
                <text:p>2721284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6640872">
                <text:p>26640872</text:p>
              </table:table-cell>
              <table:table-cell office:value-type="float" office:value="26985224">
                <text:p>26985224</text:p>
              </table:table-cell>
              <table:table-cell office:value-type="float" office:value="34922312">
                <text:p>34922312</text:p>
              </table:table-cell>
              <table:table-cell office:value-type="float" office:value="0">
                <text:p>0</text:p>
              </table:table-cell>
              <table:table-cell office:value-type="float" office:value="31990064">
                <text:p>31990064</text:p>
              </table:table-cell>
              <table:table-cell office:value-type="float" office:value="30013832">
                <text:p>30013832</text:p>
              </table:table-cell>
              <table:table-cell office:value-type="float" office:value="27288616">
                <text:p>272886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6641104">
                <text:p>26641104</text:p>
              </table:table-cell>
              <table:table-cell office:value-type="float" office:value="26989120">
                <text:p>26989120</text:p>
              </table:table-cell>
              <table:table-cell office:value-type="float" office:value="35033904">
                <text:p>35033904</text:p>
              </table:table-cell>
              <table:table-cell office:value-type="float" office:value="0">
                <text:p>0</text:p>
              </table:table-cell>
              <table:table-cell office:value-type="float" office:value="31992264">
                <text:p>31992264</text:p>
              </table:table-cell>
              <table:table-cell office:value-type="float" office:value="30013832">
                <text:p>30013832</text:p>
              </table:table-cell>
              <table:table-cell office:value-type="float" office:value="27292872">
                <text:p>2729287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6641976">
                <text:p>26641976</text:p>
              </table:table-cell>
              <table:table-cell office:value-type="float" office:value="26994816">
                <text:p>26994816</text:p>
              </table:table-cell>
              <table:table-cell office:value-type="float" office:value="35208240">
                <text:p>35208240</text:p>
              </table:table-cell>
              <table:table-cell office:value-type="float" office:value="0">
                <text:p>0</text:p>
              </table:table-cell>
              <table:table-cell office:value-type="float" office:value="31993024">
                <text:p>31993024</text:p>
              </table:table-cell>
              <table:table-cell office:value-type="float" office:value="30018120">
                <text:p>30018120</text:p>
              </table:table-cell>
              <table:table-cell office:value-type="float" office:value="27292872">
                <text:p>2729287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6643168">
                <text:p>26643168</text:p>
              </table:table-cell>
              <table:table-cell office:value-type="float" office:value="26998792">
                <text:p>26998792</text:p>
              </table:table-cell>
              <table:table-cell office:value-type="float" office:value="35220320">
                <text:p>35220320</text:p>
              </table:table-cell>
              <table:table-cell office:value-type="float" office:value="0">
                <text:p>0</text:p>
              </table:table-cell>
              <table:table-cell office:value-type="float" office:value="32214680">
                <text:p>32214680</text:p>
              </table:table-cell>
              <table:table-cell office:value-type="float" office:value="30018120">
                <text:p>30018120</text:p>
              </table:table-cell>
              <table:table-cell office:value-type="float" office:value="27296864">
                <text:p>2729686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6647984">
                <text:p>26647984</text:p>
              </table:table-cell>
              <table:table-cell office:value-type="float" office:value="26998792">
                <text:p>26998792</text:p>
              </table:table-cell>
              <table:table-cell office:value-type="float" office:value="35221552">
                <text:p>35221552</text:p>
              </table:table-cell>
              <table:table-cell office:value-type="float" office:value="0">
                <text:p>0</text:p>
              </table:table-cell>
              <table:table-cell office:value-type="float" office:value="32996968">
                <text:p>32996968</text:p>
              </table:table-cell>
              <table:table-cell office:value-type="float" office:value="30022144">
                <text:p>30022144</text:p>
              </table:table-cell>
              <table:table-cell office:value-type="float" office:value="27296864">
                <text:p>2729686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6648368">
                <text:p>26648368</text:p>
              </table:table-cell>
              <table:table-cell office:value-type="float" office:value="26998792">
                <text:p>26998792</text:p>
              </table:table-cell>
              <table:table-cell office:value-type="float" office:value="35222784">
                <text:p>35222784</text:p>
              </table:table-cell>
              <table:table-cell office:value-type="float" office:value="0">
                <text:p>0</text:p>
              </table:table-cell>
              <table:table-cell office:value-type="float" office:value="33450456">
                <text:p>33450456</text:p>
              </table:table-cell>
              <table:table-cell office:value-type="float" office:value="30022144">
                <text:p>30022144</text:p>
              </table:table-cell>
              <table:table-cell office:value-type="float" office:value="27300856">
                <text:p>2730085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6719272">
                <text:p>26719272</text:p>
              </table:table-cell>
              <table:table-cell office:value-type="float" office:value="26998792">
                <text:p>26998792</text:p>
              </table:table-cell>
              <table:table-cell office:value-type="float" office:value="35316520">
                <text:p>35316520</text:p>
              </table:table-cell>
              <table:table-cell office:value-type="float" office:value="0">
                <text:p>0</text:p>
              </table:table-cell>
              <table:table-cell office:value-type="float" office:value="33244312">
                <text:p>33244312</text:p>
              </table:table-cell>
              <table:table-cell office:value-type="float" office:value="30036936">
                <text:p>30036936</text:p>
              </table:table-cell>
              <table:table-cell office:value-type="float" office:value="27300856">
                <text:p>2730085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6721120">
                <text:p>26721120</text:p>
              </table:table-cell>
              <table:table-cell office:value-type="float" office:value="26998792">
                <text:p>26998792</text:p>
              </table:table-cell>
              <table:table-cell office:value-type="float" office:value="35317752">
                <text:p>35317752</text:p>
              </table:table-cell>
              <table:table-cell office:value-type="float" office:value="0">
                <text:p>0</text:p>
              </table:table-cell>
              <table:table-cell office:value-type="float" office:value="34470368">
                <text:p>34470368</text:p>
              </table:table-cell>
              <table:table-cell office:value-type="float" office:value="30047224">
                <text:p>30047224</text:p>
              </table:table-cell>
              <table:table-cell office:value-type="float" office:value="27300856">
                <text:p>2730085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6721680">
                <text:p>26721680</text:p>
              </table:table-cell>
              <table:table-cell office:value-type="float" office:value="27002768">
                <text:p>27002768</text:p>
              </table:table-cell>
              <table:table-cell office:value-type="float" office:value="35323536">
                <text:p>35323536</text:p>
              </table:table-cell>
              <table:table-cell office:value-type="float" office:value="0">
                <text:p>0</text:p>
              </table:table-cell>
              <table:table-cell office:value-type="float" office:value="34653416">
                <text:p>34653416</text:p>
              </table:table-cell>
              <table:table-cell office:value-type="float" office:value="30047224">
                <text:p>30047224</text:p>
              </table:table-cell>
              <table:table-cell office:value-type="float" office:value="27300856">
                <text:p>2730085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6726776">
                <text:p>26726776</text:p>
              </table:table-cell>
              <table:table-cell office:value-type="float" office:value="27002768">
                <text:p>27002768</text:p>
              </table:table-cell>
              <table:table-cell office:value-type="float" office:value="35324768">
                <text:p>35324768</text:p>
              </table:table-cell>
              <table:table-cell office:value-type="float" office:value="0">
                <text:p>0</text:p>
              </table:table-cell>
              <table:table-cell office:value-type="float" office:value="34093080">
                <text:p>34093080</text:p>
              </table:table-cell>
              <table:table-cell office:value-type="float" office:value="30047224">
                <text:p>30047224</text:p>
              </table:table-cell>
              <table:table-cell office:value-type="float" office:value="27311056">
                <text:p>2731105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6726992">
                <text:p>26726992</text:p>
              </table:table-cell>
              <table:table-cell office:value-type="float" office:value="27006744">
                <text:p>27006744</text:p>
              </table:table-cell>
              <table:table-cell office:value-type="float" office:value="35330552">
                <text:p>35330552</text:p>
              </table:table-cell>
              <table:table-cell office:value-type="float" office:value="0">
                <text:p>0</text:p>
              </table:table-cell>
              <table:table-cell office:value-type="float" office:value="34098040">
                <text:p>34098040</text:p>
              </table:table-cell>
              <table:table-cell office:value-type="float" office:value="30051200">
                <text:p>30051200</text:p>
              </table:table-cell>
              <table:table-cell office:value-type="float" office:value="27315048">
                <text:p>273150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6727864">
                <text:p>26727864</text:p>
              </table:table-cell>
              <table:table-cell office:value-type="float" office:value="27305376">
                <text:p>27305376</text:p>
              </table:table-cell>
              <table:table-cell office:value-type="float" office:value="35435232">
                <text:p>35435232</text:p>
              </table:table-cell>
              <table:table-cell office:value-type="float" office:value="0">
                <text:p>0</text:p>
              </table:table-cell>
              <table:table-cell office:value-type="float" office:value="29140184">
                <text:p>29140184</text:p>
              </table:table-cell>
              <table:table-cell office:value-type="float" office:value="30051200">
                <text:p>30051200</text:p>
              </table:table-cell>
              <table:table-cell office:value-type="float" office:value="27315048">
                <text:p>2731504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6729056">
                <text:p>26729056</text:p>
              </table:table-cell>
              <table:table-cell office:value-type="float" office:value="27311240">
                <text:p>27311240</text:p>
              </table:table-cell>
              <table:table-cell office:value-type="float" office:value="35437080">
                <text:p>35437080</text:p>
              </table:table-cell>
              <table:table-cell office:value-type="float" office:value="0">
                <text:p>0</text:p>
              </table:table-cell>
              <table:table-cell office:value-type="float" office:value="28336016">
                <text:p>28336016</text:p>
              </table:table-cell>
              <table:table-cell office:value-type="float" office:value="30055176">
                <text:p>30055176</text:p>
              </table:table-cell>
              <table:table-cell office:value-type="float" office:value="27319040">
                <text:p>2731904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733232">
                <text:p>26733232</text:p>
              </table:table-cell>
              <table:table-cell office:value-type="float" office:value="27426136">
                <text:p>27426136</text:p>
              </table:table-cell>
              <table:table-cell office:value-type="float" office:value="35443016">
                <text:p>35443016</text:p>
              </table:table-cell>
              <table:table-cell office:value-type="float" office:value="0">
                <text:p>0</text:p>
              </table:table-cell>
              <table:table-cell office:value-type="float" office:value="28419376">
                <text:p>28419376</text:p>
              </table:table-cell>
              <table:table-cell office:value-type="float" office:value="30055176">
                <text:p>30055176</text:p>
              </table:table-cell>
              <table:table-cell office:value-type="float" office:value="27319040">
                <text:p>2731904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6734104">
                <text:p>26734104</text:p>
              </table:table-cell>
              <table:table-cell office:value-type="float" office:value="27426760">
                <text:p>27426760</text:p>
              </table:table-cell>
              <table:table-cell office:value-type="float" office:value="35444248">
                <text:p>35444248</text:p>
              </table:table-cell>
              <table:table-cell office:value-type="float" office:value="0">
                <text:p>0</text:p>
              </table:table-cell>
              <table:table-cell office:value-type="float" office:value="28426768">
                <text:p>28426768</text:p>
              </table:table-cell>
              <table:table-cell office:value-type="float" office:value="30055176">
                <text:p>30055176</text:p>
              </table:table-cell>
              <table:table-cell office:value-type="float" office:value="27319040">
                <text:p>2731904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6734320">
                <text:p>26734320</text:p>
              </table:table-cell>
              <table:table-cell office:value-type="float" office:value="27431672">
                <text:p>27431672</text:p>
              </table:table-cell>
              <table:table-cell office:value-type="float" office:value="35601032">
                <text:p>35601032</text:p>
              </table:table-cell>
              <table:table-cell office:value-type="float" office:value="0">
                <text:p>0</text:p>
              </table:table-cell>
              <table:table-cell office:value-type="float" office:value="28429232">
                <text:p>28429232</text:p>
              </table:table-cell>
              <table:table-cell office:value-type="float" office:value="30055176">
                <text:p>30055176</text:p>
              </table:table-cell>
              <table:table-cell office:value-type="float" office:value="27323032">
                <text:p>2732303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6748960">
                <text:p>26748960</text:p>
              </table:table-cell>
              <table:table-cell office:value-type="float" office:value="27432296">
                <text:p>27432296</text:p>
              </table:table-cell>
              <table:table-cell office:value-type="float" office:value="35618720">
                <text:p>35618720</text:p>
              </table:table-cell>
              <table:table-cell office:value-type="float" office:value="0">
                <text:p>0</text:p>
              </table:table-cell>
              <table:table-cell office:value-type="float" office:value="28431280">
                <text:p>28431280</text:p>
              </table:table-cell>
              <table:table-cell office:value-type="float" office:value="29587816">
                <text:p>29587816</text:p>
              </table:table-cell>
              <table:table-cell office:value-type="float" office:value="27323032">
                <text:p>273230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6754056">
                <text:p>26754056</text:p>
              </table:table-cell>
              <table:table-cell office:value-type="float" office:value="27432608">
                <text:p>27432608</text:p>
              </table:table-cell>
              <table:table-cell office:value-type="float" office:value="35624744">
                <text:p>35624744</text:p>
              </table:table-cell>
              <table:table-cell office:value-type="float" office:value="0">
                <text:p>0</text:p>
              </table:table-cell>
              <table:table-cell office:value-type="float" office:value="28433048">
                <text:p>28433048</text:p>
              </table:table-cell>
              <table:table-cell office:value-type="float" office:value="29592920">
                <text:p>29592920</text:p>
              </table:table-cell>
              <table:table-cell office:value-type="float" office:value="27327024">
                <text:p>2732702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6821672">
                <text:p>26821672</text:p>
              </table:table-cell>
              <table:table-cell office:value-type="float" office:value="27536280">
                <text:p>27536280</text:p>
              </table:table-cell>
              <table:table-cell office:value-type="float" office:value="35626088">
                <text:p>35626088</text:p>
              </table:table-cell>
              <table:table-cell office:value-type="float" office:value="0">
                <text:p>0</text:p>
              </table:table-cell>
              <table:table-cell office:value-type="float" office:value="28443104">
                <text:p>28443104</text:p>
              </table:table-cell>
              <table:table-cell office:value-type="float" office:value="29592920">
                <text:p>29592920</text:p>
              </table:table-cell>
              <table:table-cell office:value-type="float" office:value="27399472">
                <text:p>2739947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6821888">
                <text:p>26821888</text:p>
              </table:table-cell>
              <table:table-cell office:value-type="float" office:value="27540880">
                <text:p>27540880</text:p>
              </table:table-cell>
              <table:table-cell office:value-type="float" office:value="34072704">
                <text:p>34072704</text:p>
              </table:table-cell>
              <table:table-cell office:value-type="float" office:value="0">
                <text:p>0</text:p>
              </table:table-cell>
              <table:table-cell office:value-type="float" office:value="28444760">
                <text:p>28444760</text:p>
              </table:table-cell>
              <table:table-cell office:value-type="float" office:value="29596896">
                <text:p>29596896</text:p>
              </table:table-cell>
              <table:table-cell office:value-type="float" office:value="27399472">
                <text:p>2739947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6826312">
                <text:p>26826312</text:p>
              </table:table-cell>
              <table:table-cell office:value-type="float" office:value="27545648">
                <text:p>27545648</text:p>
              </table:table-cell>
              <table:table-cell office:value-type="float" office:value="34100296">
                <text:p>34100296</text:p>
              </table:table-cell>
              <table:table-cell office:value-type="float" office:value="0">
                <text:p>0</text:p>
              </table:table-cell>
              <table:table-cell office:value-type="float" office:value="28448624">
                <text:p>28448624</text:p>
              </table:table-cell>
              <table:table-cell office:value-type="float" office:value="29596896">
                <text:p>29596896</text:p>
              </table:table-cell>
              <table:table-cell office:value-type="float" office:value="27399472">
                <text:p>2739947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6827712">
                <text:p>26827712</text:p>
              </table:table-cell>
              <table:table-cell office:value-type="float" office:value="27546272">
                <text:p>27546272</text:p>
              </table:table-cell>
              <table:table-cell office:value-type="float" office:value="34197216">
                <text:p>34197216</text:p>
              </table:table-cell>
              <table:table-cell office:value-type="float" office:value="0">
                <text:p>0</text:p>
              </table:table-cell>
              <table:table-cell office:value-type="float" office:value="28454624">
                <text:p>28454624</text:p>
              </table:table-cell>
              <table:table-cell office:value-type="float" office:value="29600872">
                <text:p>29600872</text:p>
              </table:table-cell>
              <table:table-cell office:value-type="float" office:value="27399472">
                <text:p>2739947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6830760">
                <text:p>26830760</text:p>
              </table:table-cell>
              <table:table-cell office:value-type="float" office:value="26634624">
                <text:p>26634624</text:p>
              </table:table-cell>
              <table:table-cell office:value-type="float" office:value="34203136">
                <text:p>34203136</text:p>
              </table:table-cell>
              <table:table-cell office:value-type="float" office:value="0">
                <text:p>0</text:p>
              </table:table-cell>
              <table:table-cell office:value-type="float" office:value="28456672">
                <text:p>28456672</text:p>
              </table:table-cell>
              <table:table-cell office:value-type="float" office:value="29600872">
                <text:p>29600872</text:p>
              </table:table-cell>
              <table:table-cell office:value-type="float" office:value="27403728">
                <text:p>2740372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26636032">
                <text:p>26636032</text:p>
              </table:table-cell>
              <table:table-cell office:value-type="float" office:value="34357936">
                <text:p>34357936</text:p>
              </table:table-cell>
              <table:table-cell office:value-type="float" office:value="0">
                <text:p>0</text:p>
              </table:table-cell>
              <table:table-cell office:value-type="float" office:value="28460464">
                <text:p>28460464</text:p>
              </table:table-cell>
              <table:table-cell office:value-type="float" office:value="29600872">
                <text:p>29600872</text:p>
              </table:table-cell>
              <table:table-cell office:value-type="float" office:value="27403728">
                <text:p>2740372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  <table:table-cell office:value-type="float" office:value="26640672">
                <text:p>26640672</text:p>
              </table:table-cell>
              <table:table-cell office:value-type="float" office:value="34375240">
                <text:p>34375240</text:p>
              </table:table-cell>
              <table:table-cell office:value-type="float" office:value="0">
                <text:p>0</text:p>
              </table:table-cell>
              <table:table-cell office:value-type="float" office:value="28464088">
                <text:p>28464088</text:p>
              </table:table-cell>
              <table:table-cell office:value-type="float" office:value="29600872">
                <text:p>29600872</text:p>
              </table:table-cell>
              <table:table-cell office:value-type="float" office:value="28426032">
                <text:p>2842603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  <table:table-cell office:value-type="float" office:value="26641296">
                <text:p>26641296</text:p>
              </table:table-cell>
              <table:table-cell office:value-type="float" office:value="34376360">
                <text:p>34376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06984">
                <text:p>2960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  <table:table-cell office:value-type="float" office:value="27125712">
                <text:p>27125712</text:p>
              </table:table-cell>
              <table:table-cell office:value-type="float" office:value="34478160">
                <text:p>34478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10960">
                <text:p>29610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  <table:table-cell office:value-type="float" office:value="27329320">
                <text:p>27329320</text:p>
              </table:table-cell>
              <table:table-cell office:value-type="float" office:value="35008776">
                <text:p>350087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10960">
                <text:p>29610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10960">
                <text:p>29610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14936">
                <text:p>2961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14936">
                <text:p>2961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14936">
                <text:p>2961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14936">
                <text:p>2961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18912">
                <text:p>2961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26832">
                <text:p>2972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26832">
                <text:p>2972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31072">
                <text:p>2973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31072">
                <text:p>2973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35048">
                <text:p>29735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35048">
                <text:p>29735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41328">
                <text:p>2974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81640">
                <text:p>3008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4.201cm" style:legend-expansion="high" chart:style-name="ch2"/>
        <chart:plot-area chart:style-name="ch3" table:cell-range-address="Sheet1.H1:Sheet1.H1245" chart:data-source-has-labels="row" svg:x="0.32cm" svg:y="0.18cm" svg:width="13.302cm" svg:height="8.64cm">
          <chartooo:coordinate-region svg:x="2.238cm" svg:y="0.379cm" svg:width="11.384cm" svg:height="7.3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245" chart:label-cell-address="Sheet1.H1:Sheet1.H1" chart:class="chart:line">
            <chart:data-point chart:repeated="1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26272">
                <text:p>8926272</text:p>
                <draw:g>
                  <svg:desc>Sheet1.H2:Sheet1.H1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26344">
                <text:p>8926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64128">
                <text:p>9064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50896">
                <text:p>11850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81056">
                <text:p>12981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38200">
                <text:p>12738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17560">
                <text:p>13017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76408">
                <text:p>13476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508856">
                <text:p>13508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6712">
                <text:p>13646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82168">
                <text:p>13782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55712">
                <text:p>13855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77912">
                <text:p>13877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88616">
                <text:p>13488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46560">
                <text:p>147465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01792">
                <text:p>1780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57880">
                <text:p>192578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98824">
                <text:p>19498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870448">
                <text:p>24870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48648">
                <text:p>30148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115960">
                <text:p>351159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200720">
                <text:p>352007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656264">
                <text:p>35656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688472">
                <text:p>35688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688472">
                <text:p>35688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688472">
                <text:p>35688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574504">
                <text:p>35574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41848">
                <text:p>35741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484760">
                <text:p>364847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609832">
                <text:p>38609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787504">
                <text:p>387875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787504">
                <text:p>38787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606776">
                <text:p>396067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331120">
                <text:p>403311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84304">
                <text:p>448843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197032">
                <text:p>49197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912208">
                <text:p>51912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040280">
                <text:p>530402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564936">
                <text:p>56564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568744">
                <text:p>595687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287184">
                <text:p>61287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815976">
                <text:p>62815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535112">
                <text:p>635351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345784">
                <text:p>65345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62008">
                <text:p>67662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636416">
                <text:p>67636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257968">
                <text:p>71257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320920">
                <text:p>743209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999072">
                <text:p>75999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045288">
                <text:p>79045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562312">
                <text:p>815623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734408">
                <text:p>83734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6907664">
                <text:p>869076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593288">
                <text:p>89593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720720">
                <text:p>937207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113744">
                <text:p>94113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769728">
                <text:p>96769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760568">
                <text:p>99760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596976">
                <text:p>102596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475976">
                <text:p>1014759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240376">
                <text:p>104240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100624">
                <text:p>105100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771488">
                <text:p>1077714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9416376">
                <text:p>109416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3789416">
                <text:p>1137894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4297448">
                <text:p>114297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189840">
                <text:p>1131898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430464">
                <text:p>114430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4706064">
                <text:p>1147060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627288">
                <text:p>1186272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413872">
                <text:p>124413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609448">
                <text:p>1256094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578152">
                <text:p>1265781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4740464">
                <text:p>124740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6037480">
                <text:p>1260374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384864">
                <text:p>1303848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580040">
                <text:p>1335800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145528">
                <text:p>1341455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299280">
                <text:p>1342992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720144">
                <text:p>133720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628496">
                <text:p>126628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7894336">
                <text:p>127894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8355600">
                <text:p>1283556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8221184">
                <text:p>128221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263272">
                <text:p>1282632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076616">
                <text:p>1290766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1504552">
                <text:p>1315045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076016">
                <text:p>133076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092792">
                <text:p>135092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645416">
                <text:p>135645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050488">
                <text:p>1360504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7326632">
                <text:p>137326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7397328">
                <text:p>1373973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9943984">
                <text:p>1399439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1112320">
                <text:p>1411123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3070416">
                <text:p>143070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543760">
                <text:p>1435437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015768">
                <text:p>144015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6380000">
                <text:p>14638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438216">
                <text:p>1484382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821056">
                <text:p>148821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7395112">
                <text:p>147395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7755440">
                <text:p>1477554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702896">
                <text:p>1517028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3223096">
                <text:p>1532230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6484448">
                <text:p>1564844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8975152">
                <text:p>1589751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2973080">
                <text:p>1629730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792224">
                <text:p>1657922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8931984">
                <text:p>1689319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2862504">
                <text:p>1628625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035832">
                <text:p>1680358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906648">
                <text:p>1709066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2147568">
                <text:p>172147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3048296">
                <text:p>1730482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4131616">
                <text:p>174131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7095896">
                <text:p>177095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0287816">
                <text:p>180287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1954920">
                <text:p>1819549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079560">
                <text:p>1820795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9481768">
                <text:p>179481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2331576">
                <text:p>1823315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5565528">
                <text:p>1855655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5463456">
                <text:p>1854634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8258544">
                <text:p>1882585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8382800">
                <text:p>1883828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1420072">
                <text:p>1914200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5033352">
                <text:p>1950333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026416">
                <text:p>1910264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6795424">
                <text:p>196795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412104">
                <text:p>200412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4176848">
                <text:p>2041768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6704344">
                <text:p>2067043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809376">
                <text:p>2098093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0925336">
                <text:p>210925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3190584">
                <text:p>213190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2703488">
                <text:p>2127034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6020192">
                <text:p>216020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5247280">
                <text:p>215247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8561736">
                <text:p>20856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9078472">
                <text:p>1990784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1213160">
                <text:p>2012131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5472080">
                <text:p>2054720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2581976">
                <text:p>2125819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7956008">
                <text:p>2179560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848080">
                <text:p>2218480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6150160">
                <text:p>2261501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0209336">
                <text:p>2302093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5727960">
                <text:p>2257279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4889888">
                <text:p>2148898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9531264">
                <text:p>2195312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3431600">
                <text:p>2034316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6319072">
                <text:p>2063190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200432">
                <text:p>210200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7067504">
                <text:p>207067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2739752">
                <text:p>2027397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0096600">
                <text:p>2000966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1884656">
                <text:p>2018846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4494448">
                <text:p>204494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6082104">
                <text:p>2060821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3499040">
                <text:p>2034990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6385696">
                <text:p>2063856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6490480">
                <text:p>2064904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6832720">
                <text:p>2068327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7180824">
                <text:p>2071808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0942912">
                <text:p>2009429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1506776">
                <text:p>2015067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3486064">
                <text:p>2034860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5431064">
                <text:p>2054310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7729888">
                <text:p>2077298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7468552">
                <text:p>2074685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479576">
                <text:p>2124795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2555040">
                <text:p>2125550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8798792">
                <text:p>198798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0037832">
                <text:p>1900378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4843624">
                <text:p>1948436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557344">
                <text:p>1945573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4706296">
                <text:p>194706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4930208">
                <text:p>1949302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4979016">
                <text:p>1949790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010408">
                <text:p>1950104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026976">
                <text:p>1950269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5111040">
                <text:p>1951110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136552">
                <text:p>1951365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063624">
                <text:p>195063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115800">
                <text:p>1951158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382912">
                <text:p>1953829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393880">
                <text:p>1953938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506568">
                <text:p>1955065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5604024">
                <text:p>195604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5669064">
                <text:p>1956690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5695136">
                <text:p>1956951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5749760">
                <text:p>1957497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5820688">
                <text:p>1958206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5922560">
                <text:p>19592256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5973072">
                <text:p>1959730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5981576">
                <text:p>1959815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6135240">
                <text:p>1961352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6152552">
                <text:p>1961525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6203912">
                <text:p>196203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6205016">
                <text:p>196205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6268120">
                <text:p>196268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6305088">
                <text:p>1963050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6358880">
                <text:p>1963588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6486480">
                <text:p>19648648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6536000">
                <text:p>196536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6593528">
                <text:p>1965935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8996040">
                <text:p>1989960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6769376">
                <text:p>1967693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6792072">
                <text:p>1967920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6843232">
                <text:p>1968432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7154424">
                <text:p>1971544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7168528">
                <text:p>1971685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176680">
                <text:p>1971766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012968">
                <text:p>1980129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055064">
                <text:p>1980550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8124304">
                <text:p>198124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8172800">
                <text:p>1981728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8180592">
                <text:p>1981805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8193568">
                <text:p>1981935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8269760">
                <text:p>1982697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542344">
                <text:p>1985423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7564136">
                <text:p>1975641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0550112">
                <text:p>190550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0765096">
                <text:p>1907650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0882216">
                <text:p>1908822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8658544">
                <text:p>1886585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7974840">
                <text:p>1879748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7998896">
                <text:p>1879988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7168472">
                <text:p>1871684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0866440">
                <text:p>19086644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4077024">
                <text:p>1940770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1831584">
                <text:p>1918315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7504256">
                <text:p>187504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0252032">
                <text:p>1902520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650400">
                <text:p>1906504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0713024">
                <text:p>1907130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0727768">
                <text:p>190727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0752264">
                <text:p>1907522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0970664">
                <text:p>1909706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2164304">
                <text:p>192164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2682048">
                <text:p>1926820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4416256">
                <text:p>1944162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6648792">
                <text:p>1966487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9349248">
                <text:p>1993492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2120016">
                <text:p>2021200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7916712">
                <text:p>207916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0504200">
                <text:p>2105042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2928088">
                <text:p>2129280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5406872">
                <text:p>2154068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7543352">
                <text:p>2175433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2789160">
                <text:p>2127891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5539328">
                <text:p>2155393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7689352">
                <text:p>2076893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9560112">
                <text:p>2095601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9808312">
                <text:p>2098083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1207120">
                <text:p>2112071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1477648">
                <text:p>2114776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1573904">
                <text:p>2115739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5928848">
                <text:p>2059288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6360824">
                <text:p>2063608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6471544">
                <text:p>2064715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6893240">
                <text:p>2068932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7782336">
                <text:p>2077823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8146080">
                <text:p>2081460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8861960">
                <text:p>2088619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8886032">
                <text:p>2088860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9375696">
                <text:p>2093756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9826368">
                <text:p>2098263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0046336">
                <text:p>2100463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0804136">
                <text:p>2108041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1354864">
                <text:p>2113548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2234192">
                <text:p>2122341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2510488">
                <text:p>2125104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3538392">
                <text:p>2135383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4046464">
                <text:p>2140464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4419224">
                <text:p>2144192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4433368">
                <text:p>2144333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4822088">
                <text:p>2148220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4883528">
                <text:p>2148835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5092624">
                <text:p>2150926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5112592">
                <text:p>2151125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5251640">
                <text:p>2152516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4902184">
                <text:p>2149021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4976456">
                <text:p>2149764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5078896">
                <text:p>2150788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5365976">
                <text:p>2153659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5635520">
                <text:p>2156355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5661000">
                <text:p>215661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5677304">
                <text:p>2156773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5750680">
                <text:p>2157506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5771968">
                <text:p>2157719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5884504">
                <text:p>2158845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5911312">
                <text:p>2159113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5931896">
                <text:p>2159318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5977672">
                <text:p>2159776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6015000">
                <text:p>216015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6559080">
                <text:p>2165590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6093512">
                <text:p>2160935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6130048">
                <text:p>2161300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6141536">
                <text:p>2161415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6202688">
                <text:p>2162026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6268024">
                <text:p>2162680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6298760">
                <text:p>2162987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6365296">
                <text:p>2163652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6395640">
                <text:p>2163956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7599472">
                <text:p>2175994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7977512">
                <text:p>2179775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7999504">
                <text:p>2179995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8127560">
                <text:p>2181275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8151424">
                <text:p>2181514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7536504">
                <text:p>2175365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7539032">
                <text:p>2175390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7844608">
                <text:p>2078446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7999168">
                <text:p>2079991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8074320">
                <text:p>2080743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8230760">
                <text:p>2082307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8264272">
                <text:p>2082642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8390464">
                <text:p>2083904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7984232">
                <text:p>2079842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8060616">
                <text:p>2080606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8133752">
                <text:p>2081337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8247072">
                <text:p>2082470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8350976">
                <text:p>2083509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8378928">
                <text:p>2083789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8467424">
                <text:p>2084674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8524080">
                <text:p>2085240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8547976">
                <text:p>2085479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8588768">
                <text:p>2085887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8904600">
                <text:p>2089046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8648312">
                <text:p>2086483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8689952">
                <text:p>2086899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8836896">
                <text:p>2088368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8979480">
                <text:p>2089794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9030928">
                <text:p>2090309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9083568">
                <text:p>2090835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9119320">
                <text:p>2091193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9155976">
                <text:p>2091559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9202304">
                <text:p>209202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9250496">
                <text:p>2092504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9369144">
                <text:p>2093691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9375376">
                <text:p>2093753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9451696">
                <text:p>2094516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9507152">
                <text:p>2095071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9514464">
                <text:p>20951446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9576616">
                <text:p>2095766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9595448">
                <text:p>2095954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9611128">
                <text:p>2096111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9014744">
                <text:p>209014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9045536">
                <text:p>2090455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9121592">
                <text:p>2091215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9269336">
                <text:p>2092693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9276376">
                <text:p>2092763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9287856">
                <text:p>2092878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9488952">
                <text:p>2094889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9617376">
                <text:p>2096173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9459248">
                <text:p>209459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9522512">
                <text:p>2095225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9900632">
                <text:p>2099006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9996256">
                <text:p>2099962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0029352">
                <text:p>2100293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0056816">
                <text:p>2100568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0223656">
                <text:p>2102236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0392880">
                <text:p>2103928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0439792">
                <text:p>2104397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0572568">
                <text:p>2105725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0596656">
                <text:p>2105966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0667368">
                <text:p>2106673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0735088">
                <text:p>2107350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0851080">
                <text:p>2108510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1064992">
                <text:p>2110649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719656">
                <text:p>2107196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3422640">
                <text:p>21342264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5164920">
                <text:p>21516492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6261544">
                <text:p>2162615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7081144">
                <text:p>217081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9125744">
                <text:p>2191257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2042256">
                <text:p>2220422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2828488">
                <text:p>2228284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5430656">
                <text:p>2254306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7459616">
                <text:p>2174596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8108120">
                <text:p>2081081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9480792">
                <text:p>2094807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8704448">
                <text:p>2087044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0613792">
                <text:p>2106137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9492400">
                <text:p>2094924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9466240">
                <text:p>2094662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0004664">
                <text:p>2100046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0132520">
                <text:p>2101325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1114152">
                <text:p>2111141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8488832">
                <text:p>2084888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3095256">
                <text:p>2130952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8671120">
                <text:p>2086711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9030728">
                <text:p>2090307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9168000">
                <text:p>209168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8764624">
                <text:p>1987646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8882704">
                <text:p>1988827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9111160">
                <text:p>1991111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9559608">
                <text:p>1995596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9067520">
                <text:p>1990675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9221168">
                <text:p>1992211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9299856">
                <text:p>1992998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424688">
                <text:p>1994246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9545800">
                <text:p>1995458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9546904">
                <text:p>1995469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0462952">
                <text:p>2004629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437728">
                <text:p>2004377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939616">
                <text:p>2009396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1399176">
                <text:p>2013991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628272">
                <text:p>2006282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1059104">
                <text:p>2010591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0880080">
                <text:p>2008800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2296520">
                <text:p>2022965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3662528">
                <text:p>2036625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1815528">
                <text:p>2018155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1966256">
                <text:p>2019662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2016240">
                <text:p>2020162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3926112">
                <text:p>2039261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3207128">
                <text:p>2032071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3306968">
                <text:p>2033069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3606656">
                <text:p>2036066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3955448">
                <text:p>2039554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4033768">
                <text:p>204033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4244640">
                <text:p>20424464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4603824">
                <text:p>2046038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5095864">
                <text:p>2050958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6709520">
                <text:p>2067095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5796216">
                <text:p>2057962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6446984">
                <text:p>2064469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3829648">
                <text:p>2038296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3731992">
                <text:p>1937319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3860368">
                <text:p>1938603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3935048">
                <text:p>1939350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3962976">
                <text:p>1939629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5284376">
                <text:p>1952843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5912072">
                <text:p>1959120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3767048">
                <text:p>1937670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3848920">
                <text:p>1938489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4424592">
                <text:p>1944245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4558352">
                <text:p>1945583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4812848">
                <text:p>1948128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4884096">
                <text:p>1948840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4980224">
                <text:p>1949802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5114760">
                <text:p>1951147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5912752">
                <text:p>195912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5485960">
                <text:p>1954859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7531256">
                <text:p>1975312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576424">
                <text:p>1975764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7650808">
                <text:p>1976508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7980696">
                <text:p>19798069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698032">
                <text:p>2006980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0987800">
                <text:p>2009878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1151872">
                <text:p>2011518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1393728">
                <text:p>2013937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7099264">
                <text:p>1970992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6334352">
                <text:p>1963343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6380536">
                <text:p>1963805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7361864">
                <text:p>1973618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7914160">
                <text:p>1979141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7173080">
                <text:p>19717308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7953568">
                <text:p>1879535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8355232">
                <text:p>1883552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8931296">
                <text:p>1889312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9009960">
                <text:p>18900996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9201688">
                <text:p>1892016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7098712">
                <text:p>1870987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5188960">
                <text:p>18518896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5258336">
                <text:p>1852583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5288040">
                <text:p>18528804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4740576">
                <text:p>1847405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5706304">
                <text:p>1857063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86667688">
                <text:p>1866676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6847528">
                <text:p>1868475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6897360">
                <text:p>1868973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6925840">
                <text:p>18692584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9508168">
                <text:p>1795081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8795584">
                <text:p>1787955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464344">
                <text:p>1794643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9628192">
                <text:p>1796281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9677120">
                <text:p>17967712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0678512">
                <text:p>1806785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0774560">
                <text:p>1807745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0865160">
                <text:p>1808651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1037016">
                <text:p>1810370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1066400">
                <text:p>1810664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1405416">
                <text:p>1814054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81481224">
                <text:p>1814812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1544904">
                <text:p>1815449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1555464">
                <text:p>1815554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1665304">
                <text:p>1816653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81885440">
                <text:p>18188544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2141408">
                <text:p>1821414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2158296">
                <text:p>1821582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2281840">
                <text:p>1822818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2378824">
                <text:p>1823788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1611152">
                <text:p>1816111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1702632">
                <text:p>1817026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1720488">
                <text:p>1817204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1740688">
                <text:p>1817406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1818824">
                <text:p>1818188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1939776">
                <text:p>1819397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2628920">
                <text:p>1826289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2767448">
                <text:p>1827674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2791528">
                <text:p>1827915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3143896">
                <text:p>1831438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3136184">
                <text:p>1831361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2398384">
                <text:p>1823983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7500696">
                <text:p>1775006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8281400">
                <text:p>1782814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0014096">
                <text:p>1800140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0133112">
                <text:p>1801331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0218408">
                <text:p>1802184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8440768">
                <text:p>17844076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8767344">
                <text:p>1787673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8919048">
                <text:p>1789190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9046960">
                <text:p>1790469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9063000">
                <text:p>179063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9456000">
                <text:p>179456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8417872">
                <text:p>17841787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8526984">
                <text:p>1785269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8666992">
                <text:p>1786669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8767056">
                <text:p>1787670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8799160">
                <text:p>17879916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7946280">
                <text:p>1779462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8041456">
                <text:p>1780414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8335656">
                <text:p>1783356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8521936">
                <text:p>1785219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8763272">
                <text:p>1787632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8864560">
                <text:p>17886456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9021144">
                <text:p>17902114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9591184">
                <text:p>1795911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7944328">
                <text:p>1779443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8011264">
                <text:p>1780112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8111584">
                <text:p>1781115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8218624">
                <text:p>1782186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8250336">
                <text:p>1782503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8677984">
                <text:p>1786779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5974832">
                <text:p>1759748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5994968">
                <text:p>17599496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6374024">
                <text:p>176374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5424088">
                <text:p>1754240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5665936">
                <text:p>1756659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5790048">
                <text:p>1757900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5859680">
                <text:p>1758596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5930752">
                <text:p>1759307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5943104">
                <text:p>175943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029776">
                <text:p>1760297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6799616">
                <text:p>1767996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6867832">
                <text:p>1768678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6947584">
                <text:p>1769475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6972952">
                <text:p>1769729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068136">
                <text:p>1760681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6078880">
                <text:p>1760788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6088712">
                <text:p>1760887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6095808">
                <text:p>1760958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6170752">
                <text:p>1761707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6352784">
                <text:p>1763527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6376592">
                <text:p>1763765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5409984">
                <text:p>1754099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5420720">
                <text:p>1754207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5430880">
                <text:p>17543088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5601024">
                <text:p>1756010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5618112">
                <text:p>1756181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5626096">
                <text:p>1756260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5697120">
                <text:p>17569712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5797288">
                <text:p>1757972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5878080">
                <text:p>1758780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5886008">
                <text:p>1758860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6022024">
                <text:p>1760220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6093264">
                <text:p>1760932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6138968">
                <text:p>1761389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6157312">
                <text:p>1761573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6165192">
                <text:p>1761651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6177512">
                <text:p>1761775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6244496">
                <text:p>17624449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6553424">
                <text:p>1765534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6566184">
                <text:p>1765661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5939912">
                <text:p>1759399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6026288">
                <text:p>1760262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6363424">
                <text:p>1763634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6467312">
                <text:p>1764673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6548832">
                <text:p>1765488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6556288">
                <text:p>1765562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5932768">
                <text:p>1759327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5076000">
                <text:p>175076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2716000">
                <text:p>182716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1172784">
                <text:p>1711727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1317112">
                <text:p>1713171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1562344">
                <text:p>1715623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1741960">
                <text:p>17174196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9439152">
                <text:p>1694391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9586072">
                <text:p>1695860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9596792">
                <text:p>1695967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9613752">
                <text:p>1696137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9626080">
                <text:p>1696260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9647904">
                <text:p>1696479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9553528">
                <text:p>1695535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9576840">
                <text:p>16957684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9596800">
                <text:p>1695968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9608880">
                <text:p>1696088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9617360">
                <text:p>16961736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9701216">
                <text:p>1697012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9766464">
                <text:p>1697664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9968152">
                <text:p>1699681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9991216">
                <text:p>169991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0166592">
                <text:p>1701665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0327328">
                <text:p>1703273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9540160">
                <text:p>16954016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9741080">
                <text:p>1697410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0214944">
                <text:p>1702149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0323688">
                <text:p>17032368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0554072">
                <text:p>1705540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0706320">
                <text:p>1707063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0709032">
                <text:p>1707090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0926960">
                <text:p>17092696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1227624">
                <text:p>1712276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1249048">
                <text:p>1712490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1273728">
                <text:p>1712737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1287824">
                <text:p>1712878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0352336">
                <text:p>1703523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0363944">
                <text:p>17036394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379296">
                <text:p>1703792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0395680">
                <text:p>17039568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0410944">
                <text:p>1704109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0413720">
                <text:p>1704137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0557592">
                <text:p>1705575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8538264">
                <text:p>1685382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7781816">
                <text:p>1677818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7883992">
                <text:p>1678839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7898520">
                <text:p>1678985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8047504">
                <text:p>1680475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8243560">
                <text:p>16824356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8261272">
                <text:p>1682612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8339568">
                <text:p>1683395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7146824">
                <text:p>1671468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7168032">
                <text:p>1671680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7442816">
                <text:p>1674428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4755312">
                <text:p>1647553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4704168">
                <text:p>1647041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1421096">
                <text:p>1614210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1443800">
                <text:p>1614438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1556152">
                <text:p>1615561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1572296">
                <text:p>1615722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1585496">
                <text:p>1615854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1736464">
                <text:p>1617364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1746672">
                <text:p>1617466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1937736">
                <text:p>1619377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2201920">
                <text:p>16220192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2216152">
                <text:p>1622161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2302048">
                <text:p>1623020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2492824">
                <text:p>1624928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2512880">
                <text:p>1625128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7702592">
                <text:p>1677025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3239760">
                <text:p>1632397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3260848">
                <text:p>1632608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3535512">
                <text:p>1635355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3646752">
                <text:p>1636467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3814848">
                <text:p>1638148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3821912">
                <text:p>1638219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3836512">
                <text:p>1638365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4087152">
                <text:p>1640871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3277232">
                <text:p>1632772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3367072">
                <text:p>1633670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3649232">
                <text:p>1636492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3713168">
                <text:p>1637131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3856848">
                <text:p>1638568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3176416">
                <text:p>1631764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3340944">
                <text:p>1633409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3577008">
                <text:p>1635770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3735728">
                <text:p>1637357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3749528">
                <text:p>1637495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3847768">
                <text:p>1638477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2993072">
                <text:p>1629930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3018112">
                <text:p>1630181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3284768">
                <text:p>1632847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3514704">
                <text:p>1635147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3586448">
                <text:p>1635864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3729648">
                <text:p>1637296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3748080">
                <text:p>1637480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3767272">
                <text:p>1637672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3861112">
                <text:p>1638611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3957304">
                <text:p>1639573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4317680">
                <text:p>16431768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4613424">
                <text:p>1646134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4632624">
                <text:p>1646326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4872840">
                <text:p>16487284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4883040">
                <text:p>1648830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4899288">
                <text:p>1648992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2344064">
                <text:p>1623440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2357168">
                <text:p>1623571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2568224">
                <text:p>1625682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2748856">
                <text:p>1627488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826200">
                <text:p>1628262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2989472">
                <text:p>1629894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3006776">
                <text:p>1630067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1442032">
                <text:p>1614420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804064">
                <text:p>1618040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2006984">
                <text:p>1620069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1207800">
                <text:p>1612078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1553768">
                <text:p>1615537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1174432">
                <text:p>1611744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1210128">
                <text:p>1612101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0743536">
                <text:p>1607435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8829072">
                <text:p>1588290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8847328">
                <text:p>1588473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8952456">
                <text:p>1589524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9027688">
                <text:p>1590276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9135048">
                <text:p>1591350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9151960">
                <text:p>1591519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8482152">
                <text:p>1584821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8728304">
                <text:p>1587283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8832944">
                <text:p>1588329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9320080">
                <text:p>15932008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9338432">
                <text:p>15933843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9486416">
                <text:p>1594864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9592832">
                <text:p>1595928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9751848">
                <text:p>1597518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9762304">
                <text:p>1597623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9784544">
                <text:p>1597845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9174128">
                <text:p>1591741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9253872">
                <text:p>1592538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8730584">
                <text:p>1587305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8745136">
                <text:p>1587451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8754104">
                <text:p>1587541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9000096">
                <text:p>1590000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8519824">
                <text:p>1585198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8696872">
                <text:p>1586968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9332104">
                <text:p>1593321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8686136">
                <text:p>1586861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8933176">
                <text:p>1589331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9110968">
                <text:p>1591109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9434304">
                <text:p>1594343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9510984">
                <text:p>1595109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9524504">
                <text:p>1595245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9632144">
                <text:p>1596321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9877752">
                <text:p>1598777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9886256">
                <text:p>1598862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9900960">
                <text:p>15990096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0016480">
                <text:p>16001648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0156896">
                <text:p>1601568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0312392">
                <text:p>1603123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0330944">
                <text:p>1603309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0339184">
                <text:p>1603391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0353344">
                <text:p>1603533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640480">
                <text:p>16064048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1273096">
                <text:p>1612730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1301232">
                <text:p>1613012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0875448">
                <text:p>1608754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0892352">
                <text:p>1608923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1212184">
                <text:p>1612121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1221288">
                <text:p>1612212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1241480">
                <text:p>16124148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1253072">
                <text:p>16125307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1361664">
                <text:p>1613616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1680368">
                <text:p>1616803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1692784">
                <text:p>1616927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1790552">
                <text:p>1617905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0925008">
                <text:p>1609250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0040200">
                <text:p>1600402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9388128">
                <text:p>1593881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9405960">
                <text:p>15940596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9414704">
                <text:p>1594147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9427536">
                <text:p>1594275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9834944">
                <text:p>1598349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069824">
                <text:p>1600698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1062384">
                <text:p>1610623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1394160">
                <text:p>16139416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0774672">
                <text:p>1607746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0860448">
                <text:p>1608604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0872888">
                <text:p>1608728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0896072">
                <text:p>1608960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057536">
                <text:p>16105753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494448">
                <text:p>16049444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891304">
                <text:p>16089130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898432">
                <text:p>1608984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1718184">
                <text:p>1617181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1784584">
                <text:p>1617845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1495592">
                <text:p>1614955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037056">
                <text:p>1620370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2055440">
                <text:p>1620554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3838456">
                <text:p>1738384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2384616">
                <text:p>1623846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2430704">
                <text:p>16243070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2440000">
                <text:p>1624400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1888424">
                <text:p>1618884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2018736">
                <text:p>1620187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1712088">
                <text:p>1617120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1761936">
                <text:p>1617619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2004792">
                <text:p>16200479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2110016">
                <text:p>1621100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2376432">
                <text:p>1623764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2575040">
                <text:p>1625750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803392">
                <text:p>1628033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3153560">
                <text:p>16315356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4037560">
                <text:p>16403756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3397344">
                <text:p>16339734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417976">
                <text:p>1634179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3504024">
                <text:p>1635040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3623768">
                <text:p>1636237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3838384">
                <text:p>1638383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552232">
                <text:p>1645522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3236088">
                <text:p>1632360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3645128">
                <text:p>163645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977584">
                <text:p>1629775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3135624">
                <text:p>1631356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3437736">
                <text:p>1634377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443536">
                <text:p>1634435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554352">
                <text:p>1635543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4099248">
                <text:p>1640992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4441304">
                <text:p>1644413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5098408">
                <text:p>1650984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5416512">
                <text:p>1654165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5963848">
                <text:p>1659638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6081264">
                <text:p>1660812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6191888">
                <text:p>1661918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6266352">
                <text:p>1662663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6504880">
                <text:p>16650488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997312">
                <text:p>1659973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6238272">
                <text:p>1662382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6517296">
                <text:p>1665172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23096">
                <text:p>16572309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120280">
                <text:p>16612028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45728">
                <text:p>16624572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999040">
                <text:p>16699904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7028536">
                <text:p>1670285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365864">
                <text:p>1663658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650088">
                <text:p>1666500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560240">
                <text:p>16556024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5578928">
                <text:p>1655789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6257408">
                <text:p>1662574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6362040">
                <text:p>16636204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5581688">
                <text:p>1655816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5703864">
                <text:p>1657038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5931088">
                <text:p>1659310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6044464">
                <text:p>1660444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5885400">
                <text:p>1658854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6059352">
                <text:p>16605935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6344480">
                <text:p>1663444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6219288">
                <text:p>1662192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4262176">
                <text:p>1642621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4487408">
                <text:p>1644874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4596512">
                <text:p>1645965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4614048">
                <text:p>16461404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3091336">
                <text:p>1630913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3382536">
                <text:p>1633825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3007632">
                <text:p>1630076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3041296">
                <text:p>1630412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3130688">
                <text:p>1631306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3247112">
                <text:p>1632471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3445392">
                <text:p>1634453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3520456">
                <text:p>16352045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3635240">
                <text:p>16363524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3659384">
                <text:p>1636593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942416">
                <text:p>1639424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4047792">
                <text:p>16404779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3853584">
                <text:p>16385358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4220808">
                <text:p>1642208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4242128">
                <text:p>1642421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4417888">
                <text:p>1644178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4439656">
                <text:p>1644396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4551944">
                <text:p>1645519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4641560">
                <text:p>16464156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712400">
                <text:p>16471240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942256">
                <text:p>1649422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5075280">
                <text:p>16507528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5284760">
                <text:p>16528476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5377304">
                <text:p>1653773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4510944">
                <text:p>1645109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612464">
                <text:p>1646124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4927736">
                <text:p>1649277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5100760">
                <text:p>16510076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253800">
                <text:p>1652538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123352">
                <text:p>1651233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5265552">
                <text:p>16526555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5272016">
                <text:p>1652720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5320832">
                <text:p>1653208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336096">
                <text:p>1653360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5347784">
                <text:p>16534778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366496">
                <text:p>1653664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5481912">
                <text:p>1654819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5489208">
                <text:p>1654892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5498616">
                <text:p>1654986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5715672">
                <text:p>1657156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5826528">
                <text:p>16582652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5969152">
                <text:p>1659691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6100176">
                <text:p>16610017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6457136">
                <text:p>1664571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6463728">
                <text:p>16646372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6476032">
                <text:p>1664760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6502000">
                <text:p>16650200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6518176">
                <text:p>1665181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6531656">
                <text:p>16653165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6615608">
                <text:p>1666156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6696152">
                <text:p>1666961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6288240">
                <text:p>16628824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6370664">
                <text:p>1663706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6378880">
                <text:p>16637888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6447424">
                <text:p>16644742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6566680">
                <text:p>16656668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6578824">
                <text:p>1665788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6592976">
                <text:p>16659297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6604560">
                <text:p>16660456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6618056">
                <text:p>1666180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6832200">
                <text:p>16683220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6946336">
                <text:p>1669463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7024368">
                <text:p>1670243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6160616">
                <text:p>1661606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6584936">
                <text:p>1665849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6599592">
                <text:p>1665995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5277480">
                <text:p>16527748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4340872">
                <text:p>1643408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4355328">
                <text:p>1643553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4524312">
                <text:p>1645243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4533120">
                <text:p>16453312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4637280">
                <text:p>16463728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4662136">
                <text:p>16466213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4677408">
                <text:p>16467740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5385600">
                <text:p>1653856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5619656">
                <text:p>1656196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6324944">
                <text:p>16632494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6912608">
                <text:p>1669126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5513744">
                <text:p>1655137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5728824">
                <text:p>1657288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4815568">
                <text:p>1648155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4825384">
                <text:p>1648253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5274368">
                <text:p>16527436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5917592">
                <text:p>1659175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5543184">
                <text:p>1655431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5344040">
                <text:p>16534404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6875288">
                <text:p>1668752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6904480">
                <text:p>1669044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7102440">
                <text:p>16710244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7167608">
                <text:p>16716760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7183120">
                <text:p>16718312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7189720">
                <text:p>16718972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7210976">
                <text:p>1672109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6516976">
                <text:p>1665169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6550104">
                <text:p>1665501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6558008">
                <text:p>1665580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6619224">
                <text:p>1666192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6629544">
                <text:p>1666295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6808920">
                <text:p>1668089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6818832">
                <text:p>1668188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6893360">
                <text:p>16689336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6972872">
                <text:p>1669728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6985976">
                <text:p>1669859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7004184">
                <text:p>16700418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7014320">
                <text:p>1670143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7189120">
                <text:p>16718912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7302304">
                <text:p>1673023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6593528">
                <text:p>1665935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6838832">
                <text:p>1668388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6851240">
                <text:p>16685124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6861656">
                <text:p>16686165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6879664">
                <text:p>16687966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6993248">
                <text:p>1669932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7067152">
                <text:p>1670671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7219136">
                <text:p>1672191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7238120">
                <text:p>16723812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7370896">
                <text:p>1673708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7382784">
                <text:p>1673827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7398080">
                <text:p>16739808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7404648">
                <text:p>1674046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7419032">
                <text:p>1674190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7436328">
                <text:p>1674363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7443496">
                <text:p>1674434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7453232">
                <text:p>1674532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7546616">
                <text:p>1675466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6879072">
                <text:p>16687907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6911160">
                <text:p>16691116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6930256">
                <text:p>1669302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7569920">
                <text:p>16756992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7575672">
                <text:p>1675756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7688560">
                <text:p>16768856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7700336">
                <text:p>16770033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7716384">
                <text:p>16771638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7867688">
                <text:p>1678676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7887576">
                <text:p>1678875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7760352">
                <text:p>1677603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7856560">
                <text:p>16785656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7435880">
                <text:p>16743588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7442840">
                <text:p>16744284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7453384">
                <text:p>1674533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7666840">
                <text:p>16766684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6670520">
                <text:p>16667052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6681024">
                <text:p>1666810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5920416">
                <text:p>1659204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6045808">
                <text:p>1660458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6242072">
                <text:p>1662420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6058312">
                <text:p>1660583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6301688">
                <text:p>1663016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6323112">
                <text:p>16632311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6347704">
                <text:p>16634770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6374368">
                <text:p>16637436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6473656">
                <text:p>16647365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6628408">
                <text:p>16662840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6822288">
                <text:p>1668222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6631120">
                <text:p>16663112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6968584">
                <text:p>16696858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7411040">
                <text:p>16741104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7621344">
                <text:p>1676213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7220840">
                <text:p>1672208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7424784">
                <text:p>16742478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7539096">
                <text:p>1675390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7561224">
                <text:p>1675612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7640088">
                <text:p>16764008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7648456">
                <text:p>1676484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7672656">
                <text:p>16767265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7706856">
                <text:p>16770685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7721832">
                <text:p>16772183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7856152">
                <text:p>16785615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7937816">
                <text:p>16793781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8029824">
                <text:p>1680298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8136784">
                <text:p>1681367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8164520">
                <text:p>16816452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8231928">
                <text:p>16823192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8246176">
                <text:p>1682461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8266544">
                <text:p>16826654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8528168">
                <text:p>16852816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8683936">
                <text:p>16868393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8701680">
                <text:p>16870168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8862112">
                <text:p>16886211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8879256">
                <text:p>16887925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8954560">
                <text:p>16895456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8965920">
                <text:p>16896592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8977576">
                <text:p>16897757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9010064">
                <text:p>16901006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9418744">
                <text:p>16941874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9738176">
                <text:p>16973817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9939600">
                <text:p>16993960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0018248">
                <text:p>17001824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0027616">
                <text:p>17002761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0116120">
                <text:p>17011612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9624752">
                <text:p>16962475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9647592">
                <text:p>1696475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9731408">
                <text:p>16973140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9754664">
                <text:p>16975466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8986304">
                <text:p>16898630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7109536">
                <text:p>16710953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7132728">
                <text:p>16713272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7356336">
                <text:p>16735633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7993312">
                <text:p>1679933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8392232">
                <text:p>16839223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8576632">
                <text:p>16857663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8687304">
                <text:p>16868730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8729736">
                <text:p>16872973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9045936">
                <text:p>16904593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9266048">
                <text:p>16926604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9303720">
                <text:p>16930372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8750856">
                <text:p>16875085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8767832">
                <text:p>16876783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8867456">
                <text:p>16886745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8876904">
                <text:p>16887690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8888280">
                <text:p>16888828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8980816">
                <text:p>16898081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8191840">
                <text:p>16819184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8517312">
                <text:p>16851731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8109096">
                <text:p>16810909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8113456">
                <text:p>16811345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8284888">
                <text:p>16828488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8298616">
                <text:p>16829861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8304560">
                <text:p>16830456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8316696">
                <text:p>16831669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8489152">
                <text:p>16848915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8495448">
                <text:p>16849544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8504392">
                <text:p>16850439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8595048">
                <text:p>16859504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8607560">
                <text:p>16860756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8861448">
                <text:p>16886144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8868616">
                <text:p>16886861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8885728">
                <text:p>16888572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8892576">
                <text:p>16889257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8907584">
                <text:p>16890758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9380440">
                <text:p>16938044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9031352">
                <text:p>16903135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9044416">
                <text:p>16904441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9177320">
                <text:p>16917732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9189472">
                <text:p>16918947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9534656">
                <text:p>16953465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9098272">
                <text:p>16909827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9382760">
                <text:p>16938276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9925312">
                <text:p>16992531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9937992">
                <text:p>16993799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0055984">
                <text:p>17005598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0068032">
                <text:p>1700680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0223312">
                <text:p>17022331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0250120">
                <text:p>17025012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0452496">
                <text:p>17045249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0475384">
                <text:p>17047538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0485096">
                <text:p>17048509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0503280">
                <text:p>17050328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0506304">
                <text:p>17050630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0525104">
                <text:p>17052510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1087448">
                <text:p>17108744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1106912">
                <text:p>17110691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0527808">
                <text:p>1705278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0552376">
                <text:p>17055237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70568200">
                <text:p>17056820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70975384">
                <text:p>17097538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70988344">
                <text:p>1709883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1010504">
                <text:p>17101050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1086944">
                <text:p>17108694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1095584">
                <text:p>17109558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1102752">
                <text:p>1711027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7325392">
                <text:p>16732539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7368072">
                <text:p>16736807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7582512">
                <text:p>16758251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7708736">
                <text:p>16770873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7745288">
                <text:p>16774528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7761408">
                <text:p>16776140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7536024">
                <text:p>16753602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7550168">
                <text:p>16755016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7984296">
                <text:p>16798429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8545296">
                <text:p>16854529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8857920">
                <text:p>16885792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9340992">
                <text:p>16934099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9546584">
                <text:p>16954658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9556488">
                <text:p>16955648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9618920">
                <text:p>16961892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9475944">
                <text:p>16947594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0087912">
                <text:p>1700879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0213200">
                <text:p>17021320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0219504">
                <text:p>1702195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0232816">
                <text:p>1702328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0248536">
                <text:p>17024853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0338632">
                <text:p>17033863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0352600">
                <text:p>17035260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0366600">
                <text:p>17036660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0379672">
                <text:p>17037967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0386040">
                <text:p>17038604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0396776">
                <text:p>17039677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1529680">
                <text:p>17152968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1671216">
                <text:p>17167121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1689288">
                <text:p>17168928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1902248">
                <text:p>17190224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1908104">
                <text:p>17190810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1919048">
                <text:p>1719190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1993552">
                <text:p>17199355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72007616">
                <text:p>1720076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2020304">
                <text:p>17202030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2035176">
                <text:p>17203517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2042456">
                <text:p>17204245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2166008">
                <text:p>17216600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72253984">
                <text:p>17225398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4413872">
                <text:p>17441387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74849880">
                <text:p>17484988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74863432">
                <text:p>17486343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74015120">
                <text:p>17401512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74277336">
                <text:p>17427733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74451272">
                <text:p>17445127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73822056">
                <text:p>17382205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74034352">
                <text:p>17403435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74254280">
                <text:p>17425428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74514176">
                <text:p>17451417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74531296">
                <text:p>17453129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74656408">
                <text:p>17465640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74660328">
                <text:p>17466032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73677928">
                <text:p>17367792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3759696">
                <text:p>17375969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3785920">
                <text:p>17378592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73554576">
                <text:p>17355457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2561472">
                <text:p>17256147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72789504">
                <text:p>17278950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72972512">
                <text:p>17297251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73106480">
                <text:p>17310648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73160904">
                <text:p>17316090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73302096">
                <text:p>17330209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73331336">
                <text:p>17333133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73522792">
                <text:p>17352279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73835688">
                <text:p>17383568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73868104">
                <text:p>17386810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75014824">
                <text:p>17501482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76216016">
                <text:p>1762160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76565648">
                <text:p>17656564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76658128">
                <text:p>17665812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5758144">
                <text:p>17575814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75782088">
                <text:p>17578208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76502984">
                <text:p>17650298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76747032">
                <text:p>17674703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77095424">
                <text:p>17709542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76840800">
                <text:p>17684080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77127680">
                <text:p>17712768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76841144">
                <text:p>17684114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76848664">
                <text:p>17684866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76871552">
                <text:p>17687155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76211336">
                <text:p>17621133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76452000">
                <text:p>17645200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77242920">
                <text:p>17724292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7771856">
                <text:p>1777718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7883408">
                <text:p>17788340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8000368">
                <text:p>17800036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7170128">
                <text:p>17717012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7490536">
                <text:p>17749053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7604848">
                <text:p>1776048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7840920">
                <text:p>17784092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7963096">
                <text:p>1779630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8149048">
                <text:p>17814904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8391944">
                <text:p>1783919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9184304">
                <text:p>17918430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79643400">
                <text:p>1796434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79616688">
                <text:p>17961668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0856112">
                <text:p>18085611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1049480">
                <text:p>18104948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0505672">
                <text:p>18050567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0528576">
                <text:p>18052857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75974904">
                <text:p>17597490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75187608">
                <text:p>17518760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75395976">
                <text:p>17539597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75406096">
                <text:p>17540609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75574464">
                <text:p>17557446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75142104">
                <text:p>17514210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75164400">
                <text:p>17516440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75419536">
                <text:p>17541953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73876600">
                <text:p>17387660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3917248">
                <text:p>17391724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4026168">
                <text:p>17402616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73129792">
                <text:p>17312979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6459032">
                <text:p>1464590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7506904">
                <text:p>14750690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0624640">
                <text:p>9062464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1214832">
                <text:p>9121483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1949056">
                <text:p>9194905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9610960">
                <text:p>2961096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9614936">
                <text:p>2961493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9614936">
                <text:p>2961493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9614936">
                <text:p>2961493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9614936">
                <text:p>2961493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9618912">
                <text:p>2961891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9726832">
                <text:p>2972683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9726832">
                <text:p>2972683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9731072">
                <text:p>2973107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9731072">
                <text:p>2973107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9735048">
                <text:p>2973504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9735048">
                <text:p>2973504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9741328">
                <text:p>2974132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0081640">
                <text:p>30081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